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1.2646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#02" table:style-name="ta1">
        <table:shapes>
          <draw:frame draw:z-index="0" draw:style-name="gr1" draw:text-style-name="P1" svg:width="6.2988in" svg:height="3.5429in" svg:x="4.5882in" svg:y="41.3567in">
            <draw:object draw:notify-on-update-of-ranges="'#02'.H214:'#02'.H231 '#02'.I213:'#02'.I213 '#02'.I214:'#02'.I231 '#02'.J213:'#02'.J213 '#02'.J214:'#02'.J2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#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T/(XT+XL)</text:p>
          </table:table-cell>
          <table:table-cell office:value-type="string" calcext:value-type="string">
            <text:p>XL/(XT+XL)</text:p>
          </table:table-cell>
          <table:table-cell table:number-columns-repeated="2"/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36.38" calcext:value-type="float">
            <text:p>36.38</text:p>
          </table:table-cell>
          <table:table-cell table:formula="of:=RADIANS([.B3])" office:value-type="float" office:value="0.634950781875537" calcext:value-type="float">
            <text:p>0.6349507819</text:p>
          </table:table-cell>
          <table:table-cell table:formula="of:=[.A3]*SIN([.C3])" office:value-type="float" office:value="3.59441561048154" calcext:value-type="float">
            <text:p>3.5944156105</text:p>
          </table:table-cell>
          <table:table-cell table:formula="of:=[.A3]*COS([.C3])" office:value-type="float" office:value="4.8789113969334" calcext:value-type="float">
            <text:p>4.8789113969</text:p>
          </table:table-cell>
          <table:table-cell table:style-name="ce1" table:formula="of:=[.D3]/([.D3]+[.E3])" office:value-type="float" office:value="0.424203575211496" calcext:value-type="float">
            <text:p>0.4242035752</text:p>
          </table:table-cell>
          <table:table-cell table:style-name="ce1" table:formula="of:=[.E3]/([.D3]+[.E3])" office:value-type="float" office:value="0.575796424788504" calcext:value-type="float">
            <text:p>0.57579642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5.96" calcext:value-type="float">
            <text:p>75.96</text:p>
          </table:table-cell>
          <table:table-cell table:formula="of:=RADIANS([.B4])" office:value-type="float" office:value="1.32575209981489" calcext:value-type="float">
            <text:p>1.3257520998</text:p>
          </table:table-cell>
          <table:table-cell table:formula="of:=[.A4]*SIN([.C4])" office:value-type="float" office:value="3.16261270455774" calcext:value-type="float">
            <text:p>3.1626127046</text:p>
          </table:table-cell>
          <table:table-cell table:formula="of:=[.A4]*COS([.C4])" office:value-type="float" office:value="0.790873492393029" calcext:value-type="float">
            <text:p>0.7908734924</text:p>
          </table:table-cell>
          <table:table-cell table:style-name="ce1" table:formula="of:=[.D4]/([.D4]+[.E4])" office:value-type="float" office:value="0.799955418333569" calcext:value-type="float">
            <text:p>0.7999554183</text:p>
          </table:table-cell>
          <table:table-cell table:style-name="ce1" table:formula="of:=[.E4]/([.D4]+[.E4])" office:value-type="float" office:value="0.200044581666431" calcext:value-type="float">
            <text:p>0.2000445817</text:p>
          </table:table-cell>
          <table:table-cell table:number-columns-repeated="4"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48.18" calcext:value-type="float">
            <text:p>48.18</text:p>
          </table:table-cell>
          <table:table-cell table:formula="of:=RADIANS([.B5])" office:value-type="float" office:value="0.840899633610868" calcext:value-type="float">
            <text:p>0.8408996336</text:p>
          </table:table-cell>
          <table:table-cell table:formula="of:=[.A5]*SIN([.C5])" office:value-type="float" office:value="10.0682368552906" calcext:value-type="float">
            <text:p>10.0682368553</text:p>
          </table:table-cell>
          <table:table-cell table:formula="of:=[.A5]*COS([.C5])" office:value-type="float" office:value="9.00836869947984" calcext:value-type="float">
            <text:p>9.0083686995</text:p>
          </table:table-cell>
          <table:table-cell table:style-name="ce1" table:formula="of:=[.D5]/([.D5]+[.E5])" office:value-type="float" office:value="0.527779264837442" calcext:value-type="float">
            <text:p>0.5277792648</text:p>
          </table:table-cell>
          <table:table-cell table:style-name="ce1" table:formula="of:=[.E5]/([.D5]+[.E5])" office:value-type="float" office:value="0.472220735162558" calcext:value-type="float">
            <text:p>0.4722207352</text:p>
          </table:table-cell>
          <table:table-cell table:number-columns-repeated="4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66.04" calcext:value-type="float">
            <text:p>66.04</text:p>
          </table:table-cell>
          <table:table-cell table:formula="of:=RADIANS([.B6])" office:value-type="float" office:value="1.15261543801706" calcext:value-type="float">
            <text:p>1.152615438</text:p>
          </table:table-cell>
          <table:table-cell table:formula="of:=[.A6]*SIN([.C6])" office:value-type="float" office:value="2.52216856643816" calcext:value-type="float">
            <text:p>2.5221685664</text:p>
          </table:table-cell>
          <table:table-cell table:formula="of:=[.A6]*COS([.C6])" office:value-type="float" office:value="1.12083260234135" calcext:value-type="float">
            <text:p>1.1208326023</text:p>
          </table:table-cell>
          <table:table-cell table:style-name="ce1" table:formula="of:=[.D6]/([.D6]+[.E6])" office:value-type="float" office:value="0.692332626202023" calcext:value-type="float">
            <text:p>0.6923326262</text:p>
          </table:table-cell>
          <table:table-cell table:style-name="ce1" table:formula="of:=[.E6]/([.D6]+[.E6])" office:value-type="float" office:value="0.307667373797977" calcext:value-type="float">
            <text:p>0.3076673738</text:p>
          </table:table-cell>
          <table:table-cell table:number-columns-repeated="3"/>
          <table:table-cell office:value-type="string" calcext:value-type="string">
            <text:p>02A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60.95" calcext:value-type="float">
            <text:p>60.95</text:p>
          </table:table-cell>
          <table:table-cell table:formula="of:=RADIANS([.B7])" office:value-type="float" office:value="1.06377817909054" calcext:value-type="float">
            <text:p>1.0637781791</text:p>
          </table:table-cell>
          <table:table-cell table:formula="of:=[.A7]*SIN([.C7])" office:value-type="float" office:value="4.67695019406827" calcext:value-type="float">
            <text:p>4.6769501941</text:p>
          </table:table-cell>
          <table:table-cell table:formula="of:=[.A7]*COS([.C7])" office:value-type="float" office:value="2.59781386596592" calcext:value-type="float">
            <text:p>2.597813866</text:p>
          </table:table-cell>
          <table:table-cell table:style-name="ce1" table:formula="of:=[.D7]/([.D7]+[.E7])" office:value-type="float" office:value="0.642900602063826" calcext:value-type="float">
            <text:p>0.6429006021</text:p>
          </table:table-cell>
          <table:table-cell table:style-name="ce1" table:formula="of:=[.E7]/([.D7]+[.E7])" office:value-type="float" office:value="0.357099397936174" calcext:value-type="float">
            <text:p>0.3570993979</text:p>
          </table:table-cell>
          <table:table-cell table:number-columns-repeated="4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90" calcext:value-type="float">
            <text:p>90</text:p>
          </table:table-cell>
          <table:table-cell table:formula="of:=RADIANS([.B8])" office:value-type="float" office:value="1.5707963267949" calcext:value-type="float">
            <text:p>1.5707963268</text:p>
          </table:table-cell>
          <table:table-cell table:formula="of:=[.A8]*SIN([.C8])" office:value-type="float" office:value="5.38" calcext:value-type="float">
            <text:p>5.38</text:p>
          </table:table-cell>
          <table:table-cell table:formula="of:=[.A8]*COS([.C8])" office:value-type="float" office:value="3.29429988970638E-016" calcext:value-type="float">
            <text:p>3.29429988970638E-016</text:p>
          </table:table-cell>
          <table:table-cell table:style-name="ce1" table:formula="of:=[.D8]/([.D8]+[.E8])" office:value-type="float" office:value="1" calcext:value-type="float">
            <text:p>1</text:p>
          </table:table-cell>
          <table:table-cell table:style-name="ce1" table:formula="of:=[.E8]/([.D8]+[.E8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49.98" calcext:value-type="float">
            <text:p>49.98</text:p>
          </table:table-cell>
          <table:table-cell table:formula="of:=RADIANS([.B9])" office:value-type="float" office:value="0.872315560146766" calcext:value-type="float">
            <text:p>0.8723155601</text:p>
          </table:table-cell>
          <table:table-cell table:formula="of:=[.A9]*SIN([.C9])" office:value-type="float" office:value="8.91414504734811" calcext:value-type="float">
            <text:p>8.9141450473</text:p>
          </table:table-cell>
          <table:table-cell table:formula="of:=[.A9]*COS([.C9])" office:value-type="float" office:value="7.48515985633167" calcext:value-type="float">
            <text:p>7.4851598563</text:p>
          </table:table-cell>
          <table:table-cell table:style-name="ce1" table:formula="of:=[.D9]/([.D9]+[.E9])" office:value-type="float" office:value="0.54356846827989" calcext:value-type="float">
            <text:p>0.5435684683</text:p>
          </table:table-cell>
          <table:table-cell table:style-name="ce1" table:formula="of:=[.E9]/([.D9]+[.E9])" office:value-type="float" office:value="0.45643153172011" calcext:value-type="float">
            <text:p>0.45643153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53.75" calcext:value-type="float">
            <text:p>53.75</text:p>
          </table:table-cell>
          <table:table-cell table:formula="of:=RADIANS([.B10])" office:value-type="float" office:value="0.938114472946952" calcext:value-type="float">
            <text:p>0.9381144729</text:p>
          </table:table-cell>
          <table:table-cell table:formula="of:=[.A10]*SIN([.C10])" office:value-type="float" office:value="3.96770745299601" calcext:value-type="float">
            <text:p>3.967707453</text:p>
          </table:table-cell>
          <table:table-cell table:formula="of:=[.A10]*COS([.C10])" office:value-type="float" office:value="2.90924346994883" calcext:value-type="float">
            <text:p>2.9092434699</text:p>
          </table:table-cell>
          <table:table-cell table:style-name="ce1" table:formula="of:=[.D10]/([.D10]+[.E10])" office:value-type="float" office:value="0.576957360529915" calcext:value-type="float">
            <text:p>0.5769573605</text:p>
          </table:table-cell>
          <table:table-cell table:style-name="ce1" table:formula="of:=[.E10]/([.D10]+[.E10])" office:value-type="float" office:value="0.423042639470086" calcext:value-type="float">
            <text:p>0.4230426395</text:p>
          </table:table-cell>
          <table:table-cell table:number-columns-repeated="4"/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0" calcext:value-type="float">
            <text:p>0</text:p>
          </table:table-cell>
          <table:table-cell table:formula="of:=RADIANS([.B11])" office:value-type="float" office:value="0" calcext:value-type="float">
            <text:p>0</text:p>
          </table:table-cell>
          <table:table-cell table:formula="of:=[.A11]*SIN([.C11])" office:value-type="float" office:value="0" calcext:value-type="float">
            <text:p>0</text:p>
          </table:table-cell>
          <table:table-cell table:formula="of:=[.A11]*COS([.C11])" office:value-type="float" office:value="16.07" calcext:value-type="float">
            <text:p>16.07</text:p>
          </table:table-cell>
          <table:table-cell table:style-name="ce1" table:formula="of:=[.D11]/([.D11]+[.E11])" office:value-type="float" office:value="0" calcext:value-type="float">
            <text:p>0</text:p>
          </table:table-cell>
          <table:table-cell table:style-name="ce1" table:formula="of:=[.E11]/([.D11]+[.E1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2.53" calcext:value-type="float">
            <text:p>52.53</text:p>
          </table:table-cell>
          <table:table-cell table:formula="of:=RADIANS([.B12])" office:value-type="float" office:value="0.916821456072621" calcext:value-type="float">
            <text:p>0.9168214561</text:p>
          </table:table-cell>
          <table:table-cell table:formula="of:=[.A12]*SIN([.C12])" office:value-type="float" office:value="3.46040982523266" calcext:value-type="float">
            <text:p>3.4604098252</text:p>
          </table:table-cell>
          <table:table-cell table:formula="of:=[.A12]*COS([.C12])" office:value-type="float" office:value="2.6523883277969" calcext:value-type="float">
            <text:p>2.6523883278</text:p>
          </table:table-cell>
          <table:table-cell table:style-name="ce1" table:formula="of:=[.D12]/([.D12]+[.E12])" office:value-type="float" office:value="0.566092604173041" calcext:value-type="float">
            <text:p>0.5660926042</text:p>
          </table:table-cell>
          <table:table-cell table:style-name="ce1" table:formula="of:=[.E12]/([.D12]+[.E12])" office:value-type="float" office:value="0.433907395826959" calcext:value-type="float">
            <text:p>0.4339073958</text:p>
          </table:table-cell>
          <table:table-cell table:number-columns-repeated="4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32.38" calcext:value-type="float">
            <text:p>32.38</text:p>
          </table:table-cell>
          <table:table-cell table:formula="of:=RADIANS([.B13])" office:value-type="float" office:value="0.565137611795764" calcext:value-type="float">
            <text:p>0.5651376118</text:p>
          </table:table-cell>
          <table:table-cell table:formula="of:=[.A13]*SIN([.C13])" office:value-type="float" office:value="4.9483160153678" calcext:value-type="float">
            <text:p>4.9483160154</text:p>
          </table:table-cell>
          <table:table-cell table:formula="of:=[.A13]*COS([.C13])" office:value-type="float" office:value="7.80331779514679" calcext:value-type="float">
            <text:p>7.8033177951</text:p>
          </table:table-cell>
          <table:table-cell table:style-name="ce1" table:formula="of:=[.D13]/([.D13]+[.E13])" office:value-type="float" office:value="0.388053490940712" calcext:value-type="float">
            <text:p>0.3880534909</text:p>
          </table:table-cell>
          <table:table-cell table:style-name="ce1" table:formula="of:=[.E13]/([.D13]+[.E13])" office:value-type="float" office:value="0.611946509059288" calcext:value-type="float">
            <text:p>0.6119465091</text:p>
          </table:table-cell>
          <table:table-cell table:number-columns-repeated="4"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  <table:table-cell table:formula="of:=RADIANS([.B14])" office:value-type="float" office:value="0" calcext:value-type="float">
            <text:p>0</text:p>
          </table:table-cell>
          <table:table-cell table:formula="of:=[.A14]*SIN([.C14])" office:value-type="float" office:value="0" calcext:value-type="float">
            <text:p>0</text:p>
          </table:table-cell>
          <table:table-cell table:formula="of:=[.A14]*COS([.C14])" office:value-type="float" office:value="9.97" calcext:value-type="float">
            <text:p>9.97</text:p>
          </table:table-cell>
          <table:table-cell table:style-name="ce1" table:formula="of:=[.D14]/([.D14]+[.E14])" office:value-type="float" office:value="0" calcext:value-type="float">
            <text:p>0</text:p>
          </table:table-cell>
          <table:table-cell table:style-name="ce1" table:formula="of:=[.E14]/([.D14]+[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2.83" calcext:value-type="float">
            <text:p>22.83</text:p>
          </table:table-cell>
          <table:table-cell table:formula="of:=RADIANS([.B15])" office:value-type="float" office:value="0.398458668230305" calcext:value-type="float">
            <text:p>0.3984586682</text:p>
          </table:table-cell>
          <table:table-cell table:formula="of:=[.A15]*SIN([.C15])" office:value-type="float" office:value="2.12623024410775" calcext:value-type="float">
            <text:p>2.1262302441</text:p>
          </table:table-cell>
          <table:table-cell table:formula="of:=[.A15]*COS([.C15])" office:value-type="float" office:value="5.05069747154208" calcext:value-type="float">
            <text:p>5.0506974715</text:p>
          </table:table-cell>
          <table:table-cell table:style-name="ce1" table:formula="of:=[.D15]/([.D15]+[.E15])" office:value-type="float" office:value="0.296259113697264" calcext:value-type="float">
            <text:p>0.2962591137</text:p>
          </table:table-cell>
          <table:table-cell table:style-name="ce1" table:formula="of:=[.E15]/([.D15]+[.E15])" office:value-type="float" office:value="0.703740886302736" calcext:value-type="float">
            <text:p>0.7037408863</text:p>
          </table:table-cell>
          <table:table-cell table:number-columns-repeated="3"/>
          <table:table-cell office:value-type="string" calcext:value-type="string">
            <text:p>02B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38.75" calcext:value-type="float">
            <text:p>38.75</text:p>
          </table:table-cell>
          <table:table-cell table:formula="of:=RADIANS([.B16])" office:value-type="float" office:value="0.676315085147803" calcext:value-type="float">
            <text:p>0.6763150851</text:p>
          </table:table-cell>
          <table:table-cell table:formula="of:=[.A16]*SIN([.C16])" office:value-type="float" office:value="6.97278748013042" calcext:value-type="float">
            <text:p>6.9727874801</text:p>
          </table:table-cell>
          <table:table-cell table:formula="of:=[.A16]*COS([.C16])" office:value-type="float" office:value="8.6879131416547" calcext:value-type="float">
            <text:p>8.6879131417</text:p>
          </table:table-cell>
          <table:table-cell table:style-name="ce1" table:formula="of:=[.D16]/([.D16]+[.E16])" office:value-type="float" office:value="0.445241094158379" calcext:value-type="float">
            <text:p>0.4452410942</text:p>
          </table:table-cell>
          <table:table-cell table:style-name="ce1" table:formula="of:=[.E16]/([.D16]+[.E16])" office:value-type="float" office:value="0.554758905841621" calcext:value-type="float">
            <text:p>0.5547589058</text:p>
          </table:table-cell>
          <table:table-cell table:number-columns-repeated="4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57.76" calcext:value-type="float">
            <text:p>57.76</text:p>
          </table:table-cell>
          <table:table-cell table:formula="of:=RADIANS([.B17])" office:value-type="float" office:value="1.00810217595192" calcext:value-type="float">
            <text:p>1.008102176</text:p>
          </table:table-cell>
          <table:table-cell table:formula="of:=[.A17]*SIN([.C17])" office:value-type="float" office:value="13.2455559536731" calcext:value-type="float">
            <text:p>13.2455559537</text:p>
          </table:table-cell>
          <table:table-cell table:formula="of:=[.A17]*COS([.C17])" office:value-type="float" office:value="8.35409166086382" calcext:value-type="float">
            <text:p>8.3540916609</text:p>
          </table:table-cell>
          <table:table-cell table:style-name="ce1" table:formula="of:=[.D17]/([.D17]+[.E17])" office:value-type="float" office:value="0.61323018736466" calcext:value-type="float">
            <text:p>0.6132301874</text:p>
          </table:table-cell>
          <table:table-cell table:style-name="ce1" table:formula="of:=[.E17]/([.D17]+[.E17])" office:value-type="float" office:value="0.38676981263534" calcext:value-type="float">
            <text:p>0.3867698126</text:p>
          </table:table-cell>
          <table:table-cell table:number-columns-repeated="4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56.82" calcext:value-type="float">
            <text:p>56.82</text:p>
          </table:table-cell>
          <table:table-cell table:formula="of:=RADIANS([.B18])" office:value-type="float" office:value="0.991696080983178" calcext:value-type="float">
            <text:p>0.991696081</text:p>
          </table:table-cell>
          <table:table-cell table:formula="of:=[.A18]*SIN([.C18])" office:value-type="float" office:value="6.89651248033361" calcext:value-type="float">
            <text:p>6.8965124803</text:p>
          </table:table-cell>
          <table:table-cell table:formula="of:=[.A18]*COS([.C18])" office:value-type="float" office:value="4.50951389936906" calcext:value-type="float">
            <text:p>4.5095138994</text:p>
          </table:table-cell>
          <table:table-cell table:style-name="ce1" table:formula="of:=[.D18]/([.D18]+[.E18])" office:value-type="float" office:value="0.604637605661349" calcext:value-type="float">
            <text:p>0.6046376057</text:p>
          </table:table-cell>
          <table:table-cell table:style-name="ce1" table:formula="of:=[.E18]/([.D18]+[.E18])" office:value-type="float" office:value="0.395362394338651" calcext:value-type="float">
            <text:p>0.3953623943</text:p>
          </table:table-cell>
          <table:table-cell table:number-columns-repeated="4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8.53" calcext:value-type="float">
            <text:p>8.53</text:p>
          </table:table-cell>
          <table:table-cell table:formula="of:=RADIANS([.B19])" office:value-type="float" office:value="0.148876585195116" calcext:value-type="float">
            <text:p>0.1488765852</text:p>
          </table:table-cell>
          <table:table-cell table:formula="of:=[.A19]*SIN([.C19])" office:value-type="float" office:value="0.772784911749619" calcext:value-type="float">
            <text:p>0.7727849117</text:p>
          </table:table-cell>
          <table:table-cell table:formula="of:=[.A19]*COS([.C19])" office:value-type="float" office:value="5.15236872517604" calcext:value-type="float">
            <text:p>5.1523687252</text:p>
          </table:table-cell>
          <table:table-cell table:style-name="ce1" table:formula="of:=[.D19]/([.D19]+[.E19])" office:value-type="float" office:value="0.13042445126378" calcext:value-type="float">
            <text:p>0.1304244513</text:p>
          </table:table-cell>
          <table:table-cell table:style-name="ce1" table:formula="of:=[.E19]/([.D19]+[.E19])" office:value-type="float" office:value="0.86957554873622" calcext:value-type="float">
            <text:p>0.8695755487</text:p>
          </table:table-cell>
          <table:table-cell table:number-columns-repeated="4"/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45.66" calcext:value-type="float">
            <text:p>45.66</text:p>
          </table:table-cell>
          <table:table-cell table:formula="of:=RADIANS([.B20])" office:value-type="float" office:value="0.796917336460611" calcext:value-type="float">
            <text:p>0.7969173365</text:p>
          </table:table-cell>
          <table:table-cell table:formula="of:=[.A20]*SIN([.C20])" office:value-type="float" office:value="33.6646981018114" calcext:value-type="float">
            <text:p>33.6646981018</text:p>
          </table:table-cell>
          <table:table-cell table:formula="of:=[.A20]*COS([.C20])" office:value-type="float" office:value="32.8979178932937" calcext:value-type="float">
            <text:p>32.8979178933</text:p>
          </table:table-cell>
          <table:table-cell table:style-name="ce1" table:formula="of:=[.D20]/([.D20]+[.E20])" office:value-type="float" office:value="0.505759841294204" calcext:value-type="float">
            <text:p>0.5057598413</text:p>
          </table:table-cell>
          <table:table-cell table:style-name="ce1" table:formula="of:=[.E20]/([.D20]+[.E20])" office:value-type="float" office:value="0.494240158705796" calcext:value-type="float">
            <text:p>0.49424015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69.78" calcext:value-type="float">
            <text:p>69.78</text:p>
          </table:table-cell>
          <table:table-cell table:formula="of:=RADIANS([.B21])" office:value-type="float" office:value="1.21789075204164" calcext:value-type="float">
            <text:p>1.217890752</text:p>
          </table:table-cell>
          <table:table-cell table:formula="of:=[.A21]*SIN([.C21])" office:value-type="float" office:value="4.87015293129882" calcext:value-type="float">
            <text:p>4.8701529313</text:p>
          </table:table-cell>
          <table:table-cell table:formula="of:=[.A21]*COS([.C21])" office:value-type="float" office:value="1.79379776612682" calcext:value-type="float">
            <text:p>1.7937977661</text:p>
          </table:table-cell>
          <table:table-cell table:style-name="ce1" table:formula="of:=[.D21]/([.D21]+[.E21])" office:value-type="float" office:value="0.730820672664973" calcext:value-type="float">
            <text:p>0.7308206727</text:p>
          </table:table-cell>
          <table:table-cell table:style-name="ce1" table:formula="of:=[.E21]/([.D21]+[.E21])" office:value-type="float" office:value="0.269179327335027" calcext:value-type="float">
            <text:p>0.2691793273</text:p>
          </table:table-cell>
          <table:table-cell table:number-columns-repeated="4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38.29" calcext:value-type="float">
            <text:p>38.29</text:p>
          </table:table-cell>
          <table:table-cell table:formula="of:=RADIANS([.B22])" office:value-type="float" office:value="0.668286570588629" calcext:value-type="float">
            <text:p>0.6682865706</text:p>
          </table:table-cell>
          <table:table-cell table:formula="of:=[.A22]*SIN([.C22])" office:value-type="float" office:value="7.83847197096213" calcext:value-type="float">
            <text:p>7.838471971</text:p>
          </table:table-cell>
          <table:table-cell table:formula="of:=[.A22]*COS([.C22])" office:value-type="float" office:value="9.92878930990285" calcext:value-type="float">
            <text:p>9.9287893099</text:p>
          </table:table-cell>
          <table:table-cell table:style-name="ce1" table:formula="of:=[.D22]/([.D22]+[.E22])" office:value-type="float" office:value="0.441175026755757" calcext:value-type="float">
            <text:p>0.4411750268</text:p>
          </table:table-cell>
          <table:table-cell table:style-name="ce1" table:formula="of:=[.E22]/([.D22]+[.E22])" office:value-type="float" office:value="0.558824973244243" calcext:value-type="float">
            <text:p>0.5588249732</text:p>
          </table:table-cell>
          <table:table-cell table:number-columns-repeated="4"/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5.52" calcext:value-type="float">
            <text:p>15.52</text:p>
          </table:table-cell>
          <table:table-cell table:formula="of:=RADIANS([.B23])" office:value-type="float" office:value="0.27087509990952" calcext:value-type="float">
            <text:p>0.2708750999</text:p>
          </table:table-cell>
          <table:table-cell table:formula="of:=[.A23]*SIN([.C23])" office:value-type="float" office:value="4.0484056690449" calcext:value-type="float">
            <text:p>4.048405669</text:p>
          </table:table-cell>
          <table:table-cell table:formula="of:=[.A23]*COS([.C23])" office:value-type="float" office:value="14.5783164850694" calcext:value-type="float">
            <text:p>14.5783164851</text:p>
          </table:table-cell>
          <table:table-cell table:style-name="ce1" table:formula="of:=[.D23]/([.D23]+[.E23])" office:value-type="float" office:value="0.21734396613366" calcext:value-type="float">
            <text:p>0.2173439661</text:p>
          </table:table-cell>
          <table:table-cell table:style-name="ce1" table:formula="of:=[.E23]/([.D23]+[.E23])" office:value-type="float" office:value="0.78265603386634" calcext:value-type="float">
            <text:p>0.7826560339</text:p>
          </table:table-cell>
          <table:table-cell table:number-columns-repeated="4"/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49.93" calcext:value-type="float">
            <text:p>49.93</text:p>
          </table:table-cell>
          <table:table-cell table:formula="of:=RADIANS([.B24])" office:value-type="float" office:value="0.871442895520769" calcext:value-type="float">
            <text:p>0.8714428955</text:p>
          </table:table-cell>
          <table:table-cell table:formula="of:=[.A24]*SIN([.C24])" office:value-type="float" office:value="16.6673314018023" calcext:value-type="float">
            <text:p>16.6673314018</text:p>
          </table:table-cell>
          <table:table-cell table:formula="of:=[.A24]*COS([.C24])" office:value-type="float" office:value="14.020287584158" calcext:value-type="float">
            <text:p>14.0202875842</text:p>
          </table:table-cell>
          <table:table-cell table:style-name="ce1" table:formula="of:=[.D24]/([.D24]+[.E24])" office:value-type="float" office:value="0.543128856280042" calcext:value-type="float">
            <text:p>0.5431288563</text:p>
          </table:table-cell>
          <table:table-cell table:style-name="ce1" table:formula="of:=[.E24]/([.D24]+[.E24])" office:value-type="float" office:value="0.456871143719958" calcext:value-type="float">
            <text:p>0.4568711437</text:p>
          </table:table-cell>
          <table:table-cell table:number-columns-repeated="3"/>
          <table:table-cell office:value-type="string" calcext:value-type="string">
            <text:p>02C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14.04" calcext:value-type="float">
            <text:p>14.04</text:p>
          </table:table-cell>
          <table:table-cell table:formula="of:=RADIANS([.B25])" office:value-type="float" office:value="0.245044226980004" calcext:value-type="float">
            <text:p>0.245044227</text:p>
          </table:table-cell>
          <table:table-cell table:formula="of:=[.A25]*SIN([.C25])" office:value-type="float" office:value="4.18726272352873" calcext:value-type="float">
            <text:p>4.1872627235</text:p>
          </table:table-cell>
          <table:table-cell table:formula="of:=[.A25]*COS([.C25])" office:value-type="float" office:value="16.7443850554192" calcext:value-type="float">
            <text:p>16.7443850554</text:p>
          </table:table-cell>
          <table:table-cell table:style-name="ce1" table:formula="of:=[.D25]/([.D25]+[.E25])" office:value-type="float" office:value="0.200044581666431" calcext:value-type="float">
            <text:p>0.2000445817</text:p>
          </table:table-cell>
          <table:table-cell table:style-name="ce1" table:formula="of:=[.E25]/([.D25]+[.E25])" office:value-type="float" office:value="0.799955418333569" calcext:value-type="float">
            <text:p>0.7999554183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formula="of:=RADIANS([.B26])" office:value-type="float" office:value="0" calcext:value-type="float">
            <text:p>0</text:p>
          </table:table-cell>
          <table:table-cell table:formula="of:=[.A26]*SIN([.C26])" office:value-type="float" office:value="0" calcext:value-type="float">
            <text:p>0</text:p>
          </table:table-cell>
          <table:table-cell table:formula="of:=[.A26]*COS([.C26])" office:value-type="float" office:value="3.7" calcext:value-type="float">
            <text:p>3.7</text:p>
          </table:table-cell>
          <table:table-cell table:style-name="ce1" table:formula="of:=[.D26]/([.D26]+[.E26])" office:value-type="float" office:value="0" calcext:value-type="float">
            <text:p>0</text:p>
          </table:table-cell>
          <table:table-cell table:style-name="ce1" table:formula="of:=[.E26]/([.D26]+[.E2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.5" calcext:value-type="float">
            <text:p>1.5</text:p>
          </table:table-cell>
          <table:table-cell table:formula="of:=RADIANS([.B27])" office:value-type="float" office:value="0.0261799387799149" calcext:value-type="float">
            <text:p>0.0261799388</text:p>
          </table:table-cell>
          <table:table-cell table:formula="of:=[.A27]*SIN([.C27])" office:value-type="float" office:value="0.540292213074502" calcext:value-type="float">
            <text:p>0.5402922131</text:p>
          </table:table-cell>
          <table:table-cell table:formula="of:=[.A27]*COS([.C27])" office:value-type="float" office:value="20.6329271874955" calcext:value-type="float">
            <text:p>20.6329271875</text:p>
          </table:table-cell>
          <table:table-cell table:style-name="ce1" table:formula="of:=[.D27]/([.D27]+[.E27])" office:value-type="float" office:value="0.0255177166425601" calcext:value-type="float">
            <text:p>0.0255177166</text:p>
          </table:table-cell>
          <table:table-cell table:style-name="ce1" table:formula="of:=[.E27]/([.D27]+[.E27])" office:value-type="float" office:value="0.97448228335744" calcext:value-type="float">
            <text:p>0.97448228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1.64" calcext:value-type="float">
            <text:p>11.64</text:p>
          </table:table-cell>
          <table:table-cell table:formula="of:=RADIANS([.B28])" office:value-type="float" office:value="0.20315632493214" calcext:value-type="float">
            <text:p>0.2031563249</text:p>
          </table:table-cell>
          <table:table-cell table:formula="of:=[.A28]*SIN([.C28])" office:value-type="float" office:value="1.8481375807559" calcext:value-type="float">
            <text:p>1.8481375808</text:p>
          </table:table-cell>
          <table:table-cell table:formula="of:=[.A28]*COS([.C28])" office:value-type="float" office:value="8.97162122933184" calcext:value-type="float">
            <text:p>8.9716212293</text:p>
          </table:table-cell>
          <table:table-cell table:style-name="ce1" table:formula="of:=[.D28]/([.D28]+[.E28])" office:value-type="float" office:value="0.170811347387227" calcext:value-type="float">
            <text:p>0.1708113474</text:p>
          </table:table-cell>
          <table:table-cell table:style-name="ce1" table:formula="of:=[.E28]/([.D28]+[.E28])" office:value-type="float" office:value="0.829188652612773" calcext:value-type="float">
            <text:p>0.8291886526</text:p>
          </table:table-cell>
          <table:table-cell table:number-columns-repeated="4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5.02" calcext:value-type="float">
            <text:p>25.02</text:p>
          </table:table-cell>
          <table:table-cell table:formula="of:=RADIANS([.B29])" office:value-type="float" office:value="0.436681378848981" calcext:value-type="float">
            <text:p>0.4366813788</text:p>
          </table:table-cell>
          <table:table-cell table:formula="of:=[.A29]*SIN([.C29])" office:value-type="float" office:value="1.86937091911704" calcext:value-type="float">
            <text:p>1.8693709191</text:p>
          </table:table-cell>
          <table:table-cell table:formula="of:=[.A29]*COS([.C29])" office:value-type="float" office:value="4.0052281291781" calcext:value-type="float">
            <text:p>4.0052281292</text:p>
          </table:table-cell>
          <table:table-cell table:style-name="ce1" table:formula="of:=[.D29]/([.D29]+[.E29])" office:value-type="float" office:value="0.318212511824028" calcext:value-type="float">
            <text:p>0.3182125118</text:p>
          </table:table-cell>
          <table:table-cell table:style-name="ce1" table:formula="of:=[.E29]/([.D29]+[.E29])" office:value-type="float" office:value="0.681787488175972" calcext:value-type="float">
            <text:p>0.6817874882</text:p>
          </table:table-cell>
          <table:table-cell table:number-columns-repeated="4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52.13" calcext:value-type="float">
            <text:p>52.13</text:p>
          </table:table-cell>
          <table:table-cell table:formula="of:=RADIANS([.B30])" office:value-type="float" office:value="0.909840139064644" calcext:value-type="float">
            <text:p>0.9098401391</text:p>
          </table:table-cell>
          <table:table-cell table:formula="of:=[.A30]*SIN([.C30])" office:value-type="float" office:value="4.6259169076076" calcext:value-type="float">
            <text:p>4.6259169076</text:p>
          </table:table-cell>
          <table:table-cell table:formula="of:=[.A30]*COS([.C30])" office:value-type="float" office:value="3.59728964137032" calcext:value-type="float">
            <text:p>3.5972896414</text:p>
          </table:table-cell>
          <table:table-cell table:style-name="ce1" table:formula="of:=[.D30]/([.D30]+[.E30])" office:value-type="float" office:value="0.562544170580583" calcext:value-type="float">
            <text:p>0.5625441706</text:p>
          </table:table-cell>
          <table:table-cell table:style-name="ce1" table:formula="of:=[.E30]/([.D30]+[.E30])" office:value-type="float" office:value="0.437455829419417" calcext:value-type="float">
            <text:p>0.4374558294</text:p>
          </table:table-cell>
          <table:table-cell table:number-columns-repeated="4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90" calcext:value-type="float">
            <text:p>90</text:p>
          </table:table-cell>
          <table:table-cell table:formula="of:=RADIANS([.B31])" office:value-type="float" office:value="1.5707963267949" calcext:value-type="float">
            <text:p>1.5707963268</text:p>
          </table:table-cell>
          <table:table-cell table:formula="of:=[.A31]*SIN([.C31])" office:value-type="float" office:value="4.67" calcext:value-type="float">
            <text:p>4.67</text:p>
          </table:table-cell>
          <table:table-cell table:formula="of:=[.A31]*COS([.C31])" office:value-type="float" office:value="2.85955027600907E-016" calcext:value-type="float">
            <text:p>2.85955027600907E-016</text:p>
          </table:table-cell>
          <table:table-cell table:style-name="ce1" table:formula="of:=[.D31]/([.D31]+[.E31])" office:value-type="float" office:value="1" calcext:value-type="float">
            <text:p>1</text:p>
          </table:table-cell>
          <table:table-cell table:style-name="ce1" table:formula="of:=[.E31]/([.D31]+[.E31])" office:value-type="float" office:value="6.12323399573677E-017" calcext:value-type="float">
            <text:p>6.12323399573677E-017</text:p>
          </table:table-cell>
          <table:table-cell table:number-columns-repeated="3"/>
          <table:table-cell office:value-type="string" calcext:value-type="string">
            <text:p>02E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24.74" calcext:value-type="float">
            <text:p>24.74</text:p>
          </table:table-cell>
          <table:table-cell table:formula="of:=RADIANS([.B32])" office:value-type="float" office:value="0.431794456943397" calcext:value-type="float">
            <text:p>0.4317944569</text:p>
          </table:table-cell>
          <table:table-cell table:formula="of:=[.A32]*SIN([.C32])" office:value-type="float" office:value="5.27730051379363" calcext:value-type="float">
            <text:p>5.2773005138</text:p>
          </table:table-cell>
          <table:table-cell table:formula="of:=[.A32]*COS([.C32])" office:value-type="float" office:value="11.4526066590586" calcext:value-type="float">
            <text:p>11.4526066591</text:p>
          </table:table-cell>
          <table:table-cell table:style-name="ce1" table:formula="of:=[.D32]/([.D32]+[.E32])" office:value-type="float" office:value="0.315441111493861" calcext:value-type="float">
            <text:p>0.3154411115</text:p>
          </table:table-cell>
          <table:table-cell table:style-name="ce1" table:formula="of:=[.E32]/([.D32]+[.E32])" office:value-type="float" office:value="0.684558888506139" calcext:value-type="float">
            <text:p>0.6845588885</text:p>
          </table:table-cell>
          <table:table-cell table:number-columns-repeated="4"/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51.87" calcext:value-type="float">
            <text:p>51.87</text:p>
          </table:table-cell>
          <table:table-cell table:formula="of:=RADIANS([.B33])" office:value-type="float" office:value="0.905302283009459" calcext:value-type="float">
            <text:p>0.905302283</text:p>
          </table:table-cell>
          <table:table-cell table:formula="of:=[.A33]*SIN([.C33])" office:value-type="float" office:value="14.7175074305304" calcext:value-type="float">
            <text:p>14.7175074305</text:p>
          </table:table-cell>
          <table:table-cell table:formula="of:=[.A33]*COS([.C33])" office:value-type="float" office:value="11.5524488759865" calcext:value-type="float">
            <text:p>11.552448876</text:p>
          </table:table-cell>
          <table:table-cell table:style-name="ce1" table:formula="of:=[.D33]/([.D33]+[.E33])" office:value-type="float" office:value="0.560241031953274" calcext:value-type="float">
            <text:p>0.560241032</text:p>
          </table:table-cell>
          <table:table-cell table:style-name="ce1" table:formula="of:=[.E33]/([.D33]+[.E33])" office:value-type="float" office:value="0.439758968046726" calcext:value-type="float">
            <text:p>0.439758968</text:p>
          </table:table-cell>
          <table:table-cell table:number-columns-repeated="4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73.3" calcext:value-type="float">
            <text:p>73.3</text:p>
          </table:table-cell>
          <table:table-cell table:formula="of:=RADIANS([.B34])" office:value-type="float" office:value="1.27932634171184" calcext:value-type="float">
            <text:p>1.2793263417</text:p>
          </table:table-cell>
          <table:table-cell table:formula="of:=[.A34]*SIN([.C34])" office:value-type="float" office:value="2.76810701010296" calcext:value-type="float">
            <text:p>2.7681070101</text:p>
          </table:table-cell>
          <table:table-cell table:formula="of:=[.A34]*COS([.C34])" office:value-type="float" office:value="0.830471902365668" calcext:value-type="float">
            <text:p>0.8304719024</text:p>
          </table:table-cell>
          <table:table-cell table:style-name="ce1" table:formula="of:=[.D34]/([.D34]+[.E34])" office:value-type="float" office:value="0.769222261741104" calcext:value-type="float">
            <text:p>0.7692222617</text:p>
          </table:table-cell>
          <table:table-cell table:style-name="ce1" table:formula="of:=[.E34]/([.D34]+[.E34])" office:value-type="float" office:value="0.230777738258896" calcext:value-type="float">
            <text:p>0.2307777383</text:p>
          </table:table-cell>
          <table:table-cell table:number-columns-repeated="4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34.99" calcext:value-type="float">
            <text:p>34.99</text:p>
          </table:table-cell>
          <table:table-cell table:formula="of:=RADIANS([.B35])" office:value-type="float" office:value="0.610690705272816" calcext:value-type="float">
            <text:p>0.6106907053</text:p>
          </table:table-cell>
          <table:table-cell table:formula="of:=[.A35]*SIN([.C35])" office:value-type="float" office:value="3.70438014264147" calcext:value-type="float">
            <text:p>3.7043801426</text:p>
          </table:table-cell>
          <table:table-cell table:formula="of:=[.A35]*COS([.C35])" office:value-type="float" office:value="5.29236882301334" calcext:value-type="float">
            <text:p>5.292368823</text:p>
          </table:table-cell>
          <table:table-cell table:style-name="ce1" table:formula="of:=[.D35]/([.D35]+[.E35])" office:value-type="float" office:value="0.411746527193654" calcext:value-type="float">
            <text:p>0.4117465272</text:p>
          </table:table-cell>
          <table:table-cell table:style-name="ce1" table:formula="of:=[.E35]/([.D35]+[.E35])" office:value-type="float" office:value="0.588253472806346" calcext:value-type="float">
            <text:p>0.58825347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53.13" calcext:value-type="float">
            <text:p>53.13</text:p>
          </table:table-cell>
          <table:table-cell table:formula="of:=RADIANS([.B36])" office:value-type="float" office:value="0.927293431584587" calcext:value-type="float">
            <text:p>0.9272934316</text:p>
          </table:table-cell>
          <table:table-cell table:formula="of:=[.A36]*SIN([.C36])" office:value-type="float" office:value="5.40799275428392" calcext:value-type="float">
            <text:p>5.4079927543</text:p>
          </table:table-cell>
          <table:table-cell table:formula="of:=[.A36]*COS([.C36])" office:value-type="float" office:value="4.0560096609368" calcext:value-type="float">
            <text:p>4.0560096609</text:p>
          </table:table-cell>
          <table:table-cell table:style-name="ce1" table:formula="of:=[.D36]/([.D36]+[.E36])" office:value-type="float" office:value="0.571427659991547" calcext:value-type="float">
            <text:p>0.57142766</text:p>
          </table:table-cell>
          <table:table-cell table:style-name="ce1" table:formula="of:=[.E36]/([.D36]+[.E36])" office:value-type="float" office:value="0.428572340008454" calcext:value-type="float">
            <text:p>0.42857234</text:p>
          </table:table-cell>
          <table:table-cell table:number-columns-repeated="4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27.03" calcext:value-type="float">
            <text:p>27.03</text:p>
          </table:table-cell>
          <table:table-cell table:formula="of:=RADIANS([.B37])" office:value-type="float" office:value="0.471762496814067" calcext:value-type="float">
            <text:p>0.4717624968</text:p>
          </table:table-cell>
          <table:table-cell table:formula="of:=[.A37]*SIN([.C37])" office:value-type="float" office:value="6.63052715453101" calcext:value-type="float">
            <text:p>6.6305271545</text:p>
          </table:table-cell>
          <table:table-cell table:formula="of:=[.A37]*COS([.C37])" office:value-type="float" office:value="12.996315233674" calcext:value-type="float">
            <text:p>12.9963152337</text:p>
          </table:table-cell>
          <table:table-cell table:style-name="ce1" table:formula="of:=[.D37]/([.D37]+[.E37])" office:value-type="float" office:value="0.3378295409615" calcext:value-type="float">
            <text:p>0.337829541</text:p>
          </table:table-cell>
          <table:table-cell table:style-name="ce1" table:formula="of:=[.E37]/([.D37]+[.E37])" office:value-type="float" office:value="0.6621704590385" calcext:value-type="float">
            <text:p>0.662170459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table:formula="of:=RADIANS([.B38])" office:value-type="float" office:value="0" calcext:value-type="float">
            <text:p>0</text:p>
          </table:table-cell>
          <table:table-cell table:formula="of:=[.A38]*SIN([.C38])" office:value-type="float" office:value="0" calcext:value-type="float">
            <text:p>0</text:p>
          </table:table-cell>
          <table:table-cell table:formula="of:=[.A38]*COS([.C38])" office:value-type="float" office:value="4.15" calcext:value-type="float">
            <text:p>4.15</text:p>
          </table:table-cell>
          <table:table-cell table:style-name="ce1" table:formula="of:=[.D38]/([.D38]+[.E38])" office:value-type="float" office:value="0" calcext:value-type="float">
            <text:p>0</text:p>
          </table:table-cell>
          <table:table-cell table:style-name="ce1" table:formula="of:=[.E38]/([.D38]+[.E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57.13" calcext:value-type="float">
            <text:p>57.13</text:p>
          </table:table-cell>
          <table:table-cell table:formula="of:=RADIANS([.B39])" office:value-type="float" office:value="0.99710660166436" calcext:value-type="float">
            <text:p>0.9971066017</text:p>
          </table:table-cell>
          <table:table-cell table:formula="of:=[.A39]*SIN([.C39])" office:value-type="float" office:value="17.1760399678088" calcext:value-type="float">
            <text:p>17.1760399678</text:p>
          </table:table-cell>
          <table:table-cell table:formula="of:=[.A39]*COS([.C39])" office:value-type="float" office:value="11.0989256698221" calcext:value-type="float">
            <text:p>11.0989256698</text:p>
          </table:table-cell>
          <table:table-cell table:style-name="ce1" table:formula="of:=[.D39]/([.D39]+[.E39])" office:value-type="float" office:value="0.607464574420185" calcext:value-type="float">
            <text:p>0.6074645744</text:p>
          </table:table-cell>
          <table:table-cell table:style-name="ce1" table:formula="of:=[.E39]/([.D39]+[.E39])" office:value-type="float" office:value="0.392535425579815" calcext:value-type="float">
            <text:p>0.3925354256</text:p>
          </table:table-cell>
          <table:table-cell table:number-columns-repeated="4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5.25" calcext:value-type="float">
            <text:p>15.25</text:p>
          </table:table-cell>
          <table:table-cell table:formula="of:=RADIANS([.B40])" office:value-type="float" office:value="0.266162710929135" calcext:value-type="float">
            <text:p>0.2661627109</text:p>
          </table:table-cell>
          <table:table-cell table:formula="of:=[.A40]*SIN([.C40])" office:value-type="float" office:value="0.781202706940185" calcext:value-type="float">
            <text:p>0.7812027069</text:p>
          </table:table-cell>
          <table:table-cell table:formula="of:=[.A40]*COS([.C40])" office:value-type="float" office:value="2.86541835177157" calcext:value-type="float">
            <text:p>2.8654183518</text:p>
          </table:table-cell>
          <table:table-cell table:style-name="ce1" table:formula="of:=[.D40]/([.D40]+[.E40])" office:value-type="float" office:value="0.214226456317389" calcext:value-type="float">
            <text:p>0.2142264563</text:p>
          </table:table-cell>
          <table:table-cell table:style-name="ce1" table:formula="of:=[.E40]/([.D40]+[.E40])" office:value-type="float" office:value="0.785773543682611" calcext:value-type="float">
            <text:p>0.7857735437</text:p>
          </table:table-cell>
          <table:table-cell table:number-columns-repeated="4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24.34" calcext:value-type="float">
            <text:p>24.34</text:p>
          </table:table-cell>
          <table:table-cell table:formula="of:=RADIANS([.B41])" office:value-type="float" office:value="0.42481313993542" calcext:value-type="float">
            <text:p>0.4248131399</text:p>
          </table:table-cell>
          <table:table-cell table:formula="of:=[.A41]*SIN([.C41])" office:value-type="float" office:value="5.54754623864672" calcext:value-type="float">
            <text:p>5.5475462386</text:p>
          </table:table-cell>
          <table:table-cell table:formula="of:=[.A41]*COS([.C41])" office:value-type="float" office:value="12.2636181745061" calcext:value-type="float">
            <text:p>12.2636181745</text:p>
          </table:table-cell>
          <table:table-cell table:style-name="ce1" table:formula="of:=[.D41]/([.D41]+[.E41])" office:value-type="float" office:value="0.311464546054613" calcext:value-type="float">
            <text:p>0.3114645461</text:p>
          </table:table-cell>
          <table:table-cell table:style-name="ce1" table:formula="of:=[.E41]/([.D41]+[.E41])" office:value-type="float" office:value="0.688535453945387" calcext:value-type="float">
            <text:p>0.6885354539</text:p>
          </table:table-cell>
          <table:table-cell table:number-columns-repeated="3"/>
          <table:table-cell office:value-type="string" calcext:value-type="string">
            <text:p>02F</text:p>
          </table:table-cell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16.7" calcext:value-type="float">
            <text:p>16.7</text:p>
          </table:table-cell>
          <table:table-cell table:formula="of:=RADIANS([.B42])" office:value-type="float" office:value="0.291469985083053" calcext:value-type="float">
            <text:p>0.2914699851</text:p>
          </table:table-cell>
          <table:table-cell table:formula="of:=[.A42]*SIN([.C42])" office:value-type="float" office:value="6.3880243562591" calcext:value-type="float">
            <text:p>6.3880243563</text:p>
          </table:table-cell>
          <table:table-cell table:formula="of:=[.A42]*COS([.C42])" office:value-type="float" office:value="21.2923940604113" calcext:value-type="float">
            <text:p>21.2923940604</text:p>
          </table:table-cell>
          <table:table-cell table:style-name="ce1" table:formula="of:=[.D42]/([.D42]+[.E42])" office:value-type="float" office:value="0.230777738258896" calcext:value-type="float">
            <text:p>0.2307777383</text:p>
          </table:table-cell>
          <table:table-cell table:style-name="ce1" table:formula="of:=[.E42]/([.D42]+[.E42])" office:value-type="float" office:value="0.769222261741104" calcext:value-type="float">
            <text:p>0.7692222617</text:p>
          </table:table-cell>
          <table:table-cell table:number-columns-repeated="4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48.12" calcext:value-type="float">
            <text:p>48.12</text:p>
          </table:table-cell>
          <table:table-cell table:formula="of:=RADIANS([.B43])" office:value-type="float" office:value="0.839852436059671" calcext:value-type="float">
            <text:p>0.8398524361</text:p>
          </table:table-cell>
          <table:table-cell table:formula="of:=[.A43]*SIN([.C43])" office:value-type="float" office:value="7.57946421550814" calcext:value-type="float">
            <text:p>7.5794642155</text:p>
          </table:table-cell>
          <table:table-cell table:formula="of:=[.A43]*COS([.C43])" office:value-type="float" office:value="6.79589009665633" calcext:value-type="float">
            <text:p>6.7958900967</text:p>
          </table:table-cell>
          <table:table-cell table:style-name="ce1" table:formula="of:=[.D43]/([.D43]+[.E43])" office:value-type="float" office:value="0.52725408020687" calcext:value-type="float">
            <text:p>0.5272540802</text:p>
          </table:table-cell>
          <table:table-cell table:style-name="ce1" table:formula="of:=[.E43]/([.D43]+[.E43])" office:value-type="float" office:value="0.47274591979313" calcext:value-type="float">
            <text:p>0.4727459198</text:p>
          </table:table-cell>
          <table:table-cell table:number-columns-repeated="4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7.75" calcext:value-type="float">
            <text:p>17.75</text:p>
          </table:table-cell>
          <table:table-cell table:formula="of:=RADIANS([.B44])" office:value-type="float" office:value="0.309795942228993" calcext:value-type="float">
            <text:p>0.3097959422</text:p>
          </table:table-cell>
          <table:table-cell table:formula="of:=[.A44]*SIN([.C44])" office:value-type="float" office:value="2.08832044834187" calcext:value-type="float">
            <text:p>2.0883204483</text:p>
          </table:table-cell>
          <table:table-cell table:formula="of:=[.A44]*COS([.C44])" office:value-type="float" office:value="6.52391122755646" calcext:value-type="float">
            <text:p>6.5239112276</text:p>
          </table:table-cell>
          <table:table-cell table:style-name="ce1" table:formula="of:=[.D44]/([.D44]+[.E44])" office:value-type="float" office:value="0.242483078362386" calcext:value-type="float">
            <text:p>0.2424830784</text:p>
          </table:table-cell>
          <table:table-cell table:style-name="ce1" table:formula="of:=[.E44]/([.D44]+[.E44])" office:value-type="float" office:value="0.757516921637614" calcext:value-type="float">
            <text:p>0.7575169216</text:p>
          </table:table-cell>
          <table:table-cell table:number-columns-repeated="4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45" calcext:value-type="float">
            <text:p>45</text:p>
          </table:table-cell>
          <table:table-cell table:formula="of:=RADIANS([.B45])" office:value-type="float" office:value="0.785398163397448" calcext:value-type="float">
            <text:p>0.7853981634</text:p>
          </table:table-cell>
          <table:table-cell table:formula="of:=[.A45]*SIN([.C45])" office:value-type="float" office:value="4.14364573775317" calcext:value-type="float">
            <text:p>4.1436457378</text:p>
          </table:table-cell>
          <table:table-cell table:formula="of:=[.A45]*COS([.C45])" office:value-type="float" office:value="4.14364573775317" calcext:value-type="float">
            <text:p>4.1436457378</text:p>
          </table:table-cell>
          <table:table-cell table:style-name="ce1" table:formula="of:=[.D45]/([.D45]+[.E45])" office:value-type="float" office:value="0.5" calcext:value-type="float">
            <text:p>0.5</text:p>
          </table:table-cell>
          <table:table-cell table:style-name="ce1" table:formula="of:=[.E45]/([.D45]+[.E45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4.98" calcext:value-type="float">
            <text:p>4.98</text:p>
          </table:table-cell>
          <table:table-cell table:formula="of:=RADIANS([.B46])" office:value-type="float" office:value="0.0869173967493176" calcext:value-type="float">
            <text:p>0.0869173967</text:p>
          </table:table-cell>
          <table:table-cell table:formula="of:=[.A46]*SIN([.C46])" office:value-type="float" office:value="2.00960519757935" calcext:value-type="float">
            <text:p>2.0096051976</text:p>
          </table:table-cell>
          <table:table-cell table:formula="of:=[.A46]*COS([.C46])" office:value-type="float" office:value="23.0626101504115" calcext:value-type="float">
            <text:p>23.0626101504</text:p>
          </table:table-cell>
          <table:table-cell table:style-name="ce1" table:formula="of:=[.D46]/([.D46]+[.E46])" office:value-type="float" office:value="0.0801526777624934" calcext:value-type="float">
            <text:p>0.0801526778</text:p>
          </table:table-cell>
          <table:table-cell table:style-name="ce1" table:formula="of:=[.E46]/([.D46]+[.E46])" office:value-type="float" office:value="0.919847322237506" calcext:value-type="float">
            <text:p>0.91984732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3.36" calcext:value-type="float">
            <text:p>43.36</text:p>
          </table:table-cell>
          <table:table-cell table:formula="of:=RADIANS([.B47])" office:value-type="float" office:value="0.756774763664741" calcext:value-type="float">
            <text:p>0.7567747637</text:p>
          </table:table-cell>
          <table:table-cell table:formula="of:=[.A47]*SIN([.C47])" office:value-type="float" office:value="4.46963644185848" calcext:value-type="float">
            <text:p>4.4696364419</text:p>
          </table:table-cell>
          <table:table-cell table:formula="of:=[.A47]*COS([.C47])" office:value-type="float" office:value="4.73312265609192" calcext:value-type="float">
            <text:p>4.7331226561</text:p>
          </table:table-cell>
          <table:table-cell table:style-name="ce1" table:formula="of:=[.D47]/([.D47]+[.E47])" office:value-type="float" office:value="0.485684390331801" calcext:value-type="float">
            <text:p>0.4856843903</text:p>
          </table:table-cell>
          <table:table-cell table:style-name="ce1" table:formula="of:=[.E47]/([.D47]+[.E47])" office:value-type="float" office:value="0.514315609668199" calcext:value-type="float">
            <text:p>0.5143156097</text:p>
          </table:table-cell>
          <table:table-cell table:number-columns-repeated="4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65.22" calcext:value-type="float">
            <text:p>65.22</text:p>
          </table:table-cell>
          <table:table-cell table:formula="of:=RADIANS([.B48])" office:value-type="float" office:value="1.1383037381507" calcext:value-type="float">
            <text:p>1.1383037382</text:p>
          </table:table-cell>
          <table:table-cell table:formula="of:=[.A48]*SIN([.C48])" office:value-type="float" office:value="3.44103135217053" calcext:value-type="float">
            <text:p>3.4410313522</text:p>
          </table:table-cell>
          <table:table-cell table:formula="of:=[.A48]*COS([.C48])" office:value-type="float" office:value="1.58852234273852" calcext:value-type="float">
            <text:p>1.5885223427</text:p>
          </table:table-cell>
          <table:table-cell table:style-name="ce1" table:formula="of:=[.D48]/([.D48]+[.E48])" office:value-type="float" office:value="0.684162365271806" calcext:value-type="float">
            <text:p>0.6841623653</text:p>
          </table:table-cell>
          <table:table-cell table:style-name="ce1" table:formula="of:=[.E48]/([.D48]+[.E48])" office:value-type="float" office:value="0.315837634728194" calcext:value-type="float">
            <text:p>0.3158376347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90" calcext:value-type="float">
            <text:p>90</text:p>
          </table:table-cell>
          <table:table-cell table:formula="of:=RADIANS([.B49])" office:value-type="float" office:value="1.5707963267949" calcext:value-type="float">
            <text:p>1.5707963268</text:p>
          </table:table-cell>
          <table:table-cell table:formula="of:=[.A49]*SIN([.C49])" office:value-type="float" office:value="2.95" calcext:value-type="float">
            <text:p>2.95</text:p>
          </table:table-cell>
          <table:table-cell table:formula="of:=[.A49]*COS([.C49])" office:value-type="float" office:value="1.80635402874235E-016" calcext:value-type="float">
            <text:p>1.80635402874235E-016</text:p>
          </table:table-cell>
          <table:table-cell table:style-name="ce1" table:formula="of:=[.D49]/([.D49]+[.E49])" office:value-type="float" office:value="1" calcext:value-type="float">
            <text:p>1</text:p>
          </table:table-cell>
          <table:table-cell table:style-name="ce1" table:formula="of:=[.E49]/([.D49]+[.E49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90" calcext:value-type="float">
            <text:p>90</text:p>
          </table:table-cell>
          <table:table-cell table:formula="of:=RADIANS([.B50])" office:value-type="float" office:value="1.5707963267949" calcext:value-type="float">
            <text:p>1.5707963268</text:p>
          </table:table-cell>
          <table:table-cell table:formula="of:=[.A50]*SIN([.C50])" office:value-type="float" office:value="1.76" calcext:value-type="float">
            <text:p>1.76</text:p>
          </table:table-cell>
          <table:table-cell table:formula="of:=[.A50]*COS([.C50])" office:value-type="float" office:value="1.07768918324967E-016" calcext:value-type="float">
            <text:p>1.07768918324967E-016</text:p>
          </table:table-cell>
          <table:table-cell table:style-name="ce1" table:formula="of:=[.D50]/([.D50]+[.E50])" office:value-type="float" office:value="1" calcext:value-type="float">
            <text:p>1</text:p>
          </table:table-cell>
          <table:table-cell table:style-name="ce1" table:formula="of:=[.E50]/([.D50]+[.E50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83.15" calcext:value-type="float">
            <text:p>83.15</text:p>
          </table:table-cell>
          <table:table-cell table:formula="of:=RADIANS([.B51])" office:value-type="float" office:value="1.45124127303329" calcext:value-type="float">
            <text:p>1.451241273</text:p>
          </table:table-cell>
          <table:table-cell table:formula="of:=[.A51]*SIN([.C51])" office:value-type="float" office:value="6.7018171707341" calcext:value-type="float">
            <text:p>6.7018171707</text:p>
          </table:table-cell>
          <table:table-cell table:formula="of:=[.A51]*COS([.C51])" office:value-type="float" office:value="0.805075530651393" calcext:value-type="float">
            <text:p>0.8050755307</text:p>
          </table:table-cell>
          <table:table-cell table:style-name="ce1" table:formula="of:=[.D51]/([.D51]+[.E51])" office:value-type="float" office:value="0.892755156803719" calcext:value-type="float">
            <text:p>0.8927551568</text:p>
          </table:table-cell>
          <table:table-cell table:style-name="ce1" table:formula="of:=[.E51]/([.D51]+[.E51])" office:value-type="float" office:value="0.107244843196281" calcext:value-type="float">
            <text:p>0.1072448432</text:p>
          </table:table-cell>
          <table:table-cell table:number-columns-repeated="4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8.96" calcext:value-type="float">
            <text:p>28.96</text:p>
          </table:table-cell>
          <table:table-cell table:formula="of:=RADIANS([.B52])" office:value-type="float" office:value="0.505447351377558" calcext:value-type="float">
            <text:p>0.5054473514</text:p>
          </table:table-cell>
          <table:table-cell table:formula="of:=[.A52]*SIN([.C52])" office:value-type="float" office:value="3.61212381195682" calcext:value-type="float">
            <text:p>3.612123812</text:p>
          </table:table-cell>
          <table:table-cell table:formula="of:=[.A52]*COS([.C52])" office:value-type="float" office:value="6.52718634383105" calcext:value-type="float">
            <text:p>6.5271863438</text:p>
          </table:table-cell>
          <table:table-cell table:style-name="ce1" table:formula="of:=[.D52]/([.D52]+[.E52])" office:value-type="float" office:value="0.356249464357779" calcext:value-type="float">
            <text:p>0.3562494644</text:p>
          </table:table-cell>
          <table:table-cell table:style-name="ce1" table:formula="of:=[.E52]/([.D52]+[.E52])" office:value-type="float" office:value="0.64375053564222" calcext:value-type="float">
            <text:p>0.6437505356</text:p>
          </table:table-cell>
          <table:table-cell table:number-columns-repeated="3"/>
          <table:table-cell office:value-type="string" calcext:value-type="string">
            <text:p>02G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formula="of:=RADIANS([.B53])" office:value-type="float" office:value="0" calcext:value-type="float">
            <text:p>0</text:p>
          </table:table-cell>
          <table:table-cell table:formula="of:=[.A53]*SIN([.C53])" office:value-type="float" office:value="0" calcext:value-type="float">
            <text:p>0</text:p>
          </table:table-cell>
          <table:table-cell table:formula="of:=[.A53]*COS([.C53])" office:value-type="float" office:value="4.3" calcext:value-type="float">
            <text:p>4.3</text:p>
          </table:table-cell>
          <table:table-cell table:style-name="ce1" table:formula="of:=[.D53]/([.D53]+[.E53])" office:value-type="float" office:value="0" calcext:value-type="float">
            <text:p>0</text:p>
          </table:table-cell>
          <table:table-cell table:style-name="ce1" table:formula="of:=[.E53]/([.D53]+[.E5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table:formula="of:=RADIANS([.B54])" office:value-type="float" office:value="0" calcext:value-type="float">
            <text:p>0</text:p>
          </table:table-cell>
          <table:table-cell table:formula="of:=[.A54]*SIN([.C54])" office:value-type="float" office:value="0" calcext:value-type="float">
            <text:p>0</text:p>
          </table:table-cell>
          <table:table-cell table:formula="of:=[.A54]*COS([.C54])" office:value-type="float" office:value="3.68" calcext:value-type="float">
            <text:p>3.68</text:p>
          </table:table-cell>
          <table:table-cell table:style-name="ce1" table:formula="of:=[.D54]/([.D54]+[.E54])" office:value-type="float" office:value="0" calcext:value-type="float">
            <text:p>0</text:p>
          </table:table-cell>
          <table:table-cell table:style-name="ce1" table:formula="of:=[.E54]/([.D54]+[.E5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4.95" calcext:value-type="float">
            <text:p>34.95</text:p>
          </table:table-cell>
          <table:table-cell table:formula="of:=RADIANS([.B55])" office:value-type="float" office:value="0.609992573572018" calcext:value-type="float">
            <text:p>0.6099925736</text:p>
          </table:table-cell>
          <table:table-cell table:formula="of:=[.A55]*SIN([.C55])" office:value-type="float" office:value="2.34873162941361" calcext:value-type="float">
            <text:p>2.3487316294</text:p>
          </table:table-cell>
          <table:table-cell table:formula="of:=[.A55]*COS([.C55])" office:value-type="float" office:value="3.36057431594543" calcext:value-type="float">
            <text:p>3.3605743159</text:p>
          </table:table-cell>
          <table:table-cell table:style-name="ce1" table:formula="of:=[.D55]/([.D55]+[.E55])" office:value-type="float" office:value="0.411386541883053" calcext:value-type="float">
            <text:p>0.4113865419</text:p>
          </table:table-cell>
          <table:table-cell table:style-name="ce1" table:formula="of:=[.E55]/([.D55]+[.E55])" office:value-type="float" office:value="0.588613458116947" calcext:value-type="float">
            <text:p>0.5886134581</text:p>
          </table:table-cell>
          <table:table-cell table:number-columns-repeated="4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71.57" calcext:value-type="float">
            <text:p>71.57</text:p>
          </table:table-cell>
          <table:table-cell table:formula="of:=RADIANS([.B56])" office:value-type="float" office:value="1.24913214565234" calcext:value-type="float">
            <text:p>1.2491321457</text:p>
          </table:table-cell>
          <table:table-cell table:formula="of:=[.A56]*SIN([.C56])" office:value-type="float" office:value="5.5689312697402" calcext:value-type="float">
            <text:p>5.5689312697</text:p>
          </table:table-cell>
          <table:table-cell table:formula="of:=[.A56]*COS([.C56])" office:value-type="float" office:value="1.85577598672624" calcext:value-type="float">
            <text:p>1.8557759867</text:p>
          </table:table-cell>
          <table:table-cell table:style-name="ce1" table:formula="of:=[.D56]/([.D56]+[.E56])" office:value-type="float" office:value="0.750053985615395" calcext:value-type="float">
            <text:p>0.7500539856</text:p>
          </table:table-cell>
          <table:table-cell table:style-name="ce1" table:formula="of:=[.E56]/([.D56]+[.E56])" office:value-type="float" office:value="0.249946014384605" calcext:value-type="float">
            <text:p>0.2499460144</text:p>
          </table:table-cell>
          <table:table-cell table:number-columns-repeated="4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table:formula="of:=RADIANS([.B57])" office:value-type="float" office:value="0" calcext:value-type="float">
            <text:p>0</text:p>
          </table:table-cell>
          <table:table-cell table:formula="of:=[.A57]*SIN([.C57])" office:value-type="float" office:value="0" calcext:value-type="float">
            <text:p>0</text:p>
          </table:table-cell>
          <table:table-cell table:formula="of:=[.A57]*COS([.C57])" office:value-type="float" office:value="4.41" calcext:value-type="float">
            <text:p>4.41</text:p>
          </table:table-cell>
          <table:table-cell table:style-name="ce1" table:formula="of:=[.D57]/([.D57]+[.E57])" office:value-type="float" office:value="0" calcext:value-type="float">
            <text:p>0</text:p>
          </table:table-cell>
          <table:table-cell table:style-name="ce1" table:formula="of:=[.E57]/([.D57]+[.E57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90" calcext:value-type="float">
            <text:p>90</text:p>
          </table:table-cell>
          <table:table-cell table:formula="of:=RADIANS([.B58])" office:value-type="float" office:value="1.5707963267949" calcext:value-type="float">
            <text:p>1.5707963268</text:p>
          </table:table-cell>
          <table:table-cell table:formula="of:=[.A58]*SIN([.C58])" office:value-type="float" office:value="3.79" calcext:value-type="float">
            <text:p>3.79</text:p>
          </table:table-cell>
          <table:table-cell table:formula="of:=[.A58]*COS([.C58])" office:value-type="float" office:value="2.32070568438423E-016" calcext:value-type="float">
            <text:p>2.32070568438423E-016</text:p>
          </table:table-cell>
          <table:table-cell table:style-name="ce1" table:formula="of:=[.D58]/([.D58]+[.E58])" office:value-type="float" office:value="1" calcext:value-type="float">
            <text:p>1</text:p>
          </table:table-cell>
          <table:table-cell table:style-name="ce1" table:formula="of:=[.E58]/([.D58]+[.E58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68.2" calcext:value-type="float">
            <text:p>68.2</text:p>
          </table:table-cell>
          <table:table-cell table:formula="of:=RADIANS([.B59])" office:value-type="float" office:value="1.19031454986013" calcext:value-type="float">
            <text:p>1.1903145499</text:p>
          </table:table-cell>
          <table:table-cell table:formula="of:=[.A59]*SIN([.C59])" office:value-type="float" office:value="3.83464646501817" calcext:value-type="float">
            <text:p>3.834646465</text:p>
          </table:table-cell>
          <table:table-cell table:formula="of:=[.A59]*COS([.C59])" office:value-type="float" office:value="1.53374916082247" calcext:value-type="float">
            <text:p>1.5337491608</text:p>
          </table:table-cell>
          <table:table-cell table:style-name="ce1" table:formula="of:=[.D59]/([.D59]+[.E59])" office:value-type="float" office:value="0.714300273728001" calcext:value-type="float">
            <text:p>0.7143002737</text:p>
          </table:table-cell>
          <table:table-cell table:style-name="ce1" table:formula="of:=[.E59]/([.D59]+[.E59])" office:value-type="float" office:value="0.285699726271999" calcext:value-type="float">
            <text:p>0.2856997263</text:p>
          </table:table-cell>
          <table:table-cell table:number-columns-repeated="4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1.55" calcext:value-type="float">
            <text:p>41.55</text:p>
          </table:table-cell>
          <table:table-cell table:formula="of:=RADIANS([.B60])" office:value-type="float" office:value="0.725184304203644" calcext:value-type="float">
            <text:p>0.7251843042</text:p>
          </table:table-cell>
          <table:table-cell table:formula="of:=[.A60]*SIN([.C60])" office:value-type="float" office:value="10.4133921129392" calcext:value-type="float">
            <text:p>10.4133921129</text:p>
          </table:table-cell>
          <table:table-cell table:formula="of:=[.A60]*COS([.C60])" office:value-type="float" office:value="11.7495218924932" calcext:value-type="float">
            <text:p>11.7495218925</text:p>
          </table:table-cell>
          <table:table-cell table:style-name="ce1" table:formula="of:=[.D60]/([.D60]+[.E60])" office:value-type="float" office:value="0.469856631234808" calcext:value-type="float">
            <text:p>0.4698566312</text:p>
          </table:table-cell>
          <table:table-cell table:style-name="ce1" table:formula="of:=[.E60]/([.D60]+[.E60])" office:value-type="float" office:value="0.530143368765192" calcext:value-type="float">
            <text:p>0.5301433688</text:p>
          </table:table-cell>
          <table:table-cell table:number-columns-repeated="3"/>
          <table:table-cell office:value-type="string" calcext:value-type="string">
            <text:p>02H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5.39" calcext:value-type="float">
            <text:p>5.39</text:p>
          </table:table-cell>
          <table:table-cell table:formula="of:=RADIANS([.B61])" office:value-type="float" office:value="0.0940732466824944" calcext:value-type="float">
            <text:p>0.0940732467</text:p>
          </table:table-cell>
          <table:table-cell table:formula="of:=[.A61]*SIN([.C61])" office:value-type="float" office:value="1.32353785943701" calcext:value-type="float">
            <text:p>1.3235378594</text:p>
          </table:table-cell>
          <table:table-cell table:formula="of:=[.A61]*COS([.C61])" office:value-type="float" office:value="14.0276992958445" calcext:value-type="float">
            <text:p>14.0276992958</text:p>
          </table:table-cell>
          <table:table-cell table:style-name="ce1" table:formula="of:=[.D61]/([.D61]+[.E61])" office:value-type="float" office:value="0.08621701600002" calcext:value-type="float">
            <text:p>0.086217016</text:p>
          </table:table-cell>
          <table:table-cell table:style-name="ce1" table:formula="of:=[.E61]/([.D61]+[.E61])" office:value-type="float" office:value="0.91378298399998" calcext:value-type="float">
            <text:p>0.913782984</text:p>
          </table:table-cell>
          <table:table-cell table:number-columns-repeated="4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9.51" calcext:value-type="float">
            <text:p>49.51</text:p>
          </table:table-cell>
          <table:table-cell table:formula="of:=RADIANS([.B62])" office:value-type="float" office:value="0.864112512662392" calcext:value-type="float">
            <text:p>0.8641125127</text:p>
          </table:table-cell>
          <table:table-cell table:formula="of:=[.A62]*SIN([.C62])" office:value-type="float" office:value="10.8906364345036" calcext:value-type="float">
            <text:p>10.8906364345</text:p>
          </table:table-cell>
          <table:table-cell table:formula="of:=[.A62]*COS([.C62])" office:value-type="float" office:value="9.2981954190833" calcext:value-type="float">
            <text:p>9.2981954191</text:p>
          </table:table-cell>
          <table:table-cell table:style-name="ce1" table:formula="of:=[.D62]/([.D62]+[.E62])" office:value-type="float" office:value="0.539438661606799" calcext:value-type="float">
            <text:p>0.5394386616</text:p>
          </table:table-cell>
          <table:table-cell table:style-name="ce1" table:formula="of:=[.E62]/([.D62]+[.E62])" office:value-type="float" office:value="0.460561338393201" calcext:value-type="float">
            <text:p>0.4605613384</text:p>
          </table:table-cell>
          <table:table-cell table:number-columns-repeated="4"/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6.87" calcext:value-type="float">
            <text:p>6.87</text:p>
          </table:table-cell>
          <table:table-cell table:formula="of:=RADIANS([.B63])" office:value-type="float" office:value="0.11990411961201" calcext:value-type="float">
            <text:p>0.1199041196</text:p>
          </table:table-cell>
          <table:table-cell table:formula="of:=[.A63]*SIN([.C63])" office:value-type="float" office:value="4.13994491896998" calcext:value-type="float">
            <text:p>4.139944919</text:p>
          </table:table-cell>
          <table:table-cell table:formula="of:=[.A63]*COS([.C63])" office:value-type="float" office:value="34.3615039843703" calcext:value-type="float">
            <text:p>34.3615039844</text:p>
          </table:table-cell>
          <table:table-cell table:style-name="ce1" table:formula="of:=[.D63]/([.D63]+[.E63])" office:value-type="float" office:value="0.107526990201421" calcext:value-type="float">
            <text:p>0.1075269902</text:p>
          </table:table-cell>
          <table:table-cell table:style-name="ce1" table:formula="of:=[.E63]/([.D63]+[.E63])" office:value-type="float" office:value="0.892473009798579" calcext:value-type="float">
            <text:p>0.89247300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19.18" calcext:value-type="float">
            <text:p>19.18</text:p>
          </table:table-cell>
          <table:table-cell table:formula="of:=RADIANS([.B64])" office:value-type="float" office:value="0.334754150532512" calcext:value-type="float">
            <text:p>0.3347541505</text:p>
          </table:table-cell>
          <table:table-cell table:formula="of:=[.A64]*SIN([.C64])" office:value-type="float" office:value="9.01834002328363" calcext:value-type="float">
            <text:p>9.0183400233</text:p>
          </table:table-cell>
          <table:table-cell table:formula="of:=[.A64]*COS([.C64])" office:value-type="float" office:value="25.9262809370037" calcext:value-type="float">
            <text:p>25.926280937</text:p>
          </table:table-cell>
          <table:table-cell table:style-name="ce1" table:formula="of:=[.D64]/([.D64]+[.E64])" office:value-type="float" office:value="0.258075199428618" calcext:value-type="float">
            <text:p>0.2580751994</text:p>
          </table:table-cell>
          <table:table-cell table:style-name="ce1" table:formula="of:=[.E64]/([.D64]+[.E64])" office:value-type="float" office:value="0.741924800571382" calcext:value-type="float">
            <text:p>0.7419248006</text:p>
          </table:table-cell>
          <table:table-cell table:number-columns-repeated="4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90" calcext:value-type="float">
            <text:p>90</text:p>
          </table:table-cell>
          <table:table-cell table:formula="of:=RADIANS([.B65])" office:value-type="float" office:value="1.5707963267949" calcext:value-type="float">
            <text:p>1.5707963268</text:p>
          </table:table-cell>
          <table:table-cell table:formula="of:=[.A65]*SIN([.C65])" office:value-type="float" office:value="9.52" calcext:value-type="float">
            <text:p>9.52</text:p>
          </table:table-cell>
          <table:table-cell table:formula="of:=[.A65]*COS([.C65])" office:value-type="float" office:value="5.8293187639414E-016" calcext:value-type="float">
            <text:p>5.8293187639414E-016</text:p>
          </table:table-cell>
          <table:table-cell table:style-name="ce1" table:formula="of:=[.D65]/([.D65]+[.E65])" office:value-type="float" office:value="1" calcext:value-type="float">
            <text:p>1</text:p>
          </table:table-cell>
          <table:table-cell table:style-name="ce1" table:formula="of:=[.E65]/([.D65]+[.E65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45" calcext:value-type="float">
            <text:p>45</text:p>
          </table:table-cell>
          <table:table-cell table:formula="of:=RADIANS([.B66])" office:value-type="float" office:value="0.785398163397448" calcext:value-type="float">
            <text:p>0.7853981634</text:p>
          </table:table-cell>
          <table:table-cell table:formula="of:=[.A66]*SIN([.C66])" office:value-type="float" office:value="4.22849855149555" calcext:value-type="float">
            <text:p>4.2284985515</text:p>
          </table:table-cell>
          <table:table-cell table:formula="of:=[.A66]*COS([.C66])" office:value-type="float" office:value="4.22849855149556" calcext:value-type="float">
            <text:p>4.2284985515</text:p>
          </table:table-cell>
          <table:table-cell table:style-name="ce1" table:formula="of:=[.D66]/([.D66]+[.E66])" office:value-type="float" office:value="0.5" calcext:value-type="float">
            <text:p>0.5</text:p>
          </table:table-cell>
          <table:table-cell table:style-name="ce1" table:formula="of:=[.E66]/([.D66]+[.E66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55.01" calcext:value-type="float">
            <text:p>55.01</text:p>
          </table:table-cell>
          <table:table-cell table:formula="of:=RADIANS([.B67])" office:value-type="float" office:value="0.960105621522081" calcext:value-type="float">
            <text:p>0.9601056215</text:p>
          </table:table-cell>
          <table:table-cell table:formula="of:=[.A67]*SIN([.C67])" office:value-type="float" office:value="2.58883676172169" calcext:value-type="float">
            <text:p>2.5888367617</text:p>
          </table:table-cell>
          <table:table-cell table:formula="of:=[.A67]*COS([.C67])" office:value-type="float" office:value="1.81204972921781" calcext:value-type="float">
            <text:p>1.8120497292</text:p>
          </table:table-cell>
          <table:table-cell table:style-name="ce1" table:formula="of:=[.D67]/([.D67]+[.E67])" office:value-type="float" office:value="0.588253472806346" calcext:value-type="float">
            <text:p>0.5882534728</text:p>
          </table:table-cell>
          <table:table-cell table:style-name="ce1" table:formula="of:=[.E67]/([.D67]+[.E67])" office:value-type="float" office:value="0.411746527193654" calcext:value-type="float">
            <text:p>0.4117465272</text:p>
          </table:table-cell>
          <table:table-cell table:number-columns-repeated="4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7.12" calcext:value-type="float">
            <text:p>47.12</text:p>
          </table:table-cell>
          <table:table-cell table:formula="of:=RADIANS([.B68])" office:value-type="float" office:value="0.822399143539728" calcext:value-type="float">
            <text:p>0.8223991435</text:p>
          </table:table-cell>
          <table:table-cell table:formula="of:=[.A68]*SIN([.C68])" office:value-type="float" office:value="3.7005413763406" calcext:value-type="float">
            <text:p>3.7005413763</text:p>
          </table:table-cell>
          <table:table-cell table:formula="of:=[.A68]*COS([.C68])" office:value-type="float" office:value="3.43634886500064" calcext:value-type="float">
            <text:p>3.436348865</text:p>
          </table:table-cell>
          <table:table-cell table:style-name="ce1" table:formula="of:=[.D68]/([.D68]+[.E68])" office:value-type="float" office:value="0.518508937534838" calcext:value-type="float">
            <text:p>0.5185089375</text:p>
          </table:table-cell>
          <table:table-cell table:style-name="ce1" table:formula="of:=[.E68]/([.D68]+[.E68])" office:value-type="float" office:value="0.481491062465162" calcext:value-type="float">
            <text:p>0.4814910625</text:p>
          </table:table-cell>
          <table:table-cell table:number-columns-repeated="4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5.42" calcext:value-type="float">
            <text:p>15.42</text:p>
          </table:table-cell>
          <table:table-cell table:formula="of:=RADIANS([.B69])" office:value-type="float" office:value="0.269129770657526" calcext:value-type="float">
            <text:p>0.2691297707</text:p>
          </table:table-cell>
          <table:table-cell table:formula="of:=[.A69]*SIN([.C69])" office:value-type="float" office:value="2.13777677803146" calcext:value-type="float">
            <text:p>2.137776778</text:p>
          </table:table-cell>
          <table:table-cell table:formula="of:=[.A69]*COS([.C69])" office:value-type="float" office:value="7.75058129738082" calcext:value-type="float">
            <text:p>7.7505812974</text:p>
          </table:table-cell>
          <table:table-cell table:style-name="ce1" table:formula="of:=[.D69]/([.D69]+[.E69])" office:value-type="float" office:value="0.216191278848115" calcext:value-type="float">
            <text:p>0.2161912788</text:p>
          </table:table-cell>
          <table:table-cell table:style-name="ce1" table:formula="of:=[.E69]/([.D69]+[.E69])" office:value-type="float" office:value="0.783808721151885" calcext:value-type="float">
            <text:p>0.7838087212</text:p>
          </table:table-cell>
          <table:table-cell table:number-columns-repeated="4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7.57" calcext:value-type="float">
            <text:p>37.57</text:p>
          </table:table-cell>
          <table:table-cell table:formula="of:=RADIANS([.B70])" office:value-type="float" office:value="0.65572019997427" calcext:value-type="float">
            <text:p>0.6557202</text:p>
          </table:table-cell>
          <table:table-cell table:formula="of:=[.A70]*SIN([.C70])" office:value-type="float" office:value="2.58525621079762" calcext:value-type="float">
            <text:p>2.5852562108</text:p>
          </table:table-cell>
          <table:table-cell table:formula="of:=[.A70]*COS([.C70])" office:value-type="float" office:value="3.36066218542304" calcext:value-type="float">
            <text:p>3.3606621854</text:p>
          </table:table-cell>
          <table:table-cell table:style-name="ce1" table:formula="of:=[.D70]/([.D70]+[.E70])" office:value-type="float" office:value="0.434795104561283" calcext:value-type="float">
            <text:p>0.4347951046</text:p>
          </table:table-cell>
          <table:table-cell table:style-name="ce1" table:formula="of:=[.E70]/([.D70]+[.E70])" office:value-type="float" office:value="0.565204895438717" calcext:value-type="float">
            <text:p>0.5652048954</text:p>
          </table:table-cell>
          <table:table-cell table:number-columns-repeated="3"/>
          <table:table-cell office:value-type="string" calcext:value-type="string">
            <text:p>02I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38.88" calcext:value-type="float">
            <text:p>38.88</text:p>
          </table:table-cell>
          <table:table-cell table:formula="of:=RADIANS([.B71])" office:value-type="float" office:value="0.678584013175395" calcext:value-type="float">
            <text:p>0.6785840132</text:p>
          </table:table-cell>
          <table:table-cell table:formula="of:=[.A71]*SIN([.C71])" office:value-type="float" office:value="6.61586694800398" calcext:value-type="float">
            <text:p>6.615866948</text:p>
          </table:table-cell>
          <table:table-cell table:formula="of:=[.A71]*COS([.C71])" office:value-type="float" office:value="8.20499265851643" calcext:value-type="float">
            <text:p>8.2049926585</text:p>
          </table:table-cell>
          <table:table-cell table:style-name="ce1" table:formula="of:=[.D71]/([.D71]+[.E71])" office:value-type="float" office:value="0.446388881863056" calcext:value-type="float">
            <text:p>0.4463888819</text:p>
          </table:table-cell>
          <table:table-cell table:style-name="ce1" table:formula="of:=[.E71]/([.D71]+[.E71])" office:value-type="float" office:value="0.553611118136944" calcext:value-type="float">
            <text:p>0.5536111181</text:p>
          </table:table-cell>
          <table:table-cell table:number-columns-repeated="4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0.56" calcext:value-type="float">
            <text:p>20.56</text:p>
          </table:table-cell>
          <table:table-cell table:formula="of:=RADIANS([.B72])" office:value-type="float" office:value="0.358839694210034" calcext:value-type="float">
            <text:p>0.3588396942</text:p>
          </table:table-cell>
          <table:table-cell table:formula="of:=[.A72]*SIN([.C72])" office:value-type="float" office:value="0.828803844917696" calcext:value-type="float">
            <text:p>0.8288038449</text:p>
          </table:table-cell>
          <table:table-cell table:formula="of:=[.A72]*COS([.C72])" office:value-type="float" office:value="2.20967965702037" calcext:value-type="float">
            <text:p>2.209679657</text:p>
          </table:table-cell>
          <table:table-cell table:style-name="ce1" table:formula="of:=[.D72]/([.D72]+[.E72])" office:value-type="float" office:value="0.272768913962855" calcext:value-type="float">
            <text:p>0.272768914</text:p>
          </table:table-cell>
          <table:table-cell table:style-name="ce1" table:formula="of:=[.E72]/([.D72]+[.E72])" office:value-type="float" office:value="0.727231086037145" calcext:value-type="float">
            <text:p>0.727231086</text:p>
          </table:table-cell>
          <table:table-cell table:number-columns-repeated="4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51.71" calcext:value-type="float">
            <text:p>51.71</text:p>
          </table:table-cell>
          <table:table-cell table:formula="of:=RADIANS([.B73])" office:value-type="float" office:value="0.902509756206268" calcext:value-type="float">
            <text:p>0.9025097562</text:p>
          </table:table-cell>
          <table:table-cell table:formula="of:=[.A73]*SIN([.C73])" office:value-type="float" office:value="5.0939006024719" calcext:value-type="float">
            <text:p>5.0939006025</text:p>
          </table:table-cell>
          <table:table-cell table:formula="of:=[.A73]*COS([.C73])" office:value-type="float" office:value="4.02147692423275" calcext:value-type="float">
            <text:p>4.0214769242</text:p>
          </table:table-cell>
          <table:table-cell table:style-name="ce1" table:formula="of:=[.D73]/([.D73]+[.E73])" office:value-type="float" office:value="0.558824973244243" calcext:value-type="float">
            <text:p>0.5588249732</text:p>
          </table:table-cell>
          <table:table-cell table:style-name="ce1" table:formula="of:=[.E73]/([.D73]+[.E73])" office:value-type="float" office:value="0.441175026755757" calcext:value-type="float">
            <text:p>0.4411750268</text:p>
          </table:table-cell>
          <table:table-cell table:number-columns-repeated="4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9.46" calcext:value-type="float">
            <text:p>9.46</text:p>
          </table:table-cell>
          <table:table-cell table:formula="of:=RADIANS([.B74])" office:value-type="float" office:value="0.165108147238664" calcext:value-type="float">
            <text:p>0.1651081472</text:p>
          </table:table-cell>
          <table:table-cell table:formula="of:=[.A74]*SIN([.C74])" office:value-type="float" office:value="1.30829770727026" calcext:value-type="float">
            <text:p>1.3082977073</text:p>
          </table:table-cell>
          <table:table-cell table:formula="of:=[.A74]*COS([.C74])" office:value-type="float" office:value="7.85174866568915" calcext:value-type="float">
            <text:p>7.8517486657</text:p>
          </table:table-cell>
          <table:table-cell table:style-name="ce1" table:formula="of:=[.D74]/([.D74]+[.E74])" office:value-type="float" office:value="0.142826537552514" calcext:value-type="float">
            <text:p>0.1428265376</text:p>
          </table:table-cell>
          <table:table-cell table:style-name="ce1" table:formula="of:=[.E74]/([.D74]+[.E74])" office:value-type="float" office:value="0.857173462447486" calcext:value-type="float">
            <text:p>0.8571734624</text:p>
          </table:table-cell>
          <table:table-cell table:number-columns-repeated="4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40.03" calcext:value-type="float">
            <text:p>40.03</text:p>
          </table:table-cell>
          <table:table-cell table:formula="of:=RADIANS([.B75])" office:value-type="float" office:value="0.69865529957333" calcext:value-type="float">
            <text:p>0.6986552996</text:p>
          </table:table-cell>
          <table:table-cell table:formula="of:=[.A75]*SIN([.C75])" office:value-type="float" office:value="5.42851196536504" calcext:value-type="float">
            <text:p>5.4285119654</text:p>
          </table:table-cell>
          <table:table-cell table:formula="of:=[.A75]*COS([.C75])" office:value-type="float" office:value="6.46257362371127" calcext:value-type="float">
            <text:p>6.4625736237</text:p>
          </table:table-cell>
          <table:table-cell table:style-name="ce1" table:formula="of:=[.D75]/([.D75]+[.E75])" office:value-type="float" office:value="0.456519459447161" calcext:value-type="float">
            <text:p>0.4565194594</text:p>
          </table:table-cell>
          <table:table-cell table:style-name="ce1" table:formula="of:=[.E75]/([.D75]+[.E75])" office:value-type="float" office:value="0.543480540552839" calcext:value-type="float">
            <text:p>0.5434805406</text:p>
          </table:table-cell>
          <table:table-cell table:number-columns-repeated="4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55.31" calcext:value-type="float">
            <text:p>55.31</text:p>
          </table:table-cell>
          <table:table-cell table:formula="of:=RADIANS([.B76])" office:value-type="float" office:value="0.965341609278064" calcext:value-type="float">
            <text:p>0.9653416093</text:p>
          </table:table-cell>
          <table:table-cell table:formula="of:=[.A76]*SIN([.C76])" office:value-type="float" office:value="3.46164465728601" calcext:value-type="float">
            <text:p>3.4616446573</text:p>
          </table:table-cell>
          <table:table-cell table:formula="of:=[.A76]*COS([.C76])" office:value-type="float" office:value="2.39606265917301" calcext:value-type="float">
            <text:p>2.3960626592</text:p>
          </table:table-cell>
          <table:table-cell table:style-name="ce1" table:formula="of:=[.D76]/([.D76]+[.E76])" office:value-type="float" office:value="0.590955551425293" calcext:value-type="float">
            <text:p>0.5909555514</text:p>
          </table:table-cell>
          <table:table-cell table:style-name="ce1" table:formula="of:=[.E76]/([.D76]+[.E76])" office:value-type="float" office:value="0.409044448574707" calcext:value-type="float">
            <text:p>0.4090444486</text:p>
          </table:table-cell>
          <table:table-cell table:number-columns-repeated="4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9.11" calcext:value-type="float">
            <text:p>79.11</text:p>
          </table:table-cell>
          <table:table-cell table:formula="of:=RADIANS([.B77])" office:value-type="float" office:value="1.38072997125271" calcext:value-type="float">
            <text:p>1.3807299713</text:p>
          </table:table-cell>
          <table:table-cell table:formula="of:=[.A77]*SIN([.C77])" office:value-type="float" office:value="7.04088049703755" calcext:value-type="float">
            <text:p>7.040880497</text:p>
          </table:table-cell>
          <table:table-cell table:formula="of:=[.A77]*COS([.C77])" office:value-type="float" office:value="1.35458548140615" calcext:value-type="float">
            <text:p>1.3545854814</text:p>
          </table:table-cell>
          <table:table-cell table:style-name="ce1" table:formula="of:=[.D77]/([.D77]+[.E77])" office:value-type="float" office:value="0.838652734120512" calcext:value-type="float">
            <text:p>0.8386527341</text:p>
          </table:table-cell>
          <table:table-cell table:style-name="ce1" table:formula="of:=[.E77]/([.D77]+[.E77])" office:value-type="float" office:value="0.161347265879488" calcext:value-type="float">
            <text:p>0.1613472659</text:p>
          </table:table-cell>
          <table:table-cell table:number-columns-repeated="4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4.04" calcext:value-type="float">
            <text:p>14.04</text:p>
          </table:table-cell>
          <table:table-cell table:formula="of:=RADIANS([.B78])" office:value-type="float" office:value="0.245044226980004" calcext:value-type="float">
            <text:p>0.245044227</text:p>
          </table:table-cell>
          <table:table-cell table:formula="of:=[.A78]*SIN([.C78])" office:value-type="float" office:value="0.783595515469166" calcext:value-type="float">
            <text:p>0.7835955155</text:p>
          </table:table-cell>
          <table:table-cell table:formula="of:=[.A78]*COS([.C78])" office:value-type="float" office:value="3.13350890666304" calcext:value-type="float">
            <text:p>3.1335089067</text:p>
          </table:table-cell>
          <table:table-cell table:style-name="ce1" table:formula="of:=[.D78]/([.D78]+[.E78])" office:value-type="float" office:value="0.200044581666431" calcext:value-type="float">
            <text:p>0.2000445817</text:p>
          </table:table-cell>
          <table:table-cell table:style-name="ce1" table:formula="of:=[.E78]/([.D78]+[.E78])" office:value-type="float" office:value="0.799955418333569" calcext:value-type="float">
            <text:p>0.7999554183</text:p>
          </table:table-cell>
          <table:table-cell table:number-columns-repeated="4"/>
        </table:table-row>
        <table:table-row table:style-name="ro1">
          <table:table-cell office:value-type="float" office:value="37.37" calcext:value-type="float">
            <text:p>37.37</text:p>
          </table:table-cell>
          <table:table-cell office:value-type="float" office:value="24.76" calcext:value-type="float">
            <text:p>24.76</text:p>
          </table:table-cell>
          <table:table-cell table:formula="of:=RADIANS([.B79])" office:value-type="float" office:value="0.432143522793796" calcext:value-type="float">
            <text:p>0.4321435228</text:p>
          </table:table-cell>
          <table:table-cell table:formula="of:=[.A79]*SIN([.C79])" office:value-type="float" office:value="15.6512373315104" calcext:value-type="float">
            <text:p>15.6512373315</text:p>
          </table:table-cell>
          <table:table-cell table:formula="of:=[.A79]*COS([.C79])" office:value-type="float" office:value="33.9345792664759" calcext:value-type="float">
            <text:p>33.9345792665</text:p>
          </table:table-cell>
          <table:table-cell table:style-name="ce1" table:formula="of:=[.D79]/([.D79]+[.E79])" office:value-type="float" office:value="0.315639398628881" calcext:value-type="float">
            <text:p>0.3156393986</text:p>
          </table:table-cell>
          <table:table-cell table:style-name="ce1" table:formula="of:=[.E79]/([.D79]+[.E79])" office:value-type="float" office:value="0.684360601371119" calcext:value-type="float">
            <text:p>0.68436060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69.44" calcext:value-type="float">
            <text:p>69.44</text:p>
          </table:table-cell>
          <table:table-cell table:formula="of:=RADIANS([.B80])" office:value-type="float" office:value="1.21195663258486" calcext:value-type="float">
            <text:p>1.2119566326</text:p>
          </table:table-cell>
          <table:table-cell table:formula="of:=[.A80]*SIN([.C80])" office:value-type="float" office:value="12.6588427808963" calcext:value-type="float">
            <text:p>12.6588427809</text:p>
          </table:table-cell>
          <table:table-cell table:formula="of:=[.A80]*COS([.C80])" office:value-type="float" office:value="4.74806270478274" calcext:value-type="float">
            <text:p>4.7480627048</text:p>
          </table:table-cell>
          <table:table-cell table:style-name="ce1" table:formula="of:=[.D80]/([.D80]+[.E80])" office:value-type="float" office:value="0.727231086037145" calcext:value-type="float">
            <text:p>0.727231086</text:p>
          </table:table-cell>
          <table:table-cell table:style-name="ce1" table:formula="of:=[.E80]/([.D80]+[.E80])" office:value-type="float" office:value="0.272768913962855" calcext:value-type="float">
            <text:p>0.272768914</text:p>
          </table:table-cell>
          <table:table-cell table:number-columns-repeated="4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5.02" calcext:value-type="float">
            <text:p>25.02</text:p>
          </table:table-cell>
          <table:table-cell table:formula="of:=RADIANS([.B81])" office:value-type="float" office:value="0.436681378848981" calcext:value-type="float">
            <text:p>0.4366813788</text:p>
          </table:table-cell>
          <table:table-cell table:formula="of:=[.A81]*SIN([.C81])" office:value-type="float" office:value="1.84399484329192" calcext:value-type="float">
            <text:p>1.8439948433</text:p>
          </table:table-cell>
          <table:table-cell table:formula="of:=[.A81]*COS([.C81])" office:value-type="float" office:value="3.95085851656482" calcext:value-type="float">
            <text:p>3.9508585166</text:p>
          </table:table-cell>
          <table:table-cell table:style-name="ce1" table:formula="of:=[.D81]/([.D81]+[.E81])" office:value-type="float" office:value="0.318212511824028" calcext:value-type="float">
            <text:p>0.3182125118</text:p>
          </table:table-cell>
          <table:table-cell table:style-name="ce1" table:formula="of:=[.E81]/([.D81]+[.E81])" office:value-type="float" office:value="0.681787488175972" calcext:value-type="float">
            <text:p>0.6817874882</text:p>
          </table:table-cell>
          <table:table-cell table:number-columns-repeated="4"/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36.49" calcext:value-type="float">
            <text:p>36.49</text:p>
          </table:table-cell>
          <table:table-cell table:formula="of:=RADIANS([.B82])" office:value-type="float" office:value="0.636870644052731" calcext:value-type="float">
            <text:p>0.6368706441</text:p>
          </table:table-cell>
          <table:table-cell table:formula="of:=[.A82]*SIN([.C82])" office:value-type="float" office:value="14.2842731264375" calcext:value-type="float">
            <text:p>14.2842731264</text:p>
          </table:table-cell>
          <table:table-cell table:formula="of:=[.A82]*COS([.C82])" office:value-type="float" office:value="19.3111351621114" calcext:value-type="float">
            <text:p>19.3111351621</text:p>
          </table:table-cell>
          <table:table-cell table:style-name="ce1" table:formula="of:=[.D82]/([.D82]+[.E82])" office:value-type="float" office:value="0.4251852813858" calcext:value-type="float">
            <text:p>0.4251852814</text:p>
          </table:table-cell>
          <table:table-cell table:style-name="ce1" table:formula="of:=[.E82]/([.D82]+[.E82])" office:value-type="float" office:value="0.574814718614201" calcext:value-type="float">
            <text:p>0.5748147186</text:p>
          </table:table-cell>
          <table:table-cell table:number-columns-repeated="3"/>
          <table:table-cell office:value-type="string" calcext:value-type="string">
            <text:p>02J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19.74" calcext:value-type="float">
            <text:p>19.74</text:p>
          </table:table-cell>
          <table:table-cell table:formula="of:=RADIANS([.B83])" office:value-type="float" office:value="0.344527994343681" calcext:value-type="float">
            <text:p>0.3445279943</text:p>
          </table:table-cell>
          <table:table-cell table:formula="of:=[.A83]*SIN([.C83])" office:value-type="float" office:value="3.69838929086486" calcext:value-type="float">
            <text:p>3.6983892909</text:p>
          </table:table-cell>
          <table:table-cell table:formula="of:=[.A83]*COS([.C83])" office:value-type="float" office:value="10.3065230147328" calcext:value-type="float">
            <text:p>10.3065230147</text:p>
          </table:table-cell>
          <table:table-cell table:style-name="ce1" table:formula="of:=[.D83]/([.D83]+[.E83])" office:value-type="float" office:value="0.264078004214753" calcext:value-type="float">
            <text:p>0.2640780042</text:p>
          </table:table-cell>
          <table:table-cell table:style-name="ce1" table:formula="of:=[.E83]/([.D83]+[.E83])" office:value-type="float" office:value="0.735921995785247" calcext:value-type="float">
            <text:p>0.7359219958</text:p>
          </table:table-cell>
          <table:table-cell table:number-columns-repeated="4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7.89" calcext:value-type="float">
            <text:p>27.89</text:p>
          </table:table-cell>
          <table:table-cell table:formula="of:=RADIANS([.B84])" office:value-type="float" office:value="0.486772328381219" calcext:value-type="float">
            <text:p>0.4867723284</text:p>
          </table:table-cell>
          <table:table-cell table:formula="of:=[.A84]*SIN([.C84])" office:value-type="float" office:value="10.1133076273881" calcext:value-type="float">
            <text:p>10.1133076274</text:p>
          </table:table-cell>
          <table:table-cell table:formula="of:=[.A84]*COS([.C84])" office:value-type="float" office:value="19.1087783187156" calcext:value-type="float">
            <text:p>19.1087783187</text:p>
          </table:table-cell>
          <table:table-cell table:style-name="ce1" table:formula="of:=[.D84]/([.D84]+[.E84])" office:value-type="float" office:value="0.346084384463202" calcext:value-type="float">
            <text:p>0.3460843845</text:p>
          </table:table-cell>
          <table:table-cell table:style-name="ce1" table:formula="of:=[.E84]/([.D84]+[.E84])" office:value-type="float" office:value="0.653915615536798" calcext:value-type="float">
            <text:p>0.65391561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3.2" calcext:value-type="float">
            <text:p>23.2</text:p>
          </table:table-cell>
          <table:table-cell table:formula="of:=RADIANS([.B85])" office:value-type="float" office:value="0.404916386462684" calcext:value-type="float">
            <text:p>0.4049163865</text:p>
          </table:table-cell>
          <table:table-cell table:formula="of:=[.A85]*SIN([.C85])" office:value-type="float" office:value="5.55458092523241" calcext:value-type="float">
            <text:p>5.5545809252</text:p>
          </table:table-cell>
          <table:table-cell table:formula="of:=[.A85]*COS([.C85])" office:value-type="float" office:value="12.9598082834988" calcext:value-type="float">
            <text:p>12.9598082835</text:p>
          </table:table-cell>
          <table:table-cell table:style-name="ce1" table:formula="of:=[.D85]/([.D85]+[.E85])" office:value-type="float" office:value="0.300014267962614" calcext:value-type="float">
            <text:p>0.300014268</text:p>
          </table:table-cell>
          <table:table-cell table:style-name="ce1" table:formula="of:=[.E85]/([.D85]+[.E85])" office:value-type="float" office:value="0.699985732037386" calcext:value-type="float">
            <text:p>0.699985732</text:p>
          </table:table-cell>
          <table:table-cell table:number-columns-repeated="4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51.34" calcext:value-type="float">
            <text:p>51.34</text:p>
          </table:table-cell>
          <table:table-cell table:formula="of:=RADIANS([.B86])" office:value-type="float" office:value="0.896052037973889" calcext:value-type="float">
            <text:p>0.896052038</text:p>
          </table:table-cell>
          <table:table-cell table:formula="of:=[.A86]*SIN([.C86])" office:value-type="float" office:value="4.66177431144973" calcext:value-type="float">
            <text:p>4.6617743114</text:p>
          </table:table-cell>
          <table:table-cell table:formula="of:=[.A86]*COS([.C86])" office:value-type="float" office:value="3.72944503500284" calcext:value-type="float">
            <text:p>3.729445035</text:p>
          </table:table-cell>
          <table:table-cell table:style-name="ce1" table:formula="of:=[.D86]/([.D86]+[.E86])" office:value-type="float" office:value="0.555553861599449" calcext:value-type="float">
            <text:p>0.5555538616</text:p>
          </table:table-cell>
          <table:table-cell table:style-name="ce1" table:formula="of:=[.E86]/([.D86]+[.E86])" office:value-type="float" office:value="0.444446138400551" calcext:value-type="float">
            <text:p>0.4444461384</text:p>
          </table:table-cell>
          <table:table-cell table:number-columns-repeated="4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22.73" calcext:value-type="float">
            <text:p>22.73</text:p>
          </table:table-cell>
          <table:table-cell table:formula="of:=RADIANS([.B87])" office:value-type="float" office:value="0.396713338978311" calcext:value-type="float">
            <text:p>0.396713339</text:p>
          </table:table-cell>
          <table:table-cell table:formula="of:=[.A87]*SIN([.C87])" office:value-type="float" office:value="8.20690298057257" calcext:value-type="float">
            <text:p>8.2069029806</text:p>
          </table:table-cell>
          <table:table-cell table:formula="of:=[.A87]*COS([.C87])" office:value-type="float" office:value="19.5904145813066" calcext:value-type="float">
            <text:p>19.5904145813</text:p>
          </table:table-cell>
          <table:table-cell table:style-name="ce1" table:formula="of:=[.D87]/([.D87]+[.E87])" office:value-type="float" office:value="0.295240825389116" calcext:value-type="float">
            <text:p>0.2952408254</text:p>
          </table:table-cell>
          <table:table-cell table:style-name="ce1" table:formula="of:=[.E87]/([.D87]+[.E87])" office:value-type="float" office:value="0.704759174610884" calcext:value-type="float">
            <text:p>0.7047591746</text:p>
          </table:table-cell>
          <table:table-cell table:number-columns-repeated="4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7.1" calcext:value-type="float">
            <text:p>17.1</text:p>
          </table:table-cell>
          <table:table-cell table:formula="of:=RADIANS([.B88])" office:value-type="float" office:value="0.29845130209103" calcext:value-type="float">
            <text:p>0.2984513021</text:p>
          </table:table-cell>
          <table:table-cell table:formula="of:=[.A88]*SIN([.C88])" office:value-type="float" office:value="4.22241907033589" calcext:value-type="float">
            <text:p>4.2224190703</text:p>
          </table:table-cell>
          <table:table-cell table:formula="of:=[.A88]*COS([.C88])" office:value-type="float" office:value="13.725187692504" calcext:value-type="float">
            <text:p>13.7251876925</text:p>
          </table:table-cell>
          <table:table-cell table:style-name="ce1" table:formula="of:=[.D88]/([.D88]+[.E88])" office:value-type="float" office:value="0.235263627408993" calcext:value-type="float">
            <text:p>0.2352636274</text:p>
          </table:table-cell>
          <table:table-cell table:style-name="ce1" table:formula="of:=[.E88]/([.D88]+[.E88])" office:value-type="float" office:value="0.764736372591007" calcext:value-type="float">
            <text:p>0.7647363726</text:p>
          </table:table-cell>
          <table:table-cell table:number-columns-repeated="3"/>
          <table:table-cell office:value-type="string" calcext:value-type="string">
            <text:p>02K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63.93" calcext:value-type="float">
            <text:p>63.93</text:p>
          </table:table-cell>
          <table:table-cell table:formula="of:=RADIANS([.B89])" office:value-type="float" office:value="1.11578899079998" calcext:value-type="float">
            <text:p>1.1157889908</text:p>
          </table:table-cell>
          <table:table-cell table:formula="of:=[.A89]*SIN([.C89])" office:value-type="float" office:value="12.6474698839961" calcext:value-type="float">
            <text:p>12.647469884</text:p>
          </table:table-cell>
          <table:table-cell table:formula="of:=[.A89]*COS([.C89])" office:value-type="float" office:value="6.18772216032776" calcext:value-type="float">
            <text:p>6.1877221603</text:p>
          </table:table-cell>
          <table:table-cell table:style-name="ce1" table:formula="of:=[.D89]/([.D89]+[.E89])" office:value-type="float" office:value="0.671480803287457" calcext:value-type="float">
            <text:p>0.6714808033</text:p>
          </table:table-cell>
          <table:table-cell table:style-name="ce1" table:formula="of:=[.E89]/([.D89]+[.E89])" office:value-type="float" office:value="0.328519196712543" calcext:value-type="float">
            <text:p>0.3285191967</text:p>
          </table:table-cell>
          <table:table-cell table:number-columns-repeated="4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34.16" calcext:value-type="float">
            <text:p>34.16</text:p>
          </table:table-cell>
          <table:table-cell table:formula="of:=RADIANS([.B90])" office:value-type="float" office:value="0.596204472481263" calcext:value-type="float">
            <text:p>0.5962044725</text:p>
          </table:table-cell>
          <table:table-cell table:formula="of:=[.A90]*SIN([.C90])" office:value-type="float" office:value="5.04793740949488" calcext:value-type="float">
            <text:p>5.0479374095</text:p>
          </table:table-cell>
          <table:table-cell table:formula="of:=[.A90]*COS([.C90])" office:value-type="float" office:value="7.43898030040557" calcext:value-type="float">
            <text:p>7.4389803004</text:p>
          </table:table-cell>
          <table:table-cell table:style-name="ce1" table:formula="of:=[.D90]/([.D90]+[.E90])" office:value-type="float" office:value="0.404258082480398" calcext:value-type="float">
            <text:p>0.4042580825</text:p>
          </table:table-cell>
          <table:table-cell table:style-name="ce1" table:formula="of:=[.E90]/([.D90]+[.E90])" office:value-type="float" office:value="0.595741917519602" calcext:value-type="float">
            <text:p>0.59574191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44.12" calcext:value-type="float">
            <text:p>44.12</text:p>
          </table:table-cell>
          <table:table-cell table:formula="of:=RADIANS([.B91])" office:value-type="float" office:value="0.770039265979898" calcext:value-type="float">
            <text:p>0.770039266</text:p>
          </table:table-cell>
          <table:table-cell table:formula="of:=[.A91]*SIN([.C91])" office:value-type="float" office:value="8.472308913364" calcext:value-type="float">
            <text:p>8.4723089134</text:p>
          </table:table-cell>
          <table:table-cell table:formula="of:=[.A91]*COS([.C91])" office:value-type="float" office:value="8.73664018238893" calcext:value-type="float">
            <text:p>8.7366401824</text:p>
          </table:table-cell>
          <table:table-cell table:style-name="ce1" table:formula="of:=[.D91]/([.D91]+[.E91])" office:value-type="float" office:value="0.492319947384522" calcext:value-type="float">
            <text:p>0.4923199474</text:p>
          </table:table-cell>
          <table:table-cell table:style-name="ce1" table:formula="of:=[.E91]/([.D91]+[.E91])" office:value-type="float" office:value="0.507680052615478" calcext:value-type="float">
            <text:p>0.5076800526</text:p>
          </table:table-cell>
          <table:table-cell table:number-columns-repeated="4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78.69" calcext:value-type="float">
            <text:p>78.69</text:p>
          </table:table-cell>
          <table:table-cell table:formula="of:=RADIANS([.B92])" office:value-type="float" office:value="1.37339958839434" calcext:value-type="float">
            <text:p>1.3733995884</text:p>
          </table:table-cell>
          <table:table-cell table:formula="of:=[.A92]*SIN([.C92])" office:value-type="float" office:value="7.78580872978604" calcext:value-type="float">
            <text:p>7.7858087298</text:p>
          </table:table-cell>
          <table:table-cell table:formula="of:=[.A92]*COS([.C92])" office:value-type="float" office:value="1.55717128896842" calcext:value-type="float">
            <text:p>1.557171289</text:p>
          </table:table-cell>
          <table:table-cell table:style-name="ce1" table:formula="of:=[.D92]/([.D92]+[.E92])" office:value-type="float" office:value="0.833332482158512" calcext:value-type="float">
            <text:p>0.8333324822</text:p>
          </table:table-cell>
          <table:table-cell table:style-name="ce1" table:formula="of:=[.E92]/([.D92]+[.E92])" office:value-type="float" office:value="0.166667517841488" calcext:value-type="float">
            <text:p>0.1666675178</text:p>
          </table:table-cell>
          <table:table-cell table:number-columns-repeated="3"/>
          <table:table-cell office:value-type="string" calcext:value-type="string">
            <text:p>02L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39.13" calcext:value-type="float">
            <text:p>39.13</text:p>
          </table:table-cell>
          <table:table-cell table:formula="of:=RADIANS([.B93])" office:value-type="float" office:value="0.682947336305381" calcext:value-type="float">
            <text:p>0.6829473363</text:p>
          </table:table-cell>
          <table:table-cell table:formula="of:=[.A93]*SIN([.C93])" office:value-type="float" office:value="12.697371005141" calcext:value-type="float">
            <text:p>12.6973710051</text:p>
          </table:table-cell>
          <table:table-cell table:formula="of:=[.A93]*COS([.C93])" office:value-type="float" office:value="15.6074075220007" calcext:value-type="float">
            <text:p>15.607407522</text:p>
          </table:table-cell>
          <table:table-cell table:style-name="ce1" table:formula="of:=[.D93]/([.D93]+[.E93])" office:value-type="float" office:value="0.448594607195579" calcext:value-type="float">
            <text:p>0.4485946072</text:p>
          </table:table-cell>
          <table:table-cell table:style-name="ce1" table:formula="of:=[.E93]/([.D93]+[.E93])" office:value-type="float" office:value="0.551405392804421" calcext:value-type="float">
            <text:p>0.5514053928</text:p>
          </table:table-cell>
          <table:table-cell table:number-columns-repeated="4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37.31" calcext:value-type="float">
            <text:p>37.31</text:p>
          </table:table-cell>
          <table:table-cell table:formula="of:=RADIANS([.B94])" office:value-type="float" office:value="0.651182343919084" calcext:value-type="float">
            <text:p>0.6511823439</text:p>
          </table:table-cell>
          <table:table-cell table:formula="of:=[.A94]*SIN([.C94])" office:value-type="float" office:value="4.13984896279235" calcext:value-type="float">
            <text:p>4.1398489628</text:p>
          </table:table-cell>
          <table:table-cell table:formula="of:=[.A94]*COS([.C94])" office:value-type="float" office:value="5.43236141703284" calcext:value-type="float">
            <text:p>5.432361417</text:p>
          </table:table-cell>
          <table:table-cell table:style-name="ce1" table:formula="of:=[.D94]/([.D94]+[.E94])" office:value-type="float" office:value="0.43248620731505" calcext:value-type="float">
            <text:p>0.4324862073</text:p>
          </table:table-cell>
          <table:table-cell table:style-name="ce1" table:formula="of:=[.E94]/([.D94]+[.E94])" office:value-type="float" office:value="0.56751379268495" calcext:value-type="float">
            <text:p>0.5675137927</text:p>
          </table:table-cell>
          <table:table-cell table:number-columns-repeated="4"/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4.76" calcext:value-type="float">
            <text:p>4.76</text:p>
          </table:table-cell>
          <table:table-cell table:formula="of:=RADIANS([.B95])" office:value-type="float" office:value="0.0830776723949301" calcext:value-type="float">
            <text:p>0.0830776724</text:p>
          </table:table-cell>
          <table:table-cell table:formula="of:=[.A95]*SIN([.C95])" office:value-type="float" office:value="1.32190548609618" calcext:value-type="float">
            <text:p>1.3219054861</text:p>
          </table:table-cell>
          <table:table-cell table:formula="of:=[.A95]*COS([.C95])" office:value-type="float" office:value="15.8750579805501" calcext:value-type="float">
            <text:p>15.8750579806</text:p>
          </table:table-cell>
          <table:table-cell table:style-name="ce1" table:formula="of:=[.D95]/([.D95]+[.E95])" office:value-type="float" office:value="0.0768685406967355" calcext:value-type="float">
            <text:p>0.0768685407</text:p>
          </table:table-cell>
          <table:table-cell table:style-name="ce1" table:formula="of:=[.E95]/([.D95]+[.E95])" office:value-type="float" office:value="0.923131459303264" calcext:value-type="float">
            <text:p>0.92313145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84.92" calcext:value-type="float">
            <text:p>84.92</text:p>
          </table:table-cell>
          <table:table-cell table:formula="of:=RADIANS([.B96])" office:value-type="float" office:value="1.48213360079358" calcext:value-type="float">
            <text:p>1.4821336008</text:p>
          </table:table-cell>
          <table:table-cell table:formula="of:=[.A96]*SIN([.C96])" office:value-type="float" office:value="11.9030608145596" calcext:value-type="float">
            <text:p>11.9030608146</text:p>
          </table:table-cell>
          <table:table-cell table:formula="of:=[.A96]*COS([.C96])" office:value-type="float" office:value="1.05813196005786" calcext:value-type="float">
            <text:p>1.0581319601</text:p>
          </table:table-cell>
          <table:table-cell table:style-name="ce1" table:formula="of:=[.D96]/([.D96]+[.E96])" office:value-type="float" office:value="0.918361529030719" calcext:value-type="float">
            <text:p>0.918361529</text:p>
          </table:table-cell>
          <table:table-cell table:style-name="ce1" table:formula="of:=[.E96]/([.D96]+[.E96])" office:value-type="float" office:value="0.0816384709692806" calcext:value-type="float">
            <text:p>0.081638471</text:p>
          </table:table-cell>
          <table:table-cell table:number-columns-repeated="4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8.29" calcext:value-type="float">
            <text:p>38.29</text:p>
          </table:table-cell>
          <table:table-cell table:formula="of:=RADIANS([.B97])" office:value-type="float" office:value="0.668286570588629" calcext:value-type="float">
            <text:p>0.6682865706</text:p>
          </table:table-cell>
          <table:table-cell table:formula="of:=[.A97]*SIN([.C97])" office:value-type="float" office:value="3.94092345733748" calcext:value-type="float">
            <text:p>3.9409234573</text:p>
          </table:table-cell>
          <table:table-cell table:formula="of:=[.A97]*COS([.C97])" office:value-type="float" office:value="4.99186561351637" calcext:value-type="float">
            <text:p>4.9918656135</text:p>
          </table:table-cell>
          <table:table-cell table:style-name="ce1" table:formula="of:=[.D97]/([.D97]+[.E97])" office:value-type="float" office:value="0.441175026755757" calcext:value-type="float">
            <text:p>0.4411750268</text:p>
          </table:table-cell>
          <table:table-cell table:style-name="ce1" table:formula="of:=[.E97]/([.D97]+[.E97])" office:value-type="float" office:value="0.558824973244243" calcext:value-type="float">
            <text:p>0.5588249732</text:p>
          </table:table-cell>
          <table:table-cell table:number-columns-repeated="4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.2" calcext:value-type="float">
            <text:p>6.2</text:p>
          </table:table-cell>
          <table:table-cell table:formula="of:=RADIANS([.B98])" office:value-type="float" office:value="0.108210413623648" calcext:value-type="float">
            <text:p>0.1082104136</text:p>
          </table:table-cell>
          <table:table-cell table:formula="of:=[.A98]*SIN([.C98])" office:value-type="float" office:value="1.32191211384172" calcext:value-type="float">
            <text:p>1.3219121138</text:p>
          </table:table-cell>
          <table:table-cell table:formula="of:=[.A98]*COS([.C98])" office:value-type="float" office:value="12.1684077990211" calcext:value-type="float">
            <text:p>12.168407799</text:p>
          </table:table-cell>
          <table:table-cell table:style-name="ce1" table:formula="of:=[.D98]/([.D98]+[.E98])" office:value-type="float" office:value="0.0979896787014882" calcext:value-type="float">
            <text:p>0.0979896787</text:p>
          </table:table-cell>
          <table:table-cell table:style-name="ce1" table:formula="of:=[.E98]/([.D98]+[.E98])" office:value-type="float" office:value="0.902010321298512" calcext:value-type="float">
            <text:p>0.9020103213</text:p>
          </table:table-cell>
          <table:table-cell table:number-columns-repeated="4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74.36" calcext:value-type="float">
            <text:p>74.36</text:p>
          </table:table-cell>
          <table:table-cell table:formula="of:=RADIANS([.B99])" office:value-type="float" office:value="1.29782683178298" calcext:value-type="float">
            <text:p>1.2978268318</text:p>
          </table:table-cell>
          <table:table-cell table:formula="of:=[.A99]*SIN([.C99])" office:value-type="float" office:value="13.1253436704818" calcext:value-type="float">
            <text:p>13.1253436705</text:p>
          </table:table-cell>
          <table:table-cell table:formula="of:=[.A99]*COS([.C99])" office:value-type="float" office:value="3.67454126820535" calcext:value-type="float">
            <text:p>3.6745412682</text:p>
          </table:table-cell>
          <table:table-cell table:style-name="ce1" table:formula="of:=[.D99]/([.D99]+[.E99])" office:value-type="float" office:value="0.781275807446542" calcext:value-type="float">
            <text:p>0.7812758074</text:p>
          </table:table-cell>
          <table:table-cell table:style-name="ce1" table:formula="of:=[.E99]/([.D99]+[.E99])" office:value-type="float" office:value="0.218724192553458" calcext:value-type="float">
            <text:p>0.2187241926</text:p>
          </table:table-cell>
          <table:table-cell table:number-columns-repeated="3"/>
          <table:table-cell office:value-type="string" calcext:value-type="string">
            <text:p>02N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64.13" calcext:value-type="float">
            <text:p>64.13</text:p>
          </table:table-cell>
          <table:table-cell table:formula="of:=RADIANS([.B100])" office:value-type="float" office:value="1.11927964930396" calcext:value-type="float">
            <text:p>1.1192796493</text:p>
          </table:table-cell>
          <table:table-cell table:formula="of:=[.A100]*SIN([.C100])" office:value-type="float" office:value="8.80890850862011" calcext:value-type="float">
            <text:p>8.8089085086</text:p>
          </table:table-cell>
          <table:table-cell table:formula="of:=[.A100]*COS([.C100])" office:value-type="float" office:value="4.27167776017343" calcext:value-type="float">
            <text:p>4.2716777602</text:p>
          </table:table-cell>
          <table:table-cell table:style-name="ce1" table:formula="of:=[.D100]/([.D100]+[.E100])" office:value-type="float" office:value="0.673433768762765" calcext:value-type="float">
            <text:p>0.6734337688</text:p>
          </table:table-cell>
          <table:table-cell table:style-name="ce1" table:formula="of:=[.E100]/([.D100]+[.E100])" office:value-type="float" office:value="0.326566231237235" calcext:value-type="float">
            <text:p>0.3265662312</text:p>
          </table:table-cell>
          <table:table-cell table:number-columns-repeated="4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30.07" calcext:value-type="float">
            <text:p>30.07</text:p>
          </table:table-cell>
          <table:table-cell table:formula="of:=RADIANS([.B101])" office:value-type="float" office:value="0.524820506074695" calcext:value-type="float">
            <text:p>0.5248205061</text:p>
          </table:table-cell>
          <table:table-cell table:formula="of:=[.A101]*SIN([.C101])" office:value-type="float" office:value="3.04142009459247" calcext:value-type="float">
            <text:p>3.0414200946</text:p>
          </table:table-cell>
          <table:table-cell table:formula="of:=[.A101]*COS([.C101])" office:value-type="float" office:value="5.25306232670137" calcext:value-type="float">
            <text:p>5.2530623267</text:p>
          </table:table-cell>
          <table:table-cell table:style-name="ce1" table:formula="of:=[.D101]/([.D101]+[.E101])" office:value-type="float" office:value="0.366679913237798" calcext:value-type="float">
            <text:p>0.3666799132</text:p>
          </table:table-cell>
          <table:table-cell table:style-name="ce1" table:formula="of:=[.E101]/([.D101]+[.E101])" office:value-type="float" office:value="0.633320086762202" calcext:value-type="float">
            <text:p>0.6333200868</text:p>
          </table:table-cell>
          <table:table-cell table:number-columns-repeated="4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48.92" calcext:value-type="float">
            <text:p>48.92</text:p>
          </table:table-cell>
          <table:table-cell table:formula="of:=RADIANS([.B102])" office:value-type="float" office:value="0.853815070075626" calcext:value-type="float">
            <text:p>0.8538150701</text:p>
          </table:table-cell>
          <table:table-cell table:formula="of:=[.A102]*SIN([.C102])" office:value-type="float" office:value="10.3571132593652" calcext:value-type="float">
            <text:p>10.3571132594</text:p>
          </table:table-cell>
          <table:table-cell table:formula="of:=[.A102]*COS([.C102])" office:value-type="float" office:value="9.02872111279788" calcext:value-type="float">
            <text:p>9.0287211128</text:p>
          </table:table-cell>
          <table:table-cell table:style-name="ce1" table:formula="of:=[.D102]/([.D102]+[.E102])" office:value-type="float" office:value="0.534261928608933" calcext:value-type="float">
            <text:p>0.5342619286</text:p>
          </table:table-cell>
          <table:table-cell table:style-name="ce1" table:formula="of:=[.E102]/([.D102]+[.E102])" office:value-type="float" office:value="0.465738071391067" calcext:value-type="float">
            <text:p>0.46573807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45.81" calcext:value-type="float">
            <text:p>45.81</text:p>
          </table:table-cell>
          <table:table-cell table:formula="of:=RADIANS([.B103])" office:value-type="float" office:value="0.799535330338602" calcext:value-type="float">
            <text:p>0.7995353303</text:p>
          </table:table-cell>
          <table:table-cell table:formula="of:=[.A103]*SIN([.C103])" office:value-type="float" office:value="9.47916667543972" calcext:value-type="float">
            <text:p>9.4791666754</text:p>
          </table:table-cell>
          <table:table-cell table:formula="of:=[.A103]*COS([.C103])" office:value-type="float" office:value="9.2148683734079" calcext:value-type="float">
            <text:p>9.2148683734</text:p>
          </table:table-cell>
          <table:table-cell table:style-name="ce1" table:formula="of:=[.D103]/([.D103]+[.E103])" office:value-type="float" office:value="0.507069054416053" calcext:value-type="float">
            <text:p>0.5070690544</text:p>
          </table:table-cell>
          <table:table-cell table:style-name="ce1" table:formula="of:=[.E103]/([.D103]+[.E103])" office:value-type="float" office:value="0.492930945583947" calcext:value-type="float">
            <text:p>0.4929309456</text:p>
          </table:table-cell>
          <table:table-cell table:number-columns-repeated="4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2.62" calcext:value-type="float">
            <text:p>22.62</text:p>
          </table:table-cell>
          <table:table-cell table:formula="of:=RADIANS([.B104])" office:value-type="float" office:value="0.394793476801117" calcext:value-type="float">
            <text:p>0.3947934768</text:p>
          </table:table-cell>
          <table:table-cell table:formula="of:=[.A104]*SIN([.C104])" office:value-type="float" office:value="1.31539205656863" calcext:value-type="float">
            <text:p>1.3153920566</text:p>
          </table:table-cell>
          <table:table-cell table:formula="of:=[.A104]*COS([.C104])" office:value-type="float" office:value="3.15691997641945" calcext:value-type="float">
            <text:p>3.1569199764</text:p>
          </table:table-cell>
          <table:table-cell table:style-name="ce1" table:formula="of:=[.D104]/([.D104]+[.E104])" office:value-type="float" office:value="0.294119025431635" calcext:value-type="float">
            <text:p>0.2941190254</text:p>
          </table:table-cell>
          <table:table-cell table:style-name="ce1" table:formula="of:=[.E104]/([.D104]+[.E104])" office:value-type="float" office:value="0.705880974568365" calcext:value-type="float">
            <text:p>0.7058809746</text:p>
          </table:table-cell>
          <table:table-cell table:number-columns-repeated="4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15.95" calcext:value-type="float">
            <text:p>15.95</text:p>
          </table:table-cell>
          <table:table-cell table:formula="of:=RADIANS([.B105])" office:value-type="float" office:value="0.278380015693096" calcext:value-type="float">
            <text:p>0.2783800157</text:p>
          </table:table-cell>
          <table:table-cell table:formula="of:=[.A105]*SIN([.C105])" office:value-type="float" office:value="3.69603837092293" calcext:value-type="float">
            <text:p>3.6960383709</text:p>
          </table:table-cell>
          <table:table-cell table:formula="of:=[.A105]*COS([.C105])" office:value-type="float" office:value="12.9322001361201" calcext:value-type="float">
            <text:p>12.9322001361</text:p>
          </table:table-cell>
          <table:table-cell table:style-name="ce1" table:formula="of:=[.D105]/([.D105]+[.E105])" office:value-type="float" office:value="0.22227479894262" calcext:value-type="float">
            <text:p>0.2222747989</text:p>
          </table:table-cell>
          <table:table-cell table:style-name="ce1" table:formula="of:=[.E105]/([.D105]+[.E105])" office:value-type="float" office:value="0.77772520105738" calcext:value-type="float">
            <text:p>0.7777252011</text:p>
          </table:table-cell>
          <table:table-cell table:number-columns-repeated="4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75.62" calcext:value-type="float">
            <text:p>75.62</text:p>
          </table:table-cell>
          <table:table-cell table:formula="of:=RADIANS([.B106])" office:value-type="float" office:value="1.31981798035811" calcext:value-type="float">
            <text:p>1.3198179804</text:p>
          </table:table-cell>
          <table:table-cell table:formula="of:=[.A106]*SIN([.C106])" office:value-type="float" office:value="10.1516606700505" calcext:value-type="float">
            <text:p>10.1516606701</text:p>
          </table:table-cell>
          <table:table-cell table:formula="of:=[.A106]*COS([.C106])" office:value-type="float" office:value="2.60272657806206" calcext:value-type="float">
            <text:p>2.6027265781</text:p>
          </table:table-cell>
          <table:table-cell table:style-name="ce1" table:formula="of:=[.D106]/([.D106]+[.E106])" office:value-type="float" office:value="0.795934800517584" calcext:value-type="float">
            <text:p>0.7959348005</text:p>
          </table:table-cell>
          <table:table-cell table:style-name="ce1" table:formula="of:=[.E106]/([.D106]+[.E106])" office:value-type="float" office:value="0.204065199482416" calcext:value-type="float">
            <text:p>0.2040651995</text:p>
          </table:table-cell>
          <table:table-cell table:number-columns-repeated="3"/>
          <table:table-cell office:value-type="string" calcext:value-type="string">
            <text:p>02M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0.78" calcext:value-type="float">
            <text:p>10.78</text:p>
          </table:table-cell>
          <table:table-cell table:formula="of:=RADIANS([.B107])" office:value-type="float" office:value="0.188146493364989" calcext:value-type="float">
            <text:p>0.1881464934</text:p>
          </table:table-cell>
          <table:table-cell table:formula="of:=[.A107]*SIN([.C107])" office:value-type="float" office:value="1.02497054292755" calcext:value-type="float">
            <text:p>1.0249705429</text:p>
          </table:table-cell>
          <table:table-cell table:formula="of:=[.A107]*COS([.C107])" office:value-type="float" office:value="5.38329224416906" calcext:value-type="float">
            <text:p>5.3832922442</text:p>
          </table:table-cell>
          <table:table-cell table:style-name="ce1" table:formula="of:=[.D107]/([.D107]+[.E107])" office:value-type="float" office:value="0.159945148471655" calcext:value-type="float">
            <text:p>0.1599451485</text:p>
          </table:table-cell>
          <table:table-cell table:style-name="ce1" table:formula="of:=[.E107]/([.D107]+[.E107])" office:value-type="float" office:value="0.840054851528345" calcext:value-type="float">
            <text:p>0.8400548515</text:p>
          </table:table-cell>
          <table:table-cell table:number-columns-repeated="4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7.1" calcext:value-type="float">
            <text:p>17.1</text:p>
          </table:table-cell>
          <table:table-cell table:formula="of:=RADIANS([.B108])" office:value-type="float" office:value="0.29845130209103" calcext:value-type="float">
            <text:p>0.2984513021</text:p>
          </table:table-cell>
          <table:table-cell table:formula="of:=[.A108]*SIN([.C108])" office:value-type="float" office:value="2.14943477744814" calcext:value-type="float">
            <text:p>2.1494347774</text:p>
          </table:table-cell>
          <table:table-cell table:formula="of:=[.A108]*COS([.C108])" office:value-type="float" office:value="6.98684693817579" calcext:value-type="float">
            <text:p>6.9868469382</text:p>
          </table:table-cell>
          <table:table-cell table:style-name="ce1" table:formula="of:=[.D108]/([.D108]+[.E108])" office:value-type="float" office:value="0.235263627408993" calcext:value-type="float">
            <text:p>0.2352636274</text:p>
          </table:table-cell>
          <table:table-cell table:style-name="ce1" table:formula="of:=[.E108]/([.D108]+[.E108])" office:value-type="float" office:value="0.764736372591007" calcext:value-type="float">
            <text:p>0.7647363726</text:p>
          </table:table-cell>
          <table:table-cell table:number-columns-repeated="4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87.46" calcext:value-type="float">
            <text:p>87.46</text:p>
          </table:table-cell>
          <table:table-cell table:formula="of:=RADIANS([.B109])" office:value-type="float" office:value="1.52646496379424" calcext:value-type="float">
            <text:p>1.5264649638</text:p>
          </table:table-cell>
          <table:table-cell table:formula="of:=[.A109]*SIN([.C109])" office:value-type="float" office:value="11.8283675083759" calcext:value-type="float">
            <text:p>11.8283675084</text:p>
          </table:table-cell>
          <table:table-cell table:formula="of:=[.A109]*COS([.C109])" office:value-type="float" office:value="0.524711431930064" calcext:value-type="float">
            <text:p>0.5247114319</text:p>
          </table:table-cell>
          <table:table-cell table:style-name="ce1" table:formula="of:=[.D109]/([.D109]+[.E109])" office:value-type="float" office:value="0.95752383397972" calcext:value-type="float">
            <text:p>0.957523834</text:p>
          </table:table-cell>
          <table:table-cell table:style-name="ce1" table:formula="of:=[.E109]/([.D109]+[.E109])" office:value-type="float" office:value="0.0424761660202804" calcext:value-type="float">
            <text:p>0.042476166</text:p>
          </table:table-cell>
          <table:table-cell table:number-columns-repeated="4"/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3.94" calcext:value-type="float">
            <text:p>3.94</text:p>
          </table:table-cell>
          <table:table-cell table:formula="of:=RADIANS([.B110])" office:value-type="float" office:value="0.0687659725285766" calcext:value-type="float">
            <text:p>0.0687659725</text:p>
          </table:table-cell>
          <table:table-cell table:formula="of:=[.A110]*SIN([.C110])" office:value-type="float" office:value="0.785375748912352" calcext:value-type="float">
            <text:p>0.7853757489</text:p>
          </table:table-cell>
          <table:table-cell table:formula="of:=[.A110]*COS([.C110])" office:value-type="float" office:value="11.4029857902665" calcext:value-type="float">
            <text:p>11.4029857903</text:p>
          </table:table-cell>
          <table:table-cell table:style-name="ce1" table:formula="of:=[.D110]/([.D110]+[.E110])" office:value-type="float" office:value="0.0644365320463953" calcext:value-type="float">
            <text:p>0.064436532</text:p>
          </table:table-cell>
          <table:table-cell table:style-name="ce1" table:formula="of:=[.E110]/([.D110]+[.E110])" office:value-type="float" office:value="0.935563467953605" calcext:value-type="float">
            <text:p>0.9355634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59.98" calcext:value-type="float">
            <text:p>59.98</text:p>
          </table:table-cell>
          <table:table-cell table:formula="of:=RADIANS([.B111])" office:value-type="float" office:value="1.0468484853462" calcext:value-type="float">
            <text:p>1.0468484853</text:p>
          </table:table-cell>
          <table:table-cell table:formula="of:=[.A111]*SIN([.C111])" office:value-type="float" office:value="3.93096271418081" calcext:value-type="float">
            <text:p>3.9309627142</text:p>
          </table:table-cell>
          <table:table-cell table:formula="of:=[.A111]*COS([.C111])" office:value-type="float" office:value="2.27137230319476" calcext:value-type="float">
            <text:p>2.2713723032</text:p>
          </table:table-cell>
          <table:table-cell table:style-name="ce1" table:formula="of:=[.D111]/([.D111]+[.E111])" office:value-type="float" office:value="0.633787549877327" calcext:value-type="float">
            <text:p>0.6337875499</text:p>
          </table:table-cell>
          <table:table-cell table:style-name="ce1" table:formula="of:=[.E111]/([.D111]+[.E111])" office:value-type="float" office:value="0.366212450122673" calcext:value-type="float">
            <text:p>0.3662124501</text:p>
          </table:table-cell>
          <table:table-cell table:number-columns-repeated="4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3.59" calcext:value-type="float">
            <text:p>23.59</text:p>
          </table:table-cell>
          <table:table-cell table:formula="of:=RADIANS([.B112])" office:value-type="float" office:value="0.411723170545462" calcext:value-type="float">
            <text:p>0.4117231705</text:p>
          </table:table-cell>
          <table:table-cell table:formula="of:=[.A112]*SIN([.C112])" office:value-type="float" office:value="1.68479607307762" calcext:value-type="float">
            <text:p>1.6847960731</text:p>
          </table:table-cell>
          <table:table-cell table:formula="of:=[.A112]*COS([.C112])" office:value-type="float" office:value="3.85818120260599" calcext:value-type="float">
            <text:p>3.8581812026</text:p>
          </table:table-cell>
          <table:table-cell table:style-name="ce1" table:formula="of:=[.D112]/([.D112]+[.E112])" office:value-type="float" office:value="0.303951466744888" calcext:value-type="float">
            <text:p>0.3039514667</text:p>
          </table:table-cell>
          <table:table-cell table:style-name="ce1" table:formula="of:=[.E112]/([.D112]+[.E112])" office:value-type="float" office:value="0.696048533255112" calcext:value-type="float">
            <text:p>0.6960485333</text:p>
          </table:table-cell>
          <table:table-cell table:number-columns-repeated="4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table:formula="of:=RADIANS([.B113])" office:value-type="float" office:value="0" calcext:value-type="float">
            <text:p>0</text:p>
          </table:table-cell>
          <table:table-cell table:formula="of:=[.A113]*SIN([.C113])" office:value-type="float" office:value="0" calcext:value-type="float">
            <text:p>0</text:p>
          </table:table-cell>
          <table:table-cell table:formula="of:=[.A113]*COS([.C113])" office:value-type="float" office:value="2.34" calcext:value-type="float">
            <text:p>2.34</text:p>
          </table:table-cell>
          <table:table-cell table:style-name="ce1" table:formula="of:=[.D113]/([.D113]+[.E113])" office:value-type="float" office:value="0" calcext:value-type="float">
            <text:p>0</text:p>
          </table:table-cell>
          <table:table-cell table:style-name="ce1" table:formula="of:=[.E113]/([.D113]+[.E113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2O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9.78" calcext:value-type="float">
            <text:p>9.78</text:p>
          </table:table-cell>
          <table:table-cell table:formula="of:=RADIANS([.B114])" office:value-type="float" office:value="0.170693200845045" calcext:value-type="float">
            <text:p>0.1706932008</text:p>
          </table:table-cell>
          <table:table-cell table:formula="of:=[.A114]*SIN([.C114])" office:value-type="float" office:value="0.733819031527054" calcext:value-type="float">
            <text:p>0.7338190315</text:p>
          </table:table-cell>
          <table:table-cell table:formula="of:=[.A114]*COS([.C114])" office:value-type="float" office:value="4.25721853197234" calcext:value-type="float">
            <text:p>4.257218532</text:p>
          </table:table-cell>
          <table:table-cell table:style-name="ce1" table:formula="of:=[.D114]/([.D114]+[.E114])" office:value-type="float" office:value="0.147027350964786" calcext:value-type="float">
            <text:p>0.147027351</text:p>
          </table:table-cell>
          <table:table-cell table:style-name="ce1" table:formula="of:=[.E114]/([.D114]+[.E114])" office:value-type="float" office:value="0.852972649035214" calcext:value-type="float">
            <text:p>0.852972649</text:p>
          </table:table-cell>
          <table:table-cell table:number-columns-repeated="4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61.7" calcext:value-type="float">
            <text:p>61.7</text:p>
          </table:table-cell>
          <table:table-cell table:formula="of:=RADIANS([.B115])" office:value-type="float" office:value="1.0768681484805" calcext:value-type="float">
            <text:p>1.0768681485</text:p>
          </table:table-cell>
          <table:table-cell table:formula="of:=[.A115]*SIN([.C115])" office:value-type="float" office:value="3.37222826394009" calcext:value-type="float">
            <text:p>3.3722282639</text:p>
          </table:table-cell>
          <table:table-cell table:formula="of:=[.A115]*COS([.C115])" office:value-type="float" office:value="1.81575784065046" calcext:value-type="float">
            <text:p>1.8157578407</text:p>
          </table:table-cell>
          <table:table-cell table:style-name="ce1" table:formula="of:=[.D115]/([.D115]+[.E115])" office:value-type="float" office:value="0.650007188908275" calcext:value-type="float">
            <text:p>0.6500071889</text:p>
          </table:table-cell>
          <table:table-cell table:style-name="ce1" table:formula="of:=[.E115]/([.D115]+[.E115])" office:value-type="float" office:value="0.349992811091725" calcext:value-type="float">
            <text:p>0.3499928111</text:p>
          </table:table-cell>
          <table:table-cell table:number-columns-repeated="4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64.69" calcext:value-type="float">
            <text:p>64.69</text:p>
          </table:table-cell>
          <table:table-cell table:formula="of:=RADIANS([.B116])" office:value-type="float" office:value="1.12905349311513" calcext:value-type="float">
            <text:p>1.1290534931</text:p>
          </table:table-cell>
          <table:table-cell table:formula="of:=[.A116]*SIN([.C116])" office:value-type="float" office:value="17.5558343476973" calcext:value-type="float">
            <text:p>17.5558343477</text:p>
          </table:table-cell>
          <table:table-cell table:formula="of:=[.A116]*COS([.C116])" office:value-type="float" office:value="8.30235390453882" calcext:value-type="float">
            <text:p>8.3023539045</text:p>
          </table:table-cell>
          <table:table-cell table:style-name="ce1" table:formula="of:=[.D116]/([.D116]+[.E116])" office:value-type="float" office:value="0.678927470727929" calcext:value-type="float">
            <text:p>0.6789274707</text:p>
          </table:table-cell>
          <table:table-cell table:style-name="ce1" table:formula="of:=[.E116]/([.D116]+[.E116])" office:value-type="float" office:value="0.321072529272071" calcext:value-type="float">
            <text:p>0.32107252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9.78" calcext:value-type="float">
            <text:p>9.78</text:p>
          </table:table-cell>
          <table:table-cell table:formula="of:=RADIANS([.B117])" office:value-type="float" office:value="0.170693200845045" calcext:value-type="float">
            <text:p>0.1706932008</text:p>
          </table:table-cell>
          <table:table-cell table:formula="of:=[.A117]*SIN([.C117])" office:value-type="float" office:value="3.48903771008465" calcext:value-type="float">
            <text:p>3.4890377101</text:p>
          </table:table-cell>
          <table:table-cell table:formula="of:=[.A117]*COS([.C117])" office:value-type="float" office:value="20.241497371924" calcext:value-type="float">
            <text:p>20.2414973719</text:p>
          </table:table-cell>
          <table:table-cell table:style-name="ce1" table:formula="of:=[.D117]/([.D117]+[.E117])" office:value-type="float" office:value="0.147027350964786" calcext:value-type="float">
            <text:p>0.147027351</text:p>
          </table:table-cell>
          <table:table-cell table:style-name="ce1" table:formula="of:=[.E117]/([.D117]+[.E117])" office:value-type="float" office:value="0.852972649035214" calcext:value-type="float">
            <text:p>0.852972649</text:p>
          </table:table-cell>
          <table:table-cell table:number-columns-repeated="4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66.14" calcext:value-type="float">
            <text:p>66.14</text:p>
          </table:table-cell>
          <table:table-cell table:formula="of:=RADIANS([.B118])" office:value-type="float" office:value="1.15436076726905" calcext:value-type="float">
            <text:p>1.1543607673</text:p>
          </table:table-cell>
          <table:table-cell table:formula="of:=[.A118]*SIN([.C118])" office:value-type="float" office:value="13.7912115449408" calcext:value-type="float">
            <text:p>13.7912115449</text:p>
          </table:table-cell>
          <table:table-cell table:formula="of:=[.A118]*COS([.C118])" office:value-type="float" office:value="6.09990853396116" calcext:value-type="float">
            <text:p>6.099908534</text:p>
          </table:table-cell>
          <table:table-cell table:style-name="ce1" table:formula="of:=[.D118]/([.D118]+[.E118])" office:value-type="float" office:value="0.693335090745785" calcext:value-type="float">
            <text:p>0.6933350907</text:p>
          </table:table-cell>
          <table:table-cell table:style-name="ce1" table:formula="of:=[.E118]/([.D118]+[.E118])" office:value-type="float" office:value="0.306664909254215" calcext:value-type="float">
            <text:p>0.3066649093</text:p>
          </table:table-cell>
          <table:table-cell table:number-columns-repeated="3"/>
          <table:table-cell office:value-type="string" calcext:value-type="string">
            <text:p>02P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3.26" calcext:value-type="float">
            <text:p>43.26</text:p>
          </table:table-cell>
          <table:table-cell table:formula="of:=RADIANS([.B119])" office:value-type="float" office:value="0.755029434412747" calcext:value-type="float">
            <text:p>0.7550294344</text:p>
          </table:table-cell>
          <table:table-cell table:formula="of:=[.A119]*SIN([.C119])" office:value-type="float" office:value="4.27633505274009" calcext:value-type="float">
            <text:p>4.2763350527</text:p>
          </table:table-cell>
          <table:table-cell table:formula="of:=[.A119]*COS([.C119])" office:value-type="float" office:value="4.54428856001755" calcext:value-type="float">
            <text:p>4.54428856</text:p>
          </table:table-cell>
          <table:table-cell table:style-name="ce1" table:formula="of:=[.D119]/([.D119]+[.E119])" office:value-type="float" office:value="0.484810965809157" calcext:value-type="float">
            <text:p>0.4848109658</text:p>
          </table:table-cell>
          <table:table-cell table:style-name="ce1" table:formula="of:=[.E119]/([.D119]+[.E119])" office:value-type="float" office:value="0.515189034190843" calcext:value-type="float">
            <text:p>0.5151890342</text:p>
          </table:table-cell>
          <table:table-cell table:number-columns-repeated="4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7.02" calcext:value-type="float">
            <text:p>17.02</text:p>
          </table:table-cell>
          <table:table-cell table:formula="of:=RADIANS([.B120])" office:value-type="float" office:value="0.297055038689435" calcext:value-type="float">
            <text:p>0.2970550387</text:p>
          </table:table-cell>
          <table:table-cell table:formula="of:=[.A120]*SIN([.C120])" office:value-type="float" office:value="4.00128418823344" calcext:value-type="float">
            <text:p>4.0012841882</text:p>
          </table:table-cell>
          <table:table-cell table:formula="of:=[.A120]*COS([.C120])" office:value-type="float" office:value="13.0712900987237" calcext:value-type="float">
            <text:p>13.0712900987</text:p>
          </table:table-cell>
          <table:table-cell table:style-name="ce1" table:formula="of:=[.D120]/([.D120]+[.E120])" office:value-type="float" office:value="0.234369118621454" calcext:value-type="float">
            <text:p>0.2343691186</text:p>
          </table:table-cell>
          <table:table-cell table:style-name="ce1" table:formula="of:=[.E120]/([.D120]+[.E120])" office:value-type="float" office:value="0.765630881378546" calcext:value-type="float">
            <text:p>0.76563088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64.65" calcext:value-type="float">
            <text:p>64.65</text:p>
          </table:table-cell>
          <table:table-cell table:formula="of:=RADIANS([.B121])" office:value-type="float" office:value="1.12835536141433" calcext:value-type="float">
            <text:p>1.1283553614</text:p>
          </table:table-cell>
          <table:table-cell table:formula="of:=[.A121]*SIN([.C121])" office:value-type="float" office:value="4.97943805218318" calcext:value-type="float">
            <text:p>4.9794380522</text:p>
          </table:table-cell>
          <table:table-cell table:formula="of:=[.A121]*COS([.C121])" office:value-type="float" office:value="2.35908810443149" calcext:value-type="float">
            <text:p>2.3590881044</text:p>
          </table:table-cell>
          <table:table-cell table:style-name="ce1" table:formula="of:=[.D121]/([.D121]+[.E121])" office:value-type="float" office:value="0.678533801735503" calcext:value-type="float">
            <text:p>0.6785338017</text:p>
          </table:table-cell>
          <table:table-cell table:style-name="ce1" table:formula="of:=[.E121]/([.D121]+[.E121])" office:value-type="float" office:value="0.321466198264497" calcext:value-type="float">
            <text:p>0.3214661983</text:p>
          </table:table-cell>
          <table:table-cell table:number-columns-repeated="4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7.27" calcext:value-type="float">
            <text:p>87.27</text:p>
          </table:table-cell>
          <table:table-cell table:formula="of:=RADIANS([.B122])" office:value-type="float" office:value="1.52314883821545" calcext:value-type="float">
            <text:p>1.5231488382</text:p>
          </table:table-cell>
          <table:table-cell table:formula="of:=[.A122]*SIN([.C122])" office:value-type="float" office:value="5.42383734724534" calcext:value-type="float">
            <text:p>5.4238373472</text:p>
          </table:table-cell>
          <table:table-cell table:formula="of:=[.A122]*COS([.C122])" office:value-type="float" office:value="0.258627977269823" calcext:value-type="float">
            <text:p>0.2586279773</text:p>
          </table:table-cell>
          <table:table-cell table:style-name="ce1" table:formula="of:=[.D122]/([.D122]+[.E122])" office:value-type="float" office:value="0.954486659838634" calcext:value-type="float">
            <text:p>0.9544866598</text:p>
          </table:table-cell>
          <table:table-cell table:style-name="ce1" table:formula="of:=[.E122]/([.D122]+[.E122])" office:value-type="float" office:value="0.0455133401613656" calcext:value-type="float">
            <text:p>0.0455133402</text:p>
          </table:table-cell>
          <table:table-cell table:number-columns-repeated="4"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83.66" calcext:value-type="float">
            <text:p>83.66</text:p>
          </table:table-cell>
          <table:table-cell table:formula="of:=RADIANS([.B123])" office:value-type="float" office:value="1.46014245221846" calcext:value-type="float">
            <text:p>1.4601424522</text:p>
          </table:table-cell>
          <table:table-cell table:formula="of:=[.A123]*SIN([.C123])" office:value-type="float" office:value="4.76070485929962" calcext:value-type="float">
            <text:p>4.7607048593</text:p>
          </table:table-cell>
          <table:table-cell table:formula="of:=[.A123]*COS([.C123])" office:value-type="float" office:value="0.52895107773871" calcext:value-type="float">
            <text:p>0.5289510777</text:p>
          </table:table-cell>
          <table:table-cell table:style-name="ce1" table:formula="of:=[.D123]/([.D123]+[.E123])" office:value-type="float" office:value="0.90000274421726" calcext:value-type="float">
            <text:p>0.9000027442</text:p>
          </table:table-cell>
          <table:table-cell table:style-name="ce1" table:formula="of:=[.E123]/([.D123]+[.E123])" office:value-type="float" office:value="0.0999972557827398" calcext:value-type="float">
            <text:p>0.0999972558</text:p>
          </table:table-cell>
          <table:table-cell table:number-columns-repeated="4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25.99" calcext:value-type="float">
            <text:p>25.99</text:p>
          </table:table-cell>
          <table:table-cell table:formula="of:=RADIANS([.B124])" office:value-type="float" office:value="0.453611072593326" calcext:value-type="float">
            <text:p>0.4536110726</text:p>
          </table:table-cell>
          <table:table-cell table:formula="of:=[.A124]*SIN([.C124])" office:value-type="float" office:value="10.3024175102472" calcext:value-type="float">
            <text:p>10.3024175102</text:p>
          </table:table-cell>
          <table:table-cell table:formula="of:=[.A124]*COS([.C124])" office:value-type="float" office:value="21.1324464614145" calcext:value-type="float">
            <text:p>21.1324464614</text:p>
          </table:table-cell>
          <table:table-cell table:style-name="ce1" table:formula="of:=[.D124]/([.D124]+[.E124])" office:value-type="float" office:value="0.327738574581864" calcext:value-type="float">
            <text:p>0.3277385746</text:p>
          </table:table-cell>
          <table:table-cell table:style-name="ce1" table:formula="of:=[.E124]/([.D124]+[.E124])" office:value-type="float" office:value="0.672261425418137" calcext:value-type="float">
            <text:p>0.6722614254</text:p>
          </table:table-cell>
          <table:table-cell table:number-columns-repeated="3"/>
          <table:table-cell office:value-type="string" calcext:value-type="string">
            <text:p>02R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64.18" calcext:value-type="float">
            <text:p>64.18</text:p>
          </table:table-cell>
          <table:table-cell table:formula="of:=RADIANS([.B125])" office:value-type="float" office:value="1.12015231392996" calcext:value-type="float">
            <text:p>1.1201523139</text:p>
          </table:table-cell>
          <table:table-cell table:formula="of:=[.A125]*SIN([.C125])" office:value-type="float" office:value="8.23652614900424" calcext:value-type="float">
            <text:p>8.236526149</text:p>
          </table:table-cell>
          <table:table-cell table:formula="of:=[.A125]*COS([.C125])" office:value-type="float" office:value="3.98523989199764" calcext:value-type="float">
            <text:p>3.985239892</text:p>
          </table:table-cell>
          <table:table-cell table:style-name="ce1" table:formula="of:=[.D125]/([.D125]+[.E125])" office:value-type="float" office:value="0.673922747446821" calcext:value-type="float">
            <text:p>0.6739227474</text:p>
          </table:table-cell>
          <table:table-cell table:style-name="ce1" table:formula="of:=[.E125]/([.D125]+[.E125])" office:value-type="float" office:value="0.326077252553179" calcext:value-type="float">
            <text:p>0.3260772526</text:p>
          </table:table-cell>
          <table:table-cell table:number-columns-repeated="4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79.08" calcext:value-type="float">
            <text:p>79.08</text:p>
          </table:table-cell>
          <table:table-cell table:formula="of:=RADIANS([.B126])" office:value-type="float" office:value="1.38020637247712" calcext:value-type="float">
            <text:p>1.3802063725</text:p>
          </table:table-cell>
          <table:table-cell table:formula="of:=[.A126]*SIN([.C126])" office:value-type="float" office:value="14.9051303679775" calcext:value-type="float">
            <text:p>14.905130368</text:p>
          </table:table-cell>
          <table:table-cell table:formula="of:=[.A126]*COS([.C126])" office:value-type="float" office:value="2.87567187168404" calcext:value-type="float">
            <text:p>2.8756718717</text:p>
          </table:table-cell>
          <table:table-cell table:style-name="ce1" table:formula="of:=[.D126]/([.D126]+[.E126])" office:value-type="float" office:value="0.838270971527392" calcext:value-type="float">
            <text:p>0.8382709715</text:p>
          </table:table-cell>
          <table:table-cell table:style-name="ce1" table:formula="of:=[.E126]/([.D126]+[.E126])" office:value-type="float" office:value="0.161729028472608" calcext:value-type="float">
            <text:p>0.1617290285</text:p>
          </table:table-cell>
          <table:table-cell table:number-columns-repeated="4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48.01" calcext:value-type="float">
            <text:p>48.01</text:p>
          </table:table-cell>
          <table:table-cell table:formula="of:=RADIANS([.B127])" office:value-type="float" office:value="0.837932573882478" calcext:value-type="float">
            <text:p>0.8379325739</text:p>
          </table:table-cell>
          <table:table-cell table:formula="of:=[.A127]*SIN([.C127])" office:value-type="float" office:value="5.2920225882985" calcext:value-type="float">
            <text:p>5.2920225883</text:p>
          </table:table-cell>
          <table:table-cell table:formula="of:=[.A127]*COS([.C127])" office:value-type="float" office:value="4.7632863576462" calcext:value-type="float">
            <text:p>4.7632863576</text:p>
          </table:table-cell>
          <table:table-cell table:style-name="ce1" table:formula="of:=[.D127]/([.D127]+[.E127])" office:value-type="float" office:value="0.526291396589338" calcext:value-type="float">
            <text:p>0.5262913966</text:p>
          </table:table-cell>
          <table:table-cell table:style-name="ce1" table:formula="of:=[.E127]/([.D127]+[.E127])" office:value-type="float" office:value="0.473708603410662" calcext:value-type="float">
            <text:p>0.4737086034</text:p>
          </table:table-cell>
          <table:table-cell table:number-columns-repeated="4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6.04" calcext:value-type="float">
            <text:p>66.04</text:p>
          </table:table-cell>
          <table:table-cell table:formula="of:=RADIANS([.B128])" office:value-type="float" office:value="1.15261543801706" calcext:value-type="float">
            <text:p>1.152615438</text:p>
          </table:table-cell>
          <table:table-cell table:formula="of:=[.A128]*SIN([.C128])" office:value-type="float" office:value="7.03648476868617" calcext:value-type="float">
            <text:p>7.0364847687</text:p>
          </table:table-cell>
          <table:table-cell table:formula="of:=[.A128]*COS([.C128])" office:value-type="float" office:value="3.12696052102479" calcext:value-type="float">
            <text:p>3.126960521</text:p>
          </table:table-cell>
          <table:table-cell table:style-name="ce1" table:formula="of:=[.D128]/([.D128]+[.E128])" office:value-type="float" office:value="0.692332626202023" calcext:value-type="float">
            <text:p>0.6923326262</text:p>
          </table:table-cell>
          <table:table-cell table:style-name="ce1" table:formula="of:=[.E128]/([.D128]+[.E128])" office:value-type="float" office:value="0.307667373797977" calcext:value-type="float">
            <text:p>0.30766737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8.75" calcext:value-type="float">
            <text:p>8.75</text:p>
          </table:table-cell>
          <table:table-cell table:formula="of:=RADIANS([.B129])" office:value-type="float" office:value="0.152716309549504" calcext:value-type="float">
            <text:p>0.1527163095</text:p>
          </table:table-cell>
          <table:table-cell table:formula="of:=[.A129]*SIN([.C129])" office:value-type="float" office:value="0.800169011358962" calcext:value-type="float">
            <text:p>0.8001690114</text:p>
          </table:table-cell>
          <table:table-cell table:formula="of:=[.A129]*COS([.C129])" office:value-type="float" office:value="5.19878154506042" calcext:value-type="float">
            <text:p>5.1987815451</text:p>
          </table:table-cell>
          <table:table-cell table:style-name="ce1" table:formula="of:=[.D129]/([.D129]+[.E129])" office:value-type="float" office:value="0.133384831869086" calcext:value-type="float">
            <text:p>0.1333848319</text:p>
          </table:table-cell>
          <table:table-cell table:style-name="ce1" table:formula="of:=[.E129]/([.D129]+[.E129])" office:value-type="float" office:value="0.866615168130913" calcext:value-type="float">
            <text:p>0.8666151681</text:p>
          </table:table-cell>
          <table:table-cell table:number-columns-repeated="4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table:formula="of:=RADIANS([.B130])" office:value-type="float" office:value="0" calcext:value-type="float">
            <text:p>0</text:p>
          </table:table-cell>
          <table:table-cell table:formula="of:=[.A130]*SIN([.C130])" office:value-type="float" office:value="0" calcext:value-type="float">
            <text:p>0</text:p>
          </table:table-cell>
          <table:table-cell table:formula="of:=[.A130]*COS([.C130])" office:value-type="float" office:value="7.47" calcext:value-type="float">
            <text:p>7.47</text:p>
          </table:table-cell>
          <table:table-cell table:style-name="ce1" table:formula="of:=[.D130]/([.D130]+[.E130])" office:value-type="float" office:value="0" calcext:value-type="float">
            <text:p>0</text:p>
          </table:table-cell>
          <table:table-cell table:style-name="ce1" table:formula="of:=[.E130]/([.D130]+[.E1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32.01" calcext:value-type="float">
            <text:p>32.01</text:p>
          </table:table-cell>
          <table:table-cell table:formula="of:=RADIANS([.B131])" office:value-type="float" office:value="0.558679893563385" calcext:value-type="float">
            <text:p>0.5586798936</text:p>
          </table:table-cell>
          <table:table-cell table:formula="of:=[.A131]*SIN([.C131])" office:value-type="float" office:value="5.26886864865396" calcext:value-type="float">
            <text:p>5.2688686487</text:p>
          </table:table-cell>
          <table:table-cell table:formula="of:=[.A131]*COS([.C131])" office:value-type="float" office:value="8.42867861311792" calcext:value-type="float">
            <text:p>8.4286786131</text:p>
          </table:table-cell>
          <table:table-cell table:style-name="ce1" table:formula="of:=[.D131]/([.D131]+[.E131])" office:value-type="float" office:value="0.384657818510231" calcext:value-type="float">
            <text:p>0.3846578185</text:p>
          </table:table-cell>
          <table:table-cell table:style-name="ce1" table:formula="of:=[.E131]/([.D131]+[.E131])" office:value-type="float" office:value="0.615342181489769" calcext:value-type="float">
            <text:p>0.6153421815</text:p>
          </table:table-cell>
          <table:table-cell table:number-columns-repeated="3"/>
          <table:table-cell office:value-type="string" calcext:value-type="string">
            <text:p>02S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53.34" calcext:value-type="float">
            <text:p>53.34</text:p>
          </table:table-cell>
          <table:table-cell table:formula="of:=RADIANS([.B132])" office:value-type="float" office:value="0.930958623013775" calcext:value-type="float">
            <text:p>0.930958623</text:p>
          </table:table-cell>
          <table:table-cell table:formula="of:=[.A132]*SIN([.C132])" office:value-type="float" office:value="11.4633332526181" calcext:value-type="float">
            <text:p>11.4633332526</text:p>
          </table:table-cell>
          <table:table-cell table:formula="of:=[.A132]*COS([.C132])" office:value-type="float" office:value="8.53206251380163" calcext:value-type="float">
            <text:p>8.5320625138</text:p>
          </table:table-cell>
          <table:table-cell table:style-name="ce1" table:formula="of:=[.D132]/([.D132]+[.E132])" office:value-type="float" office:value="0.573298642674012" calcext:value-type="float">
            <text:p>0.5732986427</text:p>
          </table:table-cell>
          <table:table-cell table:style-name="ce1" table:formula="of:=[.E132]/([.D132]+[.E132])" office:value-type="float" office:value="0.426701357325988" calcext:value-type="float">
            <text:p>0.4267013573</text:p>
          </table:table-cell>
          <table:table-cell table:number-columns-repeated="4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3.43" calcext:value-type="float">
            <text:p>13.43</text:p>
          </table:table-cell>
          <table:table-cell table:formula="of:=RADIANS([.B133])" office:value-type="float" office:value="0.234397718542838" calcext:value-type="float">
            <text:p>0.2343977185</text:p>
          </table:table-cell>
          <table:table-cell table:formula="of:=[.A133]*SIN([.C133])" office:value-type="float" office:value="4.27817791802271" calcext:value-type="float">
            <text:p>4.278177918</text:p>
          </table:table-cell>
          <table:table-cell table:formula="of:=[.A133]*COS([.C133])" office:value-type="float" office:value="17.9162940839266" calcext:value-type="float">
            <text:p>17.9162940839</text:p>
          </table:table-cell>
          <table:table-cell table:style-name="ce1" table:formula="of:=[.D133]/([.D133]+[.E133])" office:value-type="float" office:value="0.192758715667891" calcext:value-type="float">
            <text:p>0.1927587157</text:p>
          </table:table-cell>
          <table:table-cell table:style-name="ce1" table:formula="of:=[.E133]/([.D133]+[.E133])" office:value-type="float" office:value="0.807241284332109" calcext:value-type="float">
            <text:p>0.8072412843</text:p>
          </table:table-cell>
          <table:table-cell table:number-columns-repeated="4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53.37" calcext:value-type="float">
            <text:p>53.37</text:p>
          </table:table-cell>
          <table:table-cell table:formula="of:=RADIANS([.B134])" office:value-type="float" office:value="0.931482221789374" calcext:value-type="float">
            <text:p>0.9314822218</text:p>
          </table:table-cell>
          <table:table-cell table:formula="of:=[.A134]*SIN([.C134])" office:value-type="float" office:value="10.3844170620984" calcext:value-type="float">
            <text:p>10.3844170621</text:p>
          </table:table-cell>
          <table:table-cell table:formula="of:=[.A134]*COS([.C134])" office:value-type="float" office:value="7.72058820818716" calcext:value-type="float">
            <text:p>7.7205882082</text:p>
          </table:table-cell>
          <table:table-cell table:style-name="ce1" table:formula="of:=[.D134]/([.D134]+[.E134])" office:value-type="float" office:value="0.573566088883808" calcext:value-type="float">
            <text:p>0.5735660889</text:p>
          </table:table-cell>
          <table:table-cell table:style-name="ce1" table:formula="of:=[.E134]/([.D134]+[.E134])" office:value-type="float" office:value="0.426433911116192" calcext:value-type="float">
            <text:p>0.4264339111</text:p>
          </table:table-cell>
          <table:table-cell table:number-columns-repeated="4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46.74" calcext:value-type="float">
            <text:p>46.74</text:p>
          </table:table-cell>
          <table:table-cell table:formula="of:=RADIANS([.B135])" office:value-type="float" office:value="0.81576689238215" calcext:value-type="float">
            <text:p>0.8157668924</text:p>
          </table:table-cell>
          <table:table-cell table:formula="of:=[.A135]*SIN([.C135])" office:value-type="float" office:value="4.36222571706813" calcext:value-type="float">
            <text:p>4.3622257171</text:p>
          </table:table-cell>
          <table:table-cell table:formula="of:=[.A135]*COS([.C135])" office:value-type="float" office:value="4.10500752658865" calcext:value-type="float">
            <text:p>4.1050075266</text:p>
          </table:table-cell>
          <table:table-cell table:style-name="ce1" table:formula="of:=[.D135]/([.D135]+[.E135])" office:value-type="float" office:value="0.515189034190843" calcext:value-type="float">
            <text:p>0.5151890342</text:p>
          </table:table-cell>
          <table:table-cell table:style-name="ce1" table:formula="of:=[.E135]/([.D135]+[.E135])" office:value-type="float" office:value="0.484810965809157" calcext:value-type="float">
            <text:p>0.484810965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70.71" calcext:value-type="float">
            <text:p>70.71</text:p>
          </table:table-cell>
          <table:table-cell table:formula="of:=RADIANS([.B136])" office:value-type="float" office:value="1.23412231408519" calcext:value-type="float">
            <text:p>1.2341223141</text:p>
          </table:table-cell>
          <table:table-cell table:formula="of:=[.A136]*SIN([.C136])" office:value-type="float" office:value="5.26673111551308" calcext:value-type="float">
            <text:p>5.2667311155</text:p>
          </table:table-cell>
          <table:table-cell table:formula="of:=[.A136]*COS([.C136])" office:value-type="float" office:value="1.84335112143247" calcext:value-type="float">
            <text:p>1.8433511214</text:p>
          </table:table-cell>
          <table:table-cell table:style-name="ce1" table:formula="of:=[.D136]/([.D136]+[.E136])" office:value-type="float" office:value="0.740741237583159" calcext:value-type="float">
            <text:p>0.7407412376</text:p>
          </table:table-cell>
          <table:table-cell table:style-name="ce1" table:formula="of:=[.E136]/([.D136]+[.E136])" office:value-type="float" office:value="0.259258762416841" calcext:value-type="float">
            <text:p>0.2592587624</text:p>
          </table:table-cell>
          <table:table-cell table:number-columns-repeated="4"/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0.67" calcext:value-type="float">
            <text:p>0.67</text:p>
          </table:table-cell>
          <table:table-cell table:formula="of:=RADIANS([.B137])" office:value-type="float" office:value="0.011693705988362" calcext:value-type="float">
            <text:p>0.011693706</text:p>
          </table:table-cell>
          <table:table-cell table:formula="of:=[.A137]*SIN([.C137])" office:value-type="float" office:value="0.259711290967315" calcext:value-type="float">
            <text:p>0.259711291</text:p>
          </table:table-cell>
          <table:table-cell table:formula="of:=[.A137]*COS([.C137])" office:value-type="float" office:value="22.208481488957" calcext:value-type="float">
            <text:p>22.208481489</text:p>
          </table:table-cell>
          <table:table-cell table:style-name="ce1" table:formula="of:=[.D137]/([.D137]+[.E137])" office:value-type="float" office:value="0.0115590645634557" calcext:value-type="float">
            <text:p>0.0115590646</text:p>
          </table:table-cell>
          <table:table-cell table:style-name="ce1" table:formula="of:=[.E137]/([.D137]+[.E137])" office:value-type="float" office:value="0.988440935436544" calcext:value-type="float">
            <text:p>0.9884409354</text:p>
          </table:table-cell>
          <table:table-cell table:number-columns-repeated="4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86.93" calcext:value-type="float">
            <text:p>86.93</text:p>
          </table:table-cell>
          <table:table-cell table:formula="of:=RADIANS([.B138])" office:value-type="float" office:value="1.51721471875867" calcext:value-type="float">
            <text:p>1.5172147188</text:p>
          </table:table-cell>
          <table:table-cell table:formula="of:=[.A138]*SIN([.C138])" office:value-type="float" office:value="14.9085731962857" calcext:value-type="float">
            <text:p>14.9085731963</text:p>
          </table:table-cell>
          <table:table-cell table:formula="of:=[.A138]*COS([.C138])" office:value-type="float" office:value="0.799590677154041" calcext:value-type="float">
            <text:p>0.7995906772</text:p>
          </table:table-cell>
          <table:table-cell table:style-name="ce1" table:formula="of:=[.D138]/([.D138]+[.E138])" office:value-type="float" office:value="0.949097126589949" calcext:value-type="float">
            <text:p>0.9490971266</text:p>
          </table:table-cell>
          <table:table-cell table:style-name="ce1" table:formula="of:=[.E138]/([.D138]+[.E138])" office:value-type="float" office:value="0.0509028734100511" calcext:value-type="float">
            <text:p>0.0509028734</text:p>
          </table:table-cell>
          <table:table-cell table:number-columns-repeated="4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56.89" calcext:value-type="float">
            <text:p>56.89</text:p>
          </table:table-cell>
          <table:table-cell table:formula="of:=RADIANS([.B139])" office:value-type="float" office:value="0.992917811459574" calcext:value-type="float">
            <text:p>0.9929178115</text:p>
          </table:table-cell>
          <table:table-cell table:formula="of:=[.A139]*SIN([.C139])" office:value-type="float" office:value="6.08114581930631" calcext:value-type="float">
            <text:p>6.0811458193</text:p>
          </table:table-cell>
          <table:table-cell table:formula="of:=[.A139]*COS([.C139])" office:value-type="float" office:value="3.96576165752978" calcext:value-type="float">
            <text:p>3.9657616575</text:p>
          </table:table-cell>
          <table:table-cell table:style-name="ce1" table:formula="of:=[.D139]/([.D139]+[.E139])" office:value-type="float" office:value="0.605275387807328" calcext:value-type="float">
            <text:p>0.6052753878</text:p>
          </table:table-cell>
          <table:table-cell table:style-name="ce1" table:formula="of:=[.E139]/([.D139]+[.E139])" office:value-type="float" office:value="0.394724612192671" calcext:value-type="float">
            <text:p>0.3947246122</text:p>
          </table:table-cell>
          <table:table-cell table:number-columns-repeated="3"/>
          <table:table-cell office:value-type="string" calcext:value-type="string">
            <text:p>02Q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8.62" calcext:value-type="float">
            <text:p>8.62</text:p>
          </table:table-cell>
          <table:table-cell table:formula="of:=RADIANS([.B140])" office:value-type="float" office:value="0.150447381521911" calcext:value-type="float">
            <text:p>0.1504473815</text:p>
          </table:table-cell>
          <table:table-cell table:formula="of:=[.A140]*SIN([.C140])" office:value-type="float" office:value="1.32044698839271" calcext:value-type="float">
            <text:p>1.3204469884</text:p>
          </table:table-cell>
          <table:table-cell table:formula="of:=[.A140]*COS([.C140])" office:value-type="float" office:value="8.71048332475556" calcext:value-type="float">
            <text:p>8.7104833248</text:p>
          </table:table-cell>
          <table:table-cell table:style-name="ce1" table:formula="of:=[.D140]/([.D140]+[.E140])" office:value-type="float" office:value="0.131637539806443" calcext:value-type="float">
            <text:p>0.1316375398</text:p>
          </table:table-cell>
          <table:table-cell table:style-name="ce1" table:formula="of:=[.E140]/([.D140]+[.E140])" office:value-type="float" office:value="0.868362460193558" calcext:value-type="float">
            <text:p>0.8683624602</text:p>
          </table:table-cell>
          <table:table-cell table:number-columns-repeated="4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81.72" calcext:value-type="float">
            <text:p>81.72</text:p>
          </table:table-cell>
          <table:table-cell table:formula="of:=RADIANS([.B141])" office:value-type="float" office:value="1.42628306472977" calcext:value-type="float">
            <text:p>1.4262830647</text:p>
          </table:table-cell>
          <table:table-cell table:formula="of:=[.A141]*SIN([.C141])" office:value-type="float" office:value="14.6952053612494" calcext:value-type="float">
            <text:p>14.6952053612</text:p>
          </table:table-cell>
          <table:table-cell table:formula="of:=[.A141]*COS([.C141])" office:value-type="float" office:value="2.13856012090094" calcext:value-type="float">
            <text:p>2.1385601209</text:p>
          </table:table-cell>
          <table:table-cell table:style-name="ce1" table:formula="of:=[.D141]/([.D141]+[.E141])" office:value-type="float" office:value="0.8729600858959" calcext:value-type="float">
            <text:p>0.8729600859</text:p>
          </table:table-cell>
          <table:table-cell table:style-name="ce1" table:formula="of:=[.E141]/([.D141]+[.E141])" office:value-type="float" office:value="0.1270399141041" calcext:value-type="float">
            <text:p>0.1270399141</text:p>
          </table:table-cell>
          <table:table-cell table:number-columns-repeated="4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9.46" calcext:value-type="float">
            <text:p>9.46</text:p>
          </table:table-cell>
          <table:table-cell table:formula="of:=RADIANS([.B142])" office:value-type="float" office:value="0.165108147238664" calcext:value-type="float">
            <text:p>0.1651081472</text:p>
          </table:table-cell>
          <table:table-cell table:formula="of:=[.A142]*SIN([.C142])" office:value-type="float" office:value="2.12844915944094" calcext:value-type="float">
            <text:p>2.1284491594</text:p>
          </table:table-cell>
          <table:table-cell table:formula="of:=[.A142]*COS([.C142])" office:value-type="float" office:value="12.773887590537" calcext:value-type="float">
            <text:p>12.7738875905</text:p>
          </table:table-cell>
          <table:table-cell table:style-name="ce1" table:formula="of:=[.D142]/([.D142]+[.E142])" office:value-type="float" office:value="0.142826537552514" calcext:value-type="float">
            <text:p>0.1428265376</text:p>
          </table:table-cell>
          <table:table-cell table:style-name="ce1" table:formula="of:=[.E142]/([.D142]+[.E142])" office:value-type="float" office:value="0.857173462447486" calcext:value-type="float">
            <text:p>0.8571734624</text:p>
          </table:table-cell>
          <table:table-cell table:number-columns-repeated="4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2.86" calcext:value-type="float">
            <text:p>2.86</text:p>
          </table:table-cell>
          <table:table-cell table:formula="of:=RADIANS([.B143])" office:value-type="float" office:value="0.0499164166070378" calcext:value-type="float">
            <text:p>0.0499164166</text:p>
          </table:table-cell>
          <table:table-cell table:formula="of:=[.A143]*SIN([.C143])" office:value-type="float" office:value="0.519414134572971" calcext:value-type="float">
            <text:p>0.5194141346</text:p>
          </table:table-cell>
          <table:table-cell table:formula="of:=[.A143]*COS([.C143])" office:value-type="float" office:value="10.3970336614251" calcext:value-type="float">
            <text:p>10.3970336614</text:p>
          </table:table-cell>
          <table:table-cell table:style-name="ce1" table:formula="of:=[.D143]/([.D143]+[.E143])" office:value-type="float" office:value="0.0475808746837399" calcext:value-type="float">
            <text:p>0.0475808747</text:p>
          </table:table-cell>
          <table:table-cell table:style-name="ce1" table:formula="of:=[.E143]/([.D143]+[.E143])" office:value-type="float" office:value="0.95241912531626" calcext:value-type="float">
            <text:p>0.95241912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table:formula="of:=RADIANS([.B144])" office:value-type="float" office:value="0.152716309549504" calcext:value-type="float">
            <text:p>0.1527163095</text:p>
          </table:table-cell>
          <table:table-cell table:formula="of:=[.A144]*SIN([.C144])" office:value-type="float" office:value="1.05877876788182" calcext:value-type="float">
            <text:p>1.0587787679</text:p>
          </table:table-cell>
          <table:table-cell table:formula="of:=[.A144]*COS([.C144])" office:value-type="float" office:value="6.87899611285561" calcext:value-type="float">
            <text:p>6.8789961129</text:p>
          </table:table-cell>
          <table:table-cell table:style-name="ce1" table:formula="of:=[.D144]/([.D144]+[.E144])" office:value-type="float" office:value="0.133384831869086" calcext:value-type="float">
            <text:p>0.1333848319</text:p>
          </table:table-cell>
          <table:table-cell table:style-name="ce1" table:formula="of:=[.E144]/([.D144]+[.E144])" office:value-type="float" office:value="0.866615168130914" calcext:value-type="float">
            <text:p>0.8666151681</text:p>
          </table:table-cell>
          <table:table-cell table:number-columns-repeated="4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51.84" calcext:value-type="float">
            <text:p>51.84</text:p>
          </table:table-cell>
          <table:table-cell table:formula="of:=RADIANS([.B145])" office:value-type="float" office:value="0.90477868423386" calcext:value-type="float">
            <text:p>0.9047786842</text:p>
          </table:table-cell>
          <table:table-cell table:formula="of:=[.A145]*SIN([.C145])" office:value-type="float" office:value="3.67196697807801" calcext:value-type="float">
            <text:p>3.6719669781</text:p>
          </table:table-cell>
          <table:table-cell table:formula="of:=[.A145]*COS([.C145])" office:value-type="float" office:value="2.88540439313186" calcext:value-type="float">
            <text:p>2.8854043931</text:p>
          </table:table-cell>
          <table:table-cell table:style-name="ce1" table:formula="of:=[.D145]/([.D145]+[.E145])" office:value-type="float" office:value="0.559975449034315" calcext:value-type="float">
            <text:p>0.559975449</text:p>
          </table:table-cell>
          <table:table-cell table:style-name="ce1" table:formula="of:=[.E145]/([.D145]+[.E145])" office:value-type="float" office:value="0.440024550965685" calcext:value-type="float">
            <text:p>0.440024551</text:p>
          </table:table-cell>
          <table:table-cell table:number-columns-repeated="4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9.09" calcext:value-type="float">
            <text:p>49.09</text:p>
          </table:table-cell>
          <table:table-cell table:formula="of:=RADIANS([.B146])" office:value-type="float" office:value="0.856782129804016" calcext:value-type="float">
            <text:p>0.8567821298</text:p>
          </table:table-cell>
          <table:table-cell table:formula="of:=[.A146]*SIN([.C146])" office:value-type="float" office:value="3.86938462119141" calcext:value-type="float">
            <text:p>3.8693846212</text:p>
          </table:table-cell>
          <table:table-cell table:formula="of:=[.A146]*COS([.C146])" office:value-type="float" office:value="3.35294835231433" calcext:value-type="float">
            <text:p>3.3529483523</text:p>
          </table:table-cell>
          <table:table-cell table:style-name="ce1" table:formula="of:=[.D146]/([.D146]+[.E146])" office:value-type="float" office:value="0.535752731892282" calcext:value-type="float">
            <text:p>0.5357527319</text:p>
          </table:table-cell>
          <table:table-cell table:style-name="ce1" table:formula="of:=[.E146]/([.D146]+[.E146])" office:value-type="float" office:value="0.464247268107718" calcext:value-type="float">
            <text:p>0.4642472681</text:p>
          </table:table-cell>
          <table:table-cell table:number-columns-repeated="4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85.79" calcext:value-type="float">
            <text:p>85.79</text:p>
          </table:table-cell>
          <table:table-cell table:formula="of:=RADIANS([.B147])" office:value-type="float" office:value="1.49731796528594" calcext:value-type="float">
            <text:p>1.4973179653</text:p>
          </table:table-cell>
          <table:table-cell table:formula="of:=[.A147]*SIN([.C147])" office:value-type="float" office:value="17.8716460976753" calcext:value-type="float">
            <text:p>17.8716460977</text:p>
          </table:table-cell>
          <table:table-cell table:formula="of:=[.A147]*COS([.C147])" office:value-type="float" office:value="1.31554770321982" calcext:value-type="float">
            <text:p>1.3155477032</text:p>
          </table:table-cell>
          <table:table-cell table:style-name="ce1" table:formula="of:=[.D147]/([.D147]+[.E147])" office:value-type="float" office:value="0.931436159092819" calcext:value-type="float">
            <text:p>0.9314361591</text:p>
          </table:table-cell>
          <table:table-cell table:style-name="ce1" table:formula="of:=[.E147]/([.D147]+[.E147])" office:value-type="float" office:value="0.0685638409071807" calcext:value-type="float">
            <text:p>0.0685638409</text:p>
          </table:table-cell>
          <table:table-cell table:number-columns-repeated="3"/>
          <table:table-cell office:value-type="string" calcext:value-type="string">
            <text:p>02T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7.59" calcext:value-type="float">
            <text:p>7.59</text:p>
          </table:table-cell>
          <table:table-cell table:formula="of:=RADIANS([.B148])" office:value-type="float" office:value="0.13247049022637" calcext:value-type="float">
            <text:p>0.1324704902</text:p>
          </table:table-cell>
          <table:table-cell table:formula="of:=[.A148]*SIN([.C148])" office:value-type="float" office:value="1.56122565202127" calcext:value-type="float">
            <text:p>1.561225652</text:p>
          </table:table-cell>
          <table:table-cell table:formula="of:=[.A148]*COS([.C148])" office:value-type="float" office:value="11.7164403495034" calcext:value-type="float">
            <text:p>11.7164403495</text:p>
          </table:table-cell>
          <table:table-cell table:style-name="ce1" table:formula="of:=[.D148]/([.D148]+[.E148])" office:value-type="float" office:value="0.117582838116428" calcext:value-type="float">
            <text:p>0.1175828381</text:p>
          </table:table-cell>
          <table:table-cell table:style-name="ce1" table:formula="of:=[.E148]/([.D148]+[.E148])" office:value-type="float" office:value="0.882417161883572" calcext:value-type="float">
            <text:p>0.8824171619</text:p>
          </table:table-cell>
          <table:table-cell table:number-columns-repeated="4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5.95" calcext:value-type="float">
            <text:p>15.95</text:p>
          </table:table-cell>
          <table:table-cell table:formula="of:=RADIANS([.B149])" office:value-type="float" office:value="0.278380015693096" calcext:value-type="float">
            <text:p>0.2783800157</text:p>
          </table:table-cell>
          <table:table-cell table:formula="of:=[.A149]*SIN([.C149])" office:value-type="float" office:value="1.08270566404731" calcext:value-type="float">
            <text:p>1.082705664</text:p>
          </table:table-cell>
          <table:table-cell table:formula="of:=[.A149]*COS([.C149])" office:value-type="float" office:value="3.78831736329467" calcext:value-type="float">
            <text:p>3.7883173633</text:p>
          </table:table-cell>
          <table:table-cell table:style-name="ce1" table:formula="of:=[.D149]/([.D149]+[.E149])" office:value-type="float" office:value="0.22227479894262" calcext:value-type="float">
            <text:p>0.2222747989</text:p>
          </table:table-cell>
          <table:table-cell table:style-name="ce1" table:formula="of:=[.E149]/([.D149]+[.E149])" office:value-type="float" office:value="0.77772520105738" calcext:value-type="float">
            <text:p>0.7777252011</text:p>
          </table:table-cell>
          <table:table-cell table:number-columns-repeated="4"/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52.95" calcext:value-type="float">
            <text:p>52.95</text:p>
          </table:table-cell>
          <table:table-cell table:formula="of:=RADIANS([.B150])" office:value-type="float" office:value="0.924151838930997" calcext:value-type="float">
            <text:p>0.9241518389</text:p>
          </table:table-cell>
          <table:table-cell table:formula="of:=[.A150]*SIN([.C150])" office:value-type="float" office:value="14.1345285132453" calcext:value-type="float">
            <text:p>14.1345285132</text:p>
          </table:table-cell>
          <table:table-cell table:formula="of:=[.A150]*COS([.C150])" office:value-type="float" office:value="10.6704828245143" calcext:value-type="float">
            <text:p>10.6704828245</text:p>
          </table:table-cell>
          <table:table-cell table:style-name="ce1" table:formula="of:=[.D150]/([.D150]+[.E150])" office:value-type="float" office:value="0.569825521173173" calcext:value-type="float">
            <text:p>0.5698255212</text:p>
          </table:table-cell>
          <table:table-cell table:style-name="ce1" table:formula="of:=[.E150]/([.D150]+[.E150])" office:value-type="float" office:value="0.430174478826827" calcext:value-type="float">
            <text:p>0.4301744788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8.23" calcext:value-type="float">
            <text:p>8.23</text:p>
          </table:table-cell>
          <table:table-cell table:formula="of:=RADIANS([.B151])" office:value-type="float" office:value="0.143640597439133" calcext:value-type="float">
            <text:p>0.1436405974</text:p>
          </table:table-cell>
          <table:table-cell table:formula="of:=[.A151]*SIN([.C151])" office:value-type="float" office:value="2.89157262701435" calcext:value-type="float">
            <text:p>2.891572627</text:p>
          </table:table-cell>
          <table:table-cell table:formula="of:=[.A151]*COS([.C151])" office:value-type="float" office:value="19.9919685809752" calcext:value-type="float">
            <text:p>19.991968581</text:p>
          </table:table-cell>
          <table:table-cell table:style-name="ce1" table:formula="of:=[.D151]/([.D151]+[.E151])" office:value-type="float" office:value="0.126360365326883" calcext:value-type="float">
            <text:p>0.1263603653</text:p>
          </table:table-cell>
          <table:table-cell table:style-name="ce1" table:formula="of:=[.E151]/([.D151]+[.E151])" office:value-type="float" office:value="0.873639634673117" calcext:value-type="float">
            <text:p>0.87363963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48.81" calcext:value-type="float">
            <text:p>48.81</text:p>
          </table:table-cell>
          <table:table-cell table:formula="of:=RADIANS([.B152])" office:value-type="float" office:value="0.851895207898432" calcext:value-type="float">
            <text:p>0.8518952079</text:p>
          </table:table-cell>
          <table:table-cell table:formula="of:=[.A152]*SIN([.C152])" office:value-type="float" office:value="16.8416182765013" calcext:value-type="float">
            <text:p>16.8416182765</text:p>
          </table:table-cell>
          <table:table-cell table:formula="of:=[.A152]*COS([.C152])" office:value-type="float" office:value="14.7385309250488" calcext:value-type="float">
            <text:p>14.738530925</text:p>
          </table:table-cell>
          <table:table-cell table:style-name="ce1" table:formula="of:=[.D152]/([.D152]+[.E152])" office:value-type="float" office:value="0.533297615822367" calcext:value-type="float">
            <text:p>0.5332976158</text:p>
          </table:table-cell>
          <table:table-cell table:style-name="ce1" table:formula="of:=[.E152]/([.D152]+[.E152])" office:value-type="float" office:value="0.466702384177633" calcext:value-type="float">
            <text:p>0.4667023842</text:p>
          </table:table-cell>
          <table:table-cell table:number-columns-repeated="4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14.04" calcext:value-type="float">
            <text:p>14.04</text:p>
          </table:table-cell>
          <table:table-cell table:formula="of:=RADIANS([.B153])" office:value-type="float" office:value="0.245044226980004" calcext:value-type="float">
            <text:p>0.245044227</text:p>
          </table:table-cell>
          <table:table-cell table:formula="of:=[.A153]*SIN([.C153])" office:value-type="float" office:value="2.93787668493238" calcext:value-type="float">
            <text:p>2.9378766849</text:p>
          </table:table-cell>
          <table:table-cell table:formula="of:=[.A153]*COS([.C153])" office:value-type="float" office:value="11.7482330834952" calcext:value-type="float">
            <text:p>11.7482330835</text:p>
          </table:table-cell>
          <table:table-cell table:style-name="ce1" table:formula="of:=[.D153]/([.D153]+[.E153])" office:value-type="float" office:value="0.200044581666431" calcext:value-type="float">
            <text:p>0.2000445817</text:p>
          </table:table-cell>
          <table:table-cell table:style-name="ce1" table:formula="of:=[.E153]/([.D153]+[.E153])" office:value-type="float" office:value="0.799955418333569" calcext:value-type="float">
            <text:p>0.7999554183</text:p>
          </table:table-cell>
          <table:table-cell table:number-columns-repeated="4"/>
        </table:table-row>
        <table:table-row table:style-name="ro1">
          <table:table-cell office:value-type="float" office:value="16.81" calcext:value-type="float">
            <text:p>16.81</text:p>
          </table:table-cell>
          <table:table-cell office:value-type="float" office:value="56.56" calcext:value-type="float">
            <text:p>56.56</text:p>
          </table:table-cell>
          <table:table-cell table:formula="of:=RADIANS([.B154])" office:value-type="float" office:value="0.987158224927993" calcext:value-type="float">
            <text:p>0.9871582249</text:p>
          </table:table-cell>
          <table:table-cell table:formula="of:=[.A154]*SIN([.C154])" office:value-type="float" office:value="14.0273289436225" calcext:value-type="float">
            <text:p>14.0273289436</text:p>
          </table:table-cell>
          <table:table-cell table:formula="of:=[.A154]*COS([.C154])" office:value-type="float" office:value="9.26337642047491" calcext:value-type="float">
            <text:p>9.2633764205</text:p>
          </table:table-cell>
          <table:table-cell table:style-name="ce1" table:formula="of:=[.D154]/([.D154]+[.E154])" office:value-type="float" office:value="0.60227153812377" calcext:value-type="float">
            <text:p>0.6022715381</text:p>
          </table:table-cell>
          <table:table-cell table:style-name="ce1" table:formula="of:=[.E154]/([.D154]+[.E154])" office:value-type="float" office:value="0.397728461876229" calcext:value-type="float">
            <text:p>0.3977284619</text:p>
          </table:table-cell>
          <table:table-cell table:number-columns-repeated="3"/>
          <table:table-cell office:value-type="string" calcext:value-type="string">
            <text:p>02U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41.19" calcext:value-type="float">
            <text:p>41.19</text:p>
          </table:table-cell>
          <table:table-cell table:formula="of:=RADIANS([.B155])" office:value-type="float" office:value="0.718901118896464" calcext:value-type="float">
            <text:p>0.7189011189</text:p>
          </table:table-cell>
          <table:table-cell table:formula="of:=[.A155]*SIN([.C155])" office:value-type="float" office:value="7.25072499932024" calcext:value-type="float">
            <text:p>7.2507249993</text:p>
          </table:table-cell>
          <table:table-cell table:formula="of:=[.A155]*COS([.C155])" office:value-type="float" office:value="8.2853537633726" calcext:value-type="float">
            <text:p>8.2853537634</text:p>
          </table:table-cell>
          <table:table-cell table:style-name="ce1" table:formula="of:=[.D155]/([.D155]+[.E155])" office:value-type="float" office:value="0.466702384177633" calcext:value-type="float">
            <text:p>0.4667023842</text:p>
          </table:table-cell>
          <table:table-cell table:style-name="ce1" table:formula="of:=[.E155]/([.D155]+[.E155])" office:value-type="float" office:value="0.533297615822367" calcext:value-type="float">
            <text:p>0.5332976158</text:p>
          </table:table-cell>
          <table:table-cell table:number-columns-repeated="4"/>
        </table:table-row>
        <table:table-row table:style-name="ro1">
          <table:table-cell office:value-type="float" office:value="23.89" calcext:value-type="float">
            <text:p>23.89</text:p>
          </table:table-cell>
          <table:table-cell office:value-type="float" office:value="24.95" calcext:value-type="float">
            <text:p>24.95</text:p>
          </table:table-cell>
          <table:table-cell table:formula="of:=RADIANS([.B156])" office:value-type="float" office:value="0.435459648372585" calcext:value-type="float">
            <text:p>0.4354596484</text:p>
          </table:table-cell>
          <table:table-cell table:formula="of:=[.A156]*SIN([.C156])" office:value-type="float" office:value="10.0774517643763" calcext:value-type="float">
            <text:p>10.0774517644</text:p>
          </table:table-cell>
          <table:table-cell table:formula="of:=[.A156]*COS([.C156])" office:value-type="float" office:value="21.6604955145691" calcext:value-type="float">
            <text:p>21.6604955146</text:p>
          </table:table-cell>
          <table:table-cell table:style-name="ce1" table:formula="of:=[.D156]/([.D156]+[.E156])" office:value-type="float" office:value="0.317520590597916" calcext:value-type="float">
            <text:p>0.3175205906</text:p>
          </table:table-cell>
          <table:table-cell table:style-name="ce1" table:formula="of:=[.E156]/([.D156]+[.E156])" office:value-type="float" office:value="0.682479409402083" calcext:value-type="float">
            <text:p>0.68247940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22.05" calcext:value-type="float">
            <text:p>22.05</text:p>
          </table:table-cell>
          <table:table-cell table:formula="of:=RADIANS([.B157])" office:value-type="float" office:value="0.38484510006475" calcext:value-type="float">
            <text:p>0.3848451001</text:p>
          </table:table-cell>
          <table:table-cell table:formula="of:=[.A157]*SIN([.C157])" office:value-type="float" office:value="4.64389061605675" calcext:value-type="float">
            <text:p>4.6438906161</text:p>
          </table:table-cell>
          <table:table-cell table:formula="of:=[.A157]*COS([.C157])" office:value-type="float" office:value="11.4652160880683" calcext:value-type="float">
            <text:p>11.4652160881</text:p>
          </table:table-cell>
          <table:table-cell table:style-name="ce1" table:formula="of:=[.D157]/([.D157]+[.E157])" office:value-type="float" office:value="0.28827735152239" calcext:value-type="float">
            <text:p>0.2882773515</text:p>
          </table:table-cell>
          <table:table-cell table:style-name="ce1" table:formula="of:=[.E157]/([.D157]+[.E157])" office:value-type="float" office:value="0.71172264847761" calcext:value-type="float">
            <text:p>0.7117226485</text:p>
          </table:table-cell>
          <table:table-cell table:number-columns-repeated="4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32.28" calcext:value-type="float">
            <text:p>32.28</text:p>
          </table:table-cell>
          <table:table-cell table:formula="of:=RADIANS([.B158])" office:value-type="float" office:value="0.56339228254377" calcext:value-type="float">
            <text:p>0.5633922825</text:p>
          </table:table-cell>
          <table:table-cell table:formula="of:=[.A158]*SIN([.C158])" office:value-type="float" office:value="3.06014812730737" calcext:value-type="float">
            <text:p>3.0601481273</text:p>
          </table:table-cell>
          <table:table-cell table:formula="of:=[.A158]*COS([.C158])" office:value-type="float" office:value="4.84441879268682" calcext:value-type="float">
            <text:p>4.8444187927</text:p>
          </table:table-cell>
          <table:table-cell table:style-name="ce1" table:formula="of:=[.D158]/([.D158]+[.E158])" office:value-type="float" office:value="0.387136722135515" calcext:value-type="float">
            <text:p>0.3871367221</text:p>
          </table:table-cell>
          <table:table-cell table:style-name="ce1" table:formula="of:=[.E158]/([.D158]+[.E158])" office:value-type="float" office:value="0.612863277864485" calcext:value-type="float">
            <text:p>0.6128632779</text:p>
          </table:table-cell>
          <table:table-cell table:number-columns-repeated="4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45" calcext:value-type="float">
            <text:p>45</text:p>
          </table:table-cell>
          <table:table-cell table:formula="of:=RADIANS([.B159])" office:value-type="float" office:value="0.785398163397448" calcext:value-type="float">
            <text:p>0.7853981634</text:p>
          </table:table-cell>
          <table:table-cell table:formula="of:=[.A159]*SIN([.C159])" office:value-type="float" office:value="2.66579256507328" calcext:value-type="float">
            <text:p>2.6657925651</text:p>
          </table:table-cell>
          <table:table-cell table:formula="of:=[.A159]*COS([.C159])" office:value-type="float" office:value="2.66579256507328" calcext:value-type="float">
            <text:p>2.6657925651</text:p>
          </table:table-cell>
          <table:table-cell table:style-name="ce1" table:formula="of:=[.D159]/([.D159]+[.E159])" office:value-type="float" office:value="0.5" calcext:value-type="float">
            <text:p>0.5</text:p>
          </table:table-cell>
          <table:table-cell table:style-name="ce1" table:formula="of:=[.E159]/([.D159]+[.E159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6.87" calcext:value-type="float">
            <text:p>36.87</text:p>
          </table:table-cell>
          <table:table-cell table:formula="of:=RADIANS([.B160])" office:value-type="float" office:value="0.643502895210309" calcext:value-type="float">
            <text:p>0.6435028952</text:p>
          </table:table-cell>
          <table:table-cell table:formula="of:=[.A160]*SIN([.C160])" office:value-type="float" office:value="2.3220055307434" calcext:value-type="float">
            <text:p>2.3220055307</text:p>
          </table:table-cell>
          <table:table-cell table:formula="of:=[.A160]*COS([.C160])" office:value-type="float" office:value="3.09599585193473" calcext:value-type="float">
            <text:p>3.0959958519</text:p>
          </table:table-cell>
          <table:table-cell table:style-name="ce1" table:formula="of:=[.D160]/([.D160]+[.E160])" office:value-type="float" office:value="0.428572340008454" calcext:value-type="float">
            <text:p>0.42857234</text:p>
          </table:table-cell>
          <table:table-cell table:style-name="ce1" table:formula="of:=[.E160]/([.D160]+[.E160])" office:value-type="float" office:value="0.571427659991546" calcext:value-type="float">
            <text:p>0.57142766</text:p>
          </table:table-cell>
          <table:table-cell table:number-columns-repeated="3"/>
          <table:table-cell office:value-type="string" calcext:value-type="string">
            <text:p>02V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2.09" calcext:value-type="float">
            <text:p>12.09</text:p>
          </table:table-cell>
          <table:table-cell table:formula="of:=RADIANS([.B161])" office:value-type="float" office:value="0.211010306566114" calcext:value-type="float">
            <text:p>0.2110103066</text:p>
          </table:table-cell>
          <table:table-cell table:formula="of:=[.A161]*SIN([.C161])" office:value-type="float" office:value="1.04305056363059" calcext:value-type="float">
            <text:p>1.0430505636</text:p>
          </table:table-cell>
          <table:table-cell table:formula="of:=[.A161]*COS([.C161])" office:value-type="float" office:value="4.86954263989031" calcext:value-type="float">
            <text:p>4.8695426399</text:p>
          </table:table-cell>
          <table:table-cell table:style-name="ce1" table:formula="of:=[.D161]/([.D161]+[.E161])" office:value-type="float" office:value="0.176411690729791" calcext:value-type="float">
            <text:p>0.1764116907</text:p>
          </table:table-cell>
          <table:table-cell table:style-name="ce1" table:formula="of:=[.E161]/([.D161]+[.E161])" office:value-type="float" office:value="0.823588309270209" calcext:value-type="float">
            <text:p>0.8235883093</text:p>
          </table:table-cell>
          <table:table-cell table:number-columns-repeated="4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16.89" calcext:value-type="float">
            <text:p>16.89</text:p>
          </table:table-cell>
          <table:table-cell table:formula="of:=RADIANS([.B162])" office:value-type="float" office:value="0.294786110661842" calcext:value-type="float">
            <text:p>0.2947861107</text:p>
          </table:table-cell>
          <table:table-cell table:formula="of:=[.A162]*SIN([.C162])" office:value-type="float" office:value="6.27265483193457" calcext:value-type="float">
            <text:p>6.2726548319</text:p>
          </table:table-cell>
          <table:table-cell table:formula="of:=[.A162]*COS([.C162])" office:value-type="float" office:value="20.6587003792448" calcext:value-type="float">
            <text:p>20.6587003792</text:p>
          </table:table-cell>
          <table:table-cell table:style-name="ce1" table:formula="of:=[.D162]/([.D162]+[.E162])" office:value-type="float" office:value="0.232912706499477" calcext:value-type="float">
            <text:p>0.2329127065</text:p>
          </table:table-cell>
          <table:table-cell table:style-name="ce1" table:formula="of:=[.E162]/([.D162]+[.E162])" office:value-type="float" office:value="0.767087293500523" calcext:value-type="float">
            <text:p>0.76708729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46.85" calcext:value-type="float">
            <text:p>46.85</text:p>
          </table:table-cell>
          <table:table-cell table:formula="of:=RADIANS([.B163])" office:value-type="float" office:value="0.817686754559343" calcext:value-type="float">
            <text:p>0.8176867546</text:p>
          </table:table-cell>
          <table:table-cell table:formula="of:=[.A163]*SIN([.C163])" office:value-type="float" office:value="4.25336820484537" calcext:value-type="float">
            <text:p>4.2533682048</text:p>
          </table:table-cell>
          <table:table-cell table:formula="of:=[.A163]*COS([.C163])" office:value-type="float" office:value="3.98719938227455" calcext:value-type="float">
            <text:p>3.9871993823</text:p>
          </table:table-cell>
          <table:table-cell table:style-name="ce1" table:formula="of:=[.D163]/([.D163]+[.E163])" office:value-type="float" office:value="0.516149908350175" calcext:value-type="float">
            <text:p>0.5161499084</text:p>
          </table:table-cell>
          <table:table-cell table:style-name="ce1" table:formula="of:=[.E163]/([.D163]+[.E163])" office:value-type="float" office:value="0.483850091649825" calcext:value-type="float">
            <text:p>0.4838500916</text:p>
          </table:table-cell>
          <table:table-cell table:number-columns-repeated="4"/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44.49" calcext:value-type="float">
            <text:p>44.49</text:p>
          </table:table-cell>
          <table:table-cell table:formula="of:=RADIANS([.B164])" office:value-type="float" office:value="0.776496984212277" calcext:value-type="float">
            <text:p>0.7764969842</text:p>
          </table:table-cell>
          <table:table-cell table:formula="of:=[.A164]*SIN([.C164])" office:value-type="float" office:value="14.7375036697305" calcext:value-type="float">
            <text:p>14.7375036697</text:p>
          </table:table-cell>
          <table:table-cell table:formula="of:=[.A164]*COS([.C164])" office:value-type="float" office:value="15.002229353822" calcext:value-type="float">
            <text:p>15.0022293538</text:p>
          </table:table-cell>
          <table:table-cell table:style-name="ce1" table:formula="of:=[.D164]/([.D164]+[.E164])" office:value-type="float" office:value="0.495549292862148" calcext:value-type="float">
            <text:p>0.4955492929</text:p>
          </table:table-cell>
          <table:table-cell table:style-name="ce1" table:formula="of:=[.E164]/([.D164]+[.E164])" office:value-type="float" office:value="0.504450707137852" calcext:value-type="float">
            <text:p>0.5044507071</text:p>
          </table:table-cell>
          <table:table-cell table:number-columns-repeated="4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28.44" calcext:value-type="float">
            <text:p>28.44</text:p>
          </table:table-cell>
          <table:table-cell table:formula="of:=RADIANS([.B165])" office:value-type="float" office:value="0.496371639267187" calcext:value-type="float">
            <text:p>0.4963716393</text:p>
          </table:table-cell>
          <table:table-cell table:formula="of:=[.A165]*SIN([.C165])" office:value-type="float" office:value="6.75782011004806" calcext:value-type="float">
            <text:p>6.75782011</text:p>
          </table:table-cell>
          <table:table-cell table:formula="of:=[.A165]*COS([.C165])" office:value-type="float" office:value="12.477498441604" calcext:value-type="float">
            <text:p>12.4774984416</text:p>
          </table:table-cell>
          <table:table-cell table:style-name="ce1" table:formula="of:=[.D165]/([.D165]+[.E165])" office:value-type="float" office:value="0.351323534980795" calcext:value-type="float">
            <text:p>0.351323535</text:p>
          </table:table-cell>
          <table:table-cell table:style-name="ce1" table:formula="of:=[.E165]/([.D165]+[.E165])" office:value-type="float" office:value="0.648676465019205" calcext:value-type="float">
            <text:p>0.648676465</text:p>
          </table:table-cell>
          <table:table-cell table:number-columns-repeated="3"/>
          <table:table-cell office:value-type="string" calcext:value-type="string">
            <text:p>02W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28.44" calcext:value-type="float">
            <text:p>28.44</text:p>
          </table:table-cell>
          <table:table-cell table:formula="of:=RADIANS([.B166])" office:value-type="float" office:value="0.496371639267187" calcext:value-type="float">
            <text:p>0.4963716393</text:p>
          </table:table-cell>
          <table:table-cell table:formula="of:=[.A166]*SIN([.C166])" office:value-type="float" office:value="6.75782011004806" calcext:value-type="float">
            <text:p>6.75782011</text:p>
          </table:table-cell>
          <table:table-cell table:formula="of:=[.A166]*COS([.C166])" office:value-type="float" office:value="12.477498441604" calcext:value-type="float">
            <text:p>12.4774984416</text:p>
          </table:table-cell>
          <table:table-cell table:style-name="ce1" table:formula="of:=[.D166]/([.D166]+[.E166])" office:value-type="float" office:value="0.351323534980795" calcext:value-type="float">
            <text:p>0.351323535</text:p>
          </table:table-cell>
          <table:table-cell table:style-name="ce1" table:formula="of:=[.E166]/([.D166]+[.E166])" office:value-type="float" office:value="0.648676465019205" calcext:value-type="float">
            <text:p>0.6486764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90" calcext:value-type="float">
            <text:p>90</text:p>
          </table:table-cell>
          <table:table-cell table:formula="of:=RADIANS([.B167])" office:value-type="float" office:value="1.5707963267949" calcext:value-type="float">
            <text:p>1.5707963268</text:p>
          </table:table-cell>
          <table:table-cell table:formula="of:=[.A167]*SIN([.C167])" office:value-type="float" office:value="9.61" calcext:value-type="float">
            <text:p>9.61</text:p>
          </table:table-cell>
          <table:table-cell table:formula="of:=[.A167]*COS([.C167])" office:value-type="float" office:value="5.88442786990303E-016" calcext:value-type="float">
            <text:p>5.88442786990303E-016</text:p>
          </table:table-cell>
          <table:table-cell table:style-name="ce1" table:formula="of:=[.D167]/([.D167]+[.E167])" office:value-type="float" office:value="1" calcext:value-type="float">
            <text:p>1</text:p>
          </table:table-cell>
          <table:table-cell table:style-name="ce1" table:formula="of:=[.E167]/([.D167]+[.E167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4.11" calcext:value-type="float">
            <text:p>4.11</text:p>
          </table:table-cell>
          <table:table-cell table:formula="of:=RADIANS([.B168])" office:value-type="float" office:value="0.071733032256967" calcext:value-type="float">
            <text:p>0.0717330323</text:p>
          </table:table-cell>
          <table:table-cell table:formula="of:=[.A168]*SIN([.C168])" office:value-type="float" office:value="1.67926393619418" calcext:value-type="float">
            <text:p>1.6792639362</text:p>
          </table:table-cell>
          <table:table-cell table:formula="of:=[.A168]*COS([.C168])" office:value-type="float" office:value="23.3697448131681" calcext:value-type="float">
            <text:p>23.3697448132</text:p>
          </table:table-cell>
          <table:table-cell table:style-name="ce1" table:formula="of:=[.D168]/([.D168]+[.E168])" office:value-type="float" office:value="0.067039137276717" calcext:value-type="float">
            <text:p>0.0670391373</text:p>
          </table:table-cell>
          <table:table-cell table:style-name="ce1" table:formula="of:=[.E168]/([.D168]+[.E168])" office:value-type="float" office:value="0.932960862723283" calcext:value-type="float">
            <text:p>0.9329608627</text:p>
          </table:table-cell>
          <table:table-cell table:number-columns-repeated="4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4.45" calcext:value-type="float">
            <text:p>14.45</text:p>
          </table:table-cell>
          <table:table-cell table:formula="of:=RADIANS([.B169])" office:value-type="float" office:value="0.252200076913181" calcext:value-type="float">
            <text:p>0.2522000769</text:p>
          </table:table-cell>
          <table:table-cell table:formula="of:=[.A169]*SIN([.C169])" office:value-type="float" office:value="3.13915081106932" calcext:value-type="float">
            <text:p>3.1391508111</text:p>
          </table:table-cell>
          <table:table-cell table:formula="of:=[.A169]*COS([.C169])" office:value-type="float" office:value="12.1820413800546" calcext:value-type="float">
            <text:p>12.1820413801</text:p>
          </table:table-cell>
          <table:table-cell table:style-name="ce1" table:formula="of:=[.D169]/([.D169]+[.E169])" office:value-type="float" office:value="0.204889461075225" calcext:value-type="float">
            <text:p>0.2048894611</text:p>
          </table:table-cell>
          <table:table-cell table:style-name="ce1" table:formula="of:=[.E169]/([.D169]+[.E169])" office:value-type="float" office:value="0.795110538924775" calcext:value-type="float">
            <text:p>0.7951105389</text:p>
          </table:table-cell>
          <table:table-cell table:number-columns-repeated="3"/>
          <table:table-cell office:value-type="string" calcext:value-type="string">
            <text:p>02X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59.54" calcext:value-type="float">
            <text:p>59.54</text:p>
          </table:table-cell>
          <table:table-cell table:formula="of:=RADIANS([.B170])" office:value-type="float" office:value="1.03916903663742" calcext:value-type="float">
            <text:p>1.0391690366</text:p>
          </table:table-cell>
          <table:table-cell table:formula="of:=[.A170]*SIN([.C170])" office:value-type="float" office:value="4.47369321831883" calcext:value-type="float">
            <text:p>4.4736932183</text:p>
          </table:table-cell>
          <table:table-cell table:formula="of:=[.A170]*COS([.C170])" office:value-type="float" office:value="2.6310015181235" calcext:value-type="float">
            <text:p>2.6310015181</text:p>
          </table:table-cell>
          <table:table-cell table:style-name="ce1" table:formula="of:=[.D170]/([.D170]+[.E170])" office:value-type="float" office:value="0.629681271930204" calcext:value-type="float">
            <text:p>0.6296812719</text:p>
          </table:table-cell>
          <table:table-cell table:style-name="ce1" table:formula="of:=[.E170]/([.D170]+[.E170])" office:value-type="float" office:value="0.370318728069796" calcext:value-type="float">
            <text:p>0.3703187281</text:p>
          </table:table-cell>
          <table:table-cell table:number-columns-repeated="4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52.21" calcext:value-type="float">
            <text:p>52.21</text:p>
          </table:table-cell>
          <table:table-cell table:formula="of:=RADIANS([.B171])" office:value-type="float" office:value="0.911236402466239" calcext:value-type="float">
            <text:p>0.9112364025</text:p>
          </table:table-cell>
          <table:table-cell table:formula="of:=[.A171]*SIN([.C171])" office:value-type="float" office:value="12.8338544382939" calcext:value-type="float">
            <text:p>12.8338544383</text:p>
          </table:table-cell>
          <table:table-cell table:formula="of:=[.A171]*COS([.C171])" office:value-type="float" office:value="9.95137077274705" calcext:value-type="float">
            <text:p>9.9513707727</text:p>
          </table:table-cell>
          <table:table-cell table:style-name="ce1" table:formula="of:=[.D171]/([.D171]+[.E171])" office:value-type="float" office:value="0.563253350336649" calcext:value-type="float">
            <text:p>0.5632533503</text:p>
          </table:table-cell>
          <table:table-cell table:style-name="ce1" table:formula="of:=[.E171]/([.D171]+[.E171])" office:value-type="float" office:value="0.436746649663351" calcext:value-type="float">
            <text:p>0.43674664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4.93" calcext:value-type="float">
            <text:p>14.93</text:p>
          </table:table-cell>
          <table:table-cell table:formula="of:=RADIANS([.B172])" office:value-type="float" office:value="0.260577657322753" calcext:value-type="float">
            <text:p>0.2605776573</text:p>
          </table:table-cell>
          <table:table-cell table:formula="of:=[.A172]*SIN([.C172])" office:value-type="float" office:value="1.02024945481643" calcext:value-type="float">
            <text:p>1.0202494548</text:p>
          </table:table-cell>
          <table:table-cell table:formula="of:=[.A172]*COS([.C172])" office:value-type="float" office:value="3.82631559727459" calcext:value-type="float">
            <text:p>3.8263155973</text:p>
          </table:table-cell>
          <table:table-cell table:style-name="ce1" table:formula="of:=[.D172]/([.D172]+[.E172])" office:value-type="float" office:value="0.210509803097814" calcext:value-type="float">
            <text:p>0.2105098031</text:p>
          </table:table-cell>
          <table:table-cell table:style-name="ce1" table:formula="of:=[.E172]/([.D172]+[.E172])" office:value-type="float" office:value="0.789490196902186" calcext:value-type="float">
            <text:p>0.7894901969</text:p>
          </table:table-cell>
          <table:table-cell table:number-columns-repeated="4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4.54" calcext:value-type="float">
            <text:p>64.54</text:p>
          </table:table-cell>
          <table:table-cell table:formula="of:=RADIANS([.B173])" office:value-type="float" office:value="1.12643549923714" calcext:value-type="float">
            <text:p>1.1264354992</text:p>
          </table:table-cell>
          <table:table-cell table:formula="of:=[.A173]*SIN([.C173])" office:value-type="float" office:value="5.52565998102855" calcext:value-type="float">
            <text:p>5.525659981</text:p>
          </table:table-cell>
          <table:table-cell table:formula="of:=[.A173]*COS([.C173])" office:value-type="float" office:value="2.6308709155068" calcext:value-type="float">
            <text:p>2.6308709155</text:p>
          </table:table-cell>
          <table:table-cell table:style-name="ce1" table:formula="of:=[.D173]/([.D173]+[.E173])" office:value-type="float" office:value="0.677452222166618" calcext:value-type="float">
            <text:p>0.6774522222</text:p>
          </table:table-cell>
          <table:table-cell table:style-name="ce1" table:formula="of:=[.E173]/([.D173]+[.E173])" office:value-type="float" office:value="0.322547777833382" calcext:value-type="float">
            <text:p>0.3225477778</text:p>
          </table:table-cell>
          <table:table-cell table:number-columns-repeated="3"/>
          <table:table-cell office:value-type="string" calcext:value-type="string">
            <text:p>02Y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7.94" calcext:value-type="float">
            <text:p>7.94</text:p>
          </table:table-cell>
          <table:table-cell table:formula="of:=RADIANS([.B174])" office:value-type="float" office:value="0.13857914260835" calcext:value-type="float">
            <text:p>0.1385791426</text:p>
          </table:table-cell>
          <table:table-cell table:formula="of:=[.A174]*SIN([.C174])" office:value-type="float" office:value="2.2737188652145" calcext:value-type="float">
            <text:p>2.2737188652</text:p>
          </table:table-cell>
          <table:table-cell table:formula="of:=[.A174]*COS([.C174])" office:value-type="float" office:value="16.3022023825607" calcext:value-type="float">
            <text:p>16.3022023826</text:p>
          </table:table-cell>
          <table:table-cell table:style-name="ce1" table:formula="of:=[.D174]/([.D174]+[.E174])" office:value-type="float" office:value="0.122401405286256" calcext:value-type="float">
            <text:p>0.1224014053</text:p>
          </table:table-cell>
          <table:table-cell table:style-name="ce1" table:formula="of:=[.E174]/([.D174]+[.E174])" office:value-type="float" office:value="0.877598594713744" calcext:value-type="float">
            <text:p>0.8775985947</text:p>
          </table:table-cell>
          <table:table-cell table:number-columns-repeated="4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85.43" calcext:value-type="float">
            <text:p>85.43</text:p>
          </table:table-cell>
          <table:table-cell table:formula="of:=RADIANS([.B175])" office:value-type="float" office:value="1.49103477997876" calcext:value-type="float">
            <text:p>1.49103478</text:p>
          </table:table-cell>
          <table:table-cell table:formula="of:=[.A175]*SIN([.C175])" office:value-type="float" office:value="12.9885741624124" calcext:value-type="float">
            <text:p>12.9885741624</text:p>
          </table:table-cell>
          <table:table-cell table:formula="of:=[.A175]*COS([.C175])" office:value-type="float" office:value="1.03819132510059" calcext:value-type="float">
            <text:p>1.0381913251</text:p>
          </table:table-cell>
          <table:table-cell table:style-name="ce1" table:formula="of:=[.D175]/([.D175]+[.E175])" office:value-type="float" office:value="0.925984980213377" calcext:value-type="float">
            <text:p>0.9259849802</text:p>
          </table:table-cell>
          <table:table-cell table:style-name="ce1" table:formula="of:=[.E175]/([.D175]+[.E175])" office:value-type="float" office:value="0.074015019786623" calcext:value-type="float">
            <text:p>0.074015019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24.97" calcext:value-type="float">
            <text:p>24.97</text:p>
          </table:table-cell>
          <table:table-cell table:formula="of:=RADIANS([.B176])" office:value-type="float" office:value="0.435808714222984" calcext:value-type="float">
            <text:p>0.4358087142</text:p>
          </table:table-cell>
          <table:table-cell table:formula="of:=[.A176]*SIN([.C176])" office:value-type="float" office:value="8.91145270868689" calcext:value-type="float">
            <text:p>8.9114527087</text:p>
          </table:table-cell>
          <table:table-cell table:formula="of:=[.A176]*COS([.C176])" office:value-type="float" office:value="19.1368260330922" calcext:value-type="float">
            <text:p>19.1368260331</text:p>
          </table:table-cell>
          <table:table-cell table:style-name="ce1" table:formula="of:=[.D176]/([.D176]+[.E176])" office:value-type="float" office:value="0.317718345240662" calcext:value-type="float">
            <text:p>0.3177183452</text:p>
          </table:table-cell>
          <table:table-cell table:style-name="ce1" table:formula="of:=[.E176]/([.D176]+[.E176])" office:value-type="float" office:value="0.682281654759338" calcext:value-type="float">
            <text:p>0.6822816548</text:p>
          </table:table-cell>
          <table:table-cell table:number-columns-repeated="4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73.86" calcext:value-type="float">
            <text:p>73.86</text:p>
          </table:table-cell>
          <table:table-cell table:formula="of:=RADIANS([.B177])" office:value-type="float" office:value="1.28910018552301" calcext:value-type="float">
            <text:p>1.2891001855</text:p>
          </table:table-cell>
          <table:table-cell table:formula="of:=[.A177]*SIN([.C177])" office:value-type="float" office:value="9.98048145284292" calcext:value-type="float">
            <text:p>9.9804814528</text:p>
          </table:table-cell>
          <table:table-cell table:formula="of:=[.A177]*COS([.C177])" office:value-type="float" office:value="2.88826764159045" calcext:value-type="float">
            <text:p>2.8882676416</text:p>
          </table:table-cell>
          <table:table-cell table:style-name="ce1" table:formula="of:=[.D177]/([.D177]+[.E177])" office:value-type="float" office:value="0.775559565238565" calcext:value-type="float">
            <text:p>0.7755595652</text:p>
          </table:table-cell>
          <table:table-cell table:style-name="ce1" table:formula="of:=[.E177]/([.D177]+[.E177])" office:value-type="float" office:value="0.224440434761435" calcext:value-type="float">
            <text:p>0.2244404348</text:p>
          </table:table-cell>
          <table:table-cell table:number-columns-repeated="4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58.24" calcext:value-type="float">
            <text:p>58.24</text:p>
          </table:table-cell>
          <table:table-cell table:formula="of:=RADIANS([.B178])" office:value-type="float" office:value="1.0164797563615" calcext:value-type="float">
            <text:p>1.0164797564</text:p>
          </table:table-cell>
          <table:table-cell table:formula="of:=[.A178]*SIN([.C178])" office:value-type="float" office:value="5.6287236519755" calcext:value-type="float">
            <text:p>5.628723652</text:p>
          </table:table-cell>
          <table:table-cell table:formula="of:=[.A178]*COS([.C178])" office:value-type="float" office:value="3.48451862524676" calcext:value-type="float">
            <text:p>3.4845186252</text:p>
          </table:table-cell>
          <table:table-cell table:style-name="ce1" table:formula="of:=[.D178]/([.D178]+[.E178])" office:value-type="float" office:value="0.61764227052802" calcext:value-type="float">
            <text:p>0.6176422705</text:p>
          </table:table-cell>
          <table:table-cell table:style-name="ce1" table:formula="of:=[.E178]/([.D178]+[.E178])" office:value-type="float" office:value="0.38235772947198" calcext:value-type="float">
            <text:p>0.3823577295</text:p>
          </table:table-cell>
          <table:table-cell table:number-columns-repeated="3"/>
          <table:table-cell office:value-type="string" calcext:value-type="string">
            <text:p>02Z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54.69" calcext:value-type="float">
            <text:p>54.69</text:p>
          </table:table-cell>
          <table:table-cell table:formula="of:=RADIANS([.B179])" office:value-type="float" office:value="0.954520567915699" calcext:value-type="float">
            <text:p>0.9545205679</text:p>
          </table:table-cell>
          <table:table-cell table:formula="of:=[.A179]*SIN([.C179])" office:value-type="float" office:value="6.25900166133457" calcext:value-type="float">
            <text:p>6.2590016613</text:p>
          </table:table-cell>
          <table:table-cell table:formula="of:=[.A179]*COS([.C179])" office:value-type="float" office:value="4.43326044840714" calcext:value-type="float">
            <text:p>4.4332604484</text:p>
          </table:table-cell>
          <table:table-cell table:style-name="ce1" table:formula="of:=[.D179]/([.D179]+[.E179])" office:value-type="float" office:value="0.585376751626019" calcext:value-type="float">
            <text:p>0.5853767516</text:p>
          </table:table-cell>
          <table:table-cell table:style-name="ce1" table:formula="of:=[.E179]/([.D179]+[.E179])" office:value-type="float" office:value="0.414623248373981" calcext:value-type="float">
            <text:p>0.4146232484</text:p>
          </table:table-cell>
          <table:table-cell table:number-columns-repeated="4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5.95" calcext:value-type="float">
            <text:p>15.95</text:p>
          </table:table-cell>
          <table:table-cell table:formula="of:=RADIANS([.B180])" office:value-type="float" office:value="0.278380015693096" calcext:value-type="float">
            <text:p>0.2783800157</text:p>
          </table:table-cell>
          <table:table-cell table:formula="of:=[.A180]*SIN([.C180])" office:value-type="float" office:value="3.1959052976828" calcext:value-type="float">
            <text:p>3.1959052977</text:p>
          </table:table-cell>
          <table:table-cell table:formula="of:=[.A180]*COS([.C180])" office:value-type="float" office:value="11.1822667348013" calcext:value-type="float">
            <text:p>11.1822667348</text:p>
          </table:table-cell>
          <table:table-cell table:style-name="ce1" table:formula="of:=[.D180]/([.D180]+[.E180])" office:value-type="float" office:value="0.22227479894262" calcext:value-type="float">
            <text:p>0.2222747989</text:p>
          </table:table-cell>
          <table:table-cell table:style-name="ce1" table:formula="of:=[.E180]/([.D180]+[.E180])" office:value-type="float" office:value="0.77772520105738" calcext:value-type="float">
            <text:p>0.7777252011</text:p>
          </table:table-cell>
          <table:table-cell table:number-columns-repeated="4"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46.17" calcext:value-type="float">
            <text:p>46.17</text:p>
          </table:table-cell>
          <table:table-cell table:formula="of:=RADIANS([.B181])" office:value-type="float" office:value="0.805818515645782" calcext:value-type="float">
            <text:p>0.8058185156</text:p>
          </table:table-cell>
          <table:table-cell table:formula="of:=[.A181]*SIN([.C181])" office:value-type="float" office:value="6.44208167406278" calcext:value-type="float">
            <text:p>6.4420816741</text:p>
          </table:table-cell>
          <table:table-cell table:formula="of:=[.A181]*COS([.C181])" office:value-type="float" office:value="6.18421245630391" calcext:value-type="float">
            <text:p>6.1842124563</text:p>
          </table:table-cell>
          <table:table-cell table:style-name="ce1" table:formula="of:=[.D181]/([.D181]+[.E181])" office:value-type="float" office:value="0.510211595544044" calcext:value-type="float">
            <text:p>0.5102115955</text:p>
          </table:table-cell>
          <table:table-cell table:style-name="ce1" table:formula="of:=[.E181]/([.D181]+[.E181])" office:value-type="float" office:value="0.489788404455956" calcext:value-type="float">
            <text:p>0.4897884045</text:p>
          </table:table-cell>
          <table:table-cell table:number-columns-repeated="4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8.13" calcext:value-type="float">
            <text:p>8.13</text:p>
          </table:table-cell>
          <table:table-cell table:formula="of:=RADIANS([.B182])" office:value-type="float" office:value="0.141895268187139" calcext:value-type="float">
            <text:p>0.1418952682</text:p>
          </table:table-cell>
          <table:table-cell table:formula="of:=[.A182]*SIN([.C182])" office:value-type="float" office:value="0.789121299781456" calcext:value-type="float">
            <text:p>0.7891212998</text:p>
          </table:table-cell>
          <table:table-cell table:formula="of:=[.A182]*COS([.C182])" office:value-type="float" office:value="5.52391958433785" calcext:value-type="float">
            <text:p>5.5239195843</text:p>
          </table:table-cell>
          <table:table-cell table:style-name="ce1" table:formula="of:=[.D182]/([.D182]+[.E182])" office:value-type="float" office:value="0.124998604359829" calcext:value-type="float">
            <text:p>0.1249986044</text:p>
          </table:table-cell>
          <table:table-cell table:style-name="ce1" table:formula="of:=[.E182]/([.D182]+[.E182])" office:value-type="float" office:value="0.875001395640171" calcext:value-type="float">
            <text:p>0.8750013956</text:p>
          </table:table-cell>
          <table:table-cell table:number-columns-repeated="4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61.69" calcext:value-type="float">
            <text:p>61.69</text:p>
          </table:table-cell>
          <table:table-cell table:formula="of:=RADIANS([.B183])" office:value-type="float" office:value="1.0766936155553" calcext:value-type="float">
            <text:p>1.0766936156</text:p>
          </table:table-cell>
          <table:table-cell table:formula="of:=[.A183]*SIN([.C183])" office:value-type="float" office:value="10.2654009904936" calcext:value-type="float">
            <text:p>10.2654009905</text:p>
          </table:table-cell>
          <table:table-cell table:formula="of:=[.A183]*COS([.C183])" office:value-type="float" office:value="5.52966025216504" calcext:value-type="float">
            <text:p>5.5296602522</text:p>
          </table:table-cell>
          <table:table-cell table:style-name="ce1" table:formula="of:=[.D183]/([.D183]+[.E183])" office:value-type="float" office:value="0.649912072690749" calcext:value-type="float">
            <text:p>0.6499120727</text:p>
          </table:table-cell>
          <table:table-cell table:style-name="ce1" table:formula="of:=[.E183]/([.D183]+[.E183])" office:value-type="float" office:value="0.350087927309251" calcext:value-type="float">
            <text:p>0.3500879273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table:formula="of:=RADIANS([.B184])" office:value-type="float" office:value="1.5707963267949" calcext:value-type="float">
            <text:p>1.5707963268</text:p>
          </table:table-cell>
          <table:table-cell table:formula="of:=[.A184]*SIN([.C184])" office:value-type="float" office:value="2.7" calcext:value-type="float">
            <text:p>2.7</text:p>
          </table:table-cell>
          <table:table-cell table:formula="of:=[.A184]*COS([.C184])" office:value-type="float" office:value="1.65327317884893E-016" calcext:value-type="float">
            <text:p>1.65327317884893E-016</text:p>
          </table:table-cell>
          <table:table-cell table:style-name="ce1" table:formula="of:=[.D184]/([.D184]+[.E184])" office:value-type="float" office:value="1" calcext:value-type="float">
            <text:p>1</text:p>
          </table:table-cell>
          <table:table-cell table:style-name="ce1" table:formula="of:=[.E184]/([.D184]+[.E184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38.69" calcext:value-type="float">
            <text:p>38.69</text:p>
          </table:table-cell>
          <table:table-cell table:formula="of:=RADIANS([.B185])" office:value-type="float" office:value="0.675267887596606" calcext:value-type="float">
            <text:p>0.6752678876</text:p>
          </table:table-cell>
          <table:table-cell table:formula="of:=[.A185]*SIN([.C185])" office:value-type="float" office:value="4.2132173787175" calcext:value-type="float">
            <text:p>4.2132173787</text:p>
          </table:table-cell>
          <table:table-cell table:formula="of:=[.A185]*COS([.C185])" office:value-type="float" office:value="5.26083637073734" calcext:value-type="float">
            <text:p>5.2608363707</text:p>
          </table:table-cell>
          <table:table-cell table:style-name="ce1" table:formula="of:=[.D185]/([.D185]+[.E185])" office:value-type="float" office:value="0.444711154289149" calcext:value-type="float">
            <text:p>0.4447111543</text:p>
          </table:table-cell>
          <table:table-cell table:style-name="ce1" table:formula="of:=[.E185]/([.D185]+[.E185])" office:value-type="float" office:value="0.555288845710851" calcext:value-type="float">
            <text:p>0.5552888457</text:p>
          </table:table-cell>
          <table:table-cell table:number-columns-repeated="4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4.97" calcext:value-type="float">
            <text:p>4.97</text:p>
          </table:table-cell>
          <table:table-cell table:formula="of:=RADIANS([.B186])" office:value-type="float" office:value="0.0867428638241182" calcext:value-type="float">
            <text:p>0.0867428638</text:p>
          </table:table-cell>
          <table:table-cell table:formula="of:=[.A186]*SIN([.C186])" office:value-type="float" office:value="1.06300070761737" calcext:value-type="float">
            <text:p>1.0630007076</text:p>
          </table:table-cell>
          <table:table-cell table:formula="of:=[.A186]*COS([.C186])" office:value-type="float" office:value="12.2238672070505" calcext:value-type="float">
            <text:p>12.2238672071</text:p>
          </table:table-cell>
          <table:table-cell table:style-name="ce1" table:formula="of:=[.D186]/([.D186]+[.E186])" office:value-type="float" office:value="0.0800038590316592" calcext:value-type="float">
            <text:p>0.080003859</text:p>
          </table:table-cell>
          <table:table-cell table:style-name="ce1" table:formula="of:=[.E186]/([.D186]+[.E186])" office:value-type="float" office:value="0.919996140968341" calcext:value-type="float">
            <text:p>0.91999614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5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XT</text:p>
          </table:table-cell>
          <table:table-cell table:style-name="ce1" office:value-type="string" calcext:value-type="string">
            <text:p>XL</text:p>
          </table:table-cell>
          <table:table-cell table:style-name="ce1" office:value-type="string" calcext:value-type="string">
            <text:p>XL/XT</text:p>
          </table:table-cell>
          <table:table-cell table:number-columns-repeated="5"/>
          <table:table-cell office:value-type="string" calcext:value-type="string">
            <text:p>XL/(XT+XL)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$D$3:.$D$186])" office:value-type="float" office:value="5.78029094752505" calcext:value-type="float">
            <text:p>5.7802909475</text:p>
          </table:table-cell>
          <table:table-cell table:formula="of:=AVERAGE([.$E$3:.$E$186])" office:value-type="float" office:value="7.82163056110082" calcext:value-type="float">
            <text:p>7.8216305611</text:p>
          </table:table-cell>
          <table:table-cell table:style-name="ce1" table:formula="of:=[.D200]/[.C200]" office:value-type="float" office:value="1.22137872713393" calcext:value-type="float">
            <text:p>1.2213787271</text:p>
          </table:table-cell>
          <table:table-cell table:number-columns-repeated="2"/>
          <table:table-cell office:value-type="string" calcext:value-type="string">
            <text:p>XT/(XT+XL)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G$3:.$G$186])" office:value-type="float" office:value="0.55124013840265" calcext:value-type="float">
            <text:p>0.5512401384</text:p>
          </table:table-cell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SQRT(VAR([.$D$3:.$D$186])/COUNT([.$D$3:.$D$186]))" office:value-type="float" office:value="0.358930770194556" calcext:value-type="float">
            <text:p>0.3589307702</text:p>
          </table:table-cell>
          <table:table-cell table:formula="of:=SQRT(VAR([.$E$3:.$E$186])/COUNT([.$E$3:.$E$186]))" office:value-type="float" office:value="0.49928284323587" calcext:value-type="float">
            <text:p>0.499282843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1" table:formula="of:=AVERAGE([.$F$3:.$F$186])" office:value-type="float" office:value="0.44875986159735" calcext:value-type="float">
            <text:p>0.448759861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G$3:.$G$186])/COUNT([.$G$3:.$G$186]))" office:value-type="float" office:value="0.0199103681878161" calcext:value-type="float">
            <text:p>0.0199103682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$D$3:.$D$186])" office:value-type="float" office:value="0" calcext:value-type="float">
            <text:p>0</text:p>
          </table:table-cell>
          <table:table-cell table:formula="of:=MODE([.$E$3:.$E$186])" office:value-type="float" office:value="12.477498441604" calcext:value-type="float">
            <text:p>12.4774984416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3:.$F$186])/COUNT([.$F$3:.$F$186]))" office:value-type="float" office:value="0.0199103681878161" calcext:value-type="float">
            <text:p>0.0199103682</text:p>
          </table:table-cell>
          <table:table-cell/>
          <table:table-cell office:value-type="string" calcext:value-type="string">
            <text:p>Mode</text:p>
          </table:table-cell>
          <table:table-cell table:formula="of:=MODE([.$G$3:.$G$18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D$3:.$D$186])" office:value-type="float" office:value="4.32020181754542" calcext:value-type="float">
            <text:p>4.3202018175</text:p>
          </table:table-cell>
          <table:table-cell table:style-name="ce1" table:formula="of:=MEDIAN([.$E$3:.$E$186])" office:value-type="float" office:value="5.27660259687534" calcext:value-type="float">
            <text:p>5.2766025969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3:.$F$186])"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$G$3:.$G$186])" office:value-type="float" office:value="0.552508255470682" calcext:value-type="float">
            <text:p>0.5525082555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$D$3:.$D$186])" office:value-type="float" office:value="23.7049587938122" calcext:value-type="float">
            <text:p>23.7049587938</text:p>
          </table:table-cell>
          <table:table-cell table:formula="of:=VAR([.$E$3:.$E$186])" office:value-type="float" office:value="45.8681377891437" calcext:value-type="float">
            <text:p>45.8681377891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1" table:formula="of:=MEDIAN([.$F$3:.$F$186])" office:value-type="float" office:value="0.447491744529318" calcext:value-type="float">
            <text:p>0.4474917445</text:p>
          </table:table-cell>
          <table:table-cell/>
          <table:table-cell office:value-type="string" calcext:value-type="string">
            <text:p>Variance</text:p>
          </table:table-cell>
          <table:table-cell table:formula="of:=VAR([.$G$3:.$G$186])" office:value-type="float" office:value="0.0729417880928895" calcext:value-type="float">
            <text:p>0.0729417881</text:p>
          </table:table-cell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table:formula="of:=STDEV([.$D$3:.$D$186])" office:value-type="float" office:value="4.86877384911357" calcext:value-type="float">
            <text:p>4.8687738491</text:p>
          </table:table-cell>
          <table:table-cell table:formula="of:=STDEV([.$E$3:.$E$186])" office:value-type="float" office:value="6.77260199547735" calcext:value-type="float">
            <text:p>6.7726019955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3:.$F$186])" office:value-type="float" office:value="0.0729417880928895" calcext:value-type="float">
            <text:p>0.0729417881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G$3:.$G$186])" office:value-type="float" office:value="0.270077374270577" calcext:value-type="float">
            <text:p>0.2700773743</text:p>
          </table:table-cell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formula="of:=KURT([.$D$3:.$D$186])" office:value-type="float" office:value="5.06568988390002" calcext:value-type="float">
            <text:p>5.0656898839</text:p>
          </table:table-cell>
          <table:table-cell table:formula="of:=KURT([.$E$3:.$E$186])" office:value-type="float" office:value="2.41277363573182" calcext:value-type="float">
            <text:p>2.4127736357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3:.$F$186])" office:value-type="float" office:value="0.270077374270577" calcext:value-type="float">
            <text:p>0.2700773743</text:p>
          </table:table-cell>
          <table:table-cell/>
          <table:table-cell office:value-type="string" calcext:value-type="string">
            <text:p>Kurtosis</text:p>
          </table:table-cell>
          <table:table-cell table:formula="of:=KURT([.$G$3:.$G$186])" office:value-type="float" office:value="-0.69962416415761" calcext:value-type="float">
            <text:p>-0.6996241642</text:p>
          </table:table-cell>
        </table:table-row>
        <table:table-row table:style-name="ro1">
          <table:table-cell/>
          <table:table-cell office:value-type="string" calcext:value-type="string">
            <text:p>Skewness</text:p>
          </table:table-cell>
          <table:table-cell table:formula="of:=SKEW([.$D$3:.$D$186])" office:value-type="float" office:value="1.6655438346187" calcext:value-type="float">
            <text:p>1.6655438346</text:p>
          </table:table-cell>
          <table:table-cell table:formula="of:=SKEW([.$E$3:.$E$186])" office:value-type="float" office:value="1.46650867832539" calcext:value-type="float">
            <text:p>1.4665086783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3:.$F$186])" office:value-type="float" office:value="-0.699624164157609" calcext:value-type="float">
            <text:p>-0.6996241642</text:p>
          </table:table-cell>
          <table:table-cell/>
          <table:table-cell office:value-type="string" calcext:value-type="string">
            <text:p>Skewness</text:p>
          </table:table-cell>
          <table:table-cell table:formula="of:=SKEW([.$G$3:.$G$186])" office:value-type="float" office:value="-0.237606496129551" calcext:value-type="float">
            <text:p>-0.2376064961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$D$3:.$D$186])-MIN([.$D$3:.$D$186])" office:value-type="float" office:value="33.6646981018114" calcext:value-type="float">
            <text:p>33.6646981018</text:p>
          </table:table-cell>
          <table:table-cell table:formula="of:=MAX([.$E$3:.$E$186])-MIN([.$E$3:.$E$186])" office:value-type="float" office:value="34.3615039843703" calcext:value-type="float">
            <text:p>34.3615039844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3:.$F$186])" office:value-type="float" office:value="0.237606496129552" calcext:value-type="float">
            <text:p>0.2376064961</text:p>
          </table:table-cell>
          <table:table-cell/>
          <table:table-cell office:value-type="string" calcext:value-type="string">
            <text:p>Range</text:p>
          </table:table-cell>
          <table:table-cell table:formula="of:=MAX([.$G$3:.$G$186])-MIN([.$G$3:.$G$18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$D$3:.$D$186])" office:value-type="float" office:value="0" calcext:value-type="float">
            <text:p>0</text:p>
          </table:table-cell>
          <table:table-cell table:formula="of:=MIN([.$E$3:.$E$186])" office:value-type="float" office:value="1.07768918324967E-016" calcext:value-type="float">
            <text:p>1.07768918324967E-016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3:.$F$186])-MIN([.$F$3:.$F$186])" office:value-type="float" office:value="1" calcext:value-type="float">
            <text:p>1</text:p>
          </table:table-cell>
          <table:table-cell/>
          <table:table-cell office:value-type="string" calcext:value-type="string">
            <text:p>Minimum</text:p>
          </table:table-cell>
          <table:table-cell table:formula="of:=MIN([.$G$3:.$G$186])" office:value-type="float" office:value="6.12323399573677E-017" calcext:value-type="float">
            <text:p>6.12323399573677E-017</text:p>
          </table:table-cell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$D$3:.$D$186])" office:value-type="float" office:value="33.6646981018114" calcext:value-type="float">
            <text:p>33.6646981018</text:p>
          </table:table-cell>
          <table:table-cell table:formula="of:=MAX([.$E$3:.$E$186])" office:value-type="float" office:value="34.3615039843703" calcext:value-type="float">
            <text:p>34.3615039844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3:.$F$186])" office:value-type="float" office:value="0" calcext:value-type="float">
            <text:p>0</text:p>
          </table:table-cell>
          <table:table-cell/>
          <table:table-cell office:value-type="string" calcext:value-type="string">
            <text:p>Maximum</text:p>
          </table:table-cell>
          <table:table-cell table:formula="of:=MAX([.$G$3:.$G$18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$D$3:.$D$186])" office:value-type="float" office:value="1063.57353434461" calcext:value-type="float">
            <text:p>1063.5735343446</text:p>
          </table:table-cell>
          <table:table-cell table:formula="of:=SUM([.$E$3:.$E$186])" office:value-type="float" office:value="1439.18002324255" calcext:value-type="float">
            <text:p>1439.1800232426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3:.$F$186])" office:value-type="float" office:value="1" calcext:value-type="float">
            <text:p>1</text:p>
          </table:table-cell>
          <table:table-cell/>
          <table:table-cell office:value-type="string" calcext:value-type="string">
            <text:p>Sum</text:p>
          </table:table-cell>
          <table:table-cell table:formula="of:=SUM([.$G$3:.$G$186])" office:value-type="float" office:value="101.428185466088" calcext:value-type="float">
            <text:p>101.4281854661</text:p>
          </table:table-cell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$D$3:.$D$186])" office:value-type="float" office:value="184" calcext:value-type="float">
            <text:p>184</text:p>
          </table:table-cell>
          <table:table-cell table:formula="of:=COUNT([.$E$3:.$E$186])"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3:.$F$186])" office:value-type="float" office:value="82.5718145339124" calcext:value-type="float">
            <text:p>82.5718145339</text:p>
          </table:table-cell>
          <table:table-cell/>
          <table:table-cell office:value-type="string" calcext:value-type="string">
            <text:p>Count</text:p>
          </table:table-cell>
          <table:table-cell table:formula="of:=COUNT([.$G$3:.$G$186])" office:value-type="float" office:value="184" calcext:value-type="float">
            <text:p>1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unt</text:p>
          </table:table-cell>
          <table:table-cell table:formula="of:=COUNT([.$F$3:.$F$186])" office:value-type="float" office:value="184" calcext:value-type="float">
            <text:p>18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.</text:p>
          </table:table-cell>
          <table:table-cell office:value-type="string" calcext:value-type="string">
            <text:p>CLASS.MR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float" office:value="3.59441561048154" calcext:value-type="float">
            <text:p>3.5944156105</text:p>
          </table:table-cell>
          <table:table-cell office:value-type="float" office:value="4.8789113969334" calcext:value-type="float">
            <text:p>4.878911396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2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.16261270455774" calcext:value-type="float">
            <text:p>3.1626127046</text:p>
          </table:table-cell>
          <table:table-cell office:value-type="float" office:value="0.790873492393029" calcext:value-type="float">
            <text:p>0.79087349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2-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.0682368552906" calcext:value-type="float">
            <text:p>10.0682368553</text:p>
          </table:table-cell>
          <table:table-cell office:value-type="float" office:value="9.00836869947984" calcext:value-type="float">
            <text:p>9.008368699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4-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.52216856643816" calcext:value-type="float">
            <text:p>2.5221685664</text:p>
          </table:table-cell>
          <table:table-cell office:value-type="float" office:value="1.12083260234135" calcext:value-type="float">
            <text:p>1.12083260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8</text:p>
          </table:table-cell>
          <table:table-cell/>
          <table:table-cell office:value-type="string" calcext:value-type="string">
            <text:p>6-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.67695019406827" calcext:value-type="float">
            <text:p>4.6769501941</text:p>
          </table:table-cell>
          <table:table-cell office:value-type="float" office:value="2.59781386596592" calcext:value-type="float">
            <text:p>2.59781386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8-11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3.29429988970638E-016" calcext:value-type="float">
            <text:p>3.29429988970638E-0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1-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.91414504734811" calcext:value-type="float">
            <text:p>8.9141450473</text:p>
          </table:table-cell>
          <table:table-cell office:value-type="float" office:value="7.48515985633167" calcext:value-type="float">
            <text:p>7.485159856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13-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.96770745299601" calcext:value-type="float">
            <text:p>3.967707453</text:p>
          </table:table-cell>
          <table:table-cell office:value-type="float" office:value="2.90924346994883" calcext:value-type="float">
            <text:p>2.909243469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7-19</text:p>
          </table:table-cell>
          <table:table-cell/>
          <table:table-cell office:value-type="string" calcext:value-type="string">
            <text:p>17-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46040982523266" calcext:value-type="float">
            <text:p>3.4604098252</text:p>
          </table:table-cell>
          <table:table-cell office:value-type="float" office:value="2.6523883277969" calcext:value-type="float">
            <text:p>2.652388327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9-21</text:p>
          </table:table-cell>
          <table:table-cell/>
          <table:table-cell office:value-type="string" calcext:value-type="string">
            <text:p>19-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.9483160153678" calcext:value-type="float">
            <text:p>4.9483160154</text:p>
          </table:table-cell>
          <table:table-cell office:value-type="float" office:value="7.80331779514679" calcext:value-type="float">
            <text:p>7.803317795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1-23</text:p>
          </table:table-cell>
          <table:table-cell/>
          <table:table-cell office:value-type="string" calcext:value-type="string">
            <text:p>21-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" calcext:value-type="float">
            <text:p>9.9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3-25</text:p>
          </table:table-cell>
          <table:table-cell/>
          <table:table-cell office:value-type="string" calcext:value-type="string">
            <text:p>23-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.12623024410775" calcext:value-type="float">
            <text:p>2.1262302441</text:p>
          </table:table-cell>
          <table:table-cell office:value-type="float" office:value="5.05069747154208" calcext:value-type="float">
            <text:p>5.050697471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5-27</text:p>
          </table:table-cell>
          <table:table-cell/>
          <table:table-cell office:value-type="string" calcext:value-type="string">
            <text:p>25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97278748013042" calcext:value-type="float">
            <text:p>6.9727874801</text:p>
          </table:table-cell>
          <table:table-cell office:value-type="float" office:value="8.6879131416547" calcext:value-type="float">
            <text:p>8.6879131417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7-31</text:p>
          </table:table-cell>
          <table:table-cell/>
          <table:table-cell office:value-type="string" calcext:value-type="string">
            <text:p>27-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2455559536731" calcext:value-type="float">
            <text:p>13.2455559537</text:p>
          </table:table-cell>
          <table:table-cell office:value-type="float" office:value="8.35409166086382" calcext:value-type="float">
            <text:p>8.354091660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1-33</text:p>
          </table:table-cell>
          <table:table-cell/>
          <table:table-cell office:value-type="string" calcext:value-type="string">
            <text:p>31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9651248033361" calcext:value-type="float">
            <text:p>6.8965124803</text:p>
          </table:table-cell>
          <table:table-cell office:value-type="float" office:value="4.50951389936906" calcext:value-type="float">
            <text:p>4.509513899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3-35</text:p>
          </table:table-cell>
          <table:table-cell/>
          <table:table-cell office:value-type="string" calcext:value-type="string">
            <text:p>33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772784911749619" calcext:value-type="float">
            <text:p>0.7727849117</text:p>
          </table:table-cell>
          <table:table-cell office:value-type="float" office:value="5.15236872517604" calcext:value-type="float">
            <text:p>5.152368725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.6646981018114" calcext:value-type="float">
            <text:p>33.6646981018</text:p>
          </table:table-cell>
          <table:table-cell office:value-type="float" office:value="32.8979178932937" calcext:value-type="float">
            <text:p>32.8979178933</text:p>
          </table:table-cell>
          <table:table-cell table:number-columns-repeated="9"/>
        </table:table-row>
        <table:table-row table:style-name="ro1">
          <table:table-cell office:value-type="float" office:value="4.87015293129882" calcext:value-type="float">
            <text:p>4.8701529313</text:p>
          </table:table-cell>
          <table:table-cell office:value-type="float" office:value="1.79379776612682" calcext:value-type="float">
            <text:p>1.7937977661</text:p>
          </table:table-cell>
          <table:table-cell table:number-columns-repeated="9"/>
        </table:table-row>
        <table:table-row table:style-name="ro1">
          <table:table-cell office:value-type="float" office:value="7.83847197096213" calcext:value-type="float">
            <text:p>7.838471971</text:p>
          </table:table-cell>
          <table:table-cell office:value-type="float" office:value="9.92878930990285" calcext:value-type="float">
            <text:p>9.9287893099</text:p>
          </table:table-cell>
          <table:table-cell table:number-columns-repeated="9"/>
        </table:table-row>
        <table:table-row table:style-name="ro1">
          <table:table-cell office:value-type="float" office:value="4.0484056690449" calcext:value-type="float">
            <text:p>4.048405669</text:p>
          </table:table-cell>
          <table:table-cell office:value-type="float" office:value="14.5783164850694" calcext:value-type="float">
            <text:p>14.5783164851</text:p>
          </table:table-cell>
          <table:table-cell table:number-columns-repeated="9"/>
        </table:table-row>
        <table:table-row table:style-name="ro1">
          <table:table-cell office:value-type="float" office:value="16.6673314018023" calcext:value-type="float">
            <text:p>16.6673314018</text:p>
          </table:table-cell>
          <table:table-cell office:value-type="float" office:value="14.020287584158" calcext:value-type="float">
            <text:p>14.0202875842</text:p>
          </table:table-cell>
          <table:table-cell table:number-columns-repeated="9"/>
        </table:table-row>
        <table:table-row table:style-name="ro1">
          <table:table-cell office:value-type="float" office:value="4.18726272352873" calcext:value-type="float">
            <text:p>4.1872627235</text:p>
          </table:table-cell>
          <table:table-cell office:value-type="float" office:value="16.7443850554192" calcext:value-type="float">
            <text:p>16.744385055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office:value-type="float" office:value="0.540292213074502" calcext:value-type="float">
            <text:p>0.5402922131</text:p>
          </table:table-cell>
          <table:table-cell office:value-type="float" office:value="20.6329271874955" calcext:value-type="float">
            <text:p>20.6329271875</text:p>
          </table:table-cell>
          <table:table-cell table:number-columns-repeated="9"/>
        </table:table-row>
        <table:table-row table:style-name="ro1">
          <table:table-cell office:value-type="float" office:value="1.8481375807559" calcext:value-type="float">
            <text:p>1.8481375808</text:p>
          </table:table-cell>
          <table:table-cell office:value-type="float" office:value="8.97162122933184" calcext:value-type="float">
            <text:p>8.9716212293</text:p>
          </table:table-cell>
          <table:table-cell table:number-columns-repeated="9"/>
        </table:table-row>
        <table:table-row table:style-name="ro1">
          <table:table-cell office:value-type="float" office:value="1.86937091911704" calcext:value-type="float">
            <text:p>1.8693709191</text:p>
          </table:table-cell>
          <table:table-cell office:value-type="float" office:value="4.0052281291781" calcext:value-type="float">
            <text:p>4.0052281292</text:p>
          </table:table-cell>
          <table:table-cell table:number-columns-repeated="9"/>
        </table:table-row>
        <table:table-row table:style-name="ro1">
          <table:table-cell office:value-type="float" office:value="4.6259169076076" calcext:value-type="float">
            <text:p>4.6259169076</text:p>
          </table:table-cell>
          <table:table-cell office:value-type="float" office:value="3.59728964137032" calcext:value-type="float">
            <text:p>3.5972896414</text:p>
          </table:table-cell>
          <table:table-cell table:number-columns-repeated="9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2.85955027600907E-016" calcext:value-type="float">
            <text:p>2.85955027600907E-016</text:p>
          </table:table-cell>
          <table:table-cell table:number-columns-repeated="9"/>
        </table:table-row>
        <table:table-row table:style-name="ro1">
          <table:table-cell office:value-type="float" office:value="5.27730051379363" calcext:value-type="float">
            <text:p>5.2773005138</text:p>
          </table:table-cell>
          <table:table-cell office:value-type="float" office:value="11.4526066590586" calcext:value-type="float">
            <text:p>11.4526066591</text:p>
          </table:table-cell>
          <table:table-cell table:number-columns-repeated="9"/>
        </table:table-row>
        <table:table-row table:style-name="ro1">
          <table:table-cell office:value-type="float" office:value="14.7175074305304" calcext:value-type="float">
            <text:p>14.7175074305</text:p>
          </table:table-cell>
          <table:table-cell office:value-type="float" office:value="11.5524488759865" calcext:value-type="float">
            <text:p>11.552448876</text:p>
          </table:table-cell>
          <table:table-cell table:number-columns-repeated="9"/>
        </table:table-row>
        <table:table-row table:style-name="ro1">
          <table:table-cell office:value-type="float" office:value="2.76810701010296" calcext:value-type="float">
            <text:p>2.7681070101</text:p>
          </table:table-cell>
          <table:table-cell office:value-type="float" office:value="0.830471902365668" calcext:value-type="float">
            <text:p>0.8304719024</text:p>
          </table:table-cell>
          <table:table-cell table:number-columns-repeated="9"/>
        </table:table-row>
        <table:table-row table:style-name="ro1">
          <table:table-cell office:value-type="float" office:value="3.70438014264147" calcext:value-type="float">
            <text:p>3.7043801426</text:p>
          </table:table-cell>
          <table:table-cell office:value-type="float" office:value="5.29236882301334" calcext:value-type="float">
            <text:p>5.292368823</text:p>
          </table:table-cell>
          <table:table-cell table:number-columns-repeated="9"/>
        </table:table-row>
        <table:table-row table:style-name="ro1">
          <table:table-cell office:value-type="float" office:value="5.40799275428392" calcext:value-type="float">
            <text:p>5.4079927543</text:p>
          </table:table-cell>
          <table:table-cell office:value-type="float" office:value="4.0560096609368" calcext:value-type="float">
            <text:p>4.0560096609</text:p>
          </table:table-cell>
          <table:table-cell table:number-columns-repeated="9"/>
        </table:table-row>
        <table:table-row table:style-name="ro1">
          <table:table-cell office:value-type="float" office:value="6.63052715453101" calcext:value-type="float">
            <text:p>6.6305271545</text:p>
          </table:table-cell>
          <table:table-cell office:value-type="float" office:value="12.996315233674" calcext:value-type="float">
            <text:p>12.996315233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table:number-columns-repeated="9"/>
        </table:table-row>
        <table:table-row table:style-name="ro1">
          <table:table-cell office:value-type="float" office:value="17.1760399678088" calcext:value-type="float">
            <text:p>17.1760399678</text:p>
          </table:table-cell>
          <table:table-cell office:value-type="float" office:value="11.0989256698221" calcext:value-type="float">
            <text:p>11.0989256698</text:p>
          </table:table-cell>
          <table:table-cell table:number-columns-repeated="9"/>
        </table:table-row>
        <table:table-row table:style-name="ro1">
          <table:table-cell office:value-type="float" office:value="0.781202706940185" calcext:value-type="float">
            <text:p>0.7812027069</text:p>
          </table:table-cell>
          <table:table-cell office:value-type="float" office:value="2.86541835177157" calcext:value-type="float">
            <text:p>2.8654183518</text:p>
          </table:table-cell>
          <table:table-cell table:number-columns-repeated="9"/>
        </table:table-row>
        <table:table-row table:style-name="ro1">
          <table:table-cell office:value-type="float" office:value="5.54754623864672" calcext:value-type="float">
            <text:p>5.5475462386</text:p>
          </table:table-cell>
          <table:table-cell office:value-type="float" office:value="12.2636181745061" calcext:value-type="float">
            <text:p>12.2636181745</text:p>
          </table:table-cell>
          <table:table-cell table:number-columns-repeated="9"/>
        </table:table-row>
        <table:table-row table:style-name="ro1">
          <table:table-cell office:value-type="float" office:value="6.3880243562591" calcext:value-type="float">
            <text:p>6.3880243563</text:p>
          </table:table-cell>
          <table:table-cell office:value-type="float" office:value="21.2923940604113" calcext:value-type="float">
            <text:p>21.2923940604</text:p>
          </table:table-cell>
          <table:table-cell table:number-columns-repeated="9"/>
        </table:table-row>
        <table:table-row table:style-name="ro1">
          <table:table-cell office:value-type="float" office:value="7.57946421550814" calcext:value-type="float">
            <text:p>7.5794642155</text:p>
          </table:table-cell>
          <table:table-cell office:value-type="float" office:value="6.79589009665633" calcext:value-type="float">
            <text:p>6.7958900967</text:p>
          </table:table-cell>
          <table:table-cell table:number-columns-repeated="9"/>
        </table:table-row>
        <table:table-row table:style-name="ro1">
          <table:table-cell office:value-type="float" office:value="2.08832044834187" calcext:value-type="float">
            <text:p>2.0883204483</text:p>
          </table:table-cell>
          <table:table-cell office:value-type="float" office:value="6.52391122755646" calcext:value-type="float">
            <text:p>6.52391122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.14364573775317" calcext:value-type="float">
            <text:p>4.1436457378</text:p>
          </table:table-cell>
          <table:table-cell table:number-columns-repeated="9"/>
        </table:table-row>
        <table:table-row table:style-name="ro1">
          <table:table-cell office:value-type="float" office:value="2.00960519757935" calcext:value-type="float">
            <text:p>2.0096051976</text:p>
          </table:table-cell>
          <table:table-cell office:value-type="float" office:value="23.0626101504115" calcext:value-type="float">
            <text:p>23.0626101504</text:p>
          </table:table-cell>
          <table:table-cell table:number-columns-repeated="9"/>
        </table:table-row>
        <table:table-row table:style-name="ro1">
          <table:table-cell office:value-type="float" office:value="4.46963644185848" calcext:value-type="float">
            <text:p>4.4696364419</text:p>
          </table:table-cell>
          <table:table-cell office:value-type="float" office:value="4.73312265609192" calcext:value-type="float">
            <text:p>4.7331226561</text:p>
          </table:table-cell>
          <table:table-cell table:number-columns-repeated="9"/>
        </table:table-row>
        <table:table-row table:style-name="ro1">
          <table:table-cell office:value-type="float" office:value="3.44103135217053" calcext:value-type="float">
            <text:p>3.4410313522</text:p>
          </table:table-cell>
          <table:table-cell office:value-type="float" office:value="1.58852234273852" calcext:value-type="float">
            <text:p>1.5885223427</text:p>
          </table:table-cell>
          <table:table-cell table:number-columns-repeated="9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80635402874235E-016" calcext:value-type="float">
            <text:p>1.80635402874235E-016</text:p>
          </table:table-cell>
          <table:table-cell table:number-columns-repeated="9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07768918324967E-016" calcext:value-type="float">
            <text:p>1.07768918324967E-016</text:p>
          </table:table-cell>
          <table:table-cell table:number-columns-repeated="9"/>
        </table:table-row>
        <table:table-row table:style-name="ro1">
          <table:table-cell office:value-type="float" office:value="6.7018171707341" calcext:value-type="float">
            <text:p>6.7018171707</text:p>
          </table:table-cell>
          <table:table-cell office:value-type="float" office:value="0.805075530651393" calcext:value-type="float">
            <text:p>0.8050755307</text:p>
          </table:table-cell>
          <table:table-cell table:number-columns-repeated="9"/>
        </table:table-row>
        <table:table-row table:style-name="ro1">
          <table:table-cell office:value-type="float" office:value="3.61212381195682" calcext:value-type="float">
            <text:p>3.612123812</text:p>
          </table:table-cell>
          <table:table-cell office:value-type="float" office:value="6.52718634383105" calcext:value-type="float">
            <text:p>6.527186343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9"/>
        </table:table-row>
        <table:table-row table:style-name="ro1">
          <table:table-cell office:value-type="float" office:value="2.34873162941361" calcext:value-type="float">
            <text:p>2.3487316294</text:p>
          </table:table-cell>
          <table:table-cell office:value-type="float" office:value="3.36057431594543" calcext:value-type="float">
            <text:p>3.3605743159</text:p>
          </table:table-cell>
          <table:table-cell table:number-columns-repeated="9"/>
        </table:table-row>
        <table:table-row table:style-name="ro1">
          <table:table-cell office:value-type="float" office:value="5.5689312697402" calcext:value-type="float">
            <text:p>5.5689312697</text:p>
          </table:table-cell>
          <table:table-cell office:value-type="float" office:value="1.85577598672624" calcext:value-type="float">
            <text:p>1.855775986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table:number-columns-repeated="9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32070568438423E-016" calcext:value-type="float">
            <text:p>2.32070568438423E-016</text:p>
          </table:table-cell>
          <table:table-cell table:number-columns-repeated="9"/>
        </table:table-row>
        <table:table-row table:style-name="ro1">
          <table:table-cell office:value-type="float" office:value="3.83464646501817" calcext:value-type="float">
            <text:p>3.834646465</text:p>
          </table:table-cell>
          <table:table-cell office:value-type="float" office:value="1.53374916082247" calcext:value-type="float">
            <text:p>1.5337491608</text:p>
          </table:table-cell>
          <table:table-cell table:number-columns-repeated="9"/>
        </table:table-row>
        <table:table-row table:style-name="ro1">
          <table:table-cell office:value-type="float" office:value="10.4133921129392" calcext:value-type="float">
            <text:p>10.4133921129</text:p>
          </table:table-cell>
          <table:table-cell office:value-type="float" office:value="11.7495218924932" calcext:value-type="float">
            <text:p>11.7495218925</text:p>
          </table:table-cell>
          <table:table-cell table:number-columns-repeated="9"/>
        </table:table-row>
        <table:table-row table:style-name="ro1">
          <table:table-cell office:value-type="float" office:value="1.32353785943701" calcext:value-type="float">
            <text:p>1.3235378594</text:p>
          </table:table-cell>
          <table:table-cell office:value-type="float" office:value="14.0276992958445" calcext:value-type="float">
            <text:p>14.0276992958</text:p>
          </table:table-cell>
          <table:table-cell table:number-columns-repeated="9"/>
        </table:table-row>
        <table:table-row table:style-name="ro1">
          <table:table-cell office:value-type="float" office:value="10.8906364345036" calcext:value-type="float">
            <text:p>10.8906364345</text:p>
          </table:table-cell>
          <table:table-cell office:value-type="float" office:value="9.2981954190833" calcext:value-type="float">
            <text:p>9.2981954191</text:p>
          </table:table-cell>
          <table:table-cell table:number-columns-repeated="9"/>
        </table:table-row>
        <table:table-row table:style-name="ro1">
          <table:table-cell office:value-type="float" office:value="4.13994491896998" calcext:value-type="float">
            <text:p>4.139944919</text:p>
          </table:table-cell>
          <table:table-cell office:value-type="float" office:value="34.3615039843703" calcext:value-type="float">
            <text:p>34.3615039844</text:p>
          </table:table-cell>
          <table:table-cell table:number-columns-repeated="9"/>
        </table:table-row>
        <table:table-row table:style-name="ro1">
          <table:table-cell office:value-type="float" office:value="9.01834002328363" calcext:value-type="float">
            <text:p>9.0183400233</text:p>
          </table:table-cell>
          <table:table-cell office:value-type="float" office:value="25.9262809370037" calcext:value-type="float">
            <text:p>25.926280937</text:p>
          </table:table-cell>
          <table:table-cell table:number-columns-repeated="9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5.8293187639414E-016" calcext:value-type="float">
            <text:p>5.8293187639414E-016</text:p>
          </table:table-cell>
          <table:table-cell table:number-columns-repeated="9"/>
        </table:table-row>
        <table:table-row table:style-name="ro1">
          <table:table-cell office:value-type="float" office:value="4.22849855149555" calcext:value-type="float">
            <text:p>4.2284985515</text:p>
          </table:table-cell>
          <table:table-cell office:value-type="float" office:value="4.22849855149556" calcext:value-type="float">
            <text:p>4.2284985515</text:p>
          </table:table-cell>
          <table:table-cell table:number-columns-repeated="9"/>
        </table:table-row>
        <table:table-row table:style-name="ro1">
          <table:table-cell office:value-type="float" office:value="2.58883676172169" calcext:value-type="float">
            <text:p>2.5888367617</text:p>
          </table:table-cell>
          <table:table-cell office:value-type="float" office:value="1.81204972921781" calcext:value-type="float">
            <text:p>1.8120497292</text:p>
          </table:table-cell>
          <table:table-cell table:number-columns-repeated="9"/>
        </table:table-row>
        <table:table-row table:style-name="ro1">
          <table:table-cell office:value-type="float" office:value="3.7005413763406" calcext:value-type="float">
            <text:p>3.7005413763</text:p>
          </table:table-cell>
          <table:table-cell office:value-type="float" office:value="3.43634886500064" calcext:value-type="float">
            <text:p>3.436348865</text:p>
          </table:table-cell>
          <table:table-cell table:number-columns-repeated="9"/>
        </table:table-row>
        <table:table-row table:style-name="ro1">
          <table:table-cell office:value-type="float" office:value="2.13777677803146" calcext:value-type="float">
            <text:p>2.137776778</text:p>
          </table:table-cell>
          <table:table-cell office:value-type="float" office:value="7.75058129738082" calcext:value-type="float">
            <text:p>7.7505812974</text:p>
          </table:table-cell>
          <table:table-cell table:number-columns-repeated="9"/>
        </table:table-row>
        <table:table-row table:style-name="ro1">
          <table:table-cell office:value-type="float" office:value="2.58525621079762" calcext:value-type="float">
            <text:p>2.5852562108</text:p>
          </table:table-cell>
          <table:table-cell office:value-type="float" office:value="3.36066218542304" calcext:value-type="float">
            <text:p>3.3606621854</text:p>
          </table:table-cell>
          <table:table-cell table:number-columns-repeated="9"/>
        </table:table-row>
        <table:table-row table:style-name="ro1">
          <table:table-cell office:value-type="float" office:value="6.61586694800398" calcext:value-type="float">
            <text:p>6.615866948</text:p>
          </table:table-cell>
          <table:table-cell office:value-type="float" office:value="8.20499265851643" calcext:value-type="float">
            <text:p>8.2049926585</text:p>
          </table:table-cell>
          <table:table-cell table:number-columns-repeated="9"/>
        </table:table-row>
        <table:table-row table:style-name="ro1">
          <table:table-cell office:value-type="float" office:value="0.828803844917696" calcext:value-type="float">
            <text:p>0.8288038449</text:p>
          </table:table-cell>
          <table:table-cell office:value-type="float" office:value="2.20967965702037" calcext:value-type="float">
            <text:p>2.209679657</text:p>
          </table:table-cell>
          <table:table-cell table:number-columns-repeated="9"/>
        </table:table-row>
        <table:table-row table:style-name="ro1">
          <table:table-cell office:value-type="float" office:value="5.0939006024719" calcext:value-type="float">
            <text:p>5.0939006025</text:p>
          </table:table-cell>
          <table:table-cell office:value-type="float" office:value="4.02147692423275" calcext:value-type="float">
            <text:p>4.0214769242</text:p>
          </table:table-cell>
          <table:table-cell table:number-columns-repeated="9"/>
        </table:table-row>
        <table:table-row table:style-name="ro1">
          <table:table-cell office:value-type="float" office:value="1.30829770727026" calcext:value-type="float">
            <text:p>1.3082977073</text:p>
          </table:table-cell>
          <table:table-cell office:value-type="float" office:value="7.85174866568915" calcext:value-type="float">
            <text:p>7.8517486657</text:p>
          </table:table-cell>
          <table:table-cell table:number-columns-repeated="9"/>
        </table:table-row>
        <table:table-row table:style-name="ro1">
          <table:table-cell office:value-type="float" office:value="5.42851196536504" calcext:value-type="float">
            <text:p>5.4285119654</text:p>
          </table:table-cell>
          <table:table-cell office:value-type="float" office:value="6.46257362371127" calcext:value-type="float">
            <text:p>6.4625736237</text:p>
          </table:table-cell>
          <table:table-cell table:number-columns-repeated="9"/>
        </table:table-row>
        <table:table-row table:style-name="ro1">
          <table:table-cell office:value-type="float" office:value="3.46164465728601" calcext:value-type="float">
            <text:p>3.4616446573</text:p>
          </table:table-cell>
          <table:table-cell office:value-type="float" office:value="2.39606265917301" calcext:value-type="float">
            <text:p>2.3960626592</text:p>
          </table:table-cell>
          <table:table-cell table:number-columns-repeated="9"/>
        </table:table-row>
        <table:table-row table:style-name="ro1">
          <table:table-cell office:value-type="float" office:value="7.04088049703755" calcext:value-type="float">
            <text:p>7.040880497</text:p>
          </table:table-cell>
          <table:table-cell office:value-type="float" office:value="1.35458548140615" calcext:value-type="float">
            <text:p>1.3545854814</text:p>
          </table:table-cell>
          <table:table-cell table:number-columns-repeated="9"/>
        </table:table-row>
        <table:table-row table:style-name="ro1">
          <table:table-cell office:value-type="float" office:value="0.783595515469166" calcext:value-type="float">
            <text:p>0.7835955155</text:p>
          </table:table-cell>
          <table:table-cell office:value-type="float" office:value="3.13350890666304" calcext:value-type="float">
            <text:p>3.1335089067</text:p>
          </table:table-cell>
          <table:table-cell table:number-columns-repeated="9"/>
        </table:table-row>
        <table:table-row table:style-name="ro1">
          <table:table-cell office:value-type="float" office:value="15.6512373315104" calcext:value-type="float">
            <text:p>15.6512373315</text:p>
          </table:table-cell>
          <table:table-cell office:value-type="float" office:value="33.9345792664759" calcext:value-type="float">
            <text:p>33.9345792665</text:p>
          </table:table-cell>
          <table:table-cell table:number-columns-repeated="9"/>
        </table:table-row>
        <table:table-row table:style-name="ro1">
          <table:table-cell office:value-type="float" office:value="12.6588427808963" calcext:value-type="float">
            <text:p>12.6588427809</text:p>
          </table:table-cell>
          <table:table-cell office:value-type="float" office:value="4.74806270478274" calcext:value-type="float">
            <text:p>4.7480627048</text:p>
          </table:table-cell>
          <table:table-cell table:number-columns-repeated="9"/>
        </table:table-row>
        <table:table-row table:style-name="ro1">
          <table:table-cell office:value-type="float" office:value="1.84399484329192" calcext:value-type="float">
            <text:p>1.8439948433</text:p>
          </table:table-cell>
          <table:table-cell office:value-type="float" office:value="3.95085851656482" calcext:value-type="float">
            <text:p>3.9508585166</text:p>
          </table:table-cell>
          <table:table-cell table:number-columns-repeated="9"/>
        </table:table-row>
        <table:table-row table:style-name="ro1">
          <table:table-cell office:value-type="float" office:value="14.2842731264375" calcext:value-type="float">
            <text:p>14.2842731264</text:p>
          </table:table-cell>
          <table:table-cell office:value-type="float" office:value="19.3111351621114" calcext:value-type="float">
            <text:p>19.3111351621</text:p>
          </table:table-cell>
          <table:table-cell table:number-columns-repeated="9"/>
        </table:table-row>
        <table:table-row table:style-name="ro1">
          <table:table-cell office:value-type="float" office:value="3.69838929086486" calcext:value-type="float">
            <text:p>3.6983892909</text:p>
          </table:table-cell>
          <table:table-cell office:value-type="float" office:value="10.3065230147328" calcext:value-type="float">
            <text:p>10.3065230147</text:p>
          </table:table-cell>
          <table:table-cell table:number-columns-repeated="9"/>
        </table:table-row>
        <table:table-row table:style-name="ro1">
          <table:table-cell office:value-type="float" office:value="10.1133076273881" calcext:value-type="float">
            <text:p>10.1133076274</text:p>
          </table:table-cell>
          <table:table-cell office:value-type="float" office:value="19.1087783187156" calcext:value-type="float">
            <text:p>19.1087783187</text:p>
          </table:table-cell>
          <table:table-cell table:number-columns-repeated="9"/>
        </table:table-row>
        <table:table-row table:style-name="ro1">
          <table:table-cell office:value-type="float" office:value="5.55458092523241" calcext:value-type="float">
            <text:p>5.5545809252</text:p>
          </table:table-cell>
          <table:table-cell office:value-type="float" office:value="12.9598082834988" calcext:value-type="float">
            <text:p>12.9598082835</text:p>
          </table:table-cell>
          <table:table-cell table:number-columns-repeated="9"/>
        </table:table-row>
        <table:table-row table:style-name="ro1">
          <table:table-cell office:value-type="float" office:value="4.66177431144973" calcext:value-type="float">
            <text:p>4.6617743114</text:p>
          </table:table-cell>
          <table:table-cell office:value-type="float" office:value="3.72944503500284" calcext:value-type="float">
            <text:p>3.729445035</text:p>
          </table:table-cell>
          <table:table-cell table:number-columns-repeated="9"/>
        </table:table-row>
        <table:table-row table:style-name="ro1">
          <table:table-cell office:value-type="float" office:value="8.20690298057257" calcext:value-type="float">
            <text:p>8.2069029806</text:p>
          </table:table-cell>
          <table:table-cell office:value-type="float" office:value="19.5904145813066" calcext:value-type="float">
            <text:p>19.5904145813</text:p>
          </table:table-cell>
          <table:table-cell table:number-columns-repeated="9"/>
        </table:table-row>
        <table:table-row table:style-name="ro1">
          <table:table-cell office:value-type="float" office:value="4.22241907033589" calcext:value-type="float">
            <text:p>4.2224190703</text:p>
          </table:table-cell>
          <table:table-cell office:value-type="float" office:value="13.725187692504" calcext:value-type="float">
            <text:p>13.7251876925</text:p>
          </table:table-cell>
          <table:table-cell table:number-columns-repeated="9"/>
        </table:table-row>
        <table:table-row table:style-name="ro1">
          <table:table-cell office:value-type="float" office:value="12.6474698839961" calcext:value-type="float">
            <text:p>12.647469884</text:p>
          </table:table-cell>
          <table:table-cell office:value-type="float" office:value="6.18772216032776" calcext:value-type="float">
            <text:p>6.1877221603</text:p>
          </table:table-cell>
          <table:table-cell table:number-columns-repeated="9"/>
        </table:table-row>
        <table:table-row table:style-name="ro1">
          <table:table-cell office:value-type="float" office:value="5.04793740949488" calcext:value-type="float">
            <text:p>5.0479374095</text:p>
          </table:table-cell>
          <table:table-cell office:value-type="float" office:value="7.43898030040557" calcext:value-type="float">
            <text:p>7.4389803004</text:p>
          </table:table-cell>
          <table:table-cell table:number-columns-repeated="9"/>
        </table:table-row>
        <table:table-row table:style-name="ro1">
          <table:table-cell office:value-type="float" office:value="8.472308913364" calcext:value-type="float">
            <text:p>8.4723089134</text:p>
          </table:table-cell>
          <table:table-cell office:value-type="float" office:value="8.73664018238893" calcext:value-type="float">
            <text:p>8.7366401824</text:p>
          </table:table-cell>
          <table:table-cell table:number-columns-repeated="9"/>
        </table:table-row>
        <table:table-row table:style-name="ro1">
          <table:table-cell office:value-type="float" office:value="7.78580872978604" calcext:value-type="float">
            <text:p>7.7858087298</text:p>
          </table:table-cell>
          <table:table-cell office:value-type="float" office:value="1.55717128896842" calcext:value-type="float">
            <text:p>1.557171289</text:p>
          </table:table-cell>
          <table:table-cell table:number-columns-repeated="9"/>
        </table:table-row>
        <table:table-row table:style-name="ro1">
          <table:table-cell office:value-type="float" office:value="12.697371005141" calcext:value-type="float">
            <text:p>12.6973710051</text:p>
          </table:table-cell>
          <table:table-cell office:value-type="float" office:value="15.6074075220007" calcext:value-type="float">
            <text:p>15.607407522</text:p>
          </table:table-cell>
          <table:table-cell table:number-columns-repeated="9"/>
        </table:table-row>
        <table:table-row table:style-name="ro1">
          <table:table-cell office:value-type="float" office:value="4.13984896279235" calcext:value-type="float">
            <text:p>4.1398489628</text:p>
          </table:table-cell>
          <table:table-cell office:value-type="float" office:value="5.43236141703284" calcext:value-type="float">
            <text:p>5.432361417</text:p>
          </table:table-cell>
          <table:table-cell table:number-columns-repeated="9"/>
        </table:table-row>
        <table:table-row table:style-name="ro1">
          <table:table-cell office:value-type="float" office:value="1.32190548609618" calcext:value-type="float">
            <text:p>1.3219054861</text:p>
          </table:table-cell>
          <table:table-cell office:value-type="float" office:value="15.8750579805501" calcext:value-type="float">
            <text:p>15.8750579806</text:p>
          </table:table-cell>
          <table:table-cell table:number-columns-repeated="9"/>
        </table:table-row>
        <table:table-row table:style-name="ro1">
          <table:table-cell office:value-type="float" office:value="11.9030608145596" calcext:value-type="float">
            <text:p>11.9030608146</text:p>
          </table:table-cell>
          <table:table-cell office:value-type="float" office:value="1.05813196005786" calcext:value-type="float">
            <text:p>1.0581319601</text:p>
          </table:table-cell>
          <table:table-cell table:number-columns-repeated="9"/>
        </table:table-row>
        <table:table-row table:style-name="ro1">
          <table:table-cell office:value-type="float" office:value="3.94092345733748" calcext:value-type="float">
            <text:p>3.9409234573</text:p>
          </table:table-cell>
          <table:table-cell office:value-type="float" office:value="4.99186561351637" calcext:value-type="float">
            <text:p>4.9918656135</text:p>
          </table:table-cell>
          <table:table-cell table:number-columns-repeated="9"/>
        </table:table-row>
        <table:table-row table:style-name="ro1">
          <table:table-cell office:value-type="float" office:value="1.32191211384172" calcext:value-type="float">
            <text:p>1.3219121138</text:p>
          </table:table-cell>
          <table:table-cell office:value-type="float" office:value="12.1684077990211" calcext:value-type="float">
            <text:p>12.168407799</text:p>
          </table:table-cell>
          <table:table-cell table:number-columns-repeated="9"/>
        </table:table-row>
        <table:table-row table:style-name="ro1">
          <table:table-cell office:value-type="float" office:value="13.1253436704818" calcext:value-type="float">
            <text:p>13.1253436705</text:p>
          </table:table-cell>
          <table:table-cell office:value-type="float" office:value="3.67454126820535" calcext:value-type="float">
            <text:p>3.6745412682</text:p>
          </table:table-cell>
          <table:table-cell table:number-columns-repeated="9"/>
        </table:table-row>
        <table:table-row table:style-name="ro1">
          <table:table-cell office:value-type="float" office:value="8.80890850862011" calcext:value-type="float">
            <text:p>8.8089085086</text:p>
          </table:table-cell>
          <table:table-cell office:value-type="float" office:value="4.27167776017343" calcext:value-type="float">
            <text:p>4.2716777602</text:p>
          </table:table-cell>
          <table:table-cell table:number-columns-repeated="9"/>
        </table:table-row>
        <table:table-row table:style-name="ro1">
          <table:table-cell office:value-type="float" office:value="3.04142009459247" calcext:value-type="float">
            <text:p>3.0414200946</text:p>
          </table:table-cell>
          <table:table-cell office:value-type="float" office:value="5.25306232670137" calcext:value-type="float">
            <text:p>5.2530623267</text:p>
          </table:table-cell>
          <table:table-cell table:number-columns-repeated="9"/>
        </table:table-row>
        <table:table-row table:style-name="ro1">
          <table:table-cell office:value-type="float" office:value="10.3571132593652" calcext:value-type="float">
            <text:p>10.3571132594</text:p>
          </table:table-cell>
          <table:table-cell office:value-type="float" office:value="9.02872111279788" calcext:value-type="float">
            <text:p>9.0287211128</text:p>
          </table:table-cell>
          <table:table-cell table:number-columns-repeated="9"/>
        </table:table-row>
        <table:table-row table:style-name="ro1">
          <table:table-cell office:value-type="float" office:value="9.47916667543972" calcext:value-type="float">
            <text:p>9.4791666754</text:p>
          </table:table-cell>
          <table:table-cell office:value-type="float" office:value="9.2148683734079" calcext:value-type="float">
            <text:p>9.2148683734</text:p>
          </table:table-cell>
          <table:table-cell table:number-columns-repeated="9"/>
        </table:table-row>
        <table:table-row table:style-name="ro1">
          <table:table-cell office:value-type="float" office:value="1.31539205656863" calcext:value-type="float">
            <text:p>1.3153920566</text:p>
          </table:table-cell>
          <table:table-cell office:value-type="float" office:value="3.15691997641945" calcext:value-type="float">
            <text:p>3.1569199764</text:p>
          </table:table-cell>
          <table:table-cell table:number-columns-repeated="9"/>
        </table:table-row>
        <table:table-row table:style-name="ro1">
          <table:table-cell office:value-type="float" office:value="3.69603837092293" calcext:value-type="float">
            <text:p>3.6960383709</text:p>
          </table:table-cell>
          <table:table-cell office:value-type="float" office:value="12.9322001361201" calcext:value-type="float">
            <text:p>12.9322001361</text:p>
          </table:table-cell>
          <table:table-cell table:number-columns-repeated="9"/>
        </table:table-row>
        <table:table-row table:style-name="ro1">
          <table:table-cell office:value-type="float" office:value="10.1516606700505" calcext:value-type="float">
            <text:p>10.1516606701</text:p>
          </table:table-cell>
          <table:table-cell office:value-type="float" office:value="2.60272657806206" calcext:value-type="float">
            <text:p>2.6027265781</text:p>
          </table:table-cell>
          <table:table-cell table:number-columns-repeated="9"/>
        </table:table-row>
        <table:table-row table:style-name="ro1">
          <table:table-cell office:value-type="float" office:value="1.02497054292755" calcext:value-type="float">
            <text:p>1.0249705429</text:p>
          </table:table-cell>
          <table:table-cell office:value-type="float" office:value="5.38329224416906" calcext:value-type="float">
            <text:p>5.3832922442</text:p>
          </table:table-cell>
          <table:table-cell table:number-columns-repeated="9"/>
        </table:table-row>
        <table:table-row table:style-name="ro1">
          <table:table-cell office:value-type="float" office:value="2.14943477744814" calcext:value-type="float">
            <text:p>2.1494347774</text:p>
          </table:table-cell>
          <table:table-cell office:value-type="float" office:value="6.98684693817579" calcext:value-type="float">
            <text:p>6.9868469382</text:p>
          </table:table-cell>
          <table:table-cell table:number-columns-repeated="9"/>
        </table:table-row>
        <table:table-row table:style-name="ro1">
          <table:table-cell office:value-type="float" office:value="11.8283675083759" calcext:value-type="float">
            <text:p>11.8283675084</text:p>
          </table:table-cell>
          <table:table-cell office:value-type="float" office:value="0.524711431930064" calcext:value-type="float">
            <text:p>0.5247114319</text:p>
          </table:table-cell>
          <table:table-cell table:number-columns-repeated="9"/>
        </table:table-row>
        <table:table-row table:style-name="ro1">
          <table:table-cell office:value-type="float" office:value="0.785375748912352" calcext:value-type="float">
            <text:p>0.7853757489</text:p>
          </table:table-cell>
          <table:table-cell office:value-type="float" office:value="11.4029857902665" calcext:value-type="float">
            <text:p>11.4029857903</text:p>
          </table:table-cell>
          <table:table-cell table:number-columns-repeated="9"/>
        </table:table-row>
        <table:table-row table:style-name="ro1">
          <table:table-cell office:value-type="float" office:value="3.93096271418081" calcext:value-type="float">
            <text:p>3.9309627142</text:p>
          </table:table-cell>
          <table:table-cell office:value-type="float" office:value="2.27137230319476" calcext:value-type="float">
            <text:p>2.2713723032</text:p>
          </table:table-cell>
          <table:table-cell table:number-columns-repeated="9"/>
        </table:table-row>
        <table:table-row table:style-name="ro1">
          <table:table-cell office:value-type="float" office:value="1.68479607307762" calcext:value-type="float">
            <text:p>1.6847960731</text:p>
          </table:table-cell>
          <table:table-cell office:value-type="float" office:value="3.85818120260599" calcext:value-type="float">
            <text:p>3.858181202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table:number-columns-repeated="9"/>
        </table:table-row>
        <table:table-row table:style-name="ro1">
          <table:table-cell office:value-type="float" office:value="0.733819031527054" calcext:value-type="float">
            <text:p>0.7338190315</text:p>
          </table:table-cell>
          <table:table-cell office:value-type="float" office:value="4.25721853197234" calcext:value-type="float">
            <text:p>4.257218532</text:p>
          </table:table-cell>
          <table:table-cell table:number-columns-repeated="9"/>
        </table:table-row>
        <table:table-row table:style-name="ro1">
          <table:table-cell office:value-type="float" office:value="3.37222826394009" calcext:value-type="float">
            <text:p>3.3722282639</text:p>
          </table:table-cell>
          <table:table-cell office:value-type="float" office:value="1.81575784065046" calcext:value-type="float">
            <text:p>1.8157578407</text:p>
          </table:table-cell>
          <table:table-cell table:number-columns-repeated="9"/>
        </table:table-row>
        <table:table-row table:style-name="ro1">
          <table:table-cell office:value-type="float" office:value="17.5558343476973" calcext:value-type="float">
            <text:p>17.5558343477</text:p>
          </table:table-cell>
          <table:table-cell office:value-type="float" office:value="8.30235390453882" calcext:value-type="float">
            <text:p>8.3023539045</text:p>
          </table:table-cell>
          <table:table-cell table:number-columns-repeated="9"/>
        </table:table-row>
        <table:table-row table:style-name="ro1">
          <table:table-cell office:value-type="float" office:value="3.48903771008465" calcext:value-type="float">
            <text:p>3.4890377101</text:p>
          </table:table-cell>
          <table:table-cell office:value-type="float" office:value="20.241497371924" calcext:value-type="float">
            <text:p>20.2414973719</text:p>
          </table:table-cell>
          <table:table-cell table:number-columns-repeated="9"/>
        </table:table-row>
        <table:table-row table:style-name="ro1">
          <table:table-cell office:value-type="float" office:value="13.7912115449408" calcext:value-type="float">
            <text:p>13.7912115449</text:p>
          </table:table-cell>
          <table:table-cell office:value-type="float" office:value="6.09990853396116" calcext:value-type="float">
            <text:p>6.099908534</text:p>
          </table:table-cell>
          <table:table-cell table:number-columns-repeated="9"/>
        </table:table-row>
        <table:table-row table:style-name="ro1">
          <table:table-cell office:value-type="float" office:value="4.27633505274009" calcext:value-type="float">
            <text:p>4.2763350527</text:p>
          </table:table-cell>
          <table:table-cell office:value-type="float" office:value="4.54428856001755" calcext:value-type="float">
            <text:p>4.54428856</text:p>
          </table:table-cell>
          <table:table-cell table:number-columns-repeated="9"/>
        </table:table-row>
        <table:table-row table:style-name="ro1">
          <table:table-cell office:value-type="float" office:value="4.00128418823344" calcext:value-type="float">
            <text:p>4.0012841882</text:p>
          </table:table-cell>
          <table:table-cell office:value-type="float" office:value="13.0712900987237" calcext:value-type="float">
            <text:p>13.0712900987</text:p>
          </table:table-cell>
          <table:table-cell table:number-columns-repeated="9"/>
        </table:table-row>
        <table:table-row table:style-name="ro1">
          <table:table-cell office:value-type="float" office:value="4.97943805218318" calcext:value-type="float">
            <text:p>4.9794380522</text:p>
          </table:table-cell>
          <table:table-cell office:value-type="float" office:value="2.35908810443149" calcext:value-type="float">
            <text:p>2.3590881044</text:p>
          </table:table-cell>
          <table:table-cell table:number-columns-repeated="9"/>
        </table:table-row>
        <table:table-row table:style-name="ro1">
          <table:table-cell office:value-type="float" office:value="5.42383734724534" calcext:value-type="float">
            <text:p>5.4238373472</text:p>
          </table:table-cell>
          <table:table-cell office:value-type="float" office:value="0.258627977269823" calcext:value-type="float">
            <text:p>0.2586279773</text:p>
          </table:table-cell>
          <table:table-cell table:number-columns-repeated="9"/>
        </table:table-row>
        <table:table-row table:style-name="ro1">
          <table:table-cell office:value-type="float" office:value="4.76070485929962" calcext:value-type="float">
            <text:p>4.7607048593</text:p>
          </table:table-cell>
          <table:table-cell office:value-type="float" office:value="0.52895107773871" calcext:value-type="float">
            <text:p>0.5289510777</text:p>
          </table:table-cell>
          <table:table-cell table:number-columns-repeated="9"/>
        </table:table-row>
        <table:table-row table:style-name="ro1">
          <table:table-cell office:value-type="float" office:value="10.3024175102472" calcext:value-type="float">
            <text:p>10.3024175102</text:p>
          </table:table-cell>
          <table:table-cell office:value-type="float" office:value="21.1324464614145" calcext:value-type="float">
            <text:p>21.1324464614</text:p>
          </table:table-cell>
          <table:table-cell table:number-columns-repeated="9"/>
        </table:table-row>
        <table:table-row table:style-name="ro1">
          <table:table-cell office:value-type="float" office:value="8.23652614900424" calcext:value-type="float">
            <text:p>8.236526149</text:p>
          </table:table-cell>
          <table:table-cell office:value-type="float" office:value="3.98523989199764" calcext:value-type="float">
            <text:p>3.985239892</text:p>
          </table:table-cell>
          <table:table-cell table:number-columns-repeated="9"/>
        </table:table-row>
        <table:table-row table:style-name="ro1">
          <table:table-cell office:value-type="float" office:value="14.9051303679775" calcext:value-type="float">
            <text:p>14.905130368</text:p>
          </table:table-cell>
          <table:table-cell office:value-type="float" office:value="2.87567187168404" calcext:value-type="float">
            <text:p>2.8756718717</text:p>
          </table:table-cell>
          <table:table-cell table:number-columns-repeated="9"/>
        </table:table-row>
        <table:table-row table:style-name="ro1">
          <table:table-cell office:value-type="float" office:value="5.2920225882985" calcext:value-type="float">
            <text:p>5.2920225883</text:p>
          </table:table-cell>
          <table:table-cell office:value-type="float" office:value="4.7632863576462" calcext:value-type="float">
            <text:p>4.7632863576</text:p>
          </table:table-cell>
          <table:table-cell table:number-columns-repeated="9"/>
        </table:table-row>
        <table:table-row table:style-name="ro1">
          <table:table-cell office:value-type="float" office:value="7.03648476868617" calcext:value-type="float">
            <text:p>7.0364847687</text:p>
          </table:table-cell>
          <table:table-cell office:value-type="float" office:value="3.12696052102479" calcext:value-type="float">
            <text:p>3.126960521</text:p>
          </table:table-cell>
          <table:table-cell table:number-columns-repeated="9"/>
        </table:table-row>
        <table:table-row table:style-name="ro1">
          <table:table-cell office:value-type="float" office:value="0.800169011358962" calcext:value-type="float">
            <text:p>0.8001690114</text:p>
          </table:table-cell>
          <table:table-cell office:value-type="float" office:value="5.19878154506042" calcext:value-type="float">
            <text:p>5.198781545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  <table:table-cell table:number-columns-repeated="9"/>
        </table:table-row>
        <table:table-row table:style-name="ro1">
          <table:table-cell office:value-type="float" office:value="5.26886864865396" calcext:value-type="float">
            <text:p>5.2688686487</text:p>
          </table:table-cell>
          <table:table-cell office:value-type="float" office:value="8.42867861311792" calcext:value-type="float">
            <text:p>8.4286786131</text:p>
          </table:table-cell>
          <table:table-cell table:number-columns-repeated="9"/>
        </table:table-row>
        <table:table-row table:style-name="ro1">
          <table:table-cell office:value-type="float" office:value="11.4633332526181" calcext:value-type="float">
            <text:p>11.4633332526</text:p>
          </table:table-cell>
          <table:table-cell office:value-type="float" office:value="8.53206251380163" calcext:value-type="float">
            <text:p>8.5320625138</text:p>
          </table:table-cell>
          <table:table-cell table:number-columns-repeated="9"/>
        </table:table-row>
        <table:table-row table:style-name="ro1">
          <table:table-cell office:value-type="float" office:value="4.27817791802271" calcext:value-type="float">
            <text:p>4.278177918</text:p>
          </table:table-cell>
          <table:table-cell office:value-type="float" office:value="17.9162940839266" calcext:value-type="float">
            <text:p>17.9162940839</text:p>
          </table:table-cell>
          <table:table-cell table:number-columns-repeated="9"/>
        </table:table-row>
        <table:table-row table:style-name="ro1">
          <table:table-cell office:value-type="float" office:value="10.3844170620984" calcext:value-type="float">
            <text:p>10.3844170621</text:p>
          </table:table-cell>
          <table:table-cell office:value-type="float" office:value="7.72058820818716" calcext:value-type="float">
            <text:p>7.7205882082</text:p>
          </table:table-cell>
          <table:table-cell table:number-columns-repeated="9"/>
        </table:table-row>
        <table:table-row table:style-name="ro1">
          <table:table-cell office:value-type="float" office:value="4.36222571706813" calcext:value-type="float">
            <text:p>4.3622257171</text:p>
          </table:table-cell>
          <table:table-cell office:value-type="float" office:value="4.10500752658865" calcext:value-type="float">
            <text:p>4.1050075266</text:p>
          </table:table-cell>
          <table:table-cell table:number-columns-repeated="9"/>
        </table:table-row>
        <table:table-row table:style-name="ro1">
          <table:table-cell office:value-type="float" office:value="5.26673111551308" calcext:value-type="float">
            <text:p>5.2667311155</text:p>
          </table:table-cell>
          <table:table-cell office:value-type="float" office:value="1.84335112143247" calcext:value-type="float">
            <text:p>1.8433511214</text:p>
          </table:table-cell>
          <table:table-cell table:number-columns-repeated="9"/>
        </table:table-row>
        <table:table-row table:style-name="ro1">
          <table:table-cell office:value-type="float" office:value="0.259711290967315" calcext:value-type="float">
            <text:p>0.259711291</text:p>
          </table:table-cell>
          <table:table-cell office:value-type="float" office:value="22.208481488957" calcext:value-type="float">
            <text:p>22.208481489</text:p>
          </table:table-cell>
          <table:table-cell table:number-columns-repeated="9"/>
        </table:table-row>
        <table:table-row table:style-name="ro1">
          <table:table-cell office:value-type="float" office:value="14.9085731962857" calcext:value-type="float">
            <text:p>14.9085731963</text:p>
          </table:table-cell>
          <table:table-cell office:value-type="float" office:value="0.799590677154041" calcext:value-type="float">
            <text:p>0.7995906772</text:p>
          </table:table-cell>
          <table:table-cell table:number-columns-repeated="9"/>
        </table:table-row>
        <table:table-row table:style-name="ro1">
          <table:table-cell office:value-type="float" office:value="6.08114581930631" calcext:value-type="float">
            <text:p>6.0811458193</text:p>
          </table:table-cell>
          <table:table-cell office:value-type="float" office:value="3.96576165752978" calcext:value-type="float">
            <text:p>3.9657616575</text:p>
          </table:table-cell>
          <table:table-cell table:number-columns-repeated="9"/>
        </table:table-row>
        <table:table-row table:style-name="ro1">
          <table:table-cell office:value-type="float" office:value="1.32044698839271" calcext:value-type="float">
            <text:p>1.3204469884</text:p>
          </table:table-cell>
          <table:table-cell office:value-type="float" office:value="8.71048332475556" calcext:value-type="float">
            <text:p>8.7104833248</text:p>
          </table:table-cell>
          <table:table-cell table:number-columns-repeated="9"/>
        </table:table-row>
        <table:table-row table:style-name="ro1">
          <table:table-cell office:value-type="float" office:value="14.6952053612494" calcext:value-type="float">
            <text:p>14.6952053612</text:p>
          </table:table-cell>
          <table:table-cell office:value-type="float" office:value="2.13856012090094" calcext:value-type="float">
            <text:p>2.1385601209</text:p>
          </table:table-cell>
          <table:table-cell table:number-columns-repeated="9"/>
        </table:table-row>
        <table:table-row table:style-name="ro1">
          <table:table-cell office:value-type="float" office:value="2.12844915944094" calcext:value-type="float">
            <text:p>2.1284491594</text:p>
          </table:table-cell>
          <table:table-cell office:value-type="float" office:value="12.773887590537" calcext:value-type="float">
            <text:p>12.7738875905</text:p>
          </table:table-cell>
          <table:table-cell table:number-columns-repeated="9"/>
        </table:table-row>
        <table:table-row table:style-name="ro1">
          <table:table-cell office:value-type="float" office:value="0.519414134572971" calcext:value-type="float">
            <text:p>0.5194141346</text:p>
          </table:table-cell>
          <table:table-cell office:value-type="float" office:value="10.3970336614251" calcext:value-type="float">
            <text:p>10.3970336614</text:p>
          </table:table-cell>
          <table:table-cell table:number-columns-repeated="9"/>
        </table:table-row>
        <table:table-row table:style-name="ro1">
          <table:table-cell office:value-type="float" office:value="1.05877876788182" calcext:value-type="float">
            <text:p>1.0587787679</text:p>
          </table:table-cell>
          <table:table-cell office:value-type="float" office:value="6.87899611285561" calcext:value-type="float">
            <text:p>6.8789961129</text:p>
          </table:table-cell>
          <table:table-cell table:number-columns-repeated="9"/>
        </table:table-row>
        <table:table-row table:style-name="ro1">
          <table:table-cell office:value-type="float" office:value="3.67196697807801" calcext:value-type="float">
            <text:p>3.6719669781</text:p>
          </table:table-cell>
          <table:table-cell office:value-type="float" office:value="2.88540439313186" calcext:value-type="float">
            <text:p>2.8854043931</text:p>
          </table:table-cell>
          <table:table-cell table:number-columns-repeated="9"/>
        </table:table-row>
        <table:table-row table:style-name="ro1">
          <table:table-cell office:value-type="float" office:value="3.86938462119141" calcext:value-type="float">
            <text:p>3.8693846212</text:p>
          </table:table-cell>
          <table:table-cell office:value-type="float" office:value="3.35294835231433" calcext:value-type="float">
            <text:p>3.3529483523</text:p>
          </table:table-cell>
          <table:table-cell table:number-columns-repeated="9"/>
        </table:table-row>
        <table:table-row table:style-name="ro1">
          <table:table-cell office:value-type="float" office:value="17.8716460976753" calcext:value-type="float">
            <text:p>17.8716460977</text:p>
          </table:table-cell>
          <table:table-cell office:value-type="float" office:value="1.31554770321982" calcext:value-type="float">
            <text:p>1.3155477032</text:p>
          </table:table-cell>
          <table:table-cell table:number-columns-repeated="9"/>
        </table:table-row>
        <table:table-row table:style-name="ro1">
          <table:table-cell office:value-type="float" office:value="1.56122565202127" calcext:value-type="float">
            <text:p>1.561225652</text:p>
          </table:table-cell>
          <table:table-cell office:value-type="float" office:value="11.7164403495034" calcext:value-type="float">
            <text:p>11.7164403495</text:p>
          </table:table-cell>
          <table:table-cell table:number-columns-repeated="9"/>
        </table:table-row>
        <table:table-row table:style-name="ro1">
          <table:table-cell office:value-type="float" office:value="1.08270566404731" calcext:value-type="float">
            <text:p>1.082705664</text:p>
          </table:table-cell>
          <table:table-cell office:value-type="float" office:value="3.78831736329467" calcext:value-type="float">
            <text:p>3.7883173633</text:p>
          </table:table-cell>
          <table:table-cell table:number-columns-repeated="9"/>
        </table:table-row>
        <table:table-row table:style-name="ro1">
          <table:table-cell office:value-type="float" office:value="14.1345285132453" calcext:value-type="float">
            <text:p>14.1345285132</text:p>
          </table:table-cell>
          <table:table-cell office:value-type="float" office:value="10.6704828245143" calcext:value-type="float">
            <text:p>10.6704828245</text:p>
          </table:table-cell>
          <table:table-cell table:number-columns-repeated="9"/>
        </table:table-row>
        <table:table-row table:style-name="ro1">
          <table:table-cell office:value-type="float" office:value="2.89157262701435" calcext:value-type="float">
            <text:p>2.891572627</text:p>
          </table:table-cell>
          <table:table-cell office:value-type="float" office:value="19.9919685809752" calcext:value-type="float">
            <text:p>19.991968581</text:p>
          </table:table-cell>
          <table:table-cell table:number-columns-repeated="9"/>
        </table:table-row>
        <table:table-row table:style-name="ro1">
          <table:table-cell office:value-type="float" office:value="16.8416182765013" calcext:value-type="float">
            <text:p>16.8416182765</text:p>
          </table:table-cell>
          <table:table-cell office:value-type="float" office:value="14.7385309250488" calcext:value-type="float">
            <text:p>14.738530925</text:p>
          </table:table-cell>
          <table:table-cell table:number-columns-repeated="9"/>
        </table:table-row>
        <table:table-row table:style-name="ro1">
          <table:table-cell office:value-type="float" office:value="2.93787668493238" calcext:value-type="float">
            <text:p>2.9378766849</text:p>
          </table:table-cell>
          <table:table-cell office:value-type="float" office:value="11.7482330834952" calcext:value-type="float">
            <text:p>11.7482330835</text:p>
          </table:table-cell>
          <table:table-cell table:number-columns-repeated="9"/>
        </table:table-row>
        <table:table-row table:style-name="ro1">
          <table:table-cell office:value-type="float" office:value="14.0273289436225" calcext:value-type="float">
            <text:p>14.0273289436</text:p>
          </table:table-cell>
          <table:table-cell office:value-type="float" office:value="9.26337642047491" calcext:value-type="float">
            <text:p>9.2633764205</text:p>
          </table:table-cell>
          <table:table-cell table:number-columns-repeated="9"/>
        </table:table-row>
        <table:table-row table:style-name="ro1">
          <table:table-cell office:value-type="float" office:value="7.25072499932024" calcext:value-type="float">
            <text:p>7.2507249993</text:p>
          </table:table-cell>
          <table:table-cell office:value-type="float" office:value="8.2853537633726" calcext:value-type="float">
            <text:p>8.2853537634</text:p>
          </table:table-cell>
          <table:table-cell table:number-columns-repeated="9"/>
        </table:table-row>
        <table:table-row table:style-name="ro1">
          <table:table-cell office:value-type="float" office:value="10.0774517643763" calcext:value-type="float">
            <text:p>10.0774517644</text:p>
          </table:table-cell>
          <table:table-cell office:value-type="float" office:value="21.6604955145691" calcext:value-type="float">
            <text:p>21.6604955146</text:p>
          </table:table-cell>
          <table:table-cell table:number-columns-repeated="9"/>
        </table:table-row>
        <table:table-row table:style-name="ro1">
          <table:table-cell office:value-type="float" office:value="4.64389061605675" calcext:value-type="float">
            <text:p>4.6438906161</text:p>
          </table:table-cell>
          <table:table-cell office:value-type="float" office:value="11.4652160880683" calcext:value-type="float">
            <text:p>11.4652160881</text:p>
          </table:table-cell>
          <table:table-cell table:number-columns-repeated="9"/>
        </table:table-row>
        <table:table-row table:style-name="ro1">
          <table:table-cell office:value-type="float" office:value="3.06014812730737" calcext:value-type="float">
            <text:p>3.0601481273</text:p>
          </table:table-cell>
          <table:table-cell office:value-type="float" office:value="4.84441879268682" calcext:value-type="float">
            <text:p>4.844418792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66579256507328" calcext:value-type="float">
            <text:p>2.6657925651</text:p>
          </table:table-cell>
          <table:table-cell table:number-columns-repeated="9"/>
        </table:table-row>
        <table:table-row table:style-name="ro1">
          <table:table-cell office:value-type="float" office:value="2.3220055307434" calcext:value-type="float">
            <text:p>2.3220055307</text:p>
          </table:table-cell>
          <table:table-cell office:value-type="float" office:value="3.09599585193473" calcext:value-type="float">
            <text:p>3.0959958519</text:p>
          </table:table-cell>
          <table:table-cell table:number-columns-repeated="9"/>
        </table:table-row>
        <table:table-row table:style-name="ro1">
          <table:table-cell office:value-type="float" office:value="1.04305056363059" calcext:value-type="float">
            <text:p>1.0430505636</text:p>
          </table:table-cell>
          <table:table-cell office:value-type="float" office:value="4.86954263989031" calcext:value-type="float">
            <text:p>4.8695426399</text:p>
          </table:table-cell>
          <table:table-cell table:number-columns-repeated="9"/>
        </table:table-row>
        <table:table-row table:style-name="ro1">
          <table:table-cell office:value-type="float" office:value="6.27265483193457" calcext:value-type="float">
            <text:p>6.2726548319</text:p>
          </table:table-cell>
          <table:table-cell office:value-type="float" office:value="20.6587003792448" calcext:value-type="float">
            <text:p>20.6587003792</text:p>
          </table:table-cell>
          <table:table-cell table:number-columns-repeated="9"/>
        </table:table-row>
        <table:table-row table:style-name="ro1">
          <table:table-cell office:value-type="float" office:value="4.25336820484537" calcext:value-type="float">
            <text:p>4.2533682048</text:p>
          </table:table-cell>
          <table:table-cell office:value-type="float" office:value="3.98719938227455" calcext:value-type="float">
            <text:p>3.9871993823</text:p>
          </table:table-cell>
          <table:table-cell table:number-columns-repeated="9"/>
        </table:table-row>
        <table:table-row table:style-name="ro1">
          <table:table-cell office:value-type="float" office:value="14.7375036697305" calcext:value-type="float">
            <text:p>14.7375036697</text:p>
          </table:table-cell>
          <table:table-cell office:value-type="float" office:value="15.002229353822" calcext:value-type="float">
            <text:p>15.0022293538</text:p>
          </table:table-cell>
          <table:table-cell table:number-columns-repeated="9"/>
        </table:table-row>
        <table:table-row table:style-name="ro1">
          <table:table-cell office:value-type="float" office:value="6.75782011004806" calcext:value-type="float">
            <text:p>6.75782011</text:p>
          </table:table-cell>
          <table:table-cell office:value-type="float" office:value="12.477498441604" calcext:value-type="float">
            <text:p>12.4774984416</text:p>
          </table:table-cell>
          <table:table-cell table:number-columns-repeated="9"/>
        </table:table-row>
        <table:table-row table:style-name="ro1">
          <table:table-cell office:value-type="float" office:value="6.75782011004806" calcext:value-type="float">
            <text:p>6.75782011</text:p>
          </table:table-cell>
          <table:table-cell office:value-type="float" office:value="12.477498441604" calcext:value-type="float">
            <text:p>12.4774984416</text:p>
          </table:table-cell>
          <table:table-cell table:number-columns-repeated="9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5.88442786990303E-016" calcext:value-type="float">
            <text:p>5.88442786990303E-016</text:p>
          </table:table-cell>
          <table:table-cell table:number-columns-repeated="9"/>
        </table:table-row>
        <table:table-row table:style-name="ro1">
          <table:table-cell office:value-type="float" office:value="1.67926393619418" calcext:value-type="float">
            <text:p>1.6792639362</text:p>
          </table:table-cell>
          <table:table-cell office:value-type="float" office:value="23.3697448131681" calcext:value-type="float">
            <text:p>23.3697448132</text:p>
          </table:table-cell>
          <table:table-cell table:number-columns-repeated="9"/>
        </table:table-row>
        <table:table-row table:style-name="ro1">
          <table:table-cell office:value-type="float" office:value="3.13915081106932" calcext:value-type="float">
            <text:p>3.1391508111</text:p>
          </table:table-cell>
          <table:table-cell office:value-type="float" office:value="12.1820413800546" calcext:value-type="float">
            <text:p>12.1820413801</text:p>
          </table:table-cell>
          <table:table-cell table:number-columns-repeated="9"/>
        </table:table-row>
        <table:table-row table:style-name="ro1">
          <table:table-cell office:value-type="float" office:value="4.47369321831883" calcext:value-type="float">
            <text:p>4.4736932183</text:p>
          </table:table-cell>
          <table:table-cell office:value-type="float" office:value="2.6310015181235" calcext:value-type="float">
            <text:p>2.6310015181</text:p>
          </table:table-cell>
          <table:table-cell table:number-columns-repeated="9"/>
        </table:table-row>
        <table:table-row table:style-name="ro1">
          <table:table-cell office:value-type="float" office:value="12.8338544382939" calcext:value-type="float">
            <text:p>12.8338544383</text:p>
          </table:table-cell>
          <table:table-cell office:value-type="float" office:value="9.95137077274705" calcext:value-type="float">
            <text:p>9.9513707727</text:p>
          </table:table-cell>
          <table:table-cell table:number-columns-repeated="9"/>
        </table:table-row>
        <table:table-row table:style-name="ro1">
          <table:table-cell office:value-type="float" office:value="1.02024945481643" calcext:value-type="float">
            <text:p>1.0202494548</text:p>
          </table:table-cell>
          <table:table-cell office:value-type="float" office:value="3.82631559727459" calcext:value-type="float">
            <text:p>3.8263155973</text:p>
          </table:table-cell>
          <table:table-cell table:number-columns-repeated="9"/>
        </table:table-row>
        <table:table-row table:style-name="ro1">
          <table:table-cell office:value-type="float" office:value="5.52565998102855" calcext:value-type="float">
            <text:p>5.525659981</text:p>
          </table:table-cell>
          <table:table-cell office:value-type="float" office:value="2.6308709155068" calcext:value-type="float">
            <text:p>2.6308709155</text:p>
          </table:table-cell>
          <table:table-cell table:number-columns-repeated="9"/>
        </table:table-row>
        <table:table-row table:style-name="ro1">
          <table:table-cell office:value-type="float" office:value="2.2737188652145" calcext:value-type="float">
            <text:p>2.2737188652</text:p>
          </table:table-cell>
          <table:table-cell office:value-type="float" office:value="16.3022023825607" calcext:value-type="float">
            <text:p>16.3022023826</text:p>
          </table:table-cell>
          <table:table-cell table:number-columns-repeated="9"/>
        </table:table-row>
        <table:table-row table:style-name="ro1">
          <table:table-cell office:value-type="float" office:value="12.9885741624124" calcext:value-type="float">
            <text:p>12.9885741624</text:p>
          </table:table-cell>
          <table:table-cell office:value-type="float" office:value="1.03819132510059" calcext:value-type="float">
            <text:p>1.0381913251</text:p>
          </table:table-cell>
          <table:table-cell table:number-columns-repeated="9"/>
        </table:table-row>
        <table:table-row table:style-name="ro1">
          <table:table-cell office:value-type="float" office:value="8.91145270868689" calcext:value-type="float">
            <text:p>8.9114527087</text:p>
          </table:table-cell>
          <table:table-cell office:value-type="float" office:value="19.1368260330922" calcext:value-type="float">
            <text:p>19.1368260331</text:p>
          </table:table-cell>
          <table:table-cell table:number-columns-repeated="9"/>
        </table:table-row>
        <table:table-row table:style-name="ro1">
          <table:table-cell office:value-type="float" office:value="9.98048145284292" calcext:value-type="float">
            <text:p>9.9804814528</text:p>
          </table:table-cell>
          <table:table-cell office:value-type="float" office:value="2.88826764159045" calcext:value-type="float">
            <text:p>2.8882676416</text:p>
          </table:table-cell>
          <table:table-cell table:number-columns-repeated="9"/>
        </table:table-row>
        <table:table-row table:style-name="ro1">
          <table:table-cell office:value-type="float" office:value="5.6287236519755" calcext:value-type="float">
            <text:p>5.628723652</text:p>
          </table:table-cell>
          <table:table-cell office:value-type="float" office:value="3.48451862524676" calcext:value-type="float">
            <text:p>3.4845186252</text:p>
          </table:table-cell>
          <table:table-cell table:number-columns-repeated="9"/>
        </table:table-row>
        <table:table-row table:style-name="ro1">
          <table:table-cell office:value-type="float" office:value="6.25900166133457" calcext:value-type="float">
            <text:p>6.2590016613</text:p>
          </table:table-cell>
          <table:table-cell office:value-type="float" office:value="4.43326044840714" calcext:value-type="float">
            <text:p>4.4332604484</text:p>
          </table:table-cell>
          <table:table-cell table:number-columns-repeated="9"/>
        </table:table-row>
        <table:table-row table:style-name="ro1">
          <table:table-cell office:value-type="float" office:value="3.1959052976828" calcext:value-type="float">
            <text:p>3.1959052977</text:p>
          </table:table-cell>
          <table:table-cell office:value-type="float" office:value="11.1822667348013" calcext:value-type="float">
            <text:p>11.1822667348</text:p>
          </table:table-cell>
          <table:table-cell table:number-columns-repeated="9"/>
        </table:table-row>
        <table:table-row table:style-name="ro1">
          <table:table-cell office:value-type="float" office:value="6.44208167406278" calcext:value-type="float">
            <text:p>6.4420816741</text:p>
          </table:table-cell>
          <table:table-cell office:value-type="float" office:value="6.18421245630391" calcext:value-type="float">
            <text:p>6.1842124563</text:p>
          </table:table-cell>
          <table:table-cell table:number-columns-repeated="9"/>
        </table:table-row>
        <table:table-row table:style-name="ro1">
          <table:table-cell office:value-type="float" office:value="0.789121299781456" calcext:value-type="float">
            <text:p>0.7891212998</text:p>
          </table:table-cell>
          <table:table-cell office:value-type="float" office:value="5.52391958433785" calcext:value-type="float">
            <text:p>5.5239195843</text:p>
          </table:table-cell>
          <table:table-cell table:number-columns-repeated="9"/>
        </table:table-row>
        <table:table-row table:style-name="ro1">
          <table:table-cell office:value-type="float" office:value="10.2654009904936" calcext:value-type="float">
            <text:p>10.2654009905</text:p>
          </table:table-cell>
          <table:table-cell office:value-type="float" office:value="5.52966025216504" calcext:value-type="float">
            <text:p>5.5296602522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65327317884893E-016" calcext:value-type="float">
            <text:p>1.65327317884893E-016</text:p>
          </table:table-cell>
          <table:table-cell table:number-columns-repeated="9"/>
        </table:table-row>
        <table:table-row table:style-name="ro1">
          <table:table-cell office:value-type="float" office:value="4.2132173787175" calcext:value-type="float">
            <text:p>4.2132173787</text:p>
          </table:table-cell>
          <table:table-cell office:value-type="float" office:value="5.26083637073734" calcext:value-type="float">
            <text:p>5.2608363707</text:p>
          </table:table-cell>
          <table:table-cell table:number-columns-repeated="9"/>
        </table:table-row>
        <table:table-row table:style-name="ro1">
          <table:table-cell office:value-type="float" office:value="1.06300070761737" calcext:value-type="float">
            <text:p>1.0630007076</text:p>
          </table:table-cell>
          <table:table-cell office:value-type="float" office:value="12.2238672070505" calcext:value-type="float">
            <text:p>12.2238672071</text:p>
          </table:table-cell>
          <table:table-cell table:number-columns-repeated="9"/>
        </table:table-row>
      </table:table>
      <table:table table:name="#17" table:style-name="ta1">
        <table:shapes>
          <draw:frame draw:z-index="0" draw:style-name="gr1" draw:text-style-name="P1" svg:width="6.2988in" svg:height="3.5429in" svg:x="3.7756in" svg:y="35.187in">
            <draw:object draw:notify-on-update-of-ranges="'#17'.I180:'#17'.I196 '#17'.J179:'#17'.J179 '#17'.J180:'#17'.J196 '#17'.K179:'#17'.K179 '#17'.K180:'#17'.K19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11" table:default-cell-style-name="Default"/>
        <table:table-row table:style-name="ro1">
          <table:table-cell/>
          <table:table-cell office:value-type="string" calcext:value-type="string">
            <text:p>#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T/(XT+XL)</text:p>
          </table:table-cell>
          <table:table-cell office:value-type="string" calcext:value-type="string">
            <text:p>XL/(XT+XL)</text:p>
          </table:table-cell>
          <table:table-cell office:value-type="string" calcext:value-type="string">
            <text:p>CN</text:p>
          </table:table-cell>
          <table:table-cell table:number-columns-repeated="3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5.22" calcext:value-type="float">
            <text:p>35.22</text:p>
          </table:table-cell>
          <table:table-cell table:formula="of:=RADIANS([.B3])" office:value-type="float" office:value="0.614704962552403" calcext:value-type="float">
            <text:p>0.6147049626</text:p>
          </table:table-cell>
          <table:table-cell table:formula="of:=[.A3]*SIN([.C3])" office:value-type="float" office:value="6.36696140340728" calcext:value-type="float">
            <text:p>6.3669614034</text:p>
          </table:table-cell>
          <table:table-cell table:formula="of:=[.A3]*COS([.C3])" office:value-type="float" office:value="9.01905773834063" calcext:value-type="float">
            <text:p>9.0190577383</text:p>
          </table:table-cell>
          <table:table-cell table:style-name="ce1" table:formula="of:=[.D3]/([.D3]+[.E3])" office:value-type="float" office:value="0.413814733021577" calcext:value-type="float">
            <text:p>0.413814733</text:p>
          </table:table-cell>
          <table:table-cell table:formula="of:=[.E3]/([.D3]+[.E3])" office:value-type="float" office:value="0.586185266978423" calcext:value-type="float">
            <text:p>0.5861852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24.59" calcext:value-type="float">
            <text:p>24.59</text:p>
          </table:table-cell>
          <table:table-cell table:formula="of:=RADIANS([.B4])" office:value-type="float" office:value="0.429176463065406" calcext:value-type="float">
            <text:p>0.4291764631</text:p>
          </table:table-cell>
          <table:table-cell table:formula="of:=[.A4]*SIN([.C4])" office:value-type="float" office:value="9.69980601773857" calcext:value-type="float">
            <text:p>9.6998060177</text:p>
          </table:table-cell>
          <table:table-cell table:formula="of:=[.A4]*COS([.C4])" office:value-type="float" office:value="21.1959869602301" calcext:value-type="float">
            <text:p>21.1959869602</text:p>
          </table:table-cell>
          <table:table-cell table:style-name="ce1" table:formula="of:=[.D4]/([.D4]+[.E4])" office:value-type="float" office:value="0.313952324339284" calcext:value-type="float">
            <text:p>0.3139523243</text:p>
          </table:table-cell>
          <table:table-cell table:formula="of:=[.E4]/([.D4]+[.E4])" office:value-type="float" office:value="0.686047675660716" calcext:value-type="float">
            <text:p>0.6860476757</text:p>
          </table:table-cell>
          <table:table-cell table:number-columns-repeated="4"/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42.34" calcext:value-type="float">
            <text:p>42.34</text:p>
          </table:table-cell>
          <table:table-cell table:formula="of:=RADIANS([.B5])" office:value-type="float" office:value="0.738972405294399" calcext:value-type="float">
            <text:p>0.7389724053</text:p>
          </table:table-cell>
          <table:table-cell table:formula="of:=[.A5]*SIN([.C5])" office:value-type="float" office:value="16.7506590021082" calcext:value-type="float">
            <text:p>16.7506590021</text:p>
          </table:table-cell>
          <table:table-cell table:formula="of:=[.A5]*COS([.C5])" office:value-type="float" office:value="18.3829356468191" calcext:value-type="float">
            <text:p>18.3829356468</text:p>
          </table:table-cell>
          <table:table-cell table:style-name="ce1" table:formula="of:=[.D5]/([.D5]+[.E5])" office:value-type="float" office:value="0.476770429256934" calcext:value-type="float">
            <text:p>0.4767704293</text:p>
          </table:table-cell>
          <table:table-cell table:formula="of:=[.E5]/([.D5]+[.E5])" office:value-type="float" office:value="0.523229570743066" calcext:value-type="float">
            <text:p>0.5232295707</text:p>
          </table:table-cell>
          <table:table-cell/>
          <table:table-cell office:value-type="string" calcext:value-type="string">
            <text:p>17A</text:p>
          </table:table-cell>
          <table:table-cell table:number-columns-repeated="2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6.97" calcext:value-type="float">
            <text:p>26.97</text:p>
          </table:table-cell>
          <table:table-cell table:formula="of:=RADIANS([.B6])" office:value-type="float" office:value="0.470715299262871" calcext:value-type="float">
            <text:p>0.4707152993</text:p>
          </table:table-cell>
          <table:table-cell table:formula="of:=[.A6]*SIN([.C6])" office:value-type="float" office:value="7.85503407969632" calcext:value-type="float">
            <text:p>7.8550340797</text:p>
          </table:table-cell>
          <table:table-cell table:formula="of:=[.A6]*COS([.C6])" office:value-type="float" office:value="15.4363480009622" calcext:value-type="float">
            <text:p>15.436348001</text:p>
          </table:table-cell>
          <table:table-cell table:style-name="ce1" table:formula="of:=[.D6]/([.D6]+[.E6])" office:value-type="float" office:value="0.337250664322717" calcext:value-type="float">
            <text:p>0.3372506643</text:p>
          </table:table-cell>
          <table:table-cell table:formula="of:=[.E6]/([.D6]+[.E6])" office:value-type="float" office:value="0.662749335677283" calcext:value-type="float">
            <text:p>0.6627493357</text:p>
          </table:table-cell>
          <table:table-cell table:number-columns-repeated="4"/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8.98" calcext:value-type="float">
            <text:p>18.98</text:p>
          </table:table-cell>
          <table:table-cell table:formula="of:=RADIANS([.B7])" office:value-type="float" office:value="0.331263492028524" calcext:value-type="float">
            <text:p>0.331263492</text:p>
          </table:table-cell>
          <table:table-cell table:formula="of:=[.A7]*SIN([.C7])" office:value-type="float" office:value="6.89829981219305" calcext:value-type="float">
            <text:p>6.8982998122</text:p>
          </table:table-cell>
          <table:table-cell table:formula="of:=[.A7]*COS([.C7])" office:value-type="float" office:value="20.0568581712365" calcext:value-type="float">
            <text:p>20.0568581712</text:p>
          </table:table-cell>
          <table:table-cell table:style-name="ce1" table:formula="of:=[.D7]/([.D7]+[.E7])" office:value-type="float" office:value="0.255917617564464" calcext:value-type="float">
            <text:p>0.2559176176</text:p>
          </table:table-cell>
          <table:table-cell table:formula="of:=[.E7]/([.D7]+[.E7])" office:value-type="float" office:value="0.744082382435535" calcext:value-type="float">
            <text:p>0.7440823824</text:p>
          </table:table-cell>
          <table:table-cell table:number-columns-repeated="4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49.34" calcext:value-type="float">
            <text:p>49.34</text:p>
          </table:table-cell>
          <table:table-cell table:formula="of:=RADIANS([.B8])" office:value-type="float" office:value="0.861145452934002" calcext:value-type="float">
            <text:p>0.8611454529</text:p>
          </table:table-cell>
          <table:table-cell table:formula="of:=[.A8]*SIN([.C8])" office:value-type="float" office:value="12.8732621515275" calcext:value-type="float">
            <text:p>12.8732621515</text:p>
          </table:table-cell>
          <table:table-cell table:formula="of:=[.A8]*COS([.C8])" office:value-type="float" office:value="11.0571253758854" calcext:value-type="float">
            <text:p>11.0571253759</text:p>
          </table:table-cell>
          <table:table-cell table:style-name="ce1" table:formula="of:=[.D8]/([.D8]+[.E8])" office:value-type="float" office:value="0.537946246661523" calcext:value-type="float">
            <text:p>0.5379462467</text:p>
          </table:table-cell>
          <table:table-cell table:formula="of:=[.E8]/([.D8]+[.E8])" office:value-type="float" office:value="0.462053753338477" calcext:value-type="float">
            <text:p>0.462053753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5" calcext:value-type="float">
            <text:p>45</text:p>
          </table:table-cell>
          <table:table-cell table:formula="of:=RADIANS([.B9])" office:value-type="float" office:value="0.785398163397448" calcext:value-type="float">
            <text:p>0.7853981634</text:p>
          </table:table-cell>
          <table:table-cell table:formula="of:=[.A9]*SIN([.C9])" office:value-type="float" office:value="4.39820417898033" calcext:value-type="float">
            <text:p>4.398204179</text:p>
          </table:table-cell>
          <table:table-cell table:formula="of:=[.A9]*COS([.C9])" office:value-type="float" office:value="4.39820417898033" calcext:value-type="float">
            <text:p>4.398204179</text:p>
          </table:table-cell>
          <table:table-cell table:style-name="ce1" table:formula="of:=[.D9]/([.D9]+[.E9])" office:value-type="float" office:value="0.5" calcext:value-type="float">
            <text:p>0.5</text:p>
          </table:table-cell>
          <table:table-cell table:formula="of:=[.E9]/([.D9]+[.E9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2.99" calcext:value-type="float">
            <text:p>12.99</text:p>
          </table:table-cell>
          <table:table-cell table:formula="of:=RADIANS([.B10])" office:value-type="float" office:value="0.226718269834063" calcext:value-type="float">
            <text:p>0.2267182698</text:p>
          </table:table-cell>
          <table:table-cell table:formula="of:=[.A10]*SIN([.C10])" office:value-type="float" office:value="0.813707188364437" calcext:value-type="float">
            <text:p>0.8137071884</text:p>
          </table:table-cell>
          <table:table-cell table:formula="of:=[.A10]*COS([.C10])" office:value-type="float" office:value="3.52736170694246" calcext:value-type="float">
            <text:p>3.5273617069</text:p>
          </table:table-cell>
          <table:table-cell table:style-name="ce1" table:formula="of:=[.D10]/([.D10]+[.E10])" office:value-type="float" office:value="0.187443970134667" calcext:value-type="float">
            <text:p>0.1874439701</text:p>
          </table:table-cell>
          <table:table-cell table:formula="of:=[.E10]/([.D10]+[.E10])" office:value-type="float" office:value="0.812556029865333" calcext:value-type="float">
            <text:p>0.8125560299</text:p>
          </table:table-cell>
          <table:table-cell table:number-columns-repeated="4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4.76" calcext:value-type="float">
            <text:p>24.76</text:p>
          </table:table-cell>
          <table:table-cell table:formula="of:=RADIANS([.B11])" office:value-type="float" office:value="0.432143522793796" calcext:value-type="float">
            <text:p>0.4321435228</text:p>
          </table:table-cell>
          <table:table-cell table:formula="of:=[.A11]*SIN([.C11])" office:value-type="float" office:value="3.15788946961703" calcext:value-type="float">
            <text:p>3.1578894696</text:p>
          </table:table-cell>
          <table:table-cell table:formula="of:=[.A11]*COS([.C11])" office:value-type="float" office:value="6.84684847924079" calcext:value-type="float">
            <text:p>6.8468484792</text:p>
          </table:table-cell>
          <table:table-cell table:style-name="ce1" table:formula="of:=[.D11]/([.D11]+[.E11])" office:value-type="float" office:value="0.315639398628881" calcext:value-type="float">
            <text:p>0.3156393986</text:p>
          </table:table-cell>
          <table:table-cell table:formula="of:=[.E11]/([.D11]+[.E11])" office:value-type="float" office:value="0.684360601371119" calcext:value-type="float">
            <text:p>0.6843606014</text:p>
          </table:table-cell>
          <table:table-cell table:number-columns-repeated="4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23.09" calcext:value-type="float">
            <text:p>23.09</text:p>
          </table:table-cell>
          <table:table-cell table:formula="of:=RADIANS([.B12])" office:value-type="float" office:value="0.402996524285491" calcext:value-type="float">
            <text:p>0.4029965243</text:p>
          </table:table-cell>
          <table:table-cell table:formula="of:=[.A12]*SIN([.C12])" office:value-type="float" office:value="6.93760354969616" calcext:value-type="float">
            <text:p>6.9376035497</text:p>
          </table:table-cell>
          <table:table-cell table:formula="of:=[.A12]*COS([.C12])" office:value-type="float" office:value="16.2728533757065" calcext:value-type="float">
            <text:p>16.2728533757</text:p>
          </table:table-cell>
          <table:table-cell table:style-name="ce1" table:formula="of:=[.D12]/([.D12]+[.E12])" office:value-type="float" office:value="0.298899912741627" calcext:value-type="float">
            <text:p>0.2988999127</text:p>
          </table:table-cell>
          <table:table-cell table:formula="of:=[.E12]/([.D12]+[.E12])" office:value-type="float" office:value="0.701100087258373" calcext:value-type="float">
            <text:p>0.7011000873</text:p>
          </table:table-cell>
          <table:table-cell/>
          <table:table-cell office:value-type="string" calcext:value-type="string">
            <text:p>17B</text:p>
          </table:table-cell>
          <table:table-cell table:number-columns-repeated="2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23.94" calcext:value-type="float">
            <text:p>23.94</text:p>
          </table:table-cell>
          <table:table-cell table:formula="of:=RADIANS([.B13])" office:value-type="float" office:value="0.417831822927443" calcext:value-type="float">
            <text:p>0.4178318229</text:p>
          </table:table-cell>
          <table:table-cell table:formula="of:=[.A13]*SIN([.C13])" office:value-type="float" office:value="1.95991622952775" calcext:value-type="float">
            <text:p>1.9599162295</text:p>
          </table:table-cell>
          <table:table-cell table:formula="of:=[.A13]*COS([.C13])" office:value-type="float" office:value="4.41447940002372" calcext:value-type="float">
            <text:p>4.4144794</text:p>
          </table:table-cell>
          <table:table-cell table:style-name="ce1" table:formula="of:=[.D13]/([.D13]+[.E13])" office:value-type="float" office:value="0.307466988782693" calcext:value-type="float">
            <text:p>0.3074669888</text:p>
          </table:table-cell>
          <table:table-cell table:formula="of:=[.E13]/([.D13]+[.E13])" office:value-type="float" office:value="0.692533011217307" calcext:value-type="float">
            <text:p>0.6925330112</text:p>
          </table:table-cell>
          <table:table-cell table:number-columns-repeated="4"/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19.89" calcext:value-type="float">
            <text:p>19.89</text:p>
          </table:table-cell>
          <table:table-cell table:formula="of:=RADIANS([.B14])" office:value-type="float" office:value="0.347145988221672" calcext:value-type="float">
            <text:p>0.3471459882</text:p>
          </table:table-cell>
          <table:table-cell table:formula="of:=[.A14]*SIN([.C14])" office:value-type="float" office:value="12.6594162914103" calcext:value-type="float">
            <text:p>12.6594162914</text:p>
          </table:table-cell>
          <table:table-cell table:formula="of:=[.A14]*COS([.C14])" office:value-type="float" office:value="34.9903312239363" calcext:value-type="float">
            <text:p>34.9903312239</text:p>
          </table:table-cell>
          <table:table-cell table:style-name="ce1" table:formula="of:=[.D14]/([.D14]+[.E14])" office:value-type="float" office:value="0.265676461083725" calcext:value-type="float">
            <text:p>0.2656764611</text:p>
          </table:table-cell>
          <table:table-cell table:formula="of:=[.E14]/([.D14]+[.E14])" office:value-type="float" office:value="0.734323538916275" calcext:value-type="float">
            <text:p>0.7343235389</text:p>
          </table:table-cell>
          <table:table-cell table:number-columns-repeated="4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4.69" calcext:value-type="float">
            <text:p>24.69</text:p>
          </table:table-cell>
          <table:table-cell table:formula="of:=RADIANS([.B15])" office:value-type="float" office:value="0.4309217923174" calcext:value-type="float">
            <text:p>0.4309217923</text:p>
          </table:table-cell>
          <table:table-cell table:formula="of:=[.A15]*SIN([.C15])" office:value-type="float" office:value="10.5471396969022" calcext:value-type="float">
            <text:p>10.5471396969</text:p>
          </table:table-cell>
          <table:table-cell table:formula="of:=[.A15]*COS([.C15])" office:value-type="float" office:value="22.9416726551058" calcext:value-type="float">
            <text:p>22.9416726551</text:p>
          </table:table-cell>
          <table:table-cell table:style-name="ce1" table:formula="of:=[.D15]/([.D15]+[.E15])" office:value-type="float" office:value="0.314945169928362" calcext:value-type="float">
            <text:p>0.3149451699</text:p>
          </table:table-cell>
          <table:table-cell table:formula="of:=[.E15]/([.D15]+[.E15])" office:value-type="float" office:value="0.685054830071638" calcext:value-type="float">
            <text:p>0.68505483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30.01" calcext:value-type="float">
            <text:p>30.01</text:p>
          </table:table-cell>
          <table:table-cell table:formula="of:=RADIANS([.B16])" office:value-type="float" office:value="0.523773308523498" calcext:value-type="float">
            <text:p>0.5237733085</text:p>
          </table:table-cell>
          <table:table-cell table:formula="of:=[.A16]*SIN([.C16])" office:value-type="float" office:value="6.87707820704873" calcext:value-type="float">
            <text:p>6.877078207</text:p>
          </table:table-cell>
          <table:table-cell table:formula="of:=[.A16]*COS([.C16])" office:value-type="float" office:value="11.9066492068145" calcext:value-type="float">
            <text:p>11.9066492068</text:p>
          </table:table-cell>
          <table:table-cell table:style-name="ce1" table:formula="of:=[.D16]/([.D16]+[.E16])" office:value-type="float" office:value="0.366118931324203" calcext:value-type="float">
            <text:p>0.3661189313</text:p>
          </table:table-cell>
          <table:table-cell table:formula="of:=[.E16]/([.D16]+[.E16])" office:value-type="float" office:value="0.633881068675797" calcext:value-type="float">
            <text:p>0.6338810687</text:p>
          </table:table-cell>
          <table:table-cell table:number-columns-repeated="4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2.43" calcext:value-type="float">
            <text:p>52.43</text:p>
          </table:table-cell>
          <table:table-cell table:formula="of:=RADIANS([.B17])" office:value-type="float" office:value="0.915076126820627" calcext:value-type="float">
            <text:p>0.9150761268</text:p>
          </table:table-cell>
          <table:table-cell table:formula="of:=[.A17]*SIN([.C17])" office:value-type="float" office:value="3.5271100766822" calcext:value-type="float">
            <text:p>3.5271100767</text:p>
          </table:table-cell>
          <table:table-cell table:formula="of:=[.A17]*COS([.C17])" office:value-type="float" office:value="2.71329956086071" calcext:value-type="float">
            <text:p>2.7132995609</text:p>
          </table:table-cell>
          <table:table-cell table:style-name="ce1" table:formula="of:=[.D17]/([.D17]+[.E17])" office:value-type="float" office:value="0.565204895438717" calcext:value-type="float">
            <text:p>0.5652048954</text:p>
          </table:table-cell>
          <table:table-cell table:formula="of:=[.E17]/([.D17]+[.E17])" office:value-type="float" office:value="0.434795104561283" calcext:value-type="float">
            <text:p>0.4347951046</text:p>
          </table:table-cell>
          <table:table-cell table:number-columns-repeated="4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67.89" calcext:value-type="float">
            <text:p>67.89</text:p>
          </table:table-cell>
          <table:table-cell table:formula="of:=RADIANS([.B18])" office:value-type="float" office:value="1.18490402917895" calcext:value-type="float">
            <text:p>1.1849040292</text:p>
          </table:table-cell>
          <table:table-cell table:formula="of:=[.A18]*SIN([.C18])" office:value-type="float" office:value="8.31037269055523" calcext:value-type="float">
            <text:p>8.3103726906</text:p>
          </table:table-cell>
          <table:table-cell table:formula="of:=[.A18]*COS([.C18])" office:value-type="float" office:value="3.37618212543012" calcext:value-type="float">
            <text:p>3.3761821254</text:p>
          </table:table-cell>
          <table:table-cell table:style-name="ce1" table:formula="of:=[.D18]/([.D18]+[.E18])" office:value-type="float" office:value="0.711105438806308" calcext:value-type="float">
            <text:p>0.7111054388</text:p>
          </table:table-cell>
          <table:table-cell table:formula="of:=[.E18]/([.D18]+[.E18])" office:value-type="float" office:value="0.288894561193692" calcext:value-type="float">
            <text:p>0.2888945612</text:p>
          </table:table-cell>
          <table:table-cell table:number-columns-repeated="4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32.8" calcext:value-type="float">
            <text:p>32.8</text:p>
          </table:table-cell>
          <table:table-cell table:formula="of:=RADIANS([.B19])" office:value-type="float" office:value="0.57246799465414" calcext:value-type="float">
            <text:p>0.5724679947</text:p>
          </table:table-cell>
          <table:table-cell table:formula="of:=[.A19]*SIN([.C19])" office:value-type="float" office:value="7.5730807797527" calcext:value-type="float">
            <text:p>7.5730807798</text:p>
          </table:table-cell>
          <table:table-cell table:formula="of:=[.A19]*COS([.C19])" office:value-type="float" office:value="11.7511211168697" calcext:value-type="float">
            <text:p>11.7511211169</text:p>
          </table:table-cell>
          <table:table-cell table:style-name="ce1" table:formula="of:=[.D19]/([.D19]+[.E19])" office:value-type="float" office:value="0.391896173527166" calcext:value-type="float">
            <text:p>0.3918961735</text:p>
          </table:table-cell>
          <table:table-cell table:formula="of:=[.E19]/([.D19]+[.E19])" office:value-type="float" office:value="0.608103826472834" calcext:value-type="float">
            <text:p>0.6081038265</text:p>
          </table:table-cell>
          <table:table-cell table:number-columns-repeated="4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5.64" calcext:value-type="float">
            <text:p>15.64</text:p>
          </table:table-cell>
          <table:table-cell table:formula="of:=RADIANS([.B20])" office:value-type="float" office:value="0.272969495011913" calcext:value-type="float">
            <text:p>0.272969495</text:p>
          </table:table-cell>
          <table:table-cell table:formula="of:=[.A20]*SIN([.C20])" office:value-type="float" office:value="1.84401043833636" calcext:value-type="float">
            <text:p>1.8440104383</text:p>
          </table:table-cell>
          <table:table-cell table:formula="of:=[.A20]*COS([.C20])" office:value-type="float" office:value="6.58674620000699" calcext:value-type="float">
            <text:p>6.5867462</text:p>
          </table:table-cell>
          <table:table-cell table:style-name="ce1" table:formula="of:=[.D20]/([.D20]+[.E20])" office:value-type="float" office:value="0.218724192553458" calcext:value-type="float">
            <text:p>0.2187241926</text:p>
          </table:table-cell>
          <table:table-cell table:formula="of:=[.E20]/([.D20]+[.E20])" office:value-type="float" office:value="0.781275807446542" calcext:value-type="float">
            <text:p>0.7812758074</text:p>
          </table:table-cell>
          <table:table-cell/>
          <table:table-cell office:value-type="string" calcext:value-type="string">
            <text:p>17C</text:p>
          </table:table-cell>
          <table:table-cell table:number-columns-repeated="2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30.58" calcext:value-type="float">
            <text:p>30.58</text:p>
          </table:table-cell>
          <table:table-cell table:formula="of:=RADIANS([.B21])" office:value-type="float" office:value="0.533721685259866" calcext:value-type="float">
            <text:p>0.5337216853</text:p>
          </table:table-cell>
          <table:table-cell table:formula="of:=[.A21]*SIN([.C21])" office:value-type="float" office:value="3.5153998200552" calcext:value-type="float">
            <text:p>3.5153998201</text:p>
          </table:table-cell>
          <table:table-cell table:formula="of:=[.A21]*COS([.C21])" office:value-type="float" office:value="5.94895487503106" calcext:value-type="float">
            <text:p>5.948954875</text:p>
          </table:table-cell>
          <table:table-cell table:style-name="ce1" table:formula="of:=[.D21]/([.D21]+[.E21])" office:value-type="float" office:value="0.371435764329536" calcext:value-type="float">
            <text:p>0.3714357643</text:p>
          </table:table-cell>
          <table:table-cell table:formula="of:=[.E21]/([.D21]+[.E21])" office:value-type="float" office:value="0.628564235670464" calcext:value-type="float">
            <text:p>0.6285642357</text:p>
          </table:table-cell>
          <table:table-cell table:number-columns-repeated="4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40.46" calcext:value-type="float">
            <text:p>40.46</text:p>
          </table:table-cell>
          <table:table-cell table:formula="of:=RADIANS([.B22])" office:value-type="float" office:value="0.706160215356906" calcext:value-type="float">
            <text:p>0.7061602154</text:p>
          </table:table-cell>
          <table:table-cell table:formula="of:=[.A22]*SIN([.C22])" office:value-type="float" office:value="7.670199254373" calcext:value-type="float">
            <text:p>7.6701992544</text:p>
          </table:table-cell>
          <table:table-cell table:formula="of:=[.A22]*COS([.C22])" office:value-type="float" office:value="8.99335551383441" calcext:value-type="float">
            <text:p>8.9933555138</text:p>
          </table:table-cell>
          <table:table-cell table:style-name="ce1" table:formula="of:=[.D22]/([.D22]+[.E22])" office:value-type="float" office:value="0.460297899281794" calcext:value-type="float">
            <text:p>0.4602978993</text:p>
          </table:table-cell>
          <table:table-cell table:formula="of:=[.E22]/([.D22]+[.E22])" office:value-type="float" office:value="0.539702100718206" calcext:value-type="float">
            <text:p>0.5397021007</text:p>
          </table:table-cell>
          <table:table-cell table:number-columns-repeated="4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40.52" calcext:value-type="float">
            <text:p>40.52</text:p>
          </table:table-cell>
          <table:table-cell table:formula="of:=RADIANS([.B23])" office:value-type="float" office:value="0.707207412908102" calcext:value-type="float">
            <text:p>0.7072074129</text:p>
          </table:table-cell>
          <table:table-cell table:formula="of:=[.A23]*SIN([.C23])" office:value-type="float" office:value="12.4874923266634" calcext:value-type="float">
            <text:p>12.4874923267</text:p>
          </table:table-cell>
          <table:table-cell table:formula="of:=[.A23]*COS([.C23])" office:value-type="float" office:value="14.6106445919241" calcext:value-type="float">
            <text:p>14.6106445919</text:p>
          </table:table-cell>
          <table:table-cell table:style-name="ce1" table:formula="of:=[.D23]/([.D23]+[.E23])" office:value-type="float" office:value="0.460824755745397" calcext:value-type="float">
            <text:p>0.4608247557</text:p>
          </table:table-cell>
          <table:table-cell table:formula="of:=[.E23]/([.D23]+[.E23])" office:value-type="float" office:value="0.539175244254603" calcext:value-type="float">
            <text:p>0.5391752443</text:p>
          </table:table-cell>
          <table:table-cell table:number-columns-repeated="4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12" calcext:value-type="float">
            <text:p>2.12</text:p>
          </table:table-cell>
          <table:table-cell table:formula="of:=RADIANS([.B24])" office:value-type="float" office:value="0.0370009801422798" calcext:value-type="float">
            <text:p>0.0370009801</text:p>
          </table:table-cell>
          <table:table-cell table:formula="of:=[.A24]*SIN([.C24])" office:value-type="float" office:value="0.528993291721351" calcext:value-type="float">
            <text:p>0.5289932917</text:p>
          </table:table-cell>
          <table:table-cell table:formula="of:=[.A24]*COS([.C24])" office:value-type="float" office:value="14.2902122481548" calcext:value-type="float">
            <text:p>14.2902122482</text:p>
          </table:table-cell>
          <table:table-cell table:style-name="ce1" table:formula="of:=[.D24]/([.D24]+[.E24])" office:value-type="float" office:value="0.0356964676883597" calcext:value-type="float">
            <text:p>0.0356964677</text:p>
          </table:table-cell>
          <table:table-cell table:formula="of:=[.E24]/([.D24]+[.E24])" office:value-type="float" office:value="0.96430353231164" calcext:value-type="float">
            <text:p>0.9643035323</text:p>
          </table:table-cell>
          <table:table-cell table:number-columns-repeated="4"/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44.22" calcext:value-type="float">
            <text:p>44.22</text:p>
          </table:table-cell>
          <table:table-cell table:formula="of:=RADIANS([.B25])" office:value-type="float" office:value="0.771784595231893" calcext:value-type="float">
            <text:p>0.7717845952</text:p>
          </table:table-cell>
          <table:table-cell table:formula="of:=[.A25]*SIN([.C25])" office:value-type="float" office:value="28.838123043139" calcext:value-type="float">
            <text:p>28.8381230431</text:p>
          </table:table-cell>
          <table:table-cell table:formula="of:=[.A25]*COS([.C25])" office:value-type="float" office:value="29.634189028026" calcext:value-type="float">
            <text:p>29.634189028</text:p>
          </table:table-cell>
          <table:table-cell table:style-name="ce1" table:formula="of:=[.D25]/([.D25]+[.E25])" office:value-type="float" office:value="0.493192795387345" calcext:value-type="float">
            <text:p>0.4931927954</text:p>
          </table:table-cell>
          <table:table-cell table:formula="of:=[.E25]/([.D25]+[.E25])" office:value-type="float" office:value="0.506807204612656" calcext:value-type="float">
            <text:p>0.50680720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5" calcext:value-type="float">
            <text:p>45</text:p>
          </table:table-cell>
          <table:table-cell table:formula="of:=RADIANS([.B26])" office:value-type="float" office:value="0.785398163397448" calcext:value-type="float">
            <text:p>0.7853981634</text:p>
          </table:table-cell>
          <table:table-cell table:formula="of:=[.A26]*SIN([.C26])" office:value-type="float" office:value="2.38294985259866" calcext:value-type="float">
            <text:p>2.3829498526</text:p>
          </table:table-cell>
          <table:table-cell table:formula="of:=[.A26]*COS([.C26])" office:value-type="float" office:value="2.38294985259867" calcext:value-type="float">
            <text:p>2.3829498526</text:p>
          </table:table-cell>
          <table:table-cell table:style-name="ce1" table:formula="of:=[.D26]/([.D26]+[.E26])" office:value-type="float" office:value="0.5" calcext:value-type="float">
            <text:p>0.5</text:p>
          </table:table-cell>
          <table:table-cell table:formula="of:=[.E26]/([.D26]+[.E26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8.27" calcext:value-type="float">
            <text:p>48.27</text:p>
          </table:table-cell>
          <table:table-cell table:formula="of:=RADIANS([.B27])" office:value-type="float" office:value="0.842470429937663" calcext:value-type="float">
            <text:p>0.8424704299</text:p>
          </table:table-cell>
          <table:table-cell table:formula="of:=[.A27]*SIN([.C27])" office:value-type="float" office:value="9.6943040623479" calcext:value-type="float">
            <text:p>9.6943040623</text:p>
          </table:table-cell>
          <table:table-cell table:formula="of:=[.A27]*COS([.C27])" office:value-type="float" office:value="8.646419417698" calcext:value-type="float">
            <text:p>8.6464194177</text:p>
          </table:table-cell>
          <table:table-cell table:style-name="ce1" table:formula="of:=[.D27]/([.D27]+[.E27])" office:value-type="float" office:value="0.528567156737027" calcext:value-type="float">
            <text:p>0.5285671567</text:p>
          </table:table-cell>
          <table:table-cell table:formula="of:=[.E27]/([.D27]+[.E27])" office:value-type="float" office:value="0.471432843262973" calcext:value-type="float">
            <text:p>0.4714328433</text:p>
          </table:table-cell>
          <table:table-cell table:number-columns-repeated="4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51.95" calcext:value-type="float">
            <text:p>51.95</text:p>
          </table:table-cell>
          <table:table-cell table:formula="of:=RADIANS([.B28])" office:value-type="float" office:value="0.906698546411054" calcext:value-type="float">
            <text:p>0.9066985464</text:p>
          </table:table-cell>
          <table:table-cell table:formula="of:=[.A28]*SIN([.C28])" office:value-type="float" office:value="6.03991934913417" calcext:value-type="float">
            <text:p>6.0399193491</text:p>
          </table:table-cell>
          <table:table-cell table:formula="of:=[.A28]*COS([.C28])" office:value-type="float" office:value="4.72739613909757" calcext:value-type="float">
            <text:p>4.7273961391</text:p>
          </table:table-cell>
          <table:table-cell table:style-name="ce1" table:formula="of:=[.D28]/([.D28]+[.E28])" office:value-type="float" office:value="0.560949417311638" calcext:value-type="float">
            <text:p>0.5609494173</text:p>
          </table:table-cell>
          <table:table-cell table:formula="of:=[.E28]/([.D28]+[.E28])" office:value-type="float" office:value="0.439050582688362" calcext:value-type="float">
            <text:p>0.4390505827</text:p>
          </table:table-cell>
          <table:table-cell table:number-columns-repeated="4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80.54" calcext:value-type="float">
            <text:p>80.54</text:p>
          </table:table-cell>
          <table:table-cell table:formula="of:=RADIANS([.B29])" office:value-type="float" office:value="1.40568817955623" calcext:value-type="float">
            <text:p>1.4056881796</text:p>
          </table:table-cell>
          <table:table-cell table:formula="of:=[.A29]*SIN([.C29])" office:value-type="float" office:value="7.96025273016476" calcext:value-type="float">
            <text:p>7.9602527302</text:p>
          </table:table-cell>
          <table:table-cell table:formula="of:=[.A29]*COS([.C29])" office:value-type="float" office:value="1.32637719819987" calcext:value-type="float">
            <text:p>1.3263771982</text:p>
          </table:table-cell>
          <table:table-cell table:style-name="ce1" table:formula="of:=[.D29]/([.D29]+[.E29])" office:value-type="float" office:value="0.857173462447486" calcext:value-type="float">
            <text:p>0.8571734624</text:p>
          </table:table-cell>
          <table:table-cell table:formula="of:=[.E29]/([.D29]+[.E29])" office:value-type="float" office:value="0.142826537552514" calcext:value-type="float">
            <text:p>0.1428265376</text:p>
          </table:table-cell>
          <table:table-cell table:number-columns-repeated="4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45" calcext:value-type="float">
            <text:p>45</text:p>
          </table:table-cell>
          <table:table-cell table:formula="of:=RADIANS([.B30])" office:value-type="float" office:value="0.785398163397448" calcext:value-type="float">
            <text:p>0.7853981634</text:p>
          </table:table-cell>
          <table:table-cell table:formula="of:=[.A30]*SIN([.C30])" office:value-type="float" office:value="4.23556961930742" calcext:value-type="float">
            <text:p>4.2355696193</text:p>
          </table:table-cell>
          <table:table-cell table:formula="of:=[.A30]*COS([.C30])" office:value-type="float" office:value="4.23556961930742" calcext:value-type="float">
            <text:p>4.2355696193</text:p>
          </table:table-cell>
          <table:table-cell table:style-name="ce1" table:formula="of:=[.D30]/([.D30]+[.E30])" office:value-type="float" office:value="0.5" calcext:value-type="float">
            <text:p>0.5</text:p>
          </table:table-cell>
          <table:table-cell table:formula="of:=[.E30]/([.D30]+[.E30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52.77" calcext:value-type="float">
            <text:p>52.77</text:p>
          </table:table-cell>
          <table:table-cell table:formula="of:=RADIANS([.B31])" office:value-type="float" office:value="0.921010246277408" calcext:value-type="float">
            <text:p>0.9210102463</text:p>
          </table:table-cell>
          <table:table-cell table:formula="of:=[.A31]*SIN([.C31])" office:value-type="float" office:value="6.47321365336081" calcext:value-type="float">
            <text:p>6.4732136534</text:p>
          </table:table-cell>
          <table:table-cell table:formula="of:=[.A31]*COS([.C31])" office:value-type="float" office:value="4.91878084467516" calcext:value-type="float">
            <text:p>4.9187808447</text:p>
          </table:table-cell>
          <table:table-cell table:style-name="ce1" table:formula="of:=[.D31]/([.D31]+[.E31])" office:value-type="float" office:value="0.568224787545045" calcext:value-type="float">
            <text:p>0.5682247875</text:p>
          </table:table-cell>
          <table:table-cell table:formula="of:=[.E31]/([.D31]+[.E31])" office:value-type="float" office:value="0.431775212454955" calcext:value-type="float">
            <text:p>0.4317752125</text:p>
          </table:table-cell>
          <table:table-cell table:number-columns-repeated="4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22.93" calcext:value-type="float">
            <text:p>22.93</text:p>
          </table:table-cell>
          <table:table-cell table:formula="of:=RADIANS([.B32])" office:value-type="float" office:value="0.4002039974823" calcext:value-type="float">
            <text:p>0.4002039975</text:p>
          </table:table-cell>
          <table:table-cell table:formula="of:=[.A32]*SIN([.C32])" office:value-type="float" office:value="5.80123673980915" calcext:value-type="float">
            <text:p>5.8012367398</text:p>
          </table:table-cell>
          <table:table-cell table:formula="of:=[.A32]*COS([.C32])" office:value-type="float" office:value="13.7134150483637" calcext:value-type="float">
            <text:p>13.7134150484</text:p>
          </table:table-cell>
          <table:table-cell table:style-name="ce1" table:formula="of:=[.D32]/([.D32]+[.E32])" office:value-type="float" office:value="0.29727595464066" calcext:value-type="float">
            <text:p>0.2972759546</text:p>
          </table:table-cell>
          <table:table-cell table:formula="of:=[.E32]/([.D32]+[.E32])" office:value-type="float" office:value="0.70272404535934" calcext:value-type="float">
            <text:p>0.7027240454</text:p>
          </table:table-cell>
          <table:table-cell/>
          <table:table-cell office:value-type="string" calcext:value-type="string">
            <text:p>17D</text:p>
          </table:table-cell>
          <table:table-cell table:number-columns-repeated="2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69.44" calcext:value-type="float">
            <text:p>69.44</text:p>
          </table:table-cell>
          <table:table-cell table:formula="of:=RADIANS([.B33])" office:value-type="float" office:value="1.21195663258486" calcext:value-type="float">
            <text:p>1.2119566326</text:p>
          </table:table-cell>
          <table:table-cell table:formula="of:=[.A33]*SIN([.C33])" office:value-type="float" office:value="8.4641966523153" calcext:value-type="float">
            <text:p>8.4641966523</text:p>
          </table:table-cell>
          <table:table-cell table:formula="of:=[.A33]*COS([.C33])" office:value-type="float" office:value="3.17474015171864" calcext:value-type="float">
            <text:p>3.1747401517</text:p>
          </table:table-cell>
          <table:table-cell table:style-name="ce1" table:formula="of:=[.D33]/([.D33]+[.E33])" office:value-type="float" office:value="0.727231086037145" calcext:value-type="float">
            <text:p>0.727231086</text:p>
          </table:table-cell>
          <table:table-cell table:formula="of:=[.E33]/([.D33]+[.E33])" office:value-type="float" office:value="0.272768913962855" calcext:value-type="float">
            <text:p>0.272768914</text:p>
          </table:table-cell>
          <table:table-cell table:number-columns-repeated="4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59.04" calcext:value-type="float">
            <text:p>59.04</text:p>
          </table:table-cell>
          <table:table-cell table:formula="of:=RADIANS([.B34])" office:value-type="float" office:value="1.03044239037745" calcext:value-type="float">
            <text:p>1.0304423904</text:p>
          </table:table-cell>
          <table:table-cell table:formula="of:=[.A34]*SIN([.C34])" office:value-type="float" office:value="6.58580471956725" calcext:value-type="float">
            <text:p>6.5858047196</text:p>
          </table:table-cell>
          <table:table-cell table:formula="of:=[.A34]*COS([.C34])" office:value-type="float" office:value="3.95089561944197" calcext:value-type="float">
            <text:p>3.9508956194</text:p>
          </table:table-cell>
          <table:table-cell table:style-name="ce1" table:formula="of:=[.D34]/([.D34]+[.E34])" office:value-type="float" office:value="0.62503483136795" calcext:value-type="float">
            <text:p>0.6250348314</text:p>
          </table:table-cell>
          <table:table-cell table:formula="of:=[.E34]/([.D34]+[.E34])" office:value-type="float" office:value="0.37496516863205" calcext:value-type="float">
            <text:p>0.3749651686</text:p>
          </table:table-cell>
          <table:table-cell table:number-columns-repeated="4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6.01" calcext:value-type="float">
            <text:p>6.01</text:p>
          </table:table-cell>
          <table:table-cell table:formula="of:=RADIANS([.B35])" office:value-type="float" office:value="0.104894288044859" calcext:value-type="float">
            <text:p>0.104894288</text:p>
          </table:table-cell>
          <table:table-cell table:formula="of:=[.A35]*SIN([.C35])" office:value-type="float" office:value="0.530839335145751" calcext:value-type="float">
            <text:p>0.5308393351</text:p>
          </table:table-cell>
          <table:table-cell table:formula="of:=[.A35]*COS([.C35])" office:value-type="float" office:value="5.04213343737173" calcext:value-type="float">
            <text:p>5.0421334374</text:p>
          </table:table-cell>
          <table:table-cell table:style-name="ce1" table:formula="of:=[.D35]/([.D35]+[.E35])" office:value-type="float" office:value="0.0952524544464902" calcext:value-type="float">
            <text:p>0.0952524544</text:p>
          </table:table-cell>
          <table:table-cell table:formula="of:=[.E35]/([.D35]+[.E35])" office:value-type="float" office:value="0.90474754555351" calcext:value-type="float">
            <text:p>0.9047475456</text:p>
          </table:table-cell>
          <table:table-cell table:number-columns-repeated="4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31.37" calcext:value-type="float">
            <text:p>31.37</text:p>
          </table:table-cell>
          <table:table-cell table:formula="of:=RADIANS([.B36])" office:value-type="float" office:value="0.547509786350621" calcext:value-type="float">
            <text:p>0.5475097864</text:p>
          </table:table-cell>
          <table:table-cell table:formula="of:=[.A36]*SIN([.C36])" office:value-type="float" office:value="6.60073430423416" calcext:value-type="float">
            <text:p>6.6007343042</text:p>
          </table:table-cell>
          <table:table-cell table:formula="of:=[.A36]*COS([.C36])" office:value-type="float" office:value="10.8264817297637" calcext:value-type="float">
            <text:p>10.8264817298</text:p>
          </table:table-cell>
          <table:table-cell table:style-name="ce1" table:formula="of:=[.D36]/([.D36]+[.E36])" office:value-type="float" office:value="0.378760112421694" calcext:value-type="float">
            <text:p>0.3787601124</text:p>
          </table:table-cell>
          <table:table-cell table:formula="of:=[.E36]/([.D36]+[.E36])" office:value-type="float" office:value="0.621239887578306" calcext:value-type="float">
            <text:p>0.6212398876</text:p>
          </table:table-cell>
          <table:table-cell table:number-columns-repeated="4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64.09" calcext:value-type="float">
            <text:p>64.09</text:p>
          </table:table-cell>
          <table:table-cell table:formula="of:=RADIANS([.B37])" office:value-type="float" office:value="1.11858151760317" calcext:value-type="float">
            <text:p>1.1185815176</text:p>
          </table:table-cell>
          <table:table-cell table:formula="of:=[.A37]*SIN([.C37])" office:value-type="float" office:value="9.2286804871364" calcext:value-type="float">
            <text:p>9.2286804871</text:p>
          </table:table-cell>
          <table:table-cell table:formula="of:=[.A37]*COS([.C37])" office:value-type="float" office:value="4.48319712552859" calcext:value-type="float">
            <text:p>4.4831971255</text:p>
          </table:table-cell>
          <table:table-cell table:style-name="ce1" table:formula="of:=[.D37]/([.D37]+[.E37])" office:value-type="float" office:value="0.673042798938952" calcext:value-type="float">
            <text:p>0.6730427989</text:p>
          </table:table-cell>
          <table:table-cell table:formula="of:=[.E37]/([.D37]+[.E37])" office:value-type="float" office:value="0.326957201061048" calcext:value-type="float">
            <text:p>0.3269572011</text:p>
          </table:table-cell>
          <table:table-cell table:number-columns-repeated="4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5.42" calcext:value-type="float">
            <text:p>15.42</text:p>
          </table:table-cell>
          <table:table-cell table:formula="of:=RADIANS([.B38])" office:value-type="float" office:value="0.269129770657526" calcext:value-type="float">
            <text:p>0.2691297707</text:p>
          </table:table-cell>
          <table:table-cell table:formula="of:=[.A38]*SIN([.C38])" office:value-type="float" office:value="4.23301073460957" calcext:value-type="float">
            <text:p>4.2330107346</text:p>
          </table:table-cell>
          <table:table-cell table:formula="of:=[.A38]*COS([.C38])" office:value-type="float" office:value="15.3469221709332" calcext:value-type="float">
            <text:p>15.3469221709</text:p>
          </table:table-cell>
          <table:table-cell table:style-name="ce1" table:formula="of:=[.D38]/([.D38]+[.E38])" office:value-type="float" office:value="0.216191278848115" calcext:value-type="float">
            <text:p>0.2161912788</text:p>
          </table:table-cell>
          <table:table-cell table:formula="of:=[.E38]/([.D38]+[.E38])" office:value-type="float" office:value="0.783808721151885" calcext:value-type="float">
            <text:p>0.78380872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47.73" calcext:value-type="float">
            <text:p>47.73</text:p>
          </table:table-cell>
          <table:table-cell table:formula="of:=RADIANS([.B39])" office:value-type="float" office:value="0.833045651976893" calcext:value-type="float">
            <text:p>0.833045652</text:p>
          </table:table-cell>
          <table:table-cell table:formula="of:=[.A39]*SIN([.C39])" office:value-type="float" office:value="12.4613201546232" calcext:value-type="float">
            <text:p>12.4613201546</text:p>
          </table:table-cell>
          <table:table-cell table:formula="of:=[.A39]*COS([.C39])" office:value-type="float" office:value="11.3270075485091" calcext:value-type="float">
            <text:p>11.3270075485</text:p>
          </table:table-cell>
          <table:table-cell table:style-name="ce1" table:formula="of:=[.D39]/([.D39]+[.E39])" office:value-type="float" office:value="0.523841789558934" calcext:value-type="float">
            <text:p>0.5238417896</text:p>
          </table:table-cell>
          <table:table-cell table:formula="of:=[.E39]/([.D39]+[.E39])" office:value-type="float" office:value="0.476158210441066" calcext:value-type="float">
            <text:p>0.4761582104</text:p>
          </table:table-cell>
          <table:table-cell table:number-columns-repeated="4"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71.98" calcext:value-type="float">
            <text:p>71.98</text:p>
          </table:table-cell>
          <table:table-cell table:formula="of:=RADIANS([.B40])" office:value-type="float" office:value="1.25628799558552" calcext:value-type="float">
            <text:p>1.2562879956</text:p>
          </table:table-cell>
          <table:table-cell table:formula="of:=[.A40]*SIN([.C40])" office:value-type="float" office:value="11.3733451492658" calcext:value-type="float">
            <text:p>11.3733451493</text:p>
          </table:table-cell>
          <table:table-cell table:formula="of:=[.A40]*COS([.C40])" office:value-type="float" office:value="3.69981352444568" calcext:value-type="float">
            <text:p>3.6998135244</text:p>
          </table:table-cell>
          <table:table-cell table:style-name="ce1" table:formula="of:=[.D40]/([.D40]+[.E40])" office:value-type="float" office:value="0.754542919335257" calcext:value-type="float">
            <text:p>0.7545429193</text:p>
          </table:table-cell>
          <table:table-cell table:formula="of:=[.E40]/([.D40]+[.E40])" office:value-type="float" office:value="0.245457080664743" calcext:value-type="float">
            <text:p>0.2454570807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86.42" calcext:value-type="float">
            <text:p>86.42</text:p>
          </table:table-cell>
          <table:table-cell table:formula="of:=RADIANS([.B41])" office:value-type="float" office:value="1.5083135395735" calcext:value-type="float">
            <text:p>1.5083135396</text:p>
          </table:table-cell>
          <table:table-cell table:formula="of:=[.A41]*SIN([.C41])" office:value-type="float" office:value="4.2417064890153" calcext:value-type="float">
            <text:p>4.241706489</text:p>
          </table:table-cell>
          <table:table-cell table:formula="of:=[.A41]*COS([.C41])" office:value-type="float" office:value="0.265379089314738" calcext:value-type="float">
            <text:p>0.2653790893</text:p>
          </table:table-cell>
          <table:table-cell table:style-name="ce1" table:formula="of:=[.D41]/([.D41]+[.E41])" office:value-type="float" office:value="0.941119580557628" calcext:value-type="float">
            <text:p>0.9411195806</text:p>
          </table:table-cell>
          <table:table-cell table:formula="of:=[.E41]/([.D41]+[.E41])" office:value-type="float" office:value="0.058880419442372" calcext:value-type="float">
            <text:p>0.0588804194</text:p>
          </table:table-cell>
          <table:table-cell table:number-columns-repeated="4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61.69" calcext:value-type="float">
            <text:p>61.69</text:p>
          </table:table-cell>
          <table:table-cell table:formula="of:=RADIANS([.B42])" office:value-type="float" office:value="1.0766936155553" calcext:value-type="float">
            <text:p>1.0766936156</text:p>
          </table:table-cell>
          <table:table-cell table:formula="of:=[.A42]*SIN([.C42])" office:value-type="float" office:value="10.2830088824155" calcext:value-type="float">
            <text:p>10.2830088824</text:p>
          </table:table-cell>
          <table:table-cell table:formula="of:=[.A42]*COS([.C42])" office:value-type="float" office:value="5.53914508964731" calcext:value-type="float">
            <text:p>5.5391450896</text:p>
          </table:table-cell>
          <table:table-cell table:style-name="ce1" table:formula="of:=[.D42]/([.D42]+[.E42])" office:value-type="float" office:value="0.649912072690749" calcext:value-type="float">
            <text:p>0.6499120727</text:p>
          </table:table-cell>
          <table:table-cell table:formula="of:=[.E42]/([.D42]+[.E42])" office:value-type="float" office:value="0.350087927309251" calcext:value-type="float">
            <text:p>0.3500879273</text:p>
          </table:table-cell>
          <table:table-cell table:number-columns-repeated="4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6.38" calcext:value-type="float">
            <text:p>36.38</text:p>
          </table:table-cell>
          <table:table-cell table:formula="of:=RADIANS([.B43])" office:value-type="float" office:value="0.634950781875537" calcext:value-type="float">
            <text:p>0.6349507819</text:p>
          </table:table-cell>
          <table:table-cell table:formula="of:=[.A43]*SIN([.C43])" office:value-type="float" office:value="3.70118043059486" calcext:value-type="float">
            <text:p>3.7011804306</text:p>
          </table:table-cell>
          <table:table-cell table:formula="of:=[.A43]*COS([.C43])" office:value-type="float" office:value="5.02382955723835" calcext:value-type="float">
            <text:p>5.0238295572</text:p>
          </table:table-cell>
          <table:table-cell table:style-name="ce1" table:formula="of:=[.D43]/([.D43]+[.E43])" office:value-type="float" office:value="0.424203575211496" calcext:value-type="float">
            <text:p>0.4242035752</text:p>
          </table:table-cell>
          <table:table-cell table:formula="of:=[.E43]/([.D43]+[.E43])" office:value-type="float" office:value="0.575796424788504" calcext:value-type="float">
            <text:p>0.5757964248</text:p>
          </table:table-cell>
          <table:table-cell table:number-columns-repeated="4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table:formula="of:=RADIANS([.B44])" office:value-type="float" office:value="0" calcext:value-type="float">
            <text:p>0</text:p>
          </table:table-cell>
          <table:table-cell table:formula="of:=[.A44]*SIN([.C44])" office:value-type="float" office:value="0" calcext:value-type="float">
            <text:p>0</text:p>
          </table:table-cell>
          <table:table-cell table:formula="of:=[.A44]*COS([.C44])" office:value-type="float" office:value="5.65" calcext:value-type="float">
            <text:p>5.65</text:p>
          </table:table-cell>
          <table:table-cell table:style-name="ce1" table:formula="of:=[.D44]/([.D44]+[.E44])" office:value-type="float" office:value="0" calcext:value-type="float">
            <text:p>0</text:p>
          </table:table-cell>
          <table:table-cell table:formula="of:=[.E44]/([.D44]+[.E44])" office:value-type="float" office:value="1" calcext:value-type="float">
            <text:p>1</text:p>
          </table:table-cell>
          <table:table-cell/>
          <table:table-cell office:value-type="string" calcext:value-type="string">
            <text:p>17E</text:p>
          </table:table-cell>
          <table:table-cell table:number-columns-repeated="2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39.09" calcext:value-type="float">
            <text:p>39.09</text:p>
          </table:table-cell>
          <table:table-cell table:formula="of:=RADIANS([.B45])" office:value-type="float" office:value="0.682249204604583" calcext:value-type="float">
            <text:p>0.6822492046</text:p>
          </table:table-cell>
          <table:table-cell table:formula="of:=[.A45]*SIN([.C45])" office:value-type="float" office:value="13.7583904844959" calcext:value-type="float">
            <text:p>13.7583904845</text:p>
          </table:table-cell>
          <table:table-cell table:formula="of:=[.A45]*COS([.C45])" office:value-type="float" office:value="16.9357341522631" calcext:value-type="float">
            <text:p>16.9357341523</text:p>
          </table:table-cell>
          <table:table-cell table:style-name="ce1" table:formula="of:=[.D45]/([.D45]+[.E45])" office:value-type="float" office:value="0.448241826320696" calcext:value-type="float">
            <text:p>0.4482418263</text:p>
          </table:table-cell>
          <table:table-cell table:formula="of:=[.E45]/([.D45]+[.E45])" office:value-type="float" office:value="0.551758173679304" calcext:value-type="float">
            <text:p>0.5517581737</text:p>
          </table:table-cell>
          <table:table-cell table:number-columns-repeated="4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62.24" calcext:value-type="float">
            <text:p>62.24</text:p>
          </table:table-cell>
          <table:table-cell table:formula="of:=RADIANS([.B46])" office:value-type="float" office:value="1.08629292644127" calcext:value-type="float">
            <text:p>1.0862929264</text:p>
          </table:table-cell>
          <table:table-cell table:formula="of:=[.A46]*SIN([.C46])" office:value-type="float" office:value="5.02626811866602" calcext:value-type="float">
            <text:p>5.0262681187</text:p>
          </table:table-cell>
          <table:table-cell table:formula="of:=[.A46]*COS([.C46])" office:value-type="float" office:value="2.64556776501407" calcext:value-type="float">
            <text:p>2.645567765</text:p>
          </table:table-cell>
          <table:table-cell table:style-name="ce1" table:formula="of:=[.D46]/([.D46]+[.E46])" office:value-type="float" office:value="0.655158451624096" calcext:value-type="float">
            <text:p>0.6551584516</text:p>
          </table:table-cell>
          <table:table-cell table:formula="of:=[.E46]/([.D46]+[.E46])" office:value-type="float" office:value="0.344841548375904" calcext:value-type="float">
            <text:p>0.3448415484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7.52" calcext:value-type="float">
            <text:p>67.52</text:p>
          </table:table-cell>
          <table:table-cell table:formula="of:=RADIANS([.B47])" office:value-type="float" office:value="1.17844631094657" calcext:value-type="float">
            <text:p>1.1784463109</text:p>
          </table:table-cell>
          <table:table-cell table:formula="of:=[.A47]*SIN([.C47])" office:value-type="float" office:value="7.76170968669908" calcext:value-type="float">
            <text:p>7.7617096867</text:p>
          </table:table-cell>
          <table:table-cell table:formula="of:=[.A47]*COS([.C47])" office:value-type="float" office:value="3.21183167980541" calcext:value-type="float">
            <text:p>3.2118316798</text:p>
          </table:table-cell>
          <table:table-cell table:style-name="ce1" table:formula="of:=[.D47]/([.D47]+[.E47])" office:value-type="float" office:value="0.707311288805165" calcext:value-type="float">
            <text:p>0.7073112888</text:p>
          </table:table-cell>
          <table:table-cell table:formula="of:=[.E47]/([.D47]+[.E47])" office:value-type="float" office:value="0.292688711194835" calcext:value-type="float">
            <text:p>0.2926887112</text:p>
          </table:table-cell>
          <table:table-cell table:number-columns-repeated="4"/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3.09" calcext:value-type="float">
            <text:p>13.09</text:p>
          </table:table-cell>
          <table:table-cell table:formula="of:=RADIANS([.B48])" office:value-type="float" office:value="0.228463599086058" calcext:value-type="float">
            <text:p>0.2284635991</text:p>
          </table:table-cell>
          <table:table-cell table:formula="of:=[.A48]*SIN([.C48])" office:value-type="float" office:value="2.63850729774289" calcext:value-type="float">
            <text:p>2.6385072977</text:p>
          </table:table-cell>
          <table:table-cell table:formula="of:=[.A48]*COS([.C48])" office:value-type="float" office:value="11.3472806980244" calcext:value-type="float">
            <text:p>11.347280698</text:p>
          </table:table-cell>
          <table:table-cell table:style-name="ce1" table:formula="of:=[.D48]/([.D48]+[.E48])" office:value-type="float" office:value="0.188656320154533" calcext:value-type="float">
            <text:p>0.1886563202</text:p>
          </table:table-cell>
          <table:table-cell table:formula="of:=[.E48]/([.D48]+[.E48])" office:value-type="float" office:value="0.811343679845468" calcext:value-type="float">
            <text:p>0.8113436798</text:p>
          </table:table-cell>
          <table:table-cell table:number-columns-repeated="4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2.51" calcext:value-type="float">
            <text:p>42.51</text:p>
          </table:table-cell>
          <table:table-cell table:formula="of:=RADIANS([.B49])" office:value-type="float" office:value="0.741939465022789" calcext:value-type="float">
            <text:p>0.741939465</text:p>
          </table:table-cell>
          <table:table-cell table:formula="of:=[.A49]*SIN([.C49])" office:value-type="float" office:value="8.77758820567598" calcext:value-type="float">
            <text:p>8.7775882057</text:p>
          </table:table-cell>
          <table:table-cell table:formula="of:=[.A49]*COS([.C49])" office:value-type="float" office:value="9.57570077287182" calcext:value-type="float">
            <text:p>9.5757007729</text:p>
          </table:table-cell>
          <table:table-cell table:style-name="ce1" table:formula="of:=[.D49]/([.D49]+[.E49])" office:value-type="float" office:value="0.478256960697107" calcext:value-type="float">
            <text:p>0.4782569607</text:p>
          </table:table-cell>
          <table:table-cell table:formula="of:=[.E49]/([.D49]+[.E49])" office:value-type="float" office:value="0.521743039302893" calcext:value-type="float">
            <text:p>0.521743039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6.19" calcext:value-type="float">
            <text:p>16.19</text:p>
          </table:table-cell>
          <table:table-cell table:formula="of:=RADIANS([.B50])" office:value-type="float" office:value="0.282568805897882" calcext:value-type="float">
            <text:p>0.2825688059</text:p>
          </table:table-cell>
          <table:table-cell table:formula="of:=[.A50]*SIN([.C50])" office:value-type="float" office:value="2.40903503071019" calcext:value-type="float">
            <text:p>2.4090350307</text:p>
          </table:table-cell>
          <table:table-cell table:formula="of:=[.A50]*COS([.C50])" office:value-type="float" office:value="8.29735802655346" calcext:value-type="float">
            <text:p>8.2973580266</text:p>
          </table:table-cell>
          <table:table-cell table:style-name="ce1" table:formula="of:=[.D50]/([.D50]+[.E50])" office:value-type="float" office:value="0.225009021976435" calcext:value-type="float">
            <text:p>0.225009022</text:p>
          </table:table-cell>
          <table:table-cell table:formula="of:=[.E50]/([.D50]+[.E50])" office:value-type="float" office:value="0.774990978023565" calcext:value-type="float">
            <text:p>0.774990978</text:p>
          </table:table-cell>
          <table:table-cell table:number-columns-repeated="4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82.88" calcext:value-type="float">
            <text:p>82.88</text:p>
          </table:table-cell>
          <table:table-cell table:formula="of:=RADIANS([.B51])" office:value-type="float" office:value="1.4465288840529" calcext:value-type="float">
            <text:p>1.4465288841</text:p>
          </table:table-cell>
          <table:table-cell table:formula="of:=[.A51]*SIN([.C51])" office:value-type="float" office:value="10.7663327462737" calcext:value-type="float">
            <text:p>10.7663327463</text:p>
          </table:table-cell>
          <table:table-cell table:formula="of:=[.A51]*COS([.C51])" office:value-type="float" office:value="1.34483426358577" calcext:value-type="float">
            <text:p>1.3448342636</text:p>
          </table:table-cell>
          <table:table-cell table:style-name="ce1" table:formula="of:=[.D51]/([.D51]+[.E51])" office:value-type="float" office:value="0.888959151294754" calcext:value-type="float">
            <text:p>0.8889591513</text:p>
          </table:table-cell>
          <table:table-cell table:formula="of:=[.E51]/([.D51]+[.E51])" office:value-type="float" office:value="0.111040848705246" calcext:value-type="float">
            <text:p>0.1110408487</text:p>
          </table:table-cell>
          <table:table-cell table:number-columns-repeated="4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72.28" calcext:value-type="float">
            <text:p>72.28</text:p>
          </table:table-cell>
          <table:table-cell table:formula="of:=RADIANS([.B52])" office:value-type="float" office:value="1.2615239833415" calcext:value-type="float">
            <text:p>1.2615239833</text:p>
          </table:table-cell>
          <table:table-cell table:formula="of:=[.A52]*SIN([.C52])" office:value-type="float" office:value="19.2320914193214" calcext:value-type="float">
            <text:p>19.2320914193</text:p>
          </table:table-cell>
          <table:table-cell table:formula="of:=[.A52]*COS([.C52])" office:value-type="float" office:value="6.14514114067895" calcext:value-type="float">
            <text:p>6.1451411407</text:p>
          </table:table-cell>
          <table:table-cell table:style-name="ce1" table:formula="of:=[.D52]/([.D52]+[.E52])" office:value-type="float" office:value="0.757848255275678" calcext:value-type="float">
            <text:p>0.7578482553</text:p>
          </table:table-cell>
          <table:table-cell table:formula="of:=[.E52]/([.D52]+[.E52])" office:value-type="float" office:value="0.242151744724322" calcext:value-type="float">
            <text:p>0.2421517447</text:p>
          </table:table-cell>
          <table:table-cell table:number-columns-repeated="4"/>
        </table:table-row>
        <table:table-row table:style-name="ro1">
          <table:table-cell office:value-type="float" office:value="32.83" calcext:value-type="float">
            <text:p>32.83</text:p>
          </table:table-cell>
          <table:table-cell office:value-type="float" office:value="32.15" calcext:value-type="float">
            <text:p>32.15</text:p>
          </table:table-cell>
          <table:table-cell table:formula="of:=RADIANS([.B53])" office:value-type="float" office:value="0.561123354516177" calcext:value-type="float">
            <text:p>0.5611233545</text:p>
          </table:table-cell>
          <table:table-cell table:formula="of:=[.A53]*SIN([.C53])" office:value-type="float" office:value="17.4700784066027" calcext:value-type="float">
            <text:p>17.4700784066</text:p>
          </table:table-cell>
          <table:table-cell table:formula="of:=[.A53]*COS([.C53])" office:value-type="float" office:value="27.7957777453187" calcext:value-type="float">
            <text:p>27.7957777453</text:p>
          </table:table-cell>
          <table:table-cell table:style-name="ce1" table:formula="of:=[.D53]/([.D53]+[.E53])" office:value-type="float" office:value="0.385943841379462" calcext:value-type="float">
            <text:p>0.3859438414</text:p>
          </table:table-cell>
          <table:table-cell table:formula="of:=[.E53]/([.D53]+[.E53])" office:value-type="float" office:value="0.614056158620538" calcext:value-type="float">
            <text:p>0.6140561586</text:p>
          </table:table-cell>
          <table:table-cell/>
          <table:table-cell office:value-type="string" calcext:value-type="string">
            <text:p>17F</text:p>
          </table:table-cell>
          <table:table-cell table:number-columns-repeated="2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42.93" calcext:value-type="float">
            <text:p>42.93</text:p>
          </table:table-cell>
          <table:table-cell table:formula="of:=RADIANS([.B54])" office:value-type="float" office:value="0.749269847881166" calcext:value-type="float">
            <text:p>0.7492698479</text:p>
          </table:table-cell>
          <table:table-cell table:formula="of:=[.A54]*SIN([.C54])" office:value-type="float" office:value="10.5434950933313" calcext:value-type="float">
            <text:p>10.5434950933</text:p>
          </table:table-cell>
          <table:table-cell table:formula="of:=[.A54]*COS([.C54])" office:value-type="float" office:value="11.3342450660333" calcext:value-type="float">
            <text:p>11.334245066</text:p>
          </table:table-cell>
          <table:table-cell table:style-name="ce1" table:formula="of:=[.D54]/([.D54]+[.E54])" office:value-type="float" office:value="0.481927978691083" calcext:value-type="float">
            <text:p>0.4819279787</text:p>
          </table:table-cell>
          <table:table-cell table:formula="of:=[.E54]/([.D54]+[.E54])" office:value-type="float" office:value="0.518072021308917" calcext:value-type="float">
            <text:p>0.5180720213</text:p>
          </table:table-cell>
          <table:table-cell table:number-columns-repeated="4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4.56" calcext:value-type="float">
            <text:p>84.56</text:p>
          </table:table-cell>
          <table:table-cell table:formula="of:=RADIANS([.B55])" office:value-type="float" office:value="1.47585041548641" calcext:value-type="float">
            <text:p>1.4758504155</text:p>
          </table:table-cell>
          <table:table-cell table:formula="of:=[.A55]*SIN([.C55])" office:value-type="float" office:value="5.40554339945553" calcext:value-type="float">
            <text:p>5.4055433995</text:p>
          </table:table-cell>
          <table:table-cell table:formula="of:=[.A55]*COS([.C55])" office:value-type="float" office:value="0.514782047669439" calcext:value-type="float">
            <text:p>0.5147820477</text:p>
          </table:table-cell>
          <table:table-cell table:style-name="ce1" table:formula="of:=[.D55]/([.D55]+[.E55])" office:value-type="float" office:value="0.913048353123994" calcext:value-type="float">
            <text:p>0.9130483531</text:p>
          </table:table-cell>
          <table:table-cell table:formula="of:=[.E55]/([.D55]+[.E55])" office:value-type="float" office:value="0.0869516468760054" calcext:value-type="float">
            <text:p>0.0869516469</text:p>
          </table:table-cell>
          <table:table-cell table:number-columns-repeated="4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68.12" calcext:value-type="float">
            <text:p>68.12</text:p>
          </table:table-cell>
          <table:table-cell table:formula="of:=RADIANS([.B56])" office:value-type="float" office:value="1.18891828645854" calcext:value-type="float">
            <text:p>1.1889182865</text:p>
          </table:table-cell>
          <table:table-cell table:formula="of:=[.A56]*SIN([.C56])" office:value-type="float" office:value="2.6168652329603" calcext:value-type="float">
            <text:p>2.616865233</text:p>
          </table:table-cell>
          <table:table-cell table:formula="of:=[.A56]*COS([.C56])" office:value-type="float" office:value="1.05091215261964" calcext:value-type="float">
            <text:p>1.0509121526</text:p>
          </table:table-cell>
          <table:table-cell table:style-name="ce1" table:formula="of:=[.D56]/([.D56]+[.E56])" office:value-type="float" office:value="0.71347439003486" calcext:value-type="float">
            <text:p>0.71347439</text:p>
          </table:table-cell>
          <table:table-cell table:formula="of:=[.E56]/([.D56]+[.E56])" office:value-type="float" office:value="0.28652560996514" calcext:value-type="float">
            <text:p>0.28652561</text:p>
          </table:table-cell>
          <table:table-cell table:number-columns-repeated="4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2.33" calcext:value-type="float">
            <text:p>42.33</text:p>
          </table:table-cell>
          <table:table-cell table:formula="of:=RADIANS([.B57])" office:value-type="float" office:value="0.7387978723692" calcext:value-type="float">
            <text:p>0.7387978724</text:p>
          </table:table-cell>
          <table:table-cell table:formula="of:=[.A57]*SIN([.C57])" office:value-type="float" office:value="13.5353337925714" calcext:value-type="float">
            <text:p>13.5353337926</text:p>
          </table:table-cell>
          <table:table-cell table:formula="of:=[.A57]*COS([.C57])" office:value-type="float" office:value="14.8594999621009" calcext:value-type="float">
            <text:p>14.8594999621</text:p>
          </table:table-cell>
          <table:table-cell table:style-name="ce1" table:formula="of:=[.D57]/([.D57]+[.E57])" office:value-type="float" office:value="0.476682973723845" calcext:value-type="float">
            <text:p>0.4766829737</text:p>
          </table:table-cell>
          <table:table-cell table:formula="of:=[.E57]/([.D57]+[.E57])" office:value-type="float" office:value="0.523317026276155" calcext:value-type="float">
            <text:p>0.5233170263</text:p>
          </table:table-cell>
          <table:table-cell table:number-columns-repeated="4"/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9.95" calcext:value-type="float">
            <text:p>9.95</text:p>
          </table:table-cell>
          <table:table-cell table:formula="of:=RADIANS([.B58])" office:value-type="float" office:value="0.173660260573436" calcext:value-type="float">
            <text:p>0.1736602606</text:p>
          </table:table-cell>
          <table:table-cell table:formula="of:=[.A58]*SIN([.C58])" office:value-type="float" office:value="2.65921816635224" calcext:value-type="float">
            <text:p>2.6592181664</text:p>
          </table:table-cell>
          <table:table-cell table:formula="of:=[.A58]*COS([.C58])" office:value-type="float" office:value="15.1585176961252" calcext:value-type="float">
            <text:p>15.1585176961</text:p>
          </table:table-cell>
          <table:table-cell table:style-name="ce1" table:formula="of:=[.D58]/([.D58]+[.E58])" office:value-type="float" office:value="0.149245571203708" calcext:value-type="float">
            <text:p>0.1492455712</text:p>
          </table:table-cell>
          <table:table-cell table:formula="of:=[.E58]/([.D58]+[.E58])" office:value-type="float" office:value="0.850754428796292" calcext:value-type="float">
            <text:p>0.850754428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48.09" calcext:value-type="float">
            <text:p>48.09</text:p>
          </table:table-cell>
          <table:table-cell table:formula="of:=RADIANS([.B59])" office:value-type="float" office:value="0.839328837284073" calcext:value-type="float">
            <text:p>0.8393288373</text:p>
          </table:table-cell>
          <table:table-cell table:formula="of:=[.A59]*SIN([.C59])" office:value-type="float" office:value="10.2252389719683" calcext:value-type="float">
            <text:p>10.225238972</text:p>
          </table:table-cell>
          <table:table-cell table:formula="of:=[.A59]*COS([.C59])" office:value-type="float" office:value="9.17780409281771" calcext:value-type="float">
            <text:p>9.1778040928</text:p>
          </table:table-cell>
          <table:table-cell table:style-name="ce1" table:formula="of:=[.D59]/([.D59]+[.E59])" office:value-type="float" office:value="0.526991510446408" calcext:value-type="float">
            <text:p>0.5269915104</text:p>
          </table:table-cell>
          <table:table-cell table:formula="of:=[.E59]/([.D59]+[.E59])" office:value-type="float" office:value="0.473008489553592" calcext:value-type="float">
            <text:p>0.4730084896</text:p>
          </table:table-cell>
          <table:table-cell table:number-columns-repeated="4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53.13" calcext:value-type="float">
            <text:p>53.13</text:p>
          </table:table-cell>
          <table:table-cell table:formula="of:=RADIANS([.B60])" office:value-type="float" office:value="0.927293431584587" calcext:value-type="float">
            <text:p>0.9272934316</text:p>
          </table:table-cell>
          <table:table-cell table:formula="of:=[.A60]*SIN([.C60])" office:value-type="float" office:value="6.34399150021767" calcext:value-type="float">
            <text:p>6.3439915002</text:p>
          </table:table-cell>
          <table:table-cell table:formula="of:=[.A60]*COS([.C60])" office:value-type="float" office:value="4.75801133302201" calcext:value-type="float">
            <text:p>4.758011333</text:p>
          </table:table-cell>
          <table:table-cell table:style-name="ce1" table:formula="of:=[.D60]/([.D60]+[.E60])" office:value-type="float" office:value="0.571427659991546" calcext:value-type="float">
            <text:p>0.57142766</text:p>
          </table:table-cell>
          <table:table-cell table:formula="of:=[.E60]/([.D60]+[.E60])" office:value-type="float" office:value="0.428572340008454" calcext:value-type="float">
            <text:p>0.42857234</text:p>
          </table:table-cell>
          <table:table-cell/>
          <table:table-cell office:value-type="string" calcext:value-type="string">
            <text:p>17G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3.88" calcext:value-type="float">
            <text:p>83.88</text:p>
          </table:table-cell>
          <table:table-cell table:formula="of:=RADIANS([.B61])" office:value-type="float" office:value="1.46398217657284" calcext:value-type="float">
            <text:p>1.4639821766</text:p>
          </table:table-cell>
          <table:table-cell table:formula="of:=[.A61]*SIN([.C61])" office:value-type="float" office:value="7.39759788055367" calcext:value-type="float">
            <text:p>7.3975978806</text:p>
          </table:table-cell>
          <table:table-cell table:formula="of:=[.A61]*COS([.C61])" office:value-type="float" office:value="0.793186987807934" calcext:value-type="float">
            <text:p>0.7931869878</text:p>
          </table:table-cell>
          <table:table-cell table:style-name="ce1" table:formula="of:=[.D61]/([.D61]+[.E61])" office:value-type="float" office:value="0.903161052261089" calcext:value-type="float">
            <text:p>0.9031610523</text:p>
          </table:table-cell>
          <table:table-cell table:formula="of:=[.E61]/([.D61]+[.E61])" office:value-type="float" office:value="0.0968389477389112" calcext:value-type="float">
            <text:p>0.0968389477</text:p>
          </table:table-cell>
          <table:table-cell table:number-columns-repeated="4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8.18" calcext:value-type="float">
            <text:p>18.18</text:p>
          </table:table-cell>
          <table:table-cell table:formula="of:=RADIANS([.B62])" office:value-type="float" office:value="0.317300858012569" calcext:value-type="float">
            <text:p>0.317300858</text:p>
          </table:table-cell>
          <table:table-cell table:formula="of:=[.A62]*SIN([.C62])" office:value-type="float" office:value="6.03726379092083" calcext:value-type="float">
            <text:p>6.0372637909</text:p>
          </table:table-cell>
          <table:table-cell table:formula="of:=[.A62]*COS([.C62])" office:value-type="float" office:value="18.3840677195999" calcext:value-type="float">
            <text:p>18.3840677196</text:p>
          </table:table-cell>
          <table:table-cell table:style-name="ce1" table:formula="of:=[.D62]/([.D62]+[.E62])" office:value-type="float" office:value="0.247212720089401" calcext:value-type="float">
            <text:p>0.2472127201</text:p>
          </table:table-cell>
          <table:table-cell table:formula="of:=[.E62]/([.D62]+[.E62])" office:value-type="float" office:value="0.752787279910599" calcext:value-type="float">
            <text:p>0.7527872799</text:p>
          </table:table-cell>
          <table:table-cell table:number-columns-repeated="4"/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45" calcext:value-type="float">
            <text:p>45</text:p>
          </table:table-cell>
          <table:table-cell table:formula="of:=RADIANS([.B63])" office:value-type="float" office:value="0.785398163397448" calcext:value-type="float">
            <text:p>0.7853981634</text:p>
          </table:table-cell>
          <table:table-cell table:formula="of:=[.A63]*SIN([.C63])" office:value-type="float" office:value="20.1171879247573" calcext:value-type="float">
            <text:p>20.1171879248</text:p>
          </table:table-cell>
          <table:table-cell table:formula="of:=[.A63]*COS([.C63])" office:value-type="float" office:value="20.1171879247573" calcext:value-type="float">
            <text:p>20.1171879248</text:p>
          </table:table-cell>
          <table:table-cell table:style-name="ce1" table:formula="of:=[.D63]/([.D63]+[.E63])" office:value-type="float" office:value="0.5" calcext:value-type="float">
            <text:p>0.5</text:p>
          </table:table-cell>
          <table:table-cell table:formula="of:=[.E63]/([.D63]+[.E63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5.95" calcext:value-type="float">
            <text:p>15.95</text:p>
          </table:table-cell>
          <table:table-cell table:formula="of:=RADIANS([.B64])" office:value-type="float" office:value="0.278380015693096" calcext:value-type="float">
            <text:p>0.2783800157</text:p>
          </table:table-cell>
          <table:table-cell table:formula="of:=[.A64]*SIN([.C64])" office:value-type="float" office:value="5.29261702780488" calcext:value-type="float">
            <text:p>5.2926170278</text:p>
          </table:table-cell>
          <table:table-cell table:formula="of:=[.A64]*COS([.C64])" office:value-type="float" office:value="18.5185259941765" calcext:value-type="float">
            <text:p>18.5185259942</text:p>
          </table:table-cell>
          <table:table-cell table:style-name="ce1" table:formula="of:=[.D64]/([.D64]+[.E64])" office:value-type="float" office:value="0.22227479894262" calcext:value-type="float">
            <text:p>0.2222747989</text:p>
          </table:table-cell>
          <table:table-cell table:formula="of:=[.E64]/([.D64]+[.E64])" office:value-type="float" office:value="0.77772520105738" calcext:value-type="float">
            <text:p>0.7777252011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7.56" calcext:value-type="float">
            <text:p>77.56</text:p>
          </table:table-cell>
          <table:table-cell table:formula="of:=RADIANS([.B65])" office:value-type="float" office:value="1.3536773678468" calcext:value-type="float">
            <text:p>1.3536773678</text:p>
          </table:table-cell>
          <table:table-cell table:formula="of:=[.A65]*SIN([.C65])" office:value-type="float" office:value="17.9680071330844" calcext:value-type="float">
            <text:p>17.9680071331</text:p>
          </table:table-cell>
          <table:table-cell table:formula="of:=[.A65]*COS([.C65])" office:value-type="float" office:value="3.96367502015829" calcext:value-type="float">
            <text:p>3.9636750202</text:p>
          </table:table-cell>
          <table:table-cell table:style-name="ce1" table:formula="of:=[.D65]/([.D65]+[.E65])" office:value-type="float" office:value="0.819271727883753" calcext:value-type="float">
            <text:p>0.8192717279</text:p>
          </table:table-cell>
          <table:table-cell table:formula="of:=[.E65]/([.D65]+[.E65])" office:value-type="float" office:value="0.180728272116247" calcext:value-type="float">
            <text:p>0.1807282721</text:p>
          </table:table-cell>
          <table:table-cell/>
          <table:table-cell office:value-type="string" calcext:value-type="string">
            <text:p>17H</text:p>
          </table:table-cell>
          <table:table-cell table:number-columns-repeated="2"/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21.11" calcext:value-type="float">
            <text:p>21.11</text:p>
          </table:table-cell>
          <table:table-cell table:formula="of:=RADIANS([.B66])" office:value-type="float" office:value="0.368439005096003" calcext:value-type="float">
            <text:p>0.3684390051</text:p>
          </table:table-cell>
          <table:table-cell table:formula="of:=[.A66]*SIN([.C66])" office:value-type="float" office:value="5.87420362639184" calcext:value-type="float">
            <text:p>5.8742036264</text:p>
          </table:table-cell>
          <table:table-cell table:formula="of:=[.A66]*COS([.C66])" office:value-type="float" office:value="15.2154471428113" calcext:value-type="float">
            <text:p>15.2154471428</text:p>
          </table:table-cell>
          <table:table-cell table:style-name="ce1" table:formula="of:=[.D66]/([.D66]+[.E66])" office:value-type="float" office:value="0.278534893283763" calcext:value-type="float">
            <text:p>0.2785348933</text:p>
          </table:table-cell>
          <table:table-cell table:formula="of:=[.E66]/([.D66]+[.E66])" office:value-type="float" office:value="0.721465106716237" calcext:value-type="float">
            <text:p>0.7214651067</text:p>
          </table:table-cell>
          <table:table-cell table:number-columns-repeated="4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48.81" calcext:value-type="float">
            <text:p>48.81</text:p>
          </table:table-cell>
          <table:table-cell table:formula="of:=RADIANS([.B67])" office:value-type="float" office:value="0.851895207898432" calcext:value-type="float">
            <text:p>0.8518952079</text:p>
          </table:table-cell>
          <table:table-cell table:formula="of:=[.A67]*SIN([.C67])" office:value-type="float" office:value="4.19911662121881" calcext:value-type="float">
            <text:p>4.1991166212</text:p>
          </table:table-cell>
          <table:table-cell table:formula="of:=[.A67]*COS([.C67])" office:value-type="float" office:value="3.67475435932851" calcext:value-type="float">
            <text:p>3.6747543593</text:p>
          </table:table-cell>
          <table:table-cell table:style-name="ce1" table:formula="of:=[.D67]/([.D67]+[.E67])" office:value-type="float" office:value="0.533297615822367" calcext:value-type="float">
            <text:p>0.5332976158</text:p>
          </table:table-cell>
          <table:table-cell table:formula="of:=[.E67]/([.D67]+[.E67])" office:value-type="float" office:value="0.466702384177633" calcext:value-type="float">
            <text:p>0.4667023842</text:p>
          </table:table-cell>
          <table:table-cell table:number-columns-repeated="4"/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21.63" calcext:value-type="float">
            <text:p>21.63</text:p>
          </table:table-cell>
          <table:table-cell table:formula="of:=RADIANS([.B68])" office:value-type="float" office:value="0.377514717206373" calcext:value-type="float">
            <text:p>0.3775147172</text:p>
          </table:table-cell>
          <table:table-cell table:formula="of:=[.A68]*SIN([.C68])" office:value-type="float" office:value="6.08577309182038" calcext:value-type="float">
            <text:p>6.0857730918</text:p>
          </table:table-cell>
          <table:table-cell table:formula="of:=[.A68]*COS([.C68])" office:value-type="float" office:value="15.347425382613" calcext:value-type="float">
            <text:p>15.3474253826</text:p>
          </table:table-cell>
          <table:table-cell table:style-name="ce1" table:formula="of:=[.D68]/([.D68]+[.E68])" office:value-type="float" office:value="0.283941433150063" calcext:value-type="float">
            <text:p>0.2839414332</text:p>
          </table:table-cell>
          <table:table-cell table:formula="of:=[.E68]/([.D68]+[.E68])" office:value-type="float" office:value="0.716058566849936" calcext:value-type="float">
            <text:p>0.716058566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43.21" calcext:value-type="float">
            <text:p>43.21</text:p>
          </table:table-cell>
          <table:table-cell table:formula="of:=RADIANS([.B69])" office:value-type="float" office:value="0.75415676978675" calcext:value-type="float">
            <text:p>0.7541567698</text:p>
          </table:table-cell>
          <table:table-cell table:formula="of:=[.A69]*SIN([.C69])" office:value-type="float" office:value="8.20239840785403" calcext:value-type="float">
            <text:p>8.2023984079</text:p>
          </table:table-cell>
          <table:table-cell table:formula="of:=[.A69]*COS([.C69])" office:value-type="float" office:value="8.73161270091807" calcext:value-type="float">
            <text:p>8.7316127009</text:p>
          </table:table-cell>
          <table:table-cell table:style-name="ce1" table:formula="of:=[.D69]/([.D69]+[.E69])" office:value-type="float" office:value="0.48437421914794" calcext:value-type="float">
            <text:p>0.4843742191</text:p>
          </table:table-cell>
          <table:table-cell table:formula="of:=[.E69]/([.D69]+[.E69])" office:value-type="float" office:value="0.51562578085206" calcext:value-type="float">
            <text:p>0.5156257809</text:p>
          </table:table-cell>
          <table:table-cell table:number-columns-repeated="4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30.56" calcext:value-type="float">
            <text:p>30.56</text:p>
          </table:table-cell>
          <table:table-cell table:formula="of:=RADIANS([.B70])" office:value-type="float" office:value="0.533372619409467" calcext:value-type="float">
            <text:p>0.5333726194</text:p>
          </table:table-cell>
          <table:table-cell table:formula="of:=[.A70]*SIN([.C70])" office:value-type="float" office:value="6.0911157578344" calcext:value-type="float">
            <text:p>6.0911157578</text:p>
          </table:table-cell>
          <table:table-cell table:formula="of:=[.A70]*COS([.C70])" office:value-type="float" office:value="10.3159443980986" calcext:value-type="float">
            <text:p>10.3159443981</text:p>
          </table:table-cell>
          <table:table-cell table:style-name="ce1" table:formula="of:=[.D70]/([.D70]+[.E70])" office:value-type="float" office:value="0.371249675441202" calcext:value-type="float">
            <text:p>0.3712496754</text:p>
          </table:table-cell>
          <table:table-cell table:formula="of:=[.E70]/([.D70]+[.E70])" office:value-type="float" office:value="0.628750324558798" calcext:value-type="float">
            <text:p>0.6287503246</text:p>
          </table:table-cell>
          <table:table-cell table:number-columns-repeated="4"/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8.98" calcext:value-type="float">
            <text:p>18.98</text:p>
          </table:table-cell>
          <table:table-cell table:formula="of:=RADIANS([.B71])" office:value-type="float" office:value="0.331263492028524" calcext:value-type="float">
            <text:p>0.331263492</text:p>
          </table:table-cell>
          <table:table-cell table:formula="of:=[.A71]*SIN([.C71])" office:value-type="float" office:value="7.62683312569199" calcext:value-type="float">
            <text:p>7.6268331257</text:p>
          </table:table-cell>
          <table:table-cell table:formula="of:=[.A71]*COS([.C71])" office:value-type="float" office:value="22.1750742157235" calcext:value-type="float">
            <text:p>22.1750742157</text:p>
          </table:table-cell>
          <table:table-cell table:style-name="ce1" table:formula="of:=[.D71]/([.D71]+[.E71])" office:value-type="float" office:value="0.255917617564464" calcext:value-type="float">
            <text:p>0.2559176176</text:p>
          </table:table-cell>
          <table:table-cell table:formula="of:=[.E71]/([.D71]+[.E71])" office:value-type="float" office:value="0.744082382435535" calcext:value-type="float">
            <text:p>0.7440823824</text:p>
          </table:table-cell>
          <table:table-cell/>
          <table:table-cell office:value-type="string" calcext:value-type="string">
            <text:p>17I</text:p>
          </table:table-cell>
          <table:table-cell table:number-columns-repeated="2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47.6" calcext:value-type="float">
            <text:p>47.6</text:p>
          </table:table-cell>
          <table:table-cell table:formula="of:=RADIANS([.B72])" office:value-type="float" office:value="0.830776723949301" calcext:value-type="float">
            <text:p>0.8307767239</text:p>
          </table:table-cell>
          <table:table-cell table:formula="of:=[.A72]*SIN([.C72])" office:value-type="float" office:value="6.08487200675728" calcext:value-type="float">
            <text:p>6.0848720068</text:p>
          </table:table-cell>
          <table:table-cell table:formula="of:=[.A72]*COS([.C72])" office:value-type="float" office:value="5.55625167368988" calcext:value-type="float">
            <text:p>5.5562516737</text:p>
          </table:table-cell>
          <table:table-cell table:style-name="ce1" table:formula="of:=[.D72]/([.D72]+[.E72])" office:value-type="float" office:value="0.522704867140759" calcext:value-type="float">
            <text:p>0.5227048671</text:p>
          </table:table-cell>
          <table:table-cell table:formula="of:=[.E72]/([.D72]+[.E72])" office:value-type="float" office:value="0.477295132859241" calcext:value-type="float">
            <text:p>0.4772951329</text:p>
          </table:table-cell>
          <table:table-cell table:number-columns-repeated="4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8.24" calcext:value-type="float">
            <text:p>58.24</text:p>
          </table:table-cell>
          <table:table-cell table:formula="of:=RADIANS([.B73])" office:value-type="float" office:value="1.0164797563615" calcext:value-type="float">
            <text:p>1.0164797564</text:p>
          </table:table-cell>
          <table:table-cell table:formula="of:=[.A73]*SIN([.C73])" office:value-type="float" office:value="5.50118459641714" calcext:value-type="float">
            <text:p>5.5011845964</text:p>
          </table:table-cell>
          <table:table-cell table:formula="of:=[.A73]*COS([.C73])" office:value-type="float" office:value="3.40556427573211" calcext:value-type="float">
            <text:p>3.4055642757</text:p>
          </table:table-cell>
          <table:table-cell table:style-name="ce1" table:formula="of:=[.D73]/([.D73]+[.E73])" office:value-type="float" office:value="0.61764227052802" calcext:value-type="float">
            <text:p>0.6176422705</text:p>
          </table:table-cell>
          <table:table-cell table:formula="of:=[.E73]/([.D73]+[.E73])" office:value-type="float" office:value="0.38235772947198" calcext:value-type="float">
            <text:p>0.3823577295</text:p>
          </table:table-cell>
          <table:table-cell table:number-columns-repeated="4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16.89" calcext:value-type="float">
            <text:p>16.89</text:p>
          </table:table-cell>
          <table:table-cell table:formula="of:=RADIANS([.B74])" office:value-type="float" office:value="0.294786110661842" calcext:value-type="float">
            <text:p>0.2947861107</text:p>
          </table:table-cell>
          <table:table-cell table:formula="of:=[.A74]*SIN([.C74])" office:value-type="float" office:value="6.14481934670755" calcext:value-type="float">
            <text:p>6.1448193467</text:p>
          </table:table-cell>
          <table:table-cell table:formula="of:=[.A74]*COS([.C74])" office:value-type="float" office:value="20.2376800843458" calcext:value-type="float">
            <text:p>20.2376800843</text:p>
          </table:table-cell>
          <table:table-cell table:style-name="ce1" table:formula="of:=[.D74]/([.D74]+[.E74])" office:value-type="float" office:value="0.232912706499477" calcext:value-type="float">
            <text:p>0.2329127065</text:p>
          </table:table-cell>
          <table:table-cell table:formula="of:=[.E74]/([.D74]+[.E74])" office:value-type="float" office:value="0.767087293500523" calcext:value-type="float">
            <text:p>0.7670872935</text:p>
          </table:table-cell>
          <table:table-cell table:number-columns-repeated="4"/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18.98" calcext:value-type="float">
            <text:p>18.98</text:p>
          </table:table-cell>
          <table:table-cell table:formula="of:=RADIANS([.B75])" office:value-type="float" office:value="0.331263492028524" calcext:value-type="float">
            <text:p>0.331263492</text:p>
          </table:table-cell>
          <table:table-cell table:formula="of:=[.A75]*SIN([.C75])" office:value-type="float" office:value="5.81200460367232" calcext:value-type="float">
            <text:p>5.8120046037</text:p>
          </table:table-cell>
          <table:table-cell table:formula="of:=[.A75]*COS([.C75])" office:value-type="float" office:value="16.8984467477603" calcext:value-type="float">
            <text:p>16.8984467478</text:p>
          </table:table-cell>
          <table:table-cell table:style-name="ce1" table:formula="of:=[.D75]/([.D75]+[.E75])" office:value-type="float" office:value="0.255917617564464" calcext:value-type="float">
            <text:p>0.2559176176</text:p>
          </table:table-cell>
          <table:table-cell table:formula="of:=[.E75]/([.D75]+[.E75])" office:value-type="float" office:value="0.744082382435535" calcext:value-type="float">
            <text:p>0.74408238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37.15" calcext:value-type="float">
            <text:p>37.15</text:p>
          </table:table-cell>
          <table:table-cell table:formula="of:=RADIANS([.B76])" office:value-type="float" office:value="0.648389817115893" calcext:value-type="float">
            <text:p>0.6483898171</text:p>
          </table:table-cell>
          <table:table-cell table:formula="of:=[.A76]*SIN([.C76])" office:value-type="float" office:value="6.55235602659861" calcext:value-type="float">
            <text:p>6.5523560266</text:p>
          </table:table-cell>
          <table:table-cell table:formula="of:=[.A76]*COS([.C76])" office:value-type="float" office:value="8.64807091209923" calcext:value-type="float">
            <text:p>8.6480709121</text:p>
          </table:table-cell>
          <table:table-cell table:style-name="ce1" table:formula="of:=[.D76]/([.D76]+[.E76])" office:value-type="float" office:value="0.431063946626221" calcext:value-type="float">
            <text:p>0.4310639466</text:p>
          </table:table-cell>
          <table:table-cell table:formula="of:=[.E76]/([.D76]+[.E76])" office:value-type="float" office:value="0.568936053373779" calcext:value-type="float">
            <text:p>0.5689360534</text:p>
          </table:table-cell>
          <table:table-cell table:number-columns-repeated="4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6.99" calcext:value-type="float">
            <text:p>16.99</text:p>
          </table:table-cell>
          <table:table-cell table:formula="of:=RADIANS([.B77])" office:value-type="float" office:value="0.296531439913837" calcext:value-type="float">
            <text:p>0.2965314399</text:p>
          </table:table-cell>
          <table:table-cell table:formula="of:=[.A77]*SIN([.C77])" office:value-type="float" office:value="2.29965172566402" calcext:value-type="float">
            <text:p>2.2996517257</text:p>
          </table:table-cell>
          <table:table-cell table:formula="of:=[.A77]*COS([.C77])" office:value-type="float" office:value="7.52651990900513" calcext:value-type="float">
            <text:p>7.526519909</text:p>
          </table:table-cell>
          <table:table-cell table:style-name="ce1" table:formula="of:=[.D77]/([.D77]+[.E77])" office:value-type="float" office:value="0.234033335785656" calcext:value-type="float">
            <text:p>0.2340333358</text:p>
          </table:table-cell>
          <table:table-cell table:formula="of:=[.E77]/([.D77]+[.E77])" office:value-type="float" office:value="0.765966664214344" calcext:value-type="float">
            <text:p>0.7659666642</text:p>
          </table:table-cell>
          <table:table-cell table:number-columns-repeated="4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3.69" calcext:value-type="float">
            <text:p>33.69</text:p>
          </table:table-cell>
          <table:table-cell table:formula="of:=RADIANS([.B78])" office:value-type="float" office:value="0.58800142499689" calcext:value-type="float">
            <text:p>0.588001425</text:p>
          </table:table-cell>
          <table:table-cell table:formula="of:=[.A78]*SIN([.C78])" office:value-type="float" office:value="2.14668596441614" calcext:value-type="float">
            <text:p>2.1466859644</text:p>
          </table:table-cell>
          <table:table-cell table:formula="of:=[.A78]*COS([.C78])" office:value-type="float" office:value="3.22003716906789" calcext:value-type="float">
            <text:p>3.2200371691</text:p>
          </table:table-cell>
          <table:table-cell table:style-name="ce1" table:formula="of:=[.D78]/([.D78]+[.E78])" office:value-type="float" office:value="0.399999387153503" calcext:value-type="float">
            <text:p>0.3999993872</text:p>
          </table:table-cell>
          <table:table-cell table:formula="of:=[.E78]/([.D78]+[.E78])" office:value-type="float" office:value="0.600000612846497" calcext:value-type="float">
            <text:p>0.6000006128</text:p>
          </table:table-cell>
          <table:table-cell table:number-columns-repeated="4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36.87" calcext:value-type="float">
            <text:p>36.87</text:p>
          </table:table-cell>
          <table:table-cell table:formula="of:=RADIANS([.B79])" office:value-type="float" office:value="0.643502895210309" calcext:value-type="float">
            <text:p>0.6435028952</text:p>
          </table:table-cell>
          <table:table-cell table:formula="of:=[.A79]*SIN([.C79])" office:value-type="float" office:value="4.63801104719548" calcext:value-type="float">
            <text:p>4.6380110472</text:p>
          </table:table-cell>
          <table:table-cell table:formula="of:=[.A79]*COS([.C79])" office:value-type="float" office:value="6.18399171458797" calcext:value-type="float">
            <text:p>6.1839917146</text:p>
          </table:table-cell>
          <table:table-cell table:style-name="ce1" table:formula="of:=[.D79]/([.D79]+[.E79])" office:value-type="float" office:value="0.428572340008454" calcext:value-type="float">
            <text:p>0.42857234</text:p>
          </table:table-cell>
          <table:table-cell table:formula="of:=[.E79]/([.D79]+[.E79])" office:value-type="float" office:value="0.571427659991546" calcext:value-type="float">
            <text:p>0.57142766</text:p>
          </table:table-cell>
          <table:table-cell table:number-columns-repeated="4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64.87" calcext:value-type="float">
            <text:p>64.87</text:p>
          </table:table-cell>
          <table:table-cell table:formula="of:=RADIANS([.B80])" office:value-type="float" office:value="1.13219508576872" calcext:value-type="float">
            <text:p>1.1321950858</text:p>
          </table:table-cell>
          <table:table-cell table:formula="of:=[.A80]*SIN([.C80])" office:value-type="float" office:value="3.15060604477152" calcext:value-type="float">
            <text:p>3.1506060448</text:p>
          </table:table-cell>
          <table:table-cell table:formula="of:=[.A80]*COS([.C80])" office:value-type="float" office:value="1.47786384712839" calcext:value-type="float">
            <text:p>1.4778638471</text:p>
          </table:table-cell>
          <table:table-cell table:style-name="ce1" table:formula="of:=[.D80]/([.D80]+[.E80])" office:value-type="float" office:value="0.680701423657365" calcext:value-type="float">
            <text:p>0.6807014237</text:p>
          </table:table-cell>
          <table:table-cell table:formula="of:=[.E80]/([.D80]+[.E80])" office:value-type="float" office:value="0.319298576342635" calcext:value-type="float">
            <text:p>0.3192985763</text:p>
          </table:table-cell>
          <table:table-cell table:number-columns-repeated="4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8.98" calcext:value-type="float">
            <text:p>18.98</text:p>
          </table:table-cell>
          <table:table-cell table:formula="of:=RADIANS([.B81])" office:value-type="float" office:value="0.331263492028524" calcext:value-type="float">
            <text:p>0.331263492</text:p>
          </table:table-cell>
          <table:table-cell table:formula="of:=[.A81]*SIN([.C81])" office:value-type="float" office:value="1.84409994979418" calcext:value-type="float">
            <text:p>1.8440999498</text:p>
          </table:table-cell>
          <table:table-cell table:formula="of:=[.A81]*COS([.C81])" office:value-type="float" office:value="5.36173436260778" calcext:value-type="float">
            <text:p>5.3617343626</text:p>
          </table:table-cell>
          <table:table-cell table:style-name="ce1" table:formula="of:=[.D81]/([.D81]+[.E81])" office:value-type="float" office:value="0.255917617564464" calcext:value-type="float">
            <text:p>0.2559176176</text:p>
          </table:table-cell>
          <table:table-cell table:formula="of:=[.E81]/([.D81]+[.E81])" office:value-type="float" office:value="0.744082382435535" calcext:value-type="float">
            <text:p>0.7440823824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5.14" calcext:value-type="float">
            <text:p>15.14</text:p>
          </table:table-cell>
          <table:table-cell table:formula="of:=RADIANS([.B82])" office:value-type="float" office:value="0.264242848751941" calcext:value-type="float">
            <text:p>0.2642428488</text:p>
          </table:table-cell>
          <table:table-cell table:formula="of:=[.A82]*SIN([.C82])" office:value-type="float" office:value="6.11157624841294" calcext:value-type="float">
            <text:p>6.1115762484</text:p>
          </table:table-cell>
          <table:table-cell table:formula="of:=[.A82]*COS([.C82])" office:value-type="float" office:value="22.5877983823089" calcext:value-type="float">
            <text:p>22.5877983823</text:p>
          </table:table-cell>
          <table:table-cell table:style-name="ce1" table:formula="of:=[.D82]/([.D82]+[.E82])" office:value-type="float" office:value="0.212951547796818" calcext:value-type="float">
            <text:p>0.2129515478</text:p>
          </table:table-cell>
          <table:table-cell table:formula="of:=[.E82]/([.D82]+[.E82])" office:value-type="float" office:value="0.787048452203182" calcext:value-type="float">
            <text:p>0.78704845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76.13" calcext:value-type="float">
            <text:p>76.13</text:p>
          </table:table-cell>
          <table:table-cell table:formula="of:=RADIANS([.B83])" office:value-type="float" office:value="1.32871915954328" calcext:value-type="float">
            <text:p>1.3287191595</text:p>
          </table:table-cell>
          <table:table-cell table:formula="of:=[.A83]*SIN([.C83])" office:value-type="float" office:value="21.3391100529556" calcext:value-type="float">
            <text:p>21.339110053</text:p>
          </table:table-cell>
          <table:table-cell table:formula="of:=[.A83]*COS([.C83])" office:value-type="float" office:value="5.2690399645333" calcext:value-type="float">
            <text:p>5.2690399645</text:p>
          </table:table-cell>
          <table:table-cell table:style-name="ce1" table:formula="of:=[.D83]/([.D83]+[.E83])" office:value-type="float" office:value="0.801976463562101" calcext:value-type="float">
            <text:p>0.8019764636</text:p>
          </table:table-cell>
          <table:table-cell table:formula="of:=[.E83]/([.D83]+[.E83])" office:value-type="float" office:value="0.198023536437899" calcext:value-type="float">
            <text:p>0.1980235364</text:p>
          </table:table-cell>
          <table:table-cell table:number-columns-repeated="4"/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17.95" calcext:value-type="float">
            <text:p>17.95</text:p>
          </table:table-cell>
          <table:table-cell table:formula="of:=RADIANS([.B84])" office:value-type="float" office:value="0.313286600732982" calcext:value-type="float">
            <text:p>0.3132866007</text:p>
          </table:table-cell>
          <table:table-cell table:formula="of:=[.A84]*SIN([.C84])" office:value-type="float" office:value="6.06203678399107" calcext:value-type="float">
            <text:p>6.062036784</text:p>
          </table:table-cell>
          <table:table-cell table:formula="of:=[.A84]*COS([.C84])" office:value-type="float" office:value="18.7125789251385" calcext:value-type="float">
            <text:p>18.7125789251</text:p>
          </table:table-cell>
          <table:table-cell table:style-name="ce1" table:formula="of:=[.D84]/([.D84]+[.E84])" office:value-type="float" office:value="0.244687419379715" calcext:value-type="float">
            <text:p>0.2446874194</text:p>
          </table:table-cell>
          <table:table-cell table:formula="of:=[.E84]/([.D84]+[.E84])" office:value-type="float" office:value="0.755312580620285" calcext:value-type="float">
            <text:p>0.7553125806</text:p>
          </table:table-cell>
          <table:table-cell table:number-columns-repeated="4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80.54" calcext:value-type="float">
            <text:p>80.54</text:p>
          </table:table-cell>
          <table:table-cell table:formula="of:=RADIANS([.B85])" office:value-type="float" office:value="1.40568817955623" calcext:value-type="float">
            <text:p>1.4056881796</text:p>
          </table:table-cell>
          <table:table-cell table:formula="of:=[.A85]*SIN([.C85])" office:value-type="float" office:value="4.77417883692657" calcext:value-type="float">
            <text:p>4.7741788369</text:p>
          </table:table-cell>
          <table:table-cell table:formula="of:=[.A85]*COS([.C85])" office:value-type="float" office:value="0.795497600903022" calcext:value-type="float">
            <text:p>0.7954976009</text:p>
          </table:table-cell>
          <table:table-cell table:style-name="ce1" table:formula="of:=[.D85]/([.D85]+[.E85])" office:value-type="float" office:value="0.857173462447486" calcext:value-type="float">
            <text:p>0.8571734624</text:p>
          </table:table-cell>
          <table:table-cell table:formula="of:=[.E85]/([.D85]+[.E85])" office:value-type="float" office:value="0.142826537552514" calcext:value-type="float">
            <text:p>0.1428265376</text:p>
          </table:table-cell>
          <table:table-cell/>
          <table:table-cell office:value-type="string" calcext:value-type="string">
            <text:p>17K</text:p>
          </table:table-cell>
          <table:table-cell table:number-columns-repeated="2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6.87" calcext:value-type="float">
            <text:p>36.87</text:p>
          </table:table-cell>
          <table:table-cell table:formula="of:=RADIANS([.B86])" office:value-type="float" office:value="0.643502895210309" calcext:value-type="float">
            <text:p>0.6435028952</text:p>
          </table:table-cell>
          <table:table-cell table:formula="of:=[.A86]*SIN([.C86])" office:value-type="float" office:value="2.38200567365667" calcext:value-type="float">
            <text:p>2.3820056737</text:p>
          </table:table-cell>
          <table:table-cell table:formula="of:=[.A86]*COS([.C86])" office:value-type="float" office:value="3.17599574474958" calcext:value-type="float">
            <text:p>3.1759957447</text:p>
          </table:table-cell>
          <table:table-cell table:style-name="ce1" table:formula="of:=[.D86]/([.D86]+[.E86])" office:value-type="float" office:value="0.428572340008454" calcext:value-type="float">
            <text:p>0.42857234</text:p>
          </table:table-cell>
          <table:table-cell table:formula="of:=[.E86]/([.D86]+[.E86])" office:value-type="float" office:value="0.571427659991546" calcext:value-type="float">
            <text:p>0.5714276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3.02" calcext:value-type="float">
            <text:p>33.02</text:p>
          </table:table-cell>
          <table:table-cell table:formula="of:=RADIANS([.B87])" office:value-type="float" office:value="0.576307719008528" calcext:value-type="float">
            <text:p>0.576307719</text:p>
          </table:table-cell>
          <table:table-cell table:formula="of:=[.A87]*SIN([.C87])" office:value-type="float" office:value="3.37857686911323" calcext:value-type="float">
            <text:p>3.3785768691</text:p>
          </table:table-cell>
          <table:table-cell table:formula="of:=[.A87]*COS([.C87])" office:value-type="float" office:value="5.19857849219313" calcext:value-type="float">
            <text:p>5.1985784922</text:p>
          </table:table-cell>
          <table:table-cell table:style-name="ce1" table:formula="of:=[.D87]/([.D87]+[.E87])" office:value-type="float" office:value="0.393904124012352" calcext:value-type="float">
            <text:p>0.393904124</text:p>
          </table:table-cell>
          <table:table-cell table:formula="of:=[.E87]/([.D87]+[.E87])" office:value-type="float" office:value="0.606095875987648" calcext:value-type="float">
            <text:p>0.606095876</text:p>
          </table:table-cell>
          <table:table-cell table:number-columns-repeated="4"/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31.61" calcext:value-type="float">
            <text:p>31.61</text:p>
          </table:table-cell>
          <table:table-cell table:formula="of:=RADIANS([.B88])" office:value-type="float" office:value="0.551698576555408" calcext:value-type="float">
            <text:p>0.5516985766</text:p>
          </table:table-cell>
          <table:table-cell table:formula="of:=[.A88]*SIN([.C88])" office:value-type="float" office:value="12.7312282773551" calcext:value-type="float">
            <text:p>12.7312282774</text:p>
          </table:table-cell>
          <table:table-cell table:formula="of:=[.A88]*COS([.C88])" office:value-type="float" office:value="20.6862255269025" calcext:value-type="float">
            <text:p>20.6862255269</text:p>
          </table:table-cell>
          <table:table-cell table:style-name="ce1" table:formula="of:=[.D88]/([.D88]+[.E88])" office:value-type="float" office:value="0.380975413385118" calcext:value-type="float">
            <text:p>0.3809754134</text:p>
          </table:table-cell>
          <table:table-cell table:formula="of:=[.E88]/([.D88]+[.E88])" office:value-type="float" office:value="0.619024586614882" calcext:value-type="float">
            <text:p>0.6190245866</text:p>
          </table:table-cell>
          <table:table-cell table:number-columns-repeated="4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31.76" calcext:value-type="float">
            <text:p>31.76</text:p>
          </table:table-cell>
          <table:table-cell table:formula="of:=RADIANS([.B89])" office:value-type="float" office:value="0.554316570433399" calcext:value-type="float">
            <text:p>0.5543165704</text:p>
          </table:table-cell>
          <table:table-cell table:formula="of:=[.A89]*SIN([.C89])" office:value-type="float" office:value="6.8374466679691" calcext:value-type="float">
            <text:p>6.837446668</text:p>
          </table:table-cell>
          <table:table-cell table:formula="of:=[.A89]*COS([.C89])" office:value-type="float" office:value="11.0448822113537" calcext:value-type="float">
            <text:p>11.0448822114</text:p>
          </table:table-cell>
          <table:table-cell table:style-name="ce1" table:formula="of:=[.D89]/([.D89]+[.E89])" office:value-type="float" office:value="0.38235772947198" calcext:value-type="float">
            <text:p>0.3823577295</text:p>
          </table:table-cell>
          <table:table-cell table:formula="of:=[.E89]/([.D89]+[.E89])" office:value-type="float" office:value="0.61764227052802" calcext:value-type="float">
            <text:p>0.6176422705</text:p>
          </table:table-cell>
          <table:table-cell/>
          <table:table-cell office:value-type="string" calcext:value-type="string">
            <text:p>17L</text:p>
          </table:table-cell>
          <table:table-cell table:number-columns-repeated="2"/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44.2" calcext:value-type="float">
            <text:p>44.2</text:p>
          </table:table-cell>
          <table:table-cell table:formula="of:=RADIANS([.B90])" office:value-type="float" office:value="0.771435529381494" calcext:value-type="float">
            <text:p>0.7714355294</text:p>
          </table:table-cell>
          <table:table-cell table:formula="of:=[.A90]*SIN([.C90])" office:value-type="float" office:value="18.8443727301589" calcext:value-type="float">
            <text:p>18.8443727302</text:p>
          </table:table-cell>
          <table:table-cell table:formula="of:=[.A90]*COS([.C90])" office:value-type="float" office:value="19.3780937247925" calcext:value-type="float">
            <text:p>19.3780937248</text:p>
          </table:table-cell>
          <table:table-cell table:style-name="ce1" table:formula="of:=[.D90]/([.D90]+[.E90])" office:value-type="float" office:value="0.493018229275409" calcext:value-type="float">
            <text:p>0.4930182293</text:p>
          </table:table-cell>
          <table:table-cell table:formula="of:=[.E90]/([.D90]+[.E90])" office:value-type="float" office:value="0.506981770724591" calcext:value-type="float">
            <text:p>0.5069817707</text:p>
          </table:table-cell>
          <table:table-cell table:number-columns-repeated="4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85.6" calcext:value-type="float">
            <text:p>85.6</text:p>
          </table:table-cell>
          <table:table-cell table:formula="of:=RADIANS([.B91])" office:value-type="float" office:value="1.49400183970715" calcext:value-type="float">
            <text:p>1.4940018397</text:p>
          </table:table-cell>
          <table:table-cell table:formula="of:=[.A91]*SIN([.C91])" office:value-type="float" office:value="3.35009724748245" calcext:value-type="float">
            <text:p>3.3500972475</text:p>
          </table:table-cell>
          <table:table-cell table:formula="of:=[.A91]*COS([.C91])" office:value-type="float" office:value="0.257775934506111" calcext:value-type="float">
            <text:p>0.2577759345</text:p>
          </table:table-cell>
          <table:table-cell table:style-name="ce1" table:formula="of:=[.D91]/([.D91]+[.E91])" office:value-type="float" office:value="0.928551830537449" calcext:value-type="float">
            <text:p>0.9285518305</text:p>
          </table:table-cell>
          <table:table-cell table:formula="of:=[.E91]/([.D91]+[.E91])" office:value-type="float" office:value="0.0714481694625508" calcext:value-type="float">
            <text:p>0.0714481695</text:p>
          </table:table-cell>
          <table:table-cell table:number-columns-repeated="4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5.82" calcext:value-type="float">
            <text:p>25.82</text:p>
          </table:table-cell>
          <table:table-cell table:formula="of:=RADIANS([.B92])" office:value-type="float" office:value="0.450644012864936" calcext:value-type="float">
            <text:p>0.4506440129</text:p>
          </table:table-cell>
          <table:table-cell table:formula="of:=[.A92]*SIN([.C92])" office:value-type="float" office:value="1.27614785612602" calcext:value-type="float">
            <text:p>1.2761478561</text:p>
          </table:table-cell>
          <table:table-cell table:formula="of:=[.A92]*COS([.C92])" office:value-type="float" office:value="2.63748870126584" calcext:value-type="float">
            <text:p>2.6374887013</text:p>
          </table:table-cell>
          <table:table-cell table:style-name="ce1" table:formula="of:=[.D92]/([.D92]+[.E92])" office:value-type="float" office:value="0.326077252553179" calcext:value-type="float">
            <text:p>0.3260772526</text:p>
          </table:table-cell>
          <table:table-cell table:formula="of:=[.E92]/([.D92]+[.E92])" office:value-type="float" office:value="0.673922747446821" calcext:value-type="float">
            <text:p>0.673922747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60.26" calcext:value-type="float">
            <text:p>60.26</text:p>
          </table:table-cell>
          <table:table-cell table:formula="of:=RADIANS([.B93])" office:value-type="float" office:value="1.05173540725178" calcext:value-type="float">
            <text:p>1.0517354073</text:p>
          </table:table-cell>
          <table:table-cell table:formula="of:=[.A93]*SIN([.C93])" office:value-type="float" office:value="16.6102998432406" calcext:value-type="float">
            <text:p>16.6102998432</text:p>
          </table:table-cell>
          <table:table-cell table:formula="of:=[.A93]*COS([.C93])" office:value-type="float" office:value="9.48972281563811" calcext:value-type="float">
            <text:p>9.4897228156</text:p>
          </table:table-cell>
          <table:table-cell table:style-name="ce1" table:formula="of:=[.D93]/([.D93]+[.E93])" office:value-type="float" office:value="0.636409403176901" calcext:value-type="float">
            <text:p>0.6364094032</text:p>
          </table:table-cell>
          <table:table-cell table:formula="of:=[.E93]/([.D93]+[.E93])" office:value-type="float" office:value="0.363590596823099" calcext:value-type="float">
            <text:p>0.3635905968</text:p>
          </table:table-cell>
          <table:table-cell table:number-columns-repeated="4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5.15" calcext:value-type="float">
            <text:p>15.15</text:p>
          </table:table-cell>
          <table:table-cell table:formula="of:=RADIANS([.B94])" office:value-type="float" office:value="0.264417381677141" calcext:value-type="float">
            <text:p>0.2644173817</text:p>
          </table:table-cell>
          <table:table-cell table:formula="of:=[.A94]*SIN([.C94])" office:value-type="float" office:value="3.41319107760808" calcext:value-type="float">
            <text:p>3.4131910776</text:p>
          </table:table-cell>
          <table:table-cell table:formula="of:=[.A94]*COS([.C94])" office:value-type="float" office:value="12.6060987885918" calcext:value-type="float">
            <text:p>12.6060987886</text:p>
          </table:table-cell>
          <table:table-cell table:style-name="ce1" table:formula="of:=[.D94]/([.D94]+[.E94])" office:value-type="float" office:value="0.213067564549773" calcext:value-type="float">
            <text:p>0.2130675645</text:p>
          </table:table-cell>
          <table:table-cell table:formula="of:=[.E94]/([.D94]+[.E94])" office:value-type="float" office:value="0.786932435450227" calcext:value-type="float">
            <text:p>0.7869324355</text:p>
          </table:table-cell>
          <table:table-cell/>
          <table:table-cell office:value-type="string" calcext:value-type="string">
            <text:p>17M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8.53" calcext:value-type="float">
            <text:p>78.53</text:p>
          </table:table-cell>
          <table:table-cell table:formula="of:=RADIANS([.B95])" office:value-type="float" office:value="1.37060706159115" calcext:value-type="float">
            <text:p>1.3706070616</text:p>
          </table:table-cell>
          <table:table-cell table:formula="of:=[.A95]*SIN([.C95])" office:value-type="float" office:value="18.2285386391941" calcext:value-type="float">
            <text:p>18.2285386392</text:p>
          </table:table-cell>
          <table:table-cell table:formula="of:=[.A95]*COS([.C95])" office:value-type="float" office:value="3.69869964709329" calcext:value-type="float">
            <text:p>3.6986996471</text:p>
          </table:table-cell>
          <table:table-cell table:style-name="ce1" table:formula="of:=[.D95]/([.D95]+[.E95])" office:value-type="float" office:value="0.831319402890498" calcext:value-type="float">
            <text:p>0.8313194029</text:p>
          </table:table-cell>
          <table:table-cell table:formula="of:=[.E95]/([.D95]+[.E95])" office:value-type="float" office:value="0.168680597109502" calcext:value-type="float">
            <text:p>0.1686805971</text:p>
          </table:table-cell>
          <table:table-cell table:number-columns-repeated="4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25.87" calcext:value-type="float">
            <text:p>25.87</text:p>
          </table:table-cell>
          <table:table-cell table:formula="of:=RADIANS([.B96])" office:value-type="float" office:value="0.451516677490933" calcext:value-type="float">
            <text:p>0.4515166775</text:p>
          </table:table-cell>
          <table:table-cell table:formula="of:=[.A96]*SIN([.C96])" office:value-type="float" office:value="2.23837659955972" calcext:value-type="float">
            <text:p>2.2383765996</text:p>
          </table:table-cell>
          <table:table-cell table:formula="of:=[.A96]*COS([.C96])" office:value-type="float" office:value="4.61590404997152" calcext:value-type="float">
            <text:p>4.61590405</text:p>
          </table:table-cell>
          <table:table-cell table:style-name="ce1" table:formula="of:=[.D96]/([.D96]+[.E96])" office:value-type="float" office:value="0.326566231237235" calcext:value-type="float">
            <text:p>0.3265662312</text:p>
          </table:table-cell>
          <table:table-cell table:formula="of:=[.E96]/([.D96]+[.E96])" office:value-type="float" office:value="0.673433768762765" calcext:value-type="float">
            <text:p>0.673433768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9.98" calcext:value-type="float">
            <text:p>19.98</text:p>
          </table:table-cell>
          <table:table-cell table:formula="of:=RADIANS([.B97])" office:value-type="float" office:value="0.348716784548467" calcext:value-type="float">
            <text:p>0.3487167845</text:p>
          </table:table-cell>
          <table:table-cell table:formula="of:=[.A97]*SIN([.C97])" office:value-type="float" office:value="3.39641955244134" calcext:value-type="float">
            <text:p>3.3964195524</text:p>
          </table:table-cell>
          <table:table-cell table:formula="of:=[.A97]*COS([.C97])" office:value-type="float" office:value="9.34173079379802" calcext:value-type="float">
            <text:p>9.3417307938</text:p>
          </table:table-cell>
          <table:table-cell table:style-name="ce1" table:formula="of:=[.D97]/([.D97]+[.E97])" office:value-type="float" office:value="0.266633652463056" calcext:value-type="float">
            <text:p>0.2666336525</text:p>
          </table:table-cell>
          <table:table-cell table:formula="of:=[.E97]/([.D97]+[.E97])" office:value-type="float" office:value="0.733366347536944" calcext:value-type="float">
            <text:p>0.7333663475</text:p>
          </table:table-cell>
          <table:table-cell table:number-columns-repeated="4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2.34" calcext:value-type="float">
            <text:p>12.34</text:p>
          </table:table-cell>
          <table:table-cell table:formula="of:=RADIANS([.B98])" office:value-type="float" office:value="0.2153736296961" calcext:value-type="float">
            <text:p>0.2153736297</text:p>
          </table:table-cell>
          <table:table-cell table:formula="of:=[.A98]*SIN([.C98])" office:value-type="float" office:value="2.04095380958265" calcext:value-type="float">
            <text:p>2.0409538096</text:p>
          </table:table-cell>
          <table:table-cell table:formula="of:=[.A98]*COS([.C98])" office:value-type="float" office:value="9.32936265492719" calcext:value-type="float">
            <text:p>9.3293626549</text:p>
          </table:table-cell>
          <table:table-cell table:style-name="ce1" table:formula="of:=[.D98]/([.D98]+[.E98])" office:value-type="float" office:value="0.179498417300264" calcext:value-type="float">
            <text:p>0.1794984173</text:p>
          </table:table-cell>
          <table:table-cell table:formula="of:=[.E98]/([.D98]+[.E98])" office:value-type="float" office:value="0.820501582699736" calcext:value-type="float">
            <text:p>0.8205015827</text:p>
          </table:table-cell>
          <table:table-cell table:number-columns-repeated="4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3.53" calcext:value-type="float">
            <text:p>43.53</text:p>
          </table:table-cell>
          <table:table-cell table:formula="of:=RADIANS([.B99])" office:value-type="float" office:value="0.759741823393132" calcext:value-type="float">
            <text:p>0.7597418234</text:p>
          </table:table-cell>
          <table:table-cell table:formula="of:=[.A99]*SIN([.C99])" office:value-type="float" office:value="3.88446137558227" calcext:value-type="float">
            <text:p>3.8844613756</text:p>
          </table:table-cell>
          <table:table-cell table:formula="of:=[.A99]*COS([.C99])" office:value-type="float" office:value="4.0890781139041" calcext:value-type="float">
            <text:p>4.0890781139</text:p>
          </table:table-cell>
          <table:table-cell table:style-name="ce1" table:formula="of:=[.D99]/([.D99]+[.E99])" office:value-type="float" office:value="0.487169014551716" calcext:value-type="float">
            <text:p>0.4871690146</text:p>
          </table:table-cell>
          <table:table-cell table:formula="of:=[.E99]/([.D99]+[.E99])" office:value-type="float" office:value="0.512830985448284" calcext:value-type="float">
            <text:p>0.5128309854</text:p>
          </table:table-cell>
          <table:table-cell/>
          <table:table-cell office:value-type="string" calcext:value-type="string">
            <text:p>17N</text:p>
          </table:table-cell>
          <table:table-cell table:number-columns-repeated="2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4.83" calcext:value-type="float">
            <text:p>24.83</text:p>
          </table:table-cell>
          <table:table-cell table:formula="of:=RADIANS([.B100])" office:value-type="float" office:value="0.433365253270192" calcext:value-type="float">
            <text:p>0.4333652533</text:p>
          </table:table-cell>
          <table:table-cell table:formula="of:=[.A100]*SIN([.C100])" office:value-type="float" office:value="2.92689353263896" calcext:value-type="float">
            <text:p>2.9268935326</text:p>
          </table:table-cell>
          <table:table-cell table:formula="of:=[.A100]*COS([.C100])" office:value-type="float" office:value="6.32567737468457" calcext:value-type="float">
            <text:p>6.3256773747</text:p>
          </table:table-cell>
          <table:table-cell table:style-name="ce1" table:formula="of:=[.D100]/([.D100]+[.E100])" office:value-type="float" office:value="0.316333002141306" calcext:value-type="float">
            <text:p>0.3163330021</text:p>
          </table:table-cell>
          <table:table-cell table:formula="of:=[.E100]/([.D100]+[.E100])" office:value-type="float" office:value="0.683666997858694" calcext:value-type="float">
            <text:p>0.6836669979</text:p>
          </table:table-cell>
          <table:table-cell table:number-columns-repeated="4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7.94" calcext:value-type="float">
            <text:p>17.94</text:p>
          </table:table-cell>
          <table:table-cell table:formula="of:=RADIANS([.B101])" office:value-type="float" office:value="0.313112067807783" calcext:value-type="float">
            <text:p>0.3131120678</text:p>
          </table:table-cell>
          <table:table-cell table:formula="of:=[.A101]*SIN([.C101])" office:value-type="float" office:value="2.22391076128606" calcext:value-type="float">
            <text:p>2.2239107613</text:p>
          </table:table-cell>
          <table:table-cell table:formula="of:=[.A101]*COS([.C101])" office:value-type="float" office:value="6.86896068745746" calcext:value-type="float">
            <text:p>6.8689606875</text:p>
          </table:table-cell>
          <table:table-cell table:style-name="ce1" table:formula="of:=[.D101]/([.D101]+[.E101])" office:value-type="float" office:value="0.244577389422278" calcext:value-type="float">
            <text:p>0.2445773894</text:p>
          </table:table-cell>
          <table:table-cell table:formula="of:=[.E101]/([.D101]+[.E101])" office:value-type="float" office:value="0.755422610577722" calcext:value-type="float">
            <text:p>0.7554226106</text:p>
          </table:table-cell>
          <table:table-cell table:number-columns-repeated="4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65.09" calcext:value-type="float">
            <text:p>65.09</text:p>
          </table:table-cell>
          <table:table-cell table:formula="of:=RADIANS([.B102])" office:value-type="float" office:value="1.13603481012311" calcext:value-type="float">
            <text:p>1.1360348101</text:p>
          </table:table-cell>
          <table:table-cell table:formula="of:=[.A102]*SIN([.C102])" office:value-type="float" office:value="5.32391692812548" calcext:value-type="float">
            <text:p>5.3239169281</text:p>
          </table:table-cell>
          <table:table-cell table:formula="of:=[.A102]*COS([.C102])" office:value-type="float" office:value="2.47240946091439" calcext:value-type="float">
            <text:p>2.4724094609</text:p>
          </table:table-cell>
          <table:table-cell table:style-name="ce1" table:formula="of:=[.D102]/([.D102]+[.E102])" office:value-type="float" office:value="0.682875069931639" calcext:value-type="float">
            <text:p>0.6828750699</text:p>
          </table:table-cell>
          <table:table-cell table:formula="of:=[.E102]/([.D102]+[.E102])" office:value-type="float" office:value="0.317124930068361" calcext:value-type="float">
            <text:p>0.3171249301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2.31" calcext:value-type="float">
            <text:p>22.31</text:p>
          </table:table-cell>
          <table:table-cell table:formula="of:=RADIANS([.B103])" office:value-type="float" office:value="0.389382956119935" calcext:value-type="float">
            <text:p>0.3893829561</text:p>
          </table:table-cell>
          <table:table-cell table:formula="of:=[.A103]*SIN([.C103])" office:value-type="float" office:value="0.892101438272179" calcext:value-type="float">
            <text:p>0.8921014383</text:p>
          </table:table-cell>
          <table:table-cell table:formula="of:=[.A103]*COS([.C103])" office:value-type="float" office:value="2.17408717024702" calcext:value-type="float">
            <text:p>2.1740871702</text:p>
          </table:table-cell>
          <table:table-cell table:style-name="ce1" table:formula="of:=[.D103]/([.D103]+[.E103])" office:value-type="float" office:value="0.29094799836955" calcext:value-type="float">
            <text:p>0.2909479984</text:p>
          </table:table-cell>
          <table:table-cell table:formula="of:=[.E103]/([.D103]+[.E103])" office:value-type="float" office:value="0.709052001630449" calcext:value-type="float">
            <text:p>0.70905200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5.98" calcext:value-type="float">
            <text:p>25.98</text:p>
          </table:table-cell>
          <table:table-cell table:formula="of:=RADIANS([.B104])" office:value-type="float" office:value="0.453436539668127" calcext:value-type="float">
            <text:p>0.4534365397</text:p>
          </table:table-cell>
          <table:table-cell table:formula="of:=[.A104]*SIN([.C104])" office:value-type="float" office:value="9.08969067194012" calcext:value-type="float">
            <text:p>9.0896906719</text:p>
          </table:table-cell>
          <table:table-cell table:formula="of:=[.A104]*COS([.C104])" office:value-type="float" office:value="18.6531504976624" calcext:value-type="float">
            <text:p>18.6531504977</text:p>
          </table:table-cell>
          <table:table-cell table:style-name="ce1" table:formula="of:=[.D104]/([.D104]+[.E104])" office:value-type="float" office:value="0.327640944068107" calcext:value-type="float">
            <text:p>0.3276409441</text:p>
          </table:table-cell>
          <table:table-cell table:formula="of:=[.E104]/([.D104]+[.E104])" office:value-type="float" office:value="0.672359055931894" calcext:value-type="float">
            <text:p>0.6723590559</text:p>
          </table:table-cell>
          <table:table-cell table:number-columns-repeated="4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51.77" calcext:value-type="float">
            <text:p>51.77</text:p>
          </table:table-cell>
          <table:table-cell table:formula="of:=RADIANS([.B105])" office:value-type="float" office:value="0.903556953757465" calcext:value-type="float">
            <text:p>0.9035569538</text:p>
          </table:table-cell>
          <table:table-cell table:formula="of:=[.A105]*SIN([.C105])" office:value-type="float" office:value="8.66442885309571" calcext:value-type="float">
            <text:p>8.6644288531</text:p>
          </table:table-cell>
          <table:table-cell table:formula="of:=[.A105]*COS([.C105])" office:value-type="float" office:value="6.82558222056131" calcext:value-type="float">
            <text:p>6.8255822206</text:p>
          </table:table-cell>
          <table:table-cell table:style-name="ce1" table:formula="of:=[.D105]/([.D105]+[.E105])" office:value-type="float" office:value="0.559355885021336" calcext:value-type="float">
            <text:p>0.559355885</text:p>
          </table:table-cell>
          <table:table-cell table:formula="of:=[.E105]/([.D105]+[.E105])" office:value-type="float" office:value="0.440644114978664" calcext:value-type="float">
            <text:p>0.440644115</text:p>
          </table:table-cell>
          <table:table-cell/>
          <table:table-cell office:value-type="string" calcext:value-type="string">
            <text:p>17O</text:p>
          </table:table-cell>
          <table:table-cell table:number-columns-repeated="2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.98" calcext:value-type="float">
            <text:p>17.98</text:p>
          </table:table-cell>
          <table:table-cell table:formula="of:=RADIANS([.B106])" office:value-type="float" office:value="0.31381019950858" calcext:value-type="float">
            <text:p>0.3138101995</text:p>
          </table:table-cell>
          <table:table-cell table:formula="of:=[.A106]*SIN([.C106])" office:value-type="float" office:value="6.5626429767698" calcext:value-type="float">
            <text:p>6.5626429768</text:p>
          </table:table-cell>
          <table:table-cell table:formula="of:=[.A106]*COS([.C106])" office:value-type="float" office:value="20.2217535629197" calcext:value-type="float">
            <text:p>20.2217535629</text:p>
          </table:table-cell>
          <table:table-cell table:style-name="ce1" table:formula="of:=[.D106]/([.D106]+[.E106])" office:value-type="float" office:value="0.245017391638643" calcext:value-type="float">
            <text:p>0.2450173916</text:p>
          </table:table-cell>
          <table:table-cell table:formula="of:=[.E106]/([.D106]+[.E106])" office:value-type="float" office:value="0.754982608361357" calcext:value-type="float">
            <text:p>0.7549826084</text:p>
          </table:table-cell>
          <table:table-cell table:number-columns-repeated="4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12.24" calcext:value-type="float">
            <text:p>12.24</text:p>
          </table:table-cell>
          <table:table-cell table:formula="of:=RADIANS([.B107])" office:value-type="float" office:value="0.213628300444106" calcext:value-type="float">
            <text:p>0.2136283004</text:p>
          </table:table-cell>
          <table:table-cell table:formula="of:=[.A107]*SIN([.C107])" office:value-type="float" office:value="4.93128537678699" calcext:value-type="float">
            <text:p>4.9312853768</text:p>
          </table:table-cell>
          <table:table-cell table:formula="of:=[.A107]*COS([.C107])" office:value-type="float" office:value="22.7312565541962" calcext:value-type="float">
            <text:p>22.7312565542</text:p>
          </table:table-cell>
          <table:table-cell table:style-name="ce1" table:formula="of:=[.D107]/([.D107]+[.E107])" office:value-type="float" office:value="0.17826580757077" calcext:value-type="float">
            <text:p>0.1782658076</text:p>
          </table:table-cell>
          <table:table-cell table:formula="of:=[.E107]/([.D107]+[.E107])" office:value-type="float" office:value="0.82173419242923" calcext:value-type="float">
            <text:p>0.82173419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81.03" calcext:value-type="float">
            <text:p>81.03</text:p>
          </table:table-cell>
          <table:table-cell table:formula="of:=RADIANS([.B108])" office:value-type="float" office:value="1.41424029289101" calcext:value-type="float">
            <text:p>1.4142402929</text:p>
          </table:table-cell>
          <table:table-cell table:formula="of:=[.A108]*SIN([.C108])" office:value-type="float" office:value="4.95860597275977" calcext:value-type="float">
            <text:p>4.9586059728</text:p>
          </table:table-cell>
          <table:table-cell table:formula="of:=[.A108]*COS([.C108])" office:value-type="float" office:value="0.782704801896061" calcext:value-type="float">
            <text:p>0.7827048019</text:p>
          </table:table-cell>
          <table:table-cell table:style-name="ce1" table:formula="of:=[.D108]/([.D108]+[.E108])" office:value-type="float" office:value="0.863671410133171" calcext:value-type="float">
            <text:p>0.8636714101</text:p>
          </table:table-cell>
          <table:table-cell table:formula="of:=[.E108]/([.D108]+[.E108])" office:value-type="float" office:value="0.136328589866829" calcext:value-type="float">
            <text:p>0.1363285899</text:p>
          </table:table-cell>
          <table:table-cell table:number-columns-repeated="4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59.3" calcext:value-type="float">
            <text:p>59.3</text:p>
          </table:table-cell>
          <table:table-cell table:formula="of:=RADIANS([.B109])" office:value-type="float" office:value="1.03498024643264" calcext:value-type="float">
            <text:p>1.0349802464</text:p>
          </table:table-cell>
          <table:table-cell table:formula="of:=[.A109]*SIN([.C109])" office:value-type="float" office:value="8.50393896609308" calcext:value-type="float">
            <text:p>8.5039389661</text:p>
          </table:table-cell>
          <table:table-cell table:formula="of:=[.A109]*COS([.C109])" office:value-type="float" office:value="5.04926945814578" calcext:value-type="float">
            <text:p>5.0492694581</text:p>
          </table:table-cell>
          <table:table-cell table:style-name="ce1" table:formula="of:=[.D109]/([.D109]+[.E109])" office:value-type="float" office:value="0.62744840187689" calcext:value-type="float">
            <text:p>0.6274484019</text:p>
          </table:table-cell>
          <table:table-cell table:formula="of:=[.E109]/([.D109]+[.E109])" office:value-type="float" office:value="0.37255159812311" calcext:value-type="float">
            <text:p>0.3725515981</text:p>
          </table:table-cell>
          <table:table-cell table:number-columns-repeated="4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.71" calcext:value-type="float">
            <text:p>9.71</text:p>
          </table:table-cell>
          <table:table-cell table:formula="of:=RADIANS([.B110])" office:value-type="float" office:value="0.169471470368649" calcext:value-type="float">
            <text:p>0.1694714704</text:p>
          </table:table-cell>
          <table:table-cell table:formula="of:=[.A110]*SIN([.C110])" office:value-type="float" office:value="1.4774739928397" calcext:value-type="float">
            <text:p>1.4774739928</text:p>
          </table:table-cell>
          <table:table-cell table:formula="of:=[.A110]*COS([.C110])" office:value-type="float" office:value="8.63450465287282" calcext:value-type="float">
            <text:p>8.6345046529</text:p>
          </table:table-cell>
          <table:table-cell table:style-name="ce1" table:formula="of:=[.D110]/([.D110]+[.E110])" office:value-type="float" office:value="0.146111265124769" calcext:value-type="float">
            <text:p>0.1461112651</text:p>
          </table:table-cell>
          <table:table-cell table:formula="of:=[.E110]/([.D110]+[.E110])" office:value-type="float" office:value="0.853888734875231" calcext:value-type="float">
            <text:p>0.8538887349</text:p>
          </table:table-cell>
          <table:table-cell/>
          <table:table-cell office:value-type="string" calcext:value-type="string">
            <text:p>17P</text:p>
          </table:table-cell>
          <table:table-cell table:number-columns-repeated="2"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11.89" calcext:value-type="float">
            <text:p>11.89</text:p>
          </table:table-cell>
          <table:table-cell table:formula="of:=RADIANS([.B111])" office:value-type="float" office:value="0.207519648062126" calcext:value-type="float">
            <text:p>0.2075196481</text:p>
          </table:table-cell>
          <table:table-cell table:formula="of:=[.A111]*SIN([.C111])" office:value-type="float" office:value="3.94966028224277" calcext:value-type="float">
            <text:p>3.9496602822</text:p>
          </table:table-cell>
          <table:table-cell table:formula="of:=[.A111]*COS([.C111])" office:value-type="float" office:value="18.7587068758716" calcext:value-type="float">
            <text:p>18.7587068759</text:p>
          </table:table-cell>
          <table:table-cell table:style-name="ce1" table:formula="of:=[.D111]/([.D111]+[.E111])" office:value-type="float" office:value="0.173929735006572" calcext:value-type="float">
            <text:p>0.173929735</text:p>
          </table:table-cell>
          <table:table-cell table:formula="of:=[.E111]/([.D111]+[.E111])" office:value-type="float" office:value="0.826070264993428" calcext:value-type="float">
            <text:p>0.826070265</text:p>
          </table:table-cell>
          <table:table-cell table:number-columns-repeated="4"/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73.74" calcext:value-type="float">
            <text:p>73.74</text:p>
          </table:table-cell>
          <table:table-cell table:formula="of:=RADIANS([.B112])" office:value-type="float" office:value="1.28700579042062" calcext:value-type="float">
            <text:p>1.2870057904</text:p>
          </table:table-cell>
          <table:table-cell table:formula="of:=[.A112]*SIN([.C112])" office:value-type="float" office:value="12.8544133951874" calcext:value-type="float">
            <text:p>12.8544133952</text:p>
          </table:table-cell>
          <table:table-cell table:formula="of:=[.A112]*COS([.C112])" office:value-type="float" office:value="3.74915407333806" calcext:value-type="float">
            <text:p>3.7491540733</text:p>
          </table:table-cell>
          <table:table-cell table:style-name="ce1" table:formula="of:=[.D112]/([.D112]+[.E112])" office:value-type="float" office:value="0.774195872035022" calcext:value-type="float">
            <text:p>0.774195872</text:p>
          </table:table-cell>
          <table:table-cell table:formula="of:=[.E112]/([.D112]+[.E112])" office:value-type="float" office:value="0.225804127964978" calcext:value-type="float">
            <text:p>0.225804128</text:p>
          </table:table-cell>
          <table:table-cell table:number-columns-repeated="4"/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1.83" calcext:value-type="float">
            <text:p>1.83</text:p>
          </table:table-cell>
          <table:table-cell table:formula="of:=RADIANS([.B113])" office:value-type="float" office:value="0.0319395253114962" calcext:value-type="float">
            <text:p>0.0319395253</text:p>
          </table:table-cell>
          <table:table-cell table:formula="of:=[.A113]*SIN([.C113])" office:value-type="float" office:value="0.743745076269567" calcext:value-type="float">
            <text:p>0.7437450763</text:p>
          </table:table-cell>
          <table:table-cell table:formula="of:=[.A113]*COS([.C113])" office:value-type="float" office:value="23.2781215578389" calcext:value-type="float">
            <text:p>23.2781215578</text:p>
          </table:table-cell>
          <table:table-cell table:style-name="ce1" table:formula="of:=[.D113]/([.D113]+[.E113])" office:value-type="float" office:value="0.0309611691546704" calcext:value-type="float">
            <text:p>0.0309611692</text:p>
          </table:table-cell>
          <table:table-cell table:formula="of:=[.E113]/([.D113]+[.E113])" office:value-type="float" office:value="0.96903883084533" calcext:value-type="float">
            <text:p>0.969038830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46.58" calcext:value-type="float">
            <text:p>46.58</text:p>
          </table:table-cell>
          <table:table-cell table:formula="of:=RADIANS([.B114])" office:value-type="float" office:value="0.812974365578959" calcext:value-type="float">
            <text:p>0.8129743656</text:p>
          </table:table-cell>
          <table:table-cell table:formula="of:=[.A114]*SIN([.C114])" office:value-type="float" office:value="3.94399789842802" calcext:value-type="float">
            <text:p>3.9439978984</text:p>
          </table:table-cell>
          <table:table-cell table:formula="of:=[.A114]*COS([.C114])" office:value-type="float" office:value="3.73226212600285" calcext:value-type="float">
            <text:p>3.732262126</text:p>
          </table:table-cell>
          <table:table-cell table:style-name="ce1" table:formula="of:=[.D114]/([.D114]+[.E114])" office:value-type="float" office:value="0.513791597193899" calcext:value-type="float">
            <text:p>0.5137915972</text:p>
          </table:table-cell>
          <table:table-cell table:formula="of:=[.E114]/([.D114]+[.E114])" office:value-type="float" office:value="0.486208402806101" calcext:value-type="float">
            <text:p>0.4862084028</text:p>
          </table:table-cell>
          <table:table-cell table:number-columns-repeated="4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81.25" calcext:value-type="float">
            <text:p>81.25</text:p>
          </table:table-cell>
          <table:table-cell table:formula="of:=RADIANS([.B115])" office:value-type="float" office:value="1.41808001724539" calcext:value-type="float">
            <text:p>1.4180800172</text:p>
          </table:table-cell>
          <table:table-cell table:formula="of:=[.A115]*SIN([.C115])" office:value-type="float" office:value="7.03713395453046" calcext:value-type="float">
            <text:p>7.0371339545</text:p>
          </table:table-cell>
          <table:table-cell table:formula="of:=[.A115]*COS([.C115])" office:value-type="float" office:value="1.08311850967221" calcext:value-type="float">
            <text:p>1.0831185097</text:p>
          </table:table-cell>
          <table:table-cell table:style-name="ce1" table:formula="of:=[.D115]/([.D115]+[.E115])" office:value-type="float" office:value="0.866615168130913" calcext:value-type="float">
            <text:p>0.8666151681</text:p>
          </table:table-cell>
          <table:table-cell table:formula="of:=[.E115]/([.D115]+[.E115])" office:value-type="float" office:value="0.133384831869086" calcext:value-type="float">
            <text:p>0.1333848319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.09" calcext:value-type="float">
            <text:p>48.09</text:p>
          </table:table-cell>
          <table:table-cell table:formula="of:=RADIANS([.B116])" office:value-type="float" office:value="0.839328837284073" calcext:value-type="float">
            <text:p>0.8393288373</text:p>
          </table:table-cell>
          <table:table-cell table:formula="of:=[.A116]*SIN([.C116])" office:value-type="float" office:value="10.2698906705358" calcext:value-type="float">
            <text:p>10.2698906705</text:p>
          </table:table-cell>
          <table:table-cell table:formula="of:=[.A116]*COS([.C116])" office:value-type="float" office:value="9.21788183994792" calcext:value-type="float">
            <text:p>9.2178818399</text:p>
          </table:table-cell>
          <table:table-cell table:style-name="ce1" table:formula="of:=[.D116]/([.D116]+[.E116])" office:value-type="float" office:value="0.526991510446408" calcext:value-type="float">
            <text:p>0.5269915104</text:p>
          </table:table-cell>
          <table:table-cell table:formula="of:=[.E116]/([.D116]+[.E116])" office:value-type="float" office:value="0.473008489553592" calcext:value-type="float">
            <text:p>0.4730084896</text:p>
          </table:table-cell>
          <table:table-cell/>
          <table:table-cell office:value-type="string" calcext:value-type="string">
            <text:p>17Q</text:p>
          </table:table-cell>
          <table:table-cell table:number-columns-repeated="2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20.43" calcext:value-type="float">
            <text:p>20.43</text:p>
          </table:table-cell>
          <table:table-cell table:formula="of:=RADIANS([.B117])" office:value-type="float" office:value="0.356570766182442" calcext:value-type="float">
            <text:p>0.3565707662</text:p>
          </table:table-cell>
          <table:table-cell table:formula="of:=[.A117]*SIN([.C117])" office:value-type="float" office:value="5.03697561554428" calcext:value-type="float">
            <text:p>5.0369756155</text:p>
          </table:table-cell>
          <table:table-cell table:formula="of:=[.A117]*COS([.C117])" office:value-type="float" office:value="13.5223436078371" calcext:value-type="float">
            <text:p>13.5223436078</text:p>
          </table:table-cell>
          <table:table-cell table:style-name="ce1" table:formula="of:=[.D117]/([.D117]+[.E117])" office:value-type="float" office:value="0.271398727233411" calcext:value-type="float">
            <text:p>0.2713987272</text:p>
          </table:table-cell>
          <table:table-cell table:formula="of:=[.E117]/([.D117]+[.E117])" office:value-type="float" office:value="0.728601272766589" calcext:value-type="float">
            <text:p>0.7286012728</text:p>
          </table:table-cell>
          <table:table-cell table:number-columns-repeated="4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77.74" calcext:value-type="float">
            <text:p>77.74</text:p>
          </table:table-cell>
          <table:table-cell table:formula="of:=RADIANS([.B118])" office:value-type="float" office:value="1.35681896050039" calcext:value-type="float">
            <text:p>1.3568189605</text:p>
          </table:table-cell>
          <table:table-cell table:formula="of:=[.A118]*SIN([.C118])" office:value-type="float" office:value="6.14655063481483" calcext:value-type="float">
            <text:p>6.1465506348</text:p>
          </table:table-cell>
          <table:table-cell table:formula="of:=[.A118]*COS([.C118])" office:value-type="float" office:value="1.3356703536642" calcext:value-type="float">
            <text:p>1.3356703537</text:p>
          </table:table-cell>
          <table:table-cell table:style-name="ce1" table:formula="of:=[.D118]/([.D118]+[.E118])" office:value-type="float" office:value="0.821487449285334" calcext:value-type="float">
            <text:p>0.8214874493</text:p>
          </table:table-cell>
          <table:table-cell table:formula="of:=[.E118]/([.D118]+[.E118])" office:value-type="float" office:value="0.178512550714666" calcext:value-type="float">
            <text:p>0.1785125507</text:p>
          </table:table-cell>
          <table:table-cell table:number-columns-repeated="4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0.91" calcext:value-type="float">
            <text:p>0.91</text:p>
          </table:table-cell>
          <table:table-cell table:formula="of:=RADIANS([.B119])" office:value-type="float" office:value="0.0158824961931484" calcext:value-type="float">
            <text:p>0.0158824962</text:p>
          </table:table-cell>
          <table:table-cell table:formula="of:=[.A119]*SIN([.C119])" office:value-type="float" office:value="0.263320715953085" calcext:value-type="float">
            <text:p>0.263320716</text:p>
          </table:table-cell>
          <table:table-cell table:formula="of:=[.A119]*COS([.C119])" office:value-type="float" office:value="16.5779088609073" calcext:value-type="float">
            <text:p>16.5779088609</text:p>
          </table:table-cell>
          <table:table-cell table:style-name="ce1" table:formula="of:=[.D119]/([.D119]+[.E119])" office:value-type="float" office:value="0.015635480458914" calcext:value-type="float">
            <text:p>0.0156354805</text:p>
          </table:table-cell>
          <table:table-cell table:formula="of:=[.E119]/([.D119]+[.E119])" office:value-type="float" office:value="0.984364519541086" calcext:value-type="float">
            <text:p>0.984364519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79.99" calcext:value-type="float">
            <text:p>79.99</text:p>
          </table:table-cell>
          <table:table-cell table:formula="of:=RADIANS([.B120])" office:value-type="float" office:value="1.39608886867026" calcext:value-type="float">
            <text:p>1.3960888687</text:p>
          </table:table-cell>
          <table:table-cell table:formula="of:=[.A120]*SIN([.C120])" office:value-type="float" office:value="17.9820358843716" calcext:value-type="float">
            <text:p>17.9820358844</text:p>
          </table:table-cell>
          <table:table-cell table:formula="of:=[.A120]*COS([.C120])" office:value-type="float" office:value="3.17395422984824" calcext:value-type="float">
            <text:p>3.1739542298</text:p>
          </table:table-cell>
          <table:table-cell table:style-name="ce1" table:formula="of:=[.D120]/([.D120]+[.E120])" office:value-type="float" office:value="0.849973732606592" calcext:value-type="float">
            <text:p>0.8499737326</text:p>
          </table:table-cell>
          <table:table-cell table:formula="of:=[.E120]/([.D120]+[.E120])" office:value-type="float" office:value="0.150026267393408" calcext:value-type="float">
            <text:p>0.1500262674</text:p>
          </table:table-cell>
          <table:table-cell table:number-columns-repeated="4"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66.37" calcext:value-type="float">
            <text:p>66.37</text:p>
          </table:table-cell>
          <table:table-cell table:formula="of:=RADIANS([.B121])" office:value-type="float" office:value="1.15837502454864" calcext:value-type="float">
            <text:p>1.1583750245</text:p>
          </table:table-cell>
          <table:table-cell table:formula="of:=[.A121]*SIN([.C121])" office:value-type="float" office:value="8.52938425958547" calcext:value-type="float">
            <text:p>8.5293842596</text:p>
          </table:table-cell>
          <table:table-cell table:formula="of:=[.A121]*COS([.C121])" office:value-type="float" office:value="3.73171597959111" calcext:value-type="float">
            <text:p>3.7317159796</text:p>
          </table:table-cell>
          <table:table-cell table:style-name="ce1" table:formula="of:=[.D121]/([.D121]+[.E121])" office:value-type="float" office:value="0.695645912128868" calcext:value-type="float">
            <text:p>0.6956459121</text:p>
          </table:table-cell>
          <table:table-cell table:formula="of:=[.E121]/([.D121]+[.E121])" office:value-type="float" office:value="0.304354087871132" calcext:value-type="float">
            <text:p>0.3043540879</text:p>
          </table:table-cell>
          <table:table-cell table:number-columns-repeated="4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31.56" calcext:value-type="float">
            <text:p>31.56</text:p>
          </table:table-cell>
          <table:table-cell table:formula="of:=RADIANS([.B122])" office:value-type="float" office:value="0.55082591192941" calcext:value-type="float">
            <text:p>0.5508259119</text:p>
          </table:table-cell>
          <table:table-cell table:formula="of:=[.A122]*SIN([.C122])" office:value-type="float" office:value="11.2738456026207" calcext:value-type="float">
            <text:p>11.2738456026</text:p>
          </table:table-cell>
          <table:table-cell table:formula="of:=[.A122]*COS([.C122])" office:value-type="float" office:value="18.3540732625832" calcext:value-type="float">
            <text:p>18.3540732626</text:p>
          </table:table-cell>
          <table:table-cell table:style-name="ce1" table:formula="of:=[.D122]/([.D122]+[.E122])" office:value-type="float" office:value="0.380514259334668" calcext:value-type="float">
            <text:p>0.3805142593</text:p>
          </table:table-cell>
          <table:table-cell table:formula="of:=[.E122]/([.D122]+[.E122])" office:value-type="float" office:value="0.619485740665332" calcext:value-type="float">
            <text:p>0.6194857407</text:p>
          </table:table-cell>
          <table:table-cell table:number-columns-repeated="4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29.06" calcext:value-type="float">
            <text:p>29.06</text:p>
          </table:table-cell>
          <table:table-cell table:formula="of:=RADIANS([.B123])" office:value-type="float" office:value="0.507192680629552" calcext:value-type="float">
            <text:p>0.5071926806</text:p>
          </table:table-cell>
          <table:table-cell table:formula="of:=[.A123]*SIN([.C123])" office:value-type="float" office:value="6.67386498814476" calcext:value-type="float">
            <text:p>6.6738649881</text:p>
          </table:table-cell>
          <table:table-cell table:formula="of:=[.A123]*COS([.C123])" office:value-type="float" office:value="12.0102925076792" calcext:value-type="float">
            <text:p>12.0102925077</text:p>
          </table:table-cell>
          <table:table-cell table:style-name="ce1" table:formula="of:=[.D123]/([.D123]+[.E123])" office:value-type="float" office:value="0.357193787819248" calcext:value-type="float">
            <text:p>0.3571937878</text:p>
          </table:table-cell>
          <table:table-cell table:formula="of:=[.E123]/([.D123]+[.E123])" office:value-type="float" office:value="0.642806212180752" calcext:value-type="float">
            <text:p>0.6428062122</text:p>
          </table:table-cell>
          <table:table-cell/>
          <table:table-cell office:value-type="string" calcext:value-type="string">
            <text:p>17R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17.88" calcext:value-type="float">
            <text:p>17.88</text:p>
          </table:table-cell>
          <table:table-cell table:formula="of:=RADIANS([.B124])" office:value-type="float" office:value="0.312064870256586" calcext:value-type="float">
            <text:p>0.3120648703</text:p>
          </table:table-cell>
          <table:table-cell table:formula="of:=[.A124]*SIN([.C124])" office:value-type="float" office:value="2.63733985345512" calcext:value-type="float">
            <text:p>2.6373398535</text:p>
          </table:table-cell>
          <table:table-cell table:formula="of:=[.A124]*COS([.C124])" office:value-type="float" office:value="8.17511703264102" calcext:value-type="float">
            <text:p>8.1751170326</text:p>
          </table:table-cell>
          <table:table-cell table:style-name="ce1" table:formula="of:=[.D124]/([.D124]+[.E124])" office:value-type="float" office:value="0.243916797194031" calcext:value-type="float">
            <text:p>0.2439167972</text:p>
          </table:table-cell>
          <table:table-cell table:formula="of:=[.E124]/([.D124]+[.E124])" office:value-type="float" office:value="0.756083202805969" calcext:value-type="float">
            <text:p>0.7560832028</text:p>
          </table:table-cell>
          <table:table-cell table:number-columns-repeated="4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6.08" calcext:value-type="float">
            <text:p>46.08</text:p>
          </table:table-cell>
          <table:table-cell table:formula="of:=RADIANS([.B125])" office:value-type="float" office:value="0.804247719318987" calcext:value-type="float">
            <text:p>0.8042477193</text:p>
          </table:table-cell>
          <table:table-cell table:formula="of:=[.A125]*SIN([.C125])" office:value-type="float" office:value="7.18868406838131" calcext:value-type="float">
            <text:p>7.1886840684</text:p>
          </table:table-cell>
          <table:table-cell table:formula="of:=[.A125]*COS([.C125])" office:value-type="float" office:value="6.9226599920118" calcext:value-type="float">
            <text:p>6.922659992</text:p>
          </table:table-cell>
          <table:table-cell table:style-name="ce1" table:formula="of:=[.D125]/([.D125]+[.E125])" office:value-type="float" office:value="0.509425894345393" calcext:value-type="float">
            <text:p>0.5094258943</text:p>
          </table:table-cell>
          <table:table-cell table:formula="of:=[.E125]/([.D125]+[.E125])" office:value-type="float" office:value="0.490574105654607" calcext:value-type="float">
            <text:p>0.4905741057</text:p>
          </table:table-cell>
          <table:table-cell table:number-columns-repeated="4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34.19" calcext:value-type="float">
            <text:p>34.19</text:p>
          </table:table-cell>
          <table:table-cell table:formula="of:=RADIANS([.B126])" office:value-type="float" office:value="0.596728071256861" calcext:value-type="float">
            <text:p>0.5967280713</text:p>
          </table:table-cell>
          <table:table-cell table:formula="of:=[.A126]*SIN([.C126])" office:value-type="float" office:value="9.56420206082728" calcext:value-type="float">
            <text:p>9.5642020608</text:p>
          </table:table-cell>
          <table:table-cell table:formula="of:=[.A126]*COS([.C126])" office:value-type="float" office:value="14.0785808567365" calcext:value-type="float">
            <text:p>14.0785808567</text:p>
          </table:table-cell>
          <table:table-cell table:style-name="ce1" table:formula="of:=[.D126]/([.D126]+[.E126])" office:value-type="float" office:value="0.404529453836935" calcext:value-type="float">
            <text:p>0.4045294538</text:p>
          </table:table-cell>
          <table:table-cell table:formula="of:=[.E126]/([.D126]+[.E126])" office:value-type="float" office:value="0.595470546163065" calcext:value-type="float">
            <text:p>0.5954705462</text:p>
          </table:table-cell>
          <table:table-cell table:number-columns-repeated="4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9.86" calcext:value-type="float">
            <text:p>29.86</text:p>
          </table:table-cell>
          <table:table-cell table:formula="of:=RADIANS([.B127])" office:value-type="float" office:value="0.521155314645507" calcext:value-type="float">
            <text:p>0.5211553146</text:p>
          </table:table-cell>
          <table:table-cell table:formula="of:=[.A127]*SIN([.C127])" office:value-type="float" office:value="8.25489036149415" calcext:value-type="float">
            <text:p>8.2548903615</text:p>
          </table:table-cell>
          <table:table-cell table:formula="of:=[.A127]*COS([.C127])" office:value-type="float" office:value="14.3789146015863" calcext:value-type="float">
            <text:p>14.3789146016</text:p>
          </table:table-cell>
          <table:table-cell table:style-name="ce1" table:formula="of:=[.D127]/([.D127]+[.E127])" office:value-type="float" office:value="0.364715096509812" calcext:value-type="float">
            <text:p>0.3647150965</text:p>
          </table:table-cell>
          <table:table-cell table:formula="of:=[.E127]/([.D127]+[.E127])" office:value-type="float" office:value="0.635284903490188" calcext:value-type="float">
            <text:p>0.6352849035</text:p>
          </table:table-cell>
          <table:table-cell table:number-columns-repeated="4"/>
        </table:table-row>
        <table:table-row table:style-name="ro1">
          <table:table-cell office:value-type="float" office:value="34.57" calcext:value-type="float">
            <text:p>34.57</text:p>
          </table:table-cell>
          <table:table-cell office:value-type="float" office:value="36.61" calcext:value-type="float">
            <text:p>36.61</text:p>
          </table:table-cell>
          <table:table-cell table:formula="of:=RADIANS([.B128])" office:value-type="float" office:value="0.638965039155124" calcext:value-type="float">
            <text:p>0.6389650392</text:p>
          </table:table-cell>
          <table:table-cell table:formula="of:=[.A128]*SIN([.C128])" office:value-type="float" office:value="20.6163374957125" calcext:value-type="float">
            <text:p>20.6163374957</text:p>
          </table:table-cell>
          <table:table-cell table:formula="of:=[.A128]*COS([.C128])" office:value-type="float" office:value="27.7498023103387" calcext:value-type="float">
            <text:p>27.7498023103</text:p>
          </table:table-cell>
          <table:table-cell table:style-name="ce1" table:formula="of:=[.D128]/([.D128]+[.E128])" office:value-type="float" office:value="0.426255590758002" calcext:value-type="float">
            <text:p>0.4262555908</text:p>
          </table:table-cell>
          <table:table-cell table:formula="of:=[.E128]/([.D128]+[.E128])" office:value-type="float" office:value="0.573744409241998" calcext:value-type="float">
            <text:p>0.5737444092</text:p>
          </table:table-cell>
          <table:table-cell table:number-columns-repeated="4"/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40.45" calcext:value-type="float">
            <text:p>40.45</text:p>
          </table:table-cell>
          <table:table-cell table:formula="of:=RADIANS([.B129])" office:value-type="float" office:value="0.705985682431706" calcext:value-type="float">
            <text:p>0.7059856824</text:p>
          </table:table-cell>
          <table:table-cell table:formula="of:=[.A129]*SIN([.C129])" office:value-type="float" office:value="13.6374443408773" calcext:value-type="float">
            <text:p>13.6374443409</text:p>
          </table:table-cell>
          <table:table-cell table:formula="of:=[.A129]*COS([.C129])" office:value-type="float" office:value="15.9956404013554" calcext:value-type="float">
            <text:p>15.9956404014</text:p>
          </table:table-cell>
          <table:table-cell table:style-name="ce1" table:formula="of:=[.D129]/([.D129]+[.E129])" office:value-type="float" office:value="0.460210081383845" calcext:value-type="float">
            <text:p>0.4602100814</text:p>
          </table:table-cell>
          <table:table-cell table:formula="of:=[.E129]/([.D129]+[.E129])" office:value-type="float" office:value="0.539789918616155" calcext:value-type="float">
            <text:p>0.539789918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30" calcext:value-type="float">
            <text:p>30</text:p>
          </table:table-cell>
          <table:table-cell table:formula="of:=RADIANS([.B130])" office:value-type="float" office:value="0.523598775598299" calcext:value-type="float">
            <text:p>0.5235987756</text:p>
          </table:table-cell>
          <table:table-cell table:formula="of:=[.A130]*SIN([.C130])" office:value-type="float" office:value="2.525" calcext:value-type="float">
            <text:p>2.525</text:p>
          </table:table-cell>
          <table:table-cell table:formula="of:=[.A130]*COS([.C130])" office:value-type="float" office:value="4.37342828911142" calcext:value-type="float">
            <text:p>4.3734282891</text:p>
          </table:table-cell>
          <table:table-cell table:style-name="ce1" table:formula="of:=[.D130]/([.D130]+[.E130])" office:value-type="float" office:value="0.366025403784439" calcext:value-type="float">
            <text:p>0.3660254038</text:p>
          </table:table-cell>
          <table:table-cell table:formula="of:=[.E130]/([.D130]+[.E130])" office:value-type="float" office:value="0.633974596215561" calcext:value-type="float">
            <text:p>0.6339745962</text:p>
          </table:table-cell>
          <table:table-cell table:number-columns-repeated="4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24.78" calcext:value-type="float">
            <text:p>24.78</text:p>
          </table:table-cell>
          <table:table-cell table:formula="of:=RADIANS([.B131])" office:value-type="float" office:value="0.432492588644195" calcext:value-type="float">
            <text:p>0.4324925886</text:p>
          </table:table-cell>
          <table:table-cell table:formula="of:=[.A131]*SIN([.C131])" office:value-type="float" office:value="3.13932251902679" calcext:value-type="float">
            <text:p>3.139322519</text:p>
          </table:table-cell>
          <table:table-cell table:formula="of:=[.A131]*COS([.C131])" office:value-type="float" office:value="6.800349558775" calcext:value-type="float">
            <text:p>6.8003495588</text:p>
          </table:table-cell>
          <table:table-cell table:style-name="ce1" table:formula="of:=[.D131]/([.D131]+[.E131])" office:value-type="float" office:value="0.315837634728194" calcext:value-type="float">
            <text:p>0.3158376347</text:p>
          </table:table-cell>
          <table:table-cell table:formula="of:=[.E131]/([.D131]+[.E131])" office:value-type="float" office:value="0.684162365271806" calcext:value-type="float">
            <text:p>0.6841623653</text:p>
          </table:table-cell>
          <table:table-cell table:number-columns-repeated="4"/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81.23" calcext:value-type="float">
            <text:p>81.23</text:p>
          </table:table-cell>
          <table:table-cell table:formula="of:=RADIANS([.B132])" office:value-type="float" office:value="1.41773095139499" calcext:value-type="float">
            <text:p>1.4177309514</text:p>
          </table:table-cell>
          <table:table-cell table:formula="of:=[.A132]*SIN([.C132])" office:value-type="float" office:value="27.3860243556461" calcext:value-type="float">
            <text:p>27.3860243556</text:p>
          </table:table-cell>
          <table:table-cell table:formula="of:=[.A132]*COS([.C132])" office:value-type="float" office:value="4.22489881440476" calcext:value-type="float">
            <text:p>4.2248988144</text:p>
          </table:table-cell>
          <table:table-cell table:style-name="ce1" table:formula="of:=[.D132]/([.D132]+[.E132])" office:value-type="float" office:value="0.866346870299329" calcext:value-type="float">
            <text:p>0.8663468703</text:p>
          </table:table-cell>
          <table:table-cell table:formula="of:=[.E132]/([.D132]+[.E132])" office:value-type="float" office:value="0.133653129700671" calcext:value-type="float">
            <text:p>0.1336531297</text:p>
          </table:table-cell>
          <table:table-cell table:number-columns-repeated="4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75.96" calcext:value-type="float">
            <text:p>75.96</text:p>
          </table:table-cell>
          <table:table-cell table:formula="of:=RADIANS([.B133])" office:value-type="float" office:value="1.32575209981489" calcext:value-type="float">
            <text:p>1.3257520998</text:p>
          </table:table-cell>
          <table:table-cell table:formula="of:=[.A133]*SIN([.C133])" office:value-type="float" office:value="3.32753422596106" calcext:value-type="float">
            <text:p>3.327534226</text:p>
          </table:table-cell>
          <table:table-cell table:formula="of:=[.A133]*COS([.C133])" office:value-type="float" office:value="0.832115361628248" calcext:value-type="float">
            <text:p>0.8321153616</text:p>
          </table:table-cell>
          <table:table-cell table:style-name="ce1" table:formula="of:=[.D133]/([.D133]+[.E133])" office:value-type="float" office:value="0.799955418333569" calcext:value-type="float">
            <text:p>0.7999554183</text:p>
          </table:table-cell>
          <table:table-cell table:formula="of:=[.E133]/([.D133]+[.E133])" office:value-type="float" office:value="0.200044581666431" calcext:value-type="float">
            <text:p>0.2000445817</text:p>
          </table:table-cell>
          <table:table-cell/>
          <table:table-cell office:value-type="string" calcext:value-type="string">
            <text:p>17S</text:p>
          </table:table-cell>
          <table:table-cell table:number-columns-repeated="2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32.23" calcext:value-type="float">
            <text:p>32.23</text:p>
          </table:table-cell>
          <table:table-cell table:formula="of:=RADIANS([.B134])" office:value-type="float" office:value="0.562519617917772" calcext:value-type="float">
            <text:p>0.5625196179</text:p>
          </table:table-cell>
          <table:table-cell table:formula="of:=[.A134]*SIN([.C134])" office:value-type="float" office:value="7.69579704749486" calcext:value-type="float">
            <text:p>7.6957970475</text:p>
          </table:table-cell>
          <table:table-cell table:formula="of:=[.A134]*COS([.C134])" office:value-type="float" office:value="12.2065395507396" calcext:value-type="float">
            <text:p>12.2065395507</text:p>
          </table:table-cell>
          <table:table-cell table:style-name="ce1" table:formula="of:=[.D134]/([.D134]+[.E134])" office:value-type="float" office:value="0.386678067146024" calcext:value-type="float">
            <text:p>0.3866780671</text:p>
          </table:table-cell>
          <table:table-cell table:formula="of:=[.E134]/([.D134]+[.E134])" office:value-type="float" office:value="0.613321932853976" calcext:value-type="float">
            <text:p>0.6133219329</text:p>
          </table:table-cell>
          <table:table-cell table:number-columns-repeated="4"/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31.3" calcext:value-type="float">
            <text:p>31.3</text:p>
          </table:table-cell>
          <table:table-cell table:formula="of:=RADIANS([.B135])" office:value-type="float" office:value="0.546288055874225" calcext:value-type="float">
            <text:p>0.5462880559</text:p>
          </table:table-cell>
          <table:table-cell table:formula="of:=[.A135]*SIN([.C135])" office:value-type="float" office:value="11.9021828531596" calcext:value-type="float">
            <text:p>11.9021828532</text:p>
          </table:table-cell>
          <table:table-cell table:formula="of:=[.A135]*COS([.C135])" office:value-type="float" office:value="19.5756517983426" calcext:value-type="float">
            <text:p>19.5756517983</text:p>
          </table:table-cell>
          <table:table-cell table:style-name="ce1" table:formula="of:=[.D135]/([.D135]+[.E135])" office:value-type="float" office:value="0.378113138496697" calcext:value-type="float">
            <text:p>0.3781131385</text:p>
          </table:table-cell>
          <table:table-cell table:formula="of:=[.E135]/([.D135]+[.E135])" office:value-type="float" office:value="0.621886861503303" calcext:value-type="float">
            <text:p>0.6218868615</text:p>
          </table:table-cell>
          <table:table-cell table:number-columns-repeated="4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67.22" calcext:value-type="float">
            <text:p>67.22</text:p>
          </table:table-cell>
          <table:table-cell table:formula="of:=RADIANS([.B136])" office:value-type="float" office:value="1.17321032319059" calcext:value-type="float">
            <text:p>1.1732103232</text:p>
          </table:table-cell>
          <table:table-cell table:formula="of:=[.A136]*SIN([.C136])" office:value-type="float" office:value="11.3313598920897" calcext:value-type="float">
            <text:p>11.3313598921</text:p>
          </table:table-cell>
          <table:table-cell table:formula="of:=[.A136]*COS([.C136])" office:value-type="float" office:value="4.75861145671095" calcext:value-type="float">
            <text:p>4.7586114567</text:p>
          </table:table-cell>
          <table:table-cell table:style-name="ce1" table:formula="of:=[.D136]/([.D136]+[.E136])" office:value-type="float" office:value="0.704249848955408" calcext:value-type="float">
            <text:p>0.704249849</text:p>
          </table:table-cell>
          <table:table-cell table:formula="of:=[.E136]/([.D136]+[.E136])" office:value-type="float" office:value="0.295750151044592" calcext:value-type="float">
            <text:p>0.295750151</text:p>
          </table:table-cell>
          <table:table-cell table:number-columns-repeated="4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67.38" calcext:value-type="float">
            <text:p>67.38</text:p>
          </table:table-cell>
          <table:table-cell table:formula="of:=RADIANS([.B137])" office:value-type="float" office:value="1.17600284999378" calcext:value-type="float">
            <text:p>1.17600285</text:p>
          </table:table-cell>
          <table:table-cell table:formula="of:=[.A137]*SIN([.C137])" office:value-type="float" office:value="3.20307377724429" calcext:value-type="float">
            <text:p>3.2030737772</text:p>
          </table:table-cell>
          <table:table-cell table:formula="of:=[.A137]*COS([.C137])" office:value-type="float" office:value="1.33462293458864" calcext:value-type="float">
            <text:p>1.3346229346</text:p>
          </table:table-cell>
          <table:table-cell table:style-name="ce1" table:formula="of:=[.D137]/([.D137]+[.E137])" office:value-type="float" office:value="0.705880974568365" calcext:value-type="float">
            <text:p>0.7058809746</text:p>
          </table:table-cell>
          <table:table-cell table:formula="of:=[.E137]/([.D137]+[.E137])" office:value-type="float" office:value="0.294119025431635" calcext:value-type="float">
            <text:p>0.2941190254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1.98" calcext:value-type="float">
            <text:p>41.98</text:p>
          </table:table-cell>
          <table:table-cell table:formula="of:=RADIANS([.B138])" office:value-type="float" office:value="0.732689219987219" calcext:value-type="float">
            <text:p>0.73268922</text:p>
          </table:table-cell>
          <table:table-cell table:formula="of:=[.A138]*SIN([.C138])" office:value-type="float" office:value="23.8118132645967" calcext:value-type="float">
            <text:p>23.8118132646</text:p>
          </table:table-cell>
          <table:table-cell table:formula="of:=[.A138]*COS([.C138])" office:value-type="float" office:value="26.4642692899687" calcext:value-type="float">
            <text:p>26.46426929</text:p>
          </table:table-cell>
          <table:table-cell table:style-name="ce1" table:formula="of:=[.D138]/([.D138]+[.E138])" office:value-type="float" office:value="0.473621094856652" calcext:value-type="float">
            <text:p>0.4736210949</text:p>
          </table:table-cell>
          <table:table-cell table:formula="of:=[.E138]/([.D138]+[.E138])" office:value-type="float" office:value="0.526378905143348" calcext:value-type="float">
            <text:p>0.52637890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71.57" calcext:value-type="float">
            <text:p>71.57</text:p>
          </table:table-cell>
          <table:table-cell table:formula="of:=RADIANS([.B139])" office:value-type="float" office:value="1.24913214565234" calcext:value-type="float">
            <text:p>1.2491321457</text:p>
          </table:table-cell>
          <table:table-cell table:formula="of:=[.A139]*SIN([.C139])" office:value-type="float" office:value="7.72250435020192" calcext:value-type="float">
            <text:p>7.7225043502</text:p>
          </table:table-cell>
          <table:table-cell table:formula="of:=[.A139]*COS([.C139])" office:value-type="float" office:value="2.57342700714678" calcext:value-type="float">
            <text:p>2.5734270071</text:p>
          </table:table-cell>
          <table:table-cell table:style-name="ce1" table:formula="of:=[.D139]/([.D139]+[.E139])" office:value-type="float" office:value="0.750053985615395" calcext:value-type="float">
            <text:p>0.7500539856</text:p>
          </table:table-cell>
          <table:table-cell table:formula="of:=[.E139]/([.D139]+[.E139])" office:value-type="float" office:value="0.249946014384605" calcext:value-type="float">
            <text:p>0.2499460144</text:p>
          </table:table-cell>
          <table:table-cell table:number-columns-repeated="4"/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35.12" calcext:value-type="float">
            <text:p>35.12</text:p>
          </table:table-cell>
          <table:table-cell table:formula="of:=RADIANS([.B140])" office:value-type="float" office:value="0.612959633300408" calcext:value-type="float">
            <text:p>0.6129596333</text:p>
          </table:table-cell>
          <table:table-cell table:formula="of:=[.A140]*SIN([.C140])" office:value-type="float" office:value="16.8905380387055" calcext:value-type="float">
            <text:p>16.8905380387</text:p>
          </table:table-cell>
          <table:table-cell table:formula="of:=[.A140]*COS([.C140])" office:value-type="float" office:value="24.0149812567706" calcext:value-type="float">
            <text:p>24.0149812568</text:p>
          </table:table-cell>
          <table:table-cell table:style-name="ce1" table:formula="of:=[.D140]/([.D140]+[.E140])" office:value-type="float" office:value="0.412915868802417" calcext:value-type="float">
            <text:p>0.4129158688</text:p>
          </table:table-cell>
          <table:table-cell table:formula="of:=[.E140]/([.D140]+[.E140])" office:value-type="float" office:value="0.587084131197583" calcext:value-type="float">
            <text:p>0.5870841312</text:p>
          </table:table-cell>
          <table:table-cell table:number-columns-repeated="4"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45" calcext:value-type="float">
            <text:p>45</text:p>
          </table:table-cell>
          <table:table-cell table:formula="of:=RADIANS([.B141])" office:value-type="float" office:value="0.785398163397448" calcext:value-type="float">
            <text:p>0.7853981634</text:p>
          </table:table-cell>
          <table:table-cell table:formula="of:=[.A141]*SIN([.C141])" office:value-type="float" office:value="16.6665068325669" calcext:value-type="float">
            <text:p>16.6665068326</text:p>
          </table:table-cell>
          <table:table-cell table:formula="of:=[.A141]*COS([.C141])" office:value-type="float" office:value="16.6665068325669" calcext:value-type="float">
            <text:p>16.6665068326</text:p>
          </table:table-cell>
          <table:table-cell table:style-name="ce1" table:formula="of:=[.D141]/([.D141]+[.E141])" office:value-type="float" office:value="0.5" calcext:value-type="float">
            <text:p>0.5</text:p>
          </table:table-cell>
          <table:table-cell table:formula="of:=[.E141]/([.D141]+[.E141])" office:value-type="float" office:value="0.5" calcext:value-type="float">
            <text:p>0.5</text:p>
          </table:table-cell>
          <table:table-cell/>
          <table:table-cell office:value-type="string" calcext:value-type="string">
            <text:p>17T</text:p>
          </table:table-cell>
          <table:table-cell table:number-columns-repeated="2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87.81" calcext:value-type="float">
            <text:p>87.81</text:p>
          </table:table-cell>
          <table:table-cell table:formula="of:=RADIANS([.B142])" office:value-type="float" office:value="1.53257361617622" calcext:value-type="float">
            <text:p>1.5325736162</text:p>
          </table:table-cell>
          <table:table-cell table:formula="of:=[.A142]*SIN([.C142])" office:value-type="float" office:value="9.42311233863284" calcext:value-type="float">
            <text:p>9.4231123386</text:p>
          </table:table-cell>
          <table:table-cell table:formula="of:=[.A142]*COS([.C142])" office:value-type="float" office:value="0.360352401831198" calcext:value-type="float">
            <text:p>0.3603524018</text:p>
          </table:table-cell>
          <table:table-cell table:style-name="ce1" table:formula="of:=[.D142]/([.D142]+[.E142])" office:value-type="float" office:value="0.963167199822288" calcext:value-type="float">
            <text:p>0.9631671998</text:p>
          </table:table-cell>
          <table:table-cell table:formula="of:=[.E142]/([.D142]+[.E142])" office:value-type="float" office:value="0.0368328001777115" calcext:value-type="float">
            <text:p>0.0368328002</text:p>
          </table:table-cell>
          <table:table-cell table:number-columns-repeated="4"/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64.38" calcext:value-type="float">
            <text:p>64.38</text:p>
          </table:table-cell>
          <table:table-cell table:formula="of:=RADIANS([.B143])" office:value-type="float" office:value="1.12364297243395" calcext:value-type="float">
            <text:p>1.1236429724</text:p>
          </table:table-cell>
          <table:table-cell table:formula="of:=[.A143]*SIN([.C143])" office:value-type="float" office:value="24.6609929931034" calcext:value-type="float">
            <text:p>24.6609929931</text:p>
          </table:table-cell>
          <table:table-cell table:formula="of:=[.A143]*COS([.C143])" office:value-type="float" office:value="11.8261542605407" calcext:value-type="float">
            <text:p>11.8261542605</text:p>
          </table:table-cell>
          <table:table-cell table:style-name="ce1" table:formula="of:=[.D143]/([.D143]+[.E143])" office:value-type="float" office:value="0.675881641874329" calcext:value-type="float">
            <text:p>0.6758816419</text:p>
          </table:table-cell>
          <table:table-cell table:formula="of:=[.E143]/([.D143]+[.E143])" office:value-type="float" office:value="0.324118358125671" calcext:value-type="float">
            <text:p>0.324118358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79.12" calcext:value-type="float">
            <text:p>79.12</text:p>
          </table:table-cell>
          <table:table-cell table:formula="of:=RADIANS([.B144])" office:value-type="float" office:value="1.38090450417791" calcext:value-type="float">
            <text:p>1.3809045042</text:p>
          </table:table-cell>
          <table:table-cell table:formula="of:=[.A144]*SIN([.C144])" office:value-type="float" office:value="18.0005120110614" calcext:value-type="float">
            <text:p>18.0005120111</text:p>
          </table:table-cell>
          <table:table-cell table:formula="of:=[.A144]*COS([.C144])" office:value-type="float" office:value="3.45983631688483" calcext:value-type="float">
            <text:p>3.4598363169</text:p>
          </table:table-cell>
          <table:table-cell table:style-name="ce1" table:formula="of:=[.D144]/([.D144]+[.E144])" office:value-type="float" office:value="0.838780048486941" calcext:value-type="float">
            <text:p>0.8387800485</text:p>
          </table:table-cell>
          <table:table-cell table:formula="of:=[.E144]/([.D144]+[.E144])" office:value-type="float" office:value="0.161219951513058" calcext:value-type="float">
            <text:p>0.1612199515</text:p>
          </table:table-cell>
          <table:table-cell table:number-columns-repeated="4"/>
        </table:table-row>
        <table:table-row table:style-name="ro1">
          <table:table-cell office:value-type="float" office:value="34.13" calcext:value-type="float">
            <text:p>34.13</text:p>
          </table:table-cell>
          <table:table-cell office:value-type="float" office:value="5.49" calcext:value-type="float">
            <text:p>5.49</text:p>
          </table:table-cell>
          <table:table-cell table:formula="of:=RADIANS([.B145])" office:value-type="float" office:value="0.0958185759344887" calcext:value-type="float">
            <text:p>0.0958185759</text:p>
          </table:table-cell>
          <table:table-cell table:formula="of:=[.A145]*SIN([.C145])" office:value-type="float" office:value="3.26528609895062" calcext:value-type="float">
            <text:p>3.265286099</text:p>
          </table:table-cell>
          <table:table-cell table:formula="of:=[.A145]*COS([.C145])" office:value-type="float" office:value="33.9734426676485" calcext:value-type="float">
            <text:p>33.9734426676</text:p>
          </table:table-cell>
          <table:table-cell table:style-name="ce1" table:formula="of:=[.D145]/([.D145]+[.E145])" office:value-type="float" office:value="0.0876852193160628" calcext:value-type="float">
            <text:p>0.0876852193</text:p>
          </table:table-cell>
          <table:table-cell table:formula="of:=[.E145]/([.D145]+[.E145])" office:value-type="float" office:value="0.912314780683937" calcext:value-type="float">
            <text:p>0.9123147807</text:p>
          </table:table-cell>
          <table:table-cell table:number-columns-repeated="4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52.13" calcext:value-type="float">
            <text:p>52.13</text:p>
          </table:table-cell>
          <table:table-cell table:formula="of:=RADIANS([.B146])" office:value-type="float" office:value="0.909840139064644" calcext:value-type="float">
            <text:p>0.9098401391</text:p>
          </table:table-cell>
          <table:table-cell table:formula="of:=[.A146]*SIN([.C146])" office:value-type="float" office:value="9.32288032062214" calcext:value-type="float">
            <text:p>9.3228803206</text:p>
          </table:table-cell>
          <table:table-cell table:formula="of:=[.A146]*COS([.C146])" office:value-type="float" office:value="7.24982775846134" calcext:value-type="float">
            <text:p>7.2498277585</text:p>
          </table:table-cell>
          <table:table-cell table:style-name="ce1" table:formula="of:=[.D146]/([.D146]+[.E146])" office:value-type="float" office:value="0.562544170580583" calcext:value-type="float">
            <text:p>0.5625441706</text:p>
          </table:table-cell>
          <table:table-cell table:formula="of:=[.E146]/([.D146]+[.E146])" office:value-type="float" office:value="0.437455829419417" calcext:value-type="float">
            <text:p>0.4374558294</text:p>
          </table:table-cell>
          <table:table-cell table:number-columns-repeated="4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20.41" calcext:value-type="float">
            <text:p>20.41</text:p>
          </table:table-cell>
          <table:table-cell table:formula="of:=RADIANS([.B147])" office:value-type="float" office:value="0.356221700332043" calcext:value-type="float">
            <text:p>0.3562217003</text:p>
          </table:table-cell>
          <table:table-cell table:formula="of:=[.A147]*SIN([.C147])" office:value-type="float" office:value="4.26154938123894" calcext:value-type="float">
            <text:p>4.2615493812</text:p>
          </table:table-cell>
          <table:table-cell table:formula="of:=[.A147]*COS([.C147])" office:value-type="float" office:value="11.4528423053521" calcext:value-type="float">
            <text:p>11.4528423054</text:p>
          </table:table-cell>
          <table:table-cell table:style-name="ce1" table:formula="of:=[.D147]/([.D147]+[.E147])" office:value-type="float" office:value="0.27118767727263" calcext:value-type="float">
            <text:p>0.2711876773</text:p>
          </table:table-cell>
          <table:table-cell table:formula="of:=[.E147]/([.D147]+[.E147])" office:value-type="float" office:value="0.72881232272737" calcext:value-type="float">
            <text:p>0.7288123227</text:p>
          </table:table-cell>
          <table:table-cell table:number-columns-repeated="4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9.12" calcext:value-type="float">
            <text:p>19.12</text:p>
          </table:table-cell>
          <table:table-cell table:formula="of:=RADIANS([.B148])" office:value-type="float" office:value="0.333706952981316" calcext:value-type="float">
            <text:p>0.333706953</text:p>
          </table:table-cell>
          <table:table-cell table:formula="of:=[.A148]*SIN([.C148])" office:value-type="float" office:value="4.18605996937063" calcext:value-type="float">
            <text:p>4.1860599694</text:p>
          </table:table-cell>
          <table:table-cell table:formula="of:=[.A148]*COS([.C148])" office:value-type="float" office:value="12.0749866224701" calcext:value-type="float">
            <text:p>12.0749866225</text:p>
          </table:table-cell>
          <table:table-cell table:style-name="ce1" table:formula="of:=[.D148]/([.D148]+[.E148])" office:value-type="float" office:value="0.257428692902894" calcext:value-type="float">
            <text:p>0.2574286929</text:p>
          </table:table-cell>
          <table:table-cell table:formula="of:=[.E148]/([.D148]+[.E148])" office:value-type="float" office:value="0.742571307097106" calcext:value-type="float">
            <text:p>0.7425713071</text:p>
          </table:table-cell>
          <table:table-cell/>
          <table:table-cell office:value-type="string" calcext:value-type="string">
            <text:p>17U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5.02" calcext:value-type="float">
            <text:p>15.02</text:p>
          </table:table-cell>
          <table:table-cell table:formula="of:=RADIANS([.B149])" office:value-type="float" office:value="0.262148453649548" calcext:value-type="float">
            <text:p>0.2621484536</text:p>
          </table:table-cell>
          <table:table-cell table:formula="of:=[.A149]*SIN([.C149])" office:value-type="float" office:value="2.88181695564811" calcext:value-type="float">
            <text:p>2.8818169556</text:p>
          </table:table-cell>
          <table:table-cell table:formula="of:=[.A149]*COS([.C149])" office:value-type="float" office:value="10.7400898987922" calcext:value-type="float">
            <text:p>10.7400898988</text:p>
          </table:table-cell>
          <table:table-cell table:style-name="ce1" table:formula="of:=[.D149]/([.D149]+[.E149])" office:value-type="float" office:value="0.211557529092098" calcext:value-type="float">
            <text:p>0.2115575291</text:p>
          </table:table-cell>
          <table:table-cell table:formula="of:=[.E149]/([.D149]+[.E149])" office:value-type="float" office:value="0.788442470907903" calcext:value-type="float">
            <text:p>0.7884424709</text:p>
          </table:table-cell>
          <table:table-cell table:number-columns-repeated="4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6.61" calcext:value-type="float">
            <text:p>16.61</text:p>
          </table:table-cell>
          <table:table-cell table:formula="of:=RADIANS([.B150])" office:value-type="float" office:value="0.289899188756258" calcext:value-type="float">
            <text:p>0.2898991888</text:p>
          </table:table-cell>
          <table:table-cell table:formula="of:=[.A150]*SIN([.C150])" office:value-type="float" office:value="4.53081160703651" calcext:value-type="float">
            <text:p>4.530811607</text:p>
          </table:table-cell>
          <table:table-cell table:formula="of:=[.A150]*COS([.C150])" office:value-type="float" office:value="15.188622260809" calcext:value-type="float">
            <text:p>15.1886222608</text:p>
          </table:table-cell>
          <table:table-cell table:style-name="ce1" table:formula="of:=[.D150]/([.D150]+[.E150])" office:value-type="float" office:value="0.229763777063825" calcext:value-type="float">
            <text:p>0.2297637771</text:p>
          </table:table-cell>
          <table:table-cell table:formula="of:=[.E150]/([.D150]+[.E150])" office:value-type="float" office:value="0.770236222936175" calcext:value-type="float">
            <text:p>0.7702362229</text:p>
          </table:table-cell>
          <table:table-cell table:number-columns-repeated="4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31.61" calcext:value-type="float">
            <text:p>31.61</text:p>
          </table:table-cell>
          <table:table-cell table:formula="of:=RADIANS([.B151])" office:value-type="float" office:value="0.551698576555408" calcext:value-type="float">
            <text:p>0.5516985766</text:p>
          </table:table-cell>
          <table:table-cell table:formula="of:=[.A151]*SIN([.C151])" office:value-type="float" office:value="4.10397354514988" calcext:value-type="float">
            <text:p>4.1039735451</text:p>
          </table:table-cell>
          <table:table-cell table:formula="of:=[.A151]*COS([.C151])" office:value-type="float" office:value="6.66830571740003" calcext:value-type="float">
            <text:p>6.6683057174</text:p>
          </table:table-cell>
          <table:table-cell table:style-name="ce1" table:formula="of:=[.D151]/([.D151]+[.E151])" office:value-type="float" office:value="0.380975413385118" calcext:value-type="float">
            <text:p>0.3809754134</text:p>
          </table:table-cell>
          <table:table-cell table:formula="of:=[.E151]/([.D151]+[.E151])" office:value-type="float" office:value="0.619024586614882" calcext:value-type="float">
            <text:p>0.6190245866</text:p>
          </table:table-cell>
          <table:table-cell table:number-columns-repeated="4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29.86" calcext:value-type="float">
            <text:p>29.86</text:p>
          </table:table-cell>
          <table:table-cell table:formula="of:=RADIANS([.B152])" office:value-type="float" office:value="0.521155314645507" calcext:value-type="float">
            <text:p>0.5211553146</text:p>
          </table:table-cell>
          <table:table-cell table:formula="of:=[.A152]*SIN([.C152])" office:value-type="float" office:value="8.17025035175627" calcext:value-type="float">
            <text:p>8.1702503518</text:p>
          </table:table-cell>
          <table:table-cell table:formula="of:=[.A152]*COS([.C152])" office:value-type="float" office:value="14.2314830284699" calcext:value-type="float">
            <text:p>14.2314830285</text:p>
          </table:table-cell>
          <table:table-cell table:style-name="ce1" table:formula="of:=[.D152]/([.D152]+[.E152])" office:value-type="float" office:value="0.364715096509812" calcext:value-type="float">
            <text:p>0.3647150965</text:p>
          </table:table-cell>
          <table:table-cell table:formula="of:=[.E152]/([.D152]+[.E152])" office:value-type="float" office:value="0.635284903490188" calcext:value-type="float">
            <text:p>0.6352849035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XL/(XT+X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style-name="ce1" table:formula="of:=AVERAGE([.$G$3:.$G$152])" office:value-type="float" office:value="0.53991776346562" calcext:value-type="float">
            <text:p>0.539917763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$D$3:.$D$152])" office:value-type="float" office:value="7.72055768732212" calcext:value-type="float">
            <text:p>7.7205576873</text:p>
          </table:table-cell>
          <table:table-cell table:formula="of:=AVERAGE([.$E$3:.$E$152])" office:value-type="float" office:value="10.0204606970915" calcext:value-type="float">
            <text:p>10.0204606971</text:p>
          </table:table-cell>
          <table:table-cell table:style-name="ce1" table:formula="of:=[.D165]/[.C165]" office:value-type="float" office:value="1.33206871332185" calcext:value-type="float">
            <text:p>1.3320687133</text:p>
          </table:table-cell>
          <table:table-cell table:number-columns-repeated="2"/>
          <table:table-cell office:value-type="string" calcext:value-type="string">
            <text:p>XT/(XT+XL)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G$3:.$G$152])/COUNT([.$G$3:.$G$152]))" office:value-type="float" office:value="0.0184044752748599" calcext:value-type="float">
            <text:p>0.0184044753</text:p>
          </table:table-cell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SQRT(VAR([.$D$3:.$D$152])/COUNT([.$D$3:.$D$152]))" office:value-type="float" office:value="0.465598389090716" calcext:value-type="float">
            <text:p>0.4655983891</text:p>
          </table:table-cell>
          <table:table-cell table:formula="of:=SQRT(VAR([.$E$3:.$E$152])/COUNT([.$E$3:.$E$152]))" office:value-type="float" office:value="0.617624654987332" calcext:value-type="float">
            <text:p>0.617624655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1" table:formula="of:=AVERAGE([.$F$3:.$F$152])" office:value-type="float" office:value="0.46008223653438" calcext:value-type="float">
            <text:p>0.4600822365</text:p>
          </table:table-cell>
          <table:table-cell/>
          <table:table-cell office:value-type="string" calcext:value-type="string">
            <text:p>Mode</text:p>
          </table:table-cell>
          <table:table-cell table:formula="of:=MODE([.$G$3:.$G$152])" office:value-type="float" office:value="0.744082382435535" calcext:value-type="float">
            <text:p>0.7440823824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$D$3:.$D$152])" office:value-type="string" office:string-value="" calcext:value-type="error">
            <text:p>#VALUE!</text:p>
          </table:table-cell>
          <table:table-cell table:formula="of:=MODE([.$E$3:.$E$152]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3:.$F$152])/COUNT([.$F$3:.$F$152]))" office:value-type="float" office:value="0.0184044752748599" calcext:value-type="float">
            <text:p>0.0184044753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$G$3:.$G$152])" office:value-type="float" office:value="0.572586034616772" calcext:value-type="float">
            <text:p>0.5725860346</text:p>
          </table:table-cell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D$3:.$D$152])" office:value-type="float" office:value="6.35547645181248" calcext:value-type="float">
            <text:p>6.3554764518</text:p>
          </table:table-cell>
          <table:table-cell table:style-name="ce1" table:formula="of:=MEDIAN([.$E$3:.$E$152])" office:value-type="float" office:value="8.46593133971314" calcext:value-type="float">
            <text:p>8.4659313397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3:.$F$152])" office:value-type="float" office:value="0.255917617564464" calcext:value-type="float">
            <text:p>0.2559176176</text:p>
          </table:table-cell>
          <table:table-cell/>
          <table:table-cell office:value-type="string" calcext:value-type="string">
            <text:p>Variance</text:p>
          </table:table-cell>
          <table:table-cell table:formula="of:=VAR([.$G$3:.$G$152])" office:value-type="float" office:value="0.0508087065214394" calcext:value-type="float">
            <text:p>0.0508087065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$D$3:.$D$152])" office:value-type="float" office:value="32.5172789885805" calcext:value-type="float">
            <text:p>32.5172789886</text:p>
          </table:table-cell>
          <table:table-cell table:formula="of:=VAR([.$E$3:.$E$152])" office:value-type="float" office:value="57.2190321672332" calcext:value-type="float">
            <text:p>57.2190321672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1" table:formula="of:=MEDIAN([.$F$3:.$F$152])" office:value-type="float" office:value="0.427413965383228" calcext:value-type="float">
            <text:p>0.4274139654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G$3:.$G$152])" office:value-type="float" office:value="0.22540786703538" calcext:value-type="float">
            <text:p>0.225407867</text:p>
          </table:table-cell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table:formula="of:=STDEV([.$D$3:.$D$152])" office:value-type="float" office:value="5.7023923916704" calcext:value-type="float">
            <text:p>5.7023923917</text:p>
          </table:table-cell>
          <table:table-cell table:formula="of:=STDEV([.$E$3:.$E$152])" office:value-type="float" office:value="7.56432628640735" calcext:value-type="float">
            <text:p>7.5643262864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3:.$F$152])" office:value-type="float" office:value="0.0508087065214394" calcext:value-type="float">
            <text:p>0.0508087065</text:p>
          </table:table-cell>
          <table:table-cell/>
          <table:table-cell office:value-type="string" calcext:value-type="string">
            <text:p>Kurtosis</text:p>
          </table:table-cell>
          <table:table-cell table:formula="of:=KURT([.$G$3:.$G$152])" office:value-type="float" office:value="-0.592077156730774" calcext:value-type="float">
            <text:p>-0.5920771567</text:p>
          </table:table-cell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formula="of:=KURT([.$D$3:.$D$152])" office:value-type="float" office:value="1.89651833402178" calcext:value-type="float">
            <text:p>1.896518334</text:p>
          </table:table-cell>
          <table:table-cell table:formula="of:=KURT([.$E$3:.$E$152])" office:value-type="float" office:value="0.407066837436776" calcext:value-type="float">
            <text:p>0.4070668374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3:.$F$152])" office:value-type="float" office:value="0.22540786703538" calcext:value-type="float">
            <text:p>0.225407867</text:p>
          </table:table-cell>
          <table:table-cell/>
          <table:table-cell office:value-type="string" calcext:value-type="string">
            <text:p>Skewness</text:p>
          </table:table-cell>
          <table:table-cell table:formula="of:=SKEW([.$G$3:.$G$152])" office:value-type="float" office:value="-0.376309782742513" calcext:value-type="float">
            <text:p>-0.3763097827</text:p>
          </table:table-cell>
        </table:table-row>
        <table:table-row table:style-name="ro1">
          <table:table-cell/>
          <table:table-cell office:value-type="string" calcext:value-type="string">
            <text:p>Skewness</text:p>
          </table:table-cell>
          <table:table-cell table:formula="of:=SKEW([.$D$3:.$D$152])" office:value-type="float" office:value="1.3838002359137" calcext:value-type="float">
            <text:p>1.3838002359</text:p>
          </table:table-cell>
          <table:table-cell table:formula="of:=SKEW([.$E$3:.$E$152])" office:value-type="float" office:value="0.927241293796629" calcext:value-type="float">
            <text:p>0.9272412938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3:.$F$152])" office:value-type="float" office:value="-0.592077156730773" calcext:value-type="float">
            <text:p>-0.5920771567</text:p>
          </table:table-cell>
          <table:table-cell/>
          <table:table-cell office:value-type="string" calcext:value-type="string">
            <text:p>Range</text:p>
          </table:table-cell>
          <table:table-cell table:formula="of:=MAX([.$G$3:.$G$152])-MIN([.$G$3:.$G$152])" office:value-type="float" office:value="0.963167199822288" calcext:value-type="float">
            <text:p>0.9631671998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$D$3:.$D$152])-MIN([.$D$3:.$D$152])" office:value-type="float" office:value="28.838123043139" calcext:value-type="float">
            <text:p>28.8381230431</text:p>
          </table:table-cell>
          <table:table-cell table:formula="of:=MAX([.$E$3:.$E$152])-MIN([.$E$3:.$E$152])" office:value-type="float" office:value="34.7325552894302" calcext:value-type="float">
            <text:p>34.7325552894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3:.$F$152])" office:value-type="float" office:value="0.376309782742515" calcext:value-type="float">
            <text:p>0.3763097827</text:p>
          </table:table-cell>
          <table:table-cell/>
          <table:table-cell office:value-type="string" calcext:value-type="string">
            <text:p>Minimum</text:p>
          </table:table-cell>
          <table:table-cell table:formula="of:=MIN([.$G$3:.$G$152])" office:value-type="float" office:value="0.0368328001777115" calcext:value-type="float">
            <text:p>0.0368328002</text:p>
          </table:table-cell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$D$3:.$D$152])" office:value-type="float" office:value="0" calcext:value-type="float">
            <text:p>0</text:p>
          </table:table-cell>
          <table:table-cell table:formula="of:=MIN([.$E$3:.$E$152])" office:value-type="float" office:value="0.257775934506111" calcext:value-type="float">
            <text:p>0.2577759345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3:.$F$152])-MIN([.$F$3:.$F$152])" office:value-type="float" office:value="0.963167199822288" calcext:value-type="float">
            <text:p>0.9631671998</text:p>
          </table:table-cell>
          <table:table-cell/>
          <table:table-cell office:value-type="string" calcext:value-type="string">
            <text:p>Maximum</text:p>
          </table:table-cell>
          <table:table-cell table:formula="of:=MAX([.$G$3:.$G$1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$D$3:.$D$152])" office:value-type="float" office:value="28.838123043139" calcext:value-type="float">
            <text:p>28.8381230431</text:p>
          </table:table-cell>
          <table:table-cell table:formula="of:=MAX([.$E$3:.$E$152])" office:value-type="float" office:value="34.9903312239363" calcext:value-type="float">
            <text:p>34.9903312239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3:.$F$152])" office:value-type="float" office:value="0" calcext:value-type="float">
            <text:p>0</text:p>
          </table:table-cell>
          <table:table-cell/>
          <table:table-cell office:value-type="string" calcext:value-type="string">
            <text:p>Sum</text:p>
          </table:table-cell>
          <table:table-cell table:formula="of:=SUM([.$G$3:.$G$152])" office:value-type="float" office:value="80.987664519843" calcext:value-type="float">
            <text:p>80.9876645198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$D$3:.$D$152])" office:value-type="float" office:value="1158.08365309832" calcext:value-type="float">
            <text:p>1158.0836530983</text:p>
          </table:table-cell>
          <table:table-cell table:formula="of:=SUM([.$E$3:.$E$152])" office:value-type="float" office:value="1503.06910456373" calcext:value-type="float">
            <text:p>1503.0691045637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3:.$F$152])" office:value-type="float" office:value="0.963167199822288" calcext:value-type="float">
            <text:p>0.9631671998</text:p>
          </table:table-cell>
          <table:table-cell/>
          <table:table-cell office:value-type="string" calcext:value-type="string">
            <text:p>Count</text:p>
          </table:table-cell>
          <table:table-cell table:formula="of:=COUNT([.$G$3:.$G$152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$D$3:.$D$152])" office:value-type="float" office:value="150" calcext:value-type="float">
            <text:p>150</text:p>
          </table:table-cell>
          <table:table-cell table:formula="of:=COUNT([.$E$3:.$E$152])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3:.$F$152])" office:value-type="float" office:value="69.012335480157" calcext:value-type="float">
            <text:p>69.012335480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ount</text:p>
          </table:table-cell>
          <table:table-cell table:formula="of:=COUNT([.$F$3:.$F$152])" office:value-type="float" office:value="150" calcext:value-type="float">
            <text:p>15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table:number-columns-repeated="9"/>
        </table:table-row>
        <table:table-row table:style-name="ro1">
          <table:table-cell office:value-type="float" office:value="6.36696140340728" calcext:value-type="float">
            <text:p>6.3669614034</text:p>
          </table:table-cell>
          <table:table-cell office:value-type="float" office:value="9.01905773834063" calcext:value-type="float">
            <text:p>9.0190577383</text:p>
          </table:table-cell>
          <table:table-cell table:number-columns-repeated="2"/>
          <table:table-cell office:value-type="string" calcext:value-type="string">
            <text:p>BINS</text:p>
          </table:table-cell>
          <table:table-cell office:value-type="string" calcext:value-type="string">
            <text:p>FRE.</text:p>
          </table:table-cell>
          <table:table-cell office:value-type="string" calcext:value-type="string">
            <text:p>CLASS.MR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</table:table-row>
        <table:table-row table:style-name="ro1">
          <table:table-cell office:value-type="float" office:value="9.69980601773857" calcext:value-type="float">
            <text:p>9.6998060177</text:p>
          </table:table-cell>
          <table:table-cell office:value-type="float" office:value="21.1959869602301" calcext:value-type="float">
            <text:p>21.19598696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2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.7506590021082" calcext:value-type="float">
            <text:p>16.7506590021</text:p>
          </table:table-cell>
          <table:table-cell office:value-type="float" office:value="18.3829356468191" calcext:value-type="float">
            <text:p>18.38293564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2-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.85503407969632" calcext:value-type="float">
            <text:p>7.8550340797</text:p>
          </table:table-cell>
          <table:table-cell office:value-type="float" office:value="15.4363480009622" calcext:value-type="float">
            <text:p>15.4363480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4-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89829981219305" calcext:value-type="float">
            <text:p>6.8982998122</text:p>
          </table:table-cell>
          <table:table-cell office:value-type="float" office:value="20.0568581712365" calcext:value-type="float">
            <text:p>20.05685817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8</text:p>
          </table:table-cell>
          <table:table-cell/>
          <table:table-cell office:value-type="string" calcext:value-type="string">
            <text:p>6-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8732621515275" calcext:value-type="float">
            <text:p>12.8732621515</text:p>
          </table:table-cell>
          <table:table-cell office:value-type="float" office:value="11.0571253758854" calcext:value-type="float">
            <text:p>11.05712537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8-1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.39820417898033" calcext:value-type="float">
            <text:p>4.3982041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1-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813707188364437" calcext:value-type="float">
            <text:p>0.8137071884</text:p>
          </table:table-cell>
          <table:table-cell office:value-type="float" office:value="3.52736170694246" calcext:value-type="float">
            <text:p>3.52736170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13-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15788946961703" calcext:value-type="float">
            <text:p>3.1578894696</text:p>
          </table:table-cell>
          <table:table-cell office:value-type="float" office:value="6.84684847924079" calcext:value-type="float">
            <text:p>6.846848479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93760354969616" calcext:value-type="float">
            <text:p>6.9376035497</text:p>
          </table:table-cell>
          <table:table-cell office:value-type="float" office:value="16.2728533757065" calcext:value-type="float">
            <text:p>16.272853375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7-19</text:p>
          </table:table-cell>
          <table:table-cell/>
          <table:table-cell office:value-type="string" calcext:value-type="string">
            <text:p>17-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95991622952775" calcext:value-type="float">
            <text:p>1.9599162295</text:p>
          </table:table-cell>
          <table:table-cell office:value-type="float" office:value="4.41447940002372" calcext:value-type="float">
            <text:p>4.414479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9-21</text:p>
          </table:table-cell>
          <table:table-cell/>
          <table:table-cell office:value-type="string" calcext:value-type="string">
            <text:p>19-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6594162914103" calcext:value-type="float">
            <text:p>12.6594162914</text:p>
          </table:table-cell>
          <table:table-cell office:value-type="float" office:value="34.9903312239363" calcext:value-type="float">
            <text:p>34.99033122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1-23</text:p>
          </table:table-cell>
          <table:table-cell/>
          <table:table-cell office:value-type="string" calcext:value-type="string">
            <text:p>21-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471396969022" calcext:value-type="float">
            <text:p>10.5471396969</text:p>
          </table:table-cell>
          <table:table-cell office:value-type="float" office:value="22.9416726551058" calcext:value-type="float">
            <text:p>22.941672655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3-25</text:p>
          </table:table-cell>
          <table:table-cell/>
          <table:table-cell office:value-type="string" calcext:value-type="string">
            <text:p>23-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7707820704873" calcext:value-type="float">
            <text:p>6.877078207</text:p>
          </table:table-cell>
          <table:table-cell office:value-type="float" office:value="11.9066492068145" calcext:value-type="float">
            <text:p>11.906649206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5-27</text:p>
          </table:table-cell>
          <table:table-cell/>
          <table:table-cell office:value-type="string" calcext:value-type="string">
            <text:p>25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271100766822" calcext:value-type="float">
            <text:p>3.5271100767</text:p>
          </table:table-cell>
          <table:table-cell office:value-type="float" office:value="2.71329956086071" calcext:value-type="float">
            <text:p>2.713299560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7-31</text:p>
          </table:table-cell>
          <table:table-cell/>
          <table:table-cell office:value-type="string" calcext:value-type="string">
            <text:p>27-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31037269055523" calcext:value-type="float">
            <text:p>8.3103726906</text:p>
          </table:table-cell>
          <table:table-cell office:value-type="float" office:value="3.37618212543012" calcext:value-type="float">
            <text:p>3.376182125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1-33</text:p>
          </table:table-cell>
          <table:table-cell/>
          <table:table-cell office:value-type="string" calcext:value-type="string">
            <text:p>31-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730807797527" calcext:value-type="float">
            <text:p>7.5730807798</text:p>
          </table:table-cell>
          <table:table-cell office:value-type="float" office:value="11.7511211168697" calcext:value-type="float">
            <text:p>11.751121116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3-35</text:p>
          </table:table-cell>
          <table:table-cell/>
          <table:table-cell office:value-type="string" calcext:value-type="string">
            <text:p>33-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4401043833636" calcext:value-type="float">
            <text:p>1.8440104383</text:p>
          </table:table-cell>
          <table:table-cell office:value-type="float" office:value="6.58674620000699" calcext:value-type="float">
            <text:p>6.586746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53998200552" calcext:value-type="float">
            <text:p>3.5153998201</text:p>
          </table:table-cell>
          <table:table-cell office:value-type="float" office:value="5.94895487503106" calcext:value-type="float">
            <text:p>5.948954875</text:p>
          </table:table-cell>
          <table:table-cell table:number-columns-repeated="9"/>
        </table:table-row>
        <table:table-row table:style-name="ro1">
          <table:table-cell office:value-type="float" office:value="7.670199254373" calcext:value-type="float">
            <text:p>7.6701992544</text:p>
          </table:table-cell>
          <table:table-cell office:value-type="float" office:value="8.99335551383441" calcext:value-type="float">
            <text:p>8.9933555138</text:p>
          </table:table-cell>
          <table:table-cell table:number-columns-repeated="9"/>
        </table:table-row>
        <table:table-row table:style-name="ro1">
          <table:table-cell office:value-type="float" office:value="12.4874923266634" calcext:value-type="float">
            <text:p>12.4874923267</text:p>
          </table:table-cell>
          <table:table-cell office:value-type="float" office:value="14.6106445919241" calcext:value-type="float">
            <text:p>14.6106445919</text:p>
          </table:table-cell>
          <table:table-cell table:number-columns-repeated="9"/>
        </table:table-row>
        <table:table-row table:style-name="ro1">
          <table:table-cell office:value-type="float" office:value="0.528993291721351" calcext:value-type="float">
            <text:p>0.5289932917</text:p>
          </table:table-cell>
          <table:table-cell office:value-type="float" office:value="14.2902122481548" calcext:value-type="float">
            <text:p>14.2902122482</text:p>
          </table:table-cell>
          <table:table-cell table:number-columns-repeated="9"/>
        </table:table-row>
        <table:table-row table:style-name="ro1">
          <table:table-cell office:value-type="float" office:value="28.838123043139" calcext:value-type="float">
            <text:p>28.8381230431</text:p>
          </table:table-cell>
          <table:table-cell office:value-type="float" office:value="29.634189028026" calcext:value-type="float">
            <text:p>29.634189028</text:p>
          </table:table-cell>
          <table:table-cell table:number-columns-repeated="9"/>
        </table:table-row>
        <table:table-row table:style-name="ro1">
          <table:table-cell office:value-type="float" office:value="2.38294985259866" calcext:value-type="float">
            <text:p>2.3829498526</text:p>
          </table:table-cell>
          <table:table-cell office:value-type="float" office:value="2.38294985259867" calcext:value-type="float">
            <text:p>2.3829498526</text:p>
          </table:table-cell>
          <table:table-cell table:number-columns-repeated="9"/>
        </table:table-row>
        <table:table-row table:style-name="ro1">
          <table:table-cell office:value-type="float" office:value="9.6943040623479" calcext:value-type="float">
            <text:p>9.6943040623</text:p>
          </table:table-cell>
          <table:table-cell office:value-type="float" office:value="8.646419417698" calcext:value-type="float">
            <text:p>8.6464194177</text:p>
          </table:table-cell>
          <table:table-cell table:number-columns-repeated="9"/>
        </table:table-row>
        <table:table-row table:style-name="ro1">
          <table:table-cell office:value-type="float" office:value="6.03991934913417" calcext:value-type="float">
            <text:p>6.0399193491</text:p>
          </table:table-cell>
          <table:table-cell office:value-type="float" office:value="4.72739613909757" calcext:value-type="float">
            <text:p>4.7273961391</text:p>
          </table:table-cell>
          <table:table-cell table:number-columns-repeated="9"/>
        </table:table-row>
        <table:table-row table:style-name="ro1">
          <table:table-cell office:value-type="float" office:value="7.96025273016476" calcext:value-type="float">
            <text:p>7.9602527302</text:p>
          </table:table-cell>
          <table:table-cell office:value-type="float" office:value="1.32637719819987" calcext:value-type="float">
            <text:p>1.326377198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.23556961930742" calcext:value-type="float">
            <text:p>4.2355696193</text:p>
          </table:table-cell>
          <table:table-cell table:number-columns-repeated="9"/>
        </table:table-row>
        <table:table-row table:style-name="ro1">
          <table:table-cell office:value-type="float" office:value="6.47321365336081" calcext:value-type="float">
            <text:p>6.4732136534</text:p>
          </table:table-cell>
          <table:table-cell office:value-type="float" office:value="4.91878084467516" calcext:value-type="float">
            <text:p>4.9187808447</text:p>
          </table:table-cell>
          <table:table-cell table:number-columns-repeated="9"/>
        </table:table-row>
        <table:table-row table:style-name="ro1">
          <table:table-cell office:value-type="float" office:value="5.80123673980915" calcext:value-type="float">
            <text:p>5.8012367398</text:p>
          </table:table-cell>
          <table:table-cell office:value-type="float" office:value="13.7134150483637" calcext:value-type="float">
            <text:p>13.7134150484</text:p>
          </table:table-cell>
          <table:table-cell table:number-columns-repeated="9"/>
        </table:table-row>
        <table:table-row table:style-name="ro1">
          <table:table-cell office:value-type="float" office:value="8.4641966523153" calcext:value-type="float">
            <text:p>8.4641966523</text:p>
          </table:table-cell>
          <table:table-cell office:value-type="float" office:value="3.17474015171864" calcext:value-type="float">
            <text:p>3.1747401517</text:p>
          </table:table-cell>
          <table:table-cell table:number-columns-repeated="9"/>
        </table:table-row>
        <table:table-row table:style-name="ro1">
          <table:table-cell office:value-type="float" office:value="6.58580471956725" calcext:value-type="float">
            <text:p>6.5858047196</text:p>
          </table:table-cell>
          <table:table-cell office:value-type="float" office:value="3.95089561944197" calcext:value-type="float">
            <text:p>3.9508956194</text:p>
          </table:table-cell>
          <table:table-cell table:number-columns-repeated="9"/>
        </table:table-row>
        <table:table-row table:style-name="ro1">
          <table:table-cell office:value-type="float" office:value="0.530839335145751" calcext:value-type="float">
            <text:p>0.5308393351</text:p>
          </table:table-cell>
          <table:table-cell office:value-type="float" office:value="5.04213343737173" calcext:value-type="float">
            <text:p>5.0421334374</text:p>
          </table:table-cell>
          <table:table-cell table:number-columns-repeated="9"/>
        </table:table-row>
        <table:table-row table:style-name="ro1">
          <table:table-cell office:value-type="float" office:value="6.60073430423416" calcext:value-type="float">
            <text:p>6.6007343042</text:p>
          </table:table-cell>
          <table:table-cell office:value-type="float" office:value="10.8264817297637" calcext:value-type="float">
            <text:p>10.8264817298</text:p>
          </table:table-cell>
          <table:table-cell table:number-columns-repeated="9"/>
        </table:table-row>
        <table:table-row table:style-name="ro1">
          <table:table-cell office:value-type="float" office:value="9.2286804871364" calcext:value-type="float">
            <text:p>9.2286804871</text:p>
          </table:table-cell>
          <table:table-cell office:value-type="float" office:value="4.48319712552859" calcext:value-type="float">
            <text:p>4.4831971255</text:p>
          </table:table-cell>
          <table:table-cell table:number-columns-repeated="9"/>
        </table:table-row>
        <table:table-row table:style-name="ro1">
          <table:table-cell office:value-type="float" office:value="4.23301073460957" calcext:value-type="float">
            <text:p>4.2330107346</text:p>
          </table:table-cell>
          <table:table-cell office:value-type="float" office:value="15.3469221709332" calcext:value-type="float">
            <text:p>15.3469221709</text:p>
          </table:table-cell>
          <table:table-cell table:number-columns-repeated="9"/>
        </table:table-row>
        <table:table-row table:style-name="ro1">
          <table:table-cell office:value-type="float" office:value="12.4613201546232" calcext:value-type="float">
            <text:p>12.4613201546</text:p>
          </table:table-cell>
          <table:table-cell office:value-type="float" office:value="11.3270075485091" calcext:value-type="float">
            <text:p>11.3270075485</text:p>
          </table:table-cell>
          <table:table-cell table:number-columns-repeated="9"/>
        </table:table-row>
        <table:table-row table:style-name="ro1">
          <table:table-cell office:value-type="float" office:value="11.3733451492658" calcext:value-type="float">
            <text:p>11.3733451493</text:p>
          </table:table-cell>
          <table:table-cell office:value-type="float" office:value="3.69981352444568" calcext:value-type="float">
            <text:p>3.6998135244</text:p>
          </table:table-cell>
          <table:table-cell table:number-columns-repeated="9"/>
        </table:table-row>
        <table:table-row table:style-name="ro1">
          <table:table-cell office:value-type="float" office:value="4.2417064890153" calcext:value-type="float">
            <text:p>4.241706489</text:p>
          </table:table-cell>
          <table:table-cell office:value-type="float" office:value="0.265379089314738" calcext:value-type="float">
            <text:p>0.2653790893</text:p>
          </table:table-cell>
          <table:table-cell table:number-columns-repeated="9"/>
        </table:table-row>
        <table:table-row table:style-name="ro1">
          <table:table-cell office:value-type="float" office:value="10.2830088824155" calcext:value-type="float">
            <text:p>10.2830088824</text:p>
          </table:table-cell>
          <table:table-cell office:value-type="float" office:value="5.53914508964731" calcext:value-type="float">
            <text:p>5.5391450896</text:p>
          </table:table-cell>
          <table:table-cell table:number-columns-repeated="9"/>
        </table:table-row>
        <table:table-row table:style-name="ro1">
          <table:table-cell office:value-type="float" office:value="3.70118043059486" calcext:value-type="float">
            <text:p>3.7011804306</text:p>
          </table:table-cell>
          <table:table-cell office:value-type="float" office:value="5.02382955723835" calcext:value-type="float">
            <text:p>5.023829557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9"/>
        </table:table-row>
        <table:table-row table:style-name="ro1">
          <table:table-cell office:value-type="float" office:value="13.7583904844959" calcext:value-type="float">
            <text:p>13.7583904845</text:p>
          </table:table-cell>
          <table:table-cell office:value-type="float" office:value="16.9357341522631" calcext:value-type="float">
            <text:p>16.9357341523</text:p>
          </table:table-cell>
          <table:table-cell table:number-columns-repeated="9"/>
        </table:table-row>
        <table:table-row table:style-name="ro1">
          <table:table-cell office:value-type="float" office:value="5.02626811866602" calcext:value-type="float">
            <text:p>5.0262681187</text:p>
          </table:table-cell>
          <table:table-cell office:value-type="float" office:value="2.64556776501407" calcext:value-type="float">
            <text:p>2.645567765</text:p>
          </table:table-cell>
          <table:table-cell table:number-columns-repeated="9"/>
        </table:table-row>
        <table:table-row table:style-name="ro1">
          <table:table-cell office:value-type="float" office:value="7.76170968669908" calcext:value-type="float">
            <text:p>7.7617096867</text:p>
          </table:table-cell>
          <table:table-cell office:value-type="float" office:value="3.21183167980541" calcext:value-type="float">
            <text:p>3.2118316798</text:p>
          </table:table-cell>
          <table:table-cell table:number-columns-repeated="9"/>
        </table:table-row>
        <table:table-row table:style-name="ro1">
          <table:table-cell office:value-type="float" office:value="2.63850729774289" calcext:value-type="float">
            <text:p>2.6385072977</text:p>
          </table:table-cell>
          <table:table-cell office:value-type="float" office:value="11.3472806980244" calcext:value-type="float">
            <text:p>11.347280698</text:p>
          </table:table-cell>
          <table:table-cell table:number-columns-repeated="9"/>
        </table:table-row>
        <table:table-row table:style-name="ro1">
          <table:table-cell office:value-type="float" office:value="8.77758820567598" calcext:value-type="float">
            <text:p>8.7775882057</text:p>
          </table:table-cell>
          <table:table-cell office:value-type="float" office:value="9.57570077287182" calcext:value-type="float">
            <text:p>9.5757007729</text:p>
          </table:table-cell>
          <table:table-cell table:number-columns-repeated="9"/>
        </table:table-row>
        <table:table-row table:style-name="ro1">
          <table:table-cell office:value-type="float" office:value="2.40903503071019" calcext:value-type="float">
            <text:p>2.4090350307</text:p>
          </table:table-cell>
          <table:table-cell office:value-type="float" office:value="8.29735802655346" calcext:value-type="float">
            <text:p>8.2973580266</text:p>
          </table:table-cell>
          <table:table-cell table:number-columns-repeated="9"/>
        </table:table-row>
        <table:table-row table:style-name="ro1">
          <table:table-cell office:value-type="float" office:value="10.7663327462737" calcext:value-type="float">
            <text:p>10.7663327463</text:p>
          </table:table-cell>
          <table:table-cell office:value-type="float" office:value="1.34483426358577" calcext:value-type="float">
            <text:p>1.3448342636</text:p>
          </table:table-cell>
          <table:table-cell table:number-columns-repeated="9"/>
        </table:table-row>
        <table:table-row table:style-name="ro1">
          <table:table-cell office:value-type="float" office:value="19.2320914193214" calcext:value-type="float">
            <text:p>19.2320914193</text:p>
          </table:table-cell>
          <table:table-cell office:value-type="float" office:value="6.14514114067895" calcext:value-type="float">
            <text:p>6.1451411407</text:p>
          </table:table-cell>
          <table:table-cell table:number-columns-repeated="9"/>
        </table:table-row>
        <table:table-row table:style-name="ro1">
          <table:table-cell office:value-type="float" office:value="17.4700784066027" calcext:value-type="float">
            <text:p>17.4700784066</text:p>
          </table:table-cell>
          <table:table-cell office:value-type="float" office:value="27.7957777453187" calcext:value-type="float">
            <text:p>27.7957777453</text:p>
          </table:table-cell>
          <table:table-cell table:number-columns-repeated="9"/>
        </table:table-row>
        <table:table-row table:style-name="ro1">
          <table:table-cell office:value-type="float" office:value="10.5434950933313" calcext:value-type="float">
            <text:p>10.5434950933</text:p>
          </table:table-cell>
          <table:table-cell office:value-type="float" office:value="11.3342450660333" calcext:value-type="float">
            <text:p>11.334245066</text:p>
          </table:table-cell>
          <table:table-cell table:number-columns-repeated="9"/>
        </table:table-row>
        <table:table-row table:style-name="ro1">
          <table:table-cell office:value-type="float" office:value="5.40554339945553" calcext:value-type="float">
            <text:p>5.4055433995</text:p>
          </table:table-cell>
          <table:table-cell office:value-type="float" office:value="0.514782047669439" calcext:value-type="float">
            <text:p>0.5147820477</text:p>
          </table:table-cell>
          <table:table-cell table:number-columns-repeated="9"/>
        </table:table-row>
        <table:table-row table:style-name="ro1">
          <table:table-cell office:value-type="float" office:value="2.6168652329603" calcext:value-type="float">
            <text:p>2.616865233</text:p>
          </table:table-cell>
          <table:table-cell office:value-type="float" office:value="1.05091215261964" calcext:value-type="float">
            <text:p>1.0509121526</text:p>
          </table:table-cell>
          <table:table-cell table:number-columns-repeated="9"/>
        </table:table-row>
        <table:table-row table:style-name="ro1">
          <table:table-cell office:value-type="float" office:value="13.5353337925714" calcext:value-type="float">
            <text:p>13.5353337926</text:p>
          </table:table-cell>
          <table:table-cell office:value-type="float" office:value="14.8594999621009" calcext:value-type="float">
            <text:p>14.8594999621</text:p>
          </table:table-cell>
          <table:table-cell table:number-columns-repeated="9"/>
        </table:table-row>
        <table:table-row table:style-name="ro1">
          <table:table-cell office:value-type="float" office:value="2.65921816635224" calcext:value-type="float">
            <text:p>2.6592181664</text:p>
          </table:table-cell>
          <table:table-cell office:value-type="float" office:value="15.1585176961252" calcext:value-type="float">
            <text:p>15.1585176961</text:p>
          </table:table-cell>
          <table:table-cell table:number-columns-repeated="9"/>
        </table:table-row>
        <table:table-row table:style-name="ro1">
          <table:table-cell office:value-type="float" office:value="10.2252389719683" calcext:value-type="float">
            <text:p>10.225238972</text:p>
          </table:table-cell>
          <table:table-cell office:value-type="float" office:value="9.17780409281771" calcext:value-type="float">
            <text:p>9.1778040928</text:p>
          </table:table-cell>
          <table:table-cell table:number-columns-repeated="9"/>
        </table:table-row>
        <table:table-row table:style-name="ro1">
          <table:table-cell office:value-type="float" office:value="6.34399150021767" calcext:value-type="float">
            <text:p>6.3439915002</text:p>
          </table:table-cell>
          <table:table-cell office:value-type="float" office:value="4.75801133302201" calcext:value-type="float">
            <text:p>4.758011333</text:p>
          </table:table-cell>
          <table:table-cell table:number-columns-repeated="9"/>
        </table:table-row>
        <table:table-row table:style-name="ro1">
          <table:table-cell office:value-type="float" office:value="7.39759788055367" calcext:value-type="float">
            <text:p>7.3975978806</text:p>
          </table:table-cell>
          <table:table-cell office:value-type="float" office:value="0.793186987807934" calcext:value-type="float">
            <text:p>0.7931869878</text:p>
          </table:table-cell>
          <table:table-cell table:number-columns-repeated="9"/>
        </table:table-row>
        <table:table-row table:style-name="ro1">
          <table:table-cell office:value-type="float" office:value="6.03726379092083" calcext:value-type="float">
            <text:p>6.0372637909</text:p>
          </table:table-cell>
          <table:table-cell office:value-type="float" office:value="18.3840677195999" calcext:value-type="float">
            <text:p>18.38406771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.1171879247573" calcext:value-type="float">
            <text:p>20.1171879248</text:p>
          </table:table-cell>
          <table:table-cell table:number-columns-repeated="9"/>
        </table:table-row>
        <table:table-row table:style-name="ro1">
          <table:table-cell office:value-type="float" office:value="5.29261702780488" calcext:value-type="float">
            <text:p>5.2926170278</text:p>
          </table:table-cell>
          <table:table-cell office:value-type="float" office:value="18.5185259941765" calcext:value-type="float">
            <text:p>18.5185259942</text:p>
          </table:table-cell>
          <table:table-cell table:number-columns-repeated="9"/>
        </table:table-row>
        <table:table-row table:style-name="ro1">
          <table:table-cell office:value-type="float" office:value="17.9680071330844" calcext:value-type="float">
            <text:p>17.9680071331</text:p>
          </table:table-cell>
          <table:table-cell office:value-type="float" office:value="3.96367502015829" calcext:value-type="float">
            <text:p>3.9636750202</text:p>
          </table:table-cell>
          <table:table-cell table:number-columns-repeated="9"/>
        </table:table-row>
        <table:table-row table:style-name="ro1">
          <table:table-cell office:value-type="float" office:value="5.87420362639184" calcext:value-type="float">
            <text:p>5.8742036264</text:p>
          </table:table-cell>
          <table:table-cell office:value-type="float" office:value="15.2154471428113" calcext:value-type="float">
            <text:p>15.2154471428</text:p>
          </table:table-cell>
          <table:table-cell table:number-columns-repeated="9"/>
        </table:table-row>
        <table:table-row table:style-name="ro1">
          <table:table-cell office:value-type="float" office:value="4.19911662121881" calcext:value-type="float">
            <text:p>4.1991166212</text:p>
          </table:table-cell>
          <table:table-cell office:value-type="float" office:value="3.67475435932851" calcext:value-type="float">
            <text:p>3.6747543593</text:p>
          </table:table-cell>
          <table:table-cell table:number-columns-repeated="9"/>
        </table:table-row>
        <table:table-row table:style-name="ro1">
          <table:table-cell office:value-type="float" office:value="6.08577309182038" calcext:value-type="float">
            <text:p>6.0857730918</text:p>
          </table:table-cell>
          <table:table-cell office:value-type="float" office:value="15.347425382613" calcext:value-type="float">
            <text:p>15.3474253826</text:p>
          </table:table-cell>
          <table:table-cell table:number-columns-repeated="9"/>
        </table:table-row>
        <table:table-row table:style-name="ro1">
          <table:table-cell office:value-type="float" office:value="8.20239840785403" calcext:value-type="float">
            <text:p>8.2023984079</text:p>
          </table:table-cell>
          <table:table-cell office:value-type="float" office:value="8.73161270091807" calcext:value-type="float">
            <text:p>8.7316127009</text:p>
          </table:table-cell>
          <table:table-cell table:number-columns-repeated="9"/>
        </table:table-row>
        <table:table-row table:style-name="ro1">
          <table:table-cell office:value-type="float" office:value="6.0911157578344" calcext:value-type="float">
            <text:p>6.0911157578</text:p>
          </table:table-cell>
          <table:table-cell office:value-type="float" office:value="10.3159443980986" calcext:value-type="float">
            <text:p>10.3159443981</text:p>
          </table:table-cell>
          <table:table-cell table:number-columns-repeated="9"/>
        </table:table-row>
        <table:table-row table:style-name="ro1">
          <table:table-cell office:value-type="float" office:value="7.62683312569199" calcext:value-type="float">
            <text:p>7.6268331257</text:p>
          </table:table-cell>
          <table:table-cell office:value-type="float" office:value="22.1750742157235" calcext:value-type="float">
            <text:p>22.1750742157</text:p>
          </table:table-cell>
          <table:table-cell table:number-columns-repeated="9"/>
        </table:table-row>
        <table:table-row table:style-name="ro1">
          <table:table-cell office:value-type="float" office:value="6.08487200675728" calcext:value-type="float">
            <text:p>6.0848720068</text:p>
          </table:table-cell>
          <table:table-cell office:value-type="float" office:value="5.55625167368988" calcext:value-type="float">
            <text:p>5.5562516737</text:p>
          </table:table-cell>
          <table:table-cell table:number-columns-repeated="9"/>
        </table:table-row>
        <table:table-row table:style-name="ro1">
          <table:table-cell office:value-type="float" office:value="5.50118459641714" calcext:value-type="float">
            <text:p>5.5011845964</text:p>
          </table:table-cell>
          <table:table-cell office:value-type="float" office:value="3.40556427573211" calcext:value-type="float">
            <text:p>3.4055642757</text:p>
          </table:table-cell>
          <table:table-cell table:number-columns-repeated="9"/>
        </table:table-row>
        <table:table-row table:style-name="ro1">
          <table:table-cell office:value-type="float" office:value="6.14481934670755" calcext:value-type="float">
            <text:p>6.1448193467</text:p>
          </table:table-cell>
          <table:table-cell office:value-type="float" office:value="20.2376800843458" calcext:value-type="float">
            <text:p>20.2376800843</text:p>
          </table:table-cell>
          <table:table-cell table:number-columns-repeated="9"/>
        </table:table-row>
        <table:table-row table:style-name="ro1">
          <table:table-cell office:value-type="float" office:value="5.81200460367232" calcext:value-type="float">
            <text:p>5.8120046037</text:p>
          </table:table-cell>
          <table:table-cell office:value-type="float" office:value="16.8984467477603" calcext:value-type="float">
            <text:p>16.8984467478</text:p>
          </table:table-cell>
          <table:table-cell table:number-columns-repeated="9"/>
        </table:table-row>
        <table:table-row table:style-name="ro1">
          <table:table-cell office:value-type="float" office:value="6.55235602659861" calcext:value-type="float">
            <text:p>6.5523560266</text:p>
          </table:table-cell>
          <table:table-cell office:value-type="float" office:value="8.64807091209923" calcext:value-type="float">
            <text:p>8.6480709121</text:p>
          </table:table-cell>
          <table:table-cell table:number-columns-repeated="9"/>
        </table:table-row>
        <table:table-row table:style-name="ro1">
          <table:table-cell office:value-type="float" office:value="2.29965172566402" calcext:value-type="float">
            <text:p>2.2996517257</text:p>
          </table:table-cell>
          <table:table-cell office:value-type="float" office:value="7.52651990900513" calcext:value-type="float">
            <text:p>7.526519909</text:p>
          </table:table-cell>
          <table:table-cell table:number-columns-repeated="9"/>
        </table:table-row>
        <table:table-row table:style-name="ro1">
          <table:table-cell office:value-type="float" office:value="2.14668596441614" calcext:value-type="float">
            <text:p>2.1466859644</text:p>
          </table:table-cell>
          <table:table-cell office:value-type="float" office:value="3.22003716906789" calcext:value-type="float">
            <text:p>3.2200371691</text:p>
          </table:table-cell>
          <table:table-cell table:number-columns-repeated="9"/>
        </table:table-row>
        <table:table-row table:style-name="ro1">
          <table:table-cell office:value-type="float" office:value="4.63801104719548" calcext:value-type="float">
            <text:p>4.6380110472</text:p>
          </table:table-cell>
          <table:table-cell office:value-type="float" office:value="6.18399171458797" calcext:value-type="float">
            <text:p>6.1839917146</text:p>
          </table:table-cell>
          <table:table-cell table:number-columns-repeated="9"/>
        </table:table-row>
        <table:table-row table:style-name="ro1">
          <table:table-cell office:value-type="float" office:value="3.15060604477152" calcext:value-type="float">
            <text:p>3.1506060448</text:p>
          </table:table-cell>
          <table:table-cell office:value-type="float" office:value="1.47786384712839" calcext:value-type="float">
            <text:p>1.4778638471</text:p>
          </table:table-cell>
          <table:table-cell table:number-columns-repeated="9"/>
        </table:table-row>
        <table:table-row table:style-name="ro1">
          <table:table-cell office:value-type="float" office:value="1.84409994979418" calcext:value-type="float">
            <text:p>1.8440999498</text:p>
          </table:table-cell>
          <table:table-cell office:value-type="float" office:value="5.36173436260778" calcext:value-type="float">
            <text:p>5.3617343626</text:p>
          </table:table-cell>
          <table:table-cell table:number-columns-repeated="9"/>
        </table:table-row>
        <table:table-row table:style-name="ro1">
          <table:table-cell office:value-type="float" office:value="6.11157624841294" calcext:value-type="float">
            <text:p>6.1115762484</text:p>
          </table:table-cell>
          <table:table-cell office:value-type="float" office:value="22.5877983823089" calcext:value-type="float">
            <text:p>22.5877983823</text:p>
          </table:table-cell>
          <table:table-cell table:number-columns-repeated="9"/>
        </table:table-row>
        <table:table-row table:style-name="ro1">
          <table:table-cell office:value-type="float" office:value="21.3391100529556" calcext:value-type="float">
            <text:p>21.339110053</text:p>
          </table:table-cell>
          <table:table-cell office:value-type="float" office:value="5.2690399645333" calcext:value-type="float">
            <text:p>5.2690399645</text:p>
          </table:table-cell>
          <table:table-cell table:number-columns-repeated="9"/>
        </table:table-row>
        <table:table-row table:style-name="ro1">
          <table:table-cell office:value-type="float" office:value="6.06203678399107" calcext:value-type="float">
            <text:p>6.062036784</text:p>
          </table:table-cell>
          <table:table-cell office:value-type="float" office:value="18.7125789251385" calcext:value-type="float">
            <text:p>18.7125789251</text:p>
          </table:table-cell>
          <table:table-cell table:number-columns-repeated="9"/>
        </table:table-row>
        <table:table-row table:style-name="ro1">
          <table:table-cell office:value-type="float" office:value="4.77417883692657" calcext:value-type="float">
            <text:p>4.7741788369</text:p>
          </table:table-cell>
          <table:table-cell office:value-type="float" office:value="0.795497600903022" calcext:value-type="float">
            <text:p>0.7954976009</text:p>
          </table:table-cell>
          <table:table-cell table:number-columns-repeated="9"/>
        </table:table-row>
        <table:table-row table:style-name="ro1">
          <table:table-cell office:value-type="float" office:value="2.38200567365667" calcext:value-type="float">
            <text:p>2.3820056737</text:p>
          </table:table-cell>
          <table:table-cell office:value-type="float" office:value="3.17599574474958" calcext:value-type="float">
            <text:p>3.1759957447</text:p>
          </table:table-cell>
          <table:table-cell table:number-columns-repeated="9"/>
        </table:table-row>
        <table:table-row table:style-name="ro1">
          <table:table-cell office:value-type="float" office:value="3.37857686911323" calcext:value-type="float">
            <text:p>3.3785768691</text:p>
          </table:table-cell>
          <table:table-cell office:value-type="float" office:value="5.19857849219313" calcext:value-type="float">
            <text:p>5.1985784922</text:p>
          </table:table-cell>
          <table:table-cell table:number-columns-repeated="9"/>
        </table:table-row>
        <table:table-row table:style-name="ro1">
          <table:table-cell office:value-type="float" office:value="12.7312282773551" calcext:value-type="float">
            <text:p>12.7312282774</text:p>
          </table:table-cell>
          <table:table-cell office:value-type="float" office:value="20.6862255269025" calcext:value-type="float">
            <text:p>20.6862255269</text:p>
          </table:table-cell>
          <table:table-cell table:number-columns-repeated="9"/>
        </table:table-row>
        <table:table-row table:style-name="ro1">
          <table:table-cell office:value-type="float" office:value="6.8374466679691" calcext:value-type="float">
            <text:p>6.837446668</text:p>
          </table:table-cell>
          <table:table-cell office:value-type="float" office:value="11.0448822113537" calcext:value-type="float">
            <text:p>11.0448822114</text:p>
          </table:table-cell>
          <table:table-cell table:number-columns-repeated="9"/>
        </table:table-row>
        <table:table-row table:style-name="ro1">
          <table:table-cell office:value-type="float" office:value="18.8443727301589" calcext:value-type="float">
            <text:p>18.8443727302</text:p>
          </table:table-cell>
          <table:table-cell office:value-type="float" office:value="19.3780937247925" calcext:value-type="float">
            <text:p>19.3780937248</text:p>
          </table:table-cell>
          <table:table-cell table:number-columns-repeated="9"/>
        </table:table-row>
        <table:table-row table:style-name="ro1">
          <table:table-cell office:value-type="float" office:value="3.35009724748245" calcext:value-type="float">
            <text:p>3.3500972475</text:p>
          </table:table-cell>
          <table:table-cell office:value-type="float" office:value="0.257775934506111" calcext:value-type="float">
            <text:p>0.2577759345</text:p>
          </table:table-cell>
          <table:table-cell table:number-columns-repeated="9"/>
        </table:table-row>
        <table:table-row table:style-name="ro1">
          <table:table-cell office:value-type="float" office:value="1.27614785612602" calcext:value-type="float">
            <text:p>1.2761478561</text:p>
          </table:table-cell>
          <table:table-cell office:value-type="float" office:value="2.63748870126584" calcext:value-type="float">
            <text:p>2.6374887013</text:p>
          </table:table-cell>
          <table:table-cell table:number-columns-repeated="9"/>
        </table:table-row>
        <table:table-row table:style-name="ro1">
          <table:table-cell office:value-type="float" office:value="16.6102998432406" calcext:value-type="float">
            <text:p>16.6102998432</text:p>
          </table:table-cell>
          <table:table-cell office:value-type="float" office:value="9.48972281563811" calcext:value-type="float">
            <text:p>9.4897228156</text:p>
          </table:table-cell>
          <table:table-cell table:number-columns-repeated="9"/>
        </table:table-row>
        <table:table-row table:style-name="ro1">
          <table:table-cell office:value-type="float" office:value="3.41319107760808" calcext:value-type="float">
            <text:p>3.4131910776</text:p>
          </table:table-cell>
          <table:table-cell office:value-type="float" office:value="12.6060987885918" calcext:value-type="float">
            <text:p>12.6060987886</text:p>
          </table:table-cell>
          <table:table-cell table:number-columns-repeated="9"/>
        </table:table-row>
        <table:table-row table:style-name="ro1">
          <table:table-cell office:value-type="float" office:value="18.2285386391941" calcext:value-type="float">
            <text:p>18.2285386392</text:p>
          </table:table-cell>
          <table:table-cell office:value-type="float" office:value="3.69869964709329" calcext:value-type="float">
            <text:p>3.6986996471</text:p>
          </table:table-cell>
          <table:table-cell table:number-columns-repeated="9"/>
        </table:table-row>
        <table:table-row table:style-name="ro1">
          <table:table-cell office:value-type="float" office:value="2.23837659955972" calcext:value-type="float">
            <text:p>2.2383765996</text:p>
          </table:table-cell>
          <table:table-cell office:value-type="float" office:value="4.61590404997152" calcext:value-type="float">
            <text:p>4.61590405</text:p>
          </table:table-cell>
          <table:table-cell table:number-columns-repeated="9"/>
        </table:table-row>
        <table:table-row table:style-name="ro1">
          <table:table-cell office:value-type="float" office:value="3.39641955244134" calcext:value-type="float">
            <text:p>3.3964195524</text:p>
          </table:table-cell>
          <table:table-cell office:value-type="float" office:value="9.34173079379802" calcext:value-type="float">
            <text:p>9.3417307938</text:p>
          </table:table-cell>
          <table:table-cell table:number-columns-repeated="9"/>
        </table:table-row>
        <table:table-row table:style-name="ro1">
          <table:table-cell office:value-type="float" office:value="2.04095380958265" calcext:value-type="float">
            <text:p>2.0409538096</text:p>
          </table:table-cell>
          <table:table-cell office:value-type="float" office:value="9.32936265492719" calcext:value-type="float">
            <text:p>9.3293626549</text:p>
          </table:table-cell>
          <table:table-cell table:number-columns-repeated="9"/>
        </table:table-row>
        <table:table-row table:style-name="ro1">
          <table:table-cell office:value-type="float" office:value="3.88446137558227" calcext:value-type="float">
            <text:p>3.8844613756</text:p>
          </table:table-cell>
          <table:table-cell office:value-type="float" office:value="4.0890781139041" calcext:value-type="float">
            <text:p>4.0890781139</text:p>
          </table:table-cell>
          <table:table-cell table:number-columns-repeated="9"/>
        </table:table-row>
        <table:table-row table:style-name="ro1">
          <table:table-cell office:value-type="float" office:value="2.92689353263896" calcext:value-type="float">
            <text:p>2.9268935326</text:p>
          </table:table-cell>
          <table:table-cell office:value-type="float" office:value="6.32567737468457" calcext:value-type="float">
            <text:p>6.3256773747</text:p>
          </table:table-cell>
          <table:table-cell table:number-columns-repeated="9"/>
        </table:table-row>
        <table:table-row table:style-name="ro1">
          <table:table-cell office:value-type="float" office:value="2.22391076128606" calcext:value-type="float">
            <text:p>2.2239107613</text:p>
          </table:table-cell>
          <table:table-cell office:value-type="float" office:value="6.86896068745746" calcext:value-type="float">
            <text:p>6.8689606875</text:p>
          </table:table-cell>
          <table:table-cell table:number-columns-repeated="9"/>
        </table:table-row>
        <table:table-row table:style-name="ro1">
          <table:table-cell office:value-type="float" office:value="5.32391692812548" calcext:value-type="float">
            <text:p>5.3239169281</text:p>
          </table:table-cell>
          <table:table-cell office:value-type="float" office:value="2.47240946091439" calcext:value-type="float">
            <text:p>2.4724094609</text:p>
          </table:table-cell>
          <table:table-cell table:number-columns-repeated="9"/>
        </table:table-row>
        <table:table-row table:style-name="ro1">
          <table:table-cell office:value-type="float" office:value="0.892101438272179" calcext:value-type="float">
            <text:p>0.8921014383</text:p>
          </table:table-cell>
          <table:table-cell office:value-type="float" office:value="2.17408717024702" calcext:value-type="float">
            <text:p>2.1740871702</text:p>
          </table:table-cell>
          <table:table-cell table:number-columns-repeated="9"/>
        </table:table-row>
        <table:table-row table:style-name="ro1">
          <table:table-cell office:value-type="float" office:value="9.08969067194012" calcext:value-type="float">
            <text:p>9.0896906719</text:p>
          </table:table-cell>
          <table:table-cell office:value-type="float" office:value="18.6531504976624" calcext:value-type="float">
            <text:p>18.6531504977</text:p>
          </table:table-cell>
          <table:table-cell table:number-columns-repeated="9"/>
        </table:table-row>
        <table:table-row table:style-name="ro1">
          <table:table-cell office:value-type="float" office:value="8.66442885309571" calcext:value-type="float">
            <text:p>8.6644288531</text:p>
          </table:table-cell>
          <table:table-cell office:value-type="float" office:value="6.82558222056131" calcext:value-type="float">
            <text:p>6.8255822206</text:p>
          </table:table-cell>
          <table:table-cell table:number-columns-repeated="9"/>
        </table:table-row>
        <table:table-row table:style-name="ro1">
          <table:table-cell office:value-type="float" office:value="6.5626429767698" calcext:value-type="float">
            <text:p>6.5626429768</text:p>
          </table:table-cell>
          <table:table-cell office:value-type="float" office:value="20.2217535629197" calcext:value-type="float">
            <text:p>20.2217535629</text:p>
          </table:table-cell>
          <table:table-cell table:number-columns-repeated="9"/>
        </table:table-row>
        <table:table-row table:style-name="ro1">
          <table:table-cell office:value-type="float" office:value="4.93128537678699" calcext:value-type="float">
            <text:p>4.9312853768</text:p>
          </table:table-cell>
          <table:table-cell office:value-type="float" office:value="22.7312565541962" calcext:value-type="float">
            <text:p>22.7312565542</text:p>
          </table:table-cell>
          <table:table-cell table:number-columns-repeated="9"/>
        </table:table-row>
        <table:table-row table:style-name="ro1">
          <table:table-cell office:value-type="float" office:value="4.95860597275977" calcext:value-type="float">
            <text:p>4.9586059728</text:p>
          </table:table-cell>
          <table:table-cell office:value-type="float" office:value="0.782704801896061" calcext:value-type="float">
            <text:p>0.7827048019</text:p>
          </table:table-cell>
          <table:table-cell table:number-columns-repeated="9"/>
        </table:table-row>
        <table:table-row table:style-name="ro1">
          <table:table-cell office:value-type="float" office:value="8.50393896609308" calcext:value-type="float">
            <text:p>8.5039389661</text:p>
          </table:table-cell>
          <table:table-cell office:value-type="float" office:value="5.04926945814578" calcext:value-type="float">
            <text:p>5.0492694581</text:p>
          </table:table-cell>
          <table:table-cell table:number-columns-repeated="9"/>
        </table:table-row>
        <table:table-row table:style-name="ro1">
          <table:table-cell office:value-type="float" office:value="1.4774739928397" calcext:value-type="float">
            <text:p>1.4774739928</text:p>
          </table:table-cell>
          <table:table-cell office:value-type="float" office:value="8.63450465287282" calcext:value-type="float">
            <text:p>8.6345046529</text:p>
          </table:table-cell>
          <table:table-cell table:number-columns-repeated="9"/>
        </table:table-row>
        <table:table-row table:style-name="ro1">
          <table:table-cell office:value-type="float" office:value="3.94966028224277" calcext:value-type="float">
            <text:p>3.9496602822</text:p>
          </table:table-cell>
          <table:table-cell office:value-type="float" office:value="18.7587068758716" calcext:value-type="float">
            <text:p>18.7587068759</text:p>
          </table:table-cell>
          <table:table-cell table:number-columns-repeated="9"/>
        </table:table-row>
        <table:table-row table:style-name="ro1">
          <table:table-cell office:value-type="float" office:value="12.8544133951874" calcext:value-type="float">
            <text:p>12.8544133952</text:p>
          </table:table-cell>
          <table:table-cell office:value-type="float" office:value="3.74915407333806" calcext:value-type="float">
            <text:p>3.7491540733</text:p>
          </table:table-cell>
          <table:table-cell table:number-columns-repeated="9"/>
        </table:table-row>
        <table:table-row table:style-name="ro1">
          <table:table-cell office:value-type="float" office:value="0.743745076269567" calcext:value-type="float">
            <text:p>0.7437450763</text:p>
          </table:table-cell>
          <table:table-cell office:value-type="float" office:value="23.2781215578389" calcext:value-type="float">
            <text:p>23.2781215578</text:p>
          </table:table-cell>
          <table:table-cell table:number-columns-repeated="9"/>
        </table:table-row>
        <table:table-row table:style-name="ro1">
          <table:table-cell office:value-type="float" office:value="3.94399789842802" calcext:value-type="float">
            <text:p>3.9439978984</text:p>
          </table:table-cell>
          <table:table-cell office:value-type="float" office:value="3.73226212600285" calcext:value-type="float">
            <text:p>3.732262126</text:p>
          </table:table-cell>
          <table:table-cell table:number-columns-repeated="9"/>
        </table:table-row>
        <table:table-row table:style-name="ro1">
          <table:table-cell office:value-type="float" office:value="7.03713395453046" calcext:value-type="float">
            <text:p>7.0371339545</text:p>
          </table:table-cell>
          <table:table-cell office:value-type="float" office:value="1.08311850967221" calcext:value-type="float">
            <text:p>1.0831185097</text:p>
          </table:table-cell>
          <table:table-cell table:number-columns-repeated="9"/>
        </table:table-row>
        <table:table-row table:style-name="ro1">
          <table:table-cell office:value-type="float" office:value="10.2698906705358" calcext:value-type="float">
            <text:p>10.2698906705</text:p>
          </table:table-cell>
          <table:table-cell office:value-type="float" office:value="9.21788183994792" calcext:value-type="float">
            <text:p>9.2178818399</text:p>
          </table:table-cell>
          <table:table-cell table:number-columns-repeated="9"/>
        </table:table-row>
        <table:table-row table:style-name="ro1">
          <table:table-cell office:value-type="float" office:value="5.03697561554428" calcext:value-type="float">
            <text:p>5.0369756155</text:p>
          </table:table-cell>
          <table:table-cell office:value-type="float" office:value="13.5223436078371" calcext:value-type="float">
            <text:p>13.5223436078</text:p>
          </table:table-cell>
          <table:table-cell table:number-columns-repeated="9"/>
        </table:table-row>
        <table:table-row table:style-name="ro1">
          <table:table-cell office:value-type="float" office:value="6.14655063481483" calcext:value-type="float">
            <text:p>6.1465506348</text:p>
          </table:table-cell>
          <table:table-cell office:value-type="float" office:value="1.3356703536642" calcext:value-type="float">
            <text:p>1.3356703537</text:p>
          </table:table-cell>
          <table:table-cell table:number-columns-repeated="9"/>
        </table:table-row>
        <table:table-row table:style-name="ro1">
          <table:table-cell office:value-type="float" office:value="0.263320715953085" calcext:value-type="float">
            <text:p>0.263320716</text:p>
          </table:table-cell>
          <table:table-cell office:value-type="float" office:value="16.5779088609073" calcext:value-type="float">
            <text:p>16.5779088609</text:p>
          </table:table-cell>
          <table:table-cell table:number-columns-repeated="9"/>
        </table:table-row>
        <table:table-row table:style-name="ro1">
          <table:table-cell office:value-type="float" office:value="17.9820358843716" calcext:value-type="float">
            <text:p>17.9820358844</text:p>
          </table:table-cell>
          <table:table-cell office:value-type="float" office:value="3.17395422984824" calcext:value-type="float">
            <text:p>3.1739542298</text:p>
          </table:table-cell>
          <table:table-cell table:number-columns-repeated="9"/>
        </table:table-row>
        <table:table-row table:style-name="ro1">
          <table:table-cell office:value-type="float" office:value="8.52938425958547" calcext:value-type="float">
            <text:p>8.5293842596</text:p>
          </table:table-cell>
          <table:table-cell office:value-type="float" office:value="3.73171597959111" calcext:value-type="float">
            <text:p>3.7317159796</text:p>
          </table:table-cell>
          <table:table-cell table:number-columns-repeated="9"/>
        </table:table-row>
        <table:table-row table:style-name="ro1">
          <table:table-cell office:value-type="float" office:value="11.2738456026207" calcext:value-type="float">
            <text:p>11.2738456026</text:p>
          </table:table-cell>
          <table:table-cell office:value-type="float" office:value="18.3540732625832" calcext:value-type="float">
            <text:p>18.3540732626</text:p>
          </table:table-cell>
          <table:table-cell table:number-columns-repeated="9"/>
        </table:table-row>
        <table:table-row table:style-name="ro1">
          <table:table-cell office:value-type="float" office:value="6.67386498814476" calcext:value-type="float">
            <text:p>6.6738649881</text:p>
          </table:table-cell>
          <table:table-cell office:value-type="float" office:value="12.0102925076792" calcext:value-type="float">
            <text:p>12.0102925077</text:p>
          </table:table-cell>
          <table:table-cell table:number-columns-repeated="9"/>
        </table:table-row>
        <table:table-row table:style-name="ro1">
          <table:table-cell office:value-type="float" office:value="2.63733985345512" calcext:value-type="float">
            <text:p>2.6373398535</text:p>
          </table:table-cell>
          <table:table-cell office:value-type="float" office:value="8.17511703264102" calcext:value-type="float">
            <text:p>8.1751170326</text:p>
          </table:table-cell>
          <table:table-cell table:number-columns-repeated="9"/>
        </table:table-row>
        <table:table-row table:style-name="ro1">
          <table:table-cell office:value-type="float" office:value="7.18868406838131" calcext:value-type="float">
            <text:p>7.1886840684</text:p>
          </table:table-cell>
          <table:table-cell office:value-type="float" office:value="6.9226599920118" calcext:value-type="float">
            <text:p>6.922659992</text:p>
          </table:table-cell>
          <table:table-cell table:number-columns-repeated="9"/>
        </table:table-row>
        <table:table-row table:style-name="ro1">
          <table:table-cell office:value-type="float" office:value="9.56420206082728" calcext:value-type="float">
            <text:p>9.5642020608</text:p>
          </table:table-cell>
          <table:table-cell office:value-type="float" office:value="14.0785808567365" calcext:value-type="float">
            <text:p>14.0785808567</text:p>
          </table:table-cell>
          <table:table-cell table:number-columns-repeated="9"/>
        </table:table-row>
        <table:table-row table:style-name="ro1">
          <table:table-cell office:value-type="float" office:value="8.25489036149415" calcext:value-type="float">
            <text:p>8.2548903615</text:p>
          </table:table-cell>
          <table:table-cell office:value-type="float" office:value="14.3789146015863" calcext:value-type="float">
            <text:p>14.3789146016</text:p>
          </table:table-cell>
          <table:table-cell table:number-columns-repeated="9"/>
        </table:table-row>
        <table:table-row table:style-name="ro1">
          <table:table-cell office:value-type="float" office:value="20.6163374957125" calcext:value-type="float">
            <text:p>20.6163374957</text:p>
          </table:table-cell>
          <table:table-cell office:value-type="float" office:value="27.7498023103387" calcext:value-type="float">
            <text:p>27.7498023103</text:p>
          </table:table-cell>
          <table:table-cell table:number-columns-repeated="9"/>
        </table:table-row>
        <table:table-row table:style-name="ro1">
          <table:table-cell office:value-type="float" office:value="13.6374443408773" calcext:value-type="float">
            <text:p>13.6374443409</text:p>
          </table:table-cell>
          <table:table-cell office:value-type="float" office:value="15.9956404013554" calcext:value-type="float">
            <text:p>15.9956404014</text:p>
          </table:table-cell>
          <table:table-cell table:number-columns-repeated="9"/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4.37342828911142" calcext:value-type="float">
            <text:p>4.3734282891</text:p>
          </table:table-cell>
          <table:table-cell table:number-columns-repeated="9"/>
        </table:table-row>
        <table:table-row table:style-name="ro1">
          <table:table-cell office:value-type="float" office:value="3.13932251902679" calcext:value-type="float">
            <text:p>3.139322519</text:p>
          </table:table-cell>
          <table:table-cell office:value-type="float" office:value="6.800349558775" calcext:value-type="float">
            <text:p>6.8003495588</text:p>
          </table:table-cell>
          <table:table-cell table:number-columns-repeated="9"/>
        </table:table-row>
        <table:table-row table:style-name="ro1">
          <table:table-cell office:value-type="float" office:value="27.3860243556461" calcext:value-type="float">
            <text:p>27.3860243556</text:p>
          </table:table-cell>
          <table:table-cell office:value-type="float" office:value="4.22489881440476" calcext:value-type="float">
            <text:p>4.2248988144</text:p>
          </table:table-cell>
          <table:table-cell table:number-columns-repeated="9"/>
        </table:table-row>
        <table:table-row table:style-name="ro1">
          <table:table-cell office:value-type="float" office:value="3.32753422596106" calcext:value-type="float">
            <text:p>3.327534226</text:p>
          </table:table-cell>
          <table:table-cell office:value-type="float" office:value="0.832115361628248" calcext:value-type="float">
            <text:p>0.8321153616</text:p>
          </table:table-cell>
          <table:table-cell table:number-columns-repeated="9"/>
        </table:table-row>
        <table:table-row table:style-name="ro1">
          <table:table-cell office:value-type="float" office:value="7.69579704749486" calcext:value-type="float">
            <text:p>7.6957970475</text:p>
          </table:table-cell>
          <table:table-cell office:value-type="float" office:value="12.2065395507396" calcext:value-type="float">
            <text:p>12.2065395507</text:p>
          </table:table-cell>
          <table:table-cell table:number-columns-repeated="9"/>
        </table:table-row>
        <table:table-row table:style-name="ro1">
          <table:table-cell office:value-type="float" office:value="11.9021828531596" calcext:value-type="float">
            <text:p>11.9021828532</text:p>
          </table:table-cell>
          <table:table-cell office:value-type="float" office:value="19.5756517983426" calcext:value-type="float">
            <text:p>19.5756517983</text:p>
          </table:table-cell>
          <table:table-cell table:number-columns-repeated="9"/>
        </table:table-row>
        <table:table-row table:style-name="ro1">
          <table:table-cell office:value-type="float" office:value="11.3313598920897" calcext:value-type="float">
            <text:p>11.3313598921</text:p>
          </table:table-cell>
          <table:table-cell office:value-type="float" office:value="4.75861145671095" calcext:value-type="float">
            <text:p>4.7586114567</text:p>
          </table:table-cell>
          <table:table-cell table:number-columns-repeated="9"/>
        </table:table-row>
        <table:table-row table:style-name="ro1">
          <table:table-cell office:value-type="float" office:value="3.20307377724429" calcext:value-type="float">
            <text:p>3.2030737772</text:p>
          </table:table-cell>
          <table:table-cell office:value-type="float" office:value="1.33462293458864" calcext:value-type="float">
            <text:p>1.3346229346</text:p>
          </table:table-cell>
          <table:table-cell table:number-columns-repeated="9"/>
        </table:table-row>
        <table:table-row table:style-name="ro1">
          <table:table-cell office:value-type="float" office:value="23.8118132645967" calcext:value-type="float">
            <text:p>23.8118132646</text:p>
          </table:table-cell>
          <table:table-cell office:value-type="float" office:value="26.4642692899687" calcext:value-type="float">
            <text:p>26.46426929</text:p>
          </table:table-cell>
          <table:table-cell table:number-columns-repeated="9"/>
        </table:table-row>
        <table:table-row table:style-name="ro1">
          <table:table-cell office:value-type="float" office:value="7.72250435020192" calcext:value-type="float">
            <text:p>7.7225043502</text:p>
          </table:table-cell>
          <table:table-cell office:value-type="float" office:value="2.57342700714678" calcext:value-type="float">
            <text:p>2.5734270071</text:p>
          </table:table-cell>
          <table:table-cell table:number-columns-repeated="9"/>
        </table:table-row>
        <table:table-row table:style-name="ro1">
          <table:table-cell office:value-type="float" office:value="16.8905380387055" calcext:value-type="float">
            <text:p>16.8905380387</text:p>
          </table:table-cell>
          <table:table-cell office:value-type="float" office:value="24.0149812567706" calcext:value-type="float">
            <text:p>24.014981256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.6665068325669" calcext:value-type="float">
            <text:p>16.6665068326</text:p>
          </table:table-cell>
          <table:table-cell table:number-columns-repeated="9"/>
        </table:table-row>
        <table:table-row table:style-name="ro1">
          <table:table-cell office:value-type="float" office:value="9.42311233863284" calcext:value-type="float">
            <text:p>9.4231123386</text:p>
          </table:table-cell>
          <table:table-cell office:value-type="float" office:value="0.360352401831198" calcext:value-type="float">
            <text:p>0.3603524018</text:p>
          </table:table-cell>
          <table:table-cell table:number-columns-repeated="9"/>
        </table:table-row>
        <table:table-row table:style-name="ro1">
          <table:table-cell office:value-type="float" office:value="24.6609929931034" calcext:value-type="float">
            <text:p>24.6609929931</text:p>
          </table:table-cell>
          <table:table-cell office:value-type="float" office:value="11.8261542605407" calcext:value-type="float">
            <text:p>11.8261542605</text:p>
          </table:table-cell>
          <table:table-cell table:number-columns-repeated="9"/>
        </table:table-row>
        <table:table-row table:style-name="ro1">
          <table:table-cell office:value-type="float" office:value="18.0005120110614" calcext:value-type="float">
            <text:p>18.0005120111</text:p>
          </table:table-cell>
          <table:table-cell office:value-type="float" office:value="3.45983631688483" calcext:value-type="float">
            <text:p>3.4598363169</text:p>
          </table:table-cell>
          <table:table-cell table:number-columns-repeated="9"/>
        </table:table-row>
        <table:table-row table:style-name="ro1">
          <table:table-cell office:value-type="float" office:value="3.26528609895062" calcext:value-type="float">
            <text:p>3.265286099</text:p>
          </table:table-cell>
          <table:table-cell office:value-type="float" office:value="33.9734426676485" calcext:value-type="float">
            <text:p>33.9734426676</text:p>
          </table:table-cell>
          <table:table-cell table:number-columns-repeated="9"/>
        </table:table-row>
        <table:table-row table:style-name="ro1">
          <table:table-cell office:value-type="float" office:value="9.32288032062214" calcext:value-type="float">
            <text:p>9.3228803206</text:p>
          </table:table-cell>
          <table:table-cell office:value-type="float" office:value="7.24982775846134" calcext:value-type="float">
            <text:p>7.2498277585</text:p>
          </table:table-cell>
          <table:table-cell table:number-columns-repeated="9"/>
        </table:table-row>
        <table:table-row table:style-name="ro1">
          <table:table-cell office:value-type="float" office:value="4.26154938123894" calcext:value-type="float">
            <text:p>4.2615493812</text:p>
          </table:table-cell>
          <table:table-cell office:value-type="float" office:value="11.4528423053521" calcext:value-type="float">
            <text:p>11.4528423054</text:p>
          </table:table-cell>
          <table:table-cell table:number-columns-repeated="9"/>
        </table:table-row>
        <table:table-row table:style-name="ro1">
          <table:table-cell office:value-type="float" office:value="4.18605996937063" calcext:value-type="float">
            <text:p>4.1860599694</text:p>
          </table:table-cell>
          <table:table-cell office:value-type="float" office:value="12.0749866224701" calcext:value-type="float">
            <text:p>12.0749866225</text:p>
          </table:table-cell>
          <table:table-cell table:number-columns-repeated="9"/>
        </table:table-row>
        <table:table-row table:style-name="ro1">
          <table:table-cell office:value-type="float" office:value="2.88181695564811" calcext:value-type="float">
            <text:p>2.8818169556</text:p>
          </table:table-cell>
          <table:table-cell office:value-type="float" office:value="10.7400898987922" calcext:value-type="float">
            <text:p>10.7400898988</text:p>
          </table:table-cell>
          <table:table-cell table:number-columns-repeated="9"/>
        </table:table-row>
        <table:table-row table:style-name="ro1">
          <table:table-cell office:value-type="float" office:value="4.53081160703651" calcext:value-type="float">
            <text:p>4.530811607</text:p>
          </table:table-cell>
          <table:table-cell office:value-type="float" office:value="15.188622260809" calcext:value-type="float">
            <text:p>15.1886222608</text:p>
          </table:table-cell>
          <table:table-cell table:number-columns-repeated="9"/>
        </table:table-row>
        <table:table-row table:style-name="ro1">
          <table:table-cell office:value-type="float" office:value="4.10397354514988" calcext:value-type="float">
            <text:p>4.1039735451</text:p>
          </table:table-cell>
          <table:table-cell office:value-type="float" office:value="6.66830571740003" calcext:value-type="float">
            <text:p>6.6683057174</text:p>
          </table:table-cell>
          <table:table-cell table:number-columns-repeated="9"/>
        </table:table-row>
        <table:table-row table:style-name="ro1">
          <table:table-cell office:value-type="float" office:value="8.17025035175627" calcext:value-type="float">
            <text:p>8.1702503518</text:p>
          </table:table-cell>
          <table:table-cell office:value-type="float" office:value="14.2314830284699" calcext:value-type="float">
            <text:p>14.2314830285</text:p>
          </table:table-cell>
          <table:table-cell table:number-columns-repeated="9"/>
        </table:table-row>
      </table:table>
      <table:table table:name="#33" table:style-name="ta1">
        <table:shapes>
          <draw:frame draw:z-index="0" draw:style-name="gr1" draw:text-style-name="P1" svg:width="6.2988in" svg:height="3.5429in" svg:x="5.7776in" svg:y="38.1783in">
            <draw:object draw:notify-on-update-of-ranges="'#33'.I180:'#33'.I213 '#33'.J180:'#33'.J213 '#33'.K180:'#33'.K2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165in" svg:y="61.6343in">
            <draw:object draw:notify-on-update-of-ranges="'#33'.I319:'#33'.I345 '#33'.J318:'#33'.J318 '#33'.J319:'#33'.J345 '#33'.K318:'#33'.K318 '#33'.K319:'#33'.K3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#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T/(XT+XL)</text:p>
          </table:table-cell>
          <table:table-cell office:value-type="string" calcext:value-type="string">
            <text:p>%XT</text:p>
          </table:table-cell>
          <table:table-cell office:value-type="string" calcext:value-type="string">
            <text:p>XL/(XT+XL)</text:p>
          </table:table-cell>
          <table:table-cell office:value-type="string" calcext:value-type="string">
            <text:p>%XL</text:p>
          </table:table-cell>
          <table:table-cell office:value-type="string" calcext:value-type="string">
            <text:p>CN</text:p>
          </table:table-cell>
          <table:table-cell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.82" calcext:value-type="float">
            <text:p>17.82</text:p>
          </table:table-cell>
          <table:table-cell table:formula="of:=RADIANS([.B3])" office:value-type="float" office:value="0.31101767270539" calcext:value-type="float">
            <text:p>0.3110176727</text:p>
          </table:table-cell>
          <table:table-cell table:formula="of:=[.A3]*SIN([.C3])" office:value-type="float" office:value="8.01180367249495" calcext:value-type="float">
            <text:p>8.0118036725</text:p>
          </table:table-cell>
          <table:table-cell table:formula="of:=[.A3]*COS([.C3])" office:value-type="float" office:value="24.9239523734378" calcext:value-type="float">
            <text:p>24.9239523734</text:p>
          </table:table-cell>
          <table:table-cell table:formula="of:=[.D3]/([.D3]+[.E3])" office:value-type="float" office:value="0.243255495981982" calcext:value-type="float">
            <text:p>0.243255496</text:p>
          </table:table-cell>
          <table:table-cell table:style-name="ce1" table:formula="of:=[.F3]*100" office:value-type="float" office:value="24.3255495981982" calcext:value-type="float">
            <text:p>24.3255495982</text:p>
          </table:table-cell>
          <table:table-cell table:formula="of:=1-[.F3]" office:value-type="float" office:value="0.756744504018018" calcext:value-type="float">
            <text:p>0.756744504</text:p>
          </table:table-cell>
          <table:table-cell table:style-name="ce1" table:formula="of:=[.H3]*100" office:value-type="float" office:value="75.6744504018018" calcext:value-type="float">
            <text:p>75.674450401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3]*COS([.J3])" office:value-type="float" office:value="0.726603587344069" calcext:value-type="float">
            <text:p>0.7266035873</text:p>
          </table:table-cell>
          <table:table-cell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38.99" calcext:value-type="float">
            <text:p>38.99</text:p>
          </table:table-cell>
          <table:table-cell table:formula="of:=RADIANS([.B4])" office:value-type="float" office:value="0.680503875352589" calcext:value-type="float">
            <text:p>0.6805038754</text:p>
          </table:table-cell>
          <table:table-cell table:formula="of:=[.A4]*SIN([.C4])" office:value-type="float" office:value="18.284108657951" calcext:value-type="float">
            <text:p>18.284108658</text:p>
          </table:table-cell>
          <table:table-cell table:formula="of:=[.A4]*COS([.C4])" office:value-type="float" office:value="22.5870531629126" calcext:value-type="float">
            <text:p>22.5870531629</text:p>
          </table:table-cell>
          <table:table-cell table:formula="of:=[.D4]/([.D4]+[.E4])" office:value-type="float" office:value="0.447359650261214" calcext:value-type="float">
            <text:p>0.4473596503</text:p>
          </table:table-cell>
          <table:table-cell table:style-name="ce1" table:formula="of:=[.F4]*100" office:value-type="float" office:value="44.7359650261214" calcext:value-type="float">
            <text:p>44.7359650261</text:p>
          </table:table-cell>
          <table:table-cell table:formula="of:=1-[.F4]" office:value-type="float" office:value="0.552640349738786" calcext:value-type="float">
            <text:p>0.5526403497</text:p>
          </table:table-cell>
          <table:table-cell table:style-name="ce1" table:formula="of:=[.H4]*100" office:value-type="float" office:value="55.2640349738786" calcext:value-type="float">
            <text:p>55.2640349739</text:p>
          </table:table-cell>
          <table:table-cell table:number-columns-repeated="2"/>
          <table:table-cell table:formula="of:=[.H4]*COS([.J4])" office:value-type="float" office:value="0.552640349738786" calcext:value-type="float">
            <text:p>0.5526403497</text:p>
          </table:table-cell>
          <table:table-cell/>
        </table:table-row>
        <table:table-row table:style-name="ro1">
          <table:table-cell office:value-type="float" office:value="33.17" calcext:value-type="float">
            <text:p>33.17</text:p>
          </table:table-cell>
          <table:table-cell office:value-type="float" office:value="49.36" calcext:value-type="float">
            <text:p>49.36</text:p>
          </table:table-cell>
          <table:table-cell table:formula="of:=RADIANS([.B5])" office:value-type="float" office:value="0.861494518784401" calcext:value-type="float">
            <text:p>0.8614945188</text:p>
          </table:table-cell>
          <table:table-cell table:formula="of:=[.A5]*SIN([.C5])" office:value-type="float" office:value="25.1699531309771" calcext:value-type="float">
            <text:p>25.169953131</text:p>
          </table:table-cell>
          <table:table-cell table:formula="of:=[.A5]*COS([.C5])" office:value-type="float" office:value="21.6037579921738" calcext:value-type="float">
            <text:p>21.6037579922</text:p>
          </table:table-cell>
          <table:table-cell table:formula="of:=[.D5]/([.D5]+[.E5])" office:value-type="float" office:value="0.538121789496389" calcext:value-type="float">
            <text:p>0.5381217895</text:p>
          </table:table-cell>
          <table:table-cell table:style-name="ce1" table:formula="of:=[.F5]*100" office:value-type="float" office:value="53.8121789496389" calcext:value-type="float">
            <text:p>53.8121789496</text:p>
          </table:table-cell>
          <table:table-cell table:formula="of:=1-[.F5]" office:value-type="float" office:value="0.461878210503611" calcext:value-type="float">
            <text:p>0.4618782105</text:p>
          </table:table-cell>
          <table:table-cell table:style-name="ce1" table:formula="of:=[.H5]*100" office:value-type="float" office:value="46.1878210503611" calcext:value-type="float">
            <text:p>46.1878210504</text:p>
          </table:table-cell>
          <table:table-cell table:number-columns-repeated="2"/>
          <table:table-cell table:formula="of:=[.H5]*COS([.J5])" office:value-type="float" office:value="0.461878210503611" calcext:value-type="float">
            <text:p>0.4618782105</text:p>
          </table:table-cell>
          <table:table-cell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.98" calcext:value-type="float">
            <text:p>17.98</text:p>
          </table:table-cell>
          <table:table-cell table:formula="of:=RADIANS([.B6])" office:value-type="float" office:value="0.31381019950858" calcext:value-type="float">
            <text:p>0.3138101995</text:p>
          </table:table-cell>
          <table:table-cell table:formula="of:=[.A6]*SIN([.C6])" office:value-type="float" office:value="6.90528332033587" calcext:value-type="float">
            <text:p>6.9052833203</text:p>
          </table:table-cell>
          <table:table-cell table:formula="of:=[.A6]*COS([.C6])" office:value-type="float" office:value="21.2775459643703" calcext:value-type="float">
            <text:p>21.2775459644</text:p>
          </table:table-cell>
          <table:table-cell table:formula="of:=[.D6]/([.D6]+[.E6])" office:value-type="float" office:value="0.245017391638643" calcext:value-type="float">
            <text:p>0.2450173916</text:p>
          </table:table-cell>
          <table:table-cell table:style-name="ce1" table:formula="of:=[.F6]*100" office:value-type="float" office:value="24.5017391638643" calcext:value-type="float">
            <text:p>24.5017391639</text:p>
          </table:table-cell>
          <table:table-cell table:formula="of:=1-[.F6]" office:value-type="float" office:value="0.754982608361357" calcext:value-type="float">
            <text:p>0.7549826084</text:p>
          </table:table-cell>
          <table:table-cell table:style-name="ce1" table:formula="of:=[.H6]*100" office:value-type="float" office:value="75.4982608361357" calcext:value-type="float">
            <text:p>75.4982608361</text:p>
          </table:table-cell>
          <table:table-cell/>
          <table:table-cell office:value-type="string" calcext:value-type="string">
            <text:p>33A</text:p>
          </table:table-cell>
          <table:table-cell table:formula="of:=[.H6]*COS([.J6])" office:value-type="float" office:value="0.754982608361357" calcext:value-type="float">
            <text:p>0.7549826084</text:p>
          </table:table-cell>
          <table:table-cell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40.12" calcext:value-type="float">
            <text:p>40.12</text:p>
          </table:table-cell>
          <table:table-cell table:formula="of:=RADIANS([.B7])" office:value-type="float" office:value="0.700226095900125" calcext:value-type="float">
            <text:p>0.7002260959</text:p>
          </table:table-cell>
          <table:table-cell table:formula="of:=[.A7]*SIN([.C7])" office:value-type="float" office:value="8.61550230131673" calcext:value-type="float">
            <text:p>8.6155023013</text:p>
          </table:table-cell>
          <table:table-cell table:formula="of:=[.A7]*COS([.C7])" office:value-type="float" office:value="10.2239923755843" calcext:value-type="float">
            <text:p>10.2239923756</text:p>
          </table:table-cell>
          <table:table-cell table:formula="of:=[.D7]/([.D7]+[.E7])" office:value-type="float" office:value="0.457310689542014" calcext:value-type="float">
            <text:p>0.4573106895</text:p>
          </table:table-cell>
          <table:table-cell table:style-name="ce1" table:formula="of:=[.F7]*100" office:value-type="float" office:value="45.7310689542014" calcext:value-type="float">
            <text:p>45.7310689542</text:p>
          </table:table-cell>
          <table:table-cell table:formula="of:=1-[.F7]" office:value-type="float" office:value="0.542689310457986" calcext:value-type="float">
            <text:p>0.5426893105</text:p>
          </table:table-cell>
          <table:table-cell table:style-name="ce1" table:formula="of:=[.H7]*100" office:value-type="float" office:value="54.2689310457986" calcext:value-type="float">
            <text:p>54.2689310458</text:p>
          </table:table-cell>
          <table:table-cell table:number-columns-repeated="2"/>
          <table:table-cell table:formula="of:=[.H7]*COS([.J7])" office:value-type="float" office:value="0.542689310457986" calcext:value-type="float">
            <text:p>0.5426893105</text:p>
          </table:table-cell>
          <table:table-cell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26.57" calcext:value-type="float">
            <text:p>26.57</text:p>
          </table:table-cell>
          <table:table-cell table:formula="of:=RADIANS([.B8])" office:value-type="float" office:value="0.463733982254893" calcext:value-type="float">
            <text:p>0.4637339823</text:p>
          </table:table-cell>
          <table:table-cell table:formula="of:=[.A8]*SIN([.C8])" office:value-type="float" office:value="5.0275491362263" calcext:value-type="float">
            <text:p>5.0275491362</text:p>
          </table:table-cell>
          <table:table-cell table:formula="of:=[.A8]*COS([.C8])" office:value-type="float" office:value="10.0529274185597" calcext:value-type="float">
            <text:p>10.0529274186</text:p>
          </table:table-cell>
          <table:table-cell table:formula="of:=[.D8]/([.D8]+[.E8])" office:value-type="float" office:value="0.333381317093108" calcext:value-type="float">
            <text:p>0.3333813171</text:p>
          </table:table-cell>
          <table:table-cell table:style-name="ce1" table:formula="of:=[.F8]*100" office:value-type="float" office:value="33.3381317093108" calcext:value-type="float">
            <text:p>33.3381317093</text:p>
          </table:table-cell>
          <table:table-cell table:formula="of:=1-[.F8]" office:value-type="float" office:value="0.666618682906892" calcext:value-type="float">
            <text:p>0.6666186829</text:p>
          </table:table-cell>
          <table:table-cell table:style-name="ce1" table:formula="of:=[.H8]*100" office:value-type="float" office:value="66.6618682906892" calcext:value-type="float">
            <text:p>66.6618682907</text:p>
          </table:table-cell>
          <table:table-cell table:number-columns-repeated="2"/>
          <table:table-cell table:formula="of:=[.H8]*COS([.J8])" office:value-type="float" office:value="0.666618682906892" calcext:value-type="float">
            <text:p>0.6666186829</text:p>
          </table:table-cell>
          <table:table-cell/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38.21" calcext:value-type="float">
            <text:p>38.21</text:p>
          </table:table-cell>
          <table:table-cell table:formula="of:=RADIANS([.B9])" office:value-type="float" office:value="0.666890307187033" calcext:value-type="float">
            <text:p>0.6668903072</text:p>
          </table:table-cell>
          <table:table-cell table:formula="of:=[.A9]*SIN([.C9])" office:value-type="float" office:value="9.75446322636174" calcext:value-type="float">
            <text:p>9.7544632264</text:p>
          </table:table-cell>
          <table:table-cell table:formula="of:=[.A9]*COS([.C9])" office:value-type="float" office:value="12.3912609191138" calcext:value-type="float">
            <text:p>12.3912609191</text:p>
          </table:table-cell>
          <table:table-cell table:formula="of:=[.D9]/([.D9]+[.E9])" office:value-type="float" office:value="0.440467115109199" calcext:value-type="float">
            <text:p>0.4404671151</text:p>
          </table:table-cell>
          <table:table-cell table:style-name="ce1" table:formula="of:=[.F9]*100" office:value-type="float" office:value="44.0467115109199" calcext:value-type="float">
            <text:p>44.0467115109</text:p>
          </table:table-cell>
          <table:table-cell table:formula="of:=1-[.F9]" office:value-type="float" office:value="0.559532884890801" calcext:value-type="float">
            <text:p>0.5595328849</text:p>
          </table:table-cell>
          <table:table-cell table:style-name="ce1" table:formula="of:=[.H9]*100" office:value-type="float" office:value="55.9532884890801" calcext:value-type="float">
            <text:p>55.95328848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9]*COS([.J9])" office:value-type="float" office:value="0.421833103298387" calcext:value-type="float">
            <text:p>0.4218331033</text:p>
          </table:table-cell>
          <table:table-cell/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70.7" calcext:value-type="float">
            <text:p>70.7</text:p>
          </table:table-cell>
          <table:table-cell table:formula="of:=RADIANS([.B10])" office:value-type="float" office:value="1.23394778115999" calcext:value-type="float">
            <text:p>1.2339477812</text:p>
          </table:table-cell>
          <table:table-cell table:formula="of:=[.A10]*SIN([.C10])" office:value-type="float" office:value="35.4397257319503" calcext:value-type="float">
            <text:p>35.439725732</text:p>
          </table:table-cell>
          <table:table-cell table:formula="of:=[.A10]*COS([.C10])" office:value-type="float" office:value="12.4108154463815" calcext:value-type="float">
            <text:p>12.4108154464</text:p>
          </table:table-cell>
          <table:table-cell table:formula="of:=[.D10]/([.D10]+[.E10])" office:value-type="float" office:value="0.740633749571854" calcext:value-type="float">
            <text:p>0.7406337496</text:p>
          </table:table-cell>
          <table:table-cell table:style-name="ce1" table:formula="of:=[.F10]*100" office:value-type="float" office:value="74.0633749571854" calcext:value-type="float">
            <text:p>74.0633749572</text:p>
          </table:table-cell>
          <table:table-cell table:formula="of:=1-[.F10]" office:value-type="float" office:value="0.259366250428146" calcext:value-type="float">
            <text:p>0.2593662504</text:p>
          </table:table-cell>
          <table:table-cell table:style-name="ce1" table:formula="of:=[.H10]*100" office:value-type="float" office:value="25.9366250428146" calcext:value-type="float">
            <text:p>25.9366250428</text:p>
          </table:table-cell>
          <table:table-cell table:number-columns-repeated="2"/>
          <table:table-cell table:formula="of:=[.H10]*COS([.J10])" office:value-type="float" office:value="0.259366250428146" calcext:value-type="float">
            <text:p>0.2593662504</text:p>
          </table:table-cell>
          <table:table-cell/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5.64" calcext:value-type="float">
            <text:p>5.64</text:p>
          </table:table-cell>
          <table:table-cell table:formula="of:=RADIANS([.B11])" office:value-type="float" office:value="0.0984365698124802" calcext:value-type="float">
            <text:p>0.0984365698</text:p>
          </table:table-cell>
          <table:table-cell table:formula="of:=[.A11]*SIN([.C11])" office:value-type="float" office:value="2.10903892094648" calcext:value-type="float">
            <text:p>2.1090389209</text:p>
          </table:table-cell>
          <table:table-cell table:formula="of:=[.A11]*COS([.C11])" office:value-type="float" office:value="21.3561128211557" calcext:value-type="float">
            <text:p>21.3561128212</text:p>
          </table:table-cell>
          <table:table-cell table:formula="of:=[.D11]/([.D11]+[.E11])" office:value-type="float" office:value="0.0898796199626676" calcext:value-type="float">
            <text:p>0.08987962</text:p>
          </table:table-cell>
          <table:table-cell table:style-name="ce1" table:formula="of:=[.F11]*100" office:value-type="float" office:value="8.98796199626676" calcext:value-type="float">
            <text:p>8.9879619963</text:p>
          </table:table-cell>
          <table:table-cell table:formula="of:=1-[.F11]" office:value-type="float" office:value="0.910120380037332" calcext:value-type="float">
            <text:p>0.91012038</text:p>
          </table:table-cell>
          <table:table-cell table:style-name="ce1" table:formula="of:=[.H11]*100" office:value-type="float" office:value="91.0120380037332" calcext:value-type="float">
            <text:p>91.0120380037</text:p>
          </table:table-cell>
          <table:table-cell table:number-columns-repeated="2"/>
          <table:table-cell table:formula="of:=[.H11]*COS([.J11])" office:value-type="float" office:value="0.910120380037332" calcext:value-type="float">
            <text:p>0.91012038</text:p>
          </table:table-cell>
          <table:table-cell/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42.27" calcext:value-type="float">
            <text:p>42.27</text:p>
          </table:table-cell>
          <table:table-cell table:formula="of:=RADIANS([.B12])" office:value-type="float" office:value="0.737750674818003" calcext:value-type="float">
            <text:p>0.7377506748</text:p>
          </table:table-cell>
          <table:table-cell table:formula="of:=[.A12]*SIN([.C12])" office:value-type="float" office:value="18.4501079011642" calcext:value-type="float">
            <text:p>18.4501079012</text:p>
          </table:table-cell>
          <table:table-cell table:formula="of:=[.A12]*COS([.C12])" office:value-type="float" office:value="20.2977441710994" calcext:value-type="float">
            <text:p>20.2977441711</text:p>
          </table:table-cell>
          <table:table-cell table:formula="of:=[.D12]/([.D12]+[.E12])" office:value-type="float" office:value="0.476158210441066" calcext:value-type="float">
            <text:p>0.4761582104</text:p>
          </table:table-cell>
          <table:table-cell table:style-name="ce1" table:formula="of:=[.F12]*100" office:value-type="float" office:value="47.6158210441066" calcext:value-type="float">
            <text:p>47.6158210441</text:p>
          </table:table-cell>
          <table:table-cell table:formula="of:=1-[.F12]" office:value-type="float" office:value="0.523841789558934" calcext:value-type="float">
            <text:p>0.5238417896</text:p>
          </table:table-cell>
          <table:table-cell table:style-name="ce1" table:formula="of:=[.H12]*100" office:value-type="float" office:value="52.3841789558934" calcext:value-type="float">
            <text:p>52.3841789559</text:p>
          </table:table-cell>
          <table:table-cell table:number-columns-repeated="2"/>
          <table:table-cell table:formula="of:=[.H12]*COS([.J12])" office:value-type="float" office:value="0.523841789558934" calcext:value-type="float">
            <text:p>0.5238417896</text:p>
          </table:table-cell>
          <table:table-cell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51.34" calcext:value-type="float">
            <text:p>51.34</text:p>
          </table:table-cell>
          <table:table-cell table:formula="of:=RADIANS([.B13])" office:value-type="float" office:value="0.896052037973889" calcext:value-type="float">
            <text:p>0.896052038</text:p>
          </table:table-cell>
          <table:table-cell table:formula="of:=[.A13]*SIN([.C13])" office:value-type="float" office:value="7.91017986180667" calcext:value-type="float">
            <text:p>7.9101798618</text:p>
          </table:table-cell>
          <table:table-cell table:formula="of:=[.A13]*COS([.C13])" office:value-type="float" office:value="6.32818730394955" calcext:value-type="float">
            <text:p>6.3281873039</text:p>
          </table:table-cell>
          <table:table-cell table:formula="of:=[.D13]/([.D13]+[.E13])" office:value-type="float" office:value="0.555553861599449" calcext:value-type="float">
            <text:p>0.5555538616</text:p>
          </table:table-cell>
          <table:table-cell table:style-name="ce1" table:formula="of:=[.F13]*100" office:value-type="float" office:value="55.5553861599449" calcext:value-type="float">
            <text:p>55.5553861599</text:p>
          </table:table-cell>
          <table:table-cell table:formula="of:=1-[.F13]" office:value-type="float" office:value="0.444446138400551" calcext:value-type="float">
            <text:p>0.4444461384</text:p>
          </table:table-cell>
          <table:table-cell table:style-name="ce1" table:formula="of:=[.H13]*100" office:value-type="float" office:value="44.4446138400551" calcext:value-type="float">
            <text:p>44.4446138401</text:p>
          </table:table-cell>
          <table:table-cell/>
          <table:table-cell office:value-type="string" calcext:value-type="string">
            <text:p>33B</text:p>
          </table:table-cell>
          <table:table-cell table:formula="of:=[.H13]*COS([.J13])" office:value-type="float" office:value="0.444446138400551" calcext:value-type="float">
            <text:p>0.4444461384</text:p>
          </table:table-cell>
          <table:table-cell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4.93" calcext:value-type="float">
            <text:p>14.93</text:p>
          </table:table-cell>
          <table:table-cell table:formula="of:=RADIANS([.B14])" office:value-type="float" office:value="0.260577657322753" calcext:value-type="float">
            <text:p>0.2605776573</text:p>
          </table:table-cell>
          <table:table-cell table:formula="of:=[.A14]*SIN([.C14])" office:value-type="float" office:value="3.16380386493579" calcext:value-type="float">
            <text:p>3.1638038649</text:p>
          </table:table-cell>
          <table:table-cell table:formula="of:=[.A14]*COS([.C14])" office:value-type="float" office:value="11.865443316801" calcext:value-type="float">
            <text:p>11.8654433168</text:p>
          </table:table-cell>
          <table:table-cell table:formula="of:=[.D14]/([.D14]+[.E14])" office:value-type="float" office:value="0.210509803097814" calcext:value-type="float">
            <text:p>0.2105098031</text:p>
          </table:table-cell>
          <table:table-cell table:style-name="ce1" table:formula="of:=[.F14]*100" office:value-type="float" office:value="21.0509803097814" calcext:value-type="float">
            <text:p>21.0509803098</text:p>
          </table:table-cell>
          <table:table-cell table:formula="of:=1-[.F14]" office:value-type="float" office:value="0.789490196902186" calcext:value-type="float">
            <text:p>0.7894901969</text:p>
          </table:table-cell>
          <table:table-cell table:style-name="ce1" table:formula="of:=[.H14]*100" office:value-type="float" office:value="78.9490196902186" calcext:value-type="float">
            <text:p>78.9490196902</text:p>
          </table:table-cell>
          <table:table-cell table:number-columns-repeated="2"/>
          <table:table-cell table:formula="of:=[.H14]*COS([.J14])" office:value-type="float" office:value="0.789490196902186" calcext:value-type="float">
            <text:p>0.7894901969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7.5" calcext:value-type="float">
            <text:p>7.5</text:p>
          </table:table-cell>
          <table:table-cell table:formula="of:=RADIANS([.B15])" office:value-type="float" office:value="0.130899693899575" calcext:value-type="float">
            <text:p>0.1308996939</text:p>
          </table:table-cell>
          <table:table-cell table:formula="of:=[.A15]*SIN([.C15])" office:value-type="float" office:value="1.31831454142252" calcext:value-type="float">
            <text:p>1.3183145414</text:p>
          </table:table-cell>
          <table:table-cell table:formula="of:=[.A15]*COS([.C15])" office:value-type="float" office:value="10.0135930998755" calcext:value-type="float">
            <text:p>10.0135930999</text:p>
          </table:table-cell>
          <table:table-cell table:formula="of:=[.D15]/([.D15]+[.E15])" office:value-type="float" office:value="0.11633650601052" calcext:value-type="float">
            <text:p>0.116336506</text:p>
          </table:table-cell>
          <table:table-cell table:style-name="ce1" table:formula="of:=[.F15]*100" office:value-type="float" office:value="11.633650601052" calcext:value-type="float">
            <text:p>11.6336506011</text:p>
          </table:table-cell>
          <table:table-cell table:formula="of:=1-[.F15]" office:value-type="float" office:value="0.88366349398948" calcext:value-type="float">
            <text:p>0.883663494</text:p>
          </table:table-cell>
          <table:table-cell table:style-name="ce1" table:formula="of:=[.H15]*100" office:value-type="float" office:value="88.366349398948" calcext:value-type="float">
            <text:p>88.3663493989</text:p>
          </table:table-cell>
          <table:table-cell table:number-columns-repeated="2"/>
          <table:table-cell table:formula="of:=[.H15]*COS([.J15])" office:value-type="float" office:value="0.88366349398948" calcext:value-type="float">
            <text:p>0.883663494</text:p>
          </table:table-cell>
          <table:table-cell/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54.58" calcext:value-type="float">
            <text:p>54.58</text:p>
          </table:table-cell>
          <table:table-cell table:formula="of:=RADIANS([.B16])" office:value-type="float" office:value="0.952600705738505" calcext:value-type="float">
            <text:p>0.9526007057</text:p>
          </table:table-cell>
          <table:table-cell table:formula="of:=[.A16]*SIN([.C16])" office:value-type="float" office:value="25.4338260658604" calcext:value-type="float">
            <text:p>25.4338260659</text:p>
          </table:table-cell>
          <table:table-cell table:formula="of:=[.A16]*COS([.C16])" office:value-type="float" office:value="18.0882445707582" calcext:value-type="float">
            <text:p>18.0882445708</text:p>
          </table:table-cell>
          <table:table-cell table:formula="of:=[.D16]/([.D16]+[.E16])" office:value-type="float" office:value="0.584389154601962" calcext:value-type="float">
            <text:p>0.5843891546</text:p>
          </table:table-cell>
          <table:table-cell table:style-name="ce1" table:formula="of:=[.F16]*100" office:value-type="float" office:value="58.4389154601962" calcext:value-type="float">
            <text:p>58.4389154602</text:p>
          </table:table-cell>
          <table:table-cell table:formula="of:=1-[.F16]" office:value-type="float" office:value="0.415610845398038" calcext:value-type="float">
            <text:p>0.4156108454</text:p>
          </table:table-cell>
          <table:table-cell table:style-name="ce1" table:formula="of:=[.H16]*100" office:value-type="float" office:value="41.5610845398038" calcext:value-type="float">
            <text:p>41.561084539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16]*COS([.J16])" office:value-type="float" office:value="0.399057184560835" calcext:value-type="float">
            <text:p>0.3990571846</text:p>
          </table:table-cell>
          <table:table-cell/>
        </table:table-row>
        <table:table-row table:style-name="ro1">
          <table:table-cell office:value-type="float" office:value="32.78" calcext:value-type="float">
            <text:p>32.78</text:p>
          </table:table-cell>
          <table:table-cell office:value-type="float" office:value="16.79" calcext:value-type="float">
            <text:p>16.79</text:p>
          </table:table-cell>
          <table:table-cell table:formula="of:=RADIANS([.B17])" office:value-type="float" office:value="0.293040781409848" calcext:value-type="float">
            <text:p>0.2930407814</text:p>
          </table:table-cell>
          <table:table-cell table:formula="of:=[.A17]*SIN([.C17])" office:value-type="float" office:value="9.46898515350876" calcext:value-type="float">
            <text:p>9.4689851535</text:p>
          </table:table-cell>
          <table:table-cell table:formula="of:=[.A17]*COS([.C17])" office:value-type="float" office:value="31.3825862567544" calcext:value-type="float">
            <text:p>31.3825862568</text:p>
          </table:table-cell>
          <table:table-cell table:formula="of:=[.D17]/([.D17]+[.E17])" office:value-type="float" office:value="0.231789985712272" calcext:value-type="float">
            <text:p>0.2317899857</text:p>
          </table:table-cell>
          <table:table-cell table:style-name="ce1" table:formula="of:=[.F17]*100" office:value-type="float" office:value="23.1789985712272" calcext:value-type="float">
            <text:p>23.1789985712</text:p>
          </table:table-cell>
          <table:table-cell table:formula="of:=1-[.F17]" office:value-type="float" office:value="0.768210014287728" calcext:value-type="float">
            <text:p>0.7682100143</text:p>
          </table:table-cell>
          <table:table-cell table:style-name="ce1" table:formula="of:=[.H17]*100" office:value-type="float" office:value="76.8210014287728" calcext:value-type="float">
            <text:p>76.8210014288</text:p>
          </table:table-cell>
          <table:table-cell table:number-columns-repeated="2"/>
          <table:table-cell table:formula="of:=[.H17]*COS([.J17])" office:value-type="float" office:value="0.768210014287728" calcext:value-type="float">
            <text:p>0.7682100143</text:p>
          </table:table-cell>
          <table:table-cell/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65.89" calcext:value-type="float">
            <text:p>65.89</text:p>
          </table:table-cell>
          <table:table-cell table:formula="of:=RADIANS([.B18])" office:value-type="float" office:value="1.14999744413906" calcext:value-type="float">
            <text:p>1.1499974441</text:p>
          </table:table-cell>
          <table:table-cell table:formula="of:=[.A18]*SIN([.C18])" office:value-type="float" office:value="10.9257718677587" calcext:value-type="float">
            <text:p>10.9257718678</text:p>
          </table:table-cell>
          <table:table-cell table:formula="of:=[.A18]*COS([.C18])" office:value-type="float" office:value="4.88962259215285" calcext:value-type="float">
            <text:p>4.8896225922</text:p>
          </table:table-cell>
          <table:table-cell table:formula="of:=[.D18]/([.D18]+[.E18])" office:value-type="float" office:value="0.69083144877942" calcext:value-type="float">
            <text:p>0.6908314488</text:p>
          </table:table-cell>
          <table:table-cell table:style-name="ce1" table:formula="of:=[.F18]*100" office:value-type="float" office:value="69.083144877942" calcext:value-type="float">
            <text:p>69.0831448779</text:p>
          </table:table-cell>
          <table:table-cell table:formula="of:=1-[.F18]" office:value-type="float" office:value="0.30916855122058" calcext:value-type="float">
            <text:p>0.3091685512</text:p>
          </table:table-cell>
          <table:table-cell table:style-name="ce1" table:formula="of:=[.H18]*100" office:value-type="float" office:value="30.916855122058" calcext:value-type="float">
            <text:p>30.9168551221</text:p>
          </table:table-cell>
          <table:table-cell table:number-columns-repeated="2"/>
          <table:table-cell table:formula="of:=[.H18]*COS([.J18])" office:value-type="float" office:value="0.30916855122058" calcext:value-type="float">
            <text:p>0.3091685512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59.83" calcext:value-type="float">
            <text:p>59.83</text:p>
          </table:table-cell>
          <table:table-cell table:formula="of:=RADIANS([.B19])" office:value-type="float" office:value="1.04423049146821" calcext:value-type="float">
            <text:p>1.0442304915</text:p>
          </table:table-cell>
          <table:table-cell table:formula="of:=[.A19]*SIN([.C19])" office:value-type="float" office:value="4.73766859125106" calcext:value-type="float">
            <text:p>4.7376685913</text:p>
          </table:table-cell>
          <table:table-cell table:formula="of:=[.A19]*COS([.C19])" office:value-type="float" office:value="2.75406904769529" calcext:value-type="float">
            <text:p>2.7540690477</text:p>
          </table:table-cell>
          <table:table-cell table:formula="of:=[.D19]/([.D19]+[.E19])" office:value-type="float" office:value="0.632385812154171" calcext:value-type="float">
            <text:p>0.6323858122</text:p>
          </table:table-cell>
          <table:table-cell table:style-name="ce1" table:formula="of:=[.F19]*100" office:value-type="float" office:value="63.2385812154171" calcext:value-type="float">
            <text:p>63.2385812154</text:p>
          </table:table-cell>
          <table:table-cell table:formula="of:=1-[.F19]" office:value-type="float" office:value="0.367614187845829" calcext:value-type="float">
            <text:p>0.3676141878</text:p>
          </table:table-cell>
          <table:table-cell table:style-name="ce1" table:formula="of:=[.H19]*100" office:value-type="float" office:value="36.7614187845829" calcext:value-type="float">
            <text:p>36.7614187846</text:p>
          </table:table-cell>
          <table:table-cell/>
          <table:table-cell office:value-type="string" calcext:value-type="string">
            <text:p>33C</text:p>
          </table:table-cell>
          <table:table-cell table:formula="of:=[.H19]*COS([.J19])" office:value-type="float" office:value="0.367614187845829" calcext:value-type="float">
            <text:p>0.3676141878</text:p>
          </table:table-cell>
          <table:table-cell/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16.16" calcext:value-type="float">
            <text:p>16.16</text:p>
          </table:table-cell>
          <table:table-cell table:formula="of:=RADIANS([.B20])" office:value-type="float" office:value="0.282045207122284" calcext:value-type="float">
            <text:p>0.2820452071</text:p>
          </table:table-cell>
          <table:table-cell table:formula="of:=[.A20]*SIN([.C20])" office:value-type="float" office:value="4.40581551973024" calcext:value-type="float">
            <text:p>4.4058155197</text:p>
          </table:table-cell>
          <table:table-cell table:formula="of:=[.A20]*COS([.C20])" office:value-type="float" office:value="15.2045285887496" calcext:value-type="float">
            <text:p>15.2045285887</text:p>
          </table:table-cell>
          <table:table-cell table:formula="of:=[.D20]/([.D20]+[.E20])" office:value-type="float" office:value="0.224667935216144" calcext:value-type="float">
            <text:p>0.2246679352</text:p>
          </table:table-cell>
          <table:table-cell table:style-name="ce1" table:formula="of:=[.F20]*100" office:value-type="float" office:value="22.4667935216144" calcext:value-type="float">
            <text:p>22.4667935216</text:p>
          </table:table-cell>
          <table:table-cell table:formula="of:=1-[.F20]" office:value-type="float" office:value="0.775332064783856" calcext:value-type="float">
            <text:p>0.7753320648</text:p>
          </table:table-cell>
          <table:table-cell table:style-name="ce1" table:formula="of:=[.H20]*100" office:value-type="float" office:value="77.5332064783856" calcext:value-type="float">
            <text:p>77.5332064784</text:p>
          </table:table-cell>
          <table:table-cell table:number-columns-repeated="2"/>
          <table:table-cell table:formula="of:=[.H20]*COS([.J20])" office:value-type="float" office:value="0.775332064783856" calcext:value-type="float">
            <text:p>0.7753320648</text:p>
          </table:table-cell>
          <table:table-cell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6.56" calcext:value-type="float">
            <text:p>26.56</text:p>
          </table:table-cell>
          <table:table-cell table:formula="of:=RADIANS([.B21])" office:value-type="float" office:value="0.463559449329694" calcext:value-type="float">
            <text:p>0.4635594493</text:p>
          </table:table-cell>
          <table:table-cell table:formula="of:=[.A21]*SIN([.C21])" office:value-type="float" office:value="11.0665848485404" calcext:value-type="float">
            <text:p>11.0665848485</text:p>
          </table:table-cell>
          <table:table-cell table:formula="of:=[.A21]*COS([.C21])" office:value-type="float" office:value="22.1380486897571" calcext:value-type="float">
            <text:p>22.1380486898</text:p>
          </table:table-cell>
          <table:table-cell table:formula="of:=[.D21]/([.D21]+[.E21])" office:value-type="float" office:value="0.333284354298819" calcext:value-type="float">
            <text:p>0.3332843543</text:p>
          </table:table-cell>
          <table:table-cell table:style-name="ce1" table:formula="of:=[.F21]*100" office:value-type="float" office:value="33.3284354298819" calcext:value-type="float">
            <text:p>33.3284354299</text:p>
          </table:table-cell>
          <table:table-cell table:formula="of:=1-[.F21]" office:value-type="float" office:value="0.666715645701181" calcext:value-type="float">
            <text:p>0.6667156457</text:p>
          </table:table-cell>
          <table:table-cell table:style-name="ce1" table:formula="of:=[.H21]*100" office:value-type="float" office:value="66.6715645701181" calcext:value-type="float">
            <text:p>66.6715645701</text:p>
          </table:table-cell>
          <table:table-cell table:number-columns-repeated="2"/>
          <table:table-cell table:formula="of:=[.H21]*COS([.J21])" office:value-type="float" office:value="0.666715645701181" calcext:value-type="float">
            <text:p>0.6667156457</text:p>
          </table:table-cell>
          <table:table-cell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3.25" calcext:value-type="float">
            <text:p>13.25</text:p>
          </table:table-cell>
          <table:table-cell table:formula="of:=RADIANS([.B22])" office:value-type="float" office:value="0.231256125889249" calcext:value-type="float">
            <text:p>0.2312561259</text:p>
          </table:table-cell>
          <table:table-cell table:formula="of:=[.A22]*SIN([.C22])" office:value-type="float" office:value="2.78707675361656" calcext:value-type="float">
            <text:p>2.7870767536</text:p>
          </table:table-cell>
          <table:table-cell table:formula="of:=[.A22]*COS([.C22])" office:value-type="float" office:value="11.8362917828791" calcext:value-type="float">
            <text:p>11.8362917829</text:p>
          </table:table-cell>
          <table:table-cell table:formula="of:=[.D22]/([.D22]+[.E22])" office:value-type="float" office:value="0.190590611640597" calcext:value-type="float">
            <text:p>0.1905906116</text:p>
          </table:table-cell>
          <table:table-cell table:style-name="ce1" table:formula="of:=[.F22]*100" office:value-type="float" office:value="19.0590611640597" calcext:value-type="float">
            <text:p>19.0590611641</text:p>
          </table:table-cell>
          <table:table-cell table:formula="of:=1-[.F22]" office:value-type="float" office:value="0.809409388359403" calcext:value-type="float">
            <text:p>0.8094093884</text:p>
          </table:table-cell>
          <table:table-cell table:style-name="ce1" table:formula="of:=[.H22]*100" office:value-type="float" office:value="80.9409388359403" calcext:value-type="float">
            <text:p>80.9409388359</text:p>
          </table:table-cell>
          <table:table-cell table:number-columns-repeated="2"/>
          <table:table-cell table:formula="of:=[.H22]*COS([.J22])" office:value-type="float" office:value="0.809409388359403" calcext:value-type="float">
            <text:p>0.8094093884</text:p>
          </table:table-cell>
          <table:table-cell/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42.39" calcext:value-type="float">
            <text:p>42.39</text:p>
          </table:table-cell>
          <table:table-cell table:formula="of:=RADIANS([.B23])" office:value-type="float" office:value="0.739845069920396" calcext:value-type="float">
            <text:p>0.7398450699</text:p>
          </table:table-cell>
          <table:table-cell table:formula="of:=[.A23]*SIN([.C23])" office:value-type="float" office:value="22.1398574951265" calcext:value-type="float">
            <text:p>22.1398574951</text:p>
          </table:table-cell>
          <table:table-cell table:formula="of:=[.A23]*COS([.C23])" office:value-type="float" office:value="24.2547378896473" calcext:value-type="float">
            <text:p>24.2547378896</text:p>
          </table:table-cell>
          <table:table-cell table:formula="of:=[.D23]/([.D23]+[.E23])" office:value-type="float" office:value="0.477207685755409" calcext:value-type="float">
            <text:p>0.4772076858</text:p>
          </table:table-cell>
          <table:table-cell table:style-name="ce1" table:formula="of:=[.F23]*100" office:value-type="float" office:value="47.7207685755409" calcext:value-type="float">
            <text:p>47.7207685755</text:p>
          </table:table-cell>
          <table:table-cell table:formula="of:=1-[.F23]" office:value-type="float" office:value="0.522792314244591" calcext:value-type="float">
            <text:p>0.5227923142</text:p>
          </table:table-cell>
          <table:table-cell table:style-name="ce1" table:formula="of:=[.H23]*100" office:value-type="float" office:value="52.2792314244591" calcext:value-type="float">
            <text:p>52.27923142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3]*COS([.J23])" office:value-type="float" office:value="0.148296410401999" calcext:value-type="float">
            <text:p>0.1482964104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59" calcext:value-type="float">
            <text:p>1.59</text:p>
          </table:table-cell>
          <table:table-cell table:formula="of:=RADIANS([.B24])" office:value-type="float" office:value="0.0277507351067098" calcext:value-type="float">
            <text:p>0.0277507351</text:p>
          </table:table-cell>
          <table:table-cell table:formula="of:=[.A24]*SIN([.C24])" office:value-type="float" office:value="0.25860365629068" calcext:value-type="float">
            <text:p>0.2586036563</text:p>
          </table:table-cell>
          <table:table-cell table:formula="of:=[.A24]*COS([.C24])" office:value-type="float" office:value="9.31641154892554" calcext:value-type="float">
            <text:p>9.3164115489</text:p>
          </table:table-cell>
          <table:table-cell table:formula="of:=[.D24]/([.D24]+[.E24])" office:value-type="float" office:value="0.0270081718669021" calcext:value-type="float">
            <text:p>0.0270081719</text:p>
          </table:table-cell>
          <table:table-cell table:style-name="ce1" table:formula="of:=[.F24]*100" office:value-type="float" office:value="2.70081718669021" calcext:value-type="float">
            <text:p>2.7008171867</text:p>
          </table:table-cell>
          <table:table-cell table:formula="of:=1-[.F24]" office:value-type="float" office:value="0.972991828133098" calcext:value-type="float">
            <text:p>0.9729918281</text:p>
          </table:table-cell>
          <table:table-cell table:style-name="ce1" table:formula="of:=[.H24]*100" office:value-type="float" office:value="97.2991828133098" calcext:value-type="float">
            <text:p>97.2991828133</text:p>
          </table:table-cell>
          <table:table-cell table:number-columns-repeated="2"/>
          <table:table-cell table:formula="of:=[.H24]*COS([.J24])" office:value-type="float" office:value="0.972991828133098" calcext:value-type="float">
            <text:p>0.9729918281</text:p>
          </table:table-cell>
          <table:table-cell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57.09" calcext:value-type="float">
            <text:p>57.09</text:p>
          </table:table-cell>
          <table:table-cell table:formula="of:=RADIANS([.B25])" office:value-type="float" office:value="0.996408469963563" calcext:value-type="float">
            <text:p>0.99640847</text:p>
          </table:table-cell>
          <table:table-cell table:formula="of:=[.A25]*SIN([.C25])" office:value-type="float" office:value="9.10045154114482" calcext:value-type="float">
            <text:p>9.1004515411</text:p>
          </table:table-cell>
          <table:table-cell table:formula="of:=[.A25]*COS([.C25])" office:value-type="float" office:value="5.88959945558905" calcext:value-type="float">
            <text:p>5.8895994556</text:p>
          </table:table-cell>
          <table:table-cell table:formula="of:=[.D25]/([.D25]+[.E25])" office:value-type="float" office:value="0.607099438362664" calcext:value-type="float">
            <text:p>0.6070994384</text:p>
          </table:table-cell>
          <table:table-cell table:style-name="ce1" table:formula="of:=[.F25]*100" office:value-type="float" office:value="60.7099438362664" calcext:value-type="float">
            <text:p>60.7099438363</text:p>
          </table:table-cell>
          <table:table-cell table:formula="of:=1-[.F25]" office:value-type="float" office:value="0.392900561637336" calcext:value-type="float">
            <text:p>0.3929005616</text:p>
          </table:table-cell>
          <table:table-cell table:style-name="ce1" table:formula="of:=[.H25]*100" office:value-type="float" office:value="39.2900561637336" calcext:value-type="float">
            <text:p>39.2900561637</text:p>
          </table:table-cell>
          <table:table-cell table:number-columns-repeated="2"/>
          <table:table-cell table:formula="of:=[.H25]*COS([.J25])" office:value-type="float" office:value="0.392900561637336" calcext:value-type="float">
            <text:p>0.3929005616</text:p>
          </table:table-cell>
          <table:table-cell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21.8" calcext:value-type="float">
            <text:p>21.8</text:p>
          </table:table-cell>
          <table:table-cell table:formula="of:=RADIANS([.B26])" office:value-type="float" office:value="0.380481776934764" calcext:value-type="float">
            <text:p>0.3804817769</text:p>
          </table:table-cell>
          <table:table-cell table:formula="of:=[.A26]*SIN([.C26])" office:value-type="float" office:value="6.3243942394205" calcext:value-type="float">
            <text:p>6.3243942394</text:p>
          </table:table-cell>
          <table:table-cell table:formula="of:=[.A26]*COS([.C26])" office:value-type="float" office:value="15.812113631782" calcext:value-type="float">
            <text:p>15.8121136318</text:p>
          </table:table-cell>
          <table:table-cell table:formula="of:=[.D26]/([.D26]+[.E26])" office:value-type="float" office:value="0.285699726271999" calcext:value-type="float">
            <text:p>0.2856997263</text:p>
          </table:table-cell>
          <table:table-cell table:style-name="ce1" table:formula="of:=[.F26]*100" office:value-type="float" office:value="28.5699726271999" calcext:value-type="float">
            <text:p>28.5699726272</text:p>
          </table:table-cell>
          <table:table-cell table:formula="of:=1-[.F26]" office:value-type="float" office:value="0.714300273728001" calcext:value-type="float">
            <text:p>0.7143002737</text:p>
          </table:table-cell>
          <table:table-cell table:style-name="ce1" table:formula="of:=[.H26]*100" office:value-type="float" office:value="71.4300273728001" calcext:value-type="float">
            <text:p>71.4300273728</text:p>
          </table:table-cell>
          <table:table-cell/>
          <table:table-cell office:value-type="string" calcext:value-type="string">
            <text:p>33D</text:p>
          </table:table-cell>
          <table:table-cell table:formula="of:=[.H26]*COS([.J26])" office:value-type="float" office:value="0.714300273728001" calcext:value-type="float">
            <text:p>0.7143002737</text:p>
          </table:table-cell>
          <table:table-cell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59.24" calcext:value-type="float">
            <text:p>59.24</text:p>
          </table:table-cell>
          <table:table-cell table:formula="of:=RADIANS([.B27])" office:value-type="float" office:value="1.03393304888144" calcext:value-type="float">
            <text:p>1.0339330489</text:p>
          </table:table-cell>
          <table:table-cell table:formula="of:=[.A27]*SIN([.C27])" office:value-type="float" office:value="10.5610079078844" calcext:value-type="float">
            <text:p>10.5610079079</text:p>
          </table:table-cell>
          <table:table-cell table:formula="of:=[.A27]*COS([.C27])" office:value-type="float" office:value="6.28563536721653" calcext:value-type="float">
            <text:p>6.2856353672</text:p>
          </table:table-cell>
          <table:table-cell table:formula="of:=[.D27]/([.D27]+[.E27])" office:value-type="float" office:value="0.626890932242472" calcext:value-type="float">
            <text:p>0.6268909322</text:p>
          </table:table-cell>
          <table:table-cell table:style-name="ce1" table:formula="of:=[.F27]*100" office:value-type="float" office:value="62.6890932242472" calcext:value-type="float">
            <text:p>62.6890932242</text:p>
          </table:table-cell>
          <table:table-cell table:formula="of:=1-[.F27]" office:value-type="float" office:value="0.373109067757528" calcext:value-type="float">
            <text:p>0.3731090678</text:p>
          </table:table-cell>
          <table:table-cell table:style-name="ce1" table:formula="of:=[.H27]*100" office:value-type="float" office:value="37.3109067757528" calcext:value-type="float">
            <text:p>37.3109067758</text:p>
          </table:table-cell>
          <table:table-cell table:number-columns-repeated="2"/>
          <table:table-cell table:formula="of:=[.H27]*COS([.J27])" office:value-type="float" office:value="0.373109067757528" calcext:value-type="float">
            <text:p>0.3731090678</text:p>
          </table:table-cell>
          <table:table-cell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5.77" calcext:value-type="float">
            <text:p>25.77</text:p>
          </table:table-cell>
          <table:table-cell table:formula="of:=RADIANS([.B28])" office:value-type="float" office:value="0.449771348238939" calcext:value-type="float">
            <text:p>0.4497713482</text:p>
          </table:table-cell>
          <table:table-cell table:formula="of:=[.A28]*SIN([.C28])" office:value-type="float" office:value="7.45178012550837" calcext:value-type="float">
            <text:p>7.4517801255</text:p>
          </table:table-cell>
          <table:table-cell table:formula="of:=[.A28]*COS([.C28])" office:value-type="float" office:value="15.4353676004518" calcext:value-type="float">
            <text:p>15.4353676005</text:p>
          </table:table-cell>
          <table:table-cell table:formula="of:=[.D28]/([.D28]+[.E28])" office:value-type="float" office:value="0.325587976917545" calcext:value-type="float">
            <text:p>0.3255879769</text:p>
          </table:table-cell>
          <table:table-cell table:style-name="ce1" table:formula="of:=[.F28]*100" office:value-type="float" office:value="32.5587976917545" calcext:value-type="float">
            <text:p>32.5587976918</text:p>
          </table:table-cell>
          <table:table-cell table:formula="of:=1-[.F28]" office:value-type="float" office:value="0.674412023082456" calcext:value-type="float">
            <text:p>0.6744120231</text:p>
          </table:table-cell>
          <table:table-cell table:style-name="ce1" table:formula="of:=[.H28]*100" office:value-type="float" office:value="67.4412023082456" calcext:value-type="float">
            <text:p>67.441202308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8]*COS([.J28])" office:value-type="float" office:value="0.508440744558092" calcext:value-type="float">
            <text:p>0.5084407446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.58" calcext:value-type="float">
            <text:p>3.58</text:p>
          </table:table-cell>
          <table:table-cell table:formula="of:=RADIANS([.B29])" office:value-type="float" office:value="0.062482787221397" calcext:value-type="float">
            <text:p>0.0624827872</text:p>
          </table:table-cell>
          <table:table-cell table:formula="of:=[.A29]*SIN([.C29])" office:value-type="float" office:value="1.05527214339272" calcext:value-type="float">
            <text:p>1.0552721434</text:p>
          </table:table-cell>
          <table:table-cell table:formula="of:=[.A29]*COS([.C29])" office:value-type="float" office:value="16.8670210974961" calcext:value-type="float">
            <text:p>16.8670210975</text:p>
          </table:table-cell>
          <table:table-cell table:formula="of:=[.D29]/([.D29]+[.E29])" office:value-type="float" office:value="0.058880419442372" calcext:value-type="float">
            <text:p>0.0588804194</text:p>
          </table:table-cell>
          <table:table-cell table:style-name="ce1" table:formula="of:=[.F29]*100" office:value-type="float" office:value="5.8880419442372" calcext:value-type="float">
            <text:p>5.8880419442</text:p>
          </table:table-cell>
          <table:table-cell table:formula="of:=1-[.F29]" office:value-type="float" office:value="0.941119580557628" calcext:value-type="float">
            <text:p>0.9411195806</text:p>
          </table:table-cell>
          <table:table-cell table:style-name="ce1" table:formula="of:=[.H29]*100" office:value-type="float" office:value="94.1119580557628" calcext:value-type="float">
            <text:p>94.1119580558</text:p>
          </table:table-cell>
          <table:table-cell table:number-columns-repeated="2"/>
          <table:table-cell table:formula="of:=[.H29]*COS([.J29])" office:value-type="float" office:value="0.941119580557628" calcext:value-type="float">
            <text:p>0.9411195806</text:p>
          </table:table-cell>
          <table:table-cell/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87.61" calcext:value-type="float">
            <text:p>87.61</text:p>
          </table:table-cell>
          <table:table-cell table:formula="of:=RADIANS([.B30])" office:value-type="float" office:value="1.52908295767223" calcext:value-type="float">
            <text:p>1.5290829577</text:p>
          </table:table-cell>
          <table:table-cell table:formula="of:=[.A30]*SIN([.C30])" office:value-type="float" office:value="18.7936376241946" calcext:value-type="float">
            <text:p>18.7936376242</text:p>
          </table:table-cell>
          <table:table-cell table:formula="of:=[.A30]*COS([.C30])" office:value-type="float" office:value="0.784400950060321" calcext:value-type="float">
            <text:p>0.7844009501</text:p>
          </table:table-cell>
          <table:table-cell table:formula="of:=[.D30]/([.D30]+[.E30])" office:value-type="float" office:value="0.959934650905642" calcext:value-type="float">
            <text:p>0.9599346509</text:p>
          </table:table-cell>
          <table:table-cell table:style-name="ce1" table:formula="of:=[.F30]*100" office:value-type="float" office:value="95.9934650905643" calcext:value-type="float">
            <text:p>95.9934650906</text:p>
          </table:table-cell>
          <table:table-cell table:formula="of:=1-[.F30]" office:value-type="float" office:value="0.0400653490943574" calcext:value-type="float">
            <text:p>0.0400653491</text:p>
          </table:table-cell>
          <table:table-cell table:style-name="ce1" table:formula="of:=[.H30]*100" office:value-type="float" office:value="4.00653490943574" calcext:value-type="float">
            <text:p>4.0065349094</text:p>
          </table:table-cell>
          <table:table-cell table:number-columns-repeated="2"/>
          <table:table-cell table:formula="of:=[.H30]*COS([.J30])" office:value-type="float" office:value="0.0400653490943574" calcext:value-type="float">
            <text:p>0.0400653491</text:p>
          </table:table-cell>
          <table:table-cell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59.04" calcext:value-type="float">
            <text:p>59.04</text:p>
          </table:table-cell>
          <table:table-cell table:formula="of:=RADIANS([.B31])" office:value-type="float" office:value="1.03044239037745" calcext:value-type="float">
            <text:p>1.0304423904</text:p>
          </table:table-cell>
          <table:table-cell table:formula="of:=[.A31]*SIN([.C31])" office:value-type="float" office:value="11.9710721204634" calcext:value-type="float">
            <text:p>11.9710721205</text:p>
          </table:table-cell>
          <table:table-cell table:formula="of:=[.A31]*COS([.C31])" office:value-type="float" office:value="7.18157589158983" calcext:value-type="float">
            <text:p>7.1815758916</text:p>
          </table:table-cell>
          <table:table-cell table:formula="of:=[.D31]/([.D31]+[.E31])" office:value-type="float" office:value="0.62503483136795" calcext:value-type="float">
            <text:p>0.6250348314</text:p>
          </table:table-cell>
          <table:table-cell table:style-name="ce1" table:formula="of:=[.F31]*100" office:value-type="float" office:value="62.503483136795" calcext:value-type="float">
            <text:p>62.5034831368</text:p>
          </table:table-cell>
          <table:table-cell table:formula="of:=1-[.F31]" office:value-type="float" office:value="0.37496516863205" calcext:value-type="float">
            <text:p>0.3749651686</text:p>
          </table:table-cell>
          <table:table-cell table:style-name="ce1" table:formula="of:=[.H31]*100" office:value-type="float" office:value="37.496516863205" calcext:value-type="float">
            <text:p>37.4965168632</text:p>
          </table:table-cell>
          <table:table-cell/>
          <table:table-cell office:value-type="string" calcext:value-type="string">
            <text:p>33E</text:p>
          </table:table-cell>
          <table:table-cell table:formula="of:=[.H31]*COS([.J31])" office:value-type="float" office:value="0.37496516863205" calcext:value-type="float">
            <text:p>0.3749651686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5.35" calcext:value-type="float">
            <text:p>25.35</text:p>
          </table:table-cell>
          <table:table-cell table:formula="of:=RADIANS([.B32])" office:value-type="float" office:value="0.442440965380563" calcext:value-type="float">
            <text:p>0.4424409654</text:p>
          </table:table-cell>
          <table:table-cell table:formula="of:=[.A32]*SIN([.C32])" office:value-type="float" office:value="2.32483637151778" calcext:value-type="float">
            <text:p>2.3248363715</text:p>
          </table:table-cell>
          <table:table-cell table:formula="of:=[.A32]*COS([.C32])" office:value-type="float" office:value="4.90714131095366" calcext:value-type="float">
            <text:p>4.907141311</text:p>
          </table:table-cell>
          <table:table-cell table:formula="of:=[.D32]/([.D32]+[.E32])" office:value-type="float" office:value="0.321466198264497" calcext:value-type="float">
            <text:p>0.3214661983</text:p>
          </table:table-cell>
          <table:table-cell table:style-name="ce1" table:formula="of:=[.F32]*100" office:value-type="float" office:value="32.1466198264497" calcext:value-type="float">
            <text:p>32.1466198264</text:p>
          </table:table-cell>
          <table:table-cell table:formula="of:=1-[.F32]" office:value-type="float" office:value="0.678533801735503" calcext:value-type="float">
            <text:p>0.6785338017</text:p>
          </table:table-cell>
          <table:table-cell table:style-name="ce1" table:formula="of:=[.H32]*100" office:value-type="float" office:value="67.8533801735503" calcext:value-type="float">
            <text:p>67.8533801736</text:p>
          </table:table-cell>
          <table:table-cell table:number-columns-repeated="2"/>
          <table:table-cell table:formula="of:=[.H32]*COS([.J32])" office:value-type="float" office:value="0.678533801735503" calcext:value-type="float">
            <text:p>0.6785338017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.95" calcext:value-type="float">
            <text:p>15.95</text:p>
          </table:table-cell>
          <table:table-cell table:formula="of:=RADIANS([.B33])" office:value-type="float" office:value="0.278380015693096" calcext:value-type="float">
            <text:p>0.2783800157</text:p>
          </table:table-cell>
          <table:table-cell table:formula="of:=[.A33]*SIN([.C33])" office:value-type="float" office:value="4.23189523510878" calcext:value-type="float">
            <text:p>4.2318952351</text:p>
          </table:table-cell>
          <table:table-cell table:formula="of:=[.A33]*COS([.C33])" office:value-type="float" office:value="14.8071287803903" calcext:value-type="float">
            <text:p>14.8071287804</text:p>
          </table:table-cell>
          <table:table-cell table:formula="of:=[.D33]/([.D33]+[.E33])" office:value-type="float" office:value="0.22227479894262" calcext:value-type="float">
            <text:p>0.2222747989</text:p>
          </table:table-cell>
          <table:table-cell table:style-name="ce1" table:formula="of:=[.F33]*100" office:value-type="float" office:value="22.227479894262" calcext:value-type="float">
            <text:p>22.2274798943</text:p>
          </table:table-cell>
          <table:table-cell table:formula="of:=1-[.F33]" office:value-type="float" office:value="0.77772520105738" calcext:value-type="float">
            <text:p>0.7777252011</text:p>
          </table:table-cell>
          <table:table-cell table:style-name="ce1" table:formula="of:=[.H33]*100" office:value-type="float" office:value="77.772520105738" calcext:value-type="float">
            <text:p>77.7725201057</text:p>
          </table:table-cell>
          <table:table-cell table:number-columns-repeated="2"/>
          <table:table-cell table:formula="of:=[.H33]*COS([.J33])" office:value-type="float" office:value="0.77772520105738" calcext:value-type="float">
            <text:p>0.7777252011</text:p>
          </table:table-cell>
          <table:table-cell/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24.32" calcext:value-type="float">
            <text:p>24.32</text:p>
          </table:table-cell>
          <table:table-cell table:formula="of:=RADIANS([.B34])" office:value-type="float" office:value="0.424464074085021" calcext:value-type="float">
            <text:p>0.4244640741</text:p>
          </table:table-cell>
          <table:table-cell table:formula="of:=[.A34]*SIN([.C34])" office:value-type="float" office:value="12.3096726265656" calcext:value-type="float">
            <text:p>12.3096726266</text:p>
          </table:table-cell>
          <table:table-cell table:formula="of:=[.A34]*COS([.C34])" office:value-type="float" office:value="27.2375487117835" calcext:value-type="float">
            <text:p>27.2375487118</text:p>
          </table:table-cell>
          <table:table-cell table:formula="of:=[.D34]/([.D34]+[.E34])" office:value-type="float" office:value="0.311265171356776" calcext:value-type="float">
            <text:p>0.3112651714</text:p>
          </table:table-cell>
          <table:table-cell table:style-name="ce1" table:formula="of:=[.F34]*100" office:value-type="float" office:value="31.1265171356776" calcext:value-type="float">
            <text:p>31.1265171357</text:p>
          </table:table-cell>
          <table:table-cell table:formula="of:=1-[.F34]" office:value-type="float" office:value="0.688734828643224" calcext:value-type="float">
            <text:p>0.6887348286</text:p>
          </table:table-cell>
          <table:table-cell table:style-name="ce1" table:formula="of:=[.H34]*100" office:value-type="float" office:value="68.8734828643224" calcext:value-type="float">
            <text:p>68.8734828643</text:p>
          </table:table-cell>
          <table:table-cell table:number-columns-repeated="2"/>
          <table:table-cell table:formula="of:=[.H34]*COS([.J34])" office:value-type="float" office:value="0.688734828643224" calcext:value-type="float">
            <text:p>0.6887348286</text:p>
          </table:table-cell>
          <table:table-cell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53.69" calcext:value-type="float">
            <text:p>53.69</text:p>
          </table:table-cell>
          <table:table-cell table:formula="of:=RADIANS([.B35])" office:value-type="float" office:value="0.937067275395756" calcext:value-type="float">
            <text:p>0.9370672754</text:p>
          </table:table-cell>
          <table:table-cell table:formula="of:=[.A35]*SIN([.C35])" office:value-type="float" office:value="12.9415486035661" calcext:value-type="float">
            <text:p>12.9415486036</text:p>
          </table:table-cell>
          <table:table-cell table:formula="of:=[.A35]*COS([.C35])" office:value-type="float" office:value="9.50999052268383" calcext:value-type="float">
            <text:p>9.5099905227</text:p>
          </table:table-cell>
          <table:table-cell table:formula="of:=[.D35]/([.D35]+[.E35])" office:value-type="float" office:value="0.576421444017398" calcext:value-type="float">
            <text:p>0.576421444</text:p>
          </table:table-cell>
          <table:table-cell table:style-name="ce1" table:formula="of:=[.F35]*100" office:value-type="float" office:value="57.6421444017398" calcext:value-type="float">
            <text:p>57.6421444017</text:p>
          </table:table-cell>
          <table:table-cell table:formula="of:=1-[.F35]" office:value-type="float" office:value="0.423578555982602" calcext:value-type="float">
            <text:p>0.423578556</text:p>
          </table:table-cell>
          <table:table-cell table:style-name="ce1" table:formula="of:=[.H35]*100" office:value-type="float" office:value="42.3578555982602" calcext:value-type="float">
            <text:p>42.357855598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35]*COS([.J35])" office:value-type="float" office:value="0.319336828246765" calcext:value-type="float">
            <text:p>0.3193368282</text:p>
          </table:table-cell>
          <table:table-cell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52.13" calcext:value-type="float">
            <text:p>52.13</text:p>
          </table:table-cell>
          <table:table-cell table:formula="of:=RADIANS([.B36])" office:value-type="float" office:value="0.909840139064644" calcext:value-type="float">
            <text:p>0.9098401391</text:p>
          </table:table-cell>
          <table:table-cell table:formula="of:=[.A36]*SIN([.C36])" office:value-type="float" office:value="9.488655499905" calcext:value-type="float">
            <text:p>9.4886554999</text:p>
          </table:table-cell>
          <table:table-cell table:formula="of:=[.A36]*COS([.C36])" office:value-type="float" office:value="7.37874086847631" calcext:value-type="float">
            <text:p>7.3787408685</text:p>
          </table:table-cell>
          <table:table-cell table:formula="of:=[.D36]/([.D36]+[.E36])" office:value-type="float" office:value="0.562544170580583" calcext:value-type="float">
            <text:p>0.5625441706</text:p>
          </table:table-cell>
          <table:table-cell table:style-name="ce1" table:formula="of:=[.F36]*100" office:value-type="float" office:value="56.2544170580583" calcext:value-type="float">
            <text:p>56.2544170581</text:p>
          </table:table-cell>
          <table:table-cell table:formula="of:=1-[.F36]" office:value-type="float" office:value="0.437455829419417" calcext:value-type="float">
            <text:p>0.4374558294</text:p>
          </table:table-cell>
          <table:table-cell table:style-name="ce1" table:formula="of:=[.H36]*100" office:value-type="float" office:value="43.7455829419417" calcext:value-type="float">
            <text:p>43.7455829419</text:p>
          </table:table-cell>
          <table:table-cell table:number-columns-repeated="2"/>
          <table:table-cell table:formula="of:=[.H36]*COS([.J36])" office:value-type="float" office:value="0.437455829419417" calcext:value-type="float">
            <text:p>0.4374558294</text:p>
          </table:table-cell>
          <table:table-cell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4.36" calcext:value-type="float">
            <text:p>14.36</text:p>
          </table:table-cell>
          <table:table-cell table:formula="of:=RADIANS([.B37])" office:value-type="float" office:value="0.250629280586386" calcext:value-type="float">
            <text:p>0.2506292806</text:p>
          </table:table-cell>
          <table:table-cell table:formula="of:=[.A37]*SIN([.C37])" office:value-type="float" office:value="3.07040871471336" calcext:value-type="float">
            <text:p>3.0704087147</text:p>
          </table:table-cell>
          <table:table-cell table:formula="of:=[.A37]*COS([.C37])" office:value-type="float" office:value="11.9932060069279" calcext:value-type="float">
            <text:p>11.9932060069</text:p>
          </table:table-cell>
          <table:table-cell table:formula="of:=[.D37]/([.D37]+[.E37])" office:value-type="float" office:value="0.203829477283578" calcext:value-type="float">
            <text:p>0.2038294773</text:p>
          </table:table-cell>
          <table:table-cell table:style-name="ce1" table:formula="of:=[.F37]*100" office:value-type="float" office:value="20.3829477283578" calcext:value-type="float">
            <text:p>20.3829477284</text:p>
          </table:table-cell>
          <table:table-cell table:formula="of:=1-[.F37]" office:value-type="float" office:value="0.796170522716422" calcext:value-type="float">
            <text:p>0.7961705227</text:p>
          </table:table-cell>
          <table:table-cell table:style-name="ce1" table:formula="of:=[.H37]*100" office:value-type="float" office:value="79.6170522716422" calcext:value-type="float">
            <text:p>79.6170522716</text:p>
          </table:table-cell>
          <table:table-cell table:number-columns-repeated="2"/>
          <table:table-cell table:formula="of:=[.H37]*COS([.J37])" office:value-type="float" office:value="0.796170522716422" calcext:value-type="float">
            <text:p>0.7961705227</text:p>
          </table:table-cell>
          <table:table-cell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2.62" calcext:value-type="float">
            <text:p>22.62</text:p>
          </table:table-cell>
          <table:table-cell table:formula="of:=RADIANS([.B38])" office:value-type="float" office:value="0.394793476801117" calcext:value-type="float">
            <text:p>0.3947934768</text:p>
          </table:table-cell>
          <table:table-cell table:formula="of:=[.A38]*SIN([.C38])" office:value-type="float" office:value="6.63849909250716" calcext:value-type="float">
            <text:p>6.6384990925</text:p>
          </table:table-cell>
          <table:table-cell table:formula="of:=[.A38]*COS([.C38])" office:value-type="float" office:value="15.9322920447367" calcext:value-type="float">
            <text:p>15.9322920447</text:p>
          </table:table-cell>
          <table:table-cell table:formula="of:=[.D38]/([.D38]+[.E38])" office:value-type="float" office:value="0.294119025431635" calcext:value-type="float">
            <text:p>0.2941190254</text:p>
          </table:table-cell>
          <table:table-cell table:style-name="ce1" table:formula="of:=[.F38]*100" office:value-type="float" office:value="29.4119025431635" calcext:value-type="float">
            <text:p>29.4119025432</text:p>
          </table:table-cell>
          <table:table-cell table:formula="of:=1-[.F38]" office:value-type="float" office:value="0.705880974568365" calcext:value-type="float">
            <text:p>0.7058809746</text:p>
          </table:table-cell>
          <table:table-cell table:style-name="ce1" table:formula="of:=[.H38]*100" office:value-type="float" office:value="70.5880974568365" calcext:value-type="float">
            <text:p>70.5880974568</text:p>
          </table:table-cell>
          <table:table-cell/>
          <table:table-cell office:value-type="string" calcext:value-type="string">
            <text:p>33F</text:p>
          </table:table-cell>
          <table:table-cell table:formula="of:=[.H38]*COS([.J38])" office:value-type="float" office:value="0.705880974568365" calcext:value-type="float">
            <text:p>0.7058809746</text:p>
          </table:table-cell>
          <table:table-cell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41.05" calcext:value-type="float">
            <text:p>41.05</text:p>
          </table:table-cell>
          <table:table-cell table:formula="of:=RADIANS([.B39])" office:value-type="float" office:value="0.716457657943672" calcext:value-type="float">
            <text:p>0.7164576579</text:p>
          </table:table-cell>
          <table:table-cell table:formula="of:=[.A39]*SIN([.C39])" office:value-type="float" office:value="7.19762256647097" calcext:value-type="float">
            <text:p>7.1976225665</text:p>
          </table:table-cell>
          <table:table-cell table:formula="of:=[.A39]*COS([.C39])" office:value-type="float" office:value="8.26533903664138" calcext:value-type="float">
            <text:p>8.2653390366</text:p>
          </table:table-cell>
          <table:table-cell table:formula="of:=[.D39]/([.D39]+[.E39])" office:value-type="float" office:value="0.465475033257681" calcext:value-type="float">
            <text:p>0.4654750333</text:p>
          </table:table-cell>
          <table:table-cell table:style-name="ce1" table:formula="of:=[.F39]*100" office:value-type="float" office:value="46.5475033257681" calcext:value-type="float">
            <text:p>46.5475033258</text:p>
          </table:table-cell>
          <table:table-cell table:formula="of:=1-[.F39]" office:value-type="float" office:value="0.534524966742319" calcext:value-type="float">
            <text:p>0.5345249667</text:p>
          </table:table-cell>
          <table:table-cell table:style-name="ce1" table:formula="of:=[.H39]*100" office:value-type="float" office:value="53.4524966742319" calcext:value-type="float">
            <text:p>53.4524966742</text:p>
          </table:table-cell>
          <table:table-cell table:number-columns-repeated="2"/>
          <table:table-cell table:formula="of:=[.H39]*COS([.J39])" office:value-type="float" office:value="0.534524966742319" calcext:value-type="float">
            <text:p>0.5345249667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4.97" calcext:value-type="float">
            <text:p>4.97</text:p>
          </table:table-cell>
          <table:table-cell table:formula="of:=RADIANS([.B40])" office:value-type="float" office:value="0.0867428638241182" calcext:value-type="float">
            <text:p>0.0867428638</text:p>
          </table:table-cell>
          <table:table-cell table:formula="of:=[.A40]*SIN([.C40])" office:value-type="float" office:value="0.50334426334612" calcext:value-type="float">
            <text:p>0.5033442633</text:p>
          </table:table-cell>
          <table:table-cell table:formula="of:=[.A40]*COS([.C40])" office:value-type="float" office:value="5.78815553976883" calcext:value-type="float">
            <text:p>5.7881555398</text:p>
          </table:table-cell>
          <table:table-cell table:formula="of:=[.D40]/([.D40]+[.E40])" office:value-type="float" office:value="0.0800038590316592" calcext:value-type="float">
            <text:p>0.080003859</text:p>
          </table:table-cell>
          <table:table-cell table:style-name="ce1" table:formula="of:=[.F40]*100" office:value-type="float" office:value="8.00038590316592" calcext:value-type="float">
            <text:p>8.0003859032</text:p>
          </table:table-cell>
          <table:table-cell table:formula="of:=1-[.F40]" office:value-type="float" office:value="0.919996140968341" calcext:value-type="float">
            <text:p>0.919996141</text:p>
          </table:table-cell>
          <table:table-cell table:style-name="ce1" table:formula="of:=[.H40]*100" office:value-type="float" office:value="91.9996140968341" calcext:value-type="float">
            <text:p>91.9996140968</text:p>
          </table:table-cell>
          <table:table-cell table:number-columns-repeated="2"/>
          <table:table-cell table:formula="of:=[.H40]*COS([.J40])" office:value-type="float" office:value="0.919996140968341" calcext:value-type="float">
            <text:p>0.919996141</text:p>
          </table:table-cell>
          <table:table-cell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25.94" calcext:value-type="float">
            <text:p>25.94</text:p>
          </table:table-cell>
          <table:table-cell table:formula="of:=RADIANS([.B41])" office:value-type="float" office:value="0.452738407967329" calcext:value-type="float">
            <text:p>0.452738408</text:p>
          </table:table-cell>
          <table:table-cell table:formula="of:=[.A41]*SIN([.C41])" office:value-type="float" office:value="4.74611215465133" calcext:value-type="float">
            <text:p>4.7461121547</text:p>
          </table:table-cell>
          <table:table-cell table:formula="of:=[.A41]*COS([.C41])" office:value-type="float" office:value="9.7568908682772" calcext:value-type="float">
            <text:p>9.7568908683</text:p>
          </table:table-cell>
          <table:table-cell table:formula="of:=[.D41]/([.D41]+[.E41])" office:value-type="float" office:value="0.327250304447152" calcext:value-type="float">
            <text:p>0.3272503044</text:p>
          </table:table-cell>
          <table:table-cell table:style-name="ce1" table:formula="of:=[.F41]*100" office:value-type="float" office:value="32.7250304447152" calcext:value-type="float">
            <text:p>32.7250304447</text:p>
          </table:table-cell>
          <table:table-cell table:formula="of:=1-[.F41]" office:value-type="float" office:value="0.672749695552848" calcext:value-type="float">
            <text:p>0.6727496956</text:p>
          </table:table-cell>
          <table:table-cell table:style-name="ce1" table:formula="of:=[.H41]*100" office:value-type="float" office:value="67.2749695552848" calcext:value-type="float">
            <text:p>67.2749695553</text:p>
          </table:table-cell>
          <table:table-cell table:number-columns-repeated="2"/>
          <table:table-cell table:formula="of:=[.H41]*COS([.J41])" office:value-type="float" office:value="0.672749695552848" calcext:value-type="float">
            <text:p>0.6727496956</text:p>
          </table:table-cell>
          <table:table-cell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65.83" calcext:value-type="float">
            <text:p>65.83</text:p>
          </table:table-cell>
          <table:table-cell table:formula="of:=RADIANS([.B42])" office:value-type="float" office:value="1.14895024658787" calcext:value-type="float">
            <text:p>1.1489502466</text:p>
          </table:table-cell>
          <table:table-cell table:formula="of:=[.A42]*SIN([.C42])" office:value-type="float" office:value="21.8686609931211" calcext:value-type="float">
            <text:p>21.8686609931</text:p>
          </table:table-cell>
          <table:table-cell table:formula="of:=[.A42]*COS([.C42])" office:value-type="float" office:value="9.81440606292327" calcext:value-type="float">
            <text:p>9.8144060629</text:p>
          </table:table-cell>
          <table:table-cell table:formula="of:=[.D42]/([.D42]+[.E42])" office:value-type="float" office:value="0.690231818606371" calcext:value-type="float">
            <text:p>0.6902318186</text:p>
          </table:table-cell>
          <table:table-cell table:style-name="ce1" table:formula="of:=[.F42]*100" office:value-type="float" office:value="69.0231818606371" calcext:value-type="float">
            <text:p>69.0231818606</text:p>
          </table:table-cell>
          <table:table-cell table:formula="of:=1-[.F42]" office:value-type="float" office:value="0.309768181393629" calcext:value-type="float">
            <text:p>0.3097681814</text:p>
          </table:table-cell>
          <table:table-cell table:style-name="ce1" table:formula="of:=[.H42]*100" office:value-type="float" office:value="30.9768181393629" calcext:value-type="float">
            <text:p>30.976818139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42]*COS([.J42])" office:value-type="float" office:value="-0.0450712808656058" calcext:value-type="float">
            <text:p>-0.0450712809</text:p>
          </table:table-cell>
          <table:table-cell/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16.29" calcext:value-type="float">
            <text:p>16.29</text:p>
          </table:table-cell>
          <table:table-cell table:formula="of:=RADIANS([.B43])" office:value-type="float" office:value="0.284314135149876" calcext:value-type="float">
            <text:p>0.2843141351</text:p>
          </table:table-cell>
          <table:table-cell table:formula="of:=[.A43]*SIN([.C43])" office:value-type="float" office:value="5.02374043955703" calcext:value-type="float">
            <text:p>5.0237404396</text:p>
          </table:table-cell>
          <table:table-cell table:formula="of:=[.A43]*COS([.C43])" office:value-type="float" office:value="17.1909898492193" calcext:value-type="float">
            <text:p>17.1909898492</text:p>
          </table:table-cell>
          <table:table-cell table:formula="of:=[.D43]/([.D43]+[.E43])" office:value-type="float" office:value="0.226144561480236" calcext:value-type="float">
            <text:p>0.2261445615</text:p>
          </table:table-cell>
          <table:table-cell table:style-name="ce1" table:formula="of:=[.F43]*100" office:value-type="float" office:value="22.6144561480236" calcext:value-type="float">
            <text:p>22.614456148</text:p>
          </table:table-cell>
          <table:table-cell table:formula="of:=1-[.F43]" office:value-type="float" office:value="0.773855438519764" calcext:value-type="float">
            <text:p>0.7738554385</text:p>
          </table:table-cell>
          <table:table-cell table:style-name="ce1" table:formula="of:=[.H43]*100" office:value-type="float" office:value="77.3855438519764" calcext:value-type="float">
            <text:p>77.385543852</text:p>
          </table:table-cell>
          <table:table-cell table:number-columns-repeated="2"/>
          <table:table-cell table:formula="of:=[.H43]*COS([.J43])" office:value-type="float" office:value="0.773855438519764" calcext:value-type="float">
            <text:p>0.7738554385</text:p>
          </table:table-cell>
          <table:table-cell/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10.98" calcext:value-type="float">
            <text:p>10.98</text:p>
          </table:table-cell>
          <table:table-cell table:formula="of:=RADIANS([.B44])" office:value-type="float" office:value="0.191637151868977" calcext:value-type="float">
            <text:p>0.1916371519</text:p>
          </table:table-cell>
          <table:table-cell table:formula="of:=[.A44]*SIN([.C44])" office:value-type="float" office:value="3.5217224644647" calcext:value-type="float">
            <text:p>3.5217224645</text:p>
          </table:table-cell>
          <table:table-cell table:formula="of:=[.A44]*COS([.C44])" office:value-type="float" office:value="18.1515170408229" calcext:value-type="float">
            <text:p>18.1515170408</text:p>
          </table:table-cell>
          <table:table-cell table:formula="of:=[.D44]/([.D44]+[.E44])" office:value-type="float" office:value="0.162491743036638" calcext:value-type="float">
            <text:p>0.162491743</text:p>
          </table:table-cell>
          <table:table-cell table:style-name="ce1" table:formula="of:=[.F44]*100" office:value-type="float" office:value="16.2491743036638" calcext:value-type="float">
            <text:p>16.2491743037</text:p>
          </table:table-cell>
          <table:table-cell table:formula="of:=1-[.F44]" office:value-type="float" office:value="0.837508256963362" calcext:value-type="float">
            <text:p>0.837508257</text:p>
          </table:table-cell>
          <table:table-cell table:style-name="ce1" table:formula="of:=[.H44]*100" office:value-type="float" office:value="83.7508256963362" calcext:value-type="float">
            <text:p>83.7508256963</text:p>
          </table:table-cell>
          <table:table-cell table:number-columns-repeated="2"/>
          <table:table-cell table:formula="of:=[.H44]*COS([.J44])" office:value-type="float" office:value="0.837508256963362" calcext:value-type="float">
            <text:p>0.837508257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66.57" calcext:value-type="float">
            <text:p>66.57</text:p>
          </table:table-cell>
          <table:table-cell table:formula="of:=RADIANS([.B45])" office:value-type="float" office:value="1.16186568305263" calcext:value-type="float">
            <text:p>1.1618656831</text:p>
          </table:table-cell>
          <table:table-cell table:formula="of:=[.A45]*SIN([.C45])" office:value-type="float" office:value="7.88172489663001" calcext:value-type="float">
            <text:p>7.8817248966</text:p>
          </table:table-cell>
          <table:table-cell table:formula="of:=[.A45]*COS([.C45])" office:value-type="float" office:value="3.41562771007653" calcext:value-type="float">
            <text:p>3.4156277101</text:p>
          </table:table-cell>
          <table:table-cell table:formula="of:=[.D45]/([.D45]+[.E45])" office:value-type="float" office:value="0.697661228343985" calcext:value-type="float">
            <text:p>0.6976612283</text:p>
          </table:table-cell>
          <table:table-cell table:style-name="ce1" table:formula="of:=[.F45]*100" office:value-type="float" office:value="69.7661228343985" calcext:value-type="float">
            <text:p>69.7661228344</text:p>
          </table:table-cell>
          <table:table-cell table:formula="of:=1-[.F45]" office:value-type="float" office:value="0.302338771656015" calcext:value-type="float">
            <text:p>0.3023387717</text:p>
          </table:table-cell>
          <table:table-cell table:style-name="ce1" table:formula="of:=[.H45]*100" office:value-type="float" office:value="30.2338771656015" calcext:value-type="float">
            <text:p>30.2338771656</text:p>
          </table:table-cell>
          <table:table-cell table:number-columns-repeated="2"/>
          <table:table-cell table:formula="of:=[.H45]*COS([.J45])" office:value-type="float" office:value="0.302338771656015" calcext:value-type="float">
            <text:p>0.3023387717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59.99" calcext:value-type="float">
            <text:p>59.99</text:p>
          </table:table-cell>
          <table:table-cell table:formula="of:=RADIANS([.B46])" office:value-type="float" office:value="1.0470230182714" calcext:value-type="float">
            <text:p>1.0470230183</text:p>
          </table:table-cell>
          <table:table-cell table:formula="of:=[.A46]*SIN([.C46])" office:value-type="float" office:value="7.38645219884563" calcext:value-type="float">
            <text:p>7.3864521988</text:p>
          </table:table-cell>
          <table:table-cell table:formula="of:=[.A46]*COS([.C46])" office:value-type="float" office:value="4.26628924408187" calcext:value-type="float">
            <text:p>4.2662892441</text:p>
          </table:table-cell>
          <table:table-cell table:formula="of:=[.D46]/([.D46]+[.E46])" office:value-type="float" office:value="0.633881068675797" calcext:value-type="float">
            <text:p>0.6338810687</text:p>
          </table:table-cell>
          <table:table-cell table:style-name="ce1" table:formula="of:=[.F46]*100" office:value-type="float" office:value="63.3881068675797" calcext:value-type="float">
            <text:p>63.3881068676</text:p>
          </table:table-cell>
          <table:table-cell table:formula="of:=1-[.F46]" office:value-type="float" office:value="0.366118931324203" calcext:value-type="float">
            <text:p>0.3661189313</text:p>
          </table:table-cell>
          <table:table-cell table:style-name="ce1" table:formula="of:=[.H46]*100" office:value-type="float" office:value="36.6118931324203" calcext:value-type="float">
            <text:p>36.6118931324</text:p>
          </table:table-cell>
          <table:table-cell/>
          <table:table-cell office:value-type="string" calcext:value-type="string">
            <text:p>33G</text:p>
          </table:table-cell>
          <table:table-cell table:formula="of:=[.H46]*COS([.J46])" office:value-type="float" office:value="0.366118931324203" calcext:value-type="float">
            <text:p>0.3661189313</text:p>
          </table:table-cell>
          <table:table-cell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29.45" calcext:value-type="float">
            <text:p>29.45</text:p>
          </table:table-cell>
          <table:table-cell table:formula="of:=RADIANS([.B47])" office:value-type="float" office:value="0.51399946471233" calcext:value-type="float">
            <text:p>0.5139994647</text:p>
          </table:table-cell>
          <table:table-cell table:formula="of:=[.A47]*SIN([.C47])" office:value-type="float" office:value="12.7291769229984" calcext:value-type="float">
            <text:p>12.729176923</text:p>
          </table:table-cell>
          <table:table-cell table:formula="of:=[.A47]*COS([.C47])" office:value-type="float" office:value="22.5446258532495" calcext:value-type="float">
            <text:p>22.5446258532</text:p>
          </table:table-cell>
          <table:table-cell table:formula="of:=[.D47]/([.D47]+[.E47])" office:value-type="float" office:value="0.360867723952058" calcext:value-type="float">
            <text:p>0.360867724</text:p>
          </table:table-cell>
          <table:table-cell table:style-name="ce1" table:formula="of:=[.F47]*100" office:value-type="float" office:value="36.0867723952058" calcext:value-type="float">
            <text:p>36.0867723952</text:p>
          </table:table-cell>
          <table:table-cell table:formula="of:=1-[.F47]" office:value-type="float" office:value="0.639132276047942" calcext:value-type="float">
            <text:p>0.639132276</text:p>
          </table:table-cell>
          <table:table-cell table:style-name="ce1" table:formula="of:=[.H47]*100" office:value-type="float" office:value="63.9132276047942" calcext:value-type="float">
            <text:p>63.9132276048</text:p>
          </table:table-cell>
          <table:table-cell table:number-columns-repeated="2"/>
          <table:table-cell table:formula="of:=[.H47]*COS([.J47])" office:value-type="float" office:value="0.639132276047942" calcext:value-type="float">
            <text:p>0.639132276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8.82" calcext:value-type="float">
            <text:p>8.82</text:p>
          </table:table-cell>
          <table:table-cell table:formula="of:=RADIANS([.B48])" office:value-type="float" office:value="0.1539380400259" calcext:value-type="float">
            <text:p>0.15393804</text:p>
          </table:table-cell>
          <table:table-cell table:formula="of:=[.A48]*SIN([.C48])" office:value-type="float" office:value="1.49037521792326" calcext:value-type="float">
            <text:p>1.4903752179</text:p>
          </table:table-cell>
          <table:table-cell table:formula="of:=[.A48]*COS([.C48])" office:value-type="float" office:value="9.60506021375193" calcext:value-type="float">
            <text:p>9.6050602138</text:p>
          </table:table-cell>
          <table:table-cell table:formula="of:=[.D48]/([.D48]+[.E48])" office:value-type="float" office:value="0.134323274386199" calcext:value-type="float">
            <text:p>0.1343232744</text:p>
          </table:table-cell>
          <table:table-cell table:style-name="ce1" table:formula="of:=[.F48]*100" office:value-type="float" office:value="13.4323274386199" calcext:value-type="float">
            <text:p>13.4323274386</text:p>
          </table:table-cell>
          <table:table-cell table:formula="of:=1-[.F48]" office:value-type="float" office:value="0.865676725613801" calcext:value-type="float">
            <text:p>0.8656767256</text:p>
          </table:table-cell>
          <table:table-cell table:style-name="ce1" table:formula="of:=[.H48]*100" office:value-type="float" office:value="86.5676725613801" calcext:value-type="float">
            <text:p>86.5676725614</text:p>
          </table:table-cell>
          <table:table-cell table:number-columns-repeated="2"/>
          <table:table-cell table:formula="of:=[.H48]*COS([.J48])" office:value-type="float" office:value="0.865676725613801" calcext:value-type="float">
            <text:p>0.8656767256</text:p>
          </table:table-cell>
          <table:table-cell/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21.16" calcext:value-type="float">
            <text:p>21.16</text:p>
          </table:table-cell>
          <table:table-cell table:formula="of:=RADIANS([.B49])" office:value-type="float" office:value="0.369311669722" calcext:value-type="float">
            <text:p>0.3693116697</text:p>
          </table:table-cell>
          <table:table-cell table:formula="of:=[.A49]*SIN([.C49])" office:value-type="float" office:value="9.49721534254818" calcext:value-type="float">
            <text:p>9.4972153425</text:p>
          </table:table-cell>
          <table:table-cell table:formula="of:=[.A49]*COS([.C49])" office:value-type="float" office:value="24.536075495834" calcext:value-type="float">
            <text:p>24.5360754958</text:p>
          </table:table-cell>
          <table:table-cell table:formula="of:=[.D49]/([.D49]+[.E49])" office:value-type="float" office:value="0.279056626867166" calcext:value-type="float">
            <text:p>0.2790566269</text:p>
          </table:table-cell>
          <table:table-cell table:style-name="ce1" table:formula="of:=[.F49]*100" office:value-type="float" office:value="27.9056626867166" calcext:value-type="float">
            <text:p>27.9056626867</text:p>
          </table:table-cell>
          <table:table-cell table:formula="of:=1-[.F49]" office:value-type="float" office:value="0.720943373132834" calcext:value-type="float">
            <text:p>0.7209433731</text:p>
          </table:table-cell>
          <table:table-cell table:style-name="ce1" table:formula="of:=[.H49]*100" office:value-type="float" office:value="72.0943373132834" calcext:value-type="float">
            <text:p>72.0943373133</text:p>
          </table:table-cell>
          <table:table-cell table:number-columns-repeated="2"/>
          <table:table-cell table:formula="of:=[.H49]*COS([.J49])" office:value-type="float" office:value="0.720943373132834" calcext:value-type="float">
            <text:p>0.7209433731</text:p>
          </table:table-cell>
          <table:table-cell/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3.24" calcext:value-type="float">
            <text:p>3.24</text:p>
          </table:table-cell>
          <table:table-cell table:formula="of:=RADIANS([.B50])" office:value-type="float" office:value="0.0565486677646163" calcext:value-type="float">
            <text:p>0.0565486678</text:p>
          </table:table-cell>
          <table:table-cell table:formula="of:=[.A50]*SIN([.C50])" office:value-type="float" office:value="0.790694297403523" calcext:value-type="float">
            <text:p>0.7906942974</text:p>
          </table:table-cell>
          <table:table-cell table:formula="of:=[.A50]*COS([.C50])" office:value-type="float" office:value="13.9676376860246" calcext:value-type="float">
            <text:p>13.967637686</text:p>
          </table:table-cell>
          <table:table-cell table:formula="of:=[.D50]/([.D50]+[.E50])" office:value-type="float" office:value="0.0535761289481347" calcext:value-type="float">
            <text:p>0.0535761289</text:p>
          </table:table-cell>
          <table:table-cell table:style-name="ce1" table:formula="of:=[.F50]*100" office:value-type="float" office:value="5.35761289481347" calcext:value-type="float">
            <text:p>5.3576128948</text:p>
          </table:table-cell>
          <table:table-cell table:formula="of:=1-[.F50]" office:value-type="float" office:value="0.946423871051865" calcext:value-type="float">
            <text:p>0.9464238711</text:p>
          </table:table-cell>
          <table:table-cell table:style-name="ce1" table:formula="of:=[.H50]*100" office:value-type="float" office:value="94.6423871051865" calcext:value-type="float">
            <text:p>94.64238710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50]*COS([.J50])" office:value-type="float" office:value="-0.137704705235325" calcext:value-type="float">
            <text:p>-0.1377047052</text:p>
          </table:table-cell>
          <table:table-cell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70.94" calcext:value-type="float">
            <text:p>70.94</text:p>
          </table:table-cell>
          <table:table-cell table:formula="of:=RADIANS([.B51])" office:value-type="float" office:value="1.23813657136478" calcext:value-type="float">
            <text:p>1.2381365714</text:p>
          </table:table-cell>
          <table:table-cell table:formula="of:=[.A51]*SIN([.C51])" office:value-type="float" office:value="14.4990170675718" calcext:value-type="float">
            <text:p>14.4990170676</text:p>
          </table:table-cell>
          <table:table-cell table:formula="of:=[.A51]*COS([.C51])" office:value-type="float" office:value="5.00940156847715" calcext:value-type="float">
            <text:p>5.0094015685</text:p>
          </table:table-cell>
          <table:table-cell table:formula="of:=[.D51]/([.D51]+[.E51])" office:value-type="float" office:value="0.743218470859527" calcext:value-type="float">
            <text:p>0.7432184709</text:p>
          </table:table-cell>
          <table:table-cell table:style-name="ce1" table:formula="of:=[.F51]*100" office:value-type="float" office:value="74.3218470859527" calcext:value-type="float">
            <text:p>74.321847086</text:p>
          </table:table-cell>
          <table:table-cell table:formula="of:=1-[.F51]" office:value-type="float" office:value="0.256781529140473" calcext:value-type="float">
            <text:p>0.2567815291</text:p>
          </table:table-cell>
          <table:table-cell table:style-name="ce1" table:formula="of:=[.H51]*100" office:value-type="float" office:value="25.6781529140473" calcext:value-type="float">
            <text:p>25.678152914</text:p>
          </table:table-cell>
          <table:table-cell table:number-columns-repeated="2"/>
          <table:table-cell table:formula="of:=[.H51]*COS([.J51])" office:value-type="float" office:value="0.256781529140473" calcext:value-type="float">
            <text:p>0.2567815291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67.75" calcext:value-type="float">
            <text:p>67.75</text:p>
          </table:table-cell>
          <table:table-cell table:formula="of:=RADIANS([.B52])" office:value-type="float" office:value="1.18246056822616" calcext:value-type="float">
            <text:p>1.1824605682</text:p>
          </table:table-cell>
          <table:table-cell table:formula="of:=[.A52]*SIN([.C52])" office:value-type="float" office:value="5.80313896019014" calcext:value-type="float">
            <text:p>5.8031389602</text:p>
          </table:table-cell>
          <table:table-cell table:formula="of:=[.A52]*COS([.C52])" office:value-type="float" office:value="2.37412683079976" calcext:value-type="float">
            <text:p>2.3741268308</text:p>
          </table:table-cell>
          <table:table-cell table:formula="of:=[.D52]/([.D52]+[.E52])" office:value-type="float" office:value="0.709667400879193" calcext:value-type="float">
            <text:p>0.7096674009</text:p>
          </table:table-cell>
          <table:table-cell table:style-name="ce1" table:formula="of:=[.F52]*100" office:value-type="float" office:value="70.9667400879193" calcext:value-type="float">
            <text:p>70.9667400879</text:p>
          </table:table-cell>
          <table:table-cell table:formula="of:=1-[.F52]" office:value-type="float" office:value="0.290332599120807" calcext:value-type="float">
            <text:p>0.2903325991</text:p>
          </table:table-cell>
          <table:table-cell table:style-name="ce1" table:formula="of:=[.H52]*100" office:value-type="float" office:value="29.0332599120807" calcext:value-type="float">
            <text:p>29.0332599121</text:p>
          </table:table-cell>
          <table:table-cell table:number-columns-repeated="2"/>
          <table:table-cell table:formula="of:=[.H52]*COS([.J52])" office:value-type="float" office:value="0.290332599120807" calcext:value-type="float">
            <text:p>0.2903325991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50.59" calcext:value-type="float">
            <text:p>50.59</text:p>
          </table:table-cell>
          <table:table-cell table:formula="of:=RADIANS([.B53])" office:value-type="float" office:value="0.882962068583931" calcext:value-type="float">
            <text:p>0.8829620686</text:p>
          </table:table-cell>
          <table:table-cell table:formula="of:=[.A53]*SIN([.C53])" office:value-type="float" office:value="7.30901150216138" calcext:value-type="float">
            <text:p>7.3090115022</text:p>
          </table:table-cell>
          <table:table-cell table:formula="of:=[.A53]*COS([.C53])" office:value-type="float" office:value="6.00582640951873" calcext:value-type="float">
            <text:p>6.0058264095</text:p>
          </table:table-cell>
          <table:table-cell table:formula="of:=[.D53]/([.D53]+[.E53])" office:value-type="float" office:value="0.548937324708229" calcext:value-type="float">
            <text:p>0.5489373247</text:p>
          </table:table-cell>
          <table:table-cell table:style-name="ce1" table:formula="of:=[.F53]*100" office:value-type="float" office:value="54.8937324708229" calcext:value-type="float">
            <text:p>54.8937324708</text:p>
          </table:table-cell>
          <table:table-cell table:formula="of:=1-[.F53]" office:value-type="float" office:value="0.451062675291771" calcext:value-type="float">
            <text:p>0.4510626753</text:p>
          </table:table-cell>
          <table:table-cell table:style-name="ce1" table:formula="of:=[.H53]*100" office:value-type="float" office:value="45.1062675291771" calcext:value-type="float">
            <text:p>45.1062675292</text:p>
          </table:table-cell>
          <table:table-cell table:number-columns-repeated="2"/>
          <table:table-cell table:formula="of:=[.H53]*COS([.J53])" office:value-type="float" office:value="0.451062675291771" calcext:value-type="float">
            <text:p>0.4510626753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23.12" calcext:value-type="float">
            <text:p>23.12</text:p>
          </table:table-cell>
          <table:table-cell table:formula="of:=RADIANS([.B54])" office:value-type="float" office:value="0.403520123061089" calcext:value-type="float">
            <text:p>0.4035201231</text:p>
          </table:table-cell>
          <table:table-cell table:formula="of:=[.A54]*SIN([.C54])" office:value-type="float" office:value="3.87553614745095" calcext:value-type="float">
            <text:p>3.8755361475</text:p>
          </table:table-cell>
          <table:table-cell table:formula="of:=[.A54]*COS([.C54])" office:value-type="float" office:value="9.07728591429184" calcext:value-type="float">
            <text:p>9.0772859143</text:p>
          </table:table-cell>
          <table:table-cell table:formula="of:=[.D54]/([.D54]+[.E54])" office:value-type="float" office:value="0.299203998092251" calcext:value-type="float">
            <text:p>0.2992039981</text:p>
          </table:table-cell>
          <table:table-cell table:style-name="ce1" table:formula="of:=[.F54]*100" office:value-type="float" office:value="29.9203998092251" calcext:value-type="float">
            <text:p>29.9203998092</text:p>
          </table:table-cell>
          <table:table-cell table:formula="of:=1-[.F54]" office:value-type="float" office:value="0.700796001907749" calcext:value-type="float">
            <text:p>0.7007960019</text:p>
          </table:table-cell>
          <table:table-cell table:style-name="ce1" table:formula="of:=[.H54]*100" office:value-type="float" office:value="70.0796001907749" calcext:value-type="float">
            <text:p>70.0796001908</text:p>
          </table:table-cell>
          <table:table-cell/>
          <table:table-cell office:value-type="string" calcext:value-type="string">
            <text:p>33H</text:p>
          </table:table-cell>
          <table:table-cell table:formula="of:=[.H54]*COS([.J54])" office:value-type="float" office:value="0.700796001907749" calcext:value-type="float">
            <text:p>0.7007960019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41.63" calcext:value-type="float">
            <text:p>41.63</text:p>
          </table:table-cell>
          <table:table-cell table:formula="of:=RADIANS([.B55])" office:value-type="float" office:value="0.72658056760524" calcext:value-type="float">
            <text:p>0.7265805676</text:p>
          </table:table-cell>
          <table:table-cell table:formula="of:=[.A55]*SIN([.C55])" office:value-type="float" office:value="1.98630982669019" calcext:value-type="float">
            <text:p>1.9863098267</text:p>
          </table:table-cell>
          <table:table-cell table:formula="of:=[.A55]*COS([.C55])" office:value-type="float" office:value="2.23487656759696" calcext:value-type="float">
            <text:p>2.2348765676</text:p>
          </table:table-cell>
          <table:table-cell table:formula="of:=[.D55]/([.D55]+[.E55])" office:value-type="float" office:value="0.470557241769379" calcext:value-type="float">
            <text:p>0.4705572418</text:p>
          </table:table-cell>
          <table:table-cell table:style-name="ce1" table:formula="of:=[.F55]*100" office:value-type="float" office:value="47.0557241769379" calcext:value-type="float">
            <text:p>47.0557241769</text:p>
          </table:table-cell>
          <table:table-cell table:formula="of:=1-[.F55]" office:value-type="float" office:value="0.529442758230621" calcext:value-type="float">
            <text:p>0.5294427582</text:p>
          </table:table-cell>
          <table:table-cell table:style-name="ce1" table:formula="of:=[.H55]*100" office:value-type="float" office:value="52.9442758230621" calcext:value-type="float">
            <text:p>52.9442758231</text:p>
          </table:table-cell>
          <table:table-cell table:number-columns-repeated="2"/>
          <table:table-cell table:formula="of:=[.H55]*COS([.J55])" office:value-type="float" office:value="0.529442758230621" calcext:value-type="float">
            <text:p>0.5294427582</text:p>
          </table:table-cell>
          <table:table-cell/>
        </table:table-row>
        <table:table-row table:style-name="ro1">
          <table:table-cell office:value-type="float" office:value="15.31" calcext:value-type="float">
            <text:p>15.31</text:p>
          </table:table-cell>
          <table:table-cell office:value-type="float" office:value="81.18" calcext:value-type="float">
            <text:p>81.18</text:p>
          </table:table-cell>
          <table:table-cell table:formula="of:=RADIANS([.B56])" office:value-type="float" office:value="1.416858286769" calcext:value-type="float">
            <text:p>1.4168582868</text:p>
          </table:table-cell>
          <table:table-cell table:formula="of:=[.A56]*SIN([.C56])" office:value-type="float" office:value="15.1289580115784" calcext:value-type="float">
            <text:p>15.1289580116</text:p>
          </table:table-cell>
          <table:table-cell table:formula="of:=[.A56]*COS([.C56])" office:value-type="float" office:value="2.34749429901286" calcext:value-type="float">
            <text:p>2.347494299</text:p>
          </table:table-cell>
          <table:table-cell table:formula="of:=[.D56]/([.D56]+[.E56])" office:value-type="float" office:value="0.865676725613801" calcext:value-type="float">
            <text:p>0.8656767256</text:p>
          </table:table-cell>
          <table:table-cell table:style-name="ce1" table:formula="of:=[.F56]*100" office:value-type="float" office:value="86.5676725613801" calcext:value-type="float">
            <text:p>86.5676725614</text:p>
          </table:table-cell>
          <table:table-cell table:formula="of:=1-[.F56]" office:value-type="float" office:value="0.134323274386199" calcext:value-type="float">
            <text:p>0.1343232744</text:p>
          </table:table-cell>
          <table:table-cell table:style-name="ce1" table:formula="of:=[.H56]*100" office:value-type="float" office:value="13.4323274386199" calcext:value-type="float">
            <text:p>13.4323274386</text:p>
          </table:table-cell>
          <table:table-cell table:number-columns-repeated="2"/>
          <table:table-cell table:formula="of:=[.H56]*COS([.J56])" office:value-type="float" office:value="0.134323274386199" calcext:value-type="float">
            <text:p>0.1343232744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78.11" calcext:value-type="float">
            <text:p>78.11</text:p>
          </table:table-cell>
          <table:table-cell table:formula="of:=RADIANS([.B57])" office:value-type="float" office:value="1.36327667873277" calcext:value-type="float">
            <text:p>1.3632766787</text:p>
          </table:table-cell>
          <table:table-cell table:formula="of:=[.A57]*SIN([.C57])" office:value-type="float" office:value="5.02972109243507" calcext:value-type="float">
            <text:p>5.0297210924</text:p>
          </table:table-cell>
          <table:table-cell table:formula="of:=[.A57]*COS([.C57])" office:value-type="float" office:value="1.0590116771376" calcext:value-type="float">
            <text:p>1.0590116771</text:p>
          </table:table-cell>
          <table:table-cell table:formula="of:=[.D57]/([.D57]+[.E57])" office:value-type="float" office:value="0.826070264993428" calcext:value-type="float">
            <text:p>0.826070265</text:p>
          </table:table-cell>
          <table:table-cell table:style-name="ce1" table:formula="of:=[.F57]*100" office:value-type="float" office:value="82.6070264993428" calcext:value-type="float">
            <text:p>82.6070264993</text:p>
          </table:table-cell>
          <table:table-cell table:formula="of:=1-[.F57]" office:value-type="float" office:value="0.173929735006572" calcext:value-type="float">
            <text:p>0.173929735</text:p>
          </table:table-cell>
          <table:table-cell table:style-name="ce1" table:formula="of:=[.H57]*100" office:value-type="float" office:value="17.3929735006572" calcext:value-type="float">
            <text:p>17.3929735007</text:p>
          </table:table-cell>
          <table:table-cell table:number-columns-repeated="2"/>
          <table:table-cell table:formula="of:=[.H57]*COS([.J57])" office:value-type="float" office:value="0.173929735006572" calcext:value-type="float">
            <text:p>0.173929735</text:p>
          </table:table-cell>
          <table:table-cell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47.89" calcext:value-type="float">
            <text:p>47.89</text:p>
          </table:table-cell>
          <table:table-cell table:formula="of:=RADIANS([.B58])" office:value-type="float" office:value="0.835838178780084" calcext:value-type="float">
            <text:p>0.8358381788</text:p>
          </table:table-cell>
          <table:table-cell table:formula="of:=[.A58]*SIN([.C58])" office:value-type="float" office:value="13.6650394304397" calcext:value-type="float">
            <text:p>13.6650394304</text:p>
          </table:table-cell>
          <table:table-cell table:formula="of:=[.A58]*COS([.C58])" office:value-type="float" office:value="12.35164350864" calcext:value-type="float">
            <text:p>12.3516435086</text:p>
          </table:table-cell>
          <table:table-cell table:formula="of:=[.D58]/([.D58]+[.E58])" office:value-type="float" office:value="0.525241417687164" calcext:value-type="float">
            <text:p>0.5252414177</text:p>
          </table:table-cell>
          <table:table-cell table:style-name="ce1" table:formula="of:=[.F58]*100" office:value-type="float" office:value="52.5241417687164" calcext:value-type="float">
            <text:p>52.5241417687</text:p>
          </table:table-cell>
          <table:table-cell table:formula="of:=1-[.F58]" office:value-type="float" office:value="0.474758582312836" calcext:value-type="float">
            <text:p>0.4747585823</text:p>
          </table:table-cell>
          <table:table-cell table:style-name="ce1" table:formula="of:=[.H58]*100" office:value-type="float" office:value="47.4758582312836" calcext:value-type="float">
            <text:p>47.475858231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58]*COS([.J58])" office:value-type="float" office:value="-0.0690773897774471" calcext:value-type="float">
            <text:p>-0.0690773898</text:p>
          </table:table-cell>
          <table:table-cell/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26.83" calcext:value-type="float">
            <text:p>26.83</text:p>
          </table:table-cell>
          <table:table-cell table:formula="of:=RADIANS([.B59])" office:value-type="float" office:value="0.468271838310079" calcext:value-type="float">
            <text:p>0.4682718383</text:p>
          </table:table-cell>
          <table:table-cell table:formula="of:=[.A59]*SIN([.C59])" office:value-type="float" office:value="8.24607014831969" calcext:value-type="float">
            <text:p>8.2460701483</text:p>
          </table:table-cell>
          <table:table-cell table:formula="of:=[.A59]*COS([.C59])" office:value-type="float" office:value="16.3032275058956" calcext:value-type="float">
            <text:p>16.3032275059</text:p>
          </table:table-cell>
          <table:table-cell table:formula="of:=[.D59]/([.D59]+[.E59])" office:value-type="float" office:value="0.335898414059262" calcext:value-type="float">
            <text:p>0.3358984141</text:p>
          </table:table-cell>
          <table:table-cell table:style-name="ce1" table:formula="of:=[.F59]*100" office:value-type="float" office:value="33.5898414059262" calcext:value-type="float">
            <text:p>33.5898414059</text:p>
          </table:table-cell>
          <table:table-cell table:formula="of:=1-[.F59]" office:value-type="float" office:value="0.664101585940738" calcext:value-type="float">
            <text:p>0.6641015859</text:p>
          </table:table-cell>
          <table:table-cell table:style-name="ce1" table:formula="of:=[.H59]*100" office:value-type="float" office:value="66.4101585940738" calcext:value-type="float">
            <text:p>66.4101585941</text:p>
          </table:table-cell>
          <table:table-cell table:number-columns-repeated="2"/>
          <table:table-cell table:formula="of:=[.H59]*COS([.J59])" office:value-type="float" office:value="0.664101585940738" calcext:value-type="float">
            <text:p>0.6641015859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8.93" calcext:value-type="float">
            <text:p>18.93</text:p>
          </table:table-cell>
          <table:table-cell table:formula="of:=RADIANS([.B60])" office:value-type="float" office:value="0.330390827402527" calcext:value-type="float">
            <text:p>0.3303908274</text:p>
          </table:table-cell>
          <table:table-cell table:formula="of:=[.A60]*SIN([.C60])" office:value-type="float" office:value="2.65369623699652" calcext:value-type="float">
            <text:p>2.653696237</text:p>
          </table:table-cell>
          <table:table-cell table:formula="of:=[.A60]*COS([.C60])" office:value-type="float" office:value="7.73758982382438" calcext:value-type="float">
            <text:p>7.7375898238</text:p>
          </table:table-cell>
          <table:table-cell table:formula="of:=[.D60]/([.D60]+[.E60])" office:value-type="float" office:value="0.255377074739763" calcext:value-type="float">
            <text:p>0.2553770747</text:p>
          </table:table-cell>
          <table:table-cell table:style-name="ce1" table:formula="of:=[.F60]*100" office:value-type="float" office:value="25.5377074739763" calcext:value-type="float">
            <text:p>25.537707474</text:p>
          </table:table-cell>
          <table:table-cell table:formula="of:=1-[.F60]" office:value-type="float" office:value="0.744622925260237" calcext:value-type="float">
            <text:p>0.7446229253</text:p>
          </table:table-cell>
          <table:table-cell table:style-name="ce1" table:formula="of:=[.H60]*100" office:value-type="float" office:value="74.4622925260237" calcext:value-type="float">
            <text:p>74.462292526</text:p>
          </table:table-cell>
          <table:table-cell table:number-columns-repeated="2"/>
          <table:table-cell table:formula="of:=[.H60]*COS([.J60])" office:value-type="float" office:value="0.744622925260237" calcext:value-type="float">
            <text:p>0.7446229253</text:p>
          </table:table-cell>
          <table:table-cell/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24.25" calcext:value-type="float">
            <text:p>24.25</text:p>
          </table:table-cell>
          <table:table-cell table:formula="of:=RADIANS([.B61])" office:value-type="float" office:value="0.423242343608625" calcext:value-type="float">
            <text:p>0.4232423436</text:p>
          </table:table-cell>
          <table:table-cell table:formula="of:=[.A61]*SIN([.C61])" office:value-type="float" office:value="10.60476077448" calcext:value-type="float">
            <text:p>10.6047607745</text:p>
          </table:table-cell>
          <table:table-cell table:formula="of:=[.A61]*COS([.C61])" office:value-type="float" office:value="23.5416959651604" calcext:value-type="float">
            <text:p>23.5416959652</text:p>
          </table:table-cell>
          <table:table-cell table:formula="of:=[.D61]/([.D61]+[.E61])" office:value-type="float" office:value="0.310566945652343" calcext:value-type="float">
            <text:p>0.3105669457</text:p>
          </table:table-cell>
          <table:table-cell table:style-name="ce1" table:formula="of:=[.F61]*100" office:value-type="float" office:value="31.0566945652343" calcext:value-type="float">
            <text:p>31.0566945652</text:p>
          </table:table-cell>
          <table:table-cell table:formula="of:=1-[.F61]" office:value-type="float" office:value="0.689433054347657" calcext:value-type="float">
            <text:p>0.6894330543</text:p>
          </table:table-cell>
          <table:table-cell table:style-name="ce1" table:formula="of:=[.H61]*100" office:value-type="float" office:value="68.9433054347657" calcext:value-type="float">
            <text:p>68.9433054348</text:p>
          </table:table-cell>
          <table:table-cell table:number-columns-repeated="2"/>
          <table:table-cell table:formula="of:=[.H61]*COS([.J61])" office:value-type="float" office:value="0.689433054347657" calcext:value-type="float">
            <text:p>0.6894330543</text:p>
          </table:table-cell>
          <table:table-cell/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20.83" calcext:value-type="float">
            <text:p>20.83</text:p>
          </table:table-cell>
          <table:table-cell table:formula="of:=RADIANS([.B62])" office:value-type="float" office:value="0.363552083190419" calcext:value-type="float">
            <text:p>0.3635520832</text:p>
          </table:table-cell>
          <table:table-cell table:formula="of:=[.A62]*SIN([.C62])" office:value-type="float" office:value="20.5605831129943" calcext:value-type="float">
            <text:p>20.560583113</text:p>
          </table:table-cell>
          <table:table-cell table:formula="of:=[.A62]*COS([.C62])" office:value-type="float" office:value="54.0408625213704" calcext:value-type="float">
            <text:p>54.0408625214</text:p>
          </table:table-cell>
          <table:table-cell table:formula="of:=[.D62]/([.D62]+[.E62])" office:value-type="float" office:value="0.275605692867742" calcext:value-type="float">
            <text:p>0.2756056929</text:p>
          </table:table-cell>
          <table:table-cell table:style-name="ce1" table:formula="of:=[.F62]*100" office:value-type="float" office:value="27.5605692867742" calcext:value-type="float">
            <text:p>27.5605692868</text:p>
          </table:table-cell>
          <table:table-cell table:formula="of:=1-[.F62]" office:value-type="float" office:value="0.724394307132258" calcext:value-type="float">
            <text:p>0.7243943071</text:p>
          </table:table-cell>
          <table:table-cell table:style-name="ce1" table:formula="of:=[.H62]*100" office:value-type="float" office:value="72.4394307132258" calcext:value-type="float">
            <text:p>72.4394307132</text:p>
          </table:table-cell>
          <table:table-cell table:number-columns-repeated="2"/>
          <table:table-cell table:formula="of:=[.H62]*COS([.J62])" office:value-type="float" office:value="0.724394307132258" calcext:value-type="float">
            <text:p>0.7243943071</text:p>
          </table:table-cell>
          <table:table-cell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36.63" calcext:value-type="float">
            <text:p>36.63</text:p>
          </table:table-cell>
          <table:table-cell table:formula="of:=RADIANS([.B63])" office:value-type="float" office:value="0.639314105005523" calcext:value-type="float">
            <text:p>0.639314105</text:p>
          </table:table-cell>
          <table:table-cell table:formula="of:=[.A63]*SIN([.C63])" office:value-type="float" office:value="7.64302433901682" calcext:value-type="float">
            <text:p>7.643024339</text:p>
          </table:table-cell>
          <table:table-cell table:formula="of:=[.A63]*COS([.C63])" office:value-type="float" office:value="10.2800913883679" calcext:value-type="float">
            <text:p>10.2800913884</text:p>
          </table:table-cell>
          <table:table-cell table:formula="of:=[.D63]/([.D63]+[.E63])" office:value-type="float" office:value="0.426433911116192" calcext:value-type="float">
            <text:p>0.4264339111</text:p>
          </table:table-cell>
          <table:table-cell table:style-name="ce1" table:formula="of:=[.F63]*100" office:value-type="float" office:value="42.6433911116192" calcext:value-type="float">
            <text:p>42.6433911116</text:p>
          </table:table-cell>
          <table:table-cell table:formula="of:=1-[.F63]" office:value-type="float" office:value="0.573566088883808" calcext:value-type="float">
            <text:p>0.5735660889</text:p>
          </table:table-cell>
          <table:table-cell table:style-name="ce1" table:formula="of:=[.H63]*100" office:value-type="float" office:value="57.3566088883808" calcext:value-type="float">
            <text:p>57.3566088884</text:p>
          </table:table-cell>
          <table:table-cell/>
          <table:table-cell office:value-type="string" calcext:value-type="string">
            <text:p>33I</text:p>
          </table:table-cell>
          <table:table-cell table:formula="of:=[.H63]*COS([.J63])" office:value-type="float" office:value="0.573566088883808" calcext:value-type="float">
            <text:p>0.5735660889</text:p>
          </table:table-cell>
          <table:table-cell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1.24" calcext:value-type="float">
            <text:p>31.24</text:p>
          </table:table-cell>
          <table:table-cell table:formula="of:=RADIANS([.B64])" office:value-type="float" office:value="0.545240858323028" calcext:value-type="float">
            <text:p>0.5452408583</text:p>
          </table:table-cell>
          <table:table-cell table:formula="of:=[.A64]*SIN([.C64])" office:value-type="float" office:value="8.44319937104264" calcext:value-type="float">
            <text:p>8.443199371</text:p>
          </table:table-cell>
          <table:table-cell table:formula="of:=[.A64]*COS([.C64])" office:value-type="float" office:value="13.9194390828375" calcext:value-type="float">
            <text:p>13.9194390828</text:p>
          </table:table-cell>
          <table:table-cell table:formula="of:=[.D64]/([.D64]+[.E64])" office:value-type="float" office:value="0.377558282689029" calcext:value-type="float">
            <text:p>0.3775582827</text:p>
          </table:table-cell>
          <table:table-cell table:style-name="ce1" table:formula="of:=[.F64]*100" office:value-type="float" office:value="37.7558282689029" calcext:value-type="float">
            <text:p>37.7558282689</text:p>
          </table:table-cell>
          <table:table-cell table:formula="of:=1-[.F64]" office:value-type="float" office:value="0.622441717310971" calcext:value-type="float">
            <text:p>0.6224417173</text:p>
          </table:table-cell>
          <table:table-cell table:style-name="ce1" table:formula="of:=[.H64]*100" office:value-type="float" office:value="62.2441717310971" calcext:value-type="float">
            <text:p>62.2441717311</text:p>
          </table:table-cell>
          <table:table-cell table:number-columns-repeated="2"/>
          <table:table-cell table:formula="of:=[.H64]*COS([.J64])" office:value-type="float" office:value="0.622441717310971" calcext:value-type="float">
            <text:p>0.6224417173</text:p>
          </table:table-cell>
          <table:table-cell/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33.82" calcext:value-type="float">
            <text:p>33.82</text:p>
          </table:table-cell>
          <table:table-cell table:formula="of:=RADIANS([.B65])" office:value-type="float" office:value="0.590270353024482" calcext:value-type="float">
            <text:p>0.590270353</text:p>
          </table:table-cell>
          <table:table-cell table:formula="of:=[.A65]*SIN([.C65])" office:value-type="float" office:value="6.17253485742852" calcext:value-type="float">
            <text:p>6.1725348574</text:p>
          </table:table-cell>
          <table:table-cell table:formula="of:=[.A65]*COS([.C65])" office:value-type="float" office:value="9.21346370448323" calcext:value-type="float">
            <text:p>9.2134637045</text:p>
          </table:table-cell>
          <table:table-cell table:formula="of:=[.D65]/([.D65]+[.E65])" office:value-type="float" office:value="0.401178697150584" calcext:value-type="float">
            <text:p>0.4011786972</text:p>
          </table:table-cell>
          <table:table-cell table:style-name="ce1" table:formula="of:=[.F65]*100" office:value-type="float" office:value="40.1178697150584" calcext:value-type="float">
            <text:p>40.1178697151</text:p>
          </table:table-cell>
          <table:table-cell table:formula="of:=1-[.F65]" office:value-type="float" office:value="0.598821302849416" calcext:value-type="float">
            <text:p>0.5988213028</text:p>
          </table:table-cell>
          <table:table-cell table:style-name="ce1" table:formula="of:=[.H65]*100" office:value-type="float" office:value="59.8821302849416" calcext:value-type="float">
            <text:p>59.8821302849</text:p>
          </table:table-cell>
          <table:table-cell table:number-columns-repeated="2"/>
          <table:table-cell table:formula="of:=[.H65]*COS([.J65])" office:value-type="float" office:value="0.598821302849416" calcext:value-type="float">
            <text:p>0.5988213028</text:p>
          </table:table-cell>
          <table:table-cell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84.05" calcext:value-type="float">
            <text:p>84.05</text:p>
          </table:table-cell>
          <table:table-cell table:formula="of:=RADIANS([.B66])" office:value-type="float" office:value="1.46694923630123" calcext:value-type="float">
            <text:p>1.4669492363</text:p>
          </table:table-cell>
          <table:table-cell table:formula="of:=[.A66]*SIN([.C66])" office:value-type="float" office:value="12.6514739887313" calcext:value-type="float">
            <text:p>12.6514739887</text:p>
          </table:table-cell>
          <table:table-cell table:formula="of:=[.A66]*COS([.C66])" office:value-type="float" office:value="1.31856206242035" calcext:value-type="float">
            <text:p>1.3185620624</text:p>
          </table:table-cell>
          <table:table-cell table:formula="of:=[.D66]/([.D66]+[.E66])" office:value-type="float" office:value="0.905614984986982" calcext:value-type="float">
            <text:p>0.905614985</text:p>
          </table:table-cell>
          <table:table-cell table:style-name="ce1" table:formula="of:=[.F66]*100" office:value-type="float" office:value="90.5614984986982" calcext:value-type="float">
            <text:p>90.5614984987</text:p>
          </table:table-cell>
          <table:table-cell table:formula="of:=1-[.F66]" office:value-type="float" office:value="0.0943850150130177" calcext:value-type="float">
            <text:p>0.094385015</text:p>
          </table:table-cell>
          <table:table-cell table:style-name="ce1" table:formula="of:=[.H66]*100" office:value-type="float" office:value="9.43850150130177" calcext:value-type="float">
            <text:p>9.4385015013</text:p>
          </table:table-cell>
          <table:table-cell table:number-columns-repeated="2"/>
          <table:table-cell table:formula="of:=[.H66]*COS([.J66])" office:value-type="float" office:value="0.0943850150130177" calcext:value-type="float">
            <text:p>0.094385015</text:p>
          </table:table-cell>
          <table:table-cell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40.29" calcext:value-type="float">
            <text:p>40.29</text:p>
          </table:table-cell>
          <table:table-cell table:formula="of:=RADIANS([.B67])" office:value-type="float" office:value="0.703193155628515" calcext:value-type="float">
            <text:p>0.7031931556</text:p>
          </table:table-cell>
          <table:table-cell table:formula="of:=[.A67]*SIN([.C67])" office:value-type="float" office:value="10.1783758114862" calcext:value-type="float">
            <text:p>10.1783758115</text:p>
          </table:table-cell>
          <table:table-cell table:formula="of:=[.A67]*COS([.C67])" office:value-type="float" office:value="12.0061761539698" calcext:value-type="float">
            <text:p>12.006176154</text:p>
          </table:table-cell>
          <table:table-cell table:formula="of:=[.D67]/([.D67]+[.E67])" office:value-type="float" office:value="0.458804659536742" calcext:value-type="float">
            <text:p>0.4588046595</text:p>
          </table:table-cell>
          <table:table-cell table:style-name="ce1" table:formula="of:=[.F67]*100" office:value-type="float" office:value="45.8804659536742" calcext:value-type="float">
            <text:p>45.8804659537</text:p>
          </table:table-cell>
          <table:table-cell table:formula="of:=1-[.F67]" office:value-type="float" office:value="0.541195340463258" calcext:value-type="float">
            <text:p>0.5411953405</text:p>
          </table:table-cell>
          <table:table-cell table:style-name="ce1" table:formula="of:=[.H67]*100" office:value-type="float" office:value="54.1195340463258" calcext:value-type="float">
            <text:p>54.11953404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67]*COS([.J67])" office:value-type="float" office:value="-0.493099452287055" calcext:value-type="float">
            <text:p>-0.4930994523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6.01" calcext:value-type="float">
            <text:p>6.01</text:p>
          </table:table-cell>
          <table:table-cell table:formula="of:=RADIANS([.B68])" office:value-type="float" office:value="0.104894288044859" calcext:value-type="float">
            <text:p>0.104894288</text:p>
          </table:table-cell>
          <table:table-cell table:formula="of:=[.A68]*SIN([.C68])" office:value-type="float" office:value="0.52665125360614" calcext:value-type="float">
            <text:p>0.5266512536</text:p>
          </table:table-cell>
          <table:table-cell table:formula="of:=[.A68]*COS([.C68])" office:value-type="float" office:value="5.00235329190923" calcext:value-type="float">
            <text:p>5.0023532919</text:p>
          </table:table-cell>
          <table:table-cell table:formula="of:=[.D68]/([.D68]+[.E68])" office:value-type="float" office:value="0.0952524544464902" calcext:value-type="float">
            <text:p>0.0952524544</text:p>
          </table:table-cell>
          <table:table-cell table:style-name="ce1" table:formula="of:=[.F68]*100" office:value-type="float" office:value="9.52524544464902" calcext:value-type="float">
            <text:p>9.5252454446</text:p>
          </table:table-cell>
          <table:table-cell table:formula="of:=1-[.F68]" office:value-type="float" office:value="0.90474754555351" calcext:value-type="float">
            <text:p>0.9047475456</text:p>
          </table:table-cell>
          <table:table-cell table:style-name="ce1" table:formula="of:=[.H68]*100" office:value-type="float" office:value="90.474754555351" calcext:value-type="float">
            <text:p>90.4747545554</text:p>
          </table:table-cell>
          <table:table-cell table:number-columns-repeated="2"/>
          <table:table-cell table:formula="of:=[.H68]*COS([.J68])" office:value-type="float" office:value="0.90474754555351" calcext:value-type="float">
            <text:p>0.9047475456</text:p>
          </table:table-cell>
          <table:table-cell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88.12" calcext:value-type="float">
            <text:p>88.12</text:p>
          </table:table-cell>
          <table:table-cell table:formula="of:=RADIANS([.B69])" office:value-type="float" office:value="1.5379841368574" calcext:value-type="float">
            <text:p>1.5379841369</text:p>
          </table:table-cell>
          <table:table-cell table:formula="of:=[.A69]*SIN([.C69])" office:value-type="float" office:value="16.1113230616802" calcext:value-type="float">
            <text:p>16.1113230617</text:p>
          </table:table-cell>
          <table:table-cell table:formula="of:=[.A69]*COS([.C69])" office:value-type="float" office:value="0.528837595270306" calcext:value-type="float">
            <text:p>0.5288375953</text:p>
          </table:table-cell>
          <table:table-cell table:formula="of:=[.D69]/([.D69]+[.E69])" office:value-type="float" office:value="0.96821920135432" calcext:value-type="float">
            <text:p>0.9682192014</text:p>
          </table:table-cell>
          <table:table-cell table:style-name="ce1" table:formula="of:=[.F69]*100" office:value-type="float" office:value="96.821920135432" calcext:value-type="float">
            <text:p>96.8219201354</text:p>
          </table:table-cell>
          <table:table-cell table:formula="of:=1-[.F69]" office:value-type="float" office:value="0.0317807986456797" calcext:value-type="float">
            <text:p>0.0317807986</text:p>
          </table:table-cell>
          <table:table-cell table:style-name="ce1" table:formula="of:=[.H69]*100" office:value-type="float" office:value="3.17807986456797" calcext:value-type="float">
            <text:p>3.1780798646</text:p>
          </table:table-cell>
          <table:table-cell table:number-columns-repeated="2"/>
          <table:table-cell table:formula="of:=[.H69]*COS([.J69])" office:value-type="float" office:value="0.0317807986456797" calcext:value-type="float">
            <text:p>0.0317807986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76.5" calcext:value-type="float">
            <text:p>76.5</text:p>
          </table:table-cell>
          <table:table-cell table:formula="of:=RADIANS([.B70])" office:value-type="float" office:value="1.33517687777566" calcext:value-type="float">
            <text:p>1.3351768778</text:p>
          </table:table-cell>
          <table:table-cell table:formula="of:=[.A70]*SIN([.C70])" office:value-type="float" office:value="6.50515476746046" calcext:value-type="float">
            <text:p>6.5051547675</text:p>
          </table:table-cell>
          <table:table-cell table:formula="of:=[.A70]*COS([.C70])" office:value-type="float" office:value="1.56174948419601" calcext:value-type="float">
            <text:p>1.5617494842</text:p>
          </table:table-cell>
          <table:table-cell table:formula="of:=[.D70]/([.D70]+[.E70])" office:value-type="float" office:value="0.806400394069966" calcext:value-type="float">
            <text:p>0.8064003941</text:p>
          </table:table-cell>
          <table:table-cell table:style-name="ce1" table:formula="of:=[.F70]*100" office:value-type="float" office:value="80.6400394069966" calcext:value-type="float">
            <text:p>80.640039407</text:p>
          </table:table-cell>
          <table:table-cell table:formula="of:=1-[.F70]" office:value-type="float" office:value="0.193599605930034" calcext:value-type="float">
            <text:p>0.1935996059</text:p>
          </table:table-cell>
          <table:table-cell table:style-name="ce1" table:formula="of:=[.H70]*100" office:value-type="float" office:value="19.3599605930034" calcext:value-type="float">
            <text:p>19.359960593</text:p>
          </table:table-cell>
          <table:table-cell table:number-columns-repeated="2"/>
          <table:table-cell table:formula="of:=[.H70]*COS([.J70])" office:value-type="float" office:value="0.193599605930034" calcext:value-type="float">
            <text:p>0.1935996059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2.35" calcext:value-type="float">
            <text:p>82.35</text:p>
          </table:table-cell>
          <table:table-cell table:formula="of:=RADIANS([.B71])" office:value-type="float" office:value="1.43727863901733" calcext:value-type="float">
            <text:p>1.437278639</text:p>
          </table:table-cell>
          <table:table-cell table:formula="of:=[.A71]*SIN([.C71])" office:value-type="float" office:value="17.5920205157461" calcext:value-type="float">
            <text:p>17.5920205157</text:p>
          </table:table-cell>
          <table:table-cell table:formula="of:=[.A71]*COS([.C71])" office:value-type="float" office:value="2.36290375884631" calcext:value-type="float">
            <text:p>2.3629037588</text:p>
          </table:table-cell>
          <table:table-cell table:formula="of:=[.D71]/([.D71]+[.E71])" office:value-type="float" office:value="0.881587936574889" calcext:value-type="float">
            <text:p>0.8815879366</text:p>
          </table:table-cell>
          <table:table-cell table:style-name="ce1" table:formula="of:=[.F71]*100" office:value-type="float" office:value="88.158793657489" calcext:value-type="float">
            <text:p>88.1587936575</text:p>
          </table:table-cell>
          <table:table-cell table:formula="of:=1-[.F71]" office:value-type="float" office:value="0.118412063425111" calcext:value-type="float">
            <text:p>0.1184120634</text:p>
          </table:table-cell>
          <table:table-cell table:style-name="ce1" table:formula="of:=[.H71]*100" office:value-type="float" office:value="11.8412063425111" calcext:value-type="float">
            <text:p>11.8412063425</text:p>
          </table:table-cell>
          <table:table-cell table:number-columns-repeated="2"/>
          <table:table-cell table:formula="of:=[.H71]*COS([.J71])" office:value-type="float" office:value="0.118412063425111" calcext:value-type="float">
            <text:p>0.1184120634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49.39" calcext:value-type="float">
            <text:p>49.39</text:p>
          </table:table-cell>
          <table:table-cell table:formula="of:=RADIANS([.B72])" office:value-type="float" office:value="0.862018117559999" calcext:value-type="float">
            <text:p>0.8620181176</text:p>
          </table:table-cell>
          <table:table-cell table:formula="of:=[.A72]*SIN([.C72])" office:value-type="float" office:value="5.53425973683373" calcext:value-type="float">
            <text:p>5.5342597368</text:p>
          </table:table-cell>
          <table:table-cell table:formula="of:=[.A72]*COS([.C72])" office:value-type="float" office:value="4.74511002667599" calcext:value-type="float">
            <text:p>4.7451100267</text:p>
          </table:table-cell>
          <table:table-cell table:formula="of:=[.D72]/([.D72]+[.E72])" office:value-type="float" office:value="0.538385121282392" calcext:value-type="float">
            <text:p>0.5383851213</text:p>
          </table:table-cell>
          <table:table-cell table:style-name="ce1" table:formula="of:=[.F72]*100" office:value-type="float" office:value="53.8385121282392" calcext:value-type="float">
            <text:p>53.8385121282</text:p>
          </table:table-cell>
          <table:table-cell table:formula="of:=1-[.F72]" office:value-type="float" office:value="0.461614878717608" calcext:value-type="float">
            <text:p>0.4616148787</text:p>
          </table:table-cell>
          <table:table-cell table:style-name="ce1" table:formula="of:=[.H72]*100" office:value-type="float" office:value="46.1614878717608" calcext:value-type="float">
            <text:p>46.1614878718</text:p>
          </table:table-cell>
          <table:table-cell/>
          <table:table-cell office:value-type="string" calcext:value-type="string">
            <text:p>33J</text:p>
          </table:table-cell>
          <table:table-cell table:formula="of:=[.H72]*COS([.J72])" office:value-type="float" office:value="0.461614878717608" calcext:value-type="float">
            <text:p>0.4616148787</text:p>
          </table:table-cell>
          <table:table-cell/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1.45" calcext:value-type="float">
            <text:p>1.45</text:p>
          </table:table-cell>
          <table:table-cell table:formula="of:=RADIANS([.B73])" office:value-type="float" office:value="0.0253072741539178" calcext:value-type="float">
            <text:p>0.0253072742</text:p>
          </table:table-cell>
          <table:table-cell table:formula="of:=[.A73]*SIN([.C73])" office:value-type="float" office:value="0.513429783441597" calcext:value-type="float">
            <text:p>0.5134297834</text:p>
          </table:table-cell>
          <table:table-cell table:formula="of:=[.A73]*COS([.C73])" office:value-type="float" office:value="20.283502899092" calcext:value-type="float">
            <text:p>20.2835028991</text:p>
          </table:table-cell>
          <table:table-cell table:formula="of:=[.D73]/([.D73]+[.E73])" office:value-type="float" office:value="0.0246877648391295" calcext:value-type="float">
            <text:p>0.0246877648</text:p>
          </table:table-cell>
          <table:table-cell table:style-name="ce1" table:formula="of:=[.F73]*100" office:value-type="float" office:value="2.46877648391295" calcext:value-type="float">
            <text:p>2.4687764839</text:p>
          </table:table-cell>
          <table:table-cell table:formula="of:=1-[.F73]" office:value-type="float" office:value="0.97531223516087" calcext:value-type="float">
            <text:p>0.9753122352</text:p>
          </table:table-cell>
          <table:table-cell table:style-name="ce1" table:formula="of:=[.H73]*100" office:value-type="float" office:value="97.5312235160871" calcext:value-type="float">
            <text:p>97.5312235161</text:p>
          </table:table-cell>
          <table:table-cell table:number-columns-repeated="2"/>
          <table:table-cell table:formula="of:=[.H73]*COS([.J73])" office:value-type="float" office:value="0.97531223516087" calcext:value-type="float">
            <text:p>0.9753122352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77.47" calcext:value-type="float">
            <text:p>77.47</text:p>
          </table:table-cell>
          <table:table-cell table:formula="of:=RADIANS([.B74])" office:value-type="float" office:value="1.35210657152001" calcext:value-type="float">
            <text:p>1.3521065715</text:p>
          </table:table-cell>
          <table:table-cell table:formula="of:=[.A74]*SIN([.C74])" office:value-type="float" office:value="4.71496169611604" calcext:value-type="float">
            <text:p>4.7149616961</text:p>
          </table:table-cell>
          <table:table-cell table:formula="of:=[.A74]*COS([.C74])" office:value-type="float" office:value="1.04787222701937" calcext:value-type="float">
            <text:p>1.047872227</text:p>
          </table:table-cell>
          <table:table-cell table:formula="of:=[.D74]/([.D74]+[.E74])" office:value-type="float" office:value="0.818167200201173" calcext:value-type="float">
            <text:p>0.8181672002</text:p>
          </table:table-cell>
          <table:table-cell table:style-name="ce1" table:formula="of:=[.F74]*100" office:value-type="float" office:value="81.8167200201173" calcext:value-type="float">
            <text:p>81.8167200201</text:p>
          </table:table-cell>
          <table:table-cell table:formula="of:=1-[.F74]" office:value-type="float" office:value="0.181832799798827" calcext:value-type="float">
            <text:p>0.1818327998</text:p>
          </table:table-cell>
          <table:table-cell table:style-name="ce1" table:formula="of:=[.H74]*100" office:value-type="float" office:value="18.1832799798827" calcext:value-type="float">
            <text:p>18.1832799799</text:p>
          </table:table-cell>
          <table:table-cell table:number-columns-repeated="2"/>
          <table:table-cell table:formula="of:=[.H74]*COS([.J74])" office:value-type="float" office:value="0.181832799798827" calcext:value-type="float">
            <text:p>0.1818327998</text:p>
          </table:table-cell>
          <table:table-cell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73.72" calcext:value-type="float">
            <text:p>73.72</text:p>
          </table:table-cell>
          <table:table-cell table:formula="of:=RADIANS([.B75])" office:value-type="float" office:value="1.28665672457022" calcext:value-type="float">
            <text:p>1.2866567246</text:p>
          </table:table-cell>
          <table:table-cell table:formula="of:=[.A75]*SIN([.C75])" office:value-type="float" office:value="23.6328168987771" calcext:value-type="float">
            <text:p>23.6328168988</text:p>
          </table:table-cell>
          <table:table-cell table:formula="of:=[.A75]*COS([.C75])" office:value-type="float" office:value="6.90176538494882" calcext:value-type="float">
            <text:p>6.9017653849</text:p>
          </table:table-cell>
          <table:table-cell table:formula="of:=[.D75]/([.D75]+[.E75])" office:value-type="float" office:value="0.773968894651384" calcext:value-type="float">
            <text:p>0.7739688947</text:p>
          </table:table-cell>
          <table:table-cell table:style-name="ce1" table:formula="of:=[.F75]*100" office:value-type="float" office:value="77.3968894651384" calcext:value-type="float">
            <text:p>77.3968894651</text:p>
          </table:table-cell>
          <table:table-cell table:formula="of:=1-[.F75]" office:value-type="float" office:value="0.226031105348616" calcext:value-type="float">
            <text:p>0.2260311053</text:p>
          </table:table-cell>
          <table:table-cell table:style-name="ce1" table:formula="of:=[.H75]*100" office:value-type="float" office:value="22.6031105348616" calcext:value-type="float">
            <text:p>22.6031105349</text:p>
          </table:table-cell>
          <table:table-cell table:number-columns-repeated="2"/>
          <table:table-cell table:formula="of:=[.H75]*COS([.J75])" office:value-type="float" office:value="0.226031105348616" calcext:value-type="float">
            <text:p>0.2260311053</text:p>
          </table:table-cell>
          <table:table-cell/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0.88" calcext:value-type="float">
            <text:p>0.88</text:p>
          </table:table-cell>
          <table:table-cell table:formula="of:=RADIANS([.B76])" office:value-type="float" office:value="0.0153588974175501" calcext:value-type="float">
            <text:p>0.0153588974</text:p>
          </table:table-cell>
          <table:table-cell table:formula="of:=[.A76]*SIN([.C76])" office:value-type="float" office:value="0.263701900681942" calcext:value-type="float">
            <text:p>0.2637019007</text:p>
          </table:table-cell>
          <table:table-cell table:formula="of:=[.A76]*COS([.C76])" office:value-type="float" office:value="17.1679748749693" calcext:value-type="float">
            <text:p>17.167974875</text:p>
          </table:table-cell>
          <table:table-cell table:formula="of:=[.D76]/([.D76]+[.E76])" office:value-type="float" office:value="0.0151277415291616" calcext:value-type="float">
            <text:p>0.0151277415</text:p>
          </table:table-cell>
          <table:table-cell table:style-name="ce1" table:formula="of:=[.F76]*100" office:value-type="float" office:value="1.51277415291616" calcext:value-type="float">
            <text:p>1.5127741529</text:p>
          </table:table-cell>
          <table:table-cell table:formula="of:=1-[.F76]" office:value-type="float" office:value="0.984872258470838" calcext:value-type="float">
            <text:p>0.9848722585</text:p>
          </table:table-cell>
          <table:table-cell table:style-name="ce1" table:formula="of:=[.H76]*100" office:value-type="float" office:value="98.4872258470838" calcext:value-type="float">
            <text:p>98.48722584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76]*COS([.J76])" office:value-type="float" office:value="0.742497415901347" calcext:value-type="float">
            <text:p>0.7424974159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9.44" calcext:value-type="float">
            <text:p>19.44</text:p>
          </table:table-cell>
          <table:table-cell table:formula="of:=RADIANS([.B77])" office:value-type="float" office:value="0.339292006587698" calcext:value-type="float">
            <text:p>0.3392920066</text:p>
          </table:table-cell>
          <table:table-cell table:formula="of:=[.A77]*SIN([.C77])" office:value-type="float" office:value="1.58422103192942" calcext:value-type="float">
            <text:p>1.5842210319</text:p>
          </table:table-cell>
          <table:table-cell table:formula="of:=[.A77]*COS([.C77])" office:value-type="float" office:value="4.48863495085003" calcext:value-type="float">
            <text:p>4.4886349509</text:p>
          </table:table-cell>
          <table:table-cell table:formula="of:=[.D77]/([.D77]+[.E77])" office:value-type="float" office:value="0.260869191764423" calcext:value-type="float">
            <text:p>0.2608691918</text:p>
          </table:table-cell>
          <table:table-cell table:style-name="ce1" table:formula="of:=[.F77]*100" office:value-type="float" office:value="26.0869191764423" calcext:value-type="float">
            <text:p>26.0869191764</text:p>
          </table:table-cell>
          <table:table-cell table:formula="of:=1-[.F77]" office:value-type="float" office:value="0.739130808235577" calcext:value-type="float">
            <text:p>0.7391308082</text:p>
          </table:table-cell>
          <table:table-cell table:style-name="ce1" table:formula="of:=[.H77]*100" office:value-type="float" office:value="73.9130808235577" calcext:value-type="float">
            <text:p>73.9130808236</text:p>
          </table:table-cell>
          <table:table-cell table:number-columns-repeated="2"/>
          <table:table-cell table:formula="of:=[.H77]*COS([.J77])" office:value-type="float" office:value="0.739130808235577" calcext:value-type="float">
            <text:p>0.7391308082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5" calcext:value-type="float">
            <text:p>45</text:p>
          </table:table-cell>
          <table:table-cell table:formula="of:=RADIANS([.B78])" office:value-type="float" office:value="0.785398163397448" calcext:value-type="float">
            <text:p>0.7853981634</text:p>
          </table:table-cell>
          <table:table-cell table:formula="of:=[.A78]*SIN([.C78])" office:value-type="float" office:value="3.33047293938864" calcext:value-type="float">
            <text:p>3.3304729394</text:p>
          </table:table-cell>
          <table:table-cell table:formula="of:=[.A78]*COS([.C78])" office:value-type="float" office:value="3.33047293938864" calcext:value-type="float">
            <text:p>3.3304729394</text:p>
          </table:table-cell>
          <table:table-cell table:formula="of:=[.D78]/([.D78]+[.E78])" office:value-type="float" office:value="0.5" calcext:value-type="float">
            <text:p>0.5</text:p>
          </table:table-cell>
          <table:table-cell table:style-name="ce1" table:formula="of:=[.F78]*100" office:value-type="float" office:value="50" calcext:value-type="float">
            <text:p>50</text:p>
          </table:table-cell>
          <table:table-cell table:formula="of:=1-[.F78]" office:value-type="float" office:value="0.5" calcext:value-type="float">
            <text:p>0.5</text:p>
          </table:table-cell>
          <table:table-cell table:style-name="ce1" table:formula="of:=[.H78]*100" office:value-type="float" office:value="50" calcext:value-type="float">
            <text:p>50</text:p>
          </table:table-cell>
          <table:table-cell table:number-columns-repeated="2"/>
          <table:table-cell table:formula="of:=[.H78]*COS([.J78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73.3" calcext:value-type="float">
            <text:p>73.3</text:p>
          </table:table-cell>
          <table:table-cell table:formula="of:=RADIANS([.B79])" office:value-type="float" office:value="1.27932634171184" calcext:value-type="float">
            <text:p>1.2793263417</text:p>
          </table:table-cell>
          <table:table-cell table:formula="of:=[.A79]*SIN([.C79])" office:value-type="float" office:value="13.1221681793808" calcext:value-type="float">
            <text:p>13.1221681794</text:p>
          </table:table-cell>
          <table:table-cell table:formula="of:=[.A79]*COS([.C79])" office:value-type="float" office:value="3.93683912194106" calcext:value-type="float">
            <text:p>3.9368391219</text:p>
          </table:table-cell>
          <table:table-cell table:formula="of:=[.D79]/([.D79]+[.E79])" office:value-type="float" office:value="0.769222261741104" calcext:value-type="float">
            <text:p>0.7692222617</text:p>
          </table:table-cell>
          <table:table-cell table:style-name="ce1" table:formula="of:=[.F79]*100" office:value-type="float" office:value="76.9222261741104" calcext:value-type="float">
            <text:p>76.9222261741</text:p>
          </table:table-cell>
          <table:table-cell table:formula="of:=1-[.F79]" office:value-type="float" office:value="0.230777738258896" calcext:value-type="float">
            <text:p>0.2307777383</text:p>
          </table:table-cell>
          <table:table-cell table:style-name="ce1" table:formula="of:=[.H79]*100" office:value-type="float" office:value="23.0777738258896" calcext:value-type="float">
            <text:p>23.0777738259</text:p>
          </table:table-cell>
          <table:table-cell table:number-columns-repeated="2"/>
          <table:table-cell table:formula="of:=[.H79]*COS([.J79])" office:value-type="float" office:value="0.230777738258896" calcext:value-type="float">
            <text:p>0.2307777383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6.6" calcext:value-type="float">
            <text:p>26.6</text:p>
          </table:table-cell>
          <table:table-cell table:formula="of:=RADIANS([.B80])" office:value-type="float" office:value="0.464257581030492" calcext:value-type="float">
            <text:p>0.464257581</text:p>
          </table:table-cell>
          <table:table-cell table:formula="of:=[.A80]*SIN([.C80])" office:value-type="float" office:value="1.81342430574702" calcext:value-type="float">
            <text:p>1.8134243057</text:p>
          </table:table-cell>
          <table:table-cell table:formula="of:=[.A80]*COS([.C80])" office:value-type="float" office:value="3.62132465919944" calcext:value-type="float">
            <text:p>3.6213246592</text:p>
          </table:table-cell>
          <table:table-cell table:formula="of:=[.D80]/([.D80]+[.E80])" office:value-type="float" office:value="0.333672137838087" calcext:value-type="float">
            <text:p>0.3336721378</text:p>
          </table:table-cell>
          <table:table-cell table:style-name="ce1" table:formula="of:=[.F80]*100" office:value-type="float" office:value="33.3672137838087" calcext:value-type="float">
            <text:p>33.3672137838</text:p>
          </table:table-cell>
          <table:table-cell table:formula="of:=1-[.F80]" office:value-type="float" office:value="0.666327862161913" calcext:value-type="float">
            <text:p>0.6663278622</text:p>
          </table:table-cell>
          <table:table-cell table:style-name="ce1" table:formula="of:=[.H80]*100" office:value-type="float" office:value="66.6327862161913" calcext:value-type="float">
            <text:p>66.6327862162</text:p>
          </table:table-cell>
          <table:table-cell/>
          <table:table-cell office:value-type="string" calcext:value-type="string">
            <text:p>33K</text:p>
          </table:table-cell>
          <table:table-cell table:formula="of:=[.H80]*COS([.J80])" office:value-type="float" office:value="0.666327862161913" calcext:value-type="float">
            <text:p>0.6663278622</text:p>
          </table:table-cell>
          <table:table-cell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7.29" calcext:value-type="float">
            <text:p>47.29</text:p>
          </table:table-cell>
          <table:table-cell table:formula="of:=RADIANS([.B81])" office:value-type="float" office:value="0.825366203268118" calcext:value-type="float">
            <text:p>0.8253662033</text:p>
          </table:table-cell>
          <table:table-cell table:formula="of:=[.A81]*SIN([.C81])" office:value-type="float" office:value="10.250407307589" calcext:value-type="float">
            <text:p>10.2504073076</text:p>
          </table:table-cell>
          <table:table-cell table:formula="of:=[.A81]*COS([.C81])" office:value-type="float" office:value="9.46211657233866" calcext:value-type="float">
            <text:p>9.4621165723</text:p>
          </table:table-cell>
          <table:table-cell table:formula="of:=[.D81]/([.D81]+[.E81])" office:value-type="float" office:value="0.519994667858159" calcext:value-type="float">
            <text:p>0.5199946679</text:p>
          </table:table-cell>
          <table:table-cell table:style-name="ce1" table:formula="of:=[.F81]*100" office:value-type="float" office:value="51.9994667858159" calcext:value-type="float">
            <text:p>51.9994667858</text:p>
          </table:table-cell>
          <table:table-cell table:formula="of:=1-[.F81]" office:value-type="float" office:value="0.480005332141841" calcext:value-type="float">
            <text:p>0.4800053321</text:p>
          </table:table-cell>
          <table:table-cell table:style-name="ce1" table:formula="of:=[.H81]*100" office:value-type="float" office:value="48.0005332141841" calcext:value-type="float">
            <text:p>48.0005332142</text:p>
          </table:table-cell>
          <table:table-cell table:number-columns-repeated="2"/>
          <table:table-cell table:formula="of:=[.H81]*COS([.J81])" office:value-type="float" office:value="0.480005332141841" calcext:value-type="float">
            <text:p>0.4800053321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46.98" calcext:value-type="float">
            <text:p>46.98</text:p>
          </table:table-cell>
          <table:table-cell table:formula="of:=RADIANS([.B82])" office:value-type="float" office:value="0.819955682586936" calcext:value-type="float">
            <text:p>0.8199556826</text:p>
          </table:table-cell>
          <table:table-cell table:formula="of:=[.A82]*SIN([.C82])" office:value-type="float" office:value="3.91877958775207" calcext:value-type="float">
            <text:p>3.9187795878</text:p>
          </table:table-cell>
          <table:table-cell table:formula="of:=[.A82]*COS([.C82])" office:value-type="float" office:value="3.65687934482637" calcext:value-type="float">
            <text:p>3.6568793448</text:p>
          </table:table-cell>
          <table:table-cell table:formula="of:=[.D82]/([.D82]+[.E82])" office:value-type="float" office:value="0.517285641107695" calcext:value-type="float">
            <text:p>0.5172856411</text:p>
          </table:table-cell>
          <table:table-cell table:style-name="ce1" table:formula="of:=[.F82]*100" office:value-type="float" office:value="51.7285641107695" calcext:value-type="float">
            <text:p>51.7285641108</text:p>
          </table:table-cell>
          <table:table-cell table:formula="of:=1-[.F82]" office:value-type="float" office:value="0.482714358892305" calcext:value-type="float">
            <text:p>0.4827143589</text:p>
          </table:table-cell>
          <table:table-cell table:style-name="ce1" table:formula="of:=[.H82]*100" office:value-type="float" office:value="48.2714358892305" calcext:value-type="float">
            <text:p>48.2714358892</text:p>
          </table:table-cell>
          <table:table-cell table:number-columns-repeated="2"/>
          <table:table-cell table:formula="of:=[.H82]*COS([.J82])" office:value-type="float" office:value="0.482714358892305" calcext:value-type="float">
            <text:p>0.4827143589</text:p>
          </table:table-cell>
          <table:table-cell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88.6" calcext:value-type="float">
            <text:p>88.6</text:p>
          </table:table-cell>
          <table:table-cell table:formula="of:=RADIANS([.B83])" office:value-type="float" office:value="1.54636171726698" calcext:value-type="float">
            <text:p>1.5463617173</text:p>
          </table:table-cell>
          <table:table-cell table:formula="of:=[.A83]*SIN([.C83])" office:value-type="float" office:value="10.7567880300455" calcext:value-type="float">
            <text:p>10.75678803</text:p>
          </table:table-cell>
          <table:table-cell table:formula="of:=[.A83]*COS([.C83])" office:value-type="float" office:value="0.262890236922549" calcext:value-type="float">
            <text:p>0.2628902369</text:p>
          </table:table-cell>
          <table:table-cell table:formula="of:=[.D83]/([.D83]+[.E83])" office:value-type="float" office:value="0.976143565124712" calcext:value-type="float">
            <text:p>0.9761435651</text:p>
          </table:table-cell>
          <table:table-cell table:style-name="ce1" table:formula="of:=[.F83]*100" office:value-type="float" office:value="97.6143565124712" calcext:value-type="float">
            <text:p>97.6143565125</text:p>
          </table:table-cell>
          <table:table-cell table:formula="of:=1-[.F83]" office:value-type="float" office:value="0.0238564348752879" calcext:value-type="float">
            <text:p>0.0238564349</text:p>
          </table:table-cell>
          <table:table-cell table:style-name="ce1" table:formula="of:=[.H83]*100" office:value-type="float" office:value="2.38564348752879" calcext:value-type="float">
            <text:p>2.3856434875</text:p>
          </table:table-cell>
          <table:table-cell table:number-columns-repeated="2"/>
          <table:table-cell table:formula="of:=[.H83]*COS([.J83])" office:value-type="float" office:value="0.0238564348752879" calcext:value-type="float">
            <text:p>0.0238564349</text:p>
          </table:table-cell>
          <table:table-cell/>
        </table:table-row>
        <table:table-row table:style-name="ro1">
          <table:table-cell office:value-type="float" office:value="43.23" calcext:value-type="float">
            <text:p>43.23</text:p>
          </table:table-cell>
          <table:table-cell office:value-type="float" office:value="26.98" calcext:value-type="float">
            <text:p>26.98</text:p>
          </table:table-cell>
          <table:table-cell table:formula="of:=RADIANS([.B84])" office:value-type="float" office:value="0.47088983218807" calcext:value-type="float">
            <text:p>0.4708898322</text:p>
          </table:table-cell>
          <table:table-cell table:formula="of:=[.A84]*SIN([.C84])" office:value-type="float" office:value="19.612562715887" calcext:value-type="float">
            <text:p>19.6125627159</text:p>
          </table:table-cell>
          <table:table-cell table:formula="of:=[.A84]*COS([.C84])" office:value-type="float" office:value="38.5250604634879" calcext:value-type="float">
            <text:p>38.5250604635</text:p>
          </table:table-cell>
          <table:table-cell table:formula="of:=[.D84]/([.D84]+[.E84])" office:value-type="float" office:value="0.337347171131771" calcext:value-type="float">
            <text:p>0.3373471711</text:p>
          </table:table-cell>
          <table:table-cell table:style-name="ce1" table:formula="of:=[.F84]*100" office:value-type="float" office:value="33.7347171131771" calcext:value-type="float">
            <text:p>33.7347171132</text:p>
          </table:table-cell>
          <table:table-cell table:formula="of:=1-[.F84]" office:value-type="float" office:value="0.662652828868229" calcext:value-type="float">
            <text:p>0.6626528289</text:p>
          </table:table-cell>
          <table:table-cell table:style-name="ce1" table:formula="of:=[.H84]*100" office:value-type="float" office:value="66.2652828868229" calcext:value-type="float">
            <text:p>66.265282886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84]*COS([.J84])" office:value-type="float" office:value="0.636259556644084" calcext:value-type="float">
            <text:p>0.6362595566</text:p>
          </table:table-cell>
          <table:table-cell/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15.82" calcext:value-type="float">
            <text:p>15.82</text:p>
          </table:table-cell>
          <table:table-cell table:formula="of:=RADIANS([.B85])" office:value-type="float" office:value="0.276111087665503" calcext:value-type="float">
            <text:p>0.2761110877</text:p>
          </table:table-cell>
          <table:table-cell table:formula="of:=[.A85]*SIN([.C85])" office:value-type="float" office:value="6.76905795885091" calcext:value-type="float">
            <text:p>6.7690579589</text:p>
          </table:table-cell>
          <table:table-cell table:formula="of:=[.A85]*COS([.C85])" office:value-type="float" office:value="23.8895113878396" calcext:value-type="float">
            <text:p>23.8895113878</text:p>
          </table:table-cell>
          <table:table-cell table:formula="of:=[.D85]/([.D85]+[.E85])" office:value-type="float" office:value="0.220788448485826" calcext:value-type="float">
            <text:p>0.2207884485</text:p>
          </table:table-cell>
          <table:table-cell table:style-name="ce1" table:formula="of:=[.F85]*100" office:value-type="float" office:value="22.0788448485826" calcext:value-type="float">
            <text:p>22.0788448486</text:p>
          </table:table-cell>
          <table:table-cell table:formula="of:=1-[.F85]" office:value-type="float" office:value="0.779211551514174" calcext:value-type="float">
            <text:p>0.7792115515</text:p>
          </table:table-cell>
          <table:table-cell table:style-name="ce1" table:formula="of:=[.H85]*100" office:value-type="float" office:value="77.9211551514174" calcext:value-type="float">
            <text:p>77.9211551514</text:p>
          </table:table-cell>
          <table:table-cell table:number-columns-repeated="2"/>
          <table:table-cell table:formula="of:=[.H85]*COS([.J85])" office:value-type="float" office:value="0.779211551514174" calcext:value-type="float">
            <text:p>0.7792115515</text:p>
          </table:table-cell>
          <table:table-cell/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57.16" calcext:value-type="float">
            <text:p>57.16</text:p>
          </table:table-cell>
          <table:table-cell table:formula="of:=RADIANS([.B86])" office:value-type="float" office:value="0.997630200439959" calcext:value-type="float">
            <text:p>0.9976302004</text:p>
          </table:table-cell>
          <table:table-cell table:formula="of:=[.A86]*SIN([.C86])" office:value-type="float" office:value="20.8618733787293" calcext:value-type="float">
            <text:p>20.8618733787</text:p>
          </table:table-cell>
          <table:table-cell table:formula="of:=[.A86]*COS([.C86])" office:value-type="float" office:value="13.4651824766643" calcext:value-type="float">
            <text:p>13.4651824767</text:p>
          </table:table-cell>
          <table:table-cell table:formula="of:=[.D86]/([.D86]+[.E86])" office:value-type="float" office:value="0.607738498361532" calcext:value-type="float">
            <text:p>0.6077384984</text:p>
          </table:table-cell>
          <table:table-cell table:style-name="ce1" table:formula="of:=[.F86]*100" office:value-type="float" office:value="60.7738498361532" calcext:value-type="float">
            <text:p>60.7738498362</text:p>
          </table:table-cell>
          <table:table-cell table:formula="of:=1-[.F86]" office:value-type="float" office:value="0.392261501638468" calcext:value-type="float">
            <text:p>0.3922615016</text:p>
          </table:table-cell>
          <table:table-cell table:style-name="ce1" table:formula="of:=[.H86]*100" office:value-type="float" office:value="39.2261501638468" calcext:value-type="float">
            <text:p>39.2261501638</text:p>
          </table:table-cell>
          <table:table-cell table:number-columns-repeated="2"/>
          <table:table-cell table:formula="of:=[.H86]*COS([.J86])" office:value-type="float" office:value="0.392261501638468" calcext:value-type="float">
            <text:p>0.3922615016</text:p>
          </table:table-cell>
          <table:table-cell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72.75" calcext:value-type="float">
            <text:p>72.75</text:p>
          </table:table-cell>
          <table:table-cell table:formula="of:=RADIANS([.B87])" office:value-type="float" office:value="1.26972703082587" calcext:value-type="float">
            <text:p>1.2697270308</text:p>
          </table:table-cell>
          <table:table-cell table:formula="of:=[.A87]*SIN([.C87])" office:value-type="float" office:value="12.0523516990497" calcext:value-type="float">
            <text:p>12.052351699</text:p>
          </table:table-cell>
          <table:table-cell table:formula="of:=[.A87]*COS([.C87])" office:value-type="float" office:value="3.7423546761917" calcext:value-type="float">
            <text:p>3.7423546762</text:p>
          </table:table-cell>
          <table:table-cell table:formula="of:=[.D87]/([.D87]+[.E87])" office:value-type="float" office:value="0.763062725746017" calcext:value-type="float">
            <text:p>0.7630627257</text:p>
          </table:table-cell>
          <table:table-cell table:style-name="ce1" table:formula="of:=[.F87]*100" office:value-type="float" office:value="76.3062725746017" calcext:value-type="float">
            <text:p>76.3062725746</text:p>
          </table:table-cell>
          <table:table-cell table:formula="of:=1-[.F87]" office:value-type="float" office:value="0.236937274253983" calcext:value-type="float">
            <text:p>0.2369372743</text:p>
          </table:table-cell>
          <table:table-cell table:style-name="ce1" table:formula="of:=[.H87]*100" office:value-type="float" office:value="23.6937274253983" calcext:value-type="float">
            <text:p>23.6937274254</text:p>
          </table:table-cell>
          <table:table-cell/>
          <table:table-cell office:value-type="string" calcext:value-type="string">
            <text:p>33L</text:p>
          </table:table-cell>
          <table:table-cell table:formula="of:=[.H87]*COS([.J87])" office:value-type="float" office:value="0.236937274253983" calcext:value-type="float">
            <text:p>0.2369372743</text:p>
          </table:table-cell>
          <table:table-cell/>
        </table:table-row>
        <table:table-row table:style-name="ro1">
          <table:table-cell office:value-type="float" office:value="43.82" calcext:value-type="float">
            <text:p>43.82</text:p>
          </table:table-cell>
          <table:table-cell office:value-type="float" office:value="14.33" calcext:value-type="float">
            <text:p>14.33</text:p>
          </table:table-cell>
          <table:table-cell table:formula="of:=RADIANS([.B88])" office:value-type="float" office:value="0.250105681810787" calcext:value-type="float">
            <text:p>0.2501056818</text:p>
          </table:table-cell>
          <table:table-cell table:formula="of:=[.A88]*SIN([.C88])" office:value-type="float" office:value="10.8457284450741" calcext:value-type="float">
            <text:p>10.8457284451</text:p>
          </table:table-cell>
          <table:table-cell table:formula="of:=[.A88]*COS([.C88])" office:value-type="float" office:value="42.4565963602325" calcext:value-type="float">
            <text:p>42.4565963602</text:p>
          </table:table-cell>
          <table:table-cell table:formula="of:=[.D88]/([.D88]+[.E88])" office:value-type="float" office:value="0.203475711138107" calcext:value-type="float">
            <text:p>0.2034757111</text:p>
          </table:table-cell>
          <table:table-cell table:style-name="ce1" table:formula="of:=[.F88]*100" office:value-type="float" office:value="20.3475711138107" calcext:value-type="float">
            <text:p>20.3475711138</text:p>
          </table:table-cell>
          <table:table-cell table:formula="of:=1-[.F88]" office:value-type="float" office:value="0.796524288861893" calcext:value-type="float">
            <text:p>0.7965242889</text:p>
          </table:table-cell>
          <table:table-cell table:style-name="ce1" table:formula="of:=[.H88]*100" office:value-type="float" office:value="79.6524288861893" calcext:value-type="float">
            <text:p>79.6524288862</text:p>
          </table:table-cell>
          <table:table-cell table:number-columns-repeated="2"/>
          <table:table-cell table:formula="of:=[.H88]*COS([.J88])" office:value-type="float" office:value="0.796524288861893" calcext:value-type="float">
            <text:p>0.7965242889</text:p>
          </table:table-cell>
          <table:table-cell/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11.11" calcext:value-type="float">
            <text:p>11.11</text:p>
          </table:table-cell>
          <table:table-cell table:formula="of:=RADIANS([.B89])" office:value-type="float" office:value="0.19390607989657" calcext:value-type="float">
            <text:p>0.1939060799</text:p>
          </table:table-cell>
          <table:table-cell table:formula="of:=[.A89]*SIN([.C89])" office:value-type="float" office:value="2.90388699828129" calcext:value-type="float">
            <text:p>2.9038869983</text:p>
          </table:table-cell>
          <table:table-cell table:formula="of:=[.A89]*COS([.C89])" office:value-type="float" office:value="14.7875738477011" calcext:value-type="float">
            <text:p>14.7875738477</text:p>
          </table:table-cell>
          <table:table-cell table:formula="of:=[.D89]/([.D89]+[.E89])" office:value-type="float" office:value="0.164140600008209" calcext:value-type="float">
            <text:p>0.1641406</text:p>
          </table:table-cell>
          <table:table-cell table:style-name="ce1" table:formula="of:=[.F89]*100" office:value-type="float" office:value="16.414060000821" calcext:value-type="float">
            <text:p>16.4140600008</text:p>
          </table:table-cell>
          <table:table-cell table:formula="of:=1-[.F89]" office:value-type="float" office:value="0.83585939999179" calcext:value-type="float">
            <text:p>0.8358594</text:p>
          </table:table-cell>
          <table:table-cell table:style-name="ce1" table:formula="of:=[.H89]*100" office:value-type="float" office:value="83.585939999179" calcext:value-type="float">
            <text:p>83.5859399992</text:p>
          </table:table-cell>
          <table:table-cell table:number-columns-repeated="2"/>
          <table:table-cell table:formula="of:=[.H89]*COS([.J89])" office:value-type="float" office:value="0.83585939999179" calcext:value-type="float">
            <text:p>0.8358594</text:p>
          </table:table-cell>
          <table:table-cell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9.98" calcext:value-type="float">
            <text:p>19.98</text:p>
          </table:table-cell>
          <table:table-cell table:formula="of:=RADIANS([.B90])" office:value-type="float" office:value="0.348716784548467" calcext:value-type="float">
            <text:p>0.3487167845</text:p>
          </table:table-cell>
          <table:table-cell table:formula="of:=[.A90]*SIN([.C90])" office:value-type="float" office:value="8.49104888110336" calcext:value-type="float">
            <text:p>8.4910488811</text:p>
          </table:table-cell>
          <table:table-cell table:formula="of:=[.A90]*COS([.C90])" office:value-type="float" office:value="23.354326984495" calcext:value-type="float">
            <text:p>23.3543269845</text:p>
          </table:table-cell>
          <table:table-cell table:formula="of:=[.D90]/([.D90]+[.E90])" office:value-type="float" office:value="0.266633652463056" calcext:value-type="float">
            <text:p>0.2666336525</text:p>
          </table:table-cell>
          <table:table-cell table:style-name="ce1" table:formula="of:=[.F90]*100" office:value-type="float" office:value="26.6633652463056" calcext:value-type="float">
            <text:p>26.6633652463</text:p>
          </table:table-cell>
          <table:table-cell table:formula="of:=1-[.F90]" office:value-type="float" office:value="0.733366347536944" calcext:value-type="float">
            <text:p>0.7333663475</text:p>
          </table:table-cell>
          <table:table-cell table:style-name="ce1" table:formula="of:=[.H90]*100" office:value-type="float" office:value="73.3366347536944" calcext:value-type="float">
            <text:p>73.336634753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90]*COS([.J90])" office:value-type="float" office:value="-0.47936023482357" calcext:value-type="float">
            <text:p>-0.4793602348</text:p>
          </table:table-cell>
          <table:table-cell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61.31" calcext:value-type="float">
            <text:p>61.31</text:p>
          </table:table-cell>
          <table:table-cell table:formula="of:=RADIANS([.B91])" office:value-type="float" office:value="1.07006136439772" calcext:value-type="float">
            <text:p>1.0700613644</text:p>
          </table:table-cell>
          <table:table-cell table:formula="of:=[.A91]*SIN([.C91])" office:value-type="float" office:value="13.9391841463483" calcext:value-type="float">
            <text:p>13.9391841463</text:p>
          </table:table-cell>
          <table:table-cell table:formula="of:=[.A91]*COS([.C91])" office:value-type="float" office:value="7.6283186439866" calcext:value-type="float">
            <text:p>7.628318644</text:p>
          </table:table-cell>
          <table:table-cell table:formula="of:=[.D91]/([.D91]+[.E91])" office:value-type="float" office:value="0.646304965477732" calcext:value-type="float">
            <text:p>0.6463049655</text:p>
          </table:table-cell>
          <table:table-cell table:style-name="ce1" table:formula="of:=[.F91]*100" office:value-type="float" office:value="64.6304965477732" calcext:value-type="float">
            <text:p>64.6304965478</text:p>
          </table:table-cell>
          <table:table-cell table:formula="of:=1-[.F91]" office:value-type="float" office:value="0.353695034522268" calcext:value-type="float">
            <text:p>0.3536950345</text:p>
          </table:table-cell>
          <table:table-cell table:style-name="ce1" table:formula="of:=[.H91]*100" office:value-type="float" office:value="35.3695034522268" calcext:value-type="float">
            <text:p>35.3695034522</text:p>
          </table:table-cell>
          <table:table-cell table:number-columns-repeated="2"/>
          <table:table-cell table:formula="of:=[.H91]*COS([.J91])" office:value-type="float" office:value="0.353695034522268" calcext:value-type="float">
            <text:p>0.3536950345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18.69" calcext:value-type="float">
            <text:p>18.69</text:p>
          </table:table-cell>
          <table:table-cell table:formula="of:=RADIANS([.B92])" office:value-type="float" office:value="0.32620203719774" calcext:value-type="float">
            <text:p>0.3262020372</text:p>
          </table:table-cell>
          <table:table-cell table:formula="of:=[.A92]*SIN([.C92])" office:value-type="float" office:value="6.13016385675414" calcext:value-type="float">
            <text:p>6.1301638568</text:p>
          </table:table-cell>
          <table:table-cell table:formula="of:=[.A92]*COS([.C92])" office:value-type="float" office:value="18.1212028047077" calcext:value-type="float">
            <text:p>18.1212028047</text:p>
          </table:table-cell>
          <table:table-cell table:formula="of:=[.D92]/([.D92]+[.E92])" office:value-type="float" office:value="0.252776016392333" calcext:value-type="float">
            <text:p>0.2527760164</text:p>
          </table:table-cell>
          <table:table-cell table:style-name="ce1" table:formula="of:=[.F92]*100" office:value-type="float" office:value="25.2776016392333" calcext:value-type="float">
            <text:p>25.2776016392</text:p>
          </table:table-cell>
          <table:table-cell table:formula="of:=1-[.F92]" office:value-type="float" office:value="0.747223983607667" calcext:value-type="float">
            <text:p>0.7472239836</text:p>
          </table:table-cell>
          <table:table-cell table:style-name="ce1" table:formula="of:=[.H92]*100" office:value-type="float" office:value="74.7223983607667" calcext:value-type="float">
            <text:p>74.7223983608</text:p>
          </table:table-cell>
          <table:table-cell/>
          <table:table-cell office:value-type="string" calcext:value-type="string">
            <text:p>33M</text:p>
          </table:table-cell>
          <table:table-cell table:formula="of:=[.H92]*COS([.J92])" office:value-type="float" office:value="0.747223983607667" calcext:value-type="float">
            <text:p>0.7472239836</text:p>
          </table:table-cell>
          <table:table-cell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53.69" calcext:value-type="float">
            <text:p>53.69</text:p>
          </table:table-cell>
          <table:table-cell table:formula="of:=RADIANS([.B93])" office:value-type="float" office:value="0.937067275395756" calcext:value-type="float">
            <text:p>0.9370672754</text:p>
          </table:table-cell>
          <table:table-cell table:formula="of:=[.A93]*SIN([.C93])" office:value-type="float" office:value="12.8770826080315" calcext:value-type="float">
            <text:p>12.877082608</text:p>
          </table:table-cell>
          <table:table-cell table:formula="of:=[.A93]*COS([.C93])" office:value-type="float" office:value="9.46261821621965" calcext:value-type="float">
            <text:p>9.4626182162</text:p>
          </table:table-cell>
          <table:table-cell table:formula="of:=[.D93]/([.D93]+[.E93])" office:value-type="float" office:value="0.576421444017398" calcext:value-type="float">
            <text:p>0.576421444</text:p>
          </table:table-cell>
          <table:table-cell table:style-name="ce1" table:formula="of:=[.F93]*100" office:value-type="float" office:value="57.6421444017398" calcext:value-type="float">
            <text:p>57.6421444017</text:p>
          </table:table-cell>
          <table:table-cell table:formula="of:=1-[.F93]" office:value-type="float" office:value="0.423578555982602" calcext:value-type="float">
            <text:p>0.423578556</text:p>
          </table:table-cell>
          <table:table-cell table:style-name="ce1" table:formula="of:=[.H93]*100" office:value-type="float" office:value="42.3578555982602" calcext:value-type="float">
            <text:p>42.3578555983</text:p>
          </table:table-cell>
          <table:table-cell table:number-columns-repeated="2"/>
          <table:table-cell table:formula="of:=[.H93]*COS([.J93])" office:value-type="float" office:value="0.423578555982602" calcext:value-type="float">
            <text:p>0.423578556</text:p>
          </table:table-cell>
          <table:table-cell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37.44" calcext:value-type="float">
            <text:p>37.44</text:p>
          </table:table-cell>
          <table:table-cell table:formula="of:=RADIANS([.B94])" office:value-type="float" office:value="0.653451271946677" calcext:value-type="float">
            <text:p>0.6534512719</text:p>
          </table:table-cell>
          <table:table-cell table:formula="of:=[.A94]*SIN([.C94])" office:value-type="float" office:value="13.0036290676876" calcext:value-type="float">
            <text:p>13.0036290677</text:p>
          </table:table-cell>
          <table:table-cell table:formula="of:=[.A94]*COS([.C94])" office:value-type="float" office:value="16.9834546270772" calcext:value-type="float">
            <text:p>16.9834546271</text:p>
          </table:table-cell>
          <table:table-cell table:formula="of:=[.D94]/([.D94]+[.E94])" office:value-type="float" office:value="0.433641003575076" calcext:value-type="float">
            <text:p>0.4336410036</text:p>
          </table:table-cell>
          <table:table-cell table:style-name="ce1" table:formula="of:=[.F94]*100" office:value-type="float" office:value="43.3641003575076" calcext:value-type="float">
            <text:p>43.3641003575</text:p>
          </table:table-cell>
          <table:table-cell table:formula="of:=1-[.F94]" office:value-type="float" office:value="0.566358996424924" calcext:value-type="float">
            <text:p>0.5663589964</text:p>
          </table:table-cell>
          <table:table-cell table:style-name="ce1" table:formula="of:=[.H94]*100" office:value-type="float" office:value="56.6358996424924" calcext:value-type="float">
            <text:p>56.63589964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94]*COS([.J94])" office:value-type="float" office:value="0.543801079944333" calcext:value-type="float">
            <text:p>0.5438010799</text:p>
          </table:table-cell>
          <table:table-cell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3.49" calcext:value-type="float">
            <text:p>3.49</text:p>
          </table:table-cell>
          <table:table-cell table:formula="of:=RADIANS([.B95])" office:value-type="float" office:value="0.0609119908946021" calcext:value-type="float">
            <text:p>0.0609119909</text:p>
          </table:table-cell>
          <table:table-cell table:formula="of:=[.A95]*SIN([.C95])" office:value-type="float" office:value="0.723795798203505" calcext:value-type="float">
            <text:p>0.7237957982</text:p>
          </table:table-cell>
          <table:table-cell table:formula="of:=[.A95]*COS([.C95])" office:value-type="float" office:value="11.8679492601925" calcext:value-type="float">
            <text:p>11.8679492602</text:p>
          </table:table-cell>
          <table:table-cell table:formula="of:=[.D95]/([.D95]+[.E95])" office:value-type="float" office:value="0.0574817703858203" calcext:value-type="float">
            <text:p>0.0574817704</text:p>
          </table:table-cell>
          <table:table-cell table:style-name="ce1" table:formula="of:=[.F95]*100" office:value-type="float" office:value="5.74817703858203" calcext:value-type="float">
            <text:p>5.7481770386</text:p>
          </table:table-cell>
          <table:table-cell table:formula="of:=1-[.F95]" office:value-type="float" office:value="0.94251822961418" calcext:value-type="float">
            <text:p>0.9425182296</text:p>
          </table:table-cell>
          <table:table-cell table:style-name="ce1" table:formula="of:=[.H95]*100" office:value-type="float" office:value="94.251822961418" calcext:value-type="float">
            <text:p>94.2518229614</text:p>
          </table:table-cell>
          <table:table-cell table:number-columns-repeated="2"/>
          <table:table-cell table:formula="of:=[.H95]*COS([.J95])" office:value-type="float" office:value="0.94251822961418" calcext:value-type="float">
            <text:p>0.9425182296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69" calcext:value-type="float">
            <text:p>78.69</text:p>
          </table:table-cell>
          <table:table-cell table:formula="of:=RADIANS([.B96])" office:value-type="float" office:value="1.37339958839434" calcext:value-type="float">
            <text:p>1.3733995884</text:p>
          </table:table-cell>
          <table:table-cell table:formula="of:=[.A96]*SIN([.C96])" office:value-type="float" office:value="3.824263733774" calcext:value-type="float">
            <text:p>3.8242637338</text:p>
          </table:table-cell>
          <table:table-cell table:formula="of:=[.A96]*COS([.C96])" office:value-type="float" office:value="0.764857434128065" calcext:value-type="float">
            <text:p>0.7648574341</text:p>
          </table:table-cell>
          <table:table-cell table:formula="of:=[.D96]/([.D96]+[.E96])" office:value-type="float" office:value="0.833332482158512" calcext:value-type="float">
            <text:p>0.8333324822</text:p>
          </table:table-cell>
          <table:table-cell table:style-name="ce1" table:formula="of:=[.F96]*100" office:value-type="float" office:value="83.3332482158513" calcext:value-type="float">
            <text:p>83.3332482159</text:p>
          </table:table-cell>
          <table:table-cell table:formula="of:=1-[.F96]" office:value-type="float" office:value="0.166667517841487" calcext:value-type="float">
            <text:p>0.1666675178</text:p>
          </table:table-cell>
          <table:table-cell table:style-name="ce1" table:formula="of:=[.H96]*100" office:value-type="float" office:value="16.6667517841487" calcext:value-type="float">
            <text:p>16.6667517841</text:p>
          </table:table-cell>
          <table:table-cell table:number-columns-repeated="2"/>
          <table:table-cell table:formula="of:=[.H96]*COS([.J96])" office:value-type="float" office:value="0.166667517841487" calcext:value-type="float">
            <text:p>0.1666675178</text:p>
          </table:table-cell>
          <table:table-cell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44.42" calcext:value-type="float">
            <text:p>44.42</text:p>
          </table:table-cell>
          <table:table-cell table:formula="of:=RADIANS([.B97])" office:value-type="float" office:value="0.775275253735881" calcext:value-type="float">
            <text:p>0.7752752537</text:p>
          </table:table-cell>
          <table:table-cell table:formula="of:=[.A97]*SIN([.C97])" office:value-type="float" office:value="13.0043778897454" calcext:value-type="float">
            <text:p>13.0043778897</text:p>
          </table:table-cell>
          <table:table-cell table:formula="of:=[.A97]*COS([.C97])" office:value-type="float" office:value="13.2703638119195" calcext:value-type="float">
            <text:p>13.2703638119</text:p>
          </table:table-cell>
          <table:table-cell table:formula="of:=[.D97]/([.D97]+[.E97])" office:value-type="float" office:value="0.494938372274136" calcext:value-type="float">
            <text:p>0.4949383723</text:p>
          </table:table-cell>
          <table:table-cell table:style-name="ce1" table:formula="of:=[.F97]*100" office:value-type="float" office:value="49.4938372274136" calcext:value-type="float">
            <text:p>49.4938372274</text:p>
          </table:table-cell>
          <table:table-cell table:formula="of:=1-[.F97]" office:value-type="float" office:value="0.505061627725863" calcext:value-type="float">
            <text:p>0.5050616277</text:p>
          </table:table-cell>
          <table:table-cell table:style-name="ce1" table:formula="of:=[.H97]*100" office:value-type="float" office:value="50.5061627725864" calcext:value-type="float">
            <text:p>50.5061627726</text:p>
          </table:table-cell>
          <table:table-cell/>
          <table:table-cell office:value-type="string" calcext:value-type="string">
            <text:p>33N</text:p>
          </table:table-cell>
          <table:table-cell table:formula="of:=[.H97]*COS([.J97])" office:value-type="float" office:value="0.505061627725863" calcext:value-type="float">
            <text:p>0.5050616277</text:p>
          </table:table-cell>
          <table:table-cell/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30.26" calcext:value-type="float">
            <text:p>30.26</text:p>
          </table:table-cell>
          <table:table-cell table:formula="of:=RADIANS([.B98])" office:value-type="float" office:value="0.528136631653484" calcext:value-type="float">
            <text:p>0.5281366317</text:p>
          </table:table-cell>
          <table:table-cell table:formula="of:=[.A98]*SIN([.C98])" office:value-type="float" office:value="7.4530468618489" calcext:value-type="float">
            <text:p>7.4530468618</text:p>
          </table:table-cell>
          <table:table-cell table:formula="of:=[.A98]*COS([.C98])" office:value-type="float" office:value="12.7748265144809" calcext:value-type="float">
            <text:p>12.7748265145</text:p>
          </table:table-cell>
          <table:table-cell table:formula="of:=[.D98]/([.D98]+[.E98])" office:value-type="float" office:value="0.368454296860009" calcext:value-type="float">
            <text:p>0.3684542969</text:p>
          </table:table-cell>
          <table:table-cell table:style-name="ce1" table:formula="of:=[.F98]*100" office:value-type="float" office:value="36.8454296860009" calcext:value-type="float">
            <text:p>36.845429686</text:p>
          </table:table-cell>
          <table:table-cell table:formula="of:=1-[.F98]" office:value-type="float" office:value="0.631545703139991" calcext:value-type="float">
            <text:p>0.6315457031</text:p>
          </table:table-cell>
          <table:table-cell table:style-name="ce1" table:formula="of:=[.H98]*100" office:value-type="float" office:value="63.1545703139991" calcext:value-type="float">
            <text:p>63.154570314</text:p>
          </table:table-cell>
          <table:table-cell table:number-columns-repeated="2"/>
          <table:table-cell table:formula="of:=[.H98]*COS([.J98])" office:value-type="float" office:value="0.631545703139991" calcext:value-type="float">
            <text:p>0.6315457031</text:p>
          </table:table-cell>
          <table:table-cell/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3.27" calcext:value-type="float">
            <text:p>13.27</text:p>
          </table:table-cell>
          <table:table-cell table:formula="of:=RADIANS([.B99])" office:value-type="float" office:value="0.231605191739647" calcext:value-type="float">
            <text:p>0.2316051917</text:p>
          </table:table-cell>
          <table:table-cell table:formula="of:=[.A99]*SIN([.C99])" office:value-type="float" office:value="3.47294247571" calcext:value-type="float">
            <text:p>3.4729424757</text:p>
          </table:table-cell>
          <table:table-cell table:formula="of:=[.A99]*COS([.C99])" office:value-type="float" office:value="14.7260167920728" calcext:value-type="float">
            <text:p>14.7260167921</text:p>
          </table:table-cell>
          <table:table-cell table:formula="of:=[.D99]/([.D99]+[.E99])" office:value-type="float" office:value="0.190831927507969" calcext:value-type="float">
            <text:p>0.1908319275</text:p>
          </table:table-cell>
          <table:table-cell table:style-name="ce1" table:formula="of:=[.F99]*100" office:value-type="float" office:value="19.0831927507969" calcext:value-type="float">
            <text:p>19.0831927508</text:p>
          </table:table-cell>
          <table:table-cell table:formula="of:=1-[.F99]" office:value-type="float" office:value="0.809168072492031" calcext:value-type="float">
            <text:p>0.8091680725</text:p>
          </table:table-cell>
          <table:table-cell table:style-name="ce1" table:formula="of:=[.H99]*100" office:value-type="float" office:value="80.9168072492031" calcext:value-type="float">
            <text:p>80.9168072492</text:p>
          </table:table-cell>
          <table:table-cell table:number-columns-repeated="2"/>
          <table:table-cell table:formula="of:=[.H99]*COS([.J99])" office:value-type="float" office:value="0.809168072492031" calcext:value-type="float">
            <text:p>0.8091680725</text:p>
          </table:table-cell>
          <table:table-cell/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31.87" calcext:value-type="float">
            <text:p>31.87</text:p>
          </table:table-cell>
          <table:table-cell table:formula="of:=RADIANS([.B100])" office:value-type="float" office:value="0.556236432610593" calcext:value-type="float">
            <text:p>0.5562364326</text:p>
          </table:table-cell>
          <table:table-cell table:formula="of:=[.A100]*SIN([.C100])" office:value-type="float" office:value="6.11944746710636" calcext:value-type="float">
            <text:p>6.1194474671</text:p>
          </table:table-cell>
          <table:table-cell table:formula="of:=[.A100]*COS([.C100])" office:value-type="float" office:value="9.84278734390445" calcext:value-type="float">
            <text:p>9.8427873439</text:p>
          </table:table-cell>
          <table:table-cell table:formula="of:=[.D100]/([.D100]+[.E100])" office:value-type="float" office:value="0.383370345039978" calcext:value-type="float">
            <text:p>0.383370345</text:p>
          </table:table-cell>
          <table:table-cell table:style-name="ce1" table:formula="of:=[.F100]*100" office:value-type="float" office:value="38.3370345039978" calcext:value-type="float">
            <text:p>38.337034504</text:p>
          </table:table-cell>
          <table:table-cell table:formula="of:=1-[.F100]" office:value-type="float" office:value="0.616629654960022" calcext:value-type="float">
            <text:p>0.616629655</text:p>
          </table:table-cell>
          <table:table-cell table:style-name="ce1" table:formula="of:=[.H100]*100" office:value-type="float" office:value="61.6629654960022" calcext:value-type="float">
            <text:p>61.662965496</text:p>
          </table:table-cell>
          <table:table-cell table:number-columns-repeated="2"/>
          <table:table-cell table:formula="of:=[.H100]*COS([.J100])" office:value-type="float" office:value="0.616629654960022" calcext:value-type="float">
            <text:p>0.616629655</text:p>
          </table:table-cell>
          <table:table-cell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56.31" calcext:value-type="float">
            <text:p>56.31</text:p>
          </table:table-cell>
          <table:table-cell table:formula="of:=RADIANS([.B101])" office:value-type="float" office:value="0.982794901798007" calcext:value-type="float">
            <text:p>0.9827949018</text:p>
          </table:table-cell>
          <table:table-cell table:formula="of:=[.A101]*SIN([.C101])" office:value-type="float" office:value="19.8028125642935" calcext:value-type="float">
            <text:p>19.8028125643</text:p>
          </table:table-cell>
          <table:table-cell table:formula="of:=[.A101]*COS([.C101])" office:value-type="float" office:value="13.2018413315515" calcext:value-type="float">
            <text:p>13.2018413316</text:p>
          </table:table-cell>
          <table:table-cell table:formula="of:=[.D101]/([.D101]+[.E101])" office:value-type="float" office:value="0.600000612846497" calcext:value-type="float">
            <text:p>0.6000006128</text:p>
          </table:table-cell>
          <table:table-cell table:style-name="ce1" table:formula="of:=[.F101]*100" office:value-type="float" office:value="60.0000612846497" calcext:value-type="float">
            <text:p>60.0000612846</text:p>
          </table:table-cell>
          <table:table-cell table:formula="of:=1-[.F101]" office:value-type="float" office:value="0.399999387153503" calcext:value-type="float">
            <text:p>0.3999993872</text:p>
          </table:table-cell>
          <table:table-cell table:style-name="ce1" table:formula="of:=[.H101]*100" office:value-type="float" office:value="39.9999387153503" calcext:value-type="float">
            <text:p>39.999938715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101]*COS([.J101])" office:value-type="float" office:value="0.301560439710966" calcext:value-type="float">
            <text:p>0.3015604397</text:p>
          </table:table-cell>
          <table:table-cell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34.9" calcext:value-type="float">
            <text:p>34.9</text:p>
          </table:table-cell>
          <table:table-cell table:formula="of:=RADIANS([.B102])" office:value-type="float" office:value="0.609119908946021" calcext:value-type="float">
            <text:p>0.6091199089</text:p>
          </table:table-cell>
          <table:table-cell table:formula="of:=[.A102]*SIN([.C102])" office:value-type="float" office:value="7.9242203472204" calcext:value-type="float">
            <text:p>7.9242203472</text:p>
          </table:table-cell>
          <table:table-cell table:formula="of:=[.A102]*COS([.C102])" office:value-type="float" office:value="11.3591034808517" calcext:value-type="float">
            <text:p>11.3591034809</text:p>
          </table:table-cell>
          <table:table-cell table:formula="of:=[.D102]/([.D102]+[.E102])" office:value-type="float" office:value="0.41093643491505" calcext:value-type="float">
            <text:p>0.4109364349</text:p>
          </table:table-cell>
          <table:table-cell table:style-name="ce1" table:formula="of:=[.F102]*100" office:value-type="float" office:value="41.093643491505" calcext:value-type="float">
            <text:p>41.0936434915</text:p>
          </table:table-cell>
          <table:table-cell table:formula="of:=1-[.F102]" office:value-type="float" office:value="0.58906356508495" calcext:value-type="float">
            <text:p>0.5890635651</text:p>
          </table:table-cell>
          <table:table-cell table:style-name="ce1" table:formula="of:=[.H102]*100" office:value-type="float" office:value="58.906356508495" calcext:value-type="float">
            <text:p>58.9063565085</text:p>
          </table:table-cell>
          <table:table-cell table:number-columns-repeated="2"/>
          <table:table-cell table:formula="of:=[.H102]*COS([.J102])" office:value-type="float" office:value="0.58906356508495" calcext:value-type="float">
            <text:p>0.5890635651</text:p>
          </table:table-cell>
          <table:table-cell/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84.29" calcext:value-type="float">
            <text:p>84.29</text:p>
          </table:table-cell>
          <table:table-cell table:formula="of:=RADIANS([.B103])" office:value-type="float" office:value="1.47113802650602" calcext:value-type="float">
            <text:p>1.4711380265</text:p>
          </table:table-cell>
          <table:table-cell table:formula="of:=[.A103]*SIN([.C103])" office:value-type="float" office:value="13.2041571825755" calcext:value-type="float">
            <text:p>13.2041571826</text:p>
          </table:table-cell>
          <table:table-cell table:formula="of:=[.A103]*COS([.C103])" office:value-type="float" office:value="1.32027765937323" calcext:value-type="float">
            <text:p>1.3202776594</text:p>
          </table:table-cell>
          <table:table-cell table:formula="of:=[.D103]/([.D103]+[.E103])" office:value-type="float" office:value="0.90909955025857" calcext:value-type="float">
            <text:p>0.9090995503</text:p>
          </table:table-cell>
          <table:table-cell table:style-name="ce1" table:formula="of:=[.F103]*100" office:value-type="float" office:value="90.909955025857" calcext:value-type="float">
            <text:p>90.9099550259</text:p>
          </table:table-cell>
          <table:table-cell table:formula="of:=1-[.F103]" office:value-type="float" office:value="0.09090044974143" calcext:value-type="float">
            <text:p>0.0909004497</text:p>
          </table:table-cell>
          <table:table-cell table:style-name="ce1" table:formula="of:=[.H103]*100" office:value-type="float" office:value="9.090044974143" calcext:value-type="float">
            <text:p>9.0900449741</text:p>
          </table:table-cell>
          <table:table-cell/>
          <table:table-cell office:value-type="string" calcext:value-type="string">
            <text:p>33O</text:p>
          </table:table-cell>
          <table:table-cell table:formula="of:=[.H103]*COS([.J103])" office:value-type="float" office:value="0.09090044974143" calcext:value-type="float">
            <text:p>0.0909004497</text:p>
          </table:table-cell>
          <table:table-cell/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69.78" calcext:value-type="float">
            <text:p>69.78</text:p>
          </table:table-cell>
          <table:table-cell table:formula="of:=RADIANS([.B104])" office:value-type="float" office:value="1.21789075204164" calcext:value-type="float">
            <text:p>1.217890752</text:p>
          </table:table-cell>
          <table:table-cell table:formula="of:=[.A104]*SIN([.C104])" office:value-type="float" office:value="25.0920788791773" calcext:value-type="float">
            <text:p>25.0920788792</text:p>
          </table:table-cell>
          <table:table-cell table:formula="of:=[.A104]*COS([.C104])" office:value-type="float" office:value="9.24203319195204" calcext:value-type="float">
            <text:p>9.242033192</text:p>
          </table:table-cell>
          <table:table-cell table:formula="of:=[.D104]/([.D104]+[.E104])" office:value-type="float" office:value="0.730820672664973" calcext:value-type="float">
            <text:p>0.7308206727</text:p>
          </table:table-cell>
          <table:table-cell table:style-name="ce1" table:formula="of:=[.F104]*100" office:value-type="float" office:value="73.0820672664973" calcext:value-type="float">
            <text:p>73.0820672665</text:p>
          </table:table-cell>
          <table:table-cell table:formula="of:=1-[.F104]" office:value-type="float" office:value="0.269179327335027" calcext:value-type="float">
            <text:p>0.2691793273</text:p>
          </table:table-cell>
          <table:table-cell table:style-name="ce1" table:formula="of:=[.H104]*100" office:value-type="float" office:value="26.9179327335027" calcext:value-type="float">
            <text:p>26.9179327335</text:p>
          </table:table-cell>
          <table:table-cell table:number-columns-repeated="2"/>
          <table:table-cell table:formula="of:=[.H104]*COS([.J104])" office:value-type="float" office:value="0.269179327335027" calcext:value-type="float">
            <text:p>0.2691793273</text:p>
          </table:table-cell>
          <table:table-cell/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9.9" calcext:value-type="float">
            <text:p>19.9</text:p>
          </table:table-cell>
          <table:table-cell table:formula="of:=RADIANS([.B105])" office:value-type="float" office:value="0.347320521146872" calcext:value-type="float">
            <text:p>0.3473205211</text:p>
          </table:table-cell>
          <table:table-cell table:formula="of:=[.A105]*SIN([.C105])" office:value-type="float" office:value="5.54478287297059" calcext:value-type="float">
            <text:p>5.544782873</text:p>
          </table:table-cell>
          <table:table-cell table:formula="of:=[.A105]*COS([.C105])" office:value-type="float" office:value="15.3172935889997" calcext:value-type="float">
            <text:p>15.317293589</text:p>
          </table:table-cell>
          <table:table-cell table:formula="of:=[.D105]/([.D105]+[.E105])" office:value-type="float" office:value="0.265782885182989" calcext:value-type="float">
            <text:p>0.2657828852</text:p>
          </table:table-cell>
          <table:table-cell table:style-name="ce1" table:formula="of:=[.F105]*100" office:value-type="float" office:value="26.5782885182989" calcext:value-type="float">
            <text:p>26.5782885183</text:p>
          </table:table-cell>
          <table:table-cell table:formula="of:=1-[.F105]" office:value-type="float" office:value="0.734217114817011" calcext:value-type="float">
            <text:p>0.7342171148</text:p>
          </table:table-cell>
          <table:table-cell table:style-name="ce1" table:formula="of:=[.H105]*100" office:value-type="float" office:value="73.4217114817011" calcext:value-type="float">
            <text:p>73.4217114817</text:p>
          </table:table-cell>
          <table:table-cell table:number-columns-repeated="2"/>
          <table:table-cell table:formula="of:=[.H105]*COS([.J105])" office:value-type="float" office:value="0.734217114817011" calcext:value-type="float">
            <text:p>0.7342171148</text:p>
          </table:table-cell>
          <table:table-cell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2.05" calcext:value-type="float">
            <text:p>52.05</text:p>
          </table:table-cell>
          <table:table-cell table:formula="of:=RADIANS([.B106])" office:value-type="float" office:value="0.908443875663049" calcext:value-type="float">
            <text:p>0.9084438757</text:p>
          </table:table-cell>
          <table:table-cell table:formula="of:=[.A106]*SIN([.C106])" office:value-type="float" office:value="13.121434052104" calcext:value-type="float">
            <text:p>13.1214340521</text:p>
          </table:table-cell>
          <table:table-cell table:formula="of:=[.A106]*COS([.C106])" office:value-type="float" office:value="10.233160236031" calcext:value-type="float">
            <text:p>10.233160236</text:p>
          </table:table-cell>
          <table:table-cell table:formula="of:=[.D106]/([.D106]+[.E106])" office:value-type="float" office:value="0.561835238506804" calcext:value-type="float">
            <text:p>0.5618352385</text:p>
          </table:table-cell>
          <table:table-cell table:style-name="ce1" table:formula="of:=[.F106]*100" office:value-type="float" office:value="56.1835238506804" calcext:value-type="float">
            <text:p>56.1835238507</text:p>
          </table:table-cell>
          <table:table-cell table:formula="of:=1-[.F106]" office:value-type="float" office:value="0.438164761493196" calcext:value-type="float">
            <text:p>0.4381647615</text:p>
          </table:table-cell>
          <table:table-cell table:style-name="ce1" table:formula="of:=[.H106]*100" office:value-type="float" office:value="43.8164761493196" calcext:value-type="float">
            <text:p>43.8164761493</text:p>
          </table:table-cell>
          <table:table-cell table:number-columns-repeated="2"/>
          <table:table-cell table:formula="of:=[.H106]*COS([.J106])" office:value-type="float" office:value="0.438164761493196" calcext:value-type="float">
            <text:p>0.4381647615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8.69" calcext:value-type="float">
            <text:p>68.69</text:p>
          </table:table-cell>
          <table:table-cell table:formula="of:=RADIANS([.B107])" office:value-type="float" office:value="1.19886666319491" calcext:value-type="float">
            <text:p>1.1988666632</text:p>
          </table:table-cell>
          <table:table-cell table:formula="of:=[.A107]*SIN([.C107])" office:value-type="float" office:value="3.35386013074404" calcext:value-type="float">
            <text:p>3.3538601307</text:p>
          </table:table-cell>
          <table:table-cell table:formula="of:=[.A107]*COS([.C107])" office:value-type="float" office:value="1.30828980864547" calcext:value-type="float">
            <text:p>1.3082898086</text:p>
          </table:table-cell>
          <table:table-cell table:formula="of:=[.D107]/([.D107]+[.E107])" office:value-type="float" office:value="0.719380580707623" calcext:value-type="float">
            <text:p>0.7193805807</text:p>
          </table:table-cell>
          <table:table-cell table:style-name="ce1" table:formula="of:=[.F107]*100" office:value-type="float" office:value="71.9380580707623" calcext:value-type="float">
            <text:p>71.9380580708</text:p>
          </table:table-cell>
          <table:table-cell table:formula="of:=1-[.F107]" office:value-type="float" office:value="0.280619419292377" calcext:value-type="float">
            <text:p>0.2806194193</text:p>
          </table:table-cell>
          <table:table-cell table:style-name="ce1" table:formula="of:=[.H107]*100" office:value-type="float" office:value="28.0619419292377" calcext:value-type="float">
            <text:p>28.0619419292</text:p>
          </table:table-cell>
          <table:table-cell table:number-columns-repeated="2"/>
          <table:table-cell table:formula="of:=[.H107]*COS([.J107])" office:value-type="float" office:value="0.280619419292377" calcext:value-type="float">
            <text:p>0.2806194193</text:p>
          </table:table-cell>
          <table:table-cell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8.39" calcext:value-type="float">
            <text:p>18.39</text:p>
          </table:table-cell>
          <table:table-cell table:formula="of:=RADIANS([.B108])" office:value-type="float" office:value="0.320966049441757" calcext:value-type="float">
            <text:p>0.3209660494</text:p>
          </table:table-cell>
          <table:table-cell table:formula="of:=[.A108]*SIN([.C108])" office:value-type="float" office:value="4.63129663546455" calcext:value-type="float">
            <text:p>4.6312966355</text:p>
          </table:table-cell>
          <table:table-cell table:formula="of:=[.A108]*COS([.C108])" office:value-type="float" office:value="13.9303083768571" calcext:value-type="float">
            <text:p>13.9303083769</text:p>
          </table:table-cell>
          <table:table-cell table:formula="of:=[.D108]/([.D108]+[.E108])" office:value-type="float" office:value="0.249509491899552" calcext:value-type="float">
            <text:p>0.2495094919</text:p>
          </table:table-cell>
          <table:table-cell table:style-name="ce1" table:formula="of:=[.F108]*100" office:value-type="float" office:value="24.9509491899552" calcext:value-type="float">
            <text:p>24.95094919</text:p>
          </table:table-cell>
          <table:table-cell table:formula="of:=1-[.F108]" office:value-type="float" office:value="0.750490508100448" calcext:value-type="float">
            <text:p>0.7504905081</text:p>
          </table:table-cell>
          <table:table-cell table:style-name="ce1" table:formula="of:=[.H108]*100" office:value-type="float" office:value="75.0490508100448" calcext:value-type="float">
            <text:p>75.0490508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108]*COS([.J108])" office:value-type="float" office:value="0.720598686291186" calcext:value-type="float">
            <text:p>0.7205986863</text:p>
          </table:table-cell>
          <table:table-cell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44.89" calcext:value-type="float">
            <text:p>44.89</text:p>
          </table:table-cell>
          <table:table-cell table:formula="of:=RADIANS([.B109])" office:value-type="float" office:value="0.783478301220254" calcext:value-type="float">
            <text:p>0.7834783012</text:p>
          </table:table-cell>
          <table:table-cell table:formula="of:=[.A109]*SIN([.C109])" office:value-type="float" office:value="9.37233252772185" calcext:value-type="float">
            <text:p>9.3723325277</text:p>
          </table:table-cell>
          <table:table-cell table:formula="of:=[.A109]*COS([.C109])" office:value-type="float" office:value="9.4083889688834" calcext:value-type="float">
            <text:p>9.4083889689</text:p>
          </table:table-cell>
          <table:table-cell table:formula="of:=[.D109]/([.D109]+[.E109])" office:value-type="float" office:value="0.499040067732007" calcext:value-type="float">
            <text:p>0.4990400677</text:p>
          </table:table-cell>
          <table:table-cell table:style-name="ce1" table:formula="of:=[.F109]*100" office:value-type="float" office:value="49.9040067732007" calcext:value-type="float">
            <text:p>49.9040067732</text:p>
          </table:table-cell>
          <table:table-cell table:formula="of:=1-[.F109]" office:value-type="float" office:value="0.500959932267993" calcext:value-type="float">
            <text:p>0.5009599323</text:p>
          </table:table-cell>
          <table:table-cell table:style-name="ce1" table:formula="of:=[.H109]*100" office:value-type="float" office:value="50.0959932267993" calcext:value-type="float">
            <text:p>50.0959932268</text:p>
          </table:table-cell>
          <table:table-cell table:number-columns-repeated="2"/>
          <table:table-cell table:formula="of:=[.H109]*COS([.J109])" office:value-type="float" office:value="0.500959932267993" calcext:value-type="float">
            <text:p>0.5009599323</text:p>
          </table:table-cell>
          <table:table-cell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19.82" calcext:value-type="float">
            <text:p>19.82</text:p>
          </table:table-cell>
          <table:table-cell table:formula="of:=RADIANS([.B110])" office:value-type="float" office:value="0.345924257745276" calcext:value-type="float">
            <text:p>0.3459242577</text:p>
          </table:table-cell>
          <table:table-cell table:formula="of:=[.A110]*SIN([.C110])" office:value-type="float" office:value="5.75734626552459" calcext:value-type="float">
            <text:p>5.7573462655</text:p>
          </table:table-cell>
          <table:table-cell table:formula="of:=[.A110]*COS([.C110])" office:value-type="float" office:value="15.974146737114" calcext:value-type="float">
            <text:p>15.9741467371</text:p>
          </table:table-cell>
          <table:table-cell table:formula="of:=[.D110]/([.D110]+[.E110])" office:value-type="float" office:value="0.264931004272258" calcext:value-type="float">
            <text:p>0.2649310043</text:p>
          </table:table-cell>
          <table:table-cell table:style-name="ce1" table:formula="of:=[.F110]*100" office:value-type="float" office:value="26.4931004272258" calcext:value-type="float">
            <text:p>26.4931004272</text:p>
          </table:table-cell>
          <table:table-cell table:formula="of:=1-[.F110]" office:value-type="float" office:value="0.735068995727742" calcext:value-type="float">
            <text:p>0.7350689957</text:p>
          </table:table-cell>
          <table:table-cell table:style-name="ce1" table:formula="of:=[.H110]*100" office:value-type="float" office:value="73.5068995727742" calcext:value-type="float">
            <text:p>73.5068995728</text:p>
          </table:table-cell>
          <table:table-cell table:number-columns-repeated="2"/>
          <table:table-cell table:formula="of:=[.H110]*COS([.J110])" office:value-type="float" office:value="0.735068995727742" calcext:value-type="float">
            <text:p>0.7350689957</text:p>
          </table:table-cell>
          <table:table-cell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10.98" calcext:value-type="float">
            <text:p>10.98</text:p>
          </table:table-cell>
          <table:table-cell table:formula="of:=RADIANS([.B111])" office:value-type="float" office:value="0.191637151868977" calcext:value-type="float">
            <text:p>0.1916371519</text:p>
          </table:table-cell>
          <table:table-cell table:formula="of:=[.A111]*SIN([.C111])" office:value-type="float" office:value="2.31797525108358" calcext:value-type="float">
            <text:p>2.3179752511</text:p>
          </table:table-cell>
          <table:table-cell table:formula="of:=[.A111]*COS([.C111])" office:value-type="float" office:value="11.9472126764097" calcext:value-type="float">
            <text:p>11.9472126764</text:p>
          </table:table-cell>
          <table:table-cell table:formula="of:=[.D111]/([.D111]+[.E111])" office:value-type="float" office:value="0.162491743036638" calcext:value-type="float">
            <text:p>0.162491743</text:p>
          </table:table-cell>
          <table:table-cell table:style-name="ce1" table:formula="of:=[.F111]*100" office:value-type="float" office:value="16.2491743036638" calcext:value-type="float">
            <text:p>16.2491743037</text:p>
          </table:table-cell>
          <table:table-cell table:formula="of:=1-[.F111]" office:value-type="float" office:value="0.837508256963362" calcext:value-type="float">
            <text:p>0.837508257</text:p>
          </table:table-cell>
          <table:table-cell table:style-name="ce1" table:formula="of:=[.H111]*100" office:value-type="float" office:value="83.7508256963362" calcext:value-type="float">
            <text:p>83.7508256963</text:p>
          </table:table-cell>
          <table:table-cell/>
          <table:table-cell office:value-type="string" calcext:value-type="string">
            <text:p>33P</text:p>
          </table:table-cell>
          <table:table-cell table:formula="of:=[.H111]*COS([.J111])" office:value-type="float" office:value="0.837508256963362" calcext:value-type="float">
            <text:p>0.837508257</text:p>
          </table:table-cell>
          <table:table-cell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39.78" calcext:value-type="float">
            <text:p>39.78</text:p>
          </table:table-cell>
          <table:table-cell table:formula="of:=RADIANS([.B112])" office:value-type="float" office:value="0.694291976443344" calcext:value-type="float">
            <text:p>0.6942919764</text:p>
          </table:table-cell>
          <table:table-cell table:formula="of:=[.A112]*SIN([.C112])" office:value-type="float" office:value="7.73568348051975" calcext:value-type="float">
            <text:p>7.7356834805</text:p>
          </table:table-cell>
          <table:table-cell table:formula="of:=[.A112]*COS([.C112])" office:value-type="float" office:value="9.29124862917864" calcext:value-type="float">
            <text:p>9.2912486292</text:p>
          </table:table-cell>
          <table:table-cell table:formula="of:=[.D112]/([.D112]+[.E112])" office:value-type="float" office:value="0.454320451310989" calcext:value-type="float">
            <text:p>0.4543204513</text:p>
          </table:table-cell>
          <table:table-cell table:style-name="ce1" table:formula="of:=[.F112]*100" office:value-type="float" office:value="45.4320451310989" calcext:value-type="float">
            <text:p>45.4320451311</text:p>
          </table:table-cell>
          <table:table-cell table:formula="of:=1-[.F112]" office:value-type="float" office:value="0.545679548689011" calcext:value-type="float">
            <text:p>0.5456795487</text:p>
          </table:table-cell>
          <table:table-cell table:style-name="ce1" table:formula="of:=[.H112]*100" office:value-type="float" office:value="54.5679548689011" calcext:value-type="float">
            <text:p>54.5679548689</text:p>
          </table:table-cell>
          <table:table-cell table:number-columns-repeated="2"/>
          <table:table-cell table:formula="of:=[.H112]*COS([.J112])" office:value-type="float" office:value="0.545679548689011" calcext:value-type="float">
            <text:p>0.5456795487</text:p>
          </table:table-cell>
          <table:table-cell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37.76" calcext:value-type="float">
            <text:p>37.76</text:p>
          </table:table-cell>
          <table:table-cell table:formula="of:=RADIANS([.B113])" office:value-type="float" office:value="0.659036325553059" calcext:value-type="float">
            <text:p>0.6590363256</text:p>
          </table:table-cell>
          <table:table-cell table:formula="of:=[.A113]*SIN([.C113])" office:value-type="float" office:value="6.75427865096934" calcext:value-type="float">
            <text:p>6.754278651</text:p>
          </table:table-cell>
          <table:table-cell table:formula="of:=[.A113]*COS([.C113])" office:value-type="float" office:value="8.72012728720515" calcext:value-type="float">
            <text:p>8.7201272872</text:p>
          </table:table-cell>
          <table:table-cell table:formula="of:=[.D113]/([.D113]+[.E113])" office:value-type="float" office:value="0.436480642808195" calcext:value-type="float">
            <text:p>0.4364806428</text:p>
          </table:table-cell>
          <table:table-cell table:style-name="ce1" table:formula="of:=[.F113]*100" office:value-type="float" office:value="43.6480642808195" calcext:value-type="float">
            <text:p>43.6480642808</text:p>
          </table:table-cell>
          <table:table-cell table:formula="of:=1-[.F113]" office:value-type="float" office:value="0.563519357191806" calcext:value-type="float">
            <text:p>0.5635193572</text:p>
          </table:table-cell>
          <table:table-cell table:style-name="ce1" table:formula="of:=[.H113]*100" office:value-type="float" office:value="56.3519357191806" calcext:value-type="float">
            <text:p>56.3519357192</text:p>
          </table:table-cell>
          <table:table-cell table:number-columns-repeated="2"/>
          <table:table-cell table:formula="of:=[.H113]*COS([.J113])" office:value-type="float" office:value="0.563519357191806" calcext:value-type="float">
            <text:p>0.5635193572</text:p>
          </table:table-cell>
          <table:table-cell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21.14" calcext:value-type="float">
            <text:p>21.14</text:p>
          </table:table-cell>
          <table:table-cell table:formula="of:=RADIANS([.B114])" office:value-type="float" office:value="0.368962603871601" calcext:value-type="float">
            <text:p>0.3689626039</text:p>
          </table:table-cell>
          <table:table-cell table:formula="of:=[.A114]*SIN([.C114])" office:value-type="float" office:value="7.69983575597061" calcext:value-type="float">
            <text:p>7.699835756</text:p>
          </table:table-cell>
          <table:table-cell table:formula="of:=[.A114]*COS([.C114])" office:value-type="float" office:value="19.9131873222515" calcext:value-type="float">
            <text:p>19.9131873223</text:p>
          </table:table-cell>
          <table:table-cell table:formula="of:=[.D114]/([.D114]+[.E114])" office:value-type="float" office:value="0.278847981771447" calcext:value-type="float">
            <text:p>0.2788479818</text:p>
          </table:table-cell>
          <table:table-cell table:style-name="ce1" table:formula="of:=[.F114]*100" office:value-type="float" office:value="27.8847981771447" calcext:value-type="float">
            <text:p>27.8847981771</text:p>
          </table:table-cell>
          <table:table-cell table:formula="of:=1-[.F114]" office:value-type="float" office:value="0.721152018228553" calcext:value-type="float">
            <text:p>0.7211520182</text:p>
          </table:table-cell>
          <table:table-cell table:style-name="ce1" table:formula="of:=[.H114]*100" office:value-type="float" office:value="72.1152018228553" calcext:value-type="float">
            <text:p>72.115201822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114]*COS([.J114])" office:value-type="float" office:value="0.54367813226673" calcext:value-type="float">
            <text:p>0.5436781323</text:p>
          </table:table-cell>
          <table:table-cell/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43.87" calcext:value-type="float">
            <text:p>43.87</text:p>
          </table:table-cell>
          <table:table-cell table:formula="of:=RADIANS([.B115])" office:value-type="float" office:value="0.765675942849912" calcext:value-type="float">
            <text:p>0.7656759428</text:p>
          </table:table-cell>
          <table:table-cell table:formula="of:=[.A115]*SIN([.C115])" office:value-type="float" office:value="15.2188170002478" calcext:value-type="float">
            <text:p>15.2188170002</text:p>
          </table:table-cell>
          <table:table-cell table:formula="of:=[.A115]*COS([.C115])" office:value-type="float" office:value="15.8312731362" calcext:value-type="float">
            <text:p>15.8312731362</text:p>
          </table:table-cell>
          <table:table-cell table:formula="of:=[.D115]/([.D115]+[.E115])" office:value-type="float" office:value="0.490137610981792" calcext:value-type="float">
            <text:p>0.490137611</text:p>
          </table:table-cell>
          <table:table-cell table:style-name="ce1" table:formula="of:=[.F115]*100" office:value-type="float" office:value="49.0137610981792" calcext:value-type="float">
            <text:p>49.0137610982</text:p>
          </table:table-cell>
          <table:table-cell table:formula="of:=1-[.F115]" office:value-type="float" office:value="0.509862389018208" calcext:value-type="float">
            <text:p>0.509862389</text:p>
          </table:table-cell>
          <table:table-cell table:style-name="ce1" table:formula="of:=[.H115]*100" office:value-type="float" office:value="50.9862389018208" calcext:value-type="float">
            <text:p>50.9862389018</text:p>
          </table:table-cell>
          <table:table-cell table:number-columns-repeated="2"/>
          <table:table-cell table:formula="of:=[.H115]*COS([.J115])" office:value-type="float" office:value="0.509862389018208" calcext:value-type="float">
            <text:p>0.509862389</text:p>
          </table:table-cell>
          <table:table-cell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9.62" calcext:value-type="float">
            <text:p>59.62</text:p>
          </table:table-cell>
          <table:table-cell table:formula="of:=RADIANS([.B116])" office:value-type="float" office:value="1.04056530003902" calcext:value-type="float">
            <text:p>1.0405653</text:p>
          </table:table-cell>
          <table:table-cell table:formula="of:=[.A116]*SIN([.C116])" office:value-type="float" office:value="15.3213789423427" calcext:value-type="float">
            <text:p>15.3213789423</text:p>
          </table:table-cell>
          <table:table-cell table:formula="of:=[.A116]*COS([.C116])" office:value-type="float" office:value="8.98181202793397" calcext:value-type="float">
            <text:p>8.9818120279</text:p>
          </table:table-cell>
          <table:table-cell table:formula="of:=[.D116]/([.D116]+[.E116])" office:value-type="float" office:value="0.630426636612495" calcext:value-type="float">
            <text:p>0.6304266366</text:p>
          </table:table-cell>
          <table:table-cell table:style-name="ce1" table:formula="of:=[.F116]*100" office:value-type="float" office:value="63.0426636612495" calcext:value-type="float">
            <text:p>63.0426636612</text:p>
          </table:table-cell>
          <table:table-cell table:formula="of:=1-[.F116]" office:value-type="float" office:value="0.369573363387505" calcext:value-type="float">
            <text:p>0.3695733634</text:p>
          </table:table-cell>
          <table:table-cell table:style-name="ce1" table:formula="of:=[.H116]*100" office:value-type="float" office:value="36.9573363387505" calcext:value-type="float">
            <text:p>36.9573363388</text:p>
          </table:table-cell>
          <table:table-cell table:number-columns-repeated="2"/>
          <table:table-cell table:formula="of:=[.H116]*COS([.J116])" office:value-type="float" office:value="0.369573363387505" calcext:value-type="float">
            <text:p>0.3695733634</text:p>
          </table:table-cell>
          <table:table-cell/>
        </table:table-row>
        <table:table-row table:style-name="ro1">
          <table:table-cell office:value-type="float" office:value="21.29" calcext:value-type="float">
            <text:p>21.29</text:p>
          </table:table-cell>
          <table:table-cell office:value-type="float" office:value="29.75" calcext:value-type="float">
            <text:p>29.75</text:p>
          </table:table-cell>
          <table:table-cell table:formula="of:=RADIANS([.B117])" office:value-type="float" office:value="0.519235452468313" calcext:value-type="float">
            <text:p>0.5192354525</text:p>
          </table:table-cell>
          <table:table-cell table:formula="of:=[.A117]*SIN([.C117])" office:value-type="float" office:value="10.5644493632452" calcext:value-type="float">
            <text:p>10.5644493632</text:p>
          </table:table-cell>
          <table:table-cell table:formula="of:=[.A117]*COS([.C117])" office:value-type="float" office:value="18.4839527604738" calcext:value-type="float">
            <text:p>18.4839527605</text:p>
          </table:table-cell>
          <table:table-cell table:formula="of:=[.D117]/([.D117]+[.E117])" office:value-type="float" office:value="0.363684354073952" calcext:value-type="float">
            <text:p>0.3636843541</text:p>
          </table:table-cell>
          <table:table-cell table:style-name="ce1" table:formula="of:=[.F117]*100" office:value-type="float" office:value="36.3684354073953" calcext:value-type="float">
            <text:p>36.3684354074</text:p>
          </table:table-cell>
          <table:table-cell table:formula="of:=1-[.F117]" office:value-type="float" office:value="0.636315645926048" calcext:value-type="float">
            <text:p>0.6363156459</text:p>
          </table:table-cell>
          <table:table-cell table:style-name="ce1" table:formula="of:=[.H117]*100" office:value-type="float" office:value="63.6315645926048" calcext:value-type="float">
            <text:p>63.6315645926</text:p>
          </table:table-cell>
          <table:table-cell table:number-columns-repeated="2"/>
          <table:table-cell table:formula="of:=[.H117]*COS([.J117])" office:value-type="float" office:value="0.636315645926048" calcext:value-type="float">
            <text:p>0.6363156459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8.13" calcext:value-type="float">
            <text:p>8.13</text:p>
          </table:table-cell>
          <table:table-cell table:formula="of:=RADIANS([.B118])" office:value-type="float" office:value="0.141895268187139" calcext:value-type="float">
            <text:p>0.1418952682</text:p>
          </table:table-cell>
          <table:table-cell table:formula="of:=[.A118]*SIN([.C118])" office:value-type="float" office:value="1.35338545500153" calcext:value-type="float">
            <text:p>1.353385455</text:p>
          </table:table-cell>
          <table:table-cell table:formula="of:=[.A118]*COS([.C118])" office:value-type="float" office:value="9.4738190720633" calcext:value-type="float">
            <text:p>9.4738190721</text:p>
          </table:table-cell>
          <table:table-cell table:formula="of:=[.D118]/([.D118]+[.E118])" office:value-type="float" office:value="0.124998604359829" calcext:value-type="float">
            <text:p>0.1249986044</text:p>
          </table:table-cell>
          <table:table-cell table:style-name="ce1" table:formula="of:=[.F118]*100" office:value-type="float" office:value="12.4998604359829" calcext:value-type="float">
            <text:p>12.499860436</text:p>
          </table:table-cell>
          <table:table-cell table:formula="of:=1-[.F118]" office:value-type="float" office:value="0.875001395640171" calcext:value-type="float">
            <text:p>0.8750013956</text:p>
          </table:table-cell>
          <table:table-cell table:style-name="ce1" table:formula="of:=[.H118]*100" office:value-type="float" office:value="87.5001395640171" calcext:value-type="float">
            <text:p>87.500139564</text:p>
          </table:table-cell>
          <table:table-cell/>
          <table:table-cell office:value-type="string" calcext:value-type="string">
            <text:p>33Q</text:p>
          </table:table-cell>
          <table:table-cell table:formula="of:=[.H118]*COS([.J118])" office:value-type="float" office:value="0.875001395640171" calcext:value-type="float">
            <text:p>0.8750013956</text:p>
          </table:table-cell>
          <table:table-cell/>
        </table:table-row>
        <table:table-row table:style-name="ro1">
          <table:table-cell office:value-type="float" office:value="40.19" calcext:value-type="float">
            <text:p>40.19</text:p>
          </table:table-cell>
          <table:table-cell office:value-type="float" office:value="9.84" calcext:value-type="float">
            <text:p>9.84</text:p>
          </table:table-cell>
          <table:table-cell table:formula="of:=RADIANS([.B119])" office:value-type="float" office:value="0.171740398396242" calcext:value-type="float">
            <text:p>0.1717403984</text:p>
          </table:table-cell>
          <table:table-cell table:formula="of:=[.A119]*SIN([.C119])" office:value-type="float" office:value="6.86836659133449" calcext:value-type="float">
            <text:p>6.8683665913</text:p>
          </table:table-cell>
          <table:table-cell table:formula="of:=[.A119]*COS([.C119])" office:value-type="float" office:value="39.5987580659677" calcext:value-type="float">
            <text:p>39.598758066</text:p>
          </table:table-cell>
          <table:table-cell table:formula="of:=[.D119]/([.D119]+[.E119])" office:value-type="float" office:value="0.147811310512305" calcext:value-type="float">
            <text:p>0.1478113105</text:p>
          </table:table-cell>
          <table:table-cell table:style-name="ce1" table:formula="of:=[.F119]*100" office:value-type="float" office:value="14.7811310512305" calcext:value-type="float">
            <text:p>14.7811310512</text:p>
          </table:table-cell>
          <table:table-cell table:formula="of:=1-[.F119]" office:value-type="float" office:value="0.852188689487695" calcext:value-type="float">
            <text:p>0.8521886895</text:p>
          </table:table-cell>
          <table:table-cell table:style-name="ce1" table:formula="of:=[.H119]*100" office:value-type="float" office:value="85.2188689487695" calcext:value-type="float">
            <text:p>85.2188689488</text:p>
          </table:table-cell>
          <table:table-cell table:number-columns-repeated="2"/>
          <table:table-cell table:formula="of:=[.H119]*COS([.J119])" office:value-type="float" office:value="0.852188689487695" calcext:value-type="float">
            <text:p>0.8521886895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65.22" calcext:value-type="float">
            <text:p>65.22</text:p>
          </table:table-cell>
          <table:table-cell table:formula="of:=RADIANS([.B120])" office:value-type="float" office:value="1.1383037381507" calcext:value-type="float">
            <text:p>1.1383037382</text:p>
          </table:table-cell>
          <table:table-cell table:formula="of:=[.A120]*SIN([.C120])" office:value-type="float" office:value="6.71863641320894" calcext:value-type="float">
            <text:p>6.7186364132</text:p>
          </table:table-cell>
          <table:table-cell table:formula="of:=[.A120]*COS([.C120])" office:value-type="float" office:value="3.10160035257654" calcext:value-type="float">
            <text:p>3.1016003526</text:p>
          </table:table-cell>
          <table:table-cell table:formula="of:=[.D120]/([.D120]+[.E120])" office:value-type="float" office:value="0.684162365271806" calcext:value-type="float">
            <text:p>0.6841623653</text:p>
          </table:table-cell>
          <table:table-cell table:style-name="ce1" table:formula="of:=[.F120]*100" office:value-type="float" office:value="68.4162365271806" calcext:value-type="float">
            <text:p>68.4162365272</text:p>
          </table:table-cell>
          <table:table-cell table:formula="of:=1-[.F120]" office:value-type="float" office:value="0.315837634728194" calcext:value-type="float">
            <text:p>0.3158376347</text:p>
          </table:table-cell>
          <table:table-cell table:style-name="ce1" table:formula="of:=[.H120]*100" office:value-type="float" office:value="31.5837634728194" calcext:value-type="float">
            <text:p>31.5837634728</text:p>
          </table:table-cell>
          <table:table-cell table:number-columns-repeated="2"/>
          <table:table-cell table:formula="of:=[.H120]*COS([.J120])" office:value-type="float" office:value="0.315837634728194" calcext:value-type="float">
            <text:p>0.3158376347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6.5" calcext:value-type="float">
            <text:p>66.5</text:p>
          </table:table-cell>
          <table:table-cell table:formula="of:=RADIANS([.B121])" office:value-type="float" office:value="1.16064395257623" calcext:value-type="float">
            <text:p>1.1606439526</text:p>
          </table:table-cell>
          <table:table-cell table:formula="of:=[.A121]*SIN([.C121])" office:value-type="float" office:value="6.14430249838033" calcext:value-type="float">
            <text:p>6.1443024984</text:p>
          </table:table-cell>
          <table:table-cell table:formula="of:=[.A121]*COS([.C121])" office:value-type="float" office:value="2.67161876179915" calcext:value-type="float">
            <text:p>2.6716187618</text:p>
          </table:table-cell>
          <table:table-cell table:formula="of:=[.D121]/([.D121]+[.E121])" office:value-type="float" office:value="0.696955237807471" calcext:value-type="float">
            <text:p>0.6969552378</text:p>
          </table:table-cell>
          <table:table-cell table:style-name="ce1" table:formula="of:=[.F121]*100" office:value-type="float" office:value="69.6955237807471" calcext:value-type="float">
            <text:p>69.6955237807</text:p>
          </table:table-cell>
          <table:table-cell table:formula="of:=1-[.F121]" office:value-type="float" office:value="0.303044762192529" calcext:value-type="float">
            <text:p>0.3030447622</text:p>
          </table:table-cell>
          <table:table-cell table:style-name="ce1" table:formula="of:=[.H121]*100" office:value-type="float" office:value="30.3044762192529" calcext:value-type="float">
            <text:p>30.3044762193</text:p>
          </table:table-cell>
          <table:table-cell table:number-columns-repeated="2"/>
          <table:table-cell table:formula="of:=[.H121]*COS([.J121])" office:value-type="float" office:value="0.303044762192529" calcext:value-type="float">
            <text:p>0.3030447622</text:p>
          </table:table-cell>
          <table:table-cell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25.2" calcext:value-type="float">
            <text:p>25.2</text:p>
          </table:table-cell>
          <table:table-cell table:formula="of:=RADIANS([.B122])" office:value-type="float" office:value="0.439822971502571" calcext:value-type="float">
            <text:p>0.4398229715</text:p>
          </table:table-cell>
          <table:table-cell table:formula="of:=[.A122]*SIN([.C122])" office:value-type="float" office:value="10.5976465670547" calcext:value-type="float">
            <text:p>10.5976465671</text:p>
          </table:table-cell>
          <table:table-cell table:formula="of:=[.A122]*COS([.C122])" office:value-type="float" office:value="22.5211453358792" calcext:value-type="float">
            <text:p>22.5211453359</text:p>
          </table:table-cell>
          <table:table-cell table:formula="of:=[.D122]/([.D122]+[.E122])" office:value-type="float" office:value="0.319988923452122" calcext:value-type="float">
            <text:p>0.3199889235</text:p>
          </table:table-cell>
          <table:table-cell table:style-name="ce1" table:formula="of:=[.F122]*100" office:value-type="float" office:value="31.9988923452122" calcext:value-type="float">
            <text:p>31.9988923452</text:p>
          </table:table-cell>
          <table:table-cell table:formula="of:=1-[.F122]" office:value-type="float" office:value="0.680011076547878" calcext:value-type="float">
            <text:p>0.6800110765</text:p>
          </table:table-cell>
          <table:table-cell table:style-name="ce1" table:formula="of:=[.H122]*100" office:value-type="float" office:value="68.0011076547878" calcext:value-type="float">
            <text:p>68.001107654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122]*COS([.J122])" office:value-type="float" office:value="0.6529264302944" calcext:value-type="float">
            <text:p>0.6529264303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80.5" calcext:value-type="float">
            <text:p>80.5</text:p>
          </table:table-cell>
          <table:table-cell table:formula="of:=RADIANS([.B123])" office:value-type="float" office:value="1.40499004785544" calcext:value-type="float">
            <text:p>1.4049900479</text:p>
          </table:table-cell>
          <table:table-cell table:formula="of:=[.A123]*SIN([.C123])" office:value-type="float" office:value="9.34012464655758" calcext:value-type="float">
            <text:p>9.3401246466</text:p>
          </table:table-cell>
          <table:table-cell table:formula="of:=[.A123]*COS([.C123])" office:value-type="float" office:value="1.56300082750062" calcext:value-type="float">
            <text:p>1.5630008275</text:p>
          </table:table-cell>
          <table:table-cell table:formula="of:=[.D123]/([.D123]+[.E123])" office:value-type="float" office:value="0.856646533948503" calcext:value-type="float">
            <text:p>0.8566465339</text:p>
          </table:table-cell>
          <table:table-cell table:style-name="ce1" table:formula="of:=[.F123]*100" office:value-type="float" office:value="85.6646533948503" calcext:value-type="float">
            <text:p>85.6646533949</text:p>
          </table:table-cell>
          <table:table-cell table:formula="of:=1-[.F123]" office:value-type="float" office:value="0.143353466051497" calcext:value-type="float">
            <text:p>0.1433534661</text:p>
          </table:table-cell>
          <table:table-cell table:style-name="ce1" table:formula="of:=[.H123]*100" office:value-type="float" office:value="14.3353466051497" calcext:value-type="float">
            <text:p>14.3353466051</text:p>
          </table:table-cell>
          <table:table-cell table:number-columns-repeated="2"/>
          <table:table-cell table:formula="of:=[.H123]*COS([.J123])" office:value-type="float" office:value="0.143353466051497" calcext:value-type="float">
            <text:p>0.1433534661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65.56" calcext:value-type="float">
            <text:p>65.56</text:p>
          </table:table-cell>
          <table:table-cell table:formula="of:=RADIANS([.B124])" office:value-type="float" office:value="1.14423785760748" calcext:value-type="float">
            <text:p>1.1442378576</text:p>
          </table:table-cell>
          <table:table-cell table:formula="of:=[.A124]*SIN([.C124])" office:value-type="float" office:value="5.7719045384051" calcext:value-type="float">
            <text:p>5.7719045384</text:p>
          </table:table-cell>
          <table:table-cell table:formula="of:=[.A124]*COS([.C124])" office:value-type="float" office:value="2.62311227352904" calcext:value-type="float">
            <text:p>2.6231122735</text:p>
          </table:table-cell>
          <table:table-cell table:formula="of:=[.D124]/([.D124]+[.E124])" office:value-type="float" office:value="0.687539366234492" calcext:value-type="float">
            <text:p>0.6875393662</text:p>
          </table:table-cell>
          <table:table-cell table:style-name="ce1" table:formula="of:=[.F124]*100" office:value-type="float" office:value="68.7539366234492" calcext:value-type="float">
            <text:p>68.7539366234</text:p>
          </table:table-cell>
          <table:table-cell table:formula="of:=1-[.F124]" office:value-type="float" office:value="0.312460633765508" calcext:value-type="float">
            <text:p>0.3124606338</text:p>
          </table:table-cell>
          <table:table-cell table:style-name="ce1" table:formula="of:=[.H124]*100" office:value-type="float" office:value="31.2460633765508" calcext:value-type="float">
            <text:p>31.2460633766</text:p>
          </table:table-cell>
          <table:table-cell/>
          <table:table-cell office:value-type="string" calcext:value-type="string">
            <text:p>33R</text:p>
          </table:table-cell>
          <table:table-cell table:formula="of:=[.H124]*COS([.J124])" office:value-type="float" office:value="0.312460633765508" calcext:value-type="float">
            <text:p>0.3124606338</text:p>
          </table:table-cell>
          <table:table-cell/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0.31" calcext:value-type="float">
            <text:p>10.31</text:p>
          </table:table-cell>
          <table:table-cell table:formula="of:=RADIANS([.B125])" office:value-type="float" office:value="0.179943445880615" calcext:value-type="float">
            <text:p>0.1799434459</text:p>
          </table:table-cell>
          <table:table-cell table:formula="of:=[.A125]*SIN([.C125])" office:value-type="float" office:value="4.19693872242223" calcext:value-type="float">
            <text:p>4.1969387224</text:p>
          </table:table-cell>
          <table:table-cell table:formula="of:=[.A125]*COS([.C125])" office:value-type="float" office:value="23.0713719869502" calcext:value-type="float">
            <text:p>23.071371987</text:p>
          </table:table-cell>
          <table:table-cell table:formula="of:=[.D125]/([.D125]+[.E125])" office:value-type="float" office:value="0.153912677875556" calcext:value-type="float">
            <text:p>0.1539126779</text:p>
          </table:table-cell>
          <table:table-cell table:style-name="ce1" table:formula="of:=[.F125]*100" office:value-type="float" office:value="15.3912677875556" calcext:value-type="float">
            <text:p>15.3912677876</text:p>
          </table:table-cell>
          <table:table-cell table:formula="of:=1-[.F125]" office:value-type="float" office:value="0.846087322124443" calcext:value-type="float">
            <text:p>0.8460873221</text:p>
          </table:table-cell>
          <table:table-cell table:style-name="ce1" table:formula="of:=[.H125]*100" office:value-type="float" office:value="84.6087322124444" calcext:value-type="float">
            <text:p>84.6087322124</text:p>
          </table:table-cell>
          <table:table-cell table:number-columns-repeated="2"/>
          <table:table-cell table:formula="of:=[.H125]*COS([.J125])" office:value-type="float" office:value="0.846087322124443" calcext:value-type="float">
            <text:p>0.8460873221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.58" calcext:value-type="float">
            <text:p>6.58</text:p>
          </table:table-cell>
          <table:table-cell table:formula="of:=RADIANS([.B126])" office:value-type="float" office:value="0.114842664781227" calcext:value-type="float">
            <text:p>0.1148426648</text:p>
          </table:table-cell>
          <table:table-cell table:formula="of:=[.A126]*SIN([.C126])" office:value-type="float" office:value="0.790673697819611" calcext:value-type="float">
            <text:p>0.7906736978</text:p>
          </table:table-cell>
          <table:table-cell table:formula="of:=[.A126]*COS([.C126])" office:value-type="float" office:value="6.85454849742682" calcext:value-type="float">
            <text:p>6.8545484974</text:p>
          </table:table-cell>
          <table:table-cell table:formula="of:=[.D126]/([.D126]+[.E126])" office:value-type="float" office:value="0.103420630248161" calcext:value-type="float">
            <text:p>0.1034206302</text:p>
          </table:table-cell>
          <table:table-cell table:style-name="ce1" table:formula="of:=[.F126]*100" office:value-type="float" office:value="10.3420630248161" calcext:value-type="float">
            <text:p>10.3420630248</text:p>
          </table:table-cell>
          <table:table-cell table:formula="of:=1-[.F126]" office:value-type="float" office:value="0.89657936975184" calcext:value-type="float">
            <text:p>0.8965793698</text:p>
          </table:table-cell>
          <table:table-cell table:style-name="ce1" table:formula="of:=[.H126]*100" office:value-type="float" office:value="89.657936975184" calcext:value-type="float">
            <text:p>89.6579369752</text:p>
          </table:table-cell>
          <table:table-cell table:number-columns-repeated="2"/>
          <table:table-cell table:formula="of:=[.H126]*COS([.J126])" office:value-type="float" office:value="0.89657936975184" calcext:value-type="float">
            <text:p>0.8965793698</text:p>
          </table:table-cell>
          <table:table-cell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75.5" calcext:value-type="float">
            <text:p>75.5</text:p>
          </table:table-cell>
          <table:table-cell table:formula="of:=RADIANS([.B127])" office:value-type="float" office:value="1.31772358525572" calcext:value-type="float">
            <text:p>1.3177235853</text:p>
          </table:table-cell>
          <table:table-cell table:formula="of:=[.A127]*SIN([.C127])" office:value-type="float" office:value="15.3354586235892" calcext:value-type="float">
            <text:p>15.3354586236</text:p>
          </table:table-cell>
          <table:table-cell table:formula="of:=[.A127]*COS([.C127])" office:value-type="float" office:value="3.96601926422235" calcext:value-type="float">
            <text:p>3.9660192642</text:p>
          </table:table-cell>
          <table:table-cell table:formula="of:=[.D127]/([.D127]+[.E127])" office:value-type="float" office:value="0.794522508210276" calcext:value-type="float">
            <text:p>0.7945225082</text:p>
          </table:table-cell>
          <table:table-cell table:style-name="ce1" table:formula="of:=[.F127]*100" office:value-type="float" office:value="79.4522508210276" calcext:value-type="float">
            <text:p>79.452250821</text:p>
          </table:table-cell>
          <table:table-cell table:formula="of:=1-[.F127]" office:value-type="float" office:value="0.205477491789724" calcext:value-type="float">
            <text:p>0.2054774918</text:p>
          </table:table-cell>
          <table:table-cell table:style-name="ce1" table:formula="of:=[.H127]*100" office:value-type="float" office:value="20.5477491789724" calcext:value-type="float">
            <text:p>20.547749179</text:p>
          </table:table-cell>
          <table:table-cell table:number-columns-repeated="2"/>
          <table:table-cell table:formula="of:=[.H127]*COS([.J127])" office:value-type="float" office:value="0.205477491789724" calcext:value-type="float">
            <text:p>0.2054774918</text:p>
          </table:table-cell>
          <table:table-cell/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1.97" calcext:value-type="float">
            <text:p>21.97</text:p>
          </table:table-cell>
          <table:table-cell table:formula="of:=RADIANS([.B128])" office:value-type="float" office:value="0.383448836663154" calcext:value-type="float">
            <text:p>0.3834488367</text:p>
          </table:table-cell>
          <table:table-cell table:formula="of:=[.A128]*SIN([.C128])" office:value-type="float" office:value="7.83409520070797" calcext:value-type="float">
            <text:p>7.8340952007</text:p>
          </table:table-cell>
          <table:table-cell table:formula="of:=[.A128]*COS([.C128])" office:value-type="float" office:value="19.4193344990565" calcext:value-type="float">
            <text:p>19.4193344991</text:p>
          </table:table-cell>
          <table:table-cell table:formula="of:=[.D128]/([.D128]+[.E128])" office:value-type="float" office:value="0.287453553076136" calcext:value-type="float">
            <text:p>0.2874535531</text:p>
          </table:table-cell>
          <table:table-cell table:style-name="ce1" table:formula="of:=[.F128]*100" office:value-type="float" office:value="28.7453553076136" calcext:value-type="float">
            <text:p>28.7453553076</text:p>
          </table:table-cell>
          <table:table-cell table:formula="of:=1-[.F128]" office:value-type="float" office:value="0.712546446923864" calcext:value-type="float">
            <text:p>0.7125464469</text:p>
          </table:table-cell>
          <table:table-cell table:style-name="ce1" table:formula="of:=[.H128]*100" office:value-type="float" office:value="71.2546446923864" calcext:value-type="float">
            <text:p>71.254644692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128]*COS([.J128])" office:value-type="float" office:value="0.537190372660213" calcext:value-type="float">
            <text:p>0.5371903727</text:p>
          </table:table-cell>
          <table:table-cell/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12.84" calcext:value-type="float">
            <text:p>12.84</text:p>
          </table:table-cell>
          <table:table-cell table:formula="of:=RADIANS([.B129])" office:value-type="float" office:value="0.224100275956072" calcext:value-type="float">
            <text:p>0.224100276</text:p>
          </table:table-cell>
          <table:table-cell table:formula="of:=[.A129]*SIN([.C129])" office:value-type="float" office:value="4.70459271974206" calcext:value-type="float">
            <text:p>4.7045927197</text:p>
          </table:table-cell>
          <table:table-cell table:formula="of:=[.A129]*COS([.C129])" office:value-type="float" office:value="20.6406324355953" calcext:value-type="float">
            <text:p>20.6406324356</text:p>
          </table:table-cell>
          <table:table-cell table:formula="of:=[.D129]/([.D129]+[.E129])" office:value-type="float" office:value="0.185620474503906" calcext:value-type="float">
            <text:p>0.1856204745</text:p>
          </table:table-cell>
          <table:table-cell table:style-name="ce1" table:formula="of:=[.F129]*100" office:value-type="float" office:value="18.5620474503906" calcext:value-type="float">
            <text:p>18.5620474504</text:p>
          </table:table-cell>
          <table:table-cell table:formula="of:=1-[.F129]" office:value-type="float" office:value="0.814379525496094" calcext:value-type="float">
            <text:p>0.8143795255</text:p>
          </table:table-cell>
          <table:table-cell table:style-name="ce1" table:formula="of:=[.H129]*100" office:value-type="float" office:value="81.4379525496094" calcext:value-type="float">
            <text:p>81.4379525496</text:p>
          </table:table-cell>
          <table:table-cell table:number-columns-repeated="2"/>
          <table:table-cell table:formula="of:=[.H129]*COS([.J129])" office:value-type="float" office:value="0.814379525496094" calcext:value-type="float">
            <text:p>0.8143795255</text:p>
          </table:table-cell>
          <table:table-cell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3.49" calcext:value-type="float">
            <text:p>23.49</text:p>
          </table:table-cell>
          <table:table-cell table:formula="of:=RADIANS([.B130])" office:value-type="float" office:value="0.409977841293468" calcext:value-type="float">
            <text:p>0.4099778413</text:p>
          </table:table-cell>
          <table:table-cell table:formula="of:=[.A130]*SIN([.C130])" office:value-type="float" office:value="7.76451383055674" calcext:value-type="float">
            <text:p>7.7645138306</text:p>
          </table:table-cell>
          <table:table-cell table:formula="of:=[.A130]*COS([.C130])" office:value-type="float" office:value="17.8656856844369" calcext:value-type="float">
            <text:p>17.8656856844</text:p>
          </table:table-cell>
          <table:table-cell table:formula="of:=[.D130]/([.D130]+[.E130])" office:value-type="float" office:value="0.302943948056842" calcext:value-type="float">
            <text:p>0.3029439481</text:p>
          </table:table-cell>
          <table:table-cell table:style-name="ce1" table:formula="of:=[.F130]*100" office:value-type="float" office:value="30.2943948056842" calcext:value-type="float">
            <text:p>30.2943948057</text:p>
          </table:table-cell>
          <table:table-cell table:formula="of:=1-[.F130]" office:value-type="float" office:value="0.697056051943158" calcext:value-type="float">
            <text:p>0.6970560519</text:p>
          </table:table-cell>
          <table:table-cell table:style-name="ce1" table:formula="of:=[.H130]*100" office:value-type="float" office:value="69.7056051943158" calcext:value-type="float">
            <text:p>69.7056051943</text:p>
          </table:table-cell>
          <table:table-cell table:number-columns-repeated="2"/>
          <table:table-cell table:formula="of:=[.H130]*COS([.J130])" office:value-type="float" office:value="0.697056051943158" calcext:value-type="float">
            <text:p>0.6970560519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75.53" calcext:value-type="float">
            <text:p>75.53</text:p>
          </table:table-cell>
          <table:table-cell table:formula="of:=RADIANS([.B131])" office:value-type="float" office:value="1.31824718403132" calcext:value-type="float">
            <text:p>1.318247184</text:p>
          </table:table-cell>
          <table:table-cell table:formula="of:=[.A131]*SIN([.C131])" office:value-type="float" office:value="8.0948091488694" calcext:value-type="float">
            <text:p>8.0948091489</text:p>
          </table:table-cell>
          <table:table-cell table:formula="of:=[.A131]*COS([.C131])" office:value-type="float" office:value="2.08893868827694" calcext:value-type="float">
            <text:p>2.0889386883</text:p>
          </table:table-cell>
          <table:table-cell table:formula="of:=[.D131]/([.D131]+[.E131])" office:value-type="float" office:value="0.794875254014312" calcext:value-type="float">
            <text:p>0.794875254</text:p>
          </table:table-cell>
          <table:table-cell table:style-name="ce1" table:formula="of:=[.F131]*100" office:value-type="float" office:value="79.4875254014312" calcext:value-type="float">
            <text:p>79.4875254014</text:p>
          </table:table-cell>
          <table:table-cell table:formula="of:=1-[.F131]" office:value-type="float" office:value="0.205124745985688" calcext:value-type="float">
            <text:p>0.205124746</text:p>
          </table:table-cell>
          <table:table-cell table:style-name="ce1" table:formula="of:=[.H131]*100" office:value-type="float" office:value="20.5124745985688" calcext:value-type="float">
            <text:p>20.5124745986</text:p>
          </table:table-cell>
          <table:table-cell/>
          <table:table-cell office:value-type="string" calcext:value-type="string">
            <text:p>33S</text:p>
          </table:table-cell>
          <table:table-cell table:formula="of:=[.H131]*COS([.J131])" office:value-type="float" office:value="0.205124745985688" calcext:value-type="float">
            <text:p>0.205124746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8.44" calcext:value-type="float">
            <text:p>18.44</text:p>
          </table:table-cell>
          <table:table-cell table:formula="of:=RADIANS([.B132])" office:value-type="float" office:value="0.321838714067754" calcext:value-type="float">
            <text:p>0.3218387141</text:p>
          </table:table-cell>
          <table:table-cell table:formula="of:=[.A132]*SIN([.C132])" office:value-type="float" office:value="2.08449212860565" calcext:value-type="float">
            <text:p>2.0844921286</text:p>
          </table:table-cell>
          <table:table-cell table:formula="of:=[.A132]*COS([.C132])" office:value-type="float" office:value="6.2516391903069" calcext:value-type="float">
            <text:p>6.2516391903</text:p>
          </table:table-cell>
          <table:table-cell table:formula="of:=[.D132]/([.D132]+[.E132])" office:value-type="float" office:value="0.250055097365905" calcext:value-type="float">
            <text:p>0.2500550974</text:p>
          </table:table-cell>
          <table:table-cell table:style-name="ce1" table:formula="of:=[.F132]*100" office:value-type="float" office:value="25.0055097365905" calcext:value-type="float">
            <text:p>25.0055097366</text:p>
          </table:table-cell>
          <table:table-cell table:formula="of:=1-[.F132]" office:value-type="float" office:value="0.749944902634095" calcext:value-type="float">
            <text:p>0.7499449026</text:p>
          </table:table-cell>
          <table:table-cell table:style-name="ce1" table:formula="of:=[.H132]*100" office:value-type="float" office:value="74.9944902634095" calcext:value-type="float">
            <text:p>74.9944902634</text:p>
          </table:table-cell>
          <table:table-cell table:number-columns-repeated="2"/>
          <table:table-cell table:formula="of:=[.H132]*COS([.J132])" office:value-type="float" office:value="0.749944902634095" calcext:value-type="float">
            <text:p>0.7499449026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71.03" calcext:value-type="float">
            <text:p>71.03</text:p>
          </table:table-cell>
          <table:table-cell table:formula="of:=RADIANS([.B133])" office:value-type="float" office:value="1.23970736769157" calcext:value-type="float">
            <text:p>1.2397073677</text:p>
          </table:table-cell>
          <table:table-cell table:formula="of:=[.A133]*SIN([.C133])" office:value-type="float" office:value="8.29369176761456" calcext:value-type="float">
            <text:p>8.2936917676</text:p>
          </table:table-cell>
          <table:table-cell table:formula="of:=[.A133]*COS([.C133])" office:value-type="float" office:value="2.85089053872688" calcext:value-type="float">
            <text:p>2.8508905387</text:p>
          </table:table-cell>
          <table:table-cell table:formula="of:=[.D133]/([.D133]+[.E133])" office:value-type="float" office:value="0.744190454127233" calcext:value-type="float">
            <text:p>0.7441904541</text:p>
          </table:table-cell>
          <table:table-cell table:style-name="ce1" table:formula="of:=[.F133]*100" office:value-type="float" office:value="74.4190454127233" calcext:value-type="float">
            <text:p>74.4190454127</text:p>
          </table:table-cell>
          <table:table-cell table:formula="of:=1-[.F133]" office:value-type="float" office:value="0.255809545872767" calcext:value-type="float">
            <text:p>0.2558095459</text:p>
          </table:table-cell>
          <table:table-cell table:style-name="ce1" table:formula="of:=[.H133]*100" office:value-type="float" office:value="25.5809545872767" calcext:value-type="float">
            <text:p>25.5809545873</text:p>
          </table:table-cell>
          <table:table-cell table:number-columns-repeated="2"/>
          <table:table-cell table:formula="of:=[.H133]*COS([.J133])" office:value-type="float" office:value="0.255809545872767" calcext:value-type="float">
            <text:p>0.2558095459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56.31" calcext:value-type="float">
            <text:p>56.31</text:p>
          </table:table-cell>
          <table:table-cell table:formula="of:=RADIANS([.B134])" office:value-type="float" office:value="0.982794901798007" calcext:value-type="float">
            <text:p>0.9827949018</text:p>
          </table:table-cell>
          <table:table-cell table:formula="of:=[.A134]*SIN([.C134])" office:value-type="float" office:value="3.9605625128587" calcext:value-type="float">
            <text:p>3.9605625129</text:p>
          </table:table-cell>
          <table:table-cell table:formula="of:=[.A134]*COS([.C134])" office:value-type="float" office:value="2.64036826631029" calcext:value-type="float">
            <text:p>2.6403682663</text:p>
          </table:table-cell>
          <table:table-cell table:formula="of:=[.D134]/([.D134]+[.E134])" office:value-type="float" office:value="0.600000612846497" calcext:value-type="float">
            <text:p>0.6000006128</text:p>
          </table:table-cell>
          <table:table-cell table:style-name="ce1" table:formula="of:=[.F134]*100" office:value-type="float" office:value="60.0000612846497" calcext:value-type="float">
            <text:p>60.0000612846</text:p>
          </table:table-cell>
          <table:table-cell table:formula="of:=1-[.F134]" office:value-type="float" office:value="0.399999387153503" calcext:value-type="float">
            <text:p>0.3999993872</text:p>
          </table:table-cell>
          <table:table-cell table:style-name="ce1" table:formula="of:=[.H134]*100" office:value-type="float" office:value="39.9999387153503" calcext:value-type="float">
            <text:p>39.9999387154</text:p>
          </table:table-cell>
          <table:table-cell table:number-columns-repeated="2"/>
          <table:table-cell table:formula="of:=[.H134]*COS([.J134])" office:value-type="float" office:value="0.399999387153503" calcext:value-type="float">
            <text:p>0.3999993872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table:formula="of:=RADIANS([.B135])" office:value-type="float" office:value="0" calcext:value-type="float">
            <text:p>0</text:p>
          </table:table-cell>
          <table:table-cell table:formula="of:=[.A135]*SIN([.C135])" office:value-type="float" office:value="0" calcext:value-type="float">
            <text:p>0</text:p>
          </table:table-cell>
          <table:table-cell table:formula="of:=[.A135]*COS([.C135])" office:value-type="float" office:value="3.26" calcext:value-type="float">
            <text:p>3.26</text:p>
          </table:table-cell>
          <table:table-cell table:formula="of:=[.D135]/([.D135]+[.E135])" office:value-type="float" office:value="0" calcext:value-type="float">
            <text:p>0</text:p>
          </table:table-cell>
          <table:table-cell table:style-name="ce1" table:formula="of:=[.F135]*100" office:value-type="float" office:value="0" calcext:value-type="float">
            <text:p>0</text:p>
          </table:table-cell>
          <table:table-cell table:formula="of:=1-[.F135]" office:value-type="float" office:value="1" calcext:value-type="float">
            <text:p>1</text:p>
          </table:table-cell>
          <table:table-cell table:style-name="ce1" table:formula="of:=[.H135]*100" office:value-type="float" office:value="100" calcext:value-type="float">
            <text:p>100</text:p>
          </table:table-cell>
          <table:table-cell table:number-columns-repeated="2"/>
          <table:table-cell table:formula="of:=[.H135]*COS([.J1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3.96" calcext:value-type="float">
            <text:p>23.96</text:p>
          </table:table-cell>
          <table:table-cell table:formula="of:=RADIANS([.B136])" office:value-type="float" office:value="0.418180888777841" calcext:value-type="float">
            <text:p>0.4181808888</text:p>
          </table:table-cell>
          <table:table-cell table:formula="of:=[.A136]*SIN([.C136])" office:value-type="float" office:value="4.17469534495257" calcext:value-type="float">
            <text:p>4.174695345</text:p>
          </table:table-cell>
          <table:table-cell table:formula="of:=[.A136]*COS([.C136])" office:value-type="float" office:value="9.3941640807914" calcext:value-type="float">
            <text:p>9.3941640808</text:p>
          </table:table-cell>
          <table:table-cell table:formula="of:=[.D136]/([.D136]+[.E136])" office:value-type="float" office:value="0.307667373797977" calcext:value-type="float">
            <text:p>0.3076673738</text:p>
          </table:table-cell>
          <table:table-cell table:style-name="ce1" table:formula="of:=[.F136]*100" office:value-type="float" office:value="30.7667373797977" calcext:value-type="float">
            <text:p>30.7667373798</text:p>
          </table:table-cell>
          <table:table-cell table:formula="of:=1-[.F136]" office:value-type="float" office:value="0.692332626202023" calcext:value-type="float">
            <text:p>0.6923326262</text:p>
          </table:table-cell>
          <table:table-cell table:style-name="ce1" table:formula="of:=[.H136]*100" office:value-type="float" office:value="69.2332626202023" calcext:value-type="float">
            <text:p>69.23326262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136]*COS([.J136])" office:value-type="float" office:value="0.196388585815961" calcext:value-type="float">
            <text:p>0.1963885858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34.36" calcext:value-type="float">
            <text:p>34.36</text:p>
          </table:table-cell>
          <table:table-cell table:formula="of:=RADIANS([.B137])" office:value-type="float" office:value="0.599695130985252" calcext:value-type="float">
            <text:p>0.599695131</text:p>
          </table:table-cell>
          <table:table-cell table:formula="of:=[.A137]*SIN([.C137])" office:value-type="float" office:value="4.10312131885335" calcext:value-type="float">
            <text:p>4.1031213189</text:p>
          </table:table-cell>
          <table:table-cell table:formula="of:=[.A137]*COS([.C137])" office:value-type="float" office:value="6.00144111383017" calcext:value-type="float">
            <text:p>6.0014411138</text:p>
          </table:table-cell>
          <table:table-cell table:formula="of:=[.D137]/([.D137]+[.E137])" office:value-type="float" office:value="0.406066204864218" calcext:value-type="float">
            <text:p>0.4060662049</text:p>
          </table:table-cell>
          <table:table-cell table:style-name="ce1" table:formula="of:=[.F137]*100" office:value-type="float" office:value="40.6066204864218" calcext:value-type="float">
            <text:p>40.6066204864</text:p>
          </table:table-cell>
          <table:table-cell table:formula="of:=1-[.F137]" office:value-type="float" office:value="0.593933795135782" calcext:value-type="float">
            <text:p>0.5939337951</text:p>
          </table:table-cell>
          <table:table-cell table:style-name="ce1" table:formula="of:=[.H137]*100" office:value-type="float" office:value="59.3933795135782" calcext:value-type="float">
            <text:p>59.3933795136</text:p>
          </table:table-cell>
          <table:table-cell table:number-columns-repeated="2"/>
          <table:table-cell table:formula="of:=[.H137]*COS([.J137])" office:value-type="float" office:value="0.593933795135782" calcext:value-type="float">
            <text:p>0.5939337951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86.19" calcext:value-type="float">
            <text:p>86.19</text:p>
          </table:table-cell>
          <table:table-cell table:formula="of:=RADIANS([.B138])" office:value-type="float" office:value="1.50429928229391" calcext:value-type="float">
            <text:p>1.5042992823</text:p>
          </table:table-cell>
          <table:table-cell table:formula="of:=[.A138]*SIN([.C138])" office:value-type="float" office:value="8.05216438096437" calcext:value-type="float">
            <text:p>8.052164381</text:p>
          </table:table-cell>
          <table:table-cell table:formula="of:=[.A138]*COS([.C138])" office:value-type="float" office:value="0.536235752191801" calcext:value-type="float">
            <text:p>0.5362357522</text:p>
          </table:table-cell>
          <table:table-cell table:formula="of:=[.D138]/([.D138]+[.E138])" office:value-type="float" office:value="0.937562788892238" calcext:value-type="float">
            <text:p>0.9375627889</text:p>
          </table:table-cell>
          <table:table-cell table:style-name="ce1" table:formula="of:=[.F138]*100" office:value-type="float" office:value="93.7562788892238" calcext:value-type="float">
            <text:p>93.7562788892</text:p>
          </table:table-cell>
          <table:table-cell table:formula="of:=1-[.F138]" office:value-type="float" office:value="0.0624372111077618" calcext:value-type="float">
            <text:p>0.0624372111</text:p>
          </table:table-cell>
          <table:table-cell table:style-name="ce1" table:formula="of:=[.H138]*100" office:value-type="float" office:value="6.24372111077618" calcext:value-type="float">
            <text:p>6.2437211108</text:p>
          </table:table-cell>
          <table:table-cell table:number-columns-repeated="2"/>
          <table:table-cell table:formula="of:=[.H138]*COS([.J138])" office:value-type="float" office:value="0.0624372111077618" calcext:value-type="float">
            <text:p>0.0624372111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1.12" calcext:value-type="float">
            <text:p>51.12</text:p>
          </table:table-cell>
          <table:table-cell table:formula="of:=RADIANS([.B139])" office:value-type="float" office:value="0.892212313619501" calcext:value-type="float">
            <text:p>0.8922123136</text:p>
          </table:table-cell>
          <table:table-cell table:formula="of:=[.A139]*SIN([.C139])" office:value-type="float" office:value="8.25170039661045" calcext:value-type="float">
            <text:p>8.2517003966</text:p>
          </table:table-cell>
          <table:table-cell table:formula="of:=[.A139]*COS([.C139])" office:value-type="float" office:value="6.65352842968142" calcext:value-type="float">
            <text:p>6.6535284297</text:p>
          </table:table-cell>
          <table:table-cell table:formula="of:=[.D139]/([.D139]+[.E139])" office:value-type="float" office:value="0.553611118136944" calcext:value-type="float">
            <text:p>0.5536111181</text:p>
          </table:table-cell>
          <table:table-cell table:style-name="ce1" table:formula="of:=[.F139]*100" office:value-type="float" office:value="55.3611118136944" calcext:value-type="float">
            <text:p>55.3611118137</text:p>
          </table:table-cell>
          <table:table-cell table:formula="of:=1-[.F139]" office:value-type="float" office:value="0.446388881863056" calcext:value-type="float">
            <text:p>0.4463888819</text:p>
          </table:table-cell>
          <table:table-cell table:style-name="ce1" table:formula="of:=[.H139]*100" office:value-type="float" office:value="44.6388881863056" calcext:value-type="float">
            <text:p>44.6388881863</text:p>
          </table:table-cell>
          <table:table-cell/>
          <table:table-cell office:value-type="string" calcext:value-type="string">
            <text:p>33T</text:p>
          </table:table-cell>
          <table:table-cell table:formula="of:=[.H139]*COS([.J139])" office:value-type="float" office:value="0.446388881863056" calcext:value-type="float">
            <text:p>0.4463888819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1.8" calcext:value-type="float">
            <text:p>21.8</text:p>
          </table:table-cell>
          <table:table-cell table:formula="of:=RADIANS([.B140])" office:value-type="float" office:value="0.380481776934764" calcext:value-type="float">
            <text:p>0.3804817769</text:p>
          </table:table-cell>
          <table:table-cell table:formula="of:=[.A140]*SIN([.C140])" office:value-type="float" office:value="1.63030479806553" calcext:value-type="float">
            <text:p>1.6303047981</text:p>
          </table:table-cell>
          <table:table-cell table:formula="of:=[.A140]*COS([.C140])" office:value-type="float" office:value="4.07605278000721" calcext:value-type="float">
            <text:p>4.07605278</text:p>
          </table:table-cell>
          <table:table-cell table:formula="of:=[.D140]/([.D140]+[.E140])" office:value-type="float" office:value="0.285699726271999" calcext:value-type="float">
            <text:p>0.2856997263</text:p>
          </table:table-cell>
          <table:table-cell table:style-name="ce1" table:formula="of:=[.F140]*100" office:value-type="float" office:value="28.5699726271999" calcext:value-type="float">
            <text:p>28.5699726272</text:p>
          </table:table-cell>
          <table:table-cell table:formula="of:=1-[.F140]" office:value-type="float" office:value="0.714300273728001" calcext:value-type="float">
            <text:p>0.7143002737</text:p>
          </table:table-cell>
          <table:table-cell table:style-name="ce1" table:formula="of:=[.H140]*100" office:value-type="float" office:value="71.4300273728001" calcext:value-type="float">
            <text:p>71.4300273728</text:p>
          </table:table-cell>
          <table:table-cell table:number-columns-repeated="2"/>
          <table:table-cell table:formula="of:=[.H140]*COS([.J140])" office:value-type="float" office:value="0.714300273728001" calcext:value-type="float">
            <text:p>0.7143002737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" calcext:value-type="float">
            <text:p>0</text:p>
          </table:table-cell>
          <table:table-cell table:formula="of:=RADIANS([.B141])" office:value-type="float" office:value="0" calcext:value-type="float">
            <text:p>0</text:p>
          </table:table-cell>
          <table:table-cell table:formula="of:=[.A141]*SIN([.C141])" office:value-type="float" office:value="0" calcext:value-type="float">
            <text:p>0</text:p>
          </table:table-cell>
          <table:table-cell table:formula="of:=[.A141]*COS([.C141])" office:value-type="float" office:value="9.51" calcext:value-type="float">
            <text:p>9.51</text:p>
          </table:table-cell>
          <table:table-cell table:formula="of:=[.D141]/([.D141]+[.E141])" office:value-type="float" office:value="0" calcext:value-type="float">
            <text:p>0</text:p>
          </table:table-cell>
          <table:table-cell table:style-name="ce1" table:formula="of:=[.F141]*100" office:value-type="float" office:value="0" calcext:value-type="float">
            <text:p>0</text:p>
          </table:table-cell>
          <table:table-cell table:formula="of:=1-[.F141]" office:value-type="float" office:value="1" calcext:value-type="float">
            <text:p>1</text:p>
          </table:table-cell>
          <table:table-cell table:style-name="ce1" table:formula="of:=[.H141]*100" office:value-type="float" office:value="100" calcext:value-type="float">
            <text:p>100</text:p>
          </table:table-cell>
          <table:table-cell table:number-columns-repeated="2"/>
          <table:table-cell table:formula="of:=[.H141]*COS([.J1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3.43" calcext:value-type="float">
            <text:p>23.43</text:p>
          </table:table-cell>
          <table:table-cell table:formula="of:=RADIANS([.B142])" office:value-type="float" office:value="0.408930643742271" calcext:value-type="float">
            <text:p>0.4089306437</text:p>
          </table:table-cell>
          <table:table-cell table:formula="of:=[.A142]*SIN([.C142])" office:value-type="float" office:value="3.38381744036685" calcext:value-type="float">
            <text:p>3.3838174404</text:p>
          </table:table-cell>
          <table:table-cell table:formula="of:=[.A142]*COS([.C142])" office:value-type="float" office:value="7.80832117233078" calcext:value-type="float">
            <text:p>7.8083211723</text:p>
          </table:table-cell>
          <table:table-cell table:formula="of:=[.D142]/([.D142]+[.E142])" office:value-type="float" office:value="0.302338771656015" calcext:value-type="float">
            <text:p>0.3023387717</text:p>
          </table:table-cell>
          <table:table-cell table:style-name="ce1" table:formula="of:=[.F142]*100" office:value-type="float" office:value="30.2338771656015" calcext:value-type="float">
            <text:p>30.2338771656</text:p>
          </table:table-cell>
          <table:table-cell table:formula="of:=1-[.F142]" office:value-type="float" office:value="0.697661228343985" calcext:value-type="float">
            <text:p>0.6976612283</text:p>
          </table:table-cell>
          <table:table-cell table:style-name="ce1" table:formula="of:=[.H142]*100" office:value-type="float" office:value="69.7661228343985" calcext:value-type="float">
            <text:p>69.7661228344</text:p>
          </table:table-cell>
          <table:table-cell table:number-columns-repeated="2"/>
          <table:table-cell table:formula="of:=[.H142]*COS([.J142])" office:value-type="float" office:value="0.697661228343985" calcext:value-type="float">
            <text:p>0.6976612283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7.47" calcext:value-type="float">
            <text:p>27.47</text:p>
          </table:table-cell>
          <table:table-cell table:formula="of:=RADIANS([.B143])" office:value-type="float" office:value="0.479441945522842" calcext:value-type="float">
            <text:p>0.4794419455</text:p>
          </table:table-cell>
          <table:table-cell table:formula="of:=[.A143]*SIN([.C143])" office:value-type="float" office:value="3.43195379457873" calcext:value-type="float">
            <text:p>3.4319537946</text:p>
          </table:table-cell>
          <table:table-cell table:formula="of:=[.A143]*COS([.C143])" office:value-type="float" office:value="6.60115847044113" calcext:value-type="float">
            <text:p>6.6011584704</text:p>
          </table:table-cell>
          <table:table-cell table:formula="of:=[.D143]/([.D143]+[.E143])" office:value-type="float" office:value="0.342062732273427" calcext:value-type="float">
            <text:p>0.3420627323</text:p>
          </table:table-cell>
          <table:table-cell table:style-name="ce1" table:formula="of:=[.F143]*100" office:value-type="float" office:value="34.2062732273427" calcext:value-type="float">
            <text:p>34.2062732273</text:p>
          </table:table-cell>
          <table:table-cell table:formula="of:=1-[.F143]" office:value-type="float" office:value="0.657937267726573" calcext:value-type="float">
            <text:p>0.6579372677</text:p>
          </table:table-cell>
          <table:table-cell table:style-name="ce1" table:formula="of:=[.H143]*100" office:value-type="float" office:value="65.7937267726573" calcext:value-type="float">
            <text:p>65.7937267727</text:p>
          </table:table-cell>
          <table:table-cell table:number-columns-repeated="2"/>
          <table:table-cell table:formula="of:=[.H143]*COS([.J143])" office:value-type="float" office:value="0.657937267726573" calcext:value-type="float">
            <text:p>0.6579372677</text:p>
          </table:table-cell>
          <table:table-cell/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73.23" calcext:value-type="float">
            <text:p>73.23</text:p>
          </table:table-cell>
          <table:table-cell table:formula="of:=RADIANS([.B144])" office:value-type="float" office:value="1.27810461123545" calcext:value-type="float">
            <text:p>1.2781046112</text:p>
          </table:table-cell>
          <table:table-cell table:formula="of:=[.A144]*SIN([.C144])" office:value-type="float" office:value="19.1206899387673" calcext:value-type="float">
            <text:p>19.1206899388</text:p>
          </table:table-cell>
          <table:table-cell table:formula="of:=[.A144]*COS([.C144])" office:value-type="float" office:value="5.76195420543423" calcext:value-type="float">
            <text:p>5.7619542054</text:p>
          </table:table-cell>
          <table:table-cell table:formula="of:=[.D144]/([.D144]+[.E144])" office:value-type="float" office:value="0.768434810543358" calcext:value-type="float">
            <text:p>0.7684348105</text:p>
          </table:table-cell>
          <table:table-cell table:style-name="ce1" table:formula="of:=[.F144]*100" office:value-type="float" office:value="76.8434810543358" calcext:value-type="float">
            <text:p>76.8434810543</text:p>
          </table:table-cell>
          <table:table-cell table:formula="of:=1-[.F144]" office:value-type="float" office:value="0.231565189456642" calcext:value-type="float">
            <text:p>0.2315651895</text:p>
          </table:table-cell>
          <table:table-cell table:style-name="ce1" table:formula="of:=[.H144]*100" office:value-type="float" office:value="23.1565189456642" calcext:value-type="float">
            <text:p>23.156518945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44]*COS([.J144])" office:value-type="float" office:value="-0.151361108902408" calcext:value-type="float">
            <text:p>-0.1513611089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8.13" calcext:value-type="float">
            <text:p>8.13</text:p>
          </table:table-cell>
          <table:table-cell table:formula="of:=RADIANS([.B145])" office:value-type="float" office:value="0.141895268187139" calcext:value-type="float">
            <text:p>0.1418952682</text:p>
          </table:table-cell>
          <table:table-cell table:formula="of:=[.A145]*SIN([.C145])" office:value-type="float" office:value="0.547293804687139" calcext:value-type="float">
            <text:p>0.5472938047</text:p>
          </table:table-cell>
          <table:table-cell table:formula="of:=[.A145]*COS([.C145])" office:value-type="float" office:value="3.8311055181698" calcext:value-type="float">
            <text:p>3.8311055182</text:p>
          </table:table-cell>
          <table:table-cell table:formula="of:=[.D145]/([.D145]+[.E145])" office:value-type="float" office:value="0.124998604359829" calcext:value-type="float">
            <text:p>0.1249986044</text:p>
          </table:table-cell>
          <table:table-cell table:style-name="ce1" table:formula="of:=[.F145]*100" office:value-type="float" office:value="12.4998604359829" calcext:value-type="float">
            <text:p>12.499860436</text:p>
          </table:table-cell>
          <table:table-cell table:formula="of:=1-[.F145]" office:value-type="float" office:value="0.875001395640171" calcext:value-type="float">
            <text:p>0.8750013956</text:p>
          </table:table-cell>
          <table:table-cell table:style-name="ce1" table:formula="of:=[.H145]*100" office:value-type="float" office:value="87.5001395640171" calcext:value-type="float">
            <text:p>87.500139564</text:p>
          </table:table-cell>
          <table:table-cell table:number-columns-repeated="2"/>
          <table:table-cell table:formula="of:=[.H145]*COS([.J145])" office:value-type="float" office:value="0.875001395640171" calcext:value-type="float">
            <text:p>0.8750013956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1.31" calcext:value-type="float">
            <text:p>11.31</text:p>
          </table:table-cell>
          <table:table-cell table:formula="of:=RADIANS([.B146])" office:value-type="float" office:value="0.197396738400559" calcext:value-type="float">
            <text:p>0.1973967384</text:p>
          </table:table-cell>
          <table:table-cell table:formula="of:=[.A146]*SIN([.C146])" office:value-type="float" office:value="1.33163640454604" calcext:value-type="float">
            <text:p>1.3316364045</text:p>
          </table:table-cell>
          <table:table-cell table:formula="of:=[.A146]*COS([.C146])" office:value-type="float" office:value="6.65814121854498" calcext:value-type="float">
            <text:p>6.6581412185</text:p>
          </table:table-cell>
          <table:table-cell table:formula="of:=[.D146]/([.D146]+[.E146])" office:value-type="float" office:value="0.166667517841488" calcext:value-type="float">
            <text:p>0.1666675178</text:p>
          </table:table-cell>
          <table:table-cell table:style-name="ce1" table:formula="of:=[.F146]*100" office:value-type="float" office:value="16.6667517841488" calcext:value-type="float">
            <text:p>16.6667517841</text:p>
          </table:table-cell>
          <table:table-cell table:formula="of:=1-[.F146]" office:value-type="float" office:value="0.833332482158512" calcext:value-type="float">
            <text:p>0.8333324822</text:p>
          </table:table-cell>
          <table:table-cell table:style-name="ce1" table:formula="of:=[.H146]*100" office:value-type="float" office:value="83.3332482158512" calcext:value-type="float">
            <text:p>83.3332482159</text:p>
          </table:table-cell>
          <table:table-cell/>
          <table:table-cell office:value-type="string" calcext:value-type="string">
            <text:p>33U</text:p>
          </table:table-cell>
          <table:table-cell table:formula="of:=[.H146]*COS([.J146])" office:value-type="float" office:value="0.833332482158512" calcext:value-type="float">
            <text:p>0.8333324822</text:p>
          </table:table-cell>
          <table:table-cell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6.18" calcext:value-type="float">
            <text:p>26.18</text:p>
          </table:table-cell>
          <table:table-cell table:formula="of:=RADIANS([.B147])" office:value-type="float" office:value="0.456927198172116" calcext:value-type="float">
            <text:p>0.4569271982</text:p>
          </table:table-cell>
          <table:table-cell table:formula="of:=[.A147]*SIN([.C147])" office:value-type="float" office:value="7.6591039464632" calcext:value-type="float">
            <text:p>7.6591039465</text:p>
          </table:table-cell>
          <table:table-cell table:formula="of:=[.A147]*COS([.C147])" office:value-type="float" office:value="15.5790797782562" calcext:value-type="float">
            <text:p>15.5790797783</text:p>
          </table:table-cell>
          <table:table-cell table:formula="of:=[.D147]/([.D147]+[.E147])" office:value-type="float" office:value="0.329591332833637" calcext:value-type="float">
            <text:p>0.3295913328</text:p>
          </table:table-cell>
          <table:table-cell table:style-name="ce1" table:formula="of:=[.F147]*100" office:value-type="float" office:value="32.9591332833637" calcext:value-type="float">
            <text:p>32.9591332834</text:p>
          </table:table-cell>
          <table:table-cell table:formula="of:=1-[.F147]" office:value-type="float" office:value="0.670408667166363" calcext:value-type="float">
            <text:p>0.6704086672</text:p>
          </table:table-cell>
          <table:table-cell table:style-name="ce1" table:formula="of:=[.H147]*100" office:value-type="float" office:value="67.0408667166363" calcext:value-type="float">
            <text:p>67.0408667166</text:p>
          </table:table-cell>
          <table:table-cell table:number-columns-repeated="4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table:number-columns-repeated="3"/>
          <table:table-cell office:value-type="string" calcext:value-type="string">
            <text:p>XT/(XT+XL)</text:p>
          </table:table-cell>
          <table:table-cell table:number-columns-repeated="2"/>
          <table:table-cell office:value-type="string" calcext:value-type="string">
            <text:p>xl/(xt+x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$D$3:.$D$147])" office:value-type="float" office:value="8.42721993113489" calcext:value-type="float">
            <text:p>8.4272199311</text:p>
          </table:table-cell>
          <table:table-cell table:formula="of:=AVERAGE([.$E$3:.$E$147])" office:value-type="float" office:value="11.5358871148363" calcext:value-type="float">
            <text:p>11.5358871148</text:p>
          </table:table-cell>
          <table:table-cell table:style-name="ce1" table:formula="of:=[.D159]/[.C159]" office:value-type="float" office:value="1.27620512680535" calcext:value-type="float">
            <text:p>1.2762051268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1" table:formula="of:=AVERAGE([.$F$3:.$F$147])" office:value-type="float" office:value="0.434489735158793" calcext:value-type="float">
            <text:p>0.4344897352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H$3:.$H$147])" office:value-type="float" office:value="0.565510264841208" calcext:value-type="float">
            <text:p>0.56551026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SQRT(VAR([.$D$3:.$D$147])/COUNT([.$D$3:.$D$147]))" office:value-type="float" office:value="0.527851384503678" calcext:value-type="float">
            <text:p>0.5278513845</text:p>
          </table:table-cell>
          <table:table-cell table:formula="of:=SQRT(VAR([.$E$3:.$E$147])/COUNT([.$E$3:.$E$147]))" office:value-type="float" office:value="0.73890195424268" calcext:value-type="float">
            <text:p>0.7389019542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SQRT(VAR([.$F$3:.$F$147])/COUNT([.$F$3:.$F$147]))" office:value-type="float" office:value="0.0205322527309003" calcext:value-type="float">
            <text:p>0.0205322527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H$3:.$H$147])/COUNT([.$H$3:.$H$147]))" office:value-type="float" office:value="0.0205322527309003" calcext:value-type="float">
            <text:p>0.02053225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$D$3:.$D$147])" office:value-type="float" office:value="0" calcext:value-type="float">
            <text:p>0</text:p>
          </table:table-cell>
          <table:table-cell table:formula="of:=MODE([.$E$3:.$E$147])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Mode</text:p>
          </table:table-cell>
          <table:table-cell table:formula="of:=MODE([.$F$3:.$F$147])" office:value-type="float" office:value="0" calcext:value-type="float">
            <text:p>0</text:p>
          </table:table-cell>
          <table:table-cell/>
          <table:table-cell office:value-type="string" calcext:value-type="string">
            <text:p>Mode</text:p>
          </table:table-cell>
          <table:table-cell table:formula="of:=MODE([.$H$3:.$H$147])" office:value-type="float" office:value="0.399999387153503" calcext:value-type="float">
            <text:p>0.399999387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D$3:.$D$147])" office:value-type="float" office:value="7.45178012550837" calcext:value-type="float">
            <text:p>7.4517801255</text:p>
          </table:table-cell>
          <table:table-cell table:style-name="ce1" table:formula="of:=MEDIAN([.$E$3:.$E$147])" office:value-type="float" office:value="9.51" calcext:value-type="float">
            <text:p>9.51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style-name="ce1" table:formula="of:=MEDIAN([.$F$3:.$F$147])" office:value-type="float" office:value="0.401178697150584" calcext:value-type="float">
            <text:p>0.4011786972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$H$3:.$H$147])" office:value-type="float" office:value="0.598821302849416" calcext:value-type="float">
            <text:p>0.59882130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$D$3:.$D$147])" office:value-type="float" office:value="40.4009271977552" calcext:value-type="float">
            <text:p>40.4009271978</text:p>
          </table:table-cell>
          <table:table-cell table:formula="of:=VAR([.$E$3:.$E$147])" office:value-type="float" office:value="79.1665342076295" calcext:value-type="float">
            <text:p>79.1665342076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VAR([.$F$3:.$F$147])" office:value-type="float" office:value="0.0611281433198066" calcext:value-type="float">
            <text:p>0.0611281433</text:p>
          </table:table-cell>
          <table:table-cell/>
          <table:table-cell office:value-type="string" calcext:value-type="string">
            <text:p>Variance</text:p>
          </table:table-cell>
          <table:table-cell table:formula="of:=VAR([.$H$3:.$H$147])" office:value-type="float" office:value="0.0611281433198066" calcext:value-type="float">
            <text:p>0.06112814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table:formula="of:=STDEV([.$D$3:.$D$147])" office:value-type="float" office:value="6.3561723700475" calcext:value-type="float">
            <text:p>6.35617237</text:p>
          </table:table-cell>
          <table:table-cell table:formula="of:=STDEV([.$E$3:.$E$147])" office:value-type="float" office:value="8.89755776646769" calcext:value-type="float">
            <text:p>8.8975577665</text:p>
          </table:table-cell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$F$3:.$F$147])" office:value-type="float" office:value="0.247241063174802" calcext:value-type="float">
            <text:p>0.2472410632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H$3:.$H$147])" office:value-type="float" office:value="0.247241063174802" calcext:value-type="float">
            <text:p>0.24724106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formula="of:=KURT([.$D$3:.$D$147])" office:value-type="float" office:value="1.93788661293503" calcext:value-type="float">
            <text:p>1.9378866129</text:p>
          </table:table-cell>
          <table:table-cell table:formula="of:=KURT([.$E$3:.$E$147])" office:value-type="float" office:value="4.01610766945278" calcext:value-type="float">
            <text:p>4.0161076695</text:p>
          </table:table-cell>
          <table:table-cell table:number-columns-repeated="3"/>
          <table:table-cell office:value-type="string" calcext:value-type="string">
            <text:p>Kurtosis</text:p>
          </table:table-cell>
          <table:table-cell table:formula="of:=KURT([.$F$3:.$F$147])" office:value-type="float" office:value="-0.802528668612936" calcext:value-type="float">
            <text:p>-0.8025286686</text:p>
          </table:table-cell>
          <table:table-cell/>
          <table:table-cell office:value-type="string" calcext:value-type="string">
            <text:p>Kurtosis</text:p>
          </table:table-cell>
          <table:table-cell table:formula="of:=KURT([.$H$3:.$H$147])" office:value-type="float" office:value="-0.802528668612935" calcext:value-type="float">
            <text:p>-0.80252866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ewness</text:p>
          </table:table-cell>
          <table:table-cell table:formula="of:=SKEW([.$D$3:.$D$147])" office:value-type="float" office:value="1.23422543258816" calcext:value-type="float">
            <text:p>1.2342254326</text:p>
          </table:table-cell>
          <table:table-cell table:formula="of:=SKEW([.$E$3:.$E$147])" office:value-type="float" office:value="1.55849604335522" calcext:value-type="float">
            <text:p>1.5584960434</text:p>
          </table:table-cell>
          <table:table-cell table:number-columns-repeated="3"/>
          <table:table-cell office:value-type="string" calcext:value-type="string">
            <text:p>Skewness</text:p>
          </table:table-cell>
          <table:table-cell table:formula="of:=SKEW([.$F$3:.$F$147])" office:value-type="float" office:value="0.320556009442442" calcext:value-type="float">
            <text:p>0.3205560094</text:p>
          </table:table-cell>
          <table:table-cell/>
          <table:table-cell office:value-type="string" calcext:value-type="string">
            <text:p>Skewness</text:p>
          </table:table-cell>
          <table:table-cell table:formula="of:=SKEW([.$H$3:.$H$147])" office:value-type="float" office:value="-0.320556009442444" calcext:value-type="float">
            <text:p>-0.32055600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$D$3:.$D$147])-MIN([.$D$3:.$D$147])" office:value-type="float" office:value="35.4397257319503" calcext:value-type="float">
            <text:p>35.439725732</text:p>
          </table:table-cell>
          <table:table-cell table:formula="of:=MAX([.$E$3:.$E$147])-MIN([.$E$3:.$E$147])" office:value-type="float" office:value="53.7779722844478" calcext:value-type="float">
            <text:p>53.7779722844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F$3:.$F$147])-MIN([.$F$3:.$F$147])" office:value-type="float" office:value="0.976143565124712" calcext:value-type="float">
            <text:p>0.9761435651</text:p>
          </table:table-cell>
          <table:table-cell/>
          <table:table-cell office:value-type="string" calcext:value-type="string">
            <text:p>Range</text:p>
          </table:table-cell>
          <table:table-cell table:formula="of:=MAX([.$H$3:.$H$147])-MIN([.$H$3:.$H$147])" office:value-type="float" office:value="0.976143565124712" calcext:value-type="float">
            <text:p>0.97614356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$D$3:.$D$147])" office:value-type="float" office:value="0" calcext:value-type="float">
            <text:p>0</text:p>
          </table:table-cell>
          <table:table-cell table:formula="of:=MIN([.$E$3:.$E$147])" office:value-type="float" office:value="0.262890236922549" calcext:value-type="float">
            <text:p>0.2628902369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table:formula="of:=MIN([.$F$3:.$F$147])" office:value-type="float" office:value="0" calcext:value-type="float">
            <text:p>0</text:p>
          </table:table-cell>
          <table:table-cell/>
          <table:table-cell office:value-type="string" calcext:value-type="string">
            <text:p>Minimum</text:p>
          </table:table-cell>
          <table:table-cell table:formula="of:=MIN([.$H$3:.$H$147])" office:value-type="float" office:value="0.0238564348752879" calcext:value-type="float">
            <text:p>0.0238564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$D$3:.$D$147])" office:value-type="float" office:value="35.4397257319503" calcext:value-type="float">
            <text:p>35.439725732</text:p>
          </table:table-cell>
          <table:table-cell table:formula="of:=MAX([.$E$3:.$E$147])" office:value-type="float" office:value="54.0408625213704" calcext:value-type="float">
            <text:p>54.0408625214</text:p>
          </table:table-cell>
          <table:table-cell table:number-columns-repeated="3"/>
          <table:table-cell office:value-type="string" calcext:value-type="string">
            <text:p>Maximum</text:p>
          </table:table-cell>
          <table:table-cell table:formula="of:=MAX([.$F$3:.$F$147])" office:value-type="float" office:value="0.976143565124712" calcext:value-type="float">
            <text:p>0.9761435651</text:p>
          </table:table-cell>
          <table:table-cell/>
          <table:table-cell office:value-type="string" calcext:value-type="string">
            <text:p>Maximum</text:p>
          </table:table-cell>
          <table:table-cell table:formula="of:=MAX([.$H$3:.$H$147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$D$3:.$D$147])" office:value-type="float" office:value="1221.94689001456" calcext:value-type="float">
            <text:p>1221.9468900146</text:p>
          </table:table-cell>
          <table:table-cell table:formula="of:=SUM([.$E$3:.$E$147])" office:value-type="float" office:value="1672.70363165126" calcext:value-type="float">
            <text:p>1672.7036316513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$F$3:.$F$147])" office:value-type="float" office:value="63.0010115980249" calcext:value-type="float">
            <text:p>63.001011598</text:p>
          </table:table-cell>
          <table:table-cell/>
          <table:table-cell office:value-type="string" calcext:value-type="string">
            <text:p>Sum</text:p>
          </table:table-cell>
          <table:table-cell table:formula="of:=SUM([.$H$3:.$H$147])" office:value-type="float" office:value="81.9989884019751" calcext:value-type="float">
            <text:p>81.998988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$D$3:.$D$147])" office:value-type="float" office:value="145" calcext:value-type="float">
            <text:p>145</text:p>
          </table:table-cell>
          <table:table-cell table:formula="of:=COUNT([.$E$3:.$E$147])" office:value-type="float" office:value="145" calcext:value-type="float">
            <text:p>145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formula="of:=COUNT([.$F$3:.$F$147])" office:value-type="float" office:value="145" calcext:value-type="float">
            <text:p>145</text:p>
          </table:table-cell>
          <table:table-cell/>
          <table:table-cell office:value-type="string" calcext:value-type="string">
            <text:p>Count</text:p>
          </table:table-cell>
          <table:table-cell table:formula="of:=COUNT([.$H$3:.$H$147])" office:value-type="float" office:value="145" calcext:value-type="float">
            <text:p>14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no.class/2*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38564348752879" calcext:value-type="float">
            <text:p>2.3856434875</text:p>
          </table:table-cell>
          <table:table-cell/>
          <table:table-cell table:formula="of:=MIN([.C172:.C316])" office:value-type="float" office:value="0" calcext:value-type="float">
            <text:p>0</text:p>
          </table:table-cell>
          <table:table-cell table:formula="of:=[.F174]/8" office:value-type="float" office:value="12.2017945640589" calcext:value-type="float">
            <text:p>12.201794564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17807986456797" calcext:value-type="float">
            <text:p>3.1780798646</text:p>
          </table:table-cell>
          <table:table-cell/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1277415291616" calcext:value-type="float">
            <text:p>1.5127741529</text:p>
          </table:table-cell>
          <table:table-cell office:value-type="float" office:value="4.00653490943574" calcext:value-type="float">
            <text:p>4.0065349094</text:p>
          </table:table-cell>
          <table:table-cell/>
          <table:table-cell table:formula="of:=MAX([.C172:.C316])" office:value-type="float" office:value="97.6143565124712" calcext:value-type="float">
            <text:p>97.6143565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46877648391295" calcext:value-type="float">
            <text:p>2.4687764839</text:p>
          </table:table-cell>
          <table:table-cell office:value-type="float" office:value="6.24372111077618" calcext:value-type="float">
            <text:p>6.2437211108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0081718669021" calcext:value-type="float">
            <text:p>2.7008171867</text:p>
          </table:table-cell>
          <table:table-cell office:value-type="float" office:value="9.090044974143" calcext:value-type="float">
            <text:p>9.0900449741</text:p>
          </table:table-cell>
          <table:table-cell/>
          <table:table-cell table:formula="of:=COUNT([.C172:.C316])"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35761289481347" calcext:value-type="float">
            <text:p>5.3576128948</text:p>
          </table:table-cell>
          <table:table-cell office:value-type="float" office:value="9.43850150130177" calcext:value-type="float">
            <text:p>9.4385015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74817703858203" calcext:value-type="float">
            <text:p>5.7481770386</text:p>
          </table:table-cell>
          <table:table-cell office:value-type="float" office:value="11.8412063425111" calcext:value-type="float">
            <text:p>11.84120634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8880419442372" calcext:value-type="float">
            <text:p>5.8880419442</text:p>
          </table:table-cell>
          <table:table-cell office:value-type="float" office:value="13.4323274386199" calcext:value-type="float">
            <text:p>13.4323274386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lass mark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class mark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00038590316592" calcext:value-type="float">
            <text:p>8.0003859032</text:p>
          </table:table-cell>
          <table:table-cell office:value-type="float" office:value="14.3353466051497" calcext:value-type="float">
            <text:p>14.3353466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2</text:p>
          </table:table-cell>
          <table:table-cell table:number-matrix-columns-spanned="1" table:number-matrix-rows-spanned="34" table:formula="of:=FREQUENCY([.C172:.C316];[.E180:.E212])" office:value-type="float" office:value="3" calcext:value-type="float">
            <text:p>3</text:p>
          </table:table-cell>
          <table:table-cell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table:number-matrix-columns-spanned="1" table:number-matrix-rows-spanned="34" table:formula="of:=FREQUENCY([.D172:.D316];[.E180:.E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98796199626676" calcext:value-type="float">
            <text:p>8.9879619963</text:p>
          </table:table-cell>
          <table:table-cell office:value-type="float" office:value="16.6667517841487" calcext:value-type="float">
            <text:p>16.666751784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52524544464902" calcext:value-type="float">
            <text:p>9.5252454446</text:p>
          </table:table-cell>
          <table:table-cell office:value-type="float" office:value="17.3929735006572" calcext:value-type="float">
            <text:p>17.39297350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420630248161" calcext:value-type="float">
            <text:p>10.3420630248</text:p>
          </table:table-cell>
          <table:table-cell office:value-type="float" office:value="18.1832799798827" calcext:value-type="float">
            <text:p>18.183279979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633650601052" calcext:value-type="float">
            <text:p>11.6336506011</text:p>
          </table:table-cell>
          <table:table-cell office:value-type="float" office:value="19.3599605930034" calcext:value-type="float">
            <text:p>19.35996059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2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4998604359829" calcext:value-type="float">
            <text:p>12.499860436</text:p>
          </table:table-cell>
          <table:table-cell office:value-type="float" office:value="20.5124745985688" calcext:value-type="float">
            <text:p>20.512474598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-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4998604359829" calcext:value-type="float">
            <text:p>12.499860436</text:p>
          </table:table-cell>
          <table:table-cell office:value-type="float" office:value="20.5477491789724" calcext:value-type="float">
            <text:p>20.54774917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8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-2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.4323274386199" calcext:value-type="float">
            <text:p>13.4323274386</text:p>
          </table:table-cell>
          <table:table-cell office:value-type="float" office:value="22.6031105348616" calcext:value-type="float">
            <text:p>22.603110534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1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7811310512305" calcext:value-type="float">
            <text:p>14.7811310512</text:p>
          </table:table-cell>
          <table:table-cell office:value-type="float" office:value="23.0777738258896" calcext:value-type="float">
            <text:p>23.077773825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4-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3912677875556" calcext:value-type="float">
            <text:p>15.3912677876</text:p>
          </table:table-cell>
          <table:table-cell office:value-type="float" office:value="23.1565189456642" calcext:value-type="float">
            <text:p>23.156518945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7-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-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2491743036638" calcext:value-type="float">
            <text:p>16.2491743037</text:p>
          </table:table-cell>
          <table:table-cell office:value-type="float" office:value="23.6937274253983" calcext:value-type="float">
            <text:p>23.693727425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0-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-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2491743036638" calcext:value-type="float">
            <text:p>16.2491743037</text:p>
          </table:table-cell>
          <table:table-cell office:value-type="float" office:value="25.5809545872767" calcext:value-type="float">
            <text:p>25.580954587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3-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-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414060000821" calcext:value-type="float">
            <text:p>16.4140600008</text:p>
          </table:table-cell>
          <table:table-cell office:value-type="float" office:value="25.6781529140473" calcext:value-type="float">
            <text:p>25.6781529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6-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-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6667517841488" calcext:value-type="float">
            <text:p>16.6667517841</text:p>
          </table:table-cell>
          <table:table-cell office:value-type="float" office:value="25.9366250428146" calcext:value-type="float">
            <text:p>25.936625042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39-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5620474503906" calcext:value-type="float">
            <text:p>18.5620474504</text:p>
          </table:table-cell>
          <table:table-cell office:value-type="float" office:value="26.9179327335027" calcext:value-type="float">
            <text:p>26.917932733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42-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-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.0590611640597" calcext:value-type="float">
            <text:p>19.0590611641</text:p>
          </table:table-cell>
          <table:table-cell office:value-type="float" office:value="28.0619419292377" calcext:value-type="float">
            <text:p>28.061941929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45-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.0831927507969" calcext:value-type="float">
            <text:p>19.0831927508</text:p>
          </table:table-cell>
          <table:table-cell office:value-type="float" office:value="29.0332599120807" calcext:value-type="float">
            <text:p>29.03325991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8-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-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.3475711138107" calcext:value-type="float">
            <text:p>20.3475711138</text:p>
          </table:table-cell>
          <table:table-cell office:value-type="float" office:value="30.2338771656015" calcext:value-type="float">
            <text:p>30.23387716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51-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.3829477283578" calcext:value-type="float">
            <text:p>20.3829477284</text:p>
          </table:table-cell>
          <table:table-cell office:value-type="float" office:value="30.3044762192529" calcext:value-type="float">
            <text:p>30.30447621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54-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-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0509803097814" calcext:value-type="float">
            <text:p>21.0509803098</text:p>
          </table:table-cell>
          <table:table-cell office:value-type="float" office:value="30.916855122058" calcext:value-type="float">
            <text:p>30.916855122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57-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-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0788448485826" calcext:value-type="float">
            <text:p>22.0788448486</text:p>
          </table:table-cell>
          <table:table-cell office:value-type="float" office:value="30.9768181393629" calcext:value-type="float">
            <text:p>30.976818139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60-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-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227479894262" calcext:value-type="float">
            <text:p>22.2274798943</text:p>
          </table:table-cell>
          <table:table-cell office:value-type="float" office:value="31.2460633765508" calcext:value-type="float">
            <text:p>31.246063376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3-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-6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4667935216144" calcext:value-type="float">
            <text:p>22.4667935216</text:p>
          </table:table-cell>
          <table:table-cell office:value-type="float" office:value="31.5837634728194" calcext:value-type="float">
            <text:p>31.583763472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66-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-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6144561480236" calcext:value-type="float">
            <text:p>22.614456148</text:p>
          </table:table-cell>
          <table:table-cell office:value-type="float" office:value="35.3695034522268" calcext:value-type="float">
            <text:p>35.36950345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69-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9-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.1789985712272" calcext:value-type="float">
            <text:p>23.1789985712</text:p>
          </table:table-cell>
          <table:table-cell office:value-type="float" office:value="36.6118931324203" calcext:value-type="float">
            <text:p>36.611893132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72-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-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.3255495981982" calcext:value-type="float">
            <text:p>24.3255495982</text:p>
          </table:table-cell>
          <table:table-cell office:value-type="float" office:value="36.7614187845829" calcext:value-type="float">
            <text:p>36.761418784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75-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-7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.5017391638643" calcext:value-type="float">
            <text:p>24.5017391639</text:p>
          </table:table-cell>
          <table:table-cell office:value-type="float" office:value="36.9573363387505" calcext:value-type="float">
            <text:p>36.95733633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78-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-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.9509491899552" calcext:value-type="float">
            <text:p>24.95094919</text:p>
          </table:table-cell>
          <table:table-cell office:value-type="float" office:value="37.3109067757528" calcext:value-type="float">
            <text:p>37.31090677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81-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83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.0055097365905" calcext:value-type="float">
            <text:p>25.0055097366</text:p>
          </table:table-cell>
          <table:table-cell office:value-type="float" office:value="37.496516863205" calcext:value-type="float">
            <text:p>37.496516863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84-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-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.2776016392333" calcext:value-type="float">
            <text:p>25.2776016392</text:p>
          </table:table-cell>
          <table:table-cell office:value-type="float" office:value="39.2261501638468" calcext:value-type="float">
            <text:p>39.226150163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87-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-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.5377074739763" calcext:value-type="float">
            <text:p>25.537707474</text:p>
          </table:table-cell>
          <table:table-cell office:value-type="float" office:value="39.2900561637336" calcext:value-type="float">
            <text:p>39.29005616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90-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-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.0869191764423" calcext:value-type="float">
            <text:p>26.0869191764</text:p>
          </table:table-cell>
          <table:table-cell office:value-type="float" office:value="39.9999387153503" calcext:value-type="float">
            <text:p>39.999938715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93-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-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.4931004272258" calcext:value-type="float">
            <text:p>26.4931004272</text:p>
          </table:table-cell>
          <table:table-cell office:value-type="float" office:value="39.9999387153503" calcext:value-type="float">
            <text:p>39.999938715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96-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-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.5782885182989" calcext:value-type="float">
            <text:p>26.5782885183</text:p>
          </table:table-cell>
          <table:table-cell office:value-type="float" office:value="41.5610845398038" calcext:value-type="float">
            <text:p>41.5610845398</text:p>
          </table:table-cell>
          <table:table-cell table:number-columns-repeated="2"/>
          <table:table-cell office:value-type="string" calcext:value-type="string">
            <text:p>99-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-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.6633652463056" calcext:value-type="float">
            <text:p>26.6633652463</text:p>
          </table:table-cell>
          <table:table-cell office:value-type="float" office:value="42.3578555982602" calcext:value-type="float">
            <text:p>42.35785559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.5605692867742" calcext:value-type="float">
            <text:p>27.5605692868</text:p>
          </table:table-cell>
          <table:table-cell office:value-type="float" office:value="42.3578555982602" calcext:value-type="float">
            <text:p>42.35785559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.8847981771447" calcext:value-type="float">
            <text:p>27.8847981771</text:p>
          </table:table-cell>
          <table:table-cell office:value-type="float" office:value="43.7455829419417" calcext:value-type="float">
            <text:p>43.74558294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.9056626867166" calcext:value-type="float">
            <text:p>27.9056626867</text:p>
          </table:table-cell>
          <table:table-cell office:value-type="float" office:value="43.8164761493196" calcext:value-type="float">
            <text:p>43.816476149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.5699726271999" calcext:value-type="float">
            <text:p>28.5699726272</text:p>
          </table:table-cell>
          <table:table-cell office:value-type="float" office:value="44.4446138400551" calcext:value-type="float">
            <text:p>44.44461384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.5699726271999" calcext:value-type="float">
            <text:p>28.5699726272</text:p>
          </table:table-cell>
          <table:table-cell office:value-type="float" office:value="44.6388881863056" calcext:value-type="float">
            <text:p>44.63888818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.7453553076136" calcext:value-type="float">
            <text:p>28.7453553076</text:p>
          </table:table-cell>
          <table:table-cell office:value-type="float" office:value="45.1062675291771" calcext:value-type="float">
            <text:p>45.10626752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.4119025431635" calcext:value-type="float">
            <text:p>29.4119025432</text:p>
          </table:table-cell>
          <table:table-cell office:value-type="float" office:value="46.1614878717608" calcext:value-type="float">
            <text:p>46.16148787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.9203998092251" calcext:value-type="float">
            <text:p>29.9203998092</text:p>
          </table:table-cell>
          <table:table-cell office:value-type="float" office:value="46.1878210503611" calcext:value-type="float">
            <text:p>46.18782105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.2338771656015" calcext:value-type="float">
            <text:p>30.2338771656</text:p>
          </table:table-cell>
          <table:table-cell office:value-type="float" office:value="47.4758582312836" calcext:value-type="float">
            <text:p>47.47585823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.2943948056842" calcext:value-type="float">
            <text:p>30.2943948057</text:p>
          </table:table-cell>
          <table:table-cell office:value-type="float" office:value="48.0005332141841" calcext:value-type="float">
            <text:p>48.00053321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.7667373797977" calcext:value-type="float">
            <text:p>30.7667373798</text:p>
          </table:table-cell>
          <table:table-cell office:value-type="float" office:value="48.2714358892305" calcext:value-type="float">
            <text:p>48.27143588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.0566945652343" calcext:value-type="float">
            <text:p>31.0566945652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.1265171356776" calcext:value-type="float">
            <text:p>31.1265171357</text:p>
          </table:table-cell>
          <table:table-cell office:value-type="float" office:value="50.0959932267993" calcext:value-type="float">
            <text:p>50.09599322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.9988923452122" calcext:value-type="float">
            <text:p>31.9988923452</text:p>
          </table:table-cell>
          <table:table-cell office:value-type="float" office:value="50.5061627725864" calcext:value-type="float">
            <text:p>50.50616277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.1466198264497" calcext:value-type="float">
            <text:p>32.1466198264</text:p>
          </table:table-cell>
          <table:table-cell office:value-type="float" office:value="50.9862389018208" calcext:value-type="float">
            <text:p>50.98623890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.5587976917545" calcext:value-type="float">
            <text:p>32.5587976918</text:p>
          </table:table-cell>
          <table:table-cell office:value-type="float" office:value="52.2792314244591" calcext:value-type="float">
            <text:p>52.27923142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.7250304447152" calcext:value-type="float">
            <text:p>32.7250304447</text:p>
          </table:table-cell>
          <table:table-cell office:value-type="float" office:value="52.3841789558934" calcext:value-type="float">
            <text:p>52.38417895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.9591332833637" calcext:value-type="float">
            <text:p>32.9591332834</text:p>
          </table:table-cell>
          <table:table-cell office:value-type="float" office:value="52.9442758230621" calcext:value-type="float">
            <text:p>52.94427582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3284354298819" calcext:value-type="float">
            <text:p>33.3284354299</text:p>
          </table:table-cell>
          <table:table-cell office:value-type="float" office:value="53.4524966742319" calcext:value-type="float">
            <text:p>53.45249667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3381317093108" calcext:value-type="float">
            <text:p>33.3381317093</text:p>
          </table:table-cell>
          <table:table-cell office:value-type="float" office:value="54.1195340463258" calcext:value-type="float">
            <text:p>54.11953404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3672137838087" calcext:value-type="float">
            <text:p>33.3672137838</text:p>
          </table:table-cell>
          <table:table-cell office:value-type="float" office:value="54.2689310457986" calcext:value-type="float">
            <text:p>54.26893104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5898414059262" calcext:value-type="float">
            <text:p>33.5898414059</text:p>
          </table:table-cell>
          <table:table-cell office:value-type="float" office:value="54.5679548689011" calcext:value-type="float">
            <text:p>54.56795486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7347171131771" calcext:value-type="float">
            <text:p>33.7347171132</text:p>
          </table:table-cell>
          <table:table-cell office:value-type="float" office:value="55.2640349738786" calcext:value-type="float">
            <text:p>55.26403497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4.2062732273427" calcext:value-type="float">
            <text:p>34.2062732273</text:p>
          </table:table-cell>
          <table:table-cell office:value-type="float" office:value="55.9532884890801" calcext:value-type="float">
            <text:p>55.95328848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.0867723952058" calcext:value-type="float">
            <text:p>36.0867723952</text:p>
          </table:table-cell>
          <table:table-cell office:value-type="float" office:value="56.3519357191806" calcext:value-type="float">
            <text:p>56.35193571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.3684354073953" calcext:value-type="float">
            <text:p>36.3684354074</text:p>
          </table:table-cell>
          <table:table-cell office:value-type="float" office:value="56.6358996424924" calcext:value-type="float">
            <text:p>56.63589964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.8454296860009" calcext:value-type="float">
            <text:p>36.845429686</text:p>
          </table:table-cell>
          <table:table-cell office:value-type="float" office:value="57.3566088883808" calcext:value-type="float">
            <text:p>57.35660888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.7558282689029" calcext:value-type="float">
            <text:p>37.7558282689</text:p>
          </table:table-cell>
          <table:table-cell office:value-type="float" office:value="58.906356508495" calcext:value-type="float">
            <text:p>58.90635650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8.3370345039978" calcext:value-type="float">
            <text:p>38.337034504</text:p>
          </table:table-cell>
          <table:table-cell office:value-type="float" office:value="59.3933795135782" calcext:value-type="float">
            <text:p>59.39337951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.1178697150584" calcext:value-type="float">
            <text:p>40.1178697151</text:p>
          </table:table-cell>
          <table:table-cell office:value-type="float" office:value="59.8821302849416" calcext:value-type="float">
            <text:p>59.88213028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.6066204864218" calcext:value-type="float">
            <text:p>40.6066204864</text:p>
          </table:table-cell>
          <table:table-cell office:value-type="float" office:value="61.6629654960022" calcext:value-type="float">
            <text:p>61.6629654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1.093643491505" calcext:value-type="float">
            <text:p>41.0936434915</text:p>
          </table:table-cell>
          <table:table-cell office:value-type="float" office:value="62.2441717310971" calcext:value-type="float">
            <text:p>62.24417173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.6433911116192" calcext:value-type="float">
            <text:p>42.6433911116</text:p>
          </table:table-cell>
          <table:table-cell office:value-type="float" office:value="63.1545703139991" calcext:value-type="float">
            <text:p>63.1545703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3.3641003575076" calcext:value-type="float">
            <text:p>43.3641003575</text:p>
          </table:table-cell>
          <table:table-cell office:value-type="float" office:value="63.6315645926048" calcext:value-type="float">
            <text:p>63.63156459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3.6480642808195" calcext:value-type="float">
            <text:p>43.6480642808</text:p>
          </table:table-cell>
          <table:table-cell office:value-type="float" office:value="63.9132276047942" calcext:value-type="float">
            <text:p>63.91322760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4.0467115109199" calcext:value-type="float">
            <text:p>44.0467115109</text:p>
          </table:table-cell>
          <table:table-cell office:value-type="float" office:value="65.7937267726573" calcext:value-type="float">
            <text:p>65.79372677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4.7359650261214" calcext:value-type="float">
            <text:p>44.7359650261</text:p>
          </table:table-cell>
          <table:table-cell office:value-type="float" office:value="66.2652828868229" calcext:value-type="float">
            <text:p>66.26528288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.4320451310989" calcext:value-type="float">
            <text:p>45.4320451311</text:p>
          </table:table-cell>
          <table:table-cell office:value-type="float" office:value="66.4101585940738" calcext:value-type="float">
            <text:p>66.4101585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.7310689542014" calcext:value-type="float">
            <text:p>45.7310689542</text:p>
          </table:table-cell>
          <table:table-cell office:value-type="float" office:value="66.6327862161913" calcext:value-type="float">
            <text:p>66.63278621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.8804659536742" calcext:value-type="float">
            <text:p>45.8804659537</text:p>
          </table:table-cell>
          <table:table-cell office:value-type="float" office:value="66.6618682906892" calcext:value-type="float">
            <text:p>66.6618682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6.5475033257681" calcext:value-type="float">
            <text:p>46.5475033258</text:p>
          </table:table-cell>
          <table:table-cell office:value-type="float" office:value="66.6715645701181" calcext:value-type="float">
            <text:p>66.67156457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7.0557241769379" calcext:value-type="float">
            <text:p>47.0557241769</text:p>
          </table:table-cell>
          <table:table-cell office:value-type="float" office:value="67.0408667166363" calcext:value-type="float">
            <text:p>67.04086671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7.6158210441066" calcext:value-type="float">
            <text:p>47.6158210441</text:p>
          </table:table-cell>
          <table:table-cell office:value-type="float" office:value="67.2749695552848" calcext:value-type="float">
            <text:p>67.2749695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7.7207685755409" calcext:value-type="float">
            <text:p>47.7207685755</text:p>
          </table:table-cell>
          <table:table-cell office:value-type="float" office:value="67.4412023082456" calcext:value-type="float">
            <text:p>67.44120230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0137610981792" calcext:value-type="float">
            <text:p>49.0137610982</text:p>
          </table:table-cell>
          <table:table-cell office:value-type="float" office:value="67.8533801735503" calcext:value-type="float">
            <text:p>67.85338017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4938372274136" calcext:value-type="float">
            <text:p>49.4938372274</text:p>
          </table:table-cell>
          <table:table-cell office:value-type="float" office:value="68.0011076547878" calcext:value-type="float">
            <text:p>68.00110765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9040067732007" calcext:value-type="float">
            <text:p>49.9040067732</text:p>
          </table:table-cell>
          <table:table-cell office:value-type="float" office:value="68.8734828643224" calcext:value-type="float">
            <text:p>68.87348286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8.9433054347657" calcext:value-type="float">
            <text:p>68.94330543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1.7285641107695" calcext:value-type="float">
            <text:p>51.7285641108</text:p>
          </table:table-cell>
          <table:table-cell office:value-type="float" office:value="69.2332626202023" calcext:value-type="float">
            <text:p>69.23326262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1.9994667858159" calcext:value-type="float">
            <text:p>51.9994667858</text:p>
          </table:table-cell>
          <table:table-cell office:value-type="float" office:value="69.7056051943158" calcext:value-type="float">
            <text:p>69.70560519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2.5241417687164" calcext:value-type="float">
            <text:p>52.5241417687</text:p>
          </table:table-cell>
          <table:table-cell office:value-type="float" office:value="69.7661228343985" calcext:value-type="float">
            <text:p>69.76612283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3.8121789496389" calcext:value-type="float">
            <text:p>53.8121789496</text:p>
          </table:table-cell>
          <table:table-cell office:value-type="float" office:value="70.0796001907749" calcext:value-type="float">
            <text:p>70.07960019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3.8385121282392" calcext:value-type="float">
            <text:p>53.8385121282</text:p>
          </table:table-cell>
          <table:table-cell office:value-type="float" office:value="70.5880974568365" calcext:value-type="float">
            <text:p>70.58809745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4.8937324708229" calcext:value-type="float">
            <text:p>54.8937324708</text:p>
          </table:table-cell>
          <table:table-cell office:value-type="float" office:value="71.2546446923864" calcext:value-type="float">
            <text:p>71.25464469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5.3611118136944" calcext:value-type="float">
            <text:p>55.3611118137</text:p>
          </table:table-cell>
          <table:table-cell office:value-type="float" office:value="71.4300273728001" calcext:value-type="float">
            <text:p>71.43002737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5.5553861599449" calcext:value-type="float">
            <text:p>55.5553861599</text:p>
          </table:table-cell>
          <table:table-cell office:value-type="float" office:value="71.4300273728001" calcext:value-type="float">
            <text:p>71.43002737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.1835238506804" calcext:value-type="float">
            <text:p>56.1835238507</text:p>
          </table:table-cell>
          <table:table-cell office:value-type="float" office:value="72.0943373132834" calcext:value-type="float">
            <text:p>72.0943373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.2544170580583" calcext:value-type="float">
            <text:p>56.2544170581</text:p>
          </table:table-cell>
          <table:table-cell office:value-type="float" office:value="72.1152018228553" calcext:value-type="float">
            <text:p>72.11520182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7.6421444017398" calcext:value-type="float">
            <text:p>57.6421444017</text:p>
          </table:table-cell>
          <table:table-cell office:value-type="float" office:value="72.4394307132258" calcext:value-type="float">
            <text:p>72.43943071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7.6421444017398" calcext:value-type="float">
            <text:p>57.6421444017</text:p>
          </table:table-cell>
          <table:table-cell office:value-type="float" office:value="73.3366347536944" calcext:value-type="float">
            <text:p>73.33663475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8.4389154601962" calcext:value-type="float">
            <text:p>58.4389154602</text:p>
          </table:table-cell>
          <table:table-cell office:value-type="float" office:value="73.4217114817011" calcext:value-type="float">
            <text:p>73.42171148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.0000612846497" calcext:value-type="float">
            <text:p>60.0000612846</text:p>
          </table:table-cell>
          <table:table-cell office:value-type="float" office:value="73.5068995727742" calcext:value-type="float">
            <text:p>73.50689957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.0000612846497" calcext:value-type="float">
            <text:p>60.0000612846</text:p>
          </table:table-cell>
          <table:table-cell office:value-type="float" office:value="73.9130808235577" calcext:value-type="float">
            <text:p>73.91308082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.7099438362664" calcext:value-type="float">
            <text:p>60.7099438363</text:p>
          </table:table-cell>
          <table:table-cell office:value-type="float" office:value="74.4622925260237" calcext:value-type="float">
            <text:p>74.4622925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.7738498361532" calcext:value-type="float">
            <text:p>60.7738498362</text:p>
          </table:table-cell>
          <table:table-cell office:value-type="float" office:value="74.7223983607667" calcext:value-type="float">
            <text:p>74.72239836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2.503483136795" calcext:value-type="float">
            <text:p>62.5034831368</text:p>
          </table:table-cell>
          <table:table-cell office:value-type="float" office:value="74.9944902634095" calcext:value-type="float">
            <text:p>74.99449026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2.6890932242472" calcext:value-type="float">
            <text:p>62.6890932242</text:p>
          </table:table-cell>
          <table:table-cell office:value-type="float" office:value="75.0490508100448" calcext:value-type="float">
            <text:p>75.049050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3.0426636612495" calcext:value-type="float">
            <text:p>63.0426636612</text:p>
          </table:table-cell>
          <table:table-cell office:value-type="float" office:value="75.4982608361357" calcext:value-type="float">
            <text:p>75.49826083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3.2385812154171" calcext:value-type="float">
            <text:p>63.2385812154</text:p>
          </table:table-cell>
          <table:table-cell office:value-type="float" office:value="75.6744504018018" calcext:value-type="float">
            <text:p>75.67445040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3.3881068675797" calcext:value-type="float">
            <text:p>63.3881068676</text:p>
          </table:table-cell>
          <table:table-cell office:value-type="float" office:value="76.8210014287728" calcext:value-type="float">
            <text:p>76.82100142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4.6304965477732" calcext:value-type="float">
            <text:p>64.6304965478</text:p>
          </table:table-cell>
          <table:table-cell office:value-type="float" office:value="77.3855438519764" calcext:value-type="float">
            <text:p>77.3855438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4162365271806" calcext:value-type="float">
            <text:p>68.4162365272</text:p>
          </table:table-cell>
          <table:table-cell office:value-type="float" office:value="77.5332064783856" calcext:value-type="float">
            <text:p>77.53320647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7539366234492" calcext:value-type="float">
            <text:p>68.7539366234</text:p>
          </table:table-cell>
          <table:table-cell office:value-type="float" office:value="77.772520105738" calcext:value-type="float">
            <text:p>77.77252010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.0231818606371" calcext:value-type="float">
            <text:p>69.0231818606</text:p>
          </table:table-cell>
          <table:table-cell office:value-type="float" office:value="77.9211551514174" calcext:value-type="float">
            <text:p>77.92115515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.083144877942" calcext:value-type="float">
            <text:p>69.0831448779</text:p>
          </table:table-cell>
          <table:table-cell office:value-type="float" office:value="78.9490196902186" calcext:value-type="float">
            <text:p>78.94901969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.6955237807471" calcext:value-type="float">
            <text:p>69.6955237807</text:p>
          </table:table-cell>
          <table:table-cell office:value-type="float" office:value="79.6170522716422" calcext:value-type="float">
            <text:p>79.61705227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.7661228343985" calcext:value-type="float">
            <text:p>69.7661228344</text:p>
          </table:table-cell>
          <table:table-cell office:value-type="float" office:value="79.6524288861893" calcext:value-type="float">
            <text:p>79.65242888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0.9667400879193" calcext:value-type="float">
            <text:p>70.9667400879</text:p>
          </table:table-cell>
          <table:table-cell office:value-type="float" office:value="80.9168072492031" calcext:value-type="float">
            <text:p>80.91680724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1.9380580707623" calcext:value-type="float">
            <text:p>71.9380580708</text:p>
          </table:table-cell>
          <table:table-cell office:value-type="float" office:value="80.9409388359403" calcext:value-type="float">
            <text:p>80.94093883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3.0820672664973" calcext:value-type="float">
            <text:p>73.0820672665</text:p>
          </table:table-cell>
          <table:table-cell office:value-type="float" office:value="81.4379525496094" calcext:value-type="float">
            <text:p>81.43795254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.0633749571854" calcext:value-type="float">
            <text:p>74.0633749572</text:p>
          </table:table-cell>
          <table:table-cell office:value-type="float" office:value="83.3332482158512" calcext:value-type="float">
            <text:p>83.33324821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.3218470859527" calcext:value-type="float">
            <text:p>74.321847086</text:p>
          </table:table-cell>
          <table:table-cell office:value-type="float" office:value="83.585939999179" calcext:value-type="float">
            <text:p>83.58593999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.4190454127233" calcext:value-type="float">
            <text:p>74.4190454127</text:p>
          </table:table-cell>
          <table:table-cell office:value-type="float" office:value="83.7508256963362" calcext:value-type="float">
            <text:p>83.75082569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.3062725746017" calcext:value-type="float">
            <text:p>76.3062725746</text:p>
          </table:table-cell>
          <table:table-cell office:value-type="float" office:value="83.7508256963362" calcext:value-type="float">
            <text:p>83.75082569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.8434810543358" calcext:value-type="float">
            <text:p>76.8434810543</text:p>
          </table:table-cell>
          <table:table-cell office:value-type="float" office:value="84.6087322124444" calcext:value-type="float">
            <text:p>84.60873221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.9222261741104" calcext:value-type="float">
            <text:p>76.9222261741</text:p>
          </table:table-cell>
          <table:table-cell office:value-type="float" office:value="85.2188689487695" calcext:value-type="float">
            <text:p>85.21886894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7.3968894651384" calcext:value-type="float">
            <text:p>77.3968894651</text:p>
          </table:table-cell>
          <table:table-cell office:value-type="float" office:value="86.5676725613801" calcext:value-type="float">
            <text:p>86.56767256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9.4522508210276" calcext:value-type="float">
            <text:p>79.452250821</text:p>
          </table:table-cell>
          <table:table-cell office:value-type="float" office:value="87.5001395640171" calcext:value-type="float">
            <text:p>87.5001395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9.4875254014312" calcext:value-type="float">
            <text:p>79.4875254014</text:p>
          </table:table-cell>
          <table:table-cell office:value-type="float" office:value="87.5001395640171" calcext:value-type="float">
            <text:p>87.5001395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.6400394069966" calcext:value-type="float">
            <text:p>80.640039407</text:p>
          </table:table-cell>
          <table:table-cell office:value-type="float" office:value="88.366349398948" calcext:value-type="float">
            <text:p>88.36634939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1.8167200201173" calcext:value-type="float">
            <text:p>81.8167200201</text:p>
          </table:table-cell>
          <table:table-cell office:value-type="float" office:value="89.657936975184" calcext:value-type="float">
            <text:p>89.65793697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2.6070264993428" calcext:value-type="float">
            <text:p>82.6070264993</text:p>
          </table:table-cell>
          <table:table-cell office:value-type="float" office:value="90.474754555351" calcext:value-type="float">
            <text:p>90.47475455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3.3332482158513" calcext:value-type="float">
            <text:p>83.3332482159</text:p>
          </table:table-cell>
          <table:table-cell office:value-type="float" office:value="91.0120380037332" calcext:value-type="float">
            <text:p>91.01203800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5.6646533948503" calcext:value-type="float">
            <text:p>85.6646533949</text:p>
          </table:table-cell>
          <table:table-cell office:value-type="float" office:value="91.9996140968341" calcext:value-type="float">
            <text:p>91.99961409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6.5676725613801" calcext:value-type="float">
            <text:p>86.5676725614</text:p>
          </table:table-cell>
          <table:table-cell office:value-type="float" office:value="94.1119580557628" calcext:value-type="float">
            <text:p>94.11195805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8.158793657489" calcext:value-type="float">
            <text:p>88.1587936575</text:p>
          </table:table-cell>
          <table:table-cell office:value-type="float" office:value="94.251822961418" calcext:value-type="float">
            <text:p>94.25182296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0.5614984986982" calcext:value-type="float">
            <text:p>90.5614984987</text:p>
          </table:table-cell>
          <table:table-cell office:value-type="float" office:value="94.6423871051865" calcext:value-type="float">
            <text:p>94.64238710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0.909955025857" calcext:value-type="float">
            <text:p>90.9099550259</text:p>
          </table:table-cell>
          <table:table-cell office:value-type="float" office:value="97.2991828133098" calcext:value-type="float">
            <text:p>97.2991828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3.7562788892238" calcext:value-type="float">
            <text:p>93.7562788892</text:p>
          </table:table-cell>
          <table:table-cell office:value-type="float" office:value="97.5312235160871" calcext:value-type="float">
            <text:p>97.53122351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5.9934650905643" calcext:value-type="float">
            <text:p>95.9934650906</text:p>
          </table:table-cell>
          <table:table-cell office:value-type="float" office:value="98.4872258470838" calcext:value-type="float">
            <text:p>98.487225847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6.821920135432" calcext:value-type="float">
            <text:p>96.821920135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7.6143565124712" calcext:value-type="float">
            <text:p>97.61435651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.</text:p>
          </table:table-cell>
          <table:table-cell office:value-type="string" calcext:value-type="string">
            <text:p>CLASS.MR</text:p>
          </table:table-cell>
          <table:table-cell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01180367249495" calcext:value-type="float">
            <text:p>8.0118036725</text:p>
          </table:table-cell>
          <table:table-cell office:value-type="float" office:value="24.9239523734378" calcext:value-type="float">
            <text:p>24.92395237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-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284108657951" calcext:value-type="float">
            <text:p>18.284108658</text:p>
          </table:table-cell>
          <table:table-cell office:value-type="float" office:value="22.5870531629126" calcext:value-type="float">
            <text:p>22.587053162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2-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.1699531309771" calcext:value-type="float">
            <text:p>25.169953131</text:p>
          </table:table-cell>
          <table:table-cell office:value-type="float" office:value="21.6037579921738" calcext:value-type="float">
            <text:p>21.603757992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4-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90528332033587" calcext:value-type="float">
            <text:p>6.9052833203</text:p>
          </table:table-cell>
          <table:table-cell office:value-type="float" office:value="21.2775459643703" calcext:value-type="float">
            <text:p>21.27754596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6-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61550230131673" calcext:value-type="float">
            <text:p>8.6155023013</text:p>
          </table:table-cell>
          <table:table-cell office:value-type="float" office:value="10.2239923755843" calcext:value-type="float">
            <text:p>10.22399237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8-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0275491362263" calcext:value-type="float">
            <text:p>5.0275491362</text:p>
          </table:table-cell>
          <table:table-cell office:value-type="float" office:value="10.0529274185597" calcext:value-type="float">
            <text:p>10.052927418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1-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75446322636174" calcext:value-type="float">
            <text:p>9.7544632264</text:p>
          </table:table-cell>
          <table:table-cell office:value-type="float" office:value="12.3912609191138" calcext:value-type="float">
            <text:p>12.391260919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13-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.4397257319503" calcext:value-type="float">
            <text:p>35.439725732</text:p>
          </table:table-cell>
          <table:table-cell office:value-type="float" office:value="12.4108154463815" calcext:value-type="float">
            <text:p>12.410815446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15-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10903892094648" calcext:value-type="float">
            <text:p>2.1090389209</text:p>
          </table:table-cell>
          <table:table-cell office:value-type="float" office:value="21.3561128211557" calcext:value-type="float">
            <text:p>21.356112821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17-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4501079011642" calcext:value-type="float">
            <text:p>18.4501079012</text:p>
          </table:table-cell>
          <table:table-cell office:value-type="float" office:value="20.2977441710994" calcext:value-type="float">
            <text:p>20.297744171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19-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91017986180667" calcext:value-type="float">
            <text:p>7.9101798618</text:p>
          </table:table-cell>
          <table:table-cell office:value-type="float" office:value="6.32818730394955" calcext:value-type="float">
            <text:p>6.328187303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21-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.16380386493579" calcext:value-type="float">
            <text:p>3.1638038649</text:p>
          </table:table-cell>
          <table:table-cell office:value-type="float" office:value="11.865443316801" calcext:value-type="float">
            <text:p>11.865443316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23-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31831454142252" calcext:value-type="float">
            <text:p>1.3183145414</text:p>
          </table:table-cell>
          <table:table-cell office:value-type="float" office:value="10.0135930998755" calcext:value-type="float">
            <text:p>10.013593099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25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.4338260658604" calcext:value-type="float">
            <text:p>25.4338260659</text:p>
          </table:table-cell>
          <table:table-cell office:value-type="float" office:value="18.0882445707582" calcext:value-type="float">
            <text:p>18.0882445708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27-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46898515350876" calcext:value-type="float">
            <text:p>9.4689851535</text:p>
          </table:table-cell>
          <table:table-cell office:value-type="float" office:value="31.3825862567544" calcext:value-type="float">
            <text:p>31.382586256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31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9257718677587" calcext:value-type="float">
            <text:p>10.9257718678</text:p>
          </table:table-cell>
          <table:table-cell office:value-type="float" office:value="4.88962259215285" calcext:value-type="float">
            <text:p>4.889622592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33-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73766859125106" calcext:value-type="float">
            <text:p>4.7376685913</text:p>
          </table:table-cell>
          <table:table-cell office:value-type="float" office:value="2.75406904769529" calcext:value-type="float">
            <text:p>2.754069047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number-columns-repeated="2" office:value-type="string" calcext:value-type="string">
            <text:p>35-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40581551973024" calcext:value-type="float">
            <text:p>4.4058155197</text:p>
          </table:table-cell>
          <table:table-cell office:value-type="float" office:value="15.2045285887496" calcext:value-type="float">
            <text:p>15.204528588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number-columns-repeated="2" office:value-type="string" calcext:value-type="string">
            <text:p>37-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0665848485404" calcext:value-type="float">
            <text:p>11.0665848485</text:p>
          </table:table-cell>
          <table:table-cell office:value-type="float" office:value="22.1380486897571" calcext:value-type="float">
            <text:p>22.138048689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number-columns-repeated="2" office:value-type="string" calcext:value-type="string">
            <text:p>39-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78707675361656" calcext:value-type="float">
            <text:p>2.7870767536</text:p>
          </table:table-cell>
          <table:table-cell office:value-type="float" office:value="11.8362917828791" calcext:value-type="float">
            <text:p>11.8362917829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number-columns-repeated="2" office:value-type="string" calcext:value-type="string">
            <text:p>41-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1398574951265" calcext:value-type="float">
            <text:p>22.1398574951</text:p>
          </table:table-cell>
          <table:table-cell office:value-type="float" office:value="24.2547378896473" calcext:value-type="float">
            <text:p>24.254737889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43-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5860365629068" calcext:value-type="float">
            <text:p>0.2586036563</text:p>
          </table:table-cell>
          <table:table-cell office:value-type="float" office:value="9.31641154892554" calcext:value-type="float">
            <text:p>9.316411548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number-columns-repeated="2" office:value-type="string" calcext:value-type="string">
            <text:p>45-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10045154114482" calcext:value-type="float">
            <text:p>9.1004515411</text:p>
          </table:table-cell>
          <table:table-cell office:value-type="float" office:value="5.88959945558905" calcext:value-type="float">
            <text:p>5.889599455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number-columns-repeated="2" office:value-type="string" calcext:value-type="string">
            <text:p>47-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3243942394205" calcext:value-type="float">
            <text:p>6.3243942394</text:p>
          </table:table-cell>
          <table:table-cell office:value-type="float" office:value="15.812113631782" calcext:value-type="float">
            <text:p>15.812113631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number-columns-repeated="2" office:value-type="string" calcext:value-type="string">
            <text:p>49-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5610079078844" calcext:value-type="float">
            <text:p>10.5610079079</text:p>
          </table:table-cell>
          <table:table-cell office:value-type="float" office:value="6.28563536721653" calcext:value-type="float">
            <text:p>6.285635367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51-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45178012550837" calcext:value-type="float">
            <text:p>7.4517801255</text:p>
          </table:table-cell>
          <table:table-cell office:value-type="float" office:value="15.4353676004518" calcext:value-type="float">
            <text:p>15.435367600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53-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05527214339272" calcext:value-type="float">
            <text:p>1.0552721434</text:p>
          </table:table-cell>
          <table:table-cell office:value-type="float" office:value="16.8670210974961" calcext:value-type="float">
            <text:p>16.867021097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7936376241946" calcext:value-type="float">
            <text:p>18.7936376242</text:p>
          </table:table-cell>
          <table:table-cell office:value-type="float" office:value="0.784400950060321" calcext:value-type="float">
            <text:p>0.78440095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.9710721204634" calcext:value-type="float">
            <text:p>11.9710721205</text:p>
          </table:table-cell>
          <table:table-cell office:value-type="float" office:value="7.18157589158983" calcext:value-type="float">
            <text:p>7.18157589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32483637151778" calcext:value-type="float">
            <text:p>2.3248363715</text:p>
          </table:table-cell>
          <table:table-cell office:value-type="float" office:value="4.90714131095366" calcext:value-type="float">
            <text:p>4.9071413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23189523510878" calcext:value-type="float">
            <text:p>4.2318952351</text:p>
          </table:table-cell>
          <table:table-cell office:value-type="float" office:value="14.8071287803903" calcext:value-type="float">
            <text:p>14.80712878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3096726265656" calcext:value-type="float">
            <text:p>12.3096726266</text:p>
          </table:table-cell>
          <table:table-cell office:value-type="float" office:value="27.2375487117835" calcext:value-type="float">
            <text:p>27.23754871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9415486035661" calcext:value-type="float">
            <text:p>12.9415486036</text:p>
          </table:table-cell>
          <table:table-cell office:value-type="float" office:value="9.50999052268383" calcext:value-type="float">
            <text:p>9.50999052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488655499905" calcext:value-type="float">
            <text:p>9.4886554999</text:p>
          </table:table-cell>
          <table:table-cell office:value-type="float" office:value="7.37874086847631" calcext:value-type="float">
            <text:p>7.37874086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07040871471336" calcext:value-type="float">
            <text:p>3.0704087147</text:p>
          </table:table-cell>
          <table:table-cell office:value-type="float" office:value="11.9932060069279" calcext:value-type="float">
            <text:p>11.993206006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63849909250716" calcext:value-type="float">
            <text:p>6.6384990925</text:p>
          </table:table-cell>
          <table:table-cell office:value-type="float" office:value="15.9322920447367" calcext:value-type="float">
            <text:p>15.93229204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19762256647097" calcext:value-type="float">
            <text:p>7.1976225665</text:p>
          </table:table-cell>
          <table:table-cell office:value-type="float" office:value="8.26533903664138" calcext:value-type="float">
            <text:p>8.26533903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0334426334612" calcext:value-type="float">
            <text:p>0.5033442633</text:p>
          </table:table-cell>
          <table:table-cell office:value-type="float" office:value="5.78815553976883" calcext:value-type="float">
            <text:p>5.788155539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74611215465133" calcext:value-type="float">
            <text:p>4.7461121547</text:p>
          </table:table-cell>
          <table:table-cell office:value-type="float" office:value="9.7568908682772" calcext:value-type="float">
            <text:p>9.75689086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.8686609931211" calcext:value-type="float">
            <text:p>21.8686609931</text:p>
          </table:table-cell>
          <table:table-cell office:value-type="float" office:value="9.81440606292327" calcext:value-type="float">
            <text:p>9.81440606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02374043955703" calcext:value-type="float">
            <text:p>5.0237404396</text:p>
          </table:table-cell>
          <table:table-cell office:value-type="float" office:value="17.1909898492193" calcext:value-type="float">
            <text:p>17.19098984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5217224644647" calcext:value-type="float">
            <text:p>3.5217224645</text:p>
          </table:table-cell>
          <table:table-cell office:value-type="float" office:value="18.1515170408229" calcext:value-type="float">
            <text:p>18.15151704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88172489663001" calcext:value-type="float">
            <text:p>7.8817248966</text:p>
          </table:table-cell>
          <table:table-cell office:value-type="float" office:value="3.41562771007653" calcext:value-type="float">
            <text:p>3.41562771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38645219884563" calcext:value-type="float">
            <text:p>7.3864521988</text:p>
          </table:table-cell>
          <table:table-cell office:value-type="float" office:value="4.26628924408187" calcext:value-type="float">
            <text:p>4.26628924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7291769229984" calcext:value-type="float">
            <text:p>12.729176923</text:p>
          </table:table-cell>
          <table:table-cell office:value-type="float" office:value="22.5446258532495" calcext:value-type="float">
            <text:p>22.5446258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49037521792326" calcext:value-type="float">
            <text:p>1.4903752179</text:p>
          </table:table-cell>
          <table:table-cell office:value-type="float" office:value="9.60506021375193" calcext:value-type="float">
            <text:p>9.60506021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49721534254818" calcext:value-type="float">
            <text:p>9.4972153425</text:p>
          </table:table-cell>
          <table:table-cell office:value-type="float" office:value="24.536075495834" calcext:value-type="float">
            <text:p>24.53607549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90694297403523" calcext:value-type="float">
            <text:p>0.7906942974</text:p>
          </table:table-cell>
          <table:table-cell office:value-type="float" office:value="13.9676376860246" calcext:value-type="float">
            <text:p>13.9676376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4990170675718" calcext:value-type="float">
            <text:p>14.4990170676</text:p>
          </table:table-cell>
          <table:table-cell office:value-type="float" office:value="5.00940156847715" calcext:value-type="float">
            <text:p>5.00940156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80313896019014" calcext:value-type="float">
            <text:p>5.8031389602</text:p>
          </table:table-cell>
          <table:table-cell office:value-type="float" office:value="2.37412683079976" calcext:value-type="float">
            <text:p>2.37412683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30901150216138" calcext:value-type="float">
            <text:p>7.3090115022</text:p>
          </table:table-cell>
          <table:table-cell office:value-type="float" office:value="6.00582640951873" calcext:value-type="float">
            <text:p>6.00582640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87553614745095" calcext:value-type="float">
            <text:p>3.8755361475</text:p>
          </table:table-cell>
          <table:table-cell office:value-type="float" office:value="9.07728591429184" calcext:value-type="float">
            <text:p>9.07728591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98630982669019" calcext:value-type="float">
            <text:p>1.9863098267</text:p>
          </table:table-cell>
          <table:table-cell office:value-type="float" office:value="2.23487656759696" calcext:value-type="float">
            <text:p>2.23487656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1289580115784" calcext:value-type="float">
            <text:p>15.1289580116</text:p>
          </table:table-cell>
          <table:table-cell office:value-type="float" office:value="2.34749429901286" calcext:value-type="float">
            <text:p>2.3474942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02972109243507" calcext:value-type="float">
            <text:p>5.0297210924</text:p>
          </table:table-cell>
          <table:table-cell office:value-type="float" office:value="1.0590116771376" calcext:value-type="float">
            <text:p>1.059011677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6650394304397" calcext:value-type="float">
            <text:p>13.6650394304</text:p>
          </table:table-cell>
          <table:table-cell office:value-type="float" office:value="12.35164350864" calcext:value-type="float">
            <text:p>12.35164350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24607014831969" calcext:value-type="float">
            <text:p>8.2460701483</text:p>
          </table:table-cell>
          <table:table-cell office:value-type="float" office:value="16.3032275058956" calcext:value-type="float">
            <text:p>16.30322750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65369623699652" calcext:value-type="float">
            <text:p>2.653696237</text:p>
          </table:table-cell>
          <table:table-cell office:value-type="float" office:value="7.73758982382438" calcext:value-type="float">
            <text:p>7.73758982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60476077448" calcext:value-type="float">
            <text:p>10.6047607745</text:p>
          </table:table-cell>
          <table:table-cell office:value-type="float" office:value="23.5416959651604" calcext:value-type="float">
            <text:p>23.54169596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.5605831129943" calcext:value-type="float">
            <text:p>20.560583113</text:p>
          </table:table-cell>
          <table:table-cell office:value-type="float" office:value="54.0408625213704" calcext:value-type="float">
            <text:p>54.04086252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64302433901682" calcext:value-type="float">
            <text:p>7.643024339</text:p>
          </table:table-cell>
          <table:table-cell office:value-type="float" office:value="10.2800913883679" calcext:value-type="float">
            <text:p>10.28009138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44319937104264" calcext:value-type="float">
            <text:p>8.443199371</text:p>
          </table:table-cell>
          <table:table-cell office:value-type="float" office:value="13.9194390828375" calcext:value-type="float">
            <text:p>13.91943908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17253485742852" calcext:value-type="float">
            <text:p>6.1725348574</text:p>
          </table:table-cell>
          <table:table-cell office:value-type="float" office:value="9.21346370448323" calcext:value-type="float">
            <text:p>9.21346370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6514739887313" calcext:value-type="float">
            <text:p>12.6514739887</text:p>
          </table:table-cell>
          <table:table-cell office:value-type="float" office:value="1.31856206242035" calcext:value-type="float">
            <text:p>1.31856206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1783758114862" calcext:value-type="float">
            <text:p>10.1783758115</text:p>
          </table:table-cell>
          <table:table-cell office:value-type="float" office:value="12.0061761539698" calcext:value-type="float">
            <text:p>12.0061761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2665125360614" calcext:value-type="float">
            <text:p>0.5266512536</text:p>
          </table:table-cell>
          <table:table-cell office:value-type="float" office:value="5.00235329190923" calcext:value-type="float">
            <text:p>5.00235329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.1113230616802" calcext:value-type="float">
            <text:p>16.1113230617</text:p>
          </table:table-cell>
          <table:table-cell office:value-type="float" office:value="0.528837595270306" calcext:value-type="float">
            <text:p>0.5288375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50515476746046" calcext:value-type="float">
            <text:p>6.5051547675</text:p>
          </table:table-cell>
          <table:table-cell office:value-type="float" office:value="1.56174948419601" calcext:value-type="float">
            <text:p>1.56174948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.5920205157461" calcext:value-type="float">
            <text:p>17.5920205157</text:p>
          </table:table-cell>
          <table:table-cell office:value-type="float" office:value="2.36290375884631" calcext:value-type="float">
            <text:p>2.36290375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3425973683373" calcext:value-type="float">
            <text:p>5.5342597368</text:p>
          </table:table-cell>
          <table:table-cell office:value-type="float" office:value="4.74511002667599" calcext:value-type="float">
            <text:p>4.74511002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13429783441597" calcext:value-type="float">
            <text:p>0.5134297834</text:p>
          </table:table-cell>
          <table:table-cell office:value-type="float" office:value="20.283502899092" calcext:value-type="float">
            <text:p>20.28350289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71496169611604" calcext:value-type="float">
            <text:p>4.7149616961</text:p>
          </table:table-cell>
          <table:table-cell office:value-type="float" office:value="1.04787222701937" calcext:value-type="float">
            <text:p>1.0478722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.6328168987771" calcext:value-type="float">
            <text:p>23.6328168988</text:p>
          </table:table-cell>
          <table:table-cell office:value-type="float" office:value="6.90176538494882" calcext:value-type="float">
            <text:p>6.90176538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63701900681942" calcext:value-type="float">
            <text:p>0.2637019007</text:p>
          </table:table-cell>
          <table:table-cell office:value-type="float" office:value="17.1679748749693" calcext:value-type="float">
            <text:p>17.1679748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58422103192942" calcext:value-type="float">
            <text:p>1.5842210319</text:p>
          </table:table-cell>
          <table:table-cell office:value-type="float" office:value="4.48863495085003" calcext:value-type="float">
            <text:p>4.4886349509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3.33047293938864" calcext:value-type="float">
            <text:p>3.33047293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1221681793808" calcext:value-type="float">
            <text:p>13.1221681794</text:p>
          </table:table-cell>
          <table:table-cell office:value-type="float" office:value="3.93683912194106" calcext:value-type="float">
            <text:p>3.93683912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81342430574702" calcext:value-type="float">
            <text:p>1.8134243057</text:p>
          </table:table-cell>
          <table:table-cell office:value-type="float" office:value="3.62132465919944" calcext:value-type="float">
            <text:p>3.62132465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250407307589" calcext:value-type="float">
            <text:p>10.2504073076</text:p>
          </table:table-cell>
          <table:table-cell office:value-type="float" office:value="9.46211657233866" calcext:value-type="float">
            <text:p>9.46211657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91877958775207" calcext:value-type="float">
            <text:p>3.9187795878</text:p>
          </table:table-cell>
          <table:table-cell office:value-type="float" office:value="3.65687934482637" calcext:value-type="float">
            <text:p>3.65687934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567880300455" calcext:value-type="float">
            <text:p>10.75678803</text:p>
          </table:table-cell>
          <table:table-cell office:value-type="float" office:value="0.262890236922549" calcext:value-type="float">
            <text:p>0.262890236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.612562715887" calcext:value-type="float">
            <text:p>19.6125627159</text:p>
          </table:table-cell>
          <table:table-cell office:value-type="float" office:value="38.5250604634879" calcext:value-type="float">
            <text:p>38.52506046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6905795885091" calcext:value-type="float">
            <text:p>6.7690579589</text:p>
          </table:table-cell>
          <table:table-cell office:value-type="float" office:value="23.8895113878396" calcext:value-type="float">
            <text:p>23.8895113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.8618733787293" calcext:value-type="float">
            <text:p>20.8618733787</text:p>
          </table:table-cell>
          <table:table-cell office:value-type="float" office:value="13.4651824766643" calcext:value-type="float">
            <text:p>13.46518247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0523516990497" calcext:value-type="float">
            <text:p>12.052351699</text:p>
          </table:table-cell>
          <table:table-cell office:value-type="float" office:value="3.7423546761917" calcext:value-type="float">
            <text:p>3.74235467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8457284450741" calcext:value-type="float">
            <text:p>10.8457284451</text:p>
          </table:table-cell>
          <table:table-cell office:value-type="float" office:value="42.4565963602325" calcext:value-type="float">
            <text:p>42.4565963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90388699828129" calcext:value-type="float">
            <text:p>2.9038869983</text:p>
          </table:table-cell>
          <table:table-cell office:value-type="float" office:value="14.7875738477011" calcext:value-type="float">
            <text:p>14.78757384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49104888110336" calcext:value-type="float">
            <text:p>8.4910488811</text:p>
          </table:table-cell>
          <table:table-cell office:value-type="float" office:value="23.354326984495" calcext:value-type="float">
            <text:p>23.35432698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9391841463483" calcext:value-type="float">
            <text:p>13.9391841463</text:p>
          </table:table-cell>
          <table:table-cell office:value-type="float" office:value="7.6283186439866" calcext:value-type="float">
            <text:p>7.6283186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13016385675414" calcext:value-type="float">
            <text:p>6.1301638568</text:p>
          </table:table-cell>
          <table:table-cell office:value-type="float" office:value="18.1212028047077" calcext:value-type="float">
            <text:p>18.12120280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8770826080315" calcext:value-type="float">
            <text:p>12.877082608</text:p>
          </table:table-cell>
          <table:table-cell office:value-type="float" office:value="9.46261821621965" calcext:value-type="float">
            <text:p>9.46261821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0036290676876" calcext:value-type="float">
            <text:p>13.0036290677</text:p>
          </table:table-cell>
          <table:table-cell office:value-type="float" office:value="16.9834546270772" calcext:value-type="float">
            <text:p>16.983454627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23795798203505" calcext:value-type="float">
            <text:p>0.7237957982</text:p>
          </table:table-cell>
          <table:table-cell office:value-type="float" office:value="11.8679492601925" calcext:value-type="float">
            <text:p>11.8679492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824263733774" calcext:value-type="float">
            <text:p>3.8242637338</text:p>
          </table:table-cell>
          <table:table-cell office:value-type="float" office:value="0.764857434128065" calcext:value-type="float">
            <text:p>0.76485743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0043778897454" calcext:value-type="float">
            <text:p>13.0043778897</text:p>
          </table:table-cell>
          <table:table-cell office:value-type="float" office:value="13.2703638119195" calcext:value-type="float">
            <text:p>13.27036381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4530468618489" calcext:value-type="float">
            <text:p>7.4530468618</text:p>
          </table:table-cell>
          <table:table-cell office:value-type="float" office:value="12.7748265144809" calcext:value-type="float">
            <text:p>12.77482651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47294247571" calcext:value-type="float">
            <text:p>3.4729424757</text:p>
          </table:table-cell>
          <table:table-cell office:value-type="float" office:value="14.7260167920728" calcext:value-type="float">
            <text:p>14.72601679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11944746710636" calcext:value-type="float">
            <text:p>6.1194474671</text:p>
          </table:table-cell>
          <table:table-cell office:value-type="float" office:value="9.84278734390445" calcext:value-type="float">
            <text:p>9.84278734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.8028125642935" calcext:value-type="float">
            <text:p>19.8028125643</text:p>
          </table:table-cell>
          <table:table-cell office:value-type="float" office:value="13.2018413315515" calcext:value-type="float">
            <text:p>13.20184133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9242203472204" calcext:value-type="float">
            <text:p>7.9242203472</text:p>
          </table:table-cell>
          <table:table-cell office:value-type="float" office:value="11.3591034808517" calcext:value-type="float">
            <text:p>11.35910348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2041571825755" calcext:value-type="float">
            <text:p>13.2041571826</text:p>
          </table:table-cell>
          <table:table-cell office:value-type="float" office:value="1.32027765937323" calcext:value-type="float">
            <text:p>1.32027765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.0920788791773" calcext:value-type="float">
            <text:p>25.0920788792</text:p>
          </table:table-cell>
          <table:table-cell office:value-type="float" office:value="9.24203319195204" calcext:value-type="float">
            <text:p>9.2420331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4478287297059" calcext:value-type="float">
            <text:p>5.544782873</text:p>
          </table:table-cell>
          <table:table-cell office:value-type="float" office:value="15.3172935889997" calcext:value-type="float">
            <text:p>15.3172935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121434052104" calcext:value-type="float">
            <text:p>13.1214340521</text:p>
          </table:table-cell>
          <table:table-cell office:value-type="float" office:value="10.233160236031" calcext:value-type="float">
            <text:p>10.2331602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35386013074404" calcext:value-type="float">
            <text:p>3.3538601307</text:p>
          </table:table-cell>
          <table:table-cell office:value-type="float" office:value="1.30828980864547" calcext:value-type="float">
            <text:p>1.30828980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63129663546455" calcext:value-type="float">
            <text:p>4.6312966355</text:p>
          </table:table-cell>
          <table:table-cell office:value-type="float" office:value="13.9303083768571" calcext:value-type="float">
            <text:p>13.930308376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37233252772185" calcext:value-type="float">
            <text:p>9.3723325277</text:p>
          </table:table-cell>
          <table:table-cell office:value-type="float" office:value="9.4083889688834" calcext:value-type="float">
            <text:p>9.40838896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75734626552459" calcext:value-type="float">
            <text:p>5.7573462655</text:p>
          </table:table-cell>
          <table:table-cell office:value-type="float" office:value="15.974146737114" calcext:value-type="float">
            <text:p>15.974146737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31797525108358" calcext:value-type="float">
            <text:p>2.3179752511</text:p>
          </table:table-cell>
          <table:table-cell office:value-type="float" office:value="11.9472126764097" calcext:value-type="float">
            <text:p>11.94721267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73568348051975" calcext:value-type="float">
            <text:p>7.7356834805</text:p>
          </table:table-cell>
          <table:table-cell office:value-type="float" office:value="9.29124862917864" calcext:value-type="float">
            <text:p>9.29124862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5427865096934" calcext:value-type="float">
            <text:p>6.754278651</text:p>
          </table:table-cell>
          <table:table-cell office:value-type="float" office:value="8.72012728720515" calcext:value-type="float">
            <text:p>8.72012728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69983575597061" calcext:value-type="float">
            <text:p>7.699835756</text:p>
          </table:table-cell>
          <table:table-cell office:value-type="float" office:value="19.9131873222515" calcext:value-type="float">
            <text:p>19.91318732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2188170002478" calcext:value-type="float">
            <text:p>15.2188170002</text:p>
          </table:table-cell>
          <table:table-cell office:value-type="float" office:value="15.8312731362" calcext:value-type="float">
            <text:p>15.83127313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3213789423427" calcext:value-type="float">
            <text:p>15.3213789423</text:p>
          </table:table-cell>
          <table:table-cell office:value-type="float" office:value="8.98181202793397" calcext:value-type="float">
            <text:p>8.981812027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644493632452" calcext:value-type="float">
            <text:p>10.5644493632</text:p>
          </table:table-cell>
          <table:table-cell office:value-type="float" office:value="18.4839527604738" calcext:value-type="float">
            <text:p>18.48395276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35338545500153" calcext:value-type="float">
            <text:p>1.353385455</text:p>
          </table:table-cell>
          <table:table-cell office:value-type="float" office:value="9.4738190720633" calcext:value-type="float">
            <text:p>9.47381907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86836659133449" calcext:value-type="float">
            <text:p>6.8683665913</text:p>
          </table:table-cell>
          <table:table-cell office:value-type="float" office:value="39.5987580659677" calcext:value-type="float">
            <text:p>39.5987580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1863641320894" calcext:value-type="float">
            <text:p>6.7186364132</text:p>
          </table:table-cell>
          <table:table-cell office:value-type="float" office:value="3.10160035257654" calcext:value-type="float">
            <text:p>3.10160035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14430249838033" calcext:value-type="float">
            <text:p>6.1443024984</text:p>
          </table:table-cell>
          <table:table-cell office:value-type="float" office:value="2.67161876179915" calcext:value-type="float">
            <text:p>2.67161876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976465670547" calcext:value-type="float">
            <text:p>10.5976465671</text:p>
          </table:table-cell>
          <table:table-cell office:value-type="float" office:value="22.5211453358792" calcext:value-type="float">
            <text:p>22.52114533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34012464655758" calcext:value-type="float">
            <text:p>9.3401246466</text:p>
          </table:table-cell>
          <table:table-cell office:value-type="float" office:value="1.56300082750062" calcext:value-type="float">
            <text:p>1.56300082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7719045384051" calcext:value-type="float">
            <text:p>5.7719045384</text:p>
          </table:table-cell>
          <table:table-cell office:value-type="float" office:value="2.62311227352904" calcext:value-type="float">
            <text:p>2.62311227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19693872242223" calcext:value-type="float">
            <text:p>4.1969387224</text:p>
          </table:table-cell>
          <table:table-cell office:value-type="float" office:value="23.0713719869502" calcext:value-type="float">
            <text:p>23.0713719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90673697819611" calcext:value-type="float">
            <text:p>0.7906736978</text:p>
          </table:table-cell>
          <table:table-cell office:value-type="float" office:value="6.85454849742682" calcext:value-type="float">
            <text:p>6.85454849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3354586235892" calcext:value-type="float">
            <text:p>15.3354586236</text:p>
          </table:table-cell>
          <table:table-cell office:value-type="float" office:value="3.96601926422235" calcext:value-type="float">
            <text:p>3.9660192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83409520070797" calcext:value-type="float">
            <text:p>7.8340952007</text:p>
          </table:table-cell>
          <table:table-cell office:value-type="float" office:value="19.4193344990565" calcext:value-type="float">
            <text:p>19.41933449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70459271974206" calcext:value-type="float">
            <text:p>4.7045927197</text:p>
          </table:table-cell>
          <table:table-cell office:value-type="float" office:value="20.6406324355953" calcext:value-type="float">
            <text:p>20.64063243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76451383055674" calcext:value-type="float">
            <text:p>7.7645138306</text:p>
          </table:table-cell>
          <table:table-cell office:value-type="float" office:value="17.8656856844369" calcext:value-type="float">
            <text:p>17.86568568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0948091488694" calcext:value-type="float">
            <text:p>8.0948091489</text:p>
          </table:table-cell>
          <table:table-cell office:value-type="float" office:value="2.08893868827694" calcext:value-type="float">
            <text:p>2.08893868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08449212860565" calcext:value-type="float">
            <text:p>2.0844921286</text:p>
          </table:table-cell>
          <table:table-cell office:value-type="float" office:value="6.2516391903069" calcext:value-type="float">
            <text:p>6.25163919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29369176761456" calcext:value-type="float">
            <text:p>8.2936917676</text:p>
          </table:table-cell>
          <table:table-cell office:value-type="float" office:value="2.85089053872688" calcext:value-type="float">
            <text:p>2.85089053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9605625128587" calcext:value-type="float">
            <text:p>3.9605625129</text:p>
          </table:table-cell>
          <table:table-cell office:value-type="float" office:value="2.64036826631029" calcext:value-type="float">
            <text:p>2.64036826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17469534495257" calcext:value-type="float">
            <text:p>4.174695345</text:p>
          </table:table-cell>
          <table:table-cell office:value-type="float" office:value="9.3941640807914" calcext:value-type="float">
            <text:p>9.39416408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10312131885335" calcext:value-type="float">
            <text:p>4.1031213189</text:p>
          </table:table-cell>
          <table:table-cell office:value-type="float" office:value="6.00144111383017" calcext:value-type="float">
            <text:p>6.00144111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05216438096437" calcext:value-type="float">
            <text:p>8.052164381</text:p>
          </table:table-cell>
          <table:table-cell office:value-type="float" office:value="0.536235752191801" calcext:value-type="float">
            <text:p>0.53623575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25170039661045" calcext:value-type="float">
            <text:p>8.2517003966</text:p>
          </table:table-cell>
          <table:table-cell office:value-type="float" office:value="6.65352842968142" calcext:value-type="float">
            <text:p>6.653528429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63030479806553" calcext:value-type="float">
            <text:p>1.6303047981</text:p>
          </table:table-cell>
          <table:table-cell office:value-type="float" office:value="4.07605278000721" calcext:value-type="float">
            <text:p>4.076052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51" calcext:value-type="float">
            <text:p>9.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38381744036685" calcext:value-type="float">
            <text:p>3.3838174404</text:p>
          </table:table-cell>
          <table:table-cell office:value-type="float" office:value="7.80832117233078" calcext:value-type="float">
            <text:p>7.80832117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43195379457873" calcext:value-type="float">
            <text:p>3.4319537946</text:p>
          </table:table-cell>
          <table:table-cell office:value-type="float" office:value="6.60115847044113" calcext:value-type="float">
            <text:p>6.60115847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.1206899387673" calcext:value-type="float">
            <text:p>19.1206899388</text:p>
          </table:table-cell>
          <table:table-cell office:value-type="float" office:value="5.76195420543423" calcext:value-type="float">
            <text:p>5.76195420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47293804687139" calcext:value-type="float">
            <text:p>0.5472938047</text:p>
          </table:table-cell>
          <table:table-cell office:value-type="float" office:value="3.8311055181698" calcext:value-type="float">
            <text:p>3.83110551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.33163640454604" calcext:value-type="float">
            <text:p>1.3316364045</text:p>
          </table:table-cell>
          <table:table-cell office:value-type="float" office:value="6.65814121854498" calcext:value-type="float">
            <text:p>6.65814121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6591039464632" calcext:value-type="float">
            <text:p>7.6591039465</text:p>
          </table:table-cell>
          <table:table-cell office:value-type="float" office:value="15.5790797782562" calcext:value-type="float">
            <text:p>15.5790797783</text:p>
          </table:table-cell>
          <table:table-cell table:number-columns-repeated="9"/>
        </table:table-row>
      </table:table>
      <table:table table:name="#169" table:style-name="ta1">
        <table:shapes>
          <draw:frame draw:z-index="0" draw:style-name="gr1" draw:text-style-name="P1" svg:width="6.2988in" svg:height="3.5429in" svg:x="3.6354in" svg:y="32.5941in">
            <draw:object draw:notify-on-update-of-ranges="'#169'.H155:'#169'.H181 '#169'.I154:'#169'.I154 '#169'.I155:'#169'.I181 '#169'.J154:'#169'.J154 '#169'.J155:'#169'.J18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#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T/(XT+XL)</text:p>
          </table:table-cell>
          <table:table-cell office:value-type="string" calcext:value-type="string">
            <text:p>XL/(XT+XL)</text:p>
          </table:table-cell>
          <table:table-cell office:value-type="string" calcext:value-type="string">
            <text:p>CN</text:p>
          </table:table-cell>
          <table:table-cell table:number-columns-repeated="3"/>
        </table:table-row>
        <table:table-row table:style-name="ro1">
          <table:table-cell office:value-type="float" office:value="35.69" calcext:value-type="float">
            <text:p>35.69</text:p>
          </table:table-cell>
          <table:table-cell office:value-type="float" office:value="16.53" calcext:value-type="float">
            <text:p>16.53</text:p>
          </table:table-cell>
          <table:table-cell table:formula="of:=RADIANS([.B3])" office:value-type="float" office:value="0.288502925354663" calcext:value-type="float">
            <text:p>0.2885029254</text:p>
          </table:table-cell>
          <table:table-cell table:formula="of:=[.A3]*SIN([.C3])" office:value-type="float" office:value="10.1544239569647" calcext:value-type="float">
            <text:p>10.154423957</text:p>
          </table:table-cell>
          <table:table-cell table:formula="of:=[.A3]*COS([.C3])" office:value-type="float" office:value="34.2149641838512" calcext:value-type="float">
            <text:p>34.2149641839</text:p>
          </table:table-cell>
          <table:table-cell table:style-name="ce1" table:formula="of:=[.D3]/([.D3]+[.E3])" office:value-type="float" office:value="0.228861031951521" calcext:value-type="float">
            <text:p>0.228861032</text:p>
          </table:table-cell>
          <table:table-cell table:formula="of:=[.E3]/([.D3]+[.E3])" office:value-type="float" office:value="0.771138968048479" calcext:value-type="float">
            <text:p>0.77113896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8.52" calcext:value-type="float">
            <text:p>28.52</text:p>
          </table:table-cell>
          <table:table-cell table:formula="of:=RADIANS([.B4])" office:value-type="float" office:value="0.497767902668783" calcext:value-type="float">
            <text:p>0.4977679027</text:p>
          </table:table-cell>
          <table:table-cell table:formula="of:=[.A4]*SIN([.C4])" office:value-type="float" office:value="11.7122286224233" calcext:value-type="float">
            <text:p>11.7122286224</text:p>
          </table:table-cell>
          <table:table-cell table:formula="of:=[.A4]*COS([.C4])" office:value-type="float" office:value="21.5532967477388" calcext:value-type="float">
            <text:p>21.5532967477</text:p>
          </table:table-cell>
          <table:table-cell table:style-name="ce1" table:formula="of:=[.D4]/([.D4]+[.E4])" office:value-type="float" office:value="0.352083079767883" calcext:value-type="float">
            <text:p>0.3520830798</text:p>
          </table:table-cell>
          <table:table-cell table:formula="of:=[.E4]/([.D4]+[.E4])" office:value-type="float" office:value="0.647916920232117" calcext:value-type="float">
            <text:p>0.6479169202</text:p>
          </table:table-cell>
          <table:table-cell table:number-columns-repeated="4"/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19.5" calcext:value-type="float">
            <text:p>19.5</text:p>
          </table:table-cell>
          <table:table-cell table:formula="of:=RADIANS([.B5])" office:value-type="float" office:value="0.340339204138894" calcext:value-type="float">
            <text:p>0.3403392041</text:p>
          </table:table-cell>
          <table:table-cell table:formula="of:=[.A5]*SIN([.C5])" office:value-type="float" office:value="4.49637839387889" calcext:value-type="float">
            <text:p>4.4963783939</text:p>
          </table:table-cell>
          <table:table-cell table:formula="of:=[.A5]*COS([.C5])" office:value-type="float" office:value="12.6973808850116" calcext:value-type="float">
            <text:p>12.697380885</text:p>
          </table:table-cell>
          <table:table-cell table:style-name="ce1" table:formula="of:=[.D5]/([.D5]+[.E5])" office:value-type="float" office:value="0.26151223365092" calcext:value-type="float">
            <text:p>0.2615122337</text:p>
          </table:table-cell>
          <table:table-cell table:formula="of:=[.E5]/([.D5]+[.E5])" office:value-type="float" office:value="0.73848776634908" calcext:value-type="float">
            <text:p>0.7384877663</text:p>
          </table:table-cell>
          <table:table-cell table:number-columns-repeated="4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20.62" calcext:value-type="float">
            <text:p>20.62</text:p>
          </table:table-cell>
          <table:table-cell table:formula="of:=RADIANS([.B6])" office:value-type="float" office:value="0.359886891761231" calcext:value-type="float">
            <text:p>0.3598868918</text:p>
          </table:table-cell>
          <table:table-cell table:formula="of:=[.A6]*SIN([.C6])" office:value-type="float" office:value="9.25850653617372" calcext:value-type="float">
            <text:p>9.2585065362</text:p>
          </table:table-cell>
          <table:table-cell table:formula="of:=[.A6]*COS([.C6])" office:value-type="float" office:value="24.6057748652553" calcext:value-type="float">
            <text:p>24.6057748653</text:p>
          </table:table-cell>
          <table:table-cell table:style-name="ce1" table:formula="of:=[.D6]/([.D6]+[.E6])" office:value-type="float" office:value="0.273400354385876" calcext:value-type="float">
            <text:p>0.2734003544</text:p>
          </table:table-cell>
          <table:table-cell table:formula="of:=[.E6]/([.D6]+[.E6])" office:value-type="float" office:value="0.726599645614124" calcext:value-type="float">
            <text:p>0.7265996456</text:p>
          </table:table-cell>
          <table:table-cell table:number-columns-repeated="4"/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17.89" calcext:value-type="float">
            <text:p>17.89</text:p>
          </table:table-cell>
          <table:table-cell table:formula="of:=RADIANS([.B7])" office:value-type="float" office:value="0.312239403181786" calcext:value-type="float">
            <text:p>0.3122394032</text:p>
          </table:table-cell>
          <table:table-cell table:formula="of:=[.A7]*SIN([.C7])" office:value-type="float" office:value="7.23126504240665" calcext:value-type="float">
            <text:p>7.2312650424</text:p>
          </table:table-cell>
          <table:table-cell table:formula="of:=[.A7]*COS([.C7])" office:value-type="float" office:value="22.4017947023552" calcext:value-type="float">
            <text:p>22.4017947024</text:p>
          </table:table-cell>
          <table:table-cell table:style-name="ce1" table:formula="of:=[.D7]/([.D7]+[.E7])" office:value-type="float" office:value="0.244026945063778" calcext:value-type="float">
            <text:p>0.2440269451</text:p>
          </table:table-cell>
          <table:table-cell table:formula="of:=[.E7]/([.D7]+[.E7])" office:value-type="float" office:value="0.755973054936222" calcext:value-type="float">
            <text:p>0.7559730549</text:p>
          </table:table-cell>
          <table:table-cell/>
          <table:table-cell office:value-type="string" calcext:value-type="string">
            <text:p>169A</text:p>
          </table:table-cell>
          <table:table-cell table:number-columns-repeated="2"/>
        </table:table-row>
        <table:table-row table:style-name="ro1">
          <table:table-cell office:value-type="float" office:value="30.23" calcext:value-type="float">
            <text:p>30.23</text:p>
          </table:table-cell>
          <table:table-cell office:value-type="float" office:value="14.58" calcext:value-type="float">
            <text:p>14.58</text:p>
          </table:table-cell>
          <table:table-cell table:formula="of:=RADIANS([.B8])" office:value-type="float" office:value="0.254469004940773" calcext:value-type="float">
            <text:p>0.2544690049</text:p>
          </table:table-cell>
          <table:table-cell table:formula="of:=[.A8]*SIN([.C8])" office:value-type="float" office:value="7.60984471624867" calcext:value-type="float">
            <text:p>7.6098447162</text:p>
          </table:table-cell>
          <table:table-cell table:formula="of:=[.A8]*COS([.C8])" office:value-type="float" office:value="29.2565063429416" calcext:value-type="float">
            <text:p>29.2565063429</text:p>
          </table:table-cell>
          <table:table-cell table:style-name="ce1" table:formula="of:=[.D8]/([.D8]+[.E8])" office:value-type="float" office:value="0.20641708489215" calcext:value-type="float">
            <text:p>0.2064170849</text:p>
          </table:table-cell>
          <table:table-cell table:formula="of:=[.E8]/([.D8]+[.E8])" office:value-type="float" office:value="0.79358291510785" calcext:value-type="float">
            <text:p>0.7935829151</text:p>
          </table:table-cell>
          <table:table-cell table:number-columns-repeated="4"/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78.06" calcext:value-type="float">
            <text:p>78.06</text:p>
          </table:table-cell>
          <table:table-cell table:formula="of:=RADIANS([.B9])" office:value-type="float" office:value="1.36240401410677" calcext:value-type="float">
            <text:p>1.3624040141</text:p>
          </table:table-cell>
          <table:table-cell table:formula="of:=[.A9]*SIN([.C9])" office:value-type="float" office:value="27.5116178660646" calcext:value-type="float">
            <text:p>27.5116178661</text:p>
          </table:table-cell>
          <table:table-cell table:formula="of:=[.A9]*COS([.C9])" office:value-type="float" office:value="5.81766984209637" calcext:value-type="float">
            <text:p>5.8176698421</text:p>
          </table:table-cell>
          <table:table-cell table:style-name="ce1" table:formula="of:=[.D9]/([.D9]+[.E9])" office:value-type="float" office:value="0.825448719665501" calcext:value-type="float">
            <text:p>0.8254487197</text:p>
          </table:table-cell>
          <table:table-cell table:formula="of:=[.E9]/([.D9]+[.E9])" office:value-type="float" office:value="0.174551280334499" calcext:value-type="float">
            <text:p>0.1745512803</text:p>
          </table:table-cell>
          <table:table-cell table:number-columns-repeated="4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49.22" calcext:value-type="float">
            <text:p>49.22</text:p>
          </table:table-cell>
          <table:table-cell table:formula="of:=RADIANS([.B10])" office:value-type="float" office:value="0.859051057831609" calcext:value-type="float">
            <text:p>0.8590510578</text:p>
          </table:table-cell>
          <table:table-cell table:formula="of:=[.A10]*SIN([.C10])" office:value-type="float" office:value="17.7417371474137" calcext:value-type="float">
            <text:p>17.7417371474</text:p>
          </table:table-cell>
          <table:table-cell table:formula="of:=[.A10]*COS([.C10])" office:value-type="float" office:value="15.3034526493887" calcext:value-type="float">
            <text:p>15.3034526494</text:p>
          </table:table-cell>
          <table:table-cell table:style-name="ce1" table:formula="of:=[.D10]/([.D10]+[.E10])" office:value-type="float" office:value="0.536893183440892" calcext:value-type="float">
            <text:p>0.5368931834</text:p>
          </table:table-cell>
          <table:table-cell table:formula="of:=[.E10]/([.D10]+[.E10])" office:value-type="float" office:value="0.463106816559108" calcext:value-type="float">
            <text:p>0.4631068166</text:p>
          </table:table-cell>
          <table:table-cell table:number-columns-repeated="4"/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0" calcext:value-type="float">
            <text:p>0</text:p>
          </table:table-cell>
          <table:table-cell table:formula="of:=RADIANS([.B11])" office:value-type="float" office:value="0" calcext:value-type="float">
            <text:p>0</text:p>
          </table:table-cell>
          <table:table-cell table:formula="of:=[.A11]*SIN([.C11])" office:value-type="float" office:value="0" calcext:value-type="float">
            <text:p>0</text:p>
          </table:table-cell>
          <table:table-cell table:formula="of:=[.A11]*COS([.C11])" office:value-type="float" office:value="24.69" calcext:value-type="float">
            <text:p>24.69</text:p>
          </table:table-cell>
          <table:table-cell table:style-name="ce1" table:formula="of:=[.D11]/([.D11]+[.E11])" office:value-type="float" office:value="0" calcext:value-type="float">
            <text:p>0</text:p>
          </table:table-cell>
          <table:table-cell table:formula="of:=[.E11]/([.D11]+[.E1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24.44" calcext:value-type="float">
            <text:p>24.44</text:p>
          </table:table-cell>
          <table:table-cell table:formula="of:=RADIANS([.B12])" office:value-type="float" office:value="0.426558469187414" calcext:value-type="float">
            <text:p>0.4265584692</text:p>
          </table:table-cell>
          <table:table-cell table:formula="of:=[.A12]*SIN([.C12])" office:value-type="float" office:value="9.27605318178565" calcext:value-type="float">
            <text:p>9.2760531818</text:p>
          </table:table-cell>
          <table:table-cell table:formula="of:=[.A12]*COS([.C12])" office:value-type="float" office:value="20.4110567430666" calcext:value-type="float">
            <text:p>20.4110567431</text:p>
          </table:table-cell>
          <table:table-cell table:style-name="ce1" table:formula="of:=[.D12]/([.D12]+[.E12])" office:value-type="float" office:value="0.312460633765508" calcext:value-type="float">
            <text:p>0.3124606338</text:p>
          </table:table-cell>
          <table:table-cell table:formula="of:=[.E12]/([.D12]+[.E12])" office:value-type="float" office:value="0.687539366234492" calcext:value-type="float">
            <text:p>0.6875393662</text:p>
          </table:table-cell>
          <table:table-cell table:number-columns-repeated="4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75.74" calcext:value-type="float">
            <text:p>75.74</text:p>
          </table:table-cell>
          <table:table-cell table:formula="of:=RADIANS([.B13])" office:value-type="float" office:value="1.32191237546051" calcext:value-type="float">
            <text:p>1.3219123755</text:p>
          </table:table-cell>
          <table:table-cell table:formula="of:=[.A13]*SIN([.C13])" office:value-type="float" office:value="15.4973150501165" calcext:value-type="float">
            <text:p>15.4973150501</text:p>
          </table:table-cell>
          <table:table-cell table:formula="of:=[.A13]*COS([.C13])" office:value-type="float" office:value="3.93869600723807" calcext:value-type="float">
            <text:p>3.9386960072</text:p>
          </table:table-cell>
          <table:table-cell table:style-name="ce1" table:formula="of:=[.D13]/([.D13]+[.E13])" office:value-type="float" office:value="0.797350598555681" calcext:value-type="float">
            <text:p>0.7973505986</text:p>
          </table:table-cell>
          <table:table-cell table:formula="of:=[.E13]/([.D13]+[.E13])" office:value-type="float" office:value="0.202649401444319" calcext:value-type="float">
            <text:p>0.2026494014</text:p>
          </table:table-cell>
          <table:table-cell table:number-columns-repeated="4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45.7" calcext:value-type="float">
            <text:p>45.7</text:p>
          </table:table-cell>
          <table:table-cell table:formula="of:=RADIANS([.B14])" office:value-type="float" office:value="0.797615468161409" calcext:value-type="float">
            <text:p>0.7976154682</text:p>
          </table:table-cell>
          <table:table-cell table:formula="of:=[.A14]*SIN([.C14])" office:value-type="float" office:value="10.8928434069709" calcext:value-type="float">
            <text:p>10.892843407</text:p>
          </table:table-cell>
          <table:table-cell table:formula="of:=[.A14]*COS([.C14])" office:value-type="float" office:value="10.6298806442599" calcext:value-type="float">
            <text:p>10.6298806443</text:p>
          </table:table-cell>
          <table:table-cell table:style-name="ce1" table:formula="of:=[.D14]/([.D14]+[.E14])" office:value-type="float" office:value="0.506108956331109" calcext:value-type="float">
            <text:p>0.5061089563</text:p>
          </table:table-cell>
          <table:table-cell table:formula="of:=[.E14]/([.D14]+[.E14])" office:value-type="float" office:value="0.493891043668891" calcext:value-type="float">
            <text:p>0.4938910437</text:p>
          </table:table-cell>
          <table:table-cell/>
          <table:table-cell office:value-type="string" calcext:value-type="string">
            <text:p>169B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  <table:table-cell table:formula="of:=RADIANS([.B15])" office:value-type="float" office:value="0" calcext:value-type="float">
            <text:p>0</text:p>
          </table:table-cell>
          <table:table-cell table:formula="of:=[.A15]*SIN([.C15])" office:value-type="float" office:value="0" calcext:value-type="float">
            <text:p>0</text:p>
          </table:table-cell>
          <table:table-cell table:formula="of:=[.A15]*COS([.C15])" office:value-type="float" office:value="11.12" calcext:value-type="float">
            <text:p>11.12</text:p>
          </table:table-cell>
          <table:table-cell table:style-name="ce1" table:formula="of:=[.D15]/([.D15]+[.E15])" office:value-type="float" office:value="0" calcext:value-type="float">
            <text:p>0</text:p>
          </table:table-cell>
          <table:table-cell table:formula="of:=[.E15]/([.D15]+[.E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.73" calcext:value-type="float">
            <text:p>36.73</text:p>
          </table:table-cell>
          <table:table-cell office:value-type="float" office:value="48.5" calcext:value-type="float">
            <text:p>48.5</text:p>
          </table:table-cell>
          <table:table-cell table:formula="of:=RADIANS([.B16])" office:value-type="float" office:value="0.84648468721725" calcext:value-type="float">
            <text:p>0.8464846872</text:p>
          </table:table-cell>
          <table:table-cell table:formula="of:=[.A16]*SIN([.C16])" office:value-type="float" office:value="27.50914362458" calcext:value-type="float">
            <text:p>27.5091436246</text:p>
          </table:table-cell>
          <table:table-cell table:formula="of:=[.A16]*COS([.C16])" office:value-type="float" office:value="24.338034370964" calcext:value-type="float">
            <text:p>24.338034371</text:p>
          </table:table-cell>
          <table:table-cell table:style-name="ce1" table:formula="of:=[.D16]/([.D16]+[.E16])" office:value-type="float" office:value="0.530581310075242" calcext:value-type="float">
            <text:p>0.5305813101</text:p>
          </table:table-cell>
          <table:table-cell table:formula="of:=[.E16]/([.D16]+[.E16])" office:value-type="float" office:value="0.469418689924758" calcext:value-type="float">
            <text:p>0.4694186899</text:p>
          </table:table-cell>
          <table:table-cell table:number-columns-repeated="4"/>
        </table:table-row>
        <table:table-row table:style-name="ro1">
          <table:table-cell office:value-type="float" office:value="36.73" calcext:value-type="float">
            <text:p>36.73</text:p>
          </table:table-cell>
          <table:table-cell office:value-type="float" office:value="48.5" calcext:value-type="float">
            <text:p>48.5</text:p>
          </table:table-cell>
          <table:table-cell table:formula="of:=RADIANS([.B17])" office:value-type="float" office:value="0.84648468721725" calcext:value-type="float">
            <text:p>0.8464846872</text:p>
          </table:table-cell>
          <table:table-cell table:formula="of:=[.A17]*SIN([.C17])" office:value-type="float" office:value="27.50914362458" calcext:value-type="float">
            <text:p>27.5091436246</text:p>
          </table:table-cell>
          <table:table-cell table:formula="of:=[.A17]*COS([.C17])" office:value-type="float" office:value="24.338034370964" calcext:value-type="float">
            <text:p>24.338034371</text:p>
          </table:table-cell>
          <table:table-cell table:style-name="ce1" table:formula="of:=[.D17]/([.D17]+[.E17])" office:value-type="float" office:value="0.530581310075242" calcext:value-type="float">
            <text:p>0.5305813101</text:p>
          </table:table-cell>
          <table:table-cell table:formula="of:=[.E17]/([.D17]+[.E17])" office:value-type="float" office:value="0.469418689924758" calcext:value-type="float">
            <text:p>0.469418689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0.62" calcext:value-type="float">
            <text:p>10.62</text:p>
          </table:table-cell>
          <table:table-cell table:formula="of:=RADIANS([.B18])" office:value-type="float" office:value="0.185353966561798" calcext:value-type="float">
            <text:p>0.1853539666</text:p>
          </table:table-cell>
          <table:table-cell table:formula="of:=[.A18]*SIN([.C18])" office:value-type="float" office:value="1.54991631240922" calcext:value-type="float">
            <text:p>1.5499163124</text:p>
          </table:table-cell>
          <table:table-cell table:formula="of:=[.A18]*COS([.C18])" office:value-type="float" office:value="8.26594576709331" calcext:value-type="float">
            <text:p>8.2659457671</text:p>
          </table:table-cell>
          <table:table-cell table:style-name="ce1" table:formula="of:=[.D18]/([.D18]+[.E18])" office:value-type="float" office:value="0.15789915341677" calcext:value-type="float">
            <text:p>0.1578991534</text:p>
          </table:table-cell>
          <table:table-cell table:formula="of:=[.E18]/([.D18]+[.E18])" office:value-type="float" office:value="0.84210084658323" calcext:value-type="float">
            <text:p>0.8421008466</text:p>
          </table:table-cell>
          <table:table-cell table:number-columns-repeated="4"/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59.93" calcext:value-type="float">
            <text:p>59.93</text:p>
          </table:table-cell>
          <table:table-cell table:formula="of:=RADIANS([.B19])" office:value-type="float" office:value="1.0459758207202" calcext:value-type="float">
            <text:p>1.0459758207</text:p>
          </table:table-cell>
          <table:table-cell table:formula="of:=[.A19]*SIN([.C19])" office:value-type="float" office:value="10.1859215132249" calcext:value-type="float">
            <text:p>10.1859215132</text:p>
          </table:table-cell>
          <table:table-cell table:formula="of:=[.A19]*COS([.C19])" office:value-type="float" office:value="5.89744884898737" calcext:value-type="float">
            <text:p>5.897448849</text:p>
          </table:table-cell>
          <table:table-cell table:style-name="ce1" table:formula="of:=[.D19]/([.D19]+[.E19])" office:value-type="float" office:value="0.633320086762202" calcext:value-type="float">
            <text:p>0.6333200868</text:p>
          </table:table-cell>
          <table:table-cell table:formula="of:=[.E19]/([.D19]+[.E19])" office:value-type="float" office:value="0.366679913237798" calcext:value-type="float">
            <text:p>0.3666799132</text:p>
          </table:table-cell>
          <table:table-cell table:number-columns-repeated="4"/>
        </table:table-row>
        <table:table-row table:style-name="ro1">
          <table:table-cell office:value-type="float" office:value="46.51" calcext:value-type="float">
            <text:p>46.51</text:p>
          </table:table-cell>
          <table:table-cell office:value-type="float" office:value="60.66" calcext:value-type="float">
            <text:p>60.66</text:p>
          </table:table-cell>
          <table:table-cell table:formula="of:=RADIANS([.B20])" office:value-type="float" office:value="1.05871672425976" calcext:value-type="float">
            <text:p>1.0587167243</text:p>
          </table:table-cell>
          <table:table-cell table:formula="of:=[.A20]*SIN([.C20])" office:value-type="float" office:value="40.544041678106" calcext:value-type="float">
            <text:p>40.5440416781</text:p>
          </table:table-cell>
          <table:table-cell table:formula="of:=[.A20]*COS([.C20])" office:value-type="float" office:value="22.7894884629734" calcext:value-type="float">
            <text:p>22.789488463</text:p>
          </table:table-cell>
          <table:table-cell table:style-name="ce1" table:formula="of:=[.D20]/([.D20]+[.E20])" office:value-type="float" office:value="0.640167089814694" calcext:value-type="float">
            <text:p>0.6401670898</text:p>
          </table:table-cell>
          <table:table-cell table:formula="of:=[.E20]/([.D20]+[.E20])" office:value-type="float" office:value="0.359832910185306" calcext:value-type="float">
            <text:p>0.3598329102</text:p>
          </table:table-cell>
          <table:table-cell table:number-columns-repeated="4"/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45.68" calcext:value-type="float">
            <text:p>45.68</text:p>
          </table:table-cell>
          <table:table-cell table:formula="of:=RADIANS([.B21])" office:value-type="float" office:value="0.79726640231101" calcext:value-type="float">
            <text:p>0.7972664023</text:p>
          </table:table-cell>
          <table:table-cell table:formula="of:=[.A21]*SIN([.C21])" office:value-type="float" office:value="22.5724127060496" calcext:value-type="float">
            <text:p>22.572412706</text:p>
          </table:table-cell>
          <table:table-cell table:formula="of:=[.A21]*COS([.C21])" office:value-type="float" office:value="22.0428828565542" calcext:value-type="float">
            <text:p>22.0428828566</text:p>
          </table:table-cell>
          <table:table-cell table:style-name="ce1" table:formula="of:=[.D21]/([.D21]+[.E21])" office:value-type="float" office:value="0.505934398089466" calcext:value-type="float">
            <text:p>0.5059343981</text:p>
          </table:table-cell>
          <table:table-cell table:formula="of:=[.E21]/([.D21]+[.E21])" office:value-type="float" office:value="0.494065601910534" calcext:value-type="float">
            <text:p>0.4940656019</text:p>
          </table:table-cell>
          <table:table-cell table:number-columns-repeated="4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2.99" calcext:value-type="float">
            <text:p>12.99</text:p>
          </table:table-cell>
          <table:table-cell table:formula="of:=RADIANS([.B22])" office:value-type="float" office:value="0.226718269834063" calcext:value-type="float">
            <text:p>0.2267182698</text:p>
          </table:table-cell>
          <table:table-cell table:formula="of:=[.A22]*SIN([.C22])" office:value-type="float" office:value="1.58695379830191" calcext:value-type="float">
            <text:p>1.5869537983</text:p>
          </table:table-cell>
          <table:table-cell table:formula="of:=[.A22]*COS([.C22])" office:value-type="float" office:value="6.87932973784911" calcext:value-type="float">
            <text:p>6.8793297378</text:p>
          </table:table-cell>
          <table:table-cell table:style-name="ce1" table:formula="of:=[.D22]/([.D22]+[.E22])" office:value-type="float" office:value="0.187443970134667" calcext:value-type="float">
            <text:p>0.1874439701</text:p>
          </table:table-cell>
          <table:table-cell table:formula="of:=[.E22]/([.D22]+[.E22])" office:value-type="float" office:value="0.812556029865333" calcext:value-type="float">
            <text:p>0.8125560299</text:p>
          </table:table-cell>
          <table:table-cell/>
          <table:table-cell office:value-type="string" calcext:value-type="string">
            <text:p>169C</text:p>
          </table:table-cell>
          <table:table-cell table:number-columns-repeated="2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8.81" calcext:value-type="float">
            <text:p>28.81</text:p>
          </table:table-cell>
          <table:table-cell table:formula="of:=RADIANS([.B23])" office:value-type="float" office:value="0.502829357499566" calcext:value-type="float">
            <text:p>0.5028293575</text:p>
          </table:table-cell>
          <table:table-cell table:formula="of:=[.A23]*SIN([.C23])" office:value-type="float" office:value="8.75142405815078" calcext:value-type="float">
            <text:p>8.7514240582</text:p>
          </table:table-cell>
          <table:table-cell table:formula="of:=[.A23]*COS([.C23])" office:value-type="float" office:value="15.9122021403205" calcext:value-type="float">
            <text:p>15.9122021403</text:p>
          </table:table-cell>
          <table:table-cell table:style-name="ce1" table:formula="of:=[.D23]/([.D23]+[.E23])" office:value-type="float" office:value="0.354831199099718" calcext:value-type="float">
            <text:p>0.3548311991</text:p>
          </table:table-cell>
          <table:table-cell table:formula="of:=[.E23]/([.D23]+[.E23])" office:value-type="float" office:value="0.645168800900282" calcext:value-type="float">
            <text:p>0.6451688009</text:p>
          </table:table-cell>
          <table:table-cell table:number-columns-repeated="4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65.29" calcext:value-type="float">
            <text:p>65.29</text:p>
          </table:table-cell>
          <table:table-cell table:formula="of:=RADIANS([.B24])" office:value-type="float" office:value="1.1395254686271" calcext:value-type="float">
            <text:p>1.1395254686</text:p>
          </table:table-cell>
          <table:table-cell table:formula="of:=[.A24]*SIN([.C24])" office:value-type="float" office:value="13.2268169797689" calcext:value-type="float">
            <text:p>13.2268169798</text:p>
          </table:table-cell>
          <table:table-cell table:formula="of:=[.A24]*COS([.C24])" office:value-type="float" office:value="6.0864532022925" calcext:value-type="float">
            <text:p>6.0864532023</text:p>
          </table:table-cell>
          <table:table-cell table:style-name="ce1" table:formula="of:=[.D24]/([.D24]+[.E24])" office:value-type="float" office:value="0.684856415049497" calcext:value-type="float">
            <text:p>0.684856415</text:p>
          </table:table-cell>
          <table:table-cell table:formula="of:=[.E24]/([.D24]+[.E24])" office:value-type="float" office:value="0.315143584950503" calcext:value-type="float">
            <text:p>0.315143585</text:p>
          </table:table-cell>
          <table:table-cell table:number-columns-repeated="4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39.05" calcext:value-type="float">
            <text:p>39.05</text:p>
          </table:table-cell>
          <table:table-cell table:formula="of:=RADIANS([.B25])" office:value-type="float" office:value="0.681551072903786" calcext:value-type="float">
            <text:p>0.6815510729</text:p>
          </table:table-cell>
          <table:table-cell table:formula="of:=[.A25]*SIN([.C25])" office:value-type="float" office:value="11.3840699880092" calcext:value-type="float">
            <text:p>11.384069988</text:p>
          </table:table-cell>
          <table:table-cell table:formula="of:=[.A25]*COS([.C25])" office:value-type="float" office:value="14.0330983930174" calcext:value-type="float">
            <text:p>14.033098393</text:p>
          </table:table-cell>
          <table:table-cell table:style-name="ce1" table:formula="of:=[.D25]/([.D25]+[.E25])" office:value-type="float" office:value="0.447888994452552" calcext:value-type="float">
            <text:p>0.4478889945</text:p>
          </table:table-cell>
          <table:table-cell table:formula="of:=[.E25]/([.D25]+[.E25])" office:value-type="float" office:value="0.552111005547448" calcext:value-type="float">
            <text:p>0.5521110055</text:p>
          </table:table-cell>
          <table:table-cell table:number-columns-repeated="4"/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6.83" calcext:value-type="float">
            <text:p>6.83</text:p>
          </table:table-cell>
          <table:table-cell table:formula="of:=RADIANS([.B26])" office:value-type="float" office:value="0.119205987911213" calcext:value-type="float">
            <text:p>0.1192059879</text:p>
          </table:table-cell>
          <table:table-cell table:formula="of:=[.A26]*SIN([.C26])" office:value-type="float" office:value="3.11342685315122" calcext:value-type="float">
            <text:p>3.1134268532</text:p>
          </table:table-cell>
          <table:table-cell table:formula="of:=[.A26]*COS([.C26])" office:value-type="float" office:value="25.9942103790455" calcext:value-type="float">
            <text:p>25.994210379</text:p>
          </table:table-cell>
          <table:table-cell table:style-name="ce1" table:formula="of:=[.D26]/([.D26]+[.E26])" office:value-type="float" office:value="0.1069625414222" calcext:value-type="float">
            <text:p>0.1069625414</text:p>
          </table:table-cell>
          <table:table-cell table:formula="of:=[.E26]/([.D26]+[.E26])" office:value-type="float" office:value="0.8930374585778" calcext:value-type="float">
            <text:p>0.893037458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9.76" calcext:value-type="float">
            <text:p>9.76</text:p>
          </table:table-cell>
          <table:table-cell table:formula="of:=RADIANS([.B27])" office:value-type="float" office:value="0.170344134994647" calcext:value-type="float">
            <text:p>0.170344135</text:p>
          </table:table-cell>
          <table:table-cell table:formula="of:=[.A27]*SIN([.C27])" office:value-type="float" office:value="2.78693367784227" calcext:value-type="float">
            <text:p>2.7869336778</text:p>
          </table:table-cell>
          <table:table-cell table:formula="of:=[.A27]*COS([.C27])" office:value-type="float" office:value="16.2020554460016" calcext:value-type="float">
            <text:p>16.202055446</text:p>
          </table:table-cell>
          <table:table-cell table:style-name="ce1" table:formula="of:=[.D27]/([.D27]+[.E27])" office:value-type="float" office:value="0.146765773557836" calcext:value-type="float">
            <text:p>0.1467657736</text:p>
          </table:table-cell>
          <table:table-cell table:formula="of:=[.E27]/([.D27]+[.E27])" office:value-type="float" office:value="0.853234226442164" calcext:value-type="float">
            <text:p>0.8532342264</text:p>
          </table:table-cell>
          <table:table-cell table:number-columns-repeated="4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86.67" calcext:value-type="float">
            <text:p>86.67</text:p>
          </table:table-cell>
          <table:table-cell table:formula="of:=RADIANS([.B28])" office:value-type="float" office:value="1.51267686270349" calcext:value-type="float">
            <text:p>1.5126768627</text:p>
          </table:table-cell>
          <table:table-cell table:formula="of:=[.A28]*SIN([.C28])" office:value-type="float" office:value="15.7134236287526" calcext:value-type="float">
            <text:p>15.7134236288</text:p>
          </table:table-cell>
          <table:table-cell table:formula="of:=[.A28]*COS([.C28])" office:value-type="float" office:value="0.914285438668393" calcext:value-type="float">
            <text:p>0.9142854387</text:p>
          </table:table-cell>
          <table:table-cell table:style-name="ce1" table:formula="of:=[.D28]/([.D28]+[.E28])" office:value-type="float" office:value="0.945014347138189" calcext:value-type="float">
            <text:p>0.9450143471</text:p>
          </table:table-cell>
          <table:table-cell table:formula="of:=[.E28]/([.D28]+[.E28])" office:value-type="float" office:value="0.0549856528618109" calcext:value-type="float">
            <text:p>0.0549856529</text:p>
          </table:table-cell>
          <table:table-cell table:number-columns-repeated="4"/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35.65" calcext:value-type="float">
            <text:p>35.65</text:p>
          </table:table-cell>
          <table:table-cell table:formula="of:=RADIANS([.B29])" office:value-type="float" office:value="0.622209878335978" calcext:value-type="float">
            <text:p>0.6222098783</text:p>
          </table:table-cell>
          <table:table-cell table:formula="of:=[.A29]*SIN([.C29])" office:value-type="float" office:value="12.3152467669872" calcext:value-type="float">
            <text:p>12.315246767</text:p>
          </table:table-cell>
          <table:table-cell table:formula="of:=[.A29]*COS([.C29])" office:value-type="float" office:value="17.1700785399546" calcext:value-type="float">
            <text:p>17.17007854</text:p>
          </table:table-cell>
          <table:table-cell table:style-name="ce1" table:formula="of:=[.D29]/([.D29]+[.E29])" office:value-type="float" office:value="0.417673762754375" calcext:value-type="float">
            <text:p>0.4176737628</text:p>
          </table:table-cell>
          <table:table-cell table:formula="of:=[.E29]/([.D29]+[.E29])" office:value-type="float" office:value="0.582326237245625" calcext:value-type="float">
            <text:p>0.5823262372</text:p>
          </table:table-cell>
          <table:table-cell/>
          <table:table-cell office:value-type="string" calcext:value-type="string">
            <text:p>169D</text:p>
          </table:table-cell>
          <table:table-cell table:number-columns-repeated="2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4.69" calcext:value-type="float">
            <text:p>14.69</text:p>
          </table:table-cell>
          <table:table-cell table:formula="of:=RADIANS([.B30])" office:value-type="float" office:value="0.256388867117967" calcext:value-type="float">
            <text:p>0.2563888671</text:p>
          </table:table-cell>
          <table:table-cell table:formula="of:=[.A30]*SIN([.C30])" office:value-type="float" office:value="4.12335910177494" calcext:value-type="float">
            <text:p>4.1233591018</text:p>
          </table:table-cell>
          <table:table-cell table:formula="of:=[.A30]*COS([.C30])" office:value-type="float" office:value="15.7284935616164" calcext:value-type="float">
            <text:p>15.7284935616</text:p>
          </table:table-cell>
          <table:table-cell table:style-name="ce1" table:formula="of:=[.D30]/([.D30]+[.E30])" office:value-type="float" office:value="0.207706513426769" calcext:value-type="float">
            <text:p>0.2077065134</text:p>
          </table:table-cell>
          <table:table-cell table:formula="of:=[.E30]/([.D30]+[.E30])" office:value-type="float" office:value="0.792293486573231" calcext:value-type="float">
            <text:p>0.7922934866</text:p>
          </table:table-cell>
          <table:table-cell table:number-columns-repeated="4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7.91" calcext:value-type="float">
            <text:p>77.91</text:p>
          </table:table-cell>
          <table:table-cell table:formula="of:=RADIANS([.B31])" office:value-type="float" office:value="1.35978602022878" calcext:value-type="float">
            <text:p>1.3597860202</text:p>
          </table:table-cell>
          <table:table-cell table:formula="of:=[.A31]*SIN([.C31])" office:value-type="float" office:value="3.57882049437722" calcext:value-type="float">
            <text:p>3.5788204944</text:p>
          </table:table-cell>
          <table:table-cell table:formula="of:=[.A31]*COS([.C31])" office:value-type="float" office:value="0.766579329897183" calcext:value-type="float">
            <text:p>0.7665793299</text:p>
          </table:table-cell>
          <table:table-cell table:style-name="ce1" table:formula="of:=[.D31]/([.D31]+[.E31])" office:value-type="float" office:value="0.823588309270209" calcext:value-type="float">
            <text:p>0.8235883093</text:p>
          </table:table-cell>
          <table:table-cell table:formula="of:=[.E31]/([.D31]+[.E31])" office:value-type="float" office:value="0.176411690729791" calcext:value-type="float">
            <text:p>0.1764116907</text:p>
          </table:table-cell>
          <table:table-cell table:number-columns-repeated="4"/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78.91" calcext:value-type="float">
            <text:p>78.91</text:p>
          </table:table-cell>
          <table:table-cell table:formula="of:=RADIANS([.B32])" office:value-type="float" office:value="1.37723931274873" calcext:value-type="float">
            <text:p>1.3772393127</text:p>
          </table:table-cell>
          <table:table-cell table:formula="of:=[.A32]*SIN([.C32])" office:value-type="float" office:value="26.9766586253685" calcext:value-type="float">
            <text:p>26.9766586254</text:p>
          </table:table-cell>
          <table:table-cell table:formula="of:=[.A32]*COS([.C32])" office:value-type="float" office:value="5.2877206252157" calcext:value-type="float">
            <text:p>5.2877206252</text:p>
          </table:table-cell>
          <table:table-cell table:style-name="ce1" table:formula="of:=[.D32]/([.D32]+[.E32])" office:value-type="float" office:value="0.836112742658145" calcext:value-type="float">
            <text:p>0.8361127427</text:p>
          </table:table-cell>
          <table:table-cell table:formula="of:=[.E32]/([.D32]+[.E32])" office:value-type="float" office:value="0.163887257341855" calcext:value-type="float">
            <text:p>0.16388725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48.15" calcext:value-type="float">
            <text:p>48.15</text:p>
          </table:table-cell>
          <table:table-cell table:formula="of:=RADIANS([.B33])" office:value-type="float" office:value="0.84037603483527" calcext:value-type="float">
            <text:p>0.8403760348</text:p>
          </table:table-cell>
          <table:table-cell table:formula="of:=[.A33]*SIN([.C33])" office:value-type="float" office:value="12.7451373082827" calcext:value-type="float">
            <text:p>12.7451373083</text:p>
          </table:table-cell>
          <table:table-cell table:formula="of:=[.A33]*COS([.C33])" office:value-type="float" office:value="11.4154971417377" calcext:value-type="float">
            <text:p>11.4154971417</text:p>
          </table:table-cell>
          <table:table-cell table:style-name="ce1" table:formula="of:=[.D33]/([.D33]+[.E33])" office:value-type="float" office:value="0.527516664955457" calcext:value-type="float">
            <text:p>0.527516665</text:p>
          </table:table-cell>
          <table:table-cell table:formula="of:=[.E33]/([.D33]+[.E33])" office:value-type="float" office:value="0.472483335044543" calcext:value-type="float">
            <text:p>0.472483335</text:p>
          </table:table-cell>
          <table:table-cell table:number-columns-repeated="4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0.89" calcext:value-type="float">
            <text:p>10.89</text:p>
          </table:table-cell>
          <table:table-cell table:formula="of:=RADIANS([.B34])" office:value-type="float" office:value="0.190066355542182" calcext:value-type="float">
            <text:p>0.1900663555</text:p>
          </table:table-cell>
          <table:table-cell table:formula="of:=[.A34]*SIN([.C34])" office:value-type="float" office:value="1.32624687300853" calcext:value-type="float">
            <text:p>1.326246873</text:p>
          </table:table-cell>
          <table:table-cell table:formula="of:=[.A34]*COS([.C34])" office:value-type="float" office:value="6.8935817418694" calcext:value-type="float">
            <text:p>6.8935817419</text:p>
          </table:table-cell>
          <table:table-cell table:style-name="ce1" table:formula="of:=[.D34]/([.D34]+[.E34])" office:value-type="float" office:value="0.161347265879488" calcext:value-type="float">
            <text:p>0.1613472659</text:p>
          </table:table-cell>
          <table:table-cell table:formula="of:=[.E34]/([.D34]+[.E34])" office:value-type="float" office:value="0.838652734120512" calcext:value-type="float">
            <text:p>0.8386527341</text:p>
          </table:table-cell>
          <table:table-cell table:number-columns-repeated="4"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16.69" calcext:value-type="float">
            <text:p>16.69</text:p>
          </table:table-cell>
          <table:table-cell table:formula="of:=RADIANS([.B35])" office:value-type="float" office:value="0.291295452157854" calcext:value-type="float">
            <text:p>0.2912954522</text:p>
          </table:table-cell>
          <table:table-cell table:formula="of:=[.A35]*SIN([.C35])" office:value-type="float" office:value="3.17348645022719" calcext:value-type="float">
            <text:p>3.1734864502</text:p>
          </table:table-cell>
          <table:table-cell table:formula="of:=[.A35]*COS([.C35])" office:value-type="float" office:value="10.5844926071222" calcext:value-type="float">
            <text:p>10.5844926071</text:p>
          </table:table-cell>
          <table:table-cell table:style-name="ce1" table:formula="of:=[.D35]/([.D35]+[.E35])" office:value-type="float" office:value="0.230665160704104" calcext:value-type="float">
            <text:p>0.2306651607</text:p>
          </table:table-cell>
          <table:table-cell table:formula="of:=[.E35]/([.D35]+[.E35])" office:value-type="float" office:value="0.769334839295896" calcext:value-type="float">
            <text:p>0.7693348393</text:p>
          </table:table-cell>
          <table:table-cell table:number-columns-repeated="4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73.07" calcext:value-type="float">
            <text:p>73.07</text:p>
          </table:table-cell>
          <table:table-cell table:formula="of:=RADIANS([.B36])" office:value-type="float" office:value="1.27531208443226" calcext:value-type="float">
            <text:p>1.2753120844</text:p>
          </table:table-cell>
          <table:table-cell table:formula="of:=[.A36]*SIN([.C36])" office:value-type="float" office:value="6.14176517103345" calcext:value-type="float">
            <text:p>6.141765171</text:p>
          </table:table-cell>
          <table:table-cell table:formula="of:=[.A36]*COS([.C36])" office:value-type="float" office:value="1.86952415974773" calcext:value-type="float">
            <text:p>1.8695241597</text:p>
          </table:table-cell>
          <table:table-cell table:style-name="ce1" table:formula="of:=[.D36]/([.D36]+[.E36])" office:value-type="float" office:value="0.766638791515793" calcext:value-type="float">
            <text:p>0.7666387915</text:p>
          </table:table-cell>
          <table:table-cell table:formula="of:=[.E36]/([.D36]+[.E36])" office:value-type="float" office:value="0.233361208484207" calcext:value-type="float">
            <text:p>0.2333612085</text:p>
          </table:table-cell>
          <table:table-cell table:number-columns-repeated="4"/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88.94" calcext:value-type="float">
            <text:p>88.94</text:p>
          </table:table-cell>
          <table:table-cell table:formula="of:=RADIANS([.B37])" office:value-type="float" office:value="1.55229583672376" calcext:value-type="float">
            <text:p>1.5522958367</text:p>
          </table:table-cell>
          <table:table-cell table:formula="of:=[.A37]*SIN([.C37])" office:value-type="float" office:value="14.2875545639414" calcext:value-type="float">
            <text:p>14.2875545639</text:p>
          </table:table-cell>
          <table:table-cell table:formula="of:=[.A37]*COS([.C37])" office:value-type="float" office:value="0.264356922356026" calcext:value-type="float">
            <text:p>0.2643569224</text:p>
          </table:table-cell>
          <table:table-cell table:style-name="ce1" table:formula="of:=[.D37]/([.D37]+[.E37])" office:value-type="float" office:value="0.98183352595259" calcext:value-type="float">
            <text:p>0.981833526</text:p>
          </table:table-cell>
          <table:table-cell table:formula="of:=[.E37]/([.D37]+[.E37])" office:value-type="float" office:value="0.0181664740474098" calcext:value-type="float">
            <text:p>0.018166474</text:p>
          </table:table-cell>
          <table:table-cell table:number-columns-repeated="4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55.71" calcext:value-type="float">
            <text:p>55.71</text:p>
          </table:table-cell>
          <table:table-cell table:formula="of:=RADIANS([.B38])" office:value-type="float" office:value="0.972322926286041" calcext:value-type="float">
            <text:p>0.9723229263</text:p>
          </table:table-cell>
          <table:table-cell table:formula="of:=[.A38]*SIN([.C38])" office:value-type="float" office:value="5.8990439793465" calcext:value-type="float">
            <text:p>5.8990439793</text:p>
          </table:table-cell>
          <table:table-cell table:formula="of:=[.A38]*COS([.C38])" office:value-type="float" office:value="4.02254647328478" calcext:value-type="float">
            <text:p>4.0225464733</text:p>
          </table:table-cell>
          <table:table-cell table:style-name="ce1" table:formula="of:=[.D38]/([.D38]+[.E38])" office:value-type="float" office:value="0.594566365897721" calcext:value-type="float">
            <text:p>0.5945663659</text:p>
          </table:table-cell>
          <table:table-cell table:formula="of:=[.E38]/([.D38]+[.E38])" office:value-type="float" office:value="0.405433634102279" calcext:value-type="float">
            <text:p>0.4054336341</text:p>
          </table:table-cell>
          <table:table-cell table:number-columns-repeated="4"/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43.63" calcext:value-type="float">
            <text:p>43.63</text:p>
          </table:table-cell>
          <table:table-cell table:formula="of:=RADIANS([.B39])" office:value-type="float" office:value="0.761487152645126" calcext:value-type="float">
            <text:p>0.7614871526</text:p>
          </table:table-cell>
          <table:table-cell table:formula="of:=[.A39]*SIN([.C39])" office:value-type="float" office:value="16.0976679139421" calcext:value-type="float">
            <text:p>16.0976679139</text:p>
          </table:table-cell>
          <table:table-cell table:formula="of:=[.A39]*COS([.C39])" office:value-type="float" office:value="16.8865031232768" calcext:value-type="float">
            <text:p>16.8865031233</text:p>
          </table:table-cell>
          <table:table-cell table:style-name="ce1" table:formula="of:=[.D39]/([.D39]+[.E39])" office:value-type="float" office:value="0.488042215636637" calcext:value-type="float">
            <text:p>0.4880422156</text:p>
          </table:table-cell>
          <table:table-cell table:formula="of:=[.E39]/([.D39]+[.E39])" office:value-type="float" office:value="0.511957784363363" calcext:value-type="float">
            <text:p>0.5119577844</text:p>
          </table:table-cell>
          <table:table-cell/>
          <table:table-cell office:value-type="string" calcext:value-type="string">
            <text:p>169E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85.24" calcext:value-type="float">
            <text:p>85.24</text:p>
          </table:table-cell>
          <table:table-cell table:formula="of:=RADIANS([.B40])" office:value-type="float" office:value="1.48771865439997" calcext:value-type="float">
            <text:p>1.4877186544</text:p>
          </table:table-cell>
          <table:table-cell table:formula="of:=[.A40]*SIN([.C40])" office:value-type="float" office:value="12.6960601803019" calcext:value-type="float">
            <text:p>12.6960601803</text:p>
          </table:table-cell>
          <table:table-cell table:formula="of:=[.A40]*COS([.C40])" office:value-type="float" office:value="1.05719246031797" calcext:value-type="float">
            <text:p>1.0571924603</text:p>
          </table:table-cell>
          <table:table-cell table:style-name="ce1" table:formula="of:=[.D40]/([.D40]+[.E40])" office:value-type="float" office:value="0.923131459303264" calcext:value-type="float">
            <text:p>0.9231314593</text:p>
          </table:table-cell>
          <table:table-cell table:formula="of:=[.E40]/([.D40]+[.E40])" office:value-type="float" office:value="0.0768685406967357" calcext:value-type="float">
            <text:p>0.0768685407</text:p>
          </table:table-cell>
          <table:table-cell table:number-columns-repeated="4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5" calcext:value-type="float">
            <text:p>45</text:p>
          </table:table-cell>
          <table:table-cell table:formula="of:=RADIANS([.B41])" office:value-type="float" office:value="0.785398163397448" calcext:value-type="float">
            <text:p>0.7853981634</text:p>
          </table:table-cell>
          <table:table-cell table:formula="of:=[.A41]*SIN([.C41])" office:value-type="float" office:value="3.26683332908185" calcext:value-type="float">
            <text:p>3.2668333291</text:p>
          </table:table-cell>
          <table:table-cell table:formula="of:=[.A41]*COS([.C41])" office:value-type="float" office:value="3.26683332908185" calcext:value-type="float">
            <text:p>3.2668333291</text:p>
          </table:table-cell>
          <table:table-cell table:style-name="ce1" table:formula="of:=[.D41]/([.D41]+[.E41])" office:value-type="float" office:value="0.5" calcext:value-type="float">
            <text:p>0.5</text:p>
          </table:table-cell>
          <table:table-cell table:formula="of:=[.E41]/([.D41]+[.E41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64.92" calcext:value-type="float">
            <text:p>64.92</text:p>
          </table:table-cell>
          <table:table-cell table:formula="of:=RADIANS([.B42])" office:value-type="float" office:value="1.13306775039472" calcext:value-type="float">
            <text:p>1.1330677504</text:p>
          </table:table-cell>
          <table:table-cell table:formula="of:=[.A42]*SIN([.C42])" office:value-type="float" office:value="12.5079492478792" calcext:value-type="float">
            <text:p>12.5079492479</text:p>
          </table:table-cell>
          <table:table-cell table:formula="of:=[.A42]*COS([.C42])" office:value-type="float" office:value="5.85382828689716" calcext:value-type="float">
            <text:p>5.8538282869</text:p>
          </table:table-cell>
          <table:table-cell table:style-name="ce1" table:formula="of:=[.D42]/([.D42]+[.E42])" office:value-type="float" office:value="0.681194901974481" calcext:value-type="float">
            <text:p>0.681194902</text:p>
          </table:table-cell>
          <table:table-cell table:formula="of:=[.E42]/([.D42]+[.E42])" office:value-type="float" office:value="0.318805098025519" calcext:value-type="float">
            <text:p>0.318805098</text:p>
          </table:table-cell>
          <table:table-cell table:number-columns-repeated="4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87.88" calcext:value-type="float">
            <text:p>87.88</text:p>
          </table:table-cell>
          <table:table-cell table:formula="of:=RADIANS([.B43])" office:value-type="float" office:value="1.53379534665262" calcext:value-type="float">
            <text:p>1.5337953467</text:p>
          </table:table-cell>
          <table:table-cell table:formula="of:=[.A43]*SIN([.C43])" office:value-type="float" office:value="7.0551677253128" calcext:value-type="float">
            <text:p>7.0551677253</text:p>
          </table:table-cell>
          <table:table-cell table:formula="of:=[.A43]*COS([.C43])" office:value-type="float" office:value="0.261167317451242" calcext:value-type="float">
            <text:p>0.2611673175</text:p>
          </table:table-cell>
          <table:table-cell table:style-name="ce1" table:formula="of:=[.D43]/([.D43]+[.E43])" office:value-type="float" office:value="0.96430353231164" calcext:value-type="float">
            <text:p>0.9643035323</text:p>
          </table:table-cell>
          <table:table-cell table:formula="of:=[.E43]/([.D43]+[.E43])" office:value-type="float" office:value="0.0356964676883599" calcext:value-type="float">
            <text:p>0.0356964677</text:p>
          </table:table-cell>
          <table:table-cell table:number-columns-repeated="4"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7.94" calcext:value-type="float">
            <text:p>7.94</text:p>
          </table:table-cell>
          <table:table-cell table:formula="of:=RADIANS([.B44])" office:value-type="float" office:value="0.13857914260835" calcext:value-type="float">
            <text:p>0.1385791426</text:p>
          </table:table-cell>
          <table:table-cell table:formula="of:=[.A44]*SIN([.C44])" office:value-type="float" office:value="1.59547101416935" calcext:value-type="float">
            <text:p>1.5954710142</text:p>
          </table:table-cell>
          <table:table-cell table:formula="of:=[.A44]*COS([.C44])" office:value-type="float" office:value="11.4392732392817" calcext:value-type="float">
            <text:p>11.4392732393</text:p>
          </table:table-cell>
          <table:table-cell table:style-name="ce1" table:formula="of:=[.D44]/([.D44]+[.E44])" office:value-type="float" office:value="0.122401405286256" calcext:value-type="float">
            <text:p>0.1224014053</text:p>
          </table:table-cell>
          <table:table-cell table:formula="of:=[.E44]/([.D44]+[.E44])" office:value-type="float" office:value="0.877598594713744" calcext:value-type="float">
            <text:p>0.8775985947</text:p>
          </table:table-cell>
          <table:table-cell table:number-columns-repeated="4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9.06" calcext:value-type="float">
            <text:p>29.06</text:p>
          </table:table-cell>
          <table:table-cell table:formula="of:=RADIANS([.B45])" office:value-type="float" office:value="0.507192680629552" calcext:value-type="float">
            <text:p>0.5071926806</text:p>
          </table:table-cell>
          <table:table-cell table:formula="of:=[.A45]*SIN([.C45])" office:value-type="float" office:value="9.27735234887663" calcext:value-type="float">
            <text:p>9.2773523489</text:p>
          </table:table-cell>
          <table:table-cell table:formula="of:=[.A45]*COS([.C45])" office:value-type="float" office:value="16.6955303418248" calcext:value-type="float">
            <text:p>16.6955303418</text:p>
          </table:table-cell>
          <table:table-cell table:style-name="ce1" table:formula="of:=[.D45]/([.D45]+[.E45])" office:value-type="float" office:value="0.357193787819248" calcext:value-type="float">
            <text:p>0.3571937878</text:p>
          </table:table-cell>
          <table:table-cell table:formula="of:=[.E45]/([.D45]+[.E45])" office:value-type="float" office:value="0.642806212180752" calcext:value-type="float">
            <text:p>0.64280621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59.05" calcext:value-type="float">
            <text:p>59.05</text:p>
          </table:table-cell>
          <table:table-cell table:formula="of:=RADIANS([.B46])" office:value-type="float" office:value="1.03061692330265" calcext:value-type="float">
            <text:p>1.0306169233</text:p>
          </table:table-cell>
          <table:table-cell table:formula="of:=[.A46]*SIN([.C46])" office:value-type="float" office:value="15.874480115024" calcext:value-type="float">
            <text:p>15.874480115</text:p>
          </table:table-cell>
          <table:table-cell table:formula="of:=[.A46]*COS([.C46])" office:value-type="float" office:value="9.51950529584961" calcext:value-type="float">
            <text:p>9.5195052958</text:p>
          </table:table-cell>
          <table:table-cell table:style-name="ce1" table:formula="of:=[.D46]/([.D46]+[.E46])" office:value-type="float" office:value="0.625127559072574" calcext:value-type="float">
            <text:p>0.6251275591</text:p>
          </table:table-cell>
          <table:table-cell table:formula="of:=[.E46]/([.D46]+[.E46])" office:value-type="float" office:value="0.374872440927426" calcext:value-type="float">
            <text:p>0.3748724409</text:p>
          </table:table-cell>
          <table:table-cell table:number-columns-repeated="4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51.46" calcext:value-type="float">
            <text:p>51.46</text:p>
          </table:table-cell>
          <table:table-cell table:formula="of:=RADIANS([.B47])" office:value-type="float" office:value="0.898146433076282" calcext:value-type="float">
            <text:p>0.8981464331</text:p>
          </table:table-cell>
          <table:table-cell table:formula="of:=[.A47]*SIN([.C47])" office:value-type="float" office:value="15.5965369772382" calcext:value-type="float">
            <text:p>15.5965369772</text:p>
          </table:table-cell>
          <table:table-cell table:formula="of:=[.A47]*COS([.C47])" office:value-type="float" office:value="12.4238333181688" calcext:value-type="float">
            <text:p>12.4238333182</text:p>
          </table:table-cell>
          <table:table-cell table:style-name="ce1" table:formula="of:=[.D47]/([.D47]+[.E47])" office:value-type="float" office:value="0.556614235030102" calcext:value-type="float">
            <text:p>0.556614235</text:p>
          </table:table-cell>
          <table:table-cell table:formula="of:=[.E47]/([.D47]+[.E47])" office:value-type="float" office:value="0.443385764969898" calcext:value-type="float">
            <text:p>0.443385765</text:p>
          </table:table-cell>
          <table:table-cell table:number-columns-repeated="4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29.06" calcext:value-type="float">
            <text:p>29.06</text:p>
          </table:table-cell>
          <table:table-cell table:formula="of:=RADIANS([.B48])" office:value-type="float" office:value="0.507192680629552" calcext:value-type="float">
            <text:p>0.5071926806</text:p>
          </table:table-cell>
          <table:table-cell table:formula="of:=[.A48]*SIN([.C48])" office:value-type="float" office:value="6.48443213913629" calcext:value-type="float">
            <text:p>6.4844321391</text:p>
          </table:table-cell>
          <table:table-cell table:formula="of:=[.A48]*COS([.C48])" office:value-type="float" office:value="11.669389008553" calcext:value-type="float">
            <text:p>11.6693890086</text:p>
          </table:table-cell>
          <table:table-cell table:style-name="ce1" table:formula="of:=[.D48]/([.D48]+[.E48])" office:value-type="float" office:value="0.357193787819248" calcext:value-type="float">
            <text:p>0.3571937878</text:p>
          </table:table-cell>
          <table:table-cell table:formula="of:=[.E48]/([.D48]+[.E48])" office:value-type="float" office:value="0.642806212180752" calcext:value-type="float">
            <text:p>0.6428062122</text:p>
          </table:table-cell>
          <table:table-cell/>
          <table:table-cell office:value-type="string" calcext:value-type="string">
            <text:p>169F</text:p>
          </table:table-cell>
          <table:table-cell table:number-columns-repeated="2"/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77.15" calcext:value-type="float">
            <text:p>77.15</text:p>
          </table:table-cell>
          <table:table-cell table:formula="of:=RADIANS([.B49])" office:value-type="float" office:value="1.34652151791363" calcext:value-type="float">
            <text:p>1.3465215179</text:p>
          </table:table-cell>
          <table:table-cell table:formula="of:=[.A49]*SIN([.C49])" office:value-type="float" office:value="15.1800594001853" calcext:value-type="float">
            <text:p>15.1800594002</text:p>
          </table:table-cell>
          <table:table-cell table:formula="of:=[.A49]*COS([.C49])" office:value-type="float" office:value="3.46275852563343" calcext:value-type="float">
            <text:p>3.4627585256</text:p>
          </table:table-cell>
          <table:table-cell table:style-name="ce1" table:formula="of:=[.D49]/([.D49]+[.E49])" office:value-type="float" office:value="0.814257772649391" calcext:value-type="float">
            <text:p>0.8142577726</text:p>
          </table:table-cell>
          <table:table-cell table:formula="of:=[.E49]/([.D49]+[.E49])" office:value-type="float" office:value="0.185742227350609" calcext:value-type="float">
            <text:p>0.1857422274</text:p>
          </table:table-cell>
          <table:table-cell table:number-columns-repeated="4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5" calcext:value-type="float">
            <text:p>45</text:p>
          </table:table-cell>
          <table:table-cell table:formula="of:=RADIANS([.B50])" office:value-type="float" office:value="0.785398163397448" calcext:value-type="float">
            <text:p>0.7853981634</text:p>
          </table:table-cell>
          <table:table-cell table:formula="of:=[.A50]*SIN([.C50])" office:value-type="float" office:value="2.97691954879536" calcext:value-type="float">
            <text:p>2.9769195488</text:p>
          </table:table-cell>
          <table:table-cell table:formula="of:=[.A50]*COS([.C50])" office:value-type="float" office:value="2.97691954879537" calcext:value-type="float">
            <text:p>2.9769195488</text:p>
          </table:table-cell>
          <table:table-cell table:style-name="ce1" table:formula="of:=[.D50]/([.D50]+[.E50])" office:value-type="float" office:value="0.5" calcext:value-type="float">
            <text:p>0.5</text:p>
          </table:table-cell>
          <table:table-cell table:formula="of:=[.E50]/([.D50]+[.E50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0.33" calcext:value-type="float">
            <text:p>20.33</text:p>
          </table:table-cell>
          <table:table-cell office:value-type="float" office:value="51.34" calcext:value-type="float">
            <text:p>51.34</text:p>
          </table:table-cell>
          <table:table-cell table:formula="of:=RADIANS([.B51])" office:value-type="float" office:value="0.896052037973889" calcext:value-type="float">
            <text:p>0.896052038</text:p>
          </table:table-cell>
          <table:table-cell table:formula="of:=[.A51]*SIN([.C51])" office:value-type="float" office:value="15.8750203939318" calcext:value-type="float">
            <text:p>15.8750203939</text:p>
          </table:table-cell>
          <table:table-cell table:formula="of:=[.A51]*COS([.C51])" office:value-type="float" office:value="12.7001034441554" calcext:value-type="float">
            <text:p>12.7001034442</text:p>
          </table:table-cell>
          <table:table-cell table:style-name="ce1" table:formula="of:=[.D51]/([.D51]+[.E51])" office:value-type="float" office:value="0.555553861599449" calcext:value-type="float">
            <text:p>0.5555538616</text:p>
          </table:table-cell>
          <table:table-cell table:formula="of:=[.E51]/([.D51]+[.E51])" office:value-type="float" office:value="0.444446138400551" calcext:value-type="float">
            <text:p>0.444446138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60.95" calcext:value-type="float">
            <text:p>60.95</text:p>
          </table:table-cell>
          <table:table-cell table:formula="of:=RADIANS([.B52])" office:value-type="float" office:value="1.06377817909054" calcext:value-type="float">
            <text:p>1.0637781791</text:p>
          </table:table-cell>
          <table:table-cell table:formula="of:=[.A52]*SIN([.C52])" office:value-type="float" office:value="7.14218375430612" calcext:value-type="float">
            <text:p>7.1421837543</text:p>
          </table:table-cell>
          <table:table-cell table:formula="of:=[.A52]*COS([.C52])" office:value-type="float" office:value="3.96712883830684" calcext:value-type="float">
            <text:p>3.9671288383</text:p>
          </table:table-cell>
          <table:table-cell table:style-name="ce1" table:formula="of:=[.D52]/([.D52]+[.E52])" office:value-type="float" office:value="0.642900602063826" calcext:value-type="float">
            <text:p>0.6429006021</text:p>
          </table:table-cell>
          <table:table-cell table:formula="of:=[.E52]/([.D52]+[.E52])" office:value-type="float" office:value="0.357099397936174" calcext:value-type="float">
            <text:p>0.3570993979</text:p>
          </table:table-cell>
          <table:table-cell table:number-columns-repeated="4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1.97" calcext:value-type="float">
            <text:p>71.97</text:p>
          </table:table-cell>
          <table:table-cell table:formula="of:=RADIANS([.B53])" office:value-type="float" office:value="1.25611346266032" calcext:value-type="float">
            <text:p>1.2561134627</text:p>
          </table:table-cell>
          <table:table-cell table:formula="of:=[.A53]*SIN([.C53])" office:value-type="float" office:value="11.2966276699649" calcext:value-type="float">
            <text:p>11.29662767</text:p>
          </table:table-cell>
          <table:table-cell table:formula="of:=[.A53]*COS([.C53])" office:value-type="float" office:value="3.67703729736081" calcext:value-type="float">
            <text:p>3.6770372974</text:p>
          </table:table-cell>
          <table:table-cell table:style-name="ce1" table:formula="of:=[.D53]/([.D53]+[.E53])" office:value-type="float" office:value="0.754433045925328" calcext:value-type="float">
            <text:p>0.7544330459</text:p>
          </table:table-cell>
          <table:table-cell table:formula="of:=[.E53]/([.D53]+[.E53])" office:value-type="float" office:value="0.245566954074672" calcext:value-type="float">
            <text:p>0.2455669541</text:p>
          </table:table-cell>
          <table:table-cell table:number-columns-repeated="4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3.06" calcext:value-type="float">
            <text:p>3.06</text:p>
          </table:table-cell>
          <table:table-cell table:formula="of:=RADIANS([.B54])" office:value-type="float" office:value="0.0534070751110265" calcext:value-type="float">
            <text:p>0.0534070751</text:p>
          </table:table-cell>
          <table:table-cell table:formula="of:=[.A54]*SIN([.C54])" office:value-type="float" office:value="1.05588982342828" calcext:value-type="float">
            <text:p>1.0558898234</text:p>
          </table:table-cell>
          <table:table-cell table:formula="of:=[.A54]*COS([.C54])" office:value-type="float" office:value="19.7517973025439" calcext:value-type="float">
            <text:p>19.7517973025</text:p>
          </table:table-cell>
          <table:table-cell table:style-name="ce1" table:formula="of:=[.D54]/([.D54]+[.E54])" office:value-type="float" office:value="0.0507451797518773" calcext:value-type="float">
            <text:p>0.0507451798</text:p>
          </table:table-cell>
          <table:table-cell table:formula="of:=[.E54]/([.D54]+[.E54])" office:value-type="float" office:value="0.949254820248123" calcext:value-type="float">
            <text:p>0.9492548202</text:p>
          </table:table-cell>
          <table:table-cell/>
          <table:table-cell office:value-type="string" calcext:value-type="string">
            <text:p>169G</text:p>
          </table:table-cell>
          <table:table-cell table:number-columns-repeated="2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38.66" calcext:value-type="float">
            <text:p>38.66</text:p>
          </table:table-cell>
          <table:table-cell table:formula="of:=RADIANS([.B55])" office:value-type="float" office:value="0.674744288821008" calcext:value-type="float">
            <text:p>0.6747442888</text:p>
          </table:table-cell>
          <table:table-cell table:formula="of:=[.A55]*SIN([.C55])" office:value-type="float" office:value="5.27244825718995" calcext:value-type="float">
            <text:p>5.2724482572</text:p>
          </table:table-cell>
          <table:table-cell table:formula="of:=[.A55]*COS([.C55])" office:value-type="float" office:value="6.59051510697416" calcext:value-type="float">
            <text:p>6.590515107</text:p>
          </table:table-cell>
          <table:table-cell table:style-name="ce1" table:formula="of:=[.D55]/([.D55]+[.E55])" office:value-type="float" office:value="0.444446138400551" calcext:value-type="float">
            <text:p>0.4444461384</text:p>
          </table:table-cell>
          <table:table-cell table:formula="of:=[.E55]/([.D55]+[.E55])" office:value-type="float" office:value="0.555553861599449" calcext:value-type="float">
            <text:p>0.5555538616</text:p>
          </table:table-cell>
          <table:table-cell table:number-columns-repeated="4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11.86" calcext:value-type="float">
            <text:p>11.86</text:p>
          </table:table-cell>
          <table:table-cell table:formula="of:=RADIANS([.B56])" office:value-type="float" office:value="0.206996049286527" calcext:value-type="float">
            <text:p>0.2069960493</text:p>
          </table:table-cell>
          <table:table-cell table:formula="of:=[.A56]*SIN([.C56])" office:value-type="float" office:value="4.38376308057697" calcext:value-type="float">
            <text:p>4.3837630806</text:p>
          </table:table-cell>
          <table:table-cell table:formula="of:=[.A56]*COS([.C56])" office:value-type="float" office:value="20.874662182976" calcext:value-type="float">
            <text:p>20.874662183</text:p>
          </table:table-cell>
          <table:table-cell table:style-name="ce1" table:formula="of:=[.D56]/([.D56]+[.E56])" office:value-type="float" office:value="0.17355646818183" calcext:value-type="float">
            <text:p>0.1735564682</text:p>
          </table:table-cell>
          <table:table-cell table:formula="of:=[.E56]/([.D56]+[.E56])" office:value-type="float" office:value="0.82644353181817" calcext:value-type="float">
            <text:p>0.82644353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37.84" calcext:value-type="float">
            <text:p>37.84</text:p>
          </table:table-cell>
          <table:table-cell table:formula="of:=RADIANS([.B57])" office:value-type="float" office:value="0.660432588954654" calcext:value-type="float">
            <text:p>0.660432589</text:p>
          </table:table-cell>
          <table:table-cell table:formula="of:=[.A57]*SIN([.C57])" office:value-type="float" office:value="11.7845384863403" calcext:value-type="float">
            <text:p>11.7845384863</text:p>
          </table:table-cell>
          <table:table-cell table:formula="of:=[.A57]*COS([.C57])" office:value-type="float" office:value="15.170654325505" calcext:value-type="float">
            <text:p>15.1706543255</text:p>
          </table:table-cell>
          <table:table-cell table:style-name="ce1" table:formula="of:=[.D57]/([.D57]+[.E57])" office:value-type="float" office:value="0.437189916191645" calcext:value-type="float">
            <text:p>0.4371899162</text:p>
          </table:table-cell>
          <table:table-cell table:formula="of:=[.E57]/([.D57]+[.E57])" office:value-type="float" office:value="0.562810083808355" calcext:value-type="float">
            <text:p>0.5628100838</text:p>
          </table:table-cell>
          <table:table-cell table:number-columns-repeated="4"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28.61" calcext:value-type="float">
            <text:p>28.61</text:p>
          </table:table-cell>
          <table:table-cell table:formula="of:=RADIANS([.B58])" office:value-type="float" office:value="0.499338698995578" calcext:value-type="float">
            <text:p>0.499338699</text:p>
          </table:table-cell>
          <table:table-cell table:formula="of:=[.A58]*SIN([.C58])" office:value-type="float" office:value="6.23456304036857" calcext:value-type="float">
            <text:p>6.2345630404</text:p>
          </table:table-cell>
          <table:table-cell table:formula="of:=[.A58]*COS([.C58])" office:value-type="float" office:value="11.4302503776457" calcext:value-type="float">
            <text:p>11.4302503776</text:p>
          </table:table-cell>
          <table:table-cell table:style-name="ce1" table:formula="of:=[.D58]/([.D58]+[.E58])" office:value-type="float" office:value="0.352936818116101" calcext:value-type="float">
            <text:p>0.3529368181</text:p>
          </table:table-cell>
          <table:table-cell table:formula="of:=[.E58]/([.D58]+[.E58])" office:value-type="float" office:value="0.647063181883899" calcext:value-type="float">
            <text:p>0.6470631819</text:p>
          </table:table-cell>
          <table:table-cell table:number-columns-repeated="4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3.54" calcext:value-type="float">
            <text:p>13.54</text:p>
          </table:table-cell>
          <table:table-cell table:formula="of:=RADIANS([.B59])" office:value-type="float" office:value="0.236317580720032" calcext:value-type="float">
            <text:p>0.2363175807</text:p>
          </table:table-cell>
          <table:table-cell table:formula="of:=[.A59]*SIN([.C59])" office:value-type="float" office:value="4.04566529779371" calcext:value-type="float">
            <text:p>4.0456652978</text:p>
          </table:table-cell>
          <table:table-cell table:formula="of:=[.A59]*COS([.C59])" office:value-type="float" office:value="16.7997319114987" calcext:value-type="float">
            <text:p>16.7997319115</text:p>
          </table:table-cell>
          <table:table-cell table:style-name="ce1" table:formula="of:=[.D59]/([.D59]+[.E59])" office:value-type="float" office:value="0.194079549416801" calcext:value-type="float">
            <text:p>0.1940795494</text:p>
          </table:table-cell>
          <table:table-cell table:formula="of:=[.E59]/([.D59]+[.E59])" office:value-type="float" office:value="0.805920450583199" calcext:value-type="float">
            <text:p>0.8059204506</text:p>
          </table:table-cell>
          <table:table-cell/>
          <table:table-cell office:value-type="string" calcext:value-type="string">
            <text:p>169H</text:p>
          </table:table-cell>
          <table:table-cell table:number-columns-repeated="2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10.32" calcext:value-type="float">
            <text:p>10.32</text:p>
          </table:table-cell>
          <table:table-cell table:formula="of:=RADIANS([.B60])" office:value-type="float" office:value="0.180117978805815" calcext:value-type="float">
            <text:p>0.1801179788</text:p>
          </table:table-cell>
          <table:table-cell table:formula="of:=[.A60]*SIN([.C60])" office:value-type="float" office:value="2.29485571095869" calcext:value-type="float">
            <text:p>2.294855711</text:p>
          </table:table-cell>
          <table:table-cell table:formula="of:=[.A60]*COS([.C60])" office:value-type="float" office:value="12.6027670479891" calcext:value-type="float">
            <text:p>12.602767048</text:p>
          </table:table-cell>
          <table:table-cell table:style-name="ce1" table:formula="of:=[.D60]/([.D60]+[.E60])" office:value-type="float" office:value="0.154041738610971" calcext:value-type="float">
            <text:p>0.1540417386</text:p>
          </table:table-cell>
          <table:table-cell table:formula="of:=[.E60]/([.D60]+[.E60])" office:value-type="float" office:value="0.845958261389029" calcext:value-type="float">
            <text:p>0.8459582614</text:p>
          </table:table-cell>
          <table:table-cell table:number-columns-repeated="4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43.52" calcext:value-type="float">
            <text:p>43.52</text:p>
          </table:table-cell>
          <table:table-cell table:formula="of:=RADIANS([.B61])" office:value-type="float" office:value="0.759567290467932" calcext:value-type="float">
            <text:p>0.7595672905</text:p>
          </table:table-cell>
          <table:table-cell table:formula="of:=[.A61]*SIN([.C61])" office:value-type="float" office:value="6.03908985501009" calcext:value-type="float">
            <text:p>6.039089855</text:p>
          </table:table-cell>
          <table:table-cell table:formula="of:=[.A61]*COS([.C61])" office:value-type="float" office:value="6.35942558122306" calcext:value-type="float">
            <text:p>6.3594255812</text:p>
          </table:table-cell>
          <table:table-cell table:style-name="ce1" table:formula="of:=[.D61]/([.D61]+[.E61])" office:value-type="float" office:value="0.487081690228944" calcext:value-type="float">
            <text:p>0.4870816902</text:p>
          </table:table-cell>
          <table:table-cell table:formula="of:=[.E61]/([.D61]+[.E61])" office:value-type="float" office:value="0.512918309771056" calcext:value-type="float">
            <text:p>0.5129183098</text:p>
          </table:table-cell>
          <table:table-cell table:number-columns-repeated="4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29.36" calcext:value-type="float">
            <text:p>29.36</text:p>
          </table:table-cell>
          <table:table-cell table:formula="of:=RADIANS([.B62])" office:value-type="float" office:value="0.512428668385535" calcext:value-type="float">
            <text:p>0.5124286684</text:p>
          </table:table-cell>
          <table:table-cell table:formula="of:=[.A62]*SIN([.C62])" office:value-type="float" office:value="2.43676819791121" calcext:value-type="float">
            <text:p>2.4367681979</text:p>
          </table:table-cell>
          <table:table-cell table:formula="of:=[.A62]*COS([.C62])" office:value-type="float" office:value="4.33163488184872" calcext:value-type="float">
            <text:p>4.3316348818</text:p>
          </table:table-cell>
          <table:table-cell table:style-name="ce1" table:formula="of:=[.D62]/([.D62]+[.E62])" office:value-type="float" office:value="0.360021140761853" calcext:value-type="float">
            <text:p>0.3600211408</text:p>
          </table:table-cell>
          <table:table-cell table:formula="of:=[.E62]/([.D62]+[.E62])" office:value-type="float" office:value="0.639978859238147" calcext:value-type="float">
            <text:p>0.6399788592</text:p>
          </table:table-cell>
          <table:table-cell table:number-columns-repeated="4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9.34" calcext:value-type="float">
            <text:p>89.34</text:p>
          </table:table-cell>
          <table:table-cell table:formula="of:=RADIANS([.B63])" office:value-type="float" office:value="1.55927715373173" calcext:value-type="float">
            <text:p>1.5592771537</text:p>
          </table:table-cell>
          <table:table-cell table:formula="of:=[.A63]*SIN([.C63])" office:value-type="float" office:value="5.89960856485159" calcext:value-type="float">
            <text:p>5.8996085649</text:p>
          </table:table-cell>
          <table:table-cell table:formula="of:=[.A63]*COS([.C63])" office:value-type="float" office:value="0.0679616180629389" calcext:value-type="float">
            <text:p>0.0679616181</text:p>
          </table:table-cell>
          <table:table-cell table:style-name="ce1" table:formula="of:=[.D63]/([.D63]+[.E63])" office:value-type="float" office:value="0.988611509210647" calcext:value-type="float">
            <text:p>0.9886115092</text:p>
          </table:table-cell>
          <table:table-cell table:formula="of:=[.E63]/([.D63]+[.E63])" office:value-type="float" office:value="0.0113884907893529" calcext:value-type="float">
            <text:p>0.0113884908</text:p>
          </table:table-cell>
          <table:table-cell table:number-columns-repeated="4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79.99" calcext:value-type="float">
            <text:p>79.99</text:p>
          </table:table-cell>
          <table:table-cell table:formula="of:=RADIANS([.B64])" office:value-type="float" office:value="1.39608886867026" calcext:value-type="float">
            <text:p>1.3960888687</text:p>
          </table:table-cell>
          <table:table-cell table:formula="of:=[.A64]*SIN([.C64])" office:value-type="float" office:value="4.56936727839454" calcext:value-type="float">
            <text:p>4.5693672784</text:p>
          </table:table-cell>
          <table:table-cell table:formula="of:=[.A64]*COS([.C64])" office:value-type="float" office:value="0.806525061691996" calcext:value-type="float">
            <text:p>0.8065250617</text:p>
          </table:table-cell>
          <table:table-cell table:style-name="ce1" table:formula="of:=[.D64]/([.D64]+[.E64])" office:value-type="float" office:value="0.849973732606592" calcext:value-type="float">
            <text:p>0.8499737326</text:p>
          </table:table-cell>
          <table:table-cell table:formula="of:=[.E64]/([.D64]+[.E64])" office:value-type="float" office:value="0.150026267393408" calcext:value-type="float">
            <text:p>0.150026267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10.71" calcext:value-type="float">
            <text:p>10.71</text:p>
          </table:table-cell>
          <table:table-cell table:formula="of:=RADIANS([.B65])" office:value-type="float" office:value="0.186924762888593" calcext:value-type="float">
            <text:p>0.1869247629</text:p>
          </table:table-cell>
          <table:table-cell table:formula="of:=[.A65]*SIN([.C65])" office:value-type="float" office:value="3.73162926571863" calcext:value-type="float">
            <text:p>3.7316292657</text:p>
          </table:table-cell>
          <table:table-cell table:formula="of:=[.A65]*COS([.C65])" office:value-type="float" office:value="19.7302139629359" calcext:value-type="float">
            <text:p>19.7302139629</text:p>
          </table:table-cell>
          <table:table-cell table:style-name="ce1" table:formula="of:=[.D65]/([.D65]+[.E65])" office:value-type="float" office:value="0.159050984585947" calcext:value-type="float">
            <text:p>0.1590509846</text:p>
          </table:table-cell>
          <table:table-cell table:formula="of:=[.E65]/([.D65]+[.E65])" office:value-type="float" office:value="0.840949015414053" calcext:value-type="float">
            <text:p>0.8409490154</text:p>
          </table:table-cell>
          <table:table-cell table:number-columns-repeated="4"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8.93" calcext:value-type="float">
            <text:p>18.93</text:p>
          </table:table-cell>
          <table:table-cell table:formula="of:=RADIANS([.B66])" office:value-type="float" office:value="0.330390827402527" calcext:value-type="float">
            <text:p>0.3303908274</text:p>
          </table:table-cell>
          <table:table-cell table:formula="of:=[.A66]*SIN([.C66])" office:value-type="float" office:value="3.21493028222928" calcext:value-type="float">
            <text:p>3.2149302822</text:p>
          </table:table-cell>
          <table:table-cell table:formula="of:=[.A66]*COS([.C66])" office:value-type="float" office:value="9.37402385746938" calcext:value-type="float">
            <text:p>9.3740238575</text:p>
          </table:table-cell>
          <table:table-cell table:style-name="ce1" table:formula="of:=[.D66]/([.D66]+[.E66])" office:value-type="float" office:value="0.255377074739763" calcext:value-type="float">
            <text:p>0.2553770747</text:p>
          </table:table-cell>
          <table:table-cell table:formula="of:=[.E66]/([.D66]+[.E66])" office:value-type="float" office:value="0.744622925260237" calcext:value-type="float">
            <text:p>0.7446229253</text:p>
          </table:table-cell>
          <table:table-cell table:number-columns-repeated="4"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6.98" calcext:value-type="float">
            <text:p>56.98</text:p>
          </table:table-cell>
          <table:table-cell table:formula="of:=RADIANS([.B67])" office:value-type="float" office:value="0.994488607786369" calcext:value-type="float">
            <text:p>0.9944886078</text:p>
          </table:table-cell>
          <table:table-cell table:formula="of:=[.A67]*SIN([.C67])" office:value-type="float" office:value="5.45850741680279" calcext:value-type="float">
            <text:p>5.4585074168</text:p>
          </table:table-cell>
          <table:table-cell table:formula="of:=[.A67]*COS([.C67])" office:value-type="float" office:value="3.54750571256889" calcext:value-type="float">
            <text:p>3.5475057126</text:p>
          </table:table-cell>
          <table:table-cell table:style-name="ce1" table:formula="of:=[.D67]/([.D67]+[.E67])" office:value-type="float" office:value="0.606095875987648" calcext:value-type="float">
            <text:p>0.606095876</text:p>
          </table:table-cell>
          <table:table-cell table:formula="of:=[.E67]/([.D67]+[.E67])" office:value-type="float" office:value="0.393904124012352" calcext:value-type="float">
            <text:p>0.393904124</text:p>
          </table:table-cell>
          <table:table-cell/>
          <table:table-cell office:value-type="string" calcext:value-type="string">
            <text:p>169I</text:p>
          </table:table-cell>
          <table:table-cell table:number-columns-repeated="2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51.84" calcext:value-type="float">
            <text:p>51.84</text:p>
          </table:table-cell>
          <table:table-cell table:formula="of:=RADIANS([.B68])" office:value-type="float" office:value="0.90477868423386" calcext:value-type="float">
            <text:p>0.9047786842</text:p>
          </table:table-cell>
          <table:table-cell table:formula="of:=[.A68]*SIN([.C68])" office:value-type="float" office:value="11.0709411244836" calcext:value-type="float">
            <text:p>11.0709411245</text:p>
          </table:table-cell>
          <table:table-cell table:formula="of:=[.A68]*COS([.C68])" office:value-type="float" office:value="8.69946335231191" calcext:value-type="float">
            <text:p>8.6994633523</text:p>
          </table:table-cell>
          <table:table-cell table:style-name="ce1" table:formula="of:=[.D68]/([.D68]+[.E68])" office:value-type="float" office:value="0.559975449034315" calcext:value-type="float">
            <text:p>0.559975449</text:p>
          </table:table-cell>
          <table:table-cell table:formula="of:=[.E68]/([.D68]+[.E68])" office:value-type="float" office:value="0.440024550965685" calcext:value-type="float">
            <text:p>0.440024551</text:p>
          </table:table-cell>
          <table:table-cell table:number-columns-repeated="4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73.22" calcext:value-type="float">
            <text:p>73.22</text:p>
          </table:table-cell>
          <table:table-cell table:formula="of:=RADIANS([.B69])" office:value-type="float" office:value="1.27793007831025" calcext:value-type="float">
            <text:p>1.2779300783</text:p>
          </table:table-cell>
          <table:table-cell table:formula="of:=[.A69]*SIN([.C69])" office:value-type="float" office:value="16.7740041875003" calcext:value-type="float">
            <text:p>16.7740041875</text:p>
          </table:table-cell>
          <table:table-cell table:formula="of:=[.A69]*COS([.C69])" office:value-type="float" office:value="5.05798215869964" calcext:value-type="float">
            <text:p>5.0579821587</text:p>
          </table:table-cell>
          <table:table-cell table:style-name="ce1" table:formula="of:=[.D69]/([.D69]+[.E69])" office:value-type="float" office:value="0.768322401888089" calcext:value-type="float">
            <text:p>0.7683224019</text:p>
          </table:table-cell>
          <table:table-cell table:formula="of:=[.E69]/([.D69]+[.E69])" office:value-type="float" office:value="0.231677598111911" calcext:value-type="float">
            <text:p>0.2316775981</text:p>
          </table:table-cell>
          <table:table-cell table:number-columns-repeated="4"/>
        </table:table-row>
        <table:table-row table:style-name="ro1">
          <table:table-cell office:value-type="float" office:value="45.17" calcext:value-type="float">
            <text:p>45.17</text:p>
          </table:table-cell>
          <table:table-cell office:value-type="float" office:value="11.34" calcext:value-type="float">
            <text:p>11.34</text:p>
          </table:table-cell>
          <table:table-cell table:formula="of:=RADIANS([.B70])" office:value-type="float" office:value="0.197920337176157" calcext:value-type="float">
            <text:p>0.1979203372</text:p>
          </table:table-cell>
          <table:table-cell table:formula="of:=[.A70]*SIN([.C70])" office:value-type="float" office:value="8.88180847577853" calcext:value-type="float">
            <text:p>8.8818084758</text:p>
          </table:table-cell>
          <table:table-cell table:formula="of:=[.A70]*COS([.C70])" office:value-type="float" office:value="44.2881742477559" calcext:value-type="float">
            <text:p>44.2881742478</text:p>
          </table:table-cell>
          <table:table-cell table:style-name="ce1" table:formula="of:=[.D70]/([.D70]+[.E70])" office:value-type="float" office:value="0.167045539998778" calcext:value-type="float">
            <text:p>0.16704554</text:p>
          </table:table-cell>
          <table:table-cell table:formula="of:=[.E70]/([.D70]+[.E70])" office:value-type="float" office:value="0.832954460001222" calcext:value-type="float">
            <text:p>0.83295446</text:p>
          </table:table-cell>
          <table:table-cell table:number-columns-repeated="4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34.44" calcext:value-type="float">
            <text:p>34.44</text:p>
          </table:table-cell>
          <table:table-cell table:formula="of:=RADIANS([.B71])" office:value-type="float" office:value="0.601091394386847" calcext:value-type="float">
            <text:p>0.6010913944</text:p>
          </table:table-cell>
          <table:table-cell table:formula="of:=[.A71]*SIN([.C71])" office:value-type="float" office:value="6.3058033750176" calcext:value-type="float">
            <text:p>6.305803375</text:p>
          </table:table-cell>
          <table:table-cell table:formula="of:=[.A71]*COS([.C71])" office:value-type="float" office:value="9.19561546584113" calcext:value-type="float">
            <text:p>9.1956154658</text:p>
          </table:table-cell>
          <table:table-cell table:style-name="ce1" table:formula="of:=[.D71]/([.D71]+[.E71])" office:value-type="float" office:value="0.406788787513871" calcext:value-type="float">
            <text:p>0.4067887875</text:p>
          </table:table-cell>
          <table:table-cell table:formula="of:=[.E71]/([.D71]+[.E71])" office:value-type="float" office:value="0.593211212486129" calcext:value-type="float">
            <text:p>0.59321121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4.77" calcext:value-type="float">
            <text:p>34.77</text:p>
          </table:table-cell>
          <table:table-cell office:value-type="float" office:value="5.48" calcext:value-type="float">
            <text:p>5.48</text:p>
          </table:table-cell>
          <table:table-cell table:formula="of:=RADIANS([.B72])" office:value-type="float" office:value="0.0956440430092893" calcext:value-type="float">
            <text:p>0.095644043</text:p>
          </table:table-cell>
          <table:table-cell table:formula="of:=[.A72]*SIN([.C72])" office:value-type="float" office:value="3.32047546915493" calcext:value-type="float">
            <text:p>3.3204754692</text:p>
          </table:table-cell>
          <table:table-cell table:formula="of:=[.A72]*COS([.C72])" office:value-type="float" office:value="34.6110869904246" calcext:value-type="float">
            <text:p>34.6110869904</text:p>
          </table:table-cell>
          <table:table-cell table:style-name="ce1" table:formula="of:=[.D72]/([.D72]+[.E72])" office:value-type="float" office:value="0.0875385893395053" calcext:value-type="float">
            <text:p>0.0875385893</text:p>
          </table:table-cell>
          <table:table-cell table:formula="of:=[.E72]/([.D72]+[.E72])" office:value-type="float" office:value="0.912461410660495" calcext:value-type="float">
            <text:p>0.9124614107</text:p>
          </table:table-cell>
          <table:table-cell table:number-columns-repeated="4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70.56" calcext:value-type="float">
            <text:p>70.56</text:p>
          </table:table-cell>
          <table:table-cell table:formula="of:=RADIANS([.B73])" office:value-type="float" office:value="1.2315043202072" calcext:value-type="float">
            <text:p>1.2315043202</text:p>
          </table:table-cell>
          <table:table-cell table:formula="of:=[.A73]*SIN([.C73])" office:value-type="float" office:value="8.83582132131614" calcext:value-type="float">
            <text:p>8.8358213213</text:p>
          </table:table-cell>
          <table:table-cell table:formula="of:=[.A73]*COS([.C73])" office:value-type="float" office:value="3.11851913218038" calcext:value-type="float">
            <text:p>3.1185191322</text:p>
          </table:table-cell>
          <table:table-cell table:style-name="ce1" table:formula="of:=[.D73]/([.D73]+[.E73])" office:value-type="float" office:value="0.739130808235577" calcext:value-type="float">
            <text:p>0.7391308082</text:p>
          </table:table-cell>
          <table:table-cell table:formula="of:=[.E73]/([.D73]+[.E73])" office:value-type="float" office:value="0.260869191764423" calcext:value-type="float">
            <text:p>0.2608691918</text:p>
          </table:table-cell>
          <table:table-cell table:number-columns-repeated="4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63.44" calcext:value-type="float">
            <text:p>63.44</text:p>
          </table:table-cell>
          <table:table-cell table:formula="of:=RADIANS([.B74])" office:value-type="float" office:value="1.1072368774652" calcext:value-type="float">
            <text:p>1.1072368775</text:p>
          </table:table-cell>
          <table:table-cell table:formula="of:=[.A74]*SIN([.C74])" office:value-type="float" office:value="16.9322529978627" calcext:value-type="float">
            <text:p>16.9322529979</text:p>
          </table:table-cell>
          <table:table-cell table:formula="of:=[.A74]*COS([.C74])" office:value-type="float" office:value="8.46426065385332" calcext:value-type="float">
            <text:p>8.4642606539</text:p>
          </table:table-cell>
          <table:table-cell table:style-name="ce1" table:formula="of:=[.D74]/([.D74]+[.E74])" office:value-type="float" office:value="0.666715645701181" calcext:value-type="float">
            <text:p>0.6667156457</text:p>
          </table:table-cell>
          <table:table-cell table:formula="of:=[.E74]/([.D74]+[.E74])" office:value-type="float" office:value="0.333284354298819" calcext:value-type="float">
            <text:p>0.3332843543</text:p>
          </table:table-cell>
          <table:table-cell table:number-columns-repeated="4"/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19.32" calcext:value-type="float">
            <text:p>19.32</text:p>
          </table:table-cell>
          <table:table-cell table:formula="of:=RADIANS([.B75])" office:value-type="float" office:value="0.337197611485304" calcext:value-type="float">
            <text:p>0.3371976115</text:p>
          </table:table-cell>
          <table:table-cell table:formula="of:=[.A75]*SIN([.C75])" office:value-type="float" office:value="13.2602203557888" calcext:value-type="float">
            <text:p>13.2602203558</text:p>
          </table:table-cell>
          <table:table-cell table:formula="of:=[.A75]*COS([.C75])" office:value-type="float" office:value="37.8229157537586" calcext:value-type="float">
            <text:p>37.8229157538</text:p>
          </table:table-cell>
          <table:table-cell table:style-name="ce1" table:formula="of:=[.D75]/([.D75]+[.E75])" office:value-type="float" office:value="0.259581172294363" calcext:value-type="float">
            <text:p>0.2595811723</text:p>
          </table:table-cell>
          <table:table-cell table:formula="of:=[.E75]/([.D75]+[.E75])" office:value-type="float" office:value="0.740418827705637" calcext:value-type="float">
            <text:p>0.7404188277</text:p>
          </table:table-cell>
          <table:table-cell/>
          <table:table-cell office:value-type="string" calcext:value-type="string">
            <text:p>169J</text:p>
          </table:table-cell>
          <table:table-cell table:number-columns-repeated="2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8.67" calcext:value-type="float">
            <text:p>28.67</text:p>
          </table:table-cell>
          <table:table-cell table:formula="of:=RADIANS([.B76])" office:value-type="float" office:value="0.500385896546774" calcext:value-type="float">
            <text:p>0.5003858965</text:p>
          </table:table-cell>
          <table:table-cell table:formula="of:=[.A76]*SIN([.C76])" office:value-type="float" office:value="9.27863883465076" calcext:value-type="float">
            <text:p>9.2786388347</text:p>
          </table:table-cell>
          <table:table-cell table:formula="of:=[.A76]*COS([.C76])" office:value-type="float" office:value="16.9688674158328" calcext:value-type="float">
            <text:p>16.9688674158</text:p>
          </table:table-cell>
          <table:table-cell table:style-name="ce1" table:formula="of:=[.D76]/([.D76]+[.E76])" office:value-type="float" office:value="0.353505538625401" calcext:value-type="float">
            <text:p>0.3535055386</text:p>
          </table:table-cell>
          <table:table-cell table:formula="of:=[.E76]/([.D76]+[.E76])" office:value-type="float" office:value="0.646494461374599" calcext:value-type="float">
            <text:p>0.6464944614</text:p>
          </table:table-cell>
          <table:table-cell table:number-columns-repeated="4"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58.78" calcext:value-type="float">
            <text:p>58.78</text:p>
          </table:table-cell>
          <table:table-cell table:formula="of:=RADIANS([.B77])" office:value-type="float" office:value="1.02590453432227" calcext:value-type="float">
            <text:p>1.0259045343</text:p>
          </table:table-cell>
          <table:table-cell table:formula="of:=[.A77]*SIN([.C77])" office:value-type="float" office:value="8.83404434136809" calcext:value-type="float">
            <text:p>8.8340443414</text:p>
          </table:table-cell>
          <table:table-cell table:formula="of:=[.A77]*COS([.C77])" office:value-type="float" office:value="5.35430299616508" calcext:value-type="float">
            <text:p>5.3543029962</text:p>
          </table:table-cell>
          <table:table-cell table:style-name="ce1" table:formula="of:=[.D77]/([.D77]+[.E77])" office:value-type="float" office:value="0.622626732431263" calcext:value-type="float">
            <text:p>0.6226267324</text:p>
          </table:table-cell>
          <table:table-cell table:formula="of:=[.E77]/([.D77]+[.E77])" office:value-type="float" office:value="0.377373267568737" calcext:value-type="float">
            <text:p>0.3773732676</text:p>
          </table:table-cell>
          <table:table-cell table:number-columns-repeated="4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36.03" calcext:value-type="float">
            <text:p>36.03</text:p>
          </table:table-cell>
          <table:table-cell table:formula="of:=RADIANS([.B78])" office:value-type="float" office:value="0.628842129493557" calcext:value-type="float">
            <text:p>0.6288421295</text:p>
          </table:table-cell>
          <table:table-cell table:formula="of:=[.A78]*SIN([.C78])" office:value-type="float" office:value="8.49373466780246" calcext:value-type="float">
            <text:p>8.4937346678</text:p>
          </table:table-cell>
          <table:table-cell table:formula="of:=[.A78]*COS([.C78])" office:value-type="float" office:value="11.6777596906672" calcext:value-type="float">
            <text:p>11.6777596907</text:p>
          </table:table-cell>
          <table:table-cell table:style-name="ce1" table:formula="of:=[.D78]/([.D78]+[.E78])" office:value-type="float" office:value="0.421076124399088" calcext:value-type="float">
            <text:p>0.4210761244</text:p>
          </table:table-cell>
          <table:table-cell table:formula="of:=[.E78]/([.D78]+[.E78])" office:value-type="float" office:value="0.578923875600912" calcext:value-type="float">
            <text:p>0.5789238756</text:p>
          </table:table-cell>
          <table:table-cell table:number-columns-repeated="4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53.47" calcext:value-type="float">
            <text:p>53.47</text:p>
          </table:table-cell>
          <table:table-cell table:formula="of:=RADIANS([.B79])" office:value-type="float" office:value="0.933227551041368" calcext:value-type="float">
            <text:p>0.933227551</text:p>
          </table:table-cell>
          <table:table-cell table:formula="of:=[.A79]*SIN([.C79])" office:value-type="float" office:value="7.19976590554053" calcext:value-type="float">
            <text:p>7.1997659055</text:p>
          </table:table-cell>
          <table:table-cell table:formula="of:=[.A79]*COS([.C79])" office:value-type="float" office:value="5.33338268882106" calcext:value-type="float">
            <text:p>5.3333826888</text:p>
          </table:table-cell>
          <table:table-cell table:style-name="ce1" table:formula="of:=[.D79]/([.D79]+[.E79])" office:value-type="float" office:value="0.574457874757789" calcext:value-type="float">
            <text:p>0.5744578748</text:p>
          </table:table-cell>
          <table:table-cell table:formula="of:=[.E79]/([.D79]+[.E79])" office:value-type="float" office:value="0.425542125242211" calcext:value-type="float">
            <text:p>0.4255421252</text:p>
          </table:table-cell>
          <table:table-cell table:number-columns-repeated="4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90" calcext:value-type="float">
            <text:p>90</text:p>
          </table:table-cell>
          <table:table-cell table:formula="of:=RADIANS([.B80])" office:value-type="float" office:value="1.5707963267949" calcext:value-type="float">
            <text:p>1.5707963268</text:p>
          </table:table-cell>
          <table:table-cell table:formula="of:=[.A80]*SIN([.C80])" office:value-type="float" office:value="21.34" calcext:value-type="float">
            <text:p>21.34</text:p>
          </table:table-cell>
          <table:table-cell table:formula="of:=[.A80]*COS([.C80])" office:value-type="float" office:value="1.30669813469023E-015" calcext:value-type="float">
            <text:p>1.30669813469023E-015</text:p>
          </table:table-cell>
          <table:table-cell table:style-name="ce1" table:formula="of:=[.D80]/([.D80]+[.E80])" office:value-type="float" office:value="1" calcext:value-type="float">
            <text:p>1</text:p>
          </table:table-cell>
          <table:table-cell table:formula="of:=[.E80]/([.D80]+[.E80])" office:value-type="float" office:value="6.12323399573677E-017" calcext:value-type="float">
            <text:p>6.12323399573677E-0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6.75" calcext:value-type="float">
            <text:p>16.75</text:p>
          </table:table-cell>
          <table:table-cell table:formula="of:=RADIANS([.B81])" office:value-type="float" office:value="0.29234264970905" calcext:value-type="float">
            <text:p>0.2923426497</text:p>
          </table:table-cell>
          <table:table-cell table:formula="of:=[.A81]*SIN([.C81])" office:value-type="float" office:value="8.21935756718423" calcext:value-type="float">
            <text:p>8.2193575672</text:p>
          </table:table-cell>
          <table:table-cell table:formula="of:=[.A81]*COS([.C81])" office:value-type="float" office:value="27.3099352101533" calcext:value-type="float">
            <text:p>27.3099352102</text:p>
          </table:table-cell>
          <table:table-cell table:style-name="ce1" table:formula="of:=[.D81]/([.D81]+[.E81])" office:value-type="float" office:value="0.231340308930297" calcext:value-type="float">
            <text:p>0.2313403089</text:p>
          </table:table-cell>
          <table:table-cell table:formula="of:=[.E81]/([.D81]+[.E81])" office:value-type="float" office:value="0.768659691069703" calcext:value-type="float">
            <text:p>0.7686596911</text:p>
          </table:table-cell>
          <table:table-cell table:number-columns-repeated="4"/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37.19" calcext:value-type="float">
            <text:p>37.19</text:p>
          </table:table-cell>
          <table:table-cell table:formula="of:=RADIANS([.B82])" office:value-type="float" office:value="0.649087948816691" calcext:value-type="float">
            <text:p>0.6490879488</text:p>
          </table:table-cell>
          <table:table-cell table:formula="of:=[.A82]*SIN([.C82])" office:value-type="float" office:value="22.5342719672308" calcext:value-type="float">
            <text:p>22.5342719672</text:p>
          </table:table-cell>
          <table:table-cell table:formula="of:=[.A82]*COS([.C82])" office:value-type="float" office:value="29.6985687686608" calcext:value-type="float">
            <text:p>29.6985687687</text:p>
          </table:table-cell>
          <table:table-cell table:style-name="ce1" table:formula="of:=[.D82]/([.D82]+[.E82])" office:value-type="float" office:value="0.43141961359468" calcext:value-type="float">
            <text:p>0.4314196136</text:p>
          </table:table-cell>
          <table:table-cell table:formula="of:=[.E82]/([.D82]+[.E82])" office:value-type="float" office:value="0.56858038640532" calcext:value-type="float">
            <text:p>0.5685803864</text:p>
          </table:table-cell>
          <table:table-cell/>
          <table:table-cell office:value-type="string" calcext:value-type="string">
            <text:p>169K</text:p>
          </table:table-cell>
          <table:table-cell table:number-columns-repeated="2"/>
        </table:table-row>
        <table:table-row table:style-name="ro1">
          <table:table-cell office:value-type="float" office:value="47.62" calcext:value-type="float">
            <text:p>47.62</text:p>
          </table:table-cell>
          <table:table-cell office:value-type="float" office:value="13.98" calcext:value-type="float">
            <text:p>13.98</text:p>
          </table:table-cell>
          <table:table-cell table:formula="of:=RADIANS([.B83])" office:value-type="float" office:value="0.243997029428807" calcext:value-type="float">
            <text:p>0.2439970294</text:p>
          </table:table-cell>
          <table:table-cell table:formula="of:=[.A83]*SIN([.C83])" office:value-type="float" office:value="11.5041912108888" calcext:value-type="float">
            <text:p>11.5041912109</text:p>
          </table:table-cell>
          <table:table-cell table:formula="of:=[.A83]*COS([.C83])" office:value-type="float" office:value="46.2095010207134" calcext:value-type="float">
            <text:p>46.2095010207</text:p>
          </table:table-cell>
          <table:table-cell table:style-name="ce1" table:formula="of:=[.D83]/([.D83]+[.E83])" office:value-type="float" office:value="0.199332095488244" calcext:value-type="float">
            <text:p>0.1993320955</text:p>
          </table:table-cell>
          <table:table-cell table:formula="of:=[.E83]/([.D83]+[.E83])" office:value-type="float" office:value="0.800667904511756" calcext:value-type="float">
            <text:p>0.8006679045</text:p>
          </table:table-cell>
          <table:table-cell table:number-columns-repeated="4"/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21.19" calcext:value-type="float">
            <text:p>21.19</text:p>
          </table:table-cell>
          <table:table-cell table:formula="of:=RADIANS([.B84])" office:value-type="float" office:value="0.369835268497598" calcext:value-type="float">
            <text:p>0.3698352685</text:p>
          </table:table-cell>
          <table:table-cell table:formula="of:=[.A84]*SIN([.C84])" office:value-type="float" office:value="10.0956292854582" calcext:value-type="float">
            <text:p>10.0956292855</text:p>
          </table:table-cell>
          <table:table-cell table:formula="of:=[.A84]*COS([.C84])" office:value-type="float" office:value="26.041566184287" calcext:value-type="float">
            <text:p>26.0415661843</text:p>
          </table:table-cell>
          <table:table-cell table:style-name="ce1" table:formula="of:=[.D84]/([.D84]+[.E84])" office:value-type="float" office:value="0.279369473868289" calcext:value-type="float">
            <text:p>0.2793694739</text:p>
          </table:table-cell>
          <table:table-cell table:formula="of:=[.E84]/([.D84]+[.E84])" office:value-type="float" office:value="0.720630526131711" calcext:value-type="float">
            <text:p>0.720630526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1.83" calcext:value-type="float">
            <text:p>31.83</text:p>
          </table:table-cell>
          <table:table-cell office:value-type="float" office:value="13.46" calcext:value-type="float">
            <text:p>13.46</text:p>
          </table:table-cell>
          <table:table-cell table:formula="of:=RADIANS([.B85])" office:value-type="float" office:value="0.234921317318437" calcext:value-type="float">
            <text:p>0.2349213173</text:p>
          </table:table-cell>
          <table:table-cell table:formula="of:=[.A85]*SIN([.C85])" office:value-type="float" office:value="7.40895657316755" calcext:value-type="float">
            <text:p>7.4089565732</text:p>
          </table:table-cell>
          <table:table-cell table:formula="of:=[.A85]*COS([.C85])" office:value-type="float" office:value="30.955714537011" calcext:value-type="float">
            <text:p>30.955714537</text:p>
          </table:table-cell>
          <table:table-cell table:style-name="ce1" table:formula="of:=[.D85]/([.D85]+[.E85])" office:value-type="float" office:value="0.193119251612765" calcext:value-type="float">
            <text:p>0.1931192516</text:p>
          </table:table-cell>
          <table:table-cell table:formula="of:=[.E85]/([.D85]+[.E85])" office:value-type="float" office:value="0.806880748387235" calcext:value-type="float">
            <text:p>0.8068807484</text:p>
          </table:table-cell>
          <table:table-cell table:number-columns-repeated="4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31.54" calcext:value-type="float">
            <text:p>31.54</text:p>
          </table:table-cell>
          <table:table-cell table:formula="of:=RADIANS([.B86])" office:value-type="float" office:value="0.550476846079012" calcext:value-type="float">
            <text:p>0.5504768461</text:p>
          </table:table-cell>
          <table:table-cell table:formula="of:=[.A86]*SIN([.C86])" office:value-type="float" office:value="7.13499796523594" calcext:value-type="float">
            <text:p>7.1349979652</text:p>
          </table:table-cell>
          <table:table-cell table:formula="of:=[.A86]*COS([.C86])" office:value-type="float" office:value="11.6250335068798" calcext:value-type="float">
            <text:p>11.6250335069</text:p>
          </table:table-cell>
          <table:table-cell table:style-name="ce1" table:formula="of:=[.D86]/([.D86]+[.E86])" office:value-type="float" office:value="0.380329743894147" calcext:value-type="float">
            <text:p>0.3803297439</text:p>
          </table:table-cell>
          <table:table-cell table:formula="of:=[.E86]/([.D86]+[.E86])" office:value-type="float" office:value="0.619670256105853" calcext:value-type="float">
            <text:p>0.6196702561</text:p>
          </table:table-cell>
          <table:table-cell table:number-columns-repeated="4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9.13" calcext:value-type="float">
            <text:p>19.13</text:p>
          </table:table-cell>
          <table:table-cell table:formula="of:=RADIANS([.B87])" office:value-type="float" office:value="0.333881485906515" calcext:value-type="float">
            <text:p>0.3338814859</text:p>
          </table:table-cell>
          <table:table-cell table:formula="of:=[.A87]*SIN([.C87])" office:value-type="float" office:value="4.51260289025319" calcext:value-type="float">
            <text:p>4.5126028903</text:p>
          </table:table-cell>
          <table:table-cell table:formula="of:=[.A87]*COS([.C87])" office:value-type="float" office:value="13.0095855104949" calcext:value-type="float">
            <text:p>13.0095855105</text:p>
          </table:table-cell>
          <table:table-cell table:style-name="ce1" table:formula="of:=[.D87]/([.D87]+[.E87])" office:value-type="float" office:value="0.257536489566596" calcext:value-type="float">
            <text:p>0.2575364896</text:p>
          </table:table-cell>
          <table:table-cell table:formula="of:=[.E87]/([.D87]+[.E87])" office:value-type="float" office:value="0.742463510433404" calcext:value-type="float">
            <text:p>0.7424635104</text:p>
          </table:table-cell>
          <table:table-cell/>
          <table:table-cell office:value-type="string" calcext:value-type="string">
            <text:p>169L</text:p>
          </table:table-cell>
          <table:table-cell table:number-columns-repeated="2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57.62" calcext:value-type="float">
            <text:p>57.62</text:p>
          </table:table-cell>
          <table:table-cell table:formula="of:=RADIANS([.B88])" office:value-type="float" office:value="1.00565871499913" calcext:value-type="float">
            <text:p>1.005658715</text:p>
          </table:table-cell>
          <table:table-cell table:formula="of:=[.A88]*SIN([.C88])" office:value-type="float" office:value="10.9111326745992" calcext:value-type="float">
            <text:p>10.9111326746</text:p>
          </table:table-cell>
          <table:table-cell table:formula="of:=[.A88]*COS([.C88])" office:value-type="float" office:value="6.91907390893419" calcext:value-type="float">
            <text:p>6.9190739089</text:p>
          </table:table-cell>
          <table:table-cell table:style-name="ce1" table:formula="of:=[.D88]/([.D88]+[.E88])" office:value-type="float" office:value="0.611946509059288" calcext:value-type="float">
            <text:p>0.6119465091</text:p>
          </table:table-cell>
          <table:table-cell table:formula="of:=[.E88]/([.D88]+[.E88])" office:value-type="float" office:value="0.388053490940712" calcext:value-type="float">
            <text:p>0.3880534909</text:p>
          </table:table-cell>
          <table:table-cell table:number-columns-repeated="4"/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33.69" calcext:value-type="float">
            <text:p>33.69</text:p>
          </table:table-cell>
          <table:table-cell table:formula="of:=RADIANS([.B89])" office:value-type="float" office:value="0.58800142499689" calcext:value-type="float">
            <text:p>0.588001425</text:p>
          </table:table-cell>
          <table:table-cell table:formula="of:=[.A89]*SIN([.C89])" office:value-type="float" office:value="14.7605461274195" calcext:value-type="float">
            <text:p>14.7605461274</text:p>
          </table:table-cell>
          <table:table-cell table:formula="of:=[.A89]*COS([.C89])" office:value-type="float" office:value="22.140875728397" calcext:value-type="float">
            <text:p>22.1408757284</text:p>
          </table:table-cell>
          <table:table-cell table:style-name="ce1" table:formula="of:=[.D89]/([.D89]+[.E89])" office:value-type="float" office:value="0.399999387153503" calcext:value-type="float">
            <text:p>0.3999993872</text:p>
          </table:table-cell>
          <table:table-cell table:formula="of:=[.E89]/([.D89]+[.E89])" office:value-type="float" office:value="0.600000612846497" calcext:value-type="float">
            <text:p>0.6000006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22.59" calcext:value-type="float">
            <text:p>22.59</text:p>
          </table:table-cell>
          <table:table-cell table:formula="of:=RADIANS([.B90])" office:value-type="float" office:value="0.394269878025519" calcext:value-type="float">
            <text:p>0.394269878</text:p>
          </table:table-cell>
          <table:table-cell table:formula="of:=[.A90]*SIN([.C90])" office:value-type="float" office:value="10.3562576606989" calcext:value-type="float">
            <text:p>10.3562576607</text:p>
          </table:table-cell>
          <table:table-cell table:formula="of:=[.A90]*COS([.C90])" office:value-type="float" office:value="24.8915553404205" calcext:value-type="float">
            <text:p>24.8915553404</text:p>
          </table:table-cell>
          <table:table-cell table:style-name="ce1" table:formula="of:=[.D90]/([.D90]+[.E90])" office:value-type="float" office:value="0.293812772451158" calcext:value-type="float">
            <text:p>0.2938127725</text:p>
          </table:table-cell>
          <table:table-cell table:formula="of:=[.E90]/([.D90]+[.E90])" office:value-type="float" office:value="0.706187227548842" calcext:value-type="float">
            <text:p>0.7061872275</text:p>
          </table:table-cell>
          <table:table-cell table:number-columns-repeated="4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20.79" calcext:value-type="float">
            <text:p>20.79</text:p>
          </table:table-cell>
          <table:table-cell table:formula="of:=RADIANS([.B91])" office:value-type="float" office:value="0.362853951489621" calcext:value-type="float">
            <text:p>0.3628539515</text:p>
          </table:table-cell>
          <table:table-cell table:formula="of:=[.A91]*SIN([.C91])" office:value-type="float" office:value="8.36957478373356" calcext:value-type="float">
            <text:p>8.3695747837</text:p>
          </table:table-cell>
          <table:table-cell table:formula="of:=[.A91]*COS([.C91])" office:value-type="float" office:value="22.0446505515395" calcext:value-type="float">
            <text:p>22.0446505515</text:p>
          </table:table-cell>
          <table:table-cell table:style-name="ce1" table:formula="of:=[.D91]/([.D91]+[.E91])" office:value-type="float" office:value="0.275186189734279" calcext:value-type="float">
            <text:p>0.2751861897</text:p>
          </table:table-cell>
          <table:table-cell table:formula="of:=[.E91]/([.D91]+[.E91])" office:value-type="float" office:value="0.724813810265721" calcext:value-type="float">
            <text:p>0.7248138103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2.95" calcext:value-type="float">
            <text:p>12.95</text:p>
          </table:table-cell>
          <table:table-cell table:formula="of:=RADIANS([.B92])" office:value-type="float" office:value="0.226020138133266" calcext:value-type="float">
            <text:p>0.2260201381</text:p>
          </table:table-cell>
          <table:table-cell table:formula="of:=[.A92]*SIN([.C92])" office:value-type="float" office:value="3.31668992352747" calcext:value-type="float">
            <text:p>3.3166899235</text:p>
          </table:table-cell>
          <table:table-cell table:formula="of:=[.A92]*COS([.C92])" office:value-type="float" office:value="14.4235768085164" calcext:value-type="float">
            <text:p>14.4235768085</text:p>
          </table:table-cell>
          <table:table-cell table:style-name="ce1" table:formula="of:=[.D92]/([.D92]+[.E92])" office:value-type="float" office:value="0.186958289501736" calcext:value-type="float">
            <text:p>0.1869582895</text:p>
          </table:table-cell>
          <table:table-cell table:formula="of:=[.E92]/([.D92]+[.E92])" office:value-type="float" office:value="0.813041710498264" calcext:value-type="float">
            <text:p>0.8130417105</text:p>
          </table:table-cell>
          <table:table-cell/>
          <table:table-cell office:value-type="string" calcext:value-type="string">
            <text:p>169M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.99" calcext:value-type="float">
            <text:p>12.99</text:p>
          </table:table-cell>
          <table:table-cell table:formula="of:=RADIANS([.B93])" office:value-type="float" office:value="0.226718269834063" calcext:value-type="float">
            <text:p>0.2267182698</text:p>
          </table:table-cell>
          <table:table-cell table:formula="of:=[.A93]*SIN([.C93])" office:value-type="float" office:value="0.786733469413129" calcext:value-type="float">
            <text:p>0.7867334694</text:p>
          </table:table-cell>
          <table:table-cell table:formula="of:=[.A93]*COS([.C93])" office:value-type="float" office:value="3.41043258958525" calcext:value-type="float">
            <text:p>3.4104325896</text:p>
          </table:table-cell>
          <table:table-cell table:style-name="ce1" table:formula="of:=[.D93]/([.D93]+[.E93])" office:value-type="float" office:value="0.187443970134667" calcext:value-type="float">
            <text:p>0.1874439701</text:p>
          </table:table-cell>
          <table:table-cell table:formula="of:=[.E93]/([.D93]+[.E93])" office:value-type="float" office:value="0.812556029865333" calcext:value-type="float">
            <text:p>0.8125560299</text:p>
          </table:table-cell>
          <table:table-cell table:number-columns-repeated="4"/>
        </table:table-row>
        <table:table-row table:style-name="ro1">
          <table:table-cell office:value-type="float" office:value="43.83" calcext:value-type="float">
            <text:p>43.83</text:p>
          </table:table-cell>
          <table:table-cell office:value-type="float" office:value="30.43" calcext:value-type="float">
            <text:p>30.43</text:p>
          </table:table-cell>
          <table:table-cell table:formula="of:=RADIANS([.B94])" office:value-type="float" office:value="0.531103691381875" calcext:value-type="float">
            <text:p>0.5311036914</text:p>
          </table:table-cell>
          <table:table-cell table:formula="of:=[.A94]*SIN([.C94])" office:value-type="float" office:value="22.1992509547765" calcext:value-type="float">
            <text:p>22.1992509548</text:p>
          </table:table-cell>
          <table:table-cell table:formula="of:=[.A94]*COS([.C94])" office:value-type="float" office:value="37.7923558017604" calcext:value-type="float">
            <text:p>37.7923558018</text:p>
          </table:table-cell>
          <table:table-cell table:style-name="ce1" table:formula="of:=[.D94]/([.D94]+[.E94])" office:value-type="float" office:value="0.370039279742371" calcext:value-type="float">
            <text:p>0.3700392797</text:p>
          </table:table-cell>
          <table:table-cell table:formula="of:=[.E94]/([.D94]+[.E94])" office:value-type="float" office:value="0.629960720257629" calcext:value-type="float">
            <text:p>0.62996072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42.27" calcext:value-type="float">
            <text:p>42.27</text:p>
          </table:table-cell>
          <table:table-cell table:formula="of:=RADIANS([.B95])" office:value-type="float" office:value="0.737750674818003" calcext:value-type="float">
            <text:p>0.7377506748</text:p>
          </table:table-cell>
          <table:table-cell table:formula="of:=[.A95]*SIN([.C95])" office:value-type="float" office:value="5.29355994101939" calcext:value-type="float">
            <text:p>5.293559941</text:p>
          </table:table-cell>
          <table:table-cell table:formula="of:=[.A95]*COS([.C95])" office:value-type="float" office:value="5.82366921715466" calcext:value-type="float">
            <text:p>5.8236692172</text:p>
          </table:table-cell>
          <table:table-cell table:style-name="ce1" table:formula="of:=[.D95]/([.D95]+[.E95])" office:value-type="float" office:value="0.476158210441066" calcext:value-type="float">
            <text:p>0.4761582104</text:p>
          </table:table-cell>
          <table:table-cell table:formula="of:=[.E95]/([.D95]+[.E95])" office:value-type="float" office:value="0.523841789558934" calcext:value-type="float">
            <text:p>0.5238417896</text:p>
          </table:table-cell>
          <table:table-cell table:number-columns-repeated="4"/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23.3" calcext:value-type="float">
            <text:p>23.3</text:p>
          </table:table-cell>
          <table:table-cell table:formula="of:=RADIANS([.B96])" office:value-type="float" office:value="0.406661715714679" calcext:value-type="float">
            <text:p>0.4066617157</text:p>
          </table:table-cell>
          <table:table-cell table:formula="of:=[.A96]*SIN([.C96])" office:value-type="float" office:value="9.23598748484523" calcext:value-type="float">
            <text:p>9.2359874848</text:p>
          </table:table-cell>
          <table:table-cell table:formula="of:=[.A96]*COS([.C96])" office:value-type="float" office:value="21.4457230043611" calcext:value-type="float">
            <text:p>21.4457230044</text:p>
          </table:table-cell>
          <table:table-cell table:style-name="ce1" table:formula="of:=[.D96]/([.D96]+[.E96])" office:value-type="float" office:value="0.30102583387893" calcext:value-type="float">
            <text:p>0.3010258339</text:p>
          </table:table-cell>
          <table:table-cell table:formula="of:=[.E96]/([.D96]+[.E96])" office:value-type="float" office:value="0.69897416612107" calcext:value-type="float">
            <text:p>0.6989741661</text:p>
          </table:table-cell>
          <table:table-cell/>
          <table:table-cell office:value-type="string" calcext:value-type="string">
            <text:p>169N</text:p>
          </table:table-cell>
          <table:table-cell table:number-columns-repeated="2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87.88" calcext:value-type="float">
            <text:p>87.88</text:p>
          </table:table-cell>
          <table:table-cell table:formula="of:=RADIANS([.B97])" office:value-type="float" office:value="1.53379534665262" calcext:value-type="float">
            <text:p>1.5337953467</text:p>
          </table:table-cell>
          <table:table-cell table:formula="of:=[.A97]*SIN([.C97])" office:value-type="float" office:value="7.22505136742373" calcext:value-type="float">
            <text:p>7.2250513674</text:p>
          </table:table-cell>
          <table:table-cell table:formula="of:=[.A97]*COS([.C97])" office:value-type="float" office:value="0.267456048891286" calcext:value-type="float">
            <text:p>0.2674560489</text:p>
          </table:table-cell>
          <table:table-cell table:style-name="ce1" table:formula="of:=[.D97]/([.D97]+[.E97])" office:value-type="float" office:value="0.96430353231164" calcext:value-type="float">
            <text:p>0.9643035323</text:p>
          </table:table-cell>
          <table:table-cell table:formula="of:=[.E97]/([.D97]+[.E97])" office:value-type="float" office:value="0.0356964676883599" calcext:value-type="float">
            <text:p>0.0356964677</text:p>
          </table:table-cell>
          <table:table-cell table:number-columns-repeated="4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2.24" calcext:value-type="float">
            <text:p>12.24</text:p>
          </table:table-cell>
          <table:table-cell table:formula="of:=RADIANS([.B98])" office:value-type="float" office:value="0.213628300444106" calcext:value-type="float">
            <text:p>0.2136283004</text:p>
          </table:table-cell>
          <table:table-cell table:formula="of:=[.A98]*SIN([.C98])" office:value-type="float" office:value="4.78500047094077" calcext:value-type="float">
            <text:p>4.7850004709</text:p>
          </table:table-cell>
          <table:table-cell table:formula="of:=[.A98]*COS([.C98])" office:value-type="float" office:value="22.0569415489341" calcext:value-type="float">
            <text:p>22.0569415489</text:p>
          </table:table-cell>
          <table:table-cell table:style-name="ce1" table:formula="of:=[.D98]/([.D98]+[.E98])" office:value-type="float" office:value="0.17826580757077" calcext:value-type="float">
            <text:p>0.1782658076</text:p>
          </table:table-cell>
          <table:table-cell table:formula="of:=[.E98]/([.D98]+[.E98])" office:value-type="float" office:value="0.82173419242923" calcext:value-type="float">
            <text:p>0.8217341924</text:p>
          </table:table-cell>
          <table:table-cell table:number-columns-repeated="4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11.25" calcext:value-type="float">
            <text:p>11.25</text:p>
          </table:table-cell>
          <table:table-cell table:formula="of:=RADIANS([.B99])" office:value-type="float" office:value="0.196349540849362" calcext:value-type="float">
            <text:p>0.1963495408</text:p>
          </table:table-cell>
          <table:table-cell table:formula="of:=[.A99]*SIN([.C99])" office:value-type="float" office:value="3.89790463388224" calcext:value-type="float">
            <text:p>3.8979046339</text:p>
          </table:table-cell>
          <table:table-cell table:formula="of:=[.A99]*COS([.C99])" office:value-type="float" office:value="19.5960899024565" calcext:value-type="float">
            <text:p>19.5960899025</text:p>
          </table:table-cell>
          <table:table-cell table:style-name="ce1" table:formula="of:=[.D99]/([.D99]+[.E99])" office:value-type="float" office:value="0.165910681040351" calcext:value-type="float">
            <text:p>0.165910681</text:p>
          </table:table-cell>
          <table:table-cell table:formula="of:=[.E99]/([.D99]+[.E99])" office:value-type="float" office:value="0.834089318959649" calcext:value-type="float">
            <text:p>0.8340893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20.68" calcext:value-type="float">
            <text:p>20.68</text:p>
          </table:table-cell>
          <table:table-cell table:formula="of:=RADIANS([.B100])" office:value-type="float" office:value="0.360934089312427" calcext:value-type="float">
            <text:p>0.3609340893</text:p>
          </table:table-cell>
          <table:table-cell table:formula="of:=[.A100]*SIN([.C100])" office:value-type="float" office:value="9.73982985708809" calcext:value-type="float">
            <text:p>9.7398298571</text:p>
          </table:table-cell>
          <table:table-cell table:formula="of:=[.A100]*COS([.C100])" office:value-type="float" office:value="25.802947784216" calcext:value-type="float">
            <text:p>25.8029477842</text:p>
          </table:table-cell>
          <table:table-cell table:style-name="ce1" table:formula="of:=[.D100]/([.D100]+[.E100])" office:value-type="float" office:value="0.274031195743393" calcext:value-type="float">
            <text:p>0.2740311957</text:p>
          </table:table-cell>
          <table:table-cell table:formula="of:=[.E100]/([.D100]+[.E100])" office:value-type="float" office:value="0.725968804256607" calcext:value-type="float">
            <text:p>0.7259688043</text:p>
          </table:table-cell>
          <table:table-cell table:number-columns-repeated="4"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67.89" calcext:value-type="float">
            <text:p>67.89</text:p>
          </table:table-cell>
          <table:table-cell table:formula="of:=RADIANS([.B101])" office:value-type="float" office:value="1.18490402917895" calcext:value-type="float">
            <text:p>1.1849040292</text:p>
          </table:table-cell>
          <table:table-cell table:formula="of:=[.A101]*SIN([.C101])" office:value-type="float" office:value="25.4314080664148" calcext:value-type="float">
            <text:p>25.4314080664</text:p>
          </table:table-cell>
          <table:table-cell table:formula="of:=[.A101]*COS([.C101])" office:value-type="float" office:value="10.3317947985571" calcext:value-type="float">
            <text:p>10.3317947986</text:p>
          </table:table-cell>
          <table:table-cell table:style-name="ce1" table:formula="of:=[.D101]/([.D101]+[.E101])" office:value-type="float" office:value="0.711105438806307" calcext:value-type="float">
            <text:p>0.7111054388</text:p>
          </table:table-cell>
          <table:table-cell table:formula="of:=[.E101]/([.D101]+[.E101])" office:value-type="float" office:value="0.288894561193692" calcext:value-type="float">
            <text:p>0.2888945612</text:p>
          </table:table-cell>
          <table:table-cell/>
          <table:table-cell office:value-type="string" calcext:value-type="string">
            <text:p>169O</text:p>
          </table:table-cell>
          <table:table-cell table:number-columns-repeated="2"/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25.86" calcext:value-type="float">
            <text:p>25.86</text:p>
          </table:table-cell>
          <table:table-cell table:formula="of:=RADIANS([.B102])" office:value-type="float" office:value="0.451342144565734" calcext:value-type="float">
            <text:p>0.4513421446</text:p>
          </table:table-cell>
          <table:table-cell table:formula="of:=[.A102]*SIN([.C102])" office:value-type="float" office:value="18.0837604481925" calcext:value-type="float">
            <text:p>18.0837604482</text:p>
          </table:table-cell>
          <table:table-cell table:formula="of:=[.A102]*COS([.C102])" office:value-type="float" office:value="37.3082994527007" calcext:value-type="float">
            <text:p>37.3082994527</text:p>
          </table:table-cell>
          <table:table-cell table:style-name="ce1" table:formula="of:=[.D102]/([.D102]+[.E102])" office:value-type="float" office:value="0.326468459207831" calcext:value-type="float">
            <text:p>0.3264684592</text:p>
          </table:table-cell>
          <table:table-cell table:formula="of:=[.E102]/([.D102]+[.E102])" office:value-type="float" office:value="0.673531540792169" calcext:value-type="float">
            <text:p>0.6735315408</text:p>
          </table:table-cell>
          <table:table-cell table:number-columns-repeated="4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4.49" calcext:value-type="float">
            <text:p>14.49</text:p>
          </table:table-cell>
          <table:table-cell table:formula="of:=RADIANS([.B103])" office:value-type="float" office:value="0.252898208613978" calcext:value-type="float">
            <text:p>0.2528982086</text:p>
          </table:table-cell>
          <table:table-cell table:formula="of:=[.A103]*SIN([.C103])" office:value-type="float" office:value="4.32114442941816" calcext:value-type="float">
            <text:p>4.3211444294</text:p>
          </table:table-cell>
          <table:table-cell table:formula="of:=[.A103]*COS([.C103])" office:value-type="float" office:value="16.7206641859738" calcext:value-type="float">
            <text:p>16.720664186</text:p>
          </table:table-cell>
          <table:table-cell table:style-name="ce1" table:formula="of:=[.D103]/([.D103]+[.E103])" office:value-type="float" office:value="0.205359934043752" calcext:value-type="float">
            <text:p>0.205359934</text:p>
          </table:table-cell>
          <table:table-cell table:formula="of:=[.E103]/([.D103]+[.E103])" office:value-type="float" office:value="0.794640065956248" calcext:value-type="float">
            <text:p>0.79464006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9.23" calcext:value-type="float">
            <text:p>29.23</text:p>
          </table:table-cell>
          <table:table-cell table:formula="of:=RADIANS([.B104])" office:value-type="float" office:value="0.510159740357943" calcext:value-type="float">
            <text:p>0.5101597404</text:p>
          </table:table-cell>
          <table:table-cell table:formula="of:=[.A104]*SIN([.C104])" office:value-type="float" office:value="9.46357673851121" calcext:value-type="float">
            <text:p>9.4635767385</text:p>
          </table:table-cell>
          <table:table-cell table:formula="of:=[.A104]*COS([.C104])" office:value-type="float" office:value="16.9122770588206" calcext:value-type="float">
            <text:p>16.9122770588</text:p>
          </table:table-cell>
          <table:table-cell table:style-name="ce1" table:formula="of:=[.D104]/([.D104]+[.E104])" office:value-type="float" office:value="0.358796981937644" calcext:value-type="float">
            <text:p>0.3587969819</text:p>
          </table:table-cell>
          <table:table-cell table:formula="of:=[.E104]/([.D104]+[.E104])" office:value-type="float" office:value="0.641203018062355" calcext:value-type="float">
            <text:p>0.6412030181</text:p>
          </table:table-cell>
          <table:table-cell table:number-columns-repeated="4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13.82" calcext:value-type="float">
            <text:p>13.82</text:p>
          </table:table-cell>
          <table:table-cell table:formula="of:=RADIANS([.B105])" office:value-type="float" office:value="0.241204502625616" calcext:value-type="float">
            <text:p>0.2412045026</text:p>
          </table:table-cell>
          <table:table-cell table:formula="of:=[.A105]*SIN([.C105])" office:value-type="float" office:value="3.97005983401147" calcext:value-type="float">
            <text:p>3.970059834</text:p>
          </table:table-cell>
          <table:table-cell table:formula="of:=[.A105]*COS([.C105])" office:value-type="float" office:value="16.1388669030502" calcext:value-type="float">
            <text:p>16.1388669031</text:p>
          </table:table-cell>
          <table:table-cell table:style-name="ce1" table:formula="of:=[.D105]/([.D105]+[.E105])" office:value-type="float" office:value="0.197427733758385" calcext:value-type="float">
            <text:p>0.1974277338</text:p>
          </table:table-cell>
          <table:table-cell table:formula="of:=[.E105]/([.D105]+[.E105])" office:value-type="float" office:value="0.802572266241615" calcext:value-type="float">
            <text:p>0.8025722662</text:p>
          </table:table-cell>
          <table:table-cell table:number-columns-repeated="4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13.29" calcext:value-type="float">
            <text:p>13.29</text:p>
          </table:table-cell>
          <table:table-cell table:formula="of:=RADIANS([.B106])" office:value-type="float" office:value="0.231954257590046" calcext:value-type="float">
            <text:p>0.2319542576</text:p>
          </table:table-cell>
          <table:table-cell table:formula="of:=[.A106]*SIN([.C106])" office:value-type="float" office:value="4.96310665086224" calcext:value-type="float">
            <text:p>4.9631066509</text:p>
          </table:table-cell>
          <table:table-cell table:formula="of:=[.A106]*COS([.C106])" office:value-type="float" office:value="21.0117984088028" calcext:value-type="float">
            <text:p>21.0117984088</text:p>
          </table:table-cell>
          <table:table-cell table:style-name="ce1" table:formula="of:=[.D106]/([.D106]+[.E106])" office:value-type="float" office:value="0.191073139226567" calcext:value-type="float">
            <text:p>0.1910731392</text:p>
          </table:table-cell>
          <table:table-cell table:formula="of:=[.E106]/([.D106]+[.E106])" office:value-type="float" office:value="0.808926860773433" calcext:value-type="float">
            <text:p>0.8089268608</text:p>
          </table:table-cell>
          <table:table-cell/>
          <table:table-cell office:value-type="string" calcext:value-type="string">
            <text:p>169P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2.62" calcext:value-type="float">
            <text:p>62.62</text:p>
          </table:table-cell>
          <table:table-cell table:formula="of:=RADIANS([.B107])" office:value-type="float" office:value="1.09292517759885" calcext:value-type="float">
            <text:p>1.0929251776</text:p>
          </table:table-cell>
          <table:table-cell table:formula="of:=[.A107]*SIN([.C107])" office:value-type="float" office:value="14.7048820809782" calcext:value-type="float">
            <text:p>14.704882081</text:p>
          </table:table-cell>
          <table:table-cell table:formula="of:=[.A107]*COS([.C107])" office:value-type="float" office:value="7.61577592793581" calcext:value-type="float">
            <text:p>7.6157759279</text:p>
          </table:table-cell>
          <table:table-cell table:style-name="ce1" table:formula="of:=[.D107]/([.D107]+[.E107])" office:value-type="float" office:value="0.658801459845209" calcext:value-type="float">
            <text:p>0.6588014598</text:p>
          </table:table-cell>
          <table:table-cell table:formula="of:=[.E107]/([.D107]+[.E107])" office:value-type="float" office:value="0.341198540154791" calcext:value-type="float">
            <text:p>0.3411985402</text:p>
          </table:table-cell>
          <table:table-cell table:number-columns-repeated="4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34.69" calcext:value-type="float">
            <text:p>34.69</text:p>
          </table:table-cell>
          <table:table-cell table:formula="of:=RADIANS([.B108])" office:value-type="float" office:value="0.605454717516833" calcext:value-type="float">
            <text:p>0.6054547175</text:p>
          </table:table-cell>
          <table:table-cell table:formula="of:=[.A108]*SIN([.C108])" office:value-type="float" office:value="4.80350803881714" calcext:value-type="float">
            <text:p>4.8035080388</text:p>
          </table:table-cell>
          <table:table-cell table:formula="of:=[.A108]*COS([.C108])" office:value-type="float" office:value="6.9397341823026" calcext:value-type="float">
            <text:p>6.9397341823</text:p>
          </table:table-cell>
          <table:table-cell table:style-name="ce1" table:formula="of:=[.D108]/([.D108]+[.E108])" office:value-type="float" office:value="0.409044448574707" calcext:value-type="float">
            <text:p>0.4090444486</text:p>
          </table:table-cell>
          <table:table-cell table:formula="of:=[.E108]/([.D108]+[.E108])" office:value-type="float" office:value="0.590955551425293" calcext:value-type="float">
            <text:p>0.5909555514</text:p>
          </table:table-cell>
          <table:table-cell table:number-columns-repeated="4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17.83" calcext:value-type="float">
            <text:p>17.83</text:p>
          </table:table-cell>
          <table:table-cell table:formula="of:=RADIANS([.B109])" office:value-type="float" office:value="0.311192205630589" calcext:value-type="float">
            <text:p>0.3111922056</text:p>
          </table:table-cell>
          <table:table-cell table:formula="of:=[.A109]*SIN([.C109])" office:value-type="float" office:value="6.17899081983822" calcext:value-type="float">
            <text:p>6.1789908198</text:p>
          </table:table-cell>
          <table:table-cell table:formula="of:=[.A109]*COS([.C109])" office:value-type="float" office:value="19.2107384670229" calcext:value-type="float">
            <text:p>19.210738467</text:p>
          </table:table-cell>
          <table:table-cell table:style-name="ce1" table:formula="of:=[.D109]/([.D109]+[.E109])" office:value-type="float" office:value="0.243365762195652" calcext:value-type="float">
            <text:p>0.2433657622</text:p>
          </table:table-cell>
          <table:table-cell table:formula="of:=[.E109]/([.D109]+[.E109])" office:value-type="float" office:value="0.756634237804348" calcext:value-type="float">
            <text:p>0.756634237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35.95" calcext:value-type="float">
            <text:p>35.95</text:p>
          </table:table-cell>
          <table:table-cell table:formula="of:=RADIANS([.B110])" office:value-type="float" office:value="0.627445866091962" calcext:value-type="float">
            <text:p>0.6274458661</text:p>
          </table:table-cell>
          <table:table-cell table:formula="of:=[.A110]*SIN([.C110])" office:value-type="float" office:value="10.1388548145485" calcext:value-type="float">
            <text:p>10.1388548145</text:p>
          </table:table-cell>
          <table:table-cell table:formula="of:=[.A110]*COS([.C110])" office:value-type="float" office:value="13.9805766350858" calcext:value-type="float">
            <text:p>13.9805766351</text:p>
          </table:table-cell>
          <table:table-cell table:style-name="ce1" table:formula="of:=[.D110]/([.D110]+[.E110])" office:value-type="float" office:value="0.420360439910049" calcext:value-type="float">
            <text:p>0.4203604399</text:p>
          </table:table-cell>
          <table:table-cell table:formula="of:=[.E110]/([.D110]+[.E110])" office:value-type="float" office:value="0.579639560089951" calcext:value-type="float">
            <text:p>0.5796395601</text:p>
          </table:table-cell>
          <table:table-cell table:number-columns-repeated="4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4.48" calcext:value-type="float">
            <text:p>44.48</text:p>
          </table:table-cell>
          <table:table-cell table:formula="of:=RADIANS([.B111])" office:value-type="float" office:value="0.776322451287078" calcext:value-type="float">
            <text:p>0.7763224513</text:p>
          </table:table-cell>
          <table:table-cell table:formula="of:=[.A111]*SIN([.C111])" office:value-type="float" office:value="8.60410787280588" calcext:value-type="float">
            <text:p>8.6041078728</text:p>
          </table:table-cell>
          <table:table-cell table:formula="of:=[.A111]*COS([.C111])" office:value-type="float" office:value="8.76171944957837" calcext:value-type="float">
            <text:p>8.7617194496</text:p>
          </table:table-cell>
          <table:table-cell table:style-name="ce1" table:formula="of:=[.D111]/([.D111]+[.E111])" office:value-type="float" office:value="0.495462019348501" calcext:value-type="float">
            <text:p>0.4954620193</text:p>
          </table:table-cell>
          <table:table-cell table:formula="of:=[.E111]/([.D111]+[.E111])" office:value-type="float" office:value="0.504537980651499" calcext:value-type="float">
            <text:p>0.5045379807</text:p>
          </table:table-cell>
          <table:table-cell table:number-columns-repeated="4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29.83" calcext:value-type="float">
            <text:p>29.83</text:p>
          </table:table-cell>
          <table:table-cell table:formula="of:=RADIANS([.B112])" office:value-type="float" office:value="0.520631715869909" calcext:value-type="float">
            <text:p>0.5206317159</text:p>
          </table:table-cell>
          <table:table-cell table:formula="of:=[.A112]*SIN([.C112])" office:value-type="float" office:value="5.71545063629494" calcext:value-type="float">
            <text:p>5.7154506363</text:p>
          </table:table-cell>
          <table:table-cell table:formula="of:=[.A112]*COS([.C112])" office:value-type="float" office:value="9.96763382273224" calcext:value-type="float">
            <text:p>9.9676338227</text:p>
          </table:table-cell>
          <table:table-cell table:style-name="ce1" table:formula="of:=[.D112]/([.D112]+[.E112])" office:value-type="float" office:value="0.364434091471408" calcext:value-type="float">
            <text:p>0.3644340915</text:p>
          </table:table-cell>
          <table:table-cell table:formula="of:=[.E112]/([.D112]+[.E112])" office:value-type="float" office:value="0.635565908528591" calcext:value-type="float">
            <text:p>0.6355659085</text:p>
          </table:table-cell>
          <table:table-cell/>
          <table:table-cell office:value-type="string" calcext:value-type="string">
            <text:p>169Q</text:p>
          </table:table-cell>
          <table:table-cell table:number-columns-repeated="2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8.37" calcext:value-type="float">
            <text:p>18.37</text:p>
          </table:table-cell>
          <table:table-cell table:formula="of:=RADIANS([.B113])" office:value-type="float" office:value="0.320616983591358" calcext:value-type="float">
            <text:p>0.3206169836</text:p>
          </table:table-cell>
          <table:table-cell table:formula="of:=[.A113]*SIN([.C113])" office:value-type="float" office:value="2.77018751614031" calcext:value-type="float">
            <text:p>2.7701875161</text:p>
          </table:table-cell>
          <table:table-cell table:formula="of:=[.A113]*COS([.C113])" office:value-type="float" office:value="8.34207175259362" calcext:value-type="float">
            <text:p>8.3420717526</text:p>
          </table:table-cell>
          <table:table-cell table:style-name="ce1" table:formula="of:=[.D113]/([.D113]+[.E113])" office:value-type="float" office:value="0.249291116158049" calcext:value-type="float">
            <text:p>0.2492911162</text:p>
          </table:table-cell>
          <table:table-cell table:formula="of:=[.E113]/([.D113]+[.E113])" office:value-type="float" office:value="0.750708883841951" calcext:value-type="float">
            <text:p>0.7507088838</text:p>
          </table:table-cell>
          <table:table-cell table:number-columns-repeated="4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20.03" calcext:value-type="float">
            <text:p>20.03</text:p>
          </table:table-cell>
          <table:table-cell table:formula="of:=RADIANS([.B114])" office:value-type="float" office:value="0.349589449174464" calcext:value-type="float">
            <text:p>0.3495894492</text:p>
          </table:table-cell>
          <table:table-cell table:formula="of:=[.A114]*SIN([.C114])" office:value-type="float" office:value="9.23070158887191" calcext:value-type="float">
            <text:p>9.2307015889</text:p>
          </table:table-cell>
          <table:table-cell table:formula="of:=[.A114]*COS([.C114])" office:value-type="float" office:value="25.3198864171465" calcext:value-type="float">
            <text:p>25.3198864171</text:p>
          </table:table-cell>
          <table:table-cell table:style-name="ce1" table:formula="of:=[.D114]/([.D114]+[.E114])" office:value-type="float" office:value="0.267164818939232" calcext:value-type="float">
            <text:p>0.2671648189</text:p>
          </table:table-cell>
          <table:table-cell table:formula="of:=[.E114]/([.D114]+[.E114])" office:value-type="float" office:value="0.732835181060768" calcext:value-type="float">
            <text:p>0.73283518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40.12" calcext:value-type="float">
            <text:p>40.12</text:p>
          </table:table-cell>
          <table:table-cell table:formula="of:=RADIANS([.B115])" office:value-type="float" office:value="0.700226095900125" calcext:value-type="float">
            <text:p>0.7002260959</text:p>
          </table:table-cell>
          <table:table-cell table:formula="of:=[.A115]*SIN([.C115])" office:value-type="float" office:value="19.9052255862134" calcext:value-type="float">
            <text:p>19.9052255862</text:p>
          </table:table-cell>
          <table:table-cell table:formula="of:=[.A115]*COS([.C115])" office:value-type="float" office:value="23.6214752791174" calcext:value-type="float">
            <text:p>23.6214752791</text:p>
          </table:table-cell>
          <table:table-cell table:style-name="ce1" table:formula="of:=[.D115]/([.D115]+[.E115])" office:value-type="float" office:value="0.457310689542015" calcext:value-type="float">
            <text:p>0.4573106895</text:p>
          </table:table-cell>
          <table:table-cell table:formula="of:=[.E115]/([.D115]+[.E115])" office:value-type="float" office:value="0.542689310457985" calcext:value-type="float">
            <text:p>0.5426893105</text:p>
          </table:table-cell>
          <table:table-cell table:number-columns-repeated="4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6.46" calcext:value-type="float">
            <text:p>16.46</text:p>
          </table:table-cell>
          <table:table-cell table:formula="of:=RADIANS([.B116])" office:value-type="float" office:value="0.287281194878267" calcext:value-type="float">
            <text:p>0.2872811949</text:p>
          </table:table-cell>
          <table:table-cell table:formula="of:=[.A116]*SIN([.C116])" office:value-type="float" office:value="3.4398191421517" calcext:value-type="float">
            <text:p>3.4398191422</text:p>
          </table:table-cell>
          <table:table-cell table:formula="of:=[.A116]*COS([.C116])" office:value-type="float" office:value="11.6424758650936" calcext:value-type="float">
            <text:p>11.6424758651</text:p>
          </table:table-cell>
          <table:table-cell table:style-name="ce1" table:formula="of:=[.D116]/([.D116]+[.E116])" office:value-type="float" office:value="0.228070007946355" calcext:value-type="float">
            <text:p>0.2280700079</text:p>
          </table:table-cell>
          <table:table-cell table:formula="of:=[.E116]/([.D116]+[.E116])" office:value-type="float" office:value="0.771929992053645" calcext:value-type="float">
            <text:p>0.7719299921</text:p>
          </table:table-cell>
          <table:table-cell/>
          <table:table-cell office:value-type="string" calcext:value-type="string">
            <text:p>169R</text:p>
          </table:table-cell>
          <table:table-cell table:number-columns-repeated="2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90" calcext:value-type="float">
            <text:p>90</text:p>
          </table:table-cell>
          <table:table-cell table:formula="of:=RADIANS([.B117])" office:value-type="float" office:value="1.5707963267949" calcext:value-type="float">
            <text:p>1.5707963268</text:p>
          </table:table-cell>
          <table:table-cell table:formula="of:=[.A117]*SIN([.C117])" office:value-type="float" office:value="7.41" calcext:value-type="float">
            <text:p>7.41</text:p>
          </table:table-cell>
          <table:table-cell table:formula="of:=[.A117]*COS([.C117])" office:value-type="float" office:value="4.53731639084094E-016" calcext:value-type="float">
            <text:p>4.53731639084094E-016</text:p>
          </table:table-cell>
          <table:table-cell table:style-name="ce1" table:formula="of:=[.D117]/([.D117]+[.E117])" office:value-type="float" office:value="1" calcext:value-type="float">
            <text:p>1</text:p>
          </table:table-cell>
          <table:table-cell table:formula="of:=[.E117]/([.D117]+[.E117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34.69" calcext:value-type="float">
            <text:p>34.69</text:p>
          </table:table-cell>
          <table:table-cell table:formula="of:=RADIANS([.B118])" office:value-type="float" office:value="0.605454717516833" calcext:value-type="float">
            <text:p>0.6054547175</text:p>
          </table:table-cell>
          <table:table-cell table:formula="of:=[.A118]*SIN([.C118])" office:value-type="float" office:value="7.14265709563449" calcext:value-type="float">
            <text:p>7.1426570956</text:p>
          </table:table-cell>
          <table:table-cell table:formula="of:=[.A118]*COS([.C118])" office:value-type="float" office:value="10.3191545009357" calcext:value-type="float">
            <text:p>10.3191545009</text:p>
          </table:table-cell>
          <table:table-cell table:style-name="ce1" table:formula="of:=[.D118]/([.D118]+[.E118])" office:value-type="float" office:value="0.409044448574707" calcext:value-type="float">
            <text:p>0.4090444486</text:p>
          </table:table-cell>
          <table:table-cell table:formula="of:=[.E118]/([.D118]+[.E118])" office:value-type="float" office:value="0.590955551425293" calcext:value-type="float">
            <text:p>0.5909555514</text:p>
          </table:table-cell>
          <table:table-cell table:number-columns-repeated="4"/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21.28" calcext:value-type="float">
            <text:p>21.28</text:p>
          </table:table-cell>
          <table:table-cell table:formula="of:=RADIANS([.B119])" office:value-type="float" office:value="0.371406064824393" calcext:value-type="float">
            <text:p>0.3714060648</text:p>
          </table:table-cell>
          <table:table-cell table:formula="of:=[.A119]*SIN([.C119])" office:value-type="float" office:value="9.78811386287368" calcext:value-type="float">
            <text:p>9.7881138629</text:p>
          </table:table-cell>
          <table:table-cell table:formula="of:=[.A119]*COS([.C119])" office:value-type="float" office:value="25.1311306352782" calcext:value-type="float">
            <text:p>25.1311306353</text:p>
          </table:table-cell>
          <table:table-cell table:style-name="ce1" table:formula="of:=[.D119]/([.D119]+[.E119])" office:value-type="float" office:value="0.280307148781289" calcext:value-type="float">
            <text:p>0.2803071488</text:p>
          </table:table-cell>
          <table:table-cell table:formula="of:=[.E119]/([.D119]+[.E119])" office:value-type="float" office:value="0.719692851218711" calcext:value-type="float">
            <text:p>0.71969285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61.07" calcext:value-type="float">
            <text:p>61.07</text:p>
          </table:table-cell>
          <table:table-cell table:formula="of:=RADIANS([.B120])" office:value-type="float" office:value="1.06587257419294" calcext:value-type="float">
            <text:p>1.0658725742</text:p>
          </table:table-cell>
          <table:table-cell table:formula="of:=[.A120]*SIN([.C120])" office:value-type="float" office:value="9.95115317389527" calcext:value-type="float">
            <text:p>9.9511531739</text:p>
          </table:table-cell>
          <table:table-cell table:formula="of:=[.A120]*COS([.C120])" office:value-type="float" office:value="5.50013186293511" calcext:value-type="float">
            <text:p>5.5001318629</text:p>
          </table:table-cell>
          <table:table-cell table:style-name="ce1" table:formula="of:=[.D120]/([.D120]+[.E120])" office:value-type="float" office:value="0.644034017246802" calcext:value-type="float">
            <text:p>0.6440340172</text:p>
          </table:table-cell>
          <table:table-cell table:formula="of:=[.E120]/([.D120]+[.E120])" office:value-type="float" office:value="0.355965982753198" calcext:value-type="float">
            <text:p>0.3559659828</text:p>
          </table:table-cell>
          <table:table-cell table:number-columns-repeated="4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47.05" calcext:value-type="float">
            <text:p>47.05</text:p>
          </table:table-cell>
          <table:table-cell table:formula="of:=RADIANS([.B121])" office:value-type="float" office:value="0.821177413063332" calcext:value-type="float">
            <text:p>0.8211774131</text:p>
          </table:table-cell>
          <table:table-cell table:formula="of:=[.A121]*SIN([.C121])" office:value-type="float" office:value="7.67814059275139" calcext:value-type="float">
            <text:p>7.6781405928</text:p>
          </table:table-cell>
          <table:table-cell table:formula="of:=[.A121]*COS([.C121])" office:value-type="float" office:value="7.14746507777012" calcext:value-type="float">
            <text:p>7.1474650778</text:p>
          </table:table-cell>
          <table:table-cell table:style-name="ce1" table:formula="of:=[.D121]/([.D121]+[.E121])" office:value-type="float" office:value="0.517897262573105" calcext:value-type="float">
            <text:p>0.5178972626</text:p>
          </table:table-cell>
          <table:table-cell table:formula="of:=[.E121]/([.D121]+[.E121])" office:value-type="float" office:value="0.482102737426895" calcext:value-type="float">
            <text:p>0.4821027374</text:p>
          </table:table-cell>
          <table:table-cell table:number-columns-repeated="4"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34.27" calcext:value-type="float">
            <text:p>34.27</text:p>
          </table:table-cell>
          <table:table-cell table:formula="of:=RADIANS([.B122])" office:value-type="float" office:value="0.598124334658457" calcext:value-type="float">
            <text:p>0.5981243347</text:p>
          </table:table-cell>
          <table:table-cell table:formula="of:=[.A122]*SIN([.C122])" office:value-type="float" office:value="16.3634950076509" calcext:value-type="float">
            <text:p>16.3634950077</text:p>
          </table:table-cell>
          <table:table-cell table:formula="of:=[.A122]*COS([.C122])" office:value-type="float" office:value="24.0149876355284" calcext:value-type="float">
            <text:p>24.0149876355</text:p>
          </table:table-cell>
          <table:table-cell table:style-name="ce1" table:formula="of:=[.D122]/([.D122]+[.E122])" office:value-type="float" office:value="0.405252845983676" calcext:value-type="float">
            <text:p>0.405252846</text:p>
          </table:table-cell>
          <table:table-cell table:formula="of:=[.E122]/([.D122]+[.E122])" office:value-type="float" office:value="0.594747154016324" calcext:value-type="float">
            <text:p>0.594747154</text:p>
          </table:table-cell>
          <table:table-cell/>
          <table:table-cell office:value-type="string" calcext:value-type="string">
            <text:p>169S</text:p>
          </table:table-cell>
          <table:table-cell table:number-columns-repeated="2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86.99" calcext:value-type="float">
            <text:p>86.99</text:p>
          </table:table-cell>
          <table:table-cell table:formula="of:=RADIANS([.B123])" office:value-type="float" office:value="1.51826191630987" calcext:value-type="float">
            <text:p>1.5182619163</text:p>
          </table:table-cell>
          <table:table-cell table:formula="of:=[.A123]*SIN([.C123])" office:value-type="float" office:value="5.02306053754135" calcext:value-type="float">
            <text:p>5.0230605375</text:p>
          </table:table-cell>
          <table:table-cell table:formula="of:=[.A123]*COS([.C123])" office:value-type="float" office:value="0.264126553369506" calcext:value-type="float">
            <text:p>0.2641265534</text:p>
          </table:table-cell>
          <table:table-cell table:style-name="ce1" table:formula="of:=[.D123]/([.D123]+[.E123])" office:value-type="float" office:value="0.950044031196936" calcext:value-type="float">
            <text:p>0.9500440312</text:p>
          </table:table-cell>
          <table:table-cell table:formula="of:=[.E123]/([.D123]+[.E123])" office:value-type="float" office:value="0.0499559688030641" calcext:value-type="float">
            <text:p>0.0499559688</text:p>
          </table:table-cell>
          <table:table-cell table:number-columns-repeated="4"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26.57" calcext:value-type="float">
            <text:p>26.57</text:p>
          </table:table-cell>
          <table:table-cell table:formula="of:=RADIANS([.B124])" office:value-type="float" office:value="0.463733982254893" calcext:value-type="float">
            <text:p>0.4637339823</text:p>
          </table:table-cell>
          <table:table-cell table:formula="of:=[.A124]*SIN([.C124])" office:value-type="float" office:value="3.41282917343476" calcext:value-type="float">
            <text:p>3.4128291734</text:p>
          </table:table-cell>
          <table:table-cell table:formula="of:=[.A124]*COS([.C124])" office:value-type="float" office:value="6.82418471562374" calcext:value-type="float">
            <text:p>6.8241847156</text:p>
          </table:table-cell>
          <table:table-cell table:style-name="ce1" table:formula="of:=[.D124]/([.D124]+[.E124])" office:value-type="float" office:value="0.333381317093108" calcext:value-type="float">
            <text:p>0.3333813171</text:p>
          </table:table-cell>
          <table:table-cell table:formula="of:=[.E124]/([.D124]+[.E124])" office:value-type="float" office:value="0.666618682906892" calcext:value-type="float">
            <text:p>0.6666186829</text:p>
          </table:table-cell>
          <table:table-cell table:number-columns-repeated="4"/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45.44" calcext:value-type="float">
            <text:p>45.44</text:p>
          </table:table-cell>
          <table:table-cell table:formula="of:=RADIANS([.B125])" office:value-type="float" office:value="0.793077612106223" calcext:value-type="float">
            <text:p>0.7930776121</text:p>
          </table:table-cell>
          <table:table-cell table:formula="of:=[.A125]*SIN([.C125])" office:value-type="float" office:value="17.3283907674335" calcext:value-type="float">
            <text:p>17.3283907674</text:p>
          </table:table-cell>
          <table:table-cell table:formula="of:=[.A125]*COS([.C125])" office:value-type="float" office:value="17.0642689093652" calcext:value-type="float">
            <text:p>17.0642689094</text:p>
          </table:table-cell>
          <table:table-cell table:style-name="ce1" table:formula="of:=[.D125]/([.D125]+[.E125])" office:value-type="float" office:value="0.503839799837383" calcext:value-type="float">
            <text:p>0.5038397998</text:p>
          </table:table-cell>
          <table:table-cell table:formula="of:=[.E125]/([.D125]+[.E125])" office:value-type="float" office:value="0.496160200162617" calcext:value-type="float">
            <text:p>0.49616020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5.79" calcext:value-type="float">
            <text:p>35.79</text:p>
          </table:table-cell>
          <table:table-cell table:formula="of:=RADIANS([.B126])" office:value-type="float" office:value="0.624653339288771" calcext:value-type="float">
            <text:p>0.6246533393</text:p>
          </table:table-cell>
          <table:table-cell table:formula="of:=[.A126]*SIN([.C126])" office:value-type="float" office:value="8.14064023362833" calcext:value-type="float">
            <text:p>8.1406402336</text:p>
          </table:table-cell>
          <table:table-cell table:formula="of:=[.A126]*COS([.C126])" office:value-type="float" office:value="11.2914293420555" calcext:value-type="float">
            <text:p>11.2914293421</text:p>
          </table:table-cell>
          <table:table-cell table:style-name="ce1" table:formula="of:=[.D126]/([.D126]+[.E126])" office:value-type="float" office:value="0.418928112722232" calcext:value-type="float">
            <text:p>0.4189281127</text:p>
          </table:table-cell>
          <table:table-cell table:formula="of:=[.E126]/([.D126]+[.E126])" office:value-type="float" office:value="0.581071887277768" calcext:value-type="float">
            <text:p>0.5810718873</text:p>
          </table:table-cell>
          <table:table-cell table:number-columns-repeated="4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17.93" calcext:value-type="float">
            <text:p>17.93</text:p>
          </table:table-cell>
          <table:table-cell table:formula="of:=RADIANS([.B127])" office:value-type="float" office:value="0.312937534882583" calcext:value-type="float">
            <text:p>0.3129375349</text:p>
          </table:table-cell>
          <table:table-cell table:formula="of:=[.A127]*SIN([.C127])" office:value-type="float" office:value="3.58958730975458" calcext:value-type="float">
            <text:p>3.5895873098</text:p>
          </table:table-cell>
          <table:table-cell table:formula="of:=[.A127]*COS([.C127])" office:value-type="float" office:value="11.093712766502" calcext:value-type="float">
            <text:p>11.0937127665</text:p>
          </table:table-cell>
          <table:table-cell table:style-name="ce1" table:formula="of:=[.D127]/([.D127]+[.E127])" office:value-type="float" office:value="0.244467339842702" calcext:value-type="float">
            <text:p>0.2444673398</text:p>
          </table:table-cell>
          <table:table-cell table:formula="of:=[.E127]/([.D127]+[.E127])" office:value-type="float" office:value="0.755532660157298" calcext:value-type="float">
            <text:p>0.7555326602</text:p>
          </table:table-cell>
          <table:table-cell/>
          <table:table-cell office:value-type="string" calcext:value-type="string">
            <text:p>169T</text:p>
          </table:table-cell>
          <table:table-cell table:number-columns-repeated="2"/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0.76" calcext:value-type="float">
            <text:p>10.76</text:p>
          </table:table-cell>
          <table:table-cell table:formula="of:=RADIANS([.B128])" office:value-type="float" office:value="0.18779742751459" calcext:value-type="float">
            <text:p>0.1877974275</text:p>
          </table:table-cell>
          <table:table-cell table:formula="of:=[.A128]*SIN([.C128])" office:value-type="float" office:value="4.36307390765076" calcext:value-type="float">
            <text:p>4.3630739077</text:p>
          </table:table-cell>
          <table:table-cell table:formula="of:=[.A128]*COS([.C128])" office:value-type="float" office:value="22.9591046444842" calcext:value-type="float">
            <text:p>22.9591046445</text:p>
          </table:table-cell>
          <table:table-cell table:style-name="ce1" table:formula="of:=[.D128]/([.D128]+[.E128])" office:value-type="float" office:value="0.15968982485512" calcext:value-type="float">
            <text:p>0.1596898249</text:p>
          </table:table-cell>
          <table:table-cell table:formula="of:=[.E128]/([.D128]+[.E128])" office:value-type="float" office:value="0.84031017514488" calcext:value-type="float">
            <text:p>0.8403101751</text:p>
          </table:table-cell>
          <table:table-cell table:number-columns-repeated="4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64.13" calcext:value-type="float">
            <text:p>64.13</text:p>
          </table:table-cell>
          <table:table-cell table:formula="of:=RADIANS([.B129])" office:value-type="float" office:value="1.11927964930396" calcext:value-type="float">
            <text:p>1.1192796493</text:p>
          </table:table-cell>
          <table:table-cell table:formula="of:=[.A129]*SIN([.C129])" office:value-type="float" office:value="8.61995337207157" calcext:value-type="float">
            <text:p>8.6199533721</text:p>
          </table:table-cell>
          <table:table-cell table:formula="of:=[.A129]*COS([.C129])" office:value-type="float" office:value="4.18004830872946" calcext:value-type="float">
            <text:p>4.1800483087</text:p>
          </table:table-cell>
          <table:table-cell table:style-name="ce1" table:formula="of:=[.D129]/([.D129]+[.E129])" office:value-type="float" office:value="0.673433768762765" calcext:value-type="float">
            <text:p>0.6734337688</text:p>
          </table:table-cell>
          <table:table-cell table:formula="of:=[.E129]/([.D129]+[.E129])" office:value-type="float" office:value="0.326566231237235" calcext:value-type="float">
            <text:p>0.3265662312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table:number-columns-repeated="2"/>
          <table:table-cell office:value-type="string" calcext:value-type="string">
            <text:p>XT/(XT+XL)</text:p>
          </table:table-cell>
          <table:table-cell table:number-columns-repeated="2"/>
          <table:table-cell office:value-type="string" calcext:value-type="string">
            <text:p>XL/(XT+XL)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$D$3:.$D$129])" office:value-type="float" office:value="9.5360509069046" calcext:value-type="float">
            <text:p>9.5360509069</text:p>
          </table:table-cell>
          <table:table-cell table:formula="of:=AVERAGE([.$E$3:.$E$129])" office:value-type="float" office:value="13.9315323111448" calcext:value-type="float">
            <text:p>13.9315323111</text:p>
          </table:table-cell>
          <table:table-cell table:style-name="ce1" table:formula="of:=[.D141]/[.C141]" office:value-type="float" office:value="1.39104747444529" calcext:value-type="float">
            <text:p>1.3910474744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F$3:.$F$129])" office:value-type="float" office:value="0.440379246103742" calcext:value-type="float">
            <text:p>0.4403792461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G$3:.$G$129])" office:value-type="float" office:value="0.559620753896258" calcext:value-type="float">
            <text:p>0.5596207539</text:p>
          </table:table-cell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SQRT(VAR([.$D$3:.$D$129])/COUNT([.$D$3:.$D$129]))" office:value-type="float" office:value="0.604942225949151" calcext:value-type="float">
            <text:p>0.6049422259</text:p>
          </table:table-cell>
          <table:table-cell table:formula="of:=SQRT(VAR([.$E$3:.$E$129])/COUNT([.$E$3:.$E$129]))" office:value-type="float" office:value="0.893278036308213" calcext:value-type="float">
            <text:p>0.8932780363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3:.$F$129])/COUNT([.$F$3:.$F$129]))" office:value-type="float" office:value="0.0219065529003028" calcext:value-type="float">
            <text:p>0.0219065529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G$3:.$G$129])/COUNT([.$G$3:.$G$129]))" office:value-type="float" office:value="0.0219065529003028" calcext:value-type="float">
            <text:p>0.0219065529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$D$3:.$D$129])" office:value-type="float" office:value="0" calcext:value-type="float">
            <text:p>0</text:p>
          </table:table-cell>
          <table:table-cell table:formula="of:=MODE([.$E$3:.$E$129])" office:value-type="float" office:value="24.338034370964" calcext:value-type="float">
            <text:p>24.338034371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3:.$F$129])" office:value-type="float" office:value="0" calcext:value-type="float">
            <text:p>0</text:p>
          </table:table-cell>
          <table:table-cell/>
          <table:table-cell office:value-type="string" calcext:value-type="string">
            <text:p>Mode</text:p>
          </table:table-cell>
          <table:table-cell table:formula="of:=MODE([.$G$3:.$G$129])" office:value-type="float" office:value="6.12323399573677E-017" calcext:value-type="float">
            <text:p>6.12323399573677E-017</text:p>
          </table:table-cell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D$3:.$D$129])" office:value-type="float" office:value="8.36957478373356" calcext:value-type="float">
            <text:p>8.3695747837</text:p>
          </table:table-cell>
          <table:table-cell table:style-name="ce1" table:formula="of:=MEDIAN([.$E$3:.$E$129])" office:value-type="float" office:value="11.6424758650936" calcext:value-type="float">
            <text:p>11.6424758651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1" table:formula="of:=MEDIAN([.$F$3:.$F$129])" office:value-type="float" office:value="0.406788787513871" calcext:value-type="float">
            <text:p>0.4067887875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$G$3:.$G$129])" office:value-type="float" office:value="0.593211212486129" calcext:value-type="float">
            <text:p>0.5932112125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$D$3:.$D$129])" office:value-type="float" office:value="46.4762972855119" calcext:value-type="float">
            <text:p>46.4762972855</text:p>
          </table:table-cell>
          <table:table-cell table:formula="of:=VAR([.$E$3:.$E$129])" office:value-type="float" office:value="101.339097569133" calcext:value-type="float">
            <text:p>101.3390975691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3:.$F$129])" office:value-type="float" office:value="0.0609469266166684" calcext:value-type="float">
            <text:p>0.0609469266</text:p>
          </table:table-cell>
          <table:table-cell/>
          <table:table-cell office:value-type="string" calcext:value-type="string">
            <text:p>Variance</text:p>
          </table:table-cell>
          <table:table-cell table:formula="of:=VAR([.$G$3:.$G$129])" office:value-type="float" office:value="0.0609469266166684" calcext:value-type="float">
            <text:p>0.0609469266</text:p>
          </table:table-cell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table:formula="of:=STDEV([.$D$3:.$D$129])" office:value-type="float" office:value="6.81735265961149" calcext:value-type="float">
            <text:p>6.8173526596</text:p>
          </table:table-cell>
          <table:table-cell table:formula="of:=STDEV([.$E$3:.$E$129])" office:value-type="float" office:value="10.066732219004" calcext:value-type="float">
            <text:p>10.066732219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3:.$F$129])" office:value-type="float" office:value="0.246874313399893" calcext:value-type="float">
            <text:p>0.2468743134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G$3:.$G$129])" office:value-type="float" office:value="0.246874313399893" calcext:value-type="float">
            <text:p>0.2468743134</text:p>
          </table:table-cell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formula="of:=KURT([.$D$3:.$D$129])" office:value-type="float" office:value="3.19296156922273" calcext:value-type="float">
            <text:p>3.1929615692</text:p>
          </table:table-cell>
          <table:table-cell table:formula="of:=KURT([.$E$3:.$E$129])" office:value-type="float" office:value="0.41400896344859" calcext:value-type="float">
            <text:p>0.4140089634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3:.$F$129])" office:value-type="float" office:value="-0.439786194294487" calcext:value-type="float">
            <text:p>-0.4397861943</text:p>
          </table:table-cell>
          <table:table-cell/>
          <table:table-cell office:value-type="string" calcext:value-type="string">
            <text:p>Kurtosis</text:p>
          </table:table-cell>
          <table:table-cell table:formula="of:=KURT([.$G$3:.$G$129])" office:value-type="float" office:value="-0.439786194294487" calcext:value-type="float">
            <text:p>-0.4397861943</text:p>
          </table:table-cell>
        </table:table-row>
        <table:table-row table:style-name="ro1">
          <table:table-cell/>
          <table:table-cell office:value-type="string" calcext:value-type="string">
            <text:p>Skewness</text:p>
          </table:table-cell>
          <table:table-cell table:formula="of:=SKEW([.$D$3:.$D$129])" office:value-type="float" office:value="1.49929078133762" calcext:value-type="float">
            <text:p>1.4992907813</text:p>
          </table:table-cell>
          <table:table-cell table:formula="of:=SKEW([.$E$3:.$E$129])" office:value-type="float" office:value="0.82409734630886" calcext:value-type="float">
            <text:p>0.8240973463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3:.$F$129])" office:value-type="float" office:value="0.591006155017792" calcext:value-type="float">
            <text:p>0.591006155</text:p>
          </table:table-cell>
          <table:table-cell/>
          <table:table-cell office:value-type="string" calcext:value-type="string">
            <text:p>Skewness</text:p>
          </table:table-cell>
          <table:table-cell table:formula="of:=SKEW([.$G$3:.$G$129])" office:value-type="float" office:value="-0.591006155017792" calcext:value-type="float">
            <text:p>-0.591006155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$D$3:.$D$129])-MIN([.$D$3:.$D$129])" office:value-type="float" office:value="40.544041678106" calcext:value-type="float">
            <text:p>40.5440416781</text:p>
          </table:table-cell>
          <table:table-cell table:formula="of:=MAX([.$E$3:.$E$129])-MIN([.$E$3:.$E$129])" office:value-type="float" office:value="46.2095010207134" calcext:value-type="float">
            <text:p>46.2095010207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3:.$F$129])-MIN([.$F$3:.$F$129])" office:value-type="float" office:value="1" calcext:value-type="float">
            <text:p>1</text:p>
          </table:table-cell>
          <table:table-cell/>
          <table:table-cell office:value-type="string" calcext:value-type="string">
            <text:p>Range</text:p>
          </table:table-cell>
          <table:table-cell table:formula="of:=MAX([.$G$3:.$G$129])-MIN([.$G$3:.$G$1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$D$3:.$D$129])" office:value-type="float" office:value="0" calcext:value-type="float">
            <text:p>0</text:p>
          </table:table-cell>
          <table:table-cell table:formula="of:=MIN([.$E$3:.$E$129])" office:value-type="float" office:value="4.53731639084094E-016" calcext:value-type="float">
            <text:p>4.53731639084094E-016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3:.$F$129])" office:value-type="float" office:value="0" calcext:value-type="float">
            <text:p>0</text:p>
          </table:table-cell>
          <table:table-cell/>
          <table:table-cell office:value-type="string" calcext:value-type="string">
            <text:p>Minimum</text:p>
          </table:table-cell>
          <table:table-cell table:formula="of:=MIN([.$G$3:.$G$129])" office:value-type="float" office:value="6.12323399573677E-017" calcext:value-type="float">
            <text:p>6.12323399573677E-017</text:p>
          </table:table-cell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$D$3:.$D$129])" office:value-type="float" office:value="40.544041678106" calcext:value-type="float">
            <text:p>40.5440416781</text:p>
          </table:table-cell>
          <table:table-cell table:formula="of:=MAX([.$E$3:.$E$129])" office:value-type="float" office:value="46.2095010207134" calcext:value-type="float">
            <text:p>46.2095010207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3:.$F$129])" office:value-type="float" office:value="1" calcext:value-type="float">
            <text:p>1</text:p>
          </table:table-cell>
          <table:table-cell/>
          <table:table-cell office:value-type="string" calcext:value-type="string">
            <text:p>Maximum</text:p>
          </table:table-cell>
          <table:table-cell table:formula="of:=MAX([.$G$3:.$G$1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$D$3:.$D$129])" office:value-type="float" office:value="1211.07846517688" calcext:value-type="float">
            <text:p>1211.0784651769</text:p>
          </table:table-cell>
          <table:table-cell table:formula="of:=SUM([.$E$3:.$E$129])" office:value-type="float" office:value="1769.3046035154" calcext:value-type="float">
            <text:p>1769.3046035154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3:.$F$129])" office:value-type="float" office:value="55.9281642551752" calcext:value-type="float">
            <text:p>55.9281642552</text:p>
          </table:table-cell>
          <table:table-cell/>
          <table:table-cell office:value-type="string" calcext:value-type="string">
            <text:p>Sum</text:p>
          </table:table-cell>
          <table:table-cell table:formula="of:=SUM([.$G$3:.$G$129])" office:value-type="float" office:value="71.0718357448248" calcext:value-type="float">
            <text:p>71.0718357448</text:p>
          </table:table-cell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$D$3:.$D$129])" office:value-type="float" office:value="127" calcext:value-type="float">
            <text:p>127</text:p>
          </table:table-cell>
          <table:table-cell table:formula="of:=COUNT([.$E$3:.$E$129]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F$3:.$F$129])" office:value-type="float" office:value="127" calcext:value-type="float">
            <text:p>127</text:p>
          </table:table-cell>
          <table:table-cell/>
          <table:table-cell office:value-type="string" calcext:value-type="string">
            <text:p>Count</text:p>
          </table:table-cell>
          <table:table-cell table:formula="of:=COUNT([.$G$3:.$G$129])" office:value-type="float" office:value="127" calcext:value-type="float">
            <text:p>12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.</text:p>
          </table:table-cell>
          <table:table-cell office:value-type="string" calcext:value-type="string">
            <text:p>CLASS.MR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float" office:value="10.1544239569647" calcext:value-type="float">
            <text:p>10.154423957</text:p>
          </table:table-cell>
          <table:table-cell office:value-type="float" office:value="34.2149641838512" calcext:value-type="float">
            <text:p>34.214964183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2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.7122286224233" calcext:value-type="float">
            <text:p>11.7122286224</text:p>
          </table:table-cell>
          <table:table-cell office:value-type="float" office:value="21.5532967477388" calcext:value-type="float">
            <text:p>21.5532967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2-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.49637839387889" calcext:value-type="float">
            <text:p>4.4963783939</text:p>
          </table:table-cell>
          <table:table-cell office:value-type="float" office:value="12.6973808850116" calcext:value-type="float">
            <text:p>12.69738088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4-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.25850653617372" calcext:value-type="float">
            <text:p>9.2585065362</text:p>
          </table:table-cell>
          <table:table-cell office:value-type="float" office:value="24.6057748652553" calcext:value-type="float">
            <text:p>24.605774865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8</text:p>
          </table:table-cell>
          <table:table-cell/>
          <table:table-cell office:value-type="string" calcext:value-type="string">
            <text:p>6-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.23126504240665" calcext:value-type="float">
            <text:p>7.2312650424</text:p>
          </table:table-cell>
          <table:table-cell office:value-type="float" office:value="22.4017947023552" calcext:value-type="float">
            <text:p>22.40179470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8-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.60984471624867" calcext:value-type="float">
            <text:p>7.6098447162</text:p>
          </table:table-cell>
          <table:table-cell office:value-type="float" office:value="29.2565063429416" calcext:value-type="float">
            <text:p>29.256506342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1-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.5116178660646" calcext:value-type="float">
            <text:p>27.5116178661</text:p>
          </table:table-cell>
          <table:table-cell office:value-type="float" office:value="5.81766984209637" calcext:value-type="float">
            <text:p>5.817669842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13-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.7417371474137" calcext:value-type="float">
            <text:p>17.7417371474</text:p>
          </table:table-cell>
          <table:table-cell office:value-type="float" office:value="15.3034526493887" calcext:value-type="float">
            <text:p>15.303452649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.6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7-19</text:p>
          </table:table-cell>
          <table:table-cell/>
          <table:table-cell office:value-type="string" calcext:value-type="string">
            <text:p>17-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.27605318178565" calcext:value-type="float">
            <text:p>9.2760531818</text:p>
          </table:table-cell>
          <table:table-cell office:value-type="float" office:value="20.4110567430666" calcext:value-type="float">
            <text:p>20.411056743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9-21</text:p>
          </table:table-cell>
          <table:table-cell/>
          <table:table-cell office:value-type="string" calcext:value-type="string">
            <text:p>19-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.4973150501165" calcext:value-type="float">
            <text:p>15.4973150501</text:p>
          </table:table-cell>
          <table:table-cell office:value-type="float" office:value="3.93869600723807" calcext:value-type="float">
            <text:p>3.938696007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1-23</text:p>
          </table:table-cell>
          <table:table-cell/>
          <table:table-cell office:value-type="string" calcext:value-type="string">
            <text:p>21-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.8928434069709" calcext:value-type="float">
            <text:p>10.892843407</text:p>
          </table:table-cell>
          <table:table-cell office:value-type="float" office:value="10.6298806442599" calcext:value-type="float">
            <text:p>10.629880644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3-25</text:p>
          </table:table-cell>
          <table:table-cell/>
          <table:table-cell office:value-type="string" calcext:value-type="string">
            <text:p>23-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5-27</text:p>
          </table:table-cell>
          <table:table-cell/>
          <table:table-cell office:value-type="string" calcext:value-type="string">
            <text:p>25-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.50914362458" calcext:value-type="float">
            <text:p>27.5091436246</text:p>
          </table:table-cell>
          <table:table-cell office:value-type="float" office:value="24.338034370964" calcext:value-type="float">
            <text:p>24.33803437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7-31</text:p>
          </table:table-cell>
          <table:table-cell/>
          <table:table-cell office:value-type="string" calcext:value-type="string">
            <text:p>27-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.50914362458" calcext:value-type="float">
            <text:p>27.5091436246</text:p>
          </table:table-cell>
          <table:table-cell office:value-type="float" office:value="24.338034370964" calcext:value-type="float">
            <text:p>24.33803437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1-33</text:p>
          </table:table-cell>
          <table:table-cell/>
          <table:table-cell office:value-type="string" calcext:value-type="string">
            <text:p>31-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4991631240922" calcext:value-type="float">
            <text:p>1.5499163124</text:p>
          </table:table-cell>
          <table:table-cell office:value-type="float" office:value="8.26594576709331" calcext:value-type="float">
            <text:p>8.265945767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3-35</text:p>
          </table:table-cell>
          <table:table-cell/>
          <table:table-cell office:value-type="string" calcext:value-type="string">
            <text:p>33-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.1859215132249" calcext:value-type="float">
            <text:p>10.1859215132</text:p>
          </table:table-cell>
          <table:table-cell office:value-type="float" office:value="5.89744884898737" calcext:value-type="float">
            <text:p>5.897448849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5-37</text:p>
          </table:table-cell>
          <table:table-cell/>
          <table:table-cell office:value-type="string" calcext:value-type="string">
            <text:p>35-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.544041678106" calcext:value-type="float">
            <text:p>40.5440416781</text:p>
          </table:table-cell>
          <table:table-cell office:value-type="float" office:value="22.7894884629734" calcext:value-type="float">
            <text:p>22.78948846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37-39</text:p>
          </table:table-cell>
          <table:table-cell/>
          <table:table-cell office:value-type="string" calcext:value-type="string">
            <text:p>37-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.5724127060496" calcext:value-type="float">
            <text:p>22.572412706</text:p>
          </table:table-cell>
          <table:table-cell office:value-type="float" office:value="22.0428828565542" calcext:value-type="float">
            <text:p>22.042882856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39-41</text:p>
          </table:table-cell>
          <table:table-cell/>
          <table:table-cell office:value-type="string" calcext:value-type="string">
            <text:p>39-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8695379830191" calcext:value-type="float">
            <text:p>1.5869537983</text:p>
          </table:table-cell>
          <table:table-cell office:value-type="float" office:value="6.87932973784911" calcext:value-type="float">
            <text:p>6.879329737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41-43</text:p>
          </table:table-cell>
          <table:table-cell/>
          <table:table-cell office:value-type="string" calcext:value-type="string">
            <text:p>41-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75142405815078" calcext:value-type="float">
            <text:p>8.7514240582</text:p>
          </table:table-cell>
          <table:table-cell office:value-type="float" office:value="15.9122021403205" calcext:value-type="float">
            <text:p>15.912202140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3-45</text:p>
          </table:table-cell>
          <table:table-cell/>
          <table:table-cell office:value-type="string" calcext:value-type="string">
            <text:p>43-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.2268169797689" calcext:value-type="float">
            <text:p>13.2268169798</text:p>
          </table:table-cell>
          <table:table-cell office:value-type="float" office:value="6.0864532022925" calcext:value-type="float">
            <text:p>6.0864532023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45-47</text:p>
          </table:table-cell>
          <table:table-cell/>
          <table:table-cell office:value-type="string" calcext:value-type="string">
            <text:p>45-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.3840699880092" calcext:value-type="float">
            <text:p>11.384069988</text:p>
          </table:table-cell>
          <table:table-cell office:value-type="float" office:value="14.0330983930174" calcext:value-type="float">
            <text:p>14.033098393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47-49</text:p>
          </table:table-cell>
          <table:table-cell table:number-columns-repeated="5"/>
        </table:table-row>
        <table:table-row table:style-name="ro1">
          <table:table-cell office:value-type="float" office:value="3.11342685315122" calcext:value-type="float">
            <text:p>3.1134268532</text:p>
          </table:table-cell>
          <table:table-cell office:value-type="float" office:value="25.9942103790455" calcext:value-type="float">
            <text:p>25.994210379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49-51</text:p>
          </table:table-cell>
          <table:table-cell table:number-columns-repeated="5"/>
        </table:table-row>
        <table:table-row table:style-name="ro1">
          <table:table-cell office:value-type="float" office:value="2.78693367784227" calcext:value-type="float">
            <text:p>2.7869336778</text:p>
          </table:table-cell>
          <table:table-cell office:value-type="float" office:value="16.2020554460016" calcext:value-type="float">
            <text:p>16.202055446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51-53</text:p>
          </table:table-cell>
          <table:table-cell table:number-columns-repeated="5"/>
        </table:table-row>
        <table:table-row table:style-name="ro1">
          <table:table-cell office:value-type="float" office:value="15.7134236287526" calcext:value-type="float">
            <text:p>15.7134236288</text:p>
          </table:table-cell>
          <table:table-cell office:value-type="float" office:value="0.914285438668393" calcext:value-type="float">
            <text:p>0.9142854387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3-55</text:p>
          </table:table-cell>
          <table:table-cell table:number-columns-repeated="5"/>
        </table:table-row>
        <table:table-row table:style-name="ro1">
          <table:table-cell office:value-type="float" office:value="12.3152467669872" calcext:value-type="float">
            <text:p>12.315246767</text:p>
          </table:table-cell>
          <table:table-cell office:value-type="float" office:value="17.1700785399546" calcext:value-type="float">
            <text:p>17.17007854</text:p>
          </table:table-cell>
          <table:table-cell table:number-columns-repeated="9"/>
        </table:table-row>
        <table:table-row table:style-name="ro1">
          <table:table-cell office:value-type="float" office:value="4.12335910177494" calcext:value-type="float">
            <text:p>4.1233591018</text:p>
          </table:table-cell>
          <table:table-cell office:value-type="float" office:value="15.7284935616164" calcext:value-type="float">
            <text:p>15.7284935616</text:p>
          </table:table-cell>
          <table:table-cell table:number-columns-repeated="9"/>
        </table:table-row>
        <table:table-row table:style-name="ro1">
          <table:table-cell office:value-type="float" office:value="3.57882049437722" calcext:value-type="float">
            <text:p>3.5788204944</text:p>
          </table:table-cell>
          <table:table-cell office:value-type="float" office:value="0.766579329897183" calcext:value-type="float">
            <text:p>0.7665793299</text:p>
          </table:table-cell>
          <table:table-cell table:number-columns-repeated="9"/>
        </table:table-row>
        <table:table-row table:style-name="ro1">
          <table:table-cell office:value-type="float" office:value="26.9766586253685" calcext:value-type="float">
            <text:p>26.9766586254</text:p>
          </table:table-cell>
          <table:table-cell office:value-type="float" office:value="5.2877206252157" calcext:value-type="float">
            <text:p>5.2877206252</text:p>
          </table:table-cell>
          <table:table-cell table:number-columns-repeated="9"/>
        </table:table-row>
        <table:table-row table:style-name="ro1">
          <table:table-cell office:value-type="float" office:value="12.7451373082827" calcext:value-type="float">
            <text:p>12.7451373083</text:p>
          </table:table-cell>
          <table:table-cell office:value-type="float" office:value="11.4154971417377" calcext:value-type="float">
            <text:p>11.4154971417</text:p>
          </table:table-cell>
          <table:table-cell table:number-columns-repeated="9"/>
        </table:table-row>
        <table:table-row table:style-name="ro1">
          <table:table-cell office:value-type="float" office:value="1.32624687300853" calcext:value-type="float">
            <text:p>1.326246873</text:p>
          </table:table-cell>
          <table:table-cell office:value-type="float" office:value="6.8935817418694" calcext:value-type="float">
            <text:p>6.8935817419</text:p>
          </table:table-cell>
          <table:table-cell table:number-columns-repeated="9"/>
        </table:table-row>
        <table:table-row table:style-name="ro1">
          <table:table-cell office:value-type="float" office:value="3.17348645022719" calcext:value-type="float">
            <text:p>3.1734864502</text:p>
          </table:table-cell>
          <table:table-cell office:value-type="float" office:value="10.5844926071222" calcext:value-type="float">
            <text:p>10.5844926071</text:p>
          </table:table-cell>
          <table:table-cell table:number-columns-repeated="9"/>
        </table:table-row>
        <table:table-row table:style-name="ro1">
          <table:table-cell office:value-type="float" office:value="6.14176517103345" calcext:value-type="float">
            <text:p>6.141765171</text:p>
          </table:table-cell>
          <table:table-cell office:value-type="float" office:value="1.86952415974773" calcext:value-type="float">
            <text:p>1.8695241597</text:p>
          </table:table-cell>
          <table:table-cell table:number-columns-repeated="9"/>
        </table:table-row>
        <table:table-row table:style-name="ro1">
          <table:table-cell office:value-type="float" office:value="14.2875545639414" calcext:value-type="float">
            <text:p>14.2875545639</text:p>
          </table:table-cell>
          <table:table-cell office:value-type="float" office:value="0.264356922356026" calcext:value-type="float">
            <text:p>0.2643569224</text:p>
          </table:table-cell>
          <table:table-cell table:number-columns-repeated="9"/>
        </table:table-row>
        <table:table-row table:style-name="ro1">
          <table:table-cell office:value-type="float" office:value="5.8990439793465" calcext:value-type="float">
            <text:p>5.8990439793</text:p>
          </table:table-cell>
          <table:table-cell office:value-type="float" office:value="4.02254647328478" calcext:value-type="float">
            <text:p>4.0225464733</text:p>
          </table:table-cell>
          <table:table-cell table:number-columns-repeated="9"/>
        </table:table-row>
        <table:table-row table:style-name="ro1">
          <table:table-cell office:value-type="float" office:value="16.0976679139421" calcext:value-type="float">
            <text:p>16.0976679139</text:p>
          </table:table-cell>
          <table:table-cell office:value-type="float" office:value="16.8865031232768" calcext:value-type="float">
            <text:p>16.8865031233</text:p>
          </table:table-cell>
          <table:table-cell table:number-columns-repeated="9"/>
        </table:table-row>
        <table:table-row table:style-name="ro1">
          <table:table-cell office:value-type="float" office:value="12.6960601803019" calcext:value-type="float">
            <text:p>12.6960601803</text:p>
          </table:table-cell>
          <table:table-cell office:value-type="float" office:value="1.05719246031797" calcext:value-type="float">
            <text:p>1.05719246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.26683332908185" calcext:value-type="float">
            <text:p>3.2668333291</text:p>
          </table:table-cell>
          <table:table-cell table:number-columns-repeated="9"/>
        </table:table-row>
        <table:table-row table:style-name="ro1">
          <table:table-cell office:value-type="float" office:value="12.5079492478792" calcext:value-type="float">
            <text:p>12.5079492479</text:p>
          </table:table-cell>
          <table:table-cell office:value-type="float" office:value="5.85382828689716" calcext:value-type="float">
            <text:p>5.8538282869</text:p>
          </table:table-cell>
          <table:table-cell table:number-columns-repeated="9"/>
        </table:table-row>
        <table:table-row table:style-name="ro1">
          <table:table-cell office:value-type="float" office:value="7.0551677253128" calcext:value-type="float">
            <text:p>7.0551677253</text:p>
          </table:table-cell>
          <table:table-cell office:value-type="float" office:value="0.261167317451242" calcext:value-type="float">
            <text:p>0.2611673175</text:p>
          </table:table-cell>
          <table:table-cell table:number-columns-repeated="9"/>
        </table:table-row>
        <table:table-row table:style-name="ro1">
          <table:table-cell office:value-type="float" office:value="1.59547101416935" calcext:value-type="float">
            <text:p>1.5954710142</text:p>
          </table:table-cell>
          <table:table-cell office:value-type="float" office:value="11.4392732392817" calcext:value-type="float">
            <text:p>11.4392732393</text:p>
          </table:table-cell>
          <table:table-cell table:number-columns-repeated="9"/>
        </table:table-row>
        <table:table-row table:style-name="ro1">
          <table:table-cell office:value-type="float" office:value="9.27735234887663" calcext:value-type="float">
            <text:p>9.2773523489</text:p>
          </table:table-cell>
          <table:table-cell office:value-type="float" office:value="16.6955303418248" calcext:value-type="float">
            <text:p>16.6955303418</text:p>
          </table:table-cell>
          <table:table-cell table:number-columns-repeated="9"/>
        </table:table-row>
        <table:table-row table:style-name="ro1">
          <table:table-cell office:value-type="float" office:value="15.874480115024" calcext:value-type="float">
            <text:p>15.874480115</text:p>
          </table:table-cell>
          <table:table-cell office:value-type="float" office:value="9.51950529584961" calcext:value-type="float">
            <text:p>9.5195052958</text:p>
          </table:table-cell>
          <table:table-cell table:number-columns-repeated="9"/>
        </table:table-row>
        <table:table-row table:style-name="ro1">
          <table:table-cell office:value-type="float" office:value="15.5965369772382" calcext:value-type="float">
            <text:p>15.5965369772</text:p>
          </table:table-cell>
          <table:table-cell office:value-type="float" office:value="12.4238333181688" calcext:value-type="float">
            <text:p>12.4238333182</text:p>
          </table:table-cell>
          <table:table-cell table:number-columns-repeated="9"/>
        </table:table-row>
        <table:table-row table:style-name="ro1">
          <table:table-cell office:value-type="float" office:value="6.48443213913629" calcext:value-type="float">
            <text:p>6.4844321391</text:p>
          </table:table-cell>
          <table:table-cell office:value-type="float" office:value="11.669389008553" calcext:value-type="float">
            <text:p>11.6693890086</text:p>
          </table:table-cell>
          <table:table-cell table:number-columns-repeated="9"/>
        </table:table-row>
        <table:table-row table:style-name="ro1">
          <table:table-cell office:value-type="float" office:value="15.1800594001853" calcext:value-type="float">
            <text:p>15.1800594002</text:p>
          </table:table-cell>
          <table:table-cell office:value-type="float" office:value="3.46275852563343" calcext:value-type="float">
            <text:p>3.4627585256</text:p>
          </table:table-cell>
          <table:table-cell table:number-columns-repeated="9"/>
        </table:table-row>
        <table:table-row table:style-name="ro1">
          <table:table-cell office:value-type="float" office:value="2.97691954879536" calcext:value-type="float">
            <text:p>2.9769195488</text:p>
          </table:table-cell>
          <table:table-cell office:value-type="float" office:value="2.97691954879537" calcext:value-type="float">
            <text:p>2.9769195488</text:p>
          </table:table-cell>
          <table:table-cell table:number-columns-repeated="9"/>
        </table:table-row>
        <table:table-row table:style-name="ro1">
          <table:table-cell office:value-type="float" office:value="15.8750203939318" calcext:value-type="float">
            <text:p>15.8750203939</text:p>
          </table:table-cell>
          <table:table-cell office:value-type="float" office:value="12.7001034441554" calcext:value-type="float">
            <text:p>12.7001034442</text:p>
          </table:table-cell>
          <table:table-cell table:number-columns-repeated="9"/>
        </table:table-row>
        <table:table-row table:style-name="ro1">
          <table:table-cell office:value-type="float" office:value="7.14218375430612" calcext:value-type="float">
            <text:p>7.1421837543</text:p>
          </table:table-cell>
          <table:table-cell office:value-type="float" office:value="3.96712883830684" calcext:value-type="float">
            <text:p>3.9671288383</text:p>
          </table:table-cell>
          <table:table-cell table:number-columns-repeated="9"/>
        </table:table-row>
        <table:table-row table:style-name="ro1">
          <table:table-cell office:value-type="float" office:value="11.2966276699649" calcext:value-type="float">
            <text:p>11.29662767</text:p>
          </table:table-cell>
          <table:table-cell office:value-type="float" office:value="3.67703729736081" calcext:value-type="float">
            <text:p>3.6770372974</text:p>
          </table:table-cell>
          <table:table-cell table:number-columns-repeated="9"/>
        </table:table-row>
        <table:table-row table:style-name="ro1">
          <table:table-cell office:value-type="float" office:value="1.05588982342828" calcext:value-type="float">
            <text:p>1.0558898234</text:p>
          </table:table-cell>
          <table:table-cell office:value-type="float" office:value="19.7517973025439" calcext:value-type="float">
            <text:p>19.7517973025</text:p>
          </table:table-cell>
          <table:table-cell table:number-columns-repeated="9"/>
        </table:table-row>
        <table:table-row table:style-name="ro1">
          <table:table-cell office:value-type="float" office:value="5.27244825718995" calcext:value-type="float">
            <text:p>5.2724482572</text:p>
          </table:table-cell>
          <table:table-cell office:value-type="float" office:value="6.59051510697416" calcext:value-type="float">
            <text:p>6.590515107</text:p>
          </table:table-cell>
          <table:table-cell table:number-columns-repeated="9"/>
        </table:table-row>
        <table:table-row table:style-name="ro1">
          <table:table-cell office:value-type="float" office:value="4.38376308057697" calcext:value-type="float">
            <text:p>4.3837630806</text:p>
          </table:table-cell>
          <table:table-cell office:value-type="float" office:value="20.874662182976" calcext:value-type="float">
            <text:p>20.874662183</text:p>
          </table:table-cell>
          <table:table-cell table:number-columns-repeated="9"/>
        </table:table-row>
        <table:table-row table:style-name="ro1">
          <table:table-cell office:value-type="float" office:value="11.7845384863403" calcext:value-type="float">
            <text:p>11.7845384863</text:p>
          </table:table-cell>
          <table:table-cell office:value-type="float" office:value="15.170654325505" calcext:value-type="float">
            <text:p>15.1706543255</text:p>
          </table:table-cell>
          <table:table-cell table:number-columns-repeated="9"/>
        </table:table-row>
        <table:table-row table:style-name="ro1">
          <table:table-cell office:value-type="float" office:value="6.23456304036857" calcext:value-type="float">
            <text:p>6.2345630404</text:p>
          </table:table-cell>
          <table:table-cell office:value-type="float" office:value="11.4302503776457" calcext:value-type="float">
            <text:p>11.4302503776</text:p>
          </table:table-cell>
          <table:table-cell table:number-columns-repeated="9"/>
        </table:table-row>
        <table:table-row table:style-name="ro1">
          <table:table-cell office:value-type="float" office:value="4.04566529779371" calcext:value-type="float">
            <text:p>4.0456652978</text:p>
          </table:table-cell>
          <table:table-cell office:value-type="float" office:value="16.7997319114987" calcext:value-type="float">
            <text:p>16.7997319115</text:p>
          </table:table-cell>
          <table:table-cell table:number-columns-repeated="9"/>
        </table:table-row>
        <table:table-row table:style-name="ro1">
          <table:table-cell office:value-type="float" office:value="2.29485571095869" calcext:value-type="float">
            <text:p>2.294855711</text:p>
          </table:table-cell>
          <table:table-cell office:value-type="float" office:value="12.6027670479891" calcext:value-type="float">
            <text:p>12.602767048</text:p>
          </table:table-cell>
          <table:table-cell table:number-columns-repeated="9"/>
        </table:table-row>
        <table:table-row table:style-name="ro1">
          <table:table-cell office:value-type="float" office:value="6.03908985501009" calcext:value-type="float">
            <text:p>6.039089855</text:p>
          </table:table-cell>
          <table:table-cell office:value-type="float" office:value="6.35942558122306" calcext:value-type="float">
            <text:p>6.3594255812</text:p>
          </table:table-cell>
          <table:table-cell table:number-columns-repeated="9"/>
        </table:table-row>
        <table:table-row table:style-name="ro1">
          <table:table-cell office:value-type="float" office:value="2.43676819791121" calcext:value-type="float">
            <text:p>2.4367681979</text:p>
          </table:table-cell>
          <table:table-cell office:value-type="float" office:value="4.33163488184872" calcext:value-type="float">
            <text:p>4.3316348818</text:p>
          </table:table-cell>
          <table:table-cell table:number-columns-repeated="9"/>
        </table:table-row>
        <table:table-row table:style-name="ro1">
          <table:table-cell office:value-type="float" office:value="5.89960856485159" calcext:value-type="float">
            <text:p>5.8996085649</text:p>
          </table:table-cell>
          <table:table-cell office:value-type="float" office:value="0.0679616180629389" calcext:value-type="float">
            <text:p>0.0679616181</text:p>
          </table:table-cell>
          <table:table-cell table:number-columns-repeated="9"/>
        </table:table-row>
        <table:table-row table:style-name="ro1">
          <table:table-cell office:value-type="float" office:value="4.56936727839454" calcext:value-type="float">
            <text:p>4.5693672784</text:p>
          </table:table-cell>
          <table:table-cell office:value-type="float" office:value="0.806525061691996" calcext:value-type="float">
            <text:p>0.8065250617</text:p>
          </table:table-cell>
          <table:table-cell table:number-columns-repeated="9"/>
        </table:table-row>
        <table:table-row table:style-name="ro1">
          <table:table-cell office:value-type="float" office:value="3.73162926571863" calcext:value-type="float">
            <text:p>3.7316292657</text:p>
          </table:table-cell>
          <table:table-cell office:value-type="float" office:value="19.7302139629359" calcext:value-type="float">
            <text:p>19.7302139629</text:p>
          </table:table-cell>
          <table:table-cell table:number-columns-repeated="9"/>
        </table:table-row>
        <table:table-row table:style-name="ro1">
          <table:table-cell office:value-type="float" office:value="3.21493028222928" calcext:value-type="float">
            <text:p>3.2149302822</text:p>
          </table:table-cell>
          <table:table-cell office:value-type="float" office:value="9.37402385746938" calcext:value-type="float">
            <text:p>9.3740238575</text:p>
          </table:table-cell>
          <table:table-cell table:number-columns-repeated="9"/>
        </table:table-row>
        <table:table-row table:style-name="ro1">
          <table:table-cell office:value-type="float" office:value="5.45850741680279" calcext:value-type="float">
            <text:p>5.4585074168</text:p>
          </table:table-cell>
          <table:table-cell office:value-type="float" office:value="3.54750571256889" calcext:value-type="float">
            <text:p>3.5475057126</text:p>
          </table:table-cell>
          <table:table-cell table:number-columns-repeated="9"/>
        </table:table-row>
        <table:table-row table:style-name="ro1">
          <table:table-cell office:value-type="float" office:value="11.0709411244836" calcext:value-type="float">
            <text:p>11.0709411245</text:p>
          </table:table-cell>
          <table:table-cell office:value-type="float" office:value="8.69946335231191" calcext:value-type="float">
            <text:p>8.6994633523</text:p>
          </table:table-cell>
          <table:table-cell table:number-columns-repeated="9"/>
        </table:table-row>
        <table:table-row table:style-name="ro1">
          <table:table-cell office:value-type="float" office:value="16.7740041875003" calcext:value-type="float">
            <text:p>16.7740041875</text:p>
          </table:table-cell>
          <table:table-cell office:value-type="float" office:value="5.05798215869964" calcext:value-type="float">
            <text:p>5.0579821587</text:p>
          </table:table-cell>
          <table:table-cell table:number-columns-repeated="9"/>
        </table:table-row>
        <table:table-row table:style-name="ro1">
          <table:table-cell office:value-type="float" office:value="8.88180847577853" calcext:value-type="float">
            <text:p>8.8818084758</text:p>
          </table:table-cell>
          <table:table-cell office:value-type="float" office:value="44.2881742477559" calcext:value-type="float">
            <text:p>44.2881742478</text:p>
          </table:table-cell>
          <table:table-cell table:number-columns-repeated="9"/>
        </table:table-row>
        <table:table-row table:style-name="ro1">
          <table:table-cell office:value-type="float" office:value="6.3058033750176" calcext:value-type="float">
            <text:p>6.305803375</text:p>
          </table:table-cell>
          <table:table-cell office:value-type="float" office:value="9.19561546584113" calcext:value-type="float">
            <text:p>9.1956154658</text:p>
          </table:table-cell>
          <table:table-cell table:number-columns-repeated="9"/>
        </table:table-row>
        <table:table-row table:style-name="ro1">
          <table:table-cell office:value-type="float" office:value="3.32047546915493" calcext:value-type="float">
            <text:p>3.3204754692</text:p>
          </table:table-cell>
          <table:table-cell office:value-type="float" office:value="34.6110869904246" calcext:value-type="float">
            <text:p>34.6110869904</text:p>
          </table:table-cell>
          <table:table-cell table:number-columns-repeated="9"/>
        </table:table-row>
        <table:table-row table:style-name="ro1">
          <table:table-cell office:value-type="float" office:value="8.83582132131614" calcext:value-type="float">
            <text:p>8.8358213213</text:p>
          </table:table-cell>
          <table:table-cell office:value-type="float" office:value="3.11851913218038" calcext:value-type="float">
            <text:p>3.1185191322</text:p>
          </table:table-cell>
          <table:table-cell table:number-columns-repeated="9"/>
        </table:table-row>
        <table:table-row table:style-name="ro1">
          <table:table-cell office:value-type="float" office:value="16.9322529978627" calcext:value-type="float">
            <text:p>16.9322529979</text:p>
          </table:table-cell>
          <table:table-cell office:value-type="float" office:value="8.46426065385332" calcext:value-type="float">
            <text:p>8.4642606539</text:p>
          </table:table-cell>
          <table:table-cell table:number-columns-repeated="9"/>
        </table:table-row>
        <table:table-row table:style-name="ro1">
          <table:table-cell office:value-type="float" office:value="13.2602203557888" calcext:value-type="float">
            <text:p>13.2602203558</text:p>
          </table:table-cell>
          <table:table-cell office:value-type="float" office:value="37.8229157537586" calcext:value-type="float">
            <text:p>37.8229157538</text:p>
          </table:table-cell>
          <table:table-cell table:number-columns-repeated="9"/>
        </table:table-row>
        <table:table-row table:style-name="ro1">
          <table:table-cell office:value-type="float" office:value="9.27863883465076" calcext:value-type="float">
            <text:p>9.2786388347</text:p>
          </table:table-cell>
          <table:table-cell office:value-type="float" office:value="16.9688674158328" calcext:value-type="float">
            <text:p>16.9688674158</text:p>
          </table:table-cell>
          <table:table-cell table:number-columns-repeated="9"/>
        </table:table-row>
        <table:table-row table:style-name="ro1">
          <table:table-cell office:value-type="float" office:value="8.83404434136809" calcext:value-type="float">
            <text:p>8.8340443414</text:p>
          </table:table-cell>
          <table:table-cell office:value-type="float" office:value="5.35430299616508" calcext:value-type="float">
            <text:p>5.3543029962</text:p>
          </table:table-cell>
          <table:table-cell table:number-columns-repeated="9"/>
        </table:table-row>
        <table:table-row table:style-name="ro1">
          <table:table-cell office:value-type="float" office:value="8.49373466780246" calcext:value-type="float">
            <text:p>8.4937346678</text:p>
          </table:table-cell>
          <table:table-cell office:value-type="float" office:value="11.6777596906672" calcext:value-type="float">
            <text:p>11.6777596907</text:p>
          </table:table-cell>
          <table:table-cell table:number-columns-repeated="9"/>
        </table:table-row>
        <table:table-row table:style-name="ro1">
          <table:table-cell office:value-type="float" office:value="7.19976590554053" calcext:value-type="float">
            <text:p>7.1997659055</text:p>
          </table:table-cell>
          <table:table-cell office:value-type="float" office:value="5.33338268882106" calcext:value-type="float">
            <text:p>5.3333826888</text:p>
          </table:table-cell>
          <table:table-cell table:number-columns-repeated="9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1.30669813469023E-015" calcext:value-type="float">
            <text:p>1.30669813469023E-015</text:p>
          </table:table-cell>
          <table:table-cell table:number-columns-repeated="9"/>
        </table:table-row>
        <table:table-row table:style-name="ro1">
          <table:table-cell office:value-type="float" office:value="8.21935756718423" calcext:value-type="float">
            <text:p>8.2193575672</text:p>
          </table:table-cell>
          <table:table-cell office:value-type="float" office:value="27.3099352101533" calcext:value-type="float">
            <text:p>27.3099352102</text:p>
          </table:table-cell>
          <table:table-cell table:number-columns-repeated="9"/>
        </table:table-row>
        <table:table-row table:style-name="ro1">
          <table:table-cell office:value-type="float" office:value="22.5342719672308" calcext:value-type="float">
            <text:p>22.5342719672</text:p>
          </table:table-cell>
          <table:table-cell office:value-type="float" office:value="29.6985687686608" calcext:value-type="float">
            <text:p>29.6985687687</text:p>
          </table:table-cell>
          <table:table-cell table:number-columns-repeated="9"/>
        </table:table-row>
        <table:table-row table:style-name="ro1">
          <table:table-cell office:value-type="float" office:value="11.5041912108888" calcext:value-type="float">
            <text:p>11.5041912109</text:p>
          </table:table-cell>
          <table:table-cell office:value-type="float" office:value="46.2095010207134" calcext:value-type="float">
            <text:p>46.2095010207</text:p>
          </table:table-cell>
          <table:table-cell table:number-columns-repeated="9"/>
        </table:table-row>
        <table:table-row table:style-name="ro1">
          <table:table-cell office:value-type="float" office:value="10.0956292854582" calcext:value-type="float">
            <text:p>10.0956292855</text:p>
          </table:table-cell>
          <table:table-cell office:value-type="float" office:value="26.041566184287" calcext:value-type="float">
            <text:p>26.0415661843</text:p>
          </table:table-cell>
          <table:table-cell table:number-columns-repeated="9"/>
        </table:table-row>
        <table:table-row table:style-name="ro1">
          <table:table-cell office:value-type="float" office:value="7.40895657316755" calcext:value-type="float">
            <text:p>7.4089565732</text:p>
          </table:table-cell>
          <table:table-cell office:value-type="float" office:value="30.955714537011" calcext:value-type="float">
            <text:p>30.955714537</text:p>
          </table:table-cell>
          <table:table-cell table:number-columns-repeated="9"/>
        </table:table-row>
        <table:table-row table:style-name="ro1">
          <table:table-cell office:value-type="float" office:value="7.13499796523594" calcext:value-type="float">
            <text:p>7.1349979652</text:p>
          </table:table-cell>
          <table:table-cell office:value-type="float" office:value="11.6250335068798" calcext:value-type="float">
            <text:p>11.6250335069</text:p>
          </table:table-cell>
          <table:table-cell table:number-columns-repeated="9"/>
        </table:table-row>
        <table:table-row table:style-name="ro1">
          <table:table-cell office:value-type="float" office:value="4.51260289025319" calcext:value-type="float">
            <text:p>4.5126028903</text:p>
          </table:table-cell>
          <table:table-cell office:value-type="float" office:value="13.0095855104949" calcext:value-type="float">
            <text:p>13.0095855105</text:p>
          </table:table-cell>
          <table:table-cell table:number-columns-repeated="9"/>
        </table:table-row>
        <table:table-row table:style-name="ro1">
          <table:table-cell office:value-type="float" office:value="10.9111326745992" calcext:value-type="float">
            <text:p>10.9111326746</text:p>
          </table:table-cell>
          <table:table-cell office:value-type="float" office:value="6.91907390893419" calcext:value-type="float">
            <text:p>6.9190739089</text:p>
          </table:table-cell>
          <table:table-cell table:number-columns-repeated="9"/>
        </table:table-row>
        <table:table-row table:style-name="ro1">
          <table:table-cell office:value-type="float" office:value="14.7605461274195" calcext:value-type="float">
            <text:p>14.7605461274</text:p>
          </table:table-cell>
          <table:table-cell office:value-type="float" office:value="22.140875728397" calcext:value-type="float">
            <text:p>22.1408757284</text:p>
          </table:table-cell>
          <table:table-cell table:number-columns-repeated="9"/>
        </table:table-row>
        <table:table-row table:style-name="ro1">
          <table:table-cell office:value-type="float" office:value="10.3562576606989" calcext:value-type="float">
            <text:p>10.3562576607</text:p>
          </table:table-cell>
          <table:table-cell office:value-type="float" office:value="24.8915553404205" calcext:value-type="float">
            <text:p>24.8915553404</text:p>
          </table:table-cell>
          <table:table-cell table:number-columns-repeated="9"/>
        </table:table-row>
        <table:table-row table:style-name="ro1">
          <table:table-cell office:value-type="float" office:value="8.36957478373356" calcext:value-type="float">
            <text:p>8.3695747837</text:p>
          </table:table-cell>
          <table:table-cell office:value-type="float" office:value="22.0446505515395" calcext:value-type="float">
            <text:p>22.0446505515</text:p>
          </table:table-cell>
          <table:table-cell table:number-columns-repeated="9"/>
        </table:table-row>
        <table:table-row table:style-name="ro1">
          <table:table-cell office:value-type="float" office:value="3.31668992352747" calcext:value-type="float">
            <text:p>3.3166899235</text:p>
          </table:table-cell>
          <table:table-cell office:value-type="float" office:value="14.4235768085164" calcext:value-type="float">
            <text:p>14.4235768085</text:p>
          </table:table-cell>
          <table:table-cell table:number-columns-repeated="9"/>
        </table:table-row>
        <table:table-row table:style-name="ro1">
          <table:table-cell office:value-type="float" office:value="0.786733469413129" calcext:value-type="float">
            <text:p>0.7867334694</text:p>
          </table:table-cell>
          <table:table-cell office:value-type="float" office:value="3.41043258958525" calcext:value-type="float">
            <text:p>3.4104325896</text:p>
          </table:table-cell>
          <table:table-cell table:number-columns-repeated="9"/>
        </table:table-row>
        <table:table-row table:style-name="ro1">
          <table:table-cell office:value-type="float" office:value="22.1992509547765" calcext:value-type="float">
            <text:p>22.1992509548</text:p>
          </table:table-cell>
          <table:table-cell office:value-type="float" office:value="37.7923558017604" calcext:value-type="float">
            <text:p>37.7923558018</text:p>
          </table:table-cell>
          <table:table-cell table:number-columns-repeated="9"/>
        </table:table-row>
        <table:table-row table:style-name="ro1">
          <table:table-cell office:value-type="float" office:value="5.29355994101939" calcext:value-type="float">
            <text:p>5.293559941</text:p>
          </table:table-cell>
          <table:table-cell office:value-type="float" office:value="5.82366921715466" calcext:value-type="float">
            <text:p>5.8236692172</text:p>
          </table:table-cell>
          <table:table-cell table:number-columns-repeated="9"/>
        </table:table-row>
        <table:table-row table:style-name="ro1">
          <table:table-cell office:value-type="float" office:value="9.23598748484523" calcext:value-type="float">
            <text:p>9.2359874848</text:p>
          </table:table-cell>
          <table:table-cell office:value-type="float" office:value="21.4457230043611" calcext:value-type="float">
            <text:p>21.4457230044</text:p>
          </table:table-cell>
          <table:table-cell table:number-columns-repeated="9"/>
        </table:table-row>
        <table:table-row table:style-name="ro1">
          <table:table-cell office:value-type="float" office:value="7.22505136742373" calcext:value-type="float">
            <text:p>7.2250513674</text:p>
          </table:table-cell>
          <table:table-cell office:value-type="float" office:value="0.267456048891286" calcext:value-type="float">
            <text:p>0.2674560489</text:p>
          </table:table-cell>
          <table:table-cell table:number-columns-repeated="9"/>
        </table:table-row>
        <table:table-row table:style-name="ro1">
          <table:table-cell office:value-type="float" office:value="4.78500047094077" calcext:value-type="float">
            <text:p>4.7850004709</text:p>
          </table:table-cell>
          <table:table-cell office:value-type="float" office:value="22.0569415489341" calcext:value-type="float">
            <text:p>22.0569415489</text:p>
          </table:table-cell>
          <table:table-cell table:number-columns-repeated="9"/>
        </table:table-row>
        <table:table-row table:style-name="ro1">
          <table:table-cell office:value-type="float" office:value="3.89790463388224" calcext:value-type="float">
            <text:p>3.8979046339</text:p>
          </table:table-cell>
          <table:table-cell office:value-type="float" office:value="19.5960899024565" calcext:value-type="float">
            <text:p>19.5960899025</text:p>
          </table:table-cell>
          <table:table-cell table:number-columns-repeated="9"/>
        </table:table-row>
        <table:table-row table:style-name="ro1">
          <table:table-cell office:value-type="float" office:value="9.73982985708809" calcext:value-type="float">
            <text:p>9.7398298571</text:p>
          </table:table-cell>
          <table:table-cell office:value-type="float" office:value="25.802947784216" calcext:value-type="float">
            <text:p>25.8029477842</text:p>
          </table:table-cell>
          <table:table-cell table:number-columns-repeated="9"/>
        </table:table-row>
        <table:table-row table:style-name="ro1">
          <table:table-cell office:value-type="float" office:value="25.4314080664148" calcext:value-type="float">
            <text:p>25.4314080664</text:p>
          </table:table-cell>
          <table:table-cell office:value-type="float" office:value="10.3317947985571" calcext:value-type="float">
            <text:p>10.3317947986</text:p>
          </table:table-cell>
          <table:table-cell table:number-columns-repeated="9"/>
        </table:table-row>
        <table:table-row table:style-name="ro1">
          <table:table-cell office:value-type="float" office:value="18.0837604481925" calcext:value-type="float">
            <text:p>18.0837604482</text:p>
          </table:table-cell>
          <table:table-cell office:value-type="float" office:value="37.3082994527007" calcext:value-type="float">
            <text:p>37.3082994527</text:p>
          </table:table-cell>
          <table:table-cell table:number-columns-repeated="9"/>
        </table:table-row>
        <table:table-row table:style-name="ro1">
          <table:table-cell office:value-type="float" office:value="4.32114442941816" calcext:value-type="float">
            <text:p>4.3211444294</text:p>
          </table:table-cell>
          <table:table-cell office:value-type="float" office:value="16.7206641859738" calcext:value-type="float">
            <text:p>16.720664186</text:p>
          </table:table-cell>
          <table:table-cell table:number-columns-repeated="9"/>
        </table:table-row>
        <table:table-row table:style-name="ro1">
          <table:table-cell office:value-type="float" office:value="9.46357673851121" calcext:value-type="float">
            <text:p>9.4635767385</text:p>
          </table:table-cell>
          <table:table-cell office:value-type="float" office:value="16.9122770588206" calcext:value-type="float">
            <text:p>16.9122770588</text:p>
          </table:table-cell>
          <table:table-cell table:number-columns-repeated="9"/>
        </table:table-row>
        <table:table-row table:style-name="ro1">
          <table:table-cell office:value-type="float" office:value="3.97005983401147" calcext:value-type="float">
            <text:p>3.970059834</text:p>
          </table:table-cell>
          <table:table-cell office:value-type="float" office:value="16.1388669030502" calcext:value-type="float">
            <text:p>16.1388669031</text:p>
          </table:table-cell>
          <table:table-cell table:number-columns-repeated="9"/>
        </table:table-row>
        <table:table-row table:style-name="ro1">
          <table:table-cell office:value-type="float" office:value="4.96310665086224" calcext:value-type="float">
            <text:p>4.9631066509</text:p>
          </table:table-cell>
          <table:table-cell office:value-type="float" office:value="21.0117984088028" calcext:value-type="float">
            <text:p>21.0117984088</text:p>
          </table:table-cell>
          <table:table-cell table:number-columns-repeated="9"/>
        </table:table-row>
        <table:table-row table:style-name="ro1">
          <table:table-cell office:value-type="float" office:value="14.7048820809782" calcext:value-type="float">
            <text:p>14.704882081</text:p>
          </table:table-cell>
          <table:table-cell office:value-type="float" office:value="7.61577592793581" calcext:value-type="float">
            <text:p>7.6157759279</text:p>
          </table:table-cell>
          <table:table-cell table:number-columns-repeated="9"/>
        </table:table-row>
        <table:table-row table:style-name="ro1">
          <table:table-cell office:value-type="float" office:value="4.80350803881714" calcext:value-type="float">
            <text:p>4.8035080388</text:p>
          </table:table-cell>
          <table:table-cell office:value-type="float" office:value="6.9397341823026" calcext:value-type="float">
            <text:p>6.9397341823</text:p>
          </table:table-cell>
          <table:table-cell table:number-columns-repeated="9"/>
        </table:table-row>
        <table:table-row table:style-name="ro1">
          <table:table-cell office:value-type="float" office:value="6.17899081983822" calcext:value-type="float">
            <text:p>6.1789908198</text:p>
          </table:table-cell>
          <table:table-cell office:value-type="float" office:value="19.2107384670229" calcext:value-type="float">
            <text:p>19.210738467</text:p>
          </table:table-cell>
          <table:table-cell table:number-columns-repeated="9"/>
        </table:table-row>
        <table:table-row table:style-name="ro1">
          <table:table-cell office:value-type="float" office:value="10.1388548145485" calcext:value-type="float">
            <text:p>10.1388548145</text:p>
          </table:table-cell>
          <table:table-cell office:value-type="float" office:value="13.9805766350858" calcext:value-type="float">
            <text:p>13.9805766351</text:p>
          </table:table-cell>
          <table:table-cell table:number-columns-repeated="9"/>
        </table:table-row>
        <table:table-row table:style-name="ro1">
          <table:table-cell office:value-type="float" office:value="8.60410787280588" calcext:value-type="float">
            <text:p>8.6041078728</text:p>
          </table:table-cell>
          <table:table-cell office:value-type="float" office:value="8.76171944957837" calcext:value-type="float">
            <text:p>8.7617194496</text:p>
          </table:table-cell>
          <table:table-cell table:number-columns-repeated="9"/>
        </table:table-row>
        <table:table-row table:style-name="ro1">
          <table:table-cell office:value-type="float" office:value="5.71545063629494" calcext:value-type="float">
            <text:p>5.7154506363</text:p>
          </table:table-cell>
          <table:table-cell office:value-type="float" office:value="9.96763382273224" calcext:value-type="float">
            <text:p>9.9676338227</text:p>
          </table:table-cell>
          <table:table-cell table:number-columns-repeated="9"/>
        </table:table-row>
        <table:table-row table:style-name="ro1">
          <table:table-cell office:value-type="float" office:value="2.77018751614031" calcext:value-type="float">
            <text:p>2.7701875161</text:p>
          </table:table-cell>
          <table:table-cell office:value-type="float" office:value="8.34207175259362" calcext:value-type="float">
            <text:p>8.3420717526</text:p>
          </table:table-cell>
          <table:table-cell table:number-columns-repeated="9"/>
        </table:table-row>
        <table:table-row table:style-name="ro1">
          <table:table-cell office:value-type="float" office:value="9.23070158887191" calcext:value-type="float">
            <text:p>9.2307015889</text:p>
          </table:table-cell>
          <table:table-cell office:value-type="float" office:value="25.3198864171465" calcext:value-type="float">
            <text:p>25.3198864171</text:p>
          </table:table-cell>
          <table:table-cell table:number-columns-repeated="9"/>
        </table:table-row>
        <table:table-row table:style-name="ro1">
          <table:table-cell office:value-type="float" office:value="19.9052255862134" calcext:value-type="float">
            <text:p>19.9052255862</text:p>
          </table:table-cell>
          <table:table-cell office:value-type="float" office:value="23.6214752791174" calcext:value-type="float">
            <text:p>23.6214752791</text:p>
          </table:table-cell>
          <table:table-cell table:number-columns-repeated="9"/>
        </table:table-row>
        <table:table-row table:style-name="ro1">
          <table:table-cell office:value-type="float" office:value="3.4398191421517" calcext:value-type="float">
            <text:p>3.4398191422</text:p>
          </table:table-cell>
          <table:table-cell office:value-type="float" office:value="11.6424758650936" calcext:value-type="float">
            <text:p>11.6424758651</text:p>
          </table:table-cell>
          <table:table-cell table:number-columns-repeated="9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4.53731639084094E-016" calcext:value-type="float">
            <text:p>4.53731639084094E-016</text:p>
          </table:table-cell>
          <table:table-cell table:number-columns-repeated="9"/>
        </table:table-row>
        <table:table-row table:style-name="ro1">
          <table:table-cell office:value-type="float" office:value="7.14265709563449" calcext:value-type="float">
            <text:p>7.1426570956</text:p>
          </table:table-cell>
          <table:table-cell office:value-type="float" office:value="10.3191545009357" calcext:value-type="float">
            <text:p>10.3191545009</text:p>
          </table:table-cell>
          <table:table-cell table:number-columns-repeated="9"/>
        </table:table-row>
        <table:table-row table:style-name="ro1">
          <table:table-cell office:value-type="float" office:value="9.78811386287368" calcext:value-type="float">
            <text:p>9.7881138629</text:p>
          </table:table-cell>
          <table:table-cell office:value-type="float" office:value="25.1311306352782" calcext:value-type="float">
            <text:p>25.1311306353</text:p>
          </table:table-cell>
          <table:table-cell table:number-columns-repeated="9"/>
        </table:table-row>
        <table:table-row table:style-name="ro1">
          <table:table-cell office:value-type="float" office:value="9.95115317389527" calcext:value-type="float">
            <text:p>9.9511531739</text:p>
          </table:table-cell>
          <table:table-cell office:value-type="float" office:value="5.50013186293511" calcext:value-type="float">
            <text:p>5.5001318629</text:p>
          </table:table-cell>
          <table:table-cell table:number-columns-repeated="9"/>
        </table:table-row>
        <table:table-row table:style-name="ro1">
          <table:table-cell office:value-type="float" office:value="7.67814059275139" calcext:value-type="float">
            <text:p>7.6781405928</text:p>
          </table:table-cell>
          <table:table-cell office:value-type="float" office:value="7.14746507777012" calcext:value-type="float">
            <text:p>7.1474650778</text:p>
          </table:table-cell>
          <table:table-cell table:number-columns-repeated="9"/>
        </table:table-row>
        <table:table-row table:style-name="ro1">
          <table:table-cell office:value-type="float" office:value="16.3634950076509" calcext:value-type="float">
            <text:p>16.3634950077</text:p>
          </table:table-cell>
          <table:table-cell office:value-type="float" office:value="24.0149876355284" calcext:value-type="float">
            <text:p>24.0149876355</text:p>
          </table:table-cell>
          <table:table-cell table:number-columns-repeated="9"/>
        </table:table-row>
        <table:table-row table:style-name="ro1">
          <table:table-cell office:value-type="float" office:value="5.02306053754135" calcext:value-type="float">
            <text:p>5.0230605375</text:p>
          </table:table-cell>
          <table:table-cell office:value-type="float" office:value="0.264126553369506" calcext:value-type="float">
            <text:p>0.2641265534</text:p>
          </table:table-cell>
          <table:table-cell table:number-columns-repeated="9"/>
        </table:table-row>
        <table:table-row table:style-name="ro1">
          <table:table-cell office:value-type="float" office:value="3.41282917343476" calcext:value-type="float">
            <text:p>3.4128291734</text:p>
          </table:table-cell>
          <table:table-cell office:value-type="float" office:value="6.82418471562374" calcext:value-type="float">
            <text:p>6.8241847156</text:p>
          </table:table-cell>
          <table:table-cell table:number-columns-repeated="9"/>
        </table:table-row>
        <table:table-row table:style-name="ro1">
          <table:table-cell office:value-type="float" office:value="17.3283907674335" calcext:value-type="float">
            <text:p>17.3283907674</text:p>
          </table:table-cell>
          <table:table-cell office:value-type="float" office:value="17.0642689093652" calcext:value-type="float">
            <text:p>17.0642689094</text:p>
          </table:table-cell>
          <table:table-cell table:number-columns-repeated="9"/>
        </table:table-row>
        <table:table-row table:style-name="ro1">
          <table:table-cell office:value-type="float" office:value="8.14064023362833" calcext:value-type="float">
            <text:p>8.1406402336</text:p>
          </table:table-cell>
          <table:table-cell office:value-type="float" office:value="11.2914293420555" calcext:value-type="float">
            <text:p>11.2914293421</text:p>
          </table:table-cell>
          <table:table-cell table:number-columns-repeated="9"/>
        </table:table-row>
        <table:table-row table:style-name="ro1">
          <table:table-cell office:value-type="float" office:value="3.58958730975458" calcext:value-type="float">
            <text:p>3.5895873098</text:p>
          </table:table-cell>
          <table:table-cell office:value-type="float" office:value="11.093712766502" calcext:value-type="float">
            <text:p>11.0937127665</text:p>
          </table:table-cell>
          <table:table-cell table:number-columns-repeated="9"/>
        </table:table-row>
        <table:table-row table:style-name="ro1">
          <table:table-cell office:value-type="float" office:value="4.36307390765076" calcext:value-type="float">
            <text:p>4.3630739077</text:p>
          </table:table-cell>
          <table:table-cell office:value-type="float" office:value="22.9591046444842" calcext:value-type="float">
            <text:p>22.9591046445</text:p>
          </table:table-cell>
          <table:table-cell table:number-columns-repeated="9"/>
        </table:table-row>
        <table:table-row table:style-name="ro1">
          <table:table-cell office:value-type="float" office:value="8.61995337207157" calcext:value-type="float">
            <text:p>8.6199533721</text:p>
          </table:table-cell>
          <table:table-cell office:value-type="float" office:value="4.18004830872946" calcext:value-type="float">
            <text:p>4.1800483087</text:p>
          </table:table-cell>
          <table:table-cell table:number-columns-repeated="9"/>
        </table:table-row>
      </table:table>
      <table:table table:name="#186" table:style-name="ta1">
        <table:shapes>
          <draw:frame draw:z-index="0" draw:style-name="gr1" draw:text-style-name="P1" svg:width="6.2988in" svg:height="3.5429in" svg:x="4.7697in" svg:y="31.5689in">
            <draw:object draw:notify-on-update-of-ranges="'#186'.H152:'#186'.H170 '#186'.I151:'#186'.I151 '#186'.I152:'#186'.I170 '#186'.J151:'#186'.J151 '#186'.J152:'#186'.J1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#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T/(XT+XL)</text:p>
          </table:table-cell>
          <table:table-cell office:value-type="string" calcext:value-type="string">
            <text:p>XL/(XT+XL)</text:p>
          </table:table-cell>
          <table:table-cell/>
          <table:table-cell office:value-type="string" calcext:value-type="string">
            <text:p>CN</text:p>
          </table:table-cell>
          <table:table-cell table:number-columns-repeated="2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30.04" calcext:value-type="float">
            <text:p>30.04</text:p>
          </table:table-cell>
          <table:table-cell table:formula="of:=RADIANS([.B3])" office:value-type="float" office:value="0.524296907299097" calcext:value-type="float">
            <text:p>0.5242969073</text:p>
          </table:table-cell>
          <table:table-cell table:formula="of:=[.A3]*SIN([.C3])" office:value-type="float" office:value="12.6753053802255" calcext:value-type="float">
            <text:p>12.6753053802</text:p>
          </table:table-cell>
          <table:table-cell table:formula="of:=[.A3]*COS([.C3])" office:value-type="float" office:value="21.9189195335451" calcext:value-type="float">
            <text:p>21.9189195335</text:p>
          </table:table-cell>
          <table:table-cell table:style-name="ce1" table:formula="of:=[.D3]/([.D3]+[.E3])" office:value-type="float" office:value="0.366399461523416" calcext:value-type="float">
            <text:p>0.3663994615</text:p>
          </table:table-cell>
          <table:table-cell table:style-name="ce1" table:formula="of:=[.E3]/([.D3]+[.E3])" office:value-type="float" office:value="0.633600538476584" calcext:value-type="float">
            <text:p>0.63360053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3.39" calcext:value-type="float">
            <text:p>43.39</text:p>
          </table:table-cell>
          <table:table-cell office:value-type="float" office:value="31.56" calcext:value-type="float">
            <text:p>31.56</text:p>
          </table:table-cell>
          <table:table-cell table:formula="of:=RADIANS([.B4])" office:value-type="float" office:value="0.55082591192941" calcext:value-type="float">
            <text:p>0.5508259119</text:p>
          </table:table-cell>
          <table:table-cell table:formula="of:=[.A4]*SIN([.C4])" office:value-type="float" office:value="22.7099424650748" calcext:value-type="float">
            <text:p>22.7099424651</text:p>
          </table:table-cell>
          <table:table-cell table:formula="of:=[.A4]*COS([.C4])" office:value-type="float" office:value="36.9722952118609" calcext:value-type="float">
            <text:p>36.9722952119</text:p>
          </table:table-cell>
          <table:table-cell table:style-name="ce1" table:formula="of:=[.D4]/([.D4]+[.E4])" office:value-type="float" office:value="0.380514259334668" calcext:value-type="float">
            <text:p>0.3805142593</text:p>
          </table:table-cell>
          <table:table-cell table:style-name="ce1" table:formula="of:=[.E4]/([.D4]+[.E4])" office:value-type="float" office:value="0.619485740665332" calcext:value-type="float">
            <text:p>0.6194857407</text:p>
          </table:table-cell>
          <table:table-cell table:number-columns-repeated="4"/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19.82" calcext:value-type="float">
            <text:p>19.82</text:p>
          </table:table-cell>
          <table:table-cell table:formula="of:=RADIANS([.B5])" office:value-type="float" office:value="0.345924257745276" calcext:value-type="float">
            <text:p>0.3459242577</text:p>
          </table:table-cell>
          <table:table-cell table:formula="of:=[.A5]*SIN([.C5])" office:value-type="float" office:value="10.5653068099968" calcext:value-type="float">
            <text:p>10.56530681</text:p>
          </table:table-cell>
          <table:table-cell table:formula="of:=[.A5]*COS([.C5])" office:value-type="float" office:value="29.3141585588029" calcext:value-type="float">
            <text:p>29.3141585588</text:p>
          </table:table-cell>
          <table:table-cell table:style-name="ce1" table:formula="of:=[.D5]/([.D5]+[.E5])" office:value-type="float" office:value="0.264931004272258" calcext:value-type="float">
            <text:p>0.2649310043</text:p>
          </table:table-cell>
          <table:table-cell table:style-name="ce1" table:formula="of:=[.E5]/([.D5]+[.E5])" office:value-type="float" office:value="0.735068995727742" calcext:value-type="float">
            <text:p>0.7350689957</text:p>
          </table:table-cell>
          <table:table-cell table:number-columns-repeated="4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46.68" calcext:value-type="float">
            <text:p>46.68</text:p>
          </table:table-cell>
          <table:table-cell table:formula="of:=RADIANS([.B6])" office:value-type="float" office:value="0.814719694830953" calcext:value-type="float">
            <text:p>0.8147196948</text:p>
          </table:table-cell>
          <table:table-cell table:formula="of:=[.A6]*SIN([.C6])" office:value-type="float" office:value="10.6147111031572" calcext:value-type="float">
            <text:p>10.6147111032</text:p>
          </table:table-cell>
          <table:table-cell table:formula="of:=[.A6]*COS([.C6])" office:value-type="float" office:value="10.0097956121248" calcext:value-type="float">
            <text:p>10.0097956121</text:p>
          </table:table-cell>
          <table:table-cell table:style-name="ce1" table:formula="of:=[.D6]/([.D6]+[.E6])" office:value-type="float" office:value="0.514664968704056" calcext:value-type="float">
            <text:p>0.5146649687</text:p>
          </table:table-cell>
          <table:table-cell table:style-name="ce1" table:formula="of:=[.E6]/([.D6]+[.E6])" office:value-type="float" office:value="0.485335031295944" calcext:value-type="float">
            <text:p>0.4853350313</text:p>
          </table:table-cell>
          <table:table-cell table:number-columns-repeated="2"/>
          <table:table-cell office:value-type="string" calcext:value-type="string">
            <text:p>186A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69.98" calcext:value-type="float">
            <text:p>69.98</text:p>
          </table:table-cell>
          <table:table-cell table:formula="of:=RADIANS([.B7])" office:value-type="float" office:value="1.22138141054563" calcext:value-type="float">
            <text:p>1.2213814105</text:p>
          </table:table-cell>
          <table:table-cell table:formula="of:=[.A7]*SIN([.C7])" office:value-type="float" office:value="6.06964271687474" calcext:value-type="float">
            <text:p>6.0696427169</text:p>
          </table:table-cell>
          <table:table-cell table:formula="of:=[.A7]*COS([.C7])" office:value-type="float" office:value="2.21156896557386" calcext:value-type="float">
            <text:p>2.2115689656</text:p>
          </table:table-cell>
          <table:table-cell table:style-name="ce1" table:formula="of:=[.D7]/([.D7]+[.E7])" office:value-type="float" office:value="0.732941379790941" calcext:value-type="float">
            <text:p>0.7329413798</text:p>
          </table:table-cell>
          <table:table-cell table:style-name="ce1" table:formula="of:=[.E7]/([.D7]+[.E7])" office:value-type="float" office:value="0.267058620209059" calcext:value-type="float">
            <text:p>0.2670586202</text:p>
          </table:table-cell>
          <table:table-cell table:number-columns-repeated="4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30.07" calcext:value-type="float">
            <text:p>30.07</text:p>
          </table:table-cell>
          <table:table-cell table:formula="of:=RADIANS([.B8])" office:value-type="float" office:value="0.524820506074695" calcext:value-type="float">
            <text:p>0.5248205061</text:p>
          </table:table-cell>
          <table:table-cell table:formula="of:=[.A8]*SIN([.C8])" office:value-type="float" office:value="5.73209981583819" calcext:value-type="float">
            <text:p>5.7320998158</text:p>
          </table:table-cell>
          <table:table-cell table:formula="of:=[.A8]*COS([.C8])" office:value-type="float" office:value="9.90033492874195" calcext:value-type="float">
            <text:p>9.9003349287</text:p>
          </table:table-cell>
          <table:table-cell table:style-name="ce1" table:formula="of:=[.D8]/([.D8]+[.E8])" office:value-type="float" office:value="0.366679913237798" calcext:value-type="float">
            <text:p>0.3666799132</text:p>
          </table:table-cell>
          <table:table-cell table:style-name="ce1" table:formula="of:=[.E8]/([.D8]+[.E8])" office:value-type="float" office:value="0.633320086762202" calcext:value-type="float">
            <text:p>0.6333200868</text:p>
          </table:table-cell>
          <table:table-cell table:number-columns-repeated="4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2.29" calcext:value-type="float">
            <text:p>12.29</text:p>
          </table:table-cell>
          <table:table-cell table:formula="of:=RADIANS([.B9])" office:value-type="float" office:value="0.214500965070103" calcext:value-type="float">
            <text:p>0.2145009651</text:p>
          </table:table-cell>
          <table:table-cell table:formula="of:=[.A9]*SIN([.C9])" office:value-type="float" office:value="2.11156977557772" calcext:value-type="float">
            <text:p>2.1115697756</text:p>
          </table:table-cell>
          <table:table-cell table:formula="of:=[.A9]*COS([.C9])" office:value-type="float" office:value="9.6926607844733" calcext:value-type="float">
            <text:p>9.6926607845</text:p>
          </table:table-cell>
          <table:table-cell table:style-name="ce1" table:formula="of:=[.D9]/([.D9]+[.E9])" office:value-type="float" office:value="0.178882457847265" calcext:value-type="float">
            <text:p>0.1788824578</text:p>
          </table:table-cell>
          <table:table-cell table:style-name="ce1" table:formula="of:=[.E9]/([.D9]+[.E9])" office:value-type="float" office:value="0.821117542152735" calcext:value-type="float">
            <text:p>0.82111754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50.19" calcext:value-type="float">
            <text:p>50.19</text:p>
          </table:table-cell>
          <table:table-cell table:formula="of:=RADIANS([.B10])" office:value-type="float" office:value="0.875980751575954" calcext:value-type="float">
            <text:p>0.8759807516</text:p>
          </table:table-cell>
          <table:table-cell table:formula="of:=[.A10]*SIN([.C10])" office:value-type="float" office:value="14.3187221968064" calcext:value-type="float">
            <text:p>14.3187221968</text:p>
          </table:table-cell>
          <table:table-cell table:formula="of:=[.A10]*COS([.C10])" office:value-type="float" office:value="11.9341440686244" calcext:value-type="float">
            <text:p>11.9341440686</text:p>
          </table:table-cell>
          <table:table-cell table:style-name="ce1" table:formula="of:=[.D10]/([.D10]+[.E10])" office:value-type="float" office:value="0.545415576799741" calcext:value-type="float">
            <text:p>0.5454155768</text:p>
          </table:table-cell>
          <table:table-cell table:style-name="ce1" table:formula="of:=[.E10]/([.D10]+[.E10])" office:value-type="float" office:value="0.454584423200259" calcext:value-type="float">
            <text:p>0.4545844232</text:p>
          </table:table-cell>
          <table:table-cell table:number-columns-repeated="4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24.47" calcext:value-type="float">
            <text:p>24.47</text:p>
          </table:table-cell>
          <table:table-cell table:formula="of:=RADIANS([.B11])" office:value-type="float" office:value="0.427082067963012" calcext:value-type="float">
            <text:p>0.427082068</text:p>
          </table:table-cell>
          <table:table-cell table:formula="of:=[.A11]*SIN([.C11])" office:value-type="float" office:value="6.04342210857982" calcext:value-type="float">
            <text:p>6.0434221086</text:p>
          </table:table-cell>
          <table:table-cell table:formula="of:=[.A11]*COS([.C11])" office:value-type="float" office:value="13.2795010906859" calcext:value-type="float">
            <text:p>13.2795010907</text:p>
          </table:table-cell>
          <table:table-cell table:style-name="ce1" table:formula="of:=[.D11]/([.D11]+[.E11])" office:value-type="float" office:value="0.312759205543469" calcext:value-type="float">
            <text:p>0.3127592055</text:p>
          </table:table-cell>
          <table:table-cell table:style-name="ce1" table:formula="of:=[.E11]/([.D11]+[.E11])" office:value-type="float" office:value="0.687240794456531" calcext:value-type="float">
            <text:p>0.6872407945</text:p>
          </table:table-cell>
          <table:table-cell table:number-columns-repeated="4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4.79" calcext:value-type="float">
            <text:p>24.79</text:p>
          </table:table-cell>
          <table:table-cell table:formula="of:=RADIANS([.B12])" office:value-type="float" office:value="0.432667121569394" calcext:value-type="float">
            <text:p>0.4326671216</text:p>
          </table:table-cell>
          <table:table-cell table:formula="of:=[.A12]*SIN([.C12])" office:value-type="float" office:value="7.98335088655243" calcext:value-type="float">
            <text:p>7.9833508866</text:p>
          </table:table-cell>
          <table:table-cell table:formula="of:=[.A12]*COS([.C12])" office:value-type="float" office:value="17.2854768121155" calcext:value-type="float">
            <text:p>17.2854768121</text:p>
          </table:table-cell>
          <table:table-cell table:style-name="ce1" table:formula="of:=[.D12]/([.D12]+[.E12])" office:value-type="float" office:value="0.31593673366071" calcext:value-type="float">
            <text:p>0.3159367337</text:p>
          </table:table-cell>
          <table:table-cell table:style-name="ce1" table:formula="of:=[.E12]/([.D12]+[.E12])" office:value-type="float" office:value="0.68406326633929" calcext:value-type="float">
            <text:p>0.6840632663</text:p>
          </table:table-cell>
          <table:table-cell table:number-columns-repeated="2"/>
          <table:table-cell office:value-type="string" calcext:value-type="string">
            <text:p>186B</text:p>
          </table:table-cell>
          <table:table-cell/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33.43" calcext:value-type="float">
            <text:p>33.43</text:p>
          </table:table-cell>
          <table:table-cell table:formula="of:=RADIANS([.B13])" office:value-type="float" office:value="0.583463568941704" calcext:value-type="float">
            <text:p>0.5834635689</text:p>
          </table:table-cell>
          <table:table-cell table:formula="of:=[.A13]*SIN([.C13])" office:value-type="float" office:value="8.74306532611497" calcext:value-type="float">
            <text:p>8.7430653261</text:p>
          </table:table-cell>
          <table:table-cell table:formula="of:=[.A13]*COS([.C13])" office:value-type="float" office:value="13.2444595474216" calcext:value-type="float">
            <text:p>13.2444595474</text:p>
          </table:table-cell>
          <table:table-cell table:style-name="ce1" table:formula="of:=[.D13]/([.D13]+[.E13])" office:value-type="float" office:value="0.39763754112396" calcext:value-type="float">
            <text:p>0.3976375411</text:p>
          </table:table-cell>
          <table:table-cell table:style-name="ce1" table:formula="of:=[.E13]/([.D13]+[.E13])" office:value-type="float" office:value="0.60236245887604" calcext:value-type="float">
            <text:p>0.6023624589</text:p>
          </table:table-cell>
          <table:table-cell table:number-columns-repeated="4"/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32.28" calcext:value-type="float">
            <text:p>32.28</text:p>
          </table:table-cell>
          <table:table-cell table:formula="of:=RADIANS([.B14])" office:value-type="float" office:value="0.56339228254377" calcext:value-type="float">
            <text:p>0.5633922825</text:p>
          </table:table-cell>
          <table:table-cell table:formula="of:=[.A14]*SIN([.C14])" office:value-type="float" office:value="6.33925973318299" calcext:value-type="float">
            <text:p>6.3392597332</text:p>
          </table:table-cell>
          <table:table-cell table:formula="of:=[.A14]*COS([.C14])" office:value-type="float" office:value="10.035471390784" calcext:value-type="float">
            <text:p>10.0354713908</text:p>
          </table:table-cell>
          <table:table-cell table:style-name="ce1" table:formula="of:=[.D14]/([.D14]+[.E14])" office:value-type="float" office:value="0.387136722135515" calcext:value-type="float">
            <text:p>0.3871367221</text:p>
          </table:table-cell>
          <table:table-cell table:style-name="ce1" table:formula="of:=[.E14]/([.D14]+[.E14])" office:value-type="float" office:value="0.612863277864485" calcext:value-type="float">
            <text:p>0.612863277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74.06" calcext:value-type="float">
            <text:p>74.06</text:p>
          </table:table-cell>
          <table:table-cell table:formula="of:=RADIANS([.B15])" office:value-type="float" office:value="1.292590844027" calcext:value-type="float">
            <text:p>1.292590844</text:p>
          </table:table-cell>
          <table:table-cell table:formula="of:=[.A15]*SIN([.C15])" office:value-type="float" office:value="11.0962848717809" calcext:value-type="float">
            <text:p>11.0962848718</text:p>
          </table:table-cell>
          <table:table-cell table:formula="of:=[.A15]*COS([.C15])" office:value-type="float" office:value="3.16923682363524" calcext:value-type="float">
            <text:p>3.1692368236</text:p>
          </table:table-cell>
          <table:table-cell table:style-name="ce1" table:formula="of:=[.D15]/([.D15]+[.E15])" office:value-type="float" office:value="0.777839402490721" calcext:value-type="float">
            <text:p>0.7778394025</text:p>
          </table:table-cell>
          <table:table-cell table:style-name="ce1" table:formula="of:=[.E15]/([.D15]+[.E15])" office:value-type="float" office:value="0.222160597509279" calcext:value-type="float">
            <text:p>0.2221605975</text:p>
          </table:table-cell>
          <table:table-cell table:number-columns-repeated="4"/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49.99" calcext:value-type="float">
            <text:p>49.99</text:p>
          </table:table-cell>
          <table:table-cell table:formula="of:=RADIANS([.B16])" office:value-type="float" office:value="0.872490093071965" calcext:value-type="float">
            <text:p>0.8724900931</text:p>
          </table:table-cell>
          <table:table-cell table:formula="of:=[.A16]*SIN([.C16])" office:value-type="float" office:value="14.7901516287478" calcext:value-type="float">
            <text:p>14.7901516287</text:p>
          </table:table-cell>
          <table:table-cell table:formula="of:=[.A16]*COS([.C16])" office:value-type="float" office:value="12.4148103005503" calcext:value-type="float">
            <text:p>12.4148103006</text:p>
          </table:table-cell>
          <table:table-cell table:style-name="ce1" table:formula="of:=[.D16]/([.D16]+[.E16])" office:value-type="float" office:value="0.543656398681438" calcext:value-type="float">
            <text:p>0.5436563987</text:p>
          </table:table-cell>
          <table:table-cell table:style-name="ce1" table:formula="of:=[.E16]/([.D16]+[.E16])" office:value-type="float" office:value="0.456343601318562" calcext:value-type="float">
            <text:p>0.4563436013</text:p>
          </table:table-cell>
          <table:table-cell table:number-columns-repeated="4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2.65" calcext:value-type="float">
            <text:p>2.65</text:p>
          </table:table-cell>
          <table:table-cell table:formula="of:=RADIANS([.B17])" office:value-type="float" office:value="0.0462512251778497" calcext:value-type="float">
            <text:p>0.0462512252</text:p>
          </table:table-cell>
          <table:table-cell table:formula="of:=[.A17]*SIN([.C17])" office:value-type="float" office:value="0.788302266264826" calcext:value-type="float">
            <text:p>0.7883022663</text:p>
          </table:table-cell>
          <table:table-cell table:formula="of:=[.A17]*COS([.C17])" office:value-type="float" office:value="17.0317667767323" calcext:value-type="float">
            <text:p>17.0317667767</text:p>
          </table:table-cell>
          <table:table-cell table:style-name="ce1" table:formula="of:=[.D17]/([.D17]+[.E17])" office:value-type="float" office:value="0.0442367683516137" calcext:value-type="float">
            <text:p>0.0442367684</text:p>
          </table:table-cell>
          <table:table-cell table:style-name="ce1" table:formula="of:=[.E17]/([.D17]+[.E17])" office:value-type="float" office:value="0.955763231648386" calcext:value-type="float">
            <text:p>0.9557632316</text:p>
          </table:table-cell>
          <table:table-cell table:number-columns-repeated="2"/>
          <table:table-cell office:value-type="string" calcext:value-type="string">
            <text:p>186C</text:p>
          </table:table-cell>
          <table:table-cell/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30.26" calcext:value-type="float">
            <text:p>30.26</text:p>
          </table:table-cell>
          <table:table-cell table:formula="of:=RADIANS([.B18])" office:value-type="float" office:value="0.528136631653484" calcext:value-type="float">
            <text:p>0.5281366317</text:p>
          </table:table-cell>
          <table:table-cell table:formula="of:=[.A18]*SIN([.C18])" office:value-type="float" office:value="5.44742640815325" calcext:value-type="float">
            <text:p>5.4474264082</text:p>
          </table:table-cell>
          <table:table-cell table:formula="of:=[.A18]*COS([.C18])" office:value-type="float" office:value="9.33711119821086" calcext:value-type="float">
            <text:p>9.3371111982</text:p>
          </table:table-cell>
          <table:table-cell table:style-name="ce1" table:formula="of:=[.D18]/([.D18]+[.E18])" office:value-type="float" office:value="0.368454296860009" calcext:value-type="float">
            <text:p>0.3684542969</text:p>
          </table:table-cell>
          <table:table-cell table:style-name="ce1" table:formula="of:=[.E18]/([.D18]+[.E18])" office:value-type="float" office:value="0.631545703139991" calcext:value-type="float">
            <text:p>0.6315457031</text:p>
          </table:table-cell>
          <table:table-cell table:number-columns-repeated="4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70.46" calcext:value-type="float">
            <text:p>70.46</text:p>
          </table:table-cell>
          <table:table-cell table:formula="of:=RADIANS([.B19])" office:value-type="float" office:value="1.2297589909552" calcext:value-type="float">
            <text:p>1.229758991</text:p>
          </table:table-cell>
          <table:table-cell table:formula="of:=[.A19]*SIN([.C19])" office:value-type="float" office:value="8.19895151612913" calcext:value-type="float">
            <text:p>8.1989515161</text:p>
          </table:table-cell>
          <table:table-cell table:formula="of:=[.A19]*COS([.C19])" office:value-type="float" office:value="2.90984433194695" calcext:value-type="float">
            <text:p>2.9098443319</text:p>
          </table:table-cell>
          <table:table-cell table:style-name="ce1" table:formula="of:=[.D19]/([.D19]+[.E19])" office:value-type="float" office:value="0.738059428605766" calcext:value-type="float">
            <text:p>0.7380594286</text:p>
          </table:table-cell>
          <table:table-cell table:style-name="ce1" table:formula="of:=[.E19]/([.D19]+[.E19])" office:value-type="float" office:value="0.261940571394234" calcext:value-type="float">
            <text:p>0.2619405714</text:p>
          </table:table-cell>
          <table:table-cell table:number-columns-repeated="4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5.24" calcext:value-type="float">
            <text:p>25.24</text:p>
          </table:table-cell>
          <table:table-cell table:formula="of:=RADIANS([.B20])" office:value-type="float" office:value="0.440521103203369" calcext:value-type="float">
            <text:p>0.4405211032</text:p>
          </table:table-cell>
          <table:table-cell table:formula="of:=[.A20]*SIN([.C20])" office:value-type="float" office:value="8.80112048482989" calcext:value-type="float">
            <text:p>8.8011204848</text:p>
          </table:table-cell>
          <table:table-cell table:formula="of:=[.A20]*COS([.C20])" office:value-type="float" office:value="18.6694905718262" calcext:value-type="float">
            <text:p>18.6694905718</text:p>
          </table:table-cell>
          <table:table-cell table:style-name="ce1" table:formula="of:=[.D20]/([.D20]+[.E20])" office:value-type="float" office:value="0.320383134786417" calcext:value-type="float">
            <text:p>0.3203831348</text:p>
          </table:table-cell>
          <table:table-cell table:style-name="ce1" table:formula="of:=[.E20]/([.D20]+[.E20])" office:value-type="float" office:value="0.679616865213583" calcext:value-type="float">
            <text:p>0.6796168652</text:p>
          </table:table-cell>
          <table:table-cell table:number-columns-repeated="4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36.87" calcext:value-type="float">
            <text:p>36.87</text:p>
          </table:table-cell>
          <table:table-cell table:formula="of:=RADIANS([.B21])" office:value-type="float" office:value="0.643502895210309" calcext:value-type="float">
            <text:p>0.6435028952</text:p>
          </table:table-cell>
          <table:table-cell table:formula="of:=[.A21]*SIN([.C21])" office:value-type="float" office:value="5.9940142770353" calcext:value-type="float">
            <text:p>5.994014277</text:p>
          </table:table-cell>
          <table:table-cell table:formula="of:=[.A21]*COS([.C21])" office:value-type="float" office:value="7.9919892922036" calcext:value-type="float">
            <text:p>7.9919892922</text:p>
          </table:table-cell>
          <table:table-cell table:style-name="ce1" table:formula="of:=[.D21]/([.D21]+[.E21])" office:value-type="float" office:value="0.428572340008454" calcext:value-type="float">
            <text:p>0.42857234</text:p>
          </table:table-cell>
          <table:table-cell table:style-name="ce1" table:formula="of:=[.E21]/([.D21]+[.E21])" office:value-type="float" office:value="0.571427659991546" calcext:value-type="float">
            <text:p>0.5714276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54.81" calcext:value-type="float">
            <text:p>54.81</text:p>
          </table:table-cell>
          <table:table-cell table:formula="of:=RADIANS([.B22])" office:value-type="float" office:value="0.956614963018092" calcext:value-type="float">
            <text:p>0.956614963</text:p>
          </table:table-cell>
          <table:table-cell table:formula="of:=[.A22]*SIN([.C22])" office:value-type="float" office:value="6.87303459030279" calcext:value-type="float">
            <text:p>6.8730345903</text:p>
          </table:table-cell>
          <table:table-cell table:formula="of:=[.A22]*COS([.C22])" office:value-type="float" office:value="4.84659628197989" calcext:value-type="float">
            <text:p>4.846596282</text:p>
          </table:table-cell>
          <table:table-cell table:style-name="ce1" table:formula="of:=[.D22]/([.D22]+[.E22])" office:value-type="float" office:value="0.586454869202216" calcext:value-type="float">
            <text:p>0.5864548692</text:p>
          </table:table-cell>
          <table:table-cell table:style-name="ce1" table:formula="of:=[.E22]/([.D22]+[.E22])" office:value-type="float" office:value="0.413545130797784" calcext:value-type="float">
            <text:p>0.4135451308</text:p>
          </table:table-cell>
          <table:table-cell table:number-columns-repeated="4"/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11.59" calcext:value-type="float">
            <text:p>11.59</text:p>
          </table:table-cell>
          <table:table-cell table:formula="of:=RADIANS([.B23])" office:value-type="float" office:value="0.202283660306143" calcext:value-type="float">
            <text:p>0.2022836603</text:p>
          </table:table-cell>
          <table:table-cell table:formula="of:=[.A23]*SIN([.C23])" office:value-type="float" office:value="4.27329082544661" calcext:value-type="float">
            <text:p>4.2732908254</text:p>
          </table:table-cell>
          <table:table-cell table:formula="of:=[.A23]*COS([.C23])" office:value-type="float" office:value="20.8363117062774" calcext:value-type="float">
            <text:p>20.8363117063</text:p>
          </table:table-cell>
          <table:table-cell table:style-name="ce1" table:formula="of:=[.D23]/([.D23]+[.E23])" office:value-type="float" office:value="0.17018552245292" calcext:value-type="float">
            <text:p>0.1701855225</text:p>
          </table:table-cell>
          <table:table-cell table:style-name="ce1" table:formula="of:=[.E23]/([.D23]+[.E23])" office:value-type="float" office:value="0.82981447754708" calcext:value-type="float">
            <text:p>0.8298144775</text:p>
          </table:table-cell>
          <table:table-cell table:number-columns-repeated="2"/>
          <table:table-cell office:value-type="string" calcext:value-type="string">
            <text:p>186D</text:p>
          </table:table-cell>
          <table:table-cell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31.09" calcext:value-type="float">
            <text:p>31.09</text:p>
          </table:table-cell>
          <table:table-cell table:formula="of:=RADIANS([.B24])" office:value-type="float" office:value="0.542622864445037" calcext:value-type="float">
            <text:p>0.5426228644</text:p>
          </table:table-cell>
          <table:table-cell table:formula="of:=[.A24]*SIN([.C24])" office:value-type="float" office:value="10.8647167131916" calcext:value-type="float">
            <text:p>10.8647167132</text:p>
          </table:table-cell>
          <table:table-cell table:formula="of:=[.A24]*COS([.C24])" office:value-type="float" office:value="18.0177559851968" calcext:value-type="float">
            <text:p>18.0177559852</text:p>
          </table:table-cell>
          <table:table-cell table:style-name="ce1" table:formula="of:=[.D24]/([.D24]+[.E24])" office:value-type="float" office:value="0.376169894684876" calcext:value-type="float">
            <text:p>0.3761698947</text:p>
          </table:table-cell>
          <table:table-cell table:style-name="ce1" table:formula="of:=[.E24]/([.D24]+[.E24])" office:value-type="float" office:value="0.623830105315123" calcext:value-type="float">
            <text:p>0.6238301053</text:p>
          </table:table-cell>
          <table:table-cell table:number-columns-repeated="4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33.28" calcext:value-type="float">
            <text:p>33.28</text:p>
          </table:table-cell>
          <table:table-cell table:formula="of:=RADIANS([.B25])" office:value-type="float" office:value="0.580845575063713" calcext:value-type="float">
            <text:p>0.5808455751</text:p>
          </table:table-cell>
          <table:table-cell table:formula="of:=[.A25]*SIN([.C25])" office:value-type="float" office:value="5.5476707410854" calcext:value-type="float">
            <text:p>5.5476707411</text:p>
          </table:table-cell>
          <table:table-cell table:formula="of:=[.A25]*COS([.C25])" office:value-type="float" office:value="8.45194944072106" calcext:value-type="float">
            <text:p>8.4519494407</text:p>
          </table:table-cell>
          <table:table-cell table:style-name="ce1" table:formula="of:=[.D25]/([.D25]+[.E25])" office:value-type="float" office:value="0.396272946625724" calcext:value-type="float">
            <text:p>0.3962729466</text:p>
          </table:table-cell>
          <table:table-cell table:style-name="ce1" table:formula="of:=[.E25]/([.D25]+[.E25])" office:value-type="float" office:value="0.603727053374276" calcext:value-type="float">
            <text:p>0.6037270534</text:p>
          </table:table-cell>
          <table:table-cell table:number-columns-repeated="4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18.69" calcext:value-type="float">
            <text:p>18.69</text:p>
          </table:table-cell>
          <table:table-cell table:formula="of:=RADIANS([.B26])" office:value-type="float" office:value="0.32620203719774" calcext:value-type="float">
            <text:p>0.3262020372</text:p>
          </table:table-cell>
          <table:table-cell table:formula="of:=[.A26]*SIN([.C26])" office:value-type="float" office:value="5.78087590046235" calcext:value-type="float">
            <text:p>5.7808759005</text:p>
          </table:table-cell>
          <table:table-cell table:formula="of:=[.A26]*COS([.C26])" office:value-type="float" office:value="17.0886826239899" calcext:value-type="float">
            <text:p>17.088682624</text:p>
          </table:table-cell>
          <table:table-cell table:style-name="ce1" table:formula="of:=[.D26]/([.D26]+[.E26])" office:value-type="float" office:value="0.252776016392333" calcext:value-type="float">
            <text:p>0.2527760164</text:p>
          </table:table-cell>
          <table:table-cell table:style-name="ce1" table:formula="of:=[.E26]/([.D26]+[.E26])" office:value-type="float" office:value="0.747223983607667" calcext:value-type="float">
            <text:p>0.74722398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73.47" calcext:value-type="float">
            <text:p>73.47</text:p>
          </table:table-cell>
          <table:table-cell table:formula="of:=RADIANS([.B27])" office:value-type="float" office:value="1.28229340144023" calcext:value-type="float">
            <text:p>1.2822934014</text:p>
          </table:table-cell>
          <table:table-cell table:formula="of:=[.A27]*SIN([.C27])" office:value-type="float" office:value="16.7671539247845" calcext:value-type="float">
            <text:p>16.7671539248</text:p>
          </table:table-cell>
          <table:table-cell table:formula="of:=[.A27]*COS([.C27])" office:value-type="float" office:value="4.97620832186361" calcext:value-type="float">
            <text:p>4.9762083219</text:p>
          </table:table-cell>
          <table:table-cell table:style-name="ce1" table:formula="of:=[.D27]/([.D27]+[.E27])" office:value-type="float" office:value="0.771138968048479" calcext:value-type="float">
            <text:p>0.771138968</text:p>
          </table:table-cell>
          <table:table-cell table:style-name="ce1" table:formula="of:=[.E27]/([.D27]+[.E27])" office:value-type="float" office:value="0.228861031951521" calcext:value-type="float">
            <text:p>0.228861032</text:p>
          </table:table-cell>
          <table:table-cell table:number-columns-repeated="4"/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7.82" calcext:value-type="float">
            <text:p>7.82</text:p>
          </table:table-cell>
          <table:table-cell table:formula="of:=RADIANS([.B28])" office:value-type="float" office:value="0.136484747505957" calcext:value-type="float">
            <text:p>0.1364847475</text:p>
          </table:table-cell>
          <table:table-cell table:formula="of:=[.A28]*SIN([.C28])" office:value-type="float" office:value="3.69950947678031" calcext:value-type="float">
            <text:p>3.6995094768</text:p>
          </table:table-cell>
          <table:table-cell table:formula="of:=[.A28]*COS([.C28])" office:value-type="float" office:value="26.9371440511278" calcext:value-type="float">
            <text:p>26.9371440511</text:p>
          </table:table-cell>
          <table:table-cell table:style-name="ce1" table:formula="of:=[.D28]/([.D28]+[.E28])" office:value-type="float" office:value="0.120754359591209" calcext:value-type="float">
            <text:p>0.1207543596</text:p>
          </table:table-cell>
          <table:table-cell table:style-name="ce1" table:formula="of:=[.E28]/([.D28]+[.E28])" office:value-type="float" office:value="0.879245640408791" calcext:value-type="float">
            <text:p>0.8792456404</text:p>
          </table:table-cell>
          <table:table-cell table:number-columns-repeated="2"/>
          <table:table-cell office:value-type="string" calcext:value-type="string">
            <text:p>186E</text:p>
          </table:table-cell>
          <table:table-cell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66.5" calcext:value-type="float">
            <text:p>66.5</text:p>
          </table:table-cell>
          <table:table-cell table:formula="of:=RADIANS([.B29])" office:value-type="float" office:value="1.16064395257623" calcext:value-type="float">
            <text:p>1.1606439526</text:p>
          </table:table-cell>
          <table:table-cell table:formula="of:=[.A29]*SIN([.C29])" office:value-type="float" office:value="12.1510459856029" calcext:value-type="float">
            <text:p>12.1510459856</text:p>
          </table:table-cell>
          <table:table-cell table:formula="of:=[.A29]*COS([.C29])" office:value-type="float" office:value="5.28342516325951" calcext:value-type="float">
            <text:p>5.2834251633</text:p>
          </table:table-cell>
          <table:table-cell table:style-name="ce1" table:formula="of:=[.D29]/([.D29]+[.E29])" office:value-type="float" office:value="0.696955237807471" calcext:value-type="float">
            <text:p>0.6969552378</text:p>
          </table:table-cell>
          <table:table-cell table:style-name="ce1" table:formula="of:=[.E29]/([.D29]+[.E29])" office:value-type="float" office:value="0.303044762192529" calcext:value-type="float">
            <text:p>0.3030447622</text:p>
          </table:table-cell>
          <table:table-cell table:number-columns-repeated="4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56.98" calcext:value-type="float">
            <text:p>56.98</text:p>
          </table:table-cell>
          <table:table-cell table:formula="of:=RADIANS([.B30])" office:value-type="float" office:value="0.994488607786369" calcext:value-type="float">
            <text:p>0.9944886078</text:p>
          </table:table-cell>
          <table:table-cell table:formula="of:=[.A30]*SIN([.C30])" office:value-type="float" office:value="5.24050251229147" calcext:value-type="float">
            <text:p>5.2405025123</text:p>
          </table:table-cell>
          <table:table-cell table:formula="of:=[.A30]*COS([.C30])" office:value-type="float" office:value="3.40582345676737" calcext:value-type="float">
            <text:p>3.4058234568</text:p>
          </table:table-cell>
          <table:table-cell table:style-name="ce1" table:formula="of:=[.D30]/([.D30]+[.E30])" office:value-type="float" office:value="0.606095875987648" calcext:value-type="float">
            <text:p>0.606095876</text:p>
          </table:table-cell>
          <table:table-cell table:style-name="ce1" table:formula="of:=[.E30]/([.D30]+[.E30])" office:value-type="float" office:value="0.393904124012352" calcext:value-type="float">
            <text:p>0.393904124</text:p>
          </table:table-cell>
          <table:table-cell table:number-columns-repeated="4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8.94" calcext:value-type="float">
            <text:p>28.94</text:p>
          </table:table-cell>
          <table:table-cell table:formula="of:=RADIANS([.B31])" office:value-type="float" office:value="0.505098285527159" calcext:value-type="float">
            <text:p>0.5050982855</text:p>
          </table:table-cell>
          <table:table-cell table:formula="of:=[.A31]*SIN([.C31])" office:value-type="float" office:value="15.9200946685655" calcext:value-type="float">
            <text:p>15.9200946686</text:p>
          </table:table-cell>
          <table:table-cell table:formula="of:=[.A31]*COS([.C31])" office:value-type="float" office:value="28.7916756327921" calcext:value-type="float">
            <text:p>28.7916756328</text:p>
          </table:table-cell>
          <table:table-cell table:style-name="ce1" table:formula="of:=[.D31]/([.D31]+[.E31])" office:value-type="float" office:value="0.356060486115043" calcext:value-type="float">
            <text:p>0.3560604861</text:p>
          </table:table-cell>
          <table:table-cell table:style-name="ce1" table:formula="of:=[.E31]/([.D31]+[.E31])" office:value-type="float" office:value="0.643939513884957" calcext:value-type="float">
            <text:p>0.64393951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11.74" calcext:value-type="float">
            <text:p>11.74</text:p>
          </table:table-cell>
          <table:table-cell table:formula="of:=RADIANS([.B32])" office:value-type="float" office:value="0.204901654184134" calcext:value-type="float">
            <text:p>0.2049016542</text:p>
          </table:table-cell>
          <table:table-cell table:formula="of:=[.A32]*SIN([.C32])" office:value-type="float" office:value="4.22609001910803" calcext:value-type="float">
            <text:p>4.2260900191</text:p>
          </table:table-cell>
          <table:table-cell table:formula="of:=[.A32]*COS([.C32])" office:value-type="float" office:value="20.3355123650818" calcext:value-type="float">
            <text:p>20.3355123651</text:p>
          </table:table-cell>
          <table:table-cell table:style-name="ce1" table:formula="of:=[.D32]/([.D32]+[.E32])" office:value-type="float" office:value="0.172060843303462" calcext:value-type="float">
            <text:p>0.1720608433</text:p>
          </table:table-cell>
          <table:table-cell table:style-name="ce1" table:formula="of:=[.E32]/([.D32]+[.E32])" office:value-type="float" office:value="0.827939156696538" calcext:value-type="float">
            <text:p>0.8279391567</text:p>
          </table:table-cell>
          <table:table-cell table:number-columns-repeated="4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29.99" calcext:value-type="float">
            <text:p>29.99</text:p>
          </table:table-cell>
          <table:table-cell table:formula="of:=RADIANS([.B33])" office:value-type="float" office:value="0.523424242673099" calcext:value-type="float">
            <text:p>0.5234242427</text:p>
          </table:table-cell>
          <table:table-cell table:formula="of:=[.A33]*SIN([.C33])" office:value-type="float" office:value="10.8217274387895" calcext:value-type="float">
            <text:p>10.8217274388</text:p>
          </table:table-cell>
          <table:table-cell table:formula="of:=[.A33]*COS([.C33])" office:value-type="float" office:value="18.7513390252683" calcext:value-type="float">
            <text:p>18.7513390253</text:p>
          </table:table-cell>
          <table:table-cell table:style-name="ce1" table:formula="of:=[.D33]/([.D33]+[.E33])" office:value-type="float" office:value="0.365931867496455" calcext:value-type="float">
            <text:p>0.3659318675</text:p>
          </table:table-cell>
          <table:table-cell table:style-name="ce1" table:formula="of:=[.E33]/([.D33]+[.E33])" office:value-type="float" office:value="0.634068132503545" calcext:value-type="float">
            <text:p>0.6340681325</text:p>
          </table:table-cell>
          <table:table-cell table:number-columns-repeated="4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43.73" calcext:value-type="float">
            <text:p>43.73</text:p>
          </table:table-cell>
          <table:table-cell table:formula="of:=RADIANS([.B34])" office:value-type="float" office:value="0.76323248189712" calcext:value-type="float">
            <text:p>0.7632324819</text:p>
          </table:table-cell>
          <table:table-cell table:formula="of:=[.A34]*SIN([.C34])" office:value-type="float" office:value="5.68216427797314" calcext:value-type="float">
            <text:p>5.682164278</text:p>
          </table:table-cell>
          <table:table-cell table:formula="of:=[.A34]*COS([.C34])" office:value-type="float" office:value="5.93981557947097" calcext:value-type="float">
            <text:p>5.9398155795</text:p>
          </table:table-cell>
          <table:table-cell table:style-name="ce1" table:formula="of:=[.D34]/([.D34]+[.E34])" office:value-type="float" office:value="0.488915343828754" calcext:value-type="float">
            <text:p>0.4889153438</text:p>
          </table:table-cell>
          <table:table-cell table:style-name="ce1" table:formula="of:=[.E34]/([.D34]+[.E34])" office:value-type="float" office:value="0.511084656171246" calcext:value-type="float">
            <text:p>0.5110846562</text:p>
          </table:table-cell>
          <table:table-cell table:number-columns-repeated="4"/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22.33" calcext:value-type="float">
            <text:p>22.33</text:p>
          </table:table-cell>
          <table:table-cell table:formula="of:=RADIANS([.B35])" office:value-type="float" office:value="0.389732021970334" calcext:value-type="float">
            <text:p>0.389732022</text:p>
          </table:table-cell>
          <table:table-cell table:formula="of:=[.A35]*SIN([.C35])" office:value-type="float" office:value="10.7827127002353" calcext:value-type="float">
            <text:p>10.7827127002</text:p>
          </table:table-cell>
          <table:table-cell table:formula="of:=[.A35]*COS([.C35])" office:value-type="float" office:value="26.2518095914202" calcext:value-type="float">
            <text:p>26.2518095914</text:p>
          </table:table-cell>
          <table:table-cell table:style-name="ce1" table:formula="of:=[.D35]/([.D35]+[.E35])" office:value-type="float" office:value="0.29115301165002" calcext:value-type="float">
            <text:p>0.2911530117</text:p>
          </table:table-cell>
          <table:table-cell table:style-name="ce1" table:formula="of:=[.E35]/([.D35]+[.E35])" office:value-type="float" office:value="0.70884698834998" calcext:value-type="float">
            <text:p>0.7088469883</text:p>
          </table:table-cell>
          <table:table-cell table:number-columns-repeated="2"/>
          <table:table-cell office:value-type="string" calcext:value-type="string">
            <text:p>186F</text:p>
          </table:table-cell>
          <table:table-cell/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12.82" calcext:value-type="float">
            <text:p>12.82</text:p>
          </table:table-cell>
          <table:table-cell table:formula="of:=RADIANS([.B36])" office:value-type="float" office:value="0.223751210105673" calcext:value-type="float">
            <text:p>0.2237512101</text:p>
          </table:table-cell>
          <table:table-cell table:formula="of:=[.A36]*SIN([.C36])" office:value-type="float" office:value="4.71070082588152" calcext:value-type="float">
            <text:p>4.7107008259</text:p>
          </table:table-cell>
          <table:table-cell table:formula="of:=[.A36]*COS([.C36])" office:value-type="float" office:value="20.7007777083142" calcext:value-type="float">
            <text:p>20.7007777083</text:p>
          </table:table-cell>
          <table:table-cell table:style-name="ce1" table:formula="of:=[.D36]/([.D36]+[.E36])" office:value-type="float" office:value="0.18537688861915" calcext:value-type="float">
            <text:p>0.1853768886</text:p>
          </table:table-cell>
          <table:table-cell table:style-name="ce1" table:formula="of:=[.E36]/([.D36]+[.E36])" office:value-type="float" office:value="0.81462311138085" calcext:value-type="float">
            <text:p>0.8146231114</text:p>
          </table:table-cell>
          <table:table-cell table:number-columns-repeated="4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30.26" calcext:value-type="float">
            <text:p>30.26</text:p>
          </table:table-cell>
          <table:table-cell table:formula="of:=RADIANS([.B37])" office:value-type="float" office:value="0.528136631653484" calcext:value-type="float">
            <text:p>0.5281366317</text:p>
          </table:table-cell>
          <table:table-cell table:formula="of:=[.A37]*SIN([.C37])" office:value-type="float" office:value="5.60364307665718" calcext:value-type="float">
            <text:p>5.6036430767</text:p>
          </table:table-cell>
          <table:table-cell table:formula="of:=[.A37]*COS([.C37])" office:value-type="float" office:value="9.60487294395048" calcext:value-type="float">
            <text:p>9.604872944</text:p>
          </table:table-cell>
          <table:table-cell table:style-name="ce1" table:formula="of:=[.D37]/([.D37]+[.E37])" office:value-type="float" office:value="0.368454296860009" calcext:value-type="float">
            <text:p>0.3684542969</text:p>
          </table:table-cell>
          <table:table-cell table:style-name="ce1" table:formula="of:=[.E37]/([.D37]+[.E37])" office:value-type="float" office:value="0.631545703139991" calcext:value-type="float">
            <text:p>0.6315457031</text:p>
          </table:table-cell>
          <table:table-cell table:number-columns-repeated="4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98.83" calcext:value-type="float">
            <text:p>98.83</text:p>
          </table:table-cell>
          <table:table-cell table:formula="of:=RADIANS([.B38])" office:value-type="float" office:value="1.724908899746" calcext:value-type="float">
            <text:p>1.7249088997</text:p>
          </table:table-cell>
          <table:table-cell table:formula="of:=[.A38]*SIN([.C38])" office:value-type="float" office:value="12.0059999348917" calcext:value-type="float">
            <text:p>12.0059999349</text:p>
          </table:table-cell>
          <table:table-cell table:formula="of:=[.A38]*COS([.C38])" office:value-type="float" office:value="-1.86506449308857" calcext:value-type="float">
            <text:p>-1.8650644931</text:p>
          </table:table-cell>
          <table:table-cell table:style-name="ce1" table:formula="of:=[.D38]/([.D38]+[.E38])" office:value-type="float" office:value="1.1839144429813" calcext:value-type="float">
            <text:p>1.183914443</text:p>
          </table:table-cell>
          <table:table-cell table:style-name="ce1" table:formula="of:=[.E38]/([.D38]+[.E38])" office:value-type="float" office:value="-0.183914442981302" calcext:value-type="float">
            <text:p>-0.183914443</text:p>
          </table:table-cell>
          <table:table-cell table:number-columns-repeated="4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21.5" calcext:value-type="float">
            <text:p>21.5</text:p>
          </table:table-cell>
          <table:table-cell table:formula="of:=RADIANS([.B39])" office:value-type="float" office:value="0.375245789178781" calcext:value-type="float">
            <text:p>0.3752457892</text:p>
          </table:table-cell>
          <table:table-cell table:formula="of:=[.A39]*SIN([.C39])" office:value-type="float" office:value="6.86456797654609" calcext:value-type="float">
            <text:p>6.8645679765</text:p>
          </table:table-cell>
          <table:table-cell table:formula="of:=[.A39]*COS([.C39])" office:value-type="float" office:value="17.4267210483033" calcext:value-type="float">
            <text:p>17.4267210483</text:p>
          </table:table-cell>
          <table:table-cell table:style-name="ce1" table:formula="of:=[.D39]/([.D39]+[.E39])" office:value-type="float" office:value="0.282593812519533" calcext:value-type="float">
            <text:p>0.2825938125</text:p>
          </table:table-cell>
          <table:table-cell table:style-name="ce1" table:formula="of:=[.E39]/([.D39]+[.E39])" office:value-type="float" office:value="0.717406187480467" calcext:value-type="float">
            <text:p>0.71740618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7.54" calcext:value-type="float">
            <text:p>7.54</text:p>
          </table:table-cell>
          <table:table-cell table:formula="of:=RADIANS([.B40])" office:value-type="float" office:value="0.131597825600372" calcext:value-type="float">
            <text:p>0.1315978256</text:p>
          </table:table-cell>
          <table:table-cell table:formula="of:=[.A40]*SIN([.C40])" office:value-type="float" office:value="2.35274446760769" calcext:value-type="float">
            <text:p>2.3527444676</text:p>
          </table:table-cell>
          <table:table-cell table:formula="of:=[.A40]*COS([.C40])" office:value-type="float" office:value="17.7749681707209" calcext:value-type="float">
            <text:p>17.7749681707</text:p>
          </table:table-cell>
          <table:table-cell table:style-name="ce1" table:formula="of:=[.D40]/([.D40]+[.E40])" office:value-type="float" office:value="0.116890801746018" calcext:value-type="float">
            <text:p>0.1168908017</text:p>
          </table:table-cell>
          <table:table-cell table:style-name="ce1" table:formula="of:=[.E40]/([.D40]+[.E40])" office:value-type="float" office:value="0.883109198253982" calcext:value-type="float">
            <text:p>0.8831091983</text:p>
          </table:table-cell>
          <table:table-cell table:number-columns-repeated="4"/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86.51" calcext:value-type="float">
            <text:p>86.51</text:p>
          </table:table-cell>
          <table:table-cell table:formula="of:=RADIANS([.B41])" office:value-type="float" office:value="1.50988433590029" calcext:value-type="float">
            <text:p>1.5098843359</text:p>
          </table:table-cell>
          <table:table-cell table:formula="of:=[.A41]*SIN([.C41])" office:value-type="float" office:value="21.6497745545479" calcext:value-type="float">
            <text:p>21.6497745545</text:p>
          </table:table-cell>
          <table:table-cell table:formula="of:=[.A41]*COS([.C41])" office:value-type="float" office:value="1.32036424415761" calcext:value-type="float">
            <text:p>1.3203642442</text:p>
          </table:table-cell>
          <table:table-cell table:style-name="ce1" table:formula="of:=[.D41]/([.D41]+[.E41])" office:value-type="float" office:value="0.94251822961418" calcext:value-type="float">
            <text:p>0.9425182296</text:p>
          </table:table-cell>
          <table:table-cell table:style-name="ce1" table:formula="of:=[.E41]/([.D41]+[.E41])" office:value-type="float" office:value="0.0574817703858203" calcext:value-type="float">
            <text:p>0.0574817704</text:p>
          </table:table-cell>
          <table:table-cell table:number-columns-repeated="4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7.53" calcext:value-type="float">
            <text:p>47.53</text:p>
          </table:table-cell>
          <table:table-cell table:formula="of:=RADIANS([.B42])" office:value-type="float" office:value="0.829554993472905" calcext:value-type="float">
            <text:p>0.8295549935</text:p>
          </table:table-cell>
          <table:table-cell table:formula="of:=[.A42]*SIN([.C42])" office:value-type="float" office:value="10.1055443429108" calcext:value-type="float">
            <text:p>10.1055443429</text:p>
          </table:table-cell>
          <table:table-cell table:formula="of:=[.A42]*COS([.C42])" office:value-type="float" office:value="9.25029586194215" calcext:value-type="float">
            <text:p>9.2502958619</text:p>
          </table:table-cell>
          <table:table-cell table:style-name="ce1" table:formula="of:=[.D42]/([.D42]+[.E42])" office:value-type="float" office:value="0.522092775924917" calcext:value-type="float">
            <text:p>0.5220927759</text:p>
          </table:table-cell>
          <table:table-cell table:style-name="ce1" table:formula="of:=[.E42]/([.D42]+[.E42])" office:value-type="float" office:value="0.477907224075083" calcext:value-type="float">
            <text:p>0.4779072241</text:p>
          </table:table-cell>
          <table:table-cell table:number-columns-repeated="2"/>
          <table:table-cell office:value-type="string" calcext:value-type="string">
            <text:p>186G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4.04" calcext:value-type="float">
            <text:p>14.04</text:p>
          </table:table-cell>
          <table:table-cell table:formula="of:=RADIANS([.B43])" office:value-type="float" office:value="0.245044226980004" calcext:value-type="float">
            <text:p>0.245044227</text:p>
          </table:table-cell>
          <table:table-cell table:formula="of:=[.A43]*SIN([.C43])" office:value-type="float" office:value="1.32701779245088" calcext:value-type="float">
            <text:p>1.3270177925</text:p>
          </table:table-cell>
          <table:table-cell table:formula="of:=[.A43]*COS([.C43])" office:value-type="float" office:value="5.30659248280088" calcext:value-type="float">
            <text:p>5.3065924828</text:p>
          </table:table-cell>
          <table:table-cell table:style-name="ce1" table:formula="of:=[.D43]/([.D43]+[.E43])" office:value-type="float" office:value="0.200044581666431" calcext:value-type="float">
            <text:p>0.2000445817</text:p>
          </table:table-cell>
          <table:table-cell table:style-name="ce1" table:formula="of:=[.E43]/([.D43]+[.E43])" office:value-type="float" office:value="0.799955418333569" calcext:value-type="float">
            <text:p>0.7999554183</text:p>
          </table:table-cell>
          <table:table-cell table:number-columns-repeated="4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86.42" calcext:value-type="float">
            <text:p>86.42</text:p>
          </table:table-cell>
          <table:table-cell table:formula="of:=RADIANS([.B44])" office:value-type="float" office:value="1.5083135395735" calcext:value-type="float">
            <text:p>1.5083135396</text:p>
          </table:table-cell>
          <table:table-cell table:formula="of:=[.A44]*SIN([.C44])" office:value-type="float" office:value="12.6752170377634" calcext:value-type="float">
            <text:p>12.6752170378</text:p>
          </table:table-cell>
          <table:table-cell table:formula="of:=[.A44]*COS([.C44])" office:value-type="float" office:value="0.7930151610111" calcext:value-type="float">
            <text:p>0.793015161</text:p>
          </table:table-cell>
          <table:table-cell table:style-name="ce1" table:formula="of:=[.D44]/([.D44]+[.E44])" office:value-type="float" office:value="0.941119580557628" calcext:value-type="float">
            <text:p>0.9411195806</text:p>
          </table:table-cell>
          <table:table-cell table:style-name="ce1" table:formula="of:=[.E44]/([.D44]+[.E44])" office:value-type="float" office:value="0.058880419442372" calcext:value-type="float">
            <text:p>0.0588804194</text:p>
          </table:table-cell>
          <table:table-cell table:number-columns-repeated="4"/>
        </table:table-row>
        <table:table-row table:style-name="ro1">
          <table:table-cell office:value-type="float" office:value="36.51" calcext:value-type="float">
            <text:p>36.51</text:p>
          </table:table-cell>
          <table:table-cell office:value-type="float" office:value="6.61" calcext:value-type="float">
            <text:p>6.61</text:p>
          </table:table-cell>
          <table:table-cell table:formula="of:=RADIANS([.B45])" office:value-type="float" office:value="0.115366263556825" calcext:value-type="float">
            <text:p>0.1153662636</text:p>
          </table:table-cell>
          <table:table-cell table:formula="of:=[.A45]*SIN([.C45])" office:value-type="float" office:value="4.20268526760349" calcext:value-type="float">
            <text:p>4.2026852676</text:p>
          </table:table-cell>
          <table:table-cell table:formula="of:=[.A45]*COS([.C45])" office:value-type="float" office:value="36.2673067175034" calcext:value-type="float">
            <text:p>36.2673067175</text:p>
          </table:table-cell>
          <table:table-cell table:style-name="ce1" table:formula="of:=[.D45]/([.D45]+[.E45])" office:value-type="float" office:value="0.103846950825938" calcext:value-type="float">
            <text:p>0.1038469508</text:p>
          </table:table-cell>
          <table:table-cell table:style-name="ce1" table:formula="of:=[.E45]/([.D45]+[.E45])" office:value-type="float" office:value="0.896153049174062" calcext:value-type="float">
            <text:p>0.89615304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7.57" calcext:value-type="float">
            <text:p>47.57</text:p>
          </table:table-cell>
          <table:table-cell office:value-type="float" office:value="40.74" calcext:value-type="float">
            <text:p>40.74</text:p>
          </table:table-cell>
          <table:table-cell table:formula="of:=RADIANS([.B46])" office:value-type="float" office:value="0.71104713726249" calcext:value-type="float">
            <text:p>0.7110471373</text:p>
          </table:table-cell>
          <table:table-cell table:formula="of:=[.A46]*SIN([.C46])" office:value-type="float" office:value="31.0454912447799" calcext:value-type="float">
            <text:p>31.0454912448</text:p>
          </table:table-cell>
          <table:table-cell table:formula="of:=[.A46]*COS([.C46])" office:value-type="float" office:value="36.0427853164859" calcext:value-type="float">
            <text:p>36.0427853165</text:p>
          </table:table-cell>
          <table:table-cell table:style-name="ce1" table:formula="of:=[.D46]/([.D46]+[.E46])" office:value-type="float" office:value="0.462755832107697" calcext:value-type="float">
            <text:p>0.4627558321</text:p>
          </table:table-cell>
          <table:table-cell table:style-name="ce1" table:formula="of:=[.E46]/([.D46]+[.E46])" office:value-type="float" office:value="0.537244167892303" calcext:value-type="float">
            <text:p>0.5372441679</text:p>
          </table:table-cell>
          <table:table-cell table:number-columns-repeated="4"/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41.86" calcext:value-type="float">
            <text:p>41.86</text:p>
          </table:table-cell>
          <table:table-cell table:formula="of:=RADIANS([.B47])" office:value-type="float" office:value="0.730594824884826" calcext:value-type="float">
            <text:p>0.7305948249</text:p>
          </table:table-cell>
          <table:table-cell table:formula="of:=[.A47]*SIN([.C47])" office:value-type="float" office:value="18.304389151653" calcext:value-type="float">
            <text:p>18.3043891517</text:p>
          </table:table-cell>
          <table:table-cell table:formula="of:=[.A47]*COS([.C47])" office:value-type="float" office:value="20.429249564897" calcext:value-type="float">
            <text:p>20.4292495649</text:p>
          </table:table-cell>
          <table:table-cell table:style-name="ce1" table:formula="of:=[.D47]/([.D47]+[.E47])" office:value-type="float" office:value="0.472570864968386" calcext:value-type="float">
            <text:p>0.472570865</text:p>
          </table:table-cell>
          <table:table-cell table:style-name="ce1" table:formula="of:=[.E47]/([.D47]+[.E47])" office:value-type="float" office:value="0.527429135031614" calcext:value-type="float">
            <text:p>0.527429135</text:p>
          </table:table-cell>
          <table:table-cell table:number-columns-repeated="4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9.66" calcext:value-type="float">
            <text:p>9.66</text:p>
          </table:table-cell>
          <table:table-cell table:formula="of:=RADIANS([.B48])" office:value-type="float" office:value="0.168598805742652" calcext:value-type="float">
            <text:p>0.1685988057</text:p>
          </table:table-cell>
          <table:table-cell table:formula="of:=[.A48]*SIN([.C48])" office:value-type="float" office:value="2.11261695341628" calcext:value-type="float">
            <text:p>2.1126169534</text:p>
          </table:table-cell>
          <table:table-cell table:formula="of:=[.A48]*COS([.C48])" office:value-type="float" office:value="12.4114845851791" calcext:value-type="float">
            <text:p>12.4114845852</text:p>
          </table:table-cell>
          <table:table-cell table:style-name="ce1" table:formula="of:=[.D48]/([.D48]+[.E48])" office:value-type="float" office:value="0.145455947674447" calcext:value-type="float">
            <text:p>0.1454559477</text:p>
          </table:table-cell>
          <table:table-cell table:style-name="ce1" table:formula="of:=[.E48]/([.D48]+[.E48])" office:value-type="float" office:value="0.854544052325553" calcext:value-type="float">
            <text:p>0.8545440523</text:p>
          </table:table-cell>
          <table:table-cell table:number-columns-repeated="2"/>
          <table:table-cell office:value-type="string" calcext:value-type="string">
            <text:p>186H</text:p>
          </table:table-cell>
          <table:table-cell/>
        </table:table-row>
        <table:table-row table:style-name="ro1">
          <table:table-cell office:value-type="float" office:value="33.17" calcext:value-type="float">
            <text:p>33.17</text:p>
          </table:table-cell>
          <table:table-cell office:value-type="float" office:value="37.24" calcext:value-type="float">
            <text:p>37.24</text:p>
          </table:table-cell>
          <table:table-cell table:formula="of:=RADIANS([.B49])" office:value-type="float" office:value="0.649960613442688" calcext:value-type="float">
            <text:p>0.6499606134</text:p>
          </table:table-cell>
          <table:table-cell table:formula="of:=[.A49]*SIN([.C49])" office:value-type="float" office:value="20.0729930173391" calcext:value-type="float">
            <text:p>20.0729930173</text:p>
          </table:table-cell>
          <table:table-cell table:formula="of:=[.A49]*COS([.C49])" office:value-type="float" office:value="26.4068902244444" calcext:value-type="float">
            <text:p>26.4068902244</text:p>
          </table:table-cell>
          <table:table-cell table:style-name="ce1" table:formula="of:=[.D49]/([.D49]+[.E49])" office:value-type="float" office:value="0.431864101571028" calcext:value-type="float">
            <text:p>0.4318641016</text:p>
          </table:table-cell>
          <table:table-cell table:style-name="ce1" table:formula="of:=[.E49]/([.D49]+[.E49])" office:value-type="float" office:value="0.568135898428972" calcext:value-type="float">
            <text:p>0.5681358984</text:p>
          </table:table-cell>
          <table:table-cell table:number-columns-repeated="4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61.22" calcext:value-type="float">
            <text:p>61.22</text:p>
          </table:table-cell>
          <table:table-cell table:formula="of:=RADIANS([.B50])" office:value-type="float" office:value="1.06849056807093" calcext:value-type="float">
            <text:p>1.0684905681</text:p>
          </table:table-cell>
          <table:table-cell table:formula="of:=[.A50]*SIN([.C50])" office:value-type="float" office:value="18.7477957668427" calcext:value-type="float">
            <text:p>18.7477957668</text:p>
          </table:table-cell>
          <table:table-cell table:formula="of:=[.A50]*COS([.C50])" office:value-type="float" office:value="10.2981675012964" calcext:value-type="float">
            <text:p>10.2981675013</text:p>
          </table:table-cell>
          <table:table-cell table:style-name="ce1" table:formula="of:=[.D50]/([.D50]+[.E50])" office:value-type="float" office:value="0.645452712095364" calcext:value-type="float">
            <text:p>0.6454527121</text:p>
          </table:table-cell>
          <table:table-cell table:style-name="ce1" table:formula="of:=[.E50]/([.D50]+[.E50])" office:value-type="float" office:value="0.354547287904636" calcext:value-type="float">
            <text:p>0.3545472879</text:p>
          </table:table-cell>
          <table:table-cell table:number-columns-repeated="4"/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  <table:table-cell table:formula="of:=RADIANS([.B51])" office:value-type="float" office:value="0" calcext:value-type="float">
            <text:p>0</text:p>
          </table:table-cell>
          <table:table-cell table:formula="of:=[.A51]*SIN([.C51])" office:value-type="float" office:value="0" calcext:value-type="float">
            <text:p>0</text:p>
          </table:table-cell>
          <table:table-cell table:formula="of:=[.A51]*COS([.C51])" office:value-type="float" office:value="23.94" calcext:value-type="float">
            <text:p>23.94</text:p>
          </table:table-cell>
          <table:table-cell table:style-name="ce1" table:formula="of:=[.D51]/([.D51]+[.E51])" office:value-type="float" office:value="0" calcext:value-type="float">
            <text:p>0</text:p>
          </table:table-cell>
          <table:table-cell table:style-name="ce1" table:formula="of:=[.E51]/([.D51]+[.E51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4.97" calcext:value-type="float">
            <text:p>14.97</text:p>
          </table:table-cell>
          <table:table-cell table:formula="of:=RADIANS([.B52])" office:value-type="float" office:value="0.261275789023551" calcext:value-type="float">
            <text:p>0.261275789</text:p>
          </table:table-cell>
          <table:table-cell table:formula="of:=[.A52]*SIN([.C52])" office:value-type="float" office:value="1.41555662132887" calcext:value-type="float">
            <text:p>1.4155566213</text:p>
          </table:table-cell>
          <table:table-cell table:formula="of:=[.A52]*COS([.C52])" office:value-type="float" office:value="5.29401543743612" calcext:value-type="float">
            <text:p>5.2940154374</text:p>
          </table:table-cell>
          <table:table-cell table:style-name="ce1" table:formula="of:=[.D52]/([.D52]+[.E52])" office:value-type="float" office:value="0.210975693968391" calcext:value-type="float">
            <text:p>0.210975694</text:p>
          </table:table-cell>
          <table:table-cell table:style-name="ce1" table:formula="of:=[.E52]/([.D52]+[.E52])" office:value-type="float" office:value="0.789024306031609" calcext:value-type="float">
            <text:p>0.789024306</text:p>
          </table:table-cell>
          <table:table-cell table:number-columns-repeated="4"/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43.29" calcext:value-type="float">
            <text:p>43.29</text:p>
          </table:table-cell>
          <table:table-cell table:formula="of:=RADIANS([.B53])" office:value-type="float" office:value="0.755553033188345" calcext:value-type="float">
            <text:p>0.7555530332</text:p>
          </table:table-cell>
          <table:table-cell table:formula="of:=[.A53]*SIN([.C53])" office:value-type="float" office:value="21.3524277725026" calcext:value-type="float">
            <text:p>21.3524277725</text:p>
          </table:table-cell>
          <table:table-cell table:formula="of:=[.A53]*COS([.C53])" office:value-type="float" office:value="22.6665707203375" calcext:value-type="float">
            <text:p>22.6665707203</text:p>
          </table:table-cell>
          <table:table-cell table:style-name="ce1" table:formula="of:=[.D53]/([.D53]+[.E53])" office:value-type="float" office:value="0.48507300264852" calcext:value-type="float">
            <text:p>0.4850730026</text:p>
          </table:table-cell>
          <table:table-cell table:style-name="ce1" table:formula="of:=[.E53]/([.D53]+[.E53])" office:value-type="float" office:value="0.51492699735148" calcext:value-type="float">
            <text:p>0.5149269974</text:p>
          </table:table-cell>
          <table:table-cell table:number-columns-repeated="4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72.89" calcext:value-type="float">
            <text:p>72.89</text:p>
          </table:table-cell>
          <table:table-cell table:formula="of:=RADIANS([.B54])" office:value-type="float" office:value="1.27217049177867" calcext:value-type="float">
            <text:p>1.2721704918</text:p>
          </table:table-cell>
          <table:table-cell table:formula="of:=[.A54]*SIN([.C54])" office:value-type="float" office:value="3.52668680112965" calcext:value-type="float">
            <text:p>3.5266868011</text:p>
          </table:table-cell>
          <table:table-cell table:formula="of:=[.A54]*COS([.C54])" office:value-type="float" office:value="1.08562433960274" calcext:value-type="float">
            <text:p>1.0856243396</text:p>
          </table:table-cell>
          <table:table-cell table:style-name="ce1" table:formula="of:=[.D54]/([.D54]+[.E54])" office:value-type="float" office:value="0.764624652050175" calcext:value-type="float">
            <text:p>0.7646246521</text:p>
          </table:table-cell>
          <table:table-cell table:style-name="ce1" table:formula="of:=[.E54]/([.D54]+[.E54])" office:value-type="float" office:value="0.235375347949825" calcext:value-type="float">
            <text:p>0.2353753479</text:p>
          </table:table-cell>
          <table:table-cell table:number-columns-repeated="4"/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11.72" calcext:value-type="float">
            <text:p>11.72</text:p>
          </table:table-cell>
          <table:table-cell table:formula="of:=RADIANS([.B55])" office:value-type="float" office:value="0.204552588333735" calcext:value-type="float">
            <text:p>0.2045525883</text:p>
          </table:table-cell>
          <table:table-cell table:formula="of:=[.A55]*SIN([.C55])" office:value-type="float" office:value="6.76013632280671" calcext:value-type="float">
            <text:p>6.7601363228</text:p>
          </table:table-cell>
          <table:table-cell table:formula="of:=[.A55]*COS([.C55])" office:value-type="float" office:value="32.5861773900694" calcext:value-type="float">
            <text:p>32.5861773901</text:p>
          </table:table-cell>
          <table:table-cell table:style-name="ce1" table:formula="of:=[.D55]/([.D55]+[.E55])" office:value-type="float" office:value="0.171811173268678" calcext:value-type="float">
            <text:p>0.1718111733</text:p>
          </table:table-cell>
          <table:table-cell table:style-name="ce1" table:formula="of:=[.E55]/([.D55]+[.E55])" office:value-type="float" office:value="0.828188826731322" calcext:value-type="float">
            <text:p>0.8281888267</text:p>
          </table:table-cell>
          <table:table-cell table:number-columns-repeated="2"/>
          <table:table-cell office:value-type="string" calcext:value-type="string">
            <text:p>186I</text:p>
          </table:table-cell>
          <table:table-cell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74.75" calcext:value-type="float">
            <text:p>74.75</text:p>
          </table:table-cell>
          <table:table-cell table:formula="of:=RADIANS([.B56])" office:value-type="float" office:value="1.30463361586576" calcext:value-type="float">
            <text:p>1.3046336159</text:p>
          </table:table-cell>
          <table:table-cell table:formula="of:=[.A56]*SIN([.C56])" office:value-type="float" office:value="11.5002649000395" calcext:value-type="float">
            <text:p>11.5002649</text:p>
          </table:table-cell>
          <table:table-cell table:formula="of:=[.A56]*COS([.C56])" office:value-type="float" office:value="3.13533207633906" calcext:value-type="float">
            <text:p>3.1353320763</text:p>
          </table:table-cell>
          <table:table-cell table:style-name="ce1" table:formula="of:=[.D56]/([.D56]+[.E56])" office:value-type="float" office:value="0.785773543682611" calcext:value-type="float">
            <text:p>0.7857735437</text:p>
          </table:table-cell>
          <table:table-cell table:style-name="ce1" table:formula="of:=[.E56]/([.D56]+[.E56])" office:value-type="float" office:value="0.214226456317389" calcext:value-type="float">
            <text:p>0.2142264563</text:p>
          </table:table-cell>
          <table:table-cell table:number-columns-repeated="4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63.44" calcext:value-type="float">
            <text:p>63.44</text:p>
          </table:table-cell>
          <table:table-cell table:formula="of:=RADIANS([.B57])" office:value-type="float" office:value="1.1072368774652" calcext:value-type="float">
            <text:p>1.1072368775</text:p>
          </table:table-cell>
          <table:table-cell table:formula="of:=[.A57]*SIN([.C57])" office:value-type="float" office:value="3.69414711469482" calcext:value-type="float">
            <text:p>3.6941471147</text:p>
          </table:table-cell>
          <table:table-cell table:formula="of:=[.A57]*COS([.C57])" office:value-type="float" office:value="1.84666648179684" calcext:value-type="float">
            <text:p>1.8466664818</text:p>
          </table:table-cell>
          <table:table-cell table:style-name="ce1" table:formula="of:=[.D57]/([.D57]+[.E57])" office:value-type="float" office:value="0.666715645701181" calcext:value-type="float">
            <text:p>0.6667156457</text:p>
          </table:table-cell>
          <table:table-cell table:style-name="ce1" table:formula="of:=[.E57]/([.D57]+[.E57])" office:value-type="float" office:value="0.333284354298819" calcext:value-type="float">
            <text:p>0.3332843543</text:p>
          </table:table-cell>
          <table:table-cell table:number-columns-repeated="4"/>
        </table:table-row>
        <table:table-row table:style-name="ro1">
          <table:table-cell office:value-type="float" office:value="35.46" calcext:value-type="float">
            <text:p>35.46</text:p>
          </table:table-cell>
          <table:table-cell office:value-type="float" office:value="10.72" calcext:value-type="float">
            <text:p>10.72</text:p>
          </table:table-cell>
          <table:table-cell table:formula="of:=RADIANS([.B58])" office:value-type="float" office:value="0.187099295813792" calcext:value-type="float">
            <text:p>0.1870992958</text:p>
          </table:table-cell>
          <table:table-cell table:formula="of:=[.A58]*SIN([.C58])" office:value-type="float" office:value="6.59590043864451" calcext:value-type="float">
            <text:p>6.5959004386</text:p>
          </table:table-cell>
          <table:table-cell table:formula="of:=[.A58]*COS([.C58])" office:value-type="float" office:value="34.8411494845318" calcext:value-type="float">
            <text:p>34.8411494845</text:p>
          </table:table-cell>
          <table:table-cell table:style-name="ce1" table:formula="of:=[.D58]/([.D58]+[.E58])" office:value-type="float" office:value="0.159178813425985" calcext:value-type="float">
            <text:p>0.1591788134</text:p>
          </table:table-cell>
          <table:table-cell table:style-name="ce1" table:formula="of:=[.E58]/([.D58]+[.E58])" office:value-type="float" office:value="0.840821186574015" calcext:value-type="float">
            <text:p>0.84082118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3.18" calcext:value-type="float">
            <text:p>73.18</text:p>
          </table:table-cell>
          <table:table-cell table:formula="of:=RADIANS([.B59])" office:value-type="float" office:value="1.27723194660945" calcext:value-type="float">
            <text:p>1.2772319466</text:p>
          </table:table-cell>
          <table:table-cell table:formula="of:=[.A59]*SIN([.C59])" office:value-type="float" office:value="11.3717563512009" calcext:value-type="float">
            <text:p>11.3717563512</text:p>
          </table:table-cell>
          <table:table-cell table:formula="of:=[.A59]*COS([.C59])" office:value-type="float" office:value="3.43766744885565" calcext:value-type="float">
            <text:p>3.4376674489</text:p>
          </table:table-cell>
          <table:table-cell table:style-name="ce1" table:formula="of:=[.D59]/([.D59]+[.E59])" office:value-type="float" office:value="0.767872977688537" calcext:value-type="float">
            <text:p>0.7678729777</text:p>
          </table:table-cell>
          <table:table-cell table:style-name="ce1" table:formula="of:=[.E59]/([.D59]+[.E59])" office:value-type="float" office:value="0.232127022311463" calcext:value-type="float">
            <text:p>0.2321270223</text:p>
          </table:table-cell>
          <table:table-cell table:number-columns-repeated="4"/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76.48" calcext:value-type="float">
            <text:p>76.48</text:p>
          </table:table-cell>
          <table:table-cell table:formula="of:=RADIANS([.B60])" office:value-type="float" office:value="1.33482781192526" calcext:value-type="float">
            <text:p>1.3348278119</text:p>
          </table:table-cell>
          <table:table-cell table:formula="of:=[.A60]*SIN([.C60])" office:value-type="float" office:value="20.8264169572579" calcext:value-type="float">
            <text:p>20.8264169573</text:p>
          </table:table-cell>
          <table:table-cell table:formula="of:=[.A60]*COS([.C60])" office:value-type="float" office:value="5.0076697896765" calcext:value-type="float">
            <text:p>5.0076697897</text:p>
          </table:table-cell>
          <table:table-cell table:style-name="ce1" table:formula="of:=[.D60]/([.D60]+[.E60])" office:value-type="float" office:value="0.806160371034957" calcext:value-type="float">
            <text:p>0.806160371</text:p>
          </table:table-cell>
          <table:table-cell table:style-name="ce1" table:formula="of:=[.E60]/([.D60]+[.E60])" office:value-type="float" office:value="0.193839628965043" calcext:value-type="float">
            <text:p>0.193839629</text:p>
          </table:table-cell>
          <table:table-cell table:number-columns-repeated="4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55.18" calcext:value-type="float">
            <text:p>55.18</text:p>
          </table:table-cell>
          <table:table-cell table:formula="of:=RADIANS([.B61])" office:value-type="float" office:value="0.963072681250471" calcext:value-type="float">
            <text:p>0.9630726813</text:p>
          </table:table-cell>
          <table:table-cell table:formula="of:=[.A61]*SIN([.C61])" office:value-type="float" office:value="12.1911066460306" calcext:value-type="float">
            <text:p>12.191106646</text:p>
          </table:table-cell>
          <table:table-cell table:formula="of:=[.A61]*COS([.C61])" office:value-type="float" office:value="8.47935249562778" calcext:value-type="float">
            <text:p>8.4793524956</text:p>
          </table:table-cell>
          <table:table-cell table:style-name="ce1" table:formula="of:=[.D61]/([.D61]+[.E61])" office:value-type="float" office:value="0.589784027654284" calcext:value-type="float">
            <text:p>0.5897840277</text:p>
          </table:table-cell>
          <table:table-cell table:style-name="ce1" table:formula="of:=[.E61]/([.D61]+[.E61])" office:value-type="float" office:value="0.410215972345716" calcext:value-type="float">
            <text:p>0.4102159723</text:p>
          </table:table-cell>
          <table:table-cell table:number-columns-repeated="2"/>
          <table:table-cell office:value-type="string" calcext:value-type="string">
            <text:p>186J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64.98" calcext:value-type="float">
            <text:p>64.98</text:p>
          </table:table-cell>
          <table:table-cell table:formula="of:=RADIANS([.B62])" office:value-type="float" office:value="1.13411494794592" calcext:value-type="float">
            <text:p>1.1341149479</text:p>
          </table:table-cell>
          <table:table-cell table:formula="of:=[.A62]*SIN([.C62])" office:value-type="float" office:value="4.05959774179138" calcext:value-type="float">
            <text:p>4.0595977418</text:p>
          </table:table-cell>
          <table:table-cell table:formula="of:=[.A62]*COS([.C62])" office:value-type="float" office:value="1.89474699494216" calcext:value-type="float">
            <text:p>1.8947469949</text:p>
          </table:table-cell>
          <table:table-cell table:style-name="ce1" table:formula="of:=[.D62]/([.D62]+[.E62])" office:value-type="float" office:value="0.681787488175972" calcext:value-type="float">
            <text:p>0.6817874882</text:p>
          </table:table-cell>
          <table:table-cell table:style-name="ce1" table:formula="of:=[.E62]/([.D62]+[.E62])" office:value-type="float" office:value="0.318212511824028" calcext:value-type="float">
            <text:p>0.3182125118</text:p>
          </table:table-cell>
          <table:table-cell table:number-columns-repeated="4"/>
        </table:table-row>
        <table:table-row table:style-name="ro1">
          <table:table-cell office:value-type="float" office:value="38.63" calcext:value-type="float">
            <text:p>38.63</text:p>
          </table:table-cell>
          <table:table-cell office:value-type="float" office:value="34.92" calcext:value-type="float">
            <text:p>34.92</text:p>
          </table:table-cell>
          <table:table-cell table:formula="of:=RADIANS([.B63])" office:value-type="float" office:value="0.60946897479642" calcext:value-type="float">
            <text:p>0.6094689748</text:p>
          </table:table-cell>
          <table:table-cell table:formula="of:=[.A63]*SIN([.C63])" office:value-type="float" office:value="22.113053011719" calcext:value-type="float">
            <text:p>22.1130530117</text:p>
          </table:table-cell>
          <table:table-cell table:formula="of:=[.A63]*COS([.C63])" office:value-type="float" office:value="31.6747499832422" calcext:value-type="float">
            <text:p>31.6747499832</text:p>
          </table:table-cell>
          <table:table-cell table:style-name="ce1" table:formula="of:=[.D63]/([.D63]+[.E63])" office:value-type="float" office:value="0.411116494454896" calcext:value-type="float">
            <text:p>0.4111164945</text:p>
          </table:table-cell>
          <table:table-cell table:style-name="ce1" table:formula="of:=[.E63]/([.D63]+[.E63])" office:value-type="float" office:value="0.588883505545104" calcext:value-type="float">
            <text:p>0.588883505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2.53" calcext:value-type="float">
            <text:p>12.53</text:p>
          </table:table-cell>
          <table:table-cell table:formula="of:=RADIANS([.B64])" office:value-type="float" office:value="0.218689755274889" calcext:value-type="float">
            <text:p>0.2186897553</text:p>
          </table:table-cell>
          <table:table-cell table:formula="of:=[.A64]*SIN([.C64])" office:value-type="float" office:value="4.21752300067423" calcext:value-type="float">
            <text:p>4.2175230007</text:p>
          </table:table-cell>
          <table:table-cell table:formula="of:=[.A64]*COS([.C64])" office:value-type="float" office:value="18.9769886899577" calcext:value-type="float">
            <text:p>18.97698869</text:p>
          </table:table-cell>
          <table:table-cell table:style-name="ce1" table:formula="of:=[.D64]/([.D64]+[.E64])" office:value-type="float" office:value="0.181832799798827" calcext:value-type="float">
            <text:p>0.1818327998</text:p>
          </table:table-cell>
          <table:table-cell table:style-name="ce1" table:formula="of:=[.E64]/([.D64]+[.E64])" office:value-type="float" office:value="0.818167200201173" calcext:value-type="float">
            <text:p>0.8181672002</text:p>
          </table:table-cell>
          <table:table-cell table:number-columns-repeated="4"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19.82" calcext:value-type="float">
            <text:p>19.82</text:p>
          </table:table-cell>
          <table:table-cell table:formula="of:=RADIANS([.B65])" office:value-type="float" office:value="0.345924257745276" calcext:value-type="float">
            <text:p>0.3459242577</text:p>
          </table:table-cell>
          <table:table-cell table:formula="of:=[.A65]*SIN([.C65])" office:value-type="float" office:value="8.77842725644473" calcext:value-type="float">
            <text:p>8.7784272564</text:p>
          </table:table-cell>
          <table:table-cell table:formula="of:=[.A65]*COS([.C65])" office:value-type="float" office:value="24.3563403429848" calcext:value-type="float">
            <text:p>24.356340343</text:p>
          </table:table-cell>
          <table:table-cell table:style-name="ce1" table:formula="of:=[.D65]/([.D65]+[.E65])" office:value-type="float" office:value="0.264931004272258" calcext:value-type="float">
            <text:p>0.2649310043</text:p>
          </table:table-cell>
          <table:table-cell table:style-name="ce1" table:formula="of:=[.E65]/([.D65]+[.E65])" office:value-type="float" office:value="0.735068995727742" calcext:value-type="float">
            <text:p>0.7350689957</text:p>
          </table:table-cell>
          <table:table-cell table:number-columns-repeated="4"/>
        </table:table-row>
        <table:table-row table:style-name="ro1">
          <table:table-cell office:value-type="float" office:value="34.38" calcext:value-type="float">
            <text:p>34.38</text:p>
          </table:table-cell>
          <table:table-cell office:value-type="float" office:value="14.48" calcext:value-type="float">
            <text:p>14.48</text:p>
          </table:table-cell>
          <table:table-cell table:formula="of:=RADIANS([.B66])" office:value-type="float" office:value="0.252723675688779" calcext:value-type="float">
            <text:p>0.2527236757</text:p>
          </table:table-cell>
          <table:table-cell table:formula="of:=[.A66]*SIN([.C66])" office:value-type="float" office:value="8.59644538772859" calcext:value-type="float">
            <text:p>8.5964453877</text:p>
          </table:table-cell>
          <table:table-cell table:formula="of:=[.A66]*COS([.C66])" office:value-type="float" office:value="33.287918629674" calcext:value-type="float">
            <text:p>33.2879186297</text:p>
          </table:table-cell>
          <table:table-cell table:style-name="ce1" table:formula="of:=[.D66]/([.D66]+[.E66])" office:value-type="float" office:value="0.20524235211395" calcext:value-type="float">
            <text:p>0.2052423521</text:p>
          </table:table-cell>
          <table:table-cell table:style-name="ce1" table:formula="of:=[.E66]/([.D66]+[.E66])" office:value-type="float" office:value="0.794757647886051" calcext:value-type="float">
            <text:p>0.7947576479</text:p>
          </table:table-cell>
          <table:table-cell table:number-columns-repeated="4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34.99" calcext:value-type="float">
            <text:p>34.99</text:p>
          </table:table-cell>
          <table:table-cell table:formula="of:=RADIANS([.B67])" office:value-type="float" office:value="0.610690705272816" calcext:value-type="float">
            <text:p>0.6106907053</text:p>
          </table:table-cell>
          <table:table-cell table:formula="of:=[.A67]*SIN([.C67])" office:value-type="float" office:value="7.38008861235228" calcext:value-type="float">
            <text:p>7.3800886124</text:p>
          </table:table-cell>
          <table:table-cell table:formula="of:=[.A67]*COS([.C67])" office:value-type="float" office:value="10.5437750390374" calcext:value-type="float">
            <text:p>10.543775039</text:p>
          </table:table-cell>
          <table:table-cell table:style-name="ce1" table:formula="of:=[.D67]/([.D67]+[.E67])" office:value-type="float" office:value="0.411746527193654" calcext:value-type="float">
            <text:p>0.4117465272</text:p>
          </table:table-cell>
          <table:table-cell table:style-name="ce1" table:formula="of:=[.E67]/([.D67]+[.E67])" office:value-type="float" office:value="0.588253472806346" calcext:value-type="float">
            <text:p>0.5882534728</text:p>
          </table:table-cell>
          <table:table-cell table:number-columns-repeated="2"/>
          <table:table-cell office:value-type="string" calcext:value-type="string">
            <text:p>186K</text:p>
          </table:table-cell>
          <table:table-cell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5.29" calcext:value-type="float">
            <text:p>15.29</text:p>
          </table:table-cell>
          <table:table-cell table:formula="of:=RADIANS([.B68])" office:value-type="float" office:value="0.266860842629933" calcext:value-type="float">
            <text:p>0.2668608426</text:p>
          </table:table-cell>
          <table:table-cell table:formula="of:=[.A68]*SIN([.C68])" office:value-type="float" office:value="3.49408726068265" calcext:value-type="float">
            <text:p>3.4940872607</text:p>
          </table:table-cell>
          <table:table-cell table:formula="of:=[.A68]*COS([.C68])" office:value-type="float" office:value="12.7809958224989" calcext:value-type="float">
            <text:p>12.7809958225</text:p>
          </table:table-cell>
          <table:table-cell table:style-name="ce1" table:formula="of:=[.D68]/([.D68]+[.E68])" office:value-type="float" office:value="0.214689365505813" calcext:value-type="float">
            <text:p>0.2146893655</text:p>
          </table:table-cell>
          <table:table-cell table:style-name="ce1" table:formula="of:=[.E68]/([.D68]+[.E68])" office:value-type="float" office:value="0.785310634494187" calcext:value-type="float">
            <text:p>0.7853106345</text:p>
          </table:table-cell>
          <table:table-cell table:number-columns-repeated="4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67.92" calcext:value-type="float">
            <text:p>67.92</text:p>
          </table:table-cell>
          <table:table-cell table:formula="of:=RADIANS([.B69])" office:value-type="float" office:value="1.18542762795455" calcext:value-type="float">
            <text:p>1.185427628</text:p>
          </table:table-cell>
          <table:table-cell table:formula="of:=[.A69]*SIN([.C69])" office:value-type="float" office:value="3.16917686300747" calcext:value-type="float">
            <text:p>3.169176863</text:p>
          </table:table-cell>
          <table:table-cell table:formula="of:=[.A69]*COS([.C69])" office:value-type="float" office:value="1.28558080686441" calcext:value-type="float">
            <text:p>1.2855808069</text:p>
          </table:table-cell>
          <table:table-cell table:style-name="ce1" table:formula="of:=[.D69]/([.D69]+[.E69])" office:value-type="float" office:value="0.71141397531925" calcext:value-type="float">
            <text:p>0.7114139753</text:p>
          </table:table-cell>
          <table:table-cell table:style-name="ce1" table:formula="of:=[.E69]/([.D69]+[.E69])" office:value-type="float" office:value="0.28858602468075" calcext:value-type="float">
            <text:p>0.2885860247</text:p>
          </table:table-cell>
          <table:table-cell table:number-columns-repeated="4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37.99" calcext:value-type="float">
            <text:p>37.99</text:p>
          </table:table-cell>
          <table:table-cell table:formula="of:=RADIANS([.B70])" office:value-type="float" office:value="0.663050582832646" calcext:value-type="float">
            <text:p>0.6630505828</text:p>
          </table:table-cell>
          <table:table-cell table:formula="of:=[.A70]*SIN([.C70])" office:value-type="float" office:value="6.4383803300524" calcext:value-type="float">
            <text:p>6.4383803301</text:p>
          </table:table-cell>
          <table:table-cell table:formula="of:=[.A70]*COS([.C70])" office:value-type="float" office:value="8.24371631763214" calcext:value-type="float">
            <text:p>8.2437163176</text:p>
          </table:table-cell>
          <table:table-cell table:style-name="ce1" table:formula="of:=[.D70]/([.D70]+[.E70])" office:value-type="float" office:value="0.438519135553285" calcext:value-type="float">
            <text:p>0.4385191356</text:p>
          </table:table-cell>
          <table:table-cell table:style-name="ce1" table:formula="of:=[.E70]/([.D70]+[.E70])" office:value-type="float" office:value="0.561480864446715" calcext:value-type="float">
            <text:p>0.5614808644</text:p>
          </table:table-cell>
          <table:table-cell table:number-columns-repeated="4"/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3.744" calcext:value-type="float">
            <text:p>13.744</text:p>
          </table:table-cell>
          <table:table-cell table:formula="of:=RADIANS([.B71])" office:value-type="float" office:value="0.239878052394101" calcext:value-type="float">
            <text:p>0.2398780524</text:p>
          </table:table-cell>
          <table:table-cell table:formula="of:=[.A71]*SIN([.C71])" office:value-type="float" office:value="5.80180548804004" calcext:value-type="float">
            <text:p>5.801805488</text:p>
          </table:table-cell>
          <table:table-cell table:formula="of:=[.A71]*COS([.C71])" office:value-type="float" office:value="23.7207810385524" calcext:value-type="float">
            <text:p>23.7207810386</text:p>
          </table:table-cell>
          <table:table-cell table:style-name="ce1" table:formula="of:=[.D71]/([.D71]+[.E71])" office:value-type="float" office:value="0.196520907231962" calcext:value-type="float">
            <text:p>0.1965209072</text:p>
          </table:table-cell>
          <table:table-cell table:style-name="ce1" table:formula="of:=[.E71]/([.D71]+[.E71])" office:value-type="float" office:value="0.803479092768038" calcext:value-type="float">
            <text:p>0.803479092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54.42" calcext:value-type="float">
            <text:p>54.42</text:p>
          </table:table-cell>
          <table:table-cell table:formula="of:=RADIANS([.B72])" office:value-type="float" office:value="0.949808178935314" calcext:value-type="float">
            <text:p>0.9498081789</text:p>
          </table:table-cell>
          <table:table-cell table:formula="of:=[.A72]*SIN([.C72])" office:value-type="float" office:value="11.0934653427062" calcext:value-type="float">
            <text:p>11.0934653427</text:p>
          </table:table-cell>
          <table:table-cell table:formula="of:=[.A72]*COS([.C72])" office:value-type="float" office:value="7.9362854466165" calcext:value-type="float">
            <text:p>7.9362854466</text:p>
          </table:table-cell>
          <table:table-cell table:style-name="ce1" table:formula="of:=[.D72]/([.D72]+[.E72])" office:value-type="float" office:value="0.582953789858907" calcext:value-type="float">
            <text:p>0.5829537899</text:p>
          </table:table-cell>
          <table:table-cell table:style-name="ce1" table:formula="of:=[.E72]/([.D72]+[.E72])" office:value-type="float" office:value="0.417046210141093" calcext:value-type="float">
            <text:p>0.4170462101</text:p>
          </table:table-cell>
          <table:table-cell table:number-columns-repeated="4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47.73" calcext:value-type="float">
            <text:p>47.73</text:p>
          </table:table-cell>
          <table:table-cell table:formula="of:=RADIANS([.B73])" office:value-type="float" office:value="0.833045651976893" calcext:value-type="float">
            <text:p>0.833045652</text:p>
          </table:table-cell>
          <table:table-cell table:formula="of:=[.A73]*SIN([.C73])" office:value-type="float" office:value="5.80146971569155" calcext:value-type="float">
            <text:p>5.8014697157</text:p>
          </table:table-cell>
          <table:table-cell table:formula="of:=[.A73]*COS([.C73])" office:value-type="float" office:value="5.2733811864793" calcext:value-type="float">
            <text:p>5.2733811865</text:p>
          </table:table-cell>
          <table:table-cell table:style-name="ce1" table:formula="of:=[.D73]/([.D73]+[.E73])" office:value-type="float" office:value="0.523841789558934" calcext:value-type="float">
            <text:p>0.5238417896</text:p>
          </table:table-cell>
          <table:table-cell table:style-name="ce1" table:formula="of:=[.E73]/([.D73]+[.E73])" office:value-type="float" office:value="0.476158210441066" calcext:value-type="float">
            <text:p>0.4761582104</text:p>
          </table:table-cell>
          <table:table-cell table:number-columns-repeated="4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8.99" calcext:value-type="float">
            <text:p>8.99</text:p>
          </table:table-cell>
          <table:table-cell table:formula="of:=RADIANS([.B74])" office:value-type="float" office:value="0.15690509975429" calcext:value-type="float">
            <text:p>0.1569050998</text:p>
          </table:table-cell>
          <table:table-cell table:formula="of:=[.A74]*SIN([.C74])" office:value-type="float" office:value="1.37354367021896" calcext:value-type="float">
            <text:p>1.3735436702</text:p>
          </table:table-cell>
          <table:table-cell table:formula="of:=[.A74]*COS([.C74])" office:value-type="float" office:value="8.68202037465943" calcext:value-type="float">
            <text:p>8.6820203747</text:p>
          </table:table-cell>
          <table:table-cell table:style-name="ce1" table:formula="of:=[.D74]/([.D74]+[.E74])" office:value-type="float" office:value="0.136595387796127" calcext:value-type="float">
            <text:p>0.1365953878</text:p>
          </table:table-cell>
          <table:table-cell table:style-name="ce1" table:formula="of:=[.E74]/([.D74]+[.E74])" office:value-type="float" office:value="0.863404612203873" calcext:value-type="float">
            <text:p>0.8634046122</text:p>
          </table:table-cell>
          <table:table-cell table:number-columns-repeated="4"/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6.92" calcext:value-type="float">
            <text:p>6.92</text:p>
          </table:table-cell>
          <table:table-cell table:formula="of:=RADIANS([.B75])" office:value-type="float" office:value="0.120776784238008" calcext:value-type="float">
            <text:p>0.1207767842</text:p>
          </table:table-cell>
          <table:table-cell table:formula="of:=[.A75]*SIN([.C75])" office:value-type="float" office:value="3.53618688585139" calcext:value-type="float">
            <text:p>3.5361868859</text:p>
          </table:table-cell>
          <table:table-cell table:formula="of:=[.A75]*COS([.C75])" office:value-type="float" office:value="29.1361953986503" calcext:value-type="float">
            <text:p>29.1361953987</text:p>
          </table:table-cell>
          <table:table-cell table:style-name="ce1" table:formula="of:=[.D75]/([.D75]+[.E75])" office:value-type="float" office:value="0.108231681885309" calcext:value-type="float">
            <text:p>0.1082316819</text:p>
          </table:table-cell>
          <table:table-cell table:style-name="ce1" table:formula="of:=[.E75]/([.D75]+[.E75])" office:value-type="float" office:value="0.891768318114691" calcext:value-type="float">
            <text:p>0.8917683181</text:p>
          </table:table-cell>
          <table:table-cell table:number-columns-repeated="2"/>
          <table:table-cell office:value-type="string" calcext:value-type="string">
            <text:p>186L</text:p>
          </table:table-cell>
          <table:table-cell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9.28" calcext:value-type="float">
            <text:p>19.28</text:p>
          </table:table-cell>
          <table:table-cell table:formula="of:=RADIANS([.B76])" office:value-type="float" office:value="0.336499479784507" calcext:value-type="float">
            <text:p>0.3364994798</text:p>
          </table:table-cell>
          <table:table-cell table:formula="of:=[.A76]*SIN([.C76])" office:value-type="float" office:value="7.96406036451754" calcext:value-type="float">
            <text:p>7.9640603645</text:p>
          </table:table-cell>
          <table:table-cell table:formula="of:=[.A76]*COS([.C76])" office:value-type="float" office:value="22.7672603206956" calcext:value-type="float">
            <text:p>22.7672603207</text:p>
          </table:table-cell>
          <table:table-cell table:style-name="ce1" table:formula="of:=[.D76]/([.D76]+[.E76])" office:value-type="float" office:value="0.259151256338605" calcext:value-type="float">
            <text:p>0.2591512563</text:p>
          </table:table-cell>
          <table:table-cell table:style-name="ce1" table:formula="of:=[.E76]/([.D76]+[.E76])" office:value-type="float" office:value="0.740848743661395" calcext:value-type="float">
            <text:p>0.7408487437</text:p>
          </table:table-cell>
          <table:table-cell table:number-columns-repeated="4"/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78.83" calcext:value-type="float">
            <text:p>78.83</text:p>
          </table:table-cell>
          <table:table-cell table:formula="of:=RADIANS([.B77])" office:value-type="float" office:value="1.37584304934713" calcext:value-type="float">
            <text:p>1.3758430493</text:p>
          </table:table-cell>
          <table:table-cell table:formula="of:=[.A77]*SIN([.C77])" office:value-type="float" office:value="16.040277400544" calcext:value-type="float">
            <text:p>16.0402774005</text:p>
          </table:table-cell>
          <table:table-cell table:formula="of:=[.A77]*COS([.C77])" office:value-type="float" office:value="3.16733340739433" calcext:value-type="float">
            <text:p>3.1673334074</text:p>
          </table:table-cell>
          <table:table-cell table:style-name="ce1" table:formula="of:=[.D77]/([.D77]+[.E77])" office:value-type="float" office:value="0.835100084072648" calcext:value-type="float">
            <text:p>0.8351000841</text:p>
          </table:table-cell>
          <table:table-cell table:style-name="ce1" table:formula="of:=[.E77]/([.D77]+[.E77])" office:value-type="float" office:value="0.164899915927352" calcext:value-type="float">
            <text:p>0.1648999159</text:p>
          </table:table-cell>
          <table:table-cell table:number-columns-repeated="4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63.44" calcext:value-type="float">
            <text:p>63.44</text:p>
          </table:table-cell>
          <table:table-cell table:formula="of:=RADIANS([.B78])" office:value-type="float" office:value="1.1072368774652" calcext:value-type="float">
            <text:p>1.1072368775</text:p>
          </table:table-cell>
          <table:table-cell table:formula="of:=[.A78]*SIN([.C78])" office:value-type="float" office:value="7.37934956325237" calcext:value-type="float">
            <text:p>7.3793495633</text:p>
          </table:table-cell>
          <table:table-cell table:formula="of:=[.A78]*COS([.C78])" office:value-type="float" office:value="3.68886161618013" calcext:value-type="float">
            <text:p>3.6888616162</text:p>
          </table:table-cell>
          <table:table-cell table:style-name="ce1" table:formula="of:=[.D78]/([.D78]+[.E78])" office:value-type="float" office:value="0.666715645701181" calcext:value-type="float">
            <text:p>0.6667156457</text:p>
          </table:table-cell>
          <table:table-cell table:style-name="ce1" table:formula="of:=[.E78]/([.D78]+[.E78])" office:value-type="float" office:value="0.333284354298819" calcext:value-type="float">
            <text:p>0.3332843543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9.81" calcext:value-type="float">
            <text:p>39.81</text:p>
          </table:table-cell>
          <table:table-cell table:formula="of:=RADIANS([.B79])" office:value-type="float" office:value="0.694815575218943" calcext:value-type="float">
            <text:p>0.6948155752</text:p>
          </table:table-cell>
          <table:table-cell table:formula="of:=[.A79]*SIN([.C79])" office:value-type="float" office:value="2.68902387812353" calcext:value-type="float">
            <text:p>2.6890238781</text:p>
          </table:table-cell>
          <table:table-cell table:formula="of:=[.A79]*COS([.C79])" office:value-type="float" office:value="3.22632152503149" calcext:value-type="float">
            <text:p>3.226321525</text:p>
          </table:table-cell>
          <table:table-cell table:style-name="ce1" table:formula="of:=[.D79]/([.D79]+[.E79])" office:value-type="float" office:value="0.454584423200259" calcext:value-type="float">
            <text:p>0.4545844232</text:p>
          </table:table-cell>
          <table:table-cell table:style-name="ce1" table:formula="of:=[.E79]/([.D79]+[.E79])" office:value-type="float" office:value="0.545415576799741" calcext:value-type="float">
            <text:p>0.5454155768</text:p>
          </table:table-cell>
          <table:table-cell table:number-columns-repeated="4"/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32.8" calcext:value-type="float">
            <text:p>32.8</text:p>
          </table:table-cell>
          <table:table-cell table:formula="of:=RADIANS([.B80])" office:value-type="float" office:value="0.57246799465414" calcext:value-type="float">
            <text:p>0.5724679947</text:p>
          </table:table-cell>
          <table:table-cell table:formula="of:=[.A80]*SIN([.C80])" office:value-type="float" office:value="7.64350284708946" calcext:value-type="float">
            <text:p>7.6435028471</text:p>
          </table:table-cell>
          <table:table-cell table:formula="of:=[.A80]*COS([.C80])" office:value-type="float" office:value="11.8603947753241" calcext:value-type="float">
            <text:p>11.8603947753</text:p>
          </table:table-cell>
          <table:table-cell table:style-name="ce1" table:formula="of:=[.D80]/([.D80]+[.E80])" office:value-type="float" office:value="0.391896173527165" calcext:value-type="float">
            <text:p>0.3918961735</text:p>
          </table:table-cell>
          <table:table-cell table:style-name="ce1" table:formula="of:=[.E80]/([.D80]+[.E80])" office:value-type="float" office:value="0.608103826472834" calcext:value-type="float">
            <text:p>0.60810382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72.98" calcext:value-type="float">
            <text:p>72.98</text:p>
          </table:table-cell>
          <table:table-cell table:formula="of:=RADIANS([.B81])" office:value-type="float" office:value="1.27374128810546" calcext:value-type="float">
            <text:p>1.2737412881</text:p>
          </table:table-cell>
          <table:table-cell table:formula="of:=[.A81]*SIN([.C81])" office:value-type="float" office:value="12.9182976762076" calcext:value-type="float">
            <text:p>12.9182976762</text:p>
          </table:table-cell>
          <table:table-cell table:formula="of:=[.A81]*COS([.C81])" office:value-type="float" office:value="3.9544513081956" calcext:value-type="float">
            <text:p>3.9544513082</text:p>
          </table:table-cell>
          <table:table-cell table:style-name="ce1" table:formula="of:=[.D81]/([.D81]+[.E81])" office:value-type="float" office:value="0.765630881378547" calcext:value-type="float">
            <text:p>0.7656308814</text:p>
          </table:table-cell>
          <table:table-cell table:style-name="ce1" table:formula="of:=[.E81]/([.D81]+[.E81])" office:value-type="float" office:value="0.234369118621454" calcext:value-type="float">
            <text:p>0.2343691186</text:p>
          </table:table-cell>
          <table:table-cell table:number-columns-repeated="4"/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7.99" calcext:value-type="float">
            <text:p>7.99</text:p>
          </table:table-cell>
          <table:table-cell table:formula="of:=RADIANS([.B82])" office:value-type="float" office:value="0.139451807234347" calcext:value-type="float">
            <text:p>0.1394518072</text:p>
          </table:table-cell>
          <table:table-cell table:formula="of:=[.A82]*SIN([.C82])" office:value-type="float" office:value="2.10863401183463" calcext:value-type="float">
            <text:p>2.1086340118</text:p>
          </table:table-cell>
          <table:table-cell table:formula="of:=[.A82]*COS([.C82])" office:value-type="float" office:value="15.0227348576794" calcext:value-type="float">
            <text:p>15.0227348577</text:p>
          </table:table-cell>
          <table:table-cell table:style-name="ce1" table:formula="of:=[.D82]/([.D82]+[.E82])" office:value-type="float" office:value="0.123086136776089" calcext:value-type="float">
            <text:p>0.1230861368</text:p>
          </table:table-cell>
          <table:table-cell table:style-name="ce1" table:formula="of:=[.E82]/([.D82]+[.E82])" office:value-type="float" office:value="0.876913863223911" calcext:value-type="float">
            <text:p>0.8769138632</text:p>
          </table:table-cell>
          <table:table-cell table:number-columns-repeated="4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23.29" calcext:value-type="float">
            <text:p>23.29</text:p>
          </table:table-cell>
          <table:table-cell table:formula="of:=RADIANS([.B83])" office:value-type="float" office:value="0.406487182789479" calcext:value-type="float">
            <text:p>0.4064871828</text:p>
          </table:table-cell>
          <table:table-cell table:formula="of:=[.A83]*SIN([.C83])" office:value-type="float" office:value="8.17261203037585" calcext:value-type="float">
            <text:p>8.1726120304</text:p>
          </table:table-cell>
          <table:table-cell table:formula="of:=[.A83]*COS([.C83])" office:value-type="float" office:value="18.9857133814075" calcext:value-type="float">
            <text:p>18.9857133814</text:p>
          </table:table-cell>
          <table:table-cell table:style-name="ce1" table:formula="of:=[.D83]/([.D83]+[.E83])" office:value-type="float" office:value="0.300924740625943" calcext:value-type="float">
            <text:p>0.3009247406</text:p>
          </table:table-cell>
          <table:table-cell table:style-name="ce1" table:formula="of:=[.E83]/([.D83]+[.E83])" office:value-type="float" office:value="0.699075259374057" calcext:value-type="float">
            <text:p>0.6990752594</text:p>
          </table:table-cell>
          <table:table-cell table:number-columns-repeated="2"/>
          <table:table-cell office:value-type="string" calcext:value-type="string">
            <text:p>186M</text:p>
          </table:table-cell>
          <table:table-cell/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66.22" calcext:value-type="float">
            <text:p>66.22</text:p>
          </table:table-cell>
          <table:table-cell table:formula="of:=RADIANS([.B84])" office:value-type="float" office:value="1.15575703067065" calcext:value-type="float">
            <text:p>1.1557570307</text:p>
          </table:table-cell>
          <table:table-cell table:formula="of:=[.A84]*SIN([.C84])" office:value-type="float" office:value="15.5475570870103" calcext:value-type="float">
            <text:p>15.547557087</text:p>
          </table:table-cell>
          <table:table-cell table:formula="of:=[.A84]*COS([.C84])" office:value-type="float" office:value="6.8508078812762" calcext:value-type="float">
            <text:p>6.8508078813</text:p>
          </table:table-cell>
          <table:table-cell table:style-name="ce1" table:formula="of:=[.D84]/([.D84]+[.E84])" office:value-type="float" office:value="0.694138036817591" calcext:value-type="float">
            <text:p>0.6941380368</text:p>
          </table:table-cell>
          <table:table-cell table:style-name="ce1" table:formula="of:=[.E84]/([.D84]+[.E84])" office:value-type="float" office:value="0.305861963182409" calcext:value-type="float">
            <text:p>0.3058619632</text:p>
          </table:table-cell>
          <table:table-cell table:number-columns-repeated="4"/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8.93" calcext:value-type="float">
            <text:p>18.93</text:p>
          </table:table-cell>
          <table:table-cell table:formula="of:=RADIANS([.B85])" office:value-type="float" office:value="0.330390827402527" calcext:value-type="float">
            <text:p>0.3303908274</text:p>
          </table:table-cell>
          <table:table-cell table:formula="of:=[.A85]*SIN([.C85])" office:value-type="float" office:value="7.05922128570223" calcext:value-type="float">
            <text:p>7.0592212857</text:p>
          </table:table-cell>
          <table:table-cell table:formula="of:=[.A85]*COS([.C85])" office:value-type="float" office:value="20.5831240301245" calcext:value-type="float">
            <text:p>20.5831240301</text:p>
          </table:table-cell>
          <table:table-cell table:style-name="ce1" table:formula="of:=[.D85]/([.D85]+[.E85])" office:value-type="float" office:value="0.255377074739763" calcext:value-type="float">
            <text:p>0.2553770747</text:p>
          </table:table-cell>
          <table:table-cell table:style-name="ce1" table:formula="of:=[.E85]/([.D85]+[.E85])" office:value-type="float" office:value="0.744622925260237" calcext:value-type="float">
            <text:p>0.74462292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6.26" calcext:value-type="float">
            <text:p>16.26</text:p>
          </table:table-cell>
          <table:table-cell table:formula="of:=RADIANS([.B86])" office:value-type="float" office:value="0.283790536374278" calcext:value-type="float">
            <text:p>0.2837905364</text:p>
          </table:table-cell>
          <table:table-cell table:formula="of:=[.A86]*SIN([.C86])" office:value-type="float" office:value="3.69035479362178" calcext:value-type="float">
            <text:p>3.6903547936</text:p>
          </table:table-cell>
          <table:table-cell table:formula="of:=[.A86]*COS([.C86])" office:value-type="float" office:value="12.652813185106" calcext:value-type="float">
            <text:p>12.6528131851</text:p>
          </table:table-cell>
          <table:table-cell table:style-name="ce1" table:formula="of:=[.D86]/([.D86]+[.E86])" office:value-type="float" office:value="0.225804127964978" calcext:value-type="float">
            <text:p>0.225804128</text:p>
          </table:table-cell>
          <table:table-cell table:style-name="ce1" table:formula="of:=[.E86]/([.D86]+[.E86])" office:value-type="float" office:value="0.774195872035022" calcext:value-type="float">
            <text:p>0.774195872</text:p>
          </table:table-cell>
          <table:table-cell table:number-columns-repeated="4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28.37" calcext:value-type="float">
            <text:p>28.37</text:p>
          </table:table-cell>
          <table:table-cell table:formula="of:=RADIANS([.B87])" office:value-type="float" office:value="0.495149908790791" calcext:value-type="float">
            <text:p>0.4951499088</text:p>
          </table:table-cell>
          <table:table-cell table:formula="of:=[.A87]*SIN([.C87])" office:value-type="float" office:value="7.07518542296351" calcext:value-type="float">
            <text:p>7.075185423</text:p>
          </table:table-cell>
          <table:table-cell table:formula="of:=[.A87]*COS([.C87])" office:value-type="float" office:value="13.1016736041883" calcext:value-type="float">
            <text:p>13.1016736042</text:p>
          </table:table-cell>
          <table:table-cell table:style-name="ce1" table:formula="of:=[.D87]/([.D87]+[.E87])" office:value-type="float" office:value="0.350658415833827" calcext:value-type="float">
            <text:p>0.3506584158</text:p>
          </table:table-cell>
          <table:table-cell table:style-name="ce1" table:formula="of:=[.E87]/([.D87]+[.E87])" office:value-type="float" office:value="0.649341584166173" calcext:value-type="float">
            <text:p>0.6493415842</text:p>
          </table:table-cell>
          <table:table-cell table:number-columns-repeated="4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39.81" calcext:value-type="float">
            <text:p>39.81</text:p>
          </table:table-cell>
          <table:table-cell table:formula="of:=RADIANS([.B88])" office:value-type="float" office:value="0.694815575218943" calcext:value-type="float">
            <text:p>0.6948155752</text:p>
          </table:table-cell>
          <table:table-cell table:formula="of:=[.A88]*SIN([.C88])" office:value-type="float" office:value="9.18109581245033" calcext:value-type="float">
            <text:p>9.1810958125</text:p>
          </table:table-cell>
          <table:table-cell table:formula="of:=[.A88]*COS([.C88])" office:value-type="float" office:value="11.0155834926075" calcext:value-type="float">
            <text:p>11.0155834926</text:p>
          </table:table-cell>
          <table:table-cell table:style-name="ce1" table:formula="of:=[.D88]/([.D88]+[.E88])" office:value-type="float" office:value="0.454584423200259" calcext:value-type="float">
            <text:p>0.4545844232</text:p>
          </table:table-cell>
          <table:table-cell table:style-name="ce1" table:formula="of:=[.E88]/([.D88]+[.E88])" office:value-type="float" office:value="0.545415576799741" calcext:value-type="float">
            <text:p>0.5454155768</text:p>
          </table:table-cell>
          <table:table-cell table:number-columns-repeated="2"/>
          <table:table-cell office:value-type="string" calcext:value-type="string">
            <text:p>186N</text:p>
          </table:table-cell>
          <table:table-cell/>
        </table:table-row>
        <table:table-row table:style-name="ro1">
          <table:table-cell office:value-type="float" office:value="38.58" calcext:value-type="float">
            <text:p>38.58</text:p>
          </table:table-cell>
          <table:table-cell office:value-type="float" office:value="17.27" calcext:value-type="float">
            <text:p>17.27</text:p>
          </table:table-cell>
          <table:table-cell table:formula="of:=RADIANS([.B89])" office:value-type="float" office:value="0.301418361819421" calcext:value-type="float">
            <text:p>0.3014183618</text:p>
          </table:table-cell>
          <table:table-cell table:formula="of:=[.A89]*SIN([.C89])" office:value-type="float" office:value="11.4534344811735" calcext:value-type="float">
            <text:p>11.4534344812</text:p>
          </table:table-cell>
          <table:table-cell table:formula="of:=[.A89]*COS([.C89])" office:value-type="float" office:value="36.8406736988545" calcext:value-type="float">
            <text:p>36.8406736989</text:p>
          </table:table-cell>
          <table:table-cell table:style-name="ce1" table:formula="of:=[.D89]/([.D89]+[.E89])" office:value-type="float" office:value="0.23716007837805" calcext:value-type="float">
            <text:p>0.2371600784</text:p>
          </table:table-cell>
          <table:table-cell table:style-name="ce1" table:formula="of:=[.E89]/([.D89]+[.E89])" office:value-type="float" office:value="0.76283992162195" calcext:value-type="float">
            <text:p>0.7628399216</text:p>
          </table:table-cell>
          <table:table-cell table:number-columns-repeated="4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45.92" calcext:value-type="float">
            <text:p>45.92</text:p>
          </table:table-cell>
          <table:table-cell table:formula="of:=RADIANS([.B90])" office:value-type="float" office:value="0.801455192515796" calcext:value-type="float">
            <text:p>0.8014551925</text:p>
          </table:table-cell>
          <table:table-cell table:formula="of:=[.A90]*SIN([.C90])" office:value-type="float" office:value="8.16067380981998" calcext:value-type="float">
            <text:p>8.1606738098</text:p>
          </table:table-cell>
          <table:table-cell table:formula="of:=[.A90]*COS([.C90])" office:value-type="float" office:value="7.90272123826459" calcext:value-type="float">
            <text:p>7.9027212383</text:p>
          </table:table-cell>
          <table:table-cell table:style-name="ce1" table:formula="of:=[.D90]/([.D90]+[.E90])" office:value-type="float" office:value="0.508029204622784" calcext:value-type="float">
            <text:p>0.5080292046</text:p>
          </table:table-cell>
          <table:table-cell table:style-name="ce1" table:formula="of:=[.E90]/([.D90]+[.E90])" office:value-type="float" office:value="0.491970795377216" calcext:value-type="float">
            <text:p>0.4919707954</text:p>
          </table:table-cell>
          <table:table-cell table:number-columns-repeated="4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8.75" calcext:value-type="float">
            <text:p>8.75</text:p>
          </table:table-cell>
          <table:table-cell table:formula="of:=RADIANS([.B91])" office:value-type="float" office:value="0.152716309549504" calcext:value-type="float">
            <text:p>0.1527163095</text:p>
          </table:table-cell>
          <table:table-cell table:formula="of:=[.A91]*SIN([.C91])" office:value-type="float" office:value="3.16264519888837" calcext:value-type="float">
            <text:p>3.1626451989</text:p>
          </table:table-cell>
          <table:table-cell table:formula="of:=[.A91]*COS([.C91])" office:value-type="float" office:value="20.5480358026247" calcext:value-type="float">
            <text:p>20.5480358026</text:p>
          </table:table-cell>
          <table:table-cell table:style-name="ce1" table:formula="of:=[.D91]/([.D91]+[.E91])" office:value-type="float" office:value="0.133384831869086" calcext:value-type="float">
            <text:p>0.1333848319</text:p>
          </table:table-cell>
          <table:table-cell table:style-name="ce1" table:formula="of:=[.E91]/([.D91]+[.E91])" office:value-type="float" office:value="0.866615168130914" calcext:value-type="float">
            <text:p>0.86661516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53.64" calcext:value-type="float">
            <text:p>53.64</text:p>
          </table:table-cell>
          <table:table-cell table:formula="of:=RADIANS([.B92])" office:value-type="float" office:value="0.936194610769758" calcext:value-type="float">
            <text:p>0.9361946108</text:p>
          </table:table-cell>
          <table:table-cell table:formula="of:=[.A92]*SIN([.C92])" office:value-type="float" office:value="18.9811068662111" calcext:value-type="float">
            <text:p>18.9811068662</text:p>
          </table:table-cell>
          <table:table-cell table:formula="of:=[.A92]*COS([.C92])" office:value-type="float" office:value="13.9736352511962" calcext:value-type="float">
            <text:p>13.9736352512</text:p>
          </table:table-cell>
          <table:table-cell table:style-name="ce1" table:formula="of:=[.D92]/([.D92]+[.E92])" office:value-type="float" office:value="0.575974978004303" calcext:value-type="float">
            <text:p>0.575974978</text:p>
          </table:table-cell>
          <table:table-cell table:style-name="ce1" table:formula="of:=[.E92]/([.D92]+[.E92])" office:value-type="float" office:value="0.424025021995697" calcext:value-type="float">
            <text:p>0.424025022</text:p>
          </table:table-cell>
          <table:table-cell table:number-columns-repeated="4"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88.64" calcext:value-type="float">
            <text:p>88.64</text:p>
          </table:table-cell>
          <table:table-cell table:formula="of:=RADIANS([.B93])" office:value-type="float" office:value="1.54705984896777" calcext:value-type="float">
            <text:p>1.547059849</text:p>
          </table:table-cell>
          <table:table-cell table:formula="of:=[.A93]*SIN([.C93])" office:value-type="float" office:value="10.9469154182519" calcext:value-type="float">
            <text:p>10.9469154183</text:p>
          </table:table-cell>
          <table:table-cell table:formula="of:=[.A93]*COS([.C93])" office:value-type="float" office:value="0.25989002604654" calcext:value-type="float">
            <text:p>0.259890026</text:p>
          </table:table-cell>
          <table:table-cell table:style-name="ce1" table:formula="of:=[.D93]/([.D93]+[.E93])" office:value-type="float" office:value="0.976809624532318" calcext:value-type="float">
            <text:p>0.9768096245</text:p>
          </table:table-cell>
          <table:table-cell table:style-name="ce1" table:formula="of:=[.E93]/([.D93]+[.E93])" office:value-type="float" office:value="0.0231903754676816" calcext:value-type="float">
            <text:p>0.0231903755</text:p>
          </table:table-cell>
          <table:table-cell table:number-columns-repeated="2"/>
          <table:table-cell office:value-type="string" calcext:value-type="string">
            <text:p>186O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36.87" calcext:value-type="float">
            <text:p>36.87</text:p>
          </table:table-cell>
          <table:table-cell table:formula="of:=RADIANS([.B94])" office:value-type="float" office:value="0.643502895210309" calcext:value-type="float">
            <text:p>0.6435028952</text:p>
          </table:table-cell>
          <table:table-cell table:formula="of:=[.A94]*SIN([.C94])" office:value-type="float" office:value="5.64601344813836" calcext:value-type="float">
            <text:p>5.6460134481</text:p>
          </table:table-cell>
          <table:table-cell table:formula="of:=[.A94]*COS([.C94])" office:value-type="float" office:value="7.52798991387747" calcext:value-type="float">
            <text:p>7.5279899139</text:p>
          </table:table-cell>
          <table:table-cell table:style-name="ce1" table:formula="of:=[.D94]/([.D94]+[.E94])" office:value-type="float" office:value="0.428572340008454" calcext:value-type="float">
            <text:p>0.42857234</text:p>
          </table:table-cell>
          <table:table-cell table:style-name="ce1" table:formula="of:=[.E94]/([.D94]+[.E94])" office:value-type="float" office:value="0.571427659991546" calcext:value-type="float">
            <text:p>0.57142766</text:p>
          </table:table-cell>
          <table:table-cell table:number-columns-repeated="4"/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8.65" calcext:value-type="float">
            <text:p>8.65</text:p>
          </table:table-cell>
          <table:table-cell table:formula="of:=RADIANS([.B95])" office:value-type="float" office:value="0.15097098029751" calcext:value-type="float">
            <text:p>0.1509709803</text:p>
          </table:table-cell>
          <table:table-cell table:formula="of:=[.A95]*SIN([.C95])" office:value-type="float" office:value="3.66369866878847" calcext:value-type="float">
            <text:p>3.6636986688</text:p>
          </table:table-cell>
          <table:table-cell table:formula="of:=[.A95]*COS([.C95])" office:value-type="float" office:value="24.0829174325769" calcext:value-type="float">
            <text:p>24.0829174326</text:p>
          </table:table-cell>
          <table:table-cell table:style-name="ce1" table:formula="of:=[.D95]/([.D95]+[.E95])" office:value-type="float" office:value="0.132041278669949" calcext:value-type="float">
            <text:p>0.1320412787</text:p>
          </table:table-cell>
          <table:table-cell table:style-name="ce1" table:formula="of:=[.E95]/([.D95]+[.E95])" office:value-type="float" office:value="0.867958721330052" calcext:value-type="float">
            <text:p>0.86795872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60.8" calcext:value-type="float">
            <text:p>60.8</text:p>
          </table:table-cell>
          <table:table-cell table:formula="of:=RADIANS([.B96])" office:value-type="float" office:value="1.06116018521255" calcext:value-type="float">
            <text:p>1.0611601852</text:p>
          </table:table-cell>
          <table:table-cell table:formula="of:=[.A96]*SIN([.C96])" office:value-type="float" office:value="8.92999285047015" calcext:value-type="float">
            <text:p>8.9299928505</text:p>
          </table:table-cell>
          <table:table-cell table:formula="of:=[.A96]*COS([.C96])" office:value-type="float" office:value="4.99080431298924" calcext:value-type="float">
            <text:p>4.990804313</text:p>
          </table:table-cell>
          <table:table-cell table:style-name="ce1" table:formula="of:=[.D96]/([.D96]+[.E96])" office:value-type="float" office:value="0.641485738612041" calcext:value-type="float">
            <text:p>0.6414857386</text:p>
          </table:table-cell>
          <table:table-cell table:style-name="ce1" table:formula="of:=[.E96]/([.D96]+[.E96])" office:value-type="float" office:value="0.358514261387959" calcext:value-type="float">
            <text:p>0.3585142614</text:p>
          </table:table-cell>
          <table:table-cell table:number-columns-repeated="4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84.89" calcext:value-type="float">
            <text:p>84.89</text:p>
          </table:table-cell>
          <table:table-cell table:formula="of:=RADIANS([.B97])" office:value-type="float" office:value="1.48161000201799" calcext:value-type="float">
            <text:p>1.481610002</text:p>
          </table:table-cell>
          <table:table-cell table:formula="of:=[.A97]*SIN([.C97])" office:value-type="float" office:value="7.74907866431199" calcext:value-type="float">
            <text:p>7.7490786643</text:p>
          </table:table-cell>
          <table:table-cell table:formula="of:=[.A97]*COS([.C97])" office:value-type="float" office:value="0.692950109535166" calcext:value-type="float">
            <text:p>0.6929501095</text:p>
          </table:table-cell>
          <table:table-cell table:style-name="ce1" table:formula="of:=[.D97]/([.D97]+[.E97])" office:value-type="float" office:value="0.917916637327525" calcext:value-type="float">
            <text:p>0.9179166373</text:p>
          </table:table-cell>
          <table:table-cell table:style-name="ce1" table:formula="of:=[.E97]/([.D97]+[.E97])" office:value-type="float" office:value="0.0820833626724751" calcext:value-type="float">
            <text:p>0.0820833627</text:p>
          </table:table-cell>
          <table:table-cell table:number-columns-repeated="4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0.6" calcext:value-type="float">
            <text:p>40.6</text:p>
          </table:table-cell>
          <table:table-cell table:formula="of:=RADIANS([.B98])" office:value-type="float" office:value="0.708603676309698" calcext:value-type="float">
            <text:p>0.7086036763</text:p>
          </table:table-cell>
          <table:table-cell table:formula="of:=[.A98]*SIN([.C98])" office:value-type="float" office:value="11.0306229826562" calcext:value-type="float">
            <text:p>11.0306229827</text:p>
          </table:table-cell>
          <table:table-cell table:formula="of:=[.A98]*COS([.C98])" office:value-type="float" office:value="12.8696486593262" calcext:value-type="float">
            <text:p>12.8696486593</text:p>
          </table:table-cell>
          <table:table-cell table:style-name="ce1" table:formula="of:=[.D98]/([.D98]+[.E98])" office:value-type="float" office:value="0.461527096758187" calcext:value-type="float">
            <text:p>0.4615270968</text:p>
          </table:table-cell>
          <table:table-cell table:style-name="ce1" table:formula="of:=[.E98]/([.D98]+[.E98])" office:value-type="float" office:value="0.538472903241813" calcext:value-type="float">
            <text:p>0.5384729032</text:p>
          </table:table-cell>
          <table:table-cell table:number-columns-repeated="2"/>
          <table:table-cell office:value-type="string" calcext:value-type="string">
            <text:p>186P</text:p>
          </table:table-cell>
          <table:table-cell/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29.11" calcext:value-type="float">
            <text:p>29.11</text:p>
          </table:table-cell>
          <table:table-cell table:formula="of:=RADIANS([.B99])" office:value-type="float" office:value="0.508065345255549" calcext:value-type="float">
            <text:p>0.5080653453</text:p>
          </table:table-cell>
          <table:table-cell table:formula="of:=[.A99]*SIN([.C99])" office:value-type="float" office:value="14.2005810723431" calcext:value-type="float">
            <text:p>14.2005810723</text:p>
          </table:table-cell>
          <table:table-cell table:formula="of:=[.A99]*COS([.C99])" office:value-type="float" office:value="25.5029331098956" calcext:value-type="float">
            <text:p>25.5029331099</text:p>
          </table:table-cell>
          <table:table-cell table:style-name="ce1" table:formula="of:=[.D99]/([.D99]+[.E99])" office:value-type="float" office:value="0.357665596228148" calcext:value-type="float">
            <text:p>0.3576655962</text:p>
          </table:table-cell>
          <table:table-cell table:style-name="ce1" table:formula="of:=[.E99]/([.D99]+[.E99])" office:value-type="float" office:value="0.642334403771852" calcext:value-type="float">
            <text:p>0.6423344038</text:p>
          </table:table-cell>
          <table:table-cell table:number-columns-repeated="4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8.18" calcext:value-type="float">
            <text:p>28.18</text:p>
          </table:table-cell>
          <table:table-cell table:formula="of:=RADIANS([.B100])" office:value-type="float" office:value="0.491833783212002" calcext:value-type="float">
            <text:p>0.4918337832</text:p>
          </table:table-cell>
          <table:table-cell table:formula="of:=[.A100]*SIN([.C100])" office:value-type="float" office:value="3.93378504921374" calcext:value-type="float">
            <text:p>3.9337850492</text:p>
          </table:table-cell>
          <table:table-cell table:formula="of:=[.A100]*COS([.C100])" office:value-type="float" office:value="7.34263135303567" calcext:value-type="float">
            <text:p>7.342631353</text:p>
          </table:table-cell>
          <table:table-cell table:style-name="ce1" table:formula="of:=[.D100]/([.D100]+[.E100])" office:value-type="float" office:value="0.348850637373504" calcext:value-type="float">
            <text:p>0.3488506374</text:p>
          </table:table-cell>
          <table:table-cell table:style-name="ce1" table:formula="of:=[.E100]/([.D100]+[.E100])" office:value-type="float" office:value="0.651149362626496" calcext:value-type="float">
            <text:p>0.6511493626</text:p>
          </table:table-cell>
          <table:table-cell table:number-columns-repeated="4"/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2.19" calcext:value-type="float">
            <text:p>32.19</text:p>
          </table:table-cell>
          <table:table-cell table:formula="of:=RADIANS([.B101])" office:value-type="float" office:value="0.561821486216975" calcext:value-type="float">
            <text:p>0.5618214862</text:p>
          </table:table-cell>
          <table:table-cell table:formula="of:=[.A101]*SIN([.C101])" office:value-type="float" office:value="13.5526150595987" calcext:value-type="float">
            <text:p>13.5526150596</text:p>
          </table:table-cell>
          <table:table-cell table:formula="of:=[.A101]*COS([.C101])" office:value-type="float" office:value="21.529519851737" calcext:value-type="float">
            <text:p>21.5295198517</text:p>
          </table:table-cell>
          <table:table-cell table:style-name="ce1" table:formula="of:=[.D101]/([.D101]+[.E101])" office:value-type="float" office:value="0.386311012538168" calcext:value-type="float">
            <text:p>0.3863110125</text:p>
          </table:table-cell>
          <table:table-cell table:style-name="ce1" table:formula="of:=[.E101]/([.D101]+[.E101])" office:value-type="float" office:value="0.613688987461832" calcext:value-type="float">
            <text:p>0.61368898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5.24" calcext:value-type="float">
            <text:p>85.24</text:p>
          </table:table-cell>
          <table:table-cell table:formula="of:=RADIANS([.B102])" office:value-type="float" office:value="1.48771865439997" calcext:value-type="float">
            <text:p>1.4877186544</text:p>
          </table:table-cell>
          <table:table-cell table:formula="of:=[.A102]*SIN([.C102])" office:value-type="float" office:value="6.33806457980533" calcext:value-type="float">
            <text:p>6.3380645798</text:p>
          </table:table-cell>
          <table:table-cell table:formula="of:=[.A102]*COS([.C102])" office:value-type="float" office:value="0.527766408761563" calcext:value-type="float">
            <text:p>0.5277664088</text:p>
          </table:table-cell>
          <table:table-cell table:style-name="ce1" table:formula="of:=[.D102]/([.D102]+[.E102])" office:value-type="float" office:value="0.923131459303264" calcext:value-type="float">
            <text:p>0.9231314593</text:p>
          </table:table-cell>
          <table:table-cell table:style-name="ce1" table:formula="of:=[.E102]/([.D102]+[.E102])" office:value-type="float" office:value="0.0768685406967357" calcext:value-type="float">
            <text:p>0.0768685407</text:p>
          </table:table-cell>
          <table:table-cell table:number-columns-repeated="4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30.14" calcext:value-type="float">
            <text:p>30.14</text:p>
          </table:table-cell>
          <table:table-cell table:formula="of:=RADIANS([.B103])" office:value-type="float" office:value="0.526042236551091" calcext:value-type="float">
            <text:p>0.5260422366</text:p>
          </table:table-cell>
          <table:table-cell table:formula="of:=[.A103]*SIN([.C103])" office:value-type="float" office:value="9.47992373348796" calcext:value-type="float">
            <text:p>9.4799237335</text:p>
          </table:table-cell>
          <table:table-cell table:formula="of:=[.A103]*COS([.C103])" office:value-type="float" office:value="16.3274445645132" calcext:value-type="float">
            <text:p>16.3274445645</text:p>
          </table:table-cell>
          <table:table-cell table:style-name="ce1" table:formula="of:=[.D103]/([.D103]+[.E103])" office:value-type="float" office:value="0.36733399640064" calcext:value-type="float">
            <text:p>0.3673339964</text:p>
          </table:table-cell>
          <table:table-cell table:style-name="ce1" table:formula="of:=[.E103]/([.D103]+[.E103])" office:value-type="float" office:value="0.63266600359936" calcext:value-type="float">
            <text:p>0.6326660036</text:p>
          </table:table-cell>
          <table:table-cell table:number-columns-repeated="4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9.46" calcext:value-type="float">
            <text:p>9.46</text:p>
          </table:table-cell>
          <table:table-cell table:formula="of:=RADIANS([.B104])" office:value-type="float" office:value="0.165108147238664" calcext:value-type="float">
            <text:p>0.1651081472</text:p>
          </table:table-cell>
          <table:table-cell table:formula="of:=[.A104]*SIN([.C104])" office:value-type="float" office:value="1.34938745938302" calcext:value-type="float">
            <text:p>1.3493874594</text:p>
          </table:table-cell>
          <table:table-cell table:formula="of:=[.A104]*COS([.C104])" office:value-type="float" office:value="8.09834881222462" calcext:value-type="float">
            <text:p>8.0983488122</text:p>
          </table:table-cell>
          <table:table-cell table:style-name="ce1" table:formula="of:=[.D104]/([.D104]+[.E104])" office:value-type="float" office:value="0.142826537552514" calcext:value-type="float">
            <text:p>0.1428265376</text:p>
          </table:table-cell>
          <table:table-cell table:style-name="ce1" table:formula="of:=[.E104]/([.D104]+[.E104])" office:value-type="float" office:value="0.857173462447486" calcext:value-type="float">
            <text:p>0.8571734624</text:p>
          </table:table-cell>
          <table:table-cell table:number-columns-repeated="2"/>
          <table:table-cell office:value-type="string" calcext:value-type="string">
            <text:p>186Q</text:p>
          </table:table-cell>
          <table:table-cell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4.68" calcext:value-type="float">
            <text:p>14.68</text:p>
          </table:table-cell>
          <table:table-cell table:formula="of:=RADIANS([.B105])" office:value-type="float" office:value="0.256214334192768" calcext:value-type="float">
            <text:p>0.2562143342</text:p>
          </table:table-cell>
          <table:table-cell table:formula="of:=[.A105]*SIN([.C105])" office:value-type="float" office:value="2.87378607715974" calcext:value-type="float">
            <text:p>2.8737860772</text:p>
          </table:table-cell>
          <table:table-cell table:formula="of:=[.A105]*COS([.C105])" office:value-type="float" office:value="10.9698201253586" calcext:value-type="float">
            <text:p>10.9698201254</text:p>
          </table:table-cell>
          <table:table-cell table:style-name="ce1" table:formula="of:=[.D105]/([.D105]+[.E105])" office:value-type="float" office:value="0.20758941240592" calcext:value-type="float">
            <text:p>0.2075894124</text:p>
          </table:table-cell>
          <table:table-cell table:style-name="ce1" table:formula="of:=[.E105]/([.D105]+[.E105])" office:value-type="float" office:value="0.79241058759408" calcext:value-type="float">
            <text:p>0.7924105876</text:p>
          </table:table-cell>
          <table:table-cell table:number-columns-repeated="4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2.88" calcext:value-type="float">
            <text:p>42.88</text:p>
          </table:table-cell>
          <table:table-cell table:formula="of:=RADIANS([.B106])" office:value-type="float" office:value="0.748397183255169" calcext:value-type="float">
            <text:p>0.7483971833</text:p>
          </table:table-cell>
          <table:table-cell table:formula="of:=[.A106]*SIN([.C106])" office:value-type="float" office:value="3.56563723813928" calcext:value-type="float">
            <text:p>3.5656372381</text:p>
          </table:table-cell>
          <table:table-cell table:formula="of:=[.A106]*COS([.C106])" office:value-type="float" office:value="3.83976966574748" calcext:value-type="float">
            <text:p>3.8397696657</text:p>
          </table:table-cell>
          <table:table-cell table:style-name="ce1" table:formula="of:=[.D106]/([.D106]+[.E106])" office:value-type="float" office:value="0.481491062465162" calcext:value-type="float">
            <text:p>0.4814910625</text:p>
          </table:table-cell>
          <table:table-cell table:style-name="ce1" table:formula="of:=[.E106]/([.D106]+[.E106])" office:value-type="float" office:value="0.518508937534838" calcext:value-type="float">
            <text:p>0.5185089375</text:p>
          </table:table-cell>
          <table:table-cell table:number-columns-repeated="4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.2" calcext:value-type="float">
            <text:p>2.2</text:p>
          </table:table-cell>
          <table:table-cell table:formula="of:=RADIANS([.B107])" office:value-type="float" office:value="0.0383972435438753" calcext:value-type="float">
            <text:p>0.0383972435</text:p>
          </table:table-cell>
          <table:table-cell table:formula="of:=[.A107]*SIN([.C107])" office:value-type="float" office:value="0.26065322370426" calcext:value-type="float">
            <text:p>0.2606532237</text:p>
          </table:table-cell>
          <table:table-cell table:formula="of:=[.A107]*COS([.C107])" office:value-type="float" office:value="6.78499520242812" calcext:value-type="float">
            <text:p>6.7849952024</text:p>
          </table:table-cell>
          <table:table-cell table:style-name="ce1" table:formula="of:=[.D107]/([.D107]+[.E107])" office:value-type="float" office:value="0.0369949233824236" calcext:value-type="float">
            <text:p>0.0369949234</text:p>
          </table:table-cell>
          <table:table-cell table:style-name="ce1" table:formula="of:=[.E107]/([.D107]+[.E107])" office:value-type="float" office:value="0.963005076617577" calcext:value-type="float">
            <text:p>0.96300507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43.6" calcext:value-type="float">
            <text:p>43.6</text:p>
          </table:table-cell>
          <table:table-cell table:formula="of:=RADIANS([.B108])" office:value-type="float" office:value="0.760963553869528" calcext:value-type="float">
            <text:p>0.7609635539</text:p>
          </table:table-cell>
          <table:table-cell table:formula="of:=[.A108]*SIN([.C108])" office:value-type="float" office:value="5.28938190045259" calcext:value-type="float">
            <text:p>5.2893819005</text:p>
          </table:table-cell>
          <table:table-cell table:formula="of:=[.A108]*COS([.C108])" office:value-type="float" office:value="5.55439817722538" calcext:value-type="float">
            <text:p>5.5543981772</text:p>
          </table:table-cell>
          <table:table-cell table:style-name="ce1" table:formula="of:=[.D108]/([.D108]+[.E108])" office:value-type="float" office:value="0.48778026320737" calcext:value-type="float">
            <text:p>0.4877802632</text:p>
          </table:table-cell>
          <table:table-cell table:style-name="ce1" table:formula="of:=[.E108]/([.D108]+[.E108])" office:value-type="float" office:value="0.51221973679263" calcext:value-type="float">
            <text:p>0.5122197368</text:p>
          </table:table-cell>
          <table:table-cell table:number-columns-repeated="4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61.56" calcext:value-type="float">
            <text:p>61.56</text:p>
          </table:table-cell>
          <table:table-cell table:formula="of:=RADIANS([.B109])" office:value-type="float" office:value="1.07442468752771" calcext:value-type="float">
            <text:p>1.0744246875</text:p>
          </table:table-cell>
          <table:table-cell table:formula="of:=[.A109]*SIN([.C109])" office:value-type="float" office:value="6.45418171679868" calcext:value-type="float">
            <text:p>6.4541817168</text:p>
          </table:table-cell>
          <table:table-cell table:formula="of:=[.A109]*COS([.C109])" office:value-type="float" office:value="3.49558841492267" calcext:value-type="float">
            <text:p>3.4955884149</text:p>
          </table:table-cell>
          <table:table-cell table:style-name="ce1" table:formula="of:=[.D109]/([.D109]+[.E109])" office:value-type="float" office:value="0.648676465019205" calcext:value-type="float">
            <text:p>0.648676465</text:p>
          </table:table-cell>
          <table:table-cell table:style-name="ce1" table:formula="of:=[.E109]/([.D109]+[.E109])" office:value-type="float" office:value="0.351323534980795" calcext:value-type="float">
            <text:p>0.351323535</text:p>
          </table:table-cell>
          <table:table-cell table:number-columns-repeated="4"/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35.35" calcext:value-type="float">
            <text:p>35.35</text:p>
          </table:table-cell>
          <table:table-cell table:formula="of:=RADIANS([.B110])" office:value-type="float" office:value="0.616973890579996" calcext:value-type="float">
            <text:p>0.6169738906</text:p>
          </table:table-cell>
          <table:table-cell table:formula="of:=[.A110]*SIN([.C110])" office:value-type="float" office:value="16.1710208417163" calcext:value-type="float">
            <text:p>16.1710208417</text:p>
          </table:table-cell>
          <table:table-cell table:formula="of:=[.A110]*COS([.C110])" office:value-type="float" office:value="22.7969424471085" calcext:value-type="float">
            <text:p>22.7969424471</text:p>
          </table:table-cell>
          <table:table-cell table:style-name="ce1" table:formula="of:=[.D110]/([.D110]+[.E110])" office:value-type="float" office:value="0.414982449091812" calcext:value-type="float">
            <text:p>0.4149824491</text:p>
          </table:table-cell>
          <table:table-cell table:style-name="ce1" table:formula="of:=[.E110]/([.D110]+[.E110])" office:value-type="float" office:value="0.585017550908188" calcext:value-type="float">
            <text:p>0.5850175509</text:p>
          </table:table-cell>
          <table:table-cell table:number-columns-repeated="2"/>
          <table:table-cell office:value-type="string" calcext:value-type="string">
            <text:p>186R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69.44" calcext:value-type="float">
            <text:p>69.44</text:p>
          </table:table-cell>
          <table:table-cell table:formula="of:=RADIANS([.B111])" office:value-type="float" office:value="1.21195663258486" calcext:value-type="float">
            <text:p>1.2119566326</text:p>
          </table:table-cell>
          <table:table-cell table:formula="of:=[.A111]*SIN([.C111])" office:value-type="float" office:value="4.20400917797519" calcext:value-type="float">
            <text:p>4.204009178</text:p>
          </table:table-cell>
          <table:table-cell table:formula="of:=[.A111]*COS([.C111])" office:value-type="float" office:value="1.57683443376291" calcext:value-type="float">
            <text:p>1.5768344338</text:p>
          </table:table-cell>
          <table:table-cell table:style-name="ce1" table:formula="of:=[.D111]/([.D111]+[.E111])" office:value-type="float" office:value="0.727231086037145" calcext:value-type="float">
            <text:p>0.727231086</text:p>
          </table:table-cell>
          <table:table-cell table:style-name="ce1" table:formula="of:=[.E111]/([.D111]+[.E111])" office:value-type="float" office:value="0.272768913962855" calcext:value-type="float">
            <text:p>0.272768914</text:p>
          </table:table-cell>
          <table:table-cell table:number-columns-repeated="4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18.82" calcext:value-type="float">
            <text:p>18.82</text:p>
          </table:table-cell>
          <table:table-cell table:formula="of:=RADIANS([.B112])" office:value-type="float" office:value="0.328470965225333" calcext:value-type="float">
            <text:p>0.3284709652</text:p>
          </table:table-cell>
          <table:table-cell table:formula="of:=[.A112]*SIN([.C112])" office:value-type="float" office:value="6.46160025394085" calcext:value-type="float">
            <text:p>6.4616002539</text:p>
          </table:table-cell>
          <table:table-cell table:formula="of:=[.A112]*COS([.C112])" office:value-type="float" office:value="18.9591303112319" calcext:value-type="float">
            <text:p>18.9591303112</text:p>
          </table:table-cell>
          <table:table-cell table:style-name="ce1" table:formula="of:=[.D112]/([.D112]+[.E112])" office:value-type="float" office:value="0.254186253120257" calcext:value-type="float">
            <text:p>0.2541862531</text:p>
          </table:table-cell>
          <table:table-cell table:style-name="ce1" table:formula="of:=[.E112]/([.D112]+[.E112])" office:value-type="float" office:value="0.745813746879743" calcext:value-type="float">
            <text:p>0.745813746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4.15" calcext:value-type="float">
            <text:p>24.15</text:p>
          </table:table-cell>
          <table:table-cell table:formula="of:=RADIANS([.B113])" office:value-type="float" office:value="0.421497014356631" calcext:value-type="float">
            <text:p>0.4214970144</text:p>
          </table:table-cell>
          <table:table-cell table:formula="of:=[.A113]*SIN([.C113])" office:value-type="float" office:value="6.8815145067014" calcext:value-type="float">
            <text:p>6.8815145067</text:p>
          </table:table-cell>
          <table:table-cell table:formula="of:=[.A113]*COS([.C113])" office:value-type="float" office:value="15.3478714515746" calcext:value-type="float">
            <text:p>15.3478714516</text:p>
          </table:table-cell>
          <table:table-cell table:style-name="ce1" table:formula="of:=[.D113]/([.D113]+[.E113])" office:value-type="float" office:value="0.309568357831288" calcext:value-type="float">
            <text:p>0.3095683578</text:p>
          </table:table-cell>
          <table:table-cell table:style-name="ce1" table:formula="of:=[.E113]/([.D113]+[.E113])" office:value-type="float" office:value="0.690431642168712" calcext:value-type="float">
            <text:p>0.6904316422</text:p>
          </table:table-cell>
          <table:table-cell table:number-columns-repeated="4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22.87" calcext:value-type="float">
            <text:p>22.87</text:p>
          </table:table-cell>
          <table:table-cell table:formula="of:=RADIANS([.B114])" office:value-type="float" office:value="0.399156799931103" calcext:value-type="float">
            <text:p>0.3991567999</text:p>
          </table:table-cell>
          <table:table-cell table:formula="of:=[.A114]*SIN([.C114])" office:value-type="float" office:value="4.82692824067232" calcext:value-type="float">
            <text:p>4.8269282407</text:p>
          </table:table-cell>
          <table:table-cell table:formula="of:=[.A114]*COS([.C114])" office:value-type="float" office:value="11.4436516793985" calcext:value-type="float">
            <text:p>11.4436516794</text:p>
          </table:table-cell>
          <table:table-cell table:style-name="ce1" table:formula="of:=[.D114]/([.D114]+[.E114])" office:value-type="float" office:value="0.296666023238544" calcext:value-type="float">
            <text:p>0.2966660232</text:p>
          </table:table-cell>
          <table:table-cell table:style-name="ce1" table:formula="of:=[.E114]/([.D114]+[.E114])" office:value-type="float" office:value="0.703333976761456" calcext:value-type="float">
            <text:p>0.7033339768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2.93" calcext:value-type="float">
            <text:p>12.93</text:p>
          </table:table-cell>
          <table:table-cell table:formula="of:=RADIANS([.B115])" office:value-type="float" office:value="0.225671072282867" calcext:value-type="float">
            <text:p>0.2256710723</text:p>
          </table:table-cell>
          <table:table-cell table:formula="of:=[.A115]*SIN([.C115])" office:value-type="float" office:value="6.62330988692191" calcext:value-type="float">
            <text:p>6.6233098869</text:p>
          </table:table-cell>
          <table:table-cell table:formula="of:=[.A115]*COS([.C115])" office:value-type="float" office:value="28.849467345894" calcext:value-type="float">
            <text:p>28.8494673459</text:p>
          </table:table-cell>
          <table:table-cell table:style-name="ce1" table:formula="of:=[.D115]/([.D115]+[.E115])" office:value-type="float" office:value="0.186715289965926" calcext:value-type="float">
            <text:p>0.18671529</text:p>
          </table:table-cell>
          <table:table-cell table:style-name="ce1" table:formula="of:=[.E115]/([.D115]+[.E115])" office:value-type="float" office:value="0.813284710034074" calcext:value-type="float">
            <text:p>0.81328471</text:p>
          </table:table-cell>
          <table:table-cell table:number-columns-repeated="2"/>
          <table:table-cell office:value-type="string" calcext:value-type="string">
            <text:p>186S</text:p>
          </table:table-cell>
          <table:table-cell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66.98" calcext:value-type="float">
            <text:p>66.98</text:p>
          </table:table-cell>
          <table:table-cell table:formula="of:=RADIANS([.B116])" office:value-type="float" office:value="1.1690215329858" calcext:value-type="float">
            <text:p>1.169021533</text:p>
          </table:table-cell>
          <table:table-cell table:formula="of:=[.A116]*SIN([.C116])" office:value-type="float" office:value="18.0944428714205" calcext:value-type="float">
            <text:p>18.0944428714</text:p>
          </table:table-cell>
          <table:table-cell table:formula="of:=[.A116]*COS([.C116])" office:value-type="float" office:value="7.68809060644452" calcext:value-type="float">
            <text:p>7.6880906064</text:p>
          </table:table-cell>
          <table:table-cell table:style-name="ce1" table:formula="of:=[.D116]/([.D116]+[.E116])" office:value-type="float" office:value="0.70181011834834" calcext:value-type="float">
            <text:p>0.7018101183</text:p>
          </table:table-cell>
          <table:table-cell table:style-name="ce1" table:formula="of:=[.E116]/([.D116]+[.E116])" office:value-type="float" office:value="0.29818988165166" calcext:value-type="float">
            <text:p>0.2981898817</text:p>
          </table:table-cell>
          <table:table-cell table:number-columns-repeated="4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68.92" calcext:value-type="float">
            <text:p>68.92</text:p>
          </table:table-cell>
          <table:table-cell table:formula="of:=RADIANS([.B117])" office:value-type="float" office:value="1.20288092047449" calcext:value-type="float">
            <text:p>1.2028809205</text:p>
          </table:table-cell>
          <table:table-cell table:formula="of:=[.A117]*SIN([.C117])" office:value-type="float" office:value="13.5576399125711" calcext:value-type="float">
            <text:p>13.5576399126</text:p>
          </table:table-cell>
          <table:table-cell table:formula="of:=[.A117]*COS([.C117])" office:value-type="float" office:value="5.2260214313624" calcext:value-type="float">
            <text:p>5.2260214314</text:p>
          </table:table-cell>
          <table:table-cell table:style-name="ce1" table:formula="of:=[.D117]/([.D117]+[.E117])" office:value-type="float" office:value="0.721778340459155" calcext:value-type="float">
            <text:p>0.7217783405</text:p>
          </table:table-cell>
          <table:table-cell table:style-name="ce1" table:formula="of:=[.E117]/([.D117]+[.E117])" office:value-type="float" office:value="0.278221659540845" calcext:value-type="float">
            <text:p>0.278221659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4.62" calcext:value-type="float">
            <text:p>24.62</text:p>
          </table:table-cell>
          <table:table-cell table:formula="of:=RADIANS([.B118])" office:value-type="float" office:value="0.429700061841004" calcext:value-type="float">
            <text:p>0.4297000618</text:p>
          </table:table-cell>
          <table:table-cell table:formula="of:=[.A118]*SIN([.C118])" office:value-type="float" office:value="2.98284275520501" calcext:value-type="float">
            <text:p>2.9828427552</text:p>
          </table:table-cell>
          <table:table-cell table:formula="of:=[.A118]*COS([.C118])" office:value-type="float" office:value="6.50908972881162" calcext:value-type="float">
            <text:p>6.5090897288</text:p>
          </table:table-cell>
          <table:table-cell table:style-name="ce1" table:formula="of:=[.D118]/([.D118]+[.E118])" office:value-type="float" office:value="0.314250313118829" calcext:value-type="float">
            <text:p>0.3142503131</text:p>
          </table:table-cell>
          <table:table-cell table:style-name="ce1" table:formula="of:=[.E118]/([.D118]+[.E118])" office:value-type="float" office:value="0.685749686881171" calcext:value-type="float">
            <text:p>0.6857496869</text:p>
          </table:table-cell>
          <table:table-cell table:number-columns-repeated="4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8.19" calcext:value-type="float">
            <text:p>18.19</text:p>
          </table:table-cell>
          <table:table-cell table:formula="of:=RADIANS([.B119])" office:value-type="float" office:value="0.317475390937769" calcext:value-type="float">
            <text:p>0.3174753909</text:p>
          </table:table-cell>
          <table:table-cell table:formula="of:=[.A119]*SIN([.C119])" office:value-type="float" office:value="6.32142452518736" calcext:value-type="float">
            <text:p>6.3214245252</text:p>
          </table:table-cell>
          <table:table-cell table:formula="of:=[.A119]*COS([.C119])" office:value-type="float" office:value="19.2380376330945" calcext:value-type="float">
            <text:p>19.2380376331</text:p>
          </table:table-cell>
          <table:table-cell table:style-name="ce1" table:formula="of:=[.D119]/([.D119]+[.E119])" office:value-type="float" office:value="0.247322282685008" calcext:value-type="float">
            <text:p>0.2473222827</text:p>
          </table:table-cell>
          <table:table-cell table:style-name="ce1" table:formula="of:=[.E119]/([.D119]+[.E119])" office:value-type="float" office:value="0.752677717314992" calcext:value-type="float">
            <text:p>0.7526777173</text:p>
          </table:table-cell>
          <table:table-cell table:number-columns-repeated="4"/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26.92" calcext:value-type="float">
            <text:p>26.92</text:p>
          </table:table-cell>
          <table:table-cell table:formula="of:=RADIANS([.B120])" office:value-type="float" office:value="0.469842634636874" calcext:value-type="float">
            <text:p>0.4698426346</text:p>
          </table:table-cell>
          <table:table-cell table:formula="of:=[.A120]*SIN([.C120])" office:value-type="float" office:value="10.3995751101721" calcext:value-type="float">
            <text:p>10.3995751102</text:p>
          </table:table-cell>
          <table:table-cell table:formula="of:=[.A120]*COS([.C120])" office:value-type="float" office:value="20.4809603663473" calcext:value-type="float">
            <text:p>20.4809603663</text:p>
          </table:table-cell>
          <table:table-cell table:style-name="ce1" table:formula="of:=[.D120]/([.D120]+[.E120])" office:value-type="float" office:value="0.336767965635816" calcext:value-type="float">
            <text:p>0.3367679656</text:p>
          </table:table-cell>
          <table:table-cell table:style-name="ce1" table:formula="of:=[.E120]/([.D120]+[.E120])" office:value-type="float" office:value="0.663232034364184" calcext:value-type="float">
            <text:p>0.6632320344</text:p>
          </table:table-cell>
          <table:table-cell table:number-columns-repeated="2"/>
          <table:table-cell office:value-type="string" calcext:value-type="string">
            <text:p>186T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7.38" calcext:value-type="float">
            <text:p>17.38</text:p>
          </table:table-cell>
          <table:table-cell table:formula="of:=RADIANS([.B121])" office:value-type="float" office:value="0.303338223996614" calcext:value-type="float">
            <text:p>0.303338224</text:p>
          </table:table-cell>
          <table:table-cell table:formula="of:=[.A121]*SIN([.C121])" office:value-type="float" office:value="2.41057098835316" calcext:value-type="float">
            <text:p>2.4105709884</text:p>
          </table:table-cell>
          <table:table-cell table:formula="of:=[.A121]*COS([.C121])" office:value-type="float" office:value="7.70156136832721" calcext:value-type="float">
            <text:p>7.7015613683</text:p>
          </table:table-cell>
          <table:table-cell table:style-name="ce1" table:formula="of:=[.D121]/([.D121]+[.E121])" office:value-type="float" office:value="0.238384042388514" calcext:value-type="float">
            <text:p>0.2383840424</text:p>
          </table:table-cell>
          <table:table-cell table:style-name="ce1" table:formula="of:=[.E121]/([.D121]+[.E121])" office:value-type="float" office:value="0.761615957611486" calcext:value-type="float">
            <text:p>0.7616159576</text:p>
          </table:table-cell>
          <table:table-cell table:number-columns-repeated="4"/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4.38" calcext:value-type="float">
            <text:p>4.38</text:p>
          </table:table-cell>
          <table:table-cell table:formula="of:=RADIANS([.B122])" office:value-type="float" office:value="0.0764454212373516" calcext:value-type="float">
            <text:p>0.0764454212</text:p>
          </table:table-cell>
          <table:table-cell table:formula="of:=[.A122]*SIN([.C122])" office:value-type="float" office:value="3.05102090640225" calcext:value-type="float">
            <text:p>3.0510209064</text:p>
          </table:table-cell>
          <table:table-cell table:formula="of:=[.A122]*COS([.C122])" office:value-type="float" office:value="39.833324885436" calcext:value-type="float">
            <text:p>39.8333248854</text:p>
          </table:table-cell>
          <table:table-cell table:style-name="ce1" table:formula="of:=[.D122]/([.D122]+[.E122])" office:value-type="float" office:value="0.0711453293752453" calcext:value-type="float">
            <text:p>0.0711453294</text:p>
          </table:table-cell>
          <table:table-cell table:style-name="ce1" table:formula="of:=[.E122]/([.D122]+[.E122])" office:value-type="float" office:value="0.928854670624755" calcext:value-type="float">
            <text:p>0.928854670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67.62" calcext:value-type="float">
            <text:p>67.62</text:p>
          </table:table-cell>
          <table:table-cell table:formula="of:=RADIANS([.B123])" office:value-type="float" office:value="1.18019164019857" calcext:value-type="float">
            <text:p>1.1801916402</text:p>
          </table:table-cell>
          <table:table-cell table:formula="of:=[.A123]*SIN([.C123])" office:value-type="float" office:value="13.4448326009389" calcext:value-type="float">
            <text:p>13.4448326009</text:p>
          </table:table-cell>
          <table:table-cell table:formula="of:=[.A123]*COS([.C123])" office:value-type="float" office:value="5.53607047757967" calcext:value-type="float">
            <text:p>5.5360704776</text:p>
          </table:table-cell>
          <table:table-cell table:style-name="ce1" table:formula="of:=[.D123]/([.D123]+[.E123])" office:value-type="float" office:value="0.708334716494862" calcext:value-type="float">
            <text:p>0.7083347165</text:p>
          </table:table-cell>
          <table:table-cell table:style-name="ce1" table:formula="of:=[.E123]/([.D123]+[.E123])" office:value-type="float" office:value="0.291665283505138" calcext:value-type="float">
            <text:p>0.2916652835</text:p>
          </table:table-cell>
          <table:table-cell table:number-columns-repeated="2"/>
          <table:table-cell office:value-type="string" calcext:value-type="string">
            <text:p>186U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66.95" calcext:value-type="float">
            <text:p>66.95</text:p>
          </table:table-cell>
          <table:table-cell table:formula="of:=RADIANS([.B124])" office:value-type="float" office:value="1.1684979342102" calcext:value-type="float">
            <text:p>1.1684979342</text:p>
          </table:table-cell>
          <table:table-cell table:formula="of:=[.A124]*SIN([.C124])" office:value-type="float" office:value="8.88877965883547" calcext:value-type="float">
            <text:p>8.8887796588</text:p>
          </table:table-cell>
          <table:table-cell table:formula="of:=[.A124]*COS([.C124])" office:value-type="float" office:value="3.78222106396133" calcext:value-type="float">
            <text:p>3.782221064</text:p>
          </table:table-cell>
          <table:table-cell table:style-name="ce1" table:formula="of:=[.D124]/([.D124]+[.E124])" office:value-type="float" office:value="0.701505733706051" calcext:value-type="float">
            <text:p>0.7015057337</text:p>
          </table:table-cell>
          <table:table-cell table:style-name="ce1" table:formula="of:=[.E124]/([.D124]+[.E124])" office:value-type="float" office:value="0.298494266293949" calcext:value-type="float">
            <text:p>0.2984942663</text:p>
          </table:table-cell>
          <table:table-cell table:number-columns-repeated="4"/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3.99" calcext:value-type="float">
            <text:p>13.99</text:p>
          </table:table-cell>
          <table:table-cell table:formula="of:=RADIANS([.B125])" office:value-type="float" office:value="0.244171562354007" calcext:value-type="float">
            <text:p>0.2441715624</text:p>
          </table:table-cell>
          <table:table-cell table:formula="of:=[.A125]*SIN([.C125])" office:value-type="float" office:value="8.81188020563351" calcext:value-type="float">
            <text:p>8.8118802056</text:p>
          </table:table-cell>
          <table:table-cell table:formula="of:=[.A125]*COS([.C125])" office:value-type="float" office:value="35.368817724679" calcext:value-type="float">
            <text:p>35.3688177247</text:p>
          </table:table-cell>
          <table:table-cell table:style-name="ce1" table:formula="of:=[.D125]/([.D125]+[.E125])" office:value-type="float" office:value="0.199450905450447" calcext:value-type="float">
            <text:p>0.1994509055</text:p>
          </table:table-cell>
          <table:table-cell table:style-name="ce1" table:formula="of:=[.E125]/([.D125]+[.E125])" office:value-type="float" office:value="0.800549094549553" calcext:value-type="float">
            <text:p>0.800549094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74.25" calcext:value-type="float">
            <text:p>74.25</text:p>
          </table:table-cell>
          <table:table-cell table:formula="of:=RADIANS([.B126])" office:value-type="float" office:value="1.29590696960579" calcext:value-type="float">
            <text:p>1.2959069696</text:p>
          </table:table-cell>
          <table:table-cell table:formula="of:=[.A126]*SIN([.C126])" office:value-type="float" office:value="10.2597728205959" calcext:value-type="float">
            <text:p>10.2597728206</text:p>
          </table:table-cell>
          <table:table-cell table:formula="of:=[.A126]*COS([.C126])" office:value-type="float" office:value="2.89355519556169" calcext:value-type="float">
            <text:p>2.8935551956</text:p>
          </table:table-cell>
          <table:table-cell table:style-name="ce1" table:formula="of:=[.D126]/([.D126]+[.E126])" office:value-type="float" office:value="0.780013454237039" calcext:value-type="float">
            <text:p>0.7800134542</text:p>
          </table:table-cell>
          <table:table-cell table:style-name="ce1" table:formula="of:=[.E126]/([.D126]+[.E126])" office:value-type="float" office:value="0.219986545762962" calcext:value-type="float">
            <text:p>0.2199865458</text:p>
          </table:table-cell>
          <table:table-cell table:number-columns-repeated="4"/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18.82" calcext:value-type="float">
            <text:p>18.82</text:p>
          </table:table-cell>
          <table:table-cell table:formula="of:=RADIANS([.B127])" office:value-type="float" office:value="0.328470965225333" calcext:value-type="float">
            <text:p>0.3284709652</text:p>
          </table:table-cell>
          <table:table-cell table:formula="of:=[.A127]*SIN([.C127])" office:value-type="float" office:value="10.6327680663949" calcext:value-type="float">
            <text:p>10.6327680664</text:p>
          </table:table-cell>
          <table:table-cell table:formula="of:=[.A127]*COS([.C127])" office:value-type="float" office:value="31.1978499779432" calcext:value-type="float">
            <text:p>31.1978499779</text:p>
          </table:table-cell>
          <table:table-cell table:style-name="ce1" table:formula="of:=[.D127]/([.D127]+[.E127])" office:value-type="float" office:value="0.254186253120257" calcext:value-type="float">
            <text:p>0.2541862531</text:p>
          </table:table-cell>
          <table:table-cell table:style-name="ce1" table:formula="of:=[.E127]/([.D127]+[.E127])" office:value-type="float" office:value="0.745813746879743" calcext:value-type="float">
            <text:p>0.7458137469</text:p>
          </table:table-cell>
          <table:table-cell table:number-columns-repeated="2"/>
          <table:table-cell office:value-type="string" calcext:value-type="string">
            <text:p>186V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68.28" calcext:value-type="float">
            <text:p>68.28</text:p>
          </table:table-cell>
          <table:table-cell table:formula="of:=RADIANS([.B128])" office:value-type="float" office:value="1.19171081326173" calcext:value-type="float">
            <text:p>1.1917108133</text:p>
          </table:table-cell>
          <table:table-cell table:formula="of:=[.A128]*SIN([.C128])" office:value-type="float" office:value="7.36699735028789" calcext:value-type="float">
            <text:p>7.3669973503</text:p>
          </table:table-cell>
          <table:table-cell table:formula="of:=[.A128]*COS([.C128])" office:value-type="float" office:value="2.93466353111413" calcext:value-type="float">
            <text:p>2.9346635311</text:p>
          </table:table-cell>
          <table:table-cell table:style-name="ce1" table:formula="of:=[.D128]/([.D128]+[.E128])" office:value-type="float" office:value="0.715127146496135" calcext:value-type="float">
            <text:p>0.7151271465</text:p>
          </table:table-cell>
          <table:table-cell table:style-name="ce1" table:formula="of:=[.E128]/([.D128]+[.E128])" office:value-type="float" office:value="0.284872853503865" calcext:value-type="float">
            <text:p>0.2848728535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table:number-columns-repeated="2"/>
          <table:table-cell office:value-type="string" calcext:value-type="string">
            <text:p>XT/(XT+XL)</text:p>
          </table:table-cell>
          <table:table-cell table:number-columns-repeated="2"/>
          <table:table-cell office:value-type="string" calcext:value-type="string">
            <text:p>XL/(XT+XL)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$D$3:.$D$128])" office:value-type="float" office:value="8.57463772858291" calcext:value-type="float">
            <text:p>8.5746377286</text:p>
          </table:table-cell>
          <table:table-cell table:formula="of:=AVERAGE([.$E$3:.$E$128])" office:value-type="float" office:value="13.6779597696432" calcext:value-type="float">
            <text:p>13.6779597696</text:p>
          </table:table-cell>
          <table:table-cell table:style-name="ce1" table:formula="of:=[.D137]/[.C137]" office:value-type="float" office:value="1.52230476259348" calcext:value-type="float">
            <text:p>1.5223047626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F$3:.$F$128])" office:value-type="float" office:value="0.432357153271078" calcext:value-type="float">
            <text:p>0.4323571533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G$3:.$G$128])" office:value-type="float" office:value="0.567642846728922" calcext:value-type="float">
            <text:p>0.5676428467</text:p>
          </table:table-cell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SQRT(VAR([.$D$3:.$D$128])/COUNT([.$D$3:.$D$128]))" office:value-type="float" office:value="0.496257773112858" calcext:value-type="float">
            <text:p>0.4962577731</text:p>
          </table:table-cell>
          <table:table-cell table:formula="of:=SQRT(VAR([.$E$3:.$E$128])/COUNT([.$E$3:.$E$128]))" office:value-type="float" office:value="0.909674396873625" calcext:value-type="float">
            <text:p>0.9096743969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3:.$F$128])/COUNT([.$F$3:.$F$128]))" office:value-type="float" office:value="0.0216548343296904" calcext:value-type="float">
            <text:p>0.0216548343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G$3:.$G$128])/COUNT([.$G$3:.$G$128]))" office:value-type="float" office:value="0.0216548343296904" calcext:value-type="float">
            <text:p>0.0216548343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$D$3:.$D$128])" office:value-type="string" office:string-value="" calcext:value-type="error">
            <text:p>#VALUE!</text:p>
          </table:table-cell>
          <table:table-cell table:formula="of:=MODE([.$E$3:.$E$128]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3:.$F$128])" office:value-type="float" office:value="0.428572340008454" calcext:value-type="float">
            <text:p>0.42857234</text:p>
          </table:table-cell>
          <table:table-cell/>
          <table:table-cell office:value-type="string" calcext:value-type="string">
            <text:p>Mode</text:p>
          </table:table-cell>
          <table:table-cell table:formula="of:=MODE([.$G$3:.$G$128])" office:value-type="float" office:value="0.545415576799741" calcext:value-type="float">
            <text:p>0.5454155768</text:p>
          </table:table-cell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D$3:.$D$128])" office:value-type="float" office:value="7.2210913866257" calcext:value-type="float">
            <text:p>7.2210913866</text:p>
          </table:table-cell>
          <table:table-cell table:style-name="ce1" table:formula="of:=MEDIAN([.$E$3:.$E$128])" office:value-type="float" office:value="10.9927018089831" calcext:value-type="float">
            <text:p>10.992701809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1" table:formula="of:=MEDIAN([.$F$3:.$F$128])" office:value-type="float" office:value="0.386723867336841" calcext:value-type="float">
            <text:p>0.3867238673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$G$3:.$G$128])" office:value-type="float" office:value="0.613276132663159" calcext:value-type="float">
            <text:p>0.6132761327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$D$3:.$D$128])" office:value-type="float" office:value="31.0302439492415" calcext:value-type="float">
            <text:p>31.0302439492</text:p>
          </table:table-cell>
          <table:table-cell table:formula="of:=VAR([.$E$3:.$E$128])" office:value-type="float" office:value="104.265946049252" calcext:value-type="float">
            <text:p>104.2659460493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3:.$F$128])" office:value-type="float" office:value="0.0590854130806385" calcext:value-type="float">
            <text:p>0.0590854131</text:p>
          </table:table-cell>
          <table:table-cell/>
          <table:table-cell office:value-type="string" calcext:value-type="string">
            <text:p>Variance</text:p>
          </table:table-cell>
          <table:table-cell table:formula="of:=VAR([.$G$3:.$G$128])" office:value-type="float" office:value="0.0590854130806385" calcext:value-type="float">
            <text:p>0.0590854131</text:p>
          </table:table-cell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table:formula="of:=STDEV([.$D$3:.$D$128])" office:value-type="float" office:value="5.57047968753514" calcext:value-type="float">
            <text:p>5.5704796875</text:p>
          </table:table-cell>
          <table:table-cell table:formula="of:=STDEV([.$E$3:.$E$128])" office:value-type="float" office:value="10.211069779864" calcext:value-type="float">
            <text:p>10.2110697799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3:.$F$128])" office:value-type="float" office:value="0.243074912487156" calcext:value-type="float">
            <text:p>0.2430749125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G$3:.$G$128])" office:value-type="float" office:value="0.243074912487156" calcext:value-type="float">
            <text:p>0.2430749125</text:p>
          </table:table-cell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formula="of:=KURT([.$D$3:.$D$128])" office:value-type="float" office:value="1.59365035365985" calcext:value-type="float">
            <text:p>1.5936503537</text:p>
          </table:table-cell>
          <table:table-cell table:formula="of:=KURT([.$E$3:.$E$128])" office:value-type="float" office:value="-0.412663702663175" calcext:value-type="float">
            <text:p>-0.4126637027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3:.$F$128])" office:value-type="float" office:value="-0.327150900702128" calcext:value-type="float">
            <text:p>-0.3271509007</text:p>
          </table:table-cell>
          <table:table-cell/>
          <table:table-cell office:value-type="string" calcext:value-type="string">
            <text:p>Kurtosis</text:p>
          </table:table-cell>
          <table:table-cell table:formula="of:=KURT([.$G$3:.$G$128])" office:value-type="float" office:value="-0.327150900702128" calcext:value-type="float">
            <text:p>-0.3271509007</text:p>
          </table:table-cell>
        </table:table-row>
        <table:table-row table:style-name="ro1">
          <table:table-cell/>
          <table:table-cell office:value-type="string" calcext:value-type="string">
            <text:p>Skewness</text:p>
          </table:table-cell>
          <table:table-cell table:formula="of:=SKEW([.$D$3:.$D$128])" office:value-type="float" office:value="1.14309176386153" calcext:value-type="float">
            <text:p>1.1430917639</text:p>
          </table:table-cell>
          <table:table-cell table:formula="of:=SKEW([.$E$3:.$E$128])" office:value-type="float" office:value="0.710405187789834" calcext:value-type="float">
            <text:p>0.7104051878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3:.$F$128])" office:value-type="float" office:value="0.55139001618616" calcext:value-type="float">
            <text:p>0.5513900162</text:p>
          </table:table-cell>
          <table:table-cell/>
          <table:table-cell office:value-type="string" calcext:value-type="string">
            <text:p>Skewness</text:p>
          </table:table-cell>
          <table:table-cell table:formula="of:=SKEW([.$G$3:.$G$128])" office:value-type="float" office:value="-0.55139001618616" calcext:value-type="float">
            <text:p>-0.5513900162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$D$3:.$D$128])-MIN([.$D$3:.$D$128])" office:value-type="float" office:value="31.0454912447799" calcext:value-type="float">
            <text:p>31.0454912448</text:p>
          </table:table-cell>
          <table:table-cell table:formula="of:=MAX([.$E$3:.$E$128])-MIN([.$E$3:.$E$128])" office:value-type="float" office:value="41.6983893785246" calcext:value-type="float">
            <text:p>41.6983893785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3:.$F$128])-MIN([.$F$3:.$F$128])" office:value-type="float" office:value="1.1839144429813" calcext:value-type="float">
            <text:p>1.183914443</text:p>
          </table:table-cell>
          <table:table-cell/>
          <table:table-cell office:value-type="string" calcext:value-type="string">
            <text:p>Range</text:p>
          </table:table-cell>
          <table:table-cell table:formula="of:=MAX([.$G$3:.$G$128])-MIN([.$G$3:.$G$128])" office:value-type="float" office:value="1.1839144429813" calcext:value-type="float">
            <text:p>1.183914443</text:p>
          </table:table-cell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$D$3:.$D$128])" office:value-type="float" office:value="0" calcext:value-type="float">
            <text:p>0</text:p>
          </table:table-cell>
          <table:table-cell table:formula="of:=MIN([.$E$3:.$E$128])" office:value-type="float" office:value="-1.86506449308857" calcext:value-type="float">
            <text:p>-1.8650644931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3:.$F$128])" office:value-type="float" office:value="0" calcext:value-type="float">
            <text:p>0</text:p>
          </table:table-cell>
          <table:table-cell/>
          <table:table-cell office:value-type="string" calcext:value-type="string">
            <text:p>Minimum</text:p>
          </table:table-cell>
          <table:table-cell table:formula="of:=MIN([.$G$3:.$G$128])" office:value-type="float" office:value="-0.183914442981302" calcext:value-type="float">
            <text:p>-0.183914443</text:p>
          </table:table-cell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$D$3:.$D$128])" office:value-type="float" office:value="31.0454912447799" calcext:value-type="float">
            <text:p>31.0454912448</text:p>
          </table:table-cell>
          <table:table-cell table:formula="of:=MAX([.$E$3:.$E$128])" office:value-type="float" office:value="39.833324885436" calcext:value-type="float">
            <text:p>39.8333248854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3:.$F$128])" office:value-type="float" office:value="1.1839144429813" calcext:value-type="float">
            <text:p>1.183914443</text:p>
          </table:table-cell>
          <table:table-cell/>
          <table:table-cell office:value-type="string" calcext:value-type="string">
            <text:p>Maximum</text:p>
          </table:table-cell>
          <table:table-cell table:formula="of:=MAX([.$G$3:.$G$1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$D$3:.$D$128])" office:value-type="float" office:value="1080.40435380145" calcext:value-type="float">
            <text:p>1080.4043538015</text:p>
          </table:table-cell>
          <table:table-cell table:formula="of:=SUM([.$E$3:.$E$128])" office:value-type="float" office:value="1723.42293097504" calcext:value-type="float">
            <text:p>1723.4229309751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3:.$F$128])" office:value-type="float" office:value="54.4770013121558" calcext:value-type="float">
            <text:p>54.4770013122</text:p>
          </table:table-cell>
          <table:table-cell/>
          <table:table-cell office:value-type="string" calcext:value-type="string">
            <text:p>Sum</text:p>
          </table:table-cell>
          <table:table-cell table:formula="of:=SUM([.$G$3:.$G$128])" office:value-type="float" office:value="71.5229986878442" calcext:value-type="float">
            <text:p>71.5229986878</text:p>
          </table:table-cell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$D$3:.$D$128])" office:value-type="float" office:value="126" calcext:value-type="float">
            <text:p>126</text:p>
          </table:table-cell>
          <table:table-cell table:formula="of:=COUNT([.$E$3:.$E$128])"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F$3:.$F$128])" office:value-type="float" office:value="126" calcext:value-type="float">
            <text:p>126</text:p>
          </table:table-cell>
          <table:table-cell/>
          <table:table-cell office:value-type="string" calcext:value-type="string">
            <text:p>Count</text:p>
          </table:table-cell>
          <table:table-cell table:formula="of:=COUNT([.$G$3:.$G$128])" office:value-type="float" office:value="126" calcext:value-type="float">
            <text:p>126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.</text:p>
          </table:table-cell>
          <table:table-cell office:value-type="string" calcext:value-type="string">
            <text:p>CLASS.MR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float" office:value="12.6753053802255" calcext:value-type="float">
            <text:p>12.6753053802</text:p>
          </table:table-cell>
          <table:table-cell office:value-type="float" office:value="21.9189195335451" calcext:value-type="float">
            <text:p>21.9189195335</text:p>
          </table:table-cell>
          <table:table-cell/>
          <table:table-cell office:value-type="float" office:value="2" calcext:value-type="float">
            <text:p>2</text:p>
          </table:table-cell>
          <table:table-cell table:number-matrix-columns-spanned="1" table:number-matrix-rows-spanned="25" table:formula="of:=FREQUENCY([.B152:.B277];[.D152:.D175])" office:value-type="float" office:value="11" calcext:value-type="float">
            <text:p>11</text:p>
          </table:table-cell>
          <table:table-cell office:value-type="string" calcext:value-type="string">
            <text:p>0-2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2.7099424650748" calcext:value-type="float">
            <text:p>22.7099424651</text:p>
          </table:table-cell>
          <table:table-cell office:value-type="float" office:value="36.9722952118609" calcext:value-type="float">
            <text:p>36.97229521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2-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.5653068099968" calcext:value-type="float">
            <text:p>10.56530681</text:p>
          </table:table-cell>
          <table:table-cell office:value-type="float" office:value="29.3141585588029" calcext:value-type="float">
            <text:p>29.3141585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4-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.6147111031572" calcext:value-type="float">
            <text:p>10.6147111032</text:p>
          </table:table-cell>
          <table:table-cell office:value-type="float" office:value="10.0097956121248" calcext:value-type="float">
            <text:p>10.00979561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8</text:p>
          </table:table-cell>
          <table:table-cell/>
          <table:table-cell office:value-type="string" calcext:value-type="string">
            <text:p>6-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.06964271687474" calcext:value-type="float">
            <text:p>6.0696427169</text:p>
          </table:table-cell>
          <table:table-cell office:value-type="float" office:value="2.21156896557386" calcext:value-type="float">
            <text:p>2.21156896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8-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.73209981583819" calcext:value-type="float">
            <text:p>5.7320998158</text:p>
          </table:table-cell>
          <table:table-cell office:value-type="float" office:value="9.90033492874195" calcext:value-type="float">
            <text:p>9.90033492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1-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.11156977557772" calcext:value-type="float">
            <text:p>2.1115697756</text:p>
          </table:table-cell>
          <table:table-cell office:value-type="float" office:value="9.6926607844733" calcext:value-type="float">
            <text:p>9.69266078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13-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.3187221968064" calcext:value-type="float">
            <text:p>14.3187221968</text:p>
          </table:table-cell>
          <table:table-cell office:value-type="float" office:value="11.9341440686244" calcext:value-type="float">
            <text:p>11.93414406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04342210857982" calcext:value-type="float">
            <text:p>6.0434221086</text:p>
          </table:table-cell>
          <table:table-cell office:value-type="float" office:value="13.2795010906859" calcext:value-type="float">
            <text:p>13.27950109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19</text:p>
          </table:table-cell>
          <table:table-cell/>
          <table:table-cell office:value-type="string" calcext:value-type="string">
            <text:p>17-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.98335088655243" calcext:value-type="float">
            <text:p>7.9833508866</text:p>
          </table:table-cell>
          <table:table-cell office:value-type="float" office:value="17.2854768121155" calcext:value-type="float">
            <text:p>17.28547681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-21</text:p>
          </table:table-cell>
          <table:table-cell/>
          <table:table-cell office:value-type="string" calcext:value-type="string">
            <text:p>19-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.74306532611497" calcext:value-type="float">
            <text:p>8.7430653261</text:p>
          </table:table-cell>
          <table:table-cell office:value-type="float" office:value="13.2444595474216" calcext:value-type="float">
            <text:p>13.24445954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23</text:p>
          </table:table-cell>
          <table:table-cell/>
          <table:table-cell office:value-type="string" calcext:value-type="string">
            <text:p>21-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33925973318299" calcext:value-type="float">
            <text:p>6.3392597332</text:p>
          </table:table-cell>
          <table:table-cell office:value-type="float" office:value="10.035471390784" calcext:value-type="float">
            <text:p>10.03547139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-25</text:p>
          </table:table-cell>
          <table:table-cell/>
          <table:table-cell office:value-type="string" calcext:value-type="string">
            <text:p>23-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.0962848717809" calcext:value-type="float">
            <text:p>11.0962848718</text:p>
          </table:table-cell>
          <table:table-cell office:value-type="float" office:value="3.16923682363524" calcext:value-type="float">
            <text:p>3.16923682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7</text:p>
          </table:table-cell>
          <table:table-cell/>
          <table:table-cell office:value-type="string" calcext:value-type="string">
            <text:p>25-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.7901516287478" calcext:value-type="float">
            <text:p>14.7901516287</text:p>
          </table:table-cell>
          <table:table-cell office:value-type="float" office:value="12.4148103005503" calcext:value-type="float">
            <text:p>12.41481030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1</text:p>
          </table:table-cell>
          <table:table-cell/>
          <table:table-cell office:value-type="string" calcext:value-type="string">
            <text:p>27-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788302266264826" calcext:value-type="float">
            <text:p>0.7883022663</text:p>
          </table:table-cell>
          <table:table-cell office:value-type="float" office:value="17.0317667767323" calcext:value-type="float">
            <text:p>17.03176677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</text:p>
          </table:table-cell>
          <table:table-cell/>
          <table:table-cell office:value-type="string" calcext:value-type="string">
            <text:p>31-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44742640815325" calcext:value-type="float">
            <text:p>5.4474264082</text:p>
          </table:table-cell>
          <table:table-cell office:value-type="float" office:value="9.33711119821086" calcext:value-type="float">
            <text:p>9.33711119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35</text:p>
          </table:table-cell>
          <table:table-cell/>
          <table:table-cell office:value-type="string" calcext:value-type="string">
            <text:p>33-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.19895151612913" calcext:value-type="float">
            <text:p>8.1989515161</text:p>
          </table:table-cell>
          <table:table-cell office:value-type="float" office:value="2.90984433194695" calcext:value-type="float">
            <text:p>2.90984433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-37</text:p>
          </table:table-cell>
          <table:table-cell/>
          <table:table-cell office:value-type="string" calcext:value-type="string">
            <text:p>35-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.80112048482989" calcext:value-type="float">
            <text:p>8.8011204848</text:p>
          </table:table-cell>
          <table:table-cell office:value-type="float" office:value="18.6694905718262" calcext:value-type="float">
            <text:p>18.66949057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-39</text:p>
          </table:table-cell>
          <table:table-cell/>
          <table:table-cell office:value-type="string" calcext:value-type="string">
            <text:p>37-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940142770353" calcext:value-type="float">
            <text:p>5.994014277</text:p>
          </table:table-cell>
          <table:table-cell office:value-type="float" office:value="7.9919892922036" calcext:value-type="float">
            <text:p>7.99198929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41</text:p>
          </table:table-cell>
          <table:table-cell/>
          <table:table-cell office:value-type="string" calcext:value-type="string">
            <text:p>39-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87303459030279" calcext:value-type="float">
            <text:p>6.8730345903</text:p>
          </table:table-cell>
          <table:table-cell office:value-type="float" office:value="4.84659628197989" calcext:value-type="float">
            <text:p>4.8465962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-43</text:p>
          </table:table-cell>
          <table:table-cell table:number-columns-repeated="5"/>
        </table:table-row>
        <table:table-row table:style-name="ro1">
          <table:table-cell office:value-type="float" office:value="4.27329082544661" calcext:value-type="float">
            <text:p>4.2732908254</text:p>
          </table:table-cell>
          <table:table-cell office:value-type="float" office:value="20.8363117062774" calcext:value-type="float">
            <text:p>20.83631170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-45</text:p>
          </table:table-cell>
          <table:table-cell table:number-columns-repeated="5"/>
        </table:table-row>
        <table:table-row table:style-name="ro1">
          <table:table-cell office:value-type="float" office:value="10.8647167131916" calcext:value-type="float">
            <text:p>10.8647167132</text:p>
          </table:table-cell>
          <table:table-cell office:value-type="float" office:value="18.0177559851968" calcext:value-type="float">
            <text:p>18.017755985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-47</text:p>
          </table:table-cell>
          <table:table-cell table:number-columns-repeated="5"/>
        </table:table-row>
        <table:table-row table:style-name="ro1">
          <table:table-cell office:value-type="float" office:value="5.5476707410854" calcext:value-type="float">
            <text:p>5.5476707411</text:p>
          </table:table-cell>
          <table:table-cell office:value-type="float" office:value="8.45194944072106" calcext:value-type="float">
            <text:p>8.45194944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-49</text:p>
          </table:table-cell>
          <table:table-cell table:number-columns-repeated="5"/>
        </table:table-row>
        <table:table-row table:style-name="ro1">
          <table:table-cell office:value-type="float" office:value="5.78087590046235" calcext:value-type="float">
            <text:p>5.7808759005</text:p>
          </table:table-cell>
          <table:table-cell office:value-type="float" office:value="17.0886826239899" calcext:value-type="float">
            <text:p>17.08868262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-51</text:p>
          </table:table-cell>
          <table:table-cell table:number-columns-repeated="5"/>
        </table:table-row>
        <table:table-row table:style-name="ro1">
          <table:table-cell office:value-type="float" office:value="16.7671539247845" calcext:value-type="float">
            <text:p>16.7671539248</text:p>
          </table:table-cell>
          <table:table-cell office:value-type="float" office:value="4.97620832186361" calcext:value-type="float">
            <text:p>4.97620832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69950947678031" calcext:value-type="float">
            <text:p>3.6995094768</text:p>
          </table:table-cell>
          <table:table-cell office:value-type="float" office:value="26.9371440511278" calcext:value-type="float">
            <text:p>26.9371440511</text:p>
          </table:table-cell>
          <table:table-cell table:number-columns-repeated="9"/>
        </table:table-row>
        <table:table-row table:style-name="ro1">
          <table:table-cell office:value-type="float" office:value="12.1510459856029" calcext:value-type="float">
            <text:p>12.1510459856</text:p>
          </table:table-cell>
          <table:table-cell office:value-type="float" office:value="5.28342516325951" calcext:value-type="float">
            <text:p>5.2834251633</text:p>
          </table:table-cell>
          <table:table-cell table:number-columns-repeated="9"/>
        </table:table-row>
        <table:table-row table:style-name="ro1">
          <table:table-cell office:value-type="float" office:value="5.24050251229147" calcext:value-type="float">
            <text:p>5.2405025123</text:p>
          </table:table-cell>
          <table:table-cell office:value-type="float" office:value="3.40582345676737" calcext:value-type="float">
            <text:p>3.4058234568</text:p>
          </table:table-cell>
          <table:table-cell table:number-columns-repeated="9"/>
        </table:table-row>
        <table:table-row table:style-name="ro1">
          <table:table-cell office:value-type="float" office:value="15.9200946685655" calcext:value-type="float">
            <text:p>15.9200946686</text:p>
          </table:table-cell>
          <table:table-cell office:value-type="float" office:value="28.7916756327921" calcext:value-type="float">
            <text:p>28.7916756328</text:p>
          </table:table-cell>
          <table:table-cell table:number-columns-repeated="9"/>
        </table:table-row>
        <table:table-row table:style-name="ro1">
          <table:table-cell office:value-type="float" office:value="4.22609001910803" calcext:value-type="float">
            <text:p>4.2260900191</text:p>
          </table:table-cell>
          <table:table-cell office:value-type="float" office:value="20.3355123650818" calcext:value-type="float">
            <text:p>20.3355123651</text:p>
          </table:table-cell>
          <table:table-cell table:number-columns-repeated="9"/>
        </table:table-row>
        <table:table-row table:style-name="ro1">
          <table:table-cell office:value-type="float" office:value="10.8217274387895" calcext:value-type="float">
            <text:p>10.8217274388</text:p>
          </table:table-cell>
          <table:table-cell office:value-type="float" office:value="18.7513390252683" calcext:value-type="float">
            <text:p>18.7513390253</text:p>
          </table:table-cell>
          <table:table-cell table:number-columns-repeated="9"/>
        </table:table-row>
        <table:table-row table:style-name="ro1">
          <table:table-cell office:value-type="float" office:value="5.68216427797314" calcext:value-type="float">
            <text:p>5.682164278</text:p>
          </table:table-cell>
          <table:table-cell office:value-type="float" office:value="5.93981557947097" calcext:value-type="float">
            <text:p>5.9398155795</text:p>
          </table:table-cell>
          <table:table-cell table:number-columns-repeated="9"/>
        </table:table-row>
        <table:table-row table:style-name="ro1">
          <table:table-cell office:value-type="float" office:value="10.7827127002353" calcext:value-type="float">
            <text:p>10.7827127002</text:p>
          </table:table-cell>
          <table:table-cell office:value-type="float" office:value="26.2518095914202" calcext:value-type="float">
            <text:p>26.2518095914</text:p>
          </table:table-cell>
          <table:table-cell table:number-columns-repeated="9"/>
        </table:table-row>
        <table:table-row table:style-name="ro1">
          <table:table-cell office:value-type="float" office:value="4.71070082588152" calcext:value-type="float">
            <text:p>4.7107008259</text:p>
          </table:table-cell>
          <table:table-cell office:value-type="float" office:value="20.7007777083142" calcext:value-type="float">
            <text:p>20.7007777083</text:p>
          </table:table-cell>
          <table:table-cell table:number-columns-repeated="9"/>
        </table:table-row>
        <table:table-row table:style-name="ro1">
          <table:table-cell office:value-type="float" office:value="5.60364307665718" calcext:value-type="float">
            <text:p>5.6036430767</text:p>
          </table:table-cell>
          <table:table-cell office:value-type="float" office:value="9.60487294395048" calcext:value-type="float">
            <text:p>9.604872944</text:p>
          </table:table-cell>
          <table:table-cell table:number-columns-repeated="9"/>
        </table:table-row>
        <table:table-row table:style-name="ro1">
          <table:table-cell office:value-type="float" office:value="12.0059999348917" calcext:value-type="float">
            <text:p>12.0059999349</text:p>
          </table:table-cell>
          <table:table-cell office:value-type="float" office:value="-1.86506449308857" calcext:value-type="float">
            <text:p>-1.8650644931</text:p>
          </table:table-cell>
          <table:table-cell table:number-columns-repeated="9"/>
        </table:table-row>
        <table:table-row table:style-name="ro1">
          <table:table-cell office:value-type="float" office:value="6.86456797654609" calcext:value-type="float">
            <text:p>6.8645679765</text:p>
          </table:table-cell>
          <table:table-cell office:value-type="float" office:value="17.4267210483033" calcext:value-type="float">
            <text:p>17.4267210483</text:p>
          </table:table-cell>
          <table:table-cell table:number-columns-repeated="9"/>
        </table:table-row>
        <table:table-row table:style-name="ro1">
          <table:table-cell office:value-type="float" office:value="2.35274446760769" calcext:value-type="float">
            <text:p>2.3527444676</text:p>
          </table:table-cell>
          <table:table-cell office:value-type="float" office:value="17.7749681707209" calcext:value-type="float">
            <text:p>17.7749681707</text:p>
          </table:table-cell>
          <table:table-cell table:number-columns-repeated="9"/>
        </table:table-row>
        <table:table-row table:style-name="ro1">
          <table:table-cell office:value-type="float" office:value="21.6497745545479" calcext:value-type="float">
            <text:p>21.6497745545</text:p>
          </table:table-cell>
          <table:table-cell office:value-type="float" office:value="1.32036424415761" calcext:value-type="float">
            <text:p>1.3203642442</text:p>
          </table:table-cell>
          <table:table-cell table:number-columns-repeated="9"/>
        </table:table-row>
        <table:table-row table:style-name="ro1">
          <table:table-cell office:value-type="float" office:value="10.1055443429108" calcext:value-type="float">
            <text:p>10.1055443429</text:p>
          </table:table-cell>
          <table:table-cell office:value-type="float" office:value="9.25029586194215" calcext:value-type="float">
            <text:p>9.2502958619</text:p>
          </table:table-cell>
          <table:table-cell table:number-columns-repeated="9"/>
        </table:table-row>
        <table:table-row table:style-name="ro1">
          <table:table-cell office:value-type="float" office:value="1.32701779245088" calcext:value-type="float">
            <text:p>1.3270177925</text:p>
          </table:table-cell>
          <table:table-cell office:value-type="float" office:value="5.30659248280088" calcext:value-type="float">
            <text:p>5.3065924828</text:p>
          </table:table-cell>
          <table:table-cell table:number-columns-repeated="9"/>
        </table:table-row>
        <table:table-row table:style-name="ro1">
          <table:table-cell office:value-type="float" office:value="12.6752170377634" calcext:value-type="float">
            <text:p>12.6752170378</text:p>
          </table:table-cell>
          <table:table-cell office:value-type="float" office:value="0.7930151610111" calcext:value-type="float">
            <text:p>0.793015161</text:p>
          </table:table-cell>
          <table:table-cell table:number-columns-repeated="9"/>
        </table:table-row>
        <table:table-row table:style-name="ro1">
          <table:table-cell office:value-type="float" office:value="4.20268526760349" calcext:value-type="float">
            <text:p>4.2026852676</text:p>
          </table:table-cell>
          <table:table-cell office:value-type="float" office:value="36.2673067175034" calcext:value-type="float">
            <text:p>36.2673067175</text:p>
          </table:table-cell>
          <table:table-cell table:number-columns-repeated="9"/>
        </table:table-row>
        <table:table-row table:style-name="ro1">
          <table:table-cell office:value-type="float" office:value="31.0454912447799" calcext:value-type="float">
            <text:p>31.0454912448</text:p>
          </table:table-cell>
          <table:table-cell office:value-type="float" office:value="36.0427853164859" calcext:value-type="float">
            <text:p>36.0427853165</text:p>
          </table:table-cell>
          <table:table-cell table:number-columns-repeated="9"/>
        </table:table-row>
        <table:table-row table:style-name="ro1">
          <table:table-cell office:value-type="float" office:value="18.304389151653" calcext:value-type="float">
            <text:p>18.3043891517</text:p>
          </table:table-cell>
          <table:table-cell office:value-type="float" office:value="20.429249564897" calcext:value-type="float">
            <text:p>20.4292495649</text:p>
          </table:table-cell>
          <table:table-cell table:number-columns-repeated="9"/>
        </table:table-row>
        <table:table-row table:style-name="ro1">
          <table:table-cell office:value-type="float" office:value="2.11261695341628" calcext:value-type="float">
            <text:p>2.1126169534</text:p>
          </table:table-cell>
          <table:table-cell office:value-type="float" office:value="12.4114845851791" calcext:value-type="float">
            <text:p>12.4114845852</text:p>
          </table:table-cell>
          <table:table-cell table:number-columns-repeated="9"/>
        </table:table-row>
        <table:table-row table:style-name="ro1">
          <table:table-cell office:value-type="float" office:value="20.0729930173391" calcext:value-type="float">
            <text:p>20.0729930173</text:p>
          </table:table-cell>
          <table:table-cell office:value-type="float" office:value="26.4068902244444" calcext:value-type="float">
            <text:p>26.4068902244</text:p>
          </table:table-cell>
          <table:table-cell table:number-columns-repeated="9"/>
        </table:table-row>
        <table:table-row table:style-name="ro1">
          <table:table-cell office:value-type="float" office:value="18.7477957668427" calcext:value-type="float">
            <text:p>18.7477957668</text:p>
          </table:table-cell>
          <table:table-cell office:value-type="float" office:value="10.2981675012964" calcext:value-type="float">
            <text:p>10.298167501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4" calcext:value-type="float">
            <text:p>23.94</text:p>
          </table:table-cell>
          <table:table-cell table:number-columns-repeated="9"/>
        </table:table-row>
        <table:table-row table:style-name="ro1">
          <table:table-cell office:value-type="float" office:value="1.41555662132887" calcext:value-type="float">
            <text:p>1.4155566213</text:p>
          </table:table-cell>
          <table:table-cell office:value-type="float" office:value="5.29401543743612" calcext:value-type="float">
            <text:p>5.2940154374</text:p>
          </table:table-cell>
          <table:table-cell table:number-columns-repeated="9"/>
        </table:table-row>
        <table:table-row table:style-name="ro1">
          <table:table-cell office:value-type="float" office:value="21.3524277725026" calcext:value-type="float">
            <text:p>21.3524277725</text:p>
          </table:table-cell>
          <table:table-cell office:value-type="float" office:value="22.6665707203375" calcext:value-type="float">
            <text:p>22.6665707203</text:p>
          </table:table-cell>
          <table:table-cell table:number-columns-repeated="9"/>
        </table:table-row>
        <table:table-row table:style-name="ro1">
          <table:table-cell office:value-type="float" office:value="3.52668680112965" calcext:value-type="float">
            <text:p>3.5266868011</text:p>
          </table:table-cell>
          <table:table-cell office:value-type="float" office:value="1.08562433960274" calcext:value-type="float">
            <text:p>1.0856243396</text:p>
          </table:table-cell>
          <table:table-cell table:number-columns-repeated="9"/>
        </table:table-row>
        <table:table-row table:style-name="ro1">
          <table:table-cell office:value-type="float" office:value="6.76013632280671" calcext:value-type="float">
            <text:p>6.7601363228</text:p>
          </table:table-cell>
          <table:table-cell office:value-type="float" office:value="32.5861773900694" calcext:value-type="float">
            <text:p>32.5861773901</text:p>
          </table:table-cell>
          <table:table-cell table:number-columns-repeated="9"/>
        </table:table-row>
        <table:table-row table:style-name="ro1">
          <table:table-cell office:value-type="float" office:value="11.5002649000395" calcext:value-type="float">
            <text:p>11.5002649</text:p>
          </table:table-cell>
          <table:table-cell office:value-type="float" office:value="3.13533207633906" calcext:value-type="float">
            <text:p>3.1353320763</text:p>
          </table:table-cell>
          <table:table-cell table:number-columns-repeated="9"/>
        </table:table-row>
        <table:table-row table:style-name="ro1">
          <table:table-cell office:value-type="float" office:value="3.69414711469482" calcext:value-type="float">
            <text:p>3.6941471147</text:p>
          </table:table-cell>
          <table:table-cell office:value-type="float" office:value="1.84666648179684" calcext:value-type="float">
            <text:p>1.8466664818</text:p>
          </table:table-cell>
          <table:table-cell table:number-columns-repeated="9"/>
        </table:table-row>
        <table:table-row table:style-name="ro1">
          <table:table-cell office:value-type="float" office:value="6.59590043864451" calcext:value-type="float">
            <text:p>6.5959004386</text:p>
          </table:table-cell>
          <table:table-cell office:value-type="float" office:value="34.8411494845318" calcext:value-type="float">
            <text:p>34.8411494845</text:p>
          </table:table-cell>
          <table:table-cell table:number-columns-repeated="9"/>
        </table:table-row>
        <table:table-row table:style-name="ro1">
          <table:table-cell office:value-type="float" office:value="11.3717563512009" calcext:value-type="float">
            <text:p>11.3717563512</text:p>
          </table:table-cell>
          <table:table-cell office:value-type="float" office:value="3.43766744885565" calcext:value-type="float">
            <text:p>3.4376674489</text:p>
          </table:table-cell>
          <table:table-cell table:number-columns-repeated="9"/>
        </table:table-row>
        <table:table-row table:style-name="ro1">
          <table:table-cell office:value-type="float" office:value="20.8264169572579" calcext:value-type="float">
            <text:p>20.8264169573</text:p>
          </table:table-cell>
          <table:table-cell office:value-type="float" office:value="5.0076697896765" calcext:value-type="float">
            <text:p>5.0076697897</text:p>
          </table:table-cell>
          <table:table-cell table:number-columns-repeated="9"/>
        </table:table-row>
        <table:table-row table:style-name="ro1">
          <table:table-cell office:value-type="float" office:value="12.1911066460306" calcext:value-type="float">
            <text:p>12.191106646</text:p>
          </table:table-cell>
          <table:table-cell office:value-type="float" office:value="8.47935249562778" calcext:value-type="float">
            <text:p>8.4793524956</text:p>
          </table:table-cell>
          <table:table-cell table:number-columns-repeated="9"/>
        </table:table-row>
        <table:table-row table:style-name="ro1">
          <table:table-cell office:value-type="float" office:value="4.05959774179138" calcext:value-type="float">
            <text:p>4.0595977418</text:p>
          </table:table-cell>
          <table:table-cell office:value-type="float" office:value="1.89474699494216" calcext:value-type="float">
            <text:p>1.8947469949</text:p>
          </table:table-cell>
          <table:table-cell table:number-columns-repeated="9"/>
        </table:table-row>
        <table:table-row table:style-name="ro1">
          <table:table-cell office:value-type="float" office:value="22.113053011719" calcext:value-type="float">
            <text:p>22.1130530117</text:p>
          </table:table-cell>
          <table:table-cell office:value-type="float" office:value="31.6747499832422" calcext:value-type="float">
            <text:p>31.6747499832</text:p>
          </table:table-cell>
          <table:table-cell table:number-columns-repeated="9"/>
        </table:table-row>
        <table:table-row table:style-name="ro1">
          <table:table-cell office:value-type="float" office:value="4.21752300067423" calcext:value-type="float">
            <text:p>4.2175230007</text:p>
          </table:table-cell>
          <table:table-cell office:value-type="float" office:value="18.9769886899577" calcext:value-type="float">
            <text:p>18.97698869</text:p>
          </table:table-cell>
          <table:table-cell table:number-columns-repeated="9"/>
        </table:table-row>
        <table:table-row table:style-name="ro1">
          <table:table-cell office:value-type="float" office:value="8.77842725644473" calcext:value-type="float">
            <text:p>8.7784272564</text:p>
          </table:table-cell>
          <table:table-cell office:value-type="float" office:value="24.3563403429848" calcext:value-type="float">
            <text:p>24.356340343</text:p>
          </table:table-cell>
          <table:table-cell table:number-columns-repeated="9"/>
        </table:table-row>
        <table:table-row table:style-name="ro1">
          <table:table-cell office:value-type="float" office:value="8.59644538772859" calcext:value-type="float">
            <text:p>8.5964453877</text:p>
          </table:table-cell>
          <table:table-cell office:value-type="float" office:value="33.287918629674" calcext:value-type="float">
            <text:p>33.2879186297</text:p>
          </table:table-cell>
          <table:table-cell table:number-columns-repeated="9"/>
        </table:table-row>
        <table:table-row table:style-name="ro1">
          <table:table-cell office:value-type="float" office:value="7.38008861235228" calcext:value-type="float">
            <text:p>7.3800886124</text:p>
          </table:table-cell>
          <table:table-cell office:value-type="float" office:value="10.5437750390374" calcext:value-type="float">
            <text:p>10.543775039</text:p>
          </table:table-cell>
          <table:table-cell table:number-columns-repeated="9"/>
        </table:table-row>
        <table:table-row table:style-name="ro1">
          <table:table-cell office:value-type="float" office:value="3.49408726068265" calcext:value-type="float">
            <text:p>3.4940872607</text:p>
          </table:table-cell>
          <table:table-cell office:value-type="float" office:value="12.7809958224989" calcext:value-type="float">
            <text:p>12.7809958225</text:p>
          </table:table-cell>
          <table:table-cell table:number-columns-repeated="9"/>
        </table:table-row>
        <table:table-row table:style-name="ro1">
          <table:table-cell office:value-type="float" office:value="3.16917686300747" calcext:value-type="float">
            <text:p>3.169176863</text:p>
          </table:table-cell>
          <table:table-cell office:value-type="float" office:value="1.28558080686441" calcext:value-type="float">
            <text:p>1.2855808069</text:p>
          </table:table-cell>
          <table:table-cell table:number-columns-repeated="9"/>
        </table:table-row>
        <table:table-row table:style-name="ro1">
          <table:table-cell office:value-type="float" office:value="6.4383803300524" calcext:value-type="float">
            <text:p>6.4383803301</text:p>
          </table:table-cell>
          <table:table-cell office:value-type="float" office:value="8.24371631763214" calcext:value-type="float">
            <text:p>8.2437163176</text:p>
          </table:table-cell>
          <table:table-cell table:number-columns-repeated="9"/>
        </table:table-row>
        <table:table-row table:style-name="ro1">
          <table:table-cell office:value-type="float" office:value="5.80180548804004" calcext:value-type="float">
            <text:p>5.801805488</text:p>
          </table:table-cell>
          <table:table-cell office:value-type="float" office:value="23.7207810385524" calcext:value-type="float">
            <text:p>23.7207810386</text:p>
          </table:table-cell>
          <table:table-cell table:number-columns-repeated="9"/>
        </table:table-row>
        <table:table-row table:style-name="ro1">
          <table:table-cell office:value-type="float" office:value="11.0934653427062" calcext:value-type="float">
            <text:p>11.0934653427</text:p>
          </table:table-cell>
          <table:table-cell office:value-type="float" office:value="7.9362854466165" calcext:value-type="float">
            <text:p>7.9362854466</text:p>
          </table:table-cell>
          <table:table-cell table:number-columns-repeated="9"/>
        </table:table-row>
        <table:table-row table:style-name="ro1">
          <table:table-cell office:value-type="float" office:value="5.80146971569155" calcext:value-type="float">
            <text:p>5.8014697157</text:p>
          </table:table-cell>
          <table:table-cell office:value-type="float" office:value="5.2733811864793" calcext:value-type="float">
            <text:p>5.2733811865</text:p>
          </table:table-cell>
          <table:table-cell table:number-columns-repeated="9"/>
        </table:table-row>
        <table:table-row table:style-name="ro1">
          <table:table-cell office:value-type="float" office:value="1.37354367021896" calcext:value-type="float">
            <text:p>1.3735436702</text:p>
          </table:table-cell>
          <table:table-cell office:value-type="float" office:value="8.68202037465943" calcext:value-type="float">
            <text:p>8.6820203747</text:p>
          </table:table-cell>
          <table:table-cell table:number-columns-repeated="9"/>
        </table:table-row>
        <table:table-row table:style-name="ro1">
          <table:table-cell office:value-type="float" office:value="3.53618688585139" calcext:value-type="float">
            <text:p>3.5361868859</text:p>
          </table:table-cell>
          <table:table-cell office:value-type="float" office:value="29.1361953986503" calcext:value-type="float">
            <text:p>29.1361953987</text:p>
          </table:table-cell>
          <table:table-cell table:number-columns-repeated="9"/>
        </table:table-row>
        <table:table-row table:style-name="ro1">
          <table:table-cell office:value-type="float" office:value="7.96406036451754" calcext:value-type="float">
            <text:p>7.9640603645</text:p>
          </table:table-cell>
          <table:table-cell office:value-type="float" office:value="22.7672603206956" calcext:value-type="float">
            <text:p>22.7672603207</text:p>
          </table:table-cell>
          <table:table-cell table:number-columns-repeated="9"/>
        </table:table-row>
        <table:table-row table:style-name="ro1">
          <table:table-cell office:value-type="float" office:value="16.040277400544" calcext:value-type="float">
            <text:p>16.0402774005</text:p>
          </table:table-cell>
          <table:table-cell office:value-type="float" office:value="3.16733340739433" calcext:value-type="float">
            <text:p>3.1673334074</text:p>
          </table:table-cell>
          <table:table-cell table:number-columns-repeated="9"/>
        </table:table-row>
        <table:table-row table:style-name="ro1">
          <table:table-cell office:value-type="float" office:value="7.37934956325237" calcext:value-type="float">
            <text:p>7.3793495633</text:p>
          </table:table-cell>
          <table:table-cell office:value-type="float" office:value="3.68886161618013" calcext:value-type="float">
            <text:p>3.6888616162</text:p>
          </table:table-cell>
          <table:table-cell table:number-columns-repeated="9"/>
        </table:table-row>
        <table:table-row table:style-name="ro1">
          <table:table-cell office:value-type="float" office:value="2.68902387812353" calcext:value-type="float">
            <text:p>2.6890238781</text:p>
          </table:table-cell>
          <table:table-cell office:value-type="float" office:value="3.22632152503149" calcext:value-type="float">
            <text:p>3.226321525</text:p>
          </table:table-cell>
          <table:table-cell table:number-columns-repeated="9"/>
        </table:table-row>
        <table:table-row table:style-name="ro1">
          <table:table-cell office:value-type="float" office:value="7.64350284708946" calcext:value-type="float">
            <text:p>7.6435028471</text:p>
          </table:table-cell>
          <table:table-cell office:value-type="float" office:value="11.8603947753241" calcext:value-type="float">
            <text:p>11.8603947753</text:p>
          </table:table-cell>
          <table:table-cell table:number-columns-repeated="9"/>
        </table:table-row>
        <table:table-row table:style-name="ro1">
          <table:table-cell office:value-type="float" office:value="12.9182976762076" calcext:value-type="float">
            <text:p>12.9182976762</text:p>
          </table:table-cell>
          <table:table-cell office:value-type="float" office:value="3.9544513081956" calcext:value-type="float">
            <text:p>3.9544513082</text:p>
          </table:table-cell>
          <table:table-cell table:number-columns-repeated="9"/>
        </table:table-row>
        <table:table-row table:style-name="ro1">
          <table:table-cell office:value-type="float" office:value="2.10863401183463" calcext:value-type="float">
            <text:p>2.1086340118</text:p>
          </table:table-cell>
          <table:table-cell office:value-type="float" office:value="15.0227348576794" calcext:value-type="float">
            <text:p>15.0227348577</text:p>
          </table:table-cell>
          <table:table-cell table:number-columns-repeated="9"/>
        </table:table-row>
        <table:table-row table:style-name="ro1">
          <table:table-cell office:value-type="float" office:value="8.17261203037585" calcext:value-type="float">
            <text:p>8.1726120304</text:p>
          </table:table-cell>
          <table:table-cell office:value-type="float" office:value="18.9857133814075" calcext:value-type="float">
            <text:p>18.9857133814</text:p>
          </table:table-cell>
          <table:table-cell table:number-columns-repeated="9"/>
        </table:table-row>
        <table:table-row table:style-name="ro1">
          <table:table-cell office:value-type="float" office:value="15.5475570870103" calcext:value-type="float">
            <text:p>15.547557087</text:p>
          </table:table-cell>
          <table:table-cell office:value-type="float" office:value="6.8508078812762" calcext:value-type="float">
            <text:p>6.8508078813</text:p>
          </table:table-cell>
          <table:table-cell table:number-columns-repeated="9"/>
        </table:table-row>
        <table:table-row table:style-name="ro1">
          <table:table-cell office:value-type="float" office:value="7.05922128570223" calcext:value-type="float">
            <text:p>7.0592212857</text:p>
          </table:table-cell>
          <table:table-cell office:value-type="float" office:value="20.5831240301245" calcext:value-type="float">
            <text:p>20.5831240301</text:p>
          </table:table-cell>
          <table:table-cell table:number-columns-repeated="9"/>
        </table:table-row>
        <table:table-row table:style-name="ro1">
          <table:table-cell office:value-type="float" office:value="3.69035479362178" calcext:value-type="float">
            <text:p>3.6903547936</text:p>
          </table:table-cell>
          <table:table-cell office:value-type="float" office:value="12.652813185106" calcext:value-type="float">
            <text:p>12.6528131851</text:p>
          </table:table-cell>
          <table:table-cell table:number-columns-repeated="9"/>
        </table:table-row>
        <table:table-row table:style-name="ro1">
          <table:table-cell office:value-type="float" office:value="7.07518542296351" calcext:value-type="float">
            <text:p>7.075185423</text:p>
          </table:table-cell>
          <table:table-cell office:value-type="float" office:value="13.1016736041883" calcext:value-type="float">
            <text:p>13.1016736042</text:p>
          </table:table-cell>
          <table:table-cell table:number-columns-repeated="9"/>
        </table:table-row>
        <table:table-row table:style-name="ro1">
          <table:table-cell office:value-type="float" office:value="9.18109581245033" calcext:value-type="float">
            <text:p>9.1810958125</text:p>
          </table:table-cell>
          <table:table-cell office:value-type="float" office:value="11.0155834926075" calcext:value-type="float">
            <text:p>11.0155834926</text:p>
          </table:table-cell>
          <table:table-cell table:number-columns-repeated="9"/>
        </table:table-row>
        <table:table-row table:style-name="ro1">
          <table:table-cell office:value-type="float" office:value="11.4534344811735" calcext:value-type="float">
            <text:p>11.4534344812</text:p>
          </table:table-cell>
          <table:table-cell office:value-type="float" office:value="36.8406736988545" calcext:value-type="float">
            <text:p>36.8406736989</text:p>
          </table:table-cell>
          <table:table-cell table:number-columns-repeated="9"/>
        </table:table-row>
        <table:table-row table:style-name="ro1">
          <table:table-cell office:value-type="float" office:value="8.16067380981998" calcext:value-type="float">
            <text:p>8.1606738098</text:p>
          </table:table-cell>
          <table:table-cell office:value-type="float" office:value="7.90272123826459" calcext:value-type="float">
            <text:p>7.9027212383</text:p>
          </table:table-cell>
          <table:table-cell table:number-columns-repeated="9"/>
        </table:table-row>
        <table:table-row table:style-name="ro1">
          <table:table-cell office:value-type="float" office:value="3.16264519888837" calcext:value-type="float">
            <text:p>3.1626451989</text:p>
          </table:table-cell>
          <table:table-cell office:value-type="float" office:value="20.5480358026247" calcext:value-type="float">
            <text:p>20.5480358026</text:p>
          </table:table-cell>
          <table:table-cell table:number-columns-repeated="9"/>
        </table:table-row>
        <table:table-row table:style-name="ro1">
          <table:table-cell office:value-type="float" office:value="18.9811068662111" calcext:value-type="float">
            <text:p>18.9811068662</text:p>
          </table:table-cell>
          <table:table-cell office:value-type="float" office:value="13.9736352511962" calcext:value-type="float">
            <text:p>13.9736352512</text:p>
          </table:table-cell>
          <table:table-cell table:number-columns-repeated="9"/>
        </table:table-row>
        <table:table-row table:style-name="ro1">
          <table:table-cell office:value-type="float" office:value="10.9469154182519" calcext:value-type="float">
            <text:p>10.9469154183</text:p>
          </table:table-cell>
          <table:table-cell office:value-type="float" office:value="0.25989002604654" calcext:value-type="float">
            <text:p>0.259890026</text:p>
          </table:table-cell>
          <table:table-cell table:number-columns-repeated="9"/>
        </table:table-row>
        <table:table-row table:style-name="ro1">
          <table:table-cell office:value-type="float" office:value="5.64601344813836" calcext:value-type="float">
            <text:p>5.6460134481</text:p>
          </table:table-cell>
          <table:table-cell office:value-type="float" office:value="7.52798991387747" calcext:value-type="float">
            <text:p>7.5279899139</text:p>
          </table:table-cell>
          <table:table-cell table:number-columns-repeated="9"/>
        </table:table-row>
        <table:table-row table:style-name="ro1">
          <table:table-cell office:value-type="float" office:value="3.66369866878847" calcext:value-type="float">
            <text:p>3.6636986688</text:p>
          </table:table-cell>
          <table:table-cell office:value-type="float" office:value="24.0829174325769" calcext:value-type="float">
            <text:p>24.0829174326</text:p>
          </table:table-cell>
          <table:table-cell table:number-columns-repeated="9"/>
        </table:table-row>
        <table:table-row table:style-name="ro1">
          <table:table-cell office:value-type="float" office:value="8.92999285047015" calcext:value-type="float">
            <text:p>8.9299928505</text:p>
          </table:table-cell>
          <table:table-cell office:value-type="float" office:value="4.99080431298924" calcext:value-type="float">
            <text:p>4.990804313</text:p>
          </table:table-cell>
          <table:table-cell table:number-columns-repeated="9"/>
        </table:table-row>
        <table:table-row table:style-name="ro1">
          <table:table-cell office:value-type="float" office:value="7.74907866431199" calcext:value-type="float">
            <text:p>7.7490786643</text:p>
          </table:table-cell>
          <table:table-cell office:value-type="float" office:value="0.692950109535166" calcext:value-type="float">
            <text:p>0.6929501095</text:p>
          </table:table-cell>
          <table:table-cell table:number-columns-repeated="9"/>
        </table:table-row>
        <table:table-row table:style-name="ro1">
          <table:table-cell office:value-type="float" office:value="11.0306229826562" calcext:value-type="float">
            <text:p>11.0306229827</text:p>
          </table:table-cell>
          <table:table-cell office:value-type="float" office:value="12.8696486593262" calcext:value-type="float">
            <text:p>12.8696486593</text:p>
          </table:table-cell>
          <table:table-cell table:number-columns-repeated="9"/>
        </table:table-row>
        <table:table-row table:style-name="ro1">
          <table:table-cell office:value-type="float" office:value="14.2005810723431" calcext:value-type="float">
            <text:p>14.2005810723</text:p>
          </table:table-cell>
          <table:table-cell office:value-type="float" office:value="25.5029331098956" calcext:value-type="float">
            <text:p>25.5029331099</text:p>
          </table:table-cell>
          <table:table-cell table:number-columns-repeated="9"/>
        </table:table-row>
        <table:table-row table:style-name="ro1">
          <table:table-cell office:value-type="float" office:value="3.93378504921374" calcext:value-type="float">
            <text:p>3.9337850492</text:p>
          </table:table-cell>
          <table:table-cell office:value-type="float" office:value="7.34263135303567" calcext:value-type="float">
            <text:p>7.342631353</text:p>
          </table:table-cell>
          <table:table-cell table:number-columns-repeated="9"/>
        </table:table-row>
        <table:table-row table:style-name="ro1">
          <table:table-cell office:value-type="float" office:value="13.5526150595987" calcext:value-type="float">
            <text:p>13.5526150596</text:p>
          </table:table-cell>
          <table:table-cell office:value-type="float" office:value="21.529519851737" calcext:value-type="float">
            <text:p>21.5295198517</text:p>
          </table:table-cell>
          <table:table-cell table:number-columns-repeated="9"/>
        </table:table-row>
        <table:table-row table:style-name="ro1">
          <table:table-cell office:value-type="float" office:value="6.33806457980533" calcext:value-type="float">
            <text:p>6.3380645798</text:p>
          </table:table-cell>
          <table:table-cell office:value-type="float" office:value="0.527766408761563" calcext:value-type="float">
            <text:p>0.5277664088</text:p>
          </table:table-cell>
          <table:table-cell table:number-columns-repeated="9"/>
        </table:table-row>
        <table:table-row table:style-name="ro1">
          <table:table-cell office:value-type="float" office:value="9.47992373348796" calcext:value-type="float">
            <text:p>9.4799237335</text:p>
          </table:table-cell>
          <table:table-cell office:value-type="float" office:value="16.3274445645132" calcext:value-type="float">
            <text:p>16.3274445645</text:p>
          </table:table-cell>
          <table:table-cell table:number-columns-repeated="9"/>
        </table:table-row>
        <table:table-row table:style-name="ro1">
          <table:table-cell office:value-type="float" office:value="1.34938745938302" calcext:value-type="float">
            <text:p>1.3493874594</text:p>
          </table:table-cell>
          <table:table-cell office:value-type="float" office:value="8.09834881222462" calcext:value-type="float">
            <text:p>8.0983488122</text:p>
          </table:table-cell>
          <table:table-cell table:number-columns-repeated="9"/>
        </table:table-row>
        <table:table-row table:style-name="ro1">
          <table:table-cell office:value-type="float" office:value="2.87378607715974" calcext:value-type="float">
            <text:p>2.8737860772</text:p>
          </table:table-cell>
          <table:table-cell office:value-type="float" office:value="10.9698201253586" calcext:value-type="float">
            <text:p>10.9698201254</text:p>
          </table:table-cell>
          <table:table-cell table:number-columns-repeated="9"/>
        </table:table-row>
        <table:table-row table:style-name="ro1">
          <table:table-cell office:value-type="float" office:value="3.56563723813928" calcext:value-type="float">
            <text:p>3.5656372381</text:p>
          </table:table-cell>
          <table:table-cell office:value-type="float" office:value="3.83976966574748" calcext:value-type="float">
            <text:p>3.8397696657</text:p>
          </table:table-cell>
          <table:table-cell table:number-columns-repeated="9"/>
        </table:table-row>
        <table:table-row table:style-name="ro1">
          <table:table-cell office:value-type="float" office:value="0.26065322370426" calcext:value-type="float">
            <text:p>0.2606532237</text:p>
          </table:table-cell>
          <table:table-cell office:value-type="float" office:value="6.78499520242812" calcext:value-type="float">
            <text:p>6.7849952024</text:p>
          </table:table-cell>
          <table:table-cell table:number-columns-repeated="9"/>
        </table:table-row>
        <table:table-row table:style-name="ro1">
          <table:table-cell office:value-type="float" office:value="5.28938190045259" calcext:value-type="float">
            <text:p>5.2893819005</text:p>
          </table:table-cell>
          <table:table-cell office:value-type="float" office:value="5.55439817722538" calcext:value-type="float">
            <text:p>5.5543981772</text:p>
          </table:table-cell>
          <table:table-cell table:number-columns-repeated="9"/>
        </table:table-row>
        <table:table-row table:style-name="ro1">
          <table:table-cell office:value-type="float" office:value="6.45418171679868" calcext:value-type="float">
            <text:p>6.4541817168</text:p>
          </table:table-cell>
          <table:table-cell office:value-type="float" office:value="3.49558841492267" calcext:value-type="float">
            <text:p>3.4955884149</text:p>
          </table:table-cell>
          <table:table-cell table:number-columns-repeated="9"/>
        </table:table-row>
        <table:table-row table:style-name="ro1">
          <table:table-cell office:value-type="float" office:value="16.1710208417163" calcext:value-type="float">
            <text:p>16.1710208417</text:p>
          </table:table-cell>
          <table:table-cell office:value-type="float" office:value="22.7969424471085" calcext:value-type="float">
            <text:p>22.7969424471</text:p>
          </table:table-cell>
          <table:table-cell table:number-columns-repeated="9"/>
        </table:table-row>
        <table:table-row table:style-name="ro1">
          <table:table-cell office:value-type="float" office:value="4.20400917797519" calcext:value-type="float">
            <text:p>4.204009178</text:p>
          </table:table-cell>
          <table:table-cell office:value-type="float" office:value="1.57683443376291" calcext:value-type="float">
            <text:p>1.5768344338</text:p>
          </table:table-cell>
          <table:table-cell table:number-columns-repeated="9"/>
        </table:table-row>
        <table:table-row table:style-name="ro1">
          <table:table-cell office:value-type="float" office:value="6.46160025394085" calcext:value-type="float">
            <text:p>6.4616002539</text:p>
          </table:table-cell>
          <table:table-cell office:value-type="float" office:value="18.9591303112319" calcext:value-type="float">
            <text:p>18.9591303112</text:p>
          </table:table-cell>
          <table:table-cell table:number-columns-repeated="9"/>
        </table:table-row>
        <table:table-row table:style-name="ro1">
          <table:table-cell office:value-type="float" office:value="6.8815145067014" calcext:value-type="float">
            <text:p>6.8815145067</text:p>
          </table:table-cell>
          <table:table-cell office:value-type="float" office:value="15.3478714515746" calcext:value-type="float">
            <text:p>15.3478714516</text:p>
          </table:table-cell>
          <table:table-cell table:number-columns-repeated="9"/>
        </table:table-row>
        <table:table-row table:style-name="ro1">
          <table:table-cell office:value-type="float" office:value="4.82692824067232" calcext:value-type="float">
            <text:p>4.8269282407</text:p>
          </table:table-cell>
          <table:table-cell office:value-type="float" office:value="11.4436516793985" calcext:value-type="float">
            <text:p>11.4436516794</text:p>
          </table:table-cell>
          <table:table-cell table:number-columns-repeated="9"/>
        </table:table-row>
        <table:table-row table:style-name="ro1">
          <table:table-cell office:value-type="float" office:value="6.62330988692191" calcext:value-type="float">
            <text:p>6.6233098869</text:p>
          </table:table-cell>
          <table:table-cell office:value-type="float" office:value="28.849467345894" calcext:value-type="float">
            <text:p>28.8494673459</text:p>
          </table:table-cell>
          <table:table-cell table:number-columns-repeated="9"/>
        </table:table-row>
        <table:table-row table:style-name="ro1">
          <table:table-cell office:value-type="float" office:value="18.0944428714205" calcext:value-type="float">
            <text:p>18.0944428714</text:p>
          </table:table-cell>
          <table:table-cell office:value-type="float" office:value="7.68809060644452" calcext:value-type="float">
            <text:p>7.6880906064</text:p>
          </table:table-cell>
          <table:table-cell table:number-columns-repeated="9"/>
        </table:table-row>
        <table:table-row table:style-name="ro1">
          <table:table-cell office:value-type="float" office:value="13.5576399125711" calcext:value-type="float">
            <text:p>13.5576399126</text:p>
          </table:table-cell>
          <table:table-cell office:value-type="float" office:value="5.2260214313624" calcext:value-type="float">
            <text:p>5.2260214314</text:p>
          </table:table-cell>
          <table:table-cell table:number-columns-repeated="9"/>
        </table:table-row>
        <table:table-row table:style-name="ro1">
          <table:table-cell office:value-type="float" office:value="2.98284275520501" calcext:value-type="float">
            <text:p>2.9828427552</text:p>
          </table:table-cell>
          <table:table-cell office:value-type="float" office:value="6.50908972881162" calcext:value-type="float">
            <text:p>6.5090897288</text:p>
          </table:table-cell>
          <table:table-cell table:number-columns-repeated="9"/>
        </table:table-row>
        <table:table-row table:style-name="ro1">
          <table:table-cell office:value-type="float" office:value="6.32142452518736" calcext:value-type="float">
            <text:p>6.3214245252</text:p>
          </table:table-cell>
          <table:table-cell office:value-type="float" office:value="19.2380376330945" calcext:value-type="float">
            <text:p>19.2380376331</text:p>
          </table:table-cell>
          <table:table-cell table:number-columns-repeated="9"/>
        </table:table-row>
        <table:table-row table:style-name="ro1">
          <table:table-cell office:value-type="float" office:value="10.3995751101721" calcext:value-type="float">
            <text:p>10.3995751102</text:p>
          </table:table-cell>
          <table:table-cell office:value-type="float" office:value="20.4809603663473" calcext:value-type="float">
            <text:p>20.4809603663</text:p>
          </table:table-cell>
          <table:table-cell table:number-columns-repeated="9"/>
        </table:table-row>
        <table:table-row table:style-name="ro1">
          <table:table-cell office:value-type="float" office:value="2.41057098835316" calcext:value-type="float">
            <text:p>2.4105709884</text:p>
          </table:table-cell>
          <table:table-cell office:value-type="float" office:value="7.70156136832721" calcext:value-type="float">
            <text:p>7.7015613683</text:p>
          </table:table-cell>
          <table:table-cell table:number-columns-repeated="9"/>
        </table:table-row>
        <table:table-row table:style-name="ro1">
          <table:table-cell office:value-type="float" office:value="3.05102090640225" calcext:value-type="float">
            <text:p>3.0510209064</text:p>
          </table:table-cell>
          <table:table-cell office:value-type="float" office:value="39.833324885436" calcext:value-type="float">
            <text:p>39.8333248854</text:p>
          </table:table-cell>
          <table:table-cell table:number-columns-repeated="9"/>
        </table:table-row>
        <table:table-row table:style-name="ro1">
          <table:table-cell office:value-type="float" office:value="13.4448326009389" calcext:value-type="float">
            <text:p>13.4448326009</text:p>
          </table:table-cell>
          <table:table-cell office:value-type="float" office:value="5.53607047757967" calcext:value-type="float">
            <text:p>5.5360704776</text:p>
          </table:table-cell>
          <table:table-cell table:number-columns-repeated="9"/>
        </table:table-row>
        <table:table-row table:style-name="ro1">
          <table:table-cell office:value-type="float" office:value="8.88877965883547" calcext:value-type="float">
            <text:p>8.8887796588</text:p>
          </table:table-cell>
          <table:table-cell office:value-type="float" office:value="3.78222106396133" calcext:value-type="float">
            <text:p>3.782221064</text:p>
          </table:table-cell>
          <table:table-cell table:number-columns-repeated="9"/>
        </table:table-row>
        <table:table-row table:style-name="ro1">
          <table:table-cell office:value-type="float" office:value="8.81188020563351" calcext:value-type="float">
            <text:p>8.8118802056</text:p>
          </table:table-cell>
          <table:table-cell office:value-type="float" office:value="35.368817724679" calcext:value-type="float">
            <text:p>35.3688177247</text:p>
          </table:table-cell>
          <table:table-cell table:number-columns-repeated="9"/>
        </table:table-row>
        <table:table-row table:style-name="ro1">
          <table:table-cell office:value-type="float" office:value="10.2597728205959" calcext:value-type="float">
            <text:p>10.2597728206</text:p>
          </table:table-cell>
          <table:table-cell office:value-type="float" office:value="2.89355519556169" calcext:value-type="float">
            <text:p>2.8935551956</text:p>
          </table:table-cell>
          <table:table-cell table:number-columns-repeated="9"/>
        </table:table-row>
        <table:table-row table:style-name="ro1">
          <table:table-cell office:value-type="float" office:value="10.6327680663949" calcext:value-type="float">
            <text:p>10.6327680664</text:p>
          </table:table-cell>
          <table:table-cell office:value-type="float" office:value="31.1978499779432" calcext:value-type="float">
            <text:p>31.1978499779</text:p>
          </table:table-cell>
          <table:table-cell table:number-columns-repeated="9"/>
        </table:table-row>
        <table:table-row table:style-name="ro1">
          <table:table-cell office:value-type="float" office:value="7.36699735028789" calcext:value-type="float">
            <text:p>7.3669973503</text:p>
          </table:table-cell>
          <table:table-cell office:value-type="float" office:value="2.93466353111413" calcext:value-type="float">
            <text:p>2.9346635311</text:p>
          </table:table-cell>
          <table:table-cell table:number-columns-repeated="9"/>
        </table:table-row>
      </table:table>
      <table:table table:name="#229" table:style-name="ta1">
        <table:table-column table:style-name="co6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#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T/(XT+XL)</text:p>
          </table:table-cell>
          <table:table-cell office:value-type="string" calcext:value-type="string">
            <text:p>XL/(XT+XL)</text:p>
          </table:table-cell>
          <table:table-cell/>
          <table:table-cell office:value-type="string" calcext:value-type="string">
            <text:p>CN</text:p>
          </table:table-cell>
          <table:table-cell table:number-columns-repeated="2"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formula="of:=RADIANS([.B3])" office:value-type="float" office:value="0" calcext:value-type="float">
            <text:p>0</text:p>
          </table:table-cell>
          <table:table-cell table:formula="of:=[.A3]*SIN([.C3])" office:value-type="float" office:value="0" calcext:value-type="float">
            <text:p>0</text:p>
          </table:table-cell>
          <table:table-cell table:formula="of:=[.A3]*COS([.C3])" office:value-type="float" office:value="10.01" calcext:value-type="float">
            <text:p>10.01</text:p>
          </table:table-cell>
          <table:table-cell table:style-name="ce1" table:formula="of:=[.D3]/([.D3]+[.E3])" office:value-type="float" office:value="0" calcext:value-type="float">
            <text:p>0</text:p>
          </table:table-cell>
          <table:table-cell table:style-name="ce1" table:formula="of:=[.E3]/([.D3]+[.E3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2.68" calcext:value-type="float">
            <text:p>2.68</text:p>
          </table:table-cell>
          <table:table-cell table:formula="of:=RADIANS([.B4])" office:value-type="float" office:value="0.046774823953448" calcext:value-type="float">
            <text:p>0.046774824</text:p>
          </table:table-cell>
          <table:table-cell table:formula="of:=[.A4]*SIN([.C4])" office:value-type="float" office:value="0.677520080101021" calcext:value-type="float">
            <text:p>0.6775200801</text:p>
          </table:table-cell>
          <table:table-cell table:formula="of:=[.A4]*COS([.C4])" office:value-type="float" office:value="14.4741516691328" calcext:value-type="float">
            <text:p>14.4741516691</text:p>
          </table:table-cell>
          <table:table-cell table:style-name="ce1" table:formula="of:=[.D4]/([.D4]+[.E4])" office:value-type="float" office:value="0.0447158631281252" calcext:value-type="float">
            <text:p>0.0447158631</text:p>
          </table:table-cell>
          <table:table-cell table:style-name="ce1" table:formula="of:=[.E4]/([.D4]+[.E4])" office:value-type="float" office:value="0.955284136871875" calcext:value-type="float">
            <text:p>0.9552841369</text:p>
          </table:table-cell>
          <table:table-cell table:number-columns-repeated="4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69.94" calcext:value-type="float">
            <text:p>69.94</text:p>
          </table:table-cell>
          <table:table-cell table:formula="of:=RADIANS([.B5])" office:value-type="float" office:value="1.22068327884483" calcext:value-type="float">
            <text:p>1.2206832788</text:p>
          </table:table-cell>
          <table:table-cell table:formula="of:=[.A5]*SIN([.C5])" office:value-type="float" office:value="2.26379480251126" calcext:value-type="float">
            <text:p>2.2637948025</text:p>
          </table:table-cell>
          <table:table-cell table:formula="of:=[.A5]*COS([.C5])" office:value-type="float" office:value="0.82663963861104" calcext:value-type="float">
            <text:p>0.8266396386</text:p>
          </table:table-cell>
          <table:table-cell table:style-name="ce1" table:formula="of:=[.D5]/([.D5]+[.E5])" office:value-type="float" office:value="0.732516688394515" calcext:value-type="float">
            <text:p>0.7325166884</text:p>
          </table:table-cell>
          <table:table-cell table:style-name="ce1" table:formula="of:=[.E5]/([.D5]+[.E5])" office:value-type="float" office:value="0.267483311605485" calcext:value-type="float">
            <text:p>0.2674833116</text:p>
          </table:table-cell>
          <table:table-cell table:number-columns-repeated="4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90" calcext:value-type="float">
            <text:p>90</text:p>
          </table:table-cell>
          <table:table-cell table:formula="of:=RADIANS([.B6])" office:value-type="float" office:value="1.5707963267949" calcext:value-type="float">
            <text:p>1.5707963268</text:p>
          </table:table-cell>
          <table:table-cell table:formula="of:=[.A6]*SIN([.C6])" office:value-type="float" office:value="2.98" calcext:value-type="float">
            <text:p>2.98</text:p>
          </table:table-cell>
          <table:table-cell table:formula="of:=[.A6]*COS([.C6])" office:value-type="float" office:value="1.82472373072956E-016" calcext:value-type="float">
            <text:p>1.82472373072956E-016</text:p>
          </table:table-cell>
          <table:table-cell table:style-name="ce1" table:formula="of:=[.D6]/([.D6]+[.E6])" office:value-type="float" office:value="1" calcext:value-type="float">
            <text:p>1</text:p>
          </table:table-cell>
          <table:table-cell table:style-name="ce1" table:formula="of:=[.E6]/([.D6]+[.E6])" office:value-type="float" office:value="6.12323399573677E-017" calcext:value-type="float">
            <text:p>6.12323399573677E-017</text:p>
          </table:table-cell>
          <table:table-cell table:number-columns-repeated="2"/>
          <table:table-cell office:value-type="string" calcext:value-type="string">
            <text:p>229A</text:p>
          </table:table-cell>
          <table:table-cell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35.49" calcext:value-type="float">
            <text:p>35.49</text:p>
          </table:table-cell>
          <table:table-cell table:formula="of:=RADIANS([.B7])" office:value-type="float" office:value="0.619417351532788" calcext:value-type="float">
            <text:p>0.6194173515</text:p>
          </table:table-cell>
          <table:table-cell table:formula="of:=[.A7]*SIN([.C7])" office:value-type="float" office:value="9.03352693342905" calcext:value-type="float">
            <text:p>9.0335269334</text:p>
          </table:table-cell>
          <table:table-cell table:formula="of:=[.A7]*COS([.C7])" office:value-type="float" office:value="12.6692143064601" calcext:value-type="float">
            <text:p>12.6692143065</text:p>
          </table:table-cell>
          <table:table-cell table:style-name="ce1" table:formula="of:=[.D7]/([.D7]+[.E7])" office:value-type="float" office:value="0.416238982604909" calcext:value-type="float">
            <text:p>0.4162389826</text:p>
          </table:table-cell>
          <table:table-cell table:style-name="ce1" table:formula="of:=[.E7]/([.D7]+[.E7])" office:value-type="float" office:value="0.583761017395091" calcext:value-type="float">
            <text:p>0.5837610174</text:p>
          </table:table-cell>
          <table:table-cell table:number-columns-repeated="4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  <table:table-cell table:formula="of:=RADIANS([.B8])" office:value-type="float" office:value="0" calcext:value-type="float">
            <text:p>0</text:p>
          </table:table-cell>
          <table:table-cell table:formula="of:=[.A8]*SIN([.C8])" office:value-type="float" office:value="0" calcext:value-type="float">
            <text:p>0</text:p>
          </table:table-cell>
          <table:table-cell table:formula="of:=[.A8]*COS([.C8])" office:value-type="float" office:value="10.26" calcext:value-type="float">
            <text:p>10.26</text:p>
          </table:table-cell>
          <table:table-cell table:style-name="ce1" table:formula="of:=[.D8]/([.D8]+[.E8])" office:value-type="float" office:value="0" calcext:value-type="float">
            <text:p>0</text:p>
          </table:table-cell>
          <table:table-cell table:style-name="ce1" table:formula="of:=[.E8]/([.D8]+[.E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84.89" calcext:value-type="float">
            <text:p>84.89</text:p>
          </table:table-cell>
          <table:table-cell table:formula="of:=RADIANS([.B9])" office:value-type="float" office:value="1.48161000201799" calcext:value-type="float">
            <text:p>1.481610002</text:p>
          </table:table-cell>
          <table:table-cell table:formula="of:=[.A9]*SIN([.C9])" office:value-type="float" office:value="6.75305312905337" calcext:value-type="float">
            <text:p>6.7530531291</text:p>
          </table:table-cell>
          <table:table-cell table:formula="of:=[.A9]*COS([.C9])" office:value-type="float" office:value="0.603881972062779" calcext:value-type="float">
            <text:p>0.6038819721</text:p>
          </table:table-cell>
          <table:table-cell table:style-name="ce1" table:formula="of:=[.D9]/([.D9]+[.E9])" office:value-type="float" office:value="0.917916637327525" calcext:value-type="float">
            <text:p>0.9179166373</text:p>
          </table:table-cell>
          <table:table-cell table:style-name="ce1" table:formula="of:=[.E9]/([.D9]+[.E9])" office:value-type="float" office:value="0.0820833626724751" calcext:value-type="float">
            <text:p>0.0820833627</text:p>
          </table:table-cell>
          <table:table-cell table:number-columns-repeated="4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25.52" calcext:value-type="float">
            <text:p>25.52</text:p>
          </table:table-cell>
          <table:table-cell table:formula="of:=RADIANS([.B10])" office:value-type="float" office:value="0.445408025108953" calcext:value-type="float">
            <text:p>0.4454080251</text:p>
          </table:table-cell>
          <table:table-cell table:formula="of:=[.A10]*SIN([.C10])" office:value-type="float" office:value="5.54904058368269" calcext:value-type="float">
            <text:p>5.5490405837</text:p>
          </table:table-cell>
          <table:table-cell table:formula="of:=[.A10]*COS([.C10])" office:value-type="float" office:value="11.623362190031" calcext:value-type="float">
            <text:p>11.62336219</text:p>
          </table:table-cell>
          <table:table-cell table:style-name="ce1" table:formula="of:=[.D10]/([.D10]+[.E10])" office:value-type="float" office:value="0.323137108813728" calcext:value-type="float">
            <text:p>0.3231371088</text:p>
          </table:table-cell>
          <table:table-cell table:style-name="ce1" table:formula="of:=[.E10]/([.D10]+[.E10])" office:value-type="float" office:value="0.676862891186272" calcext:value-type="float">
            <text:p>0.67686289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92" calcext:value-type="float">
            <text:p>6.92</text:p>
          </table:table-cell>
          <table:table-cell table:formula="of:=RADIANS([.B11])" office:value-type="float" office:value="0.120776784238008" calcext:value-type="float">
            <text:p>0.1207767842</text:p>
          </table:table-cell>
          <table:table-cell table:formula="of:=[.A11]*SIN([.C11])" office:value-type="float" office:value="0.636152189345668" calcext:value-type="float">
            <text:p>0.6361521893</text:p>
          </table:table-cell>
          <table:table-cell table:formula="of:=[.A11]*COS([.C11])" office:value-type="float" office:value="5.24153702571972" calcext:value-type="float">
            <text:p>5.2415370257</text:p>
          </table:table-cell>
          <table:table-cell table:style-name="ce1" table:formula="of:=[.D11]/([.D11]+[.E11])" office:value-type="float" office:value="0.108231681885309" calcext:value-type="float">
            <text:p>0.1082316819</text:p>
          </table:table-cell>
          <table:table-cell table:style-name="ce1" table:formula="of:=[.E11]/([.D11]+[.E11])" office:value-type="float" office:value="0.891768318114691" calcext:value-type="float">
            <text:p>0.8917683181</text:p>
          </table:table-cell>
          <table:table-cell table:number-columns-repeated="4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0.97" calcext:value-type="float">
            <text:p>20.97</text:p>
          </table:table-cell>
          <table:table-cell table:formula="of:=RADIANS([.B12])" office:value-type="float" office:value="0.365995544143211" calcext:value-type="float">
            <text:p>0.3659955441</text:p>
          </table:table-cell>
          <table:table-cell table:formula="of:=[.A12]*SIN([.C12])" office:value-type="float" office:value="6.06962917772164" calcext:value-type="float">
            <text:p>6.0696291777</text:p>
          </table:table-cell>
          <table:table-cell table:formula="of:=[.A12]*COS([.C12])" office:value-type="float" office:value="15.8367042545143" calcext:value-type="float">
            <text:p>15.8367042545</text:p>
          </table:table-cell>
          <table:table-cell table:style-name="ce1" table:formula="of:=[.D12]/([.D12]+[.E12])" office:value-type="float" office:value="0.277071888661659" calcext:value-type="float">
            <text:p>0.2770718887</text:p>
          </table:table-cell>
          <table:table-cell table:style-name="ce1" table:formula="of:=[.E12]/([.D12]+[.E12])" office:value-type="float" office:value="0.722928111338341" calcext:value-type="float">
            <text:p>0.7229281113</text:p>
          </table:table-cell>
          <table:table-cell table:number-columns-repeated="4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84.23" calcext:value-type="float">
            <text:p>84.23</text:p>
          </table:table-cell>
          <table:table-cell table:formula="of:=RADIANS([.B13])" office:value-type="float" office:value="1.47009082895482" calcext:value-type="float">
            <text:p>1.470090829</text:p>
          </table:table-cell>
          <table:table-cell table:formula="of:=[.A13]*SIN([.C13])" office:value-type="float" office:value="5.3626914863262" calcext:value-type="float">
            <text:p>5.3626914863</text:p>
          </table:table-cell>
          <table:table-cell table:formula="of:=[.A13]*COS([.C13])" office:value-type="float" office:value="0.541885617528737" calcext:value-type="float">
            <text:p>0.5418856175</text:p>
          </table:table-cell>
          <table:table-cell table:style-name="ce1" table:formula="of:=[.D13]/([.D13]+[.E13])" office:value-type="float" office:value="0.908226176405596" calcext:value-type="float">
            <text:p>0.9082261764</text:p>
          </table:table-cell>
          <table:table-cell table:style-name="ce1" table:formula="of:=[.E13]/([.D13]+[.E13])" office:value-type="float" office:value="0.0917738235944035" calcext:value-type="float">
            <text:p>0.0917738236</text:p>
          </table:table-cell>
          <table:table-cell table:number-columns-repeated="4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58.93" calcext:value-type="float">
            <text:p>58.93</text:p>
          </table:table-cell>
          <table:table-cell table:formula="of:=RADIANS([.B14])" office:value-type="float" office:value="1.02852252820026" calcext:value-type="float">
            <text:p>1.0285225282</text:p>
          </table:table-cell>
          <table:table-cell table:formula="of:=[.A14]*SIN([.C14])" office:value-type="float" office:value="9.94439948603718" calcext:value-type="float">
            <text:p>9.944399486</text:p>
          </table:table-cell>
          <table:table-cell table:formula="of:=[.A14]*COS([.C14])" office:value-type="float" office:value="5.99174589432024" calcext:value-type="float">
            <text:p>5.9917458943</text:p>
          </table:table-cell>
          <table:table-cell table:style-name="ce1" table:formula="of:=[.D14]/([.D14]+[.E14])" office:value-type="float" office:value="0.62401535934119" calcext:value-type="float">
            <text:p>0.6240153593</text:p>
          </table:table-cell>
          <table:table-cell table:style-name="ce1" table:formula="of:=[.E14]/([.D14]+[.E14])" office:value-type="float" office:value="0.37598464065881" calcext:value-type="float">
            <text:p>0.3759846407</text:p>
          </table:table-cell>
          <table:table-cell table:number-columns-repeated="4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9.98" calcext:value-type="float">
            <text:p>19.98</text:p>
          </table:table-cell>
          <table:table-cell table:formula="of:=RADIANS([.B15])" office:value-type="float" office:value="0.348716784548467" calcext:value-type="float">
            <text:p>0.3487167845</text:p>
          </table:table-cell>
          <table:table-cell table:formula="of:=[.A15]*SIN([.C15])" office:value-type="float" office:value="4.26431750648571" calcext:value-type="float">
            <text:p>4.2643175065</text:p>
          </table:table-cell>
          <table:table-cell table:formula="of:=[.A15]*COS([.C15])" office:value-type="float" office:value="11.7288531495573" calcext:value-type="float">
            <text:p>11.7288531496</text:p>
          </table:table-cell>
          <table:table-cell table:style-name="ce1" table:formula="of:=[.D15]/([.D15]+[.E15])" office:value-type="float" office:value="0.266633652463056" calcext:value-type="float">
            <text:p>0.2666336525</text:p>
          </table:table-cell>
          <table:table-cell table:style-name="ce1" table:formula="of:=[.E15]/([.D15]+[.E15])" office:value-type="float" office:value="0.733366347536944" calcext:value-type="float">
            <text:p>0.7333663475</text:p>
          </table:table-cell>
          <table:table-cell table:number-columns-repeated="2"/>
          <table:table-cell office:value-type="string" calcext:value-type="string">
            <text:p>229B</text:p>
          </table:table-cell>
          <table:table-cell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9.84" calcext:value-type="float">
            <text:p>9.84</text:p>
          </table:table-cell>
          <table:table-cell table:formula="of:=RADIANS([.B16])" office:value-type="float" office:value="0.171740398396242" calcext:value-type="float">
            <text:p>0.1717403984</text:p>
          </table:table-cell>
          <table:table-cell table:formula="of:=[.A16]*SIN([.C16])" office:value-type="float" office:value="1.9243047479081" calcext:value-type="float">
            <text:p>1.9243047479</text:p>
          </table:table-cell>
          <table:table-cell table:formula="of:=[.A16]*COS([.C16])" office:value-type="float" office:value="11.094352222513" calcext:value-type="float">
            <text:p>11.0943522225</text:p>
          </table:table-cell>
          <table:table-cell table:style-name="ce1" table:formula="of:=[.D16]/([.D16]+[.E16])" office:value-type="float" office:value="0.147811310512305" calcext:value-type="float">
            <text:p>0.1478113105</text:p>
          </table:table-cell>
          <table:table-cell table:style-name="ce1" table:formula="of:=[.E16]/([.D16]+[.E16])" office:value-type="float" office:value="0.852188689487695" calcext:value-type="float">
            <text:p>0.8521886895</text:p>
          </table:table-cell>
          <table:table-cell table:number-columns-repeated="4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36.61" calcext:value-type="float">
            <text:p>36.61</text:p>
          </table:table-cell>
          <table:table-cell table:formula="of:=RADIANS([.B17])" office:value-type="float" office:value="0.638965039155124" calcext:value-type="float">
            <text:p>0.6389650392</text:p>
          </table:table-cell>
          <table:table-cell table:formula="of:=[.A17]*SIN([.C17])" office:value-type="float" office:value="4.86037461932475" calcext:value-type="float">
            <text:p>4.8603746193</text:p>
          </table:table-cell>
          <table:table-cell table:formula="of:=[.A17]*COS([.C17])" office:value-type="float" office:value="6.54211422705411" calcext:value-type="float">
            <text:p>6.5421142271</text:p>
          </table:table-cell>
          <table:table-cell table:style-name="ce1" table:formula="of:=[.D17]/([.D17]+[.E17])" office:value-type="float" office:value="0.426255590758002" calcext:value-type="float">
            <text:p>0.4262555908</text:p>
          </table:table-cell>
          <table:table-cell table:style-name="ce1" table:formula="of:=[.E17]/([.D17]+[.E17])" office:value-type="float" office:value="0.573744409241998" calcext:value-type="float">
            <text:p>0.5737444092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91" calcext:value-type="float">
            <text:p>5.91</text:p>
          </table:table-cell>
          <table:table-cell table:formula="of:=RADIANS([.B18])" office:value-type="float" office:value="0.103148958792865" calcext:value-type="float">
            <text:p>0.1031489588</text:p>
          </table:table-cell>
          <table:table-cell table:formula="of:=[.A18]*SIN([.C18])" office:value-type="float" office:value="0.803135920182345" calcext:value-type="float">
            <text:p>0.8031359202</text:p>
          </table:table-cell>
          <table:table-cell table:formula="of:=[.A18]*COS([.C18])" office:value-type="float" office:value="7.75854191802254" calcext:value-type="float">
            <text:p>7.758541918</text:p>
          </table:table-cell>
          <table:table-cell table:style-name="ce1" table:formula="of:=[.D18]/([.D18]+[.E18])" office:value-type="float" office:value="0.0938059029269358" calcext:value-type="float">
            <text:p>0.0938059029</text:p>
          </table:table-cell>
          <table:table-cell table:style-name="ce1" table:formula="of:=[.E18]/([.D18]+[.E18])" office:value-type="float" office:value="0.906194097073064" calcext:value-type="float">
            <text:p>0.90619409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69" calcext:value-type="float">
            <text:p>52.69</text:p>
          </table:table-cell>
          <table:table-cell table:formula="of:=RADIANS([.B19])" office:value-type="float" office:value="0.919613982875812" calcext:value-type="float">
            <text:p>0.9196139829</text:p>
          </table:table-cell>
          <table:table-cell table:formula="of:=[.A19]*SIN([.C19])" office:value-type="float" office:value="5.5675739266808" calcext:value-type="float">
            <text:p>5.5675739267</text:p>
          </table:table-cell>
          <table:table-cell table:formula="of:=[.A19]*COS([.C19])" office:value-type="float" office:value="4.24289059144165" calcext:value-type="float">
            <text:p>4.2428905914</text:p>
          </table:table-cell>
          <table:table-cell table:style-name="ce1" table:formula="of:=[.D19]/([.D19]+[.E19])" office:value-type="float" office:value="0.56751379268495" calcext:value-type="float">
            <text:p>0.5675137927</text:p>
          </table:table-cell>
          <table:table-cell table:style-name="ce1" table:formula="of:=[.E19]/([.D19]+[.E19])" office:value-type="float" office:value="0.43248620731505" calcext:value-type="float">
            <text:p>0.43248620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6.71" calcext:value-type="float">
            <text:p>6.71</text:p>
          </table:table-cell>
          <table:table-cell table:formula="of:=RADIANS([.B20])" office:value-type="float" office:value="0.11711159280882" calcext:value-type="float">
            <text:p>0.1171115928</text:p>
          </table:table-cell>
          <table:table-cell table:formula="of:=[.A20]*SIN([.C20])" office:value-type="float" office:value="0.536314310217653" calcext:value-type="float">
            <text:p>0.5363143102</text:p>
          </table:table-cell>
          <table:table-cell table:formula="of:=[.A20]*COS([.C20])" office:value-type="float" office:value="4.55855974630757" calcext:value-type="float">
            <text:p>4.5585597463</text:p>
          </table:table-cell>
          <table:table-cell table:style-name="ce1" table:formula="of:=[.D20]/([.D20]+[.E20])" office:value-type="float" office:value="0.105265469620544" calcext:value-type="float">
            <text:p>0.1052654696</text:p>
          </table:table-cell>
          <table:table-cell table:style-name="ce1" table:formula="of:=[.E20]/([.D20]+[.E20])" office:value-type="float" office:value="0.894734530379456" calcext:value-type="float">
            <text:p>0.8947345304</text:p>
          </table:table-cell>
          <table:table-cell table:number-columns-repeated="4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21.57" calcext:value-type="float">
            <text:p>21.57</text:p>
          </table:table-cell>
          <table:table-cell table:formula="of:=RADIANS([.B21])" office:value-type="float" office:value="0.376467519655177" calcext:value-type="float">
            <text:p>0.3764675197</text:p>
          </table:table-cell>
          <table:table-cell table:formula="of:=[.A21]*SIN([.C21])" office:value-type="float" office:value="4.47415047329803" calcext:value-type="float">
            <text:p>4.4741504733</text:p>
          </table:table-cell>
          <table:table-cell table:formula="of:=[.A21]*COS([.C21])" office:value-type="float" office:value="11.3177240442718" calcext:value-type="float">
            <text:p>11.3177240443</text:p>
          </table:table-cell>
          <table:table-cell table:style-name="ce1" table:formula="of:=[.D21]/([.D21]+[.E21])" office:value-type="float" office:value="0.283319783748292" calcext:value-type="float">
            <text:p>0.2833197837</text:p>
          </table:table-cell>
          <table:table-cell table:style-name="ce1" table:formula="of:=[.E21]/([.D21]+[.E21])" office:value-type="float" office:value="0.716680216251709" calcext:value-type="float">
            <text:p>0.7166802163</text:p>
          </table:table-cell>
          <table:table-cell table:number-columns-repeated="4"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70.82" calcext:value-type="float">
            <text:p>70.82</text:p>
          </table:table-cell>
          <table:table-cell table:formula="of:=RADIANS([.B22])" office:value-type="float" office:value="1.23604217626238" calcext:value-type="float">
            <text:p>1.2360421763</text:p>
          </table:table-cell>
          <table:table-cell table:formula="of:=[.A22]*SIN([.C22])" office:value-type="float" office:value="6.05418800751161" calcext:value-type="float">
            <text:p>6.0541880075</text:p>
          </table:table-cell>
          <table:table-cell table:formula="of:=[.A22]*COS([.C22])" office:value-type="float" office:value="2.10592202365202" calcext:value-type="float">
            <text:p>2.1059220237</text:p>
          </table:table-cell>
          <table:table-cell table:style-name="ce1" table:formula="of:=[.D22]/([.D22]+[.E22])" office:value-type="float" office:value="0.741924800571381" calcext:value-type="float">
            <text:p>0.7419248006</text:p>
          </table:table-cell>
          <table:table-cell table:style-name="ce1" table:formula="of:=[.E22]/([.D22]+[.E22])" office:value-type="float" office:value="0.258075199428618" calcext:value-type="float">
            <text:p>0.2580751994</text:p>
          </table:table-cell>
          <table:table-cell table:number-columns-repeated="2"/>
          <table:table-cell office:value-type="string" calcext:value-type="string">
            <text:p>229C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1.5" calcext:value-type="float">
            <text:p>21.5</text:p>
          </table:table-cell>
          <table:table-cell table:formula="of:=RADIANS([.B23])" office:value-type="float" office:value="0.375245789178781" calcext:value-type="float">
            <text:p>0.3752457892</text:p>
          </table:table-cell>
          <table:table-cell table:formula="of:=[.A23]*SIN([.C23])" office:value-type="float" office:value="3.38647133493251" calcext:value-type="float">
            <text:p>3.3864713349</text:p>
          </table:table-cell>
          <table:table-cell table:formula="of:=[.A23]*COS([.C23])" office:value-type="float" office:value="8.59705832815391" calcext:value-type="float">
            <text:p>8.5970583282</text:p>
          </table:table-cell>
          <table:table-cell table:style-name="ce1" table:formula="of:=[.D23]/([.D23]+[.E23])" office:value-type="float" office:value="0.282593812519533" calcext:value-type="float">
            <text:p>0.2825938125</text:p>
          </table:table-cell>
          <table:table-cell table:style-name="ce1" table:formula="of:=[.E23]/([.D23]+[.E23])" office:value-type="float" office:value="0.717406187480467" calcext:value-type="float">
            <text:p>0.7174061875</text:p>
          </table:table-cell>
          <table:table-cell table:number-columns-repeated="4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.2" calcext:value-type="float">
            <text:p>2.2</text:p>
          </table:table-cell>
          <table:table-cell table:formula="of:=RADIANS([.B24])" office:value-type="float" office:value="0.0383972435438753" calcext:value-type="float">
            <text:p>0.0383972435</text:p>
          </table:table-cell>
          <table:table-cell table:formula="of:=[.A24]*SIN([.C24])" office:value-type="float" office:value="0.263340370340387" calcext:value-type="float">
            <text:p>0.2633403703</text:p>
          </table:table-cell>
          <table:table-cell table:formula="of:=[.A24]*COS([.C24])" office:value-type="float" office:value="6.85494360657686" calcext:value-type="float">
            <text:p>6.8549436066</text:p>
          </table:table-cell>
          <table:table-cell table:style-name="ce1" table:formula="of:=[.D24]/([.D24]+[.E24])" office:value-type="float" office:value="0.0369949233824235" calcext:value-type="float">
            <text:p>0.0369949234</text:p>
          </table:table-cell>
          <table:table-cell table:style-name="ce1" table:formula="of:=[.E24]/([.D24]+[.E24])" office:value-type="float" office:value="0.963005076617576" calcext:value-type="float">
            <text:p>0.9630050766</text:p>
          </table:table-cell>
          <table:table-cell table:number-columns-repeated="4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53.13" calcext:value-type="float">
            <text:p>53.13</text:p>
          </table:table-cell>
          <table:table-cell table:formula="of:=RADIANS([.B25])" office:value-type="float" office:value="0.927293431584587" calcext:value-type="float">
            <text:p>0.9272934316</text:p>
          </table:table-cell>
          <table:table-cell table:formula="of:=[.A25]*SIN([.C25])" office:value-type="float" office:value="10.4879859480269" calcext:value-type="float">
            <text:p>10.487985948</text:p>
          </table:table-cell>
          <table:table-cell table:formula="of:=[.A25]*COS([.C25])" office:value-type="float" office:value="7.86601873592921" calcext:value-type="float">
            <text:p>7.8660187359</text:p>
          </table:table-cell>
          <table:table-cell table:style-name="ce1" table:formula="of:=[.D25]/([.D25]+[.E25])" office:value-type="float" office:value="0.571427659991547" calcext:value-type="float">
            <text:p>0.57142766</text:p>
          </table:table-cell>
          <table:table-cell table:style-name="ce1" table:formula="of:=[.E25]/([.D25]+[.E25])" office:value-type="float" office:value="0.428572340008454" calcext:value-type="float">
            <text:p>0.4285723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58.2" calcext:value-type="float">
            <text:p>58.2</text:p>
          </table:table-cell>
          <table:table-cell table:formula="of:=RADIANS([.B26])" office:value-type="float" office:value="1.0157816246607" calcext:value-type="float">
            <text:p>1.0157816247</text:p>
          </table:table-cell>
          <table:table-cell table:formula="of:=[.A26]*SIN([.C26])" office:value-type="float" office:value="13.2413281567353" calcext:value-type="float">
            <text:p>13.2413281567</text:p>
          </table:table-cell>
          <table:table-cell table:formula="of:=[.A26]*COS([.C26])" office:value-type="float" office:value="8.20997129383824" calcext:value-type="float">
            <text:p>8.2099712938</text:p>
          </table:table-cell>
          <table:table-cell table:style-name="ce1" table:formula="of:=[.D26]/([.D26]+[.E26])" office:value-type="float" office:value="0.617273941247475" calcext:value-type="float">
            <text:p>0.6172739412</text:p>
          </table:table-cell>
          <table:table-cell table:style-name="ce1" table:formula="of:=[.E26]/([.D26]+[.E26])" office:value-type="float" office:value="0.382726058752525" calcext:value-type="float">
            <text:p>0.3827260588</text:p>
          </table:table-cell>
          <table:table-cell table:number-columns-repeated="4"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48.18" calcext:value-type="float">
            <text:p>48.18</text:p>
          </table:table-cell>
          <table:table-cell table:formula="of:=RADIANS([.B27])" office:value-type="float" office:value="0.840899633610868" calcext:value-type="float">
            <text:p>0.8408996336</text:p>
          </table:table-cell>
          <table:table-cell table:formula="of:=[.A27]*SIN([.C27])" office:value-type="float" office:value="9.96390279461401" calcext:value-type="float">
            <text:p>9.9639027946</text:p>
          </table:table-cell>
          <table:table-cell table:formula="of:=[.A27]*COS([.C27])" office:value-type="float" office:value="8.91501772850078" calcext:value-type="float">
            <text:p>8.9150177285</text:p>
          </table:table-cell>
          <table:table-cell table:style-name="ce1" table:formula="of:=[.D27]/([.D27]+[.E27])" office:value-type="float" office:value="0.527779264837442" calcext:value-type="float">
            <text:p>0.5277792648</text:p>
          </table:table-cell>
          <table:table-cell table:style-name="ce1" table:formula="of:=[.E27]/([.D27]+[.E27])" office:value-type="float" office:value="0.472220735162558" calcext:value-type="float">
            <text:p>0.4722207352</text:p>
          </table:table-cell>
          <table:table-cell table:number-columns-repeated="2"/>
          <table:table-cell office:value-type="string" calcext:value-type="string">
            <text:p>229D</text:p>
          </table:table-cell>
          <table:table-cell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75.77" calcext:value-type="float">
            <text:p>75.77</text:p>
          </table:table-cell>
          <table:table-cell table:formula="of:=RADIANS([.B28])" office:value-type="float" office:value="1.3224359742361" calcext:value-type="float">
            <text:p>1.3224359742</text:p>
          </table:table-cell>
          <table:table-cell table:formula="of:=[.A28]*SIN([.C28])" office:value-type="float" office:value="18.6205752355448" calcext:value-type="float">
            <text:p>18.6205752355</text:p>
          </table:table-cell>
          <table:table-cell table:formula="of:=[.A28]*COS([.C28])" office:value-type="float" office:value="4.72210523997654" calcext:value-type="float">
            <text:p>4.72210524</text:p>
          </table:table-cell>
          <table:table-cell table:style-name="ce1" table:formula="of:=[.D28]/([.D28]+[.E28])" office:value-type="float" office:value="0.797705098824086" calcext:value-type="float">
            <text:p>0.7977050988</text:p>
          </table:table-cell>
          <table:table-cell table:style-name="ce1" table:formula="of:=[.E28]/([.D28]+[.E28])" office:value-type="float" office:value="0.202294901175914" calcext:value-type="float">
            <text:p>0.2022949012</text:p>
          </table:table-cell>
          <table:table-cell table:number-columns-repeated="4"/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13.38" calcext:value-type="float">
            <text:p>13.38</text:p>
          </table:table-cell>
          <table:table-cell table:formula="of:=RADIANS([.B29])" office:value-type="float" office:value="0.233525053916841" calcext:value-type="float">
            <text:p>0.2335250539</text:p>
          </table:table-cell>
          <table:table-cell table:formula="of:=[.A29]*SIN([.C29])" office:value-type="float" office:value="4.74155661086584" calcext:value-type="float">
            <text:p>4.7415566109</text:p>
          </table:table-cell>
          <table:table-cell table:formula="of:=[.A29]*COS([.C29])" office:value-type="float" office:value="19.9338340744061" calcext:value-type="float">
            <text:p>19.9338340744</text:p>
          </table:table-cell>
          <table:table-cell table:style-name="ce1" table:formula="of:=[.D29]/([.D29]+[.E29])" office:value-type="float" office:value="0.192157306497925" calcext:value-type="float">
            <text:p>0.1921573065</text:p>
          </table:table-cell>
          <table:table-cell table:style-name="ce1" table:formula="of:=[.E29]/([.D29]+[.E29])" office:value-type="float" office:value="0.807842693502075" calcext:value-type="float">
            <text:p>0.80784269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59.83" calcext:value-type="float">
            <text:p>59.83</text:p>
          </table:table-cell>
          <table:table-cell table:formula="of:=RADIANS([.B30])" office:value-type="float" office:value="1.04423049146821" calcext:value-type="float">
            <text:p>1.0442304915</text:p>
          </table:table-cell>
          <table:table-cell table:formula="of:=[.A30]*SIN([.C30])" office:value-type="float" office:value="9.01713200853075" calcext:value-type="float">
            <text:p>9.0171320085</text:p>
          </table:table-cell>
          <table:table-cell table:formula="of:=[.A30]*COS([.C30])" office:value-type="float" office:value="5.24177740282151" calcext:value-type="float">
            <text:p>5.2417774028</text:p>
          </table:table-cell>
          <table:table-cell table:style-name="ce1" table:formula="of:=[.D30]/([.D30]+[.E30])" office:value-type="float" office:value="0.632385812154171" calcext:value-type="float">
            <text:p>0.6323858122</text:p>
          </table:table-cell>
          <table:table-cell table:style-name="ce1" table:formula="of:=[.E30]/([.D30]+[.E30])" office:value-type="float" office:value="0.367614187845829" calcext:value-type="float">
            <text:p>0.3676141878</text:p>
          </table:table-cell>
          <table:table-cell table:number-columns-repeated="4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2.68" calcext:value-type="float">
            <text:p>12.68</text:p>
          </table:table-cell>
          <table:table-cell table:formula="of:=RADIANS([.B31])" office:value-type="float" office:value="0.221307749152881" calcext:value-type="float">
            <text:p>0.2213077492</text:p>
          </table:table-cell>
          <table:table-cell table:formula="of:=[.A31]*SIN([.C31])" office:value-type="float" office:value="2.39700186366492" calcext:value-type="float">
            <text:p>2.3970018637</text:p>
          </table:table-cell>
          <table:table-cell table:formula="of:=[.A31]*COS([.C31])" office:value-type="float" office:value="10.6536745804247" calcext:value-type="float">
            <text:p>10.6536745804</text:p>
          </table:table-cell>
          <table:table-cell table:style-name="ce1" table:formula="of:=[.D31]/([.D31]+[.E31])" office:value-type="float" office:value="0.183668783295174" calcext:value-type="float">
            <text:p>0.1836687833</text:p>
          </table:table-cell>
          <table:table-cell table:style-name="ce1" table:formula="of:=[.E31]/([.D31]+[.E31])" office:value-type="float" office:value="0.816331216704826" calcext:value-type="float">
            <text:p>0.8163312167</text:p>
          </table:table-cell>
          <table:table-cell table:number-columns-repeated="2"/>
          <table:table-cell office:value-type="string" calcext:value-type="string">
            <text:p>229E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84.56" calcext:value-type="float">
            <text:p>84.56</text:p>
          </table:table-cell>
          <table:table-cell table:formula="of:=RADIANS([.B32])" office:value-type="float" office:value="1.47585041548641" calcext:value-type="float">
            <text:p>1.4758504155</text:p>
          </table:table-cell>
          <table:table-cell table:formula="of:=[.A32]*SIN([.C32])" office:value-type="float" office:value="5.35576859835557" calcext:value-type="float">
            <text:p>5.3557685984</text:p>
          </table:table-cell>
          <table:table-cell table:formula="of:=[.A32]*COS([.C32])" office:value-type="float" office:value="0.510041881484638" calcext:value-type="float">
            <text:p>0.5100418815</text:p>
          </table:table-cell>
          <table:table-cell table:style-name="ce1" table:formula="of:=[.D32]/([.D32]+[.E32])" office:value-type="float" office:value="0.913048353123995" calcext:value-type="float">
            <text:p>0.9130483531</text:p>
          </table:table-cell>
          <table:table-cell table:style-name="ce1" table:formula="of:=[.E32]/([.D32]+[.E32])" office:value-type="float" office:value="0.0869516468760054" calcext:value-type="float">
            <text:p>0.0869516469</text:p>
          </table:table-cell>
          <table:table-cell table:number-columns-repeated="4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23.84" calcext:value-type="float">
            <text:p>23.84</text:p>
          </table:table-cell>
          <table:table-cell table:formula="of:=RADIANS([.B33])" office:value-type="float" office:value="0.416086493675448" calcext:value-type="float">
            <text:p>0.4160864937</text:p>
          </table:table-cell>
          <table:table-cell table:formula="of:=[.A33]*SIN([.C33])" office:value-type="float" office:value="4.99975558901048" calcext:value-type="float">
            <text:p>4.999755589</text:p>
          </table:table-cell>
          <table:table-cell table:formula="of:=[.A33]*COS([.C33])" office:value-type="float" office:value="11.3145633610033" calcext:value-type="float">
            <text:p>11.314563361</text:p>
          </table:table-cell>
          <table:table-cell table:style-name="ce1" table:formula="of:=[.D33]/([.D33]+[.E33])" office:value-type="float" office:value="0.306464254151796" calcext:value-type="float">
            <text:p>0.3064642542</text:p>
          </table:table-cell>
          <table:table-cell table:style-name="ce1" table:formula="of:=[.E33]/([.D33]+[.E33])" office:value-type="float" office:value="0.693535745848204" calcext:value-type="float">
            <text:p>0.693535745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7.1" calcext:value-type="float">
            <text:p>17.1</text:p>
          </table:table-cell>
          <table:table-cell table:formula="of:=RADIANS([.B34])" office:value-type="float" office:value="0.29845130209103" calcext:value-type="float">
            <text:p>0.2984513021</text:p>
          </table:table-cell>
          <table:table-cell table:formula="of:=[.A34]*SIN([.C34])" office:value-type="float" office:value="1.01149871879913" calcext:value-type="float">
            <text:p>1.0114987188</text:p>
          </table:table-cell>
          <table:table-cell table:formula="of:=[.A34]*COS([.C34])" office:value-type="float" office:value="3.28792797090626" calcext:value-type="float">
            <text:p>3.2879279709</text:p>
          </table:table-cell>
          <table:table-cell table:style-name="ce1" table:formula="of:=[.D34]/([.D34]+[.E34])" office:value-type="float" office:value="0.235263627408993" calcext:value-type="float">
            <text:p>0.2352636274</text:p>
          </table:table-cell>
          <table:table-cell table:style-name="ce1" table:formula="of:=[.E34]/([.D34]+[.E34])" office:value-type="float" office:value="0.764736372591007" calcext:value-type="float">
            <text:p>0.7647363726</text:p>
          </table:table-cell>
          <table:table-cell table:number-columns-repeated="4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71.99" calcext:value-type="float">
            <text:p>71.99</text:p>
          </table:table-cell>
          <table:table-cell table:formula="of:=RADIANS([.B35])" office:value-type="float" office:value="1.25646252851072" calcext:value-type="float">
            <text:p>1.2564625285</text:p>
          </table:table-cell>
          <table:table-cell table:formula="of:=[.A35]*SIN([.C35])" office:value-type="float" office:value="10.6322087121411" calcext:value-type="float">
            <text:p>10.6322087121</text:p>
          </table:table-cell>
          <table:table-cell table:formula="of:=[.A35]*COS([.C35])" office:value-type="float" office:value="3.45666572023838" calcext:value-type="float">
            <text:p>3.4566657202</text:p>
          </table:table-cell>
          <table:table-cell table:style-name="ce1" table:formula="of:=[.D35]/([.D35]+[.E35])" office:value-type="float" office:value="0.754652812271918" calcext:value-type="float">
            <text:p>0.7546528123</text:p>
          </table:table-cell>
          <table:table-cell table:style-name="ce1" table:formula="of:=[.E35]/([.D35]+[.E35])" office:value-type="float" office:value="0.245347187728082" calcext:value-type="float">
            <text:p>0.2453471877</text:p>
          </table:table-cell>
          <table:table-cell table:number-columns-repeated="4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7.45" calcext:value-type="float">
            <text:p>17.45</text:p>
          </table:table-cell>
          <table:table-cell table:formula="of:=RADIANS([.B36])" office:value-type="float" office:value="0.30455995447301" calcext:value-type="float">
            <text:p>0.3045599545</text:p>
          </table:table-cell>
          <table:table-cell table:formula="of:=[.A36]*SIN([.C36])" office:value-type="float" office:value="2.89677714121344" calcext:value-type="float">
            <text:p>2.8967771412</text:p>
          </table:table-cell>
          <table:table-cell table:formula="of:=[.A36]*COS([.C36])" office:value-type="float" office:value="9.2154371678257" calcext:value-type="float">
            <text:p>9.2154371678</text:p>
          </table:table-cell>
          <table:table-cell table:style-name="ce1" table:formula="of:=[.D36]/([.D36]+[.E36])" office:value-type="float" office:value="0.239161648506469" calcext:value-type="float">
            <text:p>0.2391616485</text:p>
          </table:table-cell>
          <table:table-cell table:style-name="ce1" table:formula="of:=[.E36]/([.D36]+[.E36])" office:value-type="float" office:value="0.760838351493531" calcext:value-type="float">
            <text:p>0.7608383515</text:p>
          </table:table-cell>
          <table:table-cell table:number-columns-repeated="2"/>
          <table:table-cell office:value-type="string" calcext:value-type="string">
            <text:p>229F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45" calcext:value-type="float">
            <text:p>45</text:p>
          </table:table-cell>
          <table:table-cell table:formula="of:=RADIANS([.B37])" office:value-type="float" office:value="0.785398163397448" calcext:value-type="float">
            <text:p>0.7853981634</text:p>
          </table:table-cell>
          <table:table-cell table:formula="of:=[.A37]*SIN([.C37])" office:value-type="float" office:value="1.54149278298667" calcext:value-type="float">
            <text:p>1.541492783</text:p>
          </table:table-cell>
          <table:table-cell table:formula="of:=[.A37]*COS([.C37])" office:value-type="float" office:value="1.54149278298667" calcext:value-type="float">
            <text:p>1.541492783</text:p>
          </table:table-cell>
          <table:table-cell table:style-name="ce1" table:formula="of:=[.D37]/([.D37]+[.E37])" office:value-type="float" office:value="0.5" calcext:value-type="float">
            <text:p>0.5</text:p>
          </table:table-cell>
          <table:table-cell table:style-name="ce1" table:formula="of:=[.E37]/([.D37]+[.E37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80.54" calcext:value-type="float">
            <text:p>80.54</text:p>
          </table:table-cell>
          <table:table-cell table:formula="of:=RADIANS([.B38])" office:value-type="float" office:value="1.40568817955623" calcext:value-type="float">
            <text:p>1.4056881796</text:p>
          </table:table-cell>
          <table:table-cell table:formula="of:=[.A38]*SIN([.C38])" office:value-type="float" office:value="4.79390684864941" calcext:value-type="float">
            <text:p>4.7939068486</text:p>
          </table:table-cell>
          <table:table-cell table:formula="of:=[.A38]*COS([.C38])" office:value-type="float" office:value="0.798784781072042" calcext:value-type="float">
            <text:p>0.7987847811</text:p>
          </table:table-cell>
          <table:table-cell table:style-name="ce1" table:formula="of:=[.D38]/([.D38]+[.E38])" office:value-type="float" office:value="0.857173462447486" calcext:value-type="float">
            <text:p>0.8571734624</text:p>
          </table:table-cell>
          <table:table-cell table:style-name="ce1" table:formula="of:=[.E38]/([.D38]+[.E38])" office:value-type="float" office:value="0.142826537552514" calcext:value-type="float">
            <text:p>0.1428265376</text:p>
          </table:table-cell>
          <table:table-cell table:number-columns-repeated="4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5.95" calcext:value-type="float">
            <text:p>15.95</text:p>
          </table:table-cell>
          <table:table-cell table:formula="of:=RADIANS([.B39])" office:value-type="float" office:value="0.278380015693096" calcext:value-type="float">
            <text:p>0.2783800157</text:p>
          </table:table-cell>
          <table:table-cell table:formula="of:=[.A39]*SIN([.C39])" office:value-type="float" office:value="2.07747584268976" calcext:value-type="float">
            <text:p>2.0774758427</text:p>
          </table:table-cell>
          <table:table-cell table:formula="of:=[.A39]*COS([.C39])" office:value-type="float" office:value="7.26895412855525" calcext:value-type="float">
            <text:p>7.2689541286</text:p>
          </table:table-cell>
          <table:table-cell table:style-name="ce1" table:formula="of:=[.D39]/([.D39]+[.E39])" office:value-type="float" office:value="0.22227479894262" calcext:value-type="float">
            <text:p>0.2222747989</text:p>
          </table:table-cell>
          <table:table-cell table:style-name="ce1" table:formula="of:=[.E39]/([.D39]+[.E39])" office:value-type="float" office:value="0.77772520105738" calcext:value-type="float">
            <text:p>0.77772520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54.66" calcext:value-type="float">
            <text:p>54.66</text:p>
          </table:table-cell>
          <table:table-cell table:formula="of:=RADIANS([.B40])" office:value-type="float" office:value="0.9539969691401" calcext:value-type="float">
            <text:p>0.9539969691</text:p>
          </table:table-cell>
          <table:table-cell table:formula="of:=[.A40]*SIN([.C40])" office:value-type="float" office:value="14.5526940337026" calcext:value-type="float">
            <text:p>14.5526940337</text:p>
          </table:table-cell>
          <table:table-cell table:formula="of:=[.A40]*COS([.C40])" office:value-type="float" office:value="10.3191422299257" calcext:value-type="float">
            <text:p>10.3191422299</text:p>
          </table:table-cell>
          <table:table-cell table:style-name="ce1" table:formula="of:=[.D40]/([.D40]+[.E40])" office:value-type="float" office:value="0.585107343078805" calcext:value-type="float">
            <text:p>0.5851073431</text:p>
          </table:table-cell>
          <table:table-cell table:style-name="ce1" table:formula="of:=[.E40]/([.D40]+[.E40])" office:value-type="float" office:value="0.414892656921195" calcext:value-type="float">
            <text:p>0.4148926569</text:p>
          </table:table-cell>
          <table:table-cell table:number-columns-repeated="4"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22.99" calcext:value-type="float">
            <text:p>22.99</text:p>
          </table:table-cell>
          <table:table-cell table:formula="of:=RADIANS([.B41])" office:value-type="float" office:value="0.401251195033496" calcext:value-type="float">
            <text:p>0.401251195</text:p>
          </table:table-cell>
          <table:table-cell table:formula="of:=[.A41]*SIN([.C41])" office:value-type="float" office:value="3.71432511391606" calcext:value-type="float">
            <text:p>3.7143251139</text:p>
          </table:table-cell>
          <table:table-cell table:formula="of:=[.A41]*COS([.C41])" office:value-type="float" office:value="8.75464956169763" calcext:value-type="float">
            <text:p>8.7546495617</text:p>
          </table:table-cell>
          <table:table-cell table:style-name="ce1" table:formula="of:=[.D41]/([.D41]+[.E41])" office:value-type="float" office:value="0.297885368327869" calcext:value-type="float">
            <text:p>0.2978853683</text:p>
          </table:table-cell>
          <table:table-cell table:style-name="ce1" table:formula="of:=[.E41]/([.D41]+[.E41])" office:value-type="float" office:value="0.702114631672131" calcext:value-type="float">
            <text:p>0.7021146317</text:p>
          </table:table-cell>
          <table:table-cell table:number-columns-repeated="2"/>
          <table:table-cell office:value-type="string" calcext:value-type="string">
            <text:p>229G</text:p>
          </table:table-cell>
          <table:table-cell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52.65" calcext:value-type="float">
            <text:p>52.65</text:p>
          </table:table-cell>
          <table:table-cell table:formula="of:=RADIANS([.B42])" office:value-type="float" office:value="0.918915851175015" calcext:value-type="float">
            <text:p>0.9189158512</text:p>
          </table:table-cell>
          <table:table-cell table:formula="of:=[.A42]*SIN([.C42])" office:value-type="float" office:value="10.0003999656149" calcext:value-type="float">
            <text:p>10.0003999656</text:p>
          </table:table-cell>
          <table:table-cell table:formula="of:=[.A42]*COS([.C42])" office:value-type="float" office:value="7.63206397560516" calcext:value-type="float">
            <text:p>7.6320639756</text:p>
          </table:table-cell>
          <table:table-cell table:style-name="ce1" table:formula="of:=[.D42]/([.D42]+[.E42])" office:value-type="float" office:value="0.567158395953761" calcext:value-type="float">
            <text:p>0.567158396</text:p>
          </table:table-cell>
          <table:table-cell table:style-name="ce1" table:formula="of:=[.E42]/([.D42]+[.E42])" office:value-type="float" office:value="0.432841604046239" calcext:value-type="float">
            <text:p>0.432841604</text:p>
          </table:table-cell>
          <table:table-cell table:number-columns-repeated="4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9.76" calcext:value-type="float">
            <text:p>49.76</text:p>
          </table:table-cell>
          <table:table-cell table:formula="of:=RADIANS([.B43])" office:value-type="float" office:value="0.868475835792378" calcext:value-type="float">
            <text:p>0.8684758358</text:p>
          </table:table-cell>
          <table:table-cell table:formula="of:=[.A43]*SIN([.C43])" office:value-type="float" office:value="3.32818519436545" calcext:value-type="float">
            <text:p>3.3281851944</text:p>
          </table:table-cell>
          <table:table-cell table:formula="of:=[.A43]*COS([.C43])" office:value-type="float" office:value="2.81651971624674" calcext:value-type="float">
            <text:p>2.8165197162</text:p>
          </table:table-cell>
          <table:table-cell table:style-name="ce1" table:formula="of:=[.D43]/([.D43]+[.E43])" office:value-type="float" office:value="0.541634666396676" calcext:value-type="float">
            <text:p>0.5416346664</text:p>
          </table:table-cell>
          <table:table-cell table:style-name="ce1" table:formula="of:=[.E43]/([.D43]+[.E43])" office:value-type="float" office:value="0.458365333603324" calcext:value-type="float">
            <text:p>0.4583653336</text:p>
          </table:table-cell>
          <table:table-cell table:number-columns-repeated="4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43.6" calcext:value-type="float">
            <text:p>43.6</text:p>
          </table:table-cell>
          <table:table-cell table:formula="of:=RADIANS([.B44])" office:value-type="float" office:value="0.760963553869528" calcext:value-type="float">
            <text:p>0.7609635539</text:p>
          </table:table-cell>
          <table:table-cell table:formula="of:=[.A44]*SIN([.C44])" office:value-type="float" office:value="5.16525038258017" calcext:value-type="float">
            <text:p>5.1652503826</text:p>
          </table:table-cell>
          <table:table-cell table:formula="of:=[.A44]*COS([.C44])" office:value-type="float" office:value="5.42404724216663" calcext:value-type="float">
            <text:p>5.4240472422</text:p>
          </table:table-cell>
          <table:table-cell table:style-name="ce1" table:formula="of:=[.D44]/([.D44]+[.E44])" office:value-type="float" office:value="0.48778026320737" calcext:value-type="float">
            <text:p>0.4877802632</text:p>
          </table:table-cell>
          <table:table-cell table:style-name="ce1" table:formula="of:=[.E44]/([.D44]+[.E44])" office:value-type="float" office:value="0.51221973679263" calcext:value-type="float">
            <text:p>0.51221973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8.29" calcext:value-type="float">
            <text:p>8.29</text:p>
          </table:table-cell>
          <table:table-cell table:formula="of:=RADIANS([.B45])" office:value-type="float" office:value="0.14468779499033" calcext:value-type="float">
            <text:p>0.144687795</text:p>
          </table:table-cell>
          <table:table-cell table:formula="of:=[.A45]*SIN([.C45])" office:value-type="float" office:value="1.59466944333754" calcext:value-type="float">
            <text:p>1.5946694433</text:p>
          </table:table-cell>
          <table:table-cell table:formula="of:=[.A45]*COS([.C45])" office:value-type="float" office:value="10.9444337161173" calcext:value-type="float">
            <text:p>10.9444337161</text:p>
          </table:table-cell>
          <table:table-cell table:style-name="ce1" table:formula="of:=[.D45]/([.D45]+[.E45])" office:value-type="float" office:value="0.127175717677632" calcext:value-type="float">
            <text:p>0.1271757177</text:p>
          </table:table-cell>
          <table:table-cell table:style-name="ce1" table:formula="of:=[.E45]/([.D45]+[.E45])" office:value-type="float" office:value="0.872824282322367" calcext:value-type="float">
            <text:p>0.8728242823</text:p>
          </table:table-cell>
          <table:table-cell table:number-columns-repeated="4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83.75" calcext:value-type="float">
            <text:p>83.75</text:p>
          </table:table-cell>
          <table:table-cell table:formula="of:=RADIANS([.B46])" office:value-type="float" office:value="1.46171324854525" calcext:value-type="float">
            <text:p>1.4617132485</text:p>
          </table:table-cell>
          <table:table-cell table:formula="of:=[.A46]*SIN([.C46])" office:value-type="float" office:value="6.50112845197397" calcext:value-type="float">
            <text:p>6.501128452</text:p>
          </table:table-cell>
          <table:table-cell table:formula="of:=[.A46]*COS([.C46])" office:value-type="float" office:value="0.711989361531848" calcext:value-type="float">
            <text:p>0.7119893615</text:p>
          </table:table-cell>
          <table:table-cell table:style-name="ce1" table:formula="of:=[.D46]/([.D46]+[.E46])" office:value-type="float" office:value="0.901292425835785" calcext:value-type="float">
            <text:p>0.9012924258</text:p>
          </table:table-cell>
          <table:table-cell table:style-name="ce1" table:formula="of:=[.E46]/([.D46]+[.E46])" office:value-type="float" office:value="0.0987075741642153" calcext:value-type="float">
            <text:p>0.0987075742</text:p>
          </table:table-cell>
          <table:table-cell table:number-columns-repeated="2"/>
          <table:table-cell office:value-type="string" calcext:value-type="string">
            <text:p>229H</text:p>
          </table:table-cell>
          <table:table-cell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12.29" calcext:value-type="float">
            <text:p>12.29</text:p>
          </table:table-cell>
          <table:table-cell table:formula="of:=RADIANS([.B47])" office:value-type="float" office:value="0.214500965070103" calcext:value-type="float">
            <text:p>0.2145009651</text:p>
          </table:table-cell>
          <table:table-cell table:formula="of:=[.A47]*SIN([.C47])" office:value-type="float" office:value="2.72673476059986" calcext:value-type="float">
            <text:p>2.7267347606</text:p>
          </table:table-cell>
          <table:table-cell table:formula="of:=[.A47]*COS([.C47])" office:value-type="float" office:value="12.5164299041435" calcext:value-type="float">
            <text:p>12.5164299041</text:p>
          </table:table-cell>
          <table:table-cell table:style-name="ce1" table:formula="of:=[.D47]/([.D47]+[.E47])" office:value-type="float" office:value="0.178882457847265" calcext:value-type="float">
            <text:p>0.1788824578</text:p>
          </table:table-cell>
          <table:table-cell table:style-name="ce1" table:formula="of:=[.E47]/([.D47]+[.E47])" office:value-type="float" office:value="0.821117542152735" calcext:value-type="float">
            <text:p>0.8211175422</text:p>
          </table:table-cell>
          <table:table-cell table:number-columns-repeated="4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6.39" calcext:value-type="float">
            <text:p>16.39</text:p>
          </table:table-cell>
          <table:table-cell table:formula="of:=RADIANS([.B48])" office:value-type="float" office:value="0.286059464401871" calcext:value-type="float">
            <text:p>0.2860594644</text:p>
          </table:table-cell>
          <table:table-cell table:formula="of:=[.A48]*SIN([.C48])" office:value-type="float" office:value="4.00122761309009" calcext:value-type="float">
            <text:p>4.0012276131</text:p>
          </table:table-cell>
          <table:table-cell table:formula="of:=[.A48]*COS([.C48])" office:value-type="float" office:value="13.6037707121314" calcext:value-type="float">
            <text:p>13.6037707121</text:p>
          </table:table-cell>
          <table:table-cell table:style-name="ce1" table:formula="of:=[.D48]/([.D48]+[.E48])" office:value-type="float" office:value="0.227277932049434" calcext:value-type="float">
            <text:p>0.227277932</text:p>
          </table:table-cell>
          <table:table-cell table:style-name="ce1" table:formula="of:=[.E48]/([.D48]+[.E48])" office:value-type="float" office:value="0.772722067950566" calcext:value-type="float">
            <text:p>0.77272206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75.17" calcext:value-type="float">
            <text:p>75.17</text:p>
          </table:table-cell>
          <table:table-cell table:formula="of:=RADIANS([.B49])" office:value-type="float" office:value="1.31196399872414" calcext:value-type="float">
            <text:p>1.3119639987</text:p>
          </table:table-cell>
          <table:table-cell table:formula="of:=[.A49]*SIN([.C49])" office:value-type="float" office:value="9.04821376674783" calcext:value-type="float">
            <text:p>9.0482137667</text:p>
          </table:table-cell>
          <table:table-cell table:formula="of:=[.A49]*COS([.C49])" office:value-type="float" office:value="2.39571025611092" calcext:value-type="float">
            <text:p>2.3957102561</text:p>
          </table:table-cell>
          <table:table-cell table:style-name="ce1" table:formula="of:=[.D49]/([.D49]+[.E49])" office:value-type="float" office:value="0.790656574499657" calcext:value-type="float">
            <text:p>0.7906565745</text:p>
          </table:table-cell>
          <table:table-cell table:style-name="ce1" table:formula="of:=[.E49]/([.D49]+[.E49])" office:value-type="float" office:value="0.209343425500343" calcext:value-type="float">
            <text:p>0.2093434255</text:p>
          </table:table-cell>
          <table:table-cell table:number-columns-repeated="4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0.31" calcext:value-type="float">
            <text:p>10.31</text:p>
          </table:table-cell>
          <table:table-cell table:formula="of:=RADIANS([.B50])" office:value-type="float" office:value="0.179943445880615" calcext:value-type="float">
            <text:p>0.1799434459</text:p>
          </table:table-cell>
          <table:table-cell table:formula="of:=[.A50]*SIN([.C50])" office:value-type="float" office:value="2.09041553423845" calcext:value-type="float">
            <text:p>2.0904155342</text:p>
          </table:table-cell>
          <table:table-cell table:formula="of:=[.A50]*COS([.C50])" office:value-type="float" office:value="11.4914125717518" calcext:value-type="float">
            <text:p>11.4914125718</text:p>
          </table:table-cell>
          <table:table-cell table:style-name="ce1" table:formula="of:=[.D50]/([.D50]+[.E50])" office:value-type="float" office:value="0.153912677875556" calcext:value-type="float">
            <text:p>0.1539126779</text:p>
          </table:table-cell>
          <table:table-cell table:style-name="ce1" table:formula="of:=[.E50]/([.D50]+[.E50])" office:value-type="float" office:value="0.846087322124443" calcext:value-type="float">
            <text:p>0.8460873221</text:p>
          </table:table-cell>
          <table:table-cell table:number-columns-repeated="4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42.44" calcext:value-type="float">
            <text:p>42.44</text:p>
          </table:table-cell>
          <table:table-cell table:formula="of:=RADIANS([.B51])" office:value-type="float" office:value="0.740717734546393" calcext:value-type="float">
            <text:p>0.7407177345</text:p>
          </table:table-cell>
          <table:table-cell table:formula="of:=[.A51]*SIN([.C51])" office:value-type="float" office:value="8.49595562737417" calcext:value-type="float">
            <text:p>8.4959556274</text:p>
          </table:table-cell>
          <table:table-cell table:formula="of:=[.A51]*COS([.C51])" office:value-type="float" office:value="9.29122370722443" calcext:value-type="float">
            <text:p>9.2912237072</text:p>
          </table:table-cell>
          <table:table-cell table:style-name="ce1" table:formula="of:=[.D51]/([.D51]+[.E51])" office:value-type="float" office:value="0.47764490746705" calcext:value-type="float">
            <text:p>0.4776449075</text:p>
          </table:table-cell>
          <table:table-cell table:style-name="ce1" table:formula="of:=[.E51]/([.D51]+[.E51])" office:value-type="float" office:value="0.52235509253295" calcext:value-type="float">
            <text:p>0.5223550925</text:p>
          </table:table-cell>
          <table:table-cell table:number-columns-repeated="2"/>
          <table:table-cell office:value-type="string" calcext:value-type="string">
            <text:p>229I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55.31" calcext:value-type="float">
            <text:p>55.31</text:p>
          </table:table-cell>
          <table:table-cell table:formula="of:=RADIANS([.B52])" office:value-type="float" office:value="0.965341609278064" calcext:value-type="float">
            <text:p>0.9653416093</text:p>
          </table:table-cell>
          <table:table-cell table:formula="of:=[.A52]*SIN([.C52])" office:value-type="float" office:value="3.46164465728601" calcext:value-type="float">
            <text:p>3.4616446573</text:p>
          </table:table-cell>
          <table:table-cell table:formula="of:=[.A52]*COS([.C52])" office:value-type="float" office:value="2.39606265917301" calcext:value-type="float">
            <text:p>2.3960626592</text:p>
          </table:table-cell>
          <table:table-cell table:style-name="ce1" table:formula="of:=[.D52]/([.D52]+[.E52])" office:value-type="float" office:value="0.590955551425293" calcext:value-type="float">
            <text:p>0.5909555514</text:p>
          </table:table-cell>
          <table:table-cell table:style-name="ce1" table:formula="of:=[.E52]/([.D52]+[.E52])" office:value-type="float" office:value="0.409044448574707" calcext:value-type="float">
            <text:p>0.4090444486</text:p>
          </table:table-cell>
          <table:table-cell table:number-columns-repeated="4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  <table:table-cell table:formula="of:=RADIANS([.B53])" office:value-type="float" office:value="0" calcext:value-type="float">
            <text:p>0</text:p>
          </table:table-cell>
          <table:table-cell table:formula="of:=[.A53]*SIN([.C53])" office:value-type="float" office:value="0" calcext:value-type="float">
            <text:p>0</text:p>
          </table:table-cell>
          <table:table-cell table:formula="of:=[.A53]*COS([.C53])" office:value-type="float" office:value="2.81" calcext:value-type="float">
            <text:p>2.81</text:p>
          </table:table-cell>
          <table:table-cell table:style-name="ce1" table:formula="of:=[.D53]/([.D53]+[.E53])" office:value-type="float" office:value="0" calcext:value-type="float">
            <text:p>0</text:p>
          </table:table-cell>
          <table:table-cell table:style-name="ce1" table:formula="of:=[.E53]/([.D53]+[.E5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3.63" calcext:value-type="float">
            <text:p>13.63</text:p>
          </table:table-cell>
          <table:table-cell table:formula="of:=RADIANS([.B54])" office:value-type="float" office:value="0.237888377046827" calcext:value-type="float">
            <text:p>0.237888377</text:p>
          </table:table-cell>
          <table:table-cell table:formula="of:=[.A54]*SIN([.C54])" office:value-type="float" office:value="2.08551133616211" calcext:value-type="float">
            <text:p>2.0855113362</text:p>
          </table:table-cell>
          <table:table-cell table:formula="of:=[.A54]*COS([.C54])" office:value-type="float" office:value="8.60076406296204" calcext:value-type="float">
            <text:p>8.600764063</text:p>
          </table:table-cell>
          <table:table-cell table:style-name="ce1" table:formula="of:=[.D54]/([.D54]+[.E54])" office:value-type="float" office:value="0.195157925307918" calcext:value-type="float">
            <text:p>0.1951579253</text:p>
          </table:table-cell>
          <table:table-cell table:style-name="ce1" table:formula="of:=[.E54]/([.D54]+[.E54])" office:value-type="float" office:value="0.804842074692082" calcext:value-type="float">
            <text:p>0.804842074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51.84" calcext:value-type="float">
            <text:p>51.84</text:p>
          </table:table-cell>
          <table:table-cell table:formula="of:=RADIANS([.B55])" office:value-type="float" office:value="0.90477868423386" calcext:value-type="float">
            <text:p>0.9047786842</text:p>
          </table:table-cell>
          <table:table-cell table:formula="of:=[.A55]*SIN([.C55])" office:value-type="float" office:value="7.28103088158509" calcext:value-type="float">
            <text:p>7.2810308816</text:p>
          </table:table-cell>
          <table:table-cell table:formula="of:=[.A55]*COS([.C55])" office:value-type="float" office:value="5.7213800172165" calcext:value-type="float">
            <text:p>5.7213800172</text:p>
          </table:table-cell>
          <table:table-cell table:style-name="ce1" table:formula="of:=[.D55]/([.D55]+[.E55])" office:value-type="float" office:value="0.559975449034315" calcext:value-type="float">
            <text:p>0.559975449</text:p>
          </table:table-cell>
          <table:table-cell table:style-name="ce1" table:formula="of:=[.E55]/([.D55]+[.E55])" office:value-type="float" office:value="0.440024550965685" calcext:value-type="float">
            <text:p>0.440024551</text:p>
          </table:table-cell>
          <table:table-cell table:number-columns-repeated="4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72.36" calcext:value-type="float">
            <text:p>72.36</text:p>
          </table:table-cell>
          <table:table-cell table:formula="of:=RADIANS([.B56])" office:value-type="float" office:value="1.2629202467431" calcext:value-type="float">
            <text:p>1.2629202467</text:p>
          </table:table-cell>
          <table:table-cell table:formula="of:=[.A56]*SIN([.C56])" office:value-type="float" office:value="5.87035274374607" calcext:value-type="float">
            <text:p>5.8703527437</text:p>
          </table:table-cell>
          <table:table-cell table:formula="of:=[.A56]*COS([.C56])" office:value-type="float" office:value="1.86669726093789" calcext:value-type="float">
            <text:p>1.8666972609</text:p>
          </table:table-cell>
          <table:table-cell table:style-name="ce1" table:formula="of:=[.D56]/([.D56]+[.E56])" office:value-type="float" office:value="0.758732687547864" calcext:value-type="float">
            <text:p>0.7587326875</text:p>
          </table:table-cell>
          <table:table-cell table:style-name="ce1" table:formula="of:=[.E56]/([.D56]+[.E56])" office:value-type="float" office:value="0.241267312452136" calcext:value-type="float">
            <text:p>0.2412673125</text:p>
          </table:table-cell>
          <table:table-cell table:number-columns-repeated="4"/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4.61" calcext:value-type="float">
            <text:p>4.61</text:p>
          </table:table-cell>
          <table:table-cell table:formula="of:=RADIANS([.B57])" office:value-type="float" office:value="0.0804596785169386" calcext:value-type="float">
            <text:p>0.0804596785</text:p>
          </table:table-cell>
          <table:table-cell table:formula="of:=[.A57]*SIN([.C57])" office:value-type="float" office:value="1.31570427215933" calcext:value-type="float">
            <text:p>1.3157042722</text:p>
          </table:table-cell>
          <table:table-cell table:formula="of:=[.A57]*COS([.C57])" office:value-type="float" office:value="16.3170408551374" calcext:value-type="float">
            <text:p>16.3170408551</text:p>
          </table:table-cell>
          <table:table-cell table:style-name="ce1" table:formula="of:=[.D57]/([.D57]+[.E57])" office:value-type="float" office:value="0.0746170980559646" calcext:value-type="float">
            <text:p>0.0746170981</text:p>
          </table:table-cell>
          <table:table-cell table:style-name="ce1" table:formula="of:=[.E57]/([.D57]+[.E57])" office:value-type="float" office:value="0.925382901944035" calcext:value-type="float">
            <text:p>0.9253829019</text:p>
          </table:table-cell>
          <table:table-cell table:number-columns-repeated="4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74.75" calcext:value-type="float">
            <text:p>74.75</text:p>
          </table:table-cell>
          <table:table-cell table:formula="of:=RADIANS([.B58])" office:value-type="float" office:value="1.30463361586576" calcext:value-type="float">
            <text:p>1.3046336159</text:p>
          </table:table-cell>
          <table:table-cell table:formula="of:=[.A58]*SIN([.C58])" office:value-type="float" office:value="5.83696330916432" calcext:value-type="float">
            <text:p>5.8369633092</text:p>
          </table:table-cell>
          <table:table-cell table:formula="of:=[.A58]*COS([.C58])" office:value-type="float" office:value="1.59133884747075" calcext:value-type="float">
            <text:p>1.5913388475</text:p>
          </table:table-cell>
          <table:table-cell table:style-name="ce1" table:formula="of:=[.D58]/([.D58]+[.E58])" office:value-type="float" office:value="0.785773543682611" calcext:value-type="float">
            <text:p>0.7857735437</text:p>
          </table:table-cell>
          <table:table-cell table:style-name="ce1" table:formula="of:=[.E58]/([.D58]+[.E58])" office:value-type="float" office:value="0.214226456317389" calcext:value-type="float">
            <text:p>0.2142264563</text:p>
          </table:table-cell>
          <table:table-cell table:number-columns-repeated="2"/>
          <table:table-cell office:value-type="string" calcext:value-type="string">
            <text:p>229J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84.81" calcext:value-type="float">
            <text:p>84.81</text:p>
          </table:table-cell>
          <table:table-cell table:formula="of:=RADIANS([.B59])" office:value-type="float" office:value="1.48021373861639" calcext:value-type="float">
            <text:p>1.4802137386</text:p>
          </table:table-cell>
          <table:table-cell table:formula="of:=[.A59]*SIN([.C59])" office:value-type="float" office:value="2.97774160343296" calcext:value-type="float">
            <text:p>2.9777416034</text:p>
          </table:table-cell>
          <table:table-cell table:formula="of:=[.A59]*COS([.C59])" office:value-type="float" office:value="0.270471704960986" calcext:value-type="float">
            <text:p>0.270471705</text:p>
          </table:table-cell>
          <table:table-cell table:style-name="ce1" table:formula="of:=[.D59]/([.D59]+[.E59])" office:value-type="float" office:value="0.916732160335025" calcext:value-type="float">
            <text:p>0.9167321603</text:p>
          </table:table-cell>
          <table:table-cell table:style-name="ce1" table:formula="of:=[.E59]/([.D59]+[.E59])" office:value-type="float" office:value="0.0832678396649751" calcext:value-type="float">
            <text:p>0.0832678397</text:p>
          </table:table-cell>
          <table:table-cell table:number-columns-repeated="4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54.16" calcext:value-type="float">
            <text:p>54.16</text:p>
          </table:table-cell>
          <table:table-cell table:formula="of:=RADIANS([.B60])" office:value-type="float" office:value="0.945270322880129" calcext:value-type="float">
            <text:p>0.9452703229</text:p>
          </table:table-cell>
          <table:table-cell table:formula="of:=[.A60]*SIN([.C60])" office:value-type="float" office:value="4.89635767300283" calcext:value-type="float">
            <text:p>4.896357673</text:p>
          </table:table-cell>
          <table:table-cell table:formula="of:=[.A60]*COS([.C60])" office:value-type="float" office:value="3.53656352099412" calcext:value-type="float">
            <text:p>3.536563521</text:p>
          </table:table-cell>
          <table:table-cell table:style-name="ce1" table:formula="of:=[.D60]/([.D60]+[.E60])" office:value-type="float" office:value="0.580624146765221" calcext:value-type="float">
            <text:p>0.5806241468</text:p>
          </table:table-cell>
          <table:table-cell table:style-name="ce1" table:formula="of:=[.E60]/([.D60]+[.E60])" office:value-type="float" office:value="0.419375853234779" calcext:value-type="float">
            <text:p>0.4193758532</text:p>
          </table:table-cell>
          <table:table-cell table:number-columns-repeated="4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3.57" calcext:value-type="float">
            <text:p>13.57</text:p>
          </table:table-cell>
          <table:table-cell table:formula="of:=RADIANS([.B61])" office:value-type="float" office:value="0.236841179495631" calcext:value-type="float">
            <text:p>0.2368411795</text:p>
          </table:table-cell>
          <table:table-cell table:formula="of:=[.A61]*SIN([.C61])" office:value-type="float" office:value="1.81840701560011" calcext:value-type="float">
            <text:p>1.8184070156</text:p>
          </table:table-cell>
          <table:table-cell table:formula="of:=[.A61]*COS([.C61])" office:value-type="float" office:value="7.5336509028237" calcext:value-type="float">
            <text:p>7.5336509028</text:p>
          </table:table-cell>
          <table:table-cell table:style-name="ce1" table:formula="of:=[.D61]/([.D61]+[.E61])" office:value-type="float" office:value="0.194439238022446" calcext:value-type="float">
            <text:p>0.194439238</text:p>
          </table:table-cell>
          <table:table-cell table:style-name="ce1" table:formula="of:=[.E61]/([.D61]+[.E61])" office:value-type="float" office:value="0.805560761977554" calcext:value-type="float">
            <text:p>0.8055607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60.02" calcext:value-type="float">
            <text:p>60.02</text:p>
          </table:table-cell>
          <table:table-cell table:formula="of:=RADIANS([.B62])" office:value-type="float" office:value="1.047546617047" calcext:value-type="float">
            <text:p>1.047546617</text:p>
          </table:table-cell>
          <table:table-cell table:formula="of:=[.A62]*SIN([.C62])" office:value-type="float" office:value="6.77368309244841" calcext:value-type="float">
            <text:p>6.7736830924</text:p>
          </table:table-cell>
          <table:table-cell table:formula="of:=[.A62]*COS([.C62])" office:value-type="float" office:value="3.9076357766658" calcext:value-type="float">
            <text:p>3.9076357767</text:p>
          </table:table-cell>
          <table:table-cell table:style-name="ce1" table:formula="of:=[.D62]/([.D62]+[.E62])" office:value-type="float" office:value="0.634161677546674" calcext:value-type="float">
            <text:p>0.6341616775</text:p>
          </table:table-cell>
          <table:table-cell table:style-name="ce1" table:formula="of:=[.E62]/([.D62]+[.E62])" office:value-type="float" office:value="0.365838322453326" calcext:value-type="float">
            <text:p>0.3658383225</text:p>
          </table:table-cell>
          <table:table-cell table:number-columns-repeated="4"/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32.47" calcext:value-type="float">
            <text:p>32.47</text:p>
          </table:table-cell>
          <table:table-cell table:formula="of:=RADIANS([.B63])" office:value-type="float" office:value="0.566708408122559" calcext:value-type="float">
            <text:p>0.5667084081</text:p>
          </table:table-cell>
          <table:table-cell table:formula="of:=[.A63]*SIN([.C63])" office:value-type="float" office:value="7.37105946109817" calcext:value-type="float">
            <text:p>7.3710594611</text:p>
          </table:table-cell>
          <table:table-cell table:formula="of:=[.A63]*COS([.C63])" office:value-type="float" office:value="11.5836256164016" calcext:value-type="float">
            <text:p>11.5836256164</text:p>
          </table:table-cell>
          <table:table-cell table:style-name="ce1" table:formula="of:=[.D63]/([.D63]+[.E63])" office:value-type="float" office:value="0.388877970325554" calcext:value-type="float">
            <text:p>0.3888779703</text:p>
          </table:table-cell>
          <table:table-cell table:style-name="ce1" table:formula="of:=[.E63]/([.D63]+[.E63])" office:value-type="float" office:value="0.611122029674446" calcext:value-type="float">
            <text:p>0.6111220297</text:p>
          </table:table-cell>
          <table:table-cell table:number-columns-repeated="4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32.47" calcext:value-type="float">
            <text:p>32.47</text:p>
          </table:table-cell>
          <table:table-cell table:formula="of:=RADIANS([.B64])" office:value-type="float" office:value="0.566708408122559" calcext:value-type="float">
            <text:p>0.5667084081</text:p>
          </table:table-cell>
          <table:table-cell table:formula="of:=[.A64]*SIN([.C64])" office:value-type="float" office:value="5.5779539549024" calcext:value-type="float">
            <text:p>5.5779539549</text:p>
          </table:table-cell>
          <table:table-cell table:formula="of:=[.A64]*COS([.C64])" office:value-type="float" office:value="8.76575893331483" calcext:value-type="float">
            <text:p>8.7657589333</text:p>
          </table:table-cell>
          <table:table-cell table:style-name="ce1" table:formula="of:=[.D64]/([.D64]+[.E64])" office:value-type="float" office:value="0.388877970325554" calcext:value-type="float">
            <text:p>0.3888779703</text:p>
          </table:table-cell>
          <table:table-cell table:style-name="ce1" table:formula="of:=[.E64]/([.D64]+[.E64])" office:value-type="float" office:value="0.611122029674447" calcext:value-type="float">
            <text:p>0.6111220297</text:p>
          </table:table-cell>
          <table:table-cell table:number-columns-repeated="2"/>
          <table:table-cell office:value-type="string" calcext:value-type="string">
            <text:p>229K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65.57" calcext:value-type="float">
            <text:p>65.57</text:p>
          </table:table-cell>
          <table:table-cell table:formula="of:=RADIANS([.B65])" office:value-type="float" office:value="1.14441239053268" calcext:value-type="float">
            <text:p>1.1444123905</text:p>
          </table:table-cell>
          <table:table-cell table:formula="of:=[.A65]*SIN([.C65])" office:value-type="float" office:value="7.83001822106764" calcext:value-type="float">
            <text:p>7.8300182211</text:p>
          </table:table-cell>
          <table:table-cell table:formula="of:=[.A65]*COS([.C65])" office:value-type="float" office:value="3.55679837181542" calcext:value-type="float">
            <text:p>3.5567983718</text:p>
          </table:table-cell>
          <table:table-cell table:style-name="ce1" table:formula="of:=[.D65]/([.D65]+[.E65])" office:value-type="float" office:value="0.687638916214873" calcext:value-type="float">
            <text:p>0.6876389162</text:p>
          </table:table-cell>
          <table:table-cell table:style-name="ce1" table:formula="of:=[.E65]/([.D65]+[.E65])" office:value-type="float" office:value="0.312361083785127" calcext:value-type="float">
            <text:p>0.3123610838</text:p>
          </table:table-cell>
          <table:table-cell table:number-columns-repeated="4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32.47" calcext:value-type="float">
            <text:p>32.47</text:p>
          </table:table-cell>
          <table:table-cell table:formula="of:=RADIANS([.B66])" office:value-type="float" office:value="0.566708408122559" calcext:value-type="float">
            <text:p>0.5667084081</text:p>
          </table:table-cell>
          <table:table-cell table:formula="of:=[.A66]*SIN([.C66])" office:value-type="float" office:value="7.32811082621922" calcext:value-type="float">
            <text:p>7.3281108262</text:p>
          </table:table-cell>
          <table:table-cell table:formula="of:=[.A66]*COS([.C66])" office:value-type="float" office:value="11.5161318036331" calcext:value-type="float">
            <text:p>11.5161318036</text:p>
          </table:table-cell>
          <table:table-cell table:style-name="ce1" table:formula="of:=[.D66]/([.D66]+[.E66])" office:value-type="float" office:value="0.388877970325554" calcext:value-type="float">
            <text:p>0.3888779703</text:p>
          </table:table-cell>
          <table:table-cell table:style-name="ce1" table:formula="of:=[.E66]/([.D66]+[.E66])" office:value-type="float" office:value="0.611122029674446" calcext:value-type="float">
            <text:p>0.611122029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9.65" calcext:value-type="float">
            <text:p>19.65</text:p>
          </table:table-cell>
          <table:table-cell table:formula="of:=RADIANS([.B67])" office:value-type="float" office:value="0.342957198016886" calcext:value-type="float">
            <text:p>0.342957198</text:p>
          </table:table-cell>
          <table:table-cell table:formula="of:=[.A67]*SIN([.C67])" office:value-type="float" office:value="1.35518237478444" calcext:value-type="float">
            <text:p>1.3551823748</text:p>
          </table:table-cell>
          <table:table-cell table:formula="of:=[.A67]*COS([.C67])" office:value-type="float" office:value="3.79531036030963" calcext:value-type="float">
            <text:p>3.7953103603</text:p>
          </table:table-cell>
          <table:table-cell table:style-name="ce1" table:formula="of:=[.D67]/([.D67]+[.E67])" office:value-type="float" office:value="0.26311703452188" calcext:value-type="float">
            <text:p>0.2631170345</text:p>
          </table:table-cell>
          <table:table-cell table:style-name="ce1" table:formula="of:=[.E67]/([.D67]+[.E67])" office:value-type="float" office:value="0.73688296547812" calcext:value-type="float">
            <text:p>0.7368829655</text:p>
          </table:table-cell>
          <table:table-cell table:number-columns-repeated="4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2.77" calcext:value-type="float">
            <text:p>52.77</text:p>
          </table:table-cell>
          <table:table-cell table:formula="of:=RADIANS([.B68])" office:value-type="float" office:value="0.921010246277408" calcext:value-type="float">
            <text:p>0.9210102463</text:p>
          </table:table-cell>
          <table:table-cell table:formula="of:=[.A68]*SIN([.C68])" office:value-type="float" office:value="6.49710005060568" calcext:value-type="float">
            <text:p>6.4971000506</text:p>
          </table:table-cell>
          <table:table-cell table:formula="of:=[.A68]*COS([.C68])" office:value-type="float" office:value="4.93693132749684" calcext:value-type="float">
            <text:p>4.9369313275</text:p>
          </table:table-cell>
          <table:table-cell table:style-name="ce1" table:formula="of:=[.D68]/([.D68]+[.E68])" office:value-type="float" office:value="0.568224787545045" calcext:value-type="float">
            <text:p>0.5682247875</text:p>
          </table:table-cell>
          <table:table-cell table:style-name="ce1" table:formula="of:=[.E68]/([.D68]+[.E68])" office:value-type="float" office:value="0.431775212454955" calcext:value-type="float">
            <text:p>0.4317752125</text:p>
          </table:table-cell>
          <table:table-cell table:number-columns-repeated="4"/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56.69" calcext:value-type="float">
            <text:p>56.69</text:p>
          </table:table-cell>
          <table:table-cell table:formula="of:=RADIANS([.B69])" office:value-type="float" office:value="0.989427152955585" calcext:value-type="float">
            <text:p>0.989427153</text:p>
          </table:table-cell>
          <table:table-cell table:formula="of:=[.A69]*SIN([.C69])" office:value-type="float" office:value="9.25132659370844" calcext:value-type="float">
            <text:p>9.2513265937</text:p>
          </table:table-cell>
          <table:table-cell table:formula="of:=[.A69]*COS([.C69])" office:value-type="float" office:value="6.07929734891649" calcext:value-type="float">
            <text:p>6.0792973489</text:p>
          </table:table-cell>
          <table:table-cell table:style-name="ce1" table:formula="of:=[.D69]/([.D69]+[.E69])" office:value-type="float" office:value="0.603454016505242" calcext:value-type="float">
            <text:p>0.6034540165</text:p>
          </table:table-cell>
          <table:table-cell table:style-name="ce1" table:formula="of:=[.E69]/([.D69]+[.E69])" office:value-type="float" office:value="0.396545983494758" calcext:value-type="float">
            <text:p>0.3965459835</text:p>
          </table:table-cell>
          <table:table-cell table:number-columns-repeated="4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12.03" calcext:value-type="float">
            <text:p>12.03</text:p>
          </table:table-cell>
          <table:table-cell table:formula="of:=RADIANS([.B70])" office:value-type="float" office:value="0.209963109014918" calcext:value-type="float">
            <text:p>0.209963109</text:p>
          </table:table-cell>
          <table:table-cell table:formula="of:=[.A70]*SIN([.C70])" office:value-type="float" office:value="3.44732996924335" calcext:value-type="float">
            <text:p>3.4473299692</text:p>
          </table:table-cell>
          <table:table-cell table:formula="of:=[.A70]*COS([.C70])" office:value-type="float" office:value="16.1767585159437" calcext:value-type="float">
            <text:p>16.1767585159</text:p>
          </table:table-cell>
          <table:table-cell table:style-name="ce1" table:formula="of:=[.D70]/([.D70]+[.E70])" office:value-type="float" office:value="0.175668285018462" calcext:value-type="float">
            <text:p>0.175668285</text:p>
          </table:table-cell>
          <table:table-cell table:style-name="ce1" table:formula="of:=[.E70]/([.D70]+[.E70])" office:value-type="float" office:value="0.824331714981538" calcext:value-type="float">
            <text:p>0.824331715</text:p>
          </table:table-cell>
          <table:table-cell table:number-columns-repeated="2"/>
          <table:table-cell office:value-type="string" calcext:value-type="string">
            <text:p>229L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78.61" calcext:value-type="float">
            <text:p>78.61</text:p>
          </table:table-cell>
          <table:table-cell table:formula="of:=RADIANS([.B71])" office:value-type="float" office:value="1.37200332499274" calcext:value-type="float">
            <text:p>1.372003325</text:p>
          </table:table-cell>
          <table:table-cell table:formula="of:=[.A71]*SIN([.C71])" office:value-type="float" office:value="2.62721916184531" calcext:value-type="float">
            <text:p>2.6272191618</text:p>
          </table:table-cell>
          <table:table-cell table:formula="of:=[.A71]*COS([.C71])" office:value-type="float" office:value="0.529263144034068" calcext:value-type="float">
            <text:p>0.529263144</text:p>
          </table:table-cell>
          <table:table-cell table:style-name="ce1" table:formula="of:=[.D71]/([.D71]+[.E71])" office:value-type="float" office:value="0.832325008428451" calcext:value-type="float">
            <text:p>0.8323250084</text:p>
          </table:table-cell>
          <table:table-cell table:style-name="ce1" table:formula="of:=[.E71]/([.D71]+[.E71])" office:value-type="float" office:value="0.167674991571549" calcext:value-type="float">
            <text:p>0.1676749916</text:p>
          </table:table-cell>
          <table:table-cell table:number-columns-repeated="4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78.69" calcext:value-type="float">
            <text:p>78.69</text:p>
          </table:table-cell>
          <table:table-cell table:formula="of:=RADIANS([.B72])" office:value-type="float" office:value="1.37339958839434" calcext:value-type="float">
            <text:p>1.3733995884</text:p>
          </table:table-cell>
          <table:table-cell table:formula="of:=[.A72]*SIN([.C72])" office:value-type="float" office:value="6.56008317408924" calcext:value-type="float">
            <text:p>6.5600831741</text:p>
          </table:table-cell>
          <table:table-cell table:formula="of:=[.A72]*COS([.C72])" office:value-type="float" office:value="1.31202467546583" calcext:value-type="float">
            <text:p>1.3120246755</text:p>
          </table:table-cell>
          <table:table-cell table:style-name="ce1" table:formula="of:=[.D72]/([.D72]+[.E72])" office:value-type="float" office:value="0.833332482158512" calcext:value-type="float">
            <text:p>0.8333324822</text:p>
          </table:table-cell>
          <table:table-cell table:style-name="ce1" table:formula="of:=[.E72]/([.D72]+[.E72])" office:value-type="float" office:value="0.166667517841488" calcext:value-type="float">
            <text:p>0.1666675178</text:p>
          </table:table-cell>
          <table:table-cell table:number-columns-repeated="4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1.83" calcext:value-type="float">
            <text:p>11.83</text:p>
          </table:table-cell>
          <table:table-cell table:formula="of:=RADIANS([.B73])" office:value-type="float" office:value="0.206472450510929" calcext:value-type="float">
            <text:p>0.2064724505</text:p>
          </table:table-cell>
          <table:table-cell table:formula="of:=[.A73]*SIN([.C73])" office:value-type="float" office:value="3.0177259671761" calcext:value-type="float">
            <text:p>3.0177259672</text:p>
          </table:table-cell>
          <table:table-cell table:formula="of:=[.A73]*COS([.C73])" office:value-type="float" office:value="14.407349859951" calcext:value-type="float">
            <text:p>14.40734986</text:p>
          </table:table-cell>
          <table:table-cell table:style-name="ce1" table:formula="of:=[.D73]/([.D73]+[.E73])" office:value-type="float" office:value="0.173182946066618" calcext:value-type="float">
            <text:p>0.1731829461</text:p>
          </table:table-cell>
          <table:table-cell table:style-name="ce1" table:formula="of:=[.E73]/([.D73]+[.E73])" office:value-type="float" office:value="0.826817053933381" calcext:value-type="float">
            <text:p>0.826817053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6.03" calcext:value-type="float">
            <text:p>36.03</text:p>
          </table:table-cell>
          <table:table-cell table:formula="of:=RADIANS([.B74])" office:value-type="float" office:value="0.628842129493557" calcext:value-type="float">
            <text:p>0.6288421295</text:p>
          </table:table-cell>
          <table:table-cell table:formula="of:=[.A74]*SIN([.C74])" office:value-type="float" office:value="2.15872619327112" calcext:value-type="float">
            <text:p>2.1587261933</text:p>
          </table:table-cell>
          <table:table-cell table:formula="of:=[.A74]*COS([.C74])" office:value-type="float" office:value="2.96796246985793" calcext:value-type="float">
            <text:p>2.9679624699</text:p>
          </table:table-cell>
          <table:table-cell table:style-name="ce1" table:formula="of:=[.D74]/([.D74]+[.E74])" office:value-type="float" office:value="0.421076124399088" calcext:value-type="float">
            <text:p>0.4210761244</text:p>
          </table:table-cell>
          <table:table-cell table:style-name="ce1" table:formula="of:=[.E74]/([.D74]+[.E74])" office:value-type="float" office:value="0.578923875600912" calcext:value-type="float">
            <text:p>0.5789238756</text:p>
          </table:table-cell>
          <table:table-cell table:number-columns-repeated="4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45" calcext:value-type="float">
            <text:p>45</text:p>
          </table:table-cell>
          <table:table-cell table:formula="of:=RADIANS([.B75])" office:value-type="float" office:value="0.785398163397448" calcext:value-type="float">
            <text:p>0.7853981634</text:p>
          </table:table-cell>
          <table:table-cell table:formula="of:=[.A75]*SIN([.C75])" office:value-type="float" office:value="6.00333657227379" calcext:value-type="float">
            <text:p>6.0033365723</text:p>
          </table:table-cell>
          <table:table-cell table:formula="of:=[.A75]*COS([.C75])" office:value-type="float" office:value="6.00333657227379" calcext:value-type="float">
            <text:p>6.0033365723</text:p>
          </table:table-cell>
          <table:table-cell table:style-name="ce1" table:formula="of:=[.D75]/([.D75]+[.E75])" office:value-type="float" office:value="0.5" calcext:value-type="float">
            <text:p>0.5</text:p>
          </table:table-cell>
          <table:table-cell table:style-name="ce1" table:formula="of:=[.E75]/([.D75]+[.E75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85.91" calcext:value-type="float">
            <text:p>85.91</text:p>
          </table:table-cell>
          <table:table-cell table:formula="of:=RADIANS([.B76])" office:value-type="float" office:value="1.49941236038833" calcext:value-type="float">
            <text:p>1.4994123604</text:p>
          </table:table-cell>
          <table:table-cell table:formula="of:=[.A76]*SIN([.C76])" office:value-type="float" office:value="7.29138323116275" calcext:value-type="float">
            <text:p>7.2913832312</text:p>
          </table:table-cell>
          <table:table-cell table:formula="of:=[.A76]*COS([.C76])" office:value-type="float" office:value="0.521373739575287" calcext:value-type="float">
            <text:p>0.5213737396</text:p>
          </table:table-cell>
          <table:table-cell table:style-name="ce1" table:formula="of:=[.D76]/([.D76]+[.E76])" office:value-type="float" office:value="0.933266356354352" calcext:value-type="float">
            <text:p>0.9332663564</text:p>
          </table:table-cell>
          <table:table-cell table:style-name="ce1" table:formula="of:=[.E76]/([.D76]+[.E76])" office:value-type="float" office:value="0.0667336436456483" calcext:value-type="float">
            <text:p>0.0667336436</text:p>
          </table:table-cell>
          <table:table-cell table:number-columns-repeated="2"/>
          <table:table-cell office:value-type="string" calcext:value-type="string">
            <text:p>229M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6.57" calcext:value-type="float">
            <text:p>26.57</text:p>
          </table:table-cell>
          <table:table-cell table:formula="of:=RADIANS([.B77])" office:value-type="float" office:value="0.463733982254893" calcext:value-type="float">
            <text:p>0.4637339823</text:p>
          </table:table-cell>
          <table:table-cell table:formula="of:=[.A77]*SIN([.C77])" office:value-type="float" office:value="1.57893669491805" calcext:value-type="float">
            <text:p>1.5789366949</text:p>
          </table:table-cell>
          <table:table-cell table:formula="of:=[.A77]*COS([.C77])" office:value-type="float" office:value="3.15719161810639" calcext:value-type="float">
            <text:p>3.1571916181</text:p>
          </table:table-cell>
          <table:table-cell table:style-name="ce1" table:formula="of:=[.D77]/([.D77]+[.E77])" office:value-type="float" office:value="0.333381317093108" calcext:value-type="float">
            <text:p>0.3333813171</text:p>
          </table:table-cell>
          <table:table-cell table:style-name="ce1" table:formula="of:=[.E77]/([.D77]+[.E77])" office:value-type="float" office:value="0.666618682906892" calcext:value-type="float">
            <text:p>0.6666186829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6.57" calcext:value-type="float">
            <text:p>26.57</text:p>
          </table:table-cell>
          <table:table-cell table:formula="of:=RADIANS([.B78])" office:value-type="float" office:value="0.463733982254893" calcext:value-type="float">
            <text:p>0.4637339823</text:p>
          </table:table-cell>
          <table:table-cell table:formula="of:=[.A78]*SIN([.C78])" office:value-type="float" office:value="10.0193150045791" calcext:value-type="float">
            <text:p>10.0193150046</text:p>
          </table:table-cell>
          <table:table-cell table:formula="of:=[.A78]*COS([.C78])" office:value-type="float" office:value="20.0343037522899" calcext:value-type="float">
            <text:p>20.0343037523</text:p>
          </table:table-cell>
          <table:table-cell table:style-name="ce1" table:formula="of:=[.D78]/([.D78]+[.E78])" office:value-type="float" office:value="0.333381317093108" calcext:value-type="float">
            <text:p>0.3333813171</text:p>
          </table:table-cell>
          <table:table-cell table:style-name="ce1" table:formula="of:=[.E78]/([.D78]+[.E78])" office:value-type="float" office:value="0.666618682906892" calcext:value-type="float">
            <text:p>0.6666186829</text:p>
          </table:table-cell>
          <table:table-cell table:number-columns-repeated="4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78.39" calcext:value-type="float">
            <text:p>78.39</text:p>
          </table:table-cell>
          <table:table-cell table:formula="of:=RADIANS([.B79])" office:value-type="float" office:value="1.36816360063835" calcext:value-type="float">
            <text:p>1.3681636006</text:p>
          </table:table-cell>
          <table:table-cell table:formula="of:=[.A79]*SIN([.C79])" office:value-type="float" office:value="12.4891367845151" calcext:value-type="float">
            <text:p>12.4891367845</text:p>
          </table:table-cell>
          <table:table-cell table:formula="of:=[.A79]*COS([.C79])" office:value-type="float" office:value="2.56592329925745" calcext:value-type="float">
            <text:p>2.5659232993</text:p>
          </table:table-cell>
          <table:table-cell table:style-name="ce1" table:formula="of:=[.D79]/([.D79]+[.E79])" office:value-type="float" office:value="0.829564061187428" calcext:value-type="float">
            <text:p>0.8295640612</text:p>
          </table:table-cell>
          <table:table-cell table:style-name="ce1" table:formula="of:=[.E79]/([.D79]+[.E79])" office:value-type="float" office:value="0.170435938812572" calcext:value-type="float">
            <text:p>0.17043593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21.13" calcext:value-type="float">
            <text:p>21.13</text:p>
          </table:table-cell>
          <table:table-cell table:formula="of:=RADIANS([.B80])" office:value-type="float" office:value="0.368788070946402" calcext:value-type="float">
            <text:p>0.3687880709</text:p>
          </table:table-cell>
          <table:table-cell table:formula="of:=[.A80]*SIN([.C80])" office:value-type="float" office:value="4.46280742073396" calcext:value-type="float">
            <text:p>4.4628074207</text:p>
          </table:table-cell>
          <table:table-cell table:formula="of:=[.A80]*COS([.C80])" office:value-type="float" office:value="11.5476296236692" calcext:value-type="float">
            <text:p>11.5476296237</text:p>
          </table:table-cell>
          <table:table-cell table:style-name="ce1" table:formula="of:=[.D80]/([.D80]+[.E80])" office:value-type="float" office:value="0.278743635064856" calcext:value-type="float">
            <text:p>0.2787436351</text:p>
          </table:table-cell>
          <table:table-cell table:style-name="ce1" table:formula="of:=[.E80]/([.D80]+[.E80])" office:value-type="float" office:value="0.721256364935144" calcext:value-type="float">
            <text:p>0.7212563649</text:p>
          </table:table-cell>
          <table:table-cell table:number-columns-repeated="4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5.19" calcext:value-type="float">
            <text:p>15.19</text:p>
          </table:table-cell>
          <table:table-cell table:formula="of:=RADIANS([.B81])" office:value-type="float" office:value="0.265115513377939" calcext:value-type="float">
            <text:p>0.2651155134</text:p>
          </table:table-cell>
          <table:table-cell table:formula="of:=[.A81]*SIN([.C81])" office:value-type="float" office:value="3.25691789138403" calcext:value-type="float">
            <text:p>3.2569178914</text:p>
          </table:table-cell>
          <table:table-cell table:formula="of:=[.A81]*COS([.C81])" office:value-type="float" office:value="11.9957236484" calcext:value-type="float">
            <text:p>11.9957236484</text:p>
          </table:table-cell>
          <table:table-cell table:style-name="ce1" table:formula="of:=[.D81]/([.D81]+[.E81])" office:value-type="float" office:value="0.213531399324432" calcext:value-type="float">
            <text:p>0.2135313993</text:p>
          </table:table-cell>
          <table:table-cell table:style-name="ce1" table:formula="of:=[.E81]/([.D81]+[.E81])" office:value-type="float" office:value="0.786468600675568" calcext:value-type="float">
            <text:p>0.7864686007</text:p>
          </table:table-cell>
          <table:table-cell table:number-columns-repeated="2"/>
          <table:table-cell office:value-type="string" calcext:value-type="string">
            <text:p>229N</text:p>
          </table:table-cell>
          <table:table-cell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41.31" calcext:value-type="float">
            <text:p>41.31</text:p>
          </table:table-cell>
          <table:table-cell table:formula="of:=RADIANS([.B82])" office:value-type="float" office:value="0.720995513998858" calcext:value-type="float">
            <text:p>0.720995514</text:p>
          </table:table-cell>
          <table:table-cell table:formula="of:=[.A82]*SIN([.C82])" office:value-type="float" office:value="7.68394553865178" calcext:value-type="float">
            <text:p>7.6839455387</text:p>
          </table:table-cell>
          <table:table-cell table:formula="of:=[.A82]*COS([.C82])" office:value-type="float" office:value="8.74337354566494" calcext:value-type="float">
            <text:p>8.7433735457</text:p>
          </table:table-cell>
          <table:table-cell table:style-name="ce1" table:formula="of:=[.D82]/([.D82]+[.E82])" office:value-type="float" office:value="0.467754080821849" calcext:value-type="float">
            <text:p>0.4677540808</text:p>
          </table:table-cell>
          <table:table-cell table:style-name="ce1" table:formula="of:=[.E82]/([.D82]+[.E82])" office:value-type="float" office:value="0.532245919178151" calcext:value-type="float">
            <text:p>0.5322459192</text:p>
          </table:table-cell>
          <table:table-cell table:number-columns-repeated="4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.49" calcext:value-type="float">
            <text:p>12.49</text:p>
          </table:table-cell>
          <table:table-cell table:formula="of:=RADIANS([.B83])" office:value-type="float" office:value="0.217991623574092" calcext:value-type="float">
            <text:p>0.2179916236</text:p>
          </table:table-cell>
          <table:table-cell table:formula="of:=[.A83]*SIN([.C83])" office:value-type="float" office:value="3.1359036152441" calcext:value-type="float">
            <text:p>3.1359036152</text:p>
          </table:table-cell>
          <table:table-cell table:formula="of:=[.A83]*COS([.C83])" office:value-type="float" office:value="14.1568396372884" calcext:value-type="float">
            <text:p>14.1568396373</text:p>
          </table:table-cell>
          <table:table-cell table:style-name="ce1" table:formula="of:=[.D83]/([.D83]+[.E83])" office:value-type="float" office:value="0.181342171652543" calcext:value-type="float">
            <text:p>0.1813421717</text:p>
          </table:table-cell>
          <table:table-cell table:style-name="ce1" table:formula="of:=[.E83]/([.D83]+[.E83])" office:value-type="float" office:value="0.818657828347457" calcext:value-type="float">
            <text:p>0.8186578283</text:p>
          </table:table-cell>
          <table:table-cell table:number-columns-repeated="4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8.44" calcext:value-type="float">
            <text:p>18.44</text:p>
          </table:table-cell>
          <table:table-cell table:formula="of:=RADIANS([.B84])" office:value-type="float" office:value="0.321838714067754" calcext:value-type="float">
            <text:p>0.3218387141</text:p>
          </table:table-cell>
          <table:table-cell table:formula="of:=[.A84]*SIN([.C84])" office:value-type="float" office:value="2.64436330730549" calcext:value-type="float">
            <text:p>2.6443633073</text:p>
          </table:table-cell>
          <table:table-cell table:formula="of:=[.A84]*COS([.C84])" office:value-type="float" office:value="7.93075927632256" calcext:value-type="float">
            <text:p>7.9307592763</text:p>
          </table:table-cell>
          <table:table-cell table:style-name="ce1" table:formula="of:=[.D84]/([.D84]+[.E84])" office:value-type="float" office:value="0.250055097365905" calcext:value-type="float">
            <text:p>0.2500550974</text:p>
          </table:table-cell>
          <table:table-cell table:style-name="ce1" table:formula="of:=[.E84]/([.D84]+[.E84])" office:value-type="float" office:value="0.749944902634095" calcext:value-type="float">
            <text:p>0.74994490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3.13" calcext:value-type="float">
            <text:p>53.13</text:p>
          </table:table-cell>
          <table:table-cell table:formula="of:=RADIANS([.B85])" office:value-type="float" office:value="0.927293431584587" calcext:value-type="float">
            <text:p>0.9272934316</text:p>
          </table:table-cell>
          <table:table-cell table:formula="of:=[.A85]*SIN([.C85])" office:value-type="float" office:value="5.17599306512085" calcext:value-type="float">
            <text:p>5.1759930651</text:p>
          </table:table-cell>
          <table:table-cell table:formula="of:=[.A85]*COS([.C85])" office:value-type="float" office:value="3.88200924648833" calcext:value-type="float">
            <text:p>3.8820092465</text:p>
          </table:table-cell>
          <table:table-cell table:style-name="ce1" table:formula="of:=[.D85]/([.D85]+[.E85])" office:value-type="float" office:value="0.571427659991546" calcext:value-type="float">
            <text:p>0.57142766</text:p>
          </table:table-cell>
          <table:table-cell table:style-name="ce1" table:formula="of:=[.E85]/([.D85]+[.E85])" office:value-type="float" office:value="0.428572340008454" calcext:value-type="float">
            <text:p>0.42857234</text:p>
          </table:table-cell>
          <table:table-cell table:number-columns-repeated="4"/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53.31" calcext:value-type="float">
            <text:p>53.31</text:p>
          </table:table-cell>
          <table:table-cell table:formula="of:=RADIANS([.B86])" office:value-type="float" office:value="0.930435024238177" calcext:value-type="float">
            <text:p>0.9304350242</text:p>
          </table:table-cell>
          <table:table-cell table:formula="of:=[.A86]*SIN([.C86])" office:value-type="float" office:value="13.3352633572418" calcext:value-type="float">
            <text:p>13.3352633572</text:p>
          </table:table-cell>
          <table:table-cell table:formula="of:=[.A86]*COS([.C86])" office:value-type="float" office:value="9.93617890302935" calcext:value-type="float">
            <text:p>9.936178903</text:p>
          </table:table-cell>
          <table:table-cell table:style-name="ce1" table:formula="of:=[.D86]/([.D86]+[.E86])" office:value-type="float" office:value="0.573031237518426" calcext:value-type="float">
            <text:p>0.5730312375</text:p>
          </table:table-cell>
          <table:table-cell table:style-name="ce1" table:formula="of:=[.E86]/([.D86]+[.E86])" office:value-type="float" office:value="0.426968762481574" calcext:value-type="float">
            <text:p>0.4269687625</text:p>
          </table:table-cell>
          <table:table-cell table:number-columns-repeated="2"/>
          <table:table-cell office:value-type="string" calcext:value-type="string">
            <text:p>229O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0.13" calcext:value-type="float">
            <text:p>10.13</text:p>
          </table:table-cell>
          <table:table-cell table:formula="of:=RADIANS([.B87])" office:value-type="float" office:value="0.176801853227026" calcext:value-type="float">
            <text:p>0.1768018532</text:p>
          </table:table-cell>
          <table:table-cell table:formula="of:=[.A87]*SIN([.C87])" office:value-type="float" office:value="1.29801053776592" calcext:value-type="float">
            <text:p>1.2980105378</text:p>
          </table:table-cell>
          <table:table-cell table:formula="of:=[.A87]*COS([.C87])" office:value-type="float" office:value="7.26495482737839" calcext:value-type="float">
            <text:p>7.2649548274</text:p>
          </table:table-cell>
          <table:table-cell table:style-name="ce1" table:formula="of:=[.D87]/([.D87]+[.E87])" office:value-type="float" office:value="0.15158423307999" calcext:value-type="float">
            <text:p>0.1515842331</text:p>
          </table:table-cell>
          <table:table-cell table:style-name="ce1" table:formula="of:=[.E87]/([.D87]+[.E87])" office:value-type="float" office:value="0.848415766920009" calcext:value-type="float">
            <text:p>0.8484157669</text:p>
          </table:table-cell>
          <table:table-cell table:number-columns-repeated="4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46.04" calcext:value-type="float">
            <text:p>46.04</text:p>
          </table:table-cell>
          <table:table-cell table:formula="of:=RADIANS([.B88])" office:value-type="float" office:value="0.803549587618189" calcext:value-type="float">
            <text:p>0.8035495876</text:p>
          </table:table-cell>
          <table:table-cell table:formula="of:=[.A88]*SIN([.C88])" office:value-type="float" office:value="7.29902132262581" calcext:value-type="float">
            <text:p>7.2990213226</text:p>
          </table:table-cell>
          <table:table-cell table:formula="of:=[.A88]*COS([.C88])" office:value-type="float" office:value="7.03874191399669" calcext:value-type="float">
            <text:p>7.038741914</text:p>
          </table:table-cell>
          <table:table-cell table:style-name="ce1" table:formula="of:=[.D88]/([.D88]+[.E88])" office:value-type="float" office:value="0.509076708979414" calcext:value-type="float">
            <text:p>0.509076709</text:p>
          </table:table-cell>
          <table:table-cell table:style-name="ce1" table:formula="of:=[.E88]/([.D88]+[.E88])" office:value-type="float" office:value="0.490923291020586" calcext:value-type="float">
            <text:p>0.490923291</text:p>
          </table:table-cell>
          <table:table-cell table:number-columns-repeated="4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2.11" calcext:value-type="float">
            <text:p>22.11</text:p>
          </table:table-cell>
          <table:table-cell table:formula="of:=RADIANS([.B89])" office:value-type="float" office:value="0.385892297615946" calcext:value-type="float">
            <text:p>0.3858922976</text:p>
          </table:table-cell>
          <table:table-cell table:formula="of:=[.A89]*SIN([.C89])" office:value-type="float" office:value="3.34230738838567" calcext:value-type="float">
            <text:p>3.3423073884</text:p>
          </table:table-cell>
          <table:table-cell table:formula="of:=[.A89]*COS([.C89])" office:value-type="float" office:value="8.22699102476371" calcext:value-type="float">
            <text:p>8.2269910248</text:p>
          </table:table-cell>
          <table:table-cell table:style-name="ce1" table:formula="of:=[.D89]/([.D89]+[.E89])" office:value-type="float" office:value="0.288894561193692" calcext:value-type="float">
            <text:p>0.2888945612</text:p>
          </table:table-cell>
          <table:table-cell table:style-name="ce1" table:formula="of:=[.E89]/([.D89]+[.E89])" office:value-type="float" office:value="0.711105438806308" calcext:value-type="float">
            <text:p>0.71110543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1.63" calcext:value-type="float">
            <text:p>51.63</text:p>
          </table:table-cell>
          <table:table-cell table:formula="of:=RADIANS([.B90])" office:value-type="float" office:value="0.901113492804672" calcext:value-type="float">
            <text:p>0.9011134928</text:p>
          </table:table-cell>
          <table:table-cell table:formula="of:=[.A90]*SIN([.C90])" office:value-type="float" office:value="6.24078791352552" calcext:value-type="float">
            <text:p>6.2407879135</text:p>
          </table:table-cell>
          <table:table-cell table:formula="of:=[.A90]*COS([.C90])" office:value-type="float" office:value="4.94106933956546" calcext:value-type="float">
            <text:p>4.9410693396</text:p>
          </table:table-cell>
          <table:table-cell table:style-name="ce1" table:formula="of:=[.D90]/([.D90]+[.E90])" office:value-type="float" office:value="0.558117294137375" calcext:value-type="float">
            <text:p>0.5581172941</text:p>
          </table:table-cell>
          <table:table-cell table:style-name="ce1" table:formula="of:=[.E90]/([.D90]+[.E90])" office:value-type="float" office:value="0.441882705862625" calcext:value-type="float">
            <text:p>0.4418827059</text:p>
          </table:table-cell>
          <table:table-cell table:number-columns-repeated="4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17.98" calcext:value-type="float">
            <text:p>17.98</text:p>
          </table:table-cell>
          <table:table-cell table:formula="of:=RADIANS([.B91])" office:value-type="float" office:value="0.31381019950858" calcext:value-type="float">
            <text:p>0.3138101995</text:p>
          </table:table-cell>
          <table:table-cell table:formula="of:=[.A91]*SIN([.C91])" office:value-type="float" office:value="5.06552075488205" calcext:value-type="float">
            <text:p>5.0655207549</text:p>
          </table:table-cell>
          <table:table-cell table:formula="of:=[.A91]*COS([.C91])" office:value-type="float" office:value="15.6086065836083" calcext:value-type="float">
            <text:p>15.6086065836</text:p>
          </table:table-cell>
          <table:table-cell table:style-name="ce1" table:formula="of:=[.D91]/([.D91]+[.E91])" office:value-type="float" office:value="0.245017391638643" calcext:value-type="float">
            <text:p>0.2450173916</text:p>
          </table:table-cell>
          <table:table-cell table:style-name="ce1" table:formula="of:=[.E91]/([.D91]+[.E91])" office:value-type="float" office:value="0.754982608361357" calcext:value-type="float">
            <text:p>0.7549826084</text:p>
          </table:table-cell>
          <table:table-cell table:number-columns-repeated="2"/>
          <table:table-cell office:value-type="string" calcext:value-type="string">
            <text:p>229P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43.03" calcext:value-type="float">
            <text:p>43.03</text:p>
          </table:table-cell>
          <table:table-cell table:formula="of:=RADIANS([.B92])" office:value-type="float" office:value="0.75101517713316" calcext:value-type="float">
            <text:p>0.7510151771</text:p>
          </table:table-cell>
          <table:table-cell table:formula="of:=[.A92]*SIN([.C92])" office:value-type="float" office:value="3.62344418506705" calcext:value-type="float">
            <text:p>3.6234441851</text:p>
          </table:table-cell>
          <table:table-cell table:formula="of:=[.A92]*COS([.C92])" office:value-type="float" office:value="3.88159145682589" calcext:value-type="float">
            <text:p>3.8815914568</text:p>
          </table:table-cell>
          <table:table-cell table:style-name="ce1" table:formula="of:=[.D92]/([.D92]+[.E92])" office:value-type="float" office:value="0.482801729127183" calcext:value-type="float">
            <text:p>0.4828017291</text:p>
          </table:table-cell>
          <table:table-cell table:style-name="ce1" table:formula="of:=[.E92]/([.D92]+[.E92])" office:value-type="float" office:value="0.517198270872817" calcext:value-type="float">
            <text:p>0.5171982709</text:p>
          </table:table-cell>
          <table:table-cell table:number-columns-repeated="4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7.49" calcext:value-type="float">
            <text:p>47.49</text:p>
          </table:table-cell>
          <table:table-cell table:formula="of:=RADIANS([.B93])" office:value-type="float" office:value="0.828856861772107" calcext:value-type="float">
            <text:p>0.8288568618</text:p>
          </table:table-cell>
          <table:table-cell table:formula="of:=[.A93]*SIN([.C93])" office:value-type="float" office:value="3.05183996918317" calcext:value-type="float">
            <text:p>3.0518399692</text:p>
          </table:table-cell>
          <table:table-cell table:formula="of:=[.A93]*COS([.C93])" office:value-type="float" office:value="2.79747614869119" calcext:value-type="float">
            <text:p>2.7974761487</text:p>
          </table:table-cell>
          <table:table-cell table:style-name="ce1" table:formula="of:=[.D93]/([.D93]+[.E93])" office:value-type="float" office:value="0.521743039302893" calcext:value-type="float">
            <text:p>0.5217430393</text:p>
          </table:table-cell>
          <table:table-cell table:style-name="ce1" table:formula="of:=[.E93]/([.D93]+[.E93])" office:value-type="float" office:value="0.478256960697107" calcext:value-type="float">
            <text:p>0.4782569607</text:p>
          </table:table-cell>
          <table:table-cell table:number-columns-repeated="4"/>
        </table:table-row>
        <table:table-row table:style-name="ro1">
          <table:table-cell office:value-type="float" office:value="31.63" calcext:value-type="float">
            <text:p>31.63</text:p>
          </table:table-cell>
          <table:table-cell office:value-type="float" office:value="14.49" calcext:value-type="float">
            <text:p>14.49</text:p>
          </table:table-cell>
          <table:table-cell table:formula="of:=RADIANS([.B94])" office:value-type="float" office:value="0.252898208613978" calcext:value-type="float">
            <text:p>0.2528982086</text:p>
          </table:table-cell>
          <table:table-cell table:formula="of:=[.A94]*SIN([.C94])" office:value-type="float" office:value="7.91417477142422" calcext:value-type="float">
            <text:p>7.9141747714</text:p>
          </table:table-cell>
          <table:table-cell table:formula="of:=[.A94]*COS([.C94])" office:value-type="float" office:value="30.6238916156545" calcext:value-type="float">
            <text:p>30.6238916157</text:p>
          </table:table-cell>
          <table:table-cell table:style-name="ce1" table:formula="of:=[.D94]/([.D94]+[.E94])" office:value-type="float" office:value="0.205359934043752" calcext:value-type="float">
            <text:p>0.205359934</text:p>
          </table:table-cell>
          <table:table-cell table:style-name="ce1" table:formula="of:=[.E94]/([.D94]+[.E94])" office:value-type="float" office:value="0.794640065956248" calcext:value-type="float">
            <text:p>0.7946400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9.06" calcext:value-type="float">
            <text:p>29.06</text:p>
          </table:table-cell>
          <table:table-cell table:formula="of:=RADIANS([.B95])" office:value-type="float" office:value="0.507192680629552" calcext:value-type="float">
            <text:p>0.5071926806</text:p>
          </table:table-cell>
          <table:table-cell table:formula="of:=[.A95]*SIN([.C95])" office:value-type="float" office:value="2.55977208788376" calcext:value-type="float">
            <text:p>2.5597720879</text:p>
          </table:table-cell>
          <table:table-cell table:formula="of:=[.A95]*COS([.C95])" office:value-type="float" office:value="4.6065677958857" calcext:value-type="float">
            <text:p>4.6065677959</text:p>
          </table:table-cell>
          <table:table-cell table:style-name="ce1" table:formula="of:=[.D95]/([.D95]+[.E95])" office:value-type="float" office:value="0.357193787819248" calcext:value-type="float">
            <text:p>0.3571937878</text:p>
          </table:table-cell>
          <table:table-cell table:style-name="ce1" table:formula="of:=[.E95]/([.D95]+[.E95])" office:value-type="float" office:value="0.642806212180752" calcext:value-type="float">
            <text:p>0.6428062122</text:p>
          </table:table-cell>
          <table:table-cell table:number-columns-repeated="4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33.37" calcext:value-type="float">
            <text:p>33.37</text:p>
          </table:table-cell>
          <table:table-cell table:formula="of:=RADIANS([.B96])" office:value-type="float" office:value="0.582416371390508" calcext:value-type="float">
            <text:p>0.5824163714</text:p>
          </table:table-cell>
          <table:table-cell table:formula="of:=[.A96]*SIN([.C96])" office:value-type="float" office:value="5.18141014046265" calcext:value-type="float">
            <text:p>5.1814101405</text:p>
          </table:table-cell>
          <table:table-cell table:formula="of:=[.A96]*COS([.C96])" office:value-type="float" office:value="7.86698093021147" calcext:value-type="float">
            <text:p>7.8669809302</text:p>
          </table:table-cell>
          <table:table-cell table:style-name="ce1" table:formula="of:=[.D96]/([.D96]+[.E96])" office:value-type="float" office:value="0.397091879941253" calcext:value-type="float">
            <text:p>0.3970918799</text:p>
          </table:table-cell>
          <table:table-cell table:style-name="ce1" table:formula="of:=[.E96]/([.D96]+[.E96])" office:value-type="float" office:value="0.602908120058747" calcext:value-type="float">
            <text:p>0.6029081201</text:p>
          </table:table-cell>
          <table:table-cell table:number-columns-repeated="2"/>
          <table:table-cell office:value-type="string" calcext:value-type="string">
            <text:p>229Q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18.93" calcext:value-type="float">
            <text:p>18.93</text:p>
          </table:table-cell>
          <table:table-cell table:formula="of:=RADIANS([.B97])" office:value-type="float" office:value="0.330390827402527" calcext:value-type="float">
            <text:p>0.3303908274</text:p>
          </table:table-cell>
          <table:table-cell table:formula="of:=[.A97]*SIN([.C97])" office:value-type="float" office:value="3.92863831662932" calcext:value-type="float">
            <text:p>3.9286383166</text:p>
          </table:table-cell>
          <table:table-cell table:formula="of:=[.A97]*COS([.C97])" office:value-type="float" office:value="11.4550382355151" calcext:value-type="float">
            <text:p>11.4550382355</text:p>
          </table:table-cell>
          <table:table-cell table:style-name="ce1" table:formula="of:=[.D97]/([.D97]+[.E97])" office:value-type="float" office:value="0.255377074739763" calcext:value-type="float">
            <text:p>0.2553770747</text:p>
          </table:table-cell>
          <table:table-cell table:style-name="ce1" table:formula="of:=[.E97]/([.D97]+[.E97])" office:value-type="float" office:value="0.744622925260237" calcext:value-type="float">
            <text:p>0.7446229253</text:p>
          </table:table-cell>
          <table:table-cell table:number-columns-repeated="4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77.99" calcext:value-type="float">
            <text:p>77.99</text:p>
          </table:table-cell>
          <table:table-cell table:formula="of:=RADIANS([.B98])" office:value-type="float" office:value="1.36118228363038" calcext:value-type="float">
            <text:p>1.3611822836</text:p>
          </table:table-cell>
          <table:table-cell table:formula="of:=[.A98]*SIN([.C98])" office:value-type="float" office:value="12.4513568286367" calcext:value-type="float">
            <text:p>12.4513568286</text:p>
          </table:table-cell>
          <table:table-cell table:formula="of:=[.A98]*COS([.C98])" office:value-type="float" office:value="2.64888903617394" calcext:value-type="float">
            <text:p>2.6488890362</text:p>
          </table:table-cell>
          <table:table-cell table:style-name="ce1" table:formula="of:=[.D98]/([.D98]+[.E98])" office:value-type="float" office:value="0.824579741291043" calcext:value-type="float">
            <text:p>0.8245797413</text:p>
          </table:table-cell>
          <table:table-cell table:style-name="ce1" table:formula="of:=[.E98]/([.D98]+[.E98])" office:value-type="float" office:value="0.175420258708957" calcext:value-type="float">
            <text:p>0.1754202587</text:p>
          </table:table-cell>
          <table:table-cell table:number-columns-repeated="4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21.8" calcext:value-type="float">
            <text:p>21.8</text:p>
          </table:table-cell>
          <table:table-cell table:formula="of:=RADIANS([.B99])" office:value-type="float" office:value="0.380481776934764" calcext:value-type="float">
            <text:p>0.3804817769</text:p>
          </table:table-cell>
          <table:table-cell table:formula="of:=[.A99]*SIN([.C99])" office:value-type="float" office:value="4.69037576299947" calcext:value-type="float">
            <text:p>4.690375763</text:p>
          </table:table-cell>
          <table:table-cell table:formula="of:=[.A99]*COS([.C99])" office:value-type="float" office:value="11.7267759935059" calcext:value-type="float">
            <text:p>11.7267759935</text:p>
          </table:table-cell>
          <table:table-cell table:style-name="ce1" table:formula="of:=[.D99]/([.D99]+[.E99])" office:value-type="float" office:value="0.285699726271999" calcext:value-type="float">
            <text:p>0.2856997263</text:p>
          </table:table-cell>
          <table:table-cell table:style-name="ce1" table:formula="of:=[.E99]/([.D99]+[.E99])" office:value-type="float" office:value="0.714300273728001" calcext:value-type="float">
            <text:p>0.71430027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5.1" calcext:value-type="float">
            <text:p>85.1</text:p>
          </table:table-cell>
          <table:table-cell table:formula="of:=RADIANS([.B100])" office:value-type="float" office:value="1.48527519344717" calcext:value-type="float">
            <text:p>1.4852751934</text:p>
          </table:table-cell>
          <table:table-cell table:formula="of:=[.A100]*SIN([.C100])" office:value-type="float" office:value="9.33575542530879" calcext:value-type="float">
            <text:p>9.3357554253</text:p>
          </table:table-cell>
          <table:table-cell table:formula="of:=[.A100]*COS([.C100])" office:value-type="float" office:value="0.800356569797134" calcext:value-type="float">
            <text:p>0.8003565698</text:p>
          </table:table-cell>
          <table:table-cell table:style-name="ce1" table:formula="of:=[.D100]/([.D100]+[.E100])" office:value-type="float" office:value="0.921039095643026" calcext:value-type="float">
            <text:p>0.9210390956</text:p>
          </table:table-cell>
          <table:table-cell table:style-name="ce1" table:formula="of:=[.E100]/([.D100]+[.E100])" office:value-type="float" office:value="0.0789609043569738" calcext:value-type="float">
            <text:p>0.0789609044</text:p>
          </table:table-cell>
          <table:table-cell table:number-columns-repeated="4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8.66" calcext:value-type="float">
            <text:p>38.66</text:p>
          </table:table-cell>
          <table:table-cell table:formula="of:=RADIANS([.B101])" office:value-type="float" office:value="0.674744288821008" calcext:value-type="float">
            <text:p>0.6747442888</text:p>
          </table:table-cell>
          <table:table-cell table:formula="of:=[.A101]*SIN([.C101])" office:value-type="float" office:value="1.99278553796634" calcext:value-type="float">
            <text:p>1.992785538</text:p>
          </table:table-cell>
          <table:table-cell table:formula="of:=[.A101]*COS([.C101])" office:value-type="float" office:value="2.49096483308621" calcext:value-type="float">
            <text:p>2.4909648331</text:p>
          </table:table-cell>
          <table:table-cell table:style-name="ce1" table:formula="of:=[.D101]/([.D101]+[.E101])" office:value-type="float" office:value="0.444446138400551" calcext:value-type="float">
            <text:p>0.4444461384</text:p>
          </table:table-cell>
          <table:table-cell table:style-name="ce1" table:formula="of:=[.E101]/([.D101]+[.E101])" office:value-type="float" office:value="0.555553861599449" calcext:value-type="float">
            <text:p>0.5555538616</text:p>
          </table:table-cell>
          <table:table-cell table:number-columns-repeated="4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16.11" calcext:value-type="float">
            <text:p>16.11</text:p>
          </table:table-cell>
          <table:table-cell table:formula="of:=RADIANS([.B102])" office:value-type="float" office:value="0.281172542496286" calcext:value-type="float">
            <text:p>0.2811725425</text:p>
          </table:table-cell>
          <table:table-cell table:formula="of:=[.A102]*SIN([.C102])" office:value-type="float" office:value="3.42135721119077" calcext:value-type="float">
            <text:p>3.4213572112</text:p>
          </table:table-cell>
          <table:table-cell table:formula="of:=[.A102]*COS([.C102])" office:value-type="float" office:value="11.845810011706" calcext:value-type="float">
            <text:p>11.8458100117</text:p>
          </table:table-cell>
          <table:table-cell table:style-name="ce1" table:formula="of:=[.D102]/([.D102]+[.E102])" office:value-type="float" office:value="0.224099019892809" calcext:value-type="float">
            <text:p>0.2240990199</text:p>
          </table:table-cell>
          <table:table-cell table:style-name="ce1" table:formula="of:=[.E102]/([.D102]+[.E102])" office:value-type="float" office:value="0.775900980107191" calcext:value-type="float">
            <text:p>0.7759009801</text:p>
          </table:table-cell>
          <table:table-cell table:number-columns-repeated="2"/>
          <table:table-cell office:value-type="string" calcext:value-type="string">
            <text:p>229R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2.99" calcext:value-type="float">
            <text:p>12.99</text:p>
          </table:table-cell>
          <table:table-cell table:formula="of:=RADIANS([.B103])" office:value-type="float" office:value="0.226718269834063" calcext:value-type="float">
            <text:p>0.2267182698</text:p>
          </table:table-cell>
          <table:table-cell table:formula="of:=[.A103]*SIN([.C103])" office:value-type="float" office:value="1.61392751725322" calcext:value-type="float">
            <text:p>1.6139275173</text:p>
          </table:table-cell>
          <table:table-cell table:formula="of:=[.A103]*COS([.C103])" office:value-type="float" office:value="6.99625885520632" calcext:value-type="float">
            <text:p>6.9962588552</text:p>
          </table:table-cell>
          <table:table-cell table:style-name="ce1" table:formula="of:=[.D103]/([.D103]+[.E103])" office:value-type="float" office:value="0.187443970134667" calcext:value-type="float">
            <text:p>0.1874439701</text:p>
          </table:table-cell>
          <table:table-cell table:style-name="ce1" table:formula="of:=[.E103]/([.D103]+[.E103])" office:value-type="float" office:value="0.812556029865333" calcext:value-type="float">
            <text:p>0.8125560299</text:p>
          </table:table-cell>
          <table:table-cell table:number-columns-repeated="4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64.03" calcext:value-type="float">
            <text:p>64.03</text:p>
          </table:table-cell>
          <table:table-cell table:formula="of:=RADIANS([.B104])" office:value-type="float" office:value="1.11753432005197" calcext:value-type="float">
            <text:p>1.1175343201</text:p>
          </table:table-cell>
          <table:table-cell table:formula="of:=[.A104]*SIN([.C104])" office:value-type="float" office:value="10.2668478410216" calcext:value-type="float">
            <text:p>10.266847841</text:p>
          </table:table-cell>
          <table:table-cell table:formula="of:=[.A104]*COS([.C104])" office:value-type="float" office:value="5.00082347312014" calcext:value-type="float">
            <text:p>5.0008234731</text:p>
          </table:table-cell>
          <table:table-cell table:style-name="ce1" table:formula="of:=[.D104]/([.D104]+[.E104])" office:value-type="float" office:value="0.672456698194171" calcext:value-type="float">
            <text:p>0.6724566982</text:p>
          </table:table-cell>
          <table:table-cell table:style-name="ce1" table:formula="of:=[.E104]/([.D104]+[.E104])" office:value-type="float" office:value="0.327543301805829" calcext:value-type="float">
            <text:p>0.3275433018</text:p>
          </table:table-cell>
          <table:table-cell table:number-columns-repeated="4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16.43" calcext:value-type="float">
            <text:p>16.43</text:p>
          </table:table-cell>
          <table:table-cell table:formula="of:=RADIANS([.B105])" office:value-type="float" office:value="0.286757596102668" calcext:value-type="float">
            <text:p>0.2867575961</text:p>
          </table:table-cell>
          <table:table-cell table:formula="of:=[.A105]*SIN([.C105])" office:value-type="float" office:value="5.88880612005957" calcext:value-type="float">
            <text:p>5.8888061201</text:p>
          </table:table-cell>
          <table:table-cell table:formula="of:=[.A105]*COS([.C105])" office:value-type="float" office:value="19.9698363158126" calcext:value-type="float">
            <text:p>19.9698363158</text:p>
          </table:table-cell>
          <table:table-cell table:style-name="ce1" table:formula="of:=[.D105]/([.D105]+[.E105])" office:value-type="float" office:value="0.227730675910904" calcext:value-type="float">
            <text:p>0.2277306759</text:p>
          </table:table-cell>
          <table:table-cell table:style-name="ce1" table:formula="of:=[.E105]/([.D105]+[.E105])" office:value-type="float" office:value="0.772269324089096" calcext:value-type="float">
            <text:p>0.772269324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45" calcext:value-type="float">
            <text:p>45</text:p>
          </table:table-cell>
          <table:table-cell table:formula="of:=RADIANS([.B106])" office:value-type="float" office:value="0.785398163397448" calcext:value-type="float">
            <text:p>0.7853981634</text:p>
          </table:table-cell>
          <table:table-cell table:formula="of:=[.A106]*SIN([.C106])" office:value-type="float" office:value="5.26087445202791" calcext:value-type="float">
            <text:p>5.260874452</text:p>
          </table:table-cell>
          <table:table-cell table:formula="of:=[.A106]*COS([.C106])" office:value-type="float" office:value="5.26087445202791" calcext:value-type="float">
            <text:p>5.260874452</text:p>
          </table:table-cell>
          <table:table-cell table:style-name="ce1" table:formula="of:=[.D106]/([.D106]+[.E106])" office:value-type="float" office:value="0.5" calcext:value-type="float">
            <text:p>0.5</text:p>
          </table:table-cell>
          <table:table-cell table:style-name="ce1" table:formula="of:=[.E106]/([.D106]+[.E106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33.69" calcext:value-type="float">
            <text:p>33.69</text:p>
          </table:table-cell>
          <table:table-cell table:formula="of:=RADIANS([.B107])" office:value-type="float" office:value="0.58800142499689" calcext:value-type="float">
            <text:p>0.588001425</text:p>
          </table:table-cell>
          <table:table-cell table:formula="of:=[.A107]*SIN([.C107])" office:value-type="float" office:value="8.42033409298113" calcext:value-type="float">
            <text:p>8.420334093</text:p>
          </table:table-cell>
          <table:table-cell table:formula="of:=[.A107]*COS([.C107])" office:value-type="float" office:value="12.6305333918477" calcext:value-type="float">
            <text:p>12.6305333918</text:p>
          </table:table-cell>
          <table:table-cell table:style-name="ce1" table:formula="of:=[.D107]/([.D107]+[.E107])" office:value-type="float" office:value="0.399999387153503" calcext:value-type="float">
            <text:p>0.3999993872</text:p>
          </table:table-cell>
          <table:table-cell table:style-name="ce1" table:formula="of:=[.E107]/([.D107]+[.E107])" office:value-type="float" office:value="0.600000612846497" calcext:value-type="float">
            <text:p>0.6000006128</text:p>
          </table:table-cell>
          <table:table-cell table:number-columns-repeated="4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7.29" calcext:value-type="float">
            <text:p>47.29</text:p>
          </table:table-cell>
          <table:table-cell table:formula="of:=RADIANS([.B108])" office:value-type="float" office:value="0.825366203268118" calcext:value-type="float">
            <text:p>0.8253662033</text:p>
          </table:table-cell>
          <table:table-cell table:formula="of:=[.A108]*SIN([.C108])" office:value-type="float" office:value="3.416802435863" calcext:value-type="float">
            <text:p>3.4168024359</text:p>
          </table:table-cell>
          <table:table-cell table:formula="of:=[.A108]*COS([.C108])" office:value-type="float" office:value="3.15403885744622" calcext:value-type="float">
            <text:p>3.1540388574</text:p>
          </table:table-cell>
          <table:table-cell table:style-name="ce1" table:formula="of:=[.D108]/([.D108]+[.E108])" office:value-type="float" office:value="0.519994667858159" calcext:value-type="float">
            <text:p>0.5199946679</text:p>
          </table:table-cell>
          <table:table-cell table:style-name="ce1" table:formula="of:=[.E108]/([.D108]+[.E108])" office:value-type="float" office:value="0.480005332141841" calcext:value-type="float">
            <text:p>0.4800053321</text:p>
          </table:table-cell>
          <table:table-cell table:number-columns-repeated="2"/>
          <table:table-cell office:value-type="string" calcext:value-type="string">
            <text:p>229S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43.45" calcext:value-type="float">
            <text:p>43.45</text:p>
          </table:table-cell>
          <table:table-cell table:formula="of:=RADIANS([.B109])" office:value-type="float" office:value="0.758345559991536" calcext:value-type="float">
            <text:p>0.75834556</text:p>
          </table:table-cell>
          <table:table-cell table:formula="of:=[.A109]*SIN([.C109])" office:value-type="float" office:value="4.80029470969526" calcext:value-type="float">
            <text:p>4.8002947097</text:p>
          </table:table-cell>
          <table:table-cell table:formula="of:=[.A109]*COS([.C109])" office:value-type="float" office:value="5.06730408600784" calcext:value-type="float">
            <text:p>5.067304086</text:p>
          </table:table-cell>
          <table:table-cell table:style-name="ce1" table:formula="of:=[.D109]/([.D109]+[.E109])" office:value-type="float" office:value="0.486470397619487" calcext:value-type="float">
            <text:p>0.4864703976</text:p>
          </table:table-cell>
          <table:table-cell table:style-name="ce1" table:formula="of:=[.E109]/([.D109]+[.E109])" office:value-type="float" office:value="0.513529602380513" calcext:value-type="float">
            <text:p>0.5135296024</text:p>
          </table:table-cell>
          <table:table-cell table:number-columns-repeated="4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90" calcext:value-type="float">
            <text:p>90</text:p>
          </table:table-cell>
          <table:table-cell table:formula="of:=RADIANS([.B110])" office:value-type="float" office:value="1.5707963267949" calcext:value-type="float">
            <text:p>1.5707963268</text:p>
          </table:table-cell>
          <table:table-cell table:formula="of:=[.A110]*SIN([.C110])" office:value-type="float" office:value="3.42" calcext:value-type="float">
            <text:p>3.42</text:p>
          </table:table-cell>
          <table:table-cell table:formula="of:=[.A110]*COS([.C110])" office:value-type="float" office:value="2.09414602654197E-016" calcext:value-type="float">
            <text:p>2.09414602654197E-016</text:p>
          </table:table-cell>
          <table:table-cell table:style-name="ce1" table:formula="of:=[.D110]/([.D110]+[.E110])" office:value-type="float" office:value="1" calcext:value-type="float">
            <text:p>1</text:p>
          </table:table-cell>
          <table:table-cell table:style-name="ce1" table:formula="of:=[.E110]/([.D110]+[.E110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.93" calcext:value-type="float">
            <text:p>18.93</text:p>
          </table:table-cell>
          <table:table-cell table:formula="of:=RADIANS([.B111])" office:value-type="float" office:value="0.330390827402527" calcext:value-type="float">
            <text:p>0.3303908274</text:p>
          </table:table-cell>
          <table:table-cell table:formula="of:=[.A111]*SIN([.C111])" office:value-type="float" office:value="2.88078515703289" calcext:value-type="float">
            <text:p>2.880785157</text:p>
          </table:table-cell>
          <table:table-cell table:formula="of:=[.A111]*COS([.C111])" office:value-type="float" office:value="8.39973076229346" calcext:value-type="float">
            <text:p>8.3997307623</text:p>
          </table:table-cell>
          <table:table-cell table:style-name="ce1" table:formula="of:=[.D111]/([.D111]+[.E111])" office:value-type="float" office:value="0.255377074739763" calcext:value-type="float">
            <text:p>0.2553770747</text:p>
          </table:table-cell>
          <table:table-cell table:style-name="ce1" table:formula="of:=[.E111]/([.D111]+[.E111])" office:value-type="float" office:value="0.744622925260237" calcext:value-type="float">
            <text:p>0.744622925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20.85" calcext:value-type="float">
            <text:p>20.85</text:p>
          </table:table-cell>
          <table:table-cell table:formula="of:=RADIANS([.B112])" office:value-type="float" office:value="0.363901149040818" calcext:value-type="float">
            <text:p>0.363901149</text:p>
          </table:table-cell>
          <table:table-cell table:formula="of:=[.A112]*SIN([.C112])" office:value-type="float" office:value="4.2319199088671" calcext:value-type="float">
            <text:p>4.2319199089</text:p>
          </table:table-cell>
          <table:table-cell table:formula="of:=[.A112]*COS([.C112])" office:value-type="float" office:value="11.1113884769157" calcext:value-type="float">
            <text:p>11.1113884769</text:p>
          </table:table-cell>
          <table:table-cell table:style-name="ce1" table:formula="of:=[.D112]/([.D112]+[.E112])" office:value-type="float" office:value="0.275815345847342" calcext:value-type="float">
            <text:p>0.2758153458</text:p>
          </table:table-cell>
          <table:table-cell table:style-name="ce1" table:formula="of:=[.E112]/([.D112]+[.E112])" office:value-type="float" office:value="0.724184654152658" calcext:value-type="float">
            <text:p>0.7241846542</text:p>
          </table:table-cell>
          <table:table-cell table:number-columns-repeated="4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60.25" calcext:value-type="float">
            <text:p>60.25</text:p>
          </table:table-cell>
          <table:table-cell table:formula="of:=RADIANS([.B113])" office:value-type="float" office:value="1.05156087432658" calcext:value-type="float">
            <text:p>1.0515608743</text:p>
          </table:table-cell>
          <table:table-cell table:formula="of:=[.A113]*SIN([.C113])" office:value-type="float" office:value="12.79725052557" calcext:value-type="float">
            <text:p>12.7972505256</text:p>
          </table:table-cell>
          <table:table-cell table:formula="of:=[.A113]*COS([.C113])" office:value-type="float" office:value="7.31423126417257" calcext:value-type="float">
            <text:p>7.3142312642</text:p>
          </table:table-cell>
          <table:table-cell table:style-name="ce1" table:formula="of:=[.D113]/([.D113]+[.E113])" office:value-type="float" office:value="0.636315645926048" calcext:value-type="float">
            <text:p>0.6363156459</text:p>
          </table:table-cell>
          <table:table-cell table:style-name="ce1" table:formula="of:=[.E113]/([.D113]+[.E113])" office:value-type="float" office:value="0.363684354073952" calcext:value-type="float">
            <text:p>0.3636843541</text:p>
          </table:table-cell>
          <table:table-cell table:number-columns-repeated="4"/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14.82" calcext:value-type="float">
            <text:p>14.82</text:p>
          </table:table-cell>
          <table:table-cell table:formula="of:=RADIANS([.B114])" office:value-type="float" office:value="0.25865779514556" calcext:value-type="float">
            <text:p>0.2586577951</text:p>
          </table:table-cell>
          <table:table-cell table:formula="of:=[.A114]*SIN([.C114])" office:value-type="float" office:value="3.25100482018562" calcext:value-type="float">
            <text:p>3.2510048202</text:p>
          </table:table-cell>
          <table:table-cell table:formula="of:=[.A114]*COS([.C114])" office:value-type="float" office:value="12.287191203002" calcext:value-type="float">
            <text:p>12.287191203</text:p>
          </table:table-cell>
          <table:table-cell table:style-name="ce1" table:formula="of:=[.D114]/([.D114]+[.E114])" office:value-type="float" office:value="0.20922665767211" calcext:value-type="float">
            <text:p>0.2092266577</text:p>
          </table:table-cell>
          <table:table-cell table:style-name="ce1" table:formula="of:=[.E114]/([.D114]+[.E114])" office:value-type="float" office:value="0.79077334232789" calcext:value-type="float">
            <text:p>0.7907733423</text:p>
          </table:table-cell>
          <table:table-cell table:number-columns-repeated="2"/>
          <table:table-cell office:value-type="string" calcext:value-type="string">
            <text:p>229T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8.38" calcext:value-type="float">
            <text:p>18.38</text:p>
          </table:table-cell>
          <table:table-cell table:formula="of:=RADIANS([.B115])" office:value-type="float" office:value="0.320791516516558" calcext:value-type="float">
            <text:p>0.3207915165</text:p>
          </table:table-cell>
          <table:table-cell table:formula="of:=[.A115]*SIN([.C115])" office:value-type="float" office:value="2.60137182946956" calcext:value-type="float">
            <text:p>2.6013718295</text:p>
          </table:table-cell>
          <table:table-cell table:formula="of:=[.A115]*COS([.C115])" office:value-type="float" office:value="7.82913562309673" calcext:value-type="float">
            <text:p>7.8291356231</text:p>
          </table:table-cell>
          <table:table-cell table:style-name="ce1" table:formula="of:=[.D115]/([.D115]+[.E115])" office:value-type="float" office:value="0.249400313580096" calcext:value-type="float">
            <text:p>0.2494003136</text:p>
          </table:table-cell>
          <table:table-cell table:style-name="ce1" table:formula="of:=[.E115]/([.D115]+[.E115])" office:value-type="float" office:value="0.750599686419904" calcext:value-type="float">
            <text:p>0.75059968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48.92" calcext:value-type="float">
            <text:p>48.92</text:p>
          </table:table-cell>
          <table:table-cell table:formula="of:=RADIANS([.B116])" office:value-type="float" office:value="0.853815070075626" calcext:value-type="float">
            <text:p>0.8538150701</text:p>
          </table:table-cell>
          <table:table-cell table:formula="of:=[.A116]*SIN([.C116])" office:value-type="float" office:value="12.0456091619109" calcext:value-type="float">
            <text:p>12.0456091619</text:p>
          </table:table-cell>
          <table:table-cell table:formula="of:=[.A116]*COS([.C116])" office:value-type="float" office:value="10.5006523568057" calcext:value-type="float">
            <text:p>10.5006523568</text:p>
          </table:table-cell>
          <table:table-cell table:style-name="ce1" table:formula="of:=[.D116]/([.D116]+[.E116])" office:value-type="float" office:value="0.534261928608933" calcext:value-type="float">
            <text:p>0.5342619286</text:p>
          </table:table-cell>
          <table:table-cell table:style-name="ce1" table:formula="of:=[.E116]/([.D116]+[.E116])" office:value-type="float" office:value="0.465738071391067" calcext:value-type="float">
            <text:p>0.4657380714</text:p>
          </table:table-cell>
          <table:table-cell table:number-columns-repeated="4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2.93" calcext:value-type="float">
            <text:p>22.93</text:p>
          </table:table-cell>
          <table:table-cell table:formula="of:=RADIANS([.B117])" office:value-type="float" office:value="0.4002039974823" calcext:value-type="float">
            <text:p>0.4002039975</text:p>
          </table:table-cell>
          <table:table-cell table:formula="of:=[.A117]*SIN([.C117])" office:value-type="float" office:value="2.35322161910324" calcext:value-type="float">
            <text:p>2.3532216191</text:p>
          </table:table-cell>
          <table:table-cell table:formula="of:=[.A117]*COS([.C117])" office:value-type="float" office:value="5.56272846824156" calcext:value-type="float">
            <text:p>5.5627284682</text:p>
          </table:table-cell>
          <table:table-cell table:style-name="ce1" table:formula="of:=[.D117]/([.D117]+[.E117])" office:value-type="float" office:value="0.29727595464066" calcext:value-type="float">
            <text:p>0.2972759546</text:p>
          </table:table-cell>
          <table:table-cell table:style-name="ce1" table:formula="of:=[.E117]/([.D117]+[.E117])" office:value-type="float" office:value="0.70272404535934" calcext:value-type="float">
            <text:p>0.7027240454</text:p>
          </table:table-cell>
          <table:table-cell table:number-columns-repeated="2"/>
          <table:table-cell office:value-type="string" calcext:value-type="string">
            <text:p>229U</text:p>
          </table:table-cell>
          <table:table-cell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11.29" calcext:value-type="float">
            <text:p>11.29</text:p>
          </table:table-cell>
          <table:table-cell table:formula="of:=RADIANS([.B118])" office:value-type="float" office:value="0.19704767255016" calcext:value-type="float">
            <text:p>0.1970476726</text:p>
          </table:table-cell>
          <table:table-cell table:formula="of:=[.A118]*SIN([.C118])" office:value-type="float" office:value="2.18876440736371" calcext:value-type="float">
            <text:p>2.1887644074</text:p>
          </table:table-cell>
          <table:table-cell table:formula="of:=[.A118]*COS([.C118])" office:value-type="float" office:value="10.9636540609898" calcext:value-type="float">
            <text:p>10.963654061</text:p>
          </table:table-cell>
          <table:table-cell table:style-name="ce1" table:formula="of:=[.D118]/([.D118]+[.E118])" office:value-type="float" office:value="0.166415356432749" calcext:value-type="float">
            <text:p>0.1664153564</text:p>
          </table:table-cell>
          <table:table-cell table:style-name="ce1" table:formula="of:=[.E118]/([.D118]+[.E118])" office:value-type="float" office:value="0.833584643567252" calcext:value-type="float">
            <text:p>0.8335846436</text:p>
          </table:table-cell>
          <table:table-cell table:number-columns-repeated="4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32.62" calcext:value-type="float">
            <text:p>32.62</text:p>
          </table:table-cell>
          <table:table-cell table:formula="of:=RADIANS([.B119])" office:value-type="float" office:value="0.56932640200055" calcext:value-type="float">
            <text:p>0.569326402</text:p>
          </table:table-cell>
          <table:table-cell table:formula="of:=[.A119]*SIN([.C119])" office:value-type="float" office:value="4.2478308094911" calcext:value-type="float">
            <text:p>4.2478308095</text:p>
          </table:table-cell>
          <table:table-cell table:formula="of:=[.A119]*COS([.C119])" office:value-type="float" office:value="6.63704252012432" calcext:value-type="float">
            <text:p>6.6370425201</text:p>
          </table:table-cell>
          <table:table-cell table:style-name="ce1" table:formula="of:=[.D119]/([.D119]+[.E119])" office:value-type="float" office:value="0.390250826156485" calcext:value-type="float">
            <text:p>0.3902508262</text:p>
          </table:table-cell>
          <table:table-cell table:style-name="ce1" table:formula="of:=[.E119]/([.D119]+[.E119])" office:value-type="float" office:value="0.609749173843515" calcext:value-type="float">
            <text:p>0.609749173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24.23" calcext:value-type="float">
            <text:p>24.23</text:p>
          </table:table-cell>
          <table:table-cell table:formula="of:=RADIANS([.B120])" office:value-type="float" office:value="0.422893277758226" calcext:value-type="float">
            <text:p>0.4228932778</text:p>
          </table:table-cell>
          <table:table-cell table:formula="of:=[.A120]*SIN([.C120])" office:value-type="float" office:value="2.30234715621077" calcext:value-type="float">
            <text:p>2.3023471562</text:p>
          </table:table-cell>
          <table:table-cell table:formula="of:=[.A120]*COS([.C120])" office:value-type="float" office:value="5.11578904689083" calcext:value-type="float">
            <text:p>5.1157890469</text:p>
          </table:table-cell>
          <table:table-cell table:style-name="ce1" table:formula="of:=[.D120]/([.D120]+[.E120])" office:value-type="float" office:value="0.310367333946785" calcext:value-type="float">
            <text:p>0.3103673339</text:p>
          </table:table-cell>
          <table:table-cell table:style-name="ce1" table:formula="of:=[.E120]/([.D120]+[.E120])" office:value-type="float" office:value="0.689632666053215" calcext:value-type="float">
            <text:p>0.6896326661</text:p>
          </table:table-cell>
          <table:table-cell table:number-columns-repeated="4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52.59" calcext:value-type="float">
            <text:p>52.59</text:p>
          </table:table-cell>
          <table:table-cell table:formula="of:=RADIANS([.B121])" office:value-type="float" office:value="0.917868653623818" calcext:value-type="float">
            <text:p>0.9178686536</text:p>
          </table:table-cell>
          <table:table-cell table:formula="of:=[.A121]*SIN([.C121])" office:value-type="float" office:value="13.4794169649829" calcext:value-type="float">
            <text:p>13.479416965</text:p>
          </table:table-cell>
          <table:table-cell table:formula="of:=[.A121]*COS([.C121])" office:value-type="float" office:value="10.3095207591881" calcext:value-type="float">
            <text:p>10.3095207592</text:p>
          </table:table-cell>
          <table:table-cell table:style-name="ce1" table:formula="of:=[.D121]/([.D121]+[.E121])" office:value-type="float" office:value="0.5666254257031" calcext:value-type="float">
            <text:p>0.5666254257</text:p>
          </table:table-cell>
          <table:table-cell table:style-name="ce1" table:formula="of:=[.E121]/([.D121]+[.E121])" office:value-type="float" office:value="0.4333745742969" calcext:value-type="float">
            <text:p>0.4333745743</text:p>
          </table:table-cell>
          <table:table-cell table:number-columns-repeated="4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59.38" calcext:value-type="float">
            <text:p>59.38</text:p>
          </table:table-cell>
          <table:table-cell table:formula="of:=RADIANS([.B122])" office:value-type="float" office:value="1.03637650983423" calcext:value-type="float">
            <text:p>1.0363765098</text:p>
          </table:table-cell>
          <table:table-cell table:formula="of:=[.A122]*SIN([.C122])" office:value-type="float" office:value="12.8138022124868" calcext:value-type="float">
            <text:p>12.8138022125</text:p>
          </table:table-cell>
          <table:table-cell table:formula="of:=[.A122]*COS([.C122])" office:value-type="float" office:value="7.58410000324813" calcext:value-type="float">
            <text:p>7.5841000032</text:p>
          </table:table-cell>
          <table:table-cell table:style-name="ce1" table:formula="of:=[.D122]/([.D122]+[.E122])" office:value-type="float" office:value="0.628192158044676" calcext:value-type="float">
            <text:p>0.628192158</text:p>
          </table:table-cell>
          <table:table-cell table:style-name="ce1" table:formula="of:=[.E122]/([.D122]+[.E122])" office:value-type="float" office:value="0.371807841955324" calcext:value-type="float">
            <text:p>0.371807842</text:p>
          </table:table-cell>
          <table:table-cell table:number-columns-repeated="2"/>
          <table:table-cell office:value-type="string" calcext:value-type="string">
            <text:p>229V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4.04" calcext:value-type="float">
            <text:p>14.04</text:p>
          </table:table-cell>
          <table:table-cell table:formula="of:=RADIANS([.B123])" office:value-type="float" office:value="0.245044226980004" calcext:value-type="float">
            <text:p>0.245044227</text:p>
          </table:table-cell>
          <table:table-cell table:formula="of:=[.A123]*SIN([.C123])" office:value-type="float" office:value="2.39930639256658" calcext:value-type="float">
            <text:p>2.3993063926</text:p>
          </table:table-cell>
          <table:table-cell table:formula="of:=[.A123]*COS([.C123])" office:value-type="float" office:value="9.59455203928715" calcext:value-type="float">
            <text:p>9.5945520393</text:p>
          </table:table-cell>
          <table:table-cell table:style-name="ce1" table:formula="of:=[.D123]/([.D123]+[.E123])" office:value-type="float" office:value="0.200044581666431" calcext:value-type="float">
            <text:p>0.2000445817</text:p>
          </table:table-cell>
          <table:table-cell table:style-name="ce1" table:formula="of:=[.E123]/([.D123]+[.E123])" office:value-type="float" office:value="0.799955418333569" calcext:value-type="float">
            <text:p>0.7999554183</text:p>
          </table:table-cell>
          <table:table-cell table:number-columns-repeated="4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5" calcext:value-type="float">
            <text:p>55</text:p>
          </table:table-cell>
          <table:table-cell table:formula="of:=RADIANS([.B124])" office:value-type="float" office:value="0.959931088596881" calcext:value-type="float">
            <text:p>0.9599310886</text:p>
          </table:table-cell>
          <table:table-cell table:formula="of:=[.A124]*SIN([.C124])" office:value-type="float" office:value="2.75235086881101" calcext:value-type="float">
            <text:p>2.7523508688</text:p>
          </table:table-cell>
          <table:table-cell table:formula="of:=[.A124]*COS([.C124])" office:value-type="float" office:value="1.92721682613952" calcext:value-type="float">
            <text:p>1.9272168261</text:p>
          </table:table-cell>
          <table:table-cell table:style-name="ce1" table:formula="of:=[.D124]/([.D124]+[.E124])" office:value-type="float" office:value="0.588163490354232" calcext:value-type="float">
            <text:p>0.5881634904</text:p>
          </table:table-cell>
          <table:table-cell table:style-name="ce1" table:formula="of:=[.E124]/([.D124]+[.E124])" office:value-type="float" office:value="0.411836509645767" calcext:value-type="float">
            <text:p>0.4118365096</text:p>
          </table:table-cell>
          <table:table-cell table:number-columns-repeated="4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2.29" calcext:value-type="float">
            <text:p>12.29</text:p>
          </table:table-cell>
          <table:table-cell table:formula="of:=RADIANS([.B125])" office:value-type="float" office:value="0.214500965070103" calcext:value-type="float">
            <text:p>0.2145009651</text:p>
          </table:table-cell>
          <table:table-cell table:formula="of:=[.A125]*SIN([.C125])" office:value-type="float" office:value="3.6760897201842" calcext:value-type="float">
            <text:p>3.6760897202</text:p>
          </table:table-cell>
          <table:table-cell table:formula="of:=[.A125]*COS([.C125])" office:value-type="float" office:value="16.874218926195" calcext:value-type="float">
            <text:p>16.8742189262</text:p>
          </table:table-cell>
          <table:table-cell table:style-name="ce1" table:formula="of:=[.D125]/([.D125]+[.E125])" office:value-type="float" office:value="0.178882457847265" calcext:value-type="float">
            <text:p>0.1788824578</text:p>
          </table:table-cell>
          <table:table-cell table:style-name="ce1" table:formula="of:=[.E125]/([.D125]+[.E125])" office:value-type="float" office:value="0.821117542152735" calcext:value-type="float">
            <text:p>0.82111754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56.93" calcext:value-type="float">
            <text:p>56.93</text:p>
          </table:table-cell>
          <table:table-cell table:formula="of:=RADIANS([.B126])" office:value-type="float" office:value="0.993615943160372" calcext:value-type="float">
            <text:p>0.9936159432</text:p>
          </table:table-cell>
          <table:table-cell table:formula="of:=[.A126]*SIN([.C126])" office:value-type="float" office:value="7.76830208666066" calcext:value-type="float">
            <text:p>7.7683020867</text:p>
          </table:table-cell>
          <table:table-cell table:formula="of:=[.A126]*COS([.C126])" office:value-type="float" office:value="5.05829839870916" calcext:value-type="float">
            <text:p>5.0582983987</text:p>
          </table:table-cell>
          <table:table-cell table:style-name="ce1" table:formula="of:=[.D126]/([.D126]+[.E126])" office:value-type="float" office:value="0.605639981967263" calcext:value-type="float">
            <text:p>0.605639982</text:p>
          </table:table-cell>
          <table:table-cell table:style-name="ce1" table:formula="of:=[.E126]/([.D126]+[.E126])" office:value-type="float" office:value="0.394360018032737" calcext:value-type="float">
            <text:p>0.394360018</text:p>
          </table:table-cell>
          <table:table-cell table:number-columns-repeated="4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4.47" calcext:value-type="float">
            <text:p>14.47</text:p>
          </table:table-cell>
          <table:table-cell table:formula="of:=RADIANS([.B127])" office:value-type="float" office:value="0.252549142763579" calcext:value-type="float">
            <text:p>0.2525491428</text:p>
          </table:table-cell>
          <table:table-cell table:formula="of:=[.A127]*SIN([.C127])" office:value-type="float" office:value="1.40428653446368" calcext:value-type="float">
            <text:p>1.4042865345</text:p>
          </table:table-cell>
          <table:table-cell table:formula="of:=[.A127]*COS([.C127])" office:value-type="float" office:value="5.44172576754139" calcext:value-type="float">
            <text:p>5.4417257675</text:p>
          </table:table-cell>
          <table:table-cell table:style-name="ce1" table:formula="of:=[.D127]/([.D127]+[.E127])" office:value-type="float" office:value="0.205124745985688" calcext:value-type="float">
            <text:p>0.205124746</text:p>
          </table:table-cell>
          <table:table-cell table:style-name="ce1" table:formula="of:=[.E127]/([.D127]+[.E127])" office:value-type="float" office:value="0.794875254014312" calcext:value-type="float">
            <text:p>0.794875254</text:p>
          </table:table-cell>
          <table:table-cell table:number-columns-repeated="4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9.92" calcext:value-type="float">
            <text:p>19.92</text:p>
          </table:table-cell>
          <table:table-cell table:formula="of:=RADIANS([.B128])" office:value-type="float" office:value="0.34766958699727" calcext:value-type="float">
            <text:p>0.347669587</text:p>
          </table:table-cell>
          <table:table-cell table:formula="of:=[.A128]*SIN([.C128])" office:value-type="float" office:value="2.49738782174917" calcext:value-type="float">
            <text:p>2.4973878217</text:p>
          </table:table-cell>
          <table:table-cell table:formula="of:=[.A128]*COS([.C128])" office:value-type="float" office:value="6.89144063805087" calcext:value-type="float">
            <text:p>6.8914406381</text:p>
          </table:table-cell>
          <table:table-cell table:style-name="ce1" table:formula="of:=[.D128]/([.D128]+[.E128])" office:value-type="float" office:value="0.265995681190916" calcext:value-type="float">
            <text:p>0.2659956812</text:p>
          </table:table-cell>
          <table:table-cell table:style-name="ce1" table:formula="of:=[.E128]/([.D128]+[.E128])" office:value-type="float" office:value="0.734004318809084" calcext:value-type="float">
            <text:p>0.7340043188</text:p>
          </table:table-cell>
          <table:table-cell table:number-columns-repeated="2"/>
          <table:table-cell office:value-type="string" calcext:value-type="string">
            <text:p>229X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55.97" calcext:value-type="float">
            <text:p>55.97</text:p>
          </table:table-cell>
          <table:table-cell table:formula="of:=RADIANS([.B129])" office:value-type="float" office:value="0.976860782341226" calcext:value-type="float">
            <text:p>0.9768607823</text:p>
          </table:table-cell>
          <table:table-cell table:formula="of:=[.A129]*SIN([.C129])" office:value-type="float" office:value="4.81500651065781" calcext:value-type="float">
            <text:p>4.8150065107</text:p>
          </table:table-cell>
          <table:table-cell table:formula="of:=[.A129]*COS([.C129])" office:value-type="float" office:value="3.25143234626263" calcext:value-type="float">
            <text:p>3.2514323463</text:p>
          </table:table-cell>
          <table:table-cell table:style-name="ce1" table:formula="of:=[.D129]/([.D129]+[.E129])" office:value-type="float" office:value="0.596918491054683" calcext:value-type="float">
            <text:p>0.5969184911</text:p>
          </table:table-cell>
          <table:table-cell table:style-name="ce1" table:formula="of:=[.E129]/([.D129]+[.E129])" office:value-type="float" office:value="0.403081508945317" calcext:value-type="float">
            <text:p>0.4030815089</text:p>
          </table:table-cell>
          <table:table-cell table:number-columns-repeated="4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48.5" calcext:value-type="float">
            <text:p>48.5</text:p>
          </table:table-cell>
          <table:table-cell table:formula="of:=RADIANS([.B130])" office:value-type="float" office:value="0.84648468721725" calcext:value-type="float">
            <text:p>0.8464846872</text:p>
          </table:table-cell>
          <table:table-cell table:formula="of:=[.A130]*SIN([.C130])" office:value-type="float" office:value="6.84545528801148" calcext:value-type="float">
            <text:p>6.845455288</text:p>
          </table:table-cell>
          <table:table-cell table:formula="of:=[.A130]*COS([.C130])" office:value-type="float" office:value="6.05634724069184" calcext:value-type="float">
            <text:p>6.0563472407</text:p>
          </table:table-cell>
          <table:table-cell table:style-name="ce1" table:formula="of:=[.D130]/([.D130]+[.E130])" office:value-type="float" office:value="0.530581310075242" calcext:value-type="float">
            <text:p>0.5305813101</text:p>
          </table:table-cell>
          <table:table-cell table:style-name="ce1" table:formula="of:=[.E130]/([.D130]+[.E130])" office:value-type="float" office:value="0.469418689924758" calcext:value-type="float">
            <text:p>0.469418689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56.98" calcext:value-type="float">
            <text:p>56.98</text:p>
          </table:table-cell>
          <table:table-cell table:formula="of:=RADIANS([.B131])" office:value-type="float" office:value="0.994488607786369" calcext:value-type="float">
            <text:p>0.9944886078</text:p>
          </table:table-cell>
          <table:table-cell table:formula="of:=[.A131]*SIN([.C131])" office:value-type="float" office:value="5.21534810023247" calcext:value-type="float">
            <text:p>5.2153481002</text:p>
          </table:table-cell>
          <table:table-cell table:formula="of:=[.A131]*COS([.C131])" office:value-type="float" office:value="3.38947550417489" calcext:value-type="float">
            <text:p>3.3894755042</text:p>
          </table:table-cell>
          <table:table-cell table:style-name="ce1" table:formula="of:=[.D131]/([.D131]+[.E131])" office:value-type="float" office:value="0.606095875987648" calcext:value-type="float">
            <text:p>0.606095876</text:p>
          </table:table-cell>
          <table:table-cell table:style-name="ce1" table:formula="of:=[.E131]/([.D131]+[.E131])" office:value-type="float" office:value="0.393904124012352" calcext:value-type="float">
            <text:p>0.393904124</text:p>
          </table:table-cell>
          <table:table-cell table:number-columns-repeated="4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90" calcext:value-type="float">
            <text:p>90</text:p>
          </table:table-cell>
          <table:table-cell table:formula="of:=RADIANS([.B132])" office:value-type="float" office:value="1.5707963267949" calcext:value-type="float">
            <text:p>1.5707963268</text:p>
          </table:table-cell>
          <table:table-cell table:formula="of:=[.A132]*SIN([.C132])" office:value-type="float" office:value="2.96" calcext:value-type="float">
            <text:p>2.96</text:p>
          </table:table-cell>
          <table:table-cell table:formula="of:=[.A132]*COS([.C132])" office:value-type="float" office:value="1.81247726273808E-016" calcext:value-type="float">
            <text:p>1.81247726273808E-016</text:p>
          </table:table-cell>
          <table:table-cell table:style-name="ce1" table:formula="of:=[.D132]/([.D132]+[.E132])" office:value-type="float" office:value="1" calcext:value-type="float">
            <text:p>1</text:p>
          </table:table-cell>
          <table:table-cell table:style-name="ce1" table:formula="of:=[.E132]/([.D132]+[.E132])" office:value-type="float" office:value="6.12323399573677E-017" calcext:value-type="float">
            <text:p>6.12323399573677E-017</text:p>
          </table:table-cell>
          <table:table-cell table:number-columns-repeated="4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45" calcext:value-type="float">
            <text:p>45</text:p>
          </table:table-cell>
          <table:table-cell table:formula="of:=RADIANS([.B133])" office:value-type="float" office:value="0.785398163397448" calcext:value-type="float">
            <text:p>0.7853981634</text:p>
          </table:table-cell>
          <table:table-cell table:formula="of:=[.A133]*SIN([.C133])" office:value-type="float" office:value="8.12465691583343" calcext:value-type="float">
            <text:p>8.1246569158</text:p>
          </table:table-cell>
          <table:table-cell table:formula="of:=[.A133]*COS([.C133])" office:value-type="float" office:value="8.12465691583343" calcext:value-type="float">
            <text:p>8.1246569158</text:p>
          </table:table-cell>
          <table:table-cell table:style-name="ce1" table:formula="of:=[.D133]/([.D133]+[.E133])" office:value-type="float" office:value="0.5" calcext:value-type="float">
            <text:p>0.5</text:p>
          </table:table-cell>
          <table:table-cell table:style-name="ce1" table:formula="of:=[.E133]/([.D133]+[.E133]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6.58" calcext:value-type="float">
            <text:p>6.58</text:p>
          </table:table-cell>
          <table:table-cell table:formula="of:=RADIANS([.B134])" office:value-type="float" office:value="0.114842664781227" calcext:value-type="float">
            <text:p>0.1148426648</text:p>
          </table:table-cell>
          <table:table-cell table:formula="of:=[.A134]*SIN([.C134])" office:value-type="float" office:value="0.787235986089961" calcext:value-type="float">
            <text:p>0.7872359861</text:p>
          </table:table-cell>
          <table:table-cell table:formula="of:=[.A134]*COS([.C134])" office:value-type="float" office:value="6.8247461126554" calcext:value-type="float">
            <text:p>6.8247461127</text:p>
          </table:table-cell>
          <table:table-cell table:style-name="ce1" table:formula="of:=[.D134]/([.D134]+[.E134])" office:value-type="float" office:value="0.103420630248161" calcext:value-type="float">
            <text:p>0.1034206302</text:p>
          </table:table-cell>
          <table:table-cell table:style-name="ce1" table:formula="of:=[.E134]/([.D134]+[.E134])" office:value-type="float" office:value="0.89657936975184" calcext:value-type="float">
            <text:p>0.8965793698</text:p>
          </table:table-cell>
          <table:table-cell table:number-columns-repeated="2"/>
          <table:table-cell office:value-type="string" calcext:value-type="string">
            <text:p>229Y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5.96" calcext:value-type="float">
            <text:p>75.96</text:p>
          </table:table-cell>
          <table:table-cell table:formula="of:=RADIANS([.B135])" office:value-type="float" office:value="1.32575209981489" calcext:value-type="float">
            <text:p>1.3257520998</text:p>
          </table:table-cell>
          <table:table-cell table:formula="of:=[.A135]*SIN([.C135])" office:value-type="float" office:value="4.26855702455647" calcext:value-type="float">
            <text:p>4.2685570246</text:p>
          </table:table-cell>
          <table:table-cell table:formula="of:=[.A135]*COS([.C135])" office:value-type="float" office:value="1.06743661549979" calcext:value-type="float">
            <text:p>1.0674366155</text:p>
          </table:table-cell>
          <table:table-cell table:style-name="ce1" table:formula="of:=[.D135]/([.D135]+[.E135])" office:value-type="float" office:value="0.799955418333569" calcext:value-type="float">
            <text:p>0.7999554183</text:p>
          </table:table-cell>
          <table:table-cell table:style-name="ce1" table:formula="of:=[.E135]/([.D135]+[.E135])" office:value-type="float" office:value="0.200044581666431" calcext:value-type="float">
            <text:p>0.2000445817</text:p>
          </table:table-cell>
          <table:table-cell table:number-columns-repeated="4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64.88" calcext:value-type="float">
            <text:p>64.88</text:p>
          </table:table-cell>
          <table:table-cell table:formula="of:=RADIANS([.B136])" office:value-type="float" office:value="1.13236961869392" calcext:value-type="float">
            <text:p>1.1323696187</text:p>
          </table:table-cell>
          <table:table-cell table:formula="of:=[.A136]*SIN([.C136])" office:value-type="float" office:value="8.42041223389697" calcext:value-type="float">
            <text:p>8.4204122339</text:p>
          </table:table-cell>
          <table:table-cell table:formula="of:=[.A136]*COS([.C136])" office:value-type="float" office:value="3.94799415035513" calcext:value-type="float">
            <text:p>3.9479941504</text:p>
          </table:table-cell>
          <table:table-cell table:style-name="ce1" table:formula="of:=[.D136]/([.D136]+[.E136])" office:value-type="float" office:value="0.680800094393578" calcext:value-type="float">
            <text:p>0.6808000944</text:p>
          </table:table-cell>
          <table:table-cell table:style-name="ce1" table:formula="of:=[.E136]/([.D136]+[.E136])" office:value-type="float" office:value="0.319199905606421" calcext:value-type="float">
            <text:p>0.3191999056</text:p>
          </table:table-cell>
          <table:table-cell table:number-columns-repeated="4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30.74" calcext:value-type="float">
            <text:p>30.74</text:p>
          </table:table-cell>
          <table:table-cell table:formula="of:=RADIANS([.B137])" office:value-type="float" office:value="0.536514212063057" calcext:value-type="float">
            <text:p>0.5365142121</text:p>
          </table:table-cell>
          <table:table-cell table:formula="of:=[.A137]*SIN([.C137])" office:value-type="float" office:value="5.75547112105946" calcext:value-type="float">
            <text:p>5.7554711211</text:p>
          </table:table-cell>
          <table:table-cell table:formula="of:=[.A137]*COS([.C137])" office:value-type="float" office:value="9.67792086011508" calcext:value-type="float">
            <text:p>9.6779208601</text:p>
          </table:table-cell>
          <table:table-cell table:style-name="ce1" table:formula="of:=[.D137]/([.D137]+[.E137])" office:value-type="float" office:value="0.372923277532244" calcext:value-type="float">
            <text:p>0.3729232775</text:p>
          </table:table-cell>
          <table:table-cell table:style-name="ce1" table:formula="of:=[.E137]/([.D137]+[.E137])" office:value-type="float" office:value="0.627076722467756" calcext:value-type="float">
            <text:p>0.62707672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1.89" calcext:value-type="float">
            <text:p>11.89</text:p>
          </table:table-cell>
          <table:table-cell table:formula="of:=RADIANS([.B138])" office:value-type="float" office:value="0.207519648062126" calcext:value-type="float">
            <text:p>0.2075196481</text:p>
          </table:table-cell>
          <table:table-cell table:formula="of:=[.A138]*SIN([.C138])" office:value-type="float" office:value="1.05283067513096" calcext:value-type="float">
            <text:p>1.0528306751</text:p>
          </table:table-cell>
          <table:table-cell table:formula="of:=[.A138]*COS([.C138])" office:value-type="float" office:value="5.00036474364654" calcext:value-type="float">
            <text:p>5.0003647436</text:p>
          </table:table-cell>
          <table:table-cell table:style-name="ce1" table:formula="of:=[.D138]/([.D138]+[.E138])" office:value-type="float" office:value="0.173929735006572" calcext:value-type="float">
            <text:p>0.173929735</text:p>
          </table:table-cell>
          <table:table-cell table:style-name="ce1" table:formula="of:=[.E138]/([.D138]+[.E138])" office:value-type="float" office:value="0.826070264993428" calcext:value-type="float">
            <text:p>0.826070265</text:p>
          </table:table-cell>
          <table:table-cell table:number-columns-repeated="4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43.26" calcext:value-type="float">
            <text:p>43.26</text:p>
          </table:table-cell>
          <table:table-cell table:formula="of:=RADIANS([.B139])" office:value-type="float" office:value="0.755029434412747" calcext:value-type="float">
            <text:p>0.7550294344</text:p>
          </table:table-cell>
          <table:table-cell table:formula="of:=[.A139]*SIN([.C139])" office:value-type="float" office:value="8.45672669083537" calcext:value-type="float">
            <text:p>8.4567266908</text:p>
          </table:table-cell>
          <table:table-cell table:formula="of:=[.A139]*COS([.C139])" office:value-type="float" office:value="8.98662192798343" calcext:value-type="float">
            <text:p>8.986621928</text:p>
          </table:table-cell>
          <table:table-cell table:style-name="ce1" table:formula="of:=[.D139]/([.D139]+[.E139])" office:value-type="float" office:value="0.484810965809157" calcext:value-type="float">
            <text:p>0.4848109658</text:p>
          </table:table-cell>
          <table:table-cell table:style-name="ce1" table:formula="of:=[.E139]/([.D139]+[.E139])" office:value-type="float" office:value="0.515189034190843" calcext:value-type="float">
            <text:p>0.5151890342</text:p>
          </table:table-cell>
          <table:table-cell table:number-columns-repeated="4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43.15" calcext:value-type="float">
            <text:p>43.15</text:p>
          </table:table-cell>
          <table:table-cell table:formula="of:=RADIANS([.B140])" office:value-type="float" office:value="0.753109572235553" calcext:value-type="float">
            <text:p>0.7531095722</text:p>
          </table:table-cell>
          <table:table-cell table:formula="of:=[.A140]*SIN([.C140])" office:value-type="float" office:value="3.85041724223082" calcext:value-type="float">
            <text:p>3.8504172422</text:p>
          </table:table-cell>
          <table:table-cell table:formula="of:=[.A140]*COS([.C140])" office:value-type="float" office:value="4.10745505888155" calcext:value-type="float">
            <text:p>4.1074550589</text:p>
          </table:table-cell>
          <table:table-cell table:style-name="ce1" table:formula="of:=[.D140]/([.D140]+[.E140])" office:value-type="float" office:value="0.483850091649825" calcext:value-type="float">
            <text:p>0.4838500916</text:p>
          </table:table-cell>
          <table:table-cell table:style-name="ce1" table:formula="of:=[.E140]/([.D140]+[.E140])" office:value-type="float" office:value="0.516149908350175" calcext:value-type="float">
            <text:p>0.5161499084</text:p>
          </table:table-cell>
          <table:table-cell table:number-columns-repeated="4"/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22.89" calcext:value-type="float">
            <text:p>22.89</text:p>
          </table:table-cell>
          <table:table-cell table:formula="of:=RADIANS([.B141])" office:value-type="float" office:value="0.399505865781502" calcext:value-type="float">
            <text:p>0.3995058658</text:p>
          </table:table-cell>
          <table:table-cell table:formula="of:=[.A141]*SIN([.C141])" office:value-type="float" office:value="4.97483890632446" calcext:value-type="float">
            <text:p>4.9748389063</text:p>
          </table:table-cell>
          <table:table-cell table:formula="of:=[.A141]*COS([.C141])" office:value-type="float" office:value="11.7828297898306" calcext:value-type="float">
            <text:p>11.7828297898</text:p>
          </table:table-cell>
          <table:table-cell table:style-name="ce1" table:formula="of:=[.D141]/([.D141]+[.E141])" office:value-type="float" office:value="0.2968693913531" calcext:value-type="float">
            <text:p>0.2968693914</text:p>
          </table:table-cell>
          <table:table-cell table:style-name="ce1" table:formula="of:=[.E141]/([.D141]+[.E141])" office:value-type="float" office:value="0.7031306086469" calcext:value-type="float">
            <text:p>0.7031306086</text:p>
          </table:table-cell>
          <table:table-cell table:number-columns-repeated="2"/>
          <table:table-cell office:value-type="string" calcext:value-type="string">
            <text:p>229Z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86.42" calcext:value-type="float">
            <text:p>86.42</text:p>
          </table:table-cell>
          <table:table-cell table:formula="of:=RADIANS([.B142])" office:value-type="float" office:value="1.5083135395735" calcext:value-type="float">
            <text:p>1.5083135396</text:p>
          </table:table-cell>
          <table:table-cell table:formula="of:=[.A142]*SIN([.C142])" office:value-type="float" office:value="4.27164794658482" calcext:value-type="float">
            <text:p>4.2716479466</text:p>
          </table:table-cell>
          <table:table-cell table:formula="of:=[.A142]*COS([.C142])" office:value-type="float" office:value="0.267252353474607" calcext:value-type="float">
            <text:p>0.2672523535</text:p>
          </table:table-cell>
          <table:table-cell table:style-name="ce1" table:formula="of:=[.D142]/([.D142]+[.E142])" office:value-type="float" office:value="0.941119580557628" calcext:value-type="float">
            <text:p>0.9411195806</text:p>
          </table:table-cell>
          <table:table-cell table:style-name="ce1" table:formula="of:=[.E142]/([.D142]+[.E142])" office:value-type="float" office:value="0.058880419442372" calcext:value-type="float">
            <text:p>0.0588804194</text:p>
          </table:table-cell>
          <table:table-cell table:number-columns-repeated="4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5.81" calcext:value-type="float">
            <text:p>5.81</text:p>
          </table:table-cell>
          <table:table-cell table:formula="of:=RADIANS([.B143])" office:value-type="float" office:value="0.101403629540871" calcext:value-type="float">
            <text:p>0.1014036295</text:p>
          </table:table-cell>
          <table:table-cell table:formula="of:=[.A143]*SIN([.C143])" office:value-type="float" office:value="1.57108859249166" calcext:value-type="float">
            <text:p>1.5710885925</text:p>
          </table:table-cell>
          <table:table-cell table:formula="of:=[.A143]*COS([.C143])" office:value-type="float" office:value="15.4402746295052" calcext:value-type="float">
            <text:p>15.4402746295</text:p>
          </table:table-cell>
          <table:table-cell table:style-name="ce1" table:formula="of:=[.D143]/([.D143]+[.E143])" office:value-type="float" office:value="0.0923552434916054" calcext:value-type="float">
            <text:p>0.0923552435</text:p>
          </table:table-cell>
          <table:table-cell table:style-name="ce1" table:formula="of:=[.E143]/([.D143]+[.E143])" office:value-type="float" office:value="0.907644756508395" calcext:value-type="float">
            <text:p>0.907644756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56.85" calcext:value-type="float">
            <text:p>56.85</text:p>
          </table:table-cell>
          <table:table-cell table:formula="of:=RADIANS([.B144])" office:value-type="float" office:value="0.992219679758776" calcext:value-type="float">
            <text:p>0.9922196798</text:p>
          </table:table-cell>
          <table:table-cell table:formula="of:=[.A144]*SIN([.C144])" office:value-type="float" office:value="12.7511931293488" calcext:value-type="float">
            <text:p>12.7511931293</text:p>
          </table:table-cell>
          <table:table-cell table:formula="of:=[.A144]*COS([.C144])" office:value-type="float" office:value="8.32826355118814" calcext:value-type="float">
            <text:p>8.3282635512</text:p>
          </table:table-cell>
          <table:table-cell table:style-name="ce1" table:formula="of:=[.D144]/([.D144]+[.E144])" office:value-type="float" office:value="0.604910900816633" calcext:value-type="float">
            <text:p>0.6049109008</text:p>
          </table:table-cell>
          <table:table-cell table:style-name="ce1" table:formula="of:=[.E144]/([.D144]+[.E144])" office:value-type="float" office:value="0.395089099183367" calcext:value-type="float">
            <text:p>0.3950890992</text:p>
          </table:table-cell>
          <table:table-cell table:number-columns-repeated="4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72.47" calcext:value-type="float">
            <text:p>72.47</text:p>
          </table:table-cell>
          <table:table-cell table:formula="of:=RADIANS([.B145])" office:value-type="float" office:value="1.26484010892029" calcext:value-type="float">
            <text:p>1.2648401089</text:p>
          </table:table-cell>
          <table:table-cell table:formula="of:=[.A145]*SIN([.C145])" office:value-type="float" office:value="9.84073270700203" calcext:value-type="float">
            <text:p>9.840732707</text:p>
          </table:table-cell>
          <table:table-cell table:formula="of:=[.A145]*COS([.C145])" office:value-type="float" office:value="3.10843687234284" calcext:value-type="float">
            <text:p>3.1084368723</text:p>
          </table:table-cell>
          <table:table-cell table:style-name="ce1" table:formula="of:=[.D145]/([.D145]+[.E145])" office:value-type="float" office:value="0.759950871498271" calcext:value-type="float">
            <text:p>0.7599508715</text:p>
          </table:table-cell>
          <table:table-cell table:style-name="ce1" table:formula="of:=[.E145]/([.D145]+[.E145])" office:value-type="float" office:value="0.240049128501729" calcext:value-type="float">
            <text:p>0.2400491285</text:p>
          </table:table-cell>
          <table:table-cell table:number-columns-repeated="4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82.41" calcext:value-type="float">
            <text:p>82.41</text:p>
          </table:table-cell>
          <table:table-cell table:formula="of:=RADIANS([.B146])" office:value-type="float" office:value="1.43832583656853" calcext:value-type="float">
            <text:p>1.4383258366</text:p>
          </table:table-cell>
          <table:table-cell table:formula="of:=[.A146]*SIN([.C146])" office:value-type="float" office:value="7.90017170774466" calcext:value-type="float">
            <text:p>7.9001717077</text:p>
          </table:table-cell>
          <table:table-cell table:formula="of:=[.A146]*COS([.C146])" office:value-type="float" office:value="1.05270460631214" calcext:value-type="float">
            <text:p>1.0527046063</text:p>
          </table:table-cell>
          <table:table-cell table:style-name="ce1" table:formula="of:=[.D146]/([.D146]+[.E146])" office:value-type="float" office:value="0.882417161883572" calcext:value-type="float">
            <text:p>0.8824171619</text:p>
          </table:table-cell>
          <table:table-cell table:style-name="ce1" table:formula="of:=[.E146]/([.D146]+[.E146])" office:value-type="float" office:value="0.117582838116428" calcext:value-type="float">
            <text:p>0.1175828381</text:p>
          </table:table-cell>
          <table:table-cell table:number-columns-repeated="2"/>
          <table:table-cell office:value-type="string" calcext:value-type="string">
            <text:p>229ZA</text:p>
          </table:table-cell>
          <table:table-cell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38.66" calcext:value-type="float">
            <text:p>38.66</text:p>
          </table:table-cell>
          <table:table-cell table:formula="of:=RADIANS([.B147])" office:value-type="float" office:value="0.674744288821008" calcext:value-type="float">
            <text:p>0.6747442888</text:p>
          </table:table-cell>
          <table:table-cell table:formula="of:=[.A147]*SIN([.C147])" office:value-type="float" office:value="8.42092446764461" calcext:value-type="float">
            <text:p>8.4209244676</text:p>
          </table:table-cell>
          <table:table-cell table:formula="of:=[.A147]*COS([.C147])" office:value-type="float" office:value="10.5260833699066" calcext:value-type="float">
            <text:p>10.5260833699</text:p>
          </table:table-cell>
          <table:table-cell table:style-name="ce1" table:formula="of:=[.D147]/([.D147]+[.E147])" office:value-type="float" office:value="0.444446138400551" calcext:value-type="float">
            <text:p>0.4444461384</text:p>
          </table:table-cell>
          <table:table-cell table:style-name="ce1" table:formula="of:=[.E147]/([.D147]+[.E147])" office:value-type="float" office:value="0.555553861599449" calcext:value-type="float">
            <text:p>0.5555538616</text:p>
          </table:table-cell>
          <table:table-cell table:number-columns-repeated="4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37.69" calcext:value-type="float">
            <text:p>37.69</text:p>
          </table:table-cell>
          <table:table-cell table:formula="of:=RADIANS([.B148])" office:value-type="float" office:value="0.657814595076663" calcext:value-type="float">
            <text:p>0.6578145951</text:p>
          </table:table-cell>
          <table:table-cell table:formula="of:=[.A148]*SIN([.C148])" office:value-type="float" office:value="8.89570902337957" calcext:value-type="float">
            <text:p>8.8957090234</text:p>
          </table:table-cell>
          <table:table-cell table:formula="of:=[.A148]*COS([.C148])" office:value-type="float" office:value="11.5138551741527" calcext:value-type="float">
            <text:p>11.5138551742</text:p>
          </table:table-cell>
          <table:table-cell table:style-name="ce1" table:formula="of:=[.D148]/([.D148]+[.E148])" office:value-type="float" office:value="0.435859822252116" calcext:value-type="float">
            <text:p>0.4358598223</text:p>
          </table:table-cell>
          <table:table-cell table:style-name="ce1" table:formula="of:=[.E148]/([.D148]+[.E148])" office:value-type="float" office:value="0.564140177747884" calcext:value-type="float">
            <text:p>0.5641401777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table:number-columns-repeated="2"/>
          <table:table-cell office:value-type="string" calcext:value-type="string">
            <text:p>XT/(XT+XL)</text:p>
          </table:table-cell>
          <table:table-cell table:number-columns-repeated="2"/>
          <table:table-cell office:value-type="string" calcext:value-type="string">
            <text:p>XL/(XT+XL)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" table:formula="of:=AVERAGE([.$D$4:.$D$148])" office:value-type="float" office:value="5.35291033399444" calcext:value-type="float">
            <text:p>5.352910334</text:p>
          </table:table-cell>
          <table:table-cell table:style-name="ce1" table:formula="of:=AVERAGE([.$E$4:.$E$148])" office:value-type="float" office:value="7.28360239889614" calcext:value-type="float">
            <text:p>7.2836023989</text:p>
          </table:table-cell>
          <table:table-cell table:style-name="ce1" table:formula="of:=[.D156]/[.C156]" office:value-type="float" office:value="1.43754162432097" calcext:value-type="float">
            <text:p>1.4375416243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F$3:.$F$148])" office:value-type="float" office:value="0.449953037093985" calcext:value-type="float">
            <text:p>0.4499530371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$G$3:.$G$148])" office:value-type="float" office:value="0.550046962906015" calcext:value-type="float">
            <text:p>0.5500469629</text:p>
          </table:table-cell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SQRT(VAR([.$D$4:.$D$148])/COUNT([.$D$4:.$D$148]))" office:value-type="float" office:value="0.294472811626369" calcext:value-type="float">
            <text:p>0.2944728116</text:p>
          </table:table-cell>
          <table:table-cell table:formula="of:=SQRT(VAR([.$E$4:.$E$148])/COUNT([.$E$4:.$E$148]))" office:value-type="float" office:value="0.417168873109701" calcext:value-type="float">
            <text:p>0.417168873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3:.$F$148])/COUNT([.$F$3:.$F$148]))" office:value-type="float" office:value="0.0211329861008939" calcext:value-type="float">
            <text:p>0.0211329861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G$3:.$G$148])/COUNT([.$G$3:.$G$148]))" office:value-type="float" office:value="0.0211329861008939" calcext:value-type="float">
            <text:p>0.0211329861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$D$4:.$D$148])" office:value-type="float" office:value="0" calcext:value-type="float">
            <text:p>0</text:p>
          </table:table-cell>
          <table:table-cell table:formula="of:=MODE([.$E$4:.$E$148]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3:.$F$148])" office:value-type="float" office:value="0.5" calcext:value-type="float">
            <text:p>0.5</text:p>
          </table:table-cell>
          <table:table-cell/>
          <table:table-cell office:value-type="string" calcext:value-type="string">
            <text:p>Mode</text:p>
          </table:table-cell>
          <table:table-cell table:formula="of:=MODE([.$G$3:.$G$148])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D$4:.$D$148])" office:value-type="float" office:value="4.79390684864941" calcext:value-type="float">
            <text:p>4.7939068486</text:p>
          </table:table-cell>
          <table:table-cell table:style-name="ce1" table:formula="of:=MEDIAN([.$E$4:.$E$148])" office:value-type="float" office:value="6.89144063805087" calcext:value-type="float">
            <text:p>6.8914406381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1" table:formula="of:=MEDIAN([.$F$3:.$F$148])" office:value-type="float" office:value="0.440152980326334" calcext:value-type="float">
            <text:p>0.4401529803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$G$3:.$G$148])" office:value-type="float" office:value="0.559847019673666" calcext:value-type="float">
            <text:p>0.5598470197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$D$4:.$D$148])" office:value-type="float" office:value="12.5735643341352" calcext:value-type="float">
            <text:p>12.5735643341</text:p>
          </table:table-cell>
          <table:table-cell table:formula="of:=VAR([.$E$4:.$E$148])" office:value-type="float" office:value="25.2343309602846" calcext:value-type="float">
            <text:p>25.2343309603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3:.$F$148])" office:value-type="float" office:value="0.065204052824924" calcext:value-type="float">
            <text:p>0.0652040528</text:p>
          </table:table-cell>
          <table:table-cell/>
          <table:table-cell office:value-type="string" calcext:value-type="string">
            <text:p>Variance</text:p>
          </table:table-cell>
          <table:table-cell table:formula="of:=VAR([.$G$3:.$G$148])" office:value-type="float" office:value="0.065204052824924" calcext:value-type="float">
            <text:p>0.0652040528</text:p>
          </table:table-cell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table:formula="of:=STDEV([.$D$4:.$D$148])" office:value-type="float" office:value="3.54592221208181" calcext:value-type="float">
            <text:p>3.5459222121</text:p>
          </table:table-cell>
          <table:table-cell table:formula="of:=STDEV([.$E$4:.$E$148])" office:value-type="float" office:value="5.02337844087867" calcext:value-type="float">
            <text:p>5.0233784409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3:.$F$148])" office:value-type="float" office:value="0.255350842616436" calcext:value-type="float">
            <text:p>0.2553508426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G$3:.$G$148])" office:value-type="float" office:value="0.255350842616436" calcext:value-type="float">
            <text:p>0.2553508426</text:p>
          </table:table-cell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formula="of:=KURT([.$D$4:.$D$148])" office:value-type="float" office:value="0.722942275431745" calcext:value-type="float">
            <text:p>0.7229422754</text:p>
          </table:table-cell>
          <table:table-cell table:formula="of:=KURT([.$E$4:.$E$148])" office:value-type="float" office:value="2.35477215109479" calcext:value-type="float">
            <text:p>2.3547721511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3:.$F$148])" office:value-type="float" office:value="-0.78138196687459" calcext:value-type="float">
            <text:p>-0.7813819669</text:p>
          </table:table-cell>
          <table:table-cell/>
          <table:table-cell office:value-type="string" calcext:value-type="string">
            <text:p>Kurtosis</text:p>
          </table:table-cell>
          <table:table-cell table:formula="of:=KURT([.$G$3:.$G$148])" office:value-type="float" office:value="-0.781381966874589" calcext:value-type="float">
            <text:p>-0.7813819669</text:p>
          </table:table-cell>
        </table:table-row>
        <table:table-row table:style-name="ro1">
          <table:table-cell/>
          <table:table-cell office:value-type="string" calcext:value-type="string">
            <text:p>Skewness</text:p>
          </table:table-cell>
          <table:table-cell table:formula="of:=SKEW([.$D$4:.$D$148])" office:value-type="float" office:value="0.945385332578586" calcext:value-type="float">
            <text:p>0.9453853326</text:p>
          </table:table-cell>
          <table:table-cell table:formula="of:=SKEW([.$E$4:.$E$148])" office:value-type="float" office:value="1.0288552073654" calcext:value-type="float">
            <text:p>1.0288552074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3:.$F$148])" office:value-type="float" office:value="0.350769377792328" calcext:value-type="float">
            <text:p>0.3507693778</text:p>
          </table:table-cell>
          <table:table-cell/>
          <table:table-cell office:value-type="string" calcext:value-type="string">
            <text:p>Skewness</text:p>
          </table:table-cell>
          <table:table-cell table:formula="of:=SKEW([.$G$3:.$G$148])" office:value-type="float" office:value="-0.350769377792329" calcext:value-type="float">
            <text:p>-0.3507693778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MAX([.$D$4:.$D$148])-MIN([.$D$4:.$D$148])" office:value-type="float" office:value="18.6205752355448" calcext:value-type="float">
            <text:p>18.6205752355</text:p>
          </table:table-cell>
          <table:table-cell table:formula="of:=MAX([.$E$4:.$E$148])-MIN([.$E$4:.$E$148])" office:value-type="float" office:value="30.6238916156545" calcext:value-type="float">
            <text:p>30.6238916157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3:.$F$148])-MIN([.$F$3:.$F$148])" office:value-type="float" office:value="1" calcext:value-type="float">
            <text:p>1</text:p>
          </table:table-cell>
          <table:table-cell/>
          <table:table-cell office:value-type="string" calcext:value-type="string">
            <text:p>Range</text:p>
          </table:table-cell>
          <table:table-cell table:formula="of:=MAX([.$G$3:.$G$148])-MIN([.$G$3:.$G$1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formula="of:=MIN([.$D$4:.$D$148])" office:value-type="float" office:value="0" calcext:value-type="float">
            <text:p>0</text:p>
          </table:table-cell>
          <table:table-cell table:formula="of:=MIN([.$E$4:.$E$148])" office:value-type="float" office:value="1.81247726273808E-016" calcext:value-type="float">
            <text:p>1.81247726273808E-016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3:.$F$148])" office:value-type="float" office:value="0" calcext:value-type="float">
            <text:p>0</text:p>
          </table:table-cell>
          <table:table-cell/>
          <table:table-cell office:value-type="string" calcext:value-type="string">
            <text:p>Minimum</text:p>
          </table:table-cell>
          <table:table-cell table:formula="of:=MIN([.$G$3:.$G$148])" office:value-type="float" office:value="6.12323399573677E-017" calcext:value-type="float">
            <text:p>6.12323399573677E-017</text:p>
          </table:table-cell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formula="of:=MAX([.$D$4:.$D$148])" office:value-type="float" office:value="18.6205752355448" calcext:value-type="float">
            <text:p>18.6205752355</text:p>
          </table:table-cell>
          <table:table-cell table:formula="of:=MAX([.$E$4:.$E$148])" office:value-type="float" office:value="30.6238916156545" calcext:value-type="float">
            <text:p>30.6238916157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3:.$F$148])" office:value-type="float" office:value="1" calcext:value-type="float">
            <text:p>1</text:p>
          </table:table-cell>
          <table:table-cell/>
          <table:table-cell office:value-type="string" calcext:value-type="string">
            <text:p>Maximum</text:p>
          </table:table-cell>
          <table:table-cell table:formula="of:=MAX([.$G$3:.$G$1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$D$4:.$D$148])" office:value-type="float" office:value="776.171998429193" calcext:value-type="float">
            <text:p>776.1719984292</text:p>
          </table:table-cell>
          <table:table-cell table:formula="of:=SUM([.$E$4:.$E$148])" office:value-type="float" office:value="1056.12234783994" calcext:value-type="float">
            <text:p>1056.1223478399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3:.$F$148])" office:value-type="float" office:value="65.6931434157218" calcext:value-type="float">
            <text:p>65.6931434157</text:p>
          </table:table-cell>
          <table:table-cell/>
          <table:table-cell office:value-type="string" calcext:value-type="string">
            <text:p>Sum</text:p>
          </table:table-cell>
          <table:table-cell table:formula="of:=SUM([.$G$3:.$G$148])" office:value-type="float" office:value="80.3068565842782" calcext:value-type="float">
            <text:p>80.3068565843</text:p>
          </table:table-cell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$D$4:.$D$148])" office:value-type="float" office:value="145" calcext:value-type="float">
            <text:p>145</text:p>
          </table:table-cell>
          <table:table-cell table:formula="of:=COUNT([.$E$4:.$E$148])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F$3:.$F$148])" office:value-type="float" office:value="146" calcext:value-type="float">
            <text:p>146</text:p>
          </table:table-cell>
          <table:table-cell/>
          <table:table-cell office:value-type="string" calcext:value-type="string">
            <text:p>Count</text:p>
          </table:table-cell>
          <table:table-cell table:formula="of:=COUNT([.$G$3:.$G$148])" office:value-type="float" office:value="146" calcext:value-type="float">
            <text:p>14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.</text:p>
          </table:table-cell>
          <table:table-cell office:value-type="string" calcext:value-type="string">
            <text:p>CLASS.MR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/>
          <table:table-cell office:value-type="float" office:value="2" calcext:value-type="float">
            <text:p>2</text:p>
          </table:table-cell>
          <table:table-cell table:number-matrix-columns-spanned="1" table:number-matrix-rows-spanned="17" table:formula="of:=FREQUENCY([.B170:.B315];[.D170:.D185])" office:value-type="float" office:value="21" calcext:value-type="float">
            <text:p>21</text:p>
          </table:table-cell>
          <table:table-cell office:value-type="string" calcext:value-type="string">
            <text:p>0-2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677520080101021" calcext:value-type="float">
            <text:p>0.6775200801</text:p>
          </table:table-cell>
          <table:table-cell office:value-type="float" office:value="14.4741516691328" calcext:value-type="float">
            <text:p>14.47415166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2-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.26379480251126" calcext:value-type="float">
            <text:p>2.2637948025</text:p>
          </table:table-cell>
          <table:table-cell office:value-type="float" office:value="0.82663963861104" calcext:value-type="float">
            <text:p>0.82663963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4-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82472373072956E-016" calcext:value-type="float">
            <text:p>1.82472373072956E-0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-8</text:p>
          </table:table-cell>
          <table:table-cell/>
          <table:table-cell office:value-type="string" calcext:value-type="string">
            <text:p>6-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.03352693342905" calcext:value-type="float">
            <text:p>9.0335269334</text:p>
          </table:table-cell>
          <table:table-cell office:value-type="float" office:value="12.6692143064601" calcext:value-type="float">
            <text:p>12.66921430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8-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1-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.75305312905337" calcext:value-type="float">
            <text:p>6.7530531291</text:p>
          </table:table-cell>
          <table:table-cell office:value-type="float" office:value="0.603881972062779" calcext:value-type="float">
            <text:p>0.60388197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13-1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54904058368269" calcext:value-type="float">
            <text:p>5.5490405837</text:p>
          </table:table-cell>
          <table:table-cell office:value-type="float" office:value="11.623362190031" calcext:value-type="float">
            <text:p>11.623362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636152189345668" calcext:value-type="float">
            <text:p>0.6361521893</text:p>
          </table:table-cell>
          <table:table-cell office:value-type="float" office:value="5.24153702571972" calcext:value-type="float">
            <text:p>5.24153702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-19</text:p>
          </table:table-cell>
          <table:table-cell/>
          <table:table-cell office:value-type="string" calcext:value-type="string">
            <text:p>17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06962917772164" calcext:value-type="float">
            <text:p>6.0696291777</text:p>
          </table:table-cell>
          <table:table-cell office:value-type="float" office:value="15.8367042545143" calcext:value-type="float">
            <text:p>15.83670425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21</text:p>
          </table:table-cell>
          <table:table-cell/>
          <table:table-cell office:value-type="string" calcext:value-type="string">
            <text:p>19-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3626914863262" calcext:value-type="float">
            <text:p>5.3626914863</text:p>
          </table:table-cell>
          <table:table-cell office:value-type="float" office:value="0.541885617528737" calcext:value-type="float">
            <text:p>0.54188561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-23</text:p>
          </table:table-cell>
          <table:table-cell/>
          <table:table-cell office:value-type="string" calcext:value-type="string">
            <text:p>21-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94439948603718" calcext:value-type="float">
            <text:p>9.944399486</text:p>
          </table:table-cell>
          <table:table-cell office:value-type="float" office:value="5.99174589432024" calcext:value-type="float">
            <text:p>5.99174589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-25</text:p>
          </table:table-cell>
          <table:table-cell/>
          <table:table-cell office:value-type="string" calcext:value-type="string">
            <text:p>23-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6431750648571" calcext:value-type="float">
            <text:p>4.2643175065</text:p>
          </table:table-cell>
          <table:table-cell office:value-type="float" office:value="11.7288531495573" calcext:value-type="float">
            <text:p>11.72885314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-27</text:p>
          </table:table-cell>
          <table:table-cell/>
          <table:table-cell office:value-type="string" calcext:value-type="string">
            <text:p>25-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243047479081" calcext:value-type="float">
            <text:p>1.9243047479</text:p>
          </table:table-cell>
          <table:table-cell office:value-type="float" office:value="11.094352222513" calcext:value-type="float">
            <text:p>11.09435222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-31</text:p>
          </table:table-cell>
          <table:table-cell/>
          <table:table-cell office:value-type="string" calcext:value-type="string">
            <text:p>27-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86037461932475" calcext:value-type="float">
            <text:p>4.8603746193</text:p>
          </table:table-cell>
          <table:table-cell office:value-type="float" office:value="6.54211422705411" calcext:value-type="float">
            <text:p>6.542114227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33</text:p>
          </table:table-cell>
          <table:table-cell table:number-columns-repeated="5"/>
        </table:table-row>
        <table:table-row table:style-name="ro1">
          <table:table-cell office:value-type="float" office:value="0.803135920182345" calcext:value-type="float">
            <text:p>0.8031359202</text:p>
          </table:table-cell>
          <table:table-cell office:value-type="float" office:value="7.75854191802254" calcext:value-type="float">
            <text:p>7.7585419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-35</text:p>
          </table:table-cell>
          <table:table-cell table:number-columns-repeated="5"/>
        </table:table-row>
        <table:table-row table:style-name="ro1">
          <table:table-cell office:value-type="float" office:value="5.5675739266808" calcext:value-type="float">
            <text:p>5.5675739267</text:p>
          </table:table-cell>
          <table:table-cell office:value-type="float" office:value="4.24289059144165" calcext:value-type="float">
            <text:p>4.24289059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36314310217653" calcext:value-type="float">
            <text:p>0.5363143102</text:p>
          </table:table-cell>
          <table:table-cell office:value-type="float" office:value="4.55855974630757" calcext:value-type="float">
            <text:p>4.5585597463</text:p>
          </table:table-cell>
          <table:table-cell table:number-columns-repeated="9"/>
        </table:table-row>
        <table:table-row table:style-name="ro1">
          <table:table-cell office:value-type="float" office:value="4.47415047329803" calcext:value-type="float">
            <text:p>4.4741504733</text:p>
          </table:table-cell>
          <table:table-cell office:value-type="float" office:value="11.3177240442718" calcext:value-type="float">
            <text:p>11.3177240443</text:p>
          </table:table-cell>
          <table:table-cell table:number-columns-repeated="9"/>
        </table:table-row>
        <table:table-row table:style-name="ro1">
          <table:table-cell office:value-type="float" office:value="6.05418800751161" calcext:value-type="float">
            <text:p>6.0541880075</text:p>
          </table:table-cell>
          <table:table-cell office:value-type="float" office:value="2.10592202365202" calcext:value-type="float">
            <text:p>2.1059220237</text:p>
          </table:table-cell>
          <table:table-cell table:number-columns-repeated="9"/>
        </table:table-row>
        <table:table-row table:style-name="ro1">
          <table:table-cell office:value-type="float" office:value="3.38647133493251" calcext:value-type="float">
            <text:p>3.3864713349</text:p>
          </table:table-cell>
          <table:table-cell office:value-type="float" office:value="8.59705832815391" calcext:value-type="float">
            <text:p>8.5970583282</text:p>
          </table:table-cell>
          <table:table-cell table:number-columns-repeated="9"/>
        </table:table-row>
        <table:table-row table:style-name="ro1">
          <table:table-cell office:value-type="float" office:value="0.263340370340387" calcext:value-type="float">
            <text:p>0.2633403703</text:p>
          </table:table-cell>
          <table:table-cell office:value-type="float" office:value="6.85494360657686" calcext:value-type="float">
            <text:p>6.8549436066</text:p>
          </table:table-cell>
          <table:table-cell table:number-columns-repeated="9"/>
        </table:table-row>
        <table:table-row table:style-name="ro1">
          <table:table-cell office:value-type="float" office:value="10.4879859480269" calcext:value-type="float">
            <text:p>10.487985948</text:p>
          </table:table-cell>
          <table:table-cell office:value-type="float" office:value="7.86601873592921" calcext:value-type="float">
            <text:p>7.8660187359</text:p>
          </table:table-cell>
          <table:table-cell table:number-columns-repeated="9"/>
        </table:table-row>
        <table:table-row table:style-name="ro1">
          <table:table-cell office:value-type="float" office:value="13.2413281567353" calcext:value-type="float">
            <text:p>13.2413281567</text:p>
          </table:table-cell>
          <table:table-cell office:value-type="float" office:value="8.20997129383824" calcext:value-type="float">
            <text:p>8.2099712938</text:p>
          </table:table-cell>
          <table:table-cell table:number-columns-repeated="9"/>
        </table:table-row>
        <table:table-row table:style-name="ro1">
          <table:table-cell office:value-type="float" office:value="9.96390279461401" calcext:value-type="float">
            <text:p>9.9639027946</text:p>
          </table:table-cell>
          <table:table-cell office:value-type="float" office:value="8.91501772850078" calcext:value-type="float">
            <text:p>8.9150177285</text:p>
          </table:table-cell>
          <table:table-cell table:number-columns-repeated="9"/>
        </table:table-row>
        <table:table-row table:style-name="ro1">
          <table:table-cell office:value-type="float" office:value="18.6205752355448" calcext:value-type="float">
            <text:p>18.6205752355</text:p>
          </table:table-cell>
          <table:table-cell office:value-type="float" office:value="4.72210523997654" calcext:value-type="float">
            <text:p>4.72210524</text:p>
          </table:table-cell>
          <table:table-cell table:number-columns-repeated="9"/>
        </table:table-row>
        <table:table-row table:style-name="ro1">
          <table:table-cell office:value-type="float" office:value="4.74155661086584" calcext:value-type="float">
            <text:p>4.7415566109</text:p>
          </table:table-cell>
          <table:table-cell office:value-type="float" office:value="19.9338340744061" calcext:value-type="float">
            <text:p>19.9338340744</text:p>
          </table:table-cell>
          <table:table-cell table:number-columns-repeated="9"/>
        </table:table-row>
        <table:table-row table:style-name="ro1">
          <table:table-cell office:value-type="float" office:value="9.01713200853075" calcext:value-type="float">
            <text:p>9.0171320085</text:p>
          </table:table-cell>
          <table:table-cell office:value-type="float" office:value="5.24177740282151" calcext:value-type="float">
            <text:p>5.2417774028</text:p>
          </table:table-cell>
          <table:table-cell table:number-columns-repeated="9"/>
        </table:table-row>
        <table:table-row table:style-name="ro1">
          <table:table-cell office:value-type="float" office:value="2.39700186366492" calcext:value-type="float">
            <text:p>2.3970018637</text:p>
          </table:table-cell>
          <table:table-cell office:value-type="float" office:value="10.6536745804247" calcext:value-type="float">
            <text:p>10.6536745804</text:p>
          </table:table-cell>
          <table:table-cell table:number-columns-repeated="9"/>
        </table:table-row>
        <table:table-row table:style-name="ro1">
          <table:table-cell office:value-type="float" office:value="5.35576859835557" calcext:value-type="float">
            <text:p>5.3557685984</text:p>
          </table:table-cell>
          <table:table-cell office:value-type="float" office:value="0.510041881484638" calcext:value-type="float">
            <text:p>0.5100418815</text:p>
          </table:table-cell>
          <table:table-cell table:number-columns-repeated="9"/>
        </table:table-row>
        <table:table-row table:style-name="ro1">
          <table:table-cell office:value-type="float" office:value="4.99975558901048" calcext:value-type="float">
            <text:p>4.999755589</text:p>
          </table:table-cell>
          <table:table-cell office:value-type="float" office:value="11.3145633610033" calcext:value-type="float">
            <text:p>11.314563361</text:p>
          </table:table-cell>
          <table:table-cell table:number-columns-repeated="9"/>
        </table:table-row>
        <table:table-row table:style-name="ro1">
          <table:table-cell office:value-type="float" office:value="1.01149871879913" calcext:value-type="float">
            <text:p>1.0114987188</text:p>
          </table:table-cell>
          <table:table-cell office:value-type="float" office:value="3.28792797090626" calcext:value-type="float">
            <text:p>3.2879279709</text:p>
          </table:table-cell>
          <table:table-cell table:number-columns-repeated="9"/>
        </table:table-row>
        <table:table-row table:style-name="ro1">
          <table:table-cell office:value-type="float" office:value="10.6322087121411" calcext:value-type="float">
            <text:p>10.6322087121</text:p>
          </table:table-cell>
          <table:table-cell office:value-type="float" office:value="3.45666572023838" calcext:value-type="float">
            <text:p>3.4566657202</text:p>
          </table:table-cell>
          <table:table-cell table:number-columns-repeated="9"/>
        </table:table-row>
        <table:table-row table:style-name="ro1">
          <table:table-cell office:value-type="float" office:value="2.89677714121344" calcext:value-type="float">
            <text:p>2.8967771412</text:p>
          </table:table-cell>
          <table:table-cell office:value-type="float" office:value="9.2154371678257" calcext:value-type="float">
            <text:p>9.215437167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54149278298667" calcext:value-type="float">
            <text:p>1.541492783</text:p>
          </table:table-cell>
          <table:table-cell table:number-columns-repeated="9"/>
        </table:table-row>
        <table:table-row table:style-name="ro1">
          <table:table-cell office:value-type="float" office:value="4.79390684864941" calcext:value-type="float">
            <text:p>4.7939068486</text:p>
          </table:table-cell>
          <table:table-cell office:value-type="float" office:value="0.798784781072042" calcext:value-type="float">
            <text:p>0.7987847811</text:p>
          </table:table-cell>
          <table:table-cell table:number-columns-repeated="9"/>
        </table:table-row>
        <table:table-row table:style-name="ro1">
          <table:table-cell office:value-type="float" office:value="2.07747584268976" calcext:value-type="float">
            <text:p>2.0774758427</text:p>
          </table:table-cell>
          <table:table-cell office:value-type="float" office:value="7.26895412855525" calcext:value-type="float">
            <text:p>7.2689541286</text:p>
          </table:table-cell>
          <table:table-cell table:number-columns-repeated="9"/>
        </table:table-row>
        <table:table-row table:style-name="ro1">
          <table:table-cell office:value-type="float" office:value="14.5526940337026" calcext:value-type="float">
            <text:p>14.5526940337</text:p>
          </table:table-cell>
          <table:table-cell office:value-type="float" office:value="10.3191422299257" calcext:value-type="float">
            <text:p>10.3191422299</text:p>
          </table:table-cell>
          <table:table-cell table:number-columns-repeated="9"/>
        </table:table-row>
        <table:table-row table:style-name="ro1">
          <table:table-cell office:value-type="float" office:value="3.71432511391606" calcext:value-type="float">
            <text:p>3.7143251139</text:p>
          </table:table-cell>
          <table:table-cell office:value-type="float" office:value="8.75464956169763" calcext:value-type="float">
            <text:p>8.7546495617</text:p>
          </table:table-cell>
          <table:table-cell table:number-columns-repeated="9"/>
        </table:table-row>
        <table:table-row table:style-name="ro1">
          <table:table-cell office:value-type="float" office:value="10.0003999656149" calcext:value-type="float">
            <text:p>10.0003999656</text:p>
          </table:table-cell>
          <table:table-cell office:value-type="float" office:value="7.63206397560516" calcext:value-type="float">
            <text:p>7.6320639756</text:p>
          </table:table-cell>
          <table:table-cell table:number-columns-repeated="9"/>
        </table:table-row>
        <table:table-row table:style-name="ro1">
          <table:table-cell office:value-type="float" office:value="3.32818519436545" calcext:value-type="float">
            <text:p>3.3281851944</text:p>
          </table:table-cell>
          <table:table-cell office:value-type="float" office:value="2.81651971624674" calcext:value-type="float">
            <text:p>2.8165197162</text:p>
          </table:table-cell>
          <table:table-cell table:number-columns-repeated="9"/>
        </table:table-row>
        <table:table-row table:style-name="ro1">
          <table:table-cell office:value-type="float" office:value="5.16525038258017" calcext:value-type="float">
            <text:p>5.1652503826</text:p>
          </table:table-cell>
          <table:table-cell office:value-type="float" office:value="5.42404724216663" calcext:value-type="float">
            <text:p>5.4240472422</text:p>
          </table:table-cell>
          <table:table-cell table:number-columns-repeated="9"/>
        </table:table-row>
        <table:table-row table:style-name="ro1">
          <table:table-cell office:value-type="float" office:value="1.59466944333754" calcext:value-type="float">
            <text:p>1.5946694433</text:p>
          </table:table-cell>
          <table:table-cell office:value-type="float" office:value="10.9444337161173" calcext:value-type="float">
            <text:p>10.9444337161</text:p>
          </table:table-cell>
          <table:table-cell table:number-columns-repeated="9"/>
        </table:table-row>
        <table:table-row table:style-name="ro1">
          <table:table-cell office:value-type="float" office:value="6.50112845197397" calcext:value-type="float">
            <text:p>6.501128452</text:p>
          </table:table-cell>
          <table:table-cell office:value-type="float" office:value="0.711989361531848" calcext:value-type="float">
            <text:p>0.7119893615</text:p>
          </table:table-cell>
          <table:table-cell table:number-columns-repeated="9"/>
        </table:table-row>
        <table:table-row table:style-name="ro1">
          <table:table-cell office:value-type="float" office:value="2.72673476059986" calcext:value-type="float">
            <text:p>2.7267347606</text:p>
          </table:table-cell>
          <table:table-cell office:value-type="float" office:value="12.5164299041435" calcext:value-type="float">
            <text:p>12.5164299041</text:p>
          </table:table-cell>
          <table:table-cell table:number-columns-repeated="9"/>
        </table:table-row>
        <table:table-row table:style-name="ro1">
          <table:table-cell office:value-type="float" office:value="4.00122761309009" calcext:value-type="float">
            <text:p>4.0012276131</text:p>
          </table:table-cell>
          <table:table-cell office:value-type="float" office:value="13.6037707121314" calcext:value-type="float">
            <text:p>13.6037707121</text:p>
          </table:table-cell>
          <table:table-cell table:number-columns-repeated="9"/>
        </table:table-row>
        <table:table-row table:style-name="ro1">
          <table:table-cell office:value-type="float" office:value="9.04821376674783" calcext:value-type="float">
            <text:p>9.0482137667</text:p>
          </table:table-cell>
          <table:table-cell office:value-type="float" office:value="2.39571025611092" calcext:value-type="float">
            <text:p>2.3957102561</text:p>
          </table:table-cell>
          <table:table-cell table:number-columns-repeated="9"/>
        </table:table-row>
        <table:table-row table:style-name="ro1">
          <table:table-cell office:value-type="float" office:value="2.09041553423845" calcext:value-type="float">
            <text:p>2.0904155342</text:p>
          </table:table-cell>
          <table:table-cell office:value-type="float" office:value="11.4914125717518" calcext:value-type="float">
            <text:p>11.4914125718</text:p>
          </table:table-cell>
          <table:table-cell table:number-columns-repeated="9"/>
        </table:table-row>
        <table:table-row table:style-name="ro1">
          <table:table-cell office:value-type="float" office:value="8.49595562737417" calcext:value-type="float">
            <text:p>8.4959556274</text:p>
          </table:table-cell>
          <table:table-cell office:value-type="float" office:value="9.29122370722443" calcext:value-type="float">
            <text:p>9.2912237072</text:p>
          </table:table-cell>
          <table:table-cell table:number-columns-repeated="9"/>
        </table:table-row>
        <table:table-row table:style-name="ro1">
          <table:table-cell office:value-type="float" office:value="3.46164465728601" calcext:value-type="float">
            <text:p>3.4616446573</text:p>
          </table:table-cell>
          <table:table-cell office:value-type="float" office:value="2.39606265917301" calcext:value-type="float">
            <text:p>2.396062659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table:number-columns-repeated="9"/>
        </table:table-row>
        <table:table-row table:style-name="ro1">
          <table:table-cell office:value-type="float" office:value="2.08551133616211" calcext:value-type="float">
            <text:p>2.0855113362</text:p>
          </table:table-cell>
          <table:table-cell office:value-type="float" office:value="8.60076406296204" calcext:value-type="float">
            <text:p>8.600764063</text:p>
          </table:table-cell>
          <table:table-cell table:number-columns-repeated="9"/>
        </table:table-row>
        <table:table-row table:style-name="ro1">
          <table:table-cell office:value-type="float" office:value="7.28103088158509" calcext:value-type="float">
            <text:p>7.2810308816</text:p>
          </table:table-cell>
          <table:table-cell office:value-type="float" office:value="5.7213800172165" calcext:value-type="float">
            <text:p>5.7213800172</text:p>
          </table:table-cell>
          <table:table-cell table:number-columns-repeated="9"/>
        </table:table-row>
        <table:table-row table:style-name="ro1">
          <table:table-cell office:value-type="float" office:value="5.87035274374607" calcext:value-type="float">
            <text:p>5.8703527437</text:p>
          </table:table-cell>
          <table:table-cell office:value-type="float" office:value="1.86669726093789" calcext:value-type="float">
            <text:p>1.8666972609</text:p>
          </table:table-cell>
          <table:table-cell table:number-columns-repeated="9"/>
        </table:table-row>
        <table:table-row table:style-name="ro1">
          <table:table-cell office:value-type="float" office:value="1.31570427215933" calcext:value-type="float">
            <text:p>1.3157042722</text:p>
          </table:table-cell>
          <table:table-cell office:value-type="float" office:value="16.3170408551374" calcext:value-type="float">
            <text:p>16.3170408551</text:p>
          </table:table-cell>
          <table:table-cell table:number-columns-repeated="9"/>
        </table:table-row>
        <table:table-row table:style-name="ro1">
          <table:table-cell office:value-type="float" office:value="5.83696330916432" calcext:value-type="float">
            <text:p>5.8369633092</text:p>
          </table:table-cell>
          <table:table-cell office:value-type="float" office:value="1.59133884747075" calcext:value-type="float">
            <text:p>1.5913388475</text:p>
          </table:table-cell>
          <table:table-cell table:number-columns-repeated="9"/>
        </table:table-row>
        <table:table-row table:style-name="ro1">
          <table:table-cell office:value-type="float" office:value="2.97774160343296" calcext:value-type="float">
            <text:p>2.9777416034</text:p>
          </table:table-cell>
          <table:table-cell office:value-type="float" office:value="0.270471704960986" calcext:value-type="float">
            <text:p>0.270471705</text:p>
          </table:table-cell>
          <table:table-cell table:number-columns-repeated="9"/>
        </table:table-row>
        <table:table-row table:style-name="ro1">
          <table:table-cell office:value-type="float" office:value="4.89635767300283" calcext:value-type="float">
            <text:p>4.896357673</text:p>
          </table:table-cell>
          <table:table-cell office:value-type="float" office:value="3.53656352099412" calcext:value-type="float">
            <text:p>3.536563521</text:p>
          </table:table-cell>
          <table:table-cell table:number-columns-repeated="9"/>
        </table:table-row>
        <table:table-row table:style-name="ro1">
          <table:table-cell office:value-type="float" office:value="1.81840701560011" calcext:value-type="float">
            <text:p>1.8184070156</text:p>
          </table:table-cell>
          <table:table-cell office:value-type="float" office:value="7.5336509028237" calcext:value-type="float">
            <text:p>7.5336509028</text:p>
          </table:table-cell>
          <table:table-cell table:number-columns-repeated="9"/>
        </table:table-row>
        <table:table-row table:style-name="ro1">
          <table:table-cell office:value-type="float" office:value="6.77368309244841" calcext:value-type="float">
            <text:p>6.7736830924</text:p>
          </table:table-cell>
          <table:table-cell office:value-type="float" office:value="3.9076357766658" calcext:value-type="float">
            <text:p>3.9076357767</text:p>
          </table:table-cell>
          <table:table-cell table:number-columns-repeated="9"/>
        </table:table-row>
        <table:table-row table:style-name="ro1">
          <table:table-cell office:value-type="float" office:value="7.37105946109817" calcext:value-type="float">
            <text:p>7.3710594611</text:p>
          </table:table-cell>
          <table:table-cell office:value-type="float" office:value="11.5836256164016" calcext:value-type="float">
            <text:p>11.5836256164</text:p>
          </table:table-cell>
          <table:table-cell table:number-columns-repeated="9"/>
        </table:table-row>
        <table:table-row table:style-name="ro1">
          <table:table-cell office:value-type="float" office:value="5.5779539549024" calcext:value-type="float">
            <text:p>5.5779539549</text:p>
          </table:table-cell>
          <table:table-cell office:value-type="float" office:value="8.76575893331483" calcext:value-type="float">
            <text:p>8.7657589333</text:p>
          </table:table-cell>
          <table:table-cell table:number-columns-repeated="9"/>
        </table:table-row>
        <table:table-row table:style-name="ro1">
          <table:table-cell office:value-type="float" office:value="7.83001822106764" calcext:value-type="float">
            <text:p>7.8300182211</text:p>
          </table:table-cell>
          <table:table-cell office:value-type="float" office:value="3.55679837181542" calcext:value-type="float">
            <text:p>3.5567983718</text:p>
          </table:table-cell>
          <table:table-cell table:number-columns-repeated="9"/>
        </table:table-row>
        <table:table-row table:style-name="ro1">
          <table:table-cell office:value-type="float" office:value="7.32811082621922" calcext:value-type="float">
            <text:p>7.3281108262</text:p>
          </table:table-cell>
          <table:table-cell office:value-type="float" office:value="11.5161318036331" calcext:value-type="float">
            <text:p>11.5161318036</text:p>
          </table:table-cell>
          <table:table-cell table:number-columns-repeated="9"/>
        </table:table-row>
        <table:table-row table:style-name="ro1">
          <table:table-cell office:value-type="float" office:value="1.35518237478444" calcext:value-type="float">
            <text:p>1.3551823748</text:p>
          </table:table-cell>
          <table:table-cell office:value-type="float" office:value="3.79531036030963" calcext:value-type="float">
            <text:p>3.7953103603</text:p>
          </table:table-cell>
          <table:table-cell table:number-columns-repeated="9"/>
        </table:table-row>
        <table:table-row table:style-name="ro1">
          <table:table-cell office:value-type="float" office:value="6.49710005060568" calcext:value-type="float">
            <text:p>6.4971000506</text:p>
          </table:table-cell>
          <table:table-cell office:value-type="float" office:value="4.93693132749684" calcext:value-type="float">
            <text:p>4.9369313275</text:p>
          </table:table-cell>
          <table:table-cell table:number-columns-repeated="9"/>
        </table:table-row>
        <table:table-row table:style-name="ro1">
          <table:table-cell office:value-type="float" office:value="9.25132659370844" calcext:value-type="float">
            <text:p>9.2513265937</text:p>
          </table:table-cell>
          <table:table-cell office:value-type="float" office:value="6.07929734891649" calcext:value-type="float">
            <text:p>6.0792973489</text:p>
          </table:table-cell>
          <table:table-cell table:number-columns-repeated="9"/>
        </table:table-row>
        <table:table-row table:style-name="ro1">
          <table:table-cell office:value-type="float" office:value="3.44732996924335" calcext:value-type="float">
            <text:p>3.4473299692</text:p>
          </table:table-cell>
          <table:table-cell office:value-type="float" office:value="16.1767585159437" calcext:value-type="float">
            <text:p>16.1767585159</text:p>
          </table:table-cell>
          <table:table-cell table:number-columns-repeated="9"/>
        </table:table-row>
        <table:table-row table:style-name="ro1">
          <table:table-cell office:value-type="float" office:value="2.62721916184531" calcext:value-type="float">
            <text:p>2.6272191618</text:p>
          </table:table-cell>
          <table:table-cell office:value-type="float" office:value="0.529263144034068" calcext:value-type="float">
            <text:p>0.529263144</text:p>
          </table:table-cell>
          <table:table-cell table:number-columns-repeated="9"/>
        </table:table-row>
        <table:table-row table:style-name="ro1">
          <table:table-cell office:value-type="float" office:value="6.56008317408924" calcext:value-type="float">
            <text:p>6.5600831741</text:p>
          </table:table-cell>
          <table:table-cell office:value-type="float" office:value="1.31202467546583" calcext:value-type="float">
            <text:p>1.3120246755</text:p>
          </table:table-cell>
          <table:table-cell table:number-columns-repeated="9"/>
        </table:table-row>
        <table:table-row table:style-name="ro1">
          <table:table-cell office:value-type="float" office:value="3.0177259671761" calcext:value-type="float">
            <text:p>3.0177259672</text:p>
          </table:table-cell>
          <table:table-cell office:value-type="float" office:value="14.407349859951" calcext:value-type="float">
            <text:p>14.40734986</text:p>
          </table:table-cell>
          <table:table-cell table:number-columns-repeated="9"/>
        </table:table-row>
        <table:table-row table:style-name="ro1">
          <table:table-cell office:value-type="float" office:value="2.15872619327112" calcext:value-type="float">
            <text:p>2.1587261933</text:p>
          </table:table-cell>
          <table:table-cell office:value-type="float" office:value="2.96796246985793" calcext:value-type="float">
            <text:p>2.967962469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6.00333657227379" calcext:value-type="float">
            <text:p>6.0033365723</text:p>
          </table:table-cell>
          <table:table-cell table:number-columns-repeated="9"/>
        </table:table-row>
        <table:table-row table:style-name="ro1">
          <table:table-cell office:value-type="float" office:value="7.29138323116275" calcext:value-type="float">
            <text:p>7.2913832312</text:p>
          </table:table-cell>
          <table:table-cell office:value-type="float" office:value="0.521373739575287" calcext:value-type="float">
            <text:p>0.5213737396</text:p>
          </table:table-cell>
          <table:table-cell table:number-columns-repeated="9"/>
        </table:table-row>
        <table:table-row table:style-name="ro1">
          <table:table-cell office:value-type="float" office:value="1.57893669491805" calcext:value-type="float">
            <text:p>1.5789366949</text:p>
          </table:table-cell>
          <table:table-cell office:value-type="float" office:value="3.15719161810639" calcext:value-type="float">
            <text:p>3.1571916181</text:p>
          </table:table-cell>
          <table:table-cell table:number-columns-repeated="9"/>
        </table:table-row>
        <table:table-row table:style-name="ro1">
          <table:table-cell office:value-type="float" office:value="10.0193150045791" calcext:value-type="float">
            <text:p>10.0193150046</text:p>
          </table:table-cell>
          <table:table-cell office:value-type="float" office:value="20.0343037522899" calcext:value-type="float">
            <text:p>20.0343037523</text:p>
          </table:table-cell>
          <table:table-cell table:number-columns-repeated="9"/>
        </table:table-row>
        <table:table-row table:style-name="ro1">
          <table:table-cell office:value-type="float" office:value="12.4891367845151" calcext:value-type="float">
            <text:p>12.4891367845</text:p>
          </table:table-cell>
          <table:table-cell office:value-type="float" office:value="2.56592329925745" calcext:value-type="float">
            <text:p>2.5659232993</text:p>
          </table:table-cell>
          <table:table-cell table:number-columns-repeated="9"/>
        </table:table-row>
        <table:table-row table:style-name="ro1">
          <table:table-cell office:value-type="float" office:value="4.46280742073396" calcext:value-type="float">
            <text:p>4.4628074207</text:p>
          </table:table-cell>
          <table:table-cell office:value-type="float" office:value="11.5476296236692" calcext:value-type="float">
            <text:p>11.5476296237</text:p>
          </table:table-cell>
          <table:table-cell table:number-columns-repeated="9"/>
        </table:table-row>
        <table:table-row table:style-name="ro1">
          <table:table-cell office:value-type="float" office:value="3.25691789138403" calcext:value-type="float">
            <text:p>3.2569178914</text:p>
          </table:table-cell>
          <table:table-cell office:value-type="float" office:value="11.9957236484" calcext:value-type="float">
            <text:p>11.9957236484</text:p>
          </table:table-cell>
          <table:table-cell table:number-columns-repeated="9"/>
        </table:table-row>
        <table:table-row table:style-name="ro1">
          <table:table-cell office:value-type="float" office:value="7.68394553865178" calcext:value-type="float">
            <text:p>7.6839455387</text:p>
          </table:table-cell>
          <table:table-cell office:value-type="float" office:value="8.74337354566494" calcext:value-type="float">
            <text:p>8.7433735457</text:p>
          </table:table-cell>
          <table:table-cell table:number-columns-repeated="9"/>
        </table:table-row>
        <table:table-row table:style-name="ro1">
          <table:table-cell office:value-type="float" office:value="3.1359036152441" calcext:value-type="float">
            <text:p>3.1359036152</text:p>
          </table:table-cell>
          <table:table-cell office:value-type="float" office:value="14.1568396372884" calcext:value-type="float">
            <text:p>14.1568396373</text:p>
          </table:table-cell>
          <table:table-cell table:number-columns-repeated="9"/>
        </table:table-row>
        <table:table-row table:style-name="ro1">
          <table:table-cell office:value-type="float" office:value="2.64436330730549" calcext:value-type="float">
            <text:p>2.6443633073</text:p>
          </table:table-cell>
          <table:table-cell office:value-type="float" office:value="7.93075927632256" calcext:value-type="float">
            <text:p>7.9307592763</text:p>
          </table:table-cell>
          <table:table-cell table:number-columns-repeated="9"/>
        </table:table-row>
        <table:table-row table:style-name="ro1">
          <table:table-cell office:value-type="float" office:value="5.17599306512085" calcext:value-type="float">
            <text:p>5.1759930651</text:p>
          </table:table-cell>
          <table:table-cell office:value-type="float" office:value="3.88200924648833" calcext:value-type="float">
            <text:p>3.8820092465</text:p>
          </table:table-cell>
          <table:table-cell table:number-columns-repeated="9"/>
        </table:table-row>
        <table:table-row table:style-name="ro1">
          <table:table-cell office:value-type="float" office:value="13.3352633572418" calcext:value-type="float">
            <text:p>13.3352633572</text:p>
          </table:table-cell>
          <table:table-cell office:value-type="float" office:value="9.93617890302935" calcext:value-type="float">
            <text:p>9.936178903</text:p>
          </table:table-cell>
          <table:table-cell table:number-columns-repeated="9"/>
        </table:table-row>
        <table:table-row table:style-name="ro1">
          <table:table-cell office:value-type="float" office:value="1.29801053776592" calcext:value-type="float">
            <text:p>1.2980105378</text:p>
          </table:table-cell>
          <table:table-cell office:value-type="float" office:value="7.26495482737839" calcext:value-type="float">
            <text:p>7.2649548274</text:p>
          </table:table-cell>
          <table:table-cell table:number-columns-repeated="9"/>
        </table:table-row>
        <table:table-row table:style-name="ro1">
          <table:table-cell office:value-type="float" office:value="7.29902132262581" calcext:value-type="float">
            <text:p>7.2990213226</text:p>
          </table:table-cell>
          <table:table-cell office:value-type="float" office:value="7.03874191399669" calcext:value-type="float">
            <text:p>7.038741914</text:p>
          </table:table-cell>
          <table:table-cell table:number-columns-repeated="9"/>
        </table:table-row>
        <table:table-row table:style-name="ro1">
          <table:table-cell office:value-type="float" office:value="3.34230738838567" calcext:value-type="float">
            <text:p>3.3423073884</text:p>
          </table:table-cell>
          <table:table-cell office:value-type="float" office:value="8.22699102476371" calcext:value-type="float">
            <text:p>8.2269910248</text:p>
          </table:table-cell>
          <table:table-cell table:number-columns-repeated="9"/>
        </table:table-row>
        <table:table-row table:style-name="ro1">
          <table:table-cell office:value-type="float" office:value="6.24078791352552" calcext:value-type="float">
            <text:p>6.2407879135</text:p>
          </table:table-cell>
          <table:table-cell office:value-type="float" office:value="4.94106933956546" calcext:value-type="float">
            <text:p>4.9410693396</text:p>
          </table:table-cell>
          <table:table-cell table:number-columns-repeated="9"/>
        </table:table-row>
        <table:table-row table:style-name="ro1">
          <table:table-cell office:value-type="float" office:value="5.06552075488205" calcext:value-type="float">
            <text:p>5.0655207549</text:p>
          </table:table-cell>
          <table:table-cell office:value-type="float" office:value="15.6086065836083" calcext:value-type="float">
            <text:p>15.6086065836</text:p>
          </table:table-cell>
          <table:table-cell table:number-columns-repeated="9"/>
        </table:table-row>
        <table:table-row table:style-name="ro1">
          <table:table-cell office:value-type="float" office:value="3.62344418506705" calcext:value-type="float">
            <text:p>3.6234441851</text:p>
          </table:table-cell>
          <table:table-cell office:value-type="float" office:value="3.88159145682589" calcext:value-type="float">
            <text:p>3.8815914568</text:p>
          </table:table-cell>
          <table:table-cell table:number-columns-repeated="9"/>
        </table:table-row>
        <table:table-row table:style-name="ro1">
          <table:table-cell office:value-type="float" office:value="3.05183996918317" calcext:value-type="float">
            <text:p>3.0518399692</text:p>
          </table:table-cell>
          <table:table-cell office:value-type="float" office:value="2.79747614869119" calcext:value-type="float">
            <text:p>2.7974761487</text:p>
          </table:table-cell>
          <table:table-cell table:number-columns-repeated="9"/>
        </table:table-row>
        <table:table-row table:style-name="ro1">
          <table:table-cell office:value-type="float" office:value="7.91417477142422" calcext:value-type="float">
            <text:p>7.9141747714</text:p>
          </table:table-cell>
          <table:table-cell office:value-type="float" office:value="30.6238916156545" calcext:value-type="float">
            <text:p>30.6238916157</text:p>
          </table:table-cell>
          <table:table-cell table:number-columns-repeated="9"/>
        </table:table-row>
        <table:table-row table:style-name="ro1">
          <table:table-cell office:value-type="float" office:value="2.55977208788376" calcext:value-type="float">
            <text:p>2.5597720879</text:p>
          </table:table-cell>
          <table:table-cell office:value-type="float" office:value="4.6065677958857" calcext:value-type="float">
            <text:p>4.6065677959</text:p>
          </table:table-cell>
          <table:table-cell table:number-columns-repeated="9"/>
        </table:table-row>
        <table:table-row table:style-name="ro1">
          <table:table-cell office:value-type="float" office:value="5.18141014046265" calcext:value-type="float">
            <text:p>5.1814101405</text:p>
          </table:table-cell>
          <table:table-cell office:value-type="float" office:value="7.86698093021147" calcext:value-type="float">
            <text:p>7.8669809302</text:p>
          </table:table-cell>
          <table:table-cell table:number-columns-repeated="9"/>
        </table:table-row>
        <table:table-row table:style-name="ro1">
          <table:table-cell office:value-type="float" office:value="3.92863831662932" calcext:value-type="float">
            <text:p>3.9286383166</text:p>
          </table:table-cell>
          <table:table-cell office:value-type="float" office:value="11.4550382355151" calcext:value-type="float">
            <text:p>11.4550382355</text:p>
          </table:table-cell>
          <table:table-cell table:number-columns-repeated="9"/>
        </table:table-row>
        <table:table-row table:style-name="ro1">
          <table:table-cell office:value-type="float" office:value="12.4513568286367" calcext:value-type="float">
            <text:p>12.4513568286</text:p>
          </table:table-cell>
          <table:table-cell office:value-type="float" office:value="2.64888903617394" calcext:value-type="float">
            <text:p>2.6488890362</text:p>
          </table:table-cell>
          <table:table-cell table:number-columns-repeated="9"/>
        </table:table-row>
        <table:table-row table:style-name="ro1">
          <table:table-cell office:value-type="float" office:value="4.69037576299947" calcext:value-type="float">
            <text:p>4.690375763</text:p>
          </table:table-cell>
          <table:table-cell office:value-type="float" office:value="11.7267759935059" calcext:value-type="float">
            <text:p>11.7267759935</text:p>
          </table:table-cell>
          <table:table-cell table:number-columns-repeated="9"/>
        </table:table-row>
        <table:table-row table:style-name="ro1">
          <table:table-cell office:value-type="float" office:value="9.33575542530879" calcext:value-type="float">
            <text:p>9.3357554253</text:p>
          </table:table-cell>
          <table:table-cell office:value-type="float" office:value="0.800356569797134" calcext:value-type="float">
            <text:p>0.8003565698</text:p>
          </table:table-cell>
          <table:table-cell table:number-columns-repeated="9"/>
        </table:table-row>
        <table:table-row table:style-name="ro1">
          <table:table-cell office:value-type="float" office:value="1.99278553796634" calcext:value-type="float">
            <text:p>1.992785538</text:p>
          </table:table-cell>
          <table:table-cell office:value-type="float" office:value="2.49096483308621" calcext:value-type="float">
            <text:p>2.4909648331</text:p>
          </table:table-cell>
          <table:table-cell table:number-columns-repeated="9"/>
        </table:table-row>
        <table:table-row table:style-name="ro1">
          <table:table-cell office:value-type="float" office:value="3.42135721119077" calcext:value-type="float">
            <text:p>3.4213572112</text:p>
          </table:table-cell>
          <table:table-cell office:value-type="float" office:value="11.845810011706" calcext:value-type="float">
            <text:p>11.8458100117</text:p>
          </table:table-cell>
          <table:table-cell table:number-columns-repeated="9"/>
        </table:table-row>
        <table:table-row table:style-name="ro1">
          <table:table-cell office:value-type="float" office:value="1.61392751725322" calcext:value-type="float">
            <text:p>1.6139275173</text:p>
          </table:table-cell>
          <table:table-cell office:value-type="float" office:value="6.99625885520632" calcext:value-type="float">
            <text:p>6.9962588552</text:p>
          </table:table-cell>
          <table:table-cell table:number-columns-repeated="9"/>
        </table:table-row>
        <table:table-row table:style-name="ro1">
          <table:table-cell office:value-type="float" office:value="10.2668478410216" calcext:value-type="float">
            <text:p>10.266847841</text:p>
          </table:table-cell>
          <table:table-cell office:value-type="float" office:value="5.00082347312014" calcext:value-type="float">
            <text:p>5.0008234731</text:p>
          </table:table-cell>
          <table:table-cell table:number-columns-repeated="9"/>
        </table:table-row>
        <table:table-row table:style-name="ro1">
          <table:table-cell office:value-type="float" office:value="5.88880612005957" calcext:value-type="float">
            <text:p>5.8888061201</text:p>
          </table:table-cell>
          <table:table-cell office:value-type="float" office:value="19.9698363158126" calcext:value-type="float">
            <text:p>19.96983631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.26087445202791" calcext:value-type="float">
            <text:p>5.260874452</text:p>
          </table:table-cell>
          <table:table-cell table:number-columns-repeated="9"/>
        </table:table-row>
        <table:table-row table:style-name="ro1">
          <table:table-cell office:value-type="float" office:value="8.42033409298113" calcext:value-type="float">
            <text:p>8.420334093</text:p>
          </table:table-cell>
          <table:table-cell office:value-type="float" office:value="12.6305333918477" calcext:value-type="float">
            <text:p>12.6305333918</text:p>
          </table:table-cell>
          <table:table-cell table:number-columns-repeated="9"/>
        </table:table-row>
        <table:table-row table:style-name="ro1">
          <table:table-cell office:value-type="float" office:value="3.416802435863" calcext:value-type="float">
            <text:p>3.4168024359</text:p>
          </table:table-cell>
          <table:table-cell office:value-type="float" office:value="3.15403885744622" calcext:value-type="float">
            <text:p>3.1540388574</text:p>
          </table:table-cell>
          <table:table-cell table:number-columns-repeated="9"/>
        </table:table-row>
        <table:table-row table:style-name="ro1">
          <table:table-cell office:value-type="float" office:value="4.80029470969526" calcext:value-type="float">
            <text:p>4.8002947097</text:p>
          </table:table-cell>
          <table:table-cell office:value-type="float" office:value="5.06730408600784" calcext:value-type="float">
            <text:p>5.067304086</text:p>
          </table:table-cell>
          <table:table-cell table:number-columns-repeated="9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.09414602654197E-016" calcext:value-type="float">
            <text:p>2.09414602654197E-016</text:p>
          </table:table-cell>
          <table:table-cell table:number-columns-repeated="9"/>
        </table:table-row>
        <table:table-row table:style-name="ro1">
          <table:table-cell office:value-type="float" office:value="2.88078515703289" calcext:value-type="float">
            <text:p>2.880785157</text:p>
          </table:table-cell>
          <table:table-cell office:value-type="float" office:value="8.39973076229346" calcext:value-type="float">
            <text:p>8.3997307623</text:p>
          </table:table-cell>
          <table:table-cell table:number-columns-repeated="9"/>
        </table:table-row>
        <table:table-row table:style-name="ro1">
          <table:table-cell office:value-type="float" office:value="4.2319199088671" calcext:value-type="float">
            <text:p>4.2319199089</text:p>
          </table:table-cell>
          <table:table-cell office:value-type="float" office:value="11.1113884769157" calcext:value-type="float">
            <text:p>11.1113884769</text:p>
          </table:table-cell>
          <table:table-cell table:number-columns-repeated="9"/>
        </table:table-row>
        <table:table-row table:style-name="ro1">
          <table:table-cell office:value-type="float" office:value="12.79725052557" calcext:value-type="float">
            <text:p>12.7972505256</text:p>
          </table:table-cell>
          <table:table-cell office:value-type="float" office:value="7.31423126417257" calcext:value-type="float">
            <text:p>7.3142312642</text:p>
          </table:table-cell>
          <table:table-cell table:number-columns-repeated="9"/>
        </table:table-row>
        <table:table-row table:style-name="ro1">
          <table:table-cell office:value-type="float" office:value="3.25100482018562" calcext:value-type="float">
            <text:p>3.2510048202</text:p>
          </table:table-cell>
          <table:table-cell office:value-type="float" office:value="12.287191203002" calcext:value-type="float">
            <text:p>12.287191203</text:p>
          </table:table-cell>
          <table:table-cell table:number-columns-repeated="9"/>
        </table:table-row>
        <table:table-row table:style-name="ro1">
          <table:table-cell office:value-type="float" office:value="2.60137182946956" calcext:value-type="float">
            <text:p>2.6013718295</text:p>
          </table:table-cell>
          <table:table-cell office:value-type="float" office:value="7.82913562309673" calcext:value-type="float">
            <text:p>7.8291356231</text:p>
          </table:table-cell>
          <table:table-cell table:number-columns-repeated="9"/>
        </table:table-row>
        <table:table-row table:style-name="ro1">
          <table:table-cell office:value-type="float" office:value="12.0456091619109" calcext:value-type="float">
            <text:p>12.0456091619</text:p>
          </table:table-cell>
          <table:table-cell office:value-type="float" office:value="10.5006523568057" calcext:value-type="float">
            <text:p>10.5006523568</text:p>
          </table:table-cell>
          <table:table-cell table:number-columns-repeated="9"/>
        </table:table-row>
        <table:table-row table:style-name="ro1">
          <table:table-cell office:value-type="float" office:value="2.35322161910324" calcext:value-type="float">
            <text:p>2.3532216191</text:p>
          </table:table-cell>
          <table:table-cell office:value-type="float" office:value="5.56272846824156" calcext:value-type="float">
            <text:p>5.5627284682</text:p>
          </table:table-cell>
          <table:table-cell table:number-columns-repeated="9"/>
        </table:table-row>
        <table:table-row table:style-name="ro1">
          <table:table-cell office:value-type="float" office:value="2.18876440736371" calcext:value-type="float">
            <text:p>2.1887644074</text:p>
          </table:table-cell>
          <table:table-cell office:value-type="float" office:value="10.9636540609898" calcext:value-type="float">
            <text:p>10.963654061</text:p>
          </table:table-cell>
          <table:table-cell table:number-columns-repeated="9"/>
        </table:table-row>
        <table:table-row table:style-name="ro1">
          <table:table-cell office:value-type="float" office:value="4.2478308094911" calcext:value-type="float">
            <text:p>4.2478308095</text:p>
          </table:table-cell>
          <table:table-cell office:value-type="float" office:value="6.63704252012432" calcext:value-type="float">
            <text:p>6.6370425201</text:p>
          </table:table-cell>
          <table:table-cell table:number-columns-repeated="9"/>
        </table:table-row>
        <table:table-row table:style-name="ro1">
          <table:table-cell office:value-type="float" office:value="2.30234715621077" calcext:value-type="float">
            <text:p>2.3023471562</text:p>
          </table:table-cell>
          <table:table-cell office:value-type="float" office:value="5.11578904689083" calcext:value-type="float">
            <text:p>5.1157890469</text:p>
          </table:table-cell>
          <table:table-cell table:number-columns-repeated="9"/>
        </table:table-row>
        <table:table-row table:style-name="ro1">
          <table:table-cell office:value-type="float" office:value="13.4794169649829" calcext:value-type="float">
            <text:p>13.479416965</text:p>
          </table:table-cell>
          <table:table-cell office:value-type="float" office:value="10.3095207591881" calcext:value-type="float">
            <text:p>10.3095207592</text:p>
          </table:table-cell>
          <table:table-cell table:number-columns-repeated="9"/>
        </table:table-row>
        <table:table-row table:style-name="ro1">
          <table:table-cell office:value-type="float" office:value="12.8138022124868" calcext:value-type="float">
            <text:p>12.8138022125</text:p>
          </table:table-cell>
          <table:table-cell office:value-type="float" office:value="7.58410000324813" calcext:value-type="float">
            <text:p>7.5841000032</text:p>
          </table:table-cell>
          <table:table-cell table:number-columns-repeated="9"/>
        </table:table-row>
        <table:table-row table:style-name="ro1">
          <table:table-cell office:value-type="float" office:value="2.39930639256658" calcext:value-type="float">
            <text:p>2.3993063926</text:p>
          </table:table-cell>
          <table:table-cell office:value-type="float" office:value="9.59455203928715" calcext:value-type="float">
            <text:p>9.5945520393</text:p>
          </table:table-cell>
          <table:table-cell table:number-columns-repeated="9"/>
        </table:table-row>
        <table:table-row table:style-name="ro1">
          <table:table-cell office:value-type="float" office:value="2.75235086881101" calcext:value-type="float">
            <text:p>2.7523508688</text:p>
          </table:table-cell>
          <table:table-cell office:value-type="float" office:value="1.92721682613952" calcext:value-type="float">
            <text:p>1.9272168261</text:p>
          </table:table-cell>
          <table:table-cell table:number-columns-repeated="9"/>
        </table:table-row>
        <table:table-row table:style-name="ro1">
          <table:table-cell office:value-type="float" office:value="3.6760897201842" calcext:value-type="float">
            <text:p>3.6760897202</text:p>
          </table:table-cell>
          <table:table-cell office:value-type="float" office:value="16.874218926195" calcext:value-type="float">
            <text:p>16.8742189262</text:p>
          </table:table-cell>
          <table:table-cell table:number-columns-repeated="9"/>
        </table:table-row>
        <table:table-row table:style-name="ro1">
          <table:table-cell office:value-type="float" office:value="7.76830208666066" calcext:value-type="float">
            <text:p>7.7683020867</text:p>
          </table:table-cell>
          <table:table-cell office:value-type="float" office:value="5.05829839870916" calcext:value-type="float">
            <text:p>5.0582983987</text:p>
          </table:table-cell>
          <table:table-cell table:number-columns-repeated="9"/>
        </table:table-row>
        <table:table-row table:style-name="ro1">
          <table:table-cell office:value-type="float" office:value="1.40428653446368" calcext:value-type="float">
            <text:p>1.4042865345</text:p>
          </table:table-cell>
          <table:table-cell office:value-type="float" office:value="5.44172576754139" calcext:value-type="float">
            <text:p>5.4417257675</text:p>
          </table:table-cell>
          <table:table-cell table:number-columns-repeated="9"/>
        </table:table-row>
        <table:table-row table:style-name="ro1">
          <table:table-cell office:value-type="float" office:value="2.49738782174917" calcext:value-type="float">
            <text:p>2.4973878217</text:p>
          </table:table-cell>
          <table:table-cell office:value-type="float" office:value="6.89144063805087" calcext:value-type="float">
            <text:p>6.8914406381</text:p>
          </table:table-cell>
          <table:table-cell table:number-columns-repeated="9"/>
        </table:table-row>
        <table:table-row table:style-name="ro1">
          <table:table-cell office:value-type="float" office:value="4.81500651065781" calcext:value-type="float">
            <text:p>4.8150065107</text:p>
          </table:table-cell>
          <table:table-cell office:value-type="float" office:value="3.25143234626263" calcext:value-type="float">
            <text:p>3.2514323463</text:p>
          </table:table-cell>
          <table:table-cell table:number-columns-repeated="9"/>
        </table:table-row>
        <table:table-row table:style-name="ro1">
          <table:table-cell office:value-type="float" office:value="6.84545528801148" calcext:value-type="float">
            <text:p>6.845455288</text:p>
          </table:table-cell>
          <table:table-cell office:value-type="float" office:value="6.05634724069184" calcext:value-type="float">
            <text:p>6.0563472407</text:p>
          </table:table-cell>
          <table:table-cell table:number-columns-repeated="9"/>
        </table:table-row>
        <table:table-row table:style-name="ro1">
          <table:table-cell office:value-type="float" office:value="5.21534810023247" calcext:value-type="float">
            <text:p>5.2153481002</text:p>
          </table:table-cell>
          <table:table-cell office:value-type="float" office:value="3.38947550417489" calcext:value-type="float">
            <text:p>3.3894755042</text:p>
          </table:table-cell>
          <table:table-cell table:number-columns-repeated="9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81247726273808E-016" calcext:value-type="float">
            <text:p>1.81247726273808E-01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.12465691583343" calcext:value-type="float">
            <text:p>8.1246569158</text:p>
          </table:table-cell>
          <table:table-cell table:number-columns-repeated="9"/>
        </table:table-row>
        <table:table-row table:style-name="ro1">
          <table:table-cell office:value-type="float" office:value="0.787235986089961" calcext:value-type="float">
            <text:p>0.7872359861</text:p>
          </table:table-cell>
          <table:table-cell office:value-type="float" office:value="6.8247461126554" calcext:value-type="float">
            <text:p>6.8247461127</text:p>
          </table:table-cell>
          <table:table-cell table:number-columns-repeated="9"/>
        </table:table-row>
        <table:table-row table:style-name="ro1">
          <table:table-cell office:value-type="float" office:value="4.26855702455647" calcext:value-type="float">
            <text:p>4.2685570246</text:p>
          </table:table-cell>
          <table:table-cell office:value-type="float" office:value="1.06743661549979" calcext:value-type="float">
            <text:p>1.0674366155</text:p>
          </table:table-cell>
          <table:table-cell table:number-columns-repeated="9"/>
        </table:table-row>
        <table:table-row table:style-name="ro1">
          <table:table-cell office:value-type="float" office:value="8.42041223389697" calcext:value-type="float">
            <text:p>8.4204122339</text:p>
          </table:table-cell>
          <table:table-cell office:value-type="float" office:value="3.94799415035513" calcext:value-type="float">
            <text:p>3.9479941504</text:p>
          </table:table-cell>
          <table:table-cell table:number-columns-repeated="9"/>
        </table:table-row>
        <table:table-row table:style-name="ro1">
          <table:table-cell office:value-type="float" office:value="5.75547112105946" calcext:value-type="float">
            <text:p>5.7554711211</text:p>
          </table:table-cell>
          <table:table-cell office:value-type="float" office:value="9.67792086011508" calcext:value-type="float">
            <text:p>9.6779208601</text:p>
          </table:table-cell>
          <table:table-cell table:number-columns-repeated="9"/>
        </table:table-row>
        <table:table-row table:style-name="ro1">
          <table:table-cell office:value-type="float" office:value="1.05283067513096" calcext:value-type="float">
            <text:p>1.0528306751</text:p>
          </table:table-cell>
          <table:table-cell office:value-type="float" office:value="5.00036474364654" calcext:value-type="float">
            <text:p>5.0003647436</text:p>
          </table:table-cell>
          <table:table-cell table:number-columns-repeated="9"/>
        </table:table-row>
        <table:table-row table:style-name="ro1">
          <table:table-cell office:value-type="float" office:value="8.45672669083537" calcext:value-type="float">
            <text:p>8.4567266908</text:p>
          </table:table-cell>
          <table:table-cell office:value-type="float" office:value="8.98662192798343" calcext:value-type="float">
            <text:p>8.986621928</text:p>
          </table:table-cell>
          <table:table-cell table:number-columns-repeated="9"/>
        </table:table-row>
        <table:table-row table:style-name="ro1">
          <table:table-cell office:value-type="float" office:value="3.85041724223082" calcext:value-type="float">
            <text:p>3.8504172422</text:p>
          </table:table-cell>
          <table:table-cell office:value-type="float" office:value="4.10745505888155" calcext:value-type="float">
            <text:p>4.1074550589</text:p>
          </table:table-cell>
          <table:table-cell table:number-columns-repeated="9"/>
        </table:table-row>
        <table:table-row table:style-name="ro1">
          <table:table-cell office:value-type="float" office:value="4.97483890632446" calcext:value-type="float">
            <text:p>4.9748389063</text:p>
          </table:table-cell>
          <table:table-cell office:value-type="float" office:value="11.7828297898306" calcext:value-type="float">
            <text:p>11.7828297898</text:p>
          </table:table-cell>
          <table:table-cell table:number-columns-repeated="9"/>
        </table:table-row>
        <table:table-row table:style-name="ro1">
          <table:table-cell office:value-type="float" office:value="4.27164794658482" calcext:value-type="float">
            <text:p>4.2716479466</text:p>
          </table:table-cell>
          <table:table-cell office:value-type="float" office:value="0.267252353474607" calcext:value-type="float">
            <text:p>0.2672523535</text:p>
          </table:table-cell>
          <table:table-cell table:number-columns-repeated="9"/>
        </table:table-row>
        <table:table-row table:style-name="ro1">
          <table:table-cell office:value-type="float" office:value="1.57108859249166" calcext:value-type="float">
            <text:p>1.5710885925</text:p>
          </table:table-cell>
          <table:table-cell office:value-type="float" office:value="15.4402746295052" calcext:value-type="float">
            <text:p>15.4402746295</text:p>
          </table:table-cell>
          <table:table-cell table:number-columns-repeated="9"/>
        </table:table-row>
        <table:table-row table:style-name="ro1">
          <table:table-cell office:value-type="float" office:value="12.7511931293488" calcext:value-type="float">
            <text:p>12.7511931293</text:p>
          </table:table-cell>
          <table:table-cell office:value-type="float" office:value="8.32826355118814" calcext:value-type="float">
            <text:p>8.3282635512</text:p>
          </table:table-cell>
          <table:table-cell table:number-columns-repeated="9"/>
        </table:table-row>
        <table:table-row table:style-name="ro1">
          <table:table-cell office:value-type="float" office:value="9.84073270700203" calcext:value-type="float">
            <text:p>9.840732707</text:p>
          </table:table-cell>
          <table:table-cell office:value-type="float" office:value="3.10843687234284" calcext:value-type="float">
            <text:p>3.1084368723</text:p>
          </table:table-cell>
          <table:table-cell table:number-columns-repeated="9"/>
        </table:table-row>
        <table:table-row table:style-name="ro1">
          <table:table-cell office:value-type="float" office:value="7.90017170774466" calcext:value-type="float">
            <text:p>7.9001717077</text:p>
          </table:table-cell>
          <table:table-cell office:value-type="float" office:value="1.05270460631214" calcext:value-type="float">
            <text:p>1.0527046063</text:p>
          </table:table-cell>
          <table:table-cell table:number-columns-repeated="9"/>
        </table:table-row>
        <table:table-row table:style-name="ro1">
          <table:table-cell office:value-type="float" office:value="8.42092446764461" calcext:value-type="float">
            <text:p>8.4209244676</text:p>
          </table:table-cell>
          <table:table-cell office:value-type="float" office:value="10.5260833699066" calcext:value-type="float">
            <text:p>10.5260833699</text:p>
          </table:table-cell>
          <table:table-cell table:number-columns-repeated="9"/>
        </table:table-row>
        <table:table-row table:style-name="ro1">
          <table:table-cell office:value-type="float" office:value="8.89570902337957" calcext:value-type="float">
            <text:p>8.8957090234</text:p>
          </table:table-cell>
          <table:table-cell office:value-type="float" office:value="11.5138551741527" calcext:value-type="float">
            <text:p>11.5138551742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'#02'.D3:'#02'.D18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#33'.D172:'#33'.D3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6:55:07.571917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NANE </meta:initial-creator>
    <meta:creation-date>2016-09-22T13:38:09.476450901</meta:creation-date>
    <dc:date>2016-11-27T19:50:49.749783232</dc:date>
    <dc:creator>SHUNANE </dc:creator>
    <meta:editing-duration>PT15H8M16S</meta:editing-duration>
    <meta:editing-cycles>28</meta:editing-cycles>
    <meta:generator>LibreOffice/4.2.6.3$Linux_x86 LibreOffice_project/420m0$Build-3</meta:generator>
    <meta:document-statistic meta:table-count="6" meta:cell-count="104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T &amp; XL distribution</text:p>
        </chart:title>
        <chart:plot-area chart:style-name="ch3" table:cell-range-address="'#33'.I180:'#33'.K213" chart:data-source-has-labels="column" svg:x="1.331cm" svg:y="1.661cm" svg:width="14.029cm" svg:height="6.178cm">
          <chartooo:coordinate-region svg:x="1.952cm" svg:y="1.86cm" svg:width="13.408cm" svg:height="4.849cm"/>
          <chart:axis chart:dimension="x" chart:name="primary-x" chart:style-name="ch4" chartooo:axis-type="auto">
            <chartooo:date-scale/>
            <chart:title svg:x="7.719cm" svg:y="8.019cm" chart:style-name="ch5">
              <text:p>microns</text:p>
            </chart:title>
            <chart:categories table:cell-range-address="'#33'.I180:'#33'.I213"/>
          </chart:axis>
          <chart:axis chart:dimension="y" chart:name="primary-y" chart:style-name="ch6">
            <chart:title svg:x="0.451cm" svg:y="5.059cm" chart:style-name="ch7">
              <text:p>(%)</text:p>
            </chart:title>
            <chart:grid chart:style-name="ch8" chart:class="major"/>
          </chart:axis>
          <chart:series chart:style-name="ch9" chart:values-cell-range-address="'#33'.J180:'#33'.J213" chart:class="chart:bar">
            <chart:data-point chart:repeated="34"/>
          </chart:series>
          <chart:series chart:style-name="ch10" chart:values-cell-range-address="'#33'.K180:'#33'.K213" chart:class="chart:ba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'#33'.I180:'#33'.I213</svg:desc>
                </draw:g>
              </table:table-cell>
              <table:table-cell office:value-type="float" office:value="3">
                <text:p>3</text:p>
                <draw:g>
                  <svg:desc>'#33'.J180:'#33'.J213</svg:desc>
                </draw:g>
              </table:table-cell>
              <table:table-cell office:value-type="float" office:value="0">
                <text:p>0</text:p>
                <draw:g>
                  <svg:desc>'#33'.K180:'#33'.K213</svg:desc>
                </draw:g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-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-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-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-2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-2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-3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-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-3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-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-4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-4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-5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-5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-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-5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-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-6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-6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-7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-7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-7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-8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-8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-8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-8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-9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-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-9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-10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T &amp; XL distribution</text:p>
        </chart:title>
        <chart:legend chart:legend-position="end" svg:x="14.794cm" svg:y="3.952cm" style:legend-expansion="high" chart:style-name="ch3"/>
        <chart:plot-area chart:style-name="ch4" table:cell-range-address="'#33'.I318:'#33'.K345" chart:data-source-has-labels="both" svg:x="1.331cm" svg:y="1.661cm" svg:width="12.824cm" svg:height="6.178cm">
          <chartooo:coordinate-region svg:x="1.952cm" svg:y="1.86cm" svg:width="12.203cm" svg:height="5.146cm"/>
          <chart:axis chart:dimension="x" chart:name="primary-x" chart:style-name="ch5" chartooo:axis-type="auto">
            <chartooo:date-scale/>
            <chart:title svg:x="6.27cm" svg:y="8.019cm" chart:style-name="ch6">
              <text:p>Contact length (um)</text:p>
            </chart:title>
            <chart:categories table:cell-range-address="'#33'.I319:'#33'.I345"/>
          </chart:axis>
          <chart:axis chart:dimension="y" chart:name="primary-y" chart:style-name="ch7">
            <chart:title svg:x="0.451cm" svg:y="5.575cm" chart:style-name="ch8">
              <text:p>Frequency</text:p>
            </chart:title>
            <chart:grid chart:style-name="ch9" chart:class="major"/>
          </chart:axis>
          <chart:series chart:style-name="ch10" chart:values-cell-range-address="'#33'.J319:'#33'.J345" chart:label-cell-address="'#33'.J318:'#33'.J318" chart:class="chart:bar">
            <chart:data-point chart:repeated="27"/>
          </chart:series>
          <chart:series chart:style-name="ch11" chart:values-cell-range-address="'#33'.K319:'#33'.K345" chart:label-cell-address="'#33'.K318:'#33'.K318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33'.J318:'#33'.J318</svg:desc>
                </draw:g>
              </table:table-cell>
              <table:table-cell office:value-type="string">
                <text:p>XL</text:p>
                <draw:g>
                  <svg:desc>'#33'.K318:'#33'.K3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'#33'.I319:'#33'.I345</svg:desc>
                </draw:g>
              </table:table-cell>
              <table:table-cell office:value-type="float" office:value="20">
                <text:p>20</text:p>
                <draw:g>
                  <svg:desc>'#33'.J319:'#33'.J345</svg:desc>
                </draw:g>
              </table:table-cell>
              <table:table-cell office:value-type="float" office:value="12">
                <text:p>12</text:p>
                <draw:g>
                  <svg:desc>'#33'.K319:'#33'.K345</svg:desc>
                </draw:g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-1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-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-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-1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-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-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-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-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-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-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-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-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-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-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-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-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-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-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T &amp; XL distribution</text:p>
        </chart:title>
        <chart:legend chart:legend-position="end" svg:x="14.794cm" svg:y="3.952cm" style:legend-expansion="high" chart:style-name="ch3"/>
        <chart:plot-area chart:style-name="ch4" table:cell-range-address="'#02'.H213:'#02'.J231" chart:data-source-has-labels="both" svg:x="1.331cm" svg:y="1.661cm" svg:width="12.824cm" svg:height="6.178cm">
          <chartooo:coordinate-region svg:x="1.952cm" svg:y="1.861cm" svg:width="12.203cm" svg:height="4.933cm"/>
          <chart:axis chart:dimension="x" chart:name="primary-x" chart:style-name="ch5" chartooo:axis-type="auto">
            <chartooo:date-scale/>
            <chart:title svg:x="6.27cm" svg:y="8.019cm" chart:style-name="ch6">
              <text:p>Contact lenght (um)</text:p>
            </chart:title>
            <chart:categories table:cell-range-address="'#02'.H214:'#02'.H231"/>
          </chart:axis>
          <chart:axis chart:dimension="y" chart:name="primary-y" chart:style-name="ch7">
            <chart:title svg:x="0.451cm" svg:y="5.575cm" chart:style-name="ch8">
              <text:p>Frequency</text:p>
            </chart:title>
            <chart:grid chart:style-name="ch9" chart:class="major"/>
          </chart:axis>
          <chart:series chart:style-name="ch10" chart:values-cell-range-address="'#02'.I214:'#02'.I231" chart:label-cell-address="'#02'.I213:'#02'.I213" chart:class="chart:bar">
            <chart:data-point chart:repeated="18"/>
          </chart:series>
          <chart:series chart:style-name="ch11" chart:values-cell-range-address="'#02'.J214:'#02'.J231" chart:label-cell-address="'#02'.J213:'#02'.J213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02'.I213:'#02'.I213</svg:desc>
                </draw:g>
              </table:table-cell>
              <table:table-cell office:value-type="string">
                <text:p>XL</text:p>
                <draw:g>
                  <svg:desc>'#02'.J213:'#02'.J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'#02'.H214:'#02'.H231</svg:desc>
                </draw:g>
              </table:table-cell>
              <table:table-cell office:value-type="float" office:value="39">
                <text:p>39</text:p>
                <draw:g>
                  <svg:desc>'#02'.I214:'#02'.I231</svg:desc>
                </draw:g>
              </table:table-cell>
              <table:table-cell office:value-type="float" office:value="28">
                <text:p>28</text:p>
                <draw:g>
                  <svg:desc>'#02'.J214:'#02'.J231</svg:desc>
                </draw:g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-1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-13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-1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-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-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-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-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-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-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T &amp; XL distribution</text:p>
        </chart:title>
        <chart:legend chart:legend-position="end" svg:x="14.794cm" svg:y="3.952cm" style:legend-expansion="high" chart:style-name="ch3"/>
        <chart:plot-area chart:style-name="ch4" table:cell-range-address="'#17'.I179:'#17'.K196" chart:data-source-has-labels="both" svg:x="1.331cm" svg:y="1.661cm" svg:width="12.824cm" svg:height="6.178cm">
          <chartooo:coordinate-region svg:x="1.952cm" svg:y="1.861cm" svg:width="12.203cm" svg:height="4.933cm"/>
          <chart:axis chart:dimension="x" chart:name="primary-x" chart:style-name="ch5" chartooo:axis-type="auto">
            <chartooo:date-scale/>
            <chart:title svg:x="6.27cm" svg:y="8.019cm" chart:style-name="ch6">
              <text:p>Contact length (um)</text:p>
            </chart:title>
            <chart:categories table:cell-range-address="'#17'.I180:'#17'.I196"/>
          </chart:axis>
          <chart:axis chart:dimension="y" chart:name="primary-y" chart:style-name="ch7">
            <chart:title svg:x="0.451cm" svg:y="5.575cm" chart:style-name="ch8">
              <text:p>Frequency</text:p>
            </chart:title>
            <chart:grid chart:style-name="ch9" chart:class="major"/>
          </chart:axis>
          <chart:series chart:style-name="ch10" chart:values-cell-range-address="'#17'.J180:'#17'.J196" chart:label-cell-address="'#17'.J179:'#17'.J179" chart:class="chart:bar">
            <chart:data-point chart:repeated="17"/>
          </chart:series>
          <chart:series chart:style-name="ch11" chart:values-cell-range-address="'#17'.K180:'#17'.K196" chart:label-cell-address="'#17'.K179:'#17'.K179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17'.J179:'#17'.J179</svg:desc>
                </draw:g>
              </table:table-cell>
              <table:table-cell office:value-type="string">
                <text:p>XL</text:p>
                <draw:g>
                  <svg:desc>'#17'.K179:'#17'.K1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'#17'.I180:'#17'.I196</svg:desc>
                </draw:g>
              </table:table-cell>
              <table:table-cell office:value-type="float" office:value="12">
                <text:p>12</text:p>
                <draw:g>
                  <svg:desc>'#17'.J180:'#17'.J196</svg:desc>
                </draw:g>
              </table:table-cell>
              <table:table-cell office:value-type="float" office:value="15">
                <text:p>15</text:p>
                <draw:g>
                  <svg:desc>'#17'.K180:'#17'.K196</svg:desc>
                </draw:g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-1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-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-1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-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-2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-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-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-3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-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T &amp; XL distribution</text:p>
        </chart:title>
        <chart:legend chart:legend-position="end" svg:x="14.794cm" svg:y="3.952cm" style:legend-expansion="high" chart:style-name="ch3"/>
        <chart:plot-area chart:style-name="ch4" table:cell-range-address="'#169'.H154:'#169'.J181" chart:data-source-has-labels="both" svg:x="1.331cm" svg:y="1.661cm" svg:width="12.824cm" svg:height="6.178cm">
          <chartooo:coordinate-region svg:x="1.952cm" svg:y="1.86cm" svg:width="12.203cm" svg:height="5.146cm"/>
          <chart:axis chart:dimension="x" chart:name="primary-x" chart:style-name="ch5" chartooo:axis-type="auto">
            <chartooo:date-scale/>
            <chart:title svg:x="6.27cm" svg:y="8.019cm" chart:style-name="ch6">
              <text:p>Contact length (um)</text:p>
            </chart:title>
            <chart:categories table:cell-range-address="'#169'.H155:'#169'.H181"/>
          </chart:axis>
          <chart:axis chart:dimension="y" chart:name="primary-y" chart:style-name="ch7">
            <chart:title svg:x="0.451cm" svg:y="5.575cm" chart:style-name="ch8">
              <text:p>Frequency</text:p>
            </chart:title>
            <chart:grid chart:style-name="ch9" chart:class="major"/>
          </chart:axis>
          <chart:series chart:style-name="ch10" chart:values-cell-range-address="'#169'.I155:'#169'.I181" chart:label-cell-address="'#169'.I154:'#169'.I154" chart:class="chart:bar">
            <chart:data-point chart:repeated="27"/>
          </chart:series>
          <chart:series chart:style-name="ch11" chart:values-cell-range-address="'#169'.J155:'#169'.J181" chart:label-cell-address="'#169'.J154:'#169'.J154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169'.I154:'#169'.I154</svg:desc>
                </draw:g>
              </table:table-cell>
              <table:table-cell office:value-type="string">
                <text:p>XL</text:p>
                <draw:g>
                  <svg:desc>'#169'.J154:'#169'.J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'#169'.H155:'#169'.H181</svg:desc>
                </draw:g>
              </table:table-cell>
              <table:table-cell office:value-type="float" office:value="8">
                <text:p>8</text:p>
                <draw:g>
                  <svg:desc>'#169'.I155:'#169'.I181</svg:desc>
                </draw:g>
              </table:table-cell>
              <table:table-cell office:value-type="float" office:value="12">
                <text:p>12</text:p>
                <draw:g>
                  <svg:desc>'#169'.J155:'#169'.J181</svg:desc>
                </draw:g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-11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-1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-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-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-2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-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-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-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-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-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-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-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-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-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T &amp; XL distribution</text:p>
        </chart:title>
        <chart:legend chart:legend-position="end" svg:x="14.794cm" svg:y="3.952cm" style:legend-expansion="high" chart:style-name="ch3"/>
        <chart:plot-area chart:style-name="ch4" table:cell-range-address="'#186'.H151:'#186'.J170" chart:data-source-has-labels="both" svg:x="1.331cm" svg:y="1.661cm" svg:width="12.824cm" svg:height="6.178cm">
          <chartooo:coordinate-region svg:x="1.952cm" svg:y="1.861cm" svg:width="12.091cm" svg:height="4.933cm"/>
          <chart:axis chart:dimension="x" chart:name="primary-x" chart:style-name="ch5" chartooo:axis-type="auto">
            <chartooo:date-scale/>
            <chart:title svg:x="6.27cm" svg:y="8.019cm" chart:style-name="ch6">
              <text:p>Contact length (um)</text:p>
            </chart:title>
            <chart:categories table:cell-range-address="'#186'.H152:'#186'.H170"/>
          </chart:axis>
          <chart:axis chart:dimension="y" chart:name="primary-y" chart:style-name="ch7">
            <chart:title svg:x="0.451cm" svg:y="5.575cm" chart:style-name="ch8">
              <text:p>Frequency</text:p>
            </chart:title>
            <chart:grid chart:style-name="ch9" chart:class="major"/>
          </chart:axis>
          <chart:series chart:style-name="ch10" chart:values-cell-range-address="'#186'.I152:'#186'.I170" chart:label-cell-address="'#186'.I151:'#186'.I151" chart:class="chart:bar">
            <chart:data-point chart:repeated="19"/>
          </chart:series>
          <chart:series chart:style-name="ch11" chart:values-cell-range-address="'#186'.J152:'#186'.J170" chart:label-cell-address="'#186'.J151:'#186'.J151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186'.I151:'#186'.I151</svg:desc>
                </draw:g>
              </table:table-cell>
              <table:table-cell office:value-type="string">
                <text:p>XL</text:p>
                <draw:g>
                  <svg:desc>'#186'.J151:'#186'.J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'#186'.H152:'#186'.H170</svg:desc>
                </draw:g>
              </table:table-cell>
              <table:table-cell office:value-type="float" office:value="7">
                <text:p>7</text:p>
                <draw:g>
                  <svg:desc>'#186'.I152:'#186'.I170</svg:desc>
                </draw:g>
              </table:table-cell>
              <table:table-cell office:value-type="float" office:value="11">
                <text:p>11</text:p>
                <draw:g>
                  <svg:desc>'#186'.J152:'#186'.J170</svg:desc>
                </draw:g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-11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-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-1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-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-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-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-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-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-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-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-3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-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